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-2.7072999" calcext:value-type="float">
            <text:p>-2.7072999</text:p>
          </table:table-cell>
          <table:table-cell office:value-type="float" office:value="-2.56142" calcext:value-type="float">
            <text:p>-2.56142</text:p>
          </table:table-cell>
          <table:table-cell office:value-type="float" office:value="-2.46071" calcext:value-type="float">
            <text:p>-2.46071</text:p>
          </table:table-cell>
          <table:table-cell office:value-type="float" office:value="-2.3484001" calcext:value-type="float">
            <text:p>-2.3484001</text:p>
          </table:table-cell>
          <table:table-cell office:value-type="float" office:value="-2.25105" calcext:value-type="float">
            <text:p>-2.25105</text:p>
          </table:table-cell>
          <table:table-cell office:value-type="float" office:value="-2.1527801" calcext:value-type="float">
            <text:p>-2.1527801</text:p>
          </table:table-cell>
          <table:table-cell office:value-type="float" office:value="-2.0615301" calcext:value-type="float">
            <text:p>-2.0615301</text:p>
          </table:table-cell>
          <table:table-cell office:value-type="float" office:value="-1.9632601" calcext:value-type="float">
            <text:p>-1.9632601</text:p>
          </table:table-cell>
          <table:table-cell office:value-type="float" office:value="-1.86041" calcext:value-type="float">
            <text:p>-1.86041</text:p>
          </table:table-cell>
          <table:table-cell office:value-type="float" office:value="-1.77038" calcext:value-type="float">
            <text:p>-1.77038</text:p>
          </table:table-cell>
          <table:table-cell office:value-type="float" office:value="-1.67089" calcext:value-type="float">
            <text:p>-1.67089</text:p>
          </table:table-cell>
          <table:table-cell office:value-type="float" office:value="-1.57903" calcext:value-type="float">
            <text:p>-1.57903</text:p>
          </table:table-cell>
          <table:table-cell office:value-type="float" office:value="-1.489" calcext:value-type="float">
            <text:p>-1.489</text:p>
          </table:table-cell>
          <table:table-cell office:value-type="float" office:value="-1.4008" calcext:value-type="float">
            <text:p>-1.4008</text:p>
          </table:table-cell>
          <table:table-cell office:value-type="float" office:value="-1.31016" calcext:value-type="float">
            <text:p>-1.31016</text:p>
          </table:table-cell>
        </table:table-row>
        <table:table-row table:style-name="ro1">
          <table:table-cell office:value-type="float" office:value="-2.7063799" calcext:value-type="float">
            <text:p>-2.7063799</text:p>
          </table:table-cell>
          <table:table-cell office:value-type="float" office:value="-2.5604999" calcext:value-type="float">
            <text:p>-2.5604999</text:p>
          </table:table-cell>
          <table:table-cell office:value-type="float" office:value="-2.45979" calcext:value-type="float">
            <text:p>-2.45979</text:p>
          </table:table-cell>
          <table:table-cell office:value-type="float" office:value="-2.34779" calcext:value-type="float">
            <text:p>-2.34779</text:p>
          </table:table-cell>
          <table:table-cell office:value-type="float" office:value="-2.2504301" calcext:value-type="float">
            <text:p>-2.2504301</text:p>
          </table:table-cell>
          <table:table-cell office:value-type="float" office:value="-2.15186" calcext:value-type="float">
            <text:p>-2.15186</text:p>
          </table:table-cell>
          <table:table-cell office:value-type="float" office:value="-2.0606101" calcext:value-type="float">
            <text:p>-2.0606101</text:p>
          </table:table-cell>
          <table:table-cell office:value-type="float" office:value="-1.96234" calcext:value-type="float">
            <text:p>-1.96234</text:p>
          </table:table-cell>
          <table:table-cell office:value-type="float" office:value="-1.8598" calcext:value-type="float">
            <text:p>-1.8598</text:p>
          </table:table-cell>
          <table:table-cell office:value-type="float" office:value="-1.76946" calcext:value-type="float">
            <text:p>-1.76946</text:p>
          </table:table-cell>
          <table:table-cell office:value-type="float" office:value="-1.67028" calcext:value-type="float">
            <text:p>-1.67028</text:p>
          </table:table-cell>
          <table:table-cell office:value-type="float" office:value="-1.57842" calcext:value-type="float">
            <text:p>-1.57842</text:p>
          </table:table-cell>
          <table:table-cell office:value-type="float" office:value="-1.48808" calcext:value-type="float">
            <text:p>-1.48808</text:p>
          </table:table-cell>
          <table:table-cell office:value-type="float" office:value="-1.40019" calcext:value-type="float">
            <text:p>-1.40019</text:p>
          </table:table-cell>
          <table:table-cell office:value-type="float" office:value="-1.30924" calcext:value-type="float">
            <text:p>-1.30924</text:p>
          </table:table-cell>
        </table:table-row>
        <table:table-row table:style-name="ro1">
          <table:table-cell office:value-type="float" office:value="-2.70608" calcext:value-type="float">
            <text:p>-2.70608</text:p>
          </table:table-cell>
          <table:table-cell office:value-type="float" office:value="-2.55989" calcext:value-type="float">
            <text:p>-2.55989</text:p>
          </table:table-cell>
          <table:table-cell office:value-type="float" office:value="-2.4591801" calcext:value-type="float">
            <text:p>-2.4591801</text:p>
          </table:table-cell>
          <table:table-cell office:value-type="float" office:value="-2.3471799" calcext:value-type="float">
            <text:p>-2.3471799</text:p>
          </table:table-cell>
          <table:table-cell office:value-type="float" office:value="-2.2495201" calcext:value-type="float">
            <text:p>-2.2495201</text:p>
          </table:table-cell>
          <table:table-cell office:value-type="float" office:value="-2.1512499" calcext:value-type="float">
            <text:p>-2.1512499</text:p>
          </table:table-cell>
          <table:table-cell office:value-type="float" office:value="-2.0599999" calcext:value-type="float">
            <text:p>-2.0599999</text:p>
          </table:table-cell>
          <table:table-cell office:value-type="float" office:value="-1.96173" calcext:value-type="float">
            <text:p>-1.96173</text:p>
          </table:table-cell>
          <table:table-cell office:value-type="float" office:value="-1.85888" calcext:value-type="float">
            <text:p>-1.85888</text:p>
          </table:table-cell>
          <table:table-cell office:value-type="float" office:value="-1.76885" calcext:value-type="float">
            <text:p>-1.76885</text:p>
          </table:table-cell>
          <table:table-cell office:value-type="float" office:value="-1.66936" calcext:value-type="float">
            <text:p>-1.66936</text:p>
          </table:table-cell>
          <table:table-cell office:value-type="float" office:value="-1.5775" calcext:value-type="float">
            <text:p>-1.5775</text:p>
          </table:table-cell>
          <table:table-cell office:value-type="float" office:value="-1.48747" calcext:value-type="float">
            <text:p>-1.48747</text:p>
          </table:table-cell>
          <table:table-cell office:value-type="float" office:value="-1.39958" calcext:value-type="float">
            <text:p>-1.39958</text:p>
          </table:table-cell>
          <table:table-cell office:value-type="float" office:value="-1.30863" calcext:value-type="float">
            <text:p>-1.30863</text:p>
          </table:table-cell>
        </table:table-row>
        <table:table-row table:style-name="ro1">
          <table:table-cell office:value-type="float" office:value="-2.7051599" calcext:value-type="float">
            <text:p>-2.7051599</text:p>
          </table:table-cell>
          <table:table-cell office:value-type="float" office:value="-2.5595901" calcext:value-type="float">
            <text:p>-2.5595901</text:p>
          </table:table-cell>
          <table:table-cell office:value-type="float" office:value="-2.45857" calcext:value-type="float">
            <text:p>-2.45857</text:p>
          </table:table-cell>
          <table:table-cell office:value-type="float" office:value="-2.34657" calcext:value-type="float">
            <text:p>-2.34657</text:p>
          </table:table-cell>
          <table:table-cell office:value-type="float" office:value="-2.24891" calcext:value-type="float">
            <text:p>-2.24891</text:p>
          </table:table-cell>
          <table:table-cell office:value-type="float" office:value="-2.15064" calcext:value-type="float">
            <text:p>-2.15064</text:p>
          </table:table-cell>
          <table:table-cell office:value-type="float" office:value="-2.0593901" calcext:value-type="float">
            <text:p>-2.0593901</text:p>
          </table:table-cell>
          <table:table-cell office:value-type="float" office:value="-1.96112" calcext:value-type="float">
            <text:p>-1.96112</text:p>
          </table:table-cell>
          <table:table-cell office:value-type="float" office:value="-1.85827" calcext:value-type="float">
            <text:p>-1.85827</text:p>
          </table:table-cell>
          <table:table-cell office:value-type="float" office:value="-1.76824" calcext:value-type="float">
            <text:p>-1.76824</text:p>
          </table:table-cell>
          <table:table-cell office:value-type="float" office:value="-1.66875" calcext:value-type="float">
            <text:p>-1.66875</text:p>
          </table:table-cell>
          <table:table-cell office:value-type="float" office:value="-1.5765899" calcext:value-type="float">
            <text:p>-1.5765899</text:p>
          </table:table-cell>
          <table:table-cell office:value-type="float" office:value="-1.48686" calcext:value-type="float">
            <text:p>-1.48686</text:p>
          </table:table-cell>
          <table:table-cell office:value-type="float" office:value="-1.39897" calcext:value-type="float">
            <text:p>-1.39897</text:p>
          </table:table-cell>
          <table:table-cell office:value-type="float" office:value="-1.30802" calcext:value-type="float">
            <text:p>-1.30802</text:p>
          </table:table-cell>
        </table:table-row>
        <table:table-row table:style-name="ro1">
          <table:table-cell office:value-type="float" office:value="-2.70455" calcext:value-type="float">
            <text:p>-2.70455</text:p>
          </table:table-cell>
          <table:table-cell office:value-type="float" office:value="-2.55898" calcext:value-type="float">
            <text:p>-2.55898</text:p>
          </table:table-cell>
          <table:table-cell office:value-type="float" office:value="-2.4579599" calcext:value-type="float">
            <text:p>-2.4579599</text:p>
          </table:table-cell>
          <table:table-cell office:value-type="float" office:value="-2.3459599" calcext:value-type="float">
            <text:p>-2.3459599</text:p>
          </table:table-cell>
          <table:table-cell office:value-type="float" office:value="-2.2483001" calcext:value-type="float">
            <text:p>-2.2483001</text:p>
          </table:table-cell>
          <table:table-cell office:value-type="float" office:value="-2.1500299" calcext:value-type="float">
            <text:p>-2.1500299</text:p>
          </table:table-cell>
          <table:table-cell office:value-type="float" office:value="-2.05878" calcext:value-type="float">
            <text:p>-2.05878</text:p>
          </table:table-cell>
          <table:table-cell office:value-type="float" office:value="-1.96051" calcext:value-type="float">
            <text:p>-1.96051</text:p>
          </table:table-cell>
          <table:table-cell office:value-type="float" office:value="-1.8576601" calcext:value-type="float">
            <text:p>-1.8576601</text:p>
          </table:table-cell>
          <table:table-cell office:value-type="float" office:value="-1.76794" calcext:value-type="float">
            <text:p>-1.76794</text:p>
          </table:table-cell>
          <table:table-cell office:value-type="float" office:value="-1.6681401" calcext:value-type="float">
            <text:p>-1.6681401</text:p>
          </table:table-cell>
          <table:table-cell office:value-type="float" office:value="-1.5759799" calcext:value-type="float">
            <text:p>-1.5759799</text:p>
          </table:table-cell>
          <table:table-cell office:value-type="float" office:value="-1.48625" calcext:value-type="float">
            <text:p>-1.48625</text:p>
          </table:table-cell>
          <table:table-cell office:value-type="float" office:value="-1.39836" calcext:value-type="float">
            <text:p>-1.39836</text:p>
          </table:table-cell>
          <table:table-cell office:value-type="float" office:value="-1.30741" calcext:value-type="float">
            <text:p>-1.30741</text:p>
          </table:table-cell>
        </table:table-row>
        <table:table-row table:style-name="ro1">
          <table:table-cell office:value-type="float" office:value="-2.70363" calcext:value-type="float">
            <text:p>-2.70363</text:p>
          </table:table-cell>
          <table:table-cell office:value-type="float" office:value="-2.5583701" calcext:value-type="float">
            <text:p>-2.5583701</text:p>
          </table:table-cell>
          <table:table-cell office:value-type="float" office:value="-2.45735" calcext:value-type="float">
            <text:p>-2.45735</text:p>
          </table:table-cell>
          <table:table-cell office:value-type="float" office:value="-2.34535" calcext:value-type="float">
            <text:p>-2.34535</text:p>
          </table:table-cell>
          <table:table-cell office:value-type="float" office:value="-2.24769" calcext:value-type="float">
            <text:p>-2.24769</text:p>
          </table:table-cell>
          <table:table-cell office:value-type="float" office:value="-2.1491101" calcext:value-type="float">
            <text:p>-2.1491101</text:p>
          </table:table-cell>
          <table:table-cell office:value-type="float" office:value="-2.0581701" calcext:value-type="float">
            <text:p>-2.0581701</text:p>
          </table:table-cell>
          <table:table-cell office:value-type="float" office:value="-1.9599" calcext:value-type="float">
            <text:p>-1.9599</text:p>
          </table:table-cell>
          <table:table-cell office:value-type="float" office:value="-1.8570499" calcext:value-type="float">
            <text:p>-1.8570499</text:p>
          </table:table-cell>
          <table:table-cell office:value-type="float" office:value="-1.7673301" calcext:value-type="float">
            <text:p>-1.7673301</text:p>
          </table:table-cell>
          <table:table-cell office:value-type="float" office:value="-1.6675299" calcext:value-type="float">
            <text:p>-1.6675299</text:p>
          </table:table-cell>
          <table:table-cell office:value-type="float" office:value="-1.57537" calcext:value-type="float">
            <text:p>-1.57537</text:p>
          </table:table-cell>
          <table:table-cell office:value-type="float" office:value="-1.48564" calcext:value-type="float">
            <text:p>-1.48564</text:p>
          </table:table-cell>
          <table:table-cell office:value-type="float" office:value="-1.39744" calcext:value-type="float">
            <text:p>-1.39744</text:p>
          </table:table-cell>
          <table:table-cell office:value-type="float" office:value="-1.3068" calcext:value-type="float">
            <text:p>-1.3068</text:p>
          </table:table-cell>
        </table:table-row>
        <table:table-row table:style-name="ro1">
          <table:table-cell office:value-type="float" office:value="-2.7030201" calcext:value-type="float">
            <text:p>-2.7030201</text:p>
          </table:table-cell>
          <table:table-cell office:value-type="float" office:value="-2.55776" calcext:value-type="float">
            <text:p>-2.55776</text:p>
          </table:table-cell>
          <table:table-cell office:value-type="float" office:value="-2.4567399" calcext:value-type="float">
            <text:p>-2.4567399</text:p>
          </table:table-cell>
          <table:table-cell office:value-type="float" office:value="-2.3447399" calcext:value-type="float">
            <text:p>-2.3447399</text:p>
          </table:table-cell>
          <table:table-cell office:value-type="float" office:value="-2.2467699" calcext:value-type="float">
            <text:p>-2.2467699</text:p>
          </table:table-cell>
          <table:table-cell office:value-type="float" office:value="-2.1485" calcext:value-type="float">
            <text:p>-2.1485</text:p>
          </table:table-cell>
          <table:table-cell office:value-type="float" office:value="-2.0578599" calcext:value-type="float">
            <text:p>-2.0578599</text:p>
          </table:table-cell>
          <table:table-cell office:value-type="float" office:value="-1.95929" calcext:value-type="float">
            <text:p>-1.95929</text:p>
          </table:table-cell>
          <table:table-cell office:value-type="float" office:value="-1.8564399" calcext:value-type="float">
            <text:p>-1.8564399</text:p>
          </table:table-cell>
          <table:table-cell office:value-type="float" office:value="-1.7667201" calcext:value-type="float">
            <text:p>-1.7667201</text:p>
          </table:table-cell>
          <table:table-cell office:value-type="float" office:value="-1.6669199" calcext:value-type="float">
            <text:p>-1.6669199</text:p>
          </table:table-cell>
          <table:table-cell office:value-type="float" office:value="-1.57476" calcext:value-type="float">
            <text:p>-1.57476</text:p>
          </table:table-cell>
          <table:table-cell office:value-type="float" office:value="-1.4850301" calcext:value-type="float">
            <text:p>-1.4850301</text:p>
          </table:table-cell>
          <table:table-cell office:value-type="float" office:value="-1.39653" calcext:value-type="float">
            <text:p>-1.39653</text:p>
          </table:table-cell>
          <table:table-cell office:value-type="float" office:value="-1.30589" calcext:value-type="float">
            <text:p>-1.30589</text:p>
          </table:table-cell>
        </table:table-row>
        <table:table-row table:style-name="ro1">
          <table:table-cell office:value-type="float" office:value="-2.70241" calcext:value-type="float">
            <text:p>-2.70241</text:p>
          </table:table-cell>
          <table:table-cell office:value-type="float" office:value="-2.5571499" calcext:value-type="float">
            <text:p>-2.5571499</text:p>
          </table:table-cell>
          <table:table-cell office:value-type="float" office:value="-2.45613" calcext:value-type="float">
            <text:p>-2.45613</text:p>
          </table:table-cell>
          <table:table-cell office:value-type="float" office:value="-2.34413" calcext:value-type="float">
            <text:p>-2.34413</text:p>
          </table:table-cell>
          <table:table-cell office:value-type="float" office:value="-2.2458601" calcext:value-type="float">
            <text:p>-2.2458601</text:p>
          </table:table-cell>
          <table:table-cell office:value-type="float" office:value="-2.1478901" calcext:value-type="float">
            <text:p>-2.1478901</text:p>
          </table:table-cell>
          <table:table-cell office:value-type="float" office:value="-2.0569501" calcext:value-type="float">
            <text:p>-2.0569501</text:p>
          </table:table-cell>
          <table:table-cell office:value-type="float" office:value="-1.95868" calcext:value-type="float">
            <text:p>-1.95868</text:p>
          </table:table-cell>
          <table:table-cell office:value-type="float" office:value="-1.85583" calcext:value-type="float">
            <text:p>-1.85583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-1.66631" calcext:value-type="float">
            <text:p>-1.66631</text:p>
          </table:table-cell>
          <table:table-cell office:value-type="float" office:value="-1.57384" calcext:value-type="float">
            <text:p>-1.57384</text:p>
          </table:table-cell>
          <table:table-cell office:value-type="float" office:value="-1.4844199" calcext:value-type="float">
            <text:p>-1.4844199</text:p>
          </table:table-cell>
          <table:table-cell office:value-type="float" office:value="-1.39622" calcext:value-type="float">
            <text:p>-1.39622</text:p>
          </table:table-cell>
          <table:table-cell office:value-type="float" office:value="-1.30528" calcext:value-type="float">
            <text:p>-1.30528</text:p>
          </table:table-cell>
        </table:table-row>
        <table:table-row table:style-name="ro1">
          <table:table-cell office:value-type="float" office:value="-2.7018001" calcext:value-type="float">
            <text:p>-2.7018001</text:p>
          </table:table-cell>
          <table:table-cell office:value-type="float" office:value="-2.5562301" calcext:value-type="float">
            <text:p>-2.5562301</text:p>
          </table:table-cell>
          <table:table-cell office:value-type="float" office:value="-2.4555199" calcext:value-type="float">
            <text:p>-2.4555199</text:p>
          </table:table-cell>
          <table:table-cell office:value-type="float" office:value="-2.3435199" calcext:value-type="float">
            <text:p>-2.3435199</text:p>
          </table:table-cell>
          <table:table-cell office:value-type="float" office:value="-2.24525" calcext:value-type="float">
            <text:p>-2.24525</text:p>
          </table:table-cell>
          <table:table-cell office:value-type="float" office:value="-2.14728" calcext:value-type="float">
            <text:p>-2.14728</text:p>
          </table:table-cell>
          <table:table-cell office:value-type="float" office:value="-2.05634" calcext:value-type="float">
            <text:p>-2.05634</text:p>
          </table:table-cell>
          <table:table-cell office:value-type="float" office:value="-1.95837" calcext:value-type="float">
            <text:p>-1.95837</text:p>
          </table:table-cell>
          <table:table-cell office:value-type="float" office:value="-1.85522" calcext:value-type="float">
            <text:p>-1.85522</text:p>
          </table:table-cell>
          <table:table-cell office:value-type="float" office:value="-1.76519" calcext:value-type="float">
            <text:p>-1.76519</text:p>
          </table:table-cell>
          <table:table-cell office:value-type="float" office:value="-1.6657" calcext:value-type="float">
            <text:p>-1.6657</text:p>
          </table:table-cell>
          <table:table-cell office:value-type="float" office:value="-1.57323" calcext:value-type="float">
            <text:p>-1.57323</text:p>
          </table:table-cell>
          <table:table-cell office:value-type="float" office:value="-1.4838099" calcext:value-type="float">
            <text:p>-1.4838099</text:p>
          </table:table-cell>
          <table:table-cell office:value-type="float" office:value="-1.39561" calcext:value-type="float">
            <text:p>-1.39561</text:p>
          </table:table-cell>
          <table:table-cell office:value-type="float" office:value="-1.30467" calcext:value-type="float">
            <text:p>-1.30467</text:p>
          </table:table-cell>
        </table:table-row>
        <table:table-row table:style-name="ro1">
          <table:table-cell office:value-type="float" office:value="-2.7014999" calcext:value-type="float">
            <text:p>-2.7014999</text:p>
          </table:table-cell>
          <table:table-cell office:value-type="float" office:value="-2.55562" calcext:value-type="float">
            <text:p>-2.55562</text:p>
          </table:table-cell>
          <table:table-cell office:value-type="float" office:value="-2.45491" calcext:value-type="float">
            <text:p>-2.45491</text:p>
          </table:table-cell>
          <table:table-cell office:value-type="float" office:value="-2.3429101" calcext:value-type="float">
            <text:p>-2.3429101</text:p>
          </table:table-cell>
          <table:table-cell office:value-type="float" office:value="-2.2446401" calcext:value-type="float">
            <text:p>-2.2446401</text:p>
          </table:table-cell>
          <table:table-cell office:value-type="float" office:value="-2.1466701" calcext:value-type="float">
            <text:p>-2.1466701</text:p>
          </table:table-cell>
          <table:table-cell office:value-type="float" office:value="-2.0557301" calcext:value-type="float">
            <text:p>-2.0557301</text:p>
          </table:table-cell>
          <table:table-cell office:value-type="float" office:value="-1.95776" calcext:value-type="float">
            <text:p>-1.95776</text:p>
          </table:table-cell>
          <table:table-cell office:value-type="float" office:value="-1.85461" calcext:value-type="float">
            <text:p>-1.85461</text:p>
          </table:table-cell>
          <table:table-cell office:value-type="float" office:value="-1.76458" calcext:value-type="float">
            <text:p>-1.76458</text:p>
          </table:table-cell>
          <table:table-cell office:value-type="float" office:value="-1.66509" calcext:value-type="float">
            <text:p>-1.66509</text:p>
          </table:table-cell>
          <table:table-cell office:value-type="float" office:value="-1.57262" calcext:value-type="float">
            <text:p>-1.57262</text:p>
          </table:table-cell>
          <table:table-cell office:value-type="float" office:value="-1.4832" calcext:value-type="float">
            <text:p>-1.4832</text:p>
          </table:table-cell>
          <table:table-cell office:value-type="float" office:value="-1.395" calcext:value-type="float">
            <text:p>-1.395</text:p>
          </table:table-cell>
          <table:table-cell office:value-type="float" office:value="-1.30406" calcext:value-type="float">
            <text:p>-1.30406</text:p>
          </table:table-cell>
        </table:table-row>
        <table:table-row table:style-name="ro1">
          <table:table-cell office:value-type="float" office:value="-2.7008901" calcext:value-type="float">
            <text:p>-2.7008901</text:p>
          </table:table-cell>
          <table:table-cell office:value-type="float" office:value="-2.5550101" calcext:value-type="float">
            <text:p>-2.5550101</text:p>
          </table:table-cell>
          <table:table-cell office:value-type="float" office:value="-2.4542999" calcext:value-type="float">
            <text:p>-2.4542999</text:p>
          </table:table-cell>
          <table:table-cell office:value-type="float" office:value="-2.3422999" calcext:value-type="float">
            <text:p>-2.3422999</text:p>
          </table:table-cell>
          <table:table-cell office:value-type="float" office:value="-2.24403" calcext:value-type="float">
            <text:p>-2.24403</text:p>
          </table:table-cell>
          <table:table-cell office:value-type="float" office:value="-2.14606" calcext:value-type="float">
            <text:p>-2.14606</text:p>
          </table:table-cell>
          <table:table-cell office:value-type="float" office:value="-2.05512" calcext:value-type="float">
            <text:p>-2.05512</text:p>
          </table:table-cell>
          <table:table-cell office:value-type="float" office:value="-1.95715" calcext:value-type="float">
            <text:p>-1.95715</text:p>
          </table:table-cell>
          <table:table-cell office:value-type="float" office:value="-1.85369" calcext:value-type="float">
            <text:p>-1.85369</text:p>
          </table:table-cell>
          <table:table-cell office:value-type="float" office:value="-1.76397" calcext:value-type="float">
            <text:p>-1.76397</text:p>
          </table:table-cell>
          <table:table-cell office:value-type="float" office:value="-1.66448" calcext:value-type="float">
            <text:p>-1.66448</text:p>
          </table:table-cell>
          <table:table-cell office:value-type="float" office:value="-1.5717" calcext:value-type="float">
            <text:p>-1.5717</text:p>
          </table:table-cell>
          <table:table-cell office:value-type="float" office:value="-1.48259" calcext:value-type="float">
            <text:p>-1.48259</text:p>
          </table:table-cell>
          <table:table-cell office:value-type="float" office:value="-1.3940901" calcext:value-type="float">
            <text:p>-1.3940901</text:p>
          </table:table-cell>
          <table:table-cell office:value-type="float" office:value="-1.30345" calcext:value-type="float">
            <text:p>-1.30345</text:p>
          </table:table-cell>
        </table:table-row>
        <table:table-row table:style-name="ro1">
          <table:table-cell office:value-type="float" office:value="-2.70028" calcext:value-type="float">
            <text:p>-2.70028</text:p>
          </table:table-cell>
          <table:table-cell office:value-type="float" office:value="-2.5546999" calcext:value-type="float">
            <text:p>-2.5546999</text:p>
          </table:table-cell>
          <table:table-cell office:value-type="float" office:value="-2.4536901" calcext:value-type="float">
            <text:p>-2.4536901</text:p>
          </table:table-cell>
          <table:table-cell office:value-type="float" office:value="-2.3413799" calcext:value-type="float">
            <text:p>-2.3413799</text:p>
          </table:table-cell>
          <table:table-cell office:value-type="float" office:value="-2.2434199" calcext:value-type="float">
            <text:p>-2.2434199</text:p>
          </table:table-cell>
          <table:table-cell office:value-type="float" office:value="-2.1454501" calcext:value-type="float">
            <text:p>-2.1454501</text:p>
          </table:table-cell>
          <table:table-cell office:value-type="float" office:value="-2.0545101" calcext:value-type="float">
            <text:p>-2.0545101</text:p>
          </table:table-cell>
          <table:table-cell office:value-type="float" office:value="-1.95654" calcext:value-type="float">
            <text:p>-1.95654</text:p>
          </table:table-cell>
          <table:table-cell office:value-type="float" office:value="-1.85308" calcext:value-type="float">
            <text:p>-1.85308</text:p>
          </table:table-cell>
          <table:table-cell office:value-type="float" office:value="-1.76366" calcext:value-type="float">
            <text:p>-1.76366</text:p>
          </table:table-cell>
          <table:table-cell office:value-type="float" office:value="-1.66387" calcext:value-type="float">
            <text:p>-1.66387</text:p>
          </table:table-cell>
          <table:table-cell office:value-type="float" office:value="-1.57109" calcext:value-type="float">
            <text:p>-1.57109</text:p>
          </table:table-cell>
          <table:table-cell office:value-type="float" office:value="-1.48198" calcext:value-type="float">
            <text:p>-1.48198</text:p>
          </table:table-cell>
          <table:table-cell office:value-type="float" office:value="-1.3934799" calcext:value-type="float">
            <text:p>-1.3934799</text:p>
          </table:table-cell>
          <table:table-cell office:value-type="float" office:value="-1.30314" calcext:value-type="float">
            <text:p>-1.30314</text:p>
          </table:table-cell>
        </table:table-row>
        <table:table-row table:style-name="ro1">
          <table:table-cell office:value-type="float" office:value="-2.6993599" calcext:value-type="float">
            <text:p>-2.6993599</text:p>
          </table:table-cell>
          <table:table-cell office:value-type="float" office:value="-2.5537901" calcext:value-type="float">
            <text:p>-2.5537901</text:p>
          </table:table-cell>
          <table:table-cell office:value-type="float" office:value="-2.45277" calcext:value-type="float">
            <text:p>-2.45277</text:p>
          </table:table-cell>
          <table:table-cell office:value-type="float" office:value="-2.34077" calcext:value-type="float">
            <text:p>-2.34077</text:p>
          </table:table-cell>
          <table:table-cell office:value-type="float" office:value="-2.24281" calcext:value-type="float">
            <text:p>-2.24281</text:p>
          </table:table-cell>
          <table:table-cell office:value-type="float" office:value="-2.14484" calcext:value-type="float">
            <text:p>-2.14484</text:p>
          </table:table-cell>
          <table:table-cell office:value-type="float" office:value="-2.0541999" calcext:value-type="float">
            <text:p>-2.0541999</text:p>
          </table:table-cell>
          <table:table-cell office:value-type="float" office:value="-1.9556299" calcext:value-type="float">
            <text:p>-1.9556299</text:p>
          </table:table-cell>
          <table:table-cell office:value-type="float" office:value="-1.85247" calcext:value-type="float">
            <text:p>-1.85247</text:p>
          </table:table-cell>
          <table:table-cell office:value-type="float" office:value="-1.76305" calcext:value-type="float">
            <text:p>-1.76305</text:p>
          </table:table-cell>
          <table:table-cell office:value-type="float" office:value="-1.66326" calcext:value-type="float">
            <text:p>-1.66326</text:p>
          </table:table-cell>
          <table:table-cell office:value-type="float" office:value="-1.57048" calcext:value-type="float">
            <text:p>-1.57048</text:p>
          </table:table-cell>
          <table:table-cell office:value-type="float" office:value="-1.48167" calcext:value-type="float">
            <text:p>-1.48167</text:p>
          </table:table-cell>
          <table:table-cell office:value-type="float" office:value="-1.3928601" calcext:value-type="float">
            <text:p>-1.3928601</text:p>
          </table:table-cell>
          <table:table-cell office:value-type="float" office:value="-1.3025301" calcext:value-type="float">
            <text:p>-1.3025301</text:p>
          </table:table-cell>
        </table:table-row>
        <table:table-row table:style-name="ro1">
          <table:table-cell office:value-type="float" office:value="-2.69875" calcext:value-type="float">
            <text:p>-2.69875</text:p>
          </table:table-cell>
          <table:table-cell office:value-type="float" office:value="-2.55318" calcext:value-type="float">
            <text:p>-2.55318</text:p>
          </table:table-cell>
          <table:table-cell office:value-type="float" office:value="-2.45186" calcext:value-type="float">
            <text:p>-2.45186</text:p>
          </table:table-cell>
          <table:table-cell office:value-type="float" office:value="-2.3401599" calcext:value-type="float">
            <text:p>-2.3401599</text:p>
          </table:table-cell>
          <table:table-cell office:value-type="float" office:value="-2.2421899" calcext:value-type="float">
            <text:p>-2.2421899</text:p>
          </table:table-cell>
          <table:table-cell office:value-type="float" office:value="-2.14393" calcext:value-type="float">
            <text:p>-2.14393</text:p>
          </table:table-cell>
          <table:table-cell office:value-type="float" office:value="-2.0535901" calcext:value-type="float">
            <text:p>-2.0535901</text:p>
          </table:table-cell>
          <table:table-cell office:value-type="float" office:value="-1.95502" calcext:value-type="float">
            <text:p>-1.95502</text:p>
          </table:table-cell>
          <table:table-cell office:value-type="float" office:value="-1.85186" calcext:value-type="float">
            <text:p>-1.85186</text:p>
          </table:table-cell>
          <table:table-cell office:value-type="float" office:value="-1.76244" calcext:value-type="float">
            <text:p>-1.76244</text:p>
          </table:table-cell>
          <table:table-cell office:value-type="float" office:value="-1.66265" calcext:value-type="float">
            <text:p>-1.66265</text:p>
          </table:table-cell>
          <table:table-cell office:value-type="float" office:value="-1.56987" calcext:value-type="float">
            <text:p>-1.56987</text:p>
          </table:table-cell>
          <table:table-cell office:value-type="float" office:value="-1.48076" calcext:value-type="float">
            <text:p>-1.48076</text:p>
          </table:table-cell>
          <table:table-cell office:value-type="float" office:value="-1.3922499" calcext:value-type="float">
            <text:p>-1.3922499</text:p>
          </table:table-cell>
          <table:table-cell office:value-type="float" office:value="-1.30161" calcext:value-type="float">
            <text:p>-1.30161</text:p>
          </table:table-cell>
        </table:table-row>
        <table:table-row table:style-name="ro1">
          <table:table-cell office:value-type="float" office:value="-2.69784" calcext:value-type="float">
            <text:p>-2.69784</text:p>
          </table:table-cell>
          <table:table-cell office:value-type="float" office:value="-2.5525701" calcext:value-type="float">
            <text:p>-2.5525701</text:p>
          </table:table-cell>
          <table:table-cell office:value-type="float" office:value="-2.4512501" calcext:value-type="float">
            <text:p>-2.4512501</text:p>
          </table:table-cell>
          <table:table-cell office:value-type="float" office:value="-2.33955" calcext:value-type="float">
            <text:p>-2.33955</text:p>
          </table:table-cell>
          <table:table-cell office:value-type="float" office:value="-2.24158" calcext:value-type="float">
            <text:p>-2.24158</text:p>
          </table:table-cell>
          <table:table-cell office:value-type="float" office:value="-2.1433101" calcext:value-type="float">
            <text:p>-2.1433101</text:p>
          </table:table-cell>
          <table:table-cell office:value-type="float" office:value="-2.0529799" calcext:value-type="float">
            <text:p>-2.0529799</text:p>
          </table:table-cell>
          <table:table-cell office:value-type="float" office:value="-1.95441" calcext:value-type="float">
            <text:p>-1.95441</text:p>
          </table:table-cell>
          <table:table-cell office:value-type="float" office:value="-1.8512501" calcext:value-type="float">
            <text:p>-1.8512501</text:p>
          </table:table-cell>
          <table:table-cell office:value-type="float" office:value="-1.76183" calcext:value-type="float">
            <text:p>-1.76183</text:p>
          </table:table-cell>
          <table:table-cell office:value-type="float" office:value="-1.66204" calcext:value-type="float">
            <text:p>-1.66204</text:p>
          </table:table-cell>
          <table:table-cell office:value-type="float" office:value="-1.56926" calcext:value-type="float">
            <text:p>-1.56926</text:p>
          </table:table-cell>
          <table:table-cell office:value-type="float" office:value="-1.48015" calcext:value-type="float">
            <text:p>-1.48015</text:p>
          </table:table-cell>
          <table:table-cell office:value-type="float" office:value="-1.3916399" calcext:value-type="float">
            <text:p>-1.3916399</text:p>
          </table:table-cell>
          <table:table-cell office:value-type="float" office:value="-1.301" calcext:value-type="float">
            <text:p>-1.301</text:p>
          </table:table-cell>
        </table:table-row>
        <table:table-row table:style-name="ro1">
          <table:table-cell office:value-type="float" office:value="-2.6972301" calcext:value-type="float">
            <text:p>-2.6972301</text:p>
          </table:table-cell>
          <table:table-cell office:value-type="float" office:value="-2.55196" calcext:value-type="float">
            <text:p>-2.55196</text:p>
          </table:table-cell>
          <table:table-cell office:value-type="float" office:value="-2.45064" calcext:value-type="float">
            <text:p>-2.45064</text:p>
          </table:table-cell>
          <table:table-cell office:value-type="float" office:value="-2.3389399" calcext:value-type="float">
            <text:p>-2.3389399</text:p>
          </table:table-cell>
          <table:table-cell office:value-type="float" office:value="-2.2409699" calcext:value-type="float">
            <text:p>-2.2409699</text:p>
          </table:table-cell>
          <table:table-cell office:value-type="float" office:value="-2.1424" calcext:value-type="float">
            <text:p>-2.1424</text:p>
          </table:table-cell>
          <table:table-cell office:value-type="float" office:value="-2.0523701" calcext:value-type="float">
            <text:p>-2.0523701</text:p>
          </table:table-cell>
          <table:table-cell office:value-type="float" office:value="-1.9537899" calcext:value-type="float">
            <text:p>-1.9537899</text:p>
          </table:table-cell>
          <table:table-cell office:value-type="float" office:value="-1.8506401" calcext:value-type="float">
            <text:p>-1.8506401</text:p>
          </table:table-cell>
          <table:table-cell office:value-type="float" office:value="-1.76122" calcext:value-type="float">
            <text:p>-1.76122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-1.56865" calcext:value-type="float">
            <text:p>-1.56865</text:p>
          </table:table-cell>
          <table:table-cell office:value-type="float" office:value="-1.47954" calcext:value-type="float">
            <text:p>-1.47954</text:p>
          </table:table-cell>
          <table:table-cell office:value-type="float" office:value="-1.39103" calcext:value-type="float">
            <text:p>-1.39103</text:p>
          </table:table-cell>
          <table:table-cell office:value-type="float" office:value="-1.30039" calcext:value-type="float">
            <text:p>-1.30039</text:p>
          </table:table-cell>
        </table:table-row>
        <table:table-row table:style-name="ro1">
          <table:table-cell office:value-type="float" office:value="-2.69662" calcext:value-type="float">
            <text:p>-2.69662</text:p>
          </table:table-cell>
          <table:table-cell office:value-type="float" office:value="-2.5513501" calcext:value-type="float">
            <text:p>-2.5513501</text:p>
          </table:table-cell>
          <table:table-cell office:value-type="float" office:value="-2.4500301" calcext:value-type="float">
            <text:p>-2.4500301</text:p>
          </table:table-cell>
          <table:table-cell office:value-type="float" office:value="-2.33833" calcext:value-type="float">
            <text:p>-2.33833</text:p>
          </table:table-cell>
          <table:table-cell office:value-type="float" office:value="-2.24036" calcext:value-type="float">
            <text:p>-2.24036</text:p>
          </table:table-cell>
          <table:table-cell office:value-type="float" office:value="-2.1417899" calcext:value-type="float">
            <text:p>-2.1417899</text:p>
          </table:table-cell>
          <table:table-cell office:value-type="float" office:value="-2.05176" calcext:value-type="float">
            <text:p>-2.05176</text:p>
          </table:table-cell>
          <table:table-cell office:value-type="float" office:value="-1.95349" calcext:value-type="float">
            <text:p>-1.95349</text:p>
          </table:table-cell>
          <table:table-cell office:value-type="float" office:value="-1.8500299" calcext:value-type="float">
            <text:p>-1.8500299</text:p>
          </table:table-cell>
          <table:table-cell office:value-type="float" office:value="-1.76061" calcext:value-type="float">
            <text:p>-1.76061</text:p>
          </table:table-cell>
          <table:table-cell office:value-type="float" office:value="-1.66082" calcext:value-type="float">
            <text:p>-1.66082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1.47893" calcext:value-type="float">
            <text:p>-1.47893</text:p>
          </table:table-cell>
          <table:table-cell office:value-type="float" office:value="-1.39042" calcext:value-type="float">
            <text:p>-1.39042</text:p>
          </table:table-cell>
          <table:table-cell office:value-type="float" office:value="-1.29978" calcext:value-type="float">
            <text:p>-1.29978</text:p>
          </table:table-cell>
        </table:table-row>
        <table:table-row table:style-name="ro1">
          <table:table-cell office:value-type="float" office:value="-2.6960101" calcext:value-type="float">
            <text:p>-2.6960101</text:p>
          </table:table-cell>
          <table:table-cell office:value-type="float" office:value="-2.55074" calcext:value-type="float">
            <text:p>-2.55074</text:p>
          </table:table-cell>
          <table:table-cell office:value-type="float" office:value="-2.44942" calcext:value-type="float">
            <text:p>-2.44942</text:p>
          </table:table-cell>
          <table:table-cell office:value-type="float" office:value="-2.3377199" calcext:value-type="float">
            <text:p>-2.3377199</text:p>
          </table:table-cell>
          <table:table-cell office:value-type="float" office:value="-2.2397499" calcext:value-type="float">
            <text:p>-2.2397499</text:p>
          </table:table-cell>
          <table:table-cell office:value-type="float" office:value="-2.14118" calcext:value-type="float">
            <text:p>-2.14118</text:p>
          </table:table-cell>
          <table:table-cell office:value-type="float" office:value="-2.0511501" calcext:value-type="float">
            <text:p>-2.0511501</text:p>
          </table:table-cell>
          <table:table-cell office:value-type="float" office:value="-1.95288" calcext:value-type="float">
            <text:p>-1.95288</text:p>
          </table:table-cell>
          <table:table-cell office:value-type="float" office:value="-1.84942" calcext:value-type="float">
            <text:p>-1.84942</text:p>
          </table:table-cell>
          <table:table-cell office:value-type="float" office:value="-1.76" calcext:value-type="float">
            <text:p>-1.76</text:p>
          </table:table-cell>
          <table:table-cell office:value-type="float" office:value="-1.66021" calcext:value-type="float">
            <text:p>-1.66021</text:p>
          </table:table-cell>
          <table:table-cell office:value-type="float" office:value="-1.56743" calcext:value-type="float">
            <text:p>-1.56743</text:p>
          </table:table-cell>
          <table:table-cell office:value-type="float" office:value="-1.4780101" calcext:value-type="float">
            <text:p>-1.4780101</text:p>
          </table:table-cell>
          <table:table-cell office:value-type="float" office:value="-1.38981" calcext:value-type="float">
            <text:p>-1.38981</text:p>
          </table:table-cell>
          <table:table-cell office:value-type="float" office:value="-1.29917" calcext:value-type="float">
            <text:p>-1.29917</text:p>
          </table:table-cell>
        </table:table-row>
        <table:table-row table:style-name="ro1">
          <table:table-cell office:value-type="float" office:value="-2.69539" calcext:value-type="float">
            <text:p>-2.69539</text:p>
          </table:table-cell>
          <table:table-cell office:value-type="float" office:value="-2.5501299" calcext:value-type="float">
            <text:p>-2.5501299</text:p>
          </table:table-cell>
          <table:table-cell office:value-type="float" office:value="-2.4488101" calcext:value-type="float">
            <text:p>-2.4488101</text:p>
          </table:table-cell>
          <table:table-cell office:value-type="float" office:value="-2.33711" calcext:value-type="float">
            <text:p>-2.33711</text:p>
          </table:table-cell>
          <table:table-cell office:value-type="float" office:value="-2.23914" calcext:value-type="float">
            <text:p>-2.23914</text:p>
          </table:table-cell>
          <table:table-cell office:value-type="float" office:value="-2.1405699" calcext:value-type="float">
            <text:p>-2.1405699</text:p>
          </table:table-cell>
          <table:table-cell office:value-type="float" office:value="-2.05054" calcext:value-type="float">
            <text:p>-2.05054</text:p>
          </table:table-cell>
          <table:table-cell office:value-type="float" office:value="-1.95227" calcext:value-type="float">
            <text:p>-1.95227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-1.75878" calcext:value-type="float">
            <text:p>-1.75878</text:p>
          </table:table-cell>
          <table:table-cell office:value-type="float" office:value="-1.6596" calcext:value-type="float">
            <text:p>-1.6596</text:p>
          </table:table-cell>
          <table:table-cell office:value-type="float" office:value="-1.56682" calcext:value-type="float">
            <text:p>-1.56682</text:p>
          </table:table-cell>
          <table:table-cell office:value-type="float" office:value="-1.4773999" calcext:value-type="float">
            <text:p>-1.4773999</text:p>
          </table:table-cell>
          <table:table-cell office:value-type="float" office:value="-1.3892" calcext:value-type="float">
            <text:p>-1.3892</text:p>
          </table:table-cell>
          <table:table-cell office:value-type="float" office:value="-1.29856" calcext:value-type="float">
            <text:p>-1.29856</text:p>
          </table:table-cell>
        </table:table-row>
        <table:table-row table:style-name="ro1">
          <table:table-cell office:value-type="float" office:value="-2.6950901" calcext:value-type="float">
            <text:p>-2.6950901</text:p>
          </table:table-cell>
          <table:table-cell office:value-type="float" office:value="-2.54952" calcext:value-type="float">
            <text:p>-2.54952</text:p>
          </table:table-cell>
          <table:table-cell office:value-type="float" office:value="-2.44819" calcext:value-type="float">
            <text:p>-2.44819</text:p>
          </table:table-cell>
          <table:table-cell office:value-type="float" office:value="-2.3364999" calcext:value-type="float">
            <text:p>-2.3364999</text:p>
          </table:table-cell>
          <table:table-cell office:value-type="float" office:value="-2.2385299" calcext:value-type="float">
            <text:p>-2.2385299</text:p>
          </table:table-cell>
          <table:table-cell office:value-type="float" office:value="-2.14026" calcext:value-type="float">
            <text:p>-2.14026</text:p>
          </table:table-cell>
          <table:table-cell office:value-type="float" office:value="-2.0499301" calcext:value-type="float">
            <text:p>-2.0499301</text:p>
          </table:table-cell>
          <table:table-cell office:value-type="float" office:value="-1.95166" calcext:value-type="float">
            <text:p>-1.95166</text:p>
          </table:table-cell>
          <table:table-cell office:value-type="float" office:value="-1.8482" calcext:value-type="float">
            <text:p>-1.8482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-1.65899" calcext:value-type="float">
            <text:p>-1.65899</text:p>
          </table:table-cell>
          <table:table-cell office:value-type="float" office:value="-1.56621" calcext:value-type="float">
            <text:p>-1.56621</text:p>
          </table:table-cell>
          <table:table-cell office:value-type="float" office:value="-1.4771" calcext:value-type="float">
            <text:p>-1.4771</text:p>
          </table:table-cell>
          <table:table-cell office:value-type="float" office:value="-1.38859" calcext:value-type="float">
            <text:p>-1.38859</text:p>
          </table:table-cell>
          <table:table-cell office:value-type="float" office:value="-1.29765" calcext:value-type="float">
            <text:p>-1.29765</text:p>
          </table:table-cell>
        </table:table-row>
        <table:table-row table:style-name="ro1">
          <table:table-cell office:value-type="float" office:value="-2.69417" calcext:value-type="float">
            <text:p>-2.69417</text:p>
          </table:table-cell>
          <table:table-cell office:value-type="float" office:value="-2.5486" calcext:value-type="float">
            <text:p>-2.5486</text:p>
          </table:table-cell>
          <table:table-cell office:value-type="float" office:value="-2.4475801" calcext:value-type="float">
            <text:p>-2.4475801</text:p>
          </table:table-cell>
          <table:table-cell office:value-type="float" office:value="-2.3358901" calcext:value-type="float">
            <text:p>-2.3358901</text:p>
          </table:table-cell>
          <table:table-cell office:value-type="float" office:value="-2.23792" calcext:value-type="float">
            <text:p>-2.23792</text:p>
          </table:table-cell>
          <table:table-cell office:value-type="float" office:value="-2.1396501" calcext:value-type="float">
            <text:p>-2.1396501</text:p>
          </table:table-cell>
          <table:table-cell office:value-type="float" office:value="-2.04932" calcext:value-type="float">
            <text:p>-2.04932</text:p>
          </table:table-cell>
          <table:table-cell office:value-type="float" office:value="-1.95074" calcext:value-type="float">
            <text:p>-1.95074</text:p>
          </table:table-cell>
          <table:table-cell office:value-type="float" office:value="-1.84759" calcext:value-type="float">
            <text:p>-1.84759</text:p>
          </table:table-cell>
          <table:table-cell office:value-type="float" office:value="-1.75787" calcext:value-type="float">
            <text:p>-1.75787</text:p>
          </table:table-cell>
          <table:table-cell office:value-type="float" office:value="-1.65807" calcext:value-type="float">
            <text:p>-1.65807</text:p>
          </table:table-cell>
          <table:table-cell office:value-type="float" office:value="-1.5656" calcext:value-type="float">
            <text:p>-1.5656</text:p>
          </table:table-cell>
          <table:table-cell office:value-type="float" office:value="-1.47649" calcext:value-type="float">
            <text:p>-1.47649</text:p>
          </table:table-cell>
          <table:table-cell office:value-type="float" office:value="-1.38798" calcext:value-type="float">
            <text:p>-1.38798</text:p>
          </table:table-cell>
          <table:table-cell office:value-type="float" office:value="-1.29704" calcext:value-type="float">
            <text:p>-1.29704</text:p>
          </table:table-cell>
        </table:table-row>
        <table:table-row table:style-name="ro1">
          <table:table-cell office:value-type="float" office:value="-2.6935599" calcext:value-type="float">
            <text:p>-2.6935599</text:p>
          </table:table-cell>
          <table:table-cell office:value-type="float" office:value="-2.5476899" calcext:value-type="float">
            <text:p>-2.5476899</text:p>
          </table:table-cell>
          <table:table-cell office:value-type="float" office:value="-2.44697" calcext:value-type="float">
            <text:p>-2.44697</text:p>
          </table:table-cell>
          <table:table-cell office:value-type="float" office:value="-2.3352799" calcext:value-type="float">
            <text:p>-2.3352799</text:p>
          </table:table-cell>
          <table:table-cell office:value-type="float" office:value="-2.2373099" calcext:value-type="float">
            <text:p>-2.2373099</text:p>
          </table:table-cell>
          <table:table-cell office:value-type="float" office:value="-2.13904" calcext:value-type="float">
            <text:p>-2.13904</text:p>
          </table:table-cell>
          <table:table-cell office:value-type="float" office:value="-2.0487101" calcext:value-type="float">
            <text:p>-2.0487101</text:p>
          </table:table-cell>
          <table:table-cell office:value-type="float" office:value="-1.9498301" calcext:value-type="float">
            <text:p>-1.9498301</text:p>
          </table:table-cell>
          <table:table-cell office:value-type="float" office:value="-1.84698" calcext:value-type="float">
            <text:p>-1.84698</text:p>
          </table:table-cell>
          <table:table-cell office:value-type="float" office:value="-1.75726" calcext:value-type="float">
            <text:p>-1.75726</text:p>
          </table:table-cell>
          <table:table-cell office:value-type="float" office:value="-1.65746" calcext:value-type="float">
            <text:p>-1.65746</text:p>
          </table:table-cell>
          <table:table-cell office:value-type="float" office:value="-1.56499" calcext:value-type="float">
            <text:p>-1.56499</text:p>
          </table:table-cell>
          <table:table-cell office:value-type="float" office:value="-1.47588" calcext:value-type="float">
            <text:p>-1.47588</text:p>
          </table:table-cell>
          <table:table-cell office:value-type="float" office:value="-1.38737" calcext:value-type="float">
            <text:p>-1.38737</text:p>
          </table:table-cell>
          <table:table-cell office:value-type="float" office:value="-1.29643" calcext:value-type="float">
            <text:p>-1.29643</text:p>
          </table:table-cell>
        </table:table-row>
        <table:table-row table:style-name="ro1">
          <table:table-cell office:value-type="float" office:value="-2.6926501" calcext:value-type="float">
            <text:p>-2.6926501</text:p>
          </table:table-cell>
          <table:table-cell office:value-type="float" office:value="-2.54738" calcext:value-type="float">
            <text:p>-2.54738</text:p>
          </table:table-cell>
          <table:table-cell office:value-type="float" office:value="-2.4463601" calcext:value-type="float">
            <text:p>-2.4463601</text:p>
          </table:table-cell>
          <table:table-cell office:value-type="float" office:value="-2.3346701" calcext:value-type="float">
            <text:p>-2.3346701</text:p>
          </table:table-cell>
          <table:table-cell office:value-type="float" office:value="-2.2367001" calcext:value-type="float">
            <text:p>-2.2367001</text:p>
          </table:table-cell>
          <table:table-cell office:value-type="float" office:value="-2.1384301" calcext:value-type="float">
            <text:p>-2.1384301</text:p>
          </table:table-cell>
          <table:table-cell office:value-type="float" office:value="-2.0481" calcext:value-type="float">
            <text:p>-2.0481</text:p>
          </table:table-cell>
          <table:table-cell office:value-type="float" office:value="-1.9492199" calcext:value-type="float">
            <text:p>-1.9492199</text:p>
          </table:table-cell>
          <table:table-cell office:value-type="float" office:value="-1.84637" calcext:value-type="float">
            <text:p>-1.84637</text:p>
          </table:table-cell>
          <table:table-cell office:value-type="float" office:value="-1.75665" calcext:value-type="float">
            <text:p>-1.75665</text:p>
          </table:table-cell>
          <table:table-cell office:value-type="float" office:value="-1.65685" calcext:value-type="float">
            <text:p>-1.65685</text:p>
          </table:table-cell>
          <table:table-cell office:value-type="float" office:value="-1.56438" calcext:value-type="float">
            <text:p>-1.56438</text:p>
          </table:table-cell>
          <table:table-cell office:value-type="float" office:value="-1.47526" calcext:value-type="float">
            <text:p>-1.47526</text:p>
          </table:table-cell>
          <table:table-cell office:value-type="float" office:value="-1.38676" calcext:value-type="float">
            <text:p>-1.38676</text:p>
          </table:table-cell>
          <table:table-cell office:value-type="float" office:value="-1.29582" calcext:value-type="float">
            <text:p>-1.29582</text:p>
          </table:table-cell>
        </table:table-row>
        <table:table-row table:style-name="ro1">
          <table:table-cell office:value-type="float" office:value="-2.69204" calcext:value-type="float">
            <text:p>-2.69204</text:p>
          </table:table-cell>
          <table:table-cell office:value-type="float" office:value="-2.5467701" calcext:value-type="float">
            <text:p>-2.5467701</text:p>
          </table:table-cell>
          <table:table-cell office:value-type="float" office:value="-2.44575" calcext:value-type="float">
            <text:p>-2.44575</text:p>
          </table:table-cell>
          <table:table-cell office:value-type="float" office:value="-2.33406" calcext:value-type="float">
            <text:p>-2.33406</text:p>
          </table:table-cell>
          <table:table-cell office:value-type="float" office:value="-2.23579" calcext:value-type="float">
            <text:p>-2.23579</text:p>
          </table:table-cell>
          <table:table-cell office:value-type="float" office:value="-2.1375201" calcext:value-type="float">
            <text:p>-2.1375201</text:p>
          </table:table-cell>
          <table:table-cell office:value-type="float" office:value="-2.0474899" calcext:value-type="float">
            <text:p>-2.0474899</text:p>
          </table:table-cell>
          <table:table-cell office:value-type="float" office:value="-1.9483" calcext:value-type="float">
            <text:p>-1.9483</text:p>
          </table:table-cell>
          <table:table-cell office:value-type="float" office:value="-1.84576" calcext:value-type="float">
            <text:p>-1.84576</text:p>
          </table:table-cell>
          <table:table-cell office:value-type="float" office:value="-1.75604" calcext:value-type="float">
            <text:p>-1.75604</text:p>
          </table:table-cell>
          <table:table-cell office:value-type="float" office:value="-1.65624" calcext:value-type="float">
            <text:p>-1.65624</text:p>
          </table:table-cell>
          <table:table-cell office:value-type="float" office:value="-1.5637701" calcext:value-type="float">
            <text:p>-1.5637701</text:p>
          </table:table-cell>
          <table:table-cell office:value-type="float" office:value="-1.47465" calcext:value-type="float">
            <text:p>-1.47465</text:p>
          </table:table-cell>
          <table:table-cell office:value-type="float" office:value="-1.38615" calcext:value-type="float">
            <text:p>-1.38615</text:p>
          </table:table-cell>
          <table:table-cell office:value-type="float" office:value="-1.29521" calcext:value-type="float">
            <text:p>-1.29521</text:p>
          </table:table-cell>
        </table:table-row>
        <table:table-row table:style-name="ro1">
          <table:table-cell office:value-type="float" office:value="-2.6914301" calcext:value-type="float">
            <text:p>-2.6914301</text:p>
          </table:table-cell>
          <table:table-cell office:value-type="float" office:value="-2.54616" calcext:value-type="float">
            <text:p>-2.54616</text:p>
          </table:table-cell>
          <table:table-cell office:value-type="float" office:value="-2.44484" calcext:value-type="float">
            <text:p>-2.44484</text:p>
          </table:table-cell>
          <table:table-cell office:value-type="float" office:value="-2.3334501" calcext:value-type="float">
            <text:p>-2.3334501</text:p>
          </table:table-cell>
          <table:table-cell office:value-type="float" office:value="-2.23487" calcext:value-type="float">
            <text:p>-2.23487</text:p>
          </table:table-cell>
          <table:table-cell office:value-type="float" office:value="-2.1366" calcext:value-type="float">
            <text:p>-2.1366</text:p>
          </table:table-cell>
          <table:table-cell office:value-type="float" office:value="-2.04688" calcext:value-type="float">
            <text:p>-2.04688</text:p>
          </table:table-cell>
          <table:table-cell office:value-type="float" office:value="-1.94769" calcext:value-type="float">
            <text:p>-1.94769</text:p>
          </table:table-cell>
          <table:table-cell office:value-type="float" office:value="-1.84515" calcext:value-type="float">
            <text:p>-1.84515</text:p>
          </table:table-cell>
          <table:table-cell office:value-type="float" office:value="-1.75542" calcext:value-type="float">
            <text:p>-1.75542</text:p>
          </table:table-cell>
          <table:table-cell office:value-type="float" office:value="-1.65563" calcext:value-type="float">
            <text:p>-1.65563</text:p>
          </table:table-cell>
          <table:table-cell office:value-type="float" office:value="-1.5631599" calcext:value-type="float">
            <text:p>-1.5631599</text:p>
          </table:table-cell>
          <table:table-cell office:value-type="float" office:value="-1.47374" calcext:value-type="float">
            <text:p>-1.47374</text:p>
          </table:table-cell>
          <table:table-cell office:value-type="float" office:value="-1.38554" calcext:value-type="float">
            <text:p>-1.38554</text:p>
          </table:table-cell>
          <table:table-cell office:value-type="float" office:value="-1.2946" calcext:value-type="float">
            <text:p>-1.2946</text:p>
          </table:table-cell>
        </table:table-row>
        <table:table-row table:style-name="ro1">
          <table:table-cell office:value-type="float" office:value="-2.69082" calcext:value-type="float">
            <text:p>-2.69082</text:p>
          </table:table-cell>
          <table:table-cell office:value-type="float" office:value="-2.5452399" calcext:value-type="float">
            <text:p>-2.5452399</text:p>
          </table:table-cell>
          <table:table-cell office:value-type="float" office:value="-2.4442301" calcext:value-type="float">
            <text:p>-2.4442301</text:p>
          </table:table-cell>
          <table:table-cell office:value-type="float" office:value="-2.33283" calcext:value-type="float">
            <text:p>-2.33283</text:p>
          </table:table-cell>
          <table:table-cell office:value-type="float" office:value="-2.2342601" calcext:value-type="float">
            <text:p>-2.2342601</text:p>
          </table:table-cell>
          <table:table-cell office:value-type="float" office:value="-2.13569" calcext:value-type="float">
            <text:p>-2.13569</text:p>
          </table:table-cell>
          <table:table-cell office:value-type="float" office:value="-2.0462699" calcext:value-type="float">
            <text:p>-2.0462699</text:p>
          </table:table-cell>
          <table:table-cell office:value-type="float" office:value="-1.94739" calcext:value-type="float">
            <text:p>-1.94739</text:p>
          </table:table-cell>
          <table:table-cell office:value-type="float" office:value="-1.84454" calcext:value-type="float">
            <text:p>-1.84454</text:p>
          </table:table-cell>
          <table:table-cell office:value-type="float" office:value="-1.75481" calcext:value-type="float">
            <text:p>-1.75481</text:p>
          </table:table-cell>
          <table:table-cell office:value-type="float" office:value="-1.65502" calcext:value-type="float">
            <text:p>-1.65502</text:p>
          </table:table-cell>
          <table:table-cell office:value-type="float" office:value="-1.5625499" calcext:value-type="float">
            <text:p>-1.5625499</text:p>
          </table:table-cell>
          <table:table-cell office:value-type="float" office:value="-1.47313" calcext:value-type="float">
            <text:p>-1.47313</text:p>
          </table:table-cell>
          <table:table-cell office:value-type="float" office:value="-1.38493" calcext:value-type="float">
            <text:p>-1.38493</text:p>
          </table:table-cell>
          <table:table-cell office:value-type="float" office:value="-1.29398" calcext:value-type="float">
            <text:p>-1.29398</text:p>
          </table:table-cell>
        </table:table-row>
        <table:table-row table:style-name="ro1">
          <table:table-cell office:value-type="float" office:value="-2.6902101" calcext:value-type="float">
            <text:p>-2.6902101</text:p>
          </table:table-cell>
          <table:table-cell office:value-type="float" office:value="-2.5446301" calcext:value-type="float">
            <text:p>-2.5446301</text:p>
          </table:table-cell>
          <table:table-cell office:value-type="float" office:value="-2.44362" calcext:value-type="float">
            <text:p>-2.44362</text:p>
          </table:table-cell>
          <table:table-cell office:value-type="float" office:value="-2.3322201" calcext:value-type="float">
            <text:p>-2.3322201</text:p>
          </table:table-cell>
          <table:table-cell office:value-type="float" office:value="-2.23365" calcext:value-type="float">
            <text:p>-2.23365</text:p>
          </table:table-cell>
          <table:table-cell office:value-type="float" office:value="-2.1350701" calcext:value-type="float">
            <text:p>-2.1350701</text:p>
          </table:table-cell>
          <table:table-cell office:value-type="float" office:value="-2.04566" calcext:value-type="float">
            <text:p>-2.04566</text:p>
          </table:table-cell>
          <table:table-cell office:value-type="float" office:value="-1.94647" calcext:value-type="float">
            <text:p>-1.94647</text:p>
          </table:table-cell>
          <table:table-cell office:value-type="float" office:value="-1.84393" calcext:value-type="float">
            <text:p>-1.84393</text:p>
          </table:table-cell>
          <table:table-cell office:value-type="float" office:value="-1.7542" calcext:value-type="float">
            <text:p>-1.7542</text:p>
          </table:table-cell>
          <table:table-cell office:value-type="float" office:value="-1.65441" calcext:value-type="float">
            <text:p>-1.65441</text:p>
          </table:table-cell>
          <table:table-cell office:value-type="float" office:value="-1.56194" calcext:value-type="float">
            <text:p>-1.56194</text:p>
          </table:table-cell>
          <table:table-cell office:value-type="float" office:value="-1.47221" calcext:value-type="float">
            <text:p>-1.47221</text:p>
          </table:table-cell>
          <table:table-cell office:value-type="float" office:value="-1.38432" calcext:value-type="float">
            <text:p>-1.38432</text:p>
          </table:table-cell>
          <table:table-cell office:value-type="float" office:value="-1.29337" calcext:value-type="float">
            <text:p>-1.29337</text:p>
          </table:table-cell>
        </table:table-row>
        <table:table-row table:style-name="ro1">
          <table:table-cell office:value-type="float" office:value="-2.6896" calcext:value-type="float">
            <text:p>-2.6896</text:p>
          </table:table-cell>
          <table:table-cell office:value-type="float" office:value="-2.5440199" calcext:value-type="float">
            <text:p>-2.5440199</text:p>
          </table:table-cell>
          <table:table-cell office:value-type="float" office:value="-2.4430101" calcext:value-type="float">
            <text:p>-2.4430101</text:p>
          </table:table-cell>
          <table:table-cell office:value-type="float" office:value="-2.33131" calcext:value-type="float">
            <text:p>-2.33131</text:p>
          </table:table-cell>
          <table:table-cell office:value-type="float" office:value="-2.2327299" calcext:value-type="float">
            <text:p>-2.2327299</text:p>
          </table:table-cell>
          <table:table-cell office:value-type="float" office:value="-2.13416" calcext:value-type="float">
            <text:p>-2.13416</text:p>
          </table:table-cell>
          <table:table-cell office:value-type="float" office:value="-2.0450499" calcext:value-type="float">
            <text:p>-2.0450499</text:p>
          </table:table-cell>
          <table:table-cell office:value-type="float" office:value="-1.94586" calcext:value-type="float">
            <text:p>-1.94586</text:p>
          </table:table-cell>
          <table:table-cell office:value-type="float" office:value="-1.84332" calcext:value-type="float">
            <text:p>-1.84332</text:p>
          </table:table-cell>
          <table:table-cell office:value-type="float" office:value="-1.75359" calcext:value-type="float">
            <text:p>-1.75359</text:p>
          </table:table-cell>
          <table:table-cell office:value-type="float" office:value="-1.6538" calcext:value-type="float">
            <text:p>-1.6538</text:p>
          </table:table-cell>
          <table:table-cell office:value-type="float" office:value="-1.56133" calcext:value-type="float">
            <text:p>-1.56133</text:p>
          </table:table-cell>
          <table:table-cell office:value-type="float" office:value="-1.4716001" calcext:value-type="float">
            <text:p>-1.4716001</text:p>
          </table:table-cell>
          <table:table-cell office:value-type="float" office:value="-1.3834" calcext:value-type="float">
            <text:p>-1.3834</text:p>
          </table:table-cell>
          <table:table-cell office:value-type="float" office:value="-1.29276" calcext:value-type="float">
            <text:p>-1.29276</text:p>
          </table:table-cell>
        </table:table-row>
        <table:table-row table:style-name="ro1">
          <table:table-cell office:value-type="float" office:value="-2.6889901" calcext:value-type="float">
            <text:p>-2.6889901</text:p>
          </table:table-cell>
          <table:table-cell office:value-type="float" office:value="-2.5434101" calcext:value-type="float">
            <text:p>-2.5434101</text:p>
          </table:table-cell>
          <table:table-cell office:value-type="float" office:value="-2.4424" calcext:value-type="float">
            <text:p>-2.4424</text:p>
          </table:table-cell>
          <table:table-cell office:value-type="float" office:value="-2.3306999" calcext:value-type="float">
            <text:p>-2.3306999</text:p>
          </table:table-cell>
          <table:table-cell office:value-type="float" office:value="-2.23212" calcext:value-type="float">
            <text:p>-2.23212</text:p>
          </table:table-cell>
          <table:table-cell office:value-type="float" office:value="-2.13324" calcext:value-type="float">
            <text:p>-2.13324</text:p>
          </table:table-cell>
          <table:table-cell office:value-type="float" office:value="-2.04444" calcext:value-type="float">
            <text:p>-2.04444</text:p>
          </table:table-cell>
          <table:table-cell office:value-type="float" office:value="-1.94525" calcext:value-type="float">
            <text:p>-1.94525</text:p>
          </table:table-cell>
          <table:table-cell office:value-type="float" office:value="-1.84271" calcext:value-type="float">
            <text:p>-1.84271</text:p>
          </table:table-cell>
          <table:table-cell office:value-type="float" office:value="-1.75298" calcext:value-type="float">
            <text:p>-1.75298</text:p>
          </table:table-cell>
          <table:table-cell office:value-type="float" office:value="-1.65319" calcext:value-type="float">
            <text:p>-1.65319</text:p>
          </table:table-cell>
          <table:table-cell office:value-type="float" office:value="-1.56072" calcext:value-type="float">
            <text:p>-1.56072</text:p>
          </table:table-cell>
          <table:table-cell office:value-type="float" office:value="-1.4709899" calcext:value-type="float">
            <text:p>-1.4709899</text:p>
          </table:table-cell>
          <table:table-cell office:value-type="float" office:value="-1.38279" calcext:value-type="float">
            <text:p>-1.38279</text:p>
          </table:table-cell>
          <table:table-cell office:value-type="float" office:value="-1.29215" calcext:value-type="float">
            <text:p>-1.29215</text:p>
          </table:table-cell>
        </table:table-row>
        <table:table-row table:style-name="ro1">
          <table:table-cell office:value-type="float" office:value="-2.68838" calcext:value-type="float">
            <text:p>-2.68838</text:p>
          </table:table-cell>
          <table:table-cell office:value-type="float" office:value="-2.5427999" calcext:value-type="float">
            <text:p>-2.5427999</text:p>
          </table:table-cell>
          <table:table-cell office:value-type="float" office:value="-2.4414799" calcext:value-type="float">
            <text:p>-2.4414799</text:p>
          </table:table-cell>
          <table:table-cell office:value-type="float" office:value="-2.33009" calcext:value-type="float">
            <text:p>-2.33009</text:p>
          </table:table-cell>
          <table:table-cell office:value-type="float" office:value="-2.2315099" calcext:value-type="float">
            <text:p>-2.2315099</text:p>
          </table:table-cell>
          <table:table-cell office:value-type="float" office:value="-2.1326301" calcext:value-type="float">
            <text:p>-2.1326301</text:p>
          </table:table-cell>
          <table:table-cell office:value-type="float" office:value="-2.0438199" calcext:value-type="float">
            <text:p>-2.0438199</text:p>
          </table:table-cell>
          <table:table-cell office:value-type="float" office:value="-1.94464" calcext:value-type="float">
            <text:p>-1.94464</text:p>
          </table:table-cell>
          <table:table-cell office:value-type="float" office:value="-1.8421" calcext:value-type="float">
            <text:p>-1.8421</text:p>
          </table:table-cell>
          <table:table-cell office:value-type="float" office:value="-1.75207" calcext:value-type="float">
            <text:p>-1.75207</text:p>
          </table:table-cell>
          <table:table-cell office:value-type="float" office:value="-1.65227" calcext:value-type="float">
            <text:p>-1.65227</text:p>
          </table:table-cell>
          <table:table-cell office:value-type="float" office:value="-1.56011" calcext:value-type="float">
            <text:p>-1.56011</text:p>
          </table:table-cell>
          <table:table-cell office:value-type="float" office:value="-1.4703799" calcext:value-type="float">
            <text:p>-1.4703799</text:p>
          </table:table-cell>
          <table:table-cell office:value-type="float" office:value="-1.38218" calcext:value-type="float">
            <text:p>-1.38218</text:p>
          </table:table-cell>
          <table:table-cell office:value-type="float" office:value="-1.29154" calcext:value-type="float">
            <text:p>-1.29154</text:p>
          </table:table-cell>
        </table:table-row>
        <table:table-row table:style-name="ro1">
          <table:table-cell office:value-type="float" office:value="-2.6877699" calcext:value-type="float">
            <text:p>-2.6877699</text:p>
          </table:table-cell>
          <table:table-cell office:value-type="float" office:value="-2.5421901" calcext:value-type="float">
            <text:p>-2.5421901</text:p>
          </table:table-cell>
          <table:table-cell office:value-type="float" office:value="-2.44087" calcext:value-type="float">
            <text:p>-2.44087</text:p>
          </table:table-cell>
          <table:table-cell office:value-type="float" office:value="-2.3294799" calcext:value-type="float">
            <text:p>-2.3294799</text:p>
          </table:table-cell>
          <table:table-cell office:value-type="float" office:value="-2.2309" calcext:value-type="float">
            <text:p>-2.2309</text:p>
          </table:table-cell>
          <table:table-cell office:value-type="float" office:value="-2.13202" calcext:value-type="float">
            <text:p>-2.13202</text:p>
          </table:table-cell>
          <table:table-cell office:value-type="float" office:value="-2.04321" calcext:value-type="float">
            <text:p>-2.04321</text:p>
          </table:table-cell>
          <table:table-cell office:value-type="float" office:value="-1.94403" calcext:value-type="float">
            <text:p>-1.94403</text:p>
          </table:table-cell>
          <table:table-cell office:value-type="float" office:value="-1.84149" calcext:value-type="float">
            <text:p>-1.84149</text:p>
          </table:table-cell>
          <table:table-cell office:value-type="float" office:value="-1.75146" calcext:value-type="float">
            <text:p>-1.75146</text:p>
          </table:table-cell>
          <table:table-cell office:value-type="float" office:value="-1.65166" calcext:value-type="float">
            <text:p>-1.65166</text:p>
          </table:table-cell>
          <table:table-cell office:value-type="float" office:value="-1.5595" calcext:value-type="float">
            <text:p>-1.5595</text:p>
          </table:table-cell>
          <table:table-cell office:value-type="float" office:value="-1.47008" calcext:value-type="float">
            <text:p>-1.47008</text:p>
          </table:table-cell>
          <table:table-cell office:value-type="float" office:value="-1.38157" calcext:value-type="float">
            <text:p>-1.38157</text:p>
          </table:table-cell>
          <table:table-cell office:value-type="float" office:value="-1.29093" calcext:value-type="float">
            <text:p>-1.29093</text:p>
          </table:table-cell>
        </table:table-row>
        <table:table-row table:style-name="ro1">
          <table:table-cell office:value-type="float" office:value="-2.68715" calcext:value-type="float">
            <text:p>-2.68715</text:p>
          </table:table-cell>
          <table:table-cell office:value-type="float" office:value="-2.54158" calcext:value-type="float">
            <text:p>-2.54158</text:p>
          </table:table-cell>
          <table:table-cell office:value-type="float" office:value="-2.4402599" calcext:value-type="float">
            <text:p>-2.4402599</text:p>
          </table:table-cell>
          <table:table-cell office:value-type="float" office:value="-2.3288701" calcext:value-type="float">
            <text:p>-2.3288701</text:p>
          </table:table-cell>
          <table:table-cell office:value-type="float" office:value="-2.2302899" calcext:value-type="float">
            <text:p>-2.2302899</text:p>
          </table:table-cell>
          <table:table-cell office:value-type="float" office:value="-2.1314099" calcext:value-type="float">
            <text:p>-2.1314099</text:p>
          </table:table-cell>
          <table:table-cell office:value-type="float" office:value="-2.0425999" calcext:value-type="float">
            <text:p>-2.0425999</text:p>
          </table:table-cell>
          <table:table-cell office:value-type="float" office:value="-1.9434201" calcext:value-type="float">
            <text:p>-1.9434201</text:p>
          </table:table-cell>
          <table:table-cell office:value-type="float" office:value="-1.84088" calcext:value-type="float">
            <text:p>-1.84088</text:p>
          </table:table-cell>
          <table:table-cell office:value-type="float" office:value="-1.75085" calcext:value-type="float">
            <text:p>-1.75085</text:p>
          </table:table-cell>
          <table:table-cell office:value-type="float" office:value="-1.65105" calcext:value-type="float">
            <text:p>-1.65105</text:p>
          </table:table-cell>
          <table:table-cell office:value-type="float" office:value="-1.55889" calcext:value-type="float">
            <text:p>-1.55889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1.38096" calcext:value-type="float">
            <text:p>-1.38096</text:p>
          </table:table-cell>
          <table:table-cell office:value-type="float" office:value="-1.29032" calcext:value-type="float">
            <text:p>-1.29032</text:p>
          </table:table-cell>
        </table:table-row>
        <table:table-row table:style-name="ro1">
          <table:table-cell office:value-type="float" office:value="-2.6865399" calcext:value-type="float">
            <text:p>-2.6865399</text:p>
          </table:table-cell>
          <table:table-cell office:value-type="float" office:value="-2.5409701" calcext:value-type="float">
            <text:p>-2.5409701</text:p>
          </table:table-cell>
          <table:table-cell office:value-type="float" office:value="-2.4396501" calcext:value-type="float">
            <text:p>-2.4396501</text:p>
          </table:table-cell>
          <table:table-cell office:value-type="float" office:value="-2.3282599" calcext:value-type="float">
            <text:p>-2.3282599</text:p>
          </table:table-cell>
          <table:table-cell office:value-type="float" office:value="-2.2296801" calcext:value-type="float">
            <text:p>-2.2296801</text:p>
          </table:table-cell>
          <table:table-cell office:value-type="float" office:value="-2.1308" calcext:value-type="float">
            <text:p>-2.1308</text:p>
          </table:table-cell>
          <table:table-cell office:value-type="float" office:value="-2.04199" calcext:value-type="float">
            <text:p>-2.04199</text:p>
          </table:table-cell>
          <table:table-cell office:value-type="float" office:value="-1.9428101" calcext:value-type="float">
            <text:p>-1.9428101</text:p>
          </table:table-cell>
          <table:table-cell office:value-type="float" office:value="-1.84027" calcext:value-type="float">
            <text:p>-1.84027</text:p>
          </table:table-cell>
          <table:table-cell office:value-type="float" office:value="-1.75054" calcext:value-type="float">
            <text:p>-1.75054</text:p>
          </table:table-cell>
          <table:table-cell office:value-type="float" office:value="-1.65044" calcext:value-type="float">
            <text:p>-1.65044</text:p>
          </table:table-cell>
          <table:table-cell office:value-type="float" office:value="-1.55828" calcext:value-type="float">
            <text:p>-1.55828</text:p>
          </table:table-cell>
          <table:table-cell office:value-type="float" office:value="-1.46886" calcext:value-type="float">
            <text:p>-1.46886</text:p>
          </table:table-cell>
          <table:table-cell office:value-type="float" office:value="-1.38035" calcext:value-type="float">
            <text:p>-1.38035</text:p>
          </table:table-cell>
          <table:table-cell office:value-type="float" office:value="-1.28971" calcext:value-type="float">
            <text:p>-1.28971</text:p>
          </table:table-cell>
        </table:table-row>
        <table:table-row table:style-name="ro1">
          <table:table-cell office:value-type="float" office:value="-2.68593" calcext:value-type="float">
            <text:p>-2.68593</text:p>
          </table:table-cell>
          <table:table-cell office:value-type="float" office:value="-2.54036" calcext:value-type="float">
            <text:p>-2.54036</text:p>
          </table:table-cell>
          <table:table-cell office:value-type="float" office:value="-2.4390399" calcext:value-type="float">
            <text:p>-2.4390399</text:p>
          </table:table-cell>
          <table:table-cell office:value-type="float" office:value="-2.3276501" calcext:value-type="float">
            <text:p>-2.3276501</text:p>
          </table:table-cell>
          <table:table-cell office:value-type="float" office:value="-2.2290699" calcext:value-type="float">
            <text:p>-2.2290699</text:p>
          </table:table-cell>
          <table:table-cell office:value-type="float" office:value="-2.12989" calcext:value-type="float">
            <text:p>-2.12989</text:p>
          </table:table-cell>
          <table:table-cell office:value-type="float" office:value="-2.0413799" calcext:value-type="float">
            <text:p>-2.0413799</text:p>
          </table:table-cell>
          <table:table-cell office:value-type="float" office:value="-1.9421999" calcext:value-type="float">
            <text:p>-1.9421999</text:p>
          </table:table-cell>
          <table:table-cell office:value-type="float" office:value="-1.83935" calcext:value-type="float">
            <text:p>-1.83935</text:p>
          </table:table-cell>
          <table:table-cell office:value-type="float" office:value="-1.74963" calcext:value-type="float">
            <text:p>-1.74963</text:p>
          </table:table-cell>
          <table:table-cell office:value-type="float" office:value="-1.64983" calcext:value-type="float">
            <text:p>-1.64983</text:p>
          </table:table-cell>
          <table:table-cell office:value-type="float" office:value="-1.55766" calcext:value-type="float">
            <text:p>-1.55766</text:p>
          </table:table-cell>
          <table:table-cell office:value-type="float" office:value="-1.46825" calcext:value-type="float">
            <text:p>-1.46825</text:p>
          </table:table-cell>
          <table:table-cell office:value-type="float" office:value="-1.37974" calcext:value-type="float">
            <text:p>-1.37974</text:p>
          </table:table-cell>
          <table:table-cell office:value-type="float" office:value="-1.2891001" calcext:value-type="float">
            <text:p>-1.2891001</text:p>
          </table:table-cell>
        </table:table-row>
        <table:table-row table:style-name="ro1">
          <table:table-cell office:value-type="float" office:value="-2.68502" calcext:value-type="float">
            <text:p>-2.68502</text:p>
          </table:table-cell>
          <table:table-cell office:value-type="float" office:value="-2.5397501" calcext:value-type="float">
            <text:p>-2.5397501</text:p>
          </table:table-cell>
          <table:table-cell office:value-type="float" office:value="-2.4384301" calcext:value-type="float">
            <text:p>-2.4384301</text:p>
          </table:table-cell>
          <table:table-cell office:value-type="float" office:value="-2.32704" calcext:value-type="float">
            <text:p>-2.32704</text:p>
          </table:table-cell>
          <table:table-cell office:value-type="float" office:value="-2.2281599" calcext:value-type="float">
            <text:p>-2.2281599</text:p>
          </table:table-cell>
          <table:table-cell office:value-type="float" office:value="-2.12958" calcext:value-type="float">
            <text:p>-2.12958</text:p>
          </table:table-cell>
          <table:table-cell office:value-type="float" office:value="-2.0407701" calcext:value-type="float">
            <text:p>-2.0407701</text:p>
          </table:table-cell>
          <table:table-cell office:value-type="float" office:value="-1.94128" calcext:value-type="float">
            <text:p>-1.94128</text:p>
          </table:table-cell>
          <table:table-cell office:value-type="float" office:value="-1.83874" calcext:value-type="float">
            <text:p>-1.83874</text:p>
          </table:table-cell>
          <table:table-cell office:value-type="float" office:value="-1.74902" calcext:value-type="float">
            <text:p>-1.74902</text:p>
          </table:table-cell>
          <table:table-cell office:value-type="float" office:value="-1.64922" calcext:value-type="float">
            <text:p>-1.64922</text:p>
          </table:table-cell>
          <table:table-cell office:value-type="float" office:value="-1.55705" calcext:value-type="float">
            <text:p>-1.55705</text:p>
          </table:table-cell>
          <table:table-cell office:value-type="float" office:value="-1.46764" calcext:value-type="float">
            <text:p>-1.46764</text:p>
          </table:table-cell>
          <table:table-cell office:value-type="float" office:value="-1.37913" calcext:value-type="float">
            <text:p>-1.37913</text:p>
          </table:table-cell>
          <table:table-cell office:value-type="float" office:value="-1.2884901" calcext:value-type="float">
            <text:p>-1.2884901</text:p>
          </table:table-cell>
        </table:table-row>
        <table:table-row table:style-name="ro1">
          <table:table-cell office:value-type="float" office:value="-2.6838" calcext:value-type="float">
            <text:p>-2.6838</text:p>
          </table:table-cell>
          <table:table-cell office:value-type="float" office:value="-2.53914" calcext:value-type="float">
            <text:p>-2.53914</text:p>
          </table:table-cell>
          <table:table-cell office:value-type="float" office:value="-2.43751" calcext:value-type="float">
            <text:p>-2.43751</text:p>
          </table:table-cell>
          <table:table-cell office:value-type="float" office:value="-2.3264301" calcext:value-type="float">
            <text:p>-2.3264301</text:p>
          </table:table-cell>
          <table:table-cell office:value-type="float" office:value="-2.22755" calcext:value-type="float">
            <text:p>-2.22755</text:p>
          </table:table-cell>
          <table:table-cell office:value-type="float" office:value="-2.1289699" calcext:value-type="float">
            <text:p>-2.1289699</text:p>
          </table:table-cell>
          <table:table-cell office:value-type="float" office:value="-2.03986" calcext:value-type="float">
            <text:p>-2.03986</text:p>
          </table:table-cell>
          <table:table-cell office:value-type="float" office:value="-1.94098" calcext:value-type="float">
            <text:p>-1.94098</text:p>
          </table:table-cell>
          <table:table-cell office:value-type="float" office:value="-1.83813" calcext:value-type="float">
            <text:p>-1.83813</text:p>
          </table:table-cell>
          <table:table-cell office:value-type="float" office:value="-1.74871" calcext:value-type="float">
            <text:p>-1.74871</text:p>
          </table:table-cell>
          <table:table-cell office:value-type="float" office:value="-1.64861" calcext:value-type="float">
            <text:p>-1.64861</text:p>
          </table:table-cell>
          <table:table-cell office:value-type="float" office:value="-1.55644" calcext:value-type="float">
            <text:p>-1.55644</text:p>
          </table:table-cell>
          <table:table-cell office:value-type="float" office:value="-1.46702" calcext:value-type="float">
            <text:p>-1.46702</text:p>
          </table:table-cell>
          <table:table-cell office:value-type="float" office:value="-1.37852" calcext:value-type="float">
            <text:p>-1.37852</text:p>
          </table:table-cell>
          <table:table-cell office:value-type="float" office:value="-1.2878799" calcext:value-type="float">
            <text:p>-1.2878799</text:p>
          </table:table-cell>
        </table:table-row>
        <table:table-row table:style-name="ro1">
          <table:table-cell office:value-type="float" office:value="-2.6831901" calcext:value-type="float">
            <text:p>-2.6831901</text:p>
          </table:table-cell>
          <table:table-cell office:value-type="float" office:value="-2.5385301" calcext:value-type="float">
            <text:p>-2.5385301</text:p>
          </table:table-cell>
          <table:table-cell office:value-type="float" office:value="-2.4368999" calcext:value-type="float">
            <text:p>-2.4368999</text:p>
          </table:table-cell>
          <table:table-cell office:value-type="float" office:value="-2.32582" calcext:value-type="float">
            <text:p>-2.32582</text:p>
          </table:table-cell>
          <table:table-cell office:value-type="float" office:value="-2.2269399" calcext:value-type="float">
            <text:p>-2.2269399</text:p>
          </table:table-cell>
          <table:table-cell office:value-type="float" office:value="-2.12836" calcext:value-type="float">
            <text:p>-2.12836</text:p>
          </table:table-cell>
          <table:table-cell office:value-type="float" office:value="-2.0392499" calcext:value-type="float">
            <text:p>-2.0392499</text:p>
          </table:table-cell>
          <table:table-cell office:value-type="float" office:value="-1.94037" calcext:value-type="float">
            <text:p>-1.94037</text:p>
          </table:table-cell>
          <table:table-cell office:value-type="float" office:value="-1.83752" calcext:value-type="float">
            <text:p>-1.83752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1.648" calcext:value-type="float">
            <text:p>-1.648</text:p>
          </table:table-cell>
          <table:table-cell office:value-type="float" office:value="-1.55583" calcext:value-type="float">
            <text:p>-1.55583</text:p>
          </table:table-cell>
          <table:table-cell office:value-type="float" office:value="-1.46641" calcext:value-type="float">
            <text:p>-1.46641</text:p>
          </table:table-cell>
          <table:table-cell office:value-type="float" office:value="-1.37791" calcext:value-type="float">
            <text:p>-1.37791</text:p>
          </table:table-cell>
          <table:table-cell office:value-type="float" office:value="-1.2872699" calcext:value-type="float">
            <text:p>-1.2872699</text:p>
          </table:table-cell>
        </table:table-row>
        <table:table-row table:style-name="ro1">
          <table:table-cell office:value-type="float" office:value="-2.68258" calcext:value-type="float">
            <text:p>-2.68258</text:p>
          </table:table-cell>
          <table:table-cell office:value-type="float" office:value="-2.53792" calcext:value-type="float">
            <text:p>-2.53792</text:p>
          </table:table-cell>
          <table:table-cell office:value-type="float" office:value="-2.43629" calcext:value-type="float">
            <text:p>-2.43629</text:p>
          </table:table-cell>
          <table:table-cell office:value-type="float" office:value="-2.3252101" calcext:value-type="float">
            <text:p>-2.3252101</text:p>
          </table:table-cell>
          <table:table-cell office:value-type="float" office:value="-2.22633" calcext:value-type="float">
            <text:p>-2.22633</text:p>
          </table:table-cell>
          <table:table-cell office:value-type="float" office:value="-2.1277499" calcext:value-type="float">
            <text:p>-2.1277499</text:p>
          </table:table-cell>
          <table:table-cell office:value-type="float" office:value="-2.03864" calcext:value-type="float">
            <text:p>-2.03864</text:p>
          </table:table-cell>
          <table:table-cell office:value-type="float" office:value="-1.93976" calcext:value-type="float">
            <text:p>-1.93976</text:p>
          </table:table-cell>
          <table:table-cell office:value-type="float" office:value="-1.83691" calcext:value-type="float">
            <text:p>-1.83691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1.64739" calcext:value-type="float">
            <text:p>-1.64739</text:p>
          </table:table-cell>
          <table:table-cell office:value-type="float" office:value="-1.55522" calcext:value-type="float">
            <text:p>-1.55522</text:p>
          </table:table-cell>
          <table:table-cell office:value-type="float" office:value="-1.4658" calcext:value-type="float">
            <text:p>-1.4658</text:p>
          </table:table-cell>
          <table:table-cell office:value-type="float" office:value="-1.3773" calcext:value-type="float">
            <text:p>-1.3773</text:p>
          </table:table-cell>
          <table:table-cell office:value-type="float" office:value="-1.28666" calcext:value-type="float">
            <text:p>-1.28666</text:p>
          </table:table-cell>
        </table:table-row>
        <table:table-row table:style-name="ro1">
          <table:table-cell office:value-type="float" office:value="-2.6822701" calcext:value-type="float">
            <text:p>-2.6822701</text:p>
          </table:table-cell>
          <table:table-cell office:value-type="float" office:value="-2.5373099" calcext:value-type="float">
            <text:p>-2.5373099</text:p>
          </table:table-cell>
          <table:table-cell office:value-type="float" office:value="-2.4356799" calcext:value-type="float">
            <text:p>-2.4356799</text:p>
          </table:table-cell>
          <table:table-cell office:value-type="float" office:value="-2.32459" calcext:value-type="float">
            <text:p>-2.32459</text:p>
          </table:table-cell>
          <table:table-cell office:value-type="float" office:value="-2.22541" calcext:value-type="float">
            <text:p>-2.22541</text:p>
          </table:table-cell>
          <table:table-cell office:value-type="float" office:value="-2.12714" calcext:value-type="float">
            <text:p>-2.12714</text:p>
          </table:table-cell>
          <table:table-cell office:value-type="float" office:value="-2.0380299" calcext:value-type="float">
            <text:p>-2.0380299</text:p>
          </table:table-cell>
          <table:table-cell office:value-type="float" office:value="-1.93884" calcext:value-type="float">
            <text:p>-1.93884</text:p>
          </table:table-cell>
          <table:table-cell office:value-type="float" office:value="-1.83599" calcext:value-type="float">
            <text:p>-1.83599</text:p>
          </table:table-cell>
          <table:table-cell office:value-type="float" office:value="-1.7468801" calcext:value-type="float">
            <text:p>-1.7468801</text:p>
          </table:table-cell>
          <table:table-cell office:value-type="float" office:value="-1.64678" calcext:value-type="float">
            <text:p>-1.64678</text:p>
          </table:table-cell>
          <table:table-cell office:value-type="float" office:value="-1.55461" calcext:value-type="float">
            <text:p>-1.55461</text:p>
          </table:table-cell>
          <table:table-cell office:value-type="float" office:value="-1.4651901" calcext:value-type="float">
            <text:p>-1.4651901</text:p>
          </table:table-cell>
          <table:table-cell office:value-type="float" office:value="-1.37669" calcext:value-type="float">
            <text:p>-1.37669</text:p>
          </table:table-cell>
          <table:table-cell office:value-type="float" office:value="-1.28605" calcext:value-type="float">
            <text:p>-1.28605</text:p>
          </table:table-cell>
        </table:table-row>
        <table:table-row table:style-name="ro1">
          <table:table-cell office:value-type="float" office:value="-2.68136" calcext:value-type="float">
            <text:p>-2.68136</text:p>
          </table:table-cell>
          <table:table-cell office:value-type="float" office:value="-2.5367" calcext:value-type="float">
            <text:p>-2.5367</text:p>
          </table:table-cell>
          <table:table-cell office:value-type="float" office:value="-2.43507" calcext:value-type="float">
            <text:p>-2.43507</text:p>
          </table:table-cell>
          <table:table-cell office:value-type="float" office:value="-2.3239801" calcext:value-type="float">
            <text:p>-2.3239801</text:p>
          </table:table-cell>
          <table:table-cell office:value-type="float" office:value="-2.2248001" calcext:value-type="float">
            <text:p>-2.2248001</text:p>
          </table:table-cell>
          <table:table-cell office:value-type="float" office:value="-2.1265299" calcext:value-type="float">
            <text:p>-2.1265299</text:p>
          </table:table-cell>
          <table:table-cell office:value-type="float" office:value="-2.0371101" calcext:value-type="float">
            <text:p>-2.0371101</text:p>
          </table:table-cell>
          <table:table-cell office:value-type="float" office:value="-1.93793" calcext:value-type="float">
            <text:p>-1.93793</text:p>
          </table:table-cell>
          <table:table-cell office:value-type="float" office:value="-1.83508" calcext:value-type="float">
            <text:p>-1.83508</text:p>
          </table:table-cell>
          <table:table-cell office:value-type="float" office:value="-1.7462699" calcext:value-type="float">
            <text:p>-1.7462699</text:p>
          </table:table-cell>
          <table:table-cell office:value-type="float" office:value="-1.64617" calcext:value-type="float">
            <text:p>-1.64617</text:p>
          </table:table-cell>
          <table:table-cell office:value-type="float" office:value="-1.554" calcext:value-type="float">
            <text:p>-1.554</text:p>
          </table:table-cell>
          <table:table-cell office:value-type="float" office:value="-1.46428" calcext:value-type="float">
            <text:p>-1.46428</text:p>
          </table:table-cell>
          <table:table-cell office:value-type="float" office:value="-1.37608" calcext:value-type="float">
            <text:p>-1.37608</text:p>
          </table:table-cell>
          <table:table-cell office:value-type="float" office:value="-1.28544" calcext:value-type="float">
            <text:p>-1.28544</text:p>
          </table:table-cell>
        </table:table-row>
        <table:table-row table:style-name="ro1">
          <table:table-cell office:value-type="float" office:value="-2.6807499" calcext:value-type="float">
            <text:p>-2.6807499</text:p>
          </table:table-cell>
          <table:table-cell office:value-type="float" office:value="-2.5360899" calcext:value-type="float">
            <text:p>-2.5360899</text:p>
          </table:table-cell>
          <table:table-cell office:value-type="float" office:value="-2.4344599" calcext:value-type="float">
            <text:p>-2.4344599</text:p>
          </table:table-cell>
          <table:table-cell office:value-type="float" office:value="-2.32337" calcext:value-type="float">
            <text:p>-2.32337</text:p>
          </table:table-cell>
          <table:table-cell office:value-type="float" office:value="-2.22419" calcext:value-type="float">
            <text:p>-2.22419</text:p>
          </table:table-cell>
          <table:table-cell office:value-type="float" office:value="-2.1259201" calcext:value-type="float">
            <text:p>-2.1259201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-1.93701" calcext:value-type="float">
            <text:p>-1.93701</text:p>
          </table:table-cell>
          <table:table-cell office:value-type="float" office:value="-1.83447" calcext:value-type="float">
            <text:p>-1.83447</text:p>
          </table:table-cell>
          <table:table-cell office:value-type="float" office:value="-1.7456599" calcext:value-type="float">
            <text:p>-1.7456599</text:p>
          </table:table-cell>
          <table:table-cell office:value-type="float" office:value="-1.64556" calcext:value-type="float">
            <text:p>-1.64556</text:p>
          </table:table-cell>
          <table:table-cell office:value-type="float" office:value="-1.55339" calcext:value-type="float">
            <text:p>-1.55339</text:p>
          </table:table-cell>
          <table:table-cell office:value-type="float" office:value="-1.46336" calcext:value-type="float">
            <text:p>-1.46336</text:p>
          </table:table-cell>
          <table:table-cell office:value-type="float" office:value="-1.37547" calcext:value-type="float">
            <text:p>-1.37547</text:p>
          </table:table-cell>
          <table:table-cell office:value-type="float" office:value="-1.28483" calcext:value-type="float">
            <text:p>-1.28483</text:p>
          </table:table-cell>
        </table:table-row>
        <table:table-row table:style-name="ro1">
          <table:table-cell office:value-type="float" office:value="-2.68014" calcext:value-type="float">
            <text:p>-2.68014</text:p>
          </table:table-cell>
          <table:table-cell office:value-type="float" office:value="-2.53548" calcext:value-type="float">
            <text:p>-2.53548</text:p>
          </table:table-cell>
          <table:table-cell office:value-type="float" office:value="-2.43385" calcext:value-type="float">
            <text:p>-2.43385</text:p>
          </table:table-cell>
          <table:table-cell office:value-type="float" office:value="-2.3227601" calcext:value-type="float">
            <text:p>-2.3227601</text:p>
          </table:table-cell>
          <table:table-cell office:value-type="float" office:value="-2.2235799" calcext:value-type="float">
            <text:p>-2.2235799</text:p>
          </table:table-cell>
          <table:table-cell office:value-type="float" office:value="-2.1253099" calcext:value-type="float">
            <text:p>-2.1253099</text:p>
          </table:table-cell>
          <table:table-cell office:value-type="float" office:value="-2.0358901" calcext:value-type="float">
            <text:p>-2.0358901</text:p>
          </table:table-cell>
          <table:table-cell office:value-type="float" office:value="-1.9364001" calcext:value-type="float">
            <text:p>-1.9364001</text:p>
          </table:table-cell>
          <table:table-cell office:value-type="float" office:value="-1.83386" calcext:value-type="float">
            <text:p>-1.83386</text:p>
          </table:table-cell>
          <table:table-cell office:value-type="float" office:value="-1.74505" calcext:value-type="float">
            <text:p>-1.74505</text:p>
          </table:table-cell>
          <table:table-cell office:value-type="float" office:value="-1.64495" calcext:value-type="float">
            <text:p>-1.64495</text:p>
          </table:table-cell>
          <table:table-cell office:value-type="float" office:value="-1.55278" calcext:value-type="float">
            <text:p>-1.55278</text:p>
          </table:table-cell>
          <table:table-cell office:value-type="float" office:value="-1.46275" calcext:value-type="float">
            <text:p>-1.46275</text:p>
          </table:table-cell>
          <table:table-cell office:value-type="float" office:value="-1.37486" calcext:value-type="float">
            <text:p>-1.37486</text:p>
          </table:table-cell>
          <table:table-cell office:value-type="float" office:value="-1.28422" calcext:value-type="float">
            <text:p>-1.28422</text:p>
          </table:table-cell>
        </table:table-row>
        <table:table-row table:style-name="ro1">
          <table:table-cell office:value-type="float" office:value="-2.6795299" calcext:value-type="float">
            <text:p>-2.6795299</text:p>
          </table:table-cell>
          <table:table-cell office:value-type="float" office:value="-2.5348699" calcext:value-type="float">
            <text:p>-2.5348699</text:p>
          </table:table-cell>
          <table:table-cell office:value-type="float" office:value="-2.4332399" calcext:value-type="float">
            <text:p>-2.4332399</text:p>
          </table:table-cell>
          <table:table-cell office:value-type="float" office:value="-2.32215" calcext:value-type="float">
            <text:p>-2.32215</text:p>
          </table:table-cell>
          <table:table-cell office:value-type="float" office:value="-2.22297" calcext:value-type="float">
            <text:p>-2.22297</text:p>
          </table:table-cell>
          <table:table-cell office:value-type="float" office:value="-2.1247001" calcext:value-type="float">
            <text:p>-2.1247001</text:p>
          </table:table-cell>
          <table:table-cell office:value-type="float" office:value="-2.03528" calcext:value-type="float">
            <text:p>-2.03528</text:p>
          </table:table-cell>
          <table:table-cell office:value-type="float" office:value="-1.9357899" calcext:value-type="float">
            <text:p>-1.9357899</text:p>
          </table:table-cell>
          <table:table-cell office:value-type="float" office:value="-1.83325" calcext:value-type="float">
            <text:p>-1.83325</text:p>
          </table:table-cell>
          <table:table-cell office:value-type="float" office:value="-1.74413" calcext:value-type="float">
            <text:p>-1.74413</text:p>
          </table:table-cell>
          <table:table-cell office:value-type="float" office:value="-1.64434" calcext:value-type="float">
            <text:p>-1.64434</text:p>
          </table:table-cell>
          <table:table-cell office:value-type="float" office:value="-1.55217" calcext:value-type="float">
            <text:p>-1.55217</text:p>
          </table:table-cell>
          <table:table-cell office:value-type="float" office:value="-1.46214" calcext:value-type="float">
            <text:p>-1.46214</text:p>
          </table:table-cell>
          <table:table-cell office:value-type="float" office:value="-1.3742501" calcext:value-type="float">
            <text:p>-1.3742501</text:p>
          </table:table-cell>
          <table:table-cell office:value-type="float" office:value="-1.28361" calcext:value-type="float">
            <text:p>-1.28361</text:p>
          </table:table-cell>
        </table:table-row>
        <table:table-row table:style-name="ro1">
          <table:table-cell office:value-type="float" office:value="-2.67891" calcext:value-type="float">
            <text:p>-2.67891</text:p>
          </table:table-cell>
          <table:table-cell office:value-type="float" office:value="-2.53426" calcext:value-type="float">
            <text:p>-2.53426</text:p>
          </table:table-cell>
          <table:table-cell office:value-type="float" office:value="-2.4326301" calcext:value-type="float">
            <text:p>-2.4326301</text:p>
          </table:table-cell>
          <table:table-cell office:value-type="float" office:value="-2.3215401" calcext:value-type="float">
            <text:p>-2.3215401</text:p>
          </table:table-cell>
          <table:table-cell office:value-type="float" office:value="-2.2223599" calcext:value-type="float">
            <text:p>-2.2223599</text:p>
          </table:table-cell>
          <table:table-cell office:value-type="float" office:value="-2.12409" calcext:value-type="float">
            <text:p>-2.12409</text:p>
          </table:table-cell>
          <table:table-cell office:value-type="float" office:value="-2.0346701" calcext:value-type="float">
            <text:p>-2.0346701</text:p>
          </table:table-cell>
          <table:table-cell office:value-type="float" office:value="-1.93487" calcext:value-type="float">
            <text:p>-1.93487</text:p>
          </table:table-cell>
          <table:table-cell office:value-type="float" office:value="-1.8326401" calcext:value-type="float">
            <text:p>-1.8326401</text:p>
          </table:table-cell>
          <table:table-cell office:value-type="float" office:value="-1.74352" calcext:value-type="float">
            <text:p>-1.74352</text:p>
          </table:table-cell>
          <table:table-cell office:value-type="float" office:value="-1.64373" calcext:value-type="float">
            <text:p>-1.64373</text:p>
          </table:table-cell>
          <table:table-cell office:value-type="float" office:value="-1.55156" calcext:value-type="float">
            <text:p>-1.55156</text:p>
          </table:table-cell>
          <table:table-cell office:value-type="float" office:value="-1.46153" calcext:value-type="float">
            <text:p>-1.46153</text:p>
          </table:table-cell>
          <table:table-cell office:value-type="float" office:value="-1.37333" calcext:value-type="float">
            <text:p>-1.37333</text:p>
          </table:table-cell>
          <table:table-cell office:value-type="float" office:value="-1.283" calcext:value-type="float">
            <text:p>-1.283</text:p>
          </table:table-cell>
        </table:table-row>
        <table:table-row table:style-name="ro1">
          <table:table-cell office:value-type="float" office:value="-2.6782999" calcext:value-type="float">
            <text:p>-2.6782999</text:p>
          </table:table-cell>
          <table:table-cell office:value-type="float" office:value="-2.5336499" calcext:value-type="float">
            <text:p>-2.5336499</text:p>
          </table:table-cell>
          <table:table-cell office:value-type="float" office:value="-2.4320199" calcext:value-type="float">
            <text:p>-2.4320199</text:p>
          </table:table-cell>
          <table:table-cell office:value-type="float" office:value="-2.3206301" calcext:value-type="float">
            <text:p>-2.3206301</text:p>
          </table:table-cell>
          <table:table-cell office:value-type="float" office:value="-2.22175" calcext:value-type="float">
            <text:p>-2.22175</text:p>
          </table:table-cell>
          <table:table-cell office:value-type="float" office:value="-2.1234801" calcext:value-type="float">
            <text:p>-2.1234801</text:p>
          </table:table-cell>
          <table:table-cell office:value-type="float" office:value="-2.0337501" calcext:value-type="float">
            <text:p>-2.0337501</text:p>
          </table:table-cell>
          <table:table-cell office:value-type="float" office:value="-1.93426" calcext:value-type="float">
            <text:p>-1.93426</text:p>
          </table:table-cell>
          <table:table-cell office:value-type="float" office:value="-1.8320301" calcext:value-type="float">
            <text:p>-1.8320301</text:p>
          </table:table-cell>
          <table:table-cell office:value-type="float" office:value="-1.74291" calcext:value-type="float">
            <text:p>-1.74291</text:p>
          </table:table-cell>
          <table:table-cell office:value-type="float" office:value="-1.6431201" calcext:value-type="float">
            <text:p>-1.6431201</text:p>
          </table:table-cell>
          <table:table-cell office:value-type="float" office:value="-1.55065" calcext:value-type="float">
            <text:p>-1.55065</text:p>
          </table:table-cell>
          <table:table-cell office:value-type="float" office:value="-1.46092" calcext:value-type="float">
            <text:p>-1.46092</text:p>
          </table:table-cell>
          <table:table-cell office:value-type="float" office:value="-1.37242" calcext:value-type="float">
            <text:p>-1.37242</text:p>
          </table:table-cell>
          <table:table-cell office:value-type="float" office:value="-1.28239" calcext:value-type="float">
            <text:p>-1.28239</text:p>
          </table:table-cell>
        </table:table-row>
        <table:table-row table:style-name="ro1">
          <table:table-cell office:value-type="float" office:value="-2.67769" calcext:value-type="float">
            <text:p>-2.67769</text:p>
          </table:table-cell>
          <table:table-cell office:value-type="float" office:value="-2.53304" calcext:value-type="float">
            <text:p>-2.53304</text:p>
          </table:table-cell>
          <table:table-cell office:value-type="float" office:value="-2.4310999" calcext:value-type="float">
            <text:p>-2.4310999</text:p>
          </table:table-cell>
          <table:table-cell office:value-type="float" office:value="-2.32002" calcext:value-type="float">
            <text:p>-2.32002</text:p>
          </table:table-cell>
          <table:table-cell office:value-type="float" office:value="-2.2211399" calcext:value-type="float">
            <text:p>-2.2211399</text:p>
          </table:table-cell>
          <table:table-cell office:value-type="float" office:value="-2.12287" calcext:value-type="float">
            <text:p>-2.12287</text:p>
          </table:table-cell>
          <table:table-cell office:value-type="float" office:value="-2.0331399" calcext:value-type="float">
            <text:p>-2.0331399</text:p>
          </table:table-cell>
          <table:table-cell office:value-type="float" office:value="-1.93365" calcext:value-type="float">
            <text:p>-1.93365</text:p>
          </table:table-cell>
          <table:table-cell office:value-type="float" office:value="-1.8314199" calcext:value-type="float">
            <text:p>-1.8314199</text:p>
          </table:table-cell>
          <table:table-cell office:value-type="float" office:value="-1.742" calcext:value-type="float">
            <text:p>-1.742</text:p>
          </table:table-cell>
          <table:table-cell office:value-type="float" office:value="-1.6425101" calcext:value-type="float">
            <text:p>-1.6425101</text:p>
          </table:table-cell>
          <table:table-cell office:value-type="float" office:value="-1.5497299" calcext:value-type="float">
            <text:p>-1.5497299</text:p>
          </table:table-cell>
          <table:table-cell office:value-type="float" office:value="-1.46031" calcext:value-type="float">
            <text:p>-1.46031</text:p>
          </table:table-cell>
          <table:table-cell office:value-type="float" office:value="-1.37181" calcext:value-type="float">
            <text:p>-1.37181</text:p>
          </table:table-cell>
          <table:table-cell office:value-type="float" office:value="-1.28178" calcext:value-type="float">
            <text:p>-1.28178</text:p>
          </table:table-cell>
        </table:table-row>
        <table:table-row table:style-name="ro1">
          <table:table-cell office:value-type="float" office:value="-2.6770799" calcext:value-type="float">
            <text:p>-2.6770799</text:p>
          </table:table-cell>
          <table:table-cell office:value-type="float" office:value="-2.5324299" calcext:value-type="float">
            <text:p>-2.5324299</text:p>
          </table:table-cell>
          <table:table-cell office:value-type="float" office:value="-2.43049" calcext:value-type="float">
            <text:p>-2.43049</text:p>
          </table:table-cell>
          <table:table-cell office:value-type="float" office:value="-2.3194101" calcext:value-type="float">
            <text:p>-2.3194101</text:p>
          </table:table-cell>
          <table:table-cell office:value-type="float" office:value="-2.22053" calcext:value-type="float">
            <text:p>-2.22053</text:p>
          </table:table-cell>
          <table:table-cell office:value-type="float" office:value="-2.1222601" calcext:value-type="float">
            <text:p>-2.1222601</text:p>
          </table:table-cell>
          <table:table-cell office:value-type="float" office:value="-2.0325301" calcext:value-type="float">
            <text:p>-2.0325301</text:p>
          </table:table-cell>
          <table:table-cell office:value-type="float" office:value="-1.93304" calcext:value-type="float">
            <text:p>-1.93304</text:p>
          </table:table-cell>
          <table:table-cell office:value-type="float" office:value="-1.83081" calcext:value-type="float">
            <text:p>-1.83081</text:p>
          </table:table-cell>
          <table:table-cell office:value-type="float" office:value="-1.74139" calcext:value-type="float">
            <text:p>-1.74139</text:p>
          </table:table-cell>
          <table:table-cell office:value-type="float" office:value="-1.6418999" calcext:value-type="float">
            <text:p>-1.6418999</text:p>
          </table:table-cell>
          <table:table-cell office:value-type="float" office:value="-1.54881" calcext:value-type="float">
            <text:p>-1.54881</text:p>
          </table:table-cell>
          <table:table-cell office:value-type="float" office:value="-1.4594001" calcext:value-type="float">
            <text:p>-1.4594001</text:p>
          </table:table-cell>
          <table:table-cell office:value-type="float" office:value="-1.3712" calcext:value-type="float">
            <text:p>-1.3712</text:p>
          </table:table-cell>
          <table:table-cell office:value-type="float" office:value="-1.28117" calcext:value-type="float">
            <text:p>-1.28117</text:p>
          </table:table-cell>
        </table:table-row>
        <table:table-row table:style-name="ro1">
          <table:table-cell office:value-type="float" office:value="-2.67647" calcext:value-type="float">
            <text:p>-2.67647</text:p>
          </table:table-cell>
          <table:table-cell office:value-type="float" office:value="-2.5318201" calcext:value-type="float">
            <text:p>-2.5318201</text:p>
          </table:table-cell>
          <table:table-cell office:value-type="float" office:value="-2.4298799" calcext:value-type="float">
            <text:p>-2.4298799</text:p>
          </table:table-cell>
          <table:table-cell office:value-type="float" office:value="-2.3188" calcext:value-type="float">
            <text:p>-2.3188</text:p>
          </table:table-cell>
          <table:table-cell office:value-type="float" office:value="-2.21961" calcext:value-type="float">
            <text:p>-2.21961</text:p>
          </table:table-cell>
          <table:table-cell office:value-type="float" office:value="-2.12134" calcext:value-type="float">
            <text:p>-2.12134</text:p>
          </table:table-cell>
          <table:table-cell office:value-type="float" office:value="-2.03192" calcext:value-type="float">
            <text:p>-2.03192</text:p>
          </table:table-cell>
          <table:table-cell office:value-type="float" office:value="-1.93243" calcext:value-type="float">
            <text:p>-1.93243</text:p>
          </table:table-cell>
          <table:table-cell office:value-type="float" office:value="-1.8302" calcext:value-type="float">
            <text:p>-1.8302</text:p>
          </table:table-cell>
          <table:table-cell office:value-type="float" office:value="-1.74078" calcext:value-type="float">
            <text:p>-1.74078</text:p>
          </table:table-cell>
          <table:table-cell office:value-type="float" office:value="-1.6412899" calcext:value-type="float">
            <text:p>-1.6412899</text:p>
          </table:table-cell>
          <table:table-cell office:value-type="float" office:value="-1.5482" calcext:value-type="float">
            <text:p>-1.5482</text:p>
          </table:table-cell>
          <table:table-cell office:value-type="float" office:value="-1.45848" calcext:value-type="float">
            <text:p>-1.45848</text:p>
          </table:table-cell>
          <table:table-cell office:value-type="float" office:value="-1.37059" calcext:value-type="float">
            <text:p>-1.37059</text:p>
          </table:table-cell>
          <table:table-cell office:value-type="float" office:value="-1.28056" calcext:value-type="float">
            <text:p>-1.28056</text:p>
          </table:table-cell>
        </table:table-row>
        <table:table-row table:style-name="ro1">
          <table:table-cell office:value-type="float" office:value="-2.6758599" calcext:value-type="float">
            <text:p>-2.6758599</text:p>
          </table:table-cell>
          <table:table-cell office:value-type="float" office:value="-2.5312099" calcext:value-type="float">
            <text:p>-2.5312099</text:p>
          </table:table-cell>
          <table:table-cell office:value-type="float" office:value="-2.42927" calcext:value-type="float">
            <text:p>-2.42927</text:p>
          </table:table-cell>
          <table:table-cell office:value-type="float" office:value="-2.3181901" calcext:value-type="float">
            <text:p>-2.3181901</text:p>
          </table:table-cell>
          <table:table-cell office:value-type="float" office:value="-2.2190001" calcext:value-type="float">
            <text:p>-2.2190001</text:p>
          </table:table-cell>
          <table:table-cell office:value-type="float" office:value="-2.1207299" calcext:value-type="float">
            <text:p>-2.1207299</text:p>
          </table:table-cell>
          <table:table-cell office:value-type="float" office:value="-2.0313101" calcext:value-type="float">
            <text:p>-2.0313101</text:p>
          </table:table-cell>
          <table:table-cell office:value-type="float" office:value="-1.93182" calcext:value-type="float">
            <text:p>-1.93182</text:p>
          </table:table-cell>
          <table:table-cell office:value-type="float" office:value="-1.8295799" calcext:value-type="float">
            <text:p>-1.8295799</text:p>
          </table:table-cell>
          <table:table-cell office:value-type="float" office:value="-1.74017" calcext:value-type="float">
            <text:p>-1.74017</text:p>
          </table:table-cell>
          <table:table-cell office:value-type="float" office:value="-1.64068" calcext:value-type="float">
            <text:p>-1.64068</text:p>
          </table:table-cell>
          <table:table-cell office:value-type="float" office:value="-1.54759" calcext:value-type="float">
            <text:p>-1.54759</text:p>
          </table:table-cell>
          <table:table-cell office:value-type="float" office:value="-1.45787" calcext:value-type="float">
            <text:p>-1.45787</text:p>
          </table:table-cell>
          <table:table-cell office:value-type="float" office:value="-1.36998" calcext:value-type="float">
            <text:p>-1.36998</text:p>
          </table:table-cell>
          <table:table-cell office:value-type="float" office:value="-1.27995" calcext:value-type="float">
            <text:p>-1.27995</text:p>
          </table:table-cell>
        </table:table-row>
        <table:table-row table:style-name="ro1">
          <table:table-cell office:value-type="float" office:value="-2.6752501" calcext:value-type="float">
            <text:p>-2.6752501</text:p>
          </table:table-cell>
          <table:table-cell office:value-type="float" office:value="-2.5305901" calcext:value-type="float">
            <text:p>-2.5305901</text:p>
          </table:table-cell>
          <table:table-cell office:value-type="float" office:value="-2.4286599" calcext:value-type="float">
            <text:p>-2.4286599</text:p>
          </table:table-cell>
          <table:table-cell office:value-type="float" office:value="-2.31758" calcext:value-type="float">
            <text:p>-2.31758</text:p>
          </table:table-cell>
          <table:table-cell office:value-type="float" office:value="-2.21839" calcext:value-type="float">
            <text:p>-2.21839</text:p>
          </table:table-cell>
          <table:table-cell office:value-type="float" office:value="-2.12012" calcext:value-type="float">
            <text:p>-2.12012</text:p>
          </table:table-cell>
          <table:table-cell office:value-type="float" office:value="-2.0307" calcext:value-type="float">
            <text:p>-2.0307</text:p>
          </table:table-cell>
          <table:table-cell office:value-type="float" office:value="-1.93121" calcext:value-type="float">
            <text:p>-1.93121</text:p>
          </table:table-cell>
          <table:table-cell office:value-type="float" office:value="-1.82897" calcext:value-type="float">
            <text:p>-1.82897</text:p>
          </table:table-cell>
          <table:table-cell office:value-type="float" office:value="-1.73955" calcext:value-type="float">
            <text:p>-1.73955</text:p>
          </table:table-cell>
          <table:table-cell office:value-type="float" office:value="-1.63976" calcext:value-type="float">
            <text:p>-1.63976</text:p>
          </table:table-cell>
          <table:table-cell office:value-type="float" office:value="-1.54698" calcext:value-type="float">
            <text:p>-1.54698</text:p>
          </table:table-cell>
          <table:table-cell office:value-type="float" office:value="-1.45726" calcext:value-type="float">
            <text:p>-1.45726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1.27934" calcext:value-type="float">
            <text:p>-1.27934</text:p>
          </table:table-cell>
        </table:table-row>
        <table:table-row table:style-name="ro1">
          <table:table-cell office:value-type="float" office:value="-2.6746399" calcext:value-type="float">
            <text:p>-2.6746399</text:p>
          </table:table-cell>
          <table:table-cell office:value-type="float" office:value="-2.5299799" calcext:value-type="float">
            <text:p>-2.5299799</text:p>
          </table:table-cell>
          <table:table-cell office:value-type="float" office:value="-2.42805" calcext:value-type="float">
            <text:p>-2.42805</text:p>
          </table:table-cell>
          <table:table-cell office:value-type="float" office:value="-2.3166599" calcext:value-type="float">
            <text:p>-2.3166599</text:p>
          </table:table-cell>
          <table:table-cell office:value-type="float" office:value="-2.2174699" calcext:value-type="float">
            <text:p>-2.2174699</text:p>
          </table:table-cell>
          <table:table-cell office:value-type="float" office:value="-2.1195099" calcext:value-type="float">
            <text:p>-2.1195099</text:p>
          </table:table-cell>
          <table:table-cell office:value-type="float" office:value="-2.0300901" calcext:value-type="float">
            <text:p>-2.0300901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-1.82836" calcext:value-type="float">
            <text:p>-1.82836</text:p>
          </table:table-cell>
          <table:table-cell office:value-type="float" office:value="-1.73894" calcext:value-type="float">
            <text:p>-1.73894</text:p>
          </table:table-cell>
          <table:table-cell office:value-type="float" office:value="-1.63915" calcext:value-type="float">
            <text:p>-1.63915</text:p>
          </table:table-cell>
          <table:table-cell office:value-type="float" office:value="-1.54637" calcext:value-type="float">
            <text:p>-1.54637</text:p>
          </table:table-cell>
          <table:table-cell office:value-type="float" office:value="-1.45604" calcext:value-type="float">
            <text:p>-1.45604</text:p>
          </table:table-cell>
          <table:table-cell office:value-type="float" office:value="-1.36876" calcext:value-type="float">
            <text:p>-1.36876</text:p>
          </table:table-cell>
          <table:table-cell office:value-type="float" office:value="-1.27873" calcext:value-type="float">
            <text:p>-1.27873</text:p>
          </table:table-cell>
        </table:table-row>
        <table:table-row table:style-name="ro1">
          <table:table-cell office:value-type="float" office:value="-2.6740301" calcext:value-type="float">
            <text:p>-2.6740301</text:p>
          </table:table-cell>
          <table:table-cell office:value-type="float" office:value="-2.5293701" calcext:value-type="float">
            <text:p>-2.5293701</text:p>
          </table:table-cell>
          <table:table-cell office:value-type="float" office:value="-2.42714" calcext:value-type="float">
            <text:p>-2.42714</text:p>
          </table:table-cell>
          <table:table-cell office:value-type="float" office:value="-2.3157401" calcext:value-type="float">
            <text:p>-2.3157401</text:p>
          </table:table-cell>
          <table:table-cell office:value-type="float" office:value="-2.2168601" calcext:value-type="float">
            <text:p>-2.2168601</text:p>
          </table:table-cell>
          <table:table-cell office:value-type="float" office:value="-2.1189001" calcext:value-type="float">
            <text:p>-2.1189001</text:p>
          </table:table-cell>
          <table:table-cell office:value-type="float" office:value="-2.02948" calcext:value-type="float">
            <text:p>-2.02948</text:p>
          </table:table-cell>
          <table:table-cell office:value-type="float" office:value="-1.9299901" calcext:value-type="float">
            <text:p>-1.9299901</text:p>
          </table:table-cell>
          <table:table-cell office:value-type="float" office:value="-1.82775" calcext:value-type="float">
            <text:p>-1.82775</text:p>
          </table:table-cell>
          <table:table-cell office:value-type="float" office:value="-1.73833" calcext:value-type="float">
            <text:p>-1.73833</text:p>
          </table:table-cell>
          <table:table-cell office:value-type="float" office:value="-1.63854" calcext:value-type="float">
            <text:p>-1.63854</text:p>
          </table:table-cell>
          <table:table-cell office:value-type="float" office:value="-1.54576" calcext:value-type="float">
            <text:p>-1.54576</text:p>
          </table:table-cell>
          <table:table-cell office:value-type="float" office:value="-1.45512" calcext:value-type="float">
            <text:p>-1.45512</text:p>
          </table:table-cell>
          <table:table-cell office:value-type="float" office:value="-1.36814" calcext:value-type="float">
            <text:p>-1.36814</text:p>
          </table:table-cell>
          <table:table-cell office:value-type="float" office:value="-1.27812" calcext:value-type="float">
            <text:p>-1.27812</text:p>
          </table:table-cell>
        </table:table-row>
        <table:table-row table:style-name="ro1">
          <table:table-cell office:value-type="float" office:value="-2.67342" calcext:value-type="float">
            <text:p>-2.67342</text:p>
          </table:table-cell>
          <table:table-cell office:value-type="float" office:value="-2.52876" calcext:value-type="float">
            <text:p>-2.52876</text:p>
          </table:table-cell>
          <table:table-cell office:value-type="float" office:value="-2.4265299" calcext:value-type="float">
            <text:p>-2.4265299</text:p>
          </table:table-cell>
          <table:table-cell office:value-type="float" office:value="-2.3148301" calcext:value-type="float">
            <text:p>-2.3148301</text:p>
          </table:table-cell>
          <table:table-cell office:value-type="float" office:value="-2.2162499" calcext:value-type="float">
            <text:p>-2.2162499</text:p>
          </table:table-cell>
          <table:table-cell office:value-type="float" office:value="-2.1182899" calcext:value-type="float">
            <text:p>-2.1182899</text:p>
          </table:table-cell>
          <table:table-cell office:value-type="float" office:value="-2.0288701" calcext:value-type="float">
            <text:p>-2.0288701</text:p>
          </table:table-cell>
          <table:table-cell office:value-type="float" office:value="-1.9293801" calcext:value-type="float">
            <text:p>-1.9293801</text:p>
          </table:table-cell>
          <table:table-cell office:value-type="float" office:value="-1.82714" calcext:value-type="float">
            <text:p>-1.82714</text:p>
          </table:table-cell>
          <table:table-cell office:value-type="float" office:value="-1.73772" calcext:value-type="float">
            <text:p>-1.73772</text:p>
          </table:table-cell>
          <table:table-cell office:value-type="float" office:value="-1.63793" calcext:value-type="float">
            <text:p>-1.63793</text:p>
          </table:table-cell>
          <table:table-cell office:value-type="float" office:value="-1.54515" calcext:value-type="float">
            <text:p>-1.54515</text:p>
          </table:table-cell>
          <table:table-cell office:value-type="float" office:value="-1.45451" calcext:value-type="float">
            <text:p>-1.45451</text:p>
          </table:table-cell>
          <table:table-cell office:value-type="float" office:value="-1.36753" calcext:value-type="float">
            <text:p>-1.36753</text:p>
          </table:table-cell>
          <table:table-cell office:value-type="float" office:value="-1.2772" calcext:value-type="float">
            <text:p>-1.2772</text:p>
          </table:table-cell>
        </table:table-row>
        <table:table-row table:style-name="ro1">
          <table:table-cell office:value-type="float" office:value="-2.6728101" calcext:value-type="float">
            <text:p>-2.6728101</text:p>
          </table:table-cell>
          <table:table-cell office:value-type="float" office:value="-2.5281501" calcext:value-type="float">
            <text:p>-2.5281501</text:p>
          </table:table-cell>
          <table:table-cell office:value-type="float" office:value="-2.42592" calcext:value-type="float">
            <text:p>-2.42592</text:p>
          </table:table-cell>
          <table:table-cell office:value-type="float" office:value="-2.31422" calcext:value-type="float">
            <text:p>-2.31422</text:p>
          </table:table-cell>
          <table:table-cell office:value-type="float" office:value="-2.2156401" calcext:value-type="float">
            <text:p>-2.2156401</text:p>
          </table:table-cell>
          <table:table-cell office:value-type="float" office:value="-2.1176801" calcext:value-type="float">
            <text:p>-2.1176801</text:p>
          </table:table-cell>
          <table:table-cell office:value-type="float" office:value="-2.02826" calcext:value-type="float">
            <text:p>-2.02826</text:p>
          </table:table-cell>
          <table:table-cell office:value-type="float" office:value="-1.9287699" calcext:value-type="float">
            <text:p>-1.9287699</text:p>
          </table:table-cell>
          <table:table-cell office:value-type="float" office:value="-1.82653" calcext:value-type="float">
            <text:p>-1.82653</text:p>
          </table:table-cell>
          <table:table-cell office:value-type="float" office:value="-1.73711" calcext:value-type="float">
            <text:p>-1.73711</text:p>
          </table:table-cell>
          <table:table-cell office:value-type="float" office:value="-1.63732" calcext:value-type="float">
            <text:p>-1.63732</text:p>
          </table:table-cell>
          <table:table-cell office:value-type="float" office:value="-1.54454" calcext:value-type="float">
            <text:p>-1.54454</text:p>
          </table:table-cell>
          <table:table-cell office:value-type="float" office:value="-1.4539" calcext:value-type="float">
            <text:p>-1.4539</text:p>
          </table:table-cell>
          <table:table-cell office:value-type="float" office:value="-1.36692" calcext:value-type="float">
            <text:p>-1.36692</text:p>
          </table:table-cell>
          <table:table-cell office:value-type="float" office:value="-1.27659" calcext:value-type="float">
            <text:p>-1.27659</text:p>
          </table:table-cell>
        </table:table-row>
        <table:table-row table:style-name="ro1">
          <table:table-cell office:value-type="float" office:value="-2.6722" calcext:value-type="float">
            <text:p>-2.6722</text:p>
          </table:table-cell>
          <table:table-cell office:value-type="float" office:value="-2.52724" calcext:value-type="float">
            <text:p>-2.52724</text:p>
          </table:table-cell>
          <table:table-cell office:value-type="float" office:value="-2.425" calcext:value-type="float">
            <text:p>-2.425</text:p>
          </table:table-cell>
          <table:table-cell office:value-type="float" office:value="-2.3136101" calcext:value-type="float">
            <text:p>-2.3136101</text:p>
          </table:table-cell>
          <table:table-cell office:value-type="float" office:value="-2.21503" calcext:value-type="float">
            <text:p>-2.21503</text:p>
          </table:table-cell>
          <table:table-cell office:value-type="float" office:value="-2.11707" calcext:value-type="float">
            <text:p>-2.11707</text:p>
          </table:table-cell>
          <table:table-cell office:value-type="float" office:value="-2.0276501" calcext:value-type="float">
            <text:p>-2.0276501</text:p>
          </table:table-cell>
          <table:table-cell office:value-type="float" office:value="-1.92785" calcext:value-type="float">
            <text:p>-1.92785</text:p>
          </table:table-cell>
          <table:table-cell office:value-type="float" office:value="-1.82592" calcext:value-type="float">
            <text:p>-1.82592</text:p>
          </table:table-cell>
          <table:table-cell office:value-type="float" office:value="-1.7362" calcext:value-type="float">
            <text:p>-1.7362</text:p>
          </table:table-cell>
          <table:table-cell office:value-type="float" office:value="-1.63671" calcext:value-type="float">
            <text:p>-1.63671</text:p>
          </table:table-cell>
          <table:table-cell office:value-type="float" office:value="-1.5439301" calcext:value-type="float">
            <text:p>-1.5439301</text:p>
          </table:table-cell>
          <table:table-cell office:value-type="float" office:value="-1.45329" calcext:value-type="float">
            <text:p>-1.45329</text:p>
          </table:table-cell>
          <table:table-cell office:value-type="float" office:value="-1.36631" calcext:value-type="float">
            <text:p>-1.36631</text:p>
          </table:table-cell>
          <table:table-cell office:value-type="float" office:value="-1.27598" calcext:value-type="float">
            <text:p>-1.27598</text:p>
          </table:table-cell>
        </table:table-row>
        <table:table-row table:style-name="ro1">
          <table:table-cell office:value-type="float" office:value="-2.6715901" calcext:value-type="float">
            <text:p>-2.6715901</text:p>
          </table:table-cell>
          <table:table-cell office:value-type="float" office:value="-2.5266299" calcext:value-type="float">
            <text:p>-2.5266299</text:p>
          </table:table-cell>
          <table:table-cell office:value-type="float" office:value="-2.4243901" calcext:value-type="float">
            <text:p>-2.4243901</text:p>
          </table:table-cell>
          <table:table-cell office:value-type="float" office:value="-2.313" calcext:value-type="float">
            <text:p>-2.313</text:p>
          </table:table-cell>
          <table:table-cell office:value-type="float" office:value="-2.2144201" calcext:value-type="float">
            <text:p>-2.2144201</text:p>
          </table:table-cell>
          <table:table-cell office:value-type="float" office:value="-2.1164601" calcext:value-type="float">
            <text:p>-2.1164601</text:p>
          </table:table-cell>
          <table:table-cell office:value-type="float" office:value="-2.02704" calcext:value-type="float">
            <text:p>-2.02704</text:p>
          </table:table-cell>
          <table:table-cell office:value-type="float" office:value="-1.92694" calcext:value-type="float">
            <text:p>-1.92694</text:p>
          </table:table-cell>
          <table:table-cell office:value-type="float" office:value="-1.82531" calcext:value-type="float">
            <text:p>-1.82531</text:p>
          </table:table-cell>
          <table:table-cell office:value-type="float" office:value="-1.73559" calcext:value-type="float">
            <text:p>-1.73559</text:p>
          </table:table-cell>
          <table:table-cell office:value-type="float" office:value="-1.63579" calcext:value-type="float">
            <text:p>-1.63579</text:p>
          </table:table-cell>
          <table:table-cell office:value-type="float" office:value="-1.5433199" calcext:value-type="float">
            <text:p>-1.5433199</text:p>
          </table:table-cell>
          <table:table-cell office:value-type="float" office:value="-1.4523799" calcext:value-type="float">
            <text:p>-1.4523799</text:p>
          </table:table-cell>
          <table:table-cell office:value-type="float" office:value="-1.3657" calcext:value-type="float">
            <text:p>-1.3657</text:p>
          </table:table-cell>
          <table:table-cell office:value-type="float" office:value="-1.27537" calcext:value-type="float">
            <text:p>-1.27537</text:p>
          </table:table-cell>
        </table:table-row>
        <table:table-row table:style-name="ro1">
          <table:table-cell office:value-type="float" office:value="-2.67098" calcext:value-type="float">
            <text:p>-2.67098</text:p>
          </table:table-cell>
          <table:table-cell office:value-type="float" office:value="-2.5257101" calcext:value-type="float">
            <text:p>-2.5257101</text:p>
          </table:table-cell>
          <table:table-cell office:value-type="float" office:value="-2.42347" calcext:value-type="float">
            <text:p>-2.42347</text:p>
          </table:table-cell>
          <table:table-cell office:value-type="float" office:value="-2.3123901" calcext:value-type="float">
            <text:p>-2.3123901</text:p>
          </table:table-cell>
          <table:table-cell office:value-type="float" office:value="-2.21381" calcext:value-type="float">
            <text:p>-2.21381</text:p>
          </table:table-cell>
          <table:table-cell office:value-type="float" office:value="-2.11585" calcext:value-type="float">
            <text:p>-2.11585</text:p>
          </table:table-cell>
          <table:table-cell office:value-type="float" office:value="-2.0264299" calcext:value-type="float">
            <text:p>-2.0264299</text:p>
          </table:table-cell>
          <table:table-cell office:value-type="float" office:value="-1.92602" calcext:value-type="float">
            <text:p>-1.92602</text:p>
          </table:table-cell>
          <table:table-cell office:value-type="float" office:value="-1.8247" calcext:value-type="float">
            <text:p>-1.8247</text:p>
          </table:table-cell>
          <table:table-cell office:value-type="float" office:value="-1.73498" calcext:value-type="float">
            <text:p>-1.73498</text:p>
          </table:table-cell>
          <table:table-cell office:value-type="float" office:value="-1.63518" calcext:value-type="float">
            <text:p>-1.63518</text:p>
          </table:table-cell>
          <table:table-cell office:value-type="float" office:value="-1.5427099" calcext:value-type="float">
            <text:p>-1.5427099</text:p>
          </table:table-cell>
          <table:table-cell office:value-type="float" office:value="-1.45146" calcext:value-type="float">
            <text:p>-1.45146</text:p>
          </table:table-cell>
          <table:table-cell office:value-type="float" office:value="-1.36509" calcext:value-type="float">
            <text:p>-1.36509</text:p>
          </table:table-cell>
          <table:table-cell office:value-type="float" office:value="-1.27476" calcext:value-type="float">
            <text:p>-1.27476</text:p>
          </table:table-cell>
        </table:table-row>
        <table:table-row table:style-name="ro1">
          <table:table-cell office:value-type="float" office:value="-2.6703701" calcext:value-type="float">
            <text:p>-2.6703701</text:p>
          </table:table-cell>
          <table:table-cell office:value-type="float" office:value="-2.5251" calcext:value-type="float">
            <text:p>-2.5251</text:p>
          </table:table-cell>
          <table:table-cell office:value-type="float" office:value="-2.4228599" calcext:value-type="float">
            <text:p>-2.4228599</text:p>
          </table:table-cell>
          <table:table-cell office:value-type="float" office:value="-2.31178" calcext:value-type="float">
            <text:p>-2.31178</text:p>
          </table:table-cell>
          <table:table-cell office:value-type="float" office:value="-2.2132001" calcext:value-type="float">
            <text:p>-2.2132001</text:p>
          </table:table-cell>
          <table:table-cell office:value-type="float" office:value="-2.1152401" calcext:value-type="float">
            <text:p>-2.1152401</text:p>
          </table:table-cell>
          <table:table-cell office:value-type="float" office:value="-2.02582" calcext:value-type="float">
            <text:p>-2.02582</text:p>
          </table:table-cell>
          <table:table-cell office:value-type="float" office:value="-1.92541" calcext:value-type="float">
            <text:p>-1.92541</text:p>
          </table:table-cell>
          <table:table-cell office:value-type="float" office:value="-1.82409" calcext:value-type="float">
            <text:p>-1.82409</text:p>
          </table:table-cell>
          <table:table-cell office:value-type="float" office:value="-1.73406" calcext:value-type="float">
            <text:p>-1.73406</text:p>
          </table:table-cell>
          <table:table-cell office:value-type="float" office:value="-1.63457" calcext:value-type="float">
            <text:p>-1.63457</text:p>
          </table:table-cell>
          <table:table-cell office:value-type="float" office:value="-1.5421" calcext:value-type="float">
            <text:p>-1.5421</text:p>
          </table:table-cell>
          <table:table-cell office:value-type="float" office:value="-1.45085" calcext:value-type="float">
            <text:p>-1.45085</text:p>
          </table:table-cell>
          <table:table-cell office:value-type="float" office:value="-1.36448" calcext:value-type="float">
            <text:p>-1.36448</text:p>
          </table:table-cell>
          <table:table-cell office:value-type="float" office:value="-1.27415" calcext:value-type="float">
            <text:p>-1.27415</text:p>
          </table:table-cell>
        </table:table-row>
        <table:table-row table:style-name="ro1">
          <table:table-cell office:value-type="float" office:value="-2.66976" calcext:value-type="float">
            <text:p>-2.66976</text:p>
          </table:table-cell>
          <table:table-cell office:value-type="float" office:value="-2.5244901" calcext:value-type="float">
            <text:p>-2.5244901</text:p>
          </table:table-cell>
          <table:table-cell office:value-type="float" office:value="-2.42225" calcext:value-type="float">
            <text:p>-2.42225</text:p>
          </table:table-cell>
          <table:table-cell office:value-type="float" office:value="-2.3111701" calcext:value-type="float">
            <text:p>-2.3111701</text:p>
          </table:table-cell>
          <table:table-cell office:value-type="float" office:value="-2.21259" calcext:value-type="float">
            <text:p>-2.21259</text:p>
          </table:table-cell>
          <table:table-cell office:value-type="float" office:value="-2.11463" calcext:value-type="float">
            <text:p>-2.11463</text:p>
          </table:table-cell>
          <table:table-cell office:value-type="float" office:value="-2.0252099" calcext:value-type="float">
            <text:p>-2.0252099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-1.7334501" calcext:value-type="float">
            <text:p>-1.7334501</text:p>
          </table:table-cell>
          <table:table-cell office:value-type="float" office:value="-1.63396" calcext:value-type="float">
            <text:p>-1.63396</text:p>
          </table:table-cell>
          <table:table-cell office:value-type="float" office:value="-1.54149" calcext:value-type="float">
            <text:p>-1.54149</text:p>
          </table:table-cell>
          <table:table-cell office:value-type="float" office:value="-1.45024" calcext:value-type="float">
            <text:p>-1.45024</text:p>
          </table:table-cell>
          <table:table-cell office:value-type="float" office:value="-1.36387" calcext:value-type="float">
            <text:p>-1.36387</text:p>
          </table:table-cell>
          <table:table-cell office:value-type="float" office:value="-1.27354" calcext:value-type="float">
            <text:p>-1.27354</text:p>
          </table:table-cell>
        </table:table-row>
        <table:table-row table:style-name="ro1">
          <table:table-cell office:value-type="float" office:value="-2.6688399" calcext:value-type="float">
            <text:p>-2.6688399</text:p>
          </table:table-cell>
          <table:table-cell office:value-type="float" office:value="-2.52388" calcext:value-type="float">
            <text:p>-2.52388</text:p>
          </table:table-cell>
          <table:table-cell office:value-type="float" office:value="-2.4216399" calcext:value-type="float">
            <text:p>-2.4216399</text:p>
          </table:table-cell>
          <table:table-cell office:value-type="float" office:value="-2.31056" calcext:value-type="float">
            <text:p>-2.31056</text:p>
          </table:table-cell>
          <table:table-cell office:value-type="float" office:value="-2.2116799" calcext:value-type="float">
            <text:p>-2.2116799</text:p>
          </table:table-cell>
          <table:table-cell office:value-type="float" office:value="-2.1140201" calcext:value-type="float">
            <text:p>-2.1140201</text:p>
          </table:table-cell>
          <table:table-cell office:value-type="float" office:value="-2.0246" calcext:value-type="float">
            <text:p>-2.0246</text:p>
          </table:table-cell>
          <table:table-cell office:value-type="float" office:value="-1.92419" calcext:value-type="float">
            <text:p>-1.92419</text:p>
          </table:table-cell>
          <table:table-cell office:value-type="float" office:value="-1.82287" calcext:value-type="float">
            <text:p>-1.82287</text:p>
          </table:table-cell>
          <table:table-cell office:value-type="float" office:value="-1.7328399" calcext:value-type="float">
            <text:p>-1.7328399</text:p>
          </table:table-cell>
          <table:table-cell office:value-type="float" office:value="-1.63335" calcext:value-type="float">
            <text:p>-1.63335</text:p>
          </table:table-cell>
          <table:table-cell office:value-type="float" office:value="-1.54088" calcext:value-type="float">
            <text:p>-1.54088</text:p>
          </table:table-cell>
          <table:table-cell office:value-type="float" office:value="-1.44963" calcext:value-type="float">
            <text:p>-1.44963</text:p>
          </table:table-cell>
          <table:table-cell office:value-type="float" office:value="-1.36326" calcext:value-type="float">
            <text:p>-1.36326</text:p>
          </table:table-cell>
          <table:table-cell office:value-type="float" office:value="-1.27262" calcext:value-type="float">
            <text:p>-1.27262</text:p>
          </table:table-cell>
        </table:table-row>
        <table:table-row table:style-name="ro1">
          <table:table-cell office:value-type="float" office:value="-2.6682301" calcext:value-type="float">
            <text:p>-2.6682301</text:p>
          </table:table-cell>
          <table:table-cell office:value-type="float" office:value="-2.5232699" calcext:value-type="float">
            <text:p>-2.5232699</text:p>
          </table:table-cell>
          <table:table-cell office:value-type="float" office:value="-2.4207301" calcext:value-type="float">
            <text:p>-2.4207301</text:p>
          </table:table-cell>
          <table:table-cell office:value-type="float" office:value="-2.3099501" calcext:value-type="float">
            <text:p>-2.3099501</text:p>
          </table:table-cell>
          <table:table-cell office:value-type="float" office:value="-2.2110701" calcext:value-type="float">
            <text:p>-2.2110701</text:p>
          </table:table-cell>
          <table:table-cell office:value-type="float" office:value="-2.11341" calcext:value-type="float">
            <text:p>-2.11341</text:p>
          </table:table-cell>
          <table:table-cell office:value-type="float" office:value="-2.0239899" calcext:value-type="float">
            <text:p>-2.0239899</text:p>
          </table:table-cell>
          <table:table-cell office:value-type="float" office:value="-1.9235801" calcext:value-type="float">
            <text:p>-1.9235801</text:p>
          </table:table-cell>
          <table:table-cell office:value-type="float" office:value="-1.82226" calcext:value-type="float">
            <text:p>-1.82226</text:p>
          </table:table-cell>
          <table:table-cell office:value-type="float" office:value="-1.7322299" calcext:value-type="float">
            <text:p>-1.7322299</text:p>
          </table:table-cell>
          <table:table-cell office:value-type="float" office:value="-1.63274" calcext:value-type="float">
            <text:p>-1.63274</text:p>
          </table:table-cell>
          <table:table-cell office:value-type="float" office:value="-1.53996" calcext:value-type="float">
            <text:p>-1.53996</text:p>
          </table:table-cell>
          <table:table-cell office:value-type="float" office:value="-1.44902" calcext:value-type="float">
            <text:p>-1.44902</text:p>
          </table:table-cell>
          <table:table-cell office:value-type="float" office:value="-1.36265" calcext:value-type="float">
            <text:p>-1.36265</text:p>
          </table:table-cell>
          <table:table-cell office:value-type="float" office:value="-1.27201" calcext:value-type="float">
            <text:p>-1.27201</text:p>
          </table:table-cell>
        </table:table-row>
        <table:table-row table:style-name="ro1">
          <table:table-cell office:value-type="float" office:value="-2.6676199" calcext:value-type="float">
            <text:p>-2.6676199</text:p>
          </table:table-cell>
          <table:table-cell office:value-type="float" office:value="-2.52266" calcext:value-type="float">
            <text:p>-2.52266</text:p>
          </table:table-cell>
          <table:table-cell office:value-type="float" office:value="-2.42012" calcext:value-type="float">
            <text:p>-2.42012</text:p>
          </table:table-cell>
          <table:table-cell office:value-type="float" office:value="-2.30934" calcext:value-type="float">
            <text:p>-2.30934</text:p>
          </table:table-cell>
          <table:table-cell office:value-type="float" office:value="-2.2104599" calcext:value-type="float">
            <text:p>-2.2104599</text:p>
          </table:table-cell>
          <table:table-cell office:value-type="float" office:value="-2.1127999" calcext:value-type="float">
            <text:p>-2.1127999</text:p>
          </table:table-cell>
          <table:table-cell office:value-type="float" office:value="-2.02338" calcext:value-type="float">
            <text:p>-2.02338</text:p>
          </table:table-cell>
          <table:table-cell office:value-type="float" office:value="-1.9229701" calcext:value-type="float">
            <text:p>-1.9229701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-1.73132" calcext:value-type="float">
            <text:p>-1.73132</text:p>
          </table:table-cell>
          <table:table-cell office:value-type="float" office:value="-1.63213" calcext:value-type="float">
            <text:p>-1.63213</text:p>
          </table:table-cell>
          <table:table-cell office:value-type="float" office:value="-1.53935" calcext:value-type="float">
            <text:p>-1.53935</text:p>
          </table:table-cell>
          <table:table-cell office:value-type="float" office:value="-1.44841" calcext:value-type="float">
            <text:p>-1.44841</text:p>
          </table:table-cell>
          <table:table-cell office:value-type="float" office:value="-1.36204" calcext:value-type="float">
            <text:p>-1.36204</text:p>
          </table:table-cell>
          <table:table-cell office:value-type="float" office:value="-1.2714" calcext:value-type="float">
            <text:p>-1.2714</text:p>
          </table:table-cell>
        </table:table-row>
        <table:table-row table:style-name="ro1">
          <table:table-cell office:value-type="float" office:value="-2.6670101" calcext:value-type="float">
            <text:p>-2.6670101</text:p>
          </table:table-cell>
          <table:table-cell office:value-type="float" office:value="-2.5220499" calcext:value-type="float">
            <text:p>-2.5220499</text:p>
          </table:table-cell>
          <table:table-cell office:value-type="float" office:value="-2.4195099" calcext:value-type="float">
            <text:p>-2.4195099</text:p>
          </table:table-cell>
          <table:table-cell office:value-type="float" office:value="-2.3087299" calcext:value-type="float">
            <text:p>-2.3087299</text:p>
          </table:table-cell>
          <table:table-cell office:value-type="float" office:value="-2.2098501" calcext:value-type="float">
            <text:p>-2.2098501</text:p>
          </table:table-cell>
          <table:table-cell office:value-type="float" office:value="-2.11219" calcext:value-type="float">
            <text:p>-2.11219</text:p>
          </table:table-cell>
          <table:table-cell office:value-type="float" office:value="-2.0227699" calcext:value-type="float">
            <text:p>-2.0227699</text:p>
          </table:table-cell>
          <table:table-cell office:value-type="float" office:value="-1.9223599" calcext:value-type="float">
            <text:p>-1.9223599</text:p>
          </table:table-cell>
          <table:table-cell office:value-type="float" office:value="-1.82104" calcext:value-type="float">
            <text:p>-1.82104</text:p>
          </table:table-cell>
          <table:table-cell office:value-type="float" office:value="-1.7307" calcext:value-type="float">
            <text:p>-1.7307</text:p>
          </table:table-cell>
          <table:table-cell office:value-type="float" office:value="-1.63152" calcext:value-type="float">
            <text:p>-1.63152</text:p>
          </table:table-cell>
          <table:table-cell office:value-type="float" office:value="-1.53874" calcext:value-type="float">
            <text:p>-1.53874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6143" calcext:value-type="float">
            <text:p>-1.36143</text:p>
          </table:table-cell>
          <table:table-cell office:value-type="float" office:value="-1.2704901" calcext:value-type="float">
            <text:p>-1.2704901</text:p>
          </table:table-cell>
        </table:table-row>
        <table:table-row table:style-name="ro1">
          <table:table-cell office:value-type="float" office:value="-2.6664" calcext:value-type="float">
            <text:p>-2.6664</text:p>
          </table:table-cell>
          <table:table-cell office:value-type="float" office:value="-2.52144" calcext:value-type="float">
            <text:p>-2.52144</text:p>
          </table:table-cell>
          <table:table-cell office:value-type="float" office:value="-2.4189" calcext:value-type="float">
            <text:p>-2.4189</text:p>
          </table:table-cell>
          <table:table-cell office:value-type="float" office:value="-2.30811" calcext:value-type="float">
            <text:p>-2.30811</text:p>
          </table:table-cell>
          <table:table-cell office:value-type="float" office:value="-2.2092299" calcext:value-type="float">
            <text:p>-2.2092299</text:p>
          </table:table-cell>
          <table:table-cell office:value-type="float" office:value="-2.1115799" calcext:value-type="float">
            <text:p>-2.1115799</text:p>
          </table:table-cell>
          <table:table-cell office:value-type="float" office:value="-2.0221601" calcext:value-type="float">
            <text:p>-2.0221601</text:p>
          </table:table-cell>
          <table:table-cell office:value-type="float" office:value="-1.9217499" calcext:value-type="float">
            <text:p>-1.9217499</text:p>
          </table:table-cell>
          <table:table-cell office:value-type="float" office:value="-1.82012" calcext:value-type="float">
            <text:p>-1.82012</text:p>
          </table:table-cell>
          <table:table-cell office:value-type="float" office:value="-1.73009" calcext:value-type="float">
            <text:p>-1.73009</text:p>
          </table:table-cell>
          <table:table-cell office:value-type="float" office:value="-1.63091" calcext:value-type="float">
            <text:p>-1.63091</text:p>
          </table:table-cell>
          <table:table-cell office:value-type="float" office:value="-1.53813" calcext:value-type="float">
            <text:p>-1.53813</text:p>
          </table:table-cell>
          <table:table-cell office:value-type="float" office:value="-1.44719" calcext:value-type="float">
            <text:p>-1.44719</text:p>
          </table:table-cell>
          <table:table-cell office:value-type="float" office:value="-1.3608201" calcext:value-type="float">
            <text:p>-1.3608201</text:p>
          </table:table-cell>
          <table:table-cell office:value-type="float" office:value="-1.2698801" calcext:value-type="float">
            <text:p>-1.2698801</text:p>
          </table:table-cell>
        </table:table-row>
        <table:table-row table:style-name="ro1">
          <table:table-cell office:value-type="float" office:value="-2.6657901" calcext:value-type="float">
            <text:p>-2.6657901</text:p>
          </table:table-cell>
          <table:table-cell office:value-type="float" office:value="-2.52052" calcext:value-type="float">
            <text:p>-2.52052</text:p>
          </table:table-cell>
          <table:table-cell office:value-type="float" office:value="-2.4182899" calcext:value-type="float">
            <text:p>-2.4182899</text:p>
          </table:table-cell>
          <table:table-cell office:value-type="float" office:value="-2.3074999" calcext:value-type="float">
            <text:p>-2.3074999</text:p>
          </table:table-cell>
          <table:table-cell office:value-type="float" office:value="-2.2086201" calcext:value-type="float">
            <text:p>-2.2086201</text:p>
          </table:table-cell>
          <table:table-cell office:value-type="float" office:value="-2.11097" calcext:value-type="float">
            <text:p>-2.11097</text:p>
          </table:table-cell>
          <table:table-cell office:value-type="float" office:value="-2.0215499" calcext:value-type="float">
            <text:p>-2.0215499</text:p>
          </table:table-cell>
          <table:table-cell office:value-type="float" office:value="-1.92114" calcext:value-type="float">
            <text:p>-1.92114</text:p>
          </table:table-cell>
          <table:table-cell office:value-type="float" office:value="-1.8192101" calcext:value-type="float">
            <text:p>-1.8192101</text:p>
          </table:table-cell>
          <table:table-cell office:value-type="float" office:value="-1.72948" calcext:value-type="float">
            <text:p>-1.72948</text:p>
          </table:table-cell>
          <table:table-cell office:value-type="float" office:value="-1.62999" calcext:value-type="float">
            <text:p>-1.62999</text:p>
          </table:table-cell>
          <table:table-cell office:value-type="float" office:value="-1.5375201" calcext:value-type="float">
            <text:p>-1.5375201</text:p>
          </table:table-cell>
          <table:table-cell office:value-type="float" office:value="-1.4465801" calcext:value-type="float">
            <text:p>-1.4465801</text:p>
          </table:table-cell>
          <table:table-cell office:value-type="float" office:value="-1.3602099" calcext:value-type="float">
            <text:p>-1.3602099</text:p>
          </table:table-cell>
          <table:table-cell office:value-type="float" office:value="-1.26926" calcext:value-type="float">
            <text:p>-1.26926</text:p>
          </table:table-cell>
        </table:table-row>
        <table:table-row table:style-name="ro1">
          <table:table-cell office:value-type="float" office:value="-2.66518" calcext:value-type="float">
            <text:p>-2.66518</text:p>
          </table:table-cell>
          <table:table-cell office:value-type="float" office:value="-2.5199101" calcext:value-type="float">
            <text:p>-2.5199101</text:p>
          </table:table-cell>
          <table:table-cell office:value-type="float" office:value="-2.41768" calcext:value-type="float">
            <text:p>-2.41768</text:p>
          </table:table-cell>
          <table:table-cell office:value-type="float" office:value="-2.30689" calcext:value-type="float">
            <text:p>-2.30689</text:p>
          </table:table-cell>
          <table:table-cell office:value-type="float" office:value="-2.20801" calcext:value-type="float">
            <text:p>-2.20801</text:p>
          </table:table-cell>
          <table:table-cell office:value-type="float" office:value="-2.1103499" calcext:value-type="float">
            <text:p>-2.1103499</text:p>
          </table:table-cell>
          <table:table-cell office:value-type="float" office:value="-2.0209401" calcext:value-type="float">
            <text:p>-2.0209401</text:p>
          </table:table-cell>
          <table:table-cell office:value-type="float" office:value="-1.92053" calcext:value-type="float">
            <text:p>-1.92053</text:p>
          </table:table-cell>
          <table:table-cell office:value-type="float" office:value="-1.8179899" calcext:value-type="float">
            <text:p>-1.8179899</text:p>
          </table:table-cell>
          <table:table-cell office:value-type="float" office:value="-1.72887" calcext:value-type="float">
            <text:p>-1.72887</text:p>
          </table:table-cell>
          <table:table-cell office:value-type="float" office:value="-1.6290801" calcext:value-type="float">
            <text:p>-1.6290801</text:p>
          </table:table-cell>
          <table:table-cell office:value-type="float" office:value="-1.5369101" calcext:value-type="float">
            <text:p>-1.5369101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595999" calcext:value-type="float">
            <text:p>-1.3595999</text:p>
          </table:table-cell>
          <table:table-cell office:value-type="float" office:value="-1.26835" calcext:value-type="float">
            <text:p>-1.26835</text:p>
          </table:table-cell>
        </table:table-row>
        <table:table-row table:style-name="ro1">
          <table:table-cell office:value-type="float" office:value="-2.6645701" calcext:value-type="float">
            <text:p>-2.6645701</text:p>
          </table:table-cell>
          <table:table-cell office:value-type="float" office:value="-2.5193" calcext:value-type="float">
            <text:p>-2.5193</text:p>
          </table:table-cell>
          <table:table-cell office:value-type="float" office:value="-2.4170699" calcext:value-type="float">
            <text:p>-2.4170699</text:p>
          </table:table-cell>
          <table:table-cell office:value-type="float" office:value="-2.3062799" calcext:value-type="float">
            <text:p>-2.3062799</text:p>
          </table:table-cell>
          <table:table-cell office:value-type="float" office:value="-2.2074001" calcext:value-type="float">
            <text:p>-2.2074001</text:p>
          </table:table-cell>
          <table:table-cell office:value-type="float" office:value="-2.10974" calcext:value-type="float">
            <text:p>-2.10974</text:p>
          </table:table-cell>
          <table:table-cell office:value-type="float" office:value="-2.02033" calcext:value-type="float">
            <text:p>-2.02033</text:p>
          </table:table-cell>
          <table:table-cell office:value-type="float" office:value="-1.91992" calcext:value-type="float">
            <text:p>-1.91992</text:p>
          </table:table-cell>
          <table:table-cell office:value-type="float" office:value="-1.81738" calcext:value-type="float">
            <text:p>-1.81738</text:p>
          </table:table-cell>
          <table:table-cell office:value-type="float" office:value="-1.72826" calcext:value-type="float">
            <text:p>-1.72826</text:p>
          </table:table-cell>
          <table:table-cell office:value-type="float" office:value="-1.6284699" calcext:value-type="float">
            <text:p>-1.6284699</text:p>
          </table:table-cell>
          <table:table-cell office:value-type="float" office:value="-1.5362999" calcext:value-type="float">
            <text:p>-1.5362999</text:p>
          </table:table-cell>
          <table:table-cell office:value-type="float" office:value="-1.4453599" calcext:value-type="float">
            <text:p>-1.4453599</text:p>
          </table:table-cell>
          <table:table-cell office:value-type="float" office:value="-1.35899" calcext:value-type="float">
            <text:p>-1.35899</text:p>
          </table:table-cell>
          <table:table-cell office:value-type="float" office:value="-1.26774" calcext:value-type="float">
            <text:p>-1.26774</text:p>
          </table:table-cell>
        </table:table-row>
        <table:table-row table:style-name="ro1">
          <table:table-cell office:value-type="float" office:value="-2.66396" calcext:value-type="float">
            <text:p>-2.66396</text:p>
          </table:table-cell>
          <table:table-cell office:value-type="float" office:value="-2.5186901" calcext:value-type="float">
            <text:p>-2.5186901</text:p>
          </table:table-cell>
          <table:table-cell office:value-type="float" office:value="-2.41646" calcext:value-type="float">
            <text:p>-2.41646</text:p>
          </table:table-cell>
          <table:table-cell office:value-type="float" office:value="-2.30567" calcext:value-type="float">
            <text:p>-2.30567</text:p>
          </table:table-cell>
          <table:table-cell office:value-type="float" office:value="-2.20649" calcext:value-type="float">
            <text:p>-2.20649</text:p>
          </table:table-cell>
          <table:table-cell office:value-type="float" office:value="-2.10883" calcext:value-type="float">
            <text:p>-2.10883</text:p>
          </table:table-cell>
          <table:table-cell office:value-type="float" office:value="-2.0197201" calcext:value-type="float">
            <text:p>-2.0197201</text:p>
          </table:table-cell>
          <table:table-cell office:value-type="float" office:value="-1.91931" calcext:value-type="float">
            <text:p>-1.91931</text:p>
          </table:table-cell>
          <table:table-cell office:value-type="float" office:value="-1.81677" calcext:value-type="float">
            <text:p>-1.81677</text:p>
          </table:table-cell>
          <table:table-cell office:value-type="float" office:value="-1.72765" calcext:value-type="float">
            <text:p>-1.72765</text:p>
          </table:table-cell>
          <table:table-cell office:value-type="float" office:value="-1.62786" calcext:value-type="float">
            <text:p>-1.62786</text:p>
          </table:table-cell>
          <table:table-cell office:value-type="float" office:value="-1.5356899" calcext:value-type="float">
            <text:p>-1.5356899</text:p>
          </table:table-cell>
          <table:table-cell office:value-type="float" office:value="-1.44475" calcext:value-type="float">
            <text:p>-1.44475</text:p>
          </table:table-cell>
          <table:table-cell office:value-type="float" office:value="-1.35838" calcext:value-type="float">
            <text:p>-1.35838</text:p>
          </table:table-cell>
          <table:table-cell office:value-type="float" office:value="-1.26713" calcext:value-type="float">
            <text:p>-1.26713</text:p>
          </table:table-cell>
        </table:table-row>
        <table:table-row table:style-name="ro1">
          <table:table-cell office:value-type="float" office:value="-2.6633501" calcext:value-type="float">
            <text:p>-2.6633501</text:p>
          </table:table-cell>
          <table:table-cell office:value-type="float" office:value="-2.51808" calcext:value-type="float">
            <text:p>-2.51808</text:p>
          </table:table-cell>
          <table:table-cell office:value-type="float" office:value="-2.4158499" calcext:value-type="float">
            <text:p>-2.4158499</text:p>
          </table:table-cell>
          <table:table-cell office:value-type="float" office:value="-2.3050599" calcext:value-type="float">
            <text:p>-2.3050599</text:p>
          </table:table-cell>
          <table:table-cell office:value-type="float" office:value="-2.2052701" calcext:value-type="float">
            <text:p>-2.2052701</text:p>
          </table:table-cell>
          <table:table-cell office:value-type="float" office:value="-2.1079099" calcext:value-type="float">
            <text:p>-2.1079099</text:p>
          </table:table-cell>
          <table:table-cell office:value-type="float" office:value="-2.0191" calcext:value-type="float">
            <text:p>-2.0191</text:p>
          </table:table-cell>
          <table:table-cell office:value-type="float" office:value="-1.9187" calcext:value-type="float">
            <text:p>-1.9187</text:p>
          </table:table-cell>
          <table:table-cell office:value-type="float" office:value="-1.81616" calcext:value-type="float">
            <text:p>-1.81616</text:p>
          </table:table-cell>
          <table:table-cell office:value-type="float" office:value="-1.7270401" calcext:value-type="float">
            <text:p>-1.7270401</text:p>
          </table:table-cell>
          <table:table-cell office:value-type="float" office:value="-1.62725" calcext:value-type="float">
            <text:p>-1.62725</text:p>
          </table:table-cell>
          <table:table-cell office:value-type="float" office:value="-1.53508" calcext:value-type="float">
            <text:p>-1.53508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5777" calcext:value-type="float">
            <text:p>-1.35777</text:p>
          </table:table-cell>
          <table:table-cell office:value-type="float" office:value="-1.26652" calcext:value-type="float">
            <text:p>-1.26652</text:p>
          </table:table-cell>
        </table:table-row>
        <table:table-row table:style-name="ro1">
          <table:table-cell office:value-type="float" office:value="-2.66274" calcext:value-type="float">
            <text:p>-2.66274</text:p>
          </table:table-cell>
          <table:table-cell office:value-type="float" office:value="-2.5174699" calcext:value-type="float">
            <text:p>-2.5174699</text:p>
          </table:table-cell>
          <table:table-cell office:value-type="float" office:value="-2.41523" calcext:value-type="float">
            <text:p>-2.41523</text:p>
          </table:table-cell>
          <table:table-cell office:value-type="float" office:value="-2.30445" calcext:value-type="float">
            <text:p>-2.30445</text:p>
          </table:table-cell>
          <table:table-cell office:value-type="float" office:value="-2.2046599" calcext:value-type="float">
            <text:p>-2.2046599</text:p>
          </table:table-cell>
          <table:table-cell office:value-type="float" office:value="-2.1070001" calcext:value-type="float">
            <text:p>-2.1070001</text:p>
          </table:table-cell>
          <table:table-cell office:value-type="float" office:value="-2.0184901" calcext:value-type="float">
            <text:p>-2.0184901</text:p>
          </table:table-cell>
          <table:table-cell office:value-type="float" office:value="-1.91809" calcext:value-type="float">
            <text:p>-1.91809</text:p>
          </table:table-cell>
          <table:table-cell office:value-type="float" office:value="-1.81555" calcext:value-type="float">
            <text:p>-1.81555</text:p>
          </table:table-cell>
          <table:table-cell office:value-type="float" office:value="-1.7264301" calcext:value-type="float">
            <text:p>-1.7264301</text:p>
          </table:table-cell>
          <table:table-cell office:value-type="float" office:value="-1.62664" calcext:value-type="float">
            <text:p>-1.62664</text:p>
          </table:table-cell>
          <table:table-cell office:value-type="float" office:value="-1.53447" calcext:value-type="float">
            <text:p>-1.53447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5716" calcext:value-type="float">
            <text:p>-1.35716</text:p>
          </table:table-cell>
          <table:table-cell office:value-type="float" office:value="-1.26591" calcext:value-type="float">
            <text:p>-1.26591</text:p>
          </table:table-cell>
        </table:table-row>
        <table:table-row table:style-name="ro1">
          <table:table-cell office:value-type="float" office:value="-2.6621301" calcext:value-type="float">
            <text:p>-2.6621301</text:p>
          </table:table-cell>
          <table:table-cell office:value-type="float" office:value="-2.51686" calcext:value-type="float">
            <text:p>-2.51686</text:p>
          </table:table-cell>
          <table:table-cell office:value-type="float" office:value="-2.4146199" calcext:value-type="float">
            <text:p>-2.4146199</text:p>
          </table:table-cell>
          <table:table-cell office:value-type="float" office:value="-2.3038399" calcext:value-type="float">
            <text:p>-2.3038399</text:p>
          </table:table-cell>
          <table:table-cell office:value-type="float" office:value="-2.2040501" calcext:value-type="float">
            <text:p>-2.2040501</text:p>
          </table:table-cell>
          <table:table-cell office:value-type="float" office:value="-2.10639" calcext:value-type="float">
            <text:p>-2.10639</text:p>
          </table:table-cell>
          <table:table-cell office:value-type="float" office:value="-2.01788" calcext:value-type="float">
            <text:p>-2.01788</text:p>
          </table:table-cell>
          <table:table-cell office:value-type="float" office:value="-1.91748" calcext:value-type="float">
            <text:p>-1.91748</text:p>
          </table:table-cell>
          <table:table-cell office:value-type="float" office:value="-1.81494" calcext:value-type="float">
            <text:p>-1.81494</text:p>
          </table:table-cell>
          <table:table-cell office:value-type="float" office:value="-1.72552" calcext:value-type="float">
            <text:p>-1.72552</text:p>
          </table:table-cell>
          <table:table-cell office:value-type="float" office:value="-1.62603" calcext:value-type="float">
            <text:p>-1.62603</text:p>
          </table:table-cell>
          <table:table-cell office:value-type="float" office:value="-1.53386" calcext:value-type="float">
            <text:p>-1.53386</text:p>
          </table:table-cell>
          <table:table-cell office:value-type="float" office:value="-1.44261" calcext:value-type="float">
            <text:p>-1.44261</text:p>
          </table:table-cell>
          <table:table-cell office:value-type="float" office:value="-1.35655" calcext:value-type="float">
            <text:p>-1.35655</text:p>
          </table:table-cell>
          <table:table-cell office:value-type="float" office:value="-1.2653" calcext:value-type="float">
            <text:p>-1.2653</text:p>
          </table:table-cell>
        </table:table-row>
        <table:table-row table:style-name="ro1">
          <table:table-cell office:value-type="float" office:value="-2.66152" calcext:value-type="float">
            <text:p>-2.66152</text:p>
          </table:table-cell>
          <table:table-cell office:value-type="float" office:value="-2.5162499" calcext:value-type="float">
            <text:p>-2.5162499</text:p>
          </table:table-cell>
          <table:table-cell office:value-type="float" office:value="-2.41401" calcext:value-type="float">
            <text:p>-2.41401</text:p>
          </table:table-cell>
          <table:table-cell office:value-type="float" office:value="-2.3029301" calcext:value-type="float">
            <text:p>-2.3029301</text:p>
          </table:table-cell>
          <table:table-cell office:value-type="float" office:value="-2.20344" calcext:value-type="float">
            <text:p>-2.20344</text:p>
          </table:table-cell>
          <table:table-cell office:value-type="float" office:value="-2.1057799" calcext:value-type="float">
            <text:p>-2.1057799</text:p>
          </table:table-cell>
          <table:table-cell office:value-type="float" office:value="-2.0172701" calcext:value-type="float">
            <text:p>-2.0172701</text:p>
          </table:table-cell>
          <table:table-cell office:value-type="float" office:value="-1.91687" calcext:value-type="float">
            <text:p>-1.91687</text:p>
          </table:table-cell>
          <table:table-cell office:value-type="float" office:value="-1.81433" calcext:value-type="float">
            <text:p>-1.81433</text:p>
          </table:table-cell>
          <table:table-cell office:value-type="float" office:value="-1.72491" calcext:value-type="float">
            <text:p>-1.72491</text:p>
          </table:table-cell>
          <table:table-cell office:value-type="float" office:value="-1.62542" calcext:value-type="float">
            <text:p>-1.62542</text:p>
          </table:table-cell>
          <table:table-cell office:value-type="float" office:value="-1.53325" calcext:value-type="float">
            <text:p>-1.53325</text:p>
          </table:table-cell>
          <table:table-cell office:value-type="float" office:value="-1.442" calcext:value-type="float">
            <text:p>-1.442</text:p>
          </table:table-cell>
          <table:table-cell office:value-type="float" office:value="-1.35594" calcext:value-type="float">
            <text:p>-1.35594</text:p>
          </table:table-cell>
          <table:table-cell office:value-type="float" office:value="-1.26438" calcext:value-type="float">
            <text:p>-1.26438</text:p>
          </table:table-cell>
        </table:table-row>
        <table:table-row table:style-name="ro1">
          <table:table-cell office:value-type="float" office:value="-2.6609099" calcext:value-type="float">
            <text:p>-2.6609099</text:p>
          </table:table-cell>
          <table:table-cell office:value-type="float" office:value="-2.51564" calcext:value-type="float">
            <text:p>-2.51564</text:p>
          </table:table-cell>
          <table:table-cell office:value-type="float" office:value="-2.4133999" calcext:value-type="float">
            <text:p>-2.4133999</text:p>
          </table:table-cell>
          <table:table-cell office:value-type="float" office:value="-2.3020101" calcext:value-type="float">
            <text:p>-2.3020101</text:p>
          </table:table-cell>
          <table:table-cell office:value-type="float" office:value="-2.2028301" calcext:value-type="float">
            <text:p>-2.2028301</text:p>
          </table:table-cell>
          <table:table-cell office:value-type="float" office:value="-2.10517" calcext:value-type="float">
            <text:p>-2.10517</text:p>
          </table:table-cell>
          <table:table-cell office:value-type="float" office:value="-2.01666" calcext:value-type="float">
            <text:p>-2.01666</text:p>
          </table:table-cell>
          <table:table-cell office:value-type="float" office:value="-1.91626" calcext:value-type="float">
            <text:p>-1.91626</text:p>
          </table:table-cell>
          <table:table-cell office:value-type="float" office:value="-1.81371" calcext:value-type="float">
            <text:p>-1.81371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2481" calcext:value-type="float">
            <text:p>-1.62481</text:p>
          </table:table-cell>
          <table:table-cell office:value-type="float" office:value="-1.53264" calcext:value-type="float">
            <text:p>-1.53264</text:p>
          </table:table-cell>
          <table:table-cell office:value-type="float" office:value="-1.44139" calcext:value-type="float">
            <text:p>-1.44139</text:p>
          </table:table-cell>
          <table:table-cell office:value-type="float" office:value="-1.35533" calcext:value-type="float">
            <text:p>-1.35533</text:p>
          </table:table-cell>
          <table:table-cell office:value-type="float" office:value="-1.26377" calcext:value-type="float">
            <text:p>-1.26377</text:p>
          </table:table-cell>
        </table:table-row>
        <table:table-row table:style-name="ro1">
          <table:table-cell office:value-type="float" office:value="-2.6603" calcext:value-type="float">
            <text:p>-2.6603</text:p>
          </table:table-cell>
          <table:table-cell office:value-type="float" office:value="-2.5150299" calcext:value-type="float">
            <text:p>-2.5150299</text:p>
          </table:table-cell>
          <table:table-cell office:value-type="float" office:value="-2.4127901" calcext:value-type="float">
            <text:p>-2.4127901</text:p>
          </table:table-cell>
          <table:table-cell office:value-type="float" office:value="-2.3013999" calcext:value-type="float">
            <text:p>-2.3013999</text:p>
          </table:table-cell>
          <table:table-cell office:value-type="float" office:value="-2.20222" calcext:value-type="float">
            <text:p>-2.20222</text:p>
          </table:table-cell>
          <table:table-cell office:value-type="float" office:value="-2.1045599" calcext:value-type="float">
            <text:p>-2.1045599</text:p>
          </table:table-cell>
          <table:table-cell office:value-type="float" office:value="-2.0160501" calcext:value-type="float">
            <text:p>-2.0160501</text:p>
          </table:table-cell>
          <table:table-cell office:value-type="float" office:value="-1.91565" calcext:value-type="float">
            <text:p>-1.91565</text:p>
          </table:table-cell>
          <table:table-cell office:value-type="float" office:value="-1.8131" calcext:value-type="float">
            <text:p>-1.8131</text:p>
          </table:table-cell>
          <table:table-cell office:value-type="float" office:value="-1.72369" calcext:value-type="float">
            <text:p>-1.72369</text:p>
          </table:table-cell>
          <table:table-cell office:value-type="float" office:value="-1.6242" calcext:value-type="float">
            <text:p>-1.6242</text:p>
          </table:table-cell>
          <table:table-cell office:value-type="float" office:value="-1.53203" calcext:value-type="float">
            <text:p>-1.53203</text:p>
          </table:table-cell>
          <table:table-cell office:value-type="float" office:value="-1.44078" calcext:value-type="float">
            <text:p>-1.44078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6316" calcext:value-type="float">
            <text:p>-1.26316</text:p>
          </table:table-cell>
        </table:table-row>
        <table:table-row table:style-name="ro1">
          <table:table-cell office:value-type="float" office:value="-2.6596899" calcext:value-type="float">
            <text:p>-2.6596899</text:p>
          </table:table-cell>
          <table:table-cell office:value-type="float" office:value="-2.51442" calcext:value-type="float">
            <text:p>-2.51442</text:p>
          </table:table-cell>
          <table:table-cell office:value-type="float" office:value="-2.4121799" calcext:value-type="float">
            <text:p>-2.4121799</text:p>
          </table:table-cell>
          <table:table-cell office:value-type="float" office:value="-2.3007901" calcext:value-type="float">
            <text:p>-2.3007901</text:p>
          </table:table-cell>
          <table:table-cell office:value-type="float" office:value="-2.2016101" calcext:value-type="float">
            <text:p>-2.2016101</text:p>
          </table:table-cell>
          <table:table-cell office:value-type="float" office:value="-2.10395" calcext:value-type="float">
            <text:p>-2.10395</text:p>
          </table:table-cell>
          <table:table-cell office:value-type="float" office:value="-2.0151401" calcext:value-type="float">
            <text:p>-2.0151401</text:p>
          </table:table-cell>
          <table:table-cell office:value-type="float" office:value="-1.91504" calcext:value-type="float">
            <text:p>-1.91504</text:p>
          </table:table-cell>
          <table:table-cell office:value-type="float" office:value="-1.8121901" calcext:value-type="float">
            <text:p>-1.8121901</text:p>
          </table:table-cell>
          <table:table-cell office:value-type="float" office:value="-1.72308" calcext:value-type="float">
            <text:p>-1.72308</text:p>
          </table:table-cell>
          <table:table-cell office:value-type="float" office:value="-1.62358" calcext:value-type="float">
            <text:p>-1.62358</text:p>
          </table:table-cell>
          <table:table-cell office:value-type="float" office:value="-1.53142" calcext:value-type="float">
            <text:p>-1.53142</text:p>
          </table:table-cell>
          <table:table-cell office:value-type="float" office:value="-1.44017" calcext:value-type="float">
            <text:p>-1.44017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6255" calcext:value-type="float">
            <text:p>-1.26255</text:p>
          </table:table-cell>
        </table:table-row>
        <table:table-row table:style-name="ro1">
          <table:table-cell office:value-type="float" office:value="-2.65908" calcext:value-type="float">
            <text:p>-2.65908</text:p>
          </table:table-cell>
          <table:table-cell office:value-type="float" office:value="-2.5138099" calcext:value-type="float">
            <text:p>-2.5138099</text:p>
          </table:table-cell>
          <table:table-cell office:value-type="float" office:value="-2.4115701" calcext:value-type="float">
            <text:p>-2.4115701</text:p>
          </table:table-cell>
          <table:table-cell office:value-type="float" office:value="-2.30018" calcext:value-type="float">
            <text:p>-2.30018</text:p>
          </table:table-cell>
          <table:table-cell office:value-type="float" office:value="-2.20099" calcext:value-type="float">
            <text:p>-2.20099</text:p>
          </table:table-cell>
          <table:table-cell office:value-type="float" office:value="-2.1033399" calcext:value-type="float">
            <text:p>-2.1033399</text:p>
          </table:table-cell>
          <table:table-cell office:value-type="float" office:value="-2.0145299" calcext:value-type="float">
            <text:p>-2.0145299</text:p>
          </table:table-cell>
          <table:table-cell office:value-type="float" office:value="-1.91443" calcext:value-type="float">
            <text:p>-1.91443</text:p>
          </table:table-cell>
          <table:table-cell office:value-type="float" office:value="-1.8115799" calcext:value-type="float">
            <text:p>-1.8115799</text:p>
          </table:table-cell>
          <table:table-cell office:value-type="float" office:value="-1.72216" calcext:value-type="float">
            <text:p>-1.72216</text:p>
          </table:table-cell>
          <table:table-cell office:value-type="float" office:value="-1.6226701" calcext:value-type="float">
            <text:p>-1.6226701</text:p>
          </table:table-cell>
          <table:table-cell office:value-type="float" office:value="-1.53081" calcext:value-type="float">
            <text:p>-1.53081</text:p>
          </table:table-cell>
          <table:table-cell office:value-type="float" office:value="-1.4395601" calcext:value-type="float">
            <text:p>-1.4395601</text:p>
          </table:table-cell>
          <table:table-cell office:value-type="float" office:value="-1.3535" calcext:value-type="float">
            <text:p>-1.3535</text:p>
          </table:table-cell>
          <table:table-cell office:value-type="float" office:value="-1.26194" calcext:value-type="float">
            <text:p>-1.26194</text:p>
          </table:table-cell>
        </table:table-row>
        <table:table-row table:style-name="ro1">
          <table:table-cell office:value-type="float" office:value="-2.6584699" calcext:value-type="float">
            <text:p>-2.6584699</text:p>
          </table:table-cell>
          <table:table-cell office:value-type="float" office:value="-2.5132" calcext:value-type="float">
            <text:p>-2.5132</text:p>
          </table:table-cell>
          <table:table-cell office:value-type="float" office:value="-2.41066" calcext:value-type="float">
            <text:p>-2.41066</text:p>
          </table:table-cell>
          <table:table-cell office:value-type="float" office:value="-2.2995701" calcext:value-type="float">
            <text:p>-2.2995701</text:p>
          </table:table-cell>
          <table:table-cell office:value-type="float" office:value="-2.2003801" calcext:value-type="float">
            <text:p>-2.2003801</text:p>
          </table:table-cell>
          <table:table-cell office:value-type="float" office:value="-2.10273" calcext:value-type="float">
            <text:p>-2.10273</text:p>
          </table:table-cell>
          <table:table-cell office:value-type="float" office:value="-2.0139201" calcext:value-type="float">
            <text:p>-2.0139201</text:p>
          </table:table-cell>
          <table:table-cell office:value-type="float" office:value="-1.91351" calcext:value-type="float">
            <text:p>-1.91351</text:p>
          </table:table-cell>
          <table:table-cell office:value-type="float" office:value="-1.8109699" calcext:value-type="float">
            <text:p>-1.8109699</text:p>
          </table:table-cell>
          <table:table-cell office:value-type="float" office:value="-1.72124" calcext:value-type="float">
            <text:p>-1.72124</text:p>
          </table:table-cell>
          <table:table-cell office:value-type="float" office:value="-1.6220599" calcext:value-type="float">
            <text:p>-1.6220599</text:p>
          </table:table-cell>
          <table:table-cell office:value-type="float" office:value="-1.5302" calcext:value-type="float">
            <text:p>-1.5302</text:p>
          </table:table-cell>
          <table:table-cell office:value-type="float" office:value="-1.4389499" calcext:value-type="float">
            <text:p>-1.4389499</text:p>
          </table:table-cell>
          <table:table-cell office:value-type="float" office:value="-1.35289" calcext:value-type="float">
            <text:p>-1.35289</text:p>
          </table:table-cell>
          <table:table-cell office:value-type="float" office:value="-1.26133" calcext:value-type="float">
            <text:p>-1.26133</text:p>
          </table:table-cell>
        </table:table-row>
        <table:table-row table:style-name="ro1">
          <table:table-cell office:value-type="float" office:value="-2.65786" calcext:value-type="float">
            <text:p>-2.65786</text:p>
          </table:table-cell>
          <table:table-cell office:value-type="float" office:value="-2.51228" calcext:value-type="float">
            <text:p>-2.51228</text:p>
          </table:table-cell>
          <table:table-cell office:value-type="float" office:value="-2.4100499" calcext:value-type="float">
            <text:p>-2.4100499</text:p>
          </table:table-cell>
          <table:table-cell office:value-type="float" office:value="-2.29896" calcext:value-type="float">
            <text:p>-2.29896</text:p>
          </table:table-cell>
          <table:table-cell office:value-type="float" office:value="-2.19977" calcext:value-type="float">
            <text:p>-2.19977</text:p>
          </table:table-cell>
          <table:table-cell office:value-type="float" office:value="-2.1021099" calcext:value-type="float">
            <text:p>-2.1021099</text:p>
          </table:table-cell>
          <table:table-cell office:value-type="float" office:value="-2.01331" calcext:value-type="float">
            <text:p>-2.01331</text:p>
          </table:table-cell>
          <table:table-cell office:value-type="float" office:value="-1.9129" calcext:value-type="float">
            <text:p>-1.9129</text:p>
          </table:table-cell>
          <table:table-cell office:value-type="float" office:value="-1.81036" calcext:value-type="float">
            <text:p>-1.81036</text:p>
          </table:table-cell>
          <table:table-cell office:value-type="float" office:value="-1.72063" calcext:value-type="float">
            <text:p>-1.72063</text:p>
          </table:table-cell>
          <table:table-cell office:value-type="float" office:value="-1.6214499" calcext:value-type="float">
            <text:p>-1.6214499</text:p>
          </table:table-cell>
          <table:table-cell office:value-type="float" office:value="-1.52959" calcext:value-type="float">
            <text:p>-1.52959</text:p>
          </table:table-cell>
          <table:table-cell office:value-type="float" office:value="-1.43803" calcext:value-type="float">
            <text:p>-1.43803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6072" calcext:value-type="float">
            <text:p>-1.26072</text:p>
          </table:table-cell>
        </table:table-row>
        <table:table-row table:style-name="ro1">
          <table:table-cell office:value-type="float" office:value="-2.6572499" calcext:value-type="float">
            <text:p>-2.6572499</text:p>
          </table:table-cell>
          <table:table-cell office:value-type="float" office:value="-2.5116701" calcext:value-type="float">
            <text:p>-2.5116701</text:p>
          </table:table-cell>
          <table:table-cell office:value-type="float" office:value="-2.40944" calcext:value-type="float">
            <text:p>-2.40944</text:p>
          </table:table-cell>
          <table:table-cell office:value-type="float" office:value="-2.2983501" calcext:value-type="float">
            <text:p>-2.2983501</text:p>
          </table:table-cell>
          <table:table-cell office:value-type="float" office:value="-2.1991601" calcext:value-type="float">
            <text:p>-2.1991601</text:p>
          </table:table-cell>
          <table:table-cell office:value-type="float" office:value="-2.1008899" calcext:value-type="float">
            <text:p>-2.1008899</text:p>
          </table:table-cell>
          <table:table-cell office:value-type="float" office:value="-2.0127001" calcext:value-type="float">
            <text:p>-2.0127001</text:p>
          </table:table-cell>
          <table:table-cell office:value-type="float" office:value="-1.91229" calcext:value-type="float">
            <text:p>-1.91229</text:p>
          </table:table-cell>
          <table:table-cell office:value-type="float" office:value="-1.80975" calcext:value-type="float">
            <text:p>-1.80975</text:p>
          </table:table-cell>
          <table:table-cell office:value-type="float" office:value="-1.7200201" calcext:value-type="float">
            <text:p>-1.7200201</text:p>
          </table:table-cell>
          <table:table-cell office:value-type="float" office:value="-1.62084" calcext:value-type="float">
            <text:p>-1.62084</text:p>
          </table:table-cell>
          <table:table-cell office:value-type="float" office:value="-1.52898" calcext:value-type="float">
            <text:p>-1.52898</text:p>
          </table:table-cell>
          <table:table-cell office:value-type="float" office:value="-1.43742" calcext:value-type="float">
            <text:p>-1.43742</text:p>
          </table:table-cell>
          <table:table-cell office:value-type="float" office:value="-1.35166" calcext:value-type="float">
            <text:p>-1.35166</text:p>
          </table:table-cell>
          <table:table-cell office:value-type="float" office:value="-1.26011" calcext:value-type="float">
            <text:p>-1.26011</text:p>
          </table:table-cell>
        </table:table-row>
        <table:table-row table:style-name="ro1">
          <table:table-cell office:value-type="float" office:value="-2.6563301" calcext:value-type="float">
            <text:p>-2.6563301</text:p>
          </table:table-cell>
          <table:table-cell office:value-type="float" office:value="-2.51106" calcext:value-type="float">
            <text:p>-2.51106</text:p>
          </table:table-cell>
          <table:table-cell office:value-type="float" office:value="-2.4088299" calcext:value-type="float">
            <text:p>-2.4088299</text:p>
          </table:table-cell>
          <table:table-cell office:value-type="float" office:value="-2.29774" calcext:value-type="float">
            <text:p>-2.29774</text:p>
          </table:table-cell>
          <table:table-cell office:value-type="float" office:value="-2.19855" calcext:value-type="float">
            <text:p>-2.19855</text:p>
          </table:table-cell>
          <table:table-cell office:value-type="float" office:value="-2.10028" calcext:value-type="float">
            <text:p>-2.10028</text:p>
          </table:table-cell>
          <table:table-cell office:value-type="float" office:value="-2.01209" calcext:value-type="float">
            <text:p>-2.01209</text:p>
          </table:table-cell>
          <table:table-cell office:value-type="float" office:value="-1.91168" calcext:value-type="float">
            <text:p>-1.91168</text:p>
          </table:table-cell>
          <table:table-cell office:value-type="float" office:value="-1.80914" calcext:value-type="float">
            <text:p>-1.80914</text:p>
          </table:table-cell>
          <table:table-cell office:value-type="float" office:value="-1.7194099" calcext:value-type="float">
            <text:p>-1.7194099</text:p>
          </table:table-cell>
          <table:table-cell office:value-type="float" office:value="-1.62023" calcext:value-type="float">
            <text:p>-1.62023</text:p>
          </table:table-cell>
          <table:table-cell office:value-type="float" office:value="-1.52806" calcext:value-type="float">
            <text:p>-1.52806</text:p>
          </table:table-cell>
          <table:table-cell office:value-type="float" office:value="-1.43681" calcext:value-type="float">
            <text:p>-1.43681</text:p>
          </table:table-cell>
          <table:table-cell office:value-type="float" office:value="-1.35105" calcext:value-type="float">
            <text:p>-1.35105</text:p>
          </table:table-cell>
          <table:table-cell office:value-type="float" office:value="-1.2595" calcext:value-type="float">
            <text:p>-1.2595</text:p>
          </table:table-cell>
        </table:table-row>
        <table:table-row table:style-name="ro1">
          <table:table-cell office:value-type="float" office:value="-2.65572" calcext:value-type="float">
            <text:p>-2.65572</text:p>
          </table:table-cell>
          <table:table-cell office:value-type="float" office:value="-2.5104499" calcext:value-type="float">
            <text:p>-2.5104499</text:p>
          </table:table-cell>
          <table:table-cell office:value-type="float" office:value="-2.4082201" calcext:value-type="float">
            <text:p>-2.4082201</text:p>
          </table:table-cell>
          <table:table-cell office:value-type="float" office:value="-2.2971301" calcext:value-type="float">
            <text:p>-2.2971301</text:p>
          </table:table-cell>
          <table:table-cell office:value-type="float" office:value="-2.1979401" calcext:value-type="float">
            <text:p>-2.1979401</text:p>
          </table:table-cell>
          <table:table-cell office:value-type="float" office:value="-2.0996699" calcext:value-type="float">
            <text:p>-2.0996699</text:p>
          </table:table-cell>
          <table:table-cell office:value-type="float" office:value="-2.0114701" calcext:value-type="float">
            <text:p>-2.0114701</text:p>
          </table:table-cell>
          <table:table-cell office:value-type="float" office:value="-1.91107" calcext:value-type="float">
            <text:p>-1.91107</text:p>
          </table:table-cell>
          <table:table-cell office:value-type="float" office:value="-1.80853" calcext:value-type="float">
            <text:p>-1.80853</text:p>
          </table:table-cell>
          <table:table-cell office:value-type="float" office:value="-1.7187999" calcext:value-type="float">
            <text:p>-1.7187999</text:p>
          </table:table-cell>
          <table:table-cell office:value-type="float" office:value="-1.61962" calcext:value-type="float">
            <text:p>-1.61962</text:p>
          </table:table-cell>
          <table:table-cell office:value-type="float" office:value="-1.52715" calcext:value-type="float">
            <text:p>-1.52715</text:p>
          </table:table-cell>
          <table:table-cell office:value-type="float" office:value="-1.4362" calcext:value-type="float">
            <text:p>-1.4362</text:p>
          </table:table-cell>
          <table:table-cell office:value-type="float" office:value="-1.35044" calcext:value-type="float">
            <text:p>-1.35044</text:p>
          </table:table-cell>
          <table:table-cell office:value-type="float" office:value="-1.25889" calcext:value-type="float">
            <text:p>-1.25889</text:p>
          </table:table-cell>
        </table:table-row>
        <table:table-row table:style-name="ro1">
          <table:table-cell office:value-type="float" office:value="-2.6551099" calcext:value-type="float">
            <text:p>-2.6551099</text:p>
          </table:table-cell>
          <table:table-cell office:value-type="float" office:value="-2.50984" calcext:value-type="float">
            <text:p>-2.50984</text:p>
          </table:table-cell>
          <table:table-cell office:value-type="float" office:value="-2.4076099" calcext:value-type="float">
            <text:p>-2.4076099</text:p>
          </table:table-cell>
          <table:table-cell office:value-type="float" office:value="-2.29652" calcext:value-type="float">
            <text:p>-2.29652</text:p>
          </table:table-cell>
          <table:table-cell office:value-type="float" office:value="-2.1970301" calcext:value-type="float">
            <text:p>-2.1970301</text:p>
          </table:table-cell>
          <table:table-cell office:value-type="float" office:value="-2.0990601" calcext:value-type="float">
            <text:p>-2.0990601</text:p>
          </table:table-cell>
          <table:table-cell office:value-type="float" office:value="-2.01086" calcext:value-type="float">
            <text:p>-2.01086</text:p>
          </table:table-cell>
          <table:table-cell office:value-type="float" office:value="-1.91046" calcext:value-type="float">
            <text:p>-1.91046</text:p>
          </table:table-cell>
          <table:table-cell office:value-type="float" office:value="-1.80792" calcext:value-type="float">
            <text:p>-1.80792</text:p>
          </table:table-cell>
          <table:table-cell office:value-type="float" office:value="-1.71819" calcext:value-type="float">
            <text:p>-1.71819</text:p>
          </table:table-cell>
          <table:table-cell office:value-type="float" office:value="-1.61901" calcext:value-type="float">
            <text:p>-1.61901</text:p>
          </table:table-cell>
          <table:table-cell office:value-type="float" office:value="-1.52623" calcext:value-type="float">
            <text:p>-1.52623</text:p>
          </table:table-cell>
          <table:table-cell office:value-type="float" office:value="-1.43559" calcext:value-type="float">
            <text:p>-1.43559</text:p>
          </table:table-cell>
          <table:table-cell office:value-type="float" office:value="-1.34983" calcext:value-type="float">
            <text:p>-1.34983</text:p>
          </table:table-cell>
          <table:table-cell office:value-type="float" office:value="-1.25828" calcext:value-type="float">
            <text:p>-1.25828</text:p>
          </table:table-cell>
        </table:table-row>
        <table:table-row table:style-name="ro1">
          <table:table-cell office:value-type="float" office:value="-2.6545" calcext:value-type="float">
            <text:p>-2.6545</text:p>
          </table:table-cell>
          <table:table-cell office:value-type="float" office:value="-2.50893" calcext:value-type="float">
            <text:p>-2.50893</text:p>
          </table:table-cell>
          <table:table-cell office:value-type="float" office:value="-2.4066899" calcext:value-type="float">
            <text:p>-2.4066899</text:p>
          </table:table-cell>
          <table:table-cell office:value-type="float" office:value="-2.2959099" calcext:value-type="float">
            <text:p>-2.2959099</text:p>
          </table:table-cell>
          <table:table-cell office:value-type="float" office:value="-2.19611" calcext:value-type="float">
            <text:p>-2.19611</text:p>
          </table:table-cell>
          <table:table-cell office:value-type="float" office:value="-2.0984499" calcext:value-type="float">
            <text:p>-2.0984499</text:p>
          </table:table-cell>
          <table:table-cell office:value-type="float" office:value="-2.0102501" calcext:value-type="float">
            <text:p>-2.0102501</text:p>
          </table:table-cell>
          <table:table-cell office:value-type="float" office:value="-1.90985" calcext:value-type="float">
            <text:p>-1.90985</text:p>
          </table:table-cell>
          <table:table-cell office:value-type="float" office:value="-1.80731" calcext:value-type="float">
            <text:p>-1.80731</text:p>
          </table:table-cell>
          <table:table-cell office:value-type="float" office:value="-1.71758" calcext:value-type="float">
            <text:p>-1.71758</text:p>
          </table:table-cell>
          <table:table-cell office:value-type="float" office:value="-1.6184" calcext:value-type="float">
            <text:p>-1.6184</text:p>
          </table:table-cell>
          <table:table-cell office:value-type="float" office:value="-1.52562" calcext:value-type="float">
            <text:p>-1.52562</text:p>
          </table:table-cell>
          <table:table-cell office:value-type="float" office:value="-1.43498" calcext:value-type="float">
            <text:p>-1.43498</text:p>
          </table:table-cell>
          <table:table-cell office:value-type="float" office:value="-1.34922" calcext:value-type="float">
            <text:p>-1.34922</text:p>
          </table:table-cell>
          <table:table-cell office:value-type="float" office:value="-1.25767" calcext:value-type="float">
            <text:p>-1.25767</text:p>
          </table:table-cell>
        </table:table-row>
        <table:table-row table:style-name="ro1">
          <table:table-cell office:value-type="float" office:value="-2.6538899" calcext:value-type="float">
            <text:p>-2.6538899</text:p>
          </table:table-cell>
          <table:table-cell office:value-type="float" office:value="-2.5083201" calcext:value-type="float">
            <text:p>-2.5083201</text:p>
          </table:table-cell>
          <table:table-cell office:value-type="float" office:value="-2.40608" calcext:value-type="float">
            <text:p>-2.40608</text:p>
          </table:table-cell>
          <table:table-cell office:value-type="float" office:value="-2.2953" calcext:value-type="float">
            <text:p>-2.2953</text:p>
          </table:table-cell>
          <table:table-cell office:value-type="float" office:value="-2.1954999" calcext:value-type="float">
            <text:p>-2.1954999</text:p>
          </table:table-cell>
          <table:table-cell office:value-type="float" office:value="-2.0978401" calcext:value-type="float">
            <text:p>-2.0978401</text:p>
          </table:table-cell>
          <table:table-cell office:value-type="float" office:value="-2.00964" calcext:value-type="float">
            <text:p>-2.00964</text:p>
          </table:table-cell>
          <table:table-cell office:value-type="float" office:value="-1.90924" calcext:value-type="float">
            <text:p>-1.90924</text:p>
          </table:table-cell>
          <table:table-cell office:value-type="float" office:value="-1.80639" calcext:value-type="float">
            <text:p>-1.80639</text:p>
          </table:table-cell>
          <table:table-cell office:value-type="float" office:value="-1.71697" calcext:value-type="float">
            <text:p>-1.71697</text:p>
          </table:table-cell>
          <table:table-cell office:value-type="float" office:value="-1.61779" calcext:value-type="float">
            <text:p>-1.61779</text:p>
          </table:table-cell>
          <table:table-cell office:value-type="float" office:value="-1.52501" calcext:value-type="float">
            <text:p>-1.52501</text:p>
          </table:table-cell>
          <table:table-cell office:value-type="float" office:value="-1.43406" calcext:value-type="float">
            <text:p>-1.43406</text:p>
          </table:table-cell>
          <table:table-cell office:value-type="float" office:value="-1.34831" calcext:value-type="float">
            <text:p>-1.34831</text:p>
          </table:table-cell>
          <table:table-cell office:value-type="float" office:value="-1.2570601" calcext:value-type="float">
            <text:p>-1.2570601</text:p>
          </table:table-cell>
        </table:table-row>
        <table:table-row table:style-name="ro1">
          <table:table-cell office:value-type="float" office:value="-2.65328" calcext:value-type="float">
            <text:p>-2.65328</text:p>
          </table:table-cell>
          <table:table-cell office:value-type="float" office:value="-2.50771" calcext:value-type="float">
            <text:p>-2.50771</text:p>
          </table:table-cell>
          <table:table-cell office:value-type="float" office:value="-2.4054699" calcext:value-type="float">
            <text:p>-2.4054699</text:p>
          </table:table-cell>
          <table:table-cell office:value-type="float" office:value="-2.2946899" calcext:value-type="float">
            <text:p>-2.2946899</text:p>
          </table:table-cell>
          <table:table-cell office:value-type="float" office:value="-2.19489" calcext:value-type="float">
            <text:p>-2.19489</text:p>
          </table:table-cell>
          <table:table-cell office:value-type="float" office:value="-2.09723" calcext:value-type="float">
            <text:p>-2.09723</text:p>
          </table:table-cell>
          <table:table-cell office:value-type="float" office:value="-2.0090301" calcext:value-type="float">
            <text:p>-2.0090301</text:p>
          </table:table-cell>
          <table:table-cell office:value-type="float" office:value="-1.90863" calcext:value-type="float">
            <text:p>-1.90863</text:p>
          </table:table-cell>
          <table:table-cell office:value-type="float" office:value="-1.80548" calcext:value-type="float">
            <text:p>-1.80548</text:p>
          </table:table-cell>
          <table:table-cell office:value-type="float" office:value="-1.71636" calcext:value-type="float">
            <text:p>-1.71636</text:p>
          </table:table-cell>
          <table:table-cell office:value-type="float" office:value="-1.61718" calcext:value-type="float">
            <text:p>-1.61718</text:p>
          </table:table-cell>
          <table:table-cell office:value-type="float" office:value="-1.5244" calcext:value-type="float">
            <text:p>-1.5244</text:p>
          </table:table-cell>
          <table:table-cell office:value-type="float" office:value="-1.43345" calcext:value-type="float">
            <text:p>-1.43345</text:p>
          </table:table-cell>
          <table:table-cell office:value-type="float" office:value="-1.3477" calcext:value-type="float">
            <text:p>-1.3477</text:p>
          </table:table-cell>
          <table:table-cell office:value-type="float" office:value="-1.2564501" calcext:value-type="float">
            <text:p>-1.2564501</text:p>
          </table:table-cell>
        </table:table-row>
        <table:table-row table:style-name="ro1">
          <table:table-cell office:value-type="float" office:value="-2.6526699" calcext:value-type="float">
            <text:p>-2.6526699</text:p>
          </table:table-cell>
          <table:table-cell office:value-type="float" office:value="-2.5071001" calcext:value-type="float">
            <text:p>-2.5071001</text:p>
          </table:table-cell>
          <table:table-cell office:value-type="float" office:value="-2.40486" calcext:value-type="float">
            <text:p>-2.40486</text:p>
          </table:table-cell>
          <table:table-cell office:value-type="float" office:value="-2.29408" calcext:value-type="float">
            <text:p>-2.29408</text:p>
          </table:table-cell>
          <table:table-cell office:value-type="float" office:value="-2.1942799" calcext:value-type="float">
            <text:p>-2.1942799</text:p>
          </table:table-cell>
          <table:table-cell office:value-type="float" office:value="-2.0966201" calcext:value-type="float">
            <text:p>-2.0966201</text:p>
          </table:table-cell>
          <table:table-cell office:value-type="float" office:value="-2.00842" calcext:value-type="float">
            <text:p>-2.00842</text:p>
          </table:table-cell>
          <table:table-cell office:value-type="float" office:value="-1.90802" calcext:value-type="float">
            <text:p>-1.90802</text:p>
          </table:table-cell>
          <table:table-cell office:value-type="float" office:value="-1.80486" calcext:value-type="float">
            <text:p>-1.80486</text:p>
          </table:table-cell>
          <table:table-cell office:value-type="float" office:value="-1.71575" calcext:value-type="float">
            <text:p>-1.71575</text:p>
          </table:table-cell>
          <table:table-cell office:value-type="float" office:value="-1.61657" calcext:value-type="float">
            <text:p>-1.61657</text:p>
          </table:table-cell>
          <table:table-cell office:value-type="float" office:value="-1.52379" calcext:value-type="float">
            <text:p>-1.52379</text:p>
          </table:table-cell>
          <table:table-cell office:value-type="float" office:value="-1.43284" calcext:value-type="float">
            <text:p>-1.43284</text:p>
          </table:table-cell>
          <table:table-cell office:value-type="float" office:value="-1.34709" calcext:value-type="float">
            <text:p>-1.34709</text:p>
          </table:table-cell>
          <table:table-cell office:value-type="float" office:value="-1.2558399" calcext:value-type="float">
            <text:p>-1.2558399</text:p>
          </table:table-cell>
        </table:table-row>
        <table:table-row table:style-name="ro1">
          <table:table-cell office:value-type="float" office:value="-2.6517501" calcext:value-type="float">
            <text:p>-2.6517501</text:p>
          </table:table-cell>
          <table:table-cell office:value-type="float" office:value="-2.50649" calcext:value-type="float">
            <text:p>-2.50649</text:p>
          </table:table-cell>
          <table:table-cell office:value-type="float" office:value="-2.4042499" calcext:value-type="float">
            <text:p>-2.4042499</text:p>
          </table:table-cell>
          <table:table-cell office:value-type="float" office:value="-2.2934699" calcext:value-type="float">
            <text:p>-2.2934699</text:p>
          </table:table-cell>
          <table:table-cell office:value-type="float" office:value="-2.19367" calcext:value-type="float">
            <text:p>-2.19367</text:p>
          </table:table-cell>
          <table:table-cell office:value-type="float" office:value="-2.09601" calcext:value-type="float">
            <text:p>-2.09601</text:p>
          </table:table-cell>
          <table:table-cell office:value-type="float" office:value="-2.0078101" calcext:value-type="float">
            <text:p>-2.0078101</text:p>
          </table:table-cell>
          <table:table-cell office:value-type="float" office:value="-1.90741" calcext:value-type="float">
            <text:p>-1.90741</text:p>
          </table:table-cell>
          <table:table-cell office:value-type="float" office:value="-1.80425" calcext:value-type="float">
            <text:p>-1.80425</text:p>
          </table:table-cell>
          <table:table-cell office:value-type="float" office:value="-1.71514" calcext:value-type="float">
            <text:p>-1.71514</text:p>
          </table:table-cell>
          <table:table-cell office:value-type="float" office:value="-1.61596" calcext:value-type="float">
            <text:p>-1.61596</text:p>
          </table:table-cell>
          <table:table-cell office:value-type="float" office:value="-1.5228699" calcext:value-type="float">
            <text:p>-1.5228699</text:p>
          </table:table-cell>
          <table:table-cell office:value-type="float" office:value="-1.43223" calcext:value-type="float">
            <text:p>-1.43223</text:p>
          </table:table-cell>
          <table:table-cell office:value-type="float" office:value="-1.34648" calcext:value-type="float">
            <text:p>-1.34648</text:p>
          </table:table-cell>
          <table:table-cell office:value-type="float" office:value="-1.2552299" calcext:value-type="float">
            <text:p>-1.2552299</text:p>
          </table:table-cell>
        </table:table-row>
        <table:table-row table:style-name="ro1">
          <table:table-cell office:value-type="float" office:value="-2.65114" calcext:value-type="float">
            <text:p>-2.65114</text:p>
          </table:table-cell>
          <table:table-cell office:value-type="float" office:value="-2.5058701" calcext:value-type="float">
            <text:p>-2.5058701</text:p>
          </table:table-cell>
          <table:table-cell office:value-type="float" office:value="-2.4033301" calcext:value-type="float">
            <text:p>-2.4033301</text:p>
          </table:table-cell>
          <table:table-cell office:value-type="float" office:value="-2.29286" calcext:value-type="float">
            <text:p>-2.29286</text:p>
          </table:table-cell>
          <table:table-cell office:value-type="float" office:value="-2.1930599" calcext:value-type="float">
            <text:p>-2.1930599</text:p>
          </table:table-cell>
          <table:table-cell office:value-type="float" office:value="-2.0950999" calcext:value-type="float">
            <text:p>-2.0950999</text:p>
          </table:table-cell>
          <table:table-cell office:value-type="float" office:value="-2.0072" calcext:value-type="float">
            <text:p>-2.0072</text:p>
          </table:table-cell>
          <table:table-cell office:value-type="float" office:value="-1.9068" calcext:value-type="float">
            <text:p>-1.9068</text:p>
          </table:table-cell>
          <table:table-cell office:value-type="float" office:value="-1.80364" calcext:value-type="float">
            <text:p>-1.80364</text:p>
          </table:table-cell>
          <table:table-cell office:value-type="float" office:value="-1.71453" calcext:value-type="float">
            <text:p>-1.71453</text:p>
          </table:table-cell>
          <table:table-cell office:value-type="float" office:value="-1.61534" calcext:value-type="float">
            <text:p>-1.61534</text:p>
          </table:table-cell>
          <table:table-cell office:value-type="float" office:value="-1.52226" calcext:value-type="float">
            <text:p>-1.52226</text:p>
          </table:table-cell>
          <table:table-cell office:value-type="float" office:value="-1.43162" calcext:value-type="float">
            <text:p>-1.43162</text:p>
          </table:table-cell>
          <table:table-cell office:value-type="float" office:value="-1.34587" calcext:value-type="float">
            <text:p>-1.34587</text:p>
          </table:table-cell>
          <table:table-cell office:value-type="float" office:value="-1.25462" calcext:value-type="float">
            <text:p>-1.25462</text:p>
          </table:table-cell>
        </table:table-row>
        <table:table-row table:style-name="ro1">
          <table:table-cell office:value-type="float" office:value="-2.6505301" calcext:value-type="float">
            <text:p>-2.6505301</text:p>
          </table:table-cell>
          <table:table-cell office:value-type="float" office:value="-2.50526" calcext:value-type="float">
            <text:p>-2.50526</text:p>
          </table:table-cell>
          <table:table-cell office:value-type="float" office:value="-2.40272" calcext:value-type="float">
            <text:p>-2.40272</text:p>
          </table:table-cell>
          <table:table-cell office:value-type="float" office:value="-2.2922499" calcext:value-type="float">
            <text:p>-2.2922499</text:p>
          </table:table-cell>
          <table:table-cell office:value-type="float" office:value="-2.19245" calcext:value-type="float">
            <text:p>-2.19245</text:p>
          </table:table-cell>
          <table:table-cell office:value-type="float" office:value="-2.0941801" calcext:value-type="float">
            <text:p>-2.0941801</text:p>
          </table:table-cell>
          <table:table-cell office:value-type="float" office:value="-2.0065899" calcext:value-type="float">
            <text:p>-2.0065899</text:p>
          </table:table-cell>
          <table:table-cell office:value-type="float" office:value="-1.90619" calcext:value-type="float">
            <text:p>-1.90619</text:p>
          </table:table-cell>
          <table:table-cell office:value-type="float" office:value="-1.80273" calcext:value-type="float">
            <text:p>-1.80273</text:p>
          </table:table-cell>
          <table:table-cell office:value-type="float" office:value="-1.7136101" calcext:value-type="float">
            <text:p>-1.7136101</text:p>
          </table:table-cell>
          <table:table-cell office:value-type="float" office:value="-1.61473" calcext:value-type="float">
            <text:p>-1.61473</text:p>
          </table:table-cell>
          <table:table-cell office:value-type="float" office:value="-1.52165" calcext:value-type="float">
            <text:p>-1.52165</text:p>
          </table:table-cell>
          <table:table-cell office:value-type="float" office:value="-1.43071" calcext:value-type="float">
            <text:p>-1.43071</text:p>
          </table:table-cell>
          <table:table-cell office:value-type="float" office:value="-1.34526" calcext:value-type="float">
            <text:p>-1.34526</text:p>
          </table:table-cell>
          <table:table-cell office:value-type="float" office:value="-1.25401" calcext:value-type="float">
            <text:p>-1.25401</text:p>
          </table:table-cell>
        </table:table-row>
        <table:table-row table:style-name="ro1">
          <table:table-cell office:value-type="float" office:value="-2.64992" calcext:value-type="float">
            <text:p>-2.64992</text:p>
          </table:table-cell>
          <table:table-cell office:value-type="float" office:value="-2.5046501" calcext:value-type="float">
            <text:p>-2.5046501</text:p>
          </table:table-cell>
          <table:table-cell office:value-type="float" office:value="-2.4021101" calcext:value-type="float">
            <text:p>-2.4021101</text:p>
          </table:table-cell>
          <table:table-cell office:value-type="float" office:value="-2.29163" calcext:value-type="float">
            <text:p>-2.29163</text:p>
          </table:table-cell>
          <table:table-cell office:value-type="float" office:value="-2.1918399" calcext:value-type="float">
            <text:p>-2.1918399</text:p>
          </table:table-cell>
          <table:table-cell office:value-type="float" office:value="-2.09357" calcext:value-type="float">
            <text:p>-2.09357</text:p>
          </table:table-cell>
          <table:table-cell office:value-type="float" office:value="-2.00598" calcext:value-type="float">
            <text:p>-2.00598</text:p>
          </table:table-cell>
          <table:table-cell office:value-type="float" office:value="-1.90558" calcext:value-type="float">
            <text:p>-1.90558</text:p>
          </table:table-cell>
          <table:table-cell office:value-type="float" office:value="-1.80212" calcext:value-type="float">
            <text:p>-1.80212</text:p>
          </table:table-cell>
          <table:table-cell office:value-type="float" office:value="-1.7127" calcext:value-type="float">
            <text:p>-1.7127</text:p>
          </table:table-cell>
          <table:table-cell office:value-type="float" office:value="-1.61412" calcext:value-type="float">
            <text:p>-1.61412</text:p>
          </table:table-cell>
          <table:table-cell office:value-type="float" office:value="-1.52104" calcext:value-type="float">
            <text:p>-1.52104</text:p>
          </table:table-cell>
          <table:table-cell office:value-type="float" office:value="-1.4301" calcext:value-type="float">
            <text:p>-1.4301</text:p>
          </table:table-cell>
          <table:table-cell office:value-type="float" office:value="-1.34465" calcext:value-type="float">
            <text:p>-1.34465</text:p>
          </table:table-cell>
          <table:table-cell office:value-type="float" office:value="-1.2534" calcext:value-type="float">
            <text:p>-1.2534</text:p>
          </table:table-cell>
        </table:table-row>
        <table:table-row table:style-name="ro1">
          <table:table-cell office:value-type="float" office:value="-2.6493101" calcext:value-type="float">
            <text:p>-2.6493101</text:p>
          </table:table-cell>
          <table:table-cell office:value-type="float" office:value="-2.5037401" calcext:value-type="float">
            <text:p>-2.5037401</text:p>
          </table:table-cell>
          <table:table-cell office:value-type="float" office:value="-2.4015" calcext:value-type="float">
            <text:p>-2.4015</text:p>
          </table:table-cell>
          <table:table-cell office:value-type="float" office:value="-2.2910199" calcext:value-type="float">
            <text:p>-2.2910199</text:p>
          </table:table-cell>
          <table:table-cell office:value-type="float" office:value="-2.1912301" calcext:value-type="float">
            <text:p>-2.1912301</text:p>
          </table:table-cell>
          <table:table-cell office:value-type="float" office:value="-2.0929599" calcext:value-type="float">
            <text:p>-2.0929599</text:p>
          </table:table-cell>
          <table:table-cell office:value-type="float" office:value="-2.0053699" calcext:value-type="float">
            <text:p>-2.0053699</text:p>
          </table:table-cell>
          <table:table-cell office:value-type="float" office:value="-1.90497" calcext:value-type="float">
            <text:p>-1.90497</text:p>
          </table:table-cell>
          <table:table-cell office:value-type="float" office:value="-1.80151" calcext:value-type="float">
            <text:p>-1.80151</text:p>
          </table:table-cell>
          <table:table-cell office:value-type="float" office:value="-1.71178" calcext:value-type="float">
            <text:p>-1.71178</text:p>
          </table:table-cell>
          <table:table-cell office:value-type="float" office:value="-1.61351" calcext:value-type="float">
            <text:p>-1.61351</text:p>
          </table:table-cell>
          <table:table-cell office:value-type="float" office:value="-1.52043" calcext:value-type="float">
            <text:p>-1.52043</text:p>
          </table:table-cell>
          <table:table-cell office:value-type="float" office:value="-1.42949" calcext:value-type="float">
            <text:p>-1.42949</text:p>
          </table:table-cell>
          <table:table-cell office:value-type="float" office:value="-1.34404" calcext:value-type="float">
            <text:p>-1.34404</text:p>
          </table:table-cell>
          <table:table-cell office:value-type="float" office:value="-1.25278" calcext:value-type="float">
            <text:p>-1.25278</text:p>
          </table:table-cell>
        </table:table-row>
        <table:table-row table:style-name="ro1">
          <table:table-cell office:value-type="float" office:value="-2.6487" calcext:value-type="float">
            <text:p>-2.6487</text:p>
          </table:table-cell>
          <table:table-cell office:value-type="float" office:value="-2.50313" calcext:value-type="float">
            <text:p>-2.50313</text:p>
          </table:table-cell>
          <table:table-cell office:value-type="float" office:value="-2.4008901" calcext:value-type="float">
            <text:p>-2.4008901</text:p>
          </table:table-cell>
          <table:table-cell office:value-type="float" office:value="-2.29041" calcext:value-type="float">
            <text:p>-2.29041</text:p>
          </table:table-cell>
          <table:table-cell office:value-type="float" office:value="-2.1906199" calcext:value-type="float">
            <text:p>-2.1906199</text:p>
          </table:table-cell>
          <table:table-cell office:value-type="float" office:value="-2.09235" calcext:value-type="float">
            <text:p>-2.09235</text:p>
          </table:table-cell>
          <table:table-cell office:value-type="float" office:value="-2.00476" calcext:value-type="float">
            <text:p>-2.00476</text:p>
          </table:table-cell>
          <table:table-cell office:value-type="float" office:value="-1.9043601" calcext:value-type="float">
            <text:p>-1.9043601</text:p>
          </table:table-cell>
          <table:table-cell office:value-type="float" office:value="-1.8009" calcext:value-type="float">
            <text:p>-1.8009</text:p>
          </table:table-cell>
          <table:table-cell office:value-type="float" office:value="-1.71117" calcext:value-type="float">
            <text:p>-1.71117</text:p>
          </table:table-cell>
          <table:table-cell office:value-type="float" office:value="-1.6129" calcext:value-type="float">
            <text:p>-1.6129</text:p>
          </table:table-cell>
          <table:table-cell office:value-type="float" office:value="-1.51982" calcext:value-type="float">
            <text:p>-1.51982</text:p>
          </table:table-cell>
          <table:table-cell office:value-type="float" office:value="-1.42888" calcext:value-type="float">
            <text:p>-1.42888</text:p>
          </table:table-cell>
          <table:table-cell office:value-type="float" office:value="-1.34342" calcext:value-type="float">
            <text:p>-1.34342</text:p>
          </table:table-cell>
          <table:table-cell office:value-type="float" office:value="-1.25187" calcext:value-type="float">
            <text:p>-1.25187</text:p>
          </table:table-cell>
        </table:table-row>
        <table:table-row table:style-name="ro1">
          <table:table-cell office:value-type="float" office:value="-2.64779" calcext:value-type="float">
            <text:p>-2.64779</text:p>
          </table:table-cell>
          <table:table-cell office:value-type="float" office:value="-2.5022099" calcext:value-type="float">
            <text:p>-2.5022099</text:p>
          </table:table-cell>
          <table:table-cell office:value-type="float" office:value="-2.40028" calcext:value-type="float">
            <text:p>-2.40028</text:p>
          </table:table-cell>
          <table:table-cell office:value-type="float" office:value="-2.2897999" calcext:value-type="float">
            <text:p>-2.2897999</text:p>
          </table:table-cell>
          <table:table-cell office:value-type="float" office:value="-2.1900101" calcext:value-type="float">
            <text:p>-2.1900101</text:p>
          </table:table-cell>
          <table:table-cell office:value-type="float" office:value="-2.0917399" calcext:value-type="float">
            <text:p>-2.0917399</text:p>
          </table:table-cell>
          <table:table-cell office:value-type="float" office:value="-2.0041499" calcext:value-type="float">
            <text:p>-2.0041499</text:p>
          </table:table-cell>
          <table:table-cell office:value-type="float" office:value="-1.90374" calcext:value-type="float">
            <text:p>-1.90374</text:p>
          </table:table-cell>
          <table:table-cell office:value-type="float" office:value="-1.80029" calcext:value-type="float">
            <text:p>-1.80029</text:p>
          </table:table-cell>
          <table:table-cell office:value-type="float" office:value="-1.71056" calcext:value-type="float">
            <text:p>-1.71056</text:p>
          </table:table-cell>
          <table:table-cell office:value-type="float" office:value="-1.61229" calcext:value-type="float">
            <text:p>-1.61229</text:p>
          </table:table-cell>
          <table:table-cell office:value-type="float" office:value="-1.51921" calcext:value-type="float">
            <text:p>-1.51921</text:p>
          </table:table-cell>
          <table:table-cell office:value-type="float" office:value="-1.42827" calcext:value-type="float">
            <text:p>-1.42827</text:p>
          </table:table-cell>
          <table:table-cell office:value-type="float" office:value="-1.34251" calcext:value-type="float">
            <text:p>-1.34251</text:p>
          </table:table-cell>
          <table:table-cell office:value-type="float" office:value="-1.25126" calcext:value-type="float">
            <text:p>-1.25126</text:p>
          </table:table-cell>
        </table:table-row>
        <table:table-row table:style-name="ro1">
          <table:table-cell office:value-type="float" office:value="-2.6471801" calcext:value-type="float">
            <text:p>-2.6471801</text:p>
          </table:table-cell>
          <table:table-cell office:value-type="float" office:value="-2.5016" calcext:value-type="float">
            <text:p>-2.5016</text:p>
          </table:table-cell>
          <table:table-cell office:value-type="float" office:value="-2.3996699" calcext:value-type="float">
            <text:p>-2.3996699</text:p>
          </table:table-cell>
          <table:table-cell office:value-type="float" office:value="-2.2891901" calcext:value-type="float">
            <text:p>-2.2891901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2.09113" calcext:value-type="float">
            <text:p>-2.09113</text:p>
          </table:table-cell>
          <table:table-cell office:value-type="float" office:value="-2.00354" calcext:value-type="float">
            <text:p>-2.00354</text:p>
          </table:table-cell>
          <table:table-cell office:value-type="float" office:value="-1.9031301" calcext:value-type="float">
            <text:p>-1.9031301</text:p>
          </table:table-cell>
          <table:table-cell office:value-type="float" office:value="-1.79968" calcext:value-type="float">
            <text:p>-1.79968</text:p>
          </table:table-cell>
          <table:table-cell office:value-type="float" office:value="-1.70995" calcext:value-type="float">
            <text:p>-1.70995</text:p>
          </table:table-cell>
          <table:table-cell office:value-type="float" office:value="-1.61168" calcext:value-type="float">
            <text:p>-1.61168</text:p>
          </table:table-cell>
          <table:table-cell office:value-type="float" office:value="-1.5186" calcext:value-type="float">
            <text:p>-1.5186</text:p>
          </table:table-cell>
          <table:table-cell office:value-type="float" office:value="-1.42766" calcext:value-type="float">
            <text:p>-1.42766</text:p>
          </table:table-cell>
          <table:table-cell office:value-type="float" office:value="-1.3419" calcext:value-type="float">
            <text:p>-1.3419</text:p>
          </table:table-cell>
          <table:table-cell office:value-type="float" office:value="-1.25065" calcext:value-type="float">
            <text:p>-1.25065</text:p>
          </table:table-cell>
        </table:table-row>
        <table:table-row table:style-name="ro1">
          <table:table-cell office:value-type="float" office:value="-2.64657" calcext:value-type="float">
            <text:p>-2.64657</text:p>
          </table:table-cell>
          <table:table-cell office:value-type="float" office:value="-2.5009899" calcext:value-type="float">
            <text:p>-2.5009899</text:p>
          </table:table-cell>
          <table:table-cell office:value-type="float" office:value="-2.39906" calcext:value-type="float">
            <text:p>-2.39906</text:p>
          </table:table-cell>
          <table:table-cell office:value-type="float" office:value="-2.2885799" calcext:value-type="float">
            <text:p>-2.2885799</text:p>
          </table:table-cell>
          <table:table-cell office:value-type="float" office:value="-2.1887901" calcext:value-type="float">
            <text:p>-2.1887901</text:p>
          </table:table-cell>
          <table:table-cell office:value-type="float" office:value="-2.0905199" calcext:value-type="float">
            <text:p>-2.0905199</text:p>
          </table:table-cell>
          <table:table-cell office:value-type="float" office:value="-2.0029299" calcext:value-type="float">
            <text:p>-2.0029299</text:p>
          </table:table-cell>
          <table:table-cell office:value-type="float" office:value="-1.9025199" calcext:value-type="float">
            <text:p>-1.9025199</text:p>
          </table:table-cell>
          <table:table-cell office:value-type="float" office:value="-1.79907" calcext:value-type="float">
            <text:p>-1.79907</text:p>
          </table:table-cell>
          <table:table-cell office:value-type="float" office:value="-1.70904" calcext:value-type="float">
            <text:p>-1.70904</text:p>
          </table:table-cell>
          <table:table-cell office:value-type="float" office:value="-1.61107" calcext:value-type="float">
            <text:p>-1.61107</text:p>
          </table:table-cell>
          <table:table-cell office:value-type="float" office:value="-1.51799" calcext:value-type="float">
            <text:p>-1.51799</text:p>
          </table:table-cell>
          <table:table-cell office:value-type="float" office:value="-1.4267401" calcext:value-type="float">
            <text:p>-1.4267401</text:p>
          </table:table-cell>
          <table:table-cell office:value-type="float" office:value="-1.34129" calcext:value-type="float">
            <text:p>-1.34129</text:p>
          </table:table-cell>
          <table:table-cell office:value-type="float" office:value="-1.24973" calcext:value-type="float">
            <text:p>-1.24973</text:p>
          </table:table-cell>
        </table:table-row>
        <table:table-row table:style-name="ro1">
          <table:table-cell office:value-type="float" office:value="-2.6459501" calcext:value-type="float">
            <text:p>-2.6459501</text:p>
          </table:table-cell>
          <table:table-cell office:value-type="float" office:value="-2.50038" calcext:value-type="float">
            <text:p>-2.50038</text:p>
          </table:table-cell>
          <table:table-cell office:value-type="float" office:value="-2.3984499" calcext:value-type="float">
            <text:p>-2.3984499</text:p>
          </table:table-cell>
          <table:table-cell office:value-type="float" office:value="-2.2879701" calcext:value-type="float">
            <text:p>-2.2879701</text:p>
          </table:table-cell>
          <table:table-cell office:value-type="float" office:value="-2.18818" calcext:value-type="float">
            <text:p>-2.18818</text:p>
          </table:table-cell>
          <table:table-cell office:value-type="float" office:value="-2.08991" calcext:value-type="float">
            <text:p>-2.08991</text:p>
          </table:table-cell>
          <table:table-cell office:value-type="float" office:value="-2.0023201" calcext:value-type="float">
            <text:p>-2.0023201</text:p>
          </table:table-cell>
          <table:table-cell office:value-type="float" office:value="-1.9019099" calcext:value-type="float">
            <text:p>-1.9019099</text:p>
          </table:table-cell>
          <table:table-cell office:value-type="float" office:value="-1.79846" calcext:value-type="float">
            <text:p>-1.79846</text:p>
          </table:table-cell>
          <table:table-cell office:value-type="float" office:value="-1.7084301" calcext:value-type="float">
            <text:p>-1.7084301</text:p>
          </table:table-cell>
          <table:table-cell office:value-type="float" office:value="-1.61046" calcext:value-type="float">
            <text:p>-1.61046</text:p>
          </table:table-cell>
          <table:table-cell office:value-type="float" office:value="-1.51738" calcext:value-type="float">
            <text:p>-1.51738</text:p>
          </table:table-cell>
          <table:table-cell office:value-type="float" office:value="-1.4261301" calcext:value-type="float">
            <text:p>-1.4261301</text:p>
          </table:table-cell>
          <table:table-cell office:value-type="float" office:value="-1.34068" calcext:value-type="float">
            <text:p>-1.34068</text:p>
          </table:table-cell>
          <table:table-cell office:value-type="float" office:value="-1.2488199" calcext:value-type="float">
            <text:p>-1.2488199</text:p>
          </table:table-cell>
        </table:table-row>
        <table:table-row table:style-name="ro1">
          <table:table-cell office:value-type="float" office:value="-2.64534" calcext:value-type="float">
            <text:p>-2.64534</text:p>
          </table:table-cell>
          <table:table-cell office:value-type="float" office:value="-2.49947" calcext:value-type="float">
            <text:p>-2.49947</text:p>
          </table:table-cell>
          <table:table-cell office:value-type="float" office:value="-2.3975301" calcext:value-type="float">
            <text:p>-2.3975301</text:p>
          </table:table-cell>
          <table:table-cell office:value-type="float" office:value="-2.28736" calcext:value-type="float">
            <text:p>-2.28736</text:p>
          </table:table-cell>
          <table:table-cell office:value-type="float" office:value="-2.1875701" calcext:value-type="float">
            <text:p>-2.1875701</text:p>
          </table:table-cell>
          <table:table-cell office:value-type="float" office:value="-2.08899" calcext:value-type="float">
            <text:p>-2.08899</text:p>
          </table:table-cell>
          <table:table-cell office:value-type="float" office:value="-2.0017099" calcext:value-type="float">
            <text:p>-2.0017099</text:p>
          </table:table-cell>
          <table:table-cell office:value-type="float" office:value="-1.9013" calcext:value-type="float">
            <text:p>-1.9013</text:p>
          </table:table-cell>
          <table:table-cell office:value-type="float" office:value="-1.7975399" calcext:value-type="float">
            <text:p>-1.7975399</text:p>
          </table:table-cell>
          <table:table-cell office:value-type="float" office:value="-1.7078201" calcext:value-type="float">
            <text:p>-1.7078201</text:p>
          </table:table-cell>
          <table:table-cell office:value-type="float" office:value="-1.60985" calcext:value-type="float">
            <text:p>-1.60985</text:p>
          </table:table-cell>
          <table:table-cell office:value-type="float" office:value="-1.51677" calcext:value-type="float">
            <text:p>-1.51677</text:p>
          </table:table-cell>
          <table:table-cell office:value-type="float" office:value="-1.4255199" calcext:value-type="float">
            <text:p>-1.4255199</text:p>
          </table:table-cell>
          <table:table-cell office:value-type="float" office:value="-1.34007" calcext:value-type="float">
            <text:p>-1.34007</text:p>
          </table:table-cell>
          <table:table-cell office:value-type="float" office:value="-1.24821" calcext:value-type="float">
            <text:p>-1.24821</text:p>
          </table:table-cell>
        </table:table-row>
        <table:table-row table:style-name="ro1">
          <table:table-cell office:value-type="float" office:value="-2.6447301" calcext:value-type="float">
            <text:p>-2.6447301</text:p>
          </table:table-cell>
          <table:table-cell office:value-type="float" office:value="-2.4988599" calcext:value-type="float">
            <text:p>-2.4988599</text:p>
          </table:table-cell>
          <table:table-cell office:value-type="float" office:value="-2.39692" calcext:value-type="float">
            <text:p>-2.39692</text:p>
          </table:table-cell>
          <table:table-cell office:value-type="float" office:value="-2.2867501" calcext:value-type="float">
            <text:p>-2.2867501</text:p>
          </table:table-cell>
          <table:table-cell office:value-type="float" office:value="-2.18696" calcext:value-type="float">
            <text:p>-2.18696</text:p>
          </table:table-cell>
          <table:table-cell office:value-type="float" office:value="-2.0883801" calcext:value-type="float">
            <text:p>-2.0883801</text:p>
          </table:table-cell>
          <table:table-cell office:value-type="float" office:value="-2.0011001" calcext:value-type="float">
            <text:p>-2.0011001</text:p>
          </table:table-cell>
          <table:table-cell office:value-type="float" office:value="-1.90039" calcext:value-type="float">
            <text:p>-1.90039</text:p>
          </table:table-cell>
          <table:table-cell office:value-type="float" office:value="-1.79662" calcext:value-type="float">
            <text:p>-1.79662</text:p>
          </table:table-cell>
          <table:table-cell office:value-type="float" office:value="-1.7072099" calcext:value-type="float">
            <text:p>-1.7072099</text:p>
          </table:table-cell>
          <table:table-cell office:value-type="float" office:value="-1.6092401" calcext:value-type="float">
            <text:p>-1.6092401</text:p>
          </table:table-cell>
          <table:table-cell office:value-type="float" office:value="-1.51616" calcext:value-type="float">
            <text:p>-1.51616</text:p>
          </table:table-cell>
          <table:table-cell office:value-type="float" office:value="-1.4246" calcext:value-type="float">
            <text:p>-1.4246</text:p>
          </table:table-cell>
          <table:table-cell office:value-type="float" office:value="-1.33946" calcext:value-type="float">
            <text:p>-1.33946</text:p>
          </table:table-cell>
          <table:table-cell office:value-type="float" office:value="-1.2476" calcext:value-type="float">
            <text:p>-1.2476</text:p>
          </table:table-cell>
        </table:table-row>
        <table:table-row table:style-name="ro1">
          <table:table-cell office:value-type="float" office:value="-2.64412" calcext:value-type="float">
            <text:p>-2.64412</text:p>
          </table:table-cell>
          <table:table-cell office:value-type="float" office:value="-2.49825" calcext:value-type="float">
            <text:p>-2.49825</text:p>
          </table:table-cell>
          <table:table-cell office:value-type="float" office:value="-2.3960099" calcext:value-type="float">
            <text:p>-2.3960099</text:p>
          </table:table-cell>
          <table:table-cell office:value-type="float" office:value="-2.28614" calcext:value-type="float">
            <text:p>-2.28614</text:p>
          </table:table-cell>
          <table:table-cell office:value-type="float" office:value="-2.1863501" calcext:value-type="float">
            <text:p>-2.1863501</text:p>
          </table:table-cell>
          <table:table-cell office:value-type="float" office:value="-2.08777" calcext:value-type="float">
            <text:p>-2.08777</text:p>
          </table:table-cell>
          <table:table-cell office:value-type="float" office:value="-2.00049" calcext:value-type="float">
            <text:p>-2.00049</text:p>
          </table:table-cell>
          <table:table-cell office:value-type="float" office:value="-1.89978" calcext:value-type="float">
            <text:p>-1.89978</text:p>
          </table:table-cell>
          <table:table-cell office:value-type="float" office:value="-1.79601" calcext:value-type="float">
            <text:p>-1.79601</text:p>
          </table:table-cell>
          <table:table-cell office:value-type="float" office:value="-1.7066" calcext:value-type="float">
            <text:p>-1.7066</text:p>
          </table:table-cell>
          <table:table-cell office:value-type="float" office:value="-1.6086299" calcext:value-type="float">
            <text:p>-1.6086299</text:p>
          </table:table-cell>
          <table:table-cell office:value-type="float" office:value="-1.51524" calcext:value-type="float">
            <text:p>-1.51524</text:p>
          </table:table-cell>
          <table:table-cell office:value-type="float" office:value="-1.42399" calcext:value-type="float">
            <text:p>-1.42399</text:p>
          </table:table-cell>
          <table:table-cell office:value-type="float" office:value="-1.33885" calcext:value-type="float">
            <text:p>-1.33885</text:p>
          </table:table-cell>
          <table:table-cell office:value-type="float" office:value="-1.24699" calcext:value-type="float">
            <text:p>-1.24699</text:p>
          </table:table-cell>
        </table:table-row>
        <table:table-row table:style-name="ro1">
          <table:table-cell office:value-type="float" office:value="-2.6435101" calcext:value-type="float">
            <text:p>-2.6435101</text:p>
          </table:table-cell>
          <table:table-cell office:value-type="float" office:value="-2.4976299" calcext:value-type="float">
            <text:p>-2.4976299</text:p>
          </table:table-cell>
          <table:table-cell office:value-type="float" office:value="-2.3954" calcext:value-type="float">
            <text:p>-2.3954</text:p>
          </table:table-cell>
          <table:table-cell office:value-type="float" office:value="-2.2855301" calcext:value-type="float">
            <text:p>-2.2855301</text:p>
          </table:table-cell>
          <table:table-cell office:value-type="float" office:value="-2.18574" calcext:value-type="float">
            <text:p>-2.18574</text:p>
          </table:table-cell>
          <table:table-cell office:value-type="float" office:value="-2.0871601" calcext:value-type="float">
            <text:p>-2.0871601</text:p>
          </table:table-cell>
          <table:table-cell office:value-type="float" office:value="-1.99988" calcext:value-type="float">
            <text:p>-1.99988</text:p>
          </table:table-cell>
          <table:table-cell office:value-type="float" office:value="-1.89917" calcext:value-type="float">
            <text:p>-1.89917</text:p>
          </table:table-cell>
          <table:table-cell office:value-type="float" office:value="-1.7954" calcext:value-type="float">
            <text:p>-1.7954</text:p>
          </table:table-cell>
          <table:table-cell office:value-type="float" office:value="-1.7059799" calcext:value-type="float">
            <text:p>-1.7059799</text:p>
          </table:table-cell>
          <table:table-cell office:value-type="float" office:value="-1.6080199" calcext:value-type="float">
            <text:p>-1.6080199</text:p>
          </table:table-cell>
          <table:table-cell office:value-type="float" office:value="-1.51433" calcext:value-type="float">
            <text:p>-1.51433</text:p>
          </table:table-cell>
          <table:table-cell office:value-type="float" office:value="-1.42338" calcext:value-type="float">
            <text:p>-1.42338</text:p>
          </table:table-cell>
          <table:table-cell office:value-type="float" office:value="-1.33793" calcext:value-type="float">
            <text:p>-1.33793</text:p>
          </table:table-cell>
          <table:table-cell office:value-type="float" office:value="-1.24638" calcext:value-type="float">
            <text:p>-1.24638</text:p>
          </table:table-cell>
        </table:table-row>
        <table:table-row table:style-name="ro1">
          <table:table-cell office:value-type="float" office:value="-2.6429" calcext:value-type="float">
            <text:p>-2.6429</text:p>
          </table:table-cell>
          <table:table-cell office:value-type="float" office:value="-2.49702" calcext:value-type="float">
            <text:p>-2.49702</text:p>
          </table:table-cell>
          <table:table-cell office:value-type="float" office:value="-2.39448" calcext:value-type="float">
            <text:p>-2.39448</text:p>
          </table:table-cell>
          <table:table-cell office:value-type="float" office:value="-2.28492" calcext:value-type="float">
            <text:p>-2.28492</text:p>
          </table:table-cell>
          <table:table-cell office:value-type="float" office:value="-2.1848199" calcext:value-type="float">
            <text:p>-2.1848199</text:p>
          </table:table-cell>
          <table:table-cell office:value-type="float" office:value="-2.08655" calcext:value-type="float">
            <text:p>-2.08655</text:p>
          </table:table-cell>
          <table:table-cell office:value-type="float" office:value="-1.99927" calcext:value-type="float">
            <text:p>-1.99927</text:p>
          </table:table-cell>
          <table:table-cell office:value-type="float" office:value="-1.89856" calcext:value-type="float">
            <text:p>-1.89856</text:p>
          </table:table-cell>
          <table:table-cell office:value-type="float" office:value="-1.79479" calcext:value-type="float">
            <text:p>-1.79479</text:p>
          </table:table-cell>
          <table:table-cell office:value-type="float" office:value="-1.7053699" calcext:value-type="float">
            <text:p>-1.7053699</text:p>
          </table:table-cell>
          <table:table-cell office:value-type="float" office:value="-1.60741" calcext:value-type="float">
            <text:p>-1.60741</text:p>
          </table:table-cell>
          <table:table-cell office:value-type="float" office:value="-1.51372" calcext:value-type="float">
            <text:p>-1.51372</text:p>
          </table:table-cell>
          <table:table-cell office:value-type="float" office:value="-1.42277" calcext:value-type="float">
            <text:p>-1.42277</text:p>
          </table:table-cell>
          <table:table-cell office:value-type="float" office:value="-1.33732" calcext:value-type="float">
            <text:p>-1.33732</text:p>
          </table:table-cell>
          <table:table-cell office:value-type="float" office:value="-1.24577" calcext:value-type="float">
            <text:p>-1.24577</text:p>
          </table:table-cell>
        </table:table-row>
        <table:table-row table:style-name="ro1">
          <table:table-cell office:value-type="float" office:value="-2.6419899" calcext:value-type="float">
            <text:p>-2.6419899</text:p>
          </table:table-cell>
          <table:table-cell office:value-type="float" office:value="-2.4964099" calcext:value-type="float">
            <text:p>-2.4964099</text:p>
          </table:table-cell>
          <table:table-cell office:value-type="float" office:value="-2.3935699" calcext:value-type="float">
            <text:p>-2.3935699</text:p>
          </table:table-cell>
          <table:table-cell office:value-type="float" office:value="-2.2843101" calcext:value-type="float">
            <text:p>-2.2843101</text:p>
          </table:table-cell>
          <table:table-cell office:value-type="float" office:value="-2.1842101" calcext:value-type="float">
            <text:p>-2.1842101</text:p>
          </table:table-cell>
          <table:table-cell office:value-type="float" office:value="-2.0856299" calcext:value-type="float">
            <text:p>-2.0856299</text:p>
          </table:table-cell>
          <table:table-cell office:value-type="float" office:value="-1.99866" calcext:value-type="float">
            <text:p>-1.99866</text:p>
          </table:table-cell>
          <table:table-cell office:value-type="float" office:value="-1.8979501" calcext:value-type="float">
            <text:p>-1.8979501</text:p>
          </table:table-cell>
          <table:table-cell office:value-type="float" office:value="-1.79418" calcext:value-type="float">
            <text:p>-1.79418</text:p>
          </table:table-cell>
          <table:table-cell office:value-type="float" office:value="-1.70476" calcext:value-type="float">
            <text:p>-1.70476</text:p>
          </table:table-cell>
          <table:table-cell office:value-type="float" office:value="-1.60649" calcext:value-type="float">
            <text:p>-1.60649</text:p>
          </table:table-cell>
          <table:table-cell office:value-type="float" office:value="-1.51311" calcext:value-type="float">
            <text:p>-1.51311</text:p>
          </table:table-cell>
          <table:table-cell office:value-type="float" office:value="-1.42216" calcext:value-type="float">
            <text:p>-1.42216</text:p>
          </table:table-cell>
          <table:table-cell office:value-type="float" office:value="-1.33671" calcext:value-type="float">
            <text:p>-1.33671</text:p>
          </table:table-cell>
          <table:table-cell office:value-type="float" office:value="-1.24516" calcext:value-type="float">
            <text:p>-1.24516</text:p>
          </table:table-cell>
        </table:table-row>
        <table:table-row table:style-name="ro1">
          <table:table-cell office:value-type="float" office:value="-2.6413801" calcext:value-type="float">
            <text:p>-2.6413801</text:p>
          </table:table-cell>
          <table:table-cell office:value-type="float" office:value="-2.4958" calcext:value-type="float">
            <text:p>-2.4958</text:p>
          </table:table-cell>
          <table:table-cell office:value-type="float" office:value="-2.3926499" calcext:value-type="float">
            <text:p>-2.3926499</text:p>
          </table:table-cell>
          <table:table-cell office:value-type="float" office:value="-2.2837" calcext:value-type="float">
            <text:p>-2.2837</text:p>
          </table:table-cell>
          <table:table-cell office:value-type="float" office:value="-2.1835999" calcext:value-type="float">
            <text:p>-2.1835999</text:p>
          </table:table-cell>
          <table:table-cell office:value-type="float" office:value="-2.0847199" calcext:value-type="float">
            <text:p>-2.0847199</text:p>
          </table:table-cell>
          <table:table-cell office:value-type="float" office:value="-1.99805" calcext:value-type="float">
            <text:p>-1.99805</text:p>
          </table:table-cell>
          <table:table-cell office:value-type="float" office:value="-1.8973401" calcext:value-type="float">
            <text:p>-1.8973401</text:p>
          </table:table-cell>
          <table:table-cell office:value-type="float" office:value="-1.79357" calcext:value-type="float">
            <text:p>-1.79357</text:p>
          </table:table-cell>
          <table:table-cell office:value-type="float" office:value="-1.70415" calcext:value-type="float">
            <text:p>-1.70415</text:p>
          </table:table-cell>
          <table:table-cell office:value-type="float" office:value="-1.60588" calcext:value-type="float">
            <text:p>-1.60588</text:p>
          </table:table-cell>
          <table:table-cell office:value-type="float" office:value="-1.5125" calcext:value-type="float">
            <text:p>-1.5125</text:p>
          </table:table-cell>
          <table:table-cell office:value-type="float" office:value="-1.42155" calcext:value-type="float">
            <text:p>-1.42155</text:p>
          </table:table-cell>
          <table:table-cell office:value-type="float" office:value="-1.3361" calcext:value-type="float">
            <text:p>-1.3361</text:p>
          </table:table-cell>
          <table:table-cell office:value-type="float" office:value="-1.24454" calcext:value-type="float">
            <text:p>-1.24454</text:p>
          </table:table-cell>
        </table:table-row>
        <table:table-row table:style-name="ro1">
          <table:table-cell office:value-type="float" office:value="-2.64077" calcext:value-type="float">
            <text:p>-2.64077</text:p>
          </table:table-cell>
          <table:table-cell office:value-type="float" office:value="-2.4951899" calcext:value-type="float">
            <text:p>-2.4951899</text:p>
          </table:table-cell>
          <table:table-cell office:value-type="float" office:value="-2.39204" calcext:value-type="float">
            <text:p>-2.39204</text:p>
          </table:table-cell>
          <table:table-cell office:value-type="float" office:value="-2.2830901" calcext:value-type="float">
            <text:p>-2.2830901</text:p>
          </table:table-cell>
          <table:table-cell office:value-type="float" office:value="-2.1829901" calcext:value-type="float">
            <text:p>-2.1829901</text:p>
          </table:table-cell>
          <table:table-cell office:value-type="float" office:value="-2.0838001" calcext:value-type="float">
            <text:p>-2.0838001</text:p>
          </table:table-cell>
          <table:table-cell office:value-type="float" office:value="-1.99744" calcext:value-type="float">
            <text:p>-1.99744</text:p>
          </table:table-cell>
          <table:table-cell office:value-type="float" office:value="-1.8967299" calcext:value-type="float">
            <text:p>-1.8967299</text:p>
          </table:table-cell>
          <table:table-cell office:value-type="float" office:value="-1.79266" calcext:value-type="float">
            <text:p>-1.79266</text:p>
          </table:table-cell>
          <table:table-cell office:value-type="float" office:value="-1.70354" calcext:value-type="float">
            <text:p>-1.70354</text:p>
          </table:table-cell>
          <table:table-cell office:value-type="float" office:value="-1.60527" calcext:value-type="float">
            <text:p>-1.60527</text:p>
          </table:table-cell>
          <table:table-cell office:value-type="float" office:value="-1.5118901" calcext:value-type="float">
            <text:p>-1.5118901</text:p>
          </table:table-cell>
          <table:table-cell office:value-type="float" office:value="-1.42094" calcext:value-type="float">
            <text:p>-1.42094</text:p>
          </table:table-cell>
          <table:table-cell office:value-type="float" office:value="-1.33549" calcext:value-type="float">
            <text:p>-1.33549</text:p>
          </table:table-cell>
          <table:table-cell office:value-type="float" office:value="-1.2436301" calcext:value-type="float">
            <text:p>-1.2436301</text:p>
          </table:table-cell>
        </table:table-row>
        <table:table-row table:style-name="ro1">
          <table:table-cell office:value-type="float" office:value="-2.6401601" calcext:value-type="float">
            <text:p>-2.6401601</text:p>
          </table:table-cell>
          <table:table-cell office:value-type="float" office:value="-2.49458" calcext:value-type="float">
            <text:p>-2.49458</text:p>
          </table:table-cell>
          <table:table-cell office:value-type="float" office:value="-2.3914299" calcext:value-type="float">
            <text:p>-2.3914299</text:p>
          </table:table-cell>
          <table:table-cell office:value-type="float" office:value="-2.28248" calcext:value-type="float">
            <text:p>-2.28248</text:p>
          </table:table-cell>
          <table:table-cell office:value-type="float" office:value="-2.18238" calcext:value-type="float">
            <text:p>-2.18238</text:p>
          </table:table-cell>
          <table:table-cell office:value-type="float" office:value="-2.08319" calcext:value-type="float">
            <text:p>-2.08319</text:p>
          </table:table-cell>
          <table:table-cell office:value-type="float" office:value="-1.99683" calcext:value-type="float">
            <text:p>-1.99683</text:p>
          </table:table-cell>
          <table:table-cell office:value-type="float" office:value="-1.8961101" calcext:value-type="float">
            <text:p>-1.8961101</text:p>
          </table:table-cell>
          <table:table-cell office:value-type="float" office:value="-1.79205" calcext:value-type="float">
            <text:p>-1.79205</text:p>
          </table:table-cell>
          <table:table-cell office:value-type="float" office:value="-1.70293" calcext:value-type="float">
            <text:p>-1.70293</text:p>
          </table:table-cell>
          <table:table-cell office:value-type="float" office:value="-1.60466" calcext:value-type="float">
            <text:p>-1.60466</text:p>
          </table:table-cell>
          <table:table-cell office:value-type="float" office:value="-1.5112799" calcext:value-type="float">
            <text:p>-1.5112799</text:p>
          </table:table-cell>
          <table:table-cell office:value-type="float" office:value="-1.42033" calcext:value-type="float">
            <text:p>-1.42033</text:p>
          </table:table-cell>
          <table:table-cell office:value-type="float" office:value="-1.33488" calcext:value-type="float">
            <text:p>-1.33488</text:p>
          </table:table-cell>
          <table:table-cell office:value-type="float" office:value="-1.2430201" calcext:value-type="float">
            <text:p>-1.2430201</text:p>
          </table:table-cell>
        </table:table-row>
        <table:table-row table:style-name="ro1">
          <table:table-cell office:value-type="float" office:value="-2.63955" calcext:value-type="float">
            <text:p>-2.63955</text:p>
          </table:table-cell>
          <table:table-cell office:value-type="float" office:value="-2.4939699" calcext:value-type="float">
            <text:p>-2.4939699</text:p>
          </table:table-cell>
          <table:table-cell office:value-type="float" office:value="-2.39082" calcext:value-type="float">
            <text:p>-2.39082</text:p>
          </table:table-cell>
          <table:table-cell office:value-type="float" office:value="-2.2815599" calcext:value-type="float">
            <text:p>-2.2815599</text:p>
          </table:table-cell>
          <table:table-cell office:value-type="float" office:value="-2.1814599" calcext:value-type="float">
            <text:p>-2.1814599</text:p>
          </table:table-cell>
          <table:table-cell office:value-type="float" office:value="-2.0825801" calcext:value-type="float">
            <text:p>-2.0825801</text:p>
          </table:table-cell>
          <table:table-cell office:value-type="float" office:value="-1.99622" calcext:value-type="float">
            <text:p>-1.99622</text:p>
          </table:table-cell>
          <table:table-cell office:value-type="float" office:value="-1.8954999" calcext:value-type="float">
            <text:p>-1.8954999</text:p>
          </table:table-cell>
          <table:table-cell office:value-type="float" office:value="-1.79144" calcext:value-type="float">
            <text:p>-1.79144</text:p>
          </table:table-cell>
          <table:table-cell office:value-type="float" office:value="-1.70232" calcext:value-type="float">
            <text:p>-1.70232</text:p>
          </table:table-cell>
          <table:table-cell office:value-type="float" office:value="-1.60405" calcext:value-type="float">
            <text:p>-1.60405</text:p>
          </table:table-cell>
          <table:table-cell office:value-type="float" office:value="-1.5106699" calcext:value-type="float">
            <text:p>-1.5106699</text:p>
          </table:table-cell>
          <table:table-cell office:value-type="float" office:value="-1.4197201" calcext:value-type="float">
            <text:p>-1.4197201</text:p>
          </table:table-cell>
          <table:table-cell office:value-type="float" office:value="-1.33427" calcext:value-type="float">
            <text:p>-1.33427</text:p>
          </table:table-cell>
          <table:table-cell office:value-type="float" office:value="-1.2424099" calcext:value-type="float">
            <text:p>-1.2424099</text:p>
          </table:table-cell>
        </table:table-row>
        <table:table-row table:style-name="ro1">
          <table:table-cell office:value-type="float" office:value="-2.6389401" calcext:value-type="float">
            <text:p>-2.6389401</text:p>
          </table:table-cell>
          <table:table-cell office:value-type="float" office:value="-2.4930601" calcext:value-type="float">
            <text:p>-2.4930601</text:p>
          </table:table-cell>
          <table:table-cell office:value-type="float" office:value="-2.3899" calcext:value-type="float">
            <text:p>-2.3899</text:p>
          </table:table-cell>
          <table:table-cell office:value-type="float" office:value="-2.2809501" calcext:value-type="float">
            <text:p>-2.2809501</text:p>
          </table:table-cell>
          <table:table-cell office:value-type="float" office:value="-2.18085" calcext:value-type="float">
            <text:p>-2.18085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-1.99561" calcext:value-type="float">
            <text:p>-1.99561</text:p>
          </table:table-cell>
          <table:table-cell office:value-type="float" office:value="-1.89489" calcext:value-type="float">
            <text:p>-1.89489</text:p>
          </table:table-cell>
          <table:table-cell office:value-type="float" office:value="-1.79083" calcext:value-type="float">
            <text:p>-1.79083</text:p>
          </table:table-cell>
          <table:table-cell office:value-type="float" office:value="-1.70171" calcext:value-type="float">
            <text:p>-1.70171</text:p>
          </table:table-cell>
          <table:table-cell office:value-type="float" office:value="-1.60344" calcext:value-type="float">
            <text:p>-1.60344</text:p>
          </table:table-cell>
          <table:table-cell office:value-type="float" office:value="-1.50975" calcext:value-type="float">
            <text:p>-1.50975</text:p>
          </table:table-cell>
          <table:table-cell office:value-type="float" office:value="-1.4191099" calcext:value-type="float">
            <text:p>-1.4191099</text:p>
          </table:table-cell>
          <table:table-cell office:value-type="float" office:value="-1.33366" calcext:value-type="float">
            <text:p>-1.33366</text:p>
          </table:table-cell>
          <table:table-cell office:value-type="float" office:value="-1.2418" calcext:value-type="float">
            <text:p>-1.2418</text:p>
          </table:table-cell>
        </table:table-row>
        <table:table-row table:style-name="ro1">
          <table:table-cell office:value-type="float" office:value="-2.63833" calcext:value-type="float">
            <text:p>-2.63833</text:p>
          </table:table-cell>
          <table:table-cell office:value-type="float" office:value="-2.49245" calcext:value-type="float">
            <text:p>-2.49245</text:p>
          </table:table-cell>
          <table:table-cell office:value-type="float" office:value="-2.3892901" calcext:value-type="float">
            <text:p>-2.3892901</text:p>
          </table:table-cell>
          <table:table-cell office:value-type="float" office:value="-2.28034" calcext:value-type="float">
            <text:p>-2.28034</text:p>
          </table:table-cell>
          <table:table-cell office:value-type="float" office:value="-2.1802399" calcext:value-type="float">
            <text:p>-2.1802399</text:p>
          </table:table-cell>
          <table:table-cell office:value-type="float" office:value="-2.0813601" calcext:value-type="float">
            <text:p>-2.0813601</text:p>
          </table:table-cell>
          <table:table-cell office:value-type="float" office:value="-1.995" calcext:value-type="float">
            <text:p>-1.995</text:p>
          </table:table-cell>
          <table:table-cell office:value-type="float" office:value="-1.89428" calcext:value-type="float">
            <text:p>-1.89428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7011" calcext:value-type="float">
            <text:p>-1.7011</text:p>
          </table:table-cell>
          <table:table-cell office:value-type="float" office:value="-1.6028301" calcext:value-type="float">
            <text:p>-1.6028301</text:p>
          </table:table-cell>
          <table:table-cell office:value-type="float" office:value="-1.50914" calcext:value-type="float">
            <text:p>-1.50914</text:p>
          </table:table-cell>
          <table:table-cell office:value-type="float" office:value="-1.4184999" calcext:value-type="float">
            <text:p>-1.4184999</text:p>
          </table:table-cell>
          <table:table-cell office:value-type="float" office:value="-1.33305" calcext:value-type="float">
            <text:p>-1.33305</text:p>
          </table:table-cell>
          <table:table-cell office:value-type="float" office:value="-1.24119" calcext:value-type="float">
            <text:p>-1.24119</text:p>
          </table:table-cell>
        </table:table-row>
        <table:table-row table:style-name="ro1">
          <table:table-cell office:value-type="float" office:value="-2.6377101" calcext:value-type="float">
            <text:p>-2.6377101</text:p>
          </table:table-cell>
          <table:table-cell office:value-type="float" office:value="-2.4915299" calcext:value-type="float">
            <text:p>-2.4915299</text:p>
          </table:table-cell>
          <table:table-cell office:value-type="float" office:value="-2.38868" calcext:value-type="float">
            <text:p>-2.38868</text:p>
          </table:table-cell>
          <table:table-cell office:value-type="float" office:value="-2.2797301" calcext:value-type="float">
            <text:p>-2.2797301</text:p>
          </table:table-cell>
          <table:table-cell office:value-type="float" office:value="-2.17963" calcext:value-type="float">
            <text:p>-2.17963</text:p>
          </table:table-cell>
          <table:table-cell office:value-type="float" office:value="-2.08075" calcext:value-type="float">
            <text:p>-2.08075</text:p>
          </table:table-cell>
          <table:table-cell office:value-type="float" office:value="-1.99438" calcext:value-type="float">
            <text:p>-1.99438</text:p>
          </table:table-cell>
          <table:table-cell office:value-type="float" office:value="-1.89367" calcext:value-type="float">
            <text:p>-1.89367</text:p>
          </table:table-cell>
          <table:table-cell office:value-type="float" office:value="-1.78961" calcext:value-type="float">
            <text:p>-1.78961</text:p>
          </table:table-cell>
          <table:table-cell office:value-type="float" office:value="-1.7001899" calcext:value-type="float">
            <text:p>-1.7001899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-1.50853" calcext:value-type="float">
            <text:p>-1.50853</text:p>
          </table:table-cell>
          <table:table-cell office:value-type="float" office:value="-1.41758" calcext:value-type="float">
            <text:p>-1.41758</text:p>
          </table:table-cell>
          <table:table-cell office:value-type="float" office:value="-1.33244" calcext:value-type="float">
            <text:p>-1.33244</text:p>
          </table:table-cell>
          <table:table-cell office:value-type="float" office:value="-1.24058" calcext:value-type="float">
            <text:p>-1.24058</text:p>
          </table:table-cell>
        </table:table-row>
        <table:table-row table:style-name="ro1">
          <table:table-cell office:value-type="float" office:value="-2.6371" calcext:value-type="float">
            <text:p>-2.6371</text:p>
          </table:table-cell>
          <table:table-cell office:value-type="float" office:value="-2.4909201" calcext:value-type="float">
            <text:p>-2.4909201</text:p>
          </table:table-cell>
          <table:table-cell office:value-type="float" office:value="-2.3877699" calcext:value-type="float">
            <text:p>-2.3877699</text:p>
          </table:table-cell>
          <table:table-cell office:value-type="float" office:value="-2.27882" calcext:value-type="float">
            <text:p>-2.27882</text:p>
          </table:table-cell>
          <table:table-cell office:value-type="float" office:value="-2.1790199" calcext:value-type="float">
            <text:p>-2.1790199</text:p>
          </table:table-cell>
          <table:table-cell office:value-type="float" office:value="-2.0801401" calcext:value-type="float">
            <text:p>-2.0801401</text:p>
          </table:table-cell>
          <table:table-cell office:value-type="float" office:value="-1.99377" calcext:value-type="float">
            <text:p>-1.99377</text:p>
          </table:table-cell>
          <table:table-cell office:value-type="float" office:value="-1.89306" calcext:value-type="float">
            <text:p>-1.89306</text:p>
          </table:table-cell>
          <table:table-cell office:value-type="float" office:value="-1.789" calcext:value-type="float">
            <text:p>-1.789</text:p>
          </table:table-cell>
          <table:table-cell office:value-type="float" office:value="-1.69958" calcext:value-type="float">
            <text:p>-1.69958</text:p>
          </table:table-cell>
          <table:table-cell office:value-type="float" office:value="-1.60131" calcext:value-type="float">
            <text:p>-1.60131</text:p>
          </table:table-cell>
          <table:table-cell office:value-type="float" office:value="-1.50761" calcext:value-type="float">
            <text:p>-1.50761</text:p>
          </table:table-cell>
          <table:table-cell office:value-type="float" office:value="-1.41636" calcext:value-type="float">
            <text:p>-1.41636</text:p>
          </table:table-cell>
          <table:table-cell office:value-type="float" office:value="-1.33183" calcext:value-type="float">
            <text:p>-1.33183</text:p>
          </table:table-cell>
          <table:table-cell office:value-type="float" office:value="-1.23997" calcext:value-type="float">
            <text:p>-1.23997</text:p>
          </table:table-cell>
        </table:table-row>
        <table:table-row table:style-name="ro1">
          <table:table-cell office:value-type="float" office:value="-2.6364901" calcext:value-type="float">
            <text:p>-2.6364901</text:p>
          </table:table-cell>
          <table:table-cell office:value-type="float" office:value="-2.49031" calcext:value-type="float">
            <text:p>-2.49031</text:p>
          </table:table-cell>
          <table:table-cell office:value-type="float" office:value="-2.3871601" calcext:value-type="float">
            <text:p>-2.3871601</text:p>
          </table:table-cell>
          <table:table-cell office:value-type="float" office:value="-2.2782099" calcext:value-type="float">
            <text:p>-2.2782099</text:p>
          </table:table-cell>
          <table:table-cell office:value-type="float" office:value="-2.1784101" calcext:value-type="float">
            <text:p>-2.1784101</text:p>
          </table:table-cell>
          <table:table-cell office:value-type="float" office:value="-2.07953" calcext:value-type="float">
            <text:p>-2.07953</text:p>
          </table:table-cell>
          <table:table-cell office:value-type="float" office:value="-1.99316" calcext:value-type="float">
            <text:p>-1.99316</text:p>
          </table:table-cell>
          <table:table-cell office:value-type="float" office:value="-1.89245" calcext:value-type="float">
            <text:p>-1.89245</text:p>
          </table:table-cell>
          <table:table-cell office:value-type="float" office:value="-1.78838" calcext:value-type="float">
            <text:p>-1.78838</text:p>
          </table:table-cell>
          <table:table-cell office:value-type="float" office:value="-1.69897" calcext:value-type="float">
            <text:p>-1.69897</text:p>
          </table:table-cell>
          <table:table-cell office:value-type="float" office:value="-1.6007" calcext:value-type="float">
            <text:p>-1.6007</text:p>
          </table:table-cell>
          <table:table-cell office:value-type="float" office:value="-1.507" calcext:value-type="float">
            <text:p>-1.507</text:p>
          </table:table-cell>
          <table:table-cell office:value-type="float" office:value="-1.41575" calcext:value-type="float">
            <text:p>-1.41575</text:p>
          </table:table-cell>
          <table:table-cell office:value-type="float" office:value="-1.33122" calcext:value-type="float">
            <text:p>-1.33122</text:p>
          </table:table-cell>
          <table:table-cell office:value-type="float" office:value="-1.23936" calcext:value-type="float">
            <text:p>-1.23936</text:p>
          </table:table-cell>
        </table:table-row>
        <table:table-row table:style-name="ro1">
          <table:table-cell office:value-type="float" office:value="-2.6355801" calcext:value-type="float">
            <text:p>-2.6355801</text:p>
          </table:table-cell>
          <table:table-cell office:value-type="float" office:value="-2.4897001" calcext:value-type="float">
            <text:p>-2.4897001</text:p>
          </table:table-cell>
          <table:table-cell office:value-type="float" office:value="-2.3865499" calcext:value-type="float">
            <text:p>-2.3865499</text:p>
          </table:table-cell>
          <table:table-cell office:value-type="float" office:value="-2.2772901" calcext:value-type="float">
            <text:p>-2.2772901</text:p>
          </table:table-cell>
          <table:table-cell office:value-type="float" office:value="-2.1777999" calcext:value-type="float">
            <text:p>-2.1777999</text:p>
          </table:table-cell>
          <table:table-cell office:value-type="float" office:value="-2.0789199" calcext:value-type="float">
            <text:p>-2.0789199</text:p>
          </table:table-cell>
          <table:table-cell office:value-type="float" office:value="-1.99255" calcext:value-type="float">
            <text:p>-1.99255</text:p>
          </table:table-cell>
          <table:table-cell office:value-type="float" office:value="-1.89184" calcext:value-type="float">
            <text:p>-1.89184</text:p>
          </table:table-cell>
          <table:table-cell office:value-type="float" office:value="-1.78777" calcext:value-type="float">
            <text:p>-1.78777</text:p>
          </table:table-cell>
          <table:table-cell office:value-type="float" office:value="-1.69836" calcext:value-type="float">
            <text:p>-1.69836</text:p>
          </table:table-cell>
          <table:table-cell office:value-type="float" office:value="-1.60009" calcext:value-type="float">
            <text:p>-1.60009</text:p>
          </table:table-cell>
          <table:table-cell office:value-type="float" office:value="-1.50639" calcext:value-type="float">
            <text:p>-1.50639</text:p>
          </table:table-cell>
          <table:table-cell office:value-type="float" office:value="-1.41514" calcext:value-type="float">
            <text:p>-1.41514</text:p>
          </table:table-cell>
          <table:table-cell office:value-type="float" office:value="-1.3303" calcext:value-type="float">
            <text:p>-1.3303</text:p>
          </table:table-cell>
          <table:table-cell office:value-type="float" office:value="-1.23875" calcext:value-type="float">
            <text:p>-1.23875</text:p>
          </table:table-cell>
        </table:table-row>
        <table:table-row table:style-name="ro1">
          <table:table-cell office:value-type="float" office:value="-2.6349699" calcext:value-type="float">
            <text:p>-2.6349699</text:p>
          </table:table-cell>
          <table:table-cell office:value-type="float" office:value="-2.48909" calcext:value-type="float">
            <text:p>-2.48909</text:p>
          </table:table-cell>
          <table:table-cell office:value-type="float" office:value="-2.3859401" calcext:value-type="float">
            <text:p>-2.3859401</text:p>
          </table:table-cell>
          <table:table-cell office:value-type="float" office:value="-2.27668" calcext:value-type="float">
            <text:p>-2.27668</text:p>
          </table:table-cell>
          <table:table-cell office:value-type="float" office:value="-2.1771901" calcext:value-type="float">
            <text:p>-2.1771901</text:p>
          </table:table-cell>
          <table:table-cell office:value-type="float" office:value="-2.07831" calcext:value-type="float">
            <text:p>-2.07831</text:p>
          </table:table-cell>
          <table:table-cell office:value-type="float" office:value="-1.99194" calcext:value-type="float">
            <text:p>-1.99194</text:p>
          </table:table-cell>
          <table:table-cell office:value-type="float" office:value="-1.89123" calcext:value-type="float">
            <text:p>-1.89123</text:p>
          </table:table-cell>
          <table:table-cell office:value-type="float" office:value="-1.78716" calcext:value-type="float">
            <text:p>-1.78716</text:p>
          </table:table-cell>
          <table:table-cell office:value-type="float" office:value="-1.69774" calcext:value-type="float">
            <text:p>-1.69774</text:p>
          </table:table-cell>
          <table:table-cell office:value-type="float" office:value="-1.59948" calcext:value-type="float">
            <text:p>-1.59948</text:p>
          </table:table-cell>
          <table:table-cell office:value-type="float" office:value="-1.50578" calcext:value-type="float">
            <text:p>-1.50578</text:p>
          </table:table-cell>
          <table:table-cell office:value-type="float" office:value="-1.41453" calcext:value-type="float">
            <text:p>-1.41453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3814" calcext:value-type="float">
            <text:p>-1.23814</text:p>
          </table:table-cell>
        </table:table-row>
        <table:table-row table:style-name="ro1">
          <table:table-cell office:value-type="float" office:value="-2.6343601" calcext:value-type="float">
            <text:p>-2.6343601</text:p>
          </table:table-cell>
          <table:table-cell office:value-type="float" office:value="-2.4884801" calcext:value-type="float">
            <text:p>-2.4884801</text:p>
          </table:table-cell>
          <table:table-cell office:value-type="float" office:value="-2.38533" calcext:value-type="float">
            <text:p>-2.38533</text:p>
          </table:table-cell>
          <table:table-cell office:value-type="float" office:value="-2.2760701" calcext:value-type="float">
            <text:p>-2.2760701</text:p>
          </table:table-cell>
          <table:table-cell office:value-type="float" office:value="-2.17658" calcext:value-type="float">
            <text:p>-2.17658</text:p>
          </table:table-cell>
          <table:table-cell office:value-type="float" office:value="-2.0776999" calcext:value-type="float">
            <text:p>-2.0776999</text:p>
          </table:table-cell>
          <table:table-cell office:value-type="float" office:value="-1.99133" calcext:value-type="float">
            <text:p>-1.99133</text:p>
          </table:table-cell>
          <table:table-cell office:value-type="float" office:value="-1.89062" calcext:value-type="float">
            <text:p>-1.89062</text:p>
          </table:table-cell>
          <table:table-cell office:value-type="float" office:value="-1.78655" calcext:value-type="float">
            <text:p>-1.78655</text:p>
          </table:table-cell>
          <table:table-cell office:value-type="float" office:value="-1.69713" calcext:value-type="float">
            <text:p>-1.69713</text:p>
          </table:table-cell>
          <table:table-cell office:value-type="float" office:value="-1.59886" calcext:value-type="float">
            <text:p>-1.59886</text:p>
          </table:table-cell>
          <table:table-cell office:value-type="float" office:value="-1.50517" calcext:value-type="float">
            <text:p>-1.50517</text:p>
          </table:table-cell>
          <table:table-cell office:value-type="float" office:value="-1.41392" calcext:value-type="float">
            <text:p>-1.41392</text:p>
          </table:table-cell>
          <table:table-cell office:value-type="float" office:value="-1.32908" calcext:value-type="float">
            <text:p>-1.32908</text:p>
          </table:table-cell>
          <table:table-cell office:value-type="float" office:value="-1.23753" calcext:value-type="float">
            <text:p>-1.23753</text:p>
          </table:table-cell>
        </table:table-row>
        <table:table-row table:style-name="ro1">
          <table:table-cell office:value-type="float" office:value="-2.63375" calcext:value-type="float">
            <text:p>-2.63375</text:p>
          </table:table-cell>
          <table:table-cell office:value-type="float" office:value="-2.48787" calcext:value-type="float">
            <text:p>-2.48787</text:p>
          </table:table-cell>
          <table:table-cell office:value-type="float" office:value="-2.3847201" calcext:value-type="float">
            <text:p>-2.3847201</text:p>
          </table:table-cell>
          <table:table-cell office:value-type="float" office:value="-2.27546" calcext:value-type="float">
            <text:p>-2.27546</text:p>
          </table:table-cell>
          <table:table-cell office:value-type="float" office:value="-2.1759701" calcext:value-type="float">
            <text:p>-2.1759701</text:p>
          </table:table-cell>
          <table:table-cell office:value-type="float" office:value="-2.07709" calcext:value-type="float">
            <text:p>-2.07709</text:p>
          </table:table-cell>
          <table:table-cell office:value-type="float" office:value="-1.99042" calcext:value-type="float">
            <text:p>-1.99042</text:p>
          </table:table-cell>
          <table:table-cell office:value-type="float" office:value="-1.89001" calcext:value-type="float">
            <text:p>-1.89001</text:p>
          </table:table-cell>
          <table:table-cell office:value-type="float" office:value="-1.78564" calcext:value-type="float">
            <text:p>-1.78564</text:p>
          </table:table-cell>
          <table:table-cell office:value-type="float" office:value="-1.69652" calcext:value-type="float">
            <text:p>-1.69652</text:p>
          </table:table-cell>
          <table:table-cell office:value-type="float" office:value="-1.59825" calcext:value-type="float">
            <text:p>-1.59825</text:p>
          </table:table-cell>
          <table:table-cell office:value-type="float" office:value="-1.50456" calcext:value-type="float">
            <text:p>-1.50456</text:p>
          </table:table-cell>
          <table:table-cell office:value-type="float" office:value="-1.4133101" calcext:value-type="float">
            <text:p>-1.4133101</text:p>
          </table:table-cell>
          <table:table-cell office:value-type="float" office:value="-1.32786" calcext:value-type="float">
            <text:p>-1.32786</text:p>
          </table:table-cell>
          <table:table-cell office:value-type="float" office:value="-1.23692" calcext:value-type="float">
            <text:p>-1.23692</text:p>
          </table:table-cell>
        </table:table-row>
        <table:table-row table:style-name="ro1">
          <table:table-cell office:value-type="float" office:value="-2.6328299" calcext:value-type="float">
            <text:p>-2.6328299</text:p>
          </table:table-cell>
          <table:table-cell office:value-type="float" office:value="-2.4872601" calcext:value-type="float">
            <text:p>-2.4872601</text:p>
          </table:table-cell>
          <table:table-cell office:value-type="float" office:value="-2.38411" calcext:value-type="float">
            <text:p>-2.38411</text:p>
          </table:table-cell>
          <table:table-cell office:value-type="float" office:value="-2.2745399" calcext:value-type="float">
            <text:p>-2.2745399</text:p>
          </table:table-cell>
          <table:table-cell office:value-type="float" office:value="-2.17536" calcext:value-type="float">
            <text:p>-2.17536</text:p>
          </table:table-cell>
          <table:table-cell office:value-type="float" office:value="-2.0764799" calcext:value-type="float">
            <text:p>-2.0764799</text:p>
          </table:table-cell>
          <table:table-cell office:value-type="float" office:value="-1.9895" calcext:value-type="float">
            <text:p>-1.9895</text:p>
          </table:table-cell>
          <table:table-cell office:value-type="float" office:value="-1.8891" calcext:value-type="float">
            <text:p>-1.8891</text:p>
          </table:table-cell>
          <table:table-cell office:value-type="float" office:value="-1.7847199" calcext:value-type="float">
            <text:p>-1.7847199</text:p>
          </table:table-cell>
          <table:table-cell office:value-type="float" office:value="-1.69591" calcext:value-type="float">
            <text:p>-1.69591</text:p>
          </table:table-cell>
          <table:table-cell office:value-type="float" office:value="-1.59764" calcext:value-type="float">
            <text:p>-1.59764</text:p>
          </table:table-cell>
          <table:table-cell office:value-type="float" office:value="-1.50395" calcext:value-type="float">
            <text:p>-1.50395</text:p>
          </table:table-cell>
          <table:table-cell office:value-type="float" office:value="-1.4127001" calcext:value-type="float">
            <text:p>-1.4127001</text:p>
          </table:table-cell>
          <table:table-cell office:value-type="float" office:value="-1.32725" calcext:value-type="float">
            <text:p>-1.32725</text:p>
          </table:table-cell>
          <table:table-cell office:value-type="float" office:value="-1.2363" calcext:value-type="float">
            <text:p>-1.2363</text:p>
          </table:table-cell>
        </table:table-row>
        <table:table-row table:style-name="ro1">
          <table:table-cell office:value-type="float" office:value="-2.63222" calcext:value-type="float">
            <text:p>-2.63222</text:p>
          </table:table-cell>
          <table:table-cell office:value-type="float" office:value="-2.48634" calcext:value-type="float">
            <text:p>-2.48634</text:p>
          </table:table-cell>
          <table:table-cell office:value-type="float" office:value="-2.3835001" calcext:value-type="float">
            <text:p>-2.3835001</text:p>
          </table:table-cell>
          <table:table-cell office:value-type="float" office:value="-2.2739301" calcext:value-type="float">
            <text:p>-2.2739301</text:p>
          </table:table-cell>
          <table:table-cell office:value-type="float" office:value="-2.1747501" calcext:value-type="float">
            <text:p>-2.1747501</text:p>
          </table:table-cell>
          <table:table-cell office:value-type="float" office:value="-2.07587" calcext:value-type="float">
            <text:p>-2.07587</text:p>
          </table:table-cell>
          <table:table-cell office:value-type="float" office:value="-1.9888901" calcext:value-type="float">
            <text:p>-1.9888901</text:p>
          </table:table-cell>
          <table:table-cell office:value-type="float" office:value="-1.88818" calcext:value-type="float">
            <text:p>-1.88818</text:p>
          </table:table-cell>
          <table:table-cell office:value-type="float" office:value="-1.78381" calcext:value-type="float">
            <text:p>-1.78381</text:p>
          </table:table-cell>
          <table:table-cell office:value-type="float" office:value="-1.6953" calcext:value-type="float">
            <text:p>-1.6953</text:p>
          </table:table-cell>
          <table:table-cell office:value-type="float" office:value="-1.59703" calcext:value-type="float">
            <text:p>-1.59703</text:p>
          </table:table-cell>
          <table:table-cell office:value-type="float" office:value="-1.50304" calcext:value-type="float">
            <text:p>-1.50304</text:p>
          </table:table-cell>
          <table:table-cell office:value-type="float" office:value="-1.4120899" calcext:value-type="float">
            <text:p>-1.4120899</text:p>
          </table:table-cell>
          <table:table-cell office:value-type="float" office:value="-1.32664" calcext:value-type="float">
            <text:p>-1.32664</text:p>
          </table:table-cell>
          <table:table-cell office:value-type="float" office:value="-1.23569" calcext:value-type="float">
            <text:p>-1.23569</text:p>
          </table:table-cell>
        </table:table-row>
        <table:table-row table:style-name="ro1">
          <table:table-cell office:value-type="float" office:value="-2.6316099" calcext:value-type="float">
            <text:p>-2.6316099</text:p>
          </table:table-cell>
          <table:table-cell office:value-type="float" office:value="-2.4857299" calcext:value-type="float">
            <text:p>-2.4857299</text:p>
          </table:table-cell>
          <table:table-cell office:value-type="float" office:value="-2.38289" calcext:value-type="float">
            <text:p>-2.38289</text:p>
          </table:table-cell>
          <table:table-cell office:value-type="float" office:value="-2.27332" calcext:value-type="float">
            <text:p>-2.27332</text:p>
          </table:table-cell>
          <table:table-cell office:value-type="float" office:value="-2.17414" calcext:value-type="float">
            <text:p>-2.17414</text:p>
          </table:table-cell>
          <table:table-cell office:value-type="float" office:value="-2.0752599" calcext:value-type="float">
            <text:p>-2.0752599</text:p>
          </table:table-cell>
          <table:table-cell office:value-type="float" office:value="-1.98798" calcext:value-type="float">
            <text:p>-1.98798</text:p>
          </table:table-cell>
          <table:table-cell office:value-type="float" office:value="-1.88757" calcext:value-type="float">
            <text:p>-1.88757</text:p>
          </table:table-cell>
          <table:table-cell office:value-type="float" office:value="-1.7832" calcext:value-type="float">
            <text:p>-1.7832</text:p>
          </table:table-cell>
          <table:table-cell office:value-type="float" office:value="-1.69469" calcext:value-type="float">
            <text:p>-1.69469</text:p>
          </table:table-cell>
          <table:table-cell office:value-type="float" office:value="-1.59642" calcext:value-type="float">
            <text:p>-1.59642</text:p>
          </table:table-cell>
          <table:table-cell office:value-type="float" office:value="-1.50243" calcext:value-type="float">
            <text:p>-1.50243</text:p>
          </table:table-cell>
          <table:table-cell office:value-type="float" office:value="-1.4114799" calcext:value-type="float">
            <text:p>-1.4114799</text:p>
          </table:table-cell>
          <table:table-cell office:value-type="float" office:value="-1.32603" calcext:value-type="float">
            <text:p>-1.32603</text:p>
          </table:table-cell>
          <table:table-cell office:value-type="float" office:value="-1.23508" calcext:value-type="float">
            <text:p>-1.23508</text:p>
          </table:table-cell>
        </table:table-row>
        <table:table-row table:style-name="ro1">
          <table:table-cell office:value-type="float" office:value="-2.631" calcext:value-type="float">
            <text:p>-2.631</text:p>
          </table:table-cell>
          <table:table-cell office:value-type="float" office:value="-2.4851201" calcext:value-type="float">
            <text:p>-2.4851201</text:p>
          </table:table-cell>
          <table:table-cell office:value-type="float" office:value="-2.3822701" calcext:value-type="float">
            <text:p>-2.3822701</text:p>
          </table:table-cell>
          <table:table-cell office:value-type="float" office:value="-2.2727101" calcext:value-type="float">
            <text:p>-2.2727101</text:p>
          </table:table-cell>
          <table:table-cell office:value-type="float" office:value="-2.1735301" calcext:value-type="float">
            <text:p>-2.1735301</text:p>
          </table:table-cell>
          <table:table-cell office:value-type="float" office:value="-2.07465" calcext:value-type="float">
            <text:p>-2.07465</text:p>
          </table:table-cell>
          <table:table-cell office:value-type="float" office:value="-1.98706" calcext:value-type="float">
            <text:p>-1.98706</text:p>
          </table:table-cell>
          <table:table-cell office:value-type="float" office:value="-1.88635" calcext:value-type="float">
            <text:p>-1.88635</text:p>
          </table:table-cell>
          <table:table-cell office:value-type="float" office:value="-1.78259" calcext:value-type="float">
            <text:p>-1.78259</text:p>
          </table:table-cell>
          <table:table-cell office:value-type="float" office:value="-1.69408" calcext:value-type="float">
            <text:p>-1.69408</text:p>
          </table:table-cell>
          <table:table-cell office:value-type="float" office:value="-1.5958101" calcext:value-type="float">
            <text:p>-1.5958101</text:p>
          </table:table-cell>
          <table:table-cell office:value-type="float" office:value="-1.50182" calcext:value-type="float">
            <text:p>-1.50182</text:p>
          </table:table-cell>
          <table:table-cell office:value-type="float" office:value="-1.41087" calcext:value-type="float">
            <text:p>-1.41087</text:p>
          </table:table-cell>
          <table:table-cell office:value-type="float" office:value="-1.32542" calcext:value-type="float">
            <text:p>-1.32542</text:p>
          </table:table-cell>
          <table:table-cell office:value-type="float" office:value="-1.23447" calcext:value-type="float">
            <text:p>-1.23447</text:p>
          </table:table-cell>
        </table:table-row>
        <table:table-row table:style-name="ro1">
          <table:table-cell office:value-type="float" office:value="-2.6303899" calcext:value-type="float">
            <text:p>-2.6303899</text:p>
          </table:table-cell>
          <table:table-cell office:value-type="float" office:value="-2.4845099" calcext:value-type="float">
            <text:p>-2.4845099</text:p>
          </table:table-cell>
          <table:table-cell office:value-type="float" office:value="-2.38166" calcext:value-type="float">
            <text:p>-2.38166</text:p>
          </table:table-cell>
          <table:table-cell office:value-type="float" office:value="-2.2718" calcext:value-type="float">
            <text:p>-2.2718</text:p>
          </table:table-cell>
          <table:table-cell office:value-type="float" office:value="-2.17261" calcext:value-type="float">
            <text:p>-2.17261</text:p>
          </table:table-cell>
          <table:table-cell office:value-type="float" office:value="-2.0740399" calcext:value-type="float">
            <text:p>-2.0740399</text:p>
          </table:table-cell>
          <table:table-cell office:value-type="float" office:value="-1.98614" calcext:value-type="float">
            <text:p>-1.98614</text:p>
          </table:table-cell>
          <table:table-cell office:value-type="float" office:value="-1.88543" calcext:value-type="float">
            <text:p>-1.88543</text:p>
          </table:table-cell>
          <table:table-cell office:value-type="float" office:value="-1.78198" calcext:value-type="float">
            <text:p>-1.78198</text:p>
          </table:table-cell>
          <table:table-cell office:value-type="float" office:value="-1.69317" calcext:value-type="float">
            <text:p>-1.69317</text:p>
          </table:table-cell>
          <table:table-cell office:value-type="float" office:value="-1.5951999" calcext:value-type="float">
            <text:p>-1.5951999</text:p>
          </table:table-cell>
          <table:table-cell office:value-type="float" office:value="-1.5009" calcext:value-type="float">
            <text:p>-1.5009</text:p>
          </table:table-cell>
          <table:table-cell office:value-type="float" office:value="-1.40996" calcext:value-type="float">
            <text:p>-1.40996</text:p>
          </table:table-cell>
          <table:table-cell office:value-type="float" office:value="-1.32481" calcext:value-type="float">
            <text:p>-1.32481</text:p>
          </table:table-cell>
          <table:table-cell office:value-type="float" office:value="-1.23386" calcext:value-type="float">
            <text:p>-1.23386</text:p>
          </table:table-cell>
        </table:table-row>
        <table:table-row table:style-name="ro1">
          <table:table-cell office:value-type="float" office:value="-2.6297801" calcext:value-type="float">
            <text:p>-2.6297801</text:p>
          </table:table-cell>
          <table:table-cell office:value-type="float" office:value="-2.4839001" calcext:value-type="float">
            <text:p>-2.4839001</text:p>
          </table:table-cell>
          <table:table-cell office:value-type="float" office:value="-2.3810501" calcext:value-type="float">
            <text:p>-2.3810501</text:p>
          </table:table-cell>
          <table:table-cell office:value-type="float" office:value="-2.27088" calcext:value-type="float">
            <text:p>-2.27088</text:p>
          </table:table-cell>
          <table:table-cell office:value-type="float" office:value="-2.1719999" calcext:value-type="float">
            <text:p>-2.1719999</text:p>
          </table:table-cell>
          <table:table-cell office:value-type="float" office:value="-2.0734301" calcext:value-type="float">
            <text:p>-2.0734301</text:p>
          </table:table-cell>
          <table:table-cell office:value-type="float" office:value="-1.98553" calcext:value-type="float">
            <text:p>-1.98553</text:p>
          </table:table-cell>
          <table:table-cell office:value-type="float" office:value="-1.88482" calcext:value-type="float">
            <text:p>-1.88482</text:p>
          </table:table-cell>
          <table:table-cell office:value-type="float" office:value="-1.78137" calcext:value-type="float">
            <text:p>-1.78137</text:p>
          </table:table-cell>
          <table:table-cell office:value-type="float" office:value="-1.69256" calcext:value-type="float">
            <text:p>-1.69256</text:p>
          </table:table-cell>
          <table:table-cell office:value-type="float" office:value="-1.5945899" calcext:value-type="float">
            <text:p>-1.5945899</text:p>
          </table:table-cell>
          <table:table-cell office:value-type="float" office:value="-1.50029" calcext:value-type="float">
            <text:p>-1.50029</text:p>
          </table:table-cell>
          <table:table-cell office:value-type="float" office:value="-1.40934" calcext:value-type="float">
            <text:p>-1.40934</text:p>
          </table:table-cell>
          <table:table-cell office:value-type="float" office:value="-1.3242" calcext:value-type="float">
            <text:p>-1.3242</text:p>
          </table:table-cell>
          <table:table-cell office:value-type="float" office:value="-1.23325" calcext:value-type="float">
            <text:p>-1.23325</text:p>
          </table:table-cell>
        </table:table-row>
        <table:table-row table:style-name="ro1">
          <table:table-cell office:value-type="float" office:value="-2.6291699" calcext:value-type="float">
            <text:p>-2.6291699</text:p>
          </table:table-cell>
          <table:table-cell office:value-type="float" office:value="-2.48329" calcext:value-type="float">
            <text:p>-2.48329</text:p>
          </table:table-cell>
          <table:table-cell office:value-type="float" office:value="-2.3801401" calcext:value-type="float">
            <text:p>-2.3801401</text:p>
          </table:table-cell>
          <table:table-cell office:value-type="float" office:value="-2.2702701" calcext:value-type="float">
            <text:p>-2.2702701</text:p>
          </table:table-cell>
          <table:table-cell office:value-type="float" office:value="-2.1713901" calcext:value-type="float">
            <text:p>-2.1713901</text:p>
          </table:table-cell>
          <table:table-cell office:value-type="float" office:value="-2.0728199" calcext:value-type="float">
            <text:p>-2.0728199</text:p>
          </table:table-cell>
          <table:table-cell office:value-type="float" office:value="-1.98492" calcext:value-type="float">
            <text:p>-1.98492</text:p>
          </table:table-cell>
          <table:table-cell office:value-type="float" office:value="-1.88421" calcext:value-type="float">
            <text:p>-1.88421</text:p>
          </table:table-cell>
          <table:table-cell office:value-type="float" office:value="-1.78076" calcext:value-type="float">
            <text:p>-1.78076</text:p>
          </table:table-cell>
          <table:table-cell office:value-type="float" office:value="-1.69164" calcext:value-type="float">
            <text:p>-1.69164</text:p>
          </table:table-cell>
          <table:table-cell office:value-type="float" office:value="-1.59398" calcext:value-type="float">
            <text:p>-1.59398</text:p>
          </table:table-cell>
          <table:table-cell office:value-type="float" office:value="-1.49968" calcext:value-type="float">
            <text:p>-1.49968</text:p>
          </table:table-cell>
          <table:table-cell office:value-type="float" office:value="-1.40873" calcext:value-type="float">
            <text:p>-1.40873</text:p>
          </table:table-cell>
          <table:table-cell office:value-type="float" office:value="-1.32359" calcext:value-type="float">
            <text:p>-1.32359</text:p>
          </table:table-cell>
          <table:table-cell office:value-type="float" office:value="-1.23264" calcext:value-type="float">
            <text:p>-1.23264</text:p>
          </table:table-cell>
        </table:table-row>
        <table:table-row table:style-name="ro1">
          <table:table-cell office:value-type="float" office:value="-2.6285601" calcext:value-type="float">
            <text:p>-2.6285601</text:p>
          </table:table-cell>
          <table:table-cell office:value-type="float" office:value="-2.4826801" calcext:value-type="float">
            <text:p>-2.4826801</text:p>
          </table:table-cell>
          <table:table-cell office:value-type="float" office:value="-2.37953" calcext:value-type="float">
            <text:p>-2.37953</text:p>
          </table:table-cell>
          <table:table-cell office:value-type="float" office:value="-2.26966" calcext:value-type="float">
            <text:p>-2.26966</text:p>
          </table:table-cell>
          <table:table-cell office:value-type="float" office:value="-2.1707799" calcext:value-type="float">
            <text:p>-2.1707799</text:p>
          </table:table-cell>
          <table:table-cell office:value-type="float" office:value="-2.0722101" calcext:value-type="float">
            <text:p>-2.0722101</text:p>
          </table:table-cell>
          <table:table-cell office:value-type="float" office:value="-1.98431" calcext:value-type="float">
            <text:p>-1.98431</text:p>
          </table:table-cell>
          <table:table-cell office:value-type="float" office:value="-1.8836" calcext:value-type="float">
            <text:p>-1.8836</text:p>
          </table:table-cell>
          <table:table-cell office:value-type="float" office:value="-1.78014" calcext:value-type="float">
            <text:p>-1.78014</text:p>
          </table:table-cell>
          <table:table-cell office:value-type="float" office:value="-1.69073" calcext:value-type="float">
            <text:p>-1.69073</text:p>
          </table:table-cell>
          <table:table-cell office:value-type="float" office:value="-1.59337" calcext:value-type="float">
            <text:p>-1.59337</text:p>
          </table:table-cell>
          <table:table-cell office:value-type="float" office:value="-1.49907" calcext:value-type="float">
            <text:p>-1.49907</text:p>
          </table:table-cell>
          <table:table-cell office:value-type="float" office:value="-1.40812" calcext:value-type="float">
            <text:p>-1.40812</text:p>
          </table:table-cell>
          <table:table-cell office:value-type="float" office:value="-1.32298" calcext:value-type="float">
            <text:p>-1.32298</text:p>
          </table:table-cell>
          <table:table-cell office:value-type="float" office:value="-1.23203" calcext:value-type="float">
            <text:p>-1.23203</text:p>
          </table:table-cell>
        </table:table-row>
        <table:table-row table:style-name="ro1">
          <table:table-cell office:value-type="float" office:value="-2.62795" calcext:value-type="float">
            <text:p>-2.62795</text:p>
          </table:table-cell>
          <table:table-cell office:value-type="float" office:value="-2.48207" calcext:value-type="float">
            <text:p>-2.48207</text:p>
          </table:table-cell>
          <table:table-cell office:value-type="float" office:value="-2.3789201" calcext:value-type="float">
            <text:p>-2.3789201</text:p>
          </table:table-cell>
          <table:table-cell office:value-type="float" office:value="-2.2690499" calcext:value-type="float">
            <text:p>-2.2690499</text:p>
          </table:table-cell>
          <table:table-cell office:value-type="float" office:value="-2.1701701" calcext:value-type="float">
            <text:p>-2.1701701</text:p>
          </table:table-cell>
          <table:table-cell office:value-type="float" office:value="-2.0716" calcext:value-type="float">
            <text:p>-2.0716</text:p>
          </table:table-cell>
          <table:table-cell office:value-type="float" office:value="-1.9837" calcext:value-type="float">
            <text:p>-1.9837</text:p>
          </table:table-cell>
          <table:table-cell office:value-type="float" office:value="-1.88299" calcext:value-type="float">
            <text:p>-1.88299</text:p>
          </table:table-cell>
          <table:table-cell office:value-type="float" office:value="-1.77953" calcext:value-type="float">
            <text:p>-1.77953</text:p>
          </table:table-cell>
          <table:table-cell office:value-type="float" office:value="-1.69012" calcext:value-type="float">
            <text:p>-1.69012</text:p>
          </table:table-cell>
          <table:table-cell office:value-type="float" office:value="-1.59276" calcext:value-type="float">
            <text:p>-1.59276</text:p>
          </table:table-cell>
          <table:table-cell office:value-type="float" office:value="-1.4984601" calcext:value-type="float">
            <text:p>-1.4984601</text:p>
          </table:table-cell>
          <table:table-cell office:value-type="float" office:value="-1.40751" calcext:value-type="float">
            <text:p>-1.40751</text:p>
          </table:table-cell>
          <table:table-cell office:value-type="float" office:value="-1.3223701" calcext:value-type="float">
            <text:p>-1.3223701</text:p>
          </table:table-cell>
          <table:table-cell office:value-type="float" office:value="-1.23142" calcext:value-type="float">
            <text:p>-1.23142</text:p>
          </table:table-cell>
        </table:table-row>
        <table:table-row table:style-name="ro1">
          <table:table-cell office:value-type="float" office:value="-2.6273401" calcext:value-type="float">
            <text:p>-2.6273401</text:p>
          </table:table-cell>
          <table:table-cell office:value-type="float" office:value="-2.4814601" calcext:value-type="float">
            <text:p>-2.4814601</text:p>
          </table:table-cell>
          <table:table-cell office:value-type="float" office:value="-2.378" calcext:value-type="float">
            <text:p>-2.378</text:p>
          </table:table-cell>
          <table:table-cell office:value-type="float" office:value="-2.2681401" calcext:value-type="float">
            <text:p>-2.2681401</text:p>
          </table:table-cell>
          <table:table-cell office:value-type="float" office:value="-2.16926" calcext:value-type="float">
            <text:p>-2.16926</text:p>
          </table:table-cell>
          <table:table-cell office:value-type="float" office:value="-2.0706799" calcext:value-type="float">
            <text:p>-2.0706799</text:p>
          </table:table-cell>
          <table:table-cell office:value-type="float" office:value="-1.98309" calcext:value-type="float">
            <text:p>-1.98309</text:p>
          </table:table-cell>
          <table:table-cell office:value-type="float" office:value="-1.88238" calcext:value-type="float">
            <text:p>-1.88238</text:p>
          </table:table-cell>
          <table:table-cell office:value-type="float" office:value="-1.7789201" calcext:value-type="float">
            <text:p>-1.7789201</text:p>
          </table:table-cell>
          <table:table-cell office:value-type="float" office:value="-1.6895" calcext:value-type="float">
            <text:p>-1.6895</text:p>
          </table:table-cell>
          <table:table-cell office:value-type="float" office:value="-1.59185" calcext:value-type="float">
            <text:p>-1.59185</text:p>
          </table:table-cell>
          <table:table-cell office:value-type="float" office:value="-1.4978499" calcext:value-type="float">
            <text:p>-1.4978499</text:p>
          </table:table-cell>
          <table:table-cell office:value-type="float" office:value="-1.4069" calcext:value-type="float">
            <text:p>-1.4069</text:p>
          </table:table-cell>
          <table:table-cell office:value-type="float" office:value="-1.32145" calcext:value-type="float">
            <text:p>-1.32145</text:p>
          </table:table-cell>
          <table:table-cell office:value-type="float" office:value="-1.23081" calcext:value-type="float">
            <text:p>-1.23081</text:p>
          </table:table-cell>
        </table:table-row>
        <table:table-row table:style-name="ro1">
          <table:table-cell office:value-type="float" office:value="-2.62673" calcext:value-type="float">
            <text:p>-2.62673</text:p>
          </table:table-cell>
          <table:table-cell office:value-type="float" office:value="-2.48085" calcext:value-type="float">
            <text:p>-2.48085</text:p>
          </table:table-cell>
          <table:table-cell office:value-type="float" office:value="-2.3773899" calcext:value-type="float">
            <text:p>-2.3773899</text:p>
          </table:table-cell>
          <table:table-cell office:value-type="float" office:value="-2.26753" calcext:value-type="float">
            <text:p>-2.26753</text:p>
          </table:table-cell>
          <table:table-cell office:value-type="float" office:value="-2.1686499" calcext:value-type="float">
            <text:p>-2.1686499</text:p>
          </table:table-cell>
          <table:table-cell office:value-type="float" office:value="-2.07007" calcext:value-type="float">
            <text:p>-2.07007</text:p>
          </table:table-cell>
          <table:table-cell office:value-type="float" office:value="-1.98248" calcext:value-type="float">
            <text:p>-1.98248</text:p>
          </table:table-cell>
          <table:table-cell office:value-type="float" office:value="-1.88177" calcext:value-type="float">
            <text:p>-1.88177</text:p>
          </table:table-cell>
          <table:table-cell office:value-type="float" office:value="-1.77801" calcext:value-type="float">
            <text:p>-1.77801</text:p>
          </table:table-cell>
          <table:table-cell office:value-type="float" office:value="-1.68889" calcext:value-type="float">
            <text:p>-1.68889</text:p>
          </table:table-cell>
          <table:table-cell office:value-type="float" office:value="-1.59124" calcext:value-type="float">
            <text:p>-1.59124</text:p>
          </table:table-cell>
          <table:table-cell office:value-type="float" office:value="-1.4972399" calcext:value-type="float">
            <text:p>-1.4972399</text:p>
          </table:table-cell>
          <table:table-cell office:value-type="float" office:value="-1.4062901" calcext:value-type="float">
            <text:p>-1.4062901</text:p>
          </table:table-cell>
          <table:table-cell office:value-type="float" office:value="-1.32084" calcext:value-type="float">
            <text:p>-1.32084</text:p>
          </table:table-cell>
          <table:table-cell office:value-type="float" office:value="-1.2302001" calcext:value-type="float">
            <text:p>-1.2302001</text:p>
          </table:table-cell>
        </table:table-row>
        <table:table-row table:style-name="ro1">
          <table:table-cell office:value-type="float" office:value="-2.6261201" calcext:value-type="float">
            <text:p>-2.6261201</text:p>
          </table:table-cell>
          <table:table-cell office:value-type="float" office:value="-2.4802401" calcext:value-type="float">
            <text:p>-2.4802401</text:p>
          </table:table-cell>
          <table:table-cell office:value-type="float" office:value="-2.37678" calcext:value-type="float">
            <text:p>-2.37678</text:p>
          </table:table-cell>
          <table:table-cell office:value-type="float" office:value="-2.2669101" calcext:value-type="float">
            <text:p>-2.2669101</text:p>
          </table:table-cell>
          <table:table-cell office:value-type="float" office:value="-2.1677301" calcext:value-type="float">
            <text:p>-2.1677301</text:p>
          </table:table-cell>
          <table:table-cell office:value-type="float" office:value="-2.0694599" calcext:value-type="float">
            <text:p>-2.0694599</text:p>
          </table:table-cell>
          <table:table-cell office:value-type="float" office:value="-1.9818701" calcext:value-type="float">
            <text:p>-1.9818701</text:p>
          </table:table-cell>
          <table:table-cell office:value-type="float" office:value="-1.88116" calcext:value-type="float">
            <text:p>-1.88116</text:p>
          </table:table-cell>
          <table:table-cell office:value-type="float" office:value="-1.7774" calcext:value-type="float">
            <text:p>-1.7774</text:p>
          </table:table-cell>
          <table:table-cell office:value-type="float" office:value="-1.68828" calcext:value-type="float">
            <text:p>-1.68828</text:p>
          </table:table-cell>
          <table:table-cell office:value-type="float" office:value="-1.59062" calcext:value-type="float">
            <text:p>-1.59062</text:p>
          </table:table-cell>
          <table:table-cell office:value-type="float" office:value="-1.49663" calcext:value-type="float">
            <text:p>-1.49663</text:p>
          </table:table-cell>
          <table:table-cell office:value-type="float" office:value="-1.4056799" calcext:value-type="float">
            <text:p>-1.4056799</text:p>
          </table:table-cell>
          <table:table-cell office:value-type="float" office:value="-1.32023" calcext:value-type="float">
            <text:p>-1.32023</text:p>
          </table:table-cell>
          <table:table-cell office:value-type="float" office:value="-1.2295901" calcext:value-type="float">
            <text:p>-1.2295901</text:p>
          </table:table-cell>
        </table:table-row>
        <table:table-row table:style-name="ro1">
          <table:table-cell office:value-type="float" office:value="-2.62551" calcext:value-type="float">
            <text:p>-2.62551</text:p>
          </table:table-cell>
          <table:table-cell office:value-type="float" office:value="-2.47963" calcext:value-type="float">
            <text:p>-2.47963</text:p>
          </table:table-cell>
          <table:table-cell office:value-type="float" office:value="-2.3761699" calcext:value-type="float">
            <text:p>-2.3761699</text:p>
          </table:table-cell>
          <table:table-cell office:value-type="float" office:value="-2.2663" calcext:value-type="float">
            <text:p>-2.2663</text:p>
          </table:table-cell>
          <table:table-cell office:value-type="float" office:value="-2.16712" calcext:value-type="float">
            <text:p>-2.16712</text:p>
          </table:table-cell>
          <table:table-cell office:value-type="float" office:value="-2.0685401" calcext:value-type="float">
            <text:p>-2.0685401</text:p>
          </table:table-cell>
          <table:table-cell office:value-type="float" office:value="-1.9812599" calcext:value-type="float">
            <text:p>-1.9812599</text:p>
          </table:table-cell>
          <table:table-cell office:value-type="float" office:value="-1.88055" calcext:value-type="float">
            <text:p>-1.88055</text:p>
          </table:table-cell>
          <table:table-cell office:value-type="float" office:value="-1.77648" calcext:value-type="float">
            <text:p>-1.77648</text:p>
          </table:table-cell>
          <table:table-cell office:value-type="float" office:value="-1.68767" calcext:value-type="float">
            <text:p>-1.68767</text:p>
          </table:table-cell>
          <table:table-cell office:value-type="float" office:value="-1.59001" calcext:value-type="float">
            <text:p>-1.59001</text:p>
          </table:table-cell>
          <table:table-cell office:value-type="float" office:value="-1.49602" calcext:value-type="float">
            <text:p>-1.49602</text:p>
          </table:table-cell>
          <table:table-cell office:value-type="float" office:value="-1.4050699" calcext:value-type="float">
            <text:p>-1.4050699</text:p>
          </table:table-cell>
          <table:table-cell office:value-type="float" office:value="-1.31962" calcext:value-type="float">
            <text:p>-1.31962</text:p>
          </table:table-cell>
          <table:table-cell office:value-type="float" office:value="-1.2289799" calcext:value-type="float">
            <text:p>-1.2289799</text:p>
          </table:table-cell>
        </table:table-row>
        <table:table-row table:style-name="ro1">
          <table:table-cell office:value-type="float" office:value="-2.6249001" calcext:value-type="float">
            <text:p>-2.6249001</text:p>
          </table:table-cell>
          <table:table-cell office:value-type="float" office:value="-2.4790201" calcext:value-type="float">
            <text:p>-2.4790201</text:p>
          </table:table-cell>
          <table:table-cell office:value-type="float" office:value="-2.37556" calcext:value-type="float">
            <text:p>-2.37556</text:p>
          </table:table-cell>
          <table:table-cell office:value-type="float" office:value="-2.2656901" calcext:value-type="float">
            <text:p>-2.2656901</text:p>
          </table:table-cell>
          <table:table-cell office:value-type="float" office:value="-2.1665101" calcext:value-type="float">
            <text:p>-2.1665101</text:p>
          </table:table-cell>
          <table:table-cell office:value-type="float" office:value="-2.06793" calcext:value-type="float">
            <text:p>-2.06793</text:p>
          </table:table-cell>
          <table:table-cell office:value-type="float" office:value="-1.9806499" calcext:value-type="float">
            <text:p>-1.9806499</text:p>
          </table:table-cell>
          <table:table-cell office:value-type="float" office:value="-1.87994" calcext:value-type="float">
            <text:p>-1.87994</text:p>
          </table:table-cell>
          <table:table-cell office:value-type="float" office:value="-1.77587" calcext:value-type="float">
            <text:p>-1.77587</text:p>
          </table:table-cell>
          <table:table-cell office:value-type="float" office:value="-1.68706" calcext:value-type="float">
            <text:p>-1.68706</text:p>
          </table:table-cell>
          <table:table-cell office:value-type="float" office:value="-1.5894001" calcext:value-type="float">
            <text:p>-1.5894001</text:p>
          </table:table-cell>
          <table:table-cell office:value-type="float" office:value="-1.49541" calcext:value-type="float">
            <text:p>-1.49541</text:p>
          </table:table-cell>
          <table:table-cell office:value-type="float" office:value="-1.40446" calcext:value-type="float">
            <text:p>-1.40446</text:p>
          </table:table-cell>
          <table:table-cell office:value-type="float" office:value="-1.31901" calcext:value-type="float">
            <text:p>-1.31901</text:p>
          </table:table-cell>
          <table:table-cell office:value-type="float" office:value="-1.22837" calcext:value-type="float">
            <text:p>-1.22837</text:p>
          </table:table-cell>
        </table:table-row>
        <table:table-row table:style-name="ro1">
          <table:table-cell office:value-type="float" office:value="-2.62429" calcext:value-type="float">
            <text:p>-2.62429</text:p>
          </table:table-cell>
          <table:table-cell office:value-type="float" office:value="-2.47841" calcext:value-type="float">
            <text:p>-2.47841</text:p>
          </table:table-cell>
          <table:table-cell office:value-type="float" office:value="-2.3749499" calcext:value-type="float">
            <text:p>-2.3749499</text:p>
          </table:table-cell>
          <table:table-cell office:value-type="float" office:value="-2.26508" calcext:value-type="float">
            <text:p>-2.26508</text:p>
          </table:table-cell>
          <table:table-cell office:value-type="float" office:value="-2.1659" calcext:value-type="float">
            <text:p>-2.1659</text:p>
          </table:table-cell>
          <table:table-cell office:value-type="float" office:value="-2.0673201" calcext:value-type="float">
            <text:p>-2.0673201</text:p>
          </table:table-cell>
          <table:table-cell office:value-type="float" office:value="-1.98004" calcext:value-type="float">
            <text:p>-1.98004</text:p>
          </table:table-cell>
          <table:table-cell office:value-type="float" office:value="-1.87933" calcext:value-type="float">
            <text:p>-1.87933</text:p>
          </table:table-cell>
          <table:table-cell office:value-type="float" office:value="-1.77526" calcext:value-type="float">
            <text:p>-1.77526</text:p>
          </table:table-cell>
          <table:table-cell office:value-type="float" office:value="-1.68645" calcext:value-type="float">
            <text:p>-1.68645</text:p>
          </table:table-cell>
          <table:table-cell office:value-type="float" office:value="-1.5887901" calcext:value-type="float">
            <text:p>-1.5887901</text:p>
          </table:table-cell>
          <table:table-cell office:value-type="float" office:value="-1.4948" calcext:value-type="float">
            <text:p>-1.4948</text:p>
          </table:table-cell>
          <table:table-cell office:value-type="float" office:value="-1.40385" calcext:value-type="float">
            <text:p>-1.40385</text:p>
          </table:table-cell>
          <table:table-cell office:value-type="float" office:value="-1.3184" calcext:value-type="float">
            <text:p>-1.3184</text:p>
          </table:table-cell>
          <table:table-cell office:value-type="float" office:value="-1.22776" calcext:value-type="float">
            <text:p>-1.22776</text:p>
          </table:table-cell>
        </table:table-row>
        <table:table-row table:style-name="ro1">
          <table:table-cell office:value-type="float" office:value="-2.6236801" calcext:value-type="float">
            <text:p>-2.6236801</text:p>
          </table:table-cell>
          <table:table-cell office:value-type="float" office:value="-2.4777999" calcext:value-type="float">
            <text:p>-2.4777999</text:p>
          </table:table-cell>
          <table:table-cell office:value-type="float" office:value="-2.3743401" calcext:value-type="float">
            <text:p>-2.3743401</text:p>
          </table:table-cell>
          <table:table-cell office:value-type="float" office:value="-2.2644701" calcext:value-type="float">
            <text:p>-2.2644701</text:p>
          </table:table-cell>
          <table:table-cell office:value-type="float" office:value="-2.1652901" calcext:value-type="float">
            <text:p>-2.1652901</text:p>
          </table:table-cell>
          <table:table-cell office:value-type="float" office:value="-2.06671" calcext:value-type="float">
            <text:p>-2.06671</text:p>
          </table:table-cell>
          <table:table-cell office:value-type="float" office:value="-1.97943" calcext:value-type="float">
            <text:p>-1.97943</text:p>
          </table:table-cell>
          <table:table-cell office:value-type="float" office:value="-1.87872" calcext:value-type="float">
            <text:p>-1.87872</text:p>
          </table:table-cell>
          <table:table-cell office:value-type="float" office:value="-1.77465" calcext:value-type="float">
            <text:p>-1.77465</text:p>
          </table:table-cell>
          <table:table-cell office:value-type="float" office:value="-1.68584" calcext:value-type="float">
            <text:p>-1.68584</text:p>
          </table:table-cell>
          <table:table-cell office:value-type="float" office:value="-1.5881799" calcext:value-type="float">
            <text:p>-1.5881799</text:p>
          </table:table-cell>
          <table:table-cell office:value-type="float" office:value="-1.49419" calcext:value-type="float">
            <text:p>-1.49419</text:p>
          </table:table-cell>
          <table:table-cell office:value-type="float" office:value="-1.40324" calcext:value-type="float">
            <text:p>-1.40324</text:p>
          </table:table-cell>
          <table:table-cell office:value-type="float" office:value="-1.31779" calcext:value-type="float">
            <text:p>-1.31779</text:p>
          </table:table-cell>
          <table:table-cell office:value-type="float" office:value="-1.22715" calcext:value-type="float">
            <text:p>-1.22715</text:p>
          </table:table-cell>
        </table:table-row>
        <table:table-row table:style-name="ro1">
          <table:table-cell office:value-type="float" office:value="-2.62307" calcext:value-type="float">
            <text:p>-2.62307</text:p>
          </table:table-cell>
          <table:table-cell office:value-type="float" office:value="-2.47719" calcext:value-type="float">
            <text:p>-2.47719</text:p>
          </table:table-cell>
          <table:table-cell office:value-type="float" office:value="-2.3737299" calcext:value-type="float">
            <text:p>-2.3737299</text:p>
          </table:table-cell>
          <table:table-cell office:value-type="float" office:value="-2.26386" calcext:value-type="float">
            <text:p>-2.26386</text:p>
          </table:table-cell>
          <table:table-cell office:value-type="float" office:value="-2.16468" calcext:value-type="float">
            <text:p>-2.16468</text:p>
          </table:table-cell>
          <table:table-cell office:value-type="float" office:value="-2.0660999" calcext:value-type="float">
            <text:p>-2.0660999</text:p>
          </table:table-cell>
          <table:table-cell office:value-type="float" office:value="-1.97882" calcext:value-type="float">
            <text:p>-1.97882</text:p>
          </table:table-cell>
          <table:table-cell office:value-type="float" office:value="-1.8781101" calcext:value-type="float">
            <text:p>-1.8781101</text:p>
          </table:table-cell>
          <table:table-cell office:value-type="float" office:value="-1.77404" calcext:value-type="float">
            <text:p>-1.77404</text:p>
          </table:table-cell>
          <table:table-cell office:value-type="float" office:value="-1.68523" calcext:value-type="float">
            <text:p>-1.68523</text:p>
          </table:table-cell>
          <table:table-cell office:value-type="float" office:value="-1.58757" calcext:value-type="float">
            <text:p>-1.58757</text:p>
          </table:table-cell>
          <table:table-cell office:value-type="float" office:value="-1.49327" calcext:value-type="float">
            <text:p>-1.49327</text:p>
          </table:table-cell>
          <table:table-cell office:value-type="float" office:value="-1.40263" calcext:value-type="float">
            <text:p>-1.40263</text:p>
          </table:table-cell>
          <table:table-cell office:value-type="float" office:value="-1.31718" calcext:value-type="float">
            <text:p>-1.31718</text:p>
          </table:table-cell>
          <table:table-cell office:value-type="float" office:value="-1.22654" calcext:value-type="float">
            <text:p>-1.22654</text:p>
          </table:table-cell>
        </table:table-row>
        <table:table-row table:style-name="ro1">
          <table:table-cell office:value-type="float" office:value="-2.6224599" calcext:value-type="float">
            <text:p>-2.6224599</text:p>
          </table:table-cell>
          <table:table-cell office:value-type="float" office:value="-2.4765799" calcext:value-type="float">
            <text:p>-2.4765799</text:p>
          </table:table-cell>
          <table:table-cell office:value-type="float" office:value="-2.3731201" calcext:value-type="float">
            <text:p>-2.3731201</text:p>
          </table:table-cell>
          <table:table-cell office:value-type="float" office:value="-2.2632501" calcext:value-type="float">
            <text:p>-2.2632501</text:p>
          </table:table-cell>
          <table:table-cell office:value-type="float" office:value="-2.1637599" calcext:value-type="float">
            <text:p>-2.1637599</text:p>
          </table:table-cell>
          <table:table-cell office:value-type="float" office:value="-2.06549" calcext:value-type="float">
            <text:p>-2.06549</text:p>
          </table:table-cell>
          <table:table-cell office:value-type="float" office:value="-1.97821" calcext:value-type="float">
            <text:p>-1.97821</text:p>
          </table:table-cell>
          <table:table-cell office:value-type="float" office:value="-1.8775001" calcext:value-type="float">
            <text:p>-1.8775001</text:p>
          </table:table-cell>
          <table:table-cell office:value-type="float" office:value="-1.77343" calcext:value-type="float">
            <text:p>-1.77343</text:p>
          </table:table-cell>
          <table:table-cell office:value-type="float" office:value="-1.68462" calcext:value-type="float">
            <text:p>-1.68462</text:p>
          </table:table-cell>
          <table:table-cell office:value-type="float" office:value="-1.58696" calcext:value-type="float">
            <text:p>-1.58696</text:p>
          </table:table-cell>
          <table:table-cell office:value-type="float" office:value="-1.49266" calcext:value-type="float">
            <text:p>-1.49266</text:p>
          </table:table-cell>
          <table:table-cell office:value-type="float" office:value="-1.40202" calcext:value-type="float">
            <text:p>-1.40202</text:p>
          </table:table-cell>
          <table:table-cell office:value-type="float" office:value="-1.31657" calcext:value-type="float">
            <text:p>-1.31657</text:p>
          </table:table-cell>
          <table:table-cell office:value-type="float" office:value="-1.22593" calcext:value-type="float">
            <text:p>-1.22593</text:p>
          </table:table-cell>
        </table:table-row>
        <table:table-row table:style-name="ro1">
          <table:table-cell office:value-type="float" office:value="-2.62185" calcext:value-type="float">
            <text:p>-2.62185</text:p>
          </table:table-cell>
          <table:table-cell office:value-type="float" office:value="-2.4756601" calcext:value-type="float">
            <text:p>-2.4756601</text:p>
          </table:table-cell>
          <table:table-cell office:value-type="float" office:value="-2.37251" calcext:value-type="float">
            <text:p>-2.37251</text:p>
          </table:table-cell>
          <table:table-cell office:value-type="float" office:value="-2.26264" calcext:value-type="float">
            <text:p>-2.26264</text:p>
          </table:table-cell>
          <table:table-cell office:value-type="float" office:value="-2.1631501" calcext:value-type="float">
            <text:p>-2.1631501</text:p>
          </table:table-cell>
          <table:table-cell office:value-type="float" office:value="-2.0648799" calcext:value-type="float">
            <text:p>-2.0648799</text:p>
          </table:table-cell>
          <table:table-cell office:value-type="float" office:value="-1.9776" calcext:value-type="float">
            <text:p>-1.9776</text:p>
          </table:table-cell>
          <table:table-cell office:value-type="float" office:value="-1.8768899" calcext:value-type="float">
            <text:p>-1.8768899</text:p>
          </table:table-cell>
          <table:table-cell office:value-type="float" office:value="-1.77282" calcext:value-type="float">
            <text:p>-1.77282</text:p>
          </table:table-cell>
          <table:table-cell office:value-type="float" office:value="-1.68401" calcext:value-type="float">
            <text:p>-1.68401</text:p>
          </table:table-cell>
          <table:table-cell office:value-type="float" office:value="-1.58666" calcext:value-type="float">
            <text:p>-1.58666</text:p>
          </table:table-cell>
          <table:table-cell office:value-type="float" office:value="-1.4920501" calcext:value-type="float">
            <text:p>-1.4920501</text:p>
          </table:table-cell>
          <table:table-cell office:value-type="float" office:value="-1.40141" calcext:value-type="float">
            <text:p>-1.40141</text:p>
          </table:table-cell>
          <table:table-cell office:value-type="float" office:value="-1.31596" calcext:value-type="float">
            <text:p>-1.31596</text:p>
          </table:table-cell>
          <table:table-cell office:value-type="float" office:value="-1.22532" calcext:value-type="float">
            <text:p>-1.22532</text:p>
          </table:table-cell>
        </table:table-row>
        <table:table-row table:style-name="ro1">
          <table:table-cell office:value-type="float" office:value="-2.6212299" calcext:value-type="float">
            <text:p>-2.6212299</text:p>
          </table:table-cell>
          <table:table-cell office:value-type="float" office:value="-2.47505" calcext:value-type="float">
            <text:p>-2.47505</text:p>
          </table:table-cell>
          <table:table-cell office:value-type="float" office:value="-2.3719001" calcext:value-type="float">
            <text:p>-2.3719001</text:p>
          </table:table-cell>
          <table:table-cell office:value-type="float" office:value="-2.26173" calcext:value-type="float">
            <text:p>-2.26173</text:p>
          </table:table-cell>
          <table:table-cell office:value-type="float" office:value="-2.16254" calcext:value-type="float">
            <text:p>-2.16254</text:p>
          </table:table-cell>
          <table:table-cell office:value-type="float" office:value="-2.06427" calcext:value-type="float">
            <text:p>-2.06427</text:p>
          </table:table-cell>
          <table:table-cell office:value-type="float" office:value="-1.97699" calcext:value-type="float">
            <text:p>-1.97699</text:p>
          </table:table-cell>
          <table:table-cell office:value-type="float" office:value="-1.87628" calcext:value-type="float">
            <text:p>-1.87628</text:p>
          </table:table-cell>
          <table:table-cell office:value-type="float" office:value="-1.7719001" calcext:value-type="float">
            <text:p>-1.7719001</text:p>
          </table:table-cell>
          <table:table-cell office:value-type="float" office:value="-1.6834" calcext:value-type="float">
            <text:p>-1.6834</text:p>
          </table:table-cell>
          <table:table-cell office:value-type="float" office:value="-1.58605" calcext:value-type="float">
            <text:p>-1.58605</text:p>
          </table:table-cell>
          <table:table-cell office:value-type="float" office:value="-1.4914401" calcext:value-type="float">
            <text:p>-1.4914401</text:p>
          </table:table-cell>
          <table:table-cell office:value-type="float" office:value="-1.4008" calcext:value-type="float">
            <text:p>-1.4008</text:p>
          </table:table-cell>
          <table:table-cell office:value-type="float" office:value="-1.3153501" calcext:value-type="float">
            <text:p>-1.3153501</text:p>
          </table:table-cell>
          <table:table-cell office:value-type="float" office:value="-1.22471" calcext:value-type="float">
            <text:p>-1.22471</text:p>
          </table:table-cell>
        </table:table-row>
        <table:table-row table:style-name="ro1">
          <table:table-cell office:value-type="float" office:value="-2.62062" calcext:value-type="float">
            <text:p>-2.62062</text:p>
          </table:table-cell>
          <table:table-cell office:value-type="float" office:value="-2.4744401" calcext:value-type="float">
            <text:p>-2.4744401</text:p>
          </table:table-cell>
          <table:table-cell office:value-type="float" office:value="-2.37129" calcext:value-type="float">
            <text:p>-2.37129</text:p>
          </table:table-cell>
          <table:table-cell office:value-type="float" office:value="-2.2608099" calcext:value-type="float">
            <text:p>-2.2608099</text:p>
          </table:table-cell>
          <table:table-cell office:value-type="float" office:value="-2.1619301" calcext:value-type="float">
            <text:p>-2.1619301</text:p>
          </table:table-cell>
          <table:table-cell office:value-type="float" office:value="-2.0636599" calcext:value-type="float">
            <text:p>-2.0636599</text:p>
          </table:table-cell>
          <table:table-cell office:value-type="float" office:value="-1.97638" calcext:value-type="float">
            <text:p>-1.97638</text:p>
          </table:table-cell>
          <table:table-cell office:value-type="float" office:value="-1.87536" calcext:value-type="float">
            <text:p>-1.87536</text:p>
          </table:table-cell>
          <table:table-cell office:value-type="float" office:value="-1.7712899" calcext:value-type="float">
            <text:p>-1.7712899</text:p>
          </table:table-cell>
          <table:table-cell office:value-type="float" office:value="-1.68279" calcext:value-type="float">
            <text:p>-1.68279</text:p>
          </table:table-cell>
          <table:table-cell office:value-type="float" office:value="-1.58544" calcext:value-type="float">
            <text:p>-1.58544</text:p>
          </table:table-cell>
          <table:table-cell office:value-type="float" office:value="-1.4908299" calcext:value-type="float">
            <text:p>-1.4908299</text:p>
          </table:table-cell>
          <table:table-cell office:value-type="float" office:value="-1.3998801" calcext:value-type="float">
            <text:p>-1.3998801</text:p>
          </table:table-cell>
          <table:table-cell office:value-type="float" office:value="-1.3147399" calcext:value-type="float">
            <text:p>-1.3147399</text:p>
          </table:table-cell>
          <table:table-cell office:value-type="float" office:value="-1.2241" calcext:value-type="float">
            <text:p>-1.2241</text:p>
          </table:table-cell>
        </table:table-row>
        <table:table-row table:style-name="ro1">
          <table:table-cell office:value-type="float" office:value="-2.6200099" calcext:value-type="float">
            <text:p>-2.6200099</text:p>
          </table:table-cell>
          <table:table-cell office:value-type="float" office:value="-2.4735301" calcext:value-type="float">
            <text:p>-2.4735301</text:p>
          </table:table-cell>
          <table:table-cell office:value-type="float" office:value="-2.3706801" calcext:value-type="float">
            <text:p>-2.3706801</text:p>
          </table:table-cell>
          <table:table-cell office:value-type="float" office:value="-2.2602" calcext:value-type="float">
            <text:p>-2.2602</text:p>
          </table:table-cell>
          <table:table-cell office:value-type="float" office:value="-2.16132" calcext:value-type="float">
            <text:p>-2.16132</text:p>
          </table:table-cell>
          <table:table-cell office:value-type="float" office:value="-2.06305" calcext:value-type="float">
            <text:p>-2.06305</text:p>
          </table:table-cell>
          <table:table-cell office:value-type="float" office:value="-1.97577" calcext:value-type="float">
            <text:p>-1.97577</text:p>
          </table:table-cell>
          <table:table-cell office:value-type="float" office:value="-1.87475" calcext:value-type="float">
            <text:p>-1.87475</text:p>
          </table:table-cell>
          <table:table-cell office:value-type="float" office:value="-1.77068" calcext:value-type="float">
            <text:p>-1.77068</text:p>
          </table:table-cell>
          <table:table-cell office:value-type="float" office:value="-1.68218" calcext:value-type="float">
            <text:p>-1.68218</text:p>
          </table:table-cell>
          <table:table-cell office:value-type="float" office:value="-1.58483" calcext:value-type="float">
            <text:p>-1.58483</text:p>
          </table:table-cell>
          <table:table-cell office:value-type="float" office:value="-1.49022" calcext:value-type="float">
            <text:p>-1.49022</text:p>
          </table:table-cell>
          <table:table-cell office:value-type="float" office:value="-1.3992701" calcext:value-type="float">
            <text:p>-1.3992701</text:p>
          </table:table-cell>
          <table:table-cell office:value-type="float" office:value="-1.3141299" calcext:value-type="float">
            <text:p>-1.3141299</text:p>
          </table:table-cell>
          <table:table-cell office:value-type="float" office:value="-1.22349" calcext:value-type="float">
            <text:p>-1.22349</text:p>
          </table:table-cell>
        </table:table-row>
        <table:table-row table:style-name="ro1">
          <table:table-cell office:value-type="float" office:value="-2.6194" calcext:value-type="float">
            <text:p>-2.6194</text:p>
          </table:table-cell>
          <table:table-cell office:value-type="float" office:value="-2.4729099" calcext:value-type="float">
            <text:p>-2.4729099</text:p>
          </table:table-cell>
          <table:table-cell office:value-type="float" office:value="-2.37007" calcext:value-type="float">
            <text:p>-2.37007</text:p>
          </table:table-cell>
          <table:table-cell office:value-type="float" office:value="-2.2595899" calcext:value-type="float">
            <text:p>-2.2595899</text:p>
          </table:table-cell>
          <table:table-cell office:value-type="float" office:value="-2.1607101" calcext:value-type="float">
            <text:p>-2.1607101</text:p>
          </table:table-cell>
          <table:table-cell office:value-type="float" office:value="-2.0624399" calcext:value-type="float">
            <text:p>-2.0624399</text:p>
          </table:table-cell>
          <table:table-cell office:value-type="float" office:value="-1.97516" calcext:value-type="float">
            <text:p>-1.97516</text:p>
          </table:table-cell>
          <table:table-cell office:value-type="float" office:value="-1.87414" calcext:value-type="float">
            <text:p>-1.87414</text:p>
          </table:table-cell>
          <table:table-cell office:value-type="float" office:value="-1.77007" calcext:value-type="float">
            <text:p>-1.77007</text:p>
          </table:table-cell>
          <table:table-cell office:value-type="float" office:value="-1.6815701" calcext:value-type="float">
            <text:p>-1.6815701</text:p>
          </table:table-cell>
          <table:table-cell office:value-type="float" office:value="-1.5842201" calcext:value-type="float">
            <text:p>-1.5842201</text:p>
          </table:table-cell>
          <table:table-cell office:value-type="float" office:value="-1.48961" calcext:value-type="float">
            <text:p>-1.48961</text:p>
          </table:table-cell>
          <table:table-cell office:value-type="float" office:value="-1.3986599" calcext:value-type="float">
            <text:p>-1.3986599</text:p>
          </table:table-cell>
          <table:table-cell office:value-type="float" office:value="-1.31352" calcext:value-type="float">
            <text:p>-1.31352</text:p>
          </table:table-cell>
          <table:table-cell office:value-type="float" office:value="-1.22288" calcext:value-type="float">
            <text:p>-1.22288</text:p>
          </table:table-cell>
        </table:table-row>
        <table:table-row table:style-name="ro1">
          <table:table-cell office:value-type="float" office:value="-2.6187899" calcext:value-type="float">
            <text:p>-2.6187899</text:p>
          </table:table-cell>
          <table:table-cell office:value-type="float" office:value="-2.4723001" calcext:value-type="float">
            <text:p>-2.4723001</text:p>
          </table:table-cell>
          <table:table-cell office:value-type="float" office:value="-2.3694601" calcext:value-type="float">
            <text:p>-2.3694601</text:p>
          </table:table-cell>
          <table:table-cell office:value-type="float" office:value="-2.25898" calcext:value-type="float">
            <text:p>-2.25898</text:p>
          </table:table-cell>
          <table:table-cell office:value-type="float" office:value="-2.1601" calcext:value-type="float">
            <text:p>-2.1601</text:p>
          </table:table-cell>
          <table:table-cell office:value-type="float" office:value="-2.06183" calcext:value-type="float">
            <text:p>-2.06183</text:p>
          </table:table-cell>
          <table:table-cell office:value-type="float" office:value="-1.97455" calcext:value-type="float">
            <text:p>-1.97455</text:p>
          </table:table-cell>
          <table:table-cell office:value-type="float" office:value="-1.87353" calcext:value-type="float">
            <text:p>-1.87353</text:p>
          </table:table-cell>
          <table:table-cell office:value-type="float" office:value="-1.76946" calcext:value-type="float">
            <text:p>-1.76946</text:p>
          </table:table-cell>
          <table:table-cell office:value-type="float" office:value="-1.6809601" calcext:value-type="float">
            <text:p>-1.6809601</text:p>
          </table:table-cell>
          <table:table-cell office:value-type="float" office:value="-1.5836101" calcext:value-type="float">
            <text:p>-1.5836101</text:p>
          </table:table-cell>
          <table:table-cell office:value-type="float" office:value="-1.489" calcext:value-type="float">
            <text:p>-1.489</text:p>
          </table:table-cell>
          <table:table-cell office:value-type="float" office:value="-1.39805" calcext:value-type="float">
            <text:p>-1.39805</text:p>
          </table:table-cell>
          <table:table-cell office:value-type="float" office:value="-1.31291" calcext:value-type="float">
            <text:p>-1.31291</text:p>
          </table:table-cell>
          <table:table-cell office:value-type="float" office:value="-1.22166" calcext:value-type="float">
            <text:p>-1.22166</text:p>
          </table:table-cell>
        </table:table-row>
        <table:table-row table:style-name="ro1">
          <table:table-cell office:value-type="float" office:value="-2.61818" calcext:value-type="float">
            <text:p>-2.61818</text:p>
          </table:table-cell>
          <table:table-cell office:value-type="float" office:value="-2.4716899" calcext:value-type="float">
            <text:p>-2.4716899</text:p>
          </table:table-cell>
          <table:table-cell office:value-type="float" office:value="-2.36885" calcext:value-type="float">
            <text:p>-2.36885</text:p>
          </table:table-cell>
          <table:table-cell office:value-type="float" office:value="-2.2583699" calcext:value-type="float">
            <text:p>-2.2583699</text:p>
          </table:table-cell>
          <table:table-cell office:value-type="float" office:value="-2.1594901" calcext:value-type="float">
            <text:p>-2.1594901</text:p>
          </table:table-cell>
          <table:table-cell office:value-type="float" office:value="-2.0612199" calcext:value-type="float">
            <text:p>-2.0612199</text:p>
          </table:table-cell>
          <table:table-cell office:value-type="float" office:value="-1.97394" calcext:value-type="float">
            <text:p>-1.97394</text:p>
          </table:table-cell>
          <table:table-cell office:value-type="float" office:value="-1.87292" calcext:value-type="float">
            <text:p>-1.87292</text:p>
          </table:table-cell>
          <table:table-cell office:value-type="float" office:value="-1.76885" calcext:value-type="float">
            <text:p>-1.76885</text:p>
          </table:table-cell>
          <table:table-cell office:value-type="float" office:value="-1.6803499" calcext:value-type="float">
            <text:p>-1.6803499</text:p>
          </table:table-cell>
          <table:table-cell office:value-type="float" office:value="-1.58269" calcext:value-type="float">
            <text:p>-1.58269</text:p>
          </table:table-cell>
          <table:table-cell office:value-type="float" office:value="-1.48839" calcext:value-type="float">
            <text:p>-1.48839</text:p>
          </table:table-cell>
          <table:table-cell office:value-type="float" office:value="-1.39744" calcext:value-type="float">
            <text:p>-1.39744</text:p>
          </table:table-cell>
          <table:table-cell office:value-type="float" office:value="-1.3123" calcext:value-type="float">
            <text:p>-1.3123</text:p>
          </table:table-cell>
          <table:table-cell office:value-type="float" office:value="-1.22105" calcext:value-type="float">
            <text:p>-1.22105</text:p>
          </table:table-cell>
        </table:table-row>
        <table:table-row table:style-name="ro1">
          <table:table-cell office:value-type="float" office:value="-2.61727" calcext:value-type="float">
            <text:p>-2.61727</text:p>
          </table:table-cell>
          <table:table-cell office:value-type="float" office:value="-2.4710801" calcext:value-type="float">
            <text:p>-2.4710801</text:p>
          </table:table-cell>
          <table:table-cell office:value-type="float" office:value="-2.3682401" calcext:value-type="float">
            <text:p>-2.3682401</text:p>
          </table:table-cell>
          <table:table-cell office:value-type="float" office:value="-2.25776" calcext:value-type="float">
            <text:p>-2.25776</text:p>
          </table:table-cell>
          <table:table-cell office:value-type="float" office:value="-2.15888" calcext:value-type="float">
            <text:p>-2.15888</text:p>
          </table:table-cell>
          <table:table-cell office:value-type="float" office:value="-2.0603001" calcext:value-type="float">
            <text:p>-2.0603001</text:p>
          </table:table-cell>
          <table:table-cell office:value-type="float" office:value="-1.97333" calcext:value-type="float">
            <text:p>-1.97333</text:p>
          </table:table-cell>
          <table:table-cell office:value-type="float" office:value="-1.87231" calcext:value-type="float">
            <text:p>-1.87231</text:p>
          </table:table-cell>
          <table:table-cell office:value-type="float" office:value="-1.76824" calcext:value-type="float">
            <text:p>-1.76824</text:p>
          </table:table-cell>
          <table:table-cell office:value-type="float" office:value="-1.67974" calcext:value-type="float">
            <text:p>-1.67974</text:p>
          </table:table-cell>
          <table:table-cell office:value-type="float" office:value="-1.5817699" calcext:value-type="float">
            <text:p>-1.5817699</text:p>
          </table:table-cell>
          <table:table-cell office:value-type="float" office:value="-1.48778" calcext:value-type="float">
            <text:p>-1.48778</text:p>
          </table:table-cell>
          <table:table-cell office:value-type="float" office:value="-1.39653" calcext:value-type="float">
            <text:p>-1.39653</text:p>
          </table:table-cell>
          <table:table-cell office:value-type="float" office:value="-1.31169" calcext:value-type="float">
            <text:p>-1.31169</text:p>
          </table:table-cell>
          <table:table-cell office:value-type="float" office:value="-1.22013" calcext:value-type="float">
            <text:p>-1.22013</text:p>
          </table:table-cell>
        </table:table-row>
        <table:table-row table:style-name="ro1">
          <table:table-cell office:value-type="float" office:value="-2.6163499" calcext:value-type="float">
            <text:p>-2.6163499</text:p>
          </table:table-cell>
          <table:table-cell office:value-type="float" office:value="-2.47047" calcext:value-type="float">
            <text:p>-2.47047</text:p>
          </table:table-cell>
          <table:table-cell office:value-type="float" office:value="-2.36763" calcext:value-type="float">
            <text:p>-2.36763</text:p>
          </table:table-cell>
          <table:table-cell office:value-type="float" office:value="-2.2571499" calcext:value-type="float">
            <text:p>-2.2571499</text:p>
          </table:table-cell>
          <table:table-cell office:value-type="float" office:value="-2.1582699" calcext:value-type="float">
            <text:p>-2.1582699</text:p>
          </table:table-cell>
          <table:table-cell office:value-type="float" office:value="-2.05969" calcext:value-type="float">
            <text:p>-2.05969</text:p>
          </table:table-cell>
          <table:table-cell office:value-type="float" office:value="-1.97272" calcext:value-type="float">
            <text:p>-1.97272</text:p>
          </table:table-cell>
          <table:table-cell office:value-type="float" office:value="-1.8717" calcext:value-type="float">
            <text:p>-1.8717</text:p>
          </table:table-cell>
          <table:table-cell office:value-type="float" office:value="-1.76763" calcext:value-type="float">
            <text:p>-1.76763</text:p>
          </table:table-cell>
          <table:table-cell office:value-type="float" office:value="-1.67913" calcext:value-type="float">
            <text:p>-1.67913</text:p>
          </table:table-cell>
          <table:table-cell office:value-type="float" office:value="-1.5811599" calcext:value-type="float">
            <text:p>-1.5811599</text:p>
          </table:table-cell>
          <table:table-cell office:value-type="float" office:value="-1.48717" calcext:value-type="float">
            <text:p>-1.48717</text:p>
          </table:table-cell>
          <table:table-cell office:value-type="float" office:value="-1.39561" calcext:value-type="float">
            <text:p>-1.39561</text:p>
          </table:table-cell>
          <table:table-cell office:value-type="float" office:value="-1.31108" calcext:value-type="float">
            <text:p>-1.31108</text:p>
          </table:table-cell>
          <table:table-cell office:value-type="float" office:value="-1.21952" calcext:value-type="float">
            <text:p>-1.21952</text:p>
          </table:table-cell>
        </table:table-row>
        <table:table-row table:style-name="ro1">
          <table:table-cell office:value-type="float" office:value="-2.6157401" calcext:value-type="float">
            <text:p>-2.6157401</text:p>
          </table:table-cell>
          <table:table-cell office:value-type="float" office:value="-2.4698601" calcext:value-type="float">
            <text:p>-2.4698601</text:p>
          </table:table-cell>
          <table:table-cell office:value-type="float" office:value="-2.3670199" calcext:value-type="float">
            <text:p>-2.3670199</text:p>
          </table:table-cell>
          <table:table-cell office:value-type="float" office:value="-2.2565401" calcext:value-type="float">
            <text:p>-2.2565401</text:p>
          </table:table-cell>
          <table:table-cell office:value-type="float" office:value="-2.15766" calcext:value-type="float">
            <text:p>-2.15766</text:p>
          </table:table-cell>
          <table:table-cell office:value-type="float" office:value="-2.0590799" calcext:value-type="float">
            <text:p>-2.0590799</text:p>
          </table:table-cell>
          <table:table-cell office:value-type="float" office:value="-1.97211" calcext:value-type="float">
            <text:p>-1.97211</text:p>
          </table:table-cell>
          <table:table-cell office:value-type="float" office:value="-1.87078" calcext:value-type="float">
            <text:p>-1.87078</text:p>
          </table:table-cell>
          <table:table-cell office:value-type="float" office:value="-1.76702" calcext:value-type="float">
            <text:p>-1.76702</text:p>
          </table:table-cell>
          <table:table-cell office:value-type="float" office:value="-1.67852" calcext:value-type="float">
            <text:p>-1.67852</text:p>
          </table:table-cell>
          <table:table-cell office:value-type="float" office:value="-1.58055" calcext:value-type="float">
            <text:p>-1.58055</text:p>
          </table:table-cell>
          <table:table-cell office:value-type="float" office:value="-1.48656" calcext:value-type="float">
            <text:p>-1.48656</text:p>
          </table:table-cell>
          <table:table-cell office:value-type="float" office:value="-1.395" calcext:value-type="float">
            <text:p>-1.395</text:p>
          </table:table-cell>
          <table:table-cell office:value-type="float" office:value="-1.31046" calcext:value-type="float">
            <text:p>-1.31046</text:p>
          </table:table-cell>
          <table:table-cell office:value-type="float" office:value="-1.21891" calcext:value-type="float">
            <text:p>-1.21891</text:p>
          </table:table-cell>
        </table:table-row>
        <table:table-row table:style-name="ro1">
          <table:table-cell office:value-type="float" office:value="-2.6151299" calcext:value-type="float">
            <text:p>-2.6151299</text:p>
          </table:table-cell>
          <table:table-cell office:value-type="float" office:value="-2.46925" calcext:value-type="float">
            <text:p>-2.46925</text:p>
          </table:table-cell>
          <table:table-cell office:value-type="float" office:value="-2.3661001" calcext:value-type="float">
            <text:p>-2.3661001</text:p>
          </table:table-cell>
          <table:table-cell office:value-type="float" office:value="-2.2559299" calcext:value-type="float">
            <text:p>-2.2559299</text:p>
          </table:table-cell>
          <table:table-cell office:value-type="float" office:value="-2.1570499" calcext:value-type="float">
            <text:p>-2.1570499</text:p>
          </table:table-cell>
          <table:table-cell office:value-type="float" office:value="-2.05847" calcext:value-type="float">
            <text:p>-2.05847</text:p>
          </table:table-cell>
          <table:table-cell office:value-type="float" office:value="-1.9715" calcext:value-type="float">
            <text:p>-1.9715</text:p>
          </table:table-cell>
          <table:table-cell office:value-type="float" office:value="-1.8698699" calcext:value-type="float">
            <text:p>-1.8698699</text:p>
          </table:table-cell>
          <table:table-cell office:value-type="float" office:value="-1.76641" calcext:value-type="float">
            <text:p>-1.76641</text:p>
          </table:table-cell>
          <table:table-cell office:value-type="float" office:value="-1.67791" calcext:value-type="float">
            <text:p>-1.67791</text:p>
          </table:table-cell>
          <table:table-cell office:value-type="float" office:value="-1.57994" calcext:value-type="float">
            <text:p>-1.57994</text:p>
          </table:table-cell>
          <table:table-cell office:value-type="float" office:value="-1.48595" calcext:value-type="float">
            <text:p>-1.48595</text:p>
          </table:table-cell>
          <table:table-cell office:value-type="float" office:value="-1.39439" calcext:value-type="float">
            <text:p>-1.39439</text:p>
          </table:table-cell>
          <table:table-cell office:value-type="float" office:value="-1.30985" calcext:value-type="float">
            <text:p>-1.30985</text:p>
          </table:table-cell>
          <table:table-cell office:value-type="float" office:value="-1.2183" calcext:value-type="float">
            <text:p>-1.2183</text:p>
          </table:table-cell>
        </table:table-row>
        <table:table-row table:style-name="ro1">
          <table:table-cell office:value-type="float" office:value="-2.6145201" calcext:value-type="float">
            <text:p>-2.6145201</text:p>
          </table:table-cell>
          <table:table-cell office:value-type="float" office:value="-2.4686401" calcext:value-type="float">
            <text:p>-2.4686401</text:p>
          </table:table-cell>
          <table:table-cell office:value-type="float" office:value="-2.36549" calcext:value-type="float">
            <text:p>-2.36549</text:p>
          </table:table-cell>
          <table:table-cell office:value-type="float" office:value="-2.2553201" calcext:value-type="float">
            <text:p>-2.2553201</text:p>
          </table:table-cell>
          <table:table-cell office:value-type="float" office:value="-2.15644" calcext:value-type="float">
            <text:p>-2.15644</text:p>
          </table:table-cell>
          <table:table-cell office:value-type="float" office:value="-2.0578599" calcext:value-type="float">
            <text:p>-2.0578599</text:p>
          </table:table-cell>
          <table:table-cell office:value-type="float" office:value="-1.97089" calcext:value-type="float">
            <text:p>-1.97089</text:p>
          </table:table-cell>
          <table:table-cell office:value-type="float" office:value="-1.86926" calcext:value-type="float">
            <text:p>-1.86926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-1.6773" calcext:value-type="float">
            <text:p>-1.6773</text:p>
          </table:table-cell>
          <table:table-cell office:value-type="float" office:value="-1.57933" calcext:value-type="float">
            <text:p>-1.57933</text:p>
          </table:table-cell>
          <table:table-cell office:value-type="float" office:value="-1.48534" calcext:value-type="float">
            <text:p>-1.48534</text:p>
          </table:table-cell>
          <table:table-cell office:value-type="float" office:value="-1.39378" calcext:value-type="float">
            <text:p>-1.39378</text:p>
          </table:table-cell>
          <table:table-cell office:value-type="float" office:value="-1.30924" calcext:value-type="float">
            <text:p>-1.30924</text:p>
          </table:table-cell>
          <table:table-cell office:value-type="float" office:value="-1.21769" calcext:value-type="float">
            <text:p>-1.21769</text:p>
          </table:table-cell>
        </table:table-row>
        <table:table-row table:style-name="ro1">
          <table:table-cell office:value-type="float" office:value="-2.61391" calcext:value-type="float">
            <text:p>-2.61391</text:p>
          </table:table-cell>
          <table:table-cell office:value-type="float" office:value="-2.46803" calcext:value-type="float">
            <text:p>-2.46803</text:p>
          </table:table-cell>
          <table:table-cell office:value-type="float" office:value="-2.3648801" calcext:value-type="float">
            <text:p>-2.3648801</text:p>
          </table:table-cell>
          <table:table-cell office:value-type="float" office:value="-2.25471" calcext:value-type="float">
            <text:p>-2.25471</text:p>
          </table:table-cell>
          <table:table-cell office:value-type="float" office:value="-2.1558299" calcext:value-type="float">
            <text:p>-2.1558299</text:p>
          </table:table-cell>
          <table:table-cell office:value-type="float" office:value="-2.05725" calcext:value-type="float">
            <text:p>-2.05725</text:p>
          </table:table-cell>
          <table:table-cell office:value-type="float" office:value="-1.97027" calcext:value-type="float">
            <text:p>-1.97027</text:p>
          </table:table-cell>
          <table:table-cell office:value-type="float" office:value="-1.86865" calcext:value-type="float">
            <text:p>-1.86865</text:p>
          </table:table-cell>
          <table:table-cell office:value-type="float" office:value="-1.76519" calcext:value-type="float">
            <text:p>-1.76519</text:p>
          </table:table-cell>
          <table:table-cell office:value-type="float" office:value="-1.67669" calcext:value-type="float">
            <text:p>-1.67669</text:p>
          </table:table-cell>
          <table:table-cell office:value-type="float" office:value="-1.57872" calcext:value-type="float">
            <text:p>-1.57872</text:p>
          </table:table-cell>
          <table:table-cell office:value-type="float" office:value="-1.48473" calcext:value-type="float">
            <text:p>-1.48473</text:p>
          </table:table-cell>
          <table:table-cell office:value-type="float" office:value="-1.39317" calcext:value-type="float">
            <text:p>-1.39317</text:p>
          </table:table-cell>
          <table:table-cell office:value-type="float" office:value="-1.30863" calcext:value-type="float">
            <text:p>-1.30863</text:p>
          </table:table-cell>
          <table:table-cell office:value-type="float" office:value="-1.21708" calcext:value-type="float">
            <text:p>-1.21708</text:p>
          </table:table-cell>
        </table:table-row>
        <table:table-row table:style-name="ro1">
          <table:table-cell office:value-type="float" office:value="-2.6133001" calcext:value-type="float">
            <text:p>-2.6133001</text:p>
          </table:table-cell>
          <table:table-cell office:value-type="float" office:value="-2.4674201" calcext:value-type="float">
            <text:p>-2.4674201</text:p>
          </table:table-cell>
          <table:table-cell office:value-type="float" office:value="-2.36427" calcext:value-type="float">
            <text:p>-2.36427</text:p>
          </table:table-cell>
          <table:table-cell office:value-type="float" office:value="-2.2541001" calcext:value-type="float">
            <text:p>-2.2541001</text:p>
          </table:table-cell>
          <table:table-cell office:value-type="float" office:value="-2.15522" calcext:value-type="float">
            <text:p>-2.15522</text:p>
          </table:table-cell>
          <table:table-cell office:value-type="float" office:value="-2.0566399" calcext:value-type="float">
            <text:p>-2.0566399</text:p>
          </table:table-cell>
          <table:table-cell office:value-type="float" office:value="-1.96966" calcext:value-type="float">
            <text:p>-1.96966</text:p>
          </table:table-cell>
          <table:table-cell office:value-type="float" office:value="-1.86804" calcext:value-type="float">
            <text:p>-1.86804</text:p>
          </table:table-cell>
          <table:table-cell office:value-type="float" office:value="-1.76458" calcext:value-type="float">
            <text:p>-1.76458</text:p>
          </table:table-cell>
          <table:table-cell office:value-type="float" office:value="-1.67577" calcext:value-type="float">
            <text:p>-1.67577</text:p>
          </table:table-cell>
          <table:table-cell office:value-type="float" office:value="-1.57811" calcext:value-type="float">
            <text:p>-1.57811</text:p>
          </table:table-cell>
          <table:table-cell office:value-type="float" office:value="-1.48412" calcext:value-type="float">
            <text:p>-1.48412</text:p>
          </table:table-cell>
          <table:table-cell office:value-type="float" office:value="-1.39256" calcext:value-type="float">
            <text:p>-1.39256</text:p>
          </table:table-cell>
          <table:table-cell office:value-type="float" office:value="-1.30802" calcext:value-type="float">
            <text:p>-1.30802</text:p>
          </table:table-cell>
          <table:table-cell office:value-type="float" office:value="-1.2161601" calcext:value-type="float">
            <text:p>-1.2161601</text:p>
          </table:table-cell>
        </table:table-row>
        <table:table-row table:style-name="ro1">
          <table:table-cell office:value-type="float" office:value="-2.61269" calcext:value-type="float">
            <text:p>-2.61269</text:p>
          </table:table-cell>
          <table:table-cell office:value-type="float" office:value="-2.46681" calcext:value-type="float">
            <text:p>-2.46681</text:p>
          </table:table-cell>
          <table:table-cell office:value-type="float" office:value="-2.3636601" calcext:value-type="float">
            <text:p>-2.3636601</text:p>
          </table:table-cell>
          <table:table-cell office:value-type="float" office:value="-2.25349" calcext:value-type="float">
            <text:p>-2.25349</text:p>
          </table:table-cell>
          <table:table-cell office:value-type="float" office:value="-2.1546099" calcext:value-type="float">
            <text:p>-2.1546099</text:p>
          </table:table-cell>
          <table:table-cell office:value-type="float" office:value="-2.05603" calcext:value-type="float">
            <text:p>-2.05603</text:p>
          </table:table-cell>
          <table:table-cell office:value-type="float" office:value="-1.96905" calcext:value-type="float">
            <text:p>-1.96905</text:p>
          </table:table-cell>
          <table:table-cell office:value-type="float" office:value="-1.86743" calcext:value-type="float">
            <text:p>-1.86743</text:p>
          </table:table-cell>
          <table:table-cell office:value-type="float" office:value="-1.76397" calcext:value-type="float">
            <text:p>-1.76397</text:p>
          </table:table-cell>
          <table:table-cell office:value-type="float" office:value="-1.6751601" calcext:value-type="float">
            <text:p>-1.6751601</text:p>
          </table:table-cell>
          <table:table-cell office:value-type="float" office:value="-1.5775" calcext:value-type="float">
            <text:p>-1.5775</text:p>
          </table:table-cell>
          <table:table-cell office:value-type="float" office:value="-1.4835" calcext:value-type="float">
            <text:p>-1.4835</text:p>
          </table:table-cell>
          <table:table-cell office:value-type="float" office:value="-1.39195" calcext:value-type="float">
            <text:p>-1.39195</text:p>
          </table:table-cell>
          <table:table-cell office:value-type="float" office:value="-1.30741" calcext:value-type="float">
            <text:p>-1.30741</text:p>
          </table:table-cell>
          <table:table-cell office:value-type="float" office:value="-1.2155499" calcext:value-type="float">
            <text:p>-1.2155499</text:p>
          </table:table-cell>
        </table:table-row>
        <table:table-row table:style-name="ro1">
          <table:table-cell office:value-type="float" office:value="-2.6120801" calcext:value-type="float">
            <text:p>-2.6120801</text:p>
          </table:table-cell>
          <table:table-cell office:value-type="float" office:value="-2.4662001" calcext:value-type="float">
            <text:p>-2.4662001</text:p>
          </table:table-cell>
          <table:table-cell office:value-type="float" office:value="-2.36305" calcext:value-type="float">
            <text:p>-2.36305</text:p>
          </table:table-cell>
          <table:table-cell office:value-type="float" office:value="-2.2528801" calcext:value-type="float">
            <text:p>-2.2528801</text:p>
          </table:table-cell>
          <table:table-cell office:value-type="float" office:value="-2.154" calcext:value-type="float">
            <text:p>-2.154</text:p>
          </table:table-cell>
          <table:table-cell office:value-type="float" office:value="-2.0554199" calcext:value-type="float">
            <text:p>-2.0554199</text:p>
          </table:table-cell>
          <table:table-cell office:value-type="float" office:value="-1.9684401" calcext:value-type="float">
            <text:p>-1.9684401</text:p>
          </table:table-cell>
          <table:table-cell office:value-type="float" office:value="-1.86682" calcext:value-type="float">
            <text:p>-1.86682</text:p>
          </table:table-cell>
          <table:table-cell office:value-type="float" office:value="-1.76336" calcext:value-type="float">
            <text:p>-1.76336</text:p>
          </table:table-cell>
          <table:table-cell office:value-type="float" office:value="-1.6745501" calcext:value-type="float">
            <text:p>-1.6745501</text:p>
          </table:table-cell>
          <table:table-cell office:value-type="float" office:value="-1.57689" calcext:value-type="float">
            <text:p>-1.57689</text:p>
          </table:table-cell>
          <table:table-cell office:value-type="float" office:value="-1.48228" calcext:value-type="float">
            <text:p>-1.48228</text:p>
          </table:table-cell>
          <table:table-cell office:value-type="float" office:value="-1.39134" calcext:value-type="float">
            <text:p>-1.39134</text:p>
          </table:table-cell>
          <table:table-cell office:value-type="float" office:value="-1.3068" calcext:value-type="float">
            <text:p>-1.3068</text:p>
          </table:table-cell>
          <table:table-cell office:value-type="float" office:value="-1.21494" calcext:value-type="float">
            <text:p>-1.21494</text:p>
          </table:table-cell>
        </table:table-row>
        <table:table-row table:style-name="ro1">
          <table:table-cell office:value-type="float" office:value="-2.61147" calcext:value-type="float">
            <text:p>-2.61147</text:p>
          </table:table-cell>
          <table:table-cell office:value-type="float" office:value="-2.46559" calcext:value-type="float">
            <text:p>-2.46559</text:p>
          </table:table-cell>
          <table:table-cell office:value-type="float" office:value="-2.3621299" calcext:value-type="float">
            <text:p>-2.3621299</text:p>
          </table:table-cell>
          <table:table-cell office:value-type="float" office:value="-2.25227" calcext:value-type="float">
            <text:p>-2.25227</text:p>
          </table:table-cell>
          <table:table-cell office:value-type="float" office:value="-2.1533899" calcext:value-type="float">
            <text:p>-2.1533899</text:p>
          </table:table-cell>
          <table:table-cell office:value-type="float" office:value="-2.05481" calcext:value-type="float">
            <text:p>-2.05481</text:p>
          </table:table-cell>
          <table:table-cell office:value-type="float" office:value="-1.9678299" calcext:value-type="float">
            <text:p>-1.9678299</text:p>
          </table:table-cell>
          <table:table-cell office:value-type="float" office:value="-1.86621" calcext:value-type="float">
            <text:p>-1.86621</text:p>
          </table:table-cell>
          <table:table-cell office:value-type="float" office:value="-1.76275" calcext:value-type="float">
            <text:p>-1.76275</text:p>
          </table:table-cell>
          <table:table-cell office:value-type="float" office:value="-1.67364" calcext:value-type="float">
            <text:p>-1.67364</text:p>
          </table:table-cell>
          <table:table-cell office:value-type="float" office:value="-1.57628" calcext:value-type="float">
            <text:p>-1.57628</text:p>
          </table:table-cell>
          <table:table-cell office:value-type="float" office:value="-1.48137" calcext:value-type="float">
            <text:p>-1.48137</text:p>
          </table:table-cell>
          <table:table-cell office:value-type="float" office:value="-1.39073" calcext:value-type="float">
            <text:p>-1.39073</text:p>
          </table:table-cell>
          <table:table-cell office:value-type="float" office:value="-1.30619" calcext:value-type="float">
            <text:p>-1.30619</text:p>
          </table:table-cell>
          <table:table-cell office:value-type="float" office:value="-1.21433" calcext:value-type="float">
            <text:p>-1.21433</text:p>
          </table:table-cell>
        </table:table-row>
        <table:table-row table:style-name="ro1">
          <table:table-cell office:value-type="float" office:value="-2.6108601" calcext:value-type="float">
            <text:p>-2.6108601</text:p>
          </table:table-cell>
          <table:table-cell office:value-type="float" office:value="-2.4649799" calcext:value-type="float">
            <text:p>-2.4649799</text:p>
          </table:table-cell>
          <table:table-cell office:value-type="float" office:value="-2.3615201" calcext:value-type="float">
            <text:p>-2.3615201</text:p>
          </table:table-cell>
          <table:table-cell office:value-type="float" office:value="-2.2516601" calcext:value-type="float">
            <text:p>-2.2516601</text:p>
          </table:table-cell>
          <table:table-cell office:value-type="float" office:value="-2.1527801" calcext:value-type="float">
            <text:p>-2.1527801</text:p>
          </table:table-cell>
          <table:table-cell office:value-type="float" office:value="-2.0541999" calcext:value-type="float">
            <text:p>-2.0541999</text:p>
          </table:table-cell>
          <table:table-cell office:value-type="float" office:value="-1.9672199" calcext:value-type="float">
            <text:p>-1.9672199</text:p>
          </table:table-cell>
          <table:table-cell office:value-type="float" office:value="-1.86529" calcext:value-type="float">
            <text:p>-1.86529</text:p>
          </table:table-cell>
          <table:table-cell office:value-type="float" office:value="-1.76214" calcext:value-type="float">
            <text:p>-1.76214</text:p>
          </table:table-cell>
          <table:table-cell office:value-type="float" office:value="-1.67302" calcext:value-type="float">
            <text:p>-1.67302</text:p>
          </table:table-cell>
          <table:table-cell office:value-type="float" office:value="-1.57506" calcext:value-type="float">
            <text:p>-1.57506</text:p>
          </table:table-cell>
          <table:table-cell office:value-type="float" office:value="-1.48076" calcext:value-type="float">
            <text:p>-1.48076</text:p>
          </table:table-cell>
          <table:table-cell office:value-type="float" office:value="-1.39012" calcext:value-type="float">
            <text:p>-1.39012</text:p>
          </table:table-cell>
          <table:table-cell office:value-type="float" office:value="-1.30558" calcext:value-type="float">
            <text:p>-1.30558</text:p>
          </table:table-cell>
          <table:table-cell office:value-type="float" office:value="-1.21372" calcext:value-type="float">
            <text:p>-1.21372</text:p>
          </table:table-cell>
        </table:table-row>
        <table:table-row table:style-name="ro1">
          <table:table-cell office:value-type="float" office:value="-2.6099401" calcext:value-type="float">
            <text:p>-2.6099401</text:p>
          </table:table-cell>
          <table:table-cell office:value-type="float" office:value="-2.46437" calcext:value-type="float">
            <text:p>-2.46437</text:p>
          </table:table-cell>
          <table:table-cell office:value-type="float" office:value="-2.3609099" calcext:value-type="float">
            <text:p>-2.3609099</text:p>
          </table:table-cell>
          <table:table-cell office:value-type="float" office:value="-2.25105" calcext:value-type="float">
            <text:p>-2.25105</text:p>
          </table:table-cell>
          <table:table-cell office:value-type="float" office:value="-2.1521699" calcext:value-type="float">
            <text:p>-2.1521699</text:p>
          </table:table-cell>
          <table:table-cell office:value-type="float" office:value="-2.0535901" calcext:value-type="float">
            <text:p>-2.0535901</text:p>
          </table:table-cell>
          <table:table-cell office:value-type="float" office:value="-1.96661" calcext:value-type="float">
            <text:p>-1.96661</text:p>
          </table:table-cell>
          <table:table-cell office:value-type="float" office:value="-1.8646801" calcext:value-type="float">
            <text:p>-1.8646801</text:p>
          </table:table-cell>
          <table:table-cell office:value-type="float" office:value="-1.76153" calcext:value-type="float">
            <text:p>-1.76153</text:p>
          </table:table-cell>
          <table:table-cell office:value-type="float" office:value="-1.67241" calcext:value-type="float">
            <text:p>-1.67241</text:p>
          </table:table-cell>
          <table:table-cell office:value-type="float" office:value="-1.57445" calcext:value-type="float">
            <text:p>-1.57445</text:p>
          </table:table-cell>
          <table:table-cell office:value-type="float" office:value="-1.47984" calcext:value-type="float">
            <text:p>-1.47984</text:p>
          </table:table-cell>
          <table:table-cell office:value-type="float" office:value="-1.38951" calcext:value-type="float">
            <text:p>-1.38951</text:p>
          </table:table-cell>
          <table:table-cell office:value-type="float" office:value="-1.30497" calcext:value-type="float">
            <text:p>-1.30497</text:p>
          </table:table-cell>
          <table:table-cell office:value-type="float" office:value="-1.21311" calcext:value-type="float">
            <text:p>-1.21311</text:p>
          </table:table-cell>
        </table:table-row>
        <table:table-row table:style-name="ro1">
          <table:table-cell office:value-type="float" office:value="-2.6093299" calcext:value-type="float">
            <text:p>-2.6093299</text:p>
          </table:table-cell>
          <table:table-cell office:value-type="float" office:value="-2.4637599" calcext:value-type="float">
            <text:p>-2.4637599</text:p>
          </table:table-cell>
          <table:table-cell office:value-type="float" office:value="-2.3603001" calcext:value-type="float">
            <text:p>-2.3603001</text:p>
          </table:table-cell>
          <table:table-cell office:value-type="float" office:value="-2.2504301" calcext:value-type="float">
            <text:p>-2.2504301</text:p>
          </table:table-cell>
          <table:table-cell office:value-type="float" office:value="-2.1515501" calcext:value-type="float">
            <text:p>-2.1515501</text:p>
          </table:table-cell>
          <table:table-cell office:value-type="float" office:value="-2.0529799" calcext:value-type="float">
            <text:p>-2.0529799</text:p>
          </table:table-cell>
          <table:table-cell office:value-type="float" office:value="-1.966" calcext:value-type="float">
            <text:p>-1.966</text:p>
          </table:table-cell>
          <table:table-cell office:value-type="float" office:value="-1.8640701" calcext:value-type="float">
            <text:p>-1.8640701</text:p>
          </table:table-cell>
          <table:table-cell office:value-type="float" office:value="-1.76092" calcext:value-type="float">
            <text:p>-1.76092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-1.57353" calcext:value-type="float">
            <text:p>-1.57353</text:p>
          </table:table-cell>
          <table:table-cell office:value-type="float" office:value="-1.47923" calcext:value-type="float">
            <text:p>-1.47923</text:p>
          </table:table-cell>
          <table:table-cell office:value-type="float" office:value="-1.3889" calcext:value-type="float">
            <text:p>-1.3889</text:p>
          </table:table-cell>
          <table:table-cell office:value-type="float" office:value="-1.30436" calcext:value-type="float">
            <text:p>-1.30436</text:p>
          </table:table-cell>
          <table:table-cell office:value-type="float" office:value="-1.2125" calcext:value-type="float">
            <text:p>-1.2125</text:p>
          </table:table-cell>
        </table:table-row>
        <table:table-row table:style-name="ro1">
          <table:table-cell office:value-type="float" office:value="-2.6087201" calcext:value-type="float">
            <text:p>-2.6087201</text:p>
          </table:table-cell>
          <table:table-cell office:value-type="float" office:value="-2.46315" calcext:value-type="float">
            <text:p>-2.46315</text:p>
          </table:table-cell>
          <table:table-cell office:value-type="float" office:value="-2.35969" calcext:value-type="float">
            <text:p>-2.35969</text:p>
          </table:table-cell>
          <table:table-cell office:value-type="float" office:value="-2.24982" calcext:value-type="float">
            <text:p>-2.24982</text:p>
          </table:table-cell>
          <table:table-cell office:value-type="float" office:value="-2.1509399" calcext:value-type="float">
            <text:p>-2.1509399</text:p>
          </table:table-cell>
          <table:table-cell office:value-type="float" office:value="-2.0523701" calcext:value-type="float">
            <text:p>-2.0523701</text:p>
          </table:table-cell>
          <table:table-cell office:value-type="float" office:value="-1.96539" calcext:value-type="float">
            <text:p>-1.96539</text:p>
          </table:table-cell>
          <table:table-cell office:value-type="float" office:value="-1.8634599" calcext:value-type="float">
            <text:p>-1.8634599</text:p>
          </table:table-cell>
          <table:table-cell office:value-type="float" office:value="-1.7603101" calcext:value-type="float">
            <text:p>-1.7603101</text:p>
          </table:table-cell>
          <table:table-cell office:value-type="float" office:value="-1.67119" calcext:value-type="float">
            <text:p>-1.67119</text:p>
          </table:table-cell>
          <table:table-cell office:value-type="float" office:value="-1.57292" calcext:value-type="float">
            <text:p>-1.57292</text:p>
          </table:table-cell>
          <table:table-cell office:value-type="float" office:value="-1.4786201" calcext:value-type="float">
            <text:p>-1.4786201</text:p>
          </table:table-cell>
          <table:table-cell office:value-type="float" office:value="-1.38829" calcext:value-type="float">
            <text:p>-1.38829</text:p>
          </table:table-cell>
          <table:table-cell office:value-type="float" office:value="-1.30375" calcext:value-type="float">
            <text:p>-1.30375</text:p>
          </table:table-cell>
          <table:table-cell office:value-type="float" office:value="-1.21189" calcext:value-type="float">
            <text:p>-1.21189</text:p>
          </table:table-cell>
        </table:table-row>
        <table:table-row table:style-name="ro1">
          <table:table-cell office:value-type="float" office:value="-2.60811" calcext:value-type="float">
            <text:p>-2.60811</text:p>
          </table:table-cell>
          <table:table-cell office:value-type="float" office:value="-2.4625399" calcext:value-type="float">
            <text:p>-2.4625399</text:p>
          </table:table-cell>
          <table:table-cell office:value-type="float" office:value="-2.3590801" calcext:value-type="float">
            <text:p>-2.3590801</text:p>
          </table:table-cell>
          <table:table-cell office:value-type="float" office:value="-2.2492099" calcext:value-type="float">
            <text:p>-2.2492099</text:p>
          </table:table-cell>
          <table:table-cell office:value-type="float" office:value="-2.1503301" calcext:value-type="float">
            <text:p>-2.1503301</text:p>
          </table:table-cell>
          <table:table-cell office:value-type="float" office:value="-2.05176" calcext:value-type="float">
            <text:p>-2.05176</text:p>
          </table:table-cell>
          <table:table-cell office:value-type="float" office:value="-1.96478" calcext:value-type="float">
            <text:p>-1.96478</text:p>
          </table:table-cell>
          <table:table-cell office:value-type="float" office:value="-1.86285" calcext:value-type="float">
            <text:p>-1.86285</text:p>
          </table:table-cell>
          <table:table-cell office:value-type="float" office:value="-1.7596999" calcext:value-type="float">
            <text:p>-1.7596999</text:p>
          </table:table-cell>
          <table:table-cell office:value-type="float" office:value="-1.67058" calcext:value-type="float">
            <text:p>-1.67058</text:p>
          </table:table-cell>
          <table:table-cell office:value-type="float" office:value="-1.57231" calcext:value-type="float">
            <text:p>-1.57231</text:p>
          </table:table-cell>
          <table:table-cell office:value-type="float" office:value="-1.4780101" calcext:value-type="float">
            <text:p>-1.4780101</text:p>
          </table:table-cell>
          <table:table-cell office:value-type="float" office:value="-1.3876801" calcext:value-type="float">
            <text:p>-1.3876801</text:p>
          </table:table-cell>
          <table:table-cell office:value-type="float" office:value="-1.30314" calcext:value-type="float">
            <text:p>-1.30314</text:p>
          </table:table-cell>
          <table:table-cell office:value-type="float" office:value="-1.21128" calcext:value-type="float">
            <text:p>-1.21128</text:p>
          </table:table-cell>
        </table:table-row>
        <table:table-row table:style-name="ro1">
          <table:table-cell office:value-type="float" office:value="-2.6075001" calcext:value-type="float">
            <text:p>-2.6075001</text:p>
          </table:table-cell>
          <table:table-cell office:value-type="float" office:value="-2.46193" calcext:value-type="float">
            <text:p>-2.46193</text:p>
          </table:table-cell>
          <table:table-cell office:value-type="float" office:value="-2.35847" calcext:value-type="float">
            <text:p>-2.35847</text:p>
          </table:table-cell>
          <table:table-cell office:value-type="float" office:value="-2.2486" calcext:value-type="float">
            <text:p>-2.2486</text:p>
          </table:table-cell>
          <table:table-cell office:value-type="float" office:value="-2.14972" calcext:value-type="float">
            <text:p>-2.14972</text:p>
          </table:table-cell>
          <table:table-cell office:value-type="float" office:value="-2.0511501" calcext:value-type="float">
            <text:p>-2.0511501</text:p>
          </table:table-cell>
          <table:table-cell office:value-type="float" office:value="-1.96417" calcext:value-type="float">
            <text:p>-1.96417</text:p>
          </table:table-cell>
          <table:table-cell office:value-type="float" office:value="-1.86224" calcext:value-type="float">
            <text:p>-1.86224</text:p>
          </table:table-cell>
          <table:table-cell office:value-type="float" office:value="-1.7590899" calcext:value-type="float">
            <text:p>-1.7590899</text:p>
          </table:table-cell>
          <table:table-cell office:value-type="float" office:value="-1.66997" calcext:value-type="float">
            <text:p>-1.66997</text:p>
          </table:table-cell>
          <table:table-cell office:value-type="float" office:value="-1.5717" calcext:value-type="float">
            <text:p>-1.5717</text:p>
          </table:table-cell>
          <table:table-cell office:value-type="float" office:value="-1.4773999" calcext:value-type="float">
            <text:p>-1.4773999</text:p>
          </table:table-cell>
          <table:table-cell office:value-type="float" office:value="-1.3870699" calcext:value-type="float">
            <text:p>-1.3870699</text:p>
          </table:table-cell>
          <table:table-cell office:value-type="float" office:value="-1.3025301" calcext:value-type="float">
            <text:p>-1.3025301</text:p>
          </table:table-cell>
          <table:table-cell office:value-type="float" office:value="-1.2103601" calcext:value-type="float">
            <text:p>-1.2103601</text:p>
          </table:table-cell>
        </table:table-row>
        <table:table-row table:style-name="ro1">
          <table:table-cell office:value-type="float" office:value="-2.60689" calcext:value-type="float">
            <text:p>-2.60689</text:p>
          </table:table-cell>
          <table:table-cell office:value-type="float" office:value="-2.4613199" calcext:value-type="float">
            <text:p>-2.4613199</text:p>
          </table:table-cell>
          <table:table-cell office:value-type="float" office:value="-2.3575499" calcext:value-type="float">
            <text:p>-2.3575499</text:p>
          </table:table-cell>
          <table:table-cell office:value-type="float" office:value="-2.2479899" calcext:value-type="float">
            <text:p>-2.2479899</text:p>
          </table:table-cell>
          <table:table-cell office:value-type="float" office:value="-2.1491101" calcext:value-type="float">
            <text:p>-2.1491101</text:p>
          </table:table-cell>
          <table:table-cell office:value-type="float" office:value="-2.05054" calcext:value-type="float">
            <text:p>-2.05054</text:p>
          </table:table-cell>
          <table:table-cell office:value-type="float" office:value="-1.96356" calcext:value-type="float">
            <text:p>-1.96356</text:p>
          </table:table-cell>
          <table:table-cell office:value-type="float" office:value="-1.86163" calcext:value-type="float">
            <text:p>-1.86163</text:p>
          </table:table-cell>
          <table:table-cell office:value-type="float" office:value="-1.75817" calcext:value-type="float">
            <text:p>-1.75817</text:p>
          </table:table-cell>
          <table:table-cell office:value-type="float" office:value="-1.66936" calcext:value-type="float">
            <text:p>-1.66936</text:p>
          </table:table-cell>
          <table:table-cell office:value-type="float" office:value="-1.5707901" calcext:value-type="float">
            <text:p>-1.5707901</text:p>
          </table:table-cell>
          <table:table-cell office:value-type="float" office:value="-1.47679" calcext:value-type="float">
            <text:p>-1.47679</text:p>
          </table:table-cell>
          <table:table-cell office:value-type="float" office:value="-1.3864599" calcext:value-type="float">
            <text:p>-1.3864599</text:p>
          </table:table-cell>
          <table:table-cell office:value-type="float" office:value="-1.3019201" calcext:value-type="float">
            <text:p>-1.3019201</text:p>
          </table:table-cell>
          <table:table-cell office:value-type="float" office:value="-1.2097501" calcext:value-type="float">
            <text:p>-1.2097501</text:p>
          </table:table-cell>
        </table:table-row>
        <table:table-row table:style-name="ro1">
          <table:table-cell office:value-type="float" office:value="-2.6062801" calcext:value-type="float">
            <text:p>-2.6062801</text:p>
          </table:table-cell>
          <table:table-cell office:value-type="float" office:value="-2.46071" calcext:value-type="float">
            <text:p>-2.46071</text:p>
          </table:table-cell>
          <table:table-cell office:value-type="float" office:value="-2.35694" calcext:value-type="float">
            <text:p>-2.35694</text:p>
          </table:table-cell>
          <table:table-cell office:value-type="float" office:value="-2.24738" calcext:value-type="float">
            <text:p>-2.24738</text:p>
          </table:table-cell>
          <table:table-cell office:value-type="float" office:value="-2.1485" calcext:value-type="float">
            <text:p>-2.1485</text:p>
          </table:table-cell>
          <table:table-cell office:value-type="float" office:value="-2.0499301" calcext:value-type="float">
            <text:p>-2.0499301</text:p>
          </table:table-cell>
          <table:table-cell office:value-type="float" office:value="-1.96295" calcext:value-type="float">
            <text:p>-1.96295</text:p>
          </table:table-cell>
          <table:table-cell office:value-type="float" office:value="-1.86102" calcext:value-type="float">
            <text:p>-1.86102</text:p>
          </table:table-cell>
          <table:table-cell office:value-type="float" office:value="-1.75726" calcext:value-type="float">
            <text:p>-1.75726</text:p>
          </table:table-cell>
          <table:table-cell office:value-type="float" office:value="-1.66875" calcext:value-type="float">
            <text:p>-1.66875</text:p>
          </table:table-cell>
          <table:table-cell office:value-type="float" office:value="-1.5701801" calcext:value-type="float">
            <text:p>-1.5701801</text:p>
          </table:table-cell>
          <table:table-cell office:value-type="float" office:value="-1.47618" calcext:value-type="float">
            <text:p>-1.47618</text:p>
          </table:table-cell>
          <table:table-cell office:value-type="float" office:value="-1.38585" calcext:value-type="float">
            <text:p>-1.38585</text:p>
          </table:table-cell>
          <table:table-cell office:value-type="float" office:value="-1.301" calcext:value-type="float">
            <text:p>-1.301</text:p>
          </table:table-cell>
          <table:table-cell office:value-type="float" office:value="-1.2091399" calcext:value-type="float">
            <text:p>-1.2091399</text:p>
          </table:table-cell>
        </table:table-row>
        <table:table-row table:style-name="ro1">
          <table:table-cell office:value-type="float" office:value="-2.60567" calcext:value-type="float">
            <text:p>-2.60567</text:p>
          </table:table-cell>
          <table:table-cell office:value-type="float" office:value="-2.4600999" calcext:value-type="float">
            <text:p>-2.4600999</text:p>
          </table:table-cell>
          <table:table-cell office:value-type="float" office:value="-2.3563299" calcext:value-type="float">
            <text:p>-2.3563299</text:p>
          </table:table-cell>
          <table:table-cell office:value-type="float" office:value="-2.2467699" calcext:value-type="float">
            <text:p>-2.2467699</text:p>
          </table:table-cell>
          <table:table-cell office:value-type="float" office:value="-2.1478901" calcext:value-type="float">
            <text:p>-2.1478901</text:p>
          </table:table-cell>
          <table:table-cell office:value-type="float" office:value="-2.04932" calcext:value-type="float">
            <text:p>-2.04932</text:p>
          </table:table-cell>
          <table:table-cell office:value-type="float" office:value="-1.96234" calcext:value-type="float">
            <text:p>-1.96234</text:p>
          </table:table-cell>
          <table:table-cell office:value-type="float" office:value="-1.86041" calcext:value-type="float">
            <text:p>-1.86041</text:p>
          </table:table-cell>
          <table:table-cell office:value-type="float" office:value="-1.75665" calcext:value-type="float">
            <text:p>-1.75665</text:p>
          </table:table-cell>
          <table:table-cell office:value-type="float" office:value="-1.66784" calcext:value-type="float">
            <text:p>-1.66784</text:p>
          </table:table-cell>
          <table:table-cell office:value-type="float" office:value="-1.5695699" calcext:value-type="float">
            <text:p>-1.5695699</text:p>
          </table:table-cell>
          <table:table-cell office:value-type="float" office:value="-1.47557" calcext:value-type="float">
            <text:p>-1.47557</text:p>
          </table:table-cell>
          <table:table-cell office:value-type="float" office:value="-1.38524" calcext:value-type="float">
            <text:p>-1.38524</text:p>
          </table:table-cell>
          <table:table-cell office:value-type="float" office:value="-1.30039" calcext:value-type="float">
            <text:p>-1.30039</text:p>
          </table:table-cell>
          <table:table-cell office:value-type="float" office:value="-1.2085299" calcext:value-type="float">
            <text:p>-1.2085299</text:p>
          </table:table-cell>
        </table:table-row>
        <table:table-row table:style-name="ro1">
          <table:table-cell office:value-type="float" office:value="-2.6050601" calcext:value-type="float">
            <text:p>-2.6050601</text:p>
          </table:table-cell>
          <table:table-cell office:value-type="float" office:value="-2.4594901" calcext:value-type="float">
            <text:p>-2.4594901</text:p>
          </table:table-cell>
          <table:table-cell office:value-type="float" office:value="-2.35572" calcext:value-type="float">
            <text:p>-2.35572</text:p>
          </table:table-cell>
          <table:table-cell office:value-type="float" office:value="-2.24616" calcext:value-type="float">
            <text:p>-2.24616</text:p>
          </table:table-cell>
          <table:table-cell office:value-type="float" office:value="-2.14728" calcext:value-type="float">
            <text:p>-2.14728</text:p>
          </table:table-cell>
          <table:table-cell office:value-type="float" office:value="-2.0487101" calcext:value-type="float">
            <text:p>-2.0487101</text:p>
          </table:table-cell>
          <table:table-cell office:value-type="float" office:value="-1.96173" calcext:value-type="float">
            <text:p>-1.96173</text:p>
          </table:table-cell>
          <table:table-cell office:value-type="float" office:value="-1.8598" calcext:value-type="float">
            <text:p>-1.8598</text:p>
          </table:table-cell>
          <table:table-cell office:value-type="float" office:value="-1.75604" calcext:value-type="float">
            <text:p>-1.75604</text:p>
          </table:table-cell>
          <table:table-cell office:value-type="float" office:value="-1.66723" calcext:value-type="float">
            <text:p>-1.66723</text:p>
          </table:table-cell>
          <table:table-cell office:value-type="float" office:value="-1.56896" calcext:value-type="float">
            <text:p>-1.56896</text:p>
          </table:table-cell>
          <table:table-cell office:value-type="float" office:value="-1.47496" calcext:value-type="float">
            <text:p>-1.47496</text:p>
          </table:table-cell>
          <table:table-cell office:value-type="float" office:value="-1.38462" calcext:value-type="float">
            <text:p>-1.38462</text:p>
          </table:table-cell>
          <table:table-cell office:value-type="float" office:value="-1.29978" calcext:value-type="float">
            <text:p>-1.29978</text:p>
          </table:table-cell>
          <table:table-cell office:value-type="float" office:value="-1.20792" calcext:value-type="float">
            <text:p>-1.20792</text:p>
          </table:table-cell>
        </table:table-row>
        <table:table-row table:style-name="ro1">
          <table:table-cell office:value-type="float" office:value="-2.60414" calcext:value-type="float">
            <text:p>-2.60414</text:p>
          </table:table-cell>
          <table:table-cell office:value-type="float" office:value="-2.4588799" calcext:value-type="float">
            <text:p>-2.4588799</text:p>
          </table:table-cell>
          <table:table-cell office:value-type="float" office:value="-2.3551099" calcext:value-type="float">
            <text:p>-2.3551099</text:p>
          </table:table-cell>
          <table:table-cell office:value-type="float" office:value="-2.2455499" calcext:value-type="float">
            <text:p>-2.2455499</text:p>
          </table:table-cell>
          <table:table-cell office:value-type="float" office:value="-2.1466701" calcext:value-type="float">
            <text:p>-2.1466701</text:p>
          </table:table-cell>
          <table:table-cell office:value-type="float" office:value="-2.0481" calcext:value-type="float">
            <text:p>-2.0481</text:p>
          </table:table-cell>
          <table:table-cell office:value-type="float" office:value="-1.96112" calcext:value-type="float">
            <text:p>-1.96112</text:p>
          </table:table-cell>
          <table:table-cell office:value-type="float" office:value="-1.85919" calcext:value-type="float">
            <text:p>-1.85919</text:p>
          </table:table-cell>
          <table:table-cell office:value-type="float" office:value="-1.75542" calcext:value-type="float">
            <text:p>-1.75542</text:p>
          </table:table-cell>
          <table:table-cell office:value-type="float" office:value="-1.66662" calcext:value-type="float">
            <text:p>-1.66662</text:p>
          </table:table-cell>
          <table:table-cell office:value-type="float" office:value="-1.56835" calcext:value-type="float">
            <text:p>-1.56835</text:p>
          </table:table-cell>
          <table:table-cell office:value-type="float" office:value="-1.47435" calcext:value-type="float">
            <text:p>-1.47435</text:p>
          </table:table-cell>
          <table:table-cell office:value-type="float" office:value="-1.38401" calcext:value-type="float">
            <text:p>-1.38401</text:p>
          </table:table-cell>
          <table:table-cell office:value-type="float" office:value="-1.29917" calcext:value-type="float">
            <text:p>-1.29917</text:p>
          </table:table-cell>
          <table:table-cell office:value-type="float" office:value="-1.20731" calcext:value-type="float">
            <text:p>-1.20731</text:p>
          </table:table-cell>
        </table:table-row>
        <table:table-row table:style-name="ro1">
          <table:table-cell office:value-type="float" office:value="-2.6035299" calcext:value-type="float">
            <text:p>-2.6035299</text:p>
          </table:table-cell>
          <table:table-cell office:value-type="float" office:value="-2.4579599" calcext:value-type="float">
            <text:p>-2.4579599</text:p>
          </table:table-cell>
          <table:table-cell office:value-type="float" office:value="-2.3545001" calcext:value-type="float">
            <text:p>-2.3545001</text:p>
          </table:table-cell>
          <table:table-cell office:value-type="float" office:value="-2.24494" calcext:value-type="float">
            <text:p>-2.24494</text:p>
          </table:table-cell>
          <table:table-cell office:value-type="float" office:value="-2.14606" calcext:value-type="float">
            <text:p>-2.14606</text:p>
          </table:table-cell>
          <table:table-cell office:value-type="float" office:value="-2.0474899" calcext:value-type="float">
            <text:p>-2.0474899</text:p>
          </table:table-cell>
          <table:table-cell office:value-type="float" office:value="-1.9602" calcext:value-type="float">
            <text:p>-1.9602</text:p>
          </table:table-cell>
          <table:table-cell office:value-type="float" office:value="-1.85858" calcext:value-type="float">
            <text:p>-1.85858</text:p>
          </table:table-cell>
          <table:table-cell office:value-type="float" office:value="-1.75481" calcext:value-type="float">
            <text:p>-1.75481</text:p>
          </table:table-cell>
          <table:table-cell office:value-type="float" office:value="-1.66601" calcext:value-type="float">
            <text:p>-1.66601</text:p>
          </table:table-cell>
          <table:table-cell office:value-type="float" office:value="-1.56774" calcext:value-type="float">
            <text:p>-1.56774</text:p>
          </table:table-cell>
          <table:table-cell office:value-type="float" office:value="-1.47374" calcext:value-type="float">
            <text:p>-1.47374</text:p>
          </table:table-cell>
          <table:table-cell office:value-type="float" office:value="-1.3831" calcext:value-type="float">
            <text:p>-1.3831</text:p>
          </table:table-cell>
          <table:table-cell office:value-type="float" office:value="-1.29856" calcext:value-type="float">
            <text:p>-1.29856</text:p>
          </table:table-cell>
          <table:table-cell office:value-type="float" office:value="-1.2067" calcext:value-type="float">
            <text:p>-1.2067</text:p>
          </table:table-cell>
        </table:table-row>
        <table:table-row table:style-name="ro1">
          <table:table-cell office:value-type="float" office:value="-2.6029201" calcext:value-type="float">
            <text:p>-2.6029201</text:p>
          </table:table-cell>
          <table:table-cell office:value-type="float" office:value="-2.4570501" calcext:value-type="float">
            <text:p>-2.4570501</text:p>
          </table:table-cell>
          <table:table-cell office:value-type="float" office:value="-2.3538899" calcext:value-type="float">
            <text:p>-2.3538899</text:p>
          </table:table-cell>
          <table:table-cell office:value-type="float" office:value="-2.24403" calcext:value-type="float">
            <text:p>-2.24403</text:p>
          </table:table-cell>
          <table:table-cell office:value-type="float" office:value="-2.1454501" calcext:value-type="float">
            <text:p>-2.1454501</text:p>
          </table:table-cell>
          <table:table-cell office:value-type="float" office:value="-2.04688" calcext:value-type="float">
            <text:p>-2.04688</text:p>
          </table:table-cell>
          <table:table-cell office:value-type="float" office:value="-1.95959" calcext:value-type="float">
            <text:p>-1.95959</text:p>
          </table:table-cell>
          <table:table-cell office:value-type="float" office:value="-1.85797" calcext:value-type="float">
            <text:p>-1.85797</text:p>
          </table:table-cell>
          <table:table-cell office:value-type="float" office:value="-1.7542" calcext:value-type="float">
            <text:p>-1.7542</text:p>
          </table:table-cell>
          <table:table-cell office:value-type="float" office:value="-1.6654" calcext:value-type="float">
            <text:p>-1.6654</text:p>
          </table:table-cell>
          <table:table-cell office:value-type="float" office:value="-1.56713" calcext:value-type="float">
            <text:p>-1.56713</text:p>
          </table:table-cell>
          <table:table-cell office:value-type="float" office:value="-1.47313" calcext:value-type="float">
            <text:p>-1.47313</text:p>
          </table:table-cell>
          <table:table-cell office:value-type="float" office:value="-1.38249" calcext:value-type="float">
            <text:p>-1.38249</text:p>
          </table:table-cell>
          <table:table-cell office:value-type="float" office:value="-1.29795" calcext:value-type="float">
            <text:p>-1.29795</text:p>
          </table:table-cell>
          <table:table-cell office:value-type="float" office:value="-1.20609" calcext:value-type="float">
            <text:p>-1.20609</text:p>
          </table:table-cell>
        </table:table-row>
        <table:table-row table:style-name="ro1">
          <table:table-cell office:value-type="float" office:value="-2.6023099" calcext:value-type="float">
            <text:p>-2.6023099</text:p>
          </table:table-cell>
          <table:table-cell office:value-type="float" office:value="-2.45643" calcext:value-type="float">
            <text:p>-2.45643</text:p>
          </table:table-cell>
          <table:table-cell office:value-type="float" office:value="-2.3532801" calcext:value-type="float">
            <text:p>-2.3532801</text:p>
          </table:table-cell>
          <table:table-cell office:value-type="float" office:value="-2.2434199" calcext:value-type="float">
            <text:p>-2.2434199</text:p>
          </table:table-cell>
          <table:table-cell office:value-type="float" office:value="-2.14484" calcext:value-type="float">
            <text:p>-2.14484</text:p>
          </table:table-cell>
          <table:table-cell office:value-type="float" office:value="-2.0459599" calcext:value-type="float">
            <text:p>-2.0459599</text:p>
          </table:table-cell>
          <table:table-cell office:value-type="float" office:value="-1.95868" calcext:value-type="float">
            <text:p>-1.95868</text:p>
          </table:table-cell>
          <table:table-cell office:value-type="float" office:value="-1.85736" calcext:value-type="float">
            <text:p>-1.85736</text:p>
          </table:table-cell>
          <table:table-cell office:value-type="float" office:value="-1.75359" calcext:value-type="float">
            <text:p>-1.75359</text:p>
          </table:table-cell>
          <table:table-cell office:value-type="float" office:value="-1.66478" calcext:value-type="float">
            <text:p>-1.66478</text:p>
          </table:table-cell>
          <table:table-cell office:value-type="float" office:value="-1.56652" calcext:value-type="float">
            <text:p>-1.56652</text:p>
          </table:table-cell>
          <table:table-cell office:value-type="float" office:value="-1.47252" calcext:value-type="float">
            <text:p>-1.47252</text:p>
          </table:table-cell>
          <table:table-cell office:value-type="float" office:value="-1.38157" calcext:value-type="float">
            <text:p>-1.38157</text:p>
          </table:table-cell>
          <table:table-cell office:value-type="float" office:value="-1.29734" calcext:value-type="float">
            <text:p>-1.29734</text:p>
          </table:table-cell>
          <table:table-cell office:value-type="float" office:value="-1.20548" calcext:value-type="float">
            <text:p>-1.20548</text:p>
          </table:table-cell>
        </table:table-row>
        <table:table-row table:style-name="ro1">
          <table:table-cell office:value-type="float" office:value="-2.6017001" calcext:value-type="float">
            <text:p>-2.6017001</text:p>
          </table:table-cell>
          <table:table-cell office:value-type="float" office:value="-2.4558201" calcext:value-type="float">
            <text:p>-2.4558201</text:p>
          </table:table-cell>
          <table:table-cell office:value-type="float" office:value="-2.35267" calcext:value-type="float">
            <text:p>-2.35267</text:p>
          </table:table-cell>
          <table:table-cell office:value-type="float" office:value="-2.24281" calcext:value-type="float">
            <text:p>-2.24281</text:p>
          </table:table-cell>
          <table:table-cell office:value-type="float" office:value="-2.1442299" calcext:value-type="float">
            <text:p>-2.1442299</text:p>
          </table:table-cell>
          <table:table-cell office:value-type="float" office:value="-2.0453501" calcext:value-type="float">
            <text:p>-2.0453501</text:p>
          </table:table-cell>
          <table:table-cell office:value-type="float" office:value="-1.95807" calcext:value-type="float">
            <text:p>-1.95807</text:p>
          </table:table-cell>
          <table:table-cell office:value-type="float" office:value="-1.85675" calcext:value-type="float">
            <text:p>-1.85675</text:p>
          </table:table-cell>
          <table:table-cell office:value-type="float" office:value="-1.75298" calcext:value-type="float">
            <text:p>-1.75298</text:p>
          </table:table-cell>
          <table:table-cell office:value-type="float" office:value="-1.66417" calcext:value-type="float">
            <text:p>-1.66417</text:p>
          </table:table-cell>
          <table:table-cell office:value-type="float" office:value="-1.5659" calcext:value-type="float">
            <text:p>-1.5659</text:p>
          </table:table-cell>
          <table:table-cell office:value-type="float" office:value="-1.47191" calcext:value-type="float">
            <text:p>-1.47191</text:p>
          </table:table-cell>
          <table:table-cell office:value-type="float" office:value="-1.3806601" calcext:value-type="float">
            <text:p>-1.3806601</text:p>
          </table:table-cell>
          <table:table-cell office:value-type="float" office:value="-1.29673" calcext:value-type="float">
            <text:p>-1.29673</text:p>
          </table:table-cell>
          <table:table-cell office:value-type="float" office:value="-1.20487" calcext:value-type="float">
            <text:p>-1.20487</text:p>
          </table:table-cell>
        </table:table-row>
        <table:table-row table:style-name="ro1">
          <table:table-cell office:value-type="float" office:value="-2.60109" calcext:value-type="float">
            <text:p>-2.60109</text:p>
          </table:table-cell>
          <table:table-cell office:value-type="float" office:value="-2.45521" calcext:value-type="float">
            <text:p>-2.45521</text:p>
          </table:table-cell>
          <table:table-cell office:value-type="float" office:value="-2.35237" calcext:value-type="float">
            <text:p>-2.35237</text:p>
          </table:table-cell>
          <table:table-cell office:value-type="float" office:value="-2.24189" calcext:value-type="float">
            <text:p>-2.24189</text:p>
          </table:table-cell>
          <table:table-cell office:value-type="float" office:value="-2.1433101" calcext:value-type="float">
            <text:p>-2.1433101</text:p>
          </table:table-cell>
          <table:table-cell office:value-type="float" office:value="-2.04474" calcext:value-type="float">
            <text:p>-2.04474</text:p>
          </table:table-cell>
          <table:table-cell office:value-type="float" office:value="-1.95746" calcext:value-type="float">
            <text:p>-1.95746</text:p>
          </table:table-cell>
          <table:table-cell office:value-type="float" office:value="-1.85614" calcext:value-type="float">
            <text:p>-1.85614</text:p>
          </table:table-cell>
          <table:table-cell office:value-type="float" office:value="-1.75237" calcext:value-type="float">
            <text:p>-1.75237</text:p>
          </table:table-cell>
          <table:table-cell office:value-type="float" office:value="-1.66356" calcext:value-type="float">
            <text:p>-1.66356</text:p>
          </table:table-cell>
          <table:table-cell office:value-type="float" office:value="-1.56529" calcext:value-type="float">
            <text:p>-1.56529</text:p>
          </table:table-cell>
          <table:table-cell office:value-type="float" office:value="-1.4713" calcext:value-type="float">
            <text:p>-1.4713</text:p>
          </table:table-cell>
          <table:table-cell office:value-type="float" office:value="-1.3800499" calcext:value-type="float">
            <text:p>-1.3800499</text:p>
          </table:table-cell>
          <table:table-cell office:value-type="float" office:value="-1.29612" calcext:value-type="float">
            <text:p>-1.29612</text:p>
          </table:table-cell>
          <table:table-cell office:value-type="float" office:value="-1.20426" calcext:value-type="float">
            <text:p>-1.20426</text:p>
          </table:table-cell>
        </table:table-row>
        <table:table-row table:style-name="ro1">
          <table:table-cell office:value-type="float" office:value="-2.6001799" calcext:value-type="float">
            <text:p>-2.6001799</text:p>
          </table:table-cell>
          <table:table-cell office:value-type="float" office:value="-2.4546001" calcext:value-type="float">
            <text:p>-2.4546001</text:p>
          </table:table-cell>
          <table:table-cell office:value-type="float" office:value="-2.3517599" calcext:value-type="float">
            <text:p>-2.3517599</text:p>
          </table:table-cell>
          <table:table-cell office:value-type="float" office:value="-2.2412801" calcext:value-type="float">
            <text:p>-2.2412801</text:p>
          </table:table-cell>
          <table:table-cell office:value-type="float" office:value="-2.1427" calcext:value-type="float">
            <text:p>-2.1427</text:p>
          </table:table-cell>
          <table:table-cell office:value-type="float" office:value="-2.0441301" calcext:value-type="float">
            <text:p>-2.0441301</text:p>
          </table:table-cell>
          <table:table-cell office:value-type="float" office:value="-1.9568501" calcext:value-type="float">
            <text:p>-1.9568501</text:p>
          </table:table-cell>
          <table:table-cell office:value-type="float" office:value="-1.85553" calcext:value-type="float">
            <text:p>-1.85553</text:p>
          </table:table-cell>
          <table:table-cell office:value-type="float" office:value="-1.75176" calcext:value-type="float">
            <text:p>-1.75176</text:p>
          </table:table-cell>
          <table:table-cell office:value-type="float" office:value="-1.66295" calcext:value-type="float">
            <text:p>-1.66295</text:p>
          </table:table-cell>
          <table:table-cell office:value-type="float" office:value="-1.56468" calcext:value-type="float">
            <text:p>-1.56468</text:p>
          </table:table-cell>
          <table:table-cell office:value-type="float" office:value="-1.4709899" calcext:value-type="float">
            <text:p>-1.4709899</text:p>
          </table:table-cell>
          <table:table-cell office:value-type="float" office:value="-1.3794399" calcext:value-type="float">
            <text:p>-1.3794399</text:p>
          </table:table-cell>
          <table:table-cell office:value-type="float" office:value="-1.2955101" calcext:value-type="float">
            <text:p>-1.2955101</text:p>
          </table:table-cell>
          <table:table-cell office:value-type="float" office:value="-1.20365" calcext:value-type="float">
            <text:p>-1.20365</text:p>
          </table:table-cell>
        </table:table-row>
        <table:table-row table:style-name="ro1">
          <table:table-cell office:value-type="float" office:value="-2.5992601" calcext:value-type="float">
            <text:p>-2.5992601</text:p>
          </table:table-cell>
          <table:table-cell office:value-type="float" office:value="-2.4533801" calcext:value-type="float">
            <text:p>-2.4533801</text:p>
          </table:table-cell>
          <table:table-cell office:value-type="float" office:value="-2.35115" calcext:value-type="float">
            <text:p>-2.35115</text:p>
          </table:table-cell>
          <table:table-cell office:value-type="float" office:value="-2.24067" calcext:value-type="float">
            <text:p>-2.24067</text:p>
          </table:table-cell>
          <table:table-cell office:value-type="float" office:value="-2.1420901" calcext:value-type="float">
            <text:p>-2.1420901</text:p>
          </table:table-cell>
          <table:table-cell office:value-type="float" office:value="-2.04352" calcext:value-type="float">
            <text:p>-2.04352</text:p>
          </table:table-cell>
          <table:table-cell office:value-type="float" office:value="-1.9562401" calcext:value-type="float">
            <text:p>-1.9562401</text:p>
          </table:table-cell>
          <table:table-cell office:value-type="float" office:value="-1.85492" calcext:value-type="float">
            <text:p>-1.85492</text:p>
          </table:table-cell>
          <table:table-cell office:value-type="float" office:value="-1.75115" calcext:value-type="float">
            <text:p>-1.75115</text:p>
          </table:table-cell>
          <table:table-cell office:value-type="float" office:value="-1.66234" calcext:value-type="float">
            <text:p>-1.66234</text:p>
          </table:table-cell>
          <table:table-cell office:value-type="float" office:value="-1.56407" calcext:value-type="float">
            <text:p>-1.56407</text:p>
          </table:table-cell>
          <table:table-cell office:value-type="float" office:value="-1.47008" calcext:value-type="float">
            <text:p>-1.47008</text:p>
          </table:table-cell>
          <table:table-cell office:value-type="float" office:value="-1.37883" calcext:value-type="float">
            <text:p>-1.37883</text:p>
          </table:table-cell>
          <table:table-cell office:value-type="float" office:value="-1.2946" calcext:value-type="float">
            <text:p>-1.2946</text:p>
          </table:table-cell>
          <table:table-cell office:value-type="float" office:value="-1.20304" calcext:value-type="float">
            <text:p>-1.20304</text:p>
          </table:table-cell>
        </table:table-row>
        <table:table-row table:style-name="ro1">
          <table:table-cell office:value-type="float" office:value="-2.59865" calcext:value-type="float">
            <text:p>-2.59865</text:p>
          </table:table-cell>
          <table:table-cell office:value-type="float" office:value="-2.45277" calcext:value-type="float">
            <text:p>-2.45277</text:p>
          </table:table-cell>
          <table:table-cell office:value-type="float" office:value="-2.35023" calcext:value-type="float">
            <text:p>-2.35023</text:p>
          </table:table-cell>
          <table:table-cell office:value-type="float" office:value="-2.2400601" calcext:value-type="float">
            <text:p>-2.2400601</text:p>
          </table:table-cell>
          <table:table-cell office:value-type="float" office:value="-2.1417899" calcext:value-type="float">
            <text:p>-2.1417899</text:p>
          </table:table-cell>
          <table:table-cell office:value-type="float" office:value="-2.0429101" calcext:value-type="float">
            <text:p>-2.0429101</text:p>
          </table:table-cell>
          <table:table-cell office:value-type="float" office:value="-1.9556299" calcext:value-type="float">
            <text:p>-1.9556299</text:p>
          </table:table-cell>
          <table:table-cell office:value-type="float" office:value="-1.8543" calcext:value-type="float">
            <text:p>-1.8543</text:p>
          </table:table-cell>
          <table:table-cell office:value-type="float" office:value="-1.75054" calcext:value-type="float">
            <text:p>-1.75054</text:p>
          </table:table-cell>
          <table:table-cell office:value-type="float" office:value="-1.6617301" calcext:value-type="float">
            <text:p>-1.6617301</text:p>
          </table:table-cell>
          <table:table-cell office:value-type="float" office:value="-1.56346" calcext:value-type="float">
            <text:p>-1.56346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1.37822" calcext:value-type="float">
            <text:p>-1.37822</text:p>
          </table:table-cell>
          <table:table-cell office:value-type="float" office:value="-1.29398" calcext:value-type="float">
            <text:p>-1.29398</text:p>
          </table:table-cell>
          <table:table-cell office:value-type="float" office:value="-1.20243" calcext:value-type="float">
            <text:p>-1.20243</text:p>
          </table:table-cell>
        </table:table-row>
        <table:table-row table:style-name="ro1">
          <table:table-cell office:value-type="float" office:value="-2.5980401" calcext:value-type="float">
            <text:p>-2.5980401</text:p>
          </table:table-cell>
          <table:table-cell office:value-type="float" office:value="-2.4521599" calcext:value-type="float">
            <text:p>-2.4521599</text:p>
          </table:table-cell>
          <table:table-cell office:value-type="float" office:value="-2.3496201" calcext:value-type="float">
            <text:p>-2.3496201</text:p>
          </table:table-cell>
          <table:table-cell office:value-type="float" office:value="-2.23945" calcext:value-type="float">
            <text:p>-2.23945</text:p>
          </table:table-cell>
          <table:table-cell office:value-type="float" office:value="-2.14118" calcext:value-type="float">
            <text:p>-2.14118</text:p>
          </table:table-cell>
          <table:table-cell office:value-type="float" office:value="-2.0423" calcext:value-type="float">
            <text:p>-2.0423</text:p>
          </table:table-cell>
          <table:table-cell office:value-type="float" office:value="-1.95471" calcext:value-type="float">
            <text:p>-1.95471</text:p>
          </table:table-cell>
          <table:table-cell office:value-type="float" office:value="-1.85369" calcext:value-type="float">
            <text:p>-1.85369</text:p>
          </table:table-cell>
          <table:table-cell office:value-type="float" office:value="-1.74993" calcext:value-type="float">
            <text:p>-1.74993</text:p>
          </table:table-cell>
          <table:table-cell office:value-type="float" office:value="-1.6611201" calcext:value-type="float">
            <text:p>-1.6611201</text:p>
          </table:table-cell>
          <table:table-cell office:value-type="float" office:value="-1.56285" calcext:value-type="float">
            <text:p>-1.56285</text:p>
          </table:table-cell>
          <table:table-cell office:value-type="float" office:value="-1.46886" calcext:value-type="float">
            <text:p>-1.46886</text:p>
          </table:table-cell>
          <table:table-cell office:value-type="float" office:value="-1.37761" calcext:value-type="float">
            <text:p>-1.37761</text:p>
          </table:table-cell>
          <table:table-cell office:value-type="float" office:value="-1.29337" calcext:value-type="float">
            <text:p>-1.29337</text:p>
          </table:table-cell>
          <table:table-cell office:value-type="float" office:value="-1.20182" calcext:value-type="float">
            <text:p>-1.20182</text:p>
          </table:table-cell>
        </table:table-row>
        <table:table-row table:style-name="ro1">
          <table:table-cell office:value-type="float" office:value="-2.59743" calcext:value-type="float">
            <text:p>-2.59743</text:p>
          </table:table-cell>
          <table:table-cell office:value-type="float" office:value="-2.45155" calcext:value-type="float">
            <text:p>-2.45155</text:p>
          </table:table-cell>
          <table:table-cell office:value-type="float" office:value="-2.34901" calcext:value-type="float">
            <text:p>-2.34901</text:p>
          </table:table-cell>
          <table:table-cell office:value-type="float" office:value="-2.2388401" calcext:value-type="float">
            <text:p>-2.2388401</text:p>
          </table:table-cell>
          <table:table-cell office:value-type="float" office:value="-2.1405699" calcext:value-type="float">
            <text:p>-2.1405699</text:p>
          </table:table-cell>
          <table:table-cell office:value-type="float" office:value="-2.0416901" calcext:value-type="float">
            <text:p>-2.0416901</text:p>
          </table:table-cell>
          <table:table-cell office:value-type="float" office:value="-1.9541" calcext:value-type="float">
            <text:p>-1.9541</text:p>
          </table:table-cell>
          <table:table-cell office:value-type="float" office:value="-1.85308" calcext:value-type="float">
            <text:p>-1.85308</text:p>
          </table:table-cell>
          <table:table-cell office:value-type="float" office:value="-1.74932" calcext:value-type="float">
            <text:p>-1.74932</text:p>
          </table:table-cell>
          <table:table-cell office:value-type="float" office:value="-1.6605099" calcext:value-type="float">
            <text:p>-1.6605099</text:p>
          </table:table-cell>
          <table:table-cell office:value-type="float" office:value="-1.56224" calcext:value-type="float">
            <text:p>-1.56224</text:p>
          </table:table-cell>
          <table:table-cell office:value-type="float" office:value="-1.46825" calcext:value-type="float">
            <text:p>-1.46825</text:p>
          </table:table-cell>
          <table:table-cell office:value-type="float" office:value="-1.377" calcext:value-type="float">
            <text:p>-1.377</text:p>
          </table:table-cell>
          <table:table-cell office:value-type="float" office:value="-1.29307" calcext:value-type="float">
            <text:p>-1.29307</text:p>
          </table:table-cell>
          <table:table-cell office:value-type="float" office:value="-1.20121" calcext:value-type="float">
            <text:p>-1.20121</text:p>
          </table:table-cell>
        </table:table-row>
        <table:table-row table:style-name="ro1">
          <table:table-cell office:value-type="float" office:value="-2.5968201" calcext:value-type="float">
            <text:p>-2.5968201</text:p>
          </table:table-cell>
          <table:table-cell office:value-type="float" office:value="-2.4509399" calcext:value-type="float">
            <text:p>-2.4509399</text:p>
          </table:table-cell>
          <table:table-cell office:value-type="float" office:value="-2.3487" calcext:value-type="float">
            <text:p>-2.3487</text:p>
          </table:table-cell>
          <table:table-cell office:value-type="float" office:value="-2.2385299" calcext:value-type="float">
            <text:p>-2.2385299</text:p>
          </table:table-cell>
          <table:table-cell office:value-type="float" office:value="-2.1399601" calcext:value-type="float">
            <text:p>-2.1399601</text:p>
          </table:table-cell>
          <table:table-cell office:value-type="float" office:value="-2.04108" calcext:value-type="float">
            <text:p>-2.04108</text:p>
          </table:table-cell>
          <table:table-cell office:value-type="float" office:value="-1.95349" calcext:value-type="float">
            <text:p>-1.95349</text:p>
          </table:table-cell>
          <table:table-cell office:value-type="float" office:value="-1.85247" calcext:value-type="float">
            <text:p>-1.85247</text:p>
          </table:table-cell>
          <table:table-cell office:value-type="float" office:value="-1.74871" calcext:value-type="float">
            <text:p>-1.74871</text:p>
          </table:table-cell>
          <table:table-cell office:value-type="float" office:value="-1.6599" calcext:value-type="float">
            <text:p>-1.6599</text:p>
          </table:table-cell>
          <table:table-cell office:value-type="float" office:value="-1.56133" calcext:value-type="float">
            <text:p>-1.56133</text:p>
          </table:table-cell>
          <table:table-cell office:value-type="float" office:value="-1.46764" calcext:value-type="float">
            <text:p>-1.46764</text:p>
          </table:table-cell>
          <table:table-cell office:value-type="float" office:value="-1.37638" calcext:value-type="float">
            <text:p>-1.37638</text:p>
          </table:table-cell>
          <table:table-cell office:value-type="float" office:value="-1.29246" calcext:value-type="float">
            <text:p>-1.29246</text:p>
          </table:table-cell>
          <table:table-cell office:value-type="float" office:value="-1.2006" calcext:value-type="float">
            <text:p>-1.2006</text:p>
          </table:table-cell>
        </table:table-row>
        <table:table-row table:style-name="ro1">
          <table:table-cell office:value-type="float" office:value="-2.59621" calcext:value-type="float">
            <text:p>-2.59621</text:p>
          </table:table-cell>
          <table:table-cell office:value-type="float" office:value="-2.45033" calcext:value-type="float">
            <text:p>-2.45033</text:p>
          </table:table-cell>
          <table:table-cell office:value-type="float" office:value="-2.3480899" calcext:value-type="float">
            <text:p>-2.3480899</text:p>
          </table:table-cell>
          <table:table-cell office:value-type="float" office:value="-2.23792" calcext:value-type="float">
            <text:p>-2.23792</text:p>
          </table:table-cell>
          <table:table-cell office:value-type="float" office:value="-2.1393499" calcext:value-type="float">
            <text:p>-2.1393499</text:p>
          </table:table-cell>
          <table:table-cell office:value-type="float" office:value="-2.0401599" calcext:value-type="float">
            <text:p>-2.0401599</text:p>
          </table:table-cell>
          <table:table-cell office:value-type="float" office:value="-1.95257" calcext:value-type="float">
            <text:p>-1.95257</text:p>
          </table:table-cell>
          <table:table-cell office:value-type="float" office:value="-1.85186" calcext:value-type="float">
            <text:p>-1.85186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1.65929" calcext:value-type="float">
            <text:p>-1.65929</text:p>
          </table:table-cell>
          <table:table-cell office:value-type="float" office:value="-1.56072" calcext:value-type="float">
            <text:p>-1.56072</text:p>
          </table:table-cell>
          <table:table-cell office:value-type="float" office:value="-1.46733" calcext:value-type="float">
            <text:p>-1.46733</text:p>
          </table:table-cell>
          <table:table-cell office:value-type="float" office:value="-1.37577" calcext:value-type="float">
            <text:p>-1.37577</text:p>
          </table:table-cell>
          <table:table-cell office:value-type="float" office:value="-1.29185" calcext:value-type="float">
            <text:p>-1.29185</text:p>
          </table:table-cell>
          <table:table-cell office:value-type="float" office:value="-1.19968" calcext:value-type="float">
            <text:p>-1.19968</text:p>
          </table:table-cell>
        </table:table-row>
        <table:table-row table:style-name="ro1">
          <table:table-cell office:value-type="float" office:value="-2.5955999" calcext:value-type="float">
            <text:p>-2.5955999</text:p>
          </table:table-cell>
          <table:table-cell office:value-type="float" office:value="-2.4497199" calcext:value-type="float">
            <text:p>-2.4497199</text:p>
          </table:table-cell>
          <table:table-cell office:value-type="float" office:value="-2.3474801" calcext:value-type="float">
            <text:p>-2.3474801</text:p>
          </table:table-cell>
          <table:table-cell office:value-type="float" office:value="-2.23701" calcext:value-type="float">
            <text:p>-2.23701</text:p>
          </table:table-cell>
          <table:table-cell office:value-type="float" office:value="-2.1387401" calcext:value-type="float">
            <text:p>-2.1387401</text:p>
          </table:table-cell>
          <table:table-cell office:value-type="float" office:value="-2.0392499" calcext:value-type="float">
            <text:p>-2.0392499</text:p>
          </table:table-cell>
          <table:table-cell office:value-type="float" office:value="-1.95166" calcext:value-type="float">
            <text:p>-1.95166</text:p>
          </table:table-cell>
          <table:table-cell office:value-type="float" office:value="-1.8512501" calcext:value-type="float">
            <text:p>-1.8512501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1.65868" calcext:value-type="float">
            <text:p>-1.65868</text:p>
          </table:table-cell>
          <table:table-cell office:value-type="float" office:value="-1.56011" calcext:value-type="float">
            <text:p>-1.56011</text:p>
          </table:table-cell>
          <table:table-cell office:value-type="float" office:value="-1.46672" calcext:value-type="float">
            <text:p>-1.46672</text:p>
          </table:table-cell>
          <table:table-cell office:value-type="float" office:value="-1.37516" calcext:value-type="float">
            <text:p>-1.37516</text:p>
          </table:table-cell>
          <table:table-cell office:value-type="float" office:value="-1.29124" calcext:value-type="float">
            <text:p>-1.29124</text:p>
          </table:table-cell>
          <table:table-cell office:value-type="float" office:value="-1.19907" calcext:value-type="float">
            <text:p>-1.19907</text:p>
          </table:table-cell>
        </table:table-row>
        <table:table-row table:style-name="ro1">
          <table:table-cell office:value-type="float" office:value="-2.59499" calcext:value-type="float">
            <text:p>-2.59499</text:p>
          </table:table-cell>
          <table:table-cell office:value-type="float" office:value="-2.44911" calcext:value-type="float">
            <text:p>-2.44911</text:p>
          </table:table-cell>
          <table:table-cell office:value-type="float" office:value="-2.3468699" calcext:value-type="float">
            <text:p>-2.3468699</text:p>
          </table:table-cell>
          <table:table-cell office:value-type="float" office:value="-2.2360899" calcext:value-type="float">
            <text:p>-2.2360899</text:p>
          </table:table-cell>
          <table:table-cell office:value-type="float" office:value="-2.1381299" calcext:value-type="float">
            <text:p>-2.1381299</text:p>
          </table:table-cell>
          <table:table-cell office:value-type="float" office:value="-2.0383301" calcext:value-type="float">
            <text:p>-2.0383301</text:p>
          </table:table-cell>
          <table:table-cell office:value-type="float" office:value="-1.95105" calcext:value-type="float">
            <text:p>-1.95105</text:p>
          </table:table-cell>
          <table:table-cell office:value-type="float" office:value="-1.8506401" calcext:value-type="float">
            <text:p>-1.8506401</text:p>
          </table:table-cell>
          <table:table-cell office:value-type="float" office:value="-1.7468801" calcext:value-type="float">
            <text:p>-1.7468801</text:p>
          </table:table-cell>
          <table:table-cell office:value-type="float" office:value="-1.65807" calcext:value-type="float">
            <text:p>-1.65807</text:p>
          </table:table-cell>
          <table:table-cell office:value-type="float" office:value="-1.5595" calcext:value-type="float">
            <text:p>-1.5595</text:p>
          </table:table-cell>
          <table:table-cell office:value-type="float" office:value="-1.46611" calcext:value-type="float">
            <text:p>-1.46611</text:p>
          </table:table-cell>
          <table:table-cell office:value-type="float" office:value="-1.37455" calcext:value-type="float">
            <text:p>-1.37455</text:p>
          </table:table-cell>
          <table:table-cell office:value-type="float" office:value="-1.29063" calcext:value-type="float">
            <text:p>-1.29063</text:p>
          </table:table-cell>
          <table:table-cell office:value-type="float" office:value="-1.19877" calcext:value-type="float">
            <text:p>-1.19877</text:p>
          </table:table-cell>
        </table:table-row>
        <table:table-row table:style-name="ro1">
          <table:table-cell office:value-type="float" office:value="-2.59407" calcext:value-type="float">
            <text:p>-2.59407</text:p>
          </table:table-cell>
          <table:table-cell office:value-type="float" office:value="-2.4484999" calcext:value-type="float">
            <text:p>-2.4484999</text:p>
          </table:table-cell>
          <table:table-cell office:value-type="float" office:value="-2.3462601" calcext:value-type="float">
            <text:p>-2.3462601</text:p>
          </table:table-cell>
          <table:table-cell office:value-type="float" office:value="-2.2354801" calcext:value-type="float">
            <text:p>-2.2354801</text:p>
          </table:table-cell>
          <table:table-cell office:value-type="float" office:value="-2.1372099" calcext:value-type="float">
            <text:p>-2.1372099</text:p>
          </table:table-cell>
          <table:table-cell office:value-type="float" office:value="-2.03772" calcext:value-type="float">
            <text:p>-2.03772</text:p>
          </table:table-cell>
          <table:table-cell office:value-type="float" office:value="-1.95044" calcext:value-type="float">
            <text:p>-1.95044</text:p>
          </table:table-cell>
          <table:table-cell office:value-type="float" office:value="-1.8500299" calcext:value-type="float">
            <text:p>-1.8500299</text:p>
          </table:table-cell>
          <table:table-cell office:value-type="float" office:value="-1.7462699" calcext:value-type="float">
            <text:p>-1.7462699</text:p>
          </table:table-cell>
          <table:table-cell office:value-type="float" office:value="-1.65746" calcext:value-type="float">
            <text:p>-1.65746</text:p>
          </table:table-cell>
          <table:table-cell office:value-type="float" office:value="-1.55889" calcext:value-type="float">
            <text:p>-1.55889</text:p>
          </table:table-cell>
          <table:table-cell office:value-type="float" office:value="-1.4655" calcext:value-type="float">
            <text:p>-1.4655</text:p>
          </table:table-cell>
          <table:table-cell office:value-type="float" office:value="-1.37394" calcext:value-type="float">
            <text:p>-1.37394</text:p>
          </table:table-cell>
          <table:table-cell office:value-type="float" office:value="-1.29002" calcext:value-type="float">
            <text:p>-1.29002</text:p>
          </table:table-cell>
          <table:table-cell office:value-type="float" office:value="-1.1981601" calcext:value-type="float">
            <text:p>-1.1981601</text:p>
          </table:table-cell>
        </table:table-row>
        <table:table-row table:style-name="ro1">
          <table:table-cell office:value-type="float" office:value="-2.5931599" calcext:value-type="float">
            <text:p>-2.5931599</text:p>
          </table:table-cell>
          <table:table-cell office:value-type="float" office:value="-2.44789" calcext:value-type="float">
            <text:p>-2.44789</text:p>
          </table:table-cell>
          <table:table-cell office:value-type="float" office:value="-2.34565" calcext:value-type="float">
            <text:p>-2.34565</text:p>
          </table:table-cell>
          <table:table-cell office:value-type="float" office:value="-2.23487" calcext:value-type="float">
            <text:p>-2.23487</text:p>
          </table:table-cell>
          <table:table-cell office:value-type="float" office:value="-2.1363001" calcext:value-type="float">
            <text:p>-2.1363001</text:p>
          </table:table-cell>
          <table:table-cell office:value-type="float" office:value="-2.0371101" calcext:value-type="float">
            <text:p>-2.0371101</text:p>
          </table:table-cell>
          <table:table-cell office:value-type="float" office:value="-1.9498301" calcext:value-type="float">
            <text:p>-1.9498301</text:p>
          </table:table-cell>
          <table:table-cell office:value-type="float" office:value="-1.84942" calcext:value-type="float">
            <text:p>-1.84942</text:p>
          </table:table-cell>
          <table:table-cell office:value-type="float" office:value="-1.7456599" calcext:value-type="float">
            <text:p>-1.7456599</text:p>
          </table:table-cell>
          <table:table-cell office:value-type="float" office:value="-1.65685" calcext:value-type="float">
            <text:p>-1.65685</text:p>
          </table:table-cell>
          <table:table-cell office:value-type="float" office:value="-1.55828" calcext:value-type="float">
            <text:p>-1.55828</text:p>
          </table:table-cell>
          <table:table-cell office:value-type="float" office:value="-1.46489" calcext:value-type="float">
            <text:p>-1.46489</text:p>
          </table:table-cell>
          <table:table-cell office:value-type="float" office:value="-1.37333" calcext:value-type="float">
            <text:p>-1.37333</text:p>
          </table:table-cell>
          <table:table-cell office:value-type="float" office:value="-1.28941" calcext:value-type="float">
            <text:p>-1.28941</text:p>
          </table:table-cell>
          <table:table-cell office:value-type="float" office:value="-1.19724" calcext:value-type="float">
            <text:p>-1.19724</text:p>
          </table:table-cell>
        </table:table-row>
        <table:table-row table:style-name="ro1">
          <table:table-cell office:value-type="float" office:value="-2.59255" calcext:value-type="float">
            <text:p>-2.59255</text:p>
          </table:table-cell>
          <table:table-cell office:value-type="float" office:value="-2.4472799" calcext:value-type="float">
            <text:p>-2.4472799</text:p>
          </table:table-cell>
          <table:table-cell office:value-type="float" office:value="-2.3450401" calcext:value-type="float">
            <text:p>-2.3450401</text:p>
          </table:table-cell>
          <table:table-cell office:value-type="float" office:value="-2.2342601" calcext:value-type="float">
            <text:p>-2.2342601</text:p>
          </table:table-cell>
          <table:table-cell office:value-type="float" office:value="-2.13569" calcext:value-type="float">
            <text:p>-2.13569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-1.9492199" calcext:value-type="float">
            <text:p>-1.9492199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-1.74505" calcext:value-type="float">
            <text:p>-1.74505</text:p>
          </table:table-cell>
          <table:table-cell office:value-type="float" office:value="-1.65624" calcext:value-type="float">
            <text:p>-1.65624</text:p>
          </table:table-cell>
          <table:table-cell office:value-type="float" office:value="-1.55766" calcext:value-type="float">
            <text:p>-1.55766</text:p>
          </table:table-cell>
          <table:table-cell office:value-type="float" office:value="-1.46428" calcext:value-type="float">
            <text:p>-1.46428</text:p>
          </table:table-cell>
          <table:table-cell office:value-type="float" office:value="-1.37272" calcext:value-type="float">
            <text:p>-1.37272</text:p>
          </table:table-cell>
          <table:table-cell office:value-type="float" office:value="-1.2888" calcext:value-type="float">
            <text:p>-1.2888</text:p>
          </table:table-cell>
          <table:table-cell office:value-type="float" office:value="-1.19663" calcext:value-type="float">
            <text:p>-1.19663</text:p>
          </table:table-cell>
        </table:table-row>
        <table:table-row table:style-name="ro1">
          <table:table-cell office:value-type="float" office:value="-2.5919399" calcext:value-type="float">
            <text:p>-2.5919399</text:p>
          </table:table-cell>
          <table:table-cell office:value-type="float" office:value="-2.4466701" calcext:value-type="float">
            <text:p>-2.4466701</text:p>
          </table:table-cell>
          <table:table-cell office:value-type="float" office:value="-2.34443" calcext:value-type="float">
            <text:p>-2.34443</text:p>
          </table:table-cell>
          <table:table-cell office:value-type="float" office:value="-2.23365" calcext:value-type="float">
            <text:p>-2.23365</text:p>
          </table:table-cell>
          <table:table-cell office:value-type="float" office:value="-2.1350701" calcext:value-type="float">
            <text:p>-2.1350701</text:p>
          </table:table-cell>
          <table:table-cell office:value-type="float" office:value="-2.0358901" calcext:value-type="float">
            <text:p>-2.0358901</text:p>
          </table:table-cell>
          <table:table-cell office:value-type="float" office:value="-1.9486099" calcext:value-type="float">
            <text:p>-1.9486099</text:p>
          </table:table-cell>
          <table:table-cell office:value-type="float" office:value="-1.8482" calcext:value-type="float">
            <text:p>-1.8482</text:p>
          </table:table-cell>
          <table:table-cell office:value-type="float" office:value="-1.74444" calcext:value-type="float">
            <text:p>-1.74444</text:p>
          </table:table-cell>
          <table:table-cell office:value-type="float" office:value="-1.65563" calcext:value-type="float">
            <text:p>-1.65563</text:p>
          </table:table-cell>
          <table:table-cell office:value-type="float" office:value="-1.55705" calcext:value-type="float">
            <text:p>-1.55705</text:p>
          </table:table-cell>
          <table:table-cell office:value-type="float" office:value="-1.46367" calcext:value-type="float">
            <text:p>-1.46367</text:p>
          </table:table-cell>
          <table:table-cell office:value-type="float" office:value="-1.37211" calcext:value-type="float">
            <text:p>-1.37211</text:p>
          </table:table-cell>
          <table:table-cell office:value-type="float" office:value="-1.28819" calcext:value-type="float">
            <text:p>-1.28819</text:p>
          </table:table-cell>
          <table:table-cell office:value-type="float" office:value="-1.19602" calcext:value-type="float">
            <text:p>-1.19602</text:p>
          </table:table-cell>
        </table:table-row>
        <table:table-row table:style-name="ro1">
          <table:table-cell office:value-type="float" office:value="-2.5913301" calcext:value-type="float">
            <text:p>-2.5913301</text:p>
          </table:table-cell>
          <table:table-cell office:value-type="float" office:value="-2.4460599" calcext:value-type="float">
            <text:p>-2.4460599</text:p>
          </table:table-cell>
          <table:table-cell office:value-type="float" office:value="-2.3438201" calcext:value-type="float">
            <text:p>-2.3438201</text:p>
          </table:table-cell>
          <table:table-cell office:value-type="float" office:value="-2.2330401" calcext:value-type="float">
            <text:p>-2.2330401</text:p>
          </table:table-cell>
          <table:table-cell office:value-type="float" office:value="-2.13446" calcext:value-type="float">
            <text:p>-2.13446</text:p>
          </table:table-cell>
          <table:table-cell office:value-type="float" office:value="-2.03528" calcext:value-type="float">
            <text:p>-2.03528</text:p>
          </table:table-cell>
          <table:table-cell office:value-type="float" office:value="-1.948" calcext:value-type="float">
            <text:p>-1.948</text:p>
          </table:table-cell>
          <table:table-cell office:value-type="float" office:value="-1.84759" calcext:value-type="float">
            <text:p>-1.84759</text:p>
          </table:table-cell>
          <table:table-cell office:value-type="float" office:value="-1.74383" calcext:value-type="float">
            <text:p>-1.74383</text:p>
          </table:table-cell>
          <table:table-cell office:value-type="float" office:value="-1.65502" calcext:value-type="float">
            <text:p>-1.65502</text:p>
          </table:table-cell>
          <table:table-cell office:value-type="float" office:value="-1.55644" calcext:value-type="float">
            <text:p>-1.55644</text:p>
          </table:table-cell>
          <table:table-cell office:value-type="float" office:value="-1.46306" calcext:value-type="float">
            <text:p>-1.46306</text:p>
          </table:table-cell>
          <table:table-cell office:value-type="float" office:value="-1.3715" calcext:value-type="float">
            <text:p>-1.3715</text:p>
          </table:table-cell>
          <table:table-cell office:value-type="float" office:value="-1.28758" calcext:value-type="float">
            <text:p>-1.28758</text:p>
          </table:table-cell>
          <table:table-cell office:value-type="float" office:value="-1.19541" calcext:value-type="float">
            <text:p>-1.19541</text:p>
          </table:table-cell>
        </table:table-row>
        <table:table-row table:style-name="ro1">
          <table:table-cell office:value-type="float" office:value="-2.5907199" calcext:value-type="float">
            <text:p>-2.5907199</text:p>
          </table:table-cell>
          <table:table-cell office:value-type="float" office:value="-2.4454501" calcext:value-type="float">
            <text:p>-2.4454501</text:p>
          </table:table-cell>
          <table:table-cell office:value-type="float" office:value="-2.3429101" calcext:value-type="float">
            <text:p>-2.3429101</text:p>
          </table:table-cell>
          <table:table-cell office:value-type="float" office:value="-2.23243" calcext:value-type="float">
            <text:p>-2.23243</text:p>
          </table:table-cell>
          <table:table-cell office:value-type="float" office:value="-2.1338501" calcext:value-type="float">
            <text:p>-2.1338501</text:p>
          </table:table-cell>
          <table:table-cell office:value-type="float" office:value="-2.0346701" calcext:value-type="float">
            <text:p>-2.0346701</text:p>
          </table:table-cell>
          <table:table-cell office:value-type="float" office:value="-1.94739" calcext:value-type="float">
            <text:p>-1.94739</text:p>
          </table:table-cell>
          <table:table-cell office:value-type="float" office:value="-1.84668" calcext:value-type="float">
            <text:p>-1.84668</text:p>
          </table:table-cell>
          <table:table-cell office:value-type="float" office:value="-1.74322" calcext:value-type="float">
            <text:p>-1.74322</text:p>
          </table:table-cell>
          <table:table-cell office:value-type="float" office:value="-1.65441" calcext:value-type="float">
            <text:p>-1.65441</text:p>
          </table:table-cell>
          <table:table-cell office:value-type="float" office:value="-1.55583" calcext:value-type="float">
            <text:p>-1.55583</text:p>
          </table:table-cell>
          <table:table-cell office:value-type="float" office:value="-1.46214" calcext:value-type="float">
            <text:p>-1.46214</text:p>
          </table:table-cell>
          <table:table-cell office:value-type="float" office:value="-1.37089" calcext:value-type="float">
            <text:p>-1.37089</text:p>
          </table:table-cell>
          <table:table-cell office:value-type="float" office:value="-1.28697" calcext:value-type="float">
            <text:p>-1.28697</text:p>
          </table:table-cell>
          <table:table-cell office:value-type="float" office:value="-1.1948" calcext:value-type="float">
            <text:p>-1.1948</text:p>
          </table:table-cell>
        </table:table-row>
        <table:table-row table:style-name="ro1">
          <table:table-cell office:value-type="float" office:value="-2.5901101" calcext:value-type="float">
            <text:p>-2.5901101</text:p>
          </table:table-cell>
          <table:table-cell office:value-type="float" office:value="-2.44484" calcext:value-type="float">
            <text:p>-2.44484</text:p>
          </table:table-cell>
          <table:table-cell office:value-type="float" office:value="-2.3422999" calcext:value-type="float">
            <text:p>-2.3422999</text:p>
          </table:table-cell>
          <table:table-cell office:value-type="float" office:value="-2.2318201" calcext:value-type="float">
            <text:p>-2.2318201</text:p>
          </table:table-cell>
          <table:table-cell office:value-type="float" office:value="-2.13324" calcext:value-type="float">
            <text:p>-2.13324</text:p>
          </table:table-cell>
          <table:table-cell office:value-type="float" office:value="-2.03406" calcext:value-type="float">
            <text:p>-2.03406</text:p>
          </table:table-cell>
          <table:table-cell office:value-type="float" office:value="-1.94647" calcext:value-type="float">
            <text:p>-1.94647</text:p>
          </table:table-cell>
          <table:table-cell office:value-type="float" office:value="-1.84606" calcext:value-type="float">
            <text:p>-1.84606</text:p>
          </table:table-cell>
          <table:table-cell office:value-type="float" office:value="-1.74261" calcext:value-type="float">
            <text:p>-1.74261</text:p>
          </table:table-cell>
          <table:table-cell office:value-type="float" office:value="-1.6538" calcext:value-type="float">
            <text:p>-1.6538</text:p>
          </table:table-cell>
          <table:table-cell office:value-type="float" office:value="-1.55522" calcext:value-type="float">
            <text:p>-1.55522</text:p>
          </table:table-cell>
          <table:table-cell office:value-type="float" office:value="-1.46123" calcext:value-type="float">
            <text:p>-1.46123</text:p>
          </table:table-cell>
          <table:table-cell office:value-type="float" office:value="-1.37028" calcext:value-type="float">
            <text:p>-1.37028</text:p>
          </table:table-cell>
          <table:table-cell office:value-type="float" office:value="-1.28636" calcext:value-type="float">
            <text:p>-1.28636</text:p>
          </table:table-cell>
          <table:table-cell office:value-type="float" office:value="-1.19419" calcext:value-type="float">
            <text:p>-1.19419</text:p>
          </table:table-cell>
        </table:table-row>
        <table:table-row table:style-name="ro1">
          <table:table-cell office:value-type="float" office:value="-2.5895" calcext:value-type="float">
            <text:p>-2.5895</text:p>
          </table:table-cell>
          <table:table-cell office:value-type="float" office:value="-2.4442301" calcext:value-type="float">
            <text:p>-2.4442301</text:p>
          </table:table-cell>
          <table:table-cell office:value-type="float" office:value="-2.3416901" calcext:value-type="float">
            <text:p>-2.3416901</text:p>
          </table:table-cell>
          <table:table-cell office:value-type="float" office:value="-2.23121" calcext:value-type="float">
            <text:p>-2.23121</text:p>
          </table:table-cell>
          <table:table-cell office:value-type="float" office:value="-2.1326301" calcext:value-type="float">
            <text:p>-2.1326301</text:p>
          </table:table-cell>
          <table:table-cell office:value-type="float" office:value="-2.0334499" calcext:value-type="float">
            <text:p>-2.0334499</text:p>
          </table:table-cell>
          <table:table-cell office:value-type="float" office:value="-1.94555" calcext:value-type="float">
            <text:p>-1.94555</text:p>
          </table:table-cell>
          <table:table-cell office:value-type="float" office:value="-1.84545" calcext:value-type="float">
            <text:p>-1.84545</text:p>
          </table:table-cell>
          <table:table-cell office:value-type="float" office:value="-1.742" calcext:value-type="float">
            <text:p>-1.742</text:p>
          </table:table-cell>
          <table:table-cell office:value-type="float" office:value="-1.65319" calcext:value-type="float">
            <text:p>-1.65319</text:p>
          </table:table-cell>
          <table:table-cell office:value-type="float" office:value="-1.55431" calcext:value-type="float">
            <text:p>-1.55431</text:p>
          </table:table-cell>
          <table:table-cell office:value-type="float" office:value="-1.46062" calcext:value-type="float">
            <text:p>-1.46062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1.28574" calcext:value-type="float">
            <text:p>-1.28574</text:p>
          </table:table-cell>
          <table:table-cell office:value-type="float" office:value="-1.19358" calcext:value-type="float">
            <text:p>-1.19358</text:p>
          </table:table-cell>
        </table:table-row>
        <table:table-row table:style-name="ro1">
          <table:table-cell office:value-type="float" office:value="-2.5888901" calcext:value-type="float">
            <text:p>-2.5888901</text:p>
          </table:table-cell>
          <table:table-cell office:value-type="float" office:value="-2.44362" calcext:value-type="float">
            <text:p>-2.44362</text:p>
          </table:table-cell>
          <table:table-cell office:value-type="float" office:value="-2.3410699" calcext:value-type="float">
            <text:p>-2.3410699</text:p>
          </table:table-cell>
          <table:table-cell office:value-type="float" office:value="-2.2309" calcext:value-type="float">
            <text:p>-2.2309</text:p>
          </table:table-cell>
          <table:table-cell office:value-type="float" office:value="-2.13202" calcext:value-type="float">
            <text:p>-2.13202</text:p>
          </table:table-cell>
          <table:table-cell office:value-type="float" office:value="-2.03284" calcext:value-type="float">
            <text:p>-2.03284</text:p>
          </table:table-cell>
          <table:table-cell office:value-type="float" office:value="-1.94464" calcext:value-type="float">
            <text:p>-1.94464</text:p>
          </table:table-cell>
          <table:table-cell office:value-type="float" office:value="-1.84484" calcext:value-type="float">
            <text:p>-1.84484</text:p>
          </table:table-cell>
          <table:table-cell office:value-type="float" office:value="-1.74139" calcext:value-type="float">
            <text:p>-1.74139</text:p>
          </table:table-cell>
          <table:table-cell office:value-type="float" office:value="-1.65258" calcext:value-type="float">
            <text:p>-1.65258</text:p>
          </table:table-cell>
          <table:table-cell office:value-type="float" office:value="-1.5537" calcext:value-type="float">
            <text:p>-1.5537</text:p>
          </table:table-cell>
          <table:table-cell office:value-type="float" office:value="-1.46031" calcext:value-type="float">
            <text:p>-1.46031</text:p>
          </table:table-cell>
          <table:table-cell office:value-type="float" office:value="-1.36876" calcext:value-type="float">
            <text:p>-1.36876</text:p>
          </table:table-cell>
          <table:table-cell office:value-type="float" office:value="-1.28513" calcext:value-type="float">
            <text:p>-1.28513</text:p>
          </table:table-cell>
          <table:table-cell office:value-type="float" office:value="-1.19297" calcext:value-type="float">
            <text:p>-1.19297</text:p>
          </table:table-cell>
        </table:table-row>
        <table:table-row table:style-name="ro1">
          <table:table-cell office:value-type="float" office:value="-2.5882699" calcext:value-type="float">
            <text:p>-2.5882699</text:p>
          </table:table-cell>
          <table:table-cell office:value-type="float" office:value="-2.4430101" calcext:value-type="float">
            <text:p>-2.4430101</text:p>
          </table:table-cell>
          <table:table-cell office:value-type="float" office:value="-2.3404601" calcext:value-type="float">
            <text:p>-2.3404601</text:p>
          </table:table-cell>
          <table:table-cell office:value-type="float" office:value="-2.2302899" calcext:value-type="float">
            <text:p>-2.2302899</text:p>
          </table:table-cell>
          <table:table-cell office:value-type="float" office:value="-2.1314099" calcext:value-type="float">
            <text:p>-2.1314099</text:p>
          </table:table-cell>
          <table:table-cell office:value-type="float" office:value="-2.0322299" calcext:value-type="float">
            <text:p>-2.0322299</text:p>
          </table:table-cell>
          <table:table-cell office:value-type="float" office:value="-1.94403" calcext:value-type="float">
            <text:p>-1.94403</text:p>
          </table:table-cell>
          <table:table-cell office:value-type="float" office:value="-1.8442301" calcext:value-type="float">
            <text:p>-1.8442301</text:p>
          </table:table-cell>
          <table:table-cell office:value-type="float" office:value="-1.7404701" calcext:value-type="float">
            <text:p>-1.7404701</text:p>
          </table:table-cell>
          <table:table-cell office:value-type="float" office:value="-1.65197" calcext:value-type="float">
            <text:p>-1.65197</text:p>
          </table:table-cell>
          <table:table-cell office:value-type="float" office:value="-1.55309" calcext:value-type="float">
            <text:p>-1.55309</text:p>
          </table:table-cell>
          <table:table-cell office:value-type="float" office:value="-1.4597" calcext:value-type="float">
            <text:p>-1.4597</text:p>
          </table:table-cell>
          <table:table-cell office:value-type="float" office:value="-1.36814" calcext:value-type="float">
            <text:p>-1.36814</text:p>
          </table:table-cell>
          <table:table-cell office:value-type="float" office:value="-1.28452" calcext:value-type="float">
            <text:p>-1.28452</text:p>
          </table:table-cell>
          <table:table-cell office:value-type="float" office:value="-1.19236" calcext:value-type="float">
            <text:p>-1.19236</text:p>
          </table:table-cell>
        </table:table-row>
        <table:table-row table:style-name="ro1">
          <table:table-cell office:value-type="float" office:value="-2.5876601" calcext:value-type="float">
            <text:p>-2.5876601</text:p>
          </table:table-cell>
          <table:table-cell office:value-type="float" office:value="-2.4424" calcext:value-type="float">
            <text:p>-2.4424</text:p>
          </table:table-cell>
          <table:table-cell office:value-type="float" office:value="-2.3398499" calcext:value-type="float">
            <text:p>-2.3398499</text:p>
          </table:table-cell>
          <table:table-cell office:value-type="float" office:value="-2.2296801" calcext:value-type="float">
            <text:p>-2.2296801</text:p>
          </table:table-cell>
          <table:table-cell office:value-type="float" office:value="-2.1308" calcext:value-type="float">
            <text:p>-2.1308</text:p>
          </table:table-cell>
          <table:table-cell office:value-type="float" office:value="-2.03162" calcext:value-type="float">
            <text:p>-2.03162</text:p>
          </table:table-cell>
          <table:table-cell office:value-type="float" office:value="-1.9434201" calcext:value-type="float">
            <text:p>-1.9434201</text:p>
          </table:table-cell>
          <table:table-cell office:value-type="float" office:value="-1.8436199" calcext:value-type="float">
            <text:p>-1.8436199</text:p>
          </table:table-cell>
          <table:table-cell office:value-type="float" office:value="-1.7398601" calcext:value-type="float">
            <text:p>-1.7398601</text:p>
          </table:table-cell>
          <table:table-cell office:value-type="float" office:value="-1.65136" calcext:value-type="float">
            <text:p>-1.65136</text:p>
          </table:table-cell>
          <table:table-cell office:value-type="float" office:value="-1.55248" calcext:value-type="float">
            <text:p>-1.55248</text:p>
          </table:table-cell>
          <table:table-cell office:value-type="float" office:value="-1.45909" calcext:value-type="float">
            <text:p>-1.45909</text:p>
          </table:table-cell>
          <table:table-cell office:value-type="float" office:value="-1.3672301" calcext:value-type="float">
            <text:p>-1.3672301</text:p>
          </table:table-cell>
          <table:table-cell office:value-type="float" office:value="-1.28391" calcext:value-type="float">
            <text:p>-1.28391</text:p>
          </table:table-cell>
          <table:table-cell office:value-type="float" office:value="-1.19205" calcext:value-type="float">
            <text:p>-1.19205</text:p>
          </table:table-cell>
        </table:table-row>
        <table:table-row table:style-name="ro1">
          <table:table-cell office:value-type="float" office:value="-2.58705" calcext:value-type="float">
            <text:p>-2.58705</text:p>
          </table:table-cell>
          <table:table-cell office:value-type="float" office:value="-2.4417901" calcext:value-type="float">
            <text:p>-2.4417901</text:p>
          </table:table-cell>
          <table:table-cell office:value-type="float" office:value="-2.3392401" calcext:value-type="float">
            <text:p>-2.3392401</text:p>
          </table:table-cell>
          <table:table-cell office:value-type="float" office:value="-2.2290699" calcext:value-type="float">
            <text:p>-2.2290699</text:p>
          </table:table-cell>
          <table:table-cell office:value-type="float" office:value="-2.1301899" calcext:value-type="float">
            <text:p>-2.1301899</text:p>
          </table:table-cell>
          <table:table-cell office:value-type="float" office:value="-2.0310099" calcext:value-type="float">
            <text:p>-2.0310099</text:p>
          </table:table-cell>
          <table:table-cell office:value-type="float" office:value="-1.9428101" calcext:value-type="float">
            <text:p>-1.9428101</text:p>
          </table:table-cell>
          <table:table-cell office:value-type="float" office:value="-1.84271" calcext:value-type="float">
            <text:p>-1.84271</text:p>
          </table:table-cell>
          <table:table-cell office:value-type="float" office:value="-1.73955" calcext:value-type="float">
            <text:p>-1.73955</text:p>
          </table:table-cell>
          <table:table-cell office:value-type="float" office:value="-1.65075" calcext:value-type="float">
            <text:p>-1.65075</text:p>
          </table:table-cell>
          <table:table-cell office:value-type="float" office:value="-1.55187" calcext:value-type="float">
            <text:p>-1.55187</text:p>
          </table:table-cell>
          <table:table-cell office:value-type="float" office:value="-1.45848" calcext:value-type="float">
            <text:p>-1.45848</text:p>
          </table:table-cell>
          <table:table-cell office:value-type="float" office:value="-1.36631" calcext:value-type="float">
            <text:p>-1.36631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-1.19144" calcext:value-type="float">
            <text:p>-1.19144</text:p>
          </table:table-cell>
        </table:table-row>
        <table:table-row table:style-name="ro1">
          <table:table-cell office:value-type="float" office:value="-2.5864401" calcext:value-type="float">
            <text:p>-2.5864401</text:p>
          </table:table-cell>
          <table:table-cell office:value-type="float" office:value="-2.44118" calcext:value-type="float">
            <text:p>-2.44118</text:p>
          </table:table-cell>
          <table:table-cell office:value-type="float" office:value="-2.33833" calcext:value-type="float">
            <text:p>-2.33833</text:p>
          </table:table-cell>
          <table:table-cell office:value-type="float" office:value="-2.2284601" calcext:value-type="float">
            <text:p>-2.2284601</text:p>
          </table:table-cell>
          <table:table-cell office:value-type="float" office:value="-2.12958" calcext:value-type="float">
            <text:p>-2.12958</text:p>
          </table:table-cell>
          <table:table-cell office:value-type="float" office:value="-2.0304" calcext:value-type="float">
            <text:p>-2.0304</text:p>
          </table:table-cell>
          <table:table-cell office:value-type="float" office:value="-1.94189" calcext:value-type="float">
            <text:p>-1.94189</text:p>
          </table:table-cell>
          <table:table-cell office:value-type="float" office:value="-1.8424" calcext:value-type="float">
            <text:p>-1.8424</text:p>
          </table:table-cell>
          <table:table-cell office:value-type="float" office:value="-1.73894" calcext:value-type="float">
            <text:p>-1.73894</text:p>
          </table:table-cell>
          <table:table-cell office:value-type="float" office:value="-1.65014" calcext:value-type="float">
            <text:p>-1.65014</text:p>
          </table:table-cell>
          <table:table-cell office:value-type="float" office:value="-1.55126" calcext:value-type="float">
            <text:p>-1.55126</text:p>
          </table:table-cell>
          <table:table-cell office:value-type="float" office:value="-1.45787" calcext:value-type="float">
            <text:p>-1.45787</text:p>
          </table:table-cell>
          <table:table-cell office:value-type="float" office:value="-1.3657" calcext:value-type="float">
            <text:p>-1.3657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19083" calcext:value-type="float">
            <text:p>-1.19083</text:p>
          </table:table-cell>
        </table:table-row>
        <table:table-row table:style-name="ro1">
          <table:table-cell office:value-type="float" office:value="-2.58583" calcext:value-type="float">
            <text:p>-2.58583</text:p>
          </table:table-cell>
          <table:table-cell office:value-type="float" office:value="-2.4405701" calcext:value-type="float">
            <text:p>-2.4405701</text:p>
          </table:table-cell>
          <table:table-cell office:value-type="float" office:value="-2.3377199" calcext:value-type="float">
            <text:p>-2.3377199</text:p>
          </table:table-cell>
          <table:table-cell office:value-type="float" office:value="-2.22755" calcext:value-type="float">
            <text:p>-2.22755</text:p>
          </table:table-cell>
          <table:table-cell office:value-type="float" office:value="-2.1289699" calcext:value-type="float">
            <text:p>-2.1289699</text:p>
          </table:table-cell>
          <table:table-cell office:value-type="float" office:value="-2.0300901" calcext:value-type="float">
            <text:p>-2.0300901</text:p>
          </table:table-cell>
          <table:table-cell office:value-type="float" office:value="-1.94098" calcext:value-type="float">
            <text:p>-1.94098</text:p>
          </table:table-cell>
          <table:table-cell office:value-type="float" office:value="-1.84179" calcext:value-type="float">
            <text:p>-1.84179</text:p>
          </table:table-cell>
          <table:table-cell office:value-type="float" office:value="-1.73803" calcext:value-type="float">
            <text:p>-1.73803</text:p>
          </table:table-cell>
          <table:table-cell office:value-type="float" office:value="-1.6495301" calcext:value-type="float">
            <text:p>-1.6495301</text:p>
          </table:table-cell>
          <table:table-cell office:value-type="float" office:value="-1.55065" calcext:value-type="float">
            <text:p>-1.55065</text:p>
          </table:table-cell>
          <table:table-cell office:value-type="float" office:value="-1.4569499" calcext:value-type="float">
            <text:p>-1.4569499</text:p>
          </table:table-cell>
          <table:table-cell office:value-type="float" office:value="-1.36509" calcext:value-type="float">
            <text:p>-1.36509</text:p>
          </table:table-cell>
          <table:table-cell office:value-type="float" office:value="-1.28178" calcext:value-type="float">
            <text:p>-1.28178</text:p>
          </table:table-cell>
          <table:table-cell office:value-type="float" office:value="-1.19022" calcext:value-type="float">
            <text:p>-1.19022</text:p>
          </table:table-cell>
        </table:table-row>
        <table:table-row table:style-name="ro1">
          <table:table-cell office:value-type="float" office:value="-2.5849199" calcext:value-type="float">
            <text:p>-2.5849199</text:p>
          </table:table-cell>
          <table:table-cell office:value-type="float" office:value="-2.43995" calcext:value-type="float">
            <text:p>-2.43995</text:p>
          </table:table-cell>
          <table:table-cell office:value-type="float" office:value="-2.33711" calcext:value-type="float">
            <text:p>-2.33711</text:p>
          </table:table-cell>
          <table:table-cell office:value-type="float" office:value="-2.2269399" calcext:value-type="float">
            <text:p>-2.2269399</text:p>
          </table:table-cell>
          <table:table-cell office:value-type="float" office:value="-2.12836" calcext:value-type="float">
            <text:p>-2.12836</text:p>
          </table:table-cell>
          <table:table-cell office:value-type="float" office:value="-2.02948" calcext:value-type="float">
            <text:p>-2.02948</text:p>
          </table:table-cell>
          <table:table-cell office:value-type="float" office:value="-1.94037" calcext:value-type="float">
            <text:p>-1.94037</text:p>
          </table:table-cell>
          <table:table-cell office:value-type="float" office:value="-1.84118" calcext:value-type="float">
            <text:p>-1.84118</text:p>
          </table:table-cell>
          <table:table-cell office:value-type="float" office:value="-1.73742" calcext:value-type="float">
            <text:p>-1.73742</text:p>
          </table:table-cell>
          <table:table-cell office:value-type="float" office:value="-1.6489201" calcext:value-type="float">
            <text:p>-1.6489201</text:p>
          </table:table-cell>
          <table:table-cell office:value-type="float" office:value="-1.55004" calcext:value-type="float">
            <text:p>-1.55004</text:p>
          </table:table-cell>
          <table:table-cell office:value-type="float" office:value="-1.45634" calcext:value-type="float">
            <text:p>-1.45634</text:p>
          </table:table-cell>
          <table:table-cell office:value-type="float" office:value="-1.36448" calcext:value-type="float">
            <text:p>-1.36448</text:p>
          </table:table-cell>
          <table:table-cell office:value-type="float" office:value="-1.28117" calcext:value-type="float">
            <text:p>-1.28117</text:p>
          </table:table-cell>
          <table:table-cell office:value-type="float" office:value="-1.189" calcext:value-type="float">
            <text:p>-1.189</text:p>
          </table:table-cell>
        </table:table-row>
        <table:table-row table:style-name="ro1">
          <table:table-cell office:value-type="float" office:value="-2.5843101" calcext:value-type="float">
            <text:p>-2.5843101</text:p>
          </table:table-cell>
          <table:table-cell office:value-type="float" office:value="-2.4393401" calcext:value-type="float">
            <text:p>-2.4393401</text:p>
          </table:table-cell>
          <table:table-cell office:value-type="float" office:value="-2.33619" calcext:value-type="float">
            <text:p>-2.33619</text:p>
          </table:table-cell>
          <table:table-cell office:value-type="float" office:value="-2.22633" calcext:value-type="float">
            <text:p>-2.22633</text:p>
          </table:table-cell>
          <table:table-cell office:value-type="float" office:value="-2.1277499" calcext:value-type="float">
            <text:p>-2.1277499</text:p>
          </table:table-cell>
          <table:table-cell office:value-type="float" office:value="-2.0288701" calcext:value-type="float">
            <text:p>-2.0288701</text:p>
          </table:table-cell>
          <table:table-cell office:value-type="float" office:value="-1.93945" calcext:value-type="float">
            <text:p>-1.93945</text:p>
          </table:table-cell>
          <table:table-cell office:value-type="float" office:value="-1.84057" calcext:value-type="float">
            <text:p>-1.84057</text:p>
          </table:table-cell>
          <table:table-cell office:value-type="float" office:value="-1.73681" calcext:value-type="float">
            <text:p>-1.73681</text:p>
          </table:table-cell>
          <table:table-cell office:value-type="float" office:value="-1.6483001" calcext:value-type="float">
            <text:p>-1.6483001</text:p>
          </table:table-cell>
          <table:table-cell office:value-type="float" office:value="-1.54942" calcext:value-type="float">
            <text:p>-1.54942</text:p>
          </table:table-cell>
          <table:table-cell office:value-type="float" office:value="-1.45573" calcext:value-type="float">
            <text:p>-1.45573</text:p>
          </table:table-cell>
          <table:table-cell office:value-type="float" office:value="-1.36387" calcext:value-type="float">
            <text:p>-1.36387</text:p>
          </table:table-cell>
          <table:table-cell office:value-type="float" office:value="-1.28056" calcext:value-type="float">
            <text:p>-1.28056</text:p>
          </table:table-cell>
          <table:table-cell office:value-type="float" office:value="-1.18839" calcext:value-type="float">
            <text:p>-1.18839</text:p>
          </table:table-cell>
        </table:table-row>
        <table:table-row table:style-name="ro1">
          <table:table-cell office:value-type="float" office:value="-2.5836999" calcext:value-type="float">
            <text:p>-2.5836999</text:p>
          </table:table-cell>
          <table:table-cell office:value-type="float" office:value="-2.43873" calcext:value-type="float">
            <text:p>-2.43873</text:p>
          </table:table-cell>
          <table:table-cell office:value-type="float" office:value="-2.3355801" calcext:value-type="float">
            <text:p>-2.3355801</text:p>
          </table:table-cell>
          <table:table-cell office:value-type="float" office:value="-2.2260201" calcext:value-type="float">
            <text:p>-2.2260201</text:p>
          </table:table-cell>
          <table:table-cell office:value-type="float" office:value="-2.12714" calcext:value-type="float">
            <text:p>-2.12714</text:p>
          </table:table-cell>
          <table:table-cell office:value-type="float" office:value="-2.0279601" calcext:value-type="float">
            <text:p>-2.0279601</text:p>
          </table:table-cell>
          <table:table-cell office:value-type="float" office:value="-1.93884" calcext:value-type="float">
            <text:p>-1.93884</text:p>
          </table:table-cell>
          <table:table-cell office:value-type="float" office:value="-1.83996" calcext:value-type="float">
            <text:p>-1.83996</text:p>
          </table:table-cell>
          <table:table-cell office:value-type="float" office:value="-1.7362" calcext:value-type="float">
            <text:p>-1.7362</text:p>
          </table:table-cell>
          <table:table-cell office:value-type="float" office:value="-1.6476901" calcext:value-type="float">
            <text:p>-1.6476901</text:p>
          </table:table-cell>
          <table:table-cell office:value-type="float" office:value="-1.54881" calcext:value-type="float">
            <text:p>-1.54881</text:p>
          </table:table-cell>
          <table:table-cell office:value-type="float" office:value="-1.45512" calcext:value-type="float">
            <text:p>-1.45512</text:p>
          </table:table-cell>
          <table:table-cell office:value-type="float" office:value="-1.36326" calcext:value-type="float">
            <text:p>-1.36326</text:p>
          </table:table-cell>
          <table:table-cell office:value-type="float" office:value="-1.27995" calcext:value-type="float">
            <text:p>-1.27995</text:p>
          </table:table-cell>
          <table:table-cell office:value-type="float" office:value="-1.18748" calcext:value-type="float">
            <text:p>-1.18748</text:p>
          </table:table-cell>
        </table:table-row>
        <table:table-row table:style-name="ro1">
          <table:table-cell office:value-type="float" office:value="-2.58339" calcext:value-type="float">
            <text:p>-2.58339</text:p>
          </table:table-cell>
          <table:table-cell office:value-type="float" office:value="-2.4381199" calcext:value-type="float">
            <text:p>-2.4381199</text:p>
          </table:table-cell>
          <table:table-cell office:value-type="float" office:value="-2.33497" calcext:value-type="float">
            <text:p>-2.33497</text:p>
          </table:table-cell>
          <table:table-cell office:value-type="float" office:value="-2.22541" calcext:value-type="float">
            <text:p>-2.22541</text:p>
          </table:table-cell>
          <table:table-cell office:value-type="float" office:value="-2.1265299" calcext:value-type="float">
            <text:p>-2.1265299</text:p>
          </table:table-cell>
          <table:table-cell office:value-type="float" office:value="-2.0273399" calcext:value-type="float">
            <text:p>-2.0273399</text:p>
          </table:table-cell>
          <table:table-cell office:value-type="float" office:value="-1.93823" calcext:value-type="float">
            <text:p>-1.93823</text:p>
          </table:table-cell>
          <table:table-cell office:value-type="float" office:value="-1.8390501" calcext:value-type="float">
            <text:p>-1.8390501</text:p>
          </table:table-cell>
          <table:table-cell office:value-type="float" office:value="-1.73559" calcext:value-type="float">
            <text:p>-1.73559</text:p>
          </table:table-cell>
          <table:table-cell office:value-type="float" office:value="-1.6470799" calcext:value-type="float">
            <text:p>-1.6470799</text:p>
          </table:table-cell>
          <table:table-cell office:value-type="float" office:value="-1.5482" calcext:value-type="float">
            <text:p>-1.5482</text:p>
          </table:table-cell>
          <table:table-cell office:value-type="float" office:value="-1.45451" calcext:value-type="float">
            <text:p>-1.45451</text:p>
          </table:table-cell>
          <table:table-cell office:value-type="float" office:value="-1.36265" calcext:value-type="float">
            <text:p>-1.36265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8717" calcext:value-type="float">
            <text:p>-1.18717</text:p>
          </table:table-cell>
        </table:table-row>
        <table:table-row table:style-name="ro1">
          <table:table-cell office:value-type="float" office:value="-2.5827799" calcext:value-type="float">
            <text:p>-2.5827799</text:p>
          </table:table-cell>
          <table:table-cell office:value-type="float" office:value="-2.43751" calcext:value-type="float">
            <text:p>-2.43751</text:p>
          </table:table-cell>
          <table:table-cell office:value-type="float" office:value="-2.3343599" calcext:value-type="float">
            <text:p>-2.3343599</text:p>
          </table:table-cell>
          <table:table-cell office:value-type="float" office:value="-2.2248001" calcext:value-type="float">
            <text:p>-2.2248001</text:p>
          </table:table-cell>
          <table:table-cell office:value-type="float" office:value="-2.1259201" calcext:value-type="float">
            <text:p>-2.1259201</text:p>
          </table:table-cell>
          <table:table-cell office:value-type="float" office:value="-2.0267301" calcext:value-type="float">
            <text:p>-2.0267301</text:p>
          </table:table-cell>
          <table:table-cell office:value-type="float" office:value="-1.93762" calcext:value-type="float">
            <text:p>-1.93762</text:p>
          </table:table-cell>
          <table:table-cell office:value-type="float" office:value="-1.8384399" calcext:value-type="float">
            <text:p>-1.8384399</text:p>
          </table:table-cell>
          <table:table-cell office:value-type="float" office:value="-1.73498" calcext:value-type="float">
            <text:p>-1.73498</text:p>
          </table:table-cell>
          <table:table-cell office:value-type="float" office:value="-1.64647" calcext:value-type="float">
            <text:p>-1.64647</text:p>
          </table:table-cell>
          <table:table-cell office:value-type="float" office:value="-1.54759" calcext:value-type="float">
            <text:p>-1.54759</text:p>
          </table:table-cell>
          <table:table-cell office:value-type="float" office:value="-1.4539" calcext:value-type="float">
            <text:p>-1.4539</text:p>
          </table:table-cell>
          <table:table-cell office:value-type="float" office:value="-1.36204" calcext:value-type="float">
            <text:p>-1.36204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8656" calcext:value-type="float">
            <text:p>-1.18656</text:p>
          </table:table-cell>
        </table:table-row>
        <table:table-row table:style-name="ro1">
          <table:table-cell office:value-type="float" office:value="-2.5818701" calcext:value-type="float">
            <text:p>-2.5818701</text:p>
          </table:table-cell>
          <table:table-cell office:value-type="float" office:value="-2.4368999" calcext:value-type="float">
            <text:p>-2.4368999</text:p>
          </table:table-cell>
          <table:table-cell office:value-type="float" office:value="-2.33375" calcext:value-type="float">
            <text:p>-2.33375</text:p>
          </table:table-cell>
          <table:table-cell office:value-type="float" office:value="-2.22419" calcext:value-type="float">
            <text:p>-2.22419</text:p>
          </table:table-cell>
          <table:table-cell office:value-type="float" office:value="-2.1253099" calcext:value-type="float">
            <text:p>-2.1253099</text:p>
          </table:table-cell>
          <table:table-cell office:value-type="float" office:value="-2.02582" calcext:value-type="float">
            <text:p>-2.02582</text:p>
          </table:table-cell>
          <table:table-cell office:value-type="float" office:value="-1.93701" calcext:value-type="float">
            <text:p>-1.93701</text:p>
          </table:table-cell>
          <table:table-cell office:value-type="float" office:value="-1.83813" calcext:value-type="float">
            <text:p>-1.83813</text:p>
          </table:table-cell>
          <table:table-cell office:value-type="float" office:value="-1.73467" calcext:value-type="float">
            <text:p>-1.73467</text:p>
          </table:table-cell>
          <table:table-cell office:value-type="float" office:value="-1.64586" calcext:value-type="float">
            <text:p>-1.64586</text:p>
          </table:table-cell>
          <table:table-cell office:value-type="float" office:value="-1.54698" calcext:value-type="float">
            <text:p>-1.54698</text:p>
          </table:table-cell>
          <table:table-cell office:value-type="float" office:value="-1.4529901" calcext:value-type="float">
            <text:p>-1.4529901</text:p>
          </table:table-cell>
          <table:table-cell office:value-type="float" office:value="-1.36143" calcext:value-type="float">
            <text:p>-1.36143</text:p>
          </table:table-cell>
          <table:table-cell office:value-type="float" office:value="-1.27812" calcext:value-type="float">
            <text:p>-1.27812</text:p>
          </table:table-cell>
          <table:table-cell office:value-type="float" office:value="-1.18595" calcext:value-type="float">
            <text:p>-1.18595</text:p>
          </table:table-cell>
        </table:table-row>
        <table:table-row table:style-name="ro1">
          <table:table-cell office:value-type="float" office:value="-2.58126" calcext:value-type="float">
            <text:p>-2.58126</text:p>
          </table:table-cell>
          <table:table-cell office:value-type="float" office:value="-2.43629" calcext:value-type="float">
            <text:p>-2.43629</text:p>
          </table:table-cell>
          <table:table-cell office:value-type="float" office:value="-2.3331399" calcext:value-type="float">
            <text:p>-2.3331399</text:p>
          </table:table-cell>
          <table:table-cell office:value-type="float" office:value="-2.2235799" calcext:value-type="float">
            <text:p>-2.2235799</text:p>
          </table:table-cell>
          <table:table-cell office:value-type="float" office:value="-2.1247001" calcext:value-type="float">
            <text:p>-2.1247001</text:p>
          </table:table-cell>
          <table:table-cell office:value-type="float" office:value="-2.0252099" calcext:value-type="float">
            <text:p>-2.0252099</text:p>
          </table:table-cell>
          <table:table-cell office:value-type="float" office:value="-1.9364001" calcext:value-type="float">
            <text:p>-1.9364001</text:p>
          </table:table-cell>
          <table:table-cell office:value-type="float" office:value="-1.8372101" calcext:value-type="float">
            <text:p>-1.8372101</text:p>
          </table:table-cell>
          <table:table-cell office:value-type="float" office:value="-1.73406" calcext:value-type="float">
            <text:p>-1.73406</text:p>
          </table:table-cell>
          <table:table-cell office:value-type="float" office:value="-1.64495" calcext:value-type="float">
            <text:p>-1.64495</text:p>
          </table:table-cell>
          <table:table-cell office:value-type="float" office:value="-1.54637" calcext:value-type="float">
            <text:p>-1.54637</text:p>
          </table:table-cell>
          <table:table-cell office:value-type="float" office:value="-1.45207" calcext:value-type="float">
            <text:p>-1.45207</text:p>
          </table:table-cell>
          <table:table-cell office:value-type="float" office:value="-1.3608201" calcext:value-type="float">
            <text:p>-1.3608201</text:p>
          </table:table-cell>
          <table:table-cell office:value-type="float" office:value="-1.2772" calcext:value-type="float">
            <text:p>-1.2772</text:p>
          </table:table-cell>
          <table:table-cell office:value-type="float" office:value="-1.18534" calcext:value-type="float">
            <text:p>-1.18534</text:p>
          </table:table-cell>
        </table:table-row>
        <table:table-row table:style-name="ro1">
          <table:table-cell office:value-type="float" office:value="-2.5806501" calcext:value-type="float">
            <text:p>-2.5806501</text:p>
          </table:table-cell>
          <table:table-cell office:value-type="float" office:value="-2.4356799" calcext:value-type="float">
            <text:p>-2.4356799</text:p>
          </table:table-cell>
          <table:table-cell office:value-type="float" office:value="-2.33253" calcext:value-type="float">
            <text:p>-2.33253</text:p>
          </table:table-cell>
          <table:table-cell office:value-type="float" office:value="-2.2226601" calcext:value-type="float">
            <text:p>-2.2226601</text:p>
          </table:table-cell>
          <table:table-cell office:value-type="float" office:value="-2.12409" calcext:value-type="float">
            <text:p>-2.12409</text:p>
          </table:table-cell>
          <table:table-cell office:value-type="float" office:value="-2.0246" calcext:value-type="float">
            <text:p>-2.0246</text:p>
          </table:table-cell>
          <table:table-cell office:value-type="float" office:value="-1.9357899" calcext:value-type="float">
            <text:p>-1.9357899</text:p>
          </table:table-cell>
          <table:table-cell office:value-type="float" office:value="-1.8365999" calcext:value-type="float">
            <text:p>-1.8365999</text:p>
          </table:table-cell>
          <table:table-cell office:value-type="float" office:value="-1.7334501" calcext:value-type="float">
            <text:p>-1.7334501</text:p>
          </table:table-cell>
          <table:table-cell office:value-type="float" office:value="-1.64434" calcext:value-type="float">
            <text:p>-1.64434</text:p>
          </table:table-cell>
          <table:table-cell office:value-type="float" office:value="-1.54576" calcext:value-type="float">
            <text:p>-1.54576</text:p>
          </table:table-cell>
          <table:table-cell office:value-type="float" office:value="-1.45116" calcext:value-type="float">
            <text:p>-1.45116</text:p>
          </table:table-cell>
          <table:table-cell office:value-type="float" office:value="-1.3602099" calcext:value-type="float">
            <text:p>-1.3602099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847301" calcext:value-type="float">
            <text:p>-1.1847301</text:p>
          </table:table-cell>
        </table:table-row>
        <table:table-row table:style-name="ro1">
          <table:table-cell office:value-type="float" office:value="-2.58003" calcext:value-type="float">
            <text:p>-2.58003</text:p>
          </table:table-cell>
          <table:table-cell office:value-type="float" office:value="-2.43507" calcext:value-type="float">
            <text:p>-2.43507</text:p>
          </table:table-cell>
          <table:table-cell office:value-type="float" office:value="-2.33161" calcext:value-type="float">
            <text:p>-2.33161</text:p>
          </table:table-cell>
          <table:table-cell office:value-type="float" office:value="-2.22175" calcext:value-type="float">
            <text:p>-2.22175</text:p>
          </table:table-cell>
          <table:table-cell office:value-type="float" office:value="-2.1234801" calcext:value-type="float">
            <text:p>-2.1234801</text:p>
          </table:table-cell>
          <table:table-cell office:value-type="float" office:value="-2.0239899" calcext:value-type="float">
            <text:p>-2.0239899</text:p>
          </table:table-cell>
          <table:table-cell office:value-type="float" office:value="-1.9351799" calcext:value-type="float">
            <text:p>-1.9351799</text:p>
          </table:table-cell>
          <table:table-cell office:value-type="float" office:value="-1.83599" calcext:value-type="float">
            <text:p>-1.83599</text:p>
          </table:table-cell>
          <table:table-cell office:value-type="float" office:value="-1.7328399" calcext:value-type="float">
            <text:p>-1.7328399</text:p>
          </table:table-cell>
          <table:table-cell office:value-type="float" office:value="-1.64373" calcext:value-type="float">
            <text:p>-1.64373</text:p>
          </table:table-cell>
          <table:table-cell office:value-type="float" office:value="-1.54515" calcext:value-type="float">
            <text:p>-1.54515</text:p>
          </table:table-cell>
          <table:table-cell office:value-type="float" office:value="-1.4505399" calcext:value-type="float">
            <text:p>-1.4505399</text:p>
          </table:table-cell>
          <table:table-cell office:value-type="float" office:value="-1.3595999" calcext:value-type="float">
            <text:p>-1.3595999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841201" calcext:value-type="float">
            <text:p>-1.1841201</text:p>
          </table:table-cell>
        </table:table-row>
        <table:table-row table:style-name="ro1">
          <table:table-cell office:value-type="float" office:value="-2.5794201" calcext:value-type="float">
            <text:p>-2.5794201</text:p>
          </table:table-cell>
          <table:table-cell office:value-type="float" office:value="-2.4344599" calcext:value-type="float">
            <text:p>-2.4344599</text:p>
          </table:table-cell>
          <table:table-cell office:value-type="float" office:value="-2.3310001" calcext:value-type="float">
            <text:p>-2.3310001</text:p>
          </table:table-cell>
          <table:table-cell office:value-type="float" office:value="-2.2211399" calcext:value-type="float">
            <text:p>-2.2211399</text:p>
          </table:table-cell>
          <table:table-cell office:value-type="float" office:value="-2.12287" calcext:value-type="float">
            <text:p>-2.12287</text:p>
          </table:table-cell>
          <table:table-cell office:value-type="float" office:value="-2.02338" calcext:value-type="float">
            <text:p>-2.02338</text:p>
          </table:table-cell>
          <table:table-cell office:value-type="float" office:value="-1.93457" calcext:value-type="float">
            <text:p>-1.93457</text:p>
          </table:table-cell>
          <table:table-cell office:value-type="float" office:value="-1.83508" calcext:value-type="float">
            <text:p>-1.83508</text:p>
          </table:table-cell>
          <table:table-cell office:value-type="float" office:value="-1.7322299" calcext:value-type="float">
            <text:p>-1.7322299</text:p>
          </table:table-cell>
          <table:table-cell office:value-type="float" office:value="-1.64037" calcext:value-type="float">
            <text:p>-1.64037</text:p>
          </table:table-cell>
          <table:table-cell office:value-type="float" office:value="-1.54454" calcext:value-type="float">
            <text:p>-1.54454</text:p>
          </table:table-cell>
          <table:table-cell office:value-type="float" office:value="-1.44993" calcext:value-type="float">
            <text:p>-1.44993</text:p>
          </table:table-cell>
          <table:table-cell office:value-type="float" office:value="-1.35899" calcext:value-type="float">
            <text:p>-1.35899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835099" calcext:value-type="float">
            <text:p>-1.1835099</text:p>
          </table:table-cell>
        </table:table-row>
        <table:table-row table:style-name="ro1">
          <table:table-cell office:value-type="float" office:value="-2.5791199" calcext:value-type="float">
            <text:p>-2.5791199</text:p>
          </table:table-cell>
          <table:table-cell office:value-type="float" office:value="-2.43385" calcext:value-type="float">
            <text:p>-2.43385</text:p>
          </table:table-cell>
          <table:table-cell office:value-type="float" office:value="-2.33039" calcext:value-type="float">
            <text:p>-2.33039</text:p>
          </table:table-cell>
          <table:table-cell office:value-type="float" office:value="-2.22053" calcext:value-type="float">
            <text:p>-2.22053</text:p>
          </table:table-cell>
          <table:table-cell office:value-type="float" office:value="-2.1222601" calcext:value-type="float">
            <text:p>-2.1222601</text:p>
          </table:table-cell>
          <table:table-cell office:value-type="float" office:value="-2.0227699" calcext:value-type="float">
            <text:p>-2.0227699</text:p>
          </table:table-cell>
          <table:table-cell office:value-type="float" office:value="-1.93396" calcext:value-type="float">
            <text:p>-1.93396</text:p>
          </table:table-cell>
          <table:table-cell office:value-type="float" office:value="-1.83447" calcext:value-type="float">
            <text:p>-1.83447</text:p>
          </table:table-cell>
          <table:table-cell office:value-type="float" office:value="-1.73132" calcext:value-type="float">
            <text:p>-1.73132</text:p>
          </table:table-cell>
          <table:table-cell office:value-type="float" office:value="-1.63945" calcext:value-type="float">
            <text:p>-1.63945</text:p>
          </table:table-cell>
          <table:table-cell office:value-type="float" office:value="-1.5439301" calcext:value-type="float">
            <text:p>-1.5439301</text:p>
          </table:table-cell>
          <table:table-cell office:value-type="float" office:value="-1.44902" calcext:value-type="float">
            <text:p>-1.44902</text:p>
          </table:table-cell>
          <table:table-cell office:value-type="float" office:value="-1.35838" calcext:value-type="float">
            <text:p>-1.35838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829" calcext:value-type="float">
            <text:p>-1.1829</text:p>
          </table:table-cell>
        </table:table-row>
        <table:table-row table:style-name="ro1">
          <table:table-cell office:value-type="float" office:value="-2.57851" calcext:value-type="float">
            <text:p>-2.57851</text:p>
          </table:table-cell>
          <table:table-cell office:value-type="float" office:value="-2.4332399" calcext:value-type="float">
            <text:p>-2.4332399</text:p>
          </table:table-cell>
          <table:table-cell office:value-type="float" office:value="-2.3297801" calcext:value-type="float">
            <text:p>-2.3297801</text:p>
          </table:table-cell>
          <table:table-cell office:value-type="float" office:value="-2.2199199" calcext:value-type="float">
            <text:p>-2.2199199</text:p>
          </table:table-cell>
          <table:table-cell office:value-type="float" office:value="-2.12165" calcext:value-type="float">
            <text:p>-2.12165</text:p>
          </table:table-cell>
          <table:table-cell office:value-type="float" office:value="-2.0221601" calcext:value-type="float">
            <text:p>-2.0221601</text:p>
          </table:table-cell>
          <table:table-cell office:value-type="float" office:value="-1.93335" calcext:value-type="float">
            <text:p>-1.93335</text:p>
          </table:table-cell>
          <table:table-cell office:value-type="float" office:value="-1.83386" calcext:value-type="float">
            <text:p>-1.83386</text:p>
          </table:table-cell>
          <table:table-cell office:value-type="float" office:value="-1.7307" calcext:value-type="float">
            <text:p>-1.7307</text:p>
          </table:table-cell>
          <table:table-cell office:value-type="float" office:value="-1.63884" calcext:value-type="float">
            <text:p>-1.63884</text:p>
          </table:table-cell>
          <table:table-cell office:value-type="float" office:value="-1.5433199" calcext:value-type="float">
            <text:p>-1.5433199</text:p>
          </table:table-cell>
          <table:table-cell office:value-type="float" office:value="-1.44841" calcext:value-type="float">
            <text:p>-1.44841</text:p>
          </table:table-cell>
          <table:table-cell office:value-type="float" office:value="-1.35746" calcext:value-type="float">
            <text:p>-1.35746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8229" calcext:value-type="float">
            <text:p>-1.18229</text:p>
          </table:table-cell>
        </table:table-row>
        <table:table-row table:style-name="ro1">
          <table:table-cell office:value-type="float" office:value="-2.5778999" calcext:value-type="float">
            <text:p>-2.5778999</text:p>
          </table:table-cell>
          <table:table-cell office:value-type="float" office:value="-2.4326301" calcext:value-type="float">
            <text:p>-2.4326301</text:p>
          </table:table-cell>
          <table:table-cell office:value-type="float" office:value="-2.32917" calcext:value-type="float">
            <text:p>-2.32917</text:p>
          </table:table-cell>
          <table:table-cell office:value-type="float" office:value="-2.21931" calcext:value-type="float">
            <text:p>-2.21931</text:p>
          </table:table-cell>
          <table:table-cell office:value-type="float" office:value="-2.1210401" calcext:value-type="float">
            <text:p>-2.1210401</text:p>
          </table:table-cell>
          <table:table-cell office:value-type="float" office:value="-2.0215499" calcext:value-type="float">
            <text:p>-2.0215499</text:p>
          </table:table-cell>
          <table:table-cell office:value-type="float" office:value="-1.93274" calcext:value-type="float">
            <text:p>-1.93274</text:p>
          </table:table-cell>
          <table:table-cell office:value-type="float" office:value="-1.83325" calcext:value-type="float">
            <text:p>-1.83325</text:p>
          </table:table-cell>
          <table:table-cell office:value-type="float" office:value="-1.72979" calcext:value-type="float">
            <text:p>-1.72979</text:p>
          </table:table-cell>
          <table:table-cell office:value-type="float" office:value="-1.63854" calcext:value-type="float">
            <text:p>-1.63854</text:p>
          </table:table-cell>
          <table:table-cell office:value-type="float" office:value="-1.5427099" calcext:value-type="float">
            <text:p>-1.5427099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5655" calcext:value-type="float">
            <text:p>-1.35655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8107" calcext:value-type="float">
            <text:p>-1.18107</text:p>
          </table:table-cell>
        </table:table-row>
        <table:table-row table:style-name="ro1">
          <table:table-cell office:value-type="float" office:value="-2.5772901" calcext:value-type="float">
            <text:p>-2.5772901</text:p>
          </table:table-cell>
          <table:table-cell office:value-type="float" office:value="-2.4320199" calcext:value-type="float">
            <text:p>-2.4320199</text:p>
          </table:table-cell>
          <table:table-cell office:value-type="float" office:value="-2.3285601" calcext:value-type="float">
            <text:p>-2.3285601</text:p>
          </table:table-cell>
          <table:table-cell office:value-type="float" office:value="-2.21839" calcext:value-type="float">
            <text:p>-2.21839</text:p>
          </table:table-cell>
          <table:table-cell office:value-type="float" office:value="-2.12043" calcext:value-type="float">
            <text:p>-2.12043</text:p>
          </table:table-cell>
          <table:table-cell office:value-type="float" office:value="-2.0206299" calcext:value-type="float">
            <text:p>-2.0206299</text:p>
          </table:table-cell>
          <table:table-cell office:value-type="float" office:value="-1.93213" calcext:value-type="float">
            <text:p>-1.93213</text:p>
          </table:table-cell>
          <table:table-cell office:value-type="float" office:value="-1.8326401" calcext:value-type="float">
            <text:p>-1.8326401</text:p>
          </table:table-cell>
          <table:table-cell office:value-type="float" office:value="-1.72948" calcext:value-type="float">
            <text:p>-1.72948</text:p>
          </table:table-cell>
          <table:table-cell office:value-type="float" office:value="-1.63793" calcext:value-type="float">
            <text:p>-1.63793</text:p>
          </table:table-cell>
          <table:table-cell office:value-type="float" office:value="-1.5421" calcext:value-type="float">
            <text:p>-1.5421</text:p>
          </table:table-cell>
          <table:table-cell office:value-type="float" office:value="-1.44719" calcext:value-type="float">
            <text:p>-1.44719</text:p>
          </table:table-cell>
          <table:table-cell office:value-type="float" office:value="-1.35594" calcext:value-type="float">
            <text:p>-1.35594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8046" calcext:value-type="float">
            <text:p>-1.18046</text:p>
          </table:table-cell>
        </table:table-row>
        <table:table-row table:style-name="ro1">
          <table:table-cell office:value-type="float" office:value="-2.5766799" calcext:value-type="float">
            <text:p>-2.5766799</text:p>
          </table:table-cell>
          <table:table-cell office:value-type="float" office:value="-2.4314101" calcext:value-type="float">
            <text:p>-2.4314101</text:p>
          </table:table-cell>
          <table:table-cell office:value-type="float" office:value="-2.32795" calcext:value-type="float">
            <text:p>-2.32795</text:p>
          </table:table-cell>
          <table:table-cell office:value-type="float" office:value="-2.2177801" calcext:value-type="float">
            <text:p>-2.2177801</text:p>
          </table:table-cell>
          <table:table-cell office:value-type="float" office:value="-2.1198201" calcext:value-type="float">
            <text:p>-2.1198201</text:p>
          </table:table-cell>
          <table:table-cell office:value-type="float" office:value="-2.0197201" calcext:value-type="float">
            <text:p>-2.0197201</text:p>
          </table:table-cell>
          <table:table-cell office:value-type="float" office:value="-1.93152" calcext:value-type="float">
            <text:p>-1.93152</text:p>
          </table:table-cell>
          <table:table-cell office:value-type="float" office:value="-1.8320301" calcext:value-type="float">
            <text:p>-1.8320301</text:p>
          </table:table-cell>
          <table:table-cell office:value-type="float" office:value="-1.72887" calcext:value-type="float">
            <text:p>-1.72887</text:p>
          </table:table-cell>
          <table:table-cell office:value-type="float" office:value="-1.63732" calcext:value-type="float">
            <text:p>-1.63732</text:p>
          </table:table-cell>
          <table:table-cell office:value-type="float" office:value="-1.54149" calcext:value-type="float">
            <text:p>-1.54149</text:p>
          </table:table-cell>
          <table:table-cell office:value-type="float" office:value="-1.4465801" calcext:value-type="float">
            <text:p>-1.4465801</text:p>
          </table:table-cell>
          <table:table-cell office:value-type="float" office:value="-1.35533" calcext:value-type="float">
            <text:p>-1.35533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8015" calcext:value-type="float">
            <text:p>-1.18015</text:p>
          </table:table-cell>
        </table:table-row>
        <table:table-row table:style-name="ro1">
          <table:table-cell office:value-type="float" office:value="-2.5760701" calcext:value-type="float">
            <text:p>-2.5760701</text:p>
          </table:table-cell>
          <table:table-cell office:value-type="float" office:value="-2.4308" calcext:value-type="float">
            <text:p>-2.4308</text:p>
          </table:table-cell>
          <table:table-cell office:value-type="float" office:value="-2.3273399" calcext:value-type="float">
            <text:p>-2.3273399</text:p>
          </table:table-cell>
          <table:table-cell office:value-type="float" office:value="-2.21717" calcext:value-type="float">
            <text:p>-2.21717</text:p>
          </table:table-cell>
          <table:table-cell office:value-type="float" office:value="-2.11921" calcext:value-type="float">
            <text:p>-2.11921</text:p>
          </table:table-cell>
          <table:table-cell office:value-type="float" office:value="-2.0191" calcext:value-type="float">
            <text:p>-2.0191</text:p>
          </table:table-cell>
          <table:table-cell office:value-type="float" office:value="-1.93091" calcext:value-type="float">
            <text:p>-1.93091</text:p>
          </table:table-cell>
          <table:table-cell office:value-type="float" office:value="-1.8314199" calcext:value-type="float">
            <text:p>-1.8314199</text:p>
          </table:table-cell>
          <table:table-cell office:value-type="float" office:value="-1.72796" calcext:value-type="float">
            <text:p>-1.72796</text:p>
          </table:table-cell>
          <table:table-cell office:value-type="float" office:value="-1.63671" calcext:value-type="float">
            <text:p>-1.63671</text:p>
          </table:table-cell>
          <table:table-cell office:value-type="float" office:value="-1.54057" calcext:value-type="float">
            <text:p>-1.54057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7954" calcext:value-type="float">
            <text:p>-1.17954</text:p>
          </table:table-cell>
        </table:table-row>
        <table:table-row table:style-name="ro1">
          <table:table-cell office:value-type="float" office:value="-2.57515" calcext:value-type="float">
            <text:p>-2.57515</text:p>
          </table:table-cell>
          <table:table-cell office:value-type="float" office:value="-2.4301901" calcext:value-type="float">
            <text:p>-2.4301901</text:p>
          </table:table-cell>
          <table:table-cell office:value-type="float" office:value="-2.32673" calcext:value-type="float">
            <text:p>-2.32673</text:p>
          </table:table-cell>
          <table:table-cell office:value-type="float" office:value="-2.2165599" calcext:value-type="float">
            <text:p>-2.2165599</text:p>
          </table:table-cell>
          <table:table-cell office:value-type="float" office:value="-2.1185901" calcext:value-type="float">
            <text:p>-2.1185901</text:p>
          </table:table-cell>
          <table:table-cell office:value-type="float" office:value="-2.0184901" calcext:value-type="float">
            <text:p>-2.0184901</text:p>
          </table:table-cell>
          <table:table-cell office:value-type="float" office:value="-1.9303" calcext:value-type="float">
            <text:p>-1.9303</text:p>
          </table:table-cell>
          <table:table-cell office:value-type="float" office:value="-1.83081" calcext:value-type="float">
            <text:p>-1.83081</text:p>
          </table:table-cell>
          <table:table-cell office:value-type="float" office:value="-1.72735" calcext:value-type="float">
            <text:p>-1.72735</text:p>
          </table:table-cell>
          <table:table-cell office:value-type="float" office:value="-1.6361001" calcext:value-type="float">
            <text:p>-1.6361001</text:p>
          </table:table-cell>
          <table:table-cell office:value-type="float" office:value="-1.53966" calcext:value-type="float">
            <text:p>-1.53966</text:p>
          </table:table-cell>
          <table:table-cell office:value-type="float" office:value="-1.4453599" calcext:value-type="float">
            <text:p>-1.4453599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7893" calcext:value-type="float">
            <text:p>-1.17893</text:p>
          </table:table-cell>
        </table:table-row>
        <table:table-row table:style-name="ro1">
          <table:table-cell office:value-type="float" office:value="-2.5745399" calcext:value-type="float">
            <text:p>-2.5745399</text:p>
          </table:table-cell>
          <table:table-cell office:value-type="float" office:value="-2.42958" calcext:value-type="float">
            <text:p>-2.42958</text:p>
          </table:table-cell>
          <table:table-cell office:value-type="float" office:value="-2.3261199" calcext:value-type="float">
            <text:p>-2.3261199</text:p>
          </table:table-cell>
          <table:table-cell office:value-type="float" office:value="-2.21595" calcext:value-type="float">
            <text:p>-2.21595</text:p>
          </table:table-cell>
          <table:table-cell office:value-type="float" office:value="-2.11798" calcext:value-type="float">
            <text:p>-2.11798</text:p>
          </table:table-cell>
          <table:table-cell office:value-type="float" office:value="-2.0181899" calcext:value-type="float">
            <text:p>-2.0181899</text:p>
          </table:table-cell>
          <table:table-cell office:value-type="float" office:value="-1.92969" calcext:value-type="float">
            <text:p>-1.92969</text:p>
          </table:table-cell>
          <table:table-cell office:value-type="float" office:value="-1.8302" calcext:value-type="float">
            <text:p>-1.8302</text:p>
          </table:table-cell>
          <table:table-cell office:value-type="float" office:value="-1.7264301" calcext:value-type="float">
            <text:p>-1.7264301</text:p>
          </table:table-cell>
          <table:table-cell office:value-type="float" office:value="-1.6354899" calcext:value-type="float">
            <text:p>-1.6354899</text:p>
          </table:table-cell>
          <table:table-cell office:value-type="float" office:value="-1.53905" calcext:value-type="float">
            <text:p>-1.53905</text:p>
          </table:table-cell>
          <table:table-cell office:value-type="float" office:value="-1.44475" calcext:value-type="float">
            <text:p>-1.44475</text:p>
          </table:table-cell>
          <table:table-cell office:value-type="float" office:value="-1.3535" calcext:value-type="float">
            <text:p>-1.3535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783201" calcext:value-type="float">
            <text:p>-1.1783201</text:p>
          </table:table-cell>
        </table:table-row>
        <table:table-row table:style-name="ro1">
          <table:table-cell office:value-type="float" office:value="-2.5736301" calcext:value-type="float">
            <text:p>-2.5736301</text:p>
          </table:table-cell>
          <table:table-cell office:value-type="float" office:value="-2.4289701" calcext:value-type="float">
            <text:p>-2.4289701</text:p>
          </table:table-cell>
          <table:table-cell office:value-type="float" office:value="-2.32551" calcext:value-type="float">
            <text:p>-2.32551</text:p>
          </table:table-cell>
          <table:table-cell office:value-type="float" office:value="-2.2153399" calcext:value-type="float">
            <text:p>-2.2153399</text:p>
          </table:table-cell>
          <table:table-cell office:value-type="float" office:value="-2.1173699" calcext:value-type="float">
            <text:p>-2.1173699</text:p>
          </table:table-cell>
          <table:table-cell office:value-type="float" office:value="-2.0172701" calcext:value-type="float">
            <text:p>-2.0172701</text:p>
          </table:table-cell>
          <table:table-cell office:value-type="float" office:value="-1.92908" calcext:value-type="float">
            <text:p>-1.92908</text:p>
          </table:table-cell>
          <table:table-cell office:value-type="float" office:value="-1.8295799" calcext:value-type="float">
            <text:p>-1.8295799</text:p>
          </table:table-cell>
          <table:table-cell office:value-type="float" office:value="-1.7258199" calcext:value-type="float">
            <text:p>-1.7258199</text:p>
          </table:table-cell>
          <table:table-cell office:value-type="float" office:value="-1.63427" calcext:value-type="float">
            <text:p>-1.63427</text:p>
          </table:table-cell>
          <table:table-cell office:value-type="float" office:value="-1.53844" calcext:value-type="float">
            <text:p>-1.53844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5289" calcext:value-type="float">
            <text:p>-1.35289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777101" calcext:value-type="float">
            <text:p>-1.1777101</text:p>
          </table:table-cell>
        </table:table-row>
        <table:table-row table:style-name="ro1">
          <table:table-cell office:value-type="float" office:value="-2.57302" calcext:value-type="float">
            <text:p>-2.57302</text:p>
          </table:table-cell>
          <table:table-cell office:value-type="float" office:value="-2.42836" calcext:value-type="float">
            <text:p>-2.42836</text:p>
          </table:table-cell>
          <table:table-cell office:value-type="float" office:value="-2.3248999" calcext:value-type="float">
            <text:p>-2.3248999</text:p>
          </table:table-cell>
          <table:table-cell office:value-type="float" office:value="-2.2144201" calcext:value-type="float">
            <text:p>-2.2144201</text:p>
          </table:table-cell>
          <table:table-cell office:value-type="float" office:value="-2.11676" calcext:value-type="float">
            <text:p>-2.11676</text:p>
          </table:table-cell>
          <table:table-cell office:value-type="float" office:value="-2.0169699" calcext:value-type="float">
            <text:p>-2.0169699</text:p>
          </table:table-cell>
          <table:table-cell office:value-type="float" office:value="-1.9287699" calcext:value-type="float">
            <text:p>-1.9287699</text:p>
          </table:table-cell>
          <table:table-cell office:value-type="float" office:value="-1.82897" calcext:value-type="float">
            <text:p>-1.82897</text:p>
          </table:table-cell>
          <table:table-cell office:value-type="float" office:value="-1.72521" calcext:value-type="float">
            <text:p>-1.72521</text:p>
          </table:table-cell>
          <table:table-cell office:value-type="float" office:value="-1.63366" calcext:value-type="float">
            <text:p>-1.63366</text:p>
          </table:table-cell>
          <table:table-cell office:value-type="float" office:value="-1.53783" calcext:value-type="float">
            <text:p>-1.53783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770999" calcext:value-type="float">
            <text:p>-1.1770999</text:p>
          </table:table-cell>
        </table:table-row>
        <table:table-row table:style-name="ro1">
          <table:table-cell office:value-type="float" office:value="-2.5724101" calcext:value-type="float">
            <text:p>-2.5724101</text:p>
          </table:table-cell>
          <table:table-cell office:value-type="float" office:value="-2.4277501" calcext:value-type="float">
            <text:p>-2.4277501</text:p>
          </table:table-cell>
          <table:table-cell office:value-type="float" office:value="-2.32429" calcext:value-type="float">
            <text:p>-2.32429</text:p>
          </table:table-cell>
          <table:table-cell office:value-type="float" office:value="-2.21381" calcext:value-type="float">
            <text:p>-2.21381</text:p>
          </table:table-cell>
          <table:table-cell office:value-type="float" office:value="-2.1161499" calcext:value-type="float">
            <text:p>-2.1161499</text:p>
          </table:table-cell>
          <table:table-cell office:value-type="float" office:value="-2.0160501" calcext:value-type="float">
            <text:p>-2.0160501</text:p>
          </table:table-cell>
          <table:table-cell office:value-type="float" office:value="-1.92816" calcext:value-type="float">
            <text:p>-1.92816</text:p>
          </table:table-cell>
          <table:table-cell office:value-type="float" office:value="-1.82836" calcext:value-type="float">
            <text:p>-1.82836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3305" calcext:value-type="float">
            <text:p>-1.63305</text:p>
          </table:table-cell>
          <table:table-cell office:value-type="float" office:value="-1.5369101" calcext:value-type="float">
            <text:p>-1.5369101</text:p>
          </table:table-cell>
          <table:table-cell office:value-type="float" office:value="-1.44292" calcext:value-type="float">
            <text:p>-1.44292</text:p>
          </table:table-cell>
          <table:table-cell office:value-type="float" office:value="-1.35166" calcext:value-type="float">
            <text:p>-1.35166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764899" calcext:value-type="float">
            <text:p>-1.1764899</text:p>
          </table:table-cell>
        </table:table-row>
        <table:table-row table:style-name="ro1">
          <table:table-cell office:value-type="float" office:value="-2.57179" calcext:value-type="float">
            <text:p>-2.57179</text:p>
          </table:table-cell>
          <table:table-cell office:value-type="float" office:value="-2.42714" calcext:value-type="float">
            <text:p>-2.42714</text:p>
          </table:table-cell>
          <table:table-cell office:value-type="float" office:value="-2.3236799" calcext:value-type="float">
            <text:p>-2.3236799</text:p>
          </table:table-cell>
          <table:table-cell office:value-type="float" office:value="-2.2132001" calcext:value-type="float">
            <text:p>-2.2132001</text:p>
          </table:table-cell>
          <table:table-cell office:value-type="float" office:value="-2.11554" calcext:value-type="float">
            <text:p>-2.11554</text:p>
          </table:table-cell>
          <table:table-cell office:value-type="float" office:value="-2.0157499" calcext:value-type="float">
            <text:p>-2.0157499</text:p>
          </table:table-cell>
          <table:table-cell office:value-type="float" office:value="-1.92755" calcext:value-type="float">
            <text:p>-1.92755</text:p>
          </table:table-cell>
          <table:table-cell office:value-type="float" office:value="-1.82775" calcext:value-type="float">
            <text:p>-1.82775</text:p>
          </table:table-cell>
          <table:table-cell office:value-type="float" office:value="-1.72338" calcext:value-type="float">
            <text:p>-1.72338</text:p>
          </table:table-cell>
          <table:table-cell office:value-type="float" office:value="-1.63213" calcext:value-type="float">
            <text:p>-1.63213</text:p>
          </table:table-cell>
          <table:table-cell office:value-type="float" office:value="-1.536" calcext:value-type="float">
            <text:p>-1.536</text:p>
          </table:table-cell>
          <table:table-cell office:value-type="float" office:value="-1.4423" calcext:value-type="float">
            <text:p>-1.4423</text:p>
          </table:table-cell>
          <table:table-cell office:value-type="float" office:value="-1.35105" calcext:value-type="float">
            <text:p>-1.35105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7588" calcext:value-type="float">
            <text:p>-1.17588</text:p>
          </table:table-cell>
        </table:table-row>
        <table:table-row table:style-name="ro1">
          <table:table-cell office:value-type="float" office:value="-2.5711801" calcext:value-type="float">
            <text:p>-2.5711801</text:p>
          </table:table-cell>
          <table:table-cell office:value-type="float" office:value="-2.4265299" calcext:value-type="float">
            <text:p>-2.4265299</text:p>
          </table:table-cell>
          <table:table-cell office:value-type="float" office:value="-2.32307" calcext:value-type="float">
            <text:p>-2.32307</text:p>
          </table:table-cell>
          <table:table-cell office:value-type="float" office:value="-2.21259" calcext:value-type="float">
            <text:p>-2.21259</text:p>
          </table:table-cell>
          <table:table-cell office:value-type="float" office:value="-2.1149299" calcext:value-type="float">
            <text:p>-2.1149299</text:p>
          </table:table-cell>
          <table:table-cell office:value-type="float" office:value="-2.0151401" calcext:value-type="float">
            <text:p>-2.0151401</text:p>
          </table:table-cell>
          <table:table-cell office:value-type="float" office:value="-1.92694" calcext:value-type="float">
            <text:p>-1.92694</text:p>
          </table:table-cell>
          <table:table-cell office:value-type="float" office:value="-1.82714" calcext:value-type="float">
            <text:p>-1.82714</text:p>
          </table:table-cell>
          <table:table-cell office:value-type="float" office:value="-1.72246" calcext:value-type="float">
            <text:p>-1.72246</text:p>
          </table:table-cell>
          <table:table-cell office:value-type="float" office:value="-1.63152" calcext:value-type="float">
            <text:p>-1.63152</text:p>
          </table:table-cell>
          <table:table-cell office:value-type="float" office:value="-1.53539" calcext:value-type="float">
            <text:p>-1.53539</text:p>
          </table:table-cell>
          <table:table-cell office:value-type="float" office:value="-1.44139" calcext:value-type="float">
            <text:p>-1.44139</text:p>
          </table:table-cell>
          <table:table-cell office:value-type="float" office:value="-1.35014" calcext:value-type="float">
            <text:p>-1.35014</text:p>
          </table:table-cell>
          <table:table-cell office:value-type="float" office:value="-1.26713" calcext:value-type="float">
            <text:p>-1.26713</text:p>
          </table:table-cell>
          <table:table-cell office:value-type="float" office:value="-1.17527" calcext:value-type="float">
            <text:p>-1.17527</text:p>
          </table:table-cell>
        </table:table-row>
        <table:table-row table:style-name="ro1">
          <table:table-cell office:value-type="float" office:value="-2.57057" calcext:value-type="float">
            <text:p>-2.57057</text:p>
          </table:table-cell>
          <table:table-cell office:value-type="float" office:value="-2.42592" calcext:value-type="float">
            <text:p>-2.42592</text:p>
          </table:table-cell>
          <table:table-cell office:value-type="float" office:value="-2.3224599" calcext:value-type="float">
            <text:p>-2.3224599</text:p>
          </table:table-cell>
          <table:table-cell office:value-type="float" office:value="-2.2119801" calcext:value-type="float">
            <text:p>-2.2119801</text:p>
          </table:table-cell>
          <table:table-cell office:value-type="float" office:value="-2.11432" calcext:value-type="float">
            <text:p>-2.11432</text:p>
          </table:table-cell>
          <table:table-cell office:value-type="float" office:value="-2.0145299" calcext:value-type="float">
            <text:p>-2.0145299</text:p>
          </table:table-cell>
          <table:table-cell office:value-type="float" office:value="-1.92602" calcext:value-type="float">
            <text:p>-1.92602</text:p>
          </table:table-cell>
          <table:table-cell office:value-type="float" office:value="-1.82653" calcext:value-type="float">
            <text:p>-1.82653</text:p>
          </table:table-cell>
          <table:table-cell office:value-type="float" office:value="-1.72185" calcext:value-type="float">
            <text:p>-1.72185</text:p>
          </table:table-cell>
          <table:table-cell office:value-type="float" office:value="-1.63091" calcext:value-type="float">
            <text:p>-1.63091</text:p>
          </table:table-cell>
          <table:table-cell office:value-type="float" office:value="-1.53478" calcext:value-type="float">
            <text:p>-1.53478</text:p>
          </table:table-cell>
          <table:table-cell office:value-type="float" office:value="-1.44047" calcext:value-type="float">
            <text:p>-1.44047</text:p>
          </table:table-cell>
          <table:table-cell office:value-type="float" office:value="-1.34953" calcext:value-type="float">
            <text:p>-1.34953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7466" calcext:value-type="float">
            <text:p>-1.17466</text:p>
          </table:table-cell>
        </table:table-row>
        <table:table-row table:style-name="ro1">
          <table:table-cell office:value-type="float" office:value="-2.5699601" calcext:value-type="float">
            <text:p>-2.5699601</text:p>
          </table:table-cell>
          <table:table-cell office:value-type="float" office:value="-2.4253099" calcext:value-type="float">
            <text:p>-2.4253099</text:p>
          </table:table-cell>
          <table:table-cell office:value-type="float" office:value="-2.3215401" calcext:value-type="float">
            <text:p>-2.3215401</text:p>
          </table:table-cell>
          <table:table-cell office:value-type="float" office:value="-2.21137" calcext:value-type="float">
            <text:p>-2.21137</text:p>
          </table:table-cell>
          <table:table-cell office:value-type="float" office:value="-2.1137099" calcext:value-type="float">
            <text:p>-2.1137099</text:p>
          </table:table-cell>
          <table:table-cell office:value-type="float" office:value="-2.0139201" calcext:value-type="float">
            <text:p>-2.0139201</text:p>
          </table:table-cell>
          <table:table-cell office:value-type="float" office:value="-1.92541" calcext:value-type="float">
            <text:p>-1.92541</text:p>
          </table:table-cell>
          <table:table-cell office:value-type="float" office:value="-1.82592" calcext:value-type="float">
            <text:p>-1.82592</text:p>
          </table:table-cell>
          <table:table-cell office:value-type="float" office:value="-1.72124" calcext:value-type="float">
            <text:p>-1.72124</text:p>
          </table:table-cell>
          <table:table-cell office:value-type="float" office:value="-1.6303" calcext:value-type="float">
            <text:p>-1.6303</text:p>
          </table:table-cell>
          <table:table-cell office:value-type="float" office:value="-1.53417" calcext:value-type="float">
            <text:p>-1.53417</text:p>
          </table:table-cell>
          <table:table-cell office:value-type="float" office:value="-1.43986" calcext:value-type="float">
            <text:p>-1.43986</text:p>
          </table:table-cell>
          <table:table-cell office:value-type="float" office:value="-1.34861" calcext:value-type="float">
            <text:p>-1.34861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-1.17405" calcext:value-type="float">
            <text:p>-1.17405</text:p>
          </table:table-cell>
        </table:table-row>
        <table:table-row table:style-name="ro1">
          <table:table-cell office:value-type="float" office:value="-2.56935" calcext:value-type="float">
            <text:p>-2.56935</text:p>
          </table:table-cell>
          <table:table-cell office:value-type="float" office:value="-2.4247" calcext:value-type="float">
            <text:p>-2.4247</text:p>
          </table:table-cell>
          <table:table-cell office:value-type="float" office:value="-2.32093" calcext:value-type="float">
            <text:p>-2.32093</text:p>
          </table:table-cell>
          <table:table-cell office:value-type="float" office:value="-2.2107601" calcext:value-type="float">
            <text:p>-2.2107601</text:p>
          </table:table-cell>
          <table:table-cell office:value-type="float" office:value="-2.1131001" calcext:value-type="float">
            <text:p>-2.1131001</text:p>
          </table:table-cell>
          <table:table-cell office:value-type="float" office:value="-2.013" calcext:value-type="float">
            <text:p>-2.013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-1.82531" calcext:value-type="float">
            <text:p>-1.82531</text:p>
          </table:table-cell>
          <table:table-cell office:value-type="float" office:value="-1.72063" calcext:value-type="float">
            <text:p>-1.72063</text:p>
          </table:table-cell>
          <table:table-cell office:value-type="float" office:value="-1.6296901" calcext:value-type="float">
            <text:p>-1.6296901</text:p>
          </table:table-cell>
          <table:table-cell office:value-type="float" office:value="-1.53356" calcext:value-type="float">
            <text:p>-1.53356</text:p>
          </table:table-cell>
          <table:table-cell office:value-type="float" office:value="-1.43925" calcext:value-type="float">
            <text:p>-1.43925</text:p>
          </table:table-cell>
          <table:table-cell office:value-type="float" office:value="-1.348" calcext:value-type="float">
            <text:p>-1.348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7344" calcext:value-type="float">
            <text:p>-1.17344</text:p>
          </table:table-cell>
        </table:table-row>
        <table:table-row table:style-name="ro1">
          <table:table-cell office:value-type="float" office:value="-2.5687399" calcext:value-type="float">
            <text:p>-2.5687399</text:p>
          </table:table-cell>
          <table:table-cell office:value-type="float" office:value="-2.4240899" calcext:value-type="float">
            <text:p>-2.4240899</text:p>
          </table:table-cell>
          <table:table-cell office:value-type="float" office:value="-2.3203199" calcext:value-type="float">
            <text:p>-2.3203199</text:p>
          </table:table-cell>
          <table:table-cell office:value-type="float" office:value="-2.21015" calcext:value-type="float">
            <text:p>-2.21015</text:p>
          </table:table-cell>
          <table:table-cell office:value-type="float" office:value="-2.1124899" calcext:value-type="float">
            <text:p>-2.1124899</text:p>
          </table:table-cell>
          <table:table-cell office:value-type="float" office:value="-2.0127001" calcext:value-type="float">
            <text:p>-2.0127001</text:p>
          </table:table-cell>
          <table:table-cell office:value-type="float" office:value="-1.92419" calcext:value-type="float">
            <text:p>-1.92419</text:p>
          </table:table-cell>
          <table:table-cell office:value-type="float" office:value="-1.8247" calcext:value-type="float">
            <text:p>-1.8247</text:p>
          </table:table-cell>
          <table:table-cell office:value-type="float" office:value="-1.7200201" calcext:value-type="float">
            <text:p>-1.7200201</text:p>
          </table:table-cell>
          <table:table-cell office:value-type="float" office:value="-1.6290801" calcext:value-type="float">
            <text:p>-1.6290801</text:p>
          </table:table-cell>
          <table:table-cell office:value-type="float" office:value="-1.53294" calcext:value-type="float">
            <text:p>-1.53294</text:p>
          </table:table-cell>
          <table:table-cell office:value-type="float" office:value="-1.43864" calcext:value-type="float">
            <text:p>-1.43864</text:p>
          </table:table-cell>
          <table:table-cell office:value-type="float" office:value="-1.3473901" calcext:value-type="float">
            <text:p>-1.3473901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7283" calcext:value-type="float">
            <text:p>-1.17283</text:p>
          </table:table-cell>
        </table:table-row>
        <table:table-row table:style-name="ro1">
          <table:table-cell office:value-type="float" office:value="-2.56813" calcext:value-type="float">
            <text:p>-2.56813</text:p>
          </table:table-cell>
          <table:table-cell office:value-type="float" office:value="-2.42347" calcext:value-type="float">
            <text:p>-2.42347</text:p>
          </table:table-cell>
          <table:table-cell office:value-type="float" office:value="-2.31971" calcext:value-type="float">
            <text:p>-2.31971</text:p>
          </table:table-cell>
          <table:table-cell office:value-type="float" office:value="-2.2095399" calcext:value-type="float">
            <text:p>-2.2095399</text:p>
          </table:table-cell>
          <table:table-cell office:value-type="float" office:value="-2.1118801" calcext:value-type="float">
            <text:p>-2.1118801</text:p>
          </table:table-cell>
          <table:table-cell office:value-type="float" office:value="-2.01209" calcext:value-type="float">
            <text:p>-2.01209</text:p>
          </table:table-cell>
          <table:table-cell office:value-type="float" office:value="-1.9235801" calcext:value-type="float">
            <text:p>-1.9235801</text:p>
          </table:table-cell>
          <table:table-cell office:value-type="float" office:value="-1.82409" calcext:value-type="float">
            <text:p>-1.82409</text:p>
          </table:table-cell>
          <table:table-cell office:value-type="float" office:value="-1.7194099" calcext:value-type="float">
            <text:p>-1.7194099</text:p>
          </table:table-cell>
          <table:table-cell office:value-type="float" office:value="-1.6284699" calcext:value-type="float">
            <text:p>-1.6284699</text:p>
          </table:table-cell>
          <table:table-cell office:value-type="float" office:value="-1.53233" calcext:value-type="float">
            <text:p>-1.53233</text:p>
          </table:table-cell>
          <table:table-cell office:value-type="float" office:value="-1.43803" calcext:value-type="float">
            <text:p>-1.43803</text:p>
          </table:table-cell>
          <table:table-cell office:value-type="float" office:value="-1.3467799" calcext:value-type="float">
            <text:p>-1.3467799</text:p>
          </table:table-cell>
          <table:table-cell office:value-type="float" office:value="-1.26408" calcext:value-type="float">
            <text:p>-1.26408</text:p>
          </table:table-cell>
          <table:table-cell office:value-type="float" office:value="-1.17222" calcext:value-type="float">
            <text:p>-1.17222</text:p>
          </table:table-cell>
        </table:table-row>
        <table:table-row table:style-name="ro1">
          <table:table-cell office:value-type="float" office:value="-2.5675199" calcext:value-type="float">
            <text:p>-2.5675199</text:p>
          </table:table-cell>
          <table:table-cell office:value-type="float" office:value="-2.4228599" calcext:value-type="float">
            <text:p>-2.4228599</text:p>
          </table:table-cell>
          <table:table-cell office:value-type="float" office:value="-2.3190999" calcext:value-type="float">
            <text:p>-2.3190999</text:p>
          </table:table-cell>
          <table:table-cell office:value-type="float" office:value="-2.20893" calcext:value-type="float">
            <text:p>-2.20893</text:p>
          </table:table-cell>
          <table:table-cell office:value-type="float" office:value="-2.11127" calcext:value-type="float">
            <text:p>-2.11127</text:p>
          </table:table-cell>
          <table:table-cell office:value-type="float" office:value="-2.0114701" calcext:value-type="float">
            <text:p>-2.0114701</text:p>
          </table:table-cell>
          <table:table-cell office:value-type="float" office:value="-1.9229701" calcext:value-type="float">
            <text:p>-1.9229701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-1.7185" calcext:value-type="float">
            <text:p>-1.7185</text:p>
          </table:table-cell>
          <table:table-cell office:value-type="float" office:value="-1.62786" calcext:value-type="float">
            <text:p>-1.62786</text:p>
          </table:table-cell>
          <table:table-cell office:value-type="float" office:value="-1.53172" calcext:value-type="float">
            <text:p>-1.53172</text:p>
          </table:table-cell>
          <table:table-cell office:value-type="float" office:value="-1.43742" calcext:value-type="float">
            <text:p>-1.43742</text:p>
          </table:table-cell>
          <table:table-cell office:value-type="float" office:value="-1.3461699" calcext:value-type="float">
            <text:p>-1.3461699</text:p>
          </table:table-cell>
          <table:table-cell office:value-type="float" office:value="-1.2634701" calcext:value-type="float">
            <text:p>-1.2634701</text:p>
          </table:table-cell>
          <table:table-cell office:value-type="float" office:value="-1.1713001" calcext:value-type="float">
            <text:p>-1.1713001</text:p>
          </table:table-cell>
        </table:table-row>
        <table:table-row table:style-name="ro1">
          <table:table-cell office:value-type="float" office:value="-2.56691" calcext:value-type="float">
            <text:p>-2.56691</text:p>
          </table:table-cell>
          <table:table-cell office:value-type="float" office:value="-2.42225" calcext:value-type="float">
            <text:p>-2.42225</text:p>
          </table:table-cell>
          <table:table-cell office:value-type="float" office:value="-2.31849" calcext:value-type="float">
            <text:p>-2.31849</text:p>
          </table:table-cell>
          <table:table-cell office:value-type="float" office:value="-2.2083199" calcext:value-type="float">
            <text:p>-2.2083199</text:p>
          </table:table-cell>
          <table:table-cell office:value-type="float" office:value="-2.1106601" calcext:value-type="float">
            <text:p>-2.1106601</text:p>
          </table:table-cell>
          <table:table-cell office:value-type="float" office:value="-2.01086" calcext:value-type="float">
            <text:p>-2.01086</text:p>
          </table:table-cell>
          <table:table-cell office:value-type="float" office:value="-1.92206" calcext:value-type="float">
            <text:p>-1.92206</text:p>
          </table:table-cell>
          <table:table-cell office:value-type="float" office:value="-1.82287" calcext:value-type="float">
            <text:p>-1.82287</text:p>
          </table:table-cell>
          <table:table-cell office:value-type="float" office:value="-1.71789" calcext:value-type="float">
            <text:p>-1.71789</text:p>
          </table:table-cell>
          <table:table-cell office:value-type="float" office:value="-1.62694" calcext:value-type="float">
            <text:p>-1.62694</text:p>
          </table:table-cell>
          <table:table-cell office:value-type="float" office:value="-1.53111" calcext:value-type="float">
            <text:p>-1.53111</text:p>
          </table:table-cell>
          <table:table-cell office:value-type="float" office:value="-1.43681" calcext:value-type="float">
            <text:p>-1.43681</text:p>
          </table:table-cell>
          <table:table-cell office:value-type="float" office:value="-1.34556" calcext:value-type="float">
            <text:p>-1.34556</text:p>
          </table:table-cell>
          <table:table-cell office:value-type="float" office:value="-1.2628599" calcext:value-type="float">
            <text:p>-1.2628599</text:p>
          </table:table-cell>
          <table:table-cell office:value-type="float" office:value="-1.17038" calcext:value-type="float">
            <text:p>-1.17038</text:p>
          </table:table-cell>
        </table:table-row>
        <table:table-row table:style-name="ro1">
          <table:table-cell office:value-type="float" office:value="-2.5662999" calcext:value-type="float">
            <text:p>-2.5662999</text:p>
          </table:table-cell>
          <table:table-cell office:value-type="float" office:value="-2.4216399" calcext:value-type="float">
            <text:p>-2.4216399</text:p>
          </table:table-cell>
          <table:table-cell office:value-type="float" office:value="-2.3178799" calcext:value-type="float">
            <text:p>-2.3178799</text:p>
          </table:table-cell>
          <table:table-cell office:value-type="float" office:value="-2.2074001" calcext:value-type="float">
            <text:p>-2.2074001</text:p>
          </table:table-cell>
          <table:table-cell office:value-type="float" office:value="-2.11005" calcext:value-type="float">
            <text:p>-2.11005</text:p>
          </table:table-cell>
          <table:table-cell office:value-type="float" office:value="-2.0102501" calcext:value-type="float">
            <text:p>-2.0102501</text:p>
          </table:table-cell>
          <table:table-cell office:value-type="float" office:value="-1.92145" calcext:value-type="float">
            <text:p>-1.92145</text:p>
          </table:table-cell>
          <table:table-cell office:value-type="float" office:value="-1.82226" calcext:value-type="float">
            <text:p>-1.82226</text:p>
          </table:table-cell>
          <table:table-cell office:value-type="float" office:value="-1.71697" calcext:value-type="float">
            <text:p>-1.71697</text:p>
          </table:table-cell>
          <table:table-cell office:value-type="float" office:value="-1.62633" calcext:value-type="float">
            <text:p>-1.62633</text:p>
          </table:table-cell>
          <table:table-cell office:value-type="float" office:value="-1.5305001" calcext:value-type="float">
            <text:p>-1.5305001</text:p>
          </table:table-cell>
          <table:table-cell office:value-type="float" office:value="-1.4362" calcext:value-type="float">
            <text:p>-1.4362</text:p>
          </table:table-cell>
          <table:table-cell office:value-type="float" office:value="-1.34495" calcext:value-type="float">
            <text:p>-1.34495</text:p>
          </table:table-cell>
          <table:table-cell office:value-type="float" office:value="-1.2622499" calcext:value-type="float">
            <text:p>-1.2622499</text:p>
          </table:table-cell>
          <table:table-cell office:value-type="float" office:value="-1.16977" calcext:value-type="float">
            <text:p>-1.16977</text:p>
          </table:table-cell>
        </table:table-row>
        <table:table-row table:style-name="ro1">
          <table:table-cell office:value-type="float" office:value="-2.56569" calcext:value-type="float">
            <text:p>-2.56569</text:p>
          </table:table-cell>
          <table:table-cell office:value-type="float" office:value="-2.42103" calcext:value-type="float">
            <text:p>-2.42103</text:p>
          </table:table-cell>
          <table:table-cell office:value-type="float" office:value="-2.31727" calcext:value-type="float">
            <text:p>-2.31727</text:p>
          </table:table-cell>
          <table:table-cell office:value-type="float" office:value="-2.20679" calcext:value-type="float">
            <text:p>-2.20679</text:p>
          </table:table-cell>
          <table:table-cell office:value-type="float" office:value="-2.1094401" calcext:value-type="float">
            <text:p>-2.1094401</text:p>
          </table:table-cell>
          <table:table-cell office:value-type="float" office:value="-2.00964" calcext:value-type="float">
            <text:p>-2.00964</text:p>
          </table:table-cell>
          <table:table-cell office:value-type="float" office:value="-1.92114" calcext:value-type="float">
            <text:p>-1.92114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-1.71636" calcext:value-type="float">
            <text:p>-1.71636</text:p>
          </table:table-cell>
          <table:table-cell office:value-type="float" office:value="-1.62572" calcext:value-type="float">
            <text:p>-1.62572</text:p>
          </table:table-cell>
          <table:table-cell office:value-type="float" office:value="-1.5298899" calcext:value-type="float">
            <text:p>-1.5298899</text:p>
          </table:table-cell>
          <table:table-cell office:value-type="float" office:value="-1.43559" calcext:value-type="float">
            <text:p>-1.43559</text:p>
          </table:table-cell>
          <table:table-cell office:value-type="float" office:value="-1.34434" calcext:value-type="float">
            <text:p>-1.34434</text:p>
          </table:table-cell>
          <table:table-cell office:value-type="float" office:value="-1.26164" calcext:value-type="float">
            <text:p>-1.26164</text:p>
          </table:table-cell>
          <table:table-cell office:value-type="float" office:value="-1.16916" calcext:value-type="float">
            <text:p>-1.16916</text:p>
          </table:table-cell>
        </table:table-row>
        <table:table-row table:style-name="ro1">
          <table:table-cell office:value-type="float" office:value="-2.5650799" calcext:value-type="float">
            <text:p>-2.5650799</text:p>
          </table:table-cell>
          <table:table-cell office:value-type="float" office:value="-2.4204199" calcext:value-type="float">
            <text:p>-2.4204199</text:p>
          </table:table-cell>
          <table:table-cell office:value-type="float" office:value="-2.3166599" calcext:value-type="float">
            <text:p>-2.3166599</text:p>
          </table:table-cell>
          <table:table-cell office:value-type="float" office:value="-2.2061801" calcext:value-type="float">
            <text:p>-2.2061801</text:p>
          </table:table-cell>
          <table:table-cell office:value-type="float" office:value="-2.10883" calcext:value-type="float">
            <text:p>-2.10883</text:p>
          </table:table-cell>
          <table:table-cell office:value-type="float" office:value="-2.0090301" calcext:value-type="float">
            <text:p>-2.0090301</text:p>
          </table:table-cell>
          <table:table-cell office:value-type="float" office:value="-1.92053" calcext:value-type="float">
            <text:p>-1.92053</text:p>
          </table:table-cell>
          <table:table-cell office:value-type="float" office:value="-1.82104" calcext:value-type="float">
            <text:p>-1.82104</text:p>
          </table:table-cell>
          <table:table-cell office:value-type="float" office:value="-1.71575" calcext:value-type="float">
            <text:p>-1.71575</text:p>
          </table:table-cell>
          <table:table-cell office:value-type="float" office:value="-1.62511" calcext:value-type="float">
            <text:p>-1.62511</text:p>
          </table:table-cell>
          <table:table-cell office:value-type="float" office:value="-1.52898" calcext:value-type="float">
            <text:p>-1.52898</text:p>
          </table:table-cell>
          <table:table-cell office:value-type="float" office:value="-1.43498" calcext:value-type="float">
            <text:p>-1.43498</text:p>
          </table:table-cell>
          <table:table-cell office:value-type="float" office:value="-1.34373" calcext:value-type="float">
            <text:p>-1.34373</text:p>
          </table:table-cell>
          <table:table-cell office:value-type="float" office:value="-1.2610199" calcext:value-type="float">
            <text:p>-1.2610199</text:p>
          </table:table-cell>
          <table:table-cell office:value-type="float" office:value="-1.16855" calcext:value-type="float">
            <text:p>-1.16855</text:p>
          </table:table-cell>
        </table:table-row>
        <table:table-row table:style-name="ro1">
          <table:table-cell office:value-type="float" office:value="-2.5644701" calcext:value-type="float">
            <text:p>-2.5644701</text:p>
          </table:table-cell>
          <table:table-cell office:value-type="float" office:value="-2.4198101" calcext:value-type="float">
            <text:p>-2.4198101</text:p>
          </table:table-cell>
          <table:table-cell office:value-type="float" office:value="-2.3160501" calcext:value-type="float">
            <text:p>-2.3160501</text:p>
          </table:table-cell>
          <table:table-cell office:value-type="float" office:value="-2.20557" calcext:value-type="float">
            <text:p>-2.20557</text:p>
          </table:table-cell>
          <table:table-cell office:value-type="float" office:value="-2.1082201" calcext:value-type="float">
            <text:p>-2.1082201</text:p>
          </table:table-cell>
          <table:table-cell office:value-type="float" office:value="-2.00842" calcext:value-type="float">
            <text:p>-2.00842</text:p>
          </table:table-cell>
          <table:table-cell office:value-type="float" office:value="-1.91961" calcext:value-type="float">
            <text:p>-1.91961</text:p>
          </table:table-cell>
          <table:table-cell office:value-type="float" office:value="-1.82043" calcext:value-type="float">
            <text:p>-1.82043</text:p>
          </table:table-cell>
          <table:table-cell office:value-type="float" office:value="-1.71514" calcext:value-type="float">
            <text:p>-1.71514</text:p>
          </table:table-cell>
          <table:table-cell office:value-type="float" office:value="-1.62389" calcext:value-type="float">
            <text:p>-1.62389</text:p>
          </table:table-cell>
          <table:table-cell office:value-type="float" office:value="-1.52806" calcext:value-type="float">
            <text:p>-1.52806</text:p>
          </table:table-cell>
          <table:table-cell office:value-type="float" office:value="-1.43406" calcext:value-type="float">
            <text:p>-1.43406</text:p>
          </table:table-cell>
          <table:table-cell office:value-type="float" office:value="-1.34312" calcext:value-type="float">
            <text:p>-1.34312</text:p>
          </table:table-cell>
          <table:table-cell office:value-type="float" office:value="-1.26041" calcext:value-type="float">
            <text:p>-1.26041</text:p>
          </table:table-cell>
          <table:table-cell office:value-type="float" office:value="-1.16794" calcext:value-type="float">
            <text:p>-1.16794</text:p>
          </table:table-cell>
        </table:table-row>
        <table:table-row table:style-name="ro1">
          <table:table-cell office:value-type="float" office:value="-2.5638599" calcext:value-type="float">
            <text:p>-2.5638599</text:p>
          </table:table-cell>
          <table:table-cell office:value-type="float" office:value="-2.4191999" calcext:value-type="float">
            <text:p>-2.4191999</text:p>
          </table:table-cell>
          <table:table-cell office:value-type="float" office:value="-2.3154399" calcext:value-type="float">
            <text:p>-2.3154399</text:p>
          </table:table-cell>
          <table:table-cell office:value-type="float" office:value="-2.2049601" calcext:value-type="float">
            <text:p>-2.2049601</text:p>
          </table:table-cell>
          <table:table-cell office:value-type="float" office:value="-2.10761" calcext:value-type="float">
            <text:p>-2.10761</text:p>
          </table:table-cell>
          <table:table-cell office:value-type="float" office:value="-2.0078101" calcext:value-type="float">
            <text:p>-2.0078101</text:p>
          </table:table-cell>
          <table:table-cell office:value-type="float" office:value="-1.919" calcext:value-type="float">
            <text:p>-1.919</text:p>
          </table:table-cell>
          <table:table-cell office:value-type="float" office:value="-1.81982" calcext:value-type="float">
            <text:p>-1.81982</text:p>
          </table:table-cell>
          <table:table-cell office:value-type="float" office:value="-1.71453" calcext:value-type="float">
            <text:p>-1.71453</text:p>
          </table:table-cell>
          <table:table-cell office:value-type="float" office:value="-1.62328" calcext:value-type="float">
            <text:p>-1.62328</text:p>
          </table:table-cell>
          <table:table-cell office:value-type="float" office:value="-1.52745" calcext:value-type="float">
            <text:p>-1.52745</text:p>
          </table:table-cell>
          <table:table-cell office:value-type="float" office:value="-1.43345" calcext:value-type="float">
            <text:p>-1.43345</text:p>
          </table:table-cell>
          <table:table-cell office:value-type="float" office:value="-1.3422" calcext:value-type="float">
            <text:p>-1.3422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6733" calcext:value-type="float">
            <text:p>-1.16733</text:p>
          </table:table-cell>
        </table:table-row>
        <table:table-row table:style-name="ro1">
          <table:table-cell office:value-type="float" office:value="-2.5632501" calcext:value-type="float">
            <text:p>-2.5632501</text:p>
          </table:table-cell>
          <table:table-cell office:value-type="float" office:value="-2.4185901" calcext:value-type="float">
            <text:p>-2.4185901</text:p>
          </table:table-cell>
          <table:table-cell office:value-type="float" office:value="-2.3148301" calcext:value-type="float">
            <text:p>-2.3148301</text:p>
          </table:table-cell>
          <table:table-cell office:value-type="float" office:value="-2.20435" calcext:value-type="float">
            <text:p>-2.20435</text:p>
          </table:table-cell>
          <table:table-cell office:value-type="float" office:value="-2.1070001" calcext:value-type="float">
            <text:p>-2.1070001</text:p>
          </table:table-cell>
          <table:table-cell office:value-type="float" office:value="-2.0072" calcext:value-type="float">
            <text:p>-2.0072</text:p>
          </table:table-cell>
          <table:table-cell office:value-type="float" office:value="-1.9187" calcext:value-type="float">
            <text:p>-1.9187</text:p>
          </table:table-cell>
          <table:table-cell office:value-type="float" office:value="-1.8192101" calcext:value-type="float">
            <text:p>-1.8192101</text:p>
          </table:table-cell>
          <table:table-cell office:value-type="float" office:value="-1.71392" calcext:value-type="float">
            <text:p>-1.71392</text:p>
          </table:table-cell>
          <table:table-cell office:value-type="float" office:value="-1.6226701" calcext:value-type="float">
            <text:p>-1.6226701</text:p>
          </table:table-cell>
          <table:table-cell office:value-type="float" office:value="-1.52684" calcext:value-type="float">
            <text:p>-1.52684</text:p>
          </table:table-cell>
          <table:table-cell office:value-type="float" office:value="-1.43284" calcext:value-type="float">
            <text:p>-1.43284</text:p>
          </table:table-cell>
          <table:table-cell office:value-type="float" office:value="-1.34129" calcext:value-type="float">
            <text:p>-1.34129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6672" calcext:value-type="float">
            <text:p>-1.16672</text:p>
          </table:table-cell>
        </table:table-row>
        <table:table-row table:style-name="ro1">
          <table:table-cell office:value-type="float" office:value="-2.56264" calcext:value-type="float">
            <text:p>-2.56264</text:p>
          </table:table-cell>
          <table:table-cell office:value-type="float" office:value="-2.41798" calcext:value-type="float">
            <text:p>-2.41798</text:p>
          </table:table-cell>
          <table:table-cell office:value-type="float" office:value="-2.31422" calcext:value-type="float">
            <text:p>-2.31422</text:p>
          </table:table-cell>
          <table:table-cell office:value-type="float" office:value="-2.2037399" calcext:value-type="float">
            <text:p>-2.2037399</text:p>
          </table:table-cell>
          <table:table-cell office:value-type="float" office:value="-2.10639" calcext:value-type="float">
            <text:p>-2.10639</text:p>
          </table:table-cell>
          <table:table-cell office:value-type="float" office:value="-2.0065899" calcext:value-type="float">
            <text:p>-2.0065899</text:p>
          </table:table-cell>
          <table:table-cell office:value-type="float" office:value="-1.91809" calcext:value-type="float">
            <text:p>-1.91809</text:p>
          </table:table-cell>
          <table:table-cell office:value-type="float" office:value="-1.81829" calcext:value-type="float">
            <text:p>-1.81829</text:p>
          </table:table-cell>
          <table:table-cell office:value-type="float" office:value="-1.71331" calcext:value-type="float">
            <text:p>-1.71331</text:p>
          </table:table-cell>
          <table:table-cell office:value-type="float" office:value="-1.6220599" calcext:value-type="float">
            <text:p>-1.6220599</text:p>
          </table:table-cell>
          <table:table-cell office:value-type="float" office:value="-1.52623" calcext:value-type="float">
            <text:p>-1.52623</text:p>
          </table:table-cell>
          <table:table-cell office:value-type="float" office:value="-1.43223" calcext:value-type="float">
            <text:p>-1.43223</text:p>
          </table:table-cell>
          <table:table-cell office:value-type="float" office:value="-1.34068" calcext:value-type="float">
            <text:p>-1.34068</text:p>
          </table:table-cell>
          <table:table-cell office:value-type="float" office:value="-1.25858" calcext:value-type="float">
            <text:p>-1.25858</text:p>
          </table:table-cell>
          <table:table-cell office:value-type="float" office:value="-1.16611" calcext:value-type="float">
            <text:p>-1.16611</text:p>
          </table:table-cell>
        </table:table-row>
        <table:table-row table:style-name="ro1">
          <table:table-cell office:value-type="float" office:value="-2.5620301" calcext:value-type="float">
            <text:p>-2.5620301</text:p>
          </table:table-cell>
          <table:table-cell office:value-type="float" office:value="-2.4173701" calcext:value-type="float">
            <text:p>-2.4173701</text:p>
          </table:table-cell>
          <table:table-cell office:value-type="float" office:value="-2.3136101" calcext:value-type="float">
            <text:p>-2.3136101</text:p>
          </table:table-cell>
          <table:table-cell office:value-type="float" office:value="-2.20313" calcext:value-type="float">
            <text:p>-2.20313</text:p>
          </table:table-cell>
          <table:table-cell office:value-type="float" office:value="-2.1057799" calcext:value-type="float">
            <text:p>-2.1057799</text:p>
          </table:table-cell>
          <table:table-cell office:value-type="float" office:value="-2.00598" calcext:value-type="float">
            <text:p>-2.00598</text:p>
          </table:table-cell>
          <table:table-cell office:value-type="float" office:value="-1.91748" calcext:value-type="float">
            <text:p>-1.91748</text:p>
          </table:table-cell>
          <table:table-cell office:value-type="float" office:value="-1.81768" calcext:value-type="float">
            <text:p>-1.81768</text:p>
          </table:table-cell>
          <table:table-cell office:value-type="float" office:value="-1.7127" calcext:value-type="float">
            <text:p>-1.7127</text:p>
          </table:table-cell>
          <table:table-cell office:value-type="float" office:value="-1.62114" calcext:value-type="float">
            <text:p>-1.62114</text:p>
          </table:table-cell>
          <table:table-cell office:value-type="float" office:value="-1.52562" calcext:value-type="float">
            <text:p>-1.52562</text:p>
          </table:table-cell>
          <table:table-cell office:value-type="float" office:value="-1.43162" calcext:value-type="float">
            <text:p>-1.43162</text:p>
          </table:table-cell>
          <table:table-cell office:value-type="float" office:value="-1.34007" calcext:value-type="float">
            <text:p>-1.34007</text:p>
          </table:table-cell>
          <table:table-cell office:value-type="float" office:value="-1.25797" calcext:value-type="float">
            <text:p>-1.25797</text:p>
          </table:table-cell>
          <table:table-cell office:value-type="float" office:value="-1.1655" calcext:value-type="float">
            <text:p>-1.1655</text:p>
          </table:table-cell>
        </table:table-row>
        <table:table-row table:style-name="ro1">
          <table:table-cell office:value-type="float" office:value="-2.56142" calcext:value-type="float">
            <text:p>-2.56142</text:p>
          </table:table-cell>
          <table:table-cell office:value-type="float" office:value="-2.41676" calcext:value-type="float">
            <text:p>-2.41676</text:p>
          </table:table-cell>
          <table:table-cell office:value-type="float" office:value="-2.313" calcext:value-type="float">
            <text:p>-2.313</text:p>
          </table:table-cell>
          <table:table-cell office:value-type="float" office:value="-2.2025199" calcext:value-type="float">
            <text:p>-2.2025199</text:p>
          </table:table-cell>
          <table:table-cell office:value-type="float" office:value="-2.10517" calcext:value-type="float">
            <text:p>-2.10517</text:p>
          </table:table-cell>
          <table:table-cell office:value-type="float" office:value="-2.0053699" calcext:value-type="float">
            <text:p>-2.0053699</text:p>
          </table:table-cell>
          <table:table-cell office:value-type="float" office:value="-1.91687" calcext:value-type="float">
            <text:p>-1.91687</text:p>
          </table:table-cell>
          <table:table-cell office:value-type="float" office:value="-1.81677" calcext:value-type="float">
            <text:p>-1.81677</text:p>
          </table:table-cell>
          <table:table-cell office:value-type="float" office:value="-1.71209" calcext:value-type="float">
            <text:p>-1.71209</text:p>
          </table:table-cell>
          <table:table-cell office:value-type="float" office:value="-1.62053" calcext:value-type="float">
            <text:p>-1.62053</text:p>
          </table:table-cell>
          <table:table-cell office:value-type="float" office:value="-1.5247" calcext:value-type="float">
            <text:p>-1.5247</text:p>
          </table:table-cell>
          <table:table-cell office:value-type="float" office:value="-1.43101" calcext:value-type="float">
            <text:p>-1.43101</text:p>
          </table:table-cell>
          <table:table-cell office:value-type="float" office:value="-1.33946" calcext:value-type="float">
            <text:p>-1.33946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648901" calcext:value-type="float">
            <text:p>-1.1648901</text:p>
          </table:table-cell>
        </table:table-row>
        <table:table-row table:style-name="ro1">
          <table:table-cell office:value-type="float" office:value="-2.5608101" calcext:value-type="float">
            <text:p>-2.5608101</text:p>
          </table:table-cell>
          <table:table-cell office:value-type="float" office:value="-2.4161501" calcext:value-type="float">
            <text:p>-2.4161501</text:p>
          </table:table-cell>
          <table:table-cell office:value-type="float" office:value="-2.3123901" calcext:value-type="float">
            <text:p>-2.3123901</text:p>
          </table:table-cell>
          <table:table-cell office:value-type="float" office:value="-2.20191" calcext:value-type="float">
            <text:p>-2.20191</text:p>
          </table:table-cell>
          <table:table-cell office:value-type="float" office:value="-2.1045599" calcext:value-type="float">
            <text:p>-2.1045599</text:p>
          </table:table-cell>
          <table:table-cell office:value-type="float" office:value="-2.00476" calcext:value-type="float">
            <text:p>-2.00476</text:p>
          </table:table-cell>
          <table:table-cell office:value-type="float" office:value="-1.91626" calcext:value-type="float">
            <text:p>-1.91626</text:p>
          </table:table-cell>
          <table:table-cell office:value-type="float" office:value="-1.81585" calcext:value-type="float">
            <text:p>-1.81585</text:p>
          </table:table-cell>
          <table:table-cell office:value-type="float" office:value="-1.71148" calcext:value-type="float">
            <text:p>-1.71148</text:p>
          </table:table-cell>
          <table:table-cell office:value-type="float" office:value="-1.61992" calcext:value-type="float">
            <text:p>-1.61992</text:p>
          </table:table-cell>
          <table:table-cell office:value-type="float" office:value="-1.5240901" calcext:value-type="float">
            <text:p>-1.5240901</text:p>
          </table:table-cell>
          <table:table-cell office:value-type="float" office:value="-1.4304" calcext:value-type="float">
            <text:p>-1.4304</text:p>
          </table:table-cell>
          <table:table-cell office:value-type="float" office:value="-1.33885" calcext:value-type="float">
            <text:p>-1.33885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642801" calcext:value-type="float">
            <text:p>-1.1642801</text:p>
          </table:table-cell>
        </table:table-row>
        <table:table-row table:style-name="ro1">
          <table:table-cell office:value-type="float" office:value="-2.5602" calcext:value-type="float">
            <text:p>-2.5602</text:p>
          </table:table-cell>
          <table:table-cell office:value-type="float" office:value="-2.41554" calcext:value-type="float">
            <text:p>-2.41554</text:p>
          </table:table-cell>
          <table:table-cell office:value-type="float" office:value="-2.31178" calcext:value-type="float">
            <text:p>-2.31178</text:p>
          </table:table-cell>
          <table:table-cell office:value-type="float" office:value="-2.2012999" calcext:value-type="float">
            <text:p>-2.2012999</text:p>
          </table:table-cell>
          <table:table-cell office:value-type="float" office:value="-2.1036401" calcext:value-type="float">
            <text:p>-2.1036401</text:p>
          </table:table-cell>
          <table:table-cell office:value-type="float" office:value="-2.0041499" calcext:value-type="float">
            <text:p>-2.0041499</text:p>
          </table:table-cell>
          <table:table-cell office:value-type="float" office:value="-1.91565" calcext:value-type="float">
            <text:p>-1.91565</text:p>
          </table:table-cell>
          <table:table-cell office:value-type="float" office:value="-1.81524" calcext:value-type="float">
            <text:p>-1.81524</text:p>
          </table:table-cell>
          <table:table-cell office:value-type="float" office:value="-1.71087" calcext:value-type="float">
            <text:p>-1.71087</text:p>
          </table:table-cell>
          <table:table-cell office:value-type="float" office:value="-1.61931" calcext:value-type="float">
            <text:p>-1.61931</text:p>
          </table:table-cell>
          <table:table-cell office:value-type="float" office:value="-1.5234801" calcext:value-type="float">
            <text:p>-1.5234801</text:p>
          </table:table-cell>
          <table:table-cell office:value-type="float" office:value="-1.42979" calcext:value-type="float">
            <text:p>-1.42979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1.25614" calcext:value-type="float">
            <text:p>-1.25614</text:p>
          </table:table-cell>
          <table:table-cell office:value-type="float" office:value="-1.1636699" calcext:value-type="float">
            <text:p>-1.1636699</text:p>
          </table:table-cell>
        </table:table-row>
        <table:table-row table:style-name="ro1">
          <table:table-cell office:value-type="float" office:value="-2.5595901" calcext:value-type="float">
            <text:p>-2.5595901</text:p>
          </table:table-cell>
          <table:table-cell office:value-type="float" office:value="-2.4149301" calcext:value-type="float">
            <text:p>-2.4149301</text:p>
          </table:table-cell>
          <table:table-cell office:value-type="float" office:value="-2.3111701" calcext:value-type="float">
            <text:p>-2.3111701</text:p>
          </table:table-cell>
          <table:table-cell office:value-type="float" office:value="-2.20069" calcext:value-type="float">
            <text:p>-2.20069</text:p>
          </table:table-cell>
          <table:table-cell office:value-type="float" office:value="-2.10303" calcext:value-type="float">
            <text:p>-2.10303</text:p>
          </table:table-cell>
          <table:table-cell office:value-type="float" office:value="-2.00354" calcext:value-type="float">
            <text:p>-2.00354</text:p>
          </table:table-cell>
          <table:table-cell office:value-type="float" office:value="-1.91504" calcext:value-type="float">
            <text:p>-1.91504</text:p>
          </table:table-cell>
          <table:table-cell office:value-type="float" office:value="-1.81463" calcext:value-type="float">
            <text:p>-1.81463</text:p>
          </table:table-cell>
          <table:table-cell office:value-type="float" office:value="-1.71026" calcext:value-type="float">
            <text:p>-1.71026</text:p>
          </table:table-cell>
          <table:table-cell office:value-type="float" office:value="-1.6187" calcext:value-type="float">
            <text:p>-1.6187</text:p>
          </table:table-cell>
          <table:table-cell office:value-type="float" office:value="-1.5228699" calcext:value-type="float">
            <text:p>-1.5228699</text:p>
          </table:table-cell>
          <table:table-cell office:value-type="float" office:value="-1.42918" calcext:value-type="float">
            <text:p>-1.42918</text:p>
          </table:table-cell>
          <table:table-cell office:value-type="float" office:value="-1.33732" calcext:value-type="float">
            <text:p>-1.33732</text:p>
          </table:table-cell>
          <table:table-cell office:value-type="float" office:value="-1.25553" calcext:value-type="float">
            <text:p>-1.25553</text:p>
          </table:table-cell>
          <table:table-cell office:value-type="float" office:value="-1.1630599" calcext:value-type="float">
            <text:p>-1.1630599</text:p>
          </table:table-cell>
        </table:table-row>
        <table:table-row table:style-name="ro1">
          <table:table-cell office:value-type="float" office:value="-2.55898" calcext:value-type="float">
            <text:p>-2.55898</text:p>
          </table:table-cell>
          <table:table-cell office:value-type="float" office:value="-2.41432" calcext:value-type="float">
            <text:p>-2.41432</text:p>
          </table:table-cell>
          <table:table-cell office:value-type="float" office:value="-2.31056" calcext:value-type="float">
            <text:p>-2.31056</text:p>
          </table:table-cell>
          <table:table-cell office:value-type="float" office:value="-2.2000799" calcext:value-type="float">
            <text:p>-2.2000799</text:p>
          </table:table-cell>
          <table:table-cell office:value-type="float" office:value="-2.1021099" calcext:value-type="float">
            <text:p>-2.1021099</text:p>
          </table:table-cell>
          <table:table-cell office:value-type="float" office:value="-2.0029299" calcext:value-type="float">
            <text:p>-2.0029299</text:p>
          </table:table-cell>
          <table:table-cell office:value-type="float" office:value="-1.91443" calcext:value-type="float">
            <text:p>-1.91443</text:p>
          </table:table-cell>
          <table:table-cell office:value-type="float" office:value="-1.81402" calcext:value-type="float">
            <text:p>-1.81402</text:p>
          </table:table-cell>
          <table:table-cell office:value-type="float" office:value="-1.70965" calcext:value-type="float">
            <text:p>-1.70965</text:p>
          </table:table-cell>
          <table:table-cell office:value-type="float" office:value="-1.61809" calcext:value-type="float">
            <text:p>-1.61809</text:p>
          </table:table-cell>
          <table:table-cell office:value-type="float" office:value="-1.52226" calcext:value-type="float">
            <text:p>-1.52226</text:p>
          </table:table-cell>
          <table:table-cell office:value-type="float" office:value="-1.42857" calcext:value-type="float">
            <text:p>-1.42857</text:p>
          </table:table-cell>
          <table:table-cell office:value-type="float" office:value="-1.33641" calcext:value-type="float">
            <text:p>-1.33641</text:p>
          </table:table-cell>
          <table:table-cell office:value-type="float" office:value="-1.25462" calcext:value-type="float">
            <text:p>-1.25462</text:p>
          </table:table-cell>
          <table:table-cell office:value-type="float" office:value="-1.16214" calcext:value-type="float">
            <text:p>-1.16214</text:p>
          </table:table-cell>
        </table:table-row>
        <table:table-row table:style-name="ro1">
          <table:table-cell office:value-type="float" office:value="-2.5583701" calcext:value-type="float">
            <text:p>-2.5583701</text:p>
          </table:table-cell>
          <table:table-cell office:value-type="float" office:value="-2.4137101" calcext:value-type="float">
            <text:p>-2.4137101</text:p>
          </table:table-cell>
          <table:table-cell office:value-type="float" office:value="-2.3099501" calcext:value-type="float">
            <text:p>-2.3099501</text:p>
          </table:table-cell>
          <table:table-cell office:value-type="float" office:value="-2.19947" calcext:value-type="float">
            <text:p>-2.19947</text:p>
          </table:table-cell>
          <table:table-cell office:value-type="float" office:value="-2.1015" calcext:value-type="float">
            <text:p>-2.1015</text:p>
          </table:table-cell>
          <table:table-cell office:value-type="float" office:value="-2.0023201" calcext:value-type="float">
            <text:p>-2.0023201</text:p>
          </table:table-cell>
          <table:table-cell office:value-type="float" office:value="-1.91351" calcext:value-type="float">
            <text:p>-1.91351</text:p>
          </table:table-cell>
          <table:table-cell office:value-type="float" office:value="-1.81341" calcext:value-type="float">
            <text:p>-1.81341</text:p>
          </table:table-cell>
          <table:table-cell office:value-type="float" office:value="-1.70904" calcext:value-type="float">
            <text:p>-1.70904</text:p>
          </table:table-cell>
          <table:table-cell office:value-type="float" office:value="-1.61748" calcext:value-type="float">
            <text:p>-1.61748</text:p>
          </table:table-cell>
          <table:table-cell office:value-type="float" office:value="-1.52165" calcext:value-type="float">
            <text:p>-1.52165</text:p>
          </table:table-cell>
          <table:table-cell office:value-type="float" office:value="-1.42796" calcext:value-type="float">
            <text:p>-1.42796</text:p>
          </table:table-cell>
          <table:table-cell office:value-type="float" office:value="-1.3358001" calcext:value-type="float">
            <text:p>-1.3358001</text:p>
          </table:table-cell>
          <table:table-cell office:value-type="float" office:value="-1.25401" calcext:value-type="float">
            <text:p>-1.25401</text:p>
          </table:table-cell>
          <table:table-cell office:value-type="float" office:value="-1.16153" calcext:value-type="float">
            <text:p>-1.16153</text:p>
          </table:table-cell>
        </table:table-row>
        <table:table-row table:style-name="ro1">
          <table:table-cell office:value-type="float" office:value="-2.55776" calcext:value-type="float">
            <text:p>-2.55776</text:p>
          </table:table-cell>
          <table:table-cell office:value-type="float" office:value="-2.4131" calcext:value-type="float">
            <text:p>-2.4131</text:p>
          </table:table-cell>
          <table:table-cell office:value-type="float" office:value="-2.30934" calcext:value-type="float">
            <text:p>-2.30934</text:p>
          </table:table-cell>
          <table:table-cell office:value-type="float" office:value="-2.1988599" calcext:value-type="float">
            <text:p>-2.1988599</text:p>
          </table:table-cell>
          <table:table-cell office:value-type="float" office:value="-2.10059" calcext:value-type="float">
            <text:p>-2.10059</text:p>
          </table:table-cell>
          <table:table-cell office:value-type="float" office:value="-2.0017099" calcext:value-type="float">
            <text:p>-2.0017099</text:p>
          </table:table-cell>
          <table:table-cell office:value-type="float" office:value="-1.9129" calcext:value-type="float">
            <text:p>-1.9129</text:p>
          </table:table-cell>
          <table:table-cell office:value-type="float" office:value="-1.8128" calcext:value-type="float">
            <text:p>-1.8128</text:p>
          </table:table-cell>
          <table:table-cell office:value-type="float" office:value="-1.7084301" calcext:value-type="float">
            <text:p>-1.7084301</text:p>
          </table:table-cell>
          <table:table-cell office:value-type="float" office:value="-1.61687" calcext:value-type="float">
            <text:p>-1.61687</text:p>
          </table:table-cell>
          <table:table-cell office:value-type="float" office:value="-1.52074" calcext:value-type="float">
            <text:p>-1.52074</text:p>
          </table:table-cell>
          <table:table-cell office:value-type="float" office:value="-1.42735" calcext:value-type="float">
            <text:p>-1.42735</text:p>
          </table:table-cell>
          <table:table-cell office:value-type="float" office:value="-1.33518" calcext:value-type="float">
            <text:p>-1.33518</text:p>
          </table:table-cell>
          <table:table-cell office:value-type="float" office:value="-1.2534" calcext:value-type="float">
            <text:p>-1.2534</text:p>
          </table:table-cell>
          <table:table-cell office:value-type="float" office:value="-1.16092" calcext:value-type="float">
            <text:p>-1.16092</text:p>
          </table:table-cell>
        </table:table-row>
        <table:table-row table:style-name="ro1">
          <table:table-cell office:value-type="float" office:value="-2.5571499" calcext:value-type="float">
            <text:p>-2.5571499</text:p>
          </table:table-cell>
          <table:table-cell office:value-type="float" office:value="-2.4124899" calcext:value-type="float">
            <text:p>-2.4124899</text:p>
          </table:table-cell>
          <table:table-cell office:value-type="float" office:value="-2.3087299" calcext:value-type="float">
            <text:p>-2.3087299</text:p>
          </table:table-cell>
          <table:table-cell office:value-type="float" office:value="-2.1982501" calcext:value-type="float">
            <text:p>-2.1982501</text:p>
          </table:table-cell>
          <table:table-cell office:value-type="float" office:value="-2.0999801" calcext:value-type="float">
            <text:p>-2.0999801</text:p>
          </table:table-cell>
          <table:table-cell office:value-type="float" office:value="-2.0011001" calcext:value-type="float">
            <text:p>-2.0011001</text:p>
          </table:table-cell>
          <table:table-cell office:value-type="float" office:value="-1.91229" calcext:value-type="float">
            <text:p>-1.91229</text:p>
          </table:table-cell>
          <table:table-cell office:value-type="float" office:value="-1.8121901" calcext:value-type="float">
            <text:p>-1.8121901</text:p>
          </table:table-cell>
          <table:table-cell office:value-type="float" office:value="-1.7078201" calcext:value-type="float">
            <text:p>-1.7078201</text:p>
          </table:table-cell>
          <table:table-cell office:value-type="float" office:value="-1.6162601" calcext:value-type="float">
            <text:p>-1.6162601</text:p>
          </table:table-cell>
          <table:table-cell office:value-type="float" office:value="-1.52013" calcext:value-type="float">
            <text:p>-1.52013</text:p>
          </table:table-cell>
          <table:table-cell office:value-type="float" office:value="-1.4267401" calcext:value-type="float">
            <text:p>-1.4267401</text:p>
          </table:table-cell>
          <table:table-cell office:value-type="float" office:value="-1.3345701" calcext:value-type="float">
            <text:p>-1.3345701</text:p>
          </table:table-cell>
          <table:table-cell office:value-type="float" office:value="-1.25278" calcext:value-type="float">
            <text:p>-1.25278</text:p>
          </table:table-cell>
          <table:table-cell office:value-type="float" office:value="-1.16031" calcext:value-type="float">
            <text:p>-1.16031</text:p>
          </table:table-cell>
        </table:table-row>
        <table:table-row table:style-name="ro1">
          <table:table-cell office:value-type="float" office:value="-2.55654" calcext:value-type="float">
            <text:p>-2.55654</text:p>
          </table:table-cell>
          <table:table-cell office:value-type="float" office:value="-2.4115701" calcext:value-type="float">
            <text:p>-2.4115701</text:p>
          </table:table-cell>
          <table:table-cell office:value-type="float" office:value="-2.30811" calcext:value-type="float">
            <text:p>-2.30811</text:p>
          </table:table-cell>
          <table:table-cell office:value-type="float" office:value="-2.1976399" calcext:value-type="float">
            <text:p>-2.1976399</text:p>
          </table:table-cell>
          <table:table-cell office:value-type="float" office:value="-2.09937" calcext:value-type="float">
            <text:p>-2.09937</text:p>
          </table:table-cell>
          <table:table-cell office:value-type="float" office:value="-2.00049" calcext:value-type="float">
            <text:p>-2.00049</text:p>
          </table:table-cell>
          <table:table-cell office:value-type="float" office:value="-1.91168" calcext:value-type="float">
            <text:p>-1.91168</text:p>
          </table:table-cell>
          <table:table-cell office:value-type="float" office:value="-1.8115799" calcext:value-type="float">
            <text:p>-1.8115799</text:p>
          </table:table-cell>
          <table:table-cell office:value-type="float" office:value="-1.7072099" calcext:value-type="float">
            <text:p>-1.7072099</text:p>
          </table:table-cell>
          <table:table-cell office:value-type="float" office:value="-1.6156501" calcext:value-type="float">
            <text:p>-1.6156501</text:p>
          </table:table-cell>
          <table:table-cell office:value-type="float" office:value="-1.51952" calcext:value-type="float">
            <text:p>-1.51952</text:p>
          </table:table-cell>
          <table:table-cell office:value-type="float" office:value="-1.4261301" calcext:value-type="float">
            <text:p>-1.4261301</text:p>
          </table:table-cell>
          <table:table-cell office:value-type="float" office:value="-1.3339601" calcext:value-type="float">
            <text:p>-1.3339601</text:p>
          </table:table-cell>
          <table:table-cell office:value-type="float" office:value="-1.25217" calcext:value-type="float">
            <text:p>-1.25217</text:p>
          </table:table-cell>
          <table:table-cell office:value-type="float" office:value="-1.1597" calcext:value-type="float">
            <text:p>-1.1597</text:p>
          </table:table-cell>
        </table:table-row>
        <table:table-row table:style-name="ro1">
          <table:table-cell office:value-type="float" office:value="-2.5559299" calcext:value-type="float">
            <text:p>-2.5559299</text:p>
          </table:table-cell>
          <table:table-cell office:value-type="float" office:value="-2.41096" calcext:value-type="float">
            <text:p>-2.41096</text:p>
          </table:table-cell>
          <table:table-cell office:value-type="float" office:value="-2.3072" calcext:value-type="float">
            <text:p>-2.3072</text:p>
          </table:table-cell>
          <table:table-cell office:value-type="float" office:value="-2.1970301" calcext:value-type="float">
            <text:p>-2.1970301</text:p>
          </table:table-cell>
          <table:table-cell office:value-type="float" office:value="-2.0987599" calcext:value-type="float">
            <text:p>-2.0987599</text:p>
          </table:table-cell>
          <table:table-cell office:value-type="float" office:value="-1.99988" calcext:value-type="float">
            <text:p>-1.99988</text:p>
          </table:table-cell>
          <table:table-cell office:value-type="float" office:value="-1.91107" calcext:value-type="float">
            <text:p>-1.91107</text:p>
          </table:table-cell>
          <table:table-cell office:value-type="float" office:value="-1.8109699" calcext:value-type="float">
            <text:p>-1.8109699</text:p>
          </table:table-cell>
          <table:table-cell office:value-type="float" office:value="-1.7066" calcext:value-type="float">
            <text:p>-1.7066</text:p>
          </table:table-cell>
          <table:table-cell office:value-type="float" office:value="-1.6150399" calcext:value-type="float">
            <text:p>-1.6150399</text:p>
          </table:table-cell>
          <table:table-cell office:value-type="float" office:value="-1.5189101" calcext:value-type="float">
            <text:p>-1.5189101</text:p>
          </table:table-cell>
          <table:table-cell office:value-type="float" office:value="-1.4255199" calcext:value-type="float">
            <text:p>-1.4255199</text:p>
          </table:table-cell>
          <table:table-cell office:value-type="float" office:value="-1.3333499" calcext:value-type="float">
            <text:p>-1.3333499</text:p>
          </table:table-cell>
          <table:table-cell office:value-type="float" office:value="-1.25156" calcext:value-type="float">
            <text:p>-1.25156</text:p>
          </table:table-cell>
          <table:table-cell office:value-type="float" office:value="-1.15909" calcext:value-type="float">
            <text:p>-1.15909</text:p>
          </table:table-cell>
        </table:table-row>
        <table:table-row table:style-name="ro1">
          <table:table-cell office:value-type="float" office:value="-2.55531" calcext:value-type="float">
            <text:p>-2.55531</text:p>
          </table:table-cell>
          <table:table-cell office:value-type="float" office:value="-2.4103501" calcext:value-type="float">
            <text:p>-2.4103501</text:p>
          </table:table-cell>
          <table:table-cell office:value-type="float" office:value="-2.3065901" calcext:value-type="float">
            <text:p>-2.3065901</text:p>
          </table:table-cell>
          <table:table-cell office:value-type="float" office:value="-2.19611" calcext:value-type="float">
            <text:p>-2.19611</text:p>
          </table:table-cell>
          <table:table-cell office:value-type="float" office:value="-2.09815" calcext:value-type="float">
            <text:p>-2.09815</text:p>
          </table:table-cell>
          <table:table-cell office:value-type="float" office:value="-1.99927" calcext:value-type="float">
            <text:p>-1.99927</text:p>
          </table:table-cell>
          <table:table-cell office:value-type="float" office:value="-1.91046" calcext:value-type="float">
            <text:p>-1.91046</text:p>
          </table:table-cell>
          <table:table-cell office:value-type="float" office:value="-1.81036" calcext:value-type="float">
            <text:p>-1.81036</text:p>
          </table:table-cell>
          <table:table-cell office:value-type="float" office:value="-1.7059799" calcext:value-type="float">
            <text:p>-1.7059799</text:p>
          </table:table-cell>
          <table:table-cell office:value-type="float" office:value="-1.61412" calcext:value-type="float">
            <text:p>-1.61412</text:p>
          </table:table-cell>
          <table:table-cell office:value-type="float" office:value="-1.5183001" calcext:value-type="float">
            <text:p>-1.5183001</text:p>
          </table:table-cell>
          <table:table-cell office:value-type="float" office:value="-1.4249099" calcext:value-type="float">
            <text:p>-1.4249099</text:p>
          </table:table-cell>
          <table:table-cell office:value-type="float" office:value="-1.3327399" calcext:value-type="float">
            <text:p>-1.3327399</text:p>
          </table:table-cell>
          <table:table-cell office:value-type="float" office:value="-1.25095" calcext:value-type="float">
            <text:p>-1.25095</text:p>
          </table:table-cell>
          <table:table-cell office:value-type="float" office:value="-1.15848" calcext:value-type="float">
            <text:p>-1.15848</text:p>
          </table:table-cell>
        </table:table-row>
        <table:table-row table:style-name="ro1">
          <table:table-cell office:value-type="float" office:value="-2.5546999" calcext:value-type="float">
            <text:p>-2.5546999</text:p>
          </table:table-cell>
          <table:table-cell office:value-type="float" office:value="-2.40974" calcext:value-type="float">
            <text:p>-2.40974</text:p>
          </table:table-cell>
          <table:table-cell office:value-type="float" office:value="-2.30598" calcext:value-type="float">
            <text:p>-2.30598</text:p>
          </table:table-cell>
          <table:table-cell office:value-type="float" office:value="-2.1952" calcext:value-type="float">
            <text:p>-2.1952</text:p>
          </table:table-cell>
          <table:table-cell office:value-type="float" office:value="-2.0975399" calcext:value-type="float">
            <text:p>-2.0975399</text:p>
          </table:table-cell>
          <table:table-cell office:value-type="float" office:value="-1.99866" calcext:value-type="float">
            <text:p>-1.99866</text:p>
          </table:table-cell>
          <table:table-cell office:value-type="float" office:value="-1.90985" calcext:value-type="float">
            <text:p>-1.90985</text:p>
          </table:table-cell>
          <table:table-cell office:value-type="float" office:value="-1.80975" calcext:value-type="float">
            <text:p>-1.80975</text:p>
          </table:table-cell>
          <table:table-cell office:value-type="float" office:value="-1.7053699" calcext:value-type="float">
            <text:p>-1.7053699</text:p>
          </table:table-cell>
          <table:table-cell office:value-type="float" office:value="-1.61321" calcext:value-type="float">
            <text:p>-1.61321</text:p>
          </table:table-cell>
          <table:table-cell office:value-type="float" office:value="-1.5176899" calcext:value-type="float">
            <text:p>-1.5176899</text:p>
          </table:table-cell>
          <table:table-cell office:value-type="float" office:value="-1.4243" calcext:value-type="float">
            <text:p>-1.4243</text:p>
          </table:table-cell>
          <table:table-cell office:value-type="float" office:value="-1.33213" calcext:value-type="float">
            <text:p>-1.33213</text:p>
          </table:table-cell>
          <table:table-cell office:value-type="float" office:value="-1.25034" calcext:value-type="float">
            <text:p>-1.25034</text:p>
          </table:table-cell>
          <table:table-cell office:value-type="float" office:value="-1.1578701" calcext:value-type="float">
            <text:p>-1.1578701</text:p>
          </table:table-cell>
        </table:table-row>
        <table:table-row table:style-name="ro1">
          <table:table-cell office:value-type="float" office:value="-2.55409" calcext:value-type="float">
            <text:p>-2.55409</text:p>
          </table:table-cell>
          <table:table-cell office:value-type="float" office:value="-2.4091301" calcext:value-type="float">
            <text:p>-2.4091301</text:p>
          </table:table-cell>
          <table:table-cell office:value-type="float" office:value="-2.3053701" calcext:value-type="float">
            <text:p>-2.3053701</text:p>
          </table:table-cell>
          <table:table-cell office:value-type="float" office:value="-2.1942799" calcext:value-type="float">
            <text:p>-2.1942799</text:p>
          </table:table-cell>
          <table:table-cell office:value-type="float" office:value="-2.09693" calcext:value-type="float">
            <text:p>-2.09693</text:p>
          </table:table-cell>
          <table:table-cell office:value-type="float" office:value="-1.99805" calcext:value-type="float">
            <text:p>-1.99805</text:p>
          </table:table-cell>
          <table:table-cell office:value-type="float" office:value="-1.90924" calcext:value-type="float">
            <text:p>-1.90924</text:p>
          </table:table-cell>
          <table:table-cell office:value-type="float" office:value="-1.80914" calcext:value-type="float">
            <text:p>-1.80914</text:p>
          </table:table-cell>
          <table:table-cell office:value-type="float" office:value="-1.70476" calcext:value-type="float">
            <text:p>-1.70476</text:p>
          </table:table-cell>
          <table:table-cell office:value-type="float" office:value="-1.6126" calcext:value-type="float">
            <text:p>-1.6126</text:p>
          </table:table-cell>
          <table:table-cell office:value-type="float" office:value="-1.5164599" calcext:value-type="float">
            <text:p>-1.5164599</text:p>
          </table:table-cell>
          <table:table-cell office:value-type="float" office:value="-1.42338" calcext:value-type="float">
            <text:p>-1.42338</text:p>
          </table:table-cell>
          <table:table-cell office:value-type="float" office:value="-1.33152" calcext:value-type="float">
            <text:p>-1.33152</text:p>
          </table:table-cell>
          <table:table-cell office:value-type="float" office:value="-1.24973" calcext:value-type="float">
            <text:p>-1.24973</text:p>
          </table:table-cell>
          <table:table-cell office:value-type="float" office:value="-1.1572599" calcext:value-type="float">
            <text:p>-1.1572599</text:p>
          </table:table-cell>
        </table:table-row>
        <table:table-row table:style-name="ro1">
          <table:table-cell office:value-type="float" office:value="-2.5534799" calcext:value-type="float">
            <text:p>-2.5534799</text:p>
          </table:table-cell>
          <table:table-cell office:value-type="float" office:value="-2.40852" calcext:value-type="float">
            <text:p>-2.40852</text:p>
          </table:table-cell>
          <table:table-cell office:value-type="float" office:value="-2.30476" calcext:value-type="float">
            <text:p>-2.30476</text:p>
          </table:table-cell>
          <table:table-cell office:value-type="float" office:value="-2.19367" calcext:value-type="float">
            <text:p>-2.19367</text:p>
          </table:table-cell>
          <table:table-cell office:value-type="float" office:value="-2.0963199" calcext:value-type="float">
            <text:p>-2.0963199</text:p>
          </table:table-cell>
          <table:table-cell office:value-type="float" office:value="-1.99744" calcext:value-type="float">
            <text:p>-1.99744</text:p>
          </table:table-cell>
          <table:table-cell office:value-type="float" office:value="-1.90863" calcext:value-type="float">
            <text:p>-1.90863</text:p>
          </table:table-cell>
          <table:table-cell office:value-type="float" office:value="-1.80822" calcext:value-type="float">
            <text:p>-1.80822</text:p>
          </table:table-cell>
          <table:table-cell office:value-type="float" office:value="-1.70415" calcext:value-type="float">
            <text:p>-1.70415</text:p>
          </table:table-cell>
          <table:table-cell office:value-type="float" office:value="-1.61199" calcext:value-type="float">
            <text:p>-1.61199</text:p>
          </table:table-cell>
          <table:table-cell office:value-type="float" office:value="-1.5158499" calcext:value-type="float">
            <text:p>-1.5158499</text:p>
          </table:table-cell>
          <table:table-cell office:value-type="float" office:value="-1.42247" calcext:value-type="float">
            <text:p>-1.42247</text:p>
          </table:table-cell>
          <table:table-cell office:value-type="float" office:value="-1.33061" calcext:value-type="float">
            <text:p>-1.33061</text:p>
          </table:table-cell>
          <table:table-cell office:value-type="float" office:value="-1.24912" calcext:value-type="float">
            <text:p>-1.24912</text:p>
          </table:table-cell>
          <table:table-cell office:value-type="float" office:value="-1.1566499" calcext:value-type="float">
            <text:p>-1.1566499</text:p>
          </table:table-cell>
        </table:table-row>
        <table:table-row table:style-name="ro1">
          <table:table-cell office:value-type="float" office:value="-2.55287" calcext:value-type="float">
            <text:p>-2.55287</text:p>
          </table:table-cell>
          <table:table-cell office:value-type="float" office:value="-2.4079101" calcext:value-type="float">
            <text:p>-2.4079101</text:p>
          </table:table-cell>
          <table:table-cell office:value-type="float" office:value="-2.3041501" calcext:value-type="float">
            <text:p>-2.3041501</text:p>
          </table:table-cell>
          <table:table-cell office:value-type="float" office:value="-2.1930599" calcext:value-type="float">
            <text:p>-2.1930599</text:p>
          </table:table-cell>
          <table:table-cell office:value-type="float" office:value="-2.09571" calcext:value-type="float">
            <text:p>-2.09571</text:p>
          </table:table-cell>
          <table:table-cell office:value-type="float" office:value="-1.99683" calcext:value-type="float">
            <text:p>-1.99683</text:p>
          </table:table-cell>
          <table:table-cell office:value-type="float" office:value="-1.90802" calcext:value-type="float">
            <text:p>-1.90802</text:p>
          </table:table-cell>
          <table:table-cell office:value-type="float" office:value="-1.80731" calcext:value-type="float">
            <text:p>-1.80731</text:p>
          </table:table-cell>
          <table:table-cell office:value-type="float" office:value="-1.70354" calcext:value-type="float">
            <text:p>-1.70354</text:p>
          </table:table-cell>
          <table:table-cell office:value-type="float" office:value="-1.61138" calcext:value-type="float">
            <text:p>-1.61138</text:p>
          </table:table-cell>
          <table:table-cell office:value-type="float" office:value="-1.51524" calcext:value-type="float">
            <text:p>-1.51524</text:p>
          </table:table-cell>
          <table:table-cell office:value-type="float" office:value="-1.42186" calcext:value-type="float">
            <text:p>-1.42186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4851" calcext:value-type="float">
            <text:p>-1.24851</text:p>
          </table:table-cell>
          <table:table-cell office:value-type="float" office:value="-1.15604" calcext:value-type="float">
            <text:p>-1.15604</text:p>
          </table:table-cell>
        </table:table-row>
        <table:table-row table:style-name="ro1">
          <table:table-cell office:value-type="float" office:value="-2.5522599" calcext:value-type="float">
            <text:p>-2.5522599</text:p>
          </table:table-cell>
          <table:table-cell office:value-type="float" office:value="-2.4076099" calcext:value-type="float">
            <text:p>-2.4076099</text:p>
          </table:table-cell>
          <table:table-cell office:value-type="float" office:value="-2.30354" calcext:value-type="float">
            <text:p>-2.30354</text:p>
          </table:table-cell>
          <table:table-cell office:value-type="float" office:value="-2.19245" calcext:value-type="float">
            <text:p>-2.19245</text:p>
          </table:table-cell>
          <table:table-cell office:value-type="float" office:value="-2.0950999" calcext:value-type="float">
            <text:p>-2.0950999</text:p>
          </table:table-cell>
          <table:table-cell office:value-type="float" office:value="-1.99591" calcext:value-type="float">
            <text:p>-1.99591</text:p>
          </table:table-cell>
          <table:table-cell office:value-type="float" office:value="-1.90741" calcext:value-type="float">
            <text:p>-1.90741</text:p>
          </table:table-cell>
          <table:table-cell office:value-type="float" office:value="-1.8067" calcext:value-type="float">
            <text:p>-1.8067</text:p>
          </table:table-cell>
          <table:table-cell office:value-type="float" office:value="-1.70293" calcext:value-type="float">
            <text:p>-1.70293</text:p>
          </table:table-cell>
          <table:table-cell office:value-type="float" office:value="-1.61077" calcext:value-type="float">
            <text:p>-1.61077</text:p>
          </table:table-cell>
          <table:table-cell office:value-type="float" office:value="-1.51463" calcext:value-type="float">
            <text:p>-1.51463</text:p>
          </table:table-cell>
          <table:table-cell office:value-type="float" office:value="-1.42125" calcext:value-type="float">
            <text:p>-1.42125</text:p>
          </table:table-cell>
          <table:table-cell office:value-type="float" office:value="-1.32908" calcext:value-type="float">
            <text:p>-1.32908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-1.15543" calcext:value-type="float">
            <text:p>-1.15543</text:p>
          </table:table-cell>
        </table:table-row>
        <table:table-row table:style-name="ro1">
          <table:table-cell office:value-type="float" office:value="-2.55165" calcext:value-type="float">
            <text:p>-2.55165</text:p>
          </table:table-cell>
          <table:table-cell office:value-type="float" office:value="-2.4069901" calcext:value-type="float">
            <text:p>-2.4069901</text:p>
          </table:table-cell>
          <table:table-cell office:value-type="float" office:value="-2.3029301" calcext:value-type="float">
            <text:p>-2.3029301</text:p>
          </table:table-cell>
          <table:table-cell office:value-type="float" office:value="-2.1918399" calcext:value-type="float">
            <text:p>-2.1918399</text:p>
          </table:table-cell>
          <table:table-cell office:value-type="float" office:value="-2.0944901" calcext:value-type="float">
            <text:p>-2.0944901</text:p>
          </table:table-cell>
          <table:table-cell office:value-type="float" office:value="-1.9953001" calcext:value-type="float">
            <text:p>-1.9953001</text:p>
          </table:table-cell>
          <table:table-cell office:value-type="float" office:value="-1.9068" calcext:value-type="float">
            <text:p>-1.9068</text:p>
          </table:table-cell>
          <table:table-cell office:value-type="float" office:value="-1.80609" calcext:value-type="float">
            <text:p>-1.80609</text:p>
          </table:table-cell>
          <table:table-cell office:value-type="float" office:value="-1.70232" calcext:value-type="float">
            <text:p>-1.70232</text:p>
          </table:table-cell>
          <table:table-cell office:value-type="float" office:value="-1.61016" calcext:value-type="float">
            <text:p>-1.61016</text:p>
          </table:table-cell>
          <table:table-cell office:value-type="float" office:value="-1.51372" calcext:value-type="float">
            <text:p>-1.51372</text:p>
          </table:table-cell>
          <table:table-cell office:value-type="float" office:value="-1.42064" calcext:value-type="float">
            <text:p>-1.42064</text:p>
          </table:table-cell>
          <table:table-cell office:value-type="float" office:value="-1.32847" calcext:value-type="float">
            <text:p>-1.32847</text:p>
          </table:table-cell>
          <table:table-cell office:value-type="float" office:value="-1.24729" calcext:value-type="float">
            <text:p>-1.24729</text:p>
          </table:table-cell>
          <table:table-cell office:value-type="float" office:value="-1.15482" calcext:value-type="float">
            <text:p>-1.15482</text:p>
          </table:table-cell>
        </table:table-row>
        <table:table-row table:style-name="ro1">
          <table:table-cell office:value-type="float" office:value="-2.5510399" calcext:value-type="float">
            <text:p>-2.5510399</text:p>
          </table:table-cell>
          <table:table-cell office:value-type="float" office:value="-2.4063799" calcext:value-type="float">
            <text:p>-2.4063799</text:p>
          </table:table-cell>
          <table:table-cell office:value-type="float" office:value="-2.30232" calcext:value-type="float">
            <text:p>-2.30232</text:p>
          </table:table-cell>
          <table:table-cell office:value-type="float" office:value="-2.1912301" calcext:value-type="float">
            <text:p>-2.1912301</text:p>
          </table:table-cell>
          <table:table-cell office:value-type="float" office:value="-2.0938699" calcext:value-type="float">
            <text:p>-2.0938699</text:p>
          </table:table-cell>
          <table:table-cell office:value-type="float" office:value="-1.9946899" calcext:value-type="float">
            <text:p>-1.9946899</text:p>
          </table:table-cell>
          <table:table-cell office:value-type="float" office:value="-1.90619" calcext:value-type="float">
            <text:p>-1.90619</text:p>
          </table:table-cell>
          <table:table-cell office:value-type="float" office:value="-1.80548" calcext:value-type="float">
            <text:p>-1.80548</text:p>
          </table:table-cell>
          <table:table-cell office:value-type="float" office:value="-1.7014101" calcext:value-type="float">
            <text:p>-1.7014101</text:p>
          </table:table-cell>
          <table:table-cell office:value-type="float" office:value="-1.60955" calcext:value-type="float">
            <text:p>-1.60955</text:p>
          </table:table-cell>
          <table:table-cell office:value-type="float" office:value="-1.51311" calcext:value-type="float">
            <text:p>-1.51311</text:p>
          </table:table-cell>
          <table:table-cell office:value-type="float" office:value="-1.42003" calcext:value-type="float">
            <text:p>-1.42003</text:p>
          </table:table-cell>
          <table:table-cell office:value-type="float" office:value="-1.32786" calcext:value-type="float">
            <text:p>-1.32786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5421" calcext:value-type="float">
            <text:p>-1.15421</text:p>
          </table:table-cell>
        </table:table-row>
        <table:table-row table:style-name="ro1">
          <table:table-cell office:value-type="float" office:value="-2.5504301" calcext:value-type="float">
            <text:p>-2.5504301</text:p>
          </table:table-cell>
          <table:table-cell office:value-type="float" office:value="-2.4057701" calcext:value-type="float">
            <text:p>-2.4057701</text:p>
          </table:table-cell>
          <table:table-cell office:value-type="float" office:value="-2.3017099" calcext:value-type="float">
            <text:p>-2.3017099</text:p>
          </table:table-cell>
          <table:table-cell office:value-type="float" office:value="-2.1906199" calcext:value-type="float">
            <text:p>-2.1906199</text:p>
          </table:table-cell>
          <table:table-cell office:value-type="float" office:value="-2.09326" calcext:value-type="float">
            <text:p>-2.09326</text:p>
          </table:table-cell>
          <table:table-cell office:value-type="float" office:value="-1.9940799" calcext:value-type="float">
            <text:p>-1.9940799</text:p>
          </table:table-cell>
          <table:table-cell office:value-type="float" office:value="-1.90497" calcext:value-type="float">
            <text:p>-1.90497</text:p>
          </table:table-cell>
          <table:table-cell office:value-type="float" office:value="-1.80486" calcext:value-type="float">
            <text:p>-1.80486</text:p>
          </table:table-cell>
          <table:table-cell office:value-type="float" office:value="-1.7007999" calcext:value-type="float">
            <text:p>-1.7007999</text:p>
          </table:table-cell>
          <table:table-cell office:value-type="float" office:value="-1.60894" calcext:value-type="float">
            <text:p>-1.60894</text:p>
          </table:table-cell>
          <table:table-cell office:value-type="float" office:value="-1.5125" calcext:value-type="float">
            <text:p>-1.5125</text:p>
          </table:table-cell>
          <table:table-cell office:value-type="float" office:value="-1.41942" calcext:value-type="float">
            <text:p>-1.41942</text:p>
          </table:table-cell>
          <table:table-cell office:value-type="float" office:value="-1.32725" calcext:value-type="float">
            <text:p>-1.32725</text:p>
          </table:table-cell>
          <table:table-cell office:value-type="float" office:value="-1.24607" calcext:value-type="float">
            <text:p>-1.24607</text:p>
          </table:table-cell>
          <table:table-cell office:value-type="float" office:value="-1.1536" calcext:value-type="float">
            <text:p>-1.1536</text:p>
          </table:table-cell>
        </table:table-row>
        <table:table-row table:style-name="ro1">
          <table:table-cell office:value-type="float" office:value="-2.5498199" calcext:value-type="float">
            <text:p>-2.5498199</text:p>
          </table:table-cell>
          <table:table-cell office:value-type="float" office:value="-2.40486" calcext:value-type="float">
            <text:p>-2.40486</text:p>
          </table:table-cell>
          <table:table-cell office:value-type="float" office:value="-2.3011" calcext:value-type="float">
            <text:p>-2.3011</text:p>
          </table:table-cell>
          <table:table-cell office:value-type="float" office:value="-2.1900101" calcext:value-type="float">
            <text:p>-2.1900101</text:p>
          </table:table-cell>
          <table:table-cell office:value-type="float" office:value="-2.0926499" calcext:value-type="float">
            <text:p>-2.0926499</text:p>
          </table:table-cell>
          <table:table-cell office:value-type="float" office:value="-1.99347" calcext:value-type="float">
            <text:p>-1.99347</text:p>
          </table:table-cell>
          <table:table-cell office:value-type="float" office:value="-1.9043601" calcext:value-type="float">
            <text:p>-1.9043601</text:p>
          </table:table-cell>
          <table:table-cell office:value-type="float" office:value="-1.80395" calcext:value-type="float">
            <text:p>-1.80395</text:p>
          </table:table-cell>
          <table:table-cell office:value-type="float" office:value="-1.7001899" calcext:value-type="float">
            <text:p>-1.7001899</text:p>
          </table:table-cell>
          <table:table-cell office:value-type="float" office:value="-1.60833" calcext:value-type="float">
            <text:p>-1.60833</text:p>
          </table:table-cell>
          <table:table-cell office:value-type="float" office:value="-1.5118901" calcext:value-type="float">
            <text:p>-1.5118901</text:p>
          </table:table-cell>
          <table:table-cell office:value-type="float" office:value="-1.41881" calcext:value-type="float">
            <text:p>-1.41881</text:p>
          </table:table-cell>
          <table:table-cell office:value-type="float" office:value="-1.32664" calcext:value-type="float">
            <text:p>-1.32664</text:p>
          </table:table-cell>
          <table:table-cell office:value-type="float" office:value="-1.24546" calcext:value-type="float">
            <text:p>-1.24546</text:p>
          </table:table-cell>
          <table:table-cell office:value-type="float" office:value="-1.15299" calcext:value-type="float">
            <text:p>-1.15299</text:p>
          </table:table-cell>
        </table:table-row>
        <table:table-row table:style-name="ro1">
          <table:table-cell office:value-type="float" office:value="-2.5492101" calcext:value-type="float">
            <text:p>-2.5492101</text:p>
          </table:table-cell>
          <table:table-cell office:value-type="float" office:value="-2.4042499" calcext:value-type="float">
            <text:p>-2.4042499</text:p>
          </table:table-cell>
          <table:table-cell office:value-type="float" office:value="-2.3004899" calcext:value-type="float">
            <text:p>-2.3004899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2.0920401" calcext:value-type="float">
            <text:p>-2.0920401</text:p>
          </table:table-cell>
          <table:table-cell office:value-type="float" office:value="-1.99286" calcext:value-type="float">
            <text:p>-1.99286</text:p>
          </table:table-cell>
          <table:table-cell office:value-type="float" office:value="-1.90374" calcext:value-type="float">
            <text:p>-1.90374</text:p>
          </table:table-cell>
          <table:table-cell office:value-type="float" office:value="-1.80334" calcext:value-type="float">
            <text:p>-1.80334</text:p>
          </table:table-cell>
          <table:table-cell office:value-type="float" office:value="-1.69958" calcext:value-type="float">
            <text:p>-1.69958</text:p>
          </table:table-cell>
          <table:table-cell office:value-type="float" office:value="-1.60772" calcext:value-type="float">
            <text:p>-1.60772</text:p>
          </table:table-cell>
          <table:table-cell office:value-type="float" office:value="-1.5112799" calcext:value-type="float">
            <text:p>-1.5112799</text:p>
          </table:table-cell>
          <table:table-cell office:value-type="float" office:value="-1.4182" calcext:value-type="float">
            <text:p>-1.4182</text:p>
          </table:table-cell>
          <table:table-cell office:value-type="float" office:value="-1.32603" calcext:value-type="float">
            <text:p>-1.32603</text:p>
          </table:table-cell>
          <table:table-cell office:value-type="float" office:value="-1.24485" calcext:value-type="float">
            <text:p>-1.24485</text:p>
          </table:table-cell>
          <table:table-cell office:value-type="float" office:value="-1.15238" calcext:value-type="float">
            <text:p>-1.15238</text:p>
          </table:table-cell>
        </table:table-row>
        <table:table-row table:style-name="ro1">
          <table:table-cell office:value-type="float" office:value="-2.5486" calcext:value-type="float">
            <text:p>-2.5486</text:p>
          </table:table-cell>
          <table:table-cell office:value-type="float" office:value="-2.40364" calcext:value-type="float">
            <text:p>-2.40364</text:p>
          </table:table-cell>
          <table:table-cell office:value-type="float" office:value="-2.29987" calcext:value-type="float">
            <text:p>-2.29987</text:p>
          </table:table-cell>
          <table:table-cell office:value-type="float" office:value="-2.1887901" calcext:value-type="float">
            <text:p>-2.1887901</text:p>
          </table:table-cell>
          <table:table-cell office:value-type="float" office:value="-2.0914299" calcext:value-type="float">
            <text:p>-2.0914299</text:p>
          </table:table-cell>
          <table:table-cell office:value-type="float" office:value="-1.99194" calcext:value-type="float">
            <text:p>-1.99194</text:p>
          </table:table-cell>
          <table:table-cell office:value-type="float" office:value="-1.9031301" calcext:value-type="float">
            <text:p>-1.9031301</text:p>
          </table:table-cell>
          <table:table-cell office:value-type="float" office:value="-1.80273" calcext:value-type="float">
            <text:p>-1.80273</text:p>
          </table:table-cell>
          <table:table-cell office:value-type="float" office:value="-1.69897" calcext:value-type="float">
            <text:p>-1.69897</text:p>
          </table:table-cell>
          <table:table-cell office:value-type="float" office:value="-1.6071" calcext:value-type="float">
            <text:p>-1.6071</text:p>
          </table:table-cell>
          <table:table-cell office:value-type="float" office:value="-1.5106699" calcext:value-type="float">
            <text:p>-1.5106699</text:p>
          </table:table-cell>
          <table:table-cell office:value-type="float" office:value="-1.41728" calcext:value-type="float">
            <text:p>-1.41728</text:p>
          </table:table-cell>
          <table:table-cell office:value-type="float" office:value="-1.32542" calcext:value-type="float">
            <text:p>-1.32542</text:p>
          </table:table-cell>
          <table:table-cell office:value-type="float" office:value="-1.24424" calcext:value-type="float">
            <text:p>-1.24424</text:p>
          </table:table-cell>
          <table:table-cell office:value-type="float" office:value="-1.15177" calcext:value-type="float">
            <text:p>-1.15177</text:p>
          </table:table-cell>
        </table:table-row>
        <table:table-row table:style-name="ro1">
          <table:table-cell office:value-type="float" office:value="-2.5479901" calcext:value-type="float">
            <text:p>-2.5479901</text:p>
          </table:table-cell>
          <table:table-cell office:value-type="float" office:value="-2.4030299" calcext:value-type="float">
            <text:p>-2.4030299</text:p>
          </table:table-cell>
          <table:table-cell office:value-type="float" office:value="-2.2992599" calcext:value-type="float">
            <text:p>-2.2992599</text:p>
          </table:table-cell>
          <table:table-cell office:value-type="float" office:value="-2.18818" calcext:value-type="float">
            <text:p>-2.18818</text:p>
          </table:table-cell>
          <table:table-cell office:value-type="float" office:value="-2.0908201" calcext:value-type="float">
            <text:p>-2.0908201</text:p>
          </table:table-cell>
          <table:table-cell office:value-type="float" office:value="-1.99133" calcext:value-type="float">
            <text:p>-1.99133</text:p>
          </table:table-cell>
          <table:table-cell office:value-type="float" office:value="-1.9025199" calcext:value-type="float">
            <text:p>-1.9025199</text:p>
          </table:table-cell>
          <table:table-cell office:value-type="float" office:value="-1.80212" calcext:value-type="float">
            <text:p>-1.80212</text:p>
          </table:table-cell>
          <table:table-cell office:value-type="float" office:value="-1.69836" calcext:value-type="float">
            <text:p>-1.69836</text:p>
          </table:table-cell>
          <table:table-cell office:value-type="float" office:value="-1.60649" calcext:value-type="float">
            <text:p>-1.60649</text:p>
          </table:table-cell>
          <table:table-cell office:value-type="float" office:value="-1.51006" calcext:value-type="float">
            <text:p>-1.51006</text:p>
          </table:table-cell>
          <table:table-cell office:value-type="float" office:value="-1.41606" calcext:value-type="float">
            <text:p>-1.41606</text:p>
          </table:table-cell>
          <table:table-cell office:value-type="float" office:value="-1.32481" calcext:value-type="float">
            <text:p>-1.32481</text:p>
          </table:table-cell>
          <table:table-cell office:value-type="float" office:value="-1.2436301" calcext:value-type="float">
            <text:p>-1.2436301</text:p>
          </table:table-cell>
          <table:table-cell office:value-type="float" office:value="-1.1508501" calcext:value-type="float">
            <text:p>-1.1508501</text:p>
          </table:table-cell>
        </table:table-row>
        <table:table-row table:style-name="ro1">
          <table:table-cell office:value-type="float" office:value="-2.54738" calcext:value-type="float">
            <text:p>-2.54738</text:p>
          </table:table-cell>
          <table:table-cell office:value-type="float" office:value="-2.40242" calcext:value-type="float">
            <text:p>-2.40242</text:p>
          </table:table-cell>
          <table:table-cell office:value-type="float" office:value="-2.29865" calcext:value-type="float">
            <text:p>-2.29865</text:p>
          </table:table-cell>
          <table:table-cell office:value-type="float" office:value="-2.1872599" calcext:value-type="float">
            <text:p>-2.1872599</text:p>
          </table:table-cell>
          <table:table-cell office:value-type="float" office:value="-2.09021" calcext:value-type="float">
            <text:p>-2.09021</text:p>
          </table:table-cell>
          <table:table-cell office:value-type="float" office:value="-1.99072" calcext:value-type="float">
            <text:p>-1.99072</text:p>
          </table:table-cell>
          <table:table-cell office:value-type="float" office:value="-1.9019099" calcext:value-type="float">
            <text:p>-1.9019099</text:p>
          </table:table-cell>
          <table:table-cell office:value-type="float" office:value="-1.80151" calcext:value-type="float">
            <text:p>-1.80151</text:p>
          </table:table-cell>
          <table:table-cell office:value-type="float" office:value="-1.69774" calcext:value-type="float">
            <text:p>-1.69774</text:p>
          </table:table-cell>
          <table:table-cell office:value-type="float" office:value="-1.60588" calcext:value-type="float">
            <text:p>-1.60588</text:p>
          </table:table-cell>
          <table:table-cell office:value-type="float" office:value="-1.50945" calcext:value-type="float">
            <text:p>-1.50945</text:p>
          </table:table-cell>
          <table:table-cell office:value-type="float" office:value="-1.41545" calcext:value-type="float">
            <text:p>-1.41545</text:p>
          </table:table-cell>
          <table:table-cell office:value-type="float" office:value="-1.3242" calcext:value-type="float">
            <text:p>-1.3242</text:p>
          </table:table-cell>
          <table:table-cell office:value-type="float" office:value="-1.2430201" calcext:value-type="float">
            <text:p>-1.2430201</text:p>
          </table:table-cell>
          <table:table-cell office:value-type="float" office:value="-1.1502399" calcext:value-type="float">
            <text:p>-1.1502399</text:p>
          </table:table-cell>
        </table:table-row>
        <table:table-row table:style-name="ro1">
          <table:table-cell office:value-type="float" office:value="-2.5467701" calcext:value-type="float">
            <text:p>-2.5467701</text:p>
          </table:table-cell>
          <table:table-cell office:value-type="float" office:value="-2.4021101" calcext:value-type="float">
            <text:p>-2.4021101</text:p>
          </table:table-cell>
          <table:table-cell office:value-type="float" office:value="-2.2980399" calcext:value-type="float">
            <text:p>-2.2980399</text:p>
          </table:table-cell>
          <table:table-cell office:value-type="float" office:value="-2.18665" calcext:value-type="float">
            <text:p>-2.18665</text:p>
          </table:table-cell>
          <table:table-cell office:value-type="float" office:value="-2.0896001" calcext:value-type="float">
            <text:p>-2.0896001</text:p>
          </table:table-cell>
          <table:table-cell office:value-type="float" office:value="-1.99011" calcext:value-type="float">
            <text:p>-1.99011</text:p>
          </table:table-cell>
          <table:table-cell office:value-type="float" office:value="-1.9013" calcext:value-type="float">
            <text:p>-1.9013</text:p>
          </table:table-cell>
          <table:table-cell office:value-type="float" office:value="-1.8009" calcext:value-type="float">
            <text:p>-1.8009</text:p>
          </table:table-cell>
          <table:table-cell office:value-type="float" office:value="-1.69713" calcext:value-type="float">
            <text:p>-1.69713</text:p>
          </table:table-cell>
          <table:table-cell office:value-type="float" office:value="-1.60527" calcext:value-type="float">
            <text:p>-1.60527</text:p>
          </table:table-cell>
          <table:table-cell office:value-type="float" office:value="-1.50884" calcext:value-type="float">
            <text:p>-1.50884</text:p>
          </table:table-cell>
          <table:table-cell office:value-type="float" office:value="-1.41484" calcext:value-type="float">
            <text:p>-1.41484</text:p>
          </table:table-cell>
          <table:table-cell office:value-type="float" office:value="-1.32359" calcext:value-type="float">
            <text:p>-1.32359</text:p>
          </table:table-cell>
          <table:table-cell office:value-type="float" office:value="-1.2424099" calcext:value-type="float">
            <text:p>-1.2424099</text:p>
          </table:table-cell>
          <table:table-cell office:value-type="float" office:value="-1.14963" calcext:value-type="float">
            <text:p>-1.14963</text:p>
          </table:table-cell>
        </table:table-row>
        <table:table-row table:style-name="ro1">
          <table:table-cell office:value-type="float" office:value="-2.54616" calcext:value-type="float">
            <text:p>-2.54616</text:p>
          </table:table-cell>
          <table:table-cell office:value-type="float" office:value="-2.4015" calcext:value-type="float">
            <text:p>-2.4015</text:p>
          </table:table-cell>
          <table:table-cell office:value-type="float" office:value="-2.29743" calcext:value-type="float">
            <text:p>-2.29743</text:p>
          </table:table-cell>
          <table:table-cell office:value-type="float" office:value="-2.1860399" calcext:value-type="float">
            <text:p>-2.1860399</text:p>
          </table:table-cell>
          <table:table-cell office:value-type="float" office:value="-2.08899" calcext:value-type="float">
            <text:p>-2.08899</text:p>
          </table:table-cell>
          <table:table-cell office:value-type="float" office:value="-1.9895" calcext:value-type="float">
            <text:p>-1.9895</text:p>
          </table:table-cell>
          <table:table-cell office:value-type="float" office:value="-1.90069" calcext:value-type="float">
            <text:p>-1.90069</text:p>
          </table:table-cell>
          <table:table-cell office:value-type="float" office:value="-1.80029" calcext:value-type="float">
            <text:p>-1.80029</text:p>
          </table:table-cell>
          <table:table-cell office:value-type="float" office:value="-1.69652" calcext:value-type="float">
            <text:p>-1.69652</text:p>
          </table:table-cell>
          <table:table-cell office:value-type="float" office:value="-1.60466" calcext:value-type="float">
            <text:p>-1.60466</text:p>
          </table:table-cell>
          <table:table-cell office:value-type="float" office:value="-1.50822" calcext:value-type="float">
            <text:p>-1.50822</text:p>
          </table:table-cell>
          <table:table-cell office:value-type="float" office:value="-1.41423" calcext:value-type="float">
            <text:p>-1.41423</text:p>
          </table:table-cell>
          <table:table-cell office:value-type="float" office:value="-1.32298" calcext:value-type="float">
            <text:p>-1.32298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.14902" calcext:value-type="float">
            <text:p>-1.14902</text:p>
          </table:table-cell>
        </table:table-row>
        <table:table-row table:style-name="ro1">
          <table:table-cell office:value-type="float" office:value="-2.5455501" calcext:value-type="float">
            <text:p>-2.5455501</text:p>
          </table:table-cell>
          <table:table-cell office:value-type="float" office:value="-2.4008901" calcext:value-type="float">
            <text:p>-2.4008901</text:p>
          </table:table-cell>
          <table:table-cell office:value-type="float" office:value="-2.2968199" calcext:value-type="float">
            <text:p>-2.2968199</text:p>
          </table:table-cell>
          <table:table-cell office:value-type="float" office:value="-2.18543" calcext:value-type="float">
            <text:p>-2.18543</text:p>
          </table:table-cell>
          <table:table-cell office:value-type="float" office:value="-2.0883801" calcext:value-type="float">
            <text:p>-2.0883801</text:p>
          </table:table-cell>
          <table:table-cell office:value-type="float" office:value="-1.9888901" calcext:value-type="float">
            <text:p>-1.9888901</text:p>
          </table:table-cell>
          <table:table-cell office:value-type="float" office:value="-1.90008" calcext:value-type="float">
            <text:p>-1.90008</text:p>
          </table:table-cell>
          <table:table-cell office:value-type="float" office:value="-1.79968" calcext:value-type="float">
            <text:p>-1.79968</text:p>
          </table:table-cell>
          <table:table-cell office:value-type="float" office:value="-1.69591" calcext:value-type="float">
            <text:p>-1.69591</text:p>
          </table:table-cell>
          <table:table-cell office:value-type="float" office:value="-1.60405" calcext:value-type="float">
            <text:p>-1.60405</text:p>
          </table:table-cell>
          <table:table-cell office:value-type="float" office:value="-1.50761" calcext:value-type="float">
            <text:p>-1.50761</text:p>
          </table:table-cell>
          <table:table-cell office:value-type="float" office:value="-1.41362" calcext:value-type="float">
            <text:p>-1.41362</text:p>
          </table:table-cell>
          <table:table-cell office:value-type="float" office:value="-1.3223701" calcext:value-type="float">
            <text:p>-1.3223701</text:p>
          </table:table-cell>
          <table:table-cell office:value-type="float" office:value="-1.24119" calcext:value-type="float">
            <text:p>-1.24119</text:p>
          </table:table-cell>
          <table:table-cell office:value-type="float" office:value="-1.14841" calcext:value-type="float">
            <text:p>-1.14841</text:p>
          </table:table-cell>
        </table:table-row>
        <table:table-row table:style-name="ro1">
          <table:table-cell office:value-type="float" office:value="-2.54494" calcext:value-type="float">
            <text:p>-2.54494</text:p>
          </table:table-cell>
          <table:table-cell office:value-type="float" office:value="-2.40028" calcext:value-type="float">
            <text:p>-2.40028</text:p>
          </table:table-cell>
          <table:table-cell office:value-type="float" office:value="-2.2962101" calcext:value-type="float">
            <text:p>-2.2962101</text:p>
          </table:table-cell>
          <table:table-cell office:value-type="float" office:value="-2.18451" calcext:value-type="float">
            <text:p>-2.18451</text:p>
          </table:table-cell>
          <table:table-cell office:value-type="float" office:value="-2.08777" calcext:value-type="float">
            <text:p>-2.08777</text:p>
          </table:table-cell>
          <table:table-cell office:value-type="float" office:value="-1.98798" calcext:value-type="float">
            <text:p>-1.98798</text:p>
          </table:table-cell>
          <table:table-cell office:value-type="float" office:value="-1.89947" calcext:value-type="float">
            <text:p>-1.89947</text:p>
          </table:table-cell>
          <table:table-cell office:value-type="float" office:value="-1.79907" calcext:value-type="float">
            <text:p>-1.79907</text:p>
          </table:table-cell>
          <table:table-cell office:value-type="float" office:value="-1.6953" calcext:value-type="float">
            <text:p>-1.6953</text:p>
          </table:table-cell>
          <table:table-cell office:value-type="float" office:value="-1.60344" calcext:value-type="float">
            <text:p>-1.60344</text:p>
          </table:table-cell>
          <table:table-cell office:value-type="float" office:value="-1.5067" calcext:value-type="float">
            <text:p>-1.5067</text:p>
          </table:table-cell>
          <table:table-cell office:value-type="float" office:value="-1.41301" calcext:value-type="float">
            <text:p>-1.41301</text:p>
          </table:table-cell>
          <table:table-cell office:value-type="float" office:value="-1.32145" calcext:value-type="float">
            <text:p>-1.32145</text:p>
          </table:table-cell>
          <table:table-cell office:value-type="float" office:value="-1.24058" calcext:value-type="float">
            <text:p>-1.24058</text:p>
          </table:table-cell>
          <table:table-cell office:value-type="float" office:value="-1.1478" calcext:value-type="float">
            <text:p>-1.1478</text:p>
          </table:table-cell>
        </table:table-row>
        <table:table-row table:style-name="ro1">
          <table:table-cell office:value-type="float" office:value="-2.5443299" calcext:value-type="float">
            <text:p>-2.5443299</text:p>
          </table:table-cell>
          <table:table-cell office:value-type="float" office:value="-2.3996699" calcext:value-type="float">
            <text:p>-2.3996699</text:p>
          </table:table-cell>
          <table:table-cell office:value-type="float" office:value="-2.2955999" calcext:value-type="float">
            <text:p>-2.2955999</text:p>
          </table:table-cell>
          <table:table-cell office:value-type="float" office:value="-2.1835999" calcext:value-type="float">
            <text:p>-2.1835999</text:p>
          </table:table-cell>
          <table:table-cell office:value-type="float" office:value="-2.0871601" calcext:value-type="float">
            <text:p>-2.0871601</text:p>
          </table:table-cell>
          <table:table-cell office:value-type="float" office:value="-1.98737" calcext:value-type="float">
            <text:p>-1.98737</text:p>
          </table:table-cell>
          <table:table-cell office:value-type="float" office:value="-1.89886" calcext:value-type="float">
            <text:p>-1.89886</text:p>
          </table:table-cell>
          <table:table-cell office:value-type="float" office:value="-1.79846" calcext:value-type="float">
            <text:p>-1.79846</text:p>
          </table:table-cell>
          <table:table-cell office:value-type="float" office:value="-1.69469" calcext:value-type="float">
            <text:p>-1.69469</text:p>
          </table:table-cell>
          <table:table-cell office:value-type="float" office:value="-1.6028301" calcext:value-type="float">
            <text:p>-1.6028301</text:p>
          </table:table-cell>
          <table:table-cell office:value-type="float" office:value="-1.50609" calcext:value-type="float">
            <text:p>-1.50609</text:p>
          </table:table-cell>
          <table:table-cell office:value-type="float" office:value="-1.4124" calcext:value-type="float">
            <text:p>-1.4124</text:p>
          </table:table-cell>
          <table:table-cell office:value-type="float" office:value="-1.32054" calcext:value-type="float">
            <text:p>-1.32054</text:p>
          </table:table-cell>
          <table:table-cell office:value-type="float" office:value="-1.23997" calcext:value-type="float">
            <text:p>-1.23997</text:p>
          </table:table-cell>
          <table:table-cell office:value-type="float" office:value="-1.14719" calcext:value-type="float">
            <text:p>-1.14719</text:p>
          </table:table-cell>
        </table:table-row>
        <table:table-row table:style-name="ro1">
          <table:table-cell office:value-type="float" office:value="-2.54372" calcext:value-type="float">
            <text:p>-2.54372</text:p>
          </table:table-cell>
          <table:table-cell office:value-type="float" office:value="-2.39906" calcext:value-type="float">
            <text:p>-2.39906</text:p>
          </table:table-cell>
          <table:table-cell office:value-type="float" office:value="-2.2946899" calcext:value-type="float">
            <text:p>-2.2946899</text:p>
          </table:table-cell>
          <table:table-cell office:value-type="float" office:value="-2.1826799" calcext:value-type="float">
            <text:p>-2.1826799</text:p>
          </table:table-cell>
          <table:table-cell office:value-type="float" office:value="-2.08655" calcext:value-type="float">
            <text:p>-2.08655</text:p>
          </table:table-cell>
          <table:table-cell office:value-type="float" office:value="-1.98675" calcext:value-type="float">
            <text:p>-1.98675</text:p>
          </table:table-cell>
          <table:table-cell office:value-type="float" office:value="-1.89825" calcext:value-type="float">
            <text:p>-1.89825</text:p>
          </table:table-cell>
          <table:table-cell office:value-type="float" office:value="-1.79785" calcext:value-type="float">
            <text:p>-1.79785</text:p>
          </table:table-cell>
          <table:table-cell office:value-type="float" office:value="-1.69408" calcext:value-type="float">
            <text:p>-1.69408</text:p>
          </table:table-cell>
          <table:table-cell office:value-type="float" office:value="-1.6022201" calcext:value-type="float">
            <text:p>-1.6022201</text:p>
          </table:table-cell>
          <table:table-cell office:value-type="float" office:value="-1.5054801" calcext:value-type="float">
            <text:p>-1.5054801</text:p>
          </table:table-cell>
          <table:table-cell office:value-type="float" office:value="-1.41179" calcext:value-type="float">
            <text:p>-1.41179</text:p>
          </table:table-cell>
          <table:table-cell office:value-type="float" office:value="-1.31993" calcext:value-type="float">
            <text:p>-1.31993</text:p>
          </table:table-cell>
          <table:table-cell office:value-type="float" office:value="-1.23936" calcext:value-type="float">
            <text:p>-1.23936</text:p>
          </table:table-cell>
          <table:table-cell office:value-type="float" office:value="-1.14658" calcext:value-type="float">
            <text:p>-1.14658</text:p>
          </table:table-cell>
        </table:table-row>
        <table:table-row table:style-name="ro1">
          <table:table-cell office:value-type="float" office:value="-2.5431099" calcext:value-type="float">
            <text:p>-2.5431099</text:p>
          </table:table-cell>
          <table:table-cell office:value-type="float" office:value="-2.3984499" calcext:value-type="float">
            <text:p>-2.3984499</text:p>
          </table:table-cell>
          <table:table-cell office:value-type="float" office:value="-2.29408" calcext:value-type="float">
            <text:p>-2.29408</text:p>
          </table:table-cell>
          <table:table-cell office:value-type="float" office:value="-2.18207" calcext:value-type="float">
            <text:p>-2.18207</text:p>
          </table:table-cell>
          <table:table-cell office:value-type="float" office:value="-2.0859399" calcext:value-type="float">
            <text:p>-2.0859399</text:p>
          </table:table-cell>
          <table:table-cell office:value-type="float" office:value="-1.98614" calcext:value-type="float">
            <text:p>-1.98614</text:p>
          </table:table-cell>
          <table:table-cell office:value-type="float" office:value="-1.89764" calcext:value-type="float">
            <text:p>-1.89764</text:p>
          </table:table-cell>
          <table:table-cell office:value-type="float" office:value="-1.79724" calcext:value-type="float">
            <text:p>-1.79724</text:p>
          </table:table-cell>
          <table:table-cell office:value-type="float" office:value="-1.69347" calcext:value-type="float">
            <text:p>-1.69347</text:p>
          </table:table-cell>
          <table:table-cell office:value-type="float" office:value="-1.6016099" calcext:value-type="float">
            <text:p>-1.6016099</text:p>
          </table:table-cell>
          <table:table-cell office:value-type="float" office:value="-1.5048701" calcext:value-type="float">
            <text:p>-1.5048701</text:p>
          </table:table-cell>
          <table:table-cell office:value-type="float" office:value="-1.41118" calcext:value-type="float">
            <text:p>-1.41118</text:p>
          </table:table-cell>
          <table:table-cell office:value-type="float" office:value="-1.31932" calcext:value-type="float">
            <text:p>-1.31932</text:p>
          </table:table-cell>
          <table:table-cell office:value-type="float" office:value="-1.23875" calcext:value-type="float">
            <text:p>-1.23875</text:p>
          </table:table-cell>
          <table:table-cell office:value-type="float" office:value="-1.14597" calcext:value-type="float">
            <text:p>-1.14597</text:p>
          </table:table-cell>
        </table:table-row>
        <table:table-row table:style-name="ro1">
          <table:table-cell office:value-type="float" office:value="-2.5425" calcext:value-type="float">
            <text:p>-2.5425</text:p>
          </table:table-cell>
          <table:table-cell office:value-type="float" office:value="-2.3975301" calcext:value-type="float">
            <text:p>-2.3975301</text:p>
          </table:table-cell>
          <table:table-cell office:value-type="float" office:value="-2.2934699" calcext:value-type="float">
            <text:p>-2.2934699</text:p>
          </table:table-cell>
          <table:table-cell office:value-type="float" office:value="-2.1814599" calcext:value-type="float">
            <text:p>-2.1814599</text:p>
          </table:table-cell>
          <table:table-cell office:value-type="float" office:value="-2.08533" calcext:value-type="float">
            <text:p>-2.08533</text:p>
          </table:table-cell>
          <table:table-cell office:value-type="float" office:value="-1.98553" calcext:value-type="float">
            <text:p>-1.98553</text:p>
          </table:table-cell>
          <table:table-cell office:value-type="float" office:value="-1.8967299" calcext:value-type="float">
            <text:p>-1.8967299</text:p>
          </table:table-cell>
          <table:table-cell office:value-type="float" office:value="-1.79662" calcext:value-type="float">
            <text:p>-1.79662</text:p>
          </table:table-cell>
          <table:table-cell office:value-type="float" office:value="-1.69286" calcext:value-type="float">
            <text:p>-1.69286</text:p>
          </table:table-cell>
          <table:table-cell office:value-type="float" office:value="-1.601" calcext:value-type="float">
            <text:p>-1.601</text:p>
          </table:table-cell>
          <table:table-cell office:value-type="float" office:value="-1.5042599" calcext:value-type="float">
            <text:p>-1.5042599</text:p>
          </table:table-cell>
          <table:table-cell office:value-type="float" office:value="-1.41057" calcext:value-type="float">
            <text:p>-1.41057</text:p>
          </table:table-cell>
          <table:table-cell office:value-type="float" office:value="-1.3187" calcext:value-type="float">
            <text:p>-1.3187</text:p>
          </table:table-cell>
          <table:table-cell office:value-type="float" office:value="-1.23814" calcext:value-type="float">
            <text:p>-1.23814</text:p>
          </table:table-cell>
          <table:table-cell office:value-type="float" office:value="-1.14505" calcext:value-type="float">
            <text:p>-1.14505</text:p>
          </table:table-cell>
        </table:table-row>
        <table:table-row table:style-name="ro1">
          <table:table-cell office:value-type="float" office:value="-2.5418899" calcext:value-type="float">
            <text:p>-2.5418899</text:p>
          </table:table-cell>
          <table:table-cell office:value-type="float" office:value="-2.3972299" calcext:value-type="float">
            <text:p>-2.3972299</text:p>
          </table:table-cell>
          <table:table-cell office:value-type="float" office:value="-2.29286" calcext:value-type="float">
            <text:p>-2.29286</text:p>
          </table:table-cell>
          <table:table-cell office:value-type="float" office:value="-2.18085" calcext:value-type="float">
            <text:p>-2.18085</text:p>
          </table:table-cell>
          <table:table-cell office:value-type="float" office:value="-2.0847199" calcext:value-type="float">
            <text:p>-2.0847199</text:p>
          </table:table-cell>
          <table:table-cell office:value-type="float" office:value="-1.98492" calcext:value-type="float">
            <text:p>-1.98492</text:p>
          </table:table-cell>
          <table:table-cell office:value-type="float" office:value="-1.8961101" calcext:value-type="float">
            <text:p>-1.8961101</text:p>
          </table:table-cell>
          <table:table-cell office:value-type="float" office:value="-1.79601" calcext:value-type="float">
            <text:p>-1.79601</text:p>
          </table:table-cell>
          <table:table-cell office:value-type="float" office:value="-1.69225" calcext:value-type="float">
            <text:p>-1.69225</text:p>
          </table:table-cell>
          <table:table-cell office:value-type="float" office:value="-1.60039" calcext:value-type="float">
            <text:p>-1.60039</text:p>
          </table:table-cell>
          <table:table-cell office:value-type="float" office:value="-1.50365" calcext:value-type="float">
            <text:p>-1.50365</text:p>
          </table:table-cell>
          <table:table-cell office:value-type="float" office:value="-1.40996" calcext:value-type="float">
            <text:p>-1.40996</text:p>
          </table:table-cell>
          <table:table-cell office:value-type="float" office:value="-1.31809" calcext:value-type="float">
            <text:p>-1.31809</text:p>
          </table:table-cell>
          <table:table-cell office:value-type="float" office:value="-1.23753" calcext:value-type="float">
            <text:p>-1.23753</text:p>
          </table:table-cell>
          <table:table-cell office:value-type="float" office:value="-1.14414" calcext:value-type="float">
            <text:p>-1.14414</text:p>
          </table:table-cell>
        </table:table-row>
        <table:table-row table:style-name="ro1">
          <table:table-cell office:value-type="float" office:value="-2.54128" calcext:value-type="float">
            <text:p>-2.54128</text:p>
          </table:table-cell>
          <table:table-cell office:value-type="float" office:value="-2.39662" calcext:value-type="float">
            <text:p>-2.39662</text:p>
          </table:table-cell>
          <table:table-cell office:value-type="float" office:value="-2.2922499" calcext:value-type="float">
            <text:p>-2.2922499</text:p>
          </table:table-cell>
          <table:table-cell office:value-type="float" office:value="-2.1802399" calcext:value-type="float">
            <text:p>-2.1802399</text:p>
          </table:table-cell>
          <table:table-cell office:value-type="float" office:value="-2.08411" calcext:value-type="float">
            <text:p>-2.08411</text:p>
          </table:table-cell>
          <table:table-cell office:value-type="float" office:value="-1.98431" calcext:value-type="float">
            <text:p>-1.98431</text:p>
          </table:table-cell>
          <table:table-cell office:value-type="float" office:value="-1.8954999" calcext:value-type="float">
            <text:p>-1.8954999</text:p>
          </table:table-cell>
          <table:table-cell office:value-type="float" office:value="-1.7954" calcext:value-type="float">
            <text:p>-1.7954</text:p>
          </table:table-cell>
          <table:table-cell office:value-type="float" office:value="-1.69164" calcext:value-type="float">
            <text:p>-1.69164</text:p>
          </table:table-cell>
          <table:table-cell office:value-type="float" office:value="-1.59978" calcext:value-type="float">
            <text:p>-1.59978</text:p>
          </table:table-cell>
          <table:table-cell office:value-type="float" office:value="-1.50273" calcext:value-type="float">
            <text:p>-1.50273</text:p>
          </table:table-cell>
          <table:table-cell office:value-type="float" office:value="-1.40934" calcext:value-type="float">
            <text:p>-1.40934</text:p>
          </table:table-cell>
          <table:table-cell office:value-type="float" office:value="-1.31748" calcext:value-type="float">
            <text:p>-1.31748</text:p>
          </table:table-cell>
          <table:table-cell office:value-type="float" office:value="-1.2366101" calcext:value-type="float">
            <text:p>-1.2366101</text:p>
          </table:table-cell>
          <table:table-cell office:value-type="float" office:value="-1.1432199" calcext:value-type="float">
            <text:p>-1.1432199</text:p>
          </table:table-cell>
        </table:table-row>
        <table:table-row table:style-name="ro1">
          <table:table-cell office:value-type="float" office:value="-2.5406699" calcext:value-type="float">
            <text:p>-2.5406699</text:p>
          </table:table-cell>
          <table:table-cell office:value-type="float" office:value="-2.3957" calcext:value-type="float">
            <text:p>-2.3957</text:p>
          </table:table-cell>
          <table:table-cell office:value-type="float" office:value="-2.29163" calcext:value-type="float">
            <text:p>-2.29163</text:p>
          </table:table-cell>
          <table:table-cell office:value-type="float" office:value="-2.17963" calcext:value-type="float">
            <text:p>-2.17963</text:p>
          </table:table-cell>
          <table:table-cell office:value-type="float" office:value="-2.0834999" calcext:value-type="float">
            <text:p>-2.0834999</text:p>
          </table:table-cell>
          <table:table-cell office:value-type="float" office:value="-1.9837" calcext:value-type="float">
            <text:p>-1.9837</text:p>
          </table:table-cell>
          <table:table-cell office:value-type="float" office:value="-1.89489" calcext:value-type="float">
            <text:p>-1.89489</text:p>
          </table:table-cell>
          <table:table-cell office:value-type="float" office:value="-1.79479" calcext:value-type="float">
            <text:p>-1.79479</text:p>
          </table:table-cell>
          <table:table-cell office:value-type="float" office:value="-1.69103" calcext:value-type="float">
            <text:p>-1.69103</text:p>
          </table:table-cell>
          <table:table-cell office:value-type="float" office:value="-1.59917" calcext:value-type="float">
            <text:p>-1.59917</text:p>
          </table:table-cell>
          <table:table-cell office:value-type="float" office:value="-1.50182" calcext:value-type="float">
            <text:p>-1.50182</text:p>
          </table:table-cell>
          <table:table-cell office:value-type="float" office:value="-1.40873" calcext:value-type="float">
            <text:p>-1.40873</text:p>
          </table:table-cell>
          <table:table-cell office:value-type="float" office:value="-1.31687" calcext:value-type="float">
            <text:p>-1.31687</text:p>
          </table:table-cell>
          <table:table-cell office:value-type="float" office:value="-1.2359999" calcext:value-type="float">
            <text:p>-1.2359999</text:p>
          </table:table-cell>
          <table:table-cell office:value-type="float" office:value="-1.14261" calcext:value-type="float">
            <text:p>-1.14261</text:p>
          </table:table-cell>
        </table:table-row>
        <table:table-row table:style-name="ro1">
          <table:table-cell office:value-type="float" office:value="-2.54006" calcext:value-type="float">
            <text:p>-2.54006</text:p>
          </table:table-cell>
          <table:table-cell office:value-type="float" office:value="-2.3954" calcext:value-type="float">
            <text:p>-2.3954</text:p>
          </table:table-cell>
          <table:table-cell office:value-type="float" office:value="-2.2910199" calcext:value-type="float">
            <text:p>-2.2910199</text:p>
          </table:table-cell>
          <table:table-cell office:value-type="float" office:value="-2.1790199" calcext:value-type="float">
            <text:p>-2.1790199</text:p>
          </table:table-cell>
          <table:table-cell office:value-type="float" office:value="-2.08289" calcext:value-type="float">
            <text:p>-2.08289</text:p>
          </table:table-cell>
          <table:table-cell office:value-type="float" office:value="-1.98309" calcext:value-type="float">
            <text:p>-1.98309</text:p>
          </table:table-cell>
          <table:table-cell office:value-type="float" office:value="-1.89428" calcext:value-type="float">
            <text:p>-1.89428</text:p>
          </table:table-cell>
          <table:table-cell office:value-type="float" office:value="-1.79418" calcext:value-type="float">
            <text:p>-1.79418</text:p>
          </table:table-cell>
          <table:table-cell office:value-type="float" office:value="-1.69042" calcext:value-type="float">
            <text:p>-1.69042</text:p>
          </table:table-cell>
          <table:table-cell office:value-type="float" office:value="-1.59856" calcext:value-type="float">
            <text:p>-1.59856</text:p>
          </table:table-cell>
          <table:table-cell office:value-type="float" office:value="-1.50121" calcext:value-type="float">
            <text:p>-1.50121</text:p>
          </table:table-cell>
          <table:table-cell office:value-type="float" office:value="-1.40812" calcext:value-type="float">
            <text:p>-1.40812</text:p>
          </table:table-cell>
          <table:table-cell office:value-type="float" office:value="-1.31626" calcext:value-type="float">
            <text:p>-1.31626</text:p>
          </table:table-cell>
          <table:table-cell office:value-type="float" office:value="-1.2353899" calcext:value-type="float">
            <text:p>-1.2353899</text:p>
          </table:table-cell>
          <table:table-cell office:value-type="float" office:value="-1.142" calcext:value-type="float">
            <text:p>-1.142</text:p>
          </table:table-cell>
        </table:table-row>
        <table:table-row table:style-name="ro1">
          <table:table-cell office:value-type="float" office:value="-2.5394499" calcext:value-type="float">
            <text:p>-2.5394499</text:p>
          </table:table-cell>
          <table:table-cell office:value-type="float" office:value="-2.3947899" calcext:value-type="float">
            <text:p>-2.3947899</text:p>
          </table:table-cell>
          <table:table-cell office:value-type="float" office:value="-2.29041" calcext:value-type="float">
            <text:p>-2.29041</text:p>
          </table:table-cell>
          <table:table-cell office:value-type="float" office:value="-2.1784101" calcext:value-type="float">
            <text:p>-2.1784101</text:p>
          </table:table-cell>
          <table:table-cell office:value-type="float" office:value="-2.0822799" calcext:value-type="float">
            <text:p>-2.0822799</text:p>
          </table:table-cell>
          <table:table-cell office:value-type="float" office:value="-1.98248" calcext:value-type="float">
            <text:p>-1.98248</text:p>
          </table:table-cell>
          <table:table-cell office:value-type="float" office:value="-1.89367" calcext:value-type="float">
            <text:p>-1.89367</text:p>
          </table:table-cell>
          <table:table-cell office:value-type="float" office:value="-1.79357" calcext:value-type="float">
            <text:p>-1.79357</text:p>
          </table:table-cell>
          <table:table-cell office:value-type="float" office:value="-1.68981" calcext:value-type="float">
            <text:p>-1.68981</text:p>
          </table:table-cell>
          <table:table-cell office:value-type="float" office:value="-1.59795" calcext:value-type="float">
            <text:p>-1.59795</text:p>
          </table:table-cell>
          <table:table-cell office:value-type="float" office:value="-1.5006" calcext:value-type="float">
            <text:p>-1.5006</text:p>
          </table:table-cell>
          <table:table-cell office:value-type="float" office:value="-1.40751" calcext:value-type="float">
            <text:p>-1.40751</text:p>
          </table:table-cell>
          <table:table-cell office:value-type="float" office:value="-1.31565" calcext:value-type="float">
            <text:p>-1.31565</text:p>
          </table:table-cell>
          <table:table-cell office:value-type="float" office:value="-1.23478" calcext:value-type="float">
            <text:p>-1.23478</text:p>
          </table:table-cell>
          <table:table-cell office:value-type="float" office:value="-1.14139" calcext:value-type="float">
            <text:p>-1.14139</text:p>
          </table:table-cell>
        </table:table-row>
        <table:table-row table:style-name="ro1">
          <table:table-cell office:value-type="float" office:value="-2.5385301" calcext:value-type="float">
            <text:p>-2.5385301</text:p>
          </table:table-cell>
          <table:table-cell office:value-type="float" office:value="-2.3938701" calcext:value-type="float">
            <text:p>-2.3938701</text:p>
          </table:table-cell>
          <table:table-cell office:value-type="float" office:value="-2.2897999" calcext:value-type="float">
            <text:p>-2.2897999</text:p>
          </table:table-cell>
          <table:table-cell office:value-type="float" office:value="-2.1777999" calcext:value-type="float">
            <text:p>-2.1777999</text:p>
          </table:table-cell>
          <table:table-cell office:value-type="float" office:value="-2.0813601" calcext:value-type="float">
            <text:p>-2.0813601</text:p>
          </table:table-cell>
          <table:table-cell office:value-type="float" office:value="-1.9818701" calcext:value-type="float">
            <text:p>-1.9818701</text:p>
          </table:table-cell>
          <table:table-cell office:value-type="float" office:value="-1.89306" calcext:value-type="float">
            <text:p>-1.89306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-1.68889" calcext:value-type="float">
            <text:p>-1.68889</text:p>
          </table:table-cell>
          <table:table-cell office:value-type="float" office:value="-1.59734" calcext:value-type="float">
            <text:p>-1.59734</text:p>
          </table:table-cell>
          <table:table-cell office:value-type="float" office:value="-1.49998" calcext:value-type="float">
            <text:p>-1.49998</text:p>
          </table:table-cell>
          <table:table-cell office:value-type="float" office:value="-1.4069" calcext:value-type="float">
            <text:p>-1.4069</text:p>
          </table:table-cell>
          <table:table-cell office:value-type="float" office:value="-1.31504" calcext:value-type="float">
            <text:p>-1.31504</text:p>
          </table:table-cell>
          <table:table-cell office:value-type="float" office:value="-1.23417" calcext:value-type="float">
            <text:p>-1.23417</text:p>
          </table:table-cell>
          <table:table-cell office:value-type="float" office:value="-1.14078" calcext:value-type="float">
            <text:p>-1.14078</text:p>
          </table:table-cell>
        </table:table-row>
        <table:table-row table:style-name="ro1">
          <table:table-cell office:value-type="float" office:value="-2.53792" calcext:value-type="float">
            <text:p>-2.53792</text:p>
          </table:table-cell>
          <table:table-cell office:value-type="float" office:value="-2.39326" calcext:value-type="float">
            <text:p>-2.39326</text:p>
          </table:table-cell>
          <table:table-cell office:value-type="float" office:value="-2.2891901" calcext:value-type="float">
            <text:p>-2.2891901</text:p>
          </table:table-cell>
          <table:table-cell office:value-type="float" office:value="-2.1771901" calcext:value-type="float">
            <text:p>-2.1771901</text:p>
          </table:table-cell>
          <table:table-cell office:value-type="float" office:value="-2.08075" calcext:value-type="float">
            <text:p>-2.08075</text:p>
          </table:table-cell>
          <table:table-cell office:value-type="float" office:value="-1.9812599" calcext:value-type="float">
            <text:p>-1.9812599</text:p>
          </table:table-cell>
          <table:table-cell office:value-type="float" office:value="-1.89245" calcext:value-type="float">
            <text:p>-1.89245</text:p>
          </table:table-cell>
          <table:table-cell office:value-type="float" office:value="-1.7923501" calcext:value-type="float">
            <text:p>-1.7923501</text:p>
          </table:table-cell>
          <table:table-cell office:value-type="float" office:value="-1.68828" calcext:value-type="float">
            <text:p>-1.68828</text:p>
          </table:table-cell>
          <table:table-cell office:value-type="float" office:value="-1.59673" calcext:value-type="float">
            <text:p>-1.59673</text:p>
          </table:table-cell>
          <table:table-cell office:value-type="float" office:value="-1.49937" calcext:value-type="float">
            <text:p>-1.49937</text:p>
          </table:table-cell>
          <table:table-cell office:value-type="float" office:value="-1.4062901" calcext:value-type="float">
            <text:p>-1.4062901</text:p>
          </table:table-cell>
          <table:table-cell office:value-type="float" office:value="-1.31443" calcext:value-type="float">
            <text:p>-1.31443</text:p>
          </table:table-cell>
          <table:table-cell office:value-type="float" office:value="-1.23356" calcext:value-type="float">
            <text:p>-1.23356</text:p>
          </table:table-cell>
          <table:table-cell office:value-type="float" office:value="-1.14017" calcext:value-type="float">
            <text:p>-1.14017</text:p>
          </table:table-cell>
        </table:table-row>
        <table:table-row table:style-name="ro1">
          <table:table-cell office:value-type="float" office:value="-2.5373099" calcext:value-type="float">
            <text:p>-2.5373099</text:p>
          </table:table-cell>
          <table:table-cell office:value-type="float" office:value="-2.3926499" calcext:value-type="float">
            <text:p>-2.3926499</text:p>
          </table:table-cell>
          <table:table-cell office:value-type="float" office:value="-2.28828" calcext:value-type="float">
            <text:p>-2.28828</text:p>
          </table:table-cell>
          <table:table-cell office:value-type="float" office:value="-2.17658" calcext:value-type="float">
            <text:p>-2.17658</text:p>
          </table:table-cell>
          <table:table-cell office:value-type="float" office:value="-2.0801401" calcext:value-type="float">
            <text:p>-2.0801401</text:p>
          </table:table-cell>
          <table:table-cell office:value-type="float" office:value="-1.9806499" calcext:value-type="float">
            <text:p>-1.9806499</text:p>
          </table:table-cell>
          <table:table-cell office:value-type="float" office:value="-1.8915401" calcext:value-type="float">
            <text:p>-1.8915401</text:p>
          </table:table-cell>
          <table:table-cell office:value-type="float" office:value="-1.79144" calcext:value-type="float">
            <text:p>-1.79144</text:p>
          </table:table-cell>
          <table:table-cell office:value-type="float" office:value="-1.68767" calcext:value-type="float">
            <text:p>-1.68767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-1.49876" calcext:value-type="float">
            <text:p>-1.49876</text:p>
          </table:table-cell>
          <table:table-cell office:value-type="float" office:value="-1.4056799" calcext:value-type="float">
            <text:p>-1.4056799</text:p>
          </table:table-cell>
          <table:table-cell office:value-type="float" office:value="-1.31382" calcext:value-type="float">
            <text:p>-1.31382</text:p>
          </table:table-cell>
          <table:table-cell office:value-type="float" office:value="-1.23295" calcext:value-type="float">
            <text:p>-1.23295</text:p>
          </table:table-cell>
          <table:table-cell office:value-type="float" office:value="-1.13956" calcext:value-type="float">
            <text:p>-1.13956</text:p>
          </table:table-cell>
        </table:table-row>
        <table:table-row table:style-name="ro1">
          <table:table-cell office:value-type="float" office:value="-2.5367" calcext:value-type="float">
            <text:p>-2.5367</text:p>
          </table:table-cell>
          <table:table-cell office:value-type="float" office:value="-2.39204" calcext:value-type="float">
            <text:p>-2.39204</text:p>
          </table:table-cell>
          <table:table-cell office:value-type="float" office:value="-2.28736" calcext:value-type="float">
            <text:p>-2.28736</text:p>
          </table:table-cell>
          <table:table-cell office:value-type="float" office:value="-2.1759701" calcext:value-type="float">
            <text:p>-2.1759701</text:p>
          </table:table-cell>
          <table:table-cell office:value-type="float" office:value="-2.07953" calcext:value-type="float">
            <text:p>-2.07953</text:p>
          </table:table-cell>
          <table:table-cell office:value-type="float" office:value="-1.98004" calcext:value-type="float">
            <text:p>-1.98004</text:p>
          </table:table-cell>
          <table:table-cell office:value-type="float" office:value="-1.8909301" calcext:value-type="float">
            <text:p>-1.8909301</text:p>
          </table:table-cell>
          <table:table-cell office:value-type="float" office:value="-1.79083" calcext:value-type="float">
            <text:p>-1.79083</text:p>
          </table:table-cell>
          <table:table-cell office:value-type="float" office:value="-1.68706" calcext:value-type="float">
            <text:p>-1.68706</text:p>
          </table:table-cell>
          <table:table-cell office:value-type="float" office:value="-1.5951999" calcext:value-type="float">
            <text:p>-1.5951999</text:p>
          </table:table-cell>
          <table:table-cell office:value-type="float" office:value="-1.49815" calcext:value-type="float">
            <text:p>-1.49815</text:p>
          </table:table-cell>
          <table:table-cell office:value-type="float" office:value="-1.4050699" calcext:value-type="float">
            <text:p>-1.4050699</text:p>
          </table:table-cell>
          <table:table-cell office:value-type="float" office:value="-1.31321" calcext:value-type="float">
            <text:p>-1.31321</text:p>
          </table:table-cell>
          <table:table-cell office:value-type="float" office:value="-1.23234" calcext:value-type="float">
            <text:p>-1.23234</text:p>
          </table:table-cell>
          <table:table-cell office:value-type="float" office:value="-1.13895" calcext:value-type="float">
            <text:p>-1.13895</text:p>
          </table:table-cell>
        </table:table-row>
        <table:table-row table:style-name="ro1">
          <table:table-cell office:value-type="float" office:value="-2.5360899" calcext:value-type="float">
            <text:p>-2.5360899</text:p>
          </table:table-cell>
          <table:table-cell office:value-type="float" office:value="-2.3914299" calcext:value-type="float">
            <text:p>-2.3914299</text:p>
          </table:table-cell>
          <table:table-cell office:value-type="float" office:value="-2.2864499" calcext:value-type="float">
            <text:p>-2.2864499</text:p>
          </table:table-cell>
          <table:table-cell office:value-type="float" office:value="-2.17536" calcext:value-type="float">
            <text:p>-2.17536</text:p>
          </table:table-cell>
          <table:table-cell office:value-type="float" office:value="-2.0789199" calcext:value-type="float">
            <text:p>-2.0789199</text:p>
          </table:table-cell>
          <table:table-cell office:value-type="float" office:value="-1.97943" calcext:value-type="float">
            <text:p>-1.97943</text:p>
          </table:table-cell>
          <table:table-cell office:value-type="float" office:value="-1.8903199" calcext:value-type="float">
            <text:p>-1.8903199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68645" calcext:value-type="float">
            <text:p>-1.68645</text:p>
          </table:table-cell>
          <table:table-cell office:value-type="float" office:value="-1.5945899" calcext:value-type="float">
            <text:p>-1.5945899</text:p>
          </table:table-cell>
          <table:table-cell office:value-type="float" office:value="-1.49754" calcext:value-type="float">
            <text:p>-1.49754</text:p>
          </table:table-cell>
          <table:table-cell office:value-type="float" office:value="-1.40446" calcext:value-type="float">
            <text:p>-1.40446</text:p>
          </table:table-cell>
          <table:table-cell office:value-type="float" office:value="-1.3126" calcext:value-type="float">
            <text:p>-1.3126</text:p>
          </table:table-cell>
          <table:table-cell office:value-type="float" office:value="-1.23173" calcext:value-type="float">
            <text:p>-1.23173</text:p>
          </table:table-cell>
          <table:table-cell office:value-type="float" office:value="-1.13834" calcext:value-type="float">
            <text:p>-1.13834</text:p>
          </table:table-cell>
        </table:table-row>
        <table:table-row table:style-name="ro1">
          <table:table-cell office:value-type="float" office:value="-2.53548" calcext:value-type="float">
            <text:p>-2.53548</text:p>
          </table:table-cell>
          <table:table-cell office:value-type="float" office:value="-2.39082" calcext:value-type="float">
            <text:p>-2.39082</text:p>
          </table:table-cell>
          <table:table-cell office:value-type="float" office:value="-2.28584" calcext:value-type="float">
            <text:p>-2.28584</text:p>
          </table:table-cell>
          <table:table-cell office:value-type="float" office:value="-2.1747501" calcext:value-type="float">
            <text:p>-2.1747501</text:p>
          </table:table-cell>
          <table:table-cell office:value-type="float" office:value="-2.07831" calcext:value-type="float">
            <text:p>-2.07831</text:p>
          </table:table-cell>
          <table:table-cell office:value-type="float" office:value="-1.97882" calcext:value-type="float">
            <text:p>-1.97882</text:p>
          </table:table-cell>
          <table:table-cell office:value-type="float" office:value="-1.8894" calcext:value-type="float">
            <text:p>-1.8894</text:p>
          </table:table-cell>
          <table:table-cell office:value-type="float" office:value="-1.78961" calcext:value-type="float">
            <text:p>-1.78961</text:p>
          </table:table-cell>
          <table:table-cell office:value-type="float" office:value="-1.68554" calcext:value-type="float">
            <text:p>-1.68554</text:p>
          </table:table-cell>
          <table:table-cell office:value-type="float" office:value="-1.59398" calcext:value-type="float">
            <text:p>-1.59398</text:p>
          </table:table-cell>
          <table:table-cell office:value-type="float" office:value="-1.49693" calcext:value-type="float">
            <text:p>-1.49693</text:p>
          </table:table-cell>
          <table:table-cell office:value-type="float" office:value="-1.40385" calcext:value-type="float">
            <text:p>-1.40385</text:p>
          </table:table-cell>
          <table:table-cell office:value-type="float" office:value="-1.31199" calcext:value-type="float">
            <text:p>-1.31199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3773" calcext:value-type="float">
            <text:p>-1.13773</text:p>
          </table:table-cell>
        </table:table-row>
        <table:table-row table:style-name="ro1">
          <table:table-cell office:value-type="float" office:value="-2.5348699" calcext:value-type="float">
            <text:p>-2.5348699</text:p>
          </table:table-cell>
          <table:table-cell office:value-type="float" office:value="-2.3902099" calcext:value-type="float">
            <text:p>-2.3902099</text:p>
          </table:table-cell>
          <table:table-cell office:value-type="float" office:value="-2.2852299" calcext:value-type="float">
            <text:p>-2.2852299</text:p>
          </table:table-cell>
          <table:table-cell office:value-type="float" office:value="-2.17414" calcext:value-type="float">
            <text:p>-2.17414</text:p>
          </table:table-cell>
          <table:table-cell office:value-type="float" office:value="-2.0776999" calcext:value-type="float">
            <text:p>-2.0776999</text:p>
          </table:table-cell>
          <table:table-cell office:value-type="float" office:value="-1.9779" calcext:value-type="float">
            <text:p>-1.9779</text:p>
          </table:table-cell>
          <table:table-cell office:value-type="float" office:value="-1.88879" calcext:value-type="float">
            <text:p>-1.88879</text:p>
          </table:table-cell>
          <table:table-cell office:value-type="float" office:value="-1.789" calcext:value-type="float">
            <text:p>-1.789</text:p>
          </table:table-cell>
          <table:table-cell office:value-type="float" office:value="-1.68462" calcext:value-type="float">
            <text:p>-1.68462</text:p>
          </table:table-cell>
          <table:table-cell office:value-type="float" office:value="-1.59337" calcext:value-type="float">
            <text:p>-1.59337</text:p>
          </table:table-cell>
          <table:table-cell office:value-type="float" office:value="-1.49632" calcext:value-type="float">
            <text:p>-1.49632</text:p>
          </table:table-cell>
          <table:table-cell office:value-type="float" office:value="-1.40324" calcext:value-type="float">
            <text:p>-1.40324</text:p>
          </table:table-cell>
          <table:table-cell office:value-type="float" office:value="-1.31138" calcext:value-type="float">
            <text:p>-1.31138</text:p>
          </table:table-cell>
          <table:table-cell office:value-type="float" office:value="-1.23051" calcext:value-type="float">
            <text:p>-1.23051</text:p>
          </table:table-cell>
          <table:table-cell office:value-type="float" office:value="-1.13712" calcext:value-type="float">
            <text:p>-1.13712</text:p>
          </table:table-cell>
        </table:table-row>
        <table:table-row table:style-name="ro1">
          <table:table-cell office:value-type="float" office:value="-2.53426" calcext:value-type="float">
            <text:p>-2.53426</text:p>
          </table:table-cell>
          <table:table-cell office:value-type="float" office:value="-2.3896" calcext:value-type="float">
            <text:p>-2.3896</text:p>
          </table:table-cell>
          <table:table-cell office:value-type="float" office:value="-2.28462" calcext:value-type="float">
            <text:p>-2.28462</text:p>
          </table:table-cell>
          <table:table-cell office:value-type="float" office:value="-2.1735301" calcext:value-type="float">
            <text:p>-2.1735301</text:p>
          </table:table-cell>
          <table:table-cell office:value-type="float" office:value="-2.07709" calcext:value-type="float">
            <text:p>-2.07709</text:p>
          </table:table-cell>
          <table:table-cell office:value-type="float" office:value="-1.97729" calcext:value-type="float">
            <text:p>-1.97729</text:p>
          </table:table-cell>
          <table:table-cell office:value-type="float" office:value="-1.88818" calcext:value-type="float">
            <text:p>-1.88818</text:p>
          </table:table-cell>
          <table:table-cell office:value-type="float" office:value="-1.78838" calcext:value-type="float">
            <text:p>-1.78838</text:p>
          </table:table-cell>
          <table:table-cell office:value-type="float" office:value="-1.68401" calcext:value-type="float">
            <text:p>-1.68401</text:p>
          </table:table-cell>
          <table:table-cell office:value-type="float" office:value="-1.59276" calcext:value-type="float">
            <text:p>-1.59276</text:p>
          </table:table-cell>
          <table:table-cell office:value-type="float" office:value="-1.49571" calcext:value-type="float">
            <text:p>-1.49571</text:p>
          </table:table-cell>
          <table:table-cell office:value-type="float" office:value="-1.40263" calcext:value-type="float">
            <text:p>-1.40263</text:p>
          </table:table-cell>
          <table:table-cell office:value-type="float" office:value="-1.31077" calcext:value-type="float">
            <text:p>-1.31077</text:p>
          </table:table-cell>
          <table:table-cell office:value-type="float" office:value="-1.2299" calcext:value-type="float">
            <text:p>-1.2299</text:p>
          </table:table-cell>
          <table:table-cell office:value-type="float" office:value="-1.1362" calcext:value-type="float">
            <text:p>-1.1362</text:p>
          </table:table-cell>
        </table:table-row>
        <table:table-row table:style-name="ro1">
          <table:table-cell office:value-type="float" office:value="-2.5336499" calcext:value-type="float">
            <text:p>-2.5336499</text:p>
          </table:table-cell>
          <table:table-cell office:value-type="float" office:value="-2.3889899" calcext:value-type="float">
            <text:p>-2.3889899</text:p>
          </table:table-cell>
          <table:table-cell office:value-type="float" office:value="-2.2840099" calcext:value-type="float">
            <text:p>-2.2840099</text:p>
          </table:table-cell>
          <table:table-cell office:value-type="float" office:value="-2.17292" calcext:value-type="float">
            <text:p>-2.17292</text:p>
          </table:table-cell>
          <table:table-cell office:value-type="float" office:value="-2.0764799" calcext:value-type="float">
            <text:p>-2.0764799</text:p>
          </table:table-cell>
          <table:table-cell office:value-type="float" office:value="-1.97668" calcext:value-type="float">
            <text:p>-1.97668</text:p>
          </table:table-cell>
          <table:table-cell office:value-type="float" office:value="-1.88757" calcext:value-type="float">
            <text:p>-1.88757</text:p>
          </table:table-cell>
          <table:table-cell office:value-type="float" office:value="-1.78777" calcext:value-type="float">
            <text:p>-1.78777</text:p>
          </table:table-cell>
          <table:table-cell office:value-type="float" office:value="-1.6834" calcext:value-type="float">
            <text:p>-1.6834</text:p>
          </table:table-cell>
          <table:table-cell office:value-type="float" office:value="-1.59215" calcext:value-type="float">
            <text:p>-1.59215</text:p>
          </table:table-cell>
          <table:table-cell office:value-type="float" office:value="-1.4951" calcext:value-type="float">
            <text:p>-1.4951</text:p>
          </table:table-cell>
          <table:table-cell office:value-type="float" office:value="-1.40202" calcext:value-type="float">
            <text:p>-1.40202</text:p>
          </table:table-cell>
          <table:table-cell office:value-type="float" office:value="-1.31016" calcext:value-type="float">
            <text:p>-1.31016</text:p>
          </table:table-cell>
          <table:table-cell office:value-type="float" office:value="-1.2289799" calcext:value-type="float">
            <text:p>-1.2289799</text:p>
          </table:table-cell>
          <table:table-cell office:value-type="float" office:value="-1.13559" calcext:value-type="float">
            <text:p>-1.13559</text:p>
          </table:table-cell>
        </table:table-row>
        <table:table-row table:style-name="ro1">
          <table:table-cell office:value-type="float" office:value="-2.53304" calcext:value-type="float">
            <text:p>-2.53304</text:p>
          </table:table-cell>
          <table:table-cell office:value-type="float" office:value="-2.3883801" calcext:value-type="float">
            <text:p>-2.3883801</text:p>
          </table:table-cell>
          <table:table-cell office:value-type="float" office:value="-2.28339" calcext:value-type="float">
            <text:p>-2.28339</text:p>
          </table:table-cell>
          <table:table-cell office:value-type="float" office:value="-2.1723101" calcext:value-type="float">
            <text:p>-2.1723101</text:p>
          </table:table-cell>
          <table:table-cell office:value-type="float" office:value="-2.07587" calcext:value-type="float">
            <text:p>-2.07587</text:p>
          </table:table-cell>
          <table:table-cell office:value-type="float" office:value="-1.97607" calcext:value-type="float">
            <text:p>-1.97607</text:p>
          </table:table-cell>
          <table:table-cell office:value-type="float" office:value="-1.88696" calcext:value-type="float">
            <text:p>-1.88696</text:p>
          </table:table-cell>
          <table:table-cell office:value-type="float" office:value="-1.78716" calcext:value-type="float">
            <text:p>-1.78716</text:p>
          </table:table-cell>
          <table:table-cell office:value-type="float" office:value="-1.68279" calcext:value-type="float">
            <text:p>-1.68279</text:p>
          </table:table-cell>
          <table:table-cell office:value-type="float" office:value="-1.59154" calcext:value-type="float">
            <text:p>-1.59154</text:p>
          </table:table-cell>
          <table:table-cell office:value-type="float" office:value="-1.4948" calcext:value-type="float">
            <text:p>-1.4948</text:p>
          </table:table-cell>
          <table:table-cell office:value-type="float" office:value="-1.40141" calcext:value-type="float">
            <text:p>-1.40141</text:p>
          </table:table-cell>
          <table:table-cell office:value-type="float" office:value="-1.30955" calcext:value-type="float">
            <text:p>-1.30955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3498" calcext:value-type="float">
            <text:p>-1.13498</text:p>
          </table:table-cell>
        </table:table-row>
        <table:table-row table:style-name="ro1">
          <table:table-cell office:value-type="float" office:value="-2.5324299" calcext:value-type="float">
            <text:p>-2.5324299</text:p>
          </table:table-cell>
          <table:table-cell office:value-type="float" office:value="-2.3877699" calcext:value-type="float">
            <text:p>-2.3877699</text:p>
          </table:table-cell>
          <table:table-cell office:value-type="float" office:value="-2.2827799" calcext:value-type="float">
            <text:p>-2.2827799</text:p>
          </table:table-cell>
          <table:table-cell office:value-type="float" office:value="-2.1717" calcext:value-type="float">
            <text:p>-2.1717</text:p>
          </table:table-cell>
          <table:table-cell office:value-type="float" office:value="-2.0752599" calcext:value-type="float">
            <text:p>-2.0752599</text:p>
          </table:table-cell>
          <table:table-cell office:value-type="float" office:value="-1.9754601" calcext:value-type="float">
            <text:p>-1.9754601</text:p>
          </table:table-cell>
          <table:table-cell office:value-type="float" office:value="-1.88635" calcext:value-type="float">
            <text:p>-1.88635</text:p>
          </table:table-cell>
          <table:table-cell office:value-type="float" office:value="-1.78655" calcext:value-type="float">
            <text:p>-1.78655</text:p>
          </table:table-cell>
          <table:table-cell office:value-type="float" office:value="-1.68218" calcext:value-type="float">
            <text:p>-1.68218</text:p>
          </table:table-cell>
          <table:table-cell office:value-type="float" office:value="-1.59093" calcext:value-type="float">
            <text:p>-1.59093</text:p>
          </table:table-cell>
          <table:table-cell office:value-type="float" office:value="-1.49388" calcext:value-type="float">
            <text:p>-1.49388</text:p>
          </table:table-cell>
          <table:table-cell office:value-type="float" office:value="-1.4008" calcext:value-type="float">
            <text:p>-1.4008</text:p>
          </table:table-cell>
          <table:table-cell office:value-type="float" office:value="-1.3089401" calcext:value-type="float">
            <text:p>-1.3089401</text:p>
          </table:table-cell>
          <table:table-cell office:value-type="float" office:value="-1.22745" calcext:value-type="float">
            <text:p>-1.22745</text:p>
          </table:table-cell>
          <table:table-cell office:value-type="float" office:value="-1.13437" calcext:value-type="float">
            <text:p>-1.13437</text:p>
          </table:table-cell>
        </table:table-row>
        <table:table-row table:style-name="ro1">
          <table:table-cell office:value-type="float" office:value="-2.5318201" calcext:value-type="float">
            <text:p>-2.5318201</text:p>
          </table:table-cell>
          <table:table-cell office:value-type="float" office:value="-2.3868501" calcext:value-type="float">
            <text:p>-2.3868501</text:p>
          </table:table-cell>
          <table:table-cell office:value-type="float" office:value="-2.2821701" calcext:value-type="float">
            <text:p>-2.2821701</text:p>
          </table:table-cell>
          <table:table-cell office:value-type="float" office:value="-2.1710899" calcext:value-type="float">
            <text:p>-2.1710899</text:p>
          </table:table-cell>
          <table:table-cell office:value-type="float" office:value="-2.0743401" calcext:value-type="float">
            <text:p>-2.0743401</text:p>
          </table:table-cell>
          <table:table-cell office:value-type="float" office:value="-1.9748501" calcext:value-type="float">
            <text:p>-1.9748501</text:p>
          </table:table-cell>
          <table:table-cell office:value-type="float" office:value="-1.88574" calcext:value-type="float">
            <text:p>-1.88574</text:p>
          </table:table-cell>
          <table:table-cell office:value-type="float" office:value="-1.7859401" calcext:value-type="float">
            <text:p>-1.7859401</text:p>
          </table:table-cell>
          <table:table-cell office:value-type="float" office:value="-1.6815701" calcext:value-type="float">
            <text:p>-1.6815701</text:p>
          </table:table-cell>
          <table:table-cell office:value-type="float" office:value="-1.59001" calcext:value-type="float">
            <text:p>-1.59001</text:p>
          </table:table-cell>
          <table:table-cell office:value-type="float" office:value="-1.49327" calcext:value-type="float">
            <text:p>-1.49327</text:p>
          </table:table-cell>
          <table:table-cell office:value-type="float" office:value="-1.40019" calcext:value-type="float">
            <text:p>-1.40019</text:p>
          </table:table-cell>
          <table:table-cell office:value-type="float" office:value="-1.3083301" calcext:value-type="float">
            <text:p>-1.3083301</text:p>
          </table:table-cell>
          <table:table-cell office:value-type="float" office:value="-1.22684" calcext:value-type="float">
            <text:p>-1.22684</text:p>
          </table:table-cell>
          <table:table-cell office:value-type="float" office:value="-1.13376" calcext:value-type="float">
            <text:p>-1.13376</text:p>
          </table:table-cell>
        </table:table-row>
        <table:table-row table:style-name="ro1">
          <table:table-cell office:value-type="float" office:value="-2.5312099" calcext:value-type="float">
            <text:p>-2.5312099</text:p>
          </table:table-cell>
          <table:table-cell office:value-type="float" office:value="-2.3859401" calcext:value-type="float">
            <text:p>-2.3859401</text:p>
          </table:table-cell>
          <table:table-cell office:value-type="float" office:value="-2.2815599" calcext:value-type="float">
            <text:p>-2.2815599</text:p>
          </table:table-cell>
          <table:table-cell office:value-type="float" office:value="-2.17048" calcext:value-type="float">
            <text:p>-2.17048</text:p>
          </table:table-cell>
          <table:table-cell office:value-type="float" office:value="-2.07373" calcext:value-type="float">
            <text:p>-2.07373</text:p>
          </table:table-cell>
          <table:table-cell office:value-type="float" office:value="-1.9742399" calcext:value-type="float">
            <text:p>-1.9742399</text:p>
          </table:table-cell>
          <table:table-cell office:value-type="float" office:value="-1.88513" calcext:value-type="float">
            <text:p>-1.88513</text:p>
          </table:table-cell>
          <table:table-cell office:value-type="float" office:value="-1.7853301" calcext:value-type="float">
            <text:p>-1.7853301</text:p>
          </table:table-cell>
          <table:table-cell office:value-type="float" office:value="-1.6809601" calcext:value-type="float">
            <text:p>-1.6809601</text:p>
          </table:table-cell>
          <table:table-cell office:value-type="float" office:value="-1.5894001" calcext:value-type="float">
            <text:p>-1.5894001</text:p>
          </table:table-cell>
          <table:table-cell office:value-type="float" office:value="-1.49266" calcext:value-type="float">
            <text:p>-1.49266</text:p>
          </table:table-cell>
          <table:table-cell office:value-type="float" office:value="-1.39958" calcext:value-type="float">
            <text:p>-1.39958</text:p>
          </table:table-cell>
          <table:table-cell office:value-type="float" office:value="-1.3077199" calcext:value-type="float">
            <text:p>-1.3077199</text:p>
          </table:table-cell>
          <table:table-cell office:value-type="float" office:value="-1.22623" calcext:value-type="float">
            <text:p>-1.22623</text:p>
          </table:table-cell>
          <table:table-cell office:value-type="float" office:value="-1.13315" calcext:value-type="float">
            <text:p>-1.13315</text:p>
          </table:table-cell>
        </table:table-row>
        <table:table-row table:style-name="ro1">
          <table:table-cell office:value-type="float" office:value="-2.5305901" calcext:value-type="float">
            <text:p>-2.5305901</text:p>
          </table:table-cell>
          <table:table-cell office:value-type="float" office:value="-2.38533" calcext:value-type="float">
            <text:p>-2.38533</text:p>
          </table:table-cell>
          <table:table-cell office:value-type="float" office:value="-2.2809501" calcext:value-type="float">
            <text:p>-2.2809501</text:p>
          </table:table-cell>
          <table:table-cell office:value-type="float" office:value="-2.1698699" calcext:value-type="float">
            <text:p>-2.1698699</text:p>
          </table:table-cell>
          <table:table-cell office:value-type="float" office:value="-2.0731201" calcext:value-type="float">
            <text:p>-2.0731201</text:p>
          </table:table-cell>
          <table:table-cell office:value-type="float" office:value="-1.97363" calcext:value-type="float">
            <text:p>-1.97363</text:p>
          </table:table-cell>
          <table:table-cell office:value-type="float" office:value="-1.8845201" calcext:value-type="float">
            <text:p>-1.8845201</text:p>
          </table:table-cell>
          <table:table-cell office:value-type="float" office:value="-1.7847199" calcext:value-type="float">
            <text:p>-1.7847199</text:p>
          </table:table-cell>
          <table:table-cell office:value-type="float" office:value="-1.6803499" calcext:value-type="float">
            <text:p>-1.6803499</text:p>
          </table:table-cell>
          <table:table-cell office:value-type="float" office:value="-1.5887901" calcext:value-type="float">
            <text:p>-1.5887901</text:p>
          </table:table-cell>
          <table:table-cell office:value-type="float" office:value="-1.4920501" calcext:value-type="float">
            <text:p>-1.4920501</text:p>
          </table:table-cell>
          <table:table-cell office:value-type="float" office:value="-1.39897" calcext:value-type="float">
            <text:p>-1.39897</text:p>
          </table:table-cell>
          <table:table-cell office:value-type="float" office:value="-1.3068" calcext:value-type="float">
            <text:p>-1.3068</text:p>
          </table:table-cell>
          <table:table-cell office:value-type="float" office:value="-1.22532" calcext:value-type="float">
            <text:p>-1.22532</text:p>
          </table:table-cell>
          <table:table-cell office:value-type="float" office:value="-1.13254" calcext:value-type="float">
            <text:p>-1.13254</text:p>
          </table:table-cell>
        </table:table-row>
        <table:table-row table:style-name="ro1">
          <table:table-cell office:value-type="float" office:value="-2.5299799" calcext:value-type="float">
            <text:p>-2.5299799</text:p>
          </table:table-cell>
          <table:table-cell office:value-type="float" office:value="-2.3847201" calcext:value-type="float">
            <text:p>-2.3847201</text:p>
          </table:table-cell>
          <table:table-cell office:value-type="float" office:value="-2.28034" calcext:value-type="float">
            <text:p>-2.28034</text:p>
          </table:table-cell>
          <table:table-cell office:value-type="float" office:value="-2.16926" calcext:value-type="float">
            <text:p>-2.16926</text:p>
          </table:table-cell>
          <table:table-cell office:value-type="float" office:value="-2.07251" calcext:value-type="float">
            <text:p>-2.07251</text:p>
          </table:table-cell>
          <table:table-cell office:value-type="float" office:value="-1.97302" calcext:value-type="float">
            <text:p>-1.97302</text:p>
          </table:table-cell>
          <table:table-cell office:value-type="float" office:value="-1.8839099" calcext:value-type="float">
            <text:p>-1.8839099</text:p>
          </table:table-cell>
          <table:table-cell office:value-type="float" office:value="-1.7835" calcext:value-type="float">
            <text:p>-1.7835</text:p>
          </table:table-cell>
          <table:table-cell office:value-type="float" office:value="-1.67974" calcext:value-type="float">
            <text:p>-1.67974</text:p>
          </table:table-cell>
          <table:table-cell office:value-type="float" office:value="-1.5881799" calcext:value-type="float">
            <text:p>-1.5881799</text:p>
          </table:table-cell>
          <table:table-cell office:value-type="float" office:value="-1.4914401" calcext:value-type="float">
            <text:p>-1.4914401</text:p>
          </table:table-cell>
          <table:table-cell office:value-type="float" office:value="-1.39836" calcext:value-type="float">
            <text:p>-1.39836</text:p>
          </table:table-cell>
          <table:table-cell office:value-type="float" office:value="-1.30619" calcext:value-type="float">
            <text:p>-1.30619</text:p>
          </table:table-cell>
          <table:table-cell office:value-type="float" office:value="-1.2244" calcext:value-type="float">
            <text:p>-1.2244</text:p>
          </table:table-cell>
          <table:table-cell office:value-type="float" office:value="-1.13193" calcext:value-type="float">
            <text:p>-1.13193</text:p>
          </table:table-cell>
        </table:table-row>
        <table:table-row table:style-name="ro1">
          <table:table-cell office:value-type="float" office:value="-2.5293701" calcext:value-type="float">
            <text:p>-2.5293701</text:p>
          </table:table-cell>
          <table:table-cell office:value-type="float" office:value="-2.38411" calcext:value-type="float">
            <text:p>-2.38411</text:p>
          </table:table-cell>
          <table:table-cell office:value-type="float" office:value="-2.2797301" calcext:value-type="float">
            <text:p>-2.2797301</text:p>
          </table:table-cell>
          <table:table-cell office:value-type="float" office:value="-2.1686499" calcext:value-type="float">
            <text:p>-2.1686499</text:p>
          </table:table-cell>
          <table:table-cell office:value-type="float" office:value="-2.0718999" calcext:value-type="float">
            <text:p>-2.0718999</text:p>
          </table:table-cell>
          <table:table-cell office:value-type="float" office:value="-1.97241" calcext:value-type="float">
            <text:p>-1.97241</text:p>
          </table:table-cell>
          <table:table-cell office:value-type="float" office:value="-1.8832999" calcext:value-type="float">
            <text:p>-1.8832999</text:p>
          </table:table-cell>
          <table:table-cell office:value-type="float" office:value="-1.78259" calcext:value-type="float">
            <text:p>-1.78259</text:p>
          </table:table-cell>
          <table:table-cell office:value-type="float" office:value="-1.67913" calcext:value-type="float">
            <text:p>-1.67913</text:p>
          </table:table-cell>
          <table:table-cell office:value-type="float" office:value="-1.58757" calcext:value-type="float">
            <text:p>-1.58757</text:p>
          </table:table-cell>
          <table:table-cell office:value-type="float" office:value="-1.4908299" calcext:value-type="float">
            <text:p>-1.4908299</text:p>
          </table:table-cell>
          <table:table-cell office:value-type="float" office:value="-1.39775" calcext:value-type="float">
            <text:p>-1.39775</text:p>
          </table:table-cell>
          <table:table-cell office:value-type="float" office:value="-1.30558" calcext:value-type="float">
            <text:p>-1.30558</text:p>
          </table:table-cell>
          <table:table-cell office:value-type="float" office:value="-1.22349" calcext:value-type="float">
            <text:p>-1.22349</text:p>
          </table:table-cell>
          <table:table-cell office:value-type="float" office:value="-1.13132" calcext:value-type="float">
            <text:p>-1.13132</text:p>
          </table:table-cell>
        </table:table-row>
        <table:table-row table:style-name="ro1">
          <table:table-cell office:value-type="float" office:value="-2.52876" calcext:value-type="float">
            <text:p>-2.52876</text:p>
          </table:table-cell>
          <table:table-cell office:value-type="float" office:value="-2.3835001" calcext:value-type="float">
            <text:p>-2.3835001</text:p>
          </table:table-cell>
          <table:table-cell office:value-type="float" office:value="-2.27912" calcext:value-type="float">
            <text:p>-2.27912</text:p>
          </table:table-cell>
          <table:table-cell office:value-type="float" office:value="-2.16804" calcext:value-type="float">
            <text:p>-2.16804</text:p>
          </table:table-cell>
          <table:table-cell office:value-type="float" office:value="-2.07129" calcext:value-type="float">
            <text:p>-2.07129</text:p>
          </table:table-cell>
          <table:table-cell office:value-type="float" office:value="-1.9715" calcext:value-type="float">
            <text:p>-1.9715</text:p>
          </table:table-cell>
          <table:table-cell office:value-type="float" office:value="-1.88269" calcext:value-type="float">
            <text:p>-1.88269</text:p>
          </table:table-cell>
          <table:table-cell office:value-type="float" office:value="-1.78167" calcext:value-type="float">
            <text:p>-1.78167</text:p>
          </table:table-cell>
          <table:table-cell office:value-type="float" office:value="-1.67852" calcext:value-type="float">
            <text:p>-1.67852</text:p>
          </table:table-cell>
          <table:table-cell office:value-type="float" office:value="-1.58696" calcext:value-type="float">
            <text:p>-1.58696</text:p>
          </table:table-cell>
          <table:table-cell office:value-type="float" office:value="-1.49022" calcext:value-type="float">
            <text:p>-1.49022</text:p>
          </table:table-cell>
          <table:table-cell office:value-type="float" office:value="-1.39714" calcext:value-type="float">
            <text:p>-1.39714</text:p>
          </table:table-cell>
          <table:table-cell office:value-type="float" office:value="-1.30497" calcext:value-type="float">
            <text:p>-1.30497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1.13071" calcext:value-type="float">
            <text:p>-1.13071</text:p>
          </table:table-cell>
        </table:table-row>
        <table:table-row table:style-name="ro1">
          <table:table-cell office:value-type="float" office:value="-2.5278499" calcext:value-type="float">
            <text:p>-2.5278499</text:p>
          </table:table-cell>
          <table:table-cell office:value-type="float" office:value="-2.38289" calcext:value-type="float">
            <text:p>-2.38289</text:p>
          </table:table-cell>
          <table:table-cell office:value-type="float" office:value="-2.2785101" calcext:value-type="float">
            <text:p>-2.2785101</text:p>
          </table:table-cell>
          <table:table-cell office:value-type="float" office:value="-2.1674199" calcext:value-type="float">
            <text:p>-2.1674199</text:p>
          </table:table-cell>
          <table:table-cell office:value-type="float" office:value="-2.0706799" calcext:value-type="float">
            <text:p>-2.0706799</text:p>
          </table:table-cell>
          <table:table-cell office:value-type="float" office:value="-1.97089" calcext:value-type="float">
            <text:p>-1.97089</text:p>
          </table:table-cell>
          <table:table-cell office:value-type="float" office:value="-1.88208" calcext:value-type="float">
            <text:p>-1.88208</text:p>
          </table:table-cell>
          <table:table-cell office:value-type="float" office:value="-1.78106" calcext:value-type="float">
            <text:p>-1.78106</text:p>
          </table:table-cell>
          <table:table-cell office:value-type="float" office:value="-1.67791" calcext:value-type="float">
            <text:p>-1.67791</text:p>
          </table:table-cell>
          <table:table-cell office:value-type="float" office:value="-1.58605" calcext:value-type="float">
            <text:p>-1.58605</text:p>
          </table:table-cell>
          <table:table-cell office:value-type="float" office:value="-1.48961" calcext:value-type="float">
            <text:p>-1.48961</text:p>
          </table:table-cell>
          <table:table-cell office:value-type="float" office:value="-1.39653" calcext:value-type="float">
            <text:p>-1.39653</text:p>
          </table:table-cell>
          <table:table-cell office:value-type="float" office:value="-1.30436" calcext:value-type="float">
            <text:p>-1.30436</text:p>
          </table:table-cell>
          <table:table-cell office:value-type="float" office:value="-1.22227" calcext:value-type="float">
            <text:p>-1.22227</text:p>
          </table:table-cell>
          <table:table-cell office:value-type="float" office:value="-1.1301" calcext:value-type="float">
            <text:p>-1.1301</text:p>
          </table:table-cell>
        </table:table-row>
        <table:table-row table:style-name="ro1">
          <table:table-cell office:value-type="float" office:value="-2.52724" calcext:value-type="float">
            <text:p>-2.52724</text:p>
          </table:table-cell>
          <table:table-cell office:value-type="float" office:value="-2.3819699" calcext:value-type="float">
            <text:p>-2.3819699</text:p>
          </table:table-cell>
          <table:table-cell office:value-type="float" office:value="-2.2779" calcext:value-type="float">
            <text:p>-2.2779</text:p>
          </table:table-cell>
          <table:table-cell office:value-type="float" office:value="-2.16681" calcext:value-type="float">
            <text:p>-2.16681</text:p>
          </table:table-cell>
          <table:table-cell office:value-type="float" office:value="-2.07007" calcext:value-type="float">
            <text:p>-2.07007</text:p>
          </table:table-cell>
          <table:table-cell office:value-type="float" office:value="-1.97027" calcext:value-type="float">
            <text:p>-1.97027</text:p>
          </table:table-cell>
          <table:table-cell office:value-type="float" office:value="-1.88147" calcext:value-type="float">
            <text:p>-1.88147</text:p>
          </table:table-cell>
          <table:table-cell office:value-type="float" office:value="-1.78045" calcext:value-type="float">
            <text:p>-1.78045</text:p>
          </table:table-cell>
          <table:table-cell office:value-type="float" office:value="-1.6773" calcext:value-type="float">
            <text:p>-1.6773</text:p>
          </table:table-cell>
          <table:table-cell office:value-type="float" office:value="-1.58544" calcext:value-type="float">
            <text:p>-1.58544</text:p>
          </table:table-cell>
          <table:table-cell office:value-type="float" office:value="-1.489" calcext:value-type="float">
            <text:p>-1.489</text:p>
          </table:table-cell>
          <table:table-cell office:value-type="float" office:value="-1.39592" calcext:value-type="float">
            <text:p>-1.39592</text:p>
          </table:table-cell>
          <table:table-cell office:value-type="float" office:value="-1.30375" calcext:value-type="float">
            <text:p>-1.30375</text:p>
          </table:table-cell>
          <table:table-cell office:value-type="float" office:value="-1.22166" calcext:value-type="float">
            <text:p>-1.22166</text:p>
          </table:table-cell>
          <table:table-cell office:value-type="float" office:value="-1.12949" calcext:value-type="float">
            <text:p>-1.12949</text:p>
          </table:table-cell>
        </table:table-row>
        <table:table-row table:style-name="ro1">
          <table:table-cell office:value-type="float" office:value="-2.5266299" calcext:value-type="float">
            <text:p>-2.5266299</text:p>
          </table:table-cell>
          <table:table-cell office:value-type="float" office:value="-2.3813601" calcext:value-type="float">
            <text:p>-2.3813601</text:p>
          </table:table-cell>
          <table:table-cell office:value-type="float" office:value="-2.2772901" calcext:value-type="float">
            <text:p>-2.2772901</text:p>
          </table:table-cell>
          <table:table-cell office:value-type="float" office:value="-2.1659" calcext:value-type="float">
            <text:p>-2.1659</text:p>
          </table:table-cell>
          <table:table-cell office:value-type="float" office:value="-2.0694599" calcext:value-type="float">
            <text:p>-2.0694599</text:p>
          </table:table-cell>
          <table:table-cell office:value-type="float" office:value="-1.96966" calcext:value-type="float">
            <text:p>-1.96966</text:p>
          </table:table-cell>
          <table:table-cell office:value-type="float" office:value="-1.88055" calcext:value-type="float">
            <text:p>-1.88055</text:p>
          </table:table-cell>
          <table:table-cell office:value-type="float" office:value="-1.77984" calcext:value-type="float">
            <text:p>-1.77984</text:p>
          </table:table-cell>
          <table:table-cell office:value-type="float" office:value="-1.67669" calcext:value-type="float">
            <text:p>-1.67669</text:p>
          </table:table-cell>
          <table:table-cell office:value-type="float" office:value="-1.58483" calcext:value-type="float">
            <text:p>-1.58483</text:p>
          </table:table-cell>
          <table:table-cell office:value-type="float" office:value="-1.48839" calcext:value-type="float">
            <text:p>-1.48839</text:p>
          </table:table-cell>
          <table:table-cell office:value-type="float" office:value="-1.39531" calcext:value-type="float">
            <text:p>-1.39531</text:p>
          </table:table-cell>
          <table:table-cell office:value-type="float" office:value="-1.30314" calcext:value-type="float">
            <text:p>-1.30314</text:p>
          </table:table-cell>
          <table:table-cell office:value-type="float" office:value="-1.22105" calcext:value-type="float">
            <text:p>-1.22105</text:p>
          </table:table-cell>
          <table:table-cell office:value-type="float" office:value="-1.12888" calcext:value-type="float">
            <text:p>-1.12888</text:p>
          </table:table-cell>
        </table:table-row>
        <table:table-row table:style-name="ro1">
          <table:table-cell office:value-type="float" office:value="-2.5260201" calcext:value-type="float">
            <text:p>-2.5260201</text:p>
          </table:table-cell>
          <table:table-cell office:value-type="float" office:value="-2.3807499" calcext:value-type="float">
            <text:p>-2.3807499</text:p>
          </table:table-cell>
          <table:table-cell office:value-type="float" office:value="-2.27668" calcext:value-type="float">
            <text:p>-2.27668</text:p>
          </table:table-cell>
          <table:table-cell office:value-type="float" office:value="-2.1652901" calcext:value-type="float">
            <text:p>-2.1652901</text:p>
          </table:table-cell>
          <table:table-cell office:value-type="float" office:value="-2.06885" calcext:value-type="float">
            <text:p>-2.06885</text:p>
          </table:table-cell>
          <table:table-cell office:value-type="float" office:value="-1.96905" calcext:value-type="float">
            <text:p>-1.96905</text:p>
          </table:table-cell>
          <table:table-cell office:value-type="float" office:value="-1.87994" calcext:value-type="float">
            <text:p>-1.87994</text:p>
          </table:table-cell>
          <table:table-cell office:value-type="float" office:value="-1.77923" calcext:value-type="float">
            <text:p>-1.77923</text:p>
          </table:table-cell>
          <table:table-cell office:value-type="float" office:value="-1.67608" calcext:value-type="float">
            <text:p>-1.67608</text:p>
          </table:table-cell>
          <table:table-cell office:value-type="float" office:value="-1.5842201" calcext:value-type="float">
            <text:p>-1.5842201</text:p>
          </table:table-cell>
          <table:table-cell office:value-type="float" office:value="-1.48778" calcext:value-type="float">
            <text:p>-1.48778</text:p>
          </table:table-cell>
          <table:table-cell office:value-type="float" office:value="-1.3947001" calcext:value-type="float">
            <text:p>-1.3947001</text:p>
          </table:table-cell>
          <table:table-cell office:value-type="float" office:value="-1.3025301" calcext:value-type="float">
            <text:p>-1.3025301</text:p>
          </table:table-cell>
          <table:table-cell office:value-type="float" office:value="-1.22013" calcext:value-type="float">
            <text:p>-1.22013</text:p>
          </table:table-cell>
          <table:table-cell office:value-type="float" office:value="-1.12827" calcext:value-type="float">
            <text:p>-1.12827</text:p>
          </table:table-cell>
        </table:table-row>
        <table:table-row table:style-name="ro1">
          <table:table-cell office:value-type="float" office:value="-2.5251" calcext:value-type="float">
            <text:p>-2.5251</text:p>
          </table:table-cell>
          <table:table-cell office:value-type="float" office:value="-2.3801401" calcext:value-type="float">
            <text:p>-2.3801401</text:p>
          </table:table-cell>
          <table:table-cell office:value-type="float" office:value="-2.2760701" calcext:value-type="float">
            <text:p>-2.2760701</text:p>
          </table:table-cell>
          <table:table-cell office:value-type="float" office:value="-2.16468" calcext:value-type="float">
            <text:p>-2.16468</text:p>
          </table:table-cell>
          <table:table-cell office:value-type="float" office:value="-2.0682399" calcext:value-type="float">
            <text:p>-2.0682399</text:p>
          </table:table-cell>
          <table:table-cell office:value-type="float" office:value="-1.9684401" calcext:value-type="float">
            <text:p>-1.9684401</text:p>
          </table:table-cell>
          <table:table-cell office:value-type="float" office:value="-1.87933" calcext:value-type="float">
            <text:p>-1.87933</text:p>
          </table:table-cell>
          <table:table-cell office:value-type="float" office:value="-1.77862" calcext:value-type="float">
            <text:p>-1.77862</text:p>
          </table:table-cell>
          <table:table-cell office:value-type="float" office:value="-1.67547" calcext:value-type="float">
            <text:p>-1.67547</text:p>
          </table:table-cell>
          <table:table-cell office:value-type="float" office:value="-1.5836101" calcext:value-type="float">
            <text:p>-1.5836101</text:p>
          </table:table-cell>
          <table:table-cell office:value-type="float" office:value="-1.48717" calcext:value-type="float">
            <text:p>-1.48717</text:p>
          </table:table-cell>
          <table:table-cell office:value-type="float" office:value="-1.3940901" calcext:value-type="float">
            <text:p>-1.3940901</text:p>
          </table:table-cell>
          <table:table-cell office:value-type="float" office:value="-1.3019201" calcext:value-type="float">
            <text:p>-1.3019201</text:p>
          </table:table-cell>
          <table:table-cell office:value-type="float" office:value="-1.21952" calcext:value-type="float">
            <text:p>-1.21952</text:p>
          </table:table-cell>
          <table:table-cell office:value-type="float" office:value="-1.12766" calcext:value-type="float">
            <text:p>-1.12766</text:p>
          </table:table-cell>
        </table:table-row>
        <table:table-row table:style-name="ro1">
          <table:table-cell office:value-type="float" office:value="-2.5244901" calcext:value-type="float">
            <text:p>-2.5244901</text:p>
          </table:table-cell>
          <table:table-cell office:value-type="float" office:value="-2.37953" calcext:value-type="float">
            <text:p>-2.37953</text:p>
          </table:table-cell>
          <table:table-cell office:value-type="float" office:value="-2.27546" calcext:value-type="float">
            <text:p>-2.27546</text:p>
          </table:table-cell>
          <table:table-cell office:value-type="float" office:value="-2.1640699" calcext:value-type="float">
            <text:p>-2.1640699</text:p>
          </table:table-cell>
          <table:table-cell office:value-type="float" office:value="-2.0676301" calcext:value-type="float">
            <text:p>-2.0676301</text:p>
          </table:table-cell>
          <table:table-cell office:value-type="float" office:value="-1.9678299" calcext:value-type="float">
            <text:p>-1.9678299</text:p>
          </table:table-cell>
          <table:table-cell office:value-type="float" office:value="-1.87872" calcext:value-type="float">
            <text:p>-1.87872</text:p>
          </table:table-cell>
          <table:table-cell office:value-type="float" office:value="-1.77801" calcext:value-type="float">
            <text:p>-1.77801</text:p>
          </table:table-cell>
          <table:table-cell office:value-type="float" office:value="-1.67486" calcext:value-type="float">
            <text:p>-1.67486</text:p>
          </table:table-cell>
          <table:table-cell office:value-type="float" office:value="-1.5829999" calcext:value-type="float">
            <text:p>-1.5829999</text:p>
          </table:table-cell>
          <table:table-cell office:value-type="float" office:value="-1.48656" calcext:value-type="float">
            <text:p>-1.48656</text:p>
          </table:table-cell>
          <table:table-cell office:value-type="float" office:value="-1.3934799" calcext:value-type="float">
            <text:p>-1.3934799</text:p>
          </table:table-cell>
          <table:table-cell office:value-type="float" office:value="-1.3013099" calcext:value-type="float">
            <text:p>-1.3013099</text:p>
          </table:table-cell>
          <table:table-cell office:value-type="float" office:value="-1.21891" calcext:value-type="float">
            <text:p>-1.21891</text:p>
          </table:table-cell>
          <table:table-cell office:value-type="float" office:value="-1.12705" calcext:value-type="float">
            <text:p>-1.12705</text:p>
          </table:table-cell>
        </table:table-row>
        <table:table-row table:style-name="ro1">
          <table:table-cell office:value-type="float" office:value="-2.52388" calcext:value-type="float">
            <text:p>-2.52388</text:p>
          </table:table-cell>
          <table:table-cell office:value-type="float" office:value="-2.3789201" calcext:value-type="float">
            <text:p>-2.3789201</text:p>
          </table:table-cell>
          <table:table-cell office:value-type="float" office:value="-2.2745399" calcext:value-type="float">
            <text:p>-2.2745399</text:p>
          </table:table-cell>
          <table:table-cell office:value-type="float" office:value="-2.16346" calcext:value-type="float">
            <text:p>-2.16346</text:p>
          </table:table-cell>
          <table:table-cell office:value-type="float" office:value="-2.0670199" calcext:value-type="float">
            <text:p>-2.0670199</text:p>
          </table:table-cell>
          <table:table-cell office:value-type="float" office:value="-1.9672199" calcext:value-type="float">
            <text:p>-1.9672199</text:p>
          </table:table-cell>
          <table:table-cell office:value-type="float" office:value="-1.8778" calcext:value-type="float">
            <text:p>-1.8778</text:p>
          </table:table-cell>
          <table:table-cell office:value-type="float" office:value="-1.7774" calcext:value-type="float">
            <text:p>-1.7774</text:p>
          </table:table-cell>
          <table:table-cell office:value-type="float" office:value="-1.67425" calcext:value-type="float">
            <text:p>-1.67425</text:p>
          </table:table-cell>
          <table:table-cell office:value-type="float" office:value="-1.5823801" calcext:value-type="float">
            <text:p>-1.5823801</text:p>
          </table:table-cell>
          <table:table-cell office:value-type="float" office:value="-1.48595" calcext:value-type="float">
            <text:p>-1.48595</text:p>
          </table:table-cell>
          <table:table-cell office:value-type="float" office:value="-1.3928601" calcext:value-type="float">
            <text:p>-1.3928601</text:p>
          </table:table-cell>
          <table:table-cell office:value-type="float" office:value="-1.30039" calcext:value-type="float">
            <text:p>-1.30039</text:p>
          </table:table-cell>
          <table:table-cell office:value-type="float" office:value="-1.2183" calcext:value-type="float">
            <text:p>-1.2183</text:p>
          </table:table-cell>
          <table:table-cell office:value-type="float" office:value="-1.12644" calcext:value-type="float">
            <text:p>-1.12644</text:p>
          </table:table-cell>
        </table:table-row>
        <table:table-row table:style-name="ro1">
          <table:table-cell office:value-type="float" office:value="-2.5232699" calcext:value-type="float">
            <text:p>-2.5232699</text:p>
          </table:table-cell>
          <table:table-cell office:value-type="float" office:value="-2.37831" calcext:value-type="float">
            <text:p>-2.37831</text:p>
          </table:table-cell>
          <table:table-cell office:value-type="float" office:value="-2.2736299" calcext:value-type="float">
            <text:p>-2.2736299</text:p>
          </table:table-cell>
          <table:table-cell office:value-type="float" office:value="-2.1628499" calcext:value-type="float">
            <text:p>-2.1628499</text:p>
          </table:table-cell>
          <table:table-cell office:value-type="float" office:value="-2.0664101" calcext:value-type="float">
            <text:p>-2.0664101</text:p>
          </table:table-cell>
          <table:table-cell office:value-type="float" office:value="-1.96661" calcext:value-type="float">
            <text:p>-1.96661</text:p>
          </table:table-cell>
          <table:table-cell office:value-type="float" office:value="-1.87719" calcext:value-type="float">
            <text:p>-1.87719</text:p>
          </table:table-cell>
          <table:table-cell office:value-type="float" office:value="-1.77648" calcext:value-type="float">
            <text:p>-1.77648</text:p>
          </table:table-cell>
          <table:table-cell office:value-type="float" office:value="-1.67364" calcext:value-type="float">
            <text:p>-1.67364</text:p>
          </table:table-cell>
          <table:table-cell office:value-type="float" office:value="-1.5817699" calcext:value-type="float">
            <text:p>-1.5817699</text:p>
          </table:table-cell>
          <table:table-cell office:value-type="float" office:value="-1.48534" calcext:value-type="float">
            <text:p>-1.48534</text:p>
          </table:table-cell>
          <table:table-cell office:value-type="float" office:value="-1.3922499" calcext:value-type="float">
            <text:p>-1.3922499</text:p>
          </table:table-cell>
          <table:table-cell office:value-type="float" office:value="-1.29948" calcext:value-type="float">
            <text:p>-1.29948</text:p>
          </table:table-cell>
          <table:table-cell office:value-type="float" office:value="-1.21769" calcext:value-type="float">
            <text:p>-1.21769</text:p>
          </table:table-cell>
          <table:table-cell office:value-type="float" office:value="-1.1258301" calcext:value-type="float">
            <text:p>-1.1258301</text:p>
          </table:table-cell>
        </table:table-row>
        <table:table-row table:style-name="ro1">
          <table:table-cell office:value-type="float" office:value="-2.52266" calcext:value-type="float">
            <text:p>-2.52266</text:p>
          </table:table-cell>
          <table:table-cell office:value-type="float" office:value="-2.3777001" calcext:value-type="float">
            <text:p>-2.3777001</text:p>
          </table:table-cell>
          <table:table-cell office:value-type="float" office:value="-2.2727101" calcext:value-type="float">
            <text:p>-2.2727101</text:p>
          </table:table-cell>
          <table:table-cell office:value-type="float" office:value="-2.16224" calcext:value-type="float">
            <text:p>-2.16224</text:p>
          </table:table-cell>
          <table:table-cell office:value-type="float" office:value="-2.0658" calcext:value-type="float">
            <text:p>-2.0658</text:p>
          </table:table-cell>
          <table:table-cell office:value-type="float" office:value="-1.966" calcext:value-type="float">
            <text:p>-1.966</text:p>
          </table:table-cell>
          <table:table-cell office:value-type="float" office:value="-1.87658" calcext:value-type="float">
            <text:p>-1.87658</text:p>
          </table:table-cell>
          <table:table-cell office:value-type="float" office:value="-1.77557" calcext:value-type="float">
            <text:p>-1.77557</text:p>
          </table:table-cell>
          <table:table-cell office:value-type="float" office:value="-1.67302" calcext:value-type="float">
            <text:p>-1.67302</text:p>
          </table:table-cell>
          <table:table-cell office:value-type="float" office:value="-1.5811599" calcext:value-type="float">
            <text:p>-1.5811599</text:p>
          </table:table-cell>
          <table:table-cell office:value-type="float" office:value="-1.48473" calcext:value-type="float">
            <text:p>-1.48473</text:p>
          </table:table-cell>
          <table:table-cell office:value-type="float" office:value="-1.3916399" calcext:value-type="float">
            <text:p>-1.3916399</text:p>
          </table:table-cell>
          <table:table-cell office:value-type="float" office:value="-1.29887" calcext:value-type="float">
            <text:p>-1.29887</text:p>
          </table:table-cell>
          <table:table-cell office:value-type="float" office:value="-1.21708" calcext:value-type="float">
            <text:p>-1.21708</text:p>
          </table:table-cell>
          <table:table-cell office:value-type="float" office:value="-1.1252199" calcext:value-type="float">
            <text:p>-1.1252199</text:p>
          </table:table-cell>
        </table:table-row>
        <table:table-row table:style-name="ro1">
          <table:table-cell office:value-type="float" office:value="-2.5220499" calcext:value-type="float">
            <text:p>-2.5220499</text:p>
          </table:table-cell>
          <table:table-cell office:value-type="float" office:value="-2.37709" calcext:value-type="float">
            <text:p>-2.37709</text:p>
          </table:table-cell>
          <table:table-cell office:value-type="float" office:value="-2.2721" calcext:value-type="float">
            <text:p>-2.2721</text:p>
          </table:table-cell>
          <table:table-cell office:value-type="float" office:value="-2.1616299" calcext:value-type="float">
            <text:p>-2.1616299</text:p>
          </table:table-cell>
          <table:table-cell office:value-type="float" office:value="-2.0651901" calcext:value-type="float">
            <text:p>-2.0651901</text:p>
          </table:table-cell>
          <table:table-cell office:value-type="float" office:value="-1.96509" calcext:value-type="float">
            <text:p>-1.96509</text:p>
          </table:table-cell>
          <table:table-cell office:value-type="float" office:value="-1.87597" calcext:value-type="float">
            <text:p>-1.87597</text:p>
          </table:table-cell>
          <table:table-cell office:value-type="float" office:value="-1.77496" calcext:value-type="float">
            <text:p>-1.77496</text:p>
          </table:table-cell>
          <table:table-cell office:value-type="float" office:value="-1.67241" calcext:value-type="float">
            <text:p>-1.67241</text:p>
          </table:table-cell>
          <table:table-cell office:value-type="float" office:value="-1.58055" calcext:value-type="float">
            <text:p>-1.58055</text:p>
          </table:table-cell>
          <table:table-cell office:value-type="float" office:value="-1.48412" calcext:value-type="float">
            <text:p>-1.48412</text:p>
          </table:table-cell>
          <table:table-cell office:value-type="float" office:value="-1.39103" calcext:value-type="float">
            <text:p>-1.39103</text:p>
          </table:table-cell>
          <table:table-cell office:value-type="float" office:value="-1.29826" calcext:value-type="float">
            <text:p>-1.29826</text:p>
          </table:table-cell>
          <table:table-cell office:value-type="float" office:value="-1.21647" calcext:value-type="float">
            <text:p>-1.21647</text:p>
          </table:table-cell>
          <table:table-cell office:value-type="float" office:value="-1.1246099" calcext:value-type="float">
            <text:p>-1.1246099</text:p>
          </table:table-cell>
        </table:table-row>
        <table:table-row table:style-name="ro1">
          <table:table-cell office:value-type="float" office:value="-2.52144" calcext:value-type="float">
            <text:p>-2.52144</text:p>
          </table:table-cell>
          <table:table-cell office:value-type="float" office:value="-2.3764801" calcext:value-type="float">
            <text:p>-2.3764801</text:p>
          </table:table-cell>
          <table:table-cell office:value-type="float" office:value="-2.2714901" calcext:value-type="float">
            <text:p>-2.2714901</text:p>
          </table:table-cell>
          <table:table-cell office:value-type="float" office:value="-2.16102" calcext:value-type="float">
            <text:p>-2.16102</text:p>
          </table:table-cell>
          <table:table-cell office:value-type="float" office:value="-2.06458" calcext:value-type="float">
            <text:p>-2.06458</text:p>
          </table:table-cell>
          <table:table-cell office:value-type="float" office:value="-1.96417" calcext:value-type="float">
            <text:p>-1.96417</text:p>
          </table:table-cell>
          <table:table-cell office:value-type="float" office:value="-1.87536" calcext:value-type="float">
            <text:p>-1.87536</text:p>
          </table:table-cell>
          <table:table-cell office:value-type="float" office:value="-1.77435" calcext:value-type="float">
            <text:p>-1.77435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-1.57994" calcext:value-type="float">
            <text:p>-1.57994</text:p>
          </table:table-cell>
          <table:table-cell office:value-type="float" office:value="-1.4835" calcext:value-type="float">
            <text:p>-1.4835</text:p>
          </table:table-cell>
          <table:table-cell office:value-type="float" office:value="-1.39042" calcext:value-type="float">
            <text:p>-1.39042</text:p>
          </table:table-cell>
          <table:table-cell office:value-type="float" office:value="-1.29765" calcext:value-type="float">
            <text:p>-1.29765</text:p>
          </table:table-cell>
          <table:table-cell office:value-type="float" office:value="-1.21586" calcext:value-type="float">
            <text:p>-1.21586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-2.5208299" calcext:value-type="float">
            <text:p>-2.5208299</text:p>
          </table:table-cell>
          <table:table-cell office:value-type="float" office:value="-2.37587" calcext:value-type="float">
            <text:p>-2.37587</text:p>
          </table:table-cell>
          <table:table-cell office:value-type="float" office:value="-2.27088" calcext:value-type="float">
            <text:p>-2.27088</text:p>
          </table:table-cell>
          <table:table-cell office:value-type="float" office:value="-2.1604099" calcext:value-type="float">
            <text:p>-2.1604099</text:p>
          </table:table-cell>
          <table:table-cell office:value-type="float" office:value="-2.0639701" calcext:value-type="float">
            <text:p>-2.0639701</text:p>
          </table:table-cell>
          <table:table-cell office:value-type="float" office:value="-1.96356" calcext:value-type="float">
            <text:p>-1.96356</text:p>
          </table:table-cell>
          <table:table-cell office:value-type="float" office:value="-1.87475" calcext:value-type="float">
            <text:p>-1.87475</text:p>
          </table:table-cell>
          <table:table-cell office:value-type="float" office:value="-1.7737401" calcext:value-type="float">
            <text:p>-1.7737401</text:p>
          </table:table-cell>
          <table:table-cell office:value-type="float" office:value="-1.67119" calcext:value-type="float">
            <text:p>-1.67119</text:p>
          </table:table-cell>
          <table:table-cell office:value-type="float" office:value="-1.57933" calcext:value-type="float">
            <text:p>-1.57933</text:p>
          </table:table-cell>
          <table:table-cell office:value-type="float" office:value="-1.48289" calcext:value-type="float">
            <text:p>-1.48289</text:p>
          </table:table-cell>
          <table:table-cell office:value-type="float" office:value="-1.38981" calcext:value-type="float">
            <text:p>-1.38981</text:p>
          </table:table-cell>
          <table:table-cell office:value-type="float" office:value="-1.29704" calcext:value-type="float">
            <text:p>-1.29704</text:p>
          </table:table-cell>
          <table:table-cell office:value-type="float" office:value="-1.21525" calcext:value-type="float">
            <text:p>-1.21525</text:p>
          </table:table-cell>
          <table:table-cell office:value-type="float" office:value="-1.12308" calcext:value-type="float">
            <text:p>-1.12308</text:p>
          </table:table-cell>
        </table:table-row>
        <table:table-row table:style-name="ro1">
          <table:table-cell office:value-type="float" office:value="-2.52022" calcext:value-type="float">
            <text:p>-2.52022</text:p>
          </table:table-cell>
          <table:table-cell office:value-type="float" office:value="-2.3752601" calcext:value-type="float">
            <text:p>-2.3752601</text:p>
          </table:table-cell>
          <table:table-cell office:value-type="float" office:value="-2.2702701" calcext:value-type="float">
            <text:p>-2.2702701</text:p>
          </table:table-cell>
          <table:table-cell office:value-type="float" office:value="-2.15979" calcext:value-type="float">
            <text:p>-2.15979</text:p>
          </table:table-cell>
          <table:table-cell office:value-type="float" office:value="-2.06336" calcext:value-type="float">
            <text:p>-2.06336</text:p>
          </table:table-cell>
          <table:table-cell office:value-type="float" office:value="-1.96295" calcext:value-type="float">
            <text:p>-1.96295</text:p>
          </table:table-cell>
          <table:table-cell office:value-type="float" office:value="-1.87414" calcext:value-type="float">
            <text:p>-1.87414</text:p>
          </table:table-cell>
          <table:table-cell office:value-type="float" office:value="-1.7731301" calcext:value-type="float">
            <text:p>-1.7731301</text:p>
          </table:table-cell>
          <table:table-cell office:value-type="float" office:value="-1.67058" calcext:value-type="float">
            <text:p>-1.67058</text:p>
          </table:table-cell>
          <table:table-cell office:value-type="float" office:value="-1.57842" calcext:value-type="float">
            <text:p>-1.57842</text:p>
          </table:table-cell>
          <table:table-cell office:value-type="float" office:value="-1.48228" calcext:value-type="float">
            <text:p>-1.48228</text:p>
          </table:table-cell>
          <table:table-cell office:value-type="float" office:value="-1.3892" calcext:value-type="float">
            <text:p>-1.3892</text:p>
          </table:table-cell>
          <table:table-cell office:value-type="float" office:value="-1.29643" calcext:value-type="float">
            <text:p>-1.29643</text:p>
          </table:table-cell>
          <table:table-cell office:value-type="float" office:value="-1.21464" calcext:value-type="float">
            <text:p>-1.21464</text:p>
          </table:table-cell>
          <table:table-cell office:value-type="float" office:value="-1.12247" calcext:value-type="float">
            <text:p>-1.12247</text:p>
          </table:table-cell>
        </table:table-row>
        <table:table-row table:style-name="ro1">
          <table:table-cell office:value-type="float" office:value="-2.5196099" calcext:value-type="float">
            <text:p>-2.5196099</text:p>
          </table:table-cell>
          <table:table-cell office:value-type="float" office:value="-2.37465" calcext:value-type="float">
            <text:p>-2.37465</text:p>
          </table:table-cell>
          <table:table-cell office:value-type="float" office:value="-2.26966" calcext:value-type="float">
            <text:p>-2.26966</text:p>
          </table:table-cell>
          <table:table-cell office:value-type="float" office:value="-2.1591799" calcext:value-type="float">
            <text:p>-2.1591799</text:p>
          </table:table-cell>
          <table:table-cell office:value-type="float" office:value="-2.0627501" calcext:value-type="float">
            <text:p>-2.0627501</text:p>
          </table:table-cell>
          <table:table-cell office:value-type="float" office:value="-1.96234" calcext:value-type="float">
            <text:p>-1.96234</text:p>
          </table:table-cell>
          <table:table-cell office:value-type="float" office:value="-1.87353" calcext:value-type="float">
            <text:p>-1.87353</text:p>
          </table:table-cell>
          <table:table-cell office:value-type="float" office:value="-1.7725199" calcext:value-type="float">
            <text:p>-1.7725199</text:p>
          </table:table-cell>
          <table:table-cell office:value-type="float" office:value="-1.66997" calcext:value-type="float">
            <text:p>-1.66997</text:p>
          </table:table-cell>
          <table:table-cell office:value-type="float" office:value="-1.5775" calcext:value-type="float">
            <text:p>-1.5775</text:p>
          </table:table-cell>
          <table:table-cell office:value-type="float" office:value="-1.48167" calcext:value-type="float">
            <text:p>-1.48167</text:p>
          </table:table-cell>
          <table:table-cell office:value-type="float" office:value="-1.38859" calcext:value-type="float">
            <text:p>-1.38859</text:p>
          </table:table-cell>
          <table:table-cell office:value-type="float" office:value="-1.2955101" calcext:value-type="float">
            <text:p>-1.2955101</text:p>
          </table:table-cell>
          <table:table-cell office:value-type="float" office:value="-1.21403" calcext:value-type="float">
            <text:p>-1.21403</text:p>
          </table:table-cell>
          <table:table-cell office:value-type="float" office:value="-1.12186" calcext:value-type="float">
            <text:p>-1.12186</text:p>
          </table:table-cell>
        </table:table-row>
        <table:table-row table:style-name="ro1">
          <table:table-cell office:value-type="float" office:value="-2.5190001" calcext:value-type="float">
            <text:p>-2.5190001</text:p>
          </table:table-cell>
          <table:table-cell office:value-type="float" office:value="-2.3740301" calcext:value-type="float">
            <text:p>-2.3740301</text:p>
          </table:table-cell>
          <table:table-cell office:value-type="float" office:value="-2.2690499" calcext:value-type="float">
            <text:p>-2.2690499</text:p>
          </table:table-cell>
          <table:table-cell office:value-type="float" office:value="-2.1585701" calcext:value-type="float">
            <text:p>-2.1585701</text:p>
          </table:table-cell>
          <table:table-cell office:value-type="float" office:value="-2.06214" calcext:value-type="float">
            <text:p>-2.06214</text:p>
          </table:table-cell>
          <table:table-cell office:value-type="float" office:value="-1.96173" calcext:value-type="float">
            <text:p>-1.96173</text:p>
          </table:table-cell>
          <table:table-cell office:value-type="float" office:value="-1.87292" calcext:value-type="float">
            <text:p>-1.87292</text:p>
          </table:table-cell>
          <table:table-cell office:value-type="float" office:value="-1.7719001" calcext:value-type="float">
            <text:p>-1.7719001</text:p>
          </table:table-cell>
          <table:table-cell office:value-type="float" office:value="-1.66936" calcext:value-type="float">
            <text:p>-1.66936</text:p>
          </table:table-cell>
          <table:table-cell office:value-type="float" office:value="-1.57689" calcext:value-type="float">
            <text:p>-1.57689</text:p>
          </table:table-cell>
          <table:table-cell office:value-type="float" office:value="-1.48076" calcext:value-type="float">
            <text:p>-1.48076</text:p>
          </table:table-cell>
          <table:table-cell office:value-type="float" office:value="-1.38798" calcext:value-type="float">
            <text:p>-1.38798</text:p>
          </table:table-cell>
          <table:table-cell office:value-type="float" office:value="-1.2948999" calcext:value-type="float">
            <text:p>-1.2948999</text:p>
          </table:table-cell>
          <table:table-cell office:value-type="float" office:value="-1.21342" calcext:value-type="float">
            <text:p>-1.21342</text:p>
          </table:table-cell>
          <table:table-cell office:value-type="float" office:value="-1.12125" calcext:value-type="float">
            <text:p>-1.12125</text:p>
          </table:table-cell>
        </table:table-row>
        <table:table-row table:style-name="ro1">
          <table:table-cell office:value-type="float" office:value="-2.5183899" calcext:value-type="float">
            <text:p>-2.5183899</text:p>
          </table:table-cell>
          <table:table-cell office:value-type="float" office:value="-2.37342" calcext:value-type="float">
            <text:p>-2.37342</text:p>
          </table:table-cell>
          <table:table-cell office:value-type="float" office:value="-2.26844" calcext:value-type="float">
            <text:p>-2.26844</text:p>
          </table:table-cell>
          <table:table-cell office:value-type="float" office:value="-2.1579599" calcext:value-type="float">
            <text:p>-2.1579599</text:p>
          </table:table-cell>
          <table:table-cell office:value-type="float" office:value="-2.0615301" calcext:value-type="float">
            <text:p>-2.0615301</text:p>
          </table:table-cell>
          <table:table-cell office:value-type="float" office:value="-1.96112" calcext:value-type="float">
            <text:p>-1.96112</text:p>
          </table:table-cell>
          <table:table-cell office:value-type="float" office:value="-1.87231" calcext:value-type="float">
            <text:p>-1.87231</text:p>
          </table:table-cell>
          <table:table-cell office:value-type="float" office:value="-1.7712899" calcext:value-type="float">
            <text:p>-1.7712899</text:p>
          </table:table-cell>
          <table:table-cell office:value-type="float" office:value="-1.66845" calcext:value-type="float">
            <text:p>-1.66845</text:p>
          </table:table-cell>
          <table:table-cell office:value-type="float" office:value="-1.57628" calcext:value-type="float">
            <text:p>-1.57628</text:p>
          </table:table-cell>
          <table:table-cell office:value-type="float" office:value="-1.48015" calcext:value-type="float">
            <text:p>-1.48015</text:p>
          </table:table-cell>
          <table:table-cell office:value-type="float" office:value="-1.38737" calcext:value-type="float">
            <text:p>-1.38737</text:p>
          </table:table-cell>
          <table:table-cell office:value-type="float" office:value="-1.2942899" calcext:value-type="float">
            <text:p>-1.2942899</text:p>
          </table:table-cell>
          <table:table-cell office:value-type="float" office:value="-1.21281" calcext:value-type="float">
            <text:p>-1.21281</text:p>
          </table:table-cell>
          <table:table-cell office:value-type="float" office:value="-1.12064" calcext:value-type="float">
            <text:p>-1.12064</text:p>
          </table:table-cell>
        </table:table-row>
        <table:table-row table:style-name="ro1">
          <table:table-cell office:value-type="float" office:value="-2.5174699" calcext:value-type="float">
            <text:p>-2.5174699</text:p>
          </table:table-cell>
          <table:table-cell office:value-type="float" office:value="-2.3728099" calcext:value-type="float">
            <text:p>-2.3728099</text:p>
          </table:table-cell>
          <table:table-cell office:value-type="float" office:value="-2.2678299" calcext:value-type="float">
            <text:p>-2.2678299</text:p>
          </table:table-cell>
          <table:table-cell office:value-type="float" office:value="-2.1573501" calcext:value-type="float">
            <text:p>-2.1573501</text:p>
          </table:table-cell>
          <table:table-cell office:value-type="float" office:value="-2.06091" calcext:value-type="float">
            <text:p>-2.06091</text:p>
          </table:table-cell>
          <table:table-cell office:value-type="float" office:value="-1.96051" calcext:value-type="float">
            <text:p>-1.96051</text:p>
          </table:table-cell>
          <table:table-cell office:value-type="float" office:value="-1.8717" calcext:value-type="float">
            <text:p>-1.8717</text:p>
          </table:table-cell>
          <table:table-cell office:value-type="float" office:value="-1.77068" calcext:value-type="float">
            <text:p>-1.77068</text:p>
          </table:table-cell>
          <table:table-cell office:value-type="float" office:value="-1.66784" calcext:value-type="float">
            <text:p>-1.66784</text:p>
          </table:table-cell>
          <table:table-cell office:value-type="float" office:value="-1.57567" calcext:value-type="float">
            <text:p>-1.57567</text:p>
          </table:table-cell>
          <table:table-cell office:value-type="float" office:value="-1.47954" calcext:value-type="float">
            <text:p>-1.47954</text:p>
          </table:table-cell>
          <table:table-cell office:value-type="float" office:value="-1.38676" calcext:value-type="float">
            <text:p>-1.38676</text:p>
          </table:table-cell>
          <table:table-cell office:value-type="float" office:value="-1.29368" calcext:value-type="float">
            <text:p>-1.29368</text:p>
          </table:table-cell>
          <table:table-cell office:value-type="float" office:value="-1.2122" calcext:value-type="float">
            <text:p>-1.2122</text:p>
          </table:table-cell>
          <table:table-cell office:value-type="float" office:value="-1.12003" calcext:value-type="float">
            <text:p>-1.12003</text:p>
          </table:table-cell>
        </table:table-row>
        <table:table-row table:style-name="ro1">
          <table:table-cell office:value-type="float" office:value="-2.51686" calcext:value-type="float">
            <text:p>-2.51686</text:p>
          </table:table-cell>
          <table:table-cell office:value-type="float" office:value="-2.3722" calcext:value-type="float">
            <text:p>-2.3722</text:p>
          </table:table-cell>
          <table:table-cell office:value-type="float" office:value="-2.26722" calcext:value-type="float">
            <text:p>-2.26722</text:p>
          </table:table-cell>
          <table:table-cell office:value-type="float" office:value="-2.15674" calcext:value-type="float">
            <text:p>-2.15674</text:p>
          </table:table-cell>
          <table:table-cell office:value-type="float" office:value="-2.0603001" calcext:value-type="float">
            <text:p>-2.0603001</text:p>
          </table:table-cell>
          <table:table-cell office:value-type="float" office:value="-1.9599" calcext:value-type="float">
            <text:p>-1.9599</text:p>
          </table:table-cell>
          <table:table-cell office:value-type="float" office:value="-1.8710901" calcext:value-type="float">
            <text:p>-1.8710901</text:p>
          </table:table-cell>
          <table:table-cell office:value-type="float" office:value="-1.77007" calcext:value-type="float">
            <text:p>-1.77007</text:p>
          </table:table-cell>
          <table:table-cell office:value-type="float" office:value="-1.66723" calcext:value-type="float">
            <text:p>-1.66723</text:p>
          </table:table-cell>
          <table:table-cell office:value-type="float" office:value="-1.57506" calcext:value-type="float">
            <text:p>-1.57506</text:p>
          </table:table-cell>
          <table:table-cell office:value-type="float" office:value="-1.47893" calcext:value-type="float">
            <text:p>-1.47893</text:p>
          </table:table-cell>
          <table:table-cell office:value-type="float" office:value="-1.38615" calcext:value-type="float">
            <text:p>-1.38615</text:p>
          </table:table-cell>
          <table:table-cell office:value-type="float" office:value="-1.29307" calcext:value-type="float">
            <text:p>-1.29307</text:p>
          </table:table-cell>
          <table:table-cell office:value-type="float" office:value="-1.21158" calcext:value-type="float">
            <text:p>-1.21158</text:p>
          </table:table-cell>
          <table:table-cell office:value-type="float" office:value="-1.11911" calcext:value-type="float">
            <text:p>-1.11911</text:p>
          </table:table-cell>
        </table:table-row>
        <table:table-row table:style-name="ro1">
          <table:table-cell office:value-type="float" office:value="-2.5162499" calcext:value-type="float">
            <text:p>-2.5162499</text:p>
          </table:table-cell>
          <table:table-cell office:value-type="float" office:value="-2.3715899" calcext:value-type="float">
            <text:p>-2.3715899</text:p>
          </table:table-cell>
          <table:table-cell office:value-type="float" office:value="-2.2666099" calcext:value-type="float">
            <text:p>-2.2666099</text:p>
          </table:table-cell>
          <table:table-cell office:value-type="float" office:value="-2.1561301" calcext:value-type="float">
            <text:p>-2.1561301</text:p>
          </table:table-cell>
          <table:table-cell office:value-type="float" office:value="-2.05969" calcext:value-type="float">
            <text:p>-2.05969</text:p>
          </table:table-cell>
          <table:table-cell office:value-type="float" office:value="-1.95929" calcext:value-type="float">
            <text:p>-1.95929</text:p>
          </table:table-cell>
          <table:table-cell office:value-type="float" office:value="-1.8704799" calcext:value-type="float">
            <text:p>-1.8704799</text:p>
          </table:table-cell>
          <table:table-cell office:value-type="float" office:value="-1.76946" calcext:value-type="float">
            <text:p>-1.76946</text:p>
          </table:table-cell>
          <table:table-cell office:value-type="float" office:value="-1.66662" calcext:value-type="float">
            <text:p>-1.66662</text:p>
          </table:table-cell>
          <table:table-cell office:value-type="float" office:value="-1.57445" calcext:value-type="float">
            <text:p>-1.57445</text:p>
          </table:table-cell>
          <table:table-cell office:value-type="float" office:value="-1.47832" calcext:value-type="float">
            <text:p>-1.47832</text:p>
          </table:table-cell>
          <table:table-cell office:value-type="float" office:value="-1.38554" calcext:value-type="float">
            <text:p>-1.38554</text:p>
          </table:table-cell>
          <table:table-cell office:value-type="float" office:value="-1.29215" calcext:value-type="float">
            <text:p>-1.29215</text:p>
          </table:table-cell>
          <table:table-cell office:value-type="float" office:value="-1.21097" calcext:value-type="float">
            <text:p>-1.21097</text:p>
          </table:table-cell>
          <table:table-cell office:value-type="float" office:value="-1.1181999" calcext:value-type="float">
            <text:p>-1.1181999</text:p>
          </table:table-cell>
        </table:table-row>
        <table:table-row table:style-name="ro1">
          <table:table-cell office:value-type="float" office:value="-2.51564" calcext:value-type="float">
            <text:p>-2.51564</text:p>
          </table:table-cell>
          <table:table-cell office:value-type="float" office:value="-2.3706801" calcext:value-type="float">
            <text:p>-2.3706801</text:p>
          </table:table-cell>
          <table:table-cell office:value-type="float" office:value="-2.266" calcext:value-type="float">
            <text:p>-2.266</text:p>
          </table:table-cell>
          <table:table-cell office:value-type="float" office:value="-2.15552" calcext:value-type="float">
            <text:p>-2.15552</text:p>
          </table:table-cell>
          <table:table-cell office:value-type="float" office:value="-2.0590799" calcext:value-type="float">
            <text:p>-2.0590799</text:p>
          </table:table-cell>
          <table:table-cell office:value-type="float" office:value="-1.95868" calcext:value-type="float">
            <text:p>-1.95868</text:p>
          </table:table-cell>
          <table:table-cell office:value-type="float" office:value="-1.8698699" calcext:value-type="float">
            <text:p>-1.8698699</text:p>
          </table:table-cell>
          <table:table-cell office:value-type="float" office:value="-1.76885" calcext:value-type="float">
            <text:p>-1.76885</text:p>
          </table:table-cell>
          <table:table-cell office:value-type="float" office:value="-1.66601" calcext:value-type="float">
            <text:p>-1.66601</text:p>
          </table:table-cell>
          <table:table-cell office:value-type="float" office:value="-1.57384" calcext:value-type="float">
            <text:p>-1.57384</text:p>
          </table:table-cell>
          <table:table-cell office:value-type="float" office:value="-1.47771" calcext:value-type="float">
            <text:p>-1.47771</text:p>
          </table:table-cell>
          <table:table-cell office:value-type="float" office:value="-1.38493" calcext:value-type="float">
            <text:p>-1.38493</text:p>
          </table:table-cell>
          <table:table-cell office:value-type="float" office:value="-1.29154" calcext:value-type="float">
            <text:p>-1.29154</text:p>
          </table:table-cell>
          <table:table-cell office:value-type="float" office:value="-1.2103601" calcext:value-type="float">
            <text:p>-1.2103601</text:p>
          </table:table-cell>
          <table:table-cell office:value-type="float" office:value="-1.11759" calcext:value-type="float">
            <text:p>-1.11759</text:p>
          </table:table-cell>
        </table:table-row>
        <table:table-row table:style-name="ro1">
          <table:table-cell office:value-type="float" office:value="-2.5150299" calcext:value-type="float">
            <text:p>-2.5150299</text:p>
          </table:table-cell>
          <table:table-cell office:value-type="float" office:value="-2.37007" calcext:value-type="float">
            <text:p>-2.37007</text:p>
          </table:table-cell>
          <table:table-cell office:value-type="float" office:value="-2.2653899" calcext:value-type="float">
            <text:p>-2.2653899</text:p>
          </table:table-cell>
          <table:table-cell office:value-type="float" office:value="-2.1549101" calcext:value-type="float">
            <text:p>-2.1549101</text:p>
          </table:table-cell>
          <table:table-cell office:value-type="float" office:value="-2.05847" calcext:value-type="float">
            <text:p>-2.05847</text:p>
          </table:table-cell>
          <table:table-cell office:value-type="float" office:value="-1.95776" calcext:value-type="float">
            <text:p>-1.95776</text:p>
          </table:table-cell>
          <table:table-cell office:value-type="float" office:value="-1.86926" calcext:value-type="float">
            <text:p>-1.86926</text:p>
          </table:table-cell>
          <table:table-cell office:value-type="float" office:value="-1.76824" calcext:value-type="float">
            <text:p>-1.76824</text:p>
          </table:table-cell>
          <table:table-cell office:value-type="float" office:value="-1.6654" calcext:value-type="float">
            <text:p>-1.6654</text:p>
          </table:table-cell>
          <table:table-cell office:value-type="float" office:value="-1.57323" calcext:value-type="float">
            <text:p>-1.57323</text:p>
          </table:table-cell>
          <table:table-cell office:value-type="float" office:value="-1.4771" calcext:value-type="float">
            <text:p>-1.4771</text:p>
          </table:table-cell>
          <table:table-cell office:value-type="float" office:value="-1.38432" calcext:value-type="float">
            <text:p>-1.38432</text:p>
          </table:table-cell>
          <table:table-cell office:value-type="float" office:value="-1.29093" calcext:value-type="float">
            <text:p>-1.29093</text:p>
          </table:table-cell>
          <table:table-cell office:value-type="float" office:value="-1.2097501" calcext:value-type="float">
            <text:p>-1.2097501</text:p>
          </table:table-cell>
          <table:table-cell office:value-type="float" office:value="-1.11667" calcext:value-type="float">
            <text:p>-1.11667</text:p>
          </table:table-cell>
        </table:table-row>
        <table:table-row table:style-name="ro1">
          <table:table-cell office:value-type="float" office:value="-2.51442" calcext:value-type="float">
            <text:p>-2.51442</text:p>
          </table:table-cell>
          <table:table-cell office:value-type="float" office:value="-2.3694601" calcext:value-type="float">
            <text:p>-2.3694601</text:p>
          </table:table-cell>
          <table:table-cell office:value-type="float" office:value="-2.26478" calcext:value-type="float">
            <text:p>-2.26478</text:p>
          </table:table-cell>
          <table:table-cell office:value-type="float" office:value="-2.1543" calcext:value-type="float">
            <text:p>-2.1543</text:p>
          </table:table-cell>
          <table:table-cell office:value-type="float" office:value="-2.0578599" calcext:value-type="float">
            <text:p>-2.0578599</text:p>
          </table:table-cell>
          <table:table-cell office:value-type="float" office:value="-1.95715" calcext:value-type="float">
            <text:p>-1.95715</text:p>
          </table:table-cell>
          <table:table-cell office:value-type="float" office:value="-1.86865" calcext:value-type="float">
            <text:p>-1.86865</text:p>
          </table:table-cell>
          <table:table-cell office:value-type="float" office:value="-1.76763" calcext:value-type="float">
            <text:p>-1.76763</text:p>
          </table:table-cell>
          <table:table-cell office:value-type="float" office:value="-1.66478" calcext:value-type="float">
            <text:p>-1.66478</text:p>
          </table:table-cell>
          <table:table-cell office:value-type="float" office:value="-1.57262" calcext:value-type="float">
            <text:p>-1.57262</text:p>
          </table:table-cell>
          <table:table-cell office:value-type="float" office:value="-1.47649" calcext:value-type="float">
            <text:p>-1.47649</text:p>
          </table:table-cell>
          <table:table-cell office:value-type="float" office:value="-1.38371" calcext:value-type="float">
            <text:p>-1.38371</text:p>
          </table:table-cell>
          <table:table-cell office:value-type="float" office:value="-1.29002" calcext:value-type="float">
            <text:p>-1.29002</text:p>
          </table:table-cell>
          <table:table-cell office:value-type="float" office:value="-1.2091399" calcext:value-type="float">
            <text:p>-1.2091399</text:p>
          </table:table-cell>
          <table:table-cell office:value-type="float" office:value="-1.11576" calcext:value-type="float">
            <text:p>-1.11576</text:p>
          </table:table-cell>
        </table:table-row>
        <table:table-row table:style-name="ro1">
          <table:table-cell office:value-type="float" office:value="-2.5138099" calcext:value-type="float">
            <text:p>-2.5138099</text:p>
          </table:table-cell>
          <table:table-cell office:value-type="float" office:value="-2.36885" calcext:value-type="float">
            <text:p>-2.36885</text:p>
          </table:table-cell>
          <table:table-cell office:value-type="float" office:value="-2.2641699" calcext:value-type="float">
            <text:p>-2.2641699</text:p>
          </table:table-cell>
          <table:table-cell office:value-type="float" office:value="-2.1536901" calcext:value-type="float">
            <text:p>-2.1536901</text:p>
          </table:table-cell>
          <table:table-cell office:value-type="float" office:value="-2.05725" calcext:value-type="float">
            <text:p>-2.05725</text:p>
          </table:table-cell>
          <table:table-cell office:value-type="float" office:value="-1.95654" calcext:value-type="float">
            <text:p>-1.95654</text:p>
          </table:table-cell>
          <table:table-cell office:value-type="float" office:value="-1.86804" calcext:value-type="float">
            <text:p>-1.86804</text:p>
          </table:table-cell>
          <table:table-cell office:value-type="float" office:value="-1.76702" calcext:value-type="float">
            <text:p>-1.76702</text:p>
          </table:table-cell>
          <table:table-cell office:value-type="float" office:value="-1.66417" calcext:value-type="float">
            <text:p>-1.66417</text:p>
          </table:table-cell>
          <table:table-cell office:value-type="float" office:value="-1.57201" calcext:value-type="float">
            <text:p>-1.57201</text:p>
          </table:table-cell>
          <table:table-cell office:value-type="float" office:value="-1.47557" calcext:value-type="float">
            <text:p>-1.47557</text:p>
          </table:table-cell>
          <table:table-cell office:value-type="float" office:value="-1.3831" calcext:value-type="float">
            <text:p>-1.3831</text:p>
          </table:table-cell>
          <table:table-cell office:value-type="float" office:value="-1.2891001" calcext:value-type="float">
            <text:p>-1.2891001</text:p>
          </table:table-cell>
          <table:table-cell office:value-type="float" office:value="-1.20884" calcext:value-type="float">
            <text:p>-1.20884</text:p>
          </table:table-cell>
          <table:table-cell office:value-type="float" office:value="-1.11515" calcext:value-type="float">
            <text:p>-1.11515</text:p>
          </table:table-cell>
        </table:table-row>
        <table:table-row table:style-name="ro1">
          <table:table-cell office:value-type="float" office:value="-2.5132" calcext:value-type="float">
            <text:p>-2.5132</text:p>
          </table:table-cell>
          <table:table-cell office:value-type="float" office:value="-2.3682401" calcext:value-type="float">
            <text:p>-2.3682401</text:p>
          </table:table-cell>
          <table:table-cell office:value-type="float" office:value="-2.2635601" calcext:value-type="float">
            <text:p>-2.2635601</text:p>
          </table:table-cell>
          <table:table-cell office:value-type="float" office:value="-2.15308" calcext:value-type="float">
            <text:p>-2.15308</text:p>
          </table:table-cell>
          <table:table-cell office:value-type="float" office:value="-2.0566399" calcext:value-type="float">
            <text:p>-2.0566399</text:p>
          </table:table-cell>
          <table:table-cell office:value-type="float" office:value="-1.95593" calcext:value-type="float">
            <text:p>-1.95593</text:p>
          </table:table-cell>
          <table:table-cell office:value-type="float" office:value="-1.86743" calcext:value-type="float">
            <text:p>-1.86743</text:p>
          </table:table-cell>
          <table:table-cell office:value-type="float" office:value="-1.76641" calcext:value-type="float">
            <text:p>-1.76641</text:p>
          </table:table-cell>
          <table:table-cell office:value-type="float" office:value="-1.66356" calcext:value-type="float">
            <text:p>-1.66356</text:p>
          </table:table-cell>
          <table:table-cell office:value-type="float" office:value="-1.5714" calcext:value-type="float">
            <text:p>-1.5714</text:p>
          </table:table-cell>
          <table:table-cell office:value-type="float" office:value="-1.47465" calcext:value-type="float">
            <text:p>-1.47465</text:p>
          </table:table-cell>
          <table:table-cell office:value-type="float" office:value="-1.38249" calcext:value-type="float">
            <text:p>-1.38249</text:p>
          </table:table-cell>
          <table:table-cell office:value-type="float" office:value="-1.2884901" calcext:value-type="float">
            <text:p>-1.2884901</text:p>
          </table:table-cell>
          <table:table-cell office:value-type="float" office:value="-1.20823" calcext:value-type="float">
            <text:p>-1.20823</text:p>
          </table:table-cell>
          <table:table-cell office:value-type="float" office:value="-1.11454" calcext:value-type="float">
            <text:p>-1.11454</text:p>
          </table:table-cell>
        </table:table-row>
        <table:table-row table:style-name="ro1">
          <table:table-cell office:value-type="float" office:value="-2.5125899" calcext:value-type="float">
            <text:p>-2.5125899</text:p>
          </table:table-cell>
          <table:table-cell office:value-type="float" office:value="-2.36763" calcext:value-type="float">
            <text:p>-2.36763</text:p>
          </table:table-cell>
          <table:table-cell office:value-type="float" office:value="-2.26264" calcext:value-type="float">
            <text:p>-2.26264</text:p>
          </table:table-cell>
          <table:table-cell office:value-type="float" office:value="-2.1524701" calcext:value-type="float">
            <text:p>-2.1524701</text:p>
          </table:table-cell>
          <table:table-cell office:value-type="float" office:value="-2.05603" calcext:value-type="float">
            <text:p>-2.05603</text:p>
          </table:table-cell>
          <table:table-cell office:value-type="float" office:value="-1.95502" calcext:value-type="float">
            <text:p>-1.95502</text:p>
          </table:table-cell>
          <table:table-cell office:value-type="float" office:value="-1.86682" calcext:value-type="float">
            <text:p>-1.86682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-1.66295" calcext:value-type="float">
            <text:p>-1.66295</text:p>
          </table:table-cell>
          <table:table-cell office:value-type="float" office:value="-1.57048" calcext:value-type="float">
            <text:p>-1.57048</text:p>
          </table:table-cell>
          <table:table-cell office:value-type="float" office:value="-1.47404" calcext:value-type="float">
            <text:p>-1.47404</text:p>
          </table:table-cell>
          <table:table-cell office:value-type="float" office:value="-1.38188" calcext:value-type="float">
            <text:p>-1.38188</text:p>
          </table:table-cell>
          <table:table-cell office:value-type="float" office:value="-1.2878799" calcext:value-type="float">
            <text:p>-1.2878799</text:p>
          </table:table-cell>
          <table:table-cell office:value-type="float" office:value="-1.20762" calcext:value-type="float">
            <text:p>-1.20762</text:p>
          </table:table-cell>
          <table:table-cell office:value-type="float" office:value="-1.11393" calcext:value-type="float">
            <text:p>-1.11393</text:p>
          </table:table-cell>
        </table:table-row>
        <table:table-row table:style-name="ro1">
          <table:table-cell office:value-type="float" office:value="-2.5119801" calcext:value-type="float">
            <text:p>-2.5119801</text:p>
          </table:table-cell>
          <table:table-cell office:value-type="float" office:value="-2.3670199" calcext:value-type="float">
            <text:p>-2.3670199</text:p>
          </table:table-cell>
          <table:table-cell office:value-type="float" office:value="-2.2620299" calcext:value-type="float">
            <text:p>-2.2620299</text:p>
          </table:table-cell>
          <table:table-cell office:value-type="float" office:value="-2.15186" calcext:value-type="float">
            <text:p>-2.15186</text:p>
          </table:table-cell>
          <table:table-cell office:value-type="float" office:value="-2.0554199" calcext:value-type="float">
            <text:p>-2.0554199</text:p>
          </table:table-cell>
          <table:table-cell office:value-type="float" office:value="-1.9541" calcext:value-type="float">
            <text:p>-1.9541</text:p>
          </table:table-cell>
          <table:table-cell office:value-type="float" office:value="-1.86621" calcext:value-type="float">
            <text:p>-1.86621</text:p>
          </table:table-cell>
          <table:table-cell office:value-type="float" office:value="-1.76519" calcext:value-type="float">
            <text:p>-1.76519</text:p>
          </table:table-cell>
          <table:table-cell office:value-type="float" office:value="-1.66234" calcext:value-type="float">
            <text:p>-1.66234</text:p>
          </table:table-cell>
          <table:table-cell office:value-type="float" office:value="-1.5695699" calcext:value-type="float">
            <text:p>-1.5695699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3812701" calcext:value-type="float">
            <text:p>-1.3812701</text:p>
          </table:table-cell>
          <table:table-cell office:value-type="float" office:value="-1.2872699" calcext:value-type="float">
            <text:p>-1.2872699</text:p>
          </table:table-cell>
          <table:table-cell office:value-type="float" office:value="-1.20701" calcext:value-type="float">
            <text:p>-1.20701</text:p>
          </table:table-cell>
          <table:table-cell office:value-type="float" office:value="-1.11332" calcext:value-type="float">
            <text:p>-1.11332</text:p>
          </table:table-cell>
        </table:table-row>
        <table:table-row table:style-name="ro1">
          <table:table-cell office:value-type="float" office:value="-2.5113699" calcext:value-type="float">
            <text:p>-2.5113699</text:p>
          </table:table-cell>
          <table:table-cell office:value-type="float" office:value="-2.36641" calcext:value-type="float">
            <text:p>-2.36641</text:p>
          </table:table-cell>
          <table:table-cell office:value-type="float" office:value="-2.26142" calcext:value-type="float">
            <text:p>-2.26142</text:p>
          </table:table-cell>
          <table:table-cell office:value-type="float" office:value="-2.1512499" calcext:value-type="float">
            <text:p>-2.1512499</text:p>
          </table:table-cell>
          <table:table-cell office:value-type="float" office:value="-2.05481" calcext:value-type="float">
            <text:p>-2.05481</text:p>
          </table:table-cell>
          <table:table-cell office:value-type="float" office:value="-1.95349" calcext:value-type="float">
            <text:p>-1.95349</text:p>
          </table:table-cell>
          <table:table-cell office:value-type="float" office:value="-1.8656" calcext:value-type="float">
            <text:p>-1.8656</text:p>
          </table:table-cell>
          <table:table-cell office:value-type="float" office:value="-1.76458" calcext:value-type="float">
            <text:p>-1.76458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-1.56896" calcext:value-type="float">
            <text:p>-1.56896</text:p>
          </table:table-cell>
          <table:table-cell office:value-type="float" office:value="-1.47282" calcext:value-type="float">
            <text:p>-1.47282</text:p>
          </table:table-cell>
          <table:table-cell office:value-type="float" office:value="-1.3806601" calcext:value-type="float">
            <text:p>-1.3806601</text:p>
          </table:table-cell>
          <table:table-cell office:value-type="float" office:value="-1.28666" calcext:value-type="float">
            <text:p>-1.28666</text:p>
          </table:table-cell>
          <table:table-cell office:value-type="float" office:value="-1.2064" calcext:value-type="float">
            <text:p>-1.2064</text:p>
          </table:table-cell>
          <table:table-cell office:value-type="float" office:value="-1.1127" calcext:value-type="float">
            <text:p>-1.1127</text:p>
          </table:table-cell>
        </table:table-row>
        <table:table-row table:style-name="ro1">
          <table:table-cell office:value-type="float" office:value="-2.5107601" calcext:value-type="float">
            <text:p>-2.5107601</text:p>
          </table:table-cell>
          <table:table-cell office:value-type="float" office:value="-2.3657899" calcext:value-type="float">
            <text:p>-2.3657899</text:p>
          </table:table-cell>
          <table:table-cell office:value-type="float" office:value="-2.2608099" calcext:value-type="float">
            <text:p>-2.2608099</text:p>
          </table:table-cell>
          <table:table-cell office:value-type="float" office:value="-2.15064" calcext:value-type="float">
            <text:p>-2.15064</text:p>
          </table:table-cell>
          <table:table-cell office:value-type="float" office:value="-2.0539" calcext:value-type="float">
            <text:p>-2.0539</text:p>
          </table:table-cell>
          <table:table-cell office:value-type="float" office:value="-1.95288" calcext:value-type="float">
            <text:p>-1.95288</text:p>
          </table:table-cell>
          <table:table-cell office:value-type="float" office:value="-1.86499" calcext:value-type="float">
            <text:p>-1.86499</text:p>
          </table:table-cell>
          <table:table-cell office:value-type="float" office:value="-1.76397" calcext:value-type="float">
            <text:p>-1.76397</text:p>
          </table:table-cell>
          <table:table-cell office:value-type="float" office:value="-1.66082" calcext:value-type="float">
            <text:p>-1.66082</text:p>
          </table:table-cell>
          <table:table-cell office:value-type="float" office:value="-1.56835" calcext:value-type="float">
            <text:p>-1.56835</text:p>
          </table:table-cell>
          <table:table-cell office:value-type="float" office:value="-1.47221" calcext:value-type="float">
            <text:p>-1.47221</text:p>
          </table:table-cell>
          <table:table-cell office:value-type="float" office:value="-1.3800499" calcext:value-type="float">
            <text:p>-1.3800499</text:p>
          </table:table-cell>
          <table:table-cell office:value-type="float" office:value="-1.28605" calcext:value-type="float">
            <text:p>-1.28605</text:p>
          </table:table-cell>
          <table:table-cell office:value-type="float" office:value="-1.20579" calcext:value-type="float">
            <text:p>-1.20579</text:p>
          </table:table-cell>
          <table:table-cell office:value-type="float" office:value="-1.11209" calcext:value-type="float">
            <text:p>-1.11209</text:p>
          </table:table-cell>
        </table:table-row>
        <table:table-row table:style-name="ro1">
          <table:table-cell office:value-type="float" office:value="-2.51015" calcext:value-type="float">
            <text:p>-2.51015</text:p>
          </table:table-cell>
          <table:table-cell office:value-type="float" office:value="-2.36518" calcext:value-type="float">
            <text:p>-2.36518</text:p>
          </table:table-cell>
          <table:table-cell office:value-type="float" office:value="-2.2602" calcext:value-type="float">
            <text:p>-2.2602</text:p>
          </table:table-cell>
          <table:table-cell office:value-type="float" office:value="-2.1500299" calcext:value-type="float">
            <text:p>-2.1500299</text:p>
          </table:table-cell>
          <table:table-cell office:value-type="float" office:value="-2.0529799" calcext:value-type="float">
            <text:p>-2.0529799</text:p>
          </table:table-cell>
          <table:table-cell office:value-type="float" office:value="-1.95227" calcext:value-type="float">
            <text:p>-1.95227</text:p>
          </table:table-cell>
          <table:table-cell office:value-type="float" office:value="-1.86438" calcext:value-type="float">
            <text:p>-1.86438</text:p>
          </table:table-cell>
          <table:table-cell office:value-type="float" office:value="-1.76305" calcext:value-type="float">
            <text:p>-1.76305</text:p>
          </table:table-cell>
          <table:table-cell office:value-type="float" office:value="-1.66021" calcext:value-type="float">
            <text:p>-1.66021</text:p>
          </table:table-cell>
          <table:table-cell office:value-type="float" office:value="-1.56774" calcext:value-type="float">
            <text:p>-1.56774</text:p>
          </table:table-cell>
          <table:table-cell office:value-type="float" office:value="-1.4713" calcext:value-type="float">
            <text:p>-1.4713</text:p>
          </table:table-cell>
          <table:table-cell office:value-type="float" office:value="-1.3794399" calcext:value-type="float">
            <text:p>-1.3794399</text:p>
          </table:table-cell>
          <table:table-cell office:value-type="float" office:value="-1.28544" calcext:value-type="float">
            <text:p>-1.28544</text:p>
          </table:table-cell>
          <table:table-cell office:value-type="float" office:value="-1.20487" calcext:value-type="float">
            <text:p>-1.20487</text:p>
          </table:table-cell>
          <table:table-cell office:value-type="float" office:value="-1.11148" calcext:value-type="float">
            <text:p>-1.11148</text:p>
          </table:table-cell>
        </table:table-row>
        <table:table-row table:style-name="ro1">
          <table:table-cell office:value-type="float" office:value="-2.5095401" calcext:value-type="float">
            <text:p>-2.5095401</text:p>
          </table:table-cell>
          <table:table-cell office:value-type="float" office:value="-2.3645699" calcext:value-type="float">
            <text:p>-2.3645699</text:p>
          </table:table-cell>
          <table:table-cell office:value-type="float" office:value="-2.2595899" calcext:value-type="float">
            <text:p>-2.2595899</text:p>
          </table:table-cell>
          <table:table-cell office:value-type="float" office:value="-2.14942" calcext:value-type="float">
            <text:p>-2.14942</text:p>
          </table:table-cell>
          <table:table-cell office:value-type="float" office:value="-2.0523701" calcext:value-type="float">
            <text:p>-2.0523701</text:p>
          </table:table-cell>
          <table:table-cell office:value-type="float" office:value="-1.95166" calcext:value-type="float">
            <text:p>-1.95166</text:p>
          </table:table-cell>
          <table:table-cell office:value-type="float" office:value="-1.86377" calcext:value-type="float">
            <text:p>-1.86377</text:p>
          </table:table-cell>
          <table:table-cell office:value-type="float" office:value="-1.76214" calcext:value-type="float">
            <text:p>-1.76214</text:p>
          </table:table-cell>
          <table:table-cell office:value-type="float" office:value="-1.6596" calcext:value-type="float">
            <text:p>-1.6596</text:p>
          </table:table-cell>
          <table:table-cell office:value-type="float" office:value="-1.56713" calcext:value-type="float">
            <text:p>-1.56713</text:p>
          </table:table-cell>
          <table:table-cell office:value-type="float" office:value="-1.47069" calcext:value-type="float">
            <text:p>-1.47069</text:p>
          </table:table-cell>
          <table:table-cell office:value-type="float" office:value="-1.37883" calcext:value-type="float">
            <text:p>-1.37883</text:p>
          </table:table-cell>
          <table:table-cell office:value-type="float" office:value="-1.28483" calcext:value-type="float">
            <text:p>-1.28483</text:p>
          </table:table-cell>
          <table:table-cell office:value-type="float" office:value="-1.2039599" calcext:value-type="float">
            <text:p>-1.2039599</text:p>
          </table:table-cell>
          <table:table-cell office:value-type="float" office:value="-1.11087" calcext:value-type="float">
            <text:p>-1.11087</text:p>
          </table:table-cell>
        </table:table-row>
        <table:table-row table:style-name="ro1">
          <table:table-cell office:value-type="float" office:value="-2.50893" calcext:value-type="float">
            <text:p>-2.50893</text:p>
          </table:table-cell>
          <table:table-cell office:value-type="float" office:value="-2.36396" calcext:value-type="float">
            <text:p>-2.36396</text:p>
          </table:table-cell>
          <table:table-cell office:value-type="float" office:value="-2.25898" calcext:value-type="float">
            <text:p>-2.25898</text:p>
          </table:table-cell>
          <table:table-cell office:value-type="float" office:value="-2.1488099" calcext:value-type="float">
            <text:p>-2.1488099</text:p>
          </table:table-cell>
          <table:table-cell office:value-type="float" office:value="-2.05176" calcext:value-type="float">
            <text:p>-2.05176</text:p>
          </table:table-cell>
          <table:table-cell office:value-type="float" office:value="-1.95105" calcext:value-type="float">
            <text:p>-1.95105</text:p>
          </table:table-cell>
          <table:table-cell office:value-type="float" office:value="-1.86315" calcext:value-type="float">
            <text:p>-1.86315</text:p>
          </table:table-cell>
          <table:table-cell office:value-type="float" office:value="-1.76153" calcext:value-type="float">
            <text:p>-1.76153</text:p>
          </table:table-cell>
          <table:table-cell office:value-type="float" office:value="-1.65899" calcext:value-type="float">
            <text:p>-1.65899</text:p>
          </table:table-cell>
          <table:table-cell office:value-type="float" office:value="-1.56652" calcext:value-type="float">
            <text:p>-1.56652</text:p>
          </table:table-cell>
          <table:table-cell office:value-type="float" office:value="-1.47008" calcext:value-type="float">
            <text:p>-1.47008</text:p>
          </table:table-cell>
          <table:table-cell office:value-type="float" office:value="-1.37822" calcext:value-type="float">
            <text:p>-1.37822</text:p>
          </table:table-cell>
          <table:table-cell office:value-type="float" office:value="-1.28422" calcext:value-type="float">
            <text:p>-1.28422</text:p>
          </table:table-cell>
          <table:table-cell office:value-type="float" office:value="-1.2033401" calcext:value-type="float">
            <text:p>-1.2033401</text:p>
          </table:table-cell>
          <table:table-cell office:value-type="float" office:value="-1.11026" calcext:value-type="float">
            <text:p>-1.11026</text:p>
          </table:table-cell>
        </table:table-row>
        <table:table-row table:style-name="ro1">
          <table:table-cell office:value-type="float" office:value="-2.5080099" calcext:value-type="float">
            <text:p>-2.5080099</text:p>
          </table:table-cell>
          <table:table-cell office:value-type="float" office:value="-2.36305" calcext:value-type="float">
            <text:p>-2.36305</text:p>
          </table:table-cell>
          <table:table-cell office:value-type="float" office:value="-2.2583699" calcext:value-type="float">
            <text:p>-2.2583699</text:p>
          </table:table-cell>
          <table:table-cell office:value-type="float" office:value="-2.1482" calcext:value-type="float">
            <text:p>-2.1482</text:p>
          </table:table-cell>
          <table:table-cell office:value-type="float" office:value="-2.0511501" calcext:value-type="float">
            <text:p>-2.0511501</text:p>
          </table:table-cell>
          <table:table-cell office:value-type="float" office:value="-1.95044" calcext:value-type="float">
            <text:p>-1.95044</text:p>
          </table:table-cell>
          <table:table-cell office:value-type="float" office:value="-1.86254" calcext:value-type="float">
            <text:p>-1.86254</text:p>
          </table:table-cell>
          <table:table-cell office:value-type="float" office:value="-1.76092" calcext:value-type="float">
            <text:p>-1.76092</text:p>
          </table:table-cell>
          <table:table-cell office:value-type="float" office:value="-1.65838" calcext:value-type="float">
            <text:p>-1.65838</text:p>
          </table:table-cell>
          <table:table-cell office:value-type="float" office:value="-1.5659" calcext:value-type="float">
            <text:p>-1.5659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1.37761" calcext:value-type="float">
            <text:p>-1.37761</text:p>
          </table:table-cell>
          <table:table-cell office:value-type="float" office:value="-1.28361" calcext:value-type="float">
            <text:p>-1.28361</text:p>
          </table:table-cell>
          <table:table-cell office:value-type="float" office:value="-1.20304" calcext:value-type="float">
            <text:p>-1.20304</text:p>
          </table:table-cell>
          <table:table-cell office:value-type="float" office:value="-1.10965" calcext:value-type="float">
            <text:p>-1.10965</text:p>
          </table:table-cell>
        </table:table-row>
        <table:table-row table:style-name="ro1">
          <table:table-cell office:value-type="float" office:value="-2.5074" calcext:value-type="float">
            <text:p>-2.5074</text:p>
          </table:table-cell>
          <table:table-cell office:value-type="float" office:value="-2.3621299" calcext:value-type="float">
            <text:p>-2.3621299</text:p>
          </table:table-cell>
          <table:table-cell office:value-type="float" office:value="-2.25776" calcext:value-type="float">
            <text:p>-2.25776</text:p>
          </table:table-cell>
          <table:table-cell office:value-type="float" office:value="-2.1475899" calcext:value-type="float">
            <text:p>-2.1475899</text:p>
          </table:table-cell>
          <table:table-cell office:value-type="float" office:value="-2.05054" calcext:value-type="float">
            <text:p>-2.05054</text:p>
          </table:table-cell>
          <table:table-cell office:value-type="float" office:value="-1.9498301" calcext:value-type="float">
            <text:p>-1.9498301</text:p>
          </table:table-cell>
          <table:table-cell office:value-type="float" office:value="-1.86193" calcext:value-type="float">
            <text:p>-1.86193</text:p>
          </table:table-cell>
          <table:table-cell office:value-type="float" office:value="-1.7603101" calcext:value-type="float">
            <text:p>-1.7603101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-1.56499" calcext:value-type="float">
            <text:p>-1.56499</text:p>
          </table:table-cell>
          <table:table-cell office:value-type="float" office:value="-1.46886" calcext:value-type="float">
            <text:p>-1.46886</text:p>
          </table:table-cell>
          <table:table-cell office:value-type="float" office:value="-1.377" calcext:value-type="float">
            <text:p>-1.377</text:p>
          </table:table-cell>
          <table:table-cell office:value-type="float" office:value="-1.283" calcext:value-type="float">
            <text:p>-1.283</text:p>
          </table:table-cell>
          <table:table-cell office:value-type="float" office:value="-1.20243" calcext:value-type="float">
            <text:p>-1.20243</text:p>
          </table:table-cell>
          <table:table-cell office:value-type="float" office:value="-1.10904" calcext:value-type="float">
            <text:p>-1.10904</text:p>
          </table:table-cell>
        </table:table-row>
        <table:table-row table:style-name="ro1">
          <table:table-cell office:value-type="float" office:value="-2.5067899" calcext:value-type="float">
            <text:p>-2.5067899</text:p>
          </table:table-cell>
          <table:table-cell office:value-type="float" office:value="-2.3615201" calcext:value-type="float">
            <text:p>-2.3615201</text:p>
          </table:table-cell>
          <table:table-cell office:value-type="float" office:value="-2.25684" calcext:value-type="float">
            <text:p>-2.25684</text:p>
          </table:table-cell>
          <table:table-cell office:value-type="float" office:value="-2.14698" calcext:value-type="float">
            <text:p>-2.14698</text:p>
          </table:table-cell>
          <table:table-cell office:value-type="float" office:value="-2.0499301" calcext:value-type="float">
            <text:p>-2.0499301</text:p>
          </table:table-cell>
          <table:table-cell office:value-type="float" office:value="-1.9492199" calcext:value-type="float">
            <text:p>-1.9492199</text:p>
          </table:table-cell>
          <table:table-cell office:value-type="float" office:value="-1.86132" calcext:value-type="float">
            <text:p>-1.86132</text:p>
          </table:table-cell>
          <table:table-cell office:value-type="float" office:value="-1.7596999" calcext:value-type="float">
            <text:p>-1.7596999</text:p>
          </table:table-cell>
          <table:table-cell office:value-type="float" office:value="-1.65716" calcext:value-type="float">
            <text:p>-1.65716</text:p>
          </table:table-cell>
          <table:table-cell office:value-type="float" office:value="-1.56407" calcext:value-type="float">
            <text:p>-1.56407</text:p>
          </table:table-cell>
          <table:table-cell office:value-type="float" office:value="-1.46825" calcext:value-type="float">
            <text:p>-1.46825</text:p>
          </table:table-cell>
          <table:table-cell office:value-type="float" office:value="-1.37608" calcext:value-type="float">
            <text:p>-1.37608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20182" calcext:value-type="float">
            <text:p>-1.20182</text:p>
          </table:table-cell>
          <table:table-cell office:value-type="float" office:value="-1.10843" calcext:value-type="float">
            <text:p>-1.10843</text:p>
          </table:table-cell>
        </table:table-row>
        <table:table-row table:style-name="ro1">
          <table:table-cell office:value-type="float" office:value="-2.50618" calcext:value-type="float">
            <text:p>-2.50618</text:p>
          </table:table-cell>
          <table:table-cell office:value-type="float" office:value="-2.3609099" calcext:value-type="float">
            <text:p>-2.3609099</text:p>
          </table:table-cell>
          <table:table-cell office:value-type="float" office:value="-2.2559299" calcext:value-type="float">
            <text:p>-2.2559299</text:p>
          </table:table-cell>
          <table:table-cell office:value-type="float" office:value="-2.1463699" calcext:value-type="float">
            <text:p>-2.1463699</text:p>
          </table:table-cell>
          <table:table-cell office:value-type="float" office:value="-2.04932" calcext:value-type="float">
            <text:p>-2.04932</text:p>
          </table:table-cell>
          <table:table-cell office:value-type="float" office:value="-1.9486099" calcext:value-type="float">
            <text:p>-1.9486099</text:p>
          </table:table-cell>
          <table:table-cell office:value-type="float" office:value="-1.86071" calcext:value-type="float">
            <text:p>-1.86071</text:p>
          </table:table-cell>
          <table:table-cell office:value-type="float" office:value="-1.7590899" calcext:value-type="float">
            <text:p>-1.7590899</text:p>
          </table:table-cell>
          <table:table-cell office:value-type="float" office:value="-1.65654" calcext:value-type="float">
            <text:p>-1.65654</text:p>
          </table:table-cell>
          <table:table-cell office:value-type="float" office:value="-1.56346" calcext:value-type="float">
            <text:p>-1.56346</text:p>
          </table:table-cell>
          <table:table-cell office:value-type="float" office:value="-1.46764" calcext:value-type="float">
            <text:p>-1.46764</text:p>
          </table:table-cell>
          <table:table-cell office:value-type="float" office:value="-1.37547" calcext:value-type="float">
            <text:p>-1.37547</text:p>
          </table:table-cell>
          <table:table-cell office:value-type="float" office:value="-1.28178" calcext:value-type="float">
            <text:p>-1.28178</text:p>
          </table:table-cell>
          <table:table-cell office:value-type="float" office:value="-1.20121" calcext:value-type="float">
            <text:p>-1.20121</text:p>
          </table:table-cell>
          <table:table-cell office:value-type="float" office:value="-1.10782" calcext:value-type="float">
            <text:p>-1.10782</text:p>
          </table:table-cell>
        </table:table-row>
        <table:table-row table:style-name="ro1">
          <table:table-cell office:value-type="float" office:value="-2.5055699" calcext:value-type="float">
            <text:p>-2.5055699</text:p>
          </table:table-cell>
          <table:table-cell office:value-type="float" office:value="-2.3603001" calcext:value-type="float">
            <text:p>-2.3603001</text:p>
          </table:table-cell>
          <table:table-cell office:value-type="float" office:value="-2.2553201" calcext:value-type="float">
            <text:p>-2.2553201</text:p>
          </table:table-cell>
          <table:table-cell office:value-type="float" office:value="-2.1457601" calcext:value-type="float">
            <text:p>-2.1457601</text:p>
          </table:table-cell>
          <table:table-cell office:value-type="float" office:value="-2.0487101" calcext:value-type="float">
            <text:p>-2.0487101</text:p>
          </table:table-cell>
          <table:table-cell office:value-type="float" office:value="-1.948" calcext:value-type="float">
            <text:p>-1.948</text:p>
          </table:table-cell>
          <table:table-cell office:value-type="float" office:value="-1.8598" calcext:value-type="float">
            <text:p>-1.8598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-1.65593" calcext:value-type="float">
            <text:p>-1.65593</text:p>
          </table:table-cell>
          <table:table-cell office:value-type="float" office:value="-1.56285" calcext:value-type="float">
            <text:p>-1.56285</text:p>
          </table:table-cell>
          <table:table-cell office:value-type="float" office:value="-1.46702" calcext:value-type="float">
            <text:p>-1.46702</text:p>
          </table:table-cell>
          <table:table-cell office:value-type="float" office:value="-1.37486" calcext:value-type="float">
            <text:p>-1.37486</text:p>
          </table:table-cell>
          <table:table-cell office:value-type="float" office:value="-1.28117" calcext:value-type="float">
            <text:p>-1.28117</text:p>
          </table:table-cell>
          <table:table-cell office:value-type="float" office:value="-1.2006" calcext:value-type="float">
            <text:p>-1.2006</text:p>
          </table:table-cell>
          <table:table-cell office:value-type="float" office:value="-1.10721" calcext:value-type="float">
            <text:p>-1.10721</text:p>
          </table:table-cell>
        </table:table-row>
        <table:table-row table:style-name="ro1">
          <table:table-cell office:value-type="float" office:value="-2.5049601" calcext:value-type="float">
            <text:p>-2.5049601</text:p>
          </table:table-cell>
          <table:table-cell office:value-type="float" office:value="-2.35969" calcext:value-type="float">
            <text:p>-2.35969</text:p>
          </table:table-cell>
          <table:table-cell office:value-type="float" office:value="-2.25471" calcext:value-type="float">
            <text:p>-2.25471</text:p>
          </table:table-cell>
          <table:table-cell office:value-type="float" office:value="-2.1451499" calcext:value-type="float">
            <text:p>-2.1451499</text:p>
          </table:table-cell>
          <table:table-cell office:value-type="float" office:value="-2.0481" calcext:value-type="float">
            <text:p>-2.0481</text:p>
          </table:table-cell>
          <table:table-cell office:value-type="float" office:value="-1.94739" calcext:value-type="float">
            <text:p>-1.94739</text:p>
          </table:table-cell>
          <table:table-cell office:value-type="float" office:value="-1.85919" calcext:value-type="float">
            <text:p>-1.85919</text:p>
          </table:table-cell>
          <table:table-cell office:value-type="float" office:value="-1.75787" calcext:value-type="float">
            <text:p>-1.75787</text:p>
          </table:table-cell>
          <table:table-cell office:value-type="float" office:value="-1.65532" calcext:value-type="float">
            <text:p>-1.65532</text:p>
          </table:table-cell>
          <table:table-cell office:value-type="float" office:value="-1.56224" calcext:value-type="float">
            <text:p>-1.56224</text:p>
          </table:table-cell>
          <table:table-cell office:value-type="float" office:value="-1.46641" calcext:value-type="float">
            <text:p>-1.46641</text:p>
          </table:table-cell>
          <table:table-cell office:value-type="float" office:value="-1.3742501" calcext:value-type="float">
            <text:p>-1.3742501</text:p>
          </table:table-cell>
          <table:table-cell office:value-type="float" office:value="-1.28025" calcext:value-type="float">
            <text:p>-1.28025</text:p>
          </table:table-cell>
          <table:table-cell office:value-type="float" office:value="-1.19999" calcext:value-type="float">
            <text:p>-1.19999</text:p>
          </table:table-cell>
          <table:table-cell office:value-type="float" office:value="-1.1066" calcext:value-type="float">
            <text:p>-1.1066</text:p>
          </table:table-cell>
        </table:table-row>
        <table:table-row table:style-name="ro1">
          <table:table-cell office:value-type="float" office:value="-2.5043499" calcext:value-type="float">
            <text:p>-2.5043499</text:p>
          </table:table-cell>
          <table:table-cell office:value-type="float" office:value="-2.3590801" calcext:value-type="float">
            <text:p>-2.3590801</text:p>
          </table:table-cell>
          <table:table-cell office:value-type="float" office:value="-2.2537899" calcext:value-type="float">
            <text:p>-2.2537899</text:p>
          </table:table-cell>
          <table:table-cell office:value-type="float" office:value="-2.1445401" calcext:value-type="float">
            <text:p>-2.1445401</text:p>
          </table:table-cell>
          <table:table-cell office:value-type="float" office:value="-2.0474899" calcext:value-type="float">
            <text:p>-2.0474899</text:p>
          </table:table-cell>
          <table:table-cell office:value-type="float" office:value="-1.94678" calcext:value-type="float">
            <text:p>-1.94678</text:p>
          </table:table-cell>
          <table:table-cell office:value-type="float" office:value="-1.85858" calcext:value-type="float">
            <text:p>-1.85858</text:p>
          </table:table-cell>
          <table:table-cell office:value-type="float" office:value="-1.75726" calcext:value-type="float">
            <text:p>-1.75726</text:p>
          </table:table-cell>
          <table:table-cell office:value-type="float" office:value="-1.6547101" calcext:value-type="float">
            <text:p>-1.6547101</text:p>
          </table:table-cell>
          <table:table-cell office:value-type="float" office:value="-1.56163" calcext:value-type="float">
            <text:p>-1.56163</text:p>
          </table:table-cell>
          <table:table-cell office:value-type="float" office:value="-1.4658" calcext:value-type="float">
            <text:p>-1.4658</text:p>
          </table:table-cell>
          <table:table-cell office:value-type="float" office:value="-1.3736399" calcext:value-type="float">
            <text:p>-1.3736399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9938" calcext:value-type="float">
            <text:p>-1.19938</text:p>
          </table:table-cell>
          <table:table-cell office:value-type="float" office:value="-1.1059901" calcext:value-type="float">
            <text:p>-1.1059901</text:p>
          </table:table-cell>
        </table:table-row>
        <table:table-row table:style-name="ro1">
          <table:table-cell office:value-type="float" office:value="-2.5037401" calcext:value-type="float">
            <text:p>-2.5037401</text:p>
          </table:table-cell>
          <table:table-cell office:value-type="float" office:value="-2.35847" calcext:value-type="float">
            <text:p>-2.35847</text:p>
          </table:table-cell>
          <table:table-cell office:value-type="float" office:value="-2.2528801" calcext:value-type="float">
            <text:p>-2.2528801</text:p>
          </table:table-cell>
          <table:table-cell office:value-type="float" office:value="-2.14393" calcext:value-type="float">
            <text:p>-2.14393</text:p>
          </table:table-cell>
          <table:table-cell office:value-type="float" office:value="-2.04688" calcext:value-type="float">
            <text:p>-2.04688</text:p>
          </table:table-cell>
          <table:table-cell office:value-type="float" office:value="-1.94617" calcext:value-type="float">
            <text:p>-1.94617</text:p>
          </table:table-cell>
          <table:table-cell office:value-type="float" office:value="-1.85797" calcext:value-type="float">
            <text:p>-1.85797</text:p>
          </table:table-cell>
          <table:table-cell office:value-type="float" office:value="-1.75665" calcext:value-type="float">
            <text:p>-1.75665</text:p>
          </table:table-cell>
          <table:table-cell office:value-type="float" office:value="-1.6540999" calcext:value-type="float">
            <text:p>-1.6540999</text:p>
          </table:table-cell>
          <table:table-cell office:value-type="float" office:value="-1.56072" calcext:value-type="float">
            <text:p>-1.56072</text:p>
          </table:table-cell>
          <table:table-cell office:value-type="float" office:value="-1.4651901" calcext:value-type="float">
            <text:p>-1.4651901</text:p>
          </table:table-cell>
          <table:table-cell office:value-type="float" office:value="-1.37272" calcext:value-type="float">
            <text:p>-1.37272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9846" calcext:value-type="float">
            <text:p>-1.19846</text:p>
          </table:table-cell>
          <table:table-cell office:value-type="float" office:value="-1.1053801" calcext:value-type="float">
            <text:p>-1.1053801</text:p>
          </table:table-cell>
        </table:table-row>
        <table:table-row table:style-name="ro1">
          <table:table-cell office:value-type="float" office:value="-2.50313" calcext:value-type="float">
            <text:p>-2.50313</text:p>
          </table:table-cell>
          <table:table-cell office:value-type="float" office:value="-2.3578601" calcext:value-type="float">
            <text:p>-2.3578601</text:p>
          </table:table-cell>
          <table:table-cell office:value-type="float" office:value="-2.25227" calcext:value-type="float">
            <text:p>-2.25227</text:p>
          </table:table-cell>
          <table:table-cell office:value-type="float" office:value="-2.1433101" calcext:value-type="float">
            <text:p>-2.1433101</text:p>
          </table:table-cell>
          <table:table-cell office:value-type="float" office:value="-2.0462699" calcext:value-type="float">
            <text:p>-2.0462699</text:p>
          </table:table-cell>
          <table:table-cell office:value-type="float" office:value="-1.94555" calcext:value-type="float">
            <text:p>-1.94555</text:p>
          </table:table-cell>
          <table:table-cell office:value-type="float" office:value="-1.85736" calcext:value-type="float">
            <text:p>-1.85736</text:p>
          </table:table-cell>
          <table:table-cell office:value-type="float" office:value="-1.75604" calcext:value-type="float">
            <text:p>-1.75604</text:p>
          </table:table-cell>
          <table:table-cell office:value-type="float" office:value="-1.65319" calcext:value-type="float">
            <text:p>-1.65319</text:p>
          </table:table-cell>
          <table:table-cell office:value-type="float" office:value="-1.56011" calcext:value-type="float">
            <text:p>-1.56011</text:p>
          </table:table-cell>
          <table:table-cell office:value-type="float" office:value="-1.4645801" calcext:value-type="float">
            <text:p>-1.4645801</text:p>
          </table:table-cell>
          <table:table-cell office:value-type="float" office:value="-1.37211" calcext:value-type="float">
            <text:p>-1.37211</text:p>
          </table:table-cell>
          <table:table-cell office:value-type="float" office:value="-1.27812" calcext:value-type="float">
            <text:p>-1.27812</text:p>
          </table:table-cell>
          <table:table-cell office:value-type="float" office:value="-1.19785" calcext:value-type="float">
            <text:p>-1.19785</text:p>
          </table:table-cell>
          <table:table-cell office:value-type="float" office:value="-1.1047699" calcext:value-type="float">
            <text:p>-1.1047699</text:p>
          </table:table-cell>
        </table:table-row>
        <table:table-row table:style-name="ro1">
          <table:table-cell office:value-type="float" office:value="-2.5025201" calcext:value-type="float">
            <text:p>-2.5025201</text:p>
          </table:table-cell>
          <table:table-cell office:value-type="float" office:value="-2.35725" calcext:value-type="float">
            <text:p>-2.35725</text:p>
          </table:table-cell>
          <table:table-cell office:value-type="float" office:value="-2.2516601" calcext:value-type="float">
            <text:p>-2.2516601</text:p>
          </table:table-cell>
          <table:table-cell office:value-type="float" office:value="-2.1427" calcext:value-type="float">
            <text:p>-2.1427</text:p>
          </table:table-cell>
          <table:table-cell office:value-type="float" office:value="-2.04566" calcext:value-type="float">
            <text:p>-2.04566</text:p>
          </table:table-cell>
          <table:table-cell office:value-type="float" office:value="-1.94494" calcext:value-type="float">
            <text:p>-1.94494</text:p>
          </table:table-cell>
          <table:table-cell office:value-type="float" office:value="-1.85675" calcext:value-type="float">
            <text:p>-1.85675</text:p>
          </table:table-cell>
          <table:table-cell office:value-type="float" office:value="-1.75542" calcext:value-type="float">
            <text:p>-1.75542</text:p>
          </table:table-cell>
          <table:table-cell office:value-type="float" office:value="-1.65258" calcext:value-type="float">
            <text:p>-1.65258</text:p>
          </table:table-cell>
          <table:table-cell office:value-type="float" office:value="-1.55919" calcext:value-type="float">
            <text:p>-1.55919</text:p>
          </table:table-cell>
          <table:table-cell office:value-type="float" office:value="-1.4639699" calcext:value-type="float">
            <text:p>-1.4639699</text:p>
          </table:table-cell>
          <table:table-cell office:value-type="float" office:value="-1.3712" calcext:value-type="float">
            <text:p>-1.3712</text:p>
          </table:table-cell>
          <table:table-cell office:value-type="float" office:value="-1.2772" calcext:value-type="float">
            <text:p>-1.2772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10416" calcext:value-type="float">
            <text:p>-1.10416</text:p>
          </table:table-cell>
        </table:table-row>
        <table:table-row table:style-name="ro1">
          <table:table-cell office:value-type="float" office:value="-2.50191" calcext:value-type="float">
            <text:p>-2.50191</text:p>
          </table:table-cell>
          <table:table-cell office:value-type="float" office:value="-2.3566401" calcext:value-type="float">
            <text:p>-2.3566401</text:p>
          </table:table-cell>
          <table:table-cell office:value-type="float" office:value="-2.25105" calcext:value-type="float">
            <text:p>-2.25105</text:p>
          </table:table-cell>
          <table:table-cell office:value-type="float" office:value="-2.1420901" calcext:value-type="float">
            <text:p>-2.1420901</text:p>
          </table:table-cell>
          <table:table-cell office:value-type="float" office:value="-2.0450499" calcext:value-type="float">
            <text:p>-2.0450499</text:p>
          </table:table-cell>
          <table:table-cell office:value-type="float" office:value="-1.94433" calcext:value-type="float">
            <text:p>-1.94433</text:p>
          </table:table-cell>
          <table:table-cell office:value-type="float" office:value="-1.85614" calcext:value-type="float">
            <text:p>-1.85614</text:p>
          </table:table-cell>
          <table:table-cell office:value-type="float" office:value="-1.75481" calcext:value-type="float">
            <text:p>-1.75481</text:p>
          </table:table-cell>
          <table:table-cell office:value-type="float" office:value="-1.65197" calcext:value-type="float">
            <text:p>-1.65197</text:p>
          </table:table-cell>
          <table:table-cell office:value-type="float" office:value="-1.55858" calcext:value-type="float">
            <text:p>-1.55858</text:p>
          </table:table-cell>
          <table:table-cell office:value-type="float" office:value="-1.46336" calcext:value-type="float">
            <text:p>-1.46336</text:p>
          </table:table-cell>
          <table:table-cell office:value-type="float" office:value="-1.37028" calcext:value-type="float">
            <text:p>-1.37028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9663" calcext:value-type="float">
            <text:p>-1.19663</text:p>
          </table:table-cell>
          <table:table-cell office:value-type="float" office:value="-1.10355" calcext:value-type="float">
            <text:p>-1.10355</text:p>
          </table:table-cell>
        </table:table-row>
        <table:table-row table:style-name="ro1">
          <table:table-cell office:value-type="float" office:value="-2.5013001" calcext:value-type="float">
            <text:p>-2.5013001</text:p>
          </table:table-cell>
          <table:table-cell office:value-type="float" office:value="-2.35572" calcext:value-type="float">
            <text:p>-2.35572</text:p>
          </table:table-cell>
          <table:table-cell office:value-type="float" office:value="-2.2504301" calcext:value-type="float">
            <text:p>-2.2504301</text:p>
          </table:table-cell>
          <table:table-cell office:value-type="float" office:value="-2.1417899" calcext:value-type="float">
            <text:p>-2.1417899</text:p>
          </table:table-cell>
          <table:table-cell office:value-type="float" office:value="-2.04444" calcext:value-type="float">
            <text:p>-2.04444</text:p>
          </table:table-cell>
          <table:table-cell office:value-type="float" office:value="-1.94372" calcext:value-type="float">
            <text:p>-1.94372</text:p>
          </table:table-cell>
          <table:table-cell office:value-type="float" office:value="-1.85553" calcext:value-type="float">
            <text:p>-1.85553</text:p>
          </table:table-cell>
          <table:table-cell office:value-type="float" office:value="-1.7542" calcext:value-type="float">
            <text:p>-1.7542</text:p>
          </table:table-cell>
          <table:table-cell office:value-type="float" office:value="-1.65136" calcext:value-type="float">
            <text:p>-1.65136</text:p>
          </table:table-cell>
          <table:table-cell office:value-type="float" office:value="-1.55797" calcext:value-type="float">
            <text:p>-1.55797</text:p>
          </table:table-cell>
          <table:table-cell office:value-type="float" office:value="-1.46275" calcext:value-type="float">
            <text:p>-1.46275</text:p>
          </table:table-cell>
          <table:table-cell office:value-type="float" office:value="-1.36967" calcext:value-type="float">
            <text:p>-1.36967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9602" calcext:value-type="float">
            <text:p>-1.19602</text:p>
          </table:table-cell>
          <table:table-cell office:value-type="float" office:value="-1.10294" calcext:value-type="float">
            <text:p>-1.10294</text:p>
          </table:table-cell>
        </table:table-row>
        <table:table-row table:style-name="ro1">
          <table:table-cell office:value-type="float" office:value="-2.50069" calcext:value-type="float">
            <text:p>-2.50069</text:p>
          </table:table-cell>
          <table:table-cell office:value-type="float" office:value="-2.3551099" calcext:value-type="float">
            <text:p>-2.3551099</text:p>
          </table:table-cell>
          <table:table-cell office:value-type="float" office:value="-2.24982" calcext:value-type="float">
            <text:p>-2.24982</text:p>
          </table:table-cell>
          <table:table-cell office:value-type="float" office:value="-2.14118" calcext:value-type="float">
            <text:p>-2.14118</text:p>
          </table:table-cell>
          <table:table-cell office:value-type="float" office:value="-2.0438199" calcext:value-type="float">
            <text:p>-2.0438199</text:p>
          </table:table-cell>
          <table:table-cell office:value-type="float" office:value="-1.94311" calcext:value-type="float">
            <text:p>-1.94311</text:p>
          </table:table-cell>
          <table:table-cell office:value-type="float" office:value="-1.85461" calcext:value-type="float">
            <text:p>-1.85461</text:p>
          </table:table-cell>
          <table:table-cell office:value-type="float" office:value="-1.75359" calcext:value-type="float">
            <text:p>-1.75359</text:p>
          </table:table-cell>
          <table:table-cell office:value-type="float" office:value="-1.65075" calcext:value-type="float">
            <text:p>-1.65075</text:p>
          </table:table-cell>
          <table:table-cell office:value-type="float" office:value="-1.5573601" calcext:value-type="float">
            <text:p>-1.5573601</text:p>
          </table:table-cell>
          <table:table-cell office:value-type="float" office:value="-1.46214" calcext:value-type="float">
            <text:p>-1.46214</text:p>
          </table:table-cell>
          <table:table-cell office:value-type="float" office:value="-1.36906" calcext:value-type="float">
            <text:p>-1.36906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9541" calcext:value-type="float">
            <text:p>-1.19541</text:p>
          </table:table-cell>
          <table:table-cell office:value-type="float" office:value="-1.10233" calcext:value-type="float">
            <text:p>-1.10233</text:p>
          </table:table-cell>
        </table:table-row>
        <table:table-row table:style-name="ro1">
          <table:table-cell office:value-type="float" office:value="-2.5000801" calcext:value-type="float">
            <text:p>-2.5000801</text:p>
          </table:table-cell>
          <table:table-cell office:value-type="float" office:value="-2.3545001" calcext:value-type="float">
            <text:p>-2.3545001</text:p>
          </table:table-cell>
          <table:table-cell office:value-type="float" office:value="-2.2492099" calcext:value-type="float">
            <text:p>-2.2492099</text:p>
          </table:table-cell>
          <table:table-cell office:value-type="float" office:value="-2.1399601" calcext:value-type="float">
            <text:p>-2.1399601</text:p>
          </table:table-cell>
          <table:table-cell office:value-type="float" office:value="-2.04321" calcext:value-type="float">
            <text:p>-2.04321</text:p>
          </table:table-cell>
          <table:table-cell office:value-type="float" office:value="-1.9425" calcext:value-type="float">
            <text:p>-1.9425</text:p>
          </table:table-cell>
          <table:table-cell office:value-type="float" office:value="-1.85369" calcext:value-type="float">
            <text:p>-1.85369</text:p>
          </table:table-cell>
          <table:table-cell office:value-type="float" office:value="-1.75298" calcext:value-type="float">
            <text:p>-1.75298</text:p>
          </table:table-cell>
          <table:table-cell office:value-type="float" office:value="-1.65014" calcext:value-type="float">
            <text:p>-1.65014</text:p>
          </table:table-cell>
          <table:table-cell office:value-type="float" office:value="-1.5567501" calcext:value-type="float">
            <text:p>-1.5567501</text:p>
          </table:table-cell>
          <table:table-cell office:value-type="float" office:value="-1.46153" calcext:value-type="float">
            <text:p>-1.46153</text:p>
          </table:table-cell>
          <table:table-cell office:value-type="float" office:value="-1.36845" calcext:value-type="float">
            <text:p>-1.36845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948" calcext:value-type="float">
            <text:p>-1.1948</text:p>
          </table:table-cell>
          <table:table-cell office:value-type="float" office:value="-1.10172" calcext:value-type="float">
            <text:p>-1.10172</text:p>
          </table:table-cell>
        </table:table-row>
        <table:table-row table:style-name="ro1">
          <table:table-cell office:value-type="float" office:value="-2.49947" calcext:value-type="float">
            <text:p>-2.49947</text:p>
          </table:table-cell>
          <table:table-cell office:value-type="float" office:value="-2.3538899" calcext:value-type="float">
            <text:p>-2.3538899</text:p>
          </table:table-cell>
          <table:table-cell office:value-type="float" office:value="-2.2486" calcext:value-type="float">
            <text:p>-2.2486</text:p>
          </table:table-cell>
          <table:table-cell office:value-type="float" office:value="-2.1393499" calcext:value-type="float">
            <text:p>-2.1393499</text:p>
          </table:table-cell>
          <table:table-cell office:value-type="float" office:value="-2.0425999" calcext:value-type="float">
            <text:p>-2.0425999</text:p>
          </table:table-cell>
          <table:table-cell office:value-type="float" office:value="-1.94189" calcext:value-type="float">
            <text:p>-1.94189</text:p>
          </table:table-cell>
          <table:table-cell office:value-type="float" office:value="-1.85308" calcext:value-type="float">
            <text:p>-1.85308</text:p>
          </table:table-cell>
          <table:table-cell office:value-type="float" office:value="-1.75237" calcext:value-type="float">
            <text:p>-1.75237</text:p>
          </table:table-cell>
          <table:table-cell office:value-type="float" office:value="-1.6495301" calcext:value-type="float">
            <text:p>-1.6495301</text:p>
          </table:table-cell>
          <table:table-cell office:value-type="float" office:value="-1.5561399" calcext:value-type="float">
            <text:p>-1.5561399</text:p>
          </table:table-cell>
          <table:table-cell office:value-type="float" office:value="-1.46092" calcext:value-type="float">
            <text:p>-1.46092</text:p>
          </table:table-cell>
          <table:table-cell office:value-type="float" office:value="-1.36814" calcext:value-type="float">
            <text:p>-1.36814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9388" calcext:value-type="float">
            <text:p>-1.19388</text:p>
          </table:table-cell>
          <table:table-cell office:value-type="float" office:value="-1.10111" calcext:value-type="float">
            <text:p>-1.10111</text:p>
          </table:table-cell>
        </table:table-row>
        <table:table-row table:style-name="ro1">
          <table:table-cell office:value-type="float" office:value="-2.4988599" calcext:value-type="float">
            <text:p>-2.4988599</text:p>
          </table:table-cell>
          <table:table-cell office:value-type="float" office:value="-2.3532801" calcext:value-type="float">
            <text:p>-2.3532801</text:p>
          </table:table-cell>
          <table:table-cell office:value-type="float" office:value="-2.24738" calcext:value-type="float">
            <text:p>-2.24738</text:p>
          </table:table-cell>
          <table:table-cell office:value-type="float" office:value="-2.1387401" calcext:value-type="float">
            <text:p>-2.1387401</text:p>
          </table:table-cell>
          <table:table-cell office:value-type="float" office:value="-2.04199" calcext:value-type="float">
            <text:p>-2.04199</text:p>
          </table:table-cell>
          <table:table-cell office:value-type="float" office:value="-1.94098" calcext:value-type="float">
            <text:p>-1.94098</text:p>
          </table:table-cell>
          <table:table-cell office:value-type="float" office:value="-1.85247" calcext:value-type="float">
            <text:p>-1.85247</text:p>
          </table:table-cell>
          <table:table-cell office:value-type="float" office:value="-1.75176" calcext:value-type="float">
            <text:p>-1.75176</text:p>
          </table:table-cell>
          <table:table-cell office:value-type="float" office:value="-1.6489201" calcext:value-type="float">
            <text:p>-1.6489201</text:p>
          </table:table-cell>
          <table:table-cell office:value-type="float" office:value="-1.55553" calcext:value-type="float">
            <text:p>-1.55553</text:p>
          </table:table-cell>
          <table:table-cell office:value-type="float" office:value="-1.46031" calcext:value-type="float">
            <text:p>-1.46031</text:p>
          </table:table-cell>
          <table:table-cell office:value-type="float" office:value="-1.3672301" calcext:value-type="float">
            <text:p>-1.3672301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9327" calcext:value-type="float">
            <text:p>-1.19327</text:p>
          </table:table-cell>
          <table:table-cell office:value-type="float" office:value="-1.1005" calcext:value-type="float">
            <text:p>-1.1005</text:p>
          </table:table-cell>
        </table:table-row>
        <table:table-row table:style-name="ro1">
          <table:table-cell office:value-type="float" office:value="-2.49825" calcext:value-type="float">
            <text:p>-2.49825</text:p>
          </table:table-cell>
          <table:table-cell office:value-type="float" office:value="-2.35267" calcext:value-type="float">
            <text:p>-2.35267</text:p>
          </table:table-cell>
          <table:table-cell office:value-type="float" office:value="-2.2467699" calcext:value-type="float">
            <text:p>-2.2467699</text:p>
          </table:table-cell>
          <table:table-cell office:value-type="float" office:value="-2.1381299" calcext:value-type="float">
            <text:p>-2.1381299</text:p>
          </table:table-cell>
          <table:table-cell office:value-type="float" office:value="-2.0413799" calcext:value-type="float">
            <text:p>-2.0413799</text:p>
          </table:table-cell>
          <table:table-cell office:value-type="float" office:value="-1.94037" calcext:value-type="float">
            <text:p>-1.94037</text:p>
          </table:table-cell>
          <table:table-cell office:value-type="float" office:value="-1.85186" calcext:value-type="float">
            <text:p>-1.85186</text:p>
          </table:table-cell>
          <table:table-cell office:value-type="float" office:value="-1.75115" calcext:value-type="float">
            <text:p>-1.75115</text:p>
          </table:table-cell>
          <table:table-cell office:value-type="float" office:value="-1.648" calcext:value-type="float">
            <text:p>-1.648</text:p>
          </table:table-cell>
          <table:table-cell office:value-type="float" office:value="-1.55461" calcext:value-type="float">
            <text:p>-1.55461</text:p>
          </table:table-cell>
          <table:table-cell office:value-type="float" office:value="-1.4597" calcext:value-type="float">
            <text:p>-1.4597</text:p>
          </table:table-cell>
          <table:table-cell office:value-type="float" office:value="-1.3666199" calcext:value-type="float">
            <text:p>-1.3666199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9266" calcext:value-type="float">
            <text:p>-1.19266</text:p>
          </table:table-cell>
          <table:table-cell office:value-type="float" office:value="-1.09989" calcext:value-type="float">
            <text:p>-1.09989</text:p>
          </table:table-cell>
        </table:table-row>
        <table:table-row table:style-name="ro1">
          <table:table-cell office:value-type="float" office:value="-2.4976299" calcext:value-type="float">
            <text:p>-2.4976299</text:p>
          </table:table-cell>
          <table:table-cell office:value-type="float" office:value="-2.3517599" calcext:value-type="float">
            <text:p>-2.3517599</text:p>
          </table:table-cell>
          <table:table-cell office:value-type="float" office:value="-2.2458601" calcext:value-type="float">
            <text:p>-2.2458601</text:p>
          </table:table-cell>
          <table:table-cell office:value-type="float" office:value="-2.1375201" calcext:value-type="float">
            <text:p>-2.1375201</text:p>
          </table:table-cell>
          <table:table-cell office:value-type="float" office:value="-2.0407701" calcext:value-type="float">
            <text:p>-2.0407701</text:p>
          </table:table-cell>
          <table:table-cell office:value-type="float" office:value="-1.93976" calcext:value-type="float">
            <text:p>-1.93976</text:p>
          </table:table-cell>
          <table:table-cell office:value-type="float" office:value="-1.8512501" calcext:value-type="float">
            <text:p>-1.8512501</text:p>
          </table:table-cell>
          <table:table-cell office:value-type="float" office:value="-1.75054" calcext:value-type="float">
            <text:p>-1.75054</text:p>
          </table:table-cell>
          <table:table-cell office:value-type="float" office:value="-1.6470799" calcext:value-type="float">
            <text:p>-1.6470799</text:p>
          </table:table-cell>
          <table:table-cell office:value-type="float" office:value="-1.5537" calcext:value-type="float">
            <text:p>-1.5537</text:p>
          </table:table-cell>
          <table:table-cell office:value-type="float" office:value="-1.45909" calcext:value-type="float">
            <text:p>-1.45909</text:p>
          </table:table-cell>
          <table:table-cell office:value-type="float" office:value="-1.3657" calcext:value-type="float">
            <text:p>-1.3657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9205" calcext:value-type="float">
            <text:p>-1.19205</text:p>
          </table:table-cell>
          <table:table-cell office:value-type="float" office:value="-1.09928" calcext:value-type="float">
            <text:p>-1.09928</text:p>
          </table:table-cell>
        </table:table-row>
        <table:table-row table:style-name="ro1">
          <table:table-cell office:value-type="float" office:value="-2.49702" calcext:value-type="float">
            <text:p>-2.49702</text:p>
          </table:table-cell>
          <table:table-cell office:value-type="float" office:value="-2.35115" calcext:value-type="float">
            <text:p>-2.35115</text:p>
          </table:table-cell>
          <table:table-cell office:value-type="float" office:value="-2.24525" calcext:value-type="float">
            <text:p>-2.24525</text:p>
          </table:table-cell>
          <table:table-cell office:value-type="float" office:value="-2.13691" calcext:value-type="float">
            <text:p>-2.13691</text:p>
          </table:table-cell>
          <table:table-cell office:value-type="float" office:value="-2.0401599" calcext:value-type="float">
            <text:p>-2.0401599</text:p>
          </table:table-cell>
          <table:table-cell office:value-type="float" office:value="-1.93915" calcext:value-type="float">
            <text:p>-1.93915</text:p>
          </table:table-cell>
          <table:table-cell office:value-type="float" office:value="-1.8506401" calcext:value-type="float">
            <text:p>-1.8506401</text:p>
          </table:table-cell>
          <table:table-cell office:value-type="float" office:value="-1.74993" calcext:value-type="float">
            <text:p>-1.74993</text:p>
          </table:table-cell>
          <table:table-cell office:value-type="float" office:value="-1.64647" calcext:value-type="float">
            <text:p>-1.64647</text:p>
          </table:table-cell>
          <table:table-cell office:value-type="float" office:value="-1.55309" calcext:value-type="float">
            <text:p>-1.55309</text:p>
          </table:table-cell>
          <table:table-cell office:value-type="float" office:value="-1.45848" calcext:value-type="float">
            <text:p>-1.45848</text:p>
          </table:table-cell>
          <table:table-cell office:value-type="float" office:value="-1.36479" calcext:value-type="float">
            <text:p>-1.36479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9144" calcext:value-type="float">
            <text:p>-1.19144</text:p>
          </table:table-cell>
          <table:table-cell office:value-type="float" office:value="-1.09867" calcext:value-type="float">
            <text:p>-1.09867</text:p>
          </table:table-cell>
        </table:table-row>
        <table:table-row table:style-name="ro1">
          <table:table-cell office:value-type="float" office:value="-2.4964099" calcext:value-type="float">
            <text:p>-2.4964099</text:p>
          </table:table-cell>
          <table:table-cell office:value-type="float" office:value="-2.3505399" calcext:value-type="float">
            <text:p>-2.3505399</text:p>
          </table:table-cell>
          <table:table-cell office:value-type="float" office:value="-2.2446401" calcext:value-type="float">
            <text:p>-2.2446401</text:p>
          </table:table-cell>
          <table:table-cell office:value-type="float" office:value="-2.1363001" calcext:value-type="float">
            <text:p>-2.1363001</text:p>
          </table:table-cell>
          <table:table-cell office:value-type="float" office:value="-2.0395501" calcext:value-type="float">
            <text:p>-2.0395501</text:p>
          </table:table-cell>
          <table:table-cell office:value-type="float" office:value="-1.93854" calcext:value-type="float">
            <text:p>-1.93854</text:p>
          </table:table-cell>
          <table:table-cell office:value-type="float" office:value="-1.8500299" calcext:value-type="float">
            <text:p>-1.8500299</text:p>
          </table:table-cell>
          <table:table-cell office:value-type="float" office:value="-1.74932" calcext:value-type="float">
            <text:p>-1.74932</text:p>
          </table:table-cell>
          <table:table-cell office:value-type="float" office:value="-1.64586" calcext:value-type="float">
            <text:p>-1.64586</text:p>
          </table:table-cell>
          <table:table-cell office:value-type="float" office:value="-1.55248" calcext:value-type="float">
            <text:p>-1.55248</text:p>
          </table:table-cell>
          <table:table-cell office:value-type="float" office:value="-1.45787" calcext:value-type="float">
            <text:p>-1.45787</text:p>
          </table:table-cell>
          <table:table-cell office:value-type="float" office:value="-1.36418" calcext:value-type="float">
            <text:p>-1.36418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9022" calcext:value-type="float">
            <text:p>-1.19022</text:p>
          </table:table-cell>
          <table:table-cell office:value-type="float" office:value="-1.09806" calcext:value-type="float">
            <text:p>-1.09806</text:p>
          </table:table-cell>
        </table:table-row>
        <table:table-row table:style-name="ro1">
          <table:table-cell office:value-type="float" office:value="-2.4958" calcext:value-type="float">
            <text:p>-2.4958</text:p>
          </table:table-cell>
          <table:table-cell office:value-type="float" office:value="-2.34993" calcext:value-type="float">
            <text:p>-2.34993</text:p>
          </table:table-cell>
          <table:table-cell office:value-type="float" office:value="-2.24403" calcext:value-type="float">
            <text:p>-2.24403</text:p>
          </table:table-cell>
          <table:table-cell office:value-type="float" office:value="-2.13569" calcext:value-type="float">
            <text:p>-2.13569</text:p>
          </table:table-cell>
          <table:table-cell office:value-type="float" office:value="-2.03894" calcext:value-type="float">
            <text:p>-2.03894</text:p>
          </table:table-cell>
          <table:table-cell office:value-type="float" office:value="-1.93793" calcext:value-type="float">
            <text:p>-1.93793</text:p>
          </table:table-cell>
          <table:table-cell office:value-type="float" office:value="-1.84942" calcext:value-type="float">
            <text:p>-1.84942</text:p>
          </table:table-cell>
          <table:table-cell office:value-type="float" office:value="-1.74871" calcext:value-type="float">
            <text:p>-1.74871</text:p>
          </table:table-cell>
          <table:table-cell office:value-type="float" office:value="-1.64525" calcext:value-type="float">
            <text:p>-1.64525</text:p>
          </table:table-cell>
          <table:table-cell office:value-type="float" office:value="-1.55187" calcext:value-type="float">
            <text:p>-1.55187</text:p>
          </table:table-cell>
          <table:table-cell office:value-type="float" office:value="-1.45726" calcext:value-type="float">
            <text:p>-1.45726</text:p>
          </table:table-cell>
          <table:table-cell office:value-type="float" office:value="-1.36357" calcext:value-type="float">
            <text:p>-1.36357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8961" calcext:value-type="float">
            <text:p>-1.18961</text:p>
          </table:table-cell>
          <table:table-cell office:value-type="float" office:value="-1.09745" calcext:value-type="float">
            <text:p>-1.09745</text:p>
          </table:table-cell>
        </table:table-row>
        <table:table-row table:style-name="ro1">
          <table:table-cell office:value-type="float" office:value="-2.4951899" calcext:value-type="float">
            <text:p>-2.4951899</text:p>
          </table:table-cell>
          <table:table-cell office:value-type="float" office:value="-2.3493099" calcext:value-type="float">
            <text:p>-2.3493099</text:p>
          </table:table-cell>
          <table:table-cell office:value-type="float" office:value="-2.2434199" calcext:value-type="float">
            <text:p>-2.2434199</text:p>
          </table:table-cell>
          <table:table-cell office:value-type="float" office:value="-2.1350701" calcext:value-type="float">
            <text:p>-2.1350701</text:p>
          </table:table-cell>
          <table:table-cell office:value-type="float" office:value="-2.0383301" calcext:value-type="float">
            <text:p>-2.0383301</text:p>
          </table:table-cell>
          <table:table-cell office:value-type="float" office:value="-1.93731" calcext:value-type="float">
            <text:p>-1.93731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1.64464" calcext:value-type="float">
            <text:p>-1.64464</text:p>
          </table:table-cell>
          <table:table-cell office:value-type="float" office:value="-1.55126" calcext:value-type="float">
            <text:p>-1.55126</text:p>
          </table:table-cell>
          <table:table-cell office:value-type="float" office:value="-1.45665" calcext:value-type="float">
            <text:p>-1.45665</text:p>
          </table:table-cell>
          <table:table-cell office:value-type="float" office:value="-1.36296" calcext:value-type="float">
            <text:p>-1.36296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09684" calcext:value-type="float">
            <text:p>-1.09684</text:p>
          </table:table-cell>
        </table:table-row>
        <table:table-row table:style-name="ro1">
          <table:table-cell office:value-type="float" office:value="-2.49458" calcext:value-type="float">
            <text:p>-2.49458</text:p>
          </table:table-cell>
          <table:table-cell office:value-type="float" office:value="-2.3487" calcext:value-type="float">
            <text:p>-2.3487</text:p>
          </table:table-cell>
          <table:table-cell office:value-type="float" office:value="-2.24281" calcext:value-type="float">
            <text:p>-2.24281</text:p>
          </table:table-cell>
          <table:table-cell office:value-type="float" office:value="-2.1347699" calcext:value-type="float">
            <text:p>-2.1347699</text:p>
          </table:table-cell>
          <table:table-cell office:value-type="float" office:value="-2.03772" calcext:value-type="float">
            <text:p>-2.03772</text:p>
          </table:table-cell>
          <table:table-cell office:value-type="float" office:value="-1.9367" calcext:value-type="float">
            <text:p>-1.9367</text:p>
          </table:table-cell>
          <table:table-cell office:value-type="float" office:value="-1.8482" calcext:value-type="float">
            <text:p>-1.8482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1.64403" calcext:value-type="float">
            <text:p>-1.64403</text:p>
          </table:table-cell>
          <table:table-cell office:value-type="float" office:value="-1.55065" calcext:value-type="float">
            <text:p>-1.55065</text:p>
          </table:table-cell>
          <table:table-cell office:value-type="float" office:value="-1.45604" calcext:value-type="float">
            <text:p>-1.45604</text:p>
          </table:table-cell>
          <table:table-cell office:value-type="float" office:value="-1.36235" calcext:value-type="float">
            <text:p>-1.36235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09622" calcext:value-type="float">
            <text:p>-1.09622</text:p>
          </table:table-cell>
        </table:table-row>
        <table:table-row table:style-name="ro1">
          <table:table-cell office:value-type="float" office:value="-2.4939699" calcext:value-type="float">
            <text:p>-2.4939699</text:p>
          </table:table-cell>
          <table:table-cell office:value-type="float" office:value="-2.3480899" calcext:value-type="float">
            <text:p>-2.3480899</text:p>
          </table:table-cell>
          <table:table-cell office:value-type="float" office:value="-2.2425001" calcext:value-type="float">
            <text:p>-2.2425001</text:p>
          </table:table-cell>
          <table:table-cell office:value-type="float" office:value="-2.13416" calcext:value-type="float">
            <text:p>-2.13416</text:p>
          </table:table-cell>
          <table:table-cell office:value-type="float" office:value="-2.0368099" calcext:value-type="float">
            <text:p>-2.0368099</text:p>
          </table:table-cell>
          <table:table-cell office:value-type="float" office:value="-1.93609" calcext:value-type="float">
            <text:p>-1.93609</text:p>
          </table:table-cell>
          <table:table-cell office:value-type="float" office:value="-1.84759" calcext:value-type="float">
            <text:p>-1.84759</text:p>
          </table:table-cell>
          <table:table-cell office:value-type="float" office:value="-1.7468801" calcext:value-type="float">
            <text:p>-1.7468801</text:p>
          </table:table-cell>
          <table:table-cell office:value-type="float" office:value="-1.64342" calcext:value-type="float">
            <text:p>-1.64342</text:p>
          </table:table-cell>
          <table:table-cell office:value-type="float" office:value="-1.55004" calcext:value-type="float">
            <text:p>-1.55004</text:p>
          </table:table-cell>
          <table:table-cell office:value-type="float" office:value="-1.45543" calcext:value-type="float">
            <text:p>-1.45543</text:p>
          </table:table-cell>
          <table:table-cell office:value-type="float" office:value="-1.36174" calcext:value-type="float">
            <text:p>-1.36174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8778" calcext:value-type="float">
            <text:p>-1.18778</text:p>
          </table:table-cell>
          <table:table-cell office:value-type="float" office:value="-1.09561" calcext:value-type="float">
            <text:p>-1.09561</text:p>
          </table:table-cell>
        </table:table-row>
        <table:table-row table:style-name="ro1">
          <table:table-cell office:value-type="float" office:value="-2.49336" calcext:value-type="float">
            <text:p>-2.49336</text:p>
          </table:table-cell>
          <table:table-cell office:value-type="float" office:value="-2.3474801" calcext:value-type="float">
            <text:p>-2.3474801</text:p>
          </table:table-cell>
          <table:table-cell office:value-type="float" office:value="-2.24158" calcext:value-type="float">
            <text:p>-2.24158</text:p>
          </table:table-cell>
          <table:table-cell office:value-type="float" office:value="-2.1335499" calcext:value-type="float">
            <text:p>-2.1335499</text:p>
          </table:table-cell>
          <table:table-cell office:value-type="float" office:value="-2.0362" calcext:value-type="float">
            <text:p>-2.0362</text:p>
          </table:table-cell>
          <table:table-cell office:value-type="float" office:value="-1.93548" calcext:value-type="float">
            <text:p>-1.93548</text:p>
          </table:table-cell>
          <table:table-cell office:value-type="float" office:value="-1.84668" calcext:value-type="float">
            <text:p>-1.84668</text:p>
          </table:table-cell>
          <table:table-cell office:value-type="float" office:value="-1.7462699" calcext:value-type="float">
            <text:p>-1.7462699</text:p>
          </table:table-cell>
          <table:table-cell office:value-type="float" office:value="-1.64281" calcext:value-type="float">
            <text:p>-1.64281</text:p>
          </table:table-cell>
          <table:table-cell office:value-type="float" office:value="-1.54942" calcext:value-type="float">
            <text:p>-1.54942</text:p>
          </table:table-cell>
          <table:table-cell office:value-type="float" office:value="-1.45482" calcext:value-type="float">
            <text:p>-1.45482</text:p>
          </table:table-cell>
          <table:table-cell office:value-type="float" office:value="-1.36113" calcext:value-type="float">
            <text:p>-1.36113</text:p>
          </table:table-cell>
          <table:table-cell office:value-type="float" office:value="-1.2674299" calcext:value-type="float">
            <text:p>-1.2674299</text:p>
          </table:table-cell>
          <table:table-cell office:value-type="float" office:value="-1.18717" calcext:value-type="float">
            <text:p>-1.18717</text:p>
          </table:table-cell>
          <table:table-cell office:value-type="float" office:value="-1.095" calcext:value-type="float">
            <text:p>-1.095</text:p>
          </table:table-cell>
        </table:table-row>
        <table:table-row table:style-name="ro1">
          <table:table-cell office:value-type="float" office:value="-2.4927499" calcext:value-type="float">
            <text:p>-2.4927499</text:p>
          </table:table-cell>
          <table:table-cell office:value-type="float" office:value="-2.3468699" calcext:value-type="float">
            <text:p>-2.3468699</text:p>
          </table:table-cell>
          <table:table-cell office:value-type="float" office:value="-2.2409699" calcext:value-type="float">
            <text:p>-2.2409699</text:p>
          </table:table-cell>
          <table:table-cell office:value-type="float" office:value="-2.1329401" calcext:value-type="float">
            <text:p>-2.1329401</text:p>
          </table:table-cell>
          <table:table-cell office:value-type="float" office:value="-2.0355799" calcext:value-type="float">
            <text:p>-2.0355799</text:p>
          </table:table-cell>
          <table:table-cell office:value-type="float" office:value="-1.93487" calcext:value-type="float">
            <text:p>-1.93487</text:p>
          </table:table-cell>
          <table:table-cell office:value-type="float" office:value="-1.84576" calcext:value-type="float">
            <text:p>-1.84576</text:p>
          </table:table-cell>
          <table:table-cell office:value-type="float" office:value="-1.7456599" calcext:value-type="float">
            <text:p>-1.7456599</text:p>
          </table:table-cell>
          <table:table-cell office:value-type="float" office:value="-1.6422" calcext:value-type="float">
            <text:p>-1.6422</text:p>
          </table:table-cell>
          <table:table-cell office:value-type="float" office:value="-1.54881" calcext:value-type="float">
            <text:p>-1.54881</text:p>
          </table:table-cell>
          <table:table-cell office:value-type="float" office:value="-1.45421" calcext:value-type="float">
            <text:p>-1.45421</text:p>
          </table:table-cell>
          <table:table-cell office:value-type="float" office:value="-1.3602099" calcext:value-type="float">
            <text:p>-1.3602099</text:p>
          </table:table-cell>
          <table:table-cell office:value-type="float" office:value="-1.26682" calcext:value-type="float">
            <text:p>-1.26682</text:p>
          </table:table-cell>
          <table:table-cell office:value-type="float" office:value="-1.18656" calcext:value-type="float">
            <text:p>-1.18656</text:p>
          </table:table-cell>
          <table:table-cell office:value-type="float" office:value="-1.09439" calcext:value-type="float">
            <text:p>-1.09439</text:p>
          </table:table-cell>
        </table:table-row>
        <table:table-row table:style-name="ro1">
          <table:table-cell office:value-type="float" office:value="-2.4921401" calcext:value-type="float">
            <text:p>-2.4921401</text:p>
          </table:table-cell>
          <table:table-cell office:value-type="float" office:value="-2.3462601" calcext:value-type="float">
            <text:p>-2.3462601</text:p>
          </table:table-cell>
          <table:table-cell office:value-type="float" office:value="-2.24036" calcext:value-type="float">
            <text:p>-2.24036</text:p>
          </table:table-cell>
          <table:table-cell office:value-type="float" office:value="-2.13202" calcext:value-type="float">
            <text:p>-2.13202</text:p>
          </table:table-cell>
          <table:table-cell office:value-type="float" office:value="-2.03497" calcext:value-type="float">
            <text:p>-2.03497</text:p>
          </table:table-cell>
          <table:table-cell office:value-type="float" office:value="-1.93426" calcext:value-type="float">
            <text:p>-1.93426</text:p>
          </table:table-cell>
          <table:table-cell office:value-type="float" office:value="-1.84484" calcext:value-type="float">
            <text:p>-1.84484</text:p>
          </table:table-cell>
          <table:table-cell office:value-type="float" office:value="-1.74505" calcext:value-type="float">
            <text:p>-1.74505</text:p>
          </table:table-cell>
          <table:table-cell office:value-type="float" office:value="-1.64159" calcext:value-type="float">
            <text:p>-1.64159</text:p>
          </table:table-cell>
          <table:table-cell office:value-type="float" office:value="-1.5482" calcext:value-type="float">
            <text:p>-1.5482</text:p>
          </table:table-cell>
          <table:table-cell office:value-type="float" office:value="-1.4536" calcext:value-type="float">
            <text:p>-1.4536</text:p>
          </table:table-cell>
          <table:table-cell office:value-type="float" office:value="-1.3595999" calcext:value-type="float">
            <text:p>-1.3595999</text:p>
          </table:table-cell>
          <table:table-cell office:value-type="float" office:value="-1.26621" calcext:value-type="float">
            <text:p>-1.26621</text:p>
          </table:table-cell>
          <table:table-cell office:value-type="float" office:value="-1.18595" calcext:value-type="float">
            <text:p>-1.18595</text:p>
          </table:table-cell>
          <table:table-cell office:value-type="float" office:value="-1.09378" calcext:value-type="float">
            <text:p>-1.09378</text:p>
          </table:table-cell>
        </table:table-row>
        <table:table-row table:style-name="ro1">
          <table:table-cell office:value-type="float" office:value="-2.4915299" calcext:value-type="float">
            <text:p>-2.4915299</text:p>
          </table:table-cell>
          <table:table-cell office:value-type="float" office:value="-2.34565" calcext:value-type="float">
            <text:p>-2.34565</text:p>
          </table:table-cell>
          <table:table-cell office:value-type="float" office:value="-2.2397499" calcext:value-type="float">
            <text:p>-2.2397499</text:p>
          </table:table-cell>
          <table:table-cell office:value-type="float" office:value="-2.1314099" calcext:value-type="float">
            <text:p>-2.1314099</text:p>
          </table:table-cell>
          <table:table-cell office:value-type="float" office:value="-2.0343599" calcext:value-type="float">
            <text:p>-2.0343599</text:p>
          </table:table-cell>
          <table:table-cell office:value-type="float" office:value="-1.93365" calcext:value-type="float">
            <text:p>-1.93365</text:p>
          </table:table-cell>
          <table:table-cell office:value-type="float" office:value="-1.8442301" calcext:value-type="float">
            <text:p>-1.8442301</text:p>
          </table:table-cell>
          <table:table-cell office:value-type="float" office:value="-1.74444" calcext:value-type="float">
            <text:p>-1.74444</text:p>
          </table:table-cell>
          <table:table-cell office:value-type="float" office:value="-1.64098" calcext:value-type="float">
            <text:p>-1.64098</text:p>
          </table:table-cell>
          <table:table-cell office:value-type="float" office:value="-1.54759" calcext:value-type="float">
            <text:p>-1.54759</text:p>
          </table:table-cell>
          <table:table-cell office:value-type="float" office:value="-1.4529901" calcext:value-type="float">
            <text:p>-1.4529901</text:p>
          </table:table-cell>
          <table:table-cell office:value-type="float" office:value="-1.35868" calcext:value-type="float">
            <text:p>-1.35868</text:p>
          </table:table-cell>
          <table:table-cell office:value-type="float" office:value="-1.2656" calcext:value-type="float">
            <text:p>-1.2656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09287" calcext:value-type="float">
            <text:p>-1.09287</text:p>
          </table:table-cell>
        </table:table-row>
        <table:table-row table:style-name="ro1">
          <table:table-cell office:value-type="float" office:value="-2.4909201" calcext:value-type="float">
            <text:p>-2.4909201</text:p>
          </table:table-cell>
          <table:table-cell office:value-type="float" office:value="-2.3450401" calcext:value-type="float">
            <text:p>-2.3450401</text:p>
          </table:table-cell>
          <table:table-cell office:value-type="float" office:value="-2.23914" calcext:value-type="float">
            <text:p>-2.23914</text:p>
          </table:table-cell>
          <table:table-cell office:value-type="float" office:value="-2.13111" calcext:value-type="float">
            <text:p>-2.13111</text:p>
          </table:table-cell>
          <table:table-cell office:value-type="float" office:value="-2.0337501" calcext:value-type="float">
            <text:p>-2.0337501</text:p>
          </table:table-cell>
          <table:table-cell office:value-type="float" office:value="-1.93304" calcext:value-type="float">
            <text:p>-1.93304</text:p>
          </table:table-cell>
          <table:table-cell office:value-type="float" office:value="-1.84332" calcext:value-type="float">
            <text:p>-1.84332</text:p>
          </table:table-cell>
          <table:table-cell office:value-type="float" office:value="-1.74383" calcext:value-type="float">
            <text:p>-1.74383</text:p>
          </table:table-cell>
          <table:table-cell office:value-type="float" office:value="-1.64037" calcext:value-type="float">
            <text:p>-1.64037</text:p>
          </table:table-cell>
          <table:table-cell office:value-type="float" office:value="-1.54698" calcext:value-type="float">
            <text:p>-1.54698</text:p>
          </table:table-cell>
          <table:table-cell office:value-type="float" office:value="-1.4523799" calcext:value-type="float">
            <text:p>-1.4523799</text:p>
          </table:table-cell>
          <table:table-cell office:value-type="float" office:value="-1.35807" calcext:value-type="float">
            <text:p>-1.35807</text:p>
          </table:table-cell>
          <table:table-cell office:value-type="float" office:value="-1.26499" calcext:value-type="float">
            <text:p>-1.26499</text:p>
          </table:table-cell>
          <table:table-cell office:value-type="float" office:value="-1.1847301" calcext:value-type="float">
            <text:p>-1.1847301</text:p>
          </table:table-cell>
          <table:table-cell office:value-type="float" office:value="-1.09226" calcext:value-type="float">
            <text:p>-1.09226</text:p>
          </table:table-cell>
        </table:table-row>
        <table:table-row table:style-name="ro1">
          <table:table-cell office:value-type="float" office:value="-2.49031" calcext:value-type="float">
            <text:p>-2.49031</text:p>
          </table:table-cell>
          <table:table-cell office:value-type="float" office:value="-2.34443" calcext:value-type="float">
            <text:p>-2.34443</text:p>
          </table:table-cell>
          <table:table-cell office:value-type="float" office:value="-2.2385299" calcext:value-type="float">
            <text:p>-2.2385299</text:p>
          </table:table-cell>
          <table:table-cell office:value-type="float" office:value="-2.1305001" calcext:value-type="float">
            <text:p>-2.1305001</text:p>
          </table:table-cell>
          <table:table-cell office:value-type="float" office:value="-2.0331399" calcext:value-type="float">
            <text:p>-2.0331399</text:p>
          </table:table-cell>
          <table:table-cell office:value-type="float" office:value="-1.93243" calcext:value-type="float">
            <text:p>-1.93243</text:p>
          </table:table-cell>
          <table:table-cell office:value-type="float" office:value="-1.84271" calcext:value-type="float">
            <text:p>-1.84271</text:p>
          </table:table-cell>
          <table:table-cell office:value-type="float" office:value="-1.74322" calcext:value-type="float">
            <text:p>-1.74322</text:p>
          </table:table-cell>
          <table:table-cell office:value-type="float" office:value="-1.63976" calcext:value-type="float">
            <text:p>-1.63976</text:p>
          </table:table-cell>
          <table:table-cell office:value-type="float" office:value="-1.54637" calcext:value-type="float">
            <text:p>-1.54637</text:p>
          </table:table-cell>
          <table:table-cell office:value-type="float" office:value="-1.4517699" calcext:value-type="float">
            <text:p>-1.4517699</text:p>
          </table:table-cell>
          <table:table-cell office:value-type="float" office:value="-1.35746" calcext:value-type="float">
            <text:p>-1.35746</text:p>
          </table:table-cell>
          <table:table-cell office:value-type="float" office:value="-1.26438" calcext:value-type="float">
            <text:p>-1.26438</text:p>
          </table:table-cell>
          <table:table-cell office:value-type="float" office:value="-1.18381" calcext:value-type="float">
            <text:p>-1.18381</text:p>
          </table:table-cell>
          <table:table-cell office:value-type="float" office:value="-1.09165" calcext:value-type="float">
            <text:p>-1.09165</text:p>
          </table:table-cell>
        </table:table-row>
        <table:table-row table:style-name="ro1">
          <table:table-cell office:value-type="float" office:value="-2.4897001" calcext:value-type="float">
            <text:p>-2.4897001</text:p>
          </table:table-cell>
          <table:table-cell office:value-type="float" office:value="-2.3438201" calcext:value-type="float">
            <text:p>-2.3438201</text:p>
          </table:table-cell>
          <table:table-cell office:value-type="float" office:value="-2.23792" calcext:value-type="float">
            <text:p>-2.23792</text:p>
          </table:table-cell>
          <table:table-cell office:value-type="float" office:value="-2.12989" calcext:value-type="float">
            <text:p>-2.12989</text:p>
          </table:table-cell>
          <table:table-cell office:value-type="float" office:value="-2.0325301" calcext:value-type="float">
            <text:p>-2.0325301</text:p>
          </table:table-cell>
          <table:table-cell office:value-type="float" office:value="-1.93182" calcext:value-type="float">
            <text:p>-1.93182</text:p>
          </table:table-cell>
          <table:table-cell office:value-type="float" office:value="-1.8421" calcext:value-type="float">
            <text:p>-1.8421</text:p>
          </table:table-cell>
          <table:table-cell office:value-type="float" office:value="-1.74261" calcext:value-type="float">
            <text:p>-1.74261</text:p>
          </table:table-cell>
          <table:table-cell office:value-type="float" office:value="-1.63915" calcext:value-type="float">
            <text:p>-1.63915</text:p>
          </table:table-cell>
          <table:table-cell office:value-type="float" office:value="-1.54576" calcext:value-type="float">
            <text:p>-1.54576</text:p>
          </table:table-cell>
          <table:table-cell office:value-type="float" office:value="-1.45116" calcext:value-type="float">
            <text:p>-1.45116</text:p>
          </table:table-cell>
          <table:table-cell office:value-type="float" office:value="-1.35685" calcext:value-type="float">
            <text:p>-1.35685</text:p>
          </table:table-cell>
          <table:table-cell office:value-type="float" office:value="-1.26377" calcext:value-type="float">
            <text:p>-1.26377</text:p>
          </table:table-cell>
          <table:table-cell office:value-type="float" office:value="-1.1832" calcext:value-type="float">
            <text:p>-1.1832</text:p>
          </table:table-cell>
          <table:table-cell office:value-type="float" office:value="-1.09104" calcext:value-type="float">
            <text:p>-1.09104</text:p>
          </table:table-cell>
        </table:table-row>
        <table:table-row table:style-name="ro1">
          <table:table-cell office:value-type="float" office:value="-2.48909" calcext:value-type="float">
            <text:p>-2.48909</text:p>
          </table:table-cell>
          <table:table-cell office:value-type="float" office:value="-2.34321" calcext:value-type="float">
            <text:p>-2.34321</text:p>
          </table:table-cell>
          <table:table-cell office:value-type="float" office:value="-2.2373099" calcext:value-type="float">
            <text:p>-2.2373099</text:p>
          </table:table-cell>
          <table:table-cell office:value-type="float" office:value="-2.1292801" calcext:value-type="float">
            <text:p>-2.1292801</text:p>
          </table:table-cell>
          <table:table-cell office:value-type="float" office:value="-2.03192" calcext:value-type="float">
            <text:p>-2.03192</text:p>
          </table:table-cell>
          <table:table-cell office:value-type="float" office:value="-1.93121" calcext:value-type="float">
            <text:p>-1.93121</text:p>
          </table:table-cell>
          <table:table-cell office:value-type="float" office:value="-1.84149" calcext:value-type="float">
            <text:p>-1.84149</text:p>
          </table:table-cell>
          <table:table-cell office:value-type="float" office:value="-1.742" calcext:value-type="float">
            <text:p>-1.742</text:p>
          </table:table-cell>
          <table:table-cell office:value-type="float" office:value="-1.63854" calcext:value-type="float">
            <text:p>-1.63854</text:p>
          </table:table-cell>
          <table:table-cell office:value-type="float" office:value="-1.54485" calcext:value-type="float">
            <text:p>-1.54485</text:p>
          </table:table-cell>
          <table:table-cell office:value-type="float" office:value="-1.4505399" calcext:value-type="float">
            <text:p>-1.4505399</text:p>
          </table:table-cell>
          <table:table-cell office:value-type="float" office:value="-1.35624" calcext:value-type="float">
            <text:p>-1.35624</text:p>
          </table:table-cell>
          <table:table-cell office:value-type="float" office:value="-1.26316" calcext:value-type="float">
            <text:p>-1.26316</text:p>
          </table:table-cell>
          <table:table-cell office:value-type="float" office:value="-1.18259" calcext:value-type="float">
            <text:p>-1.18259</text:p>
          </table:table-cell>
          <table:table-cell office:value-type="float" office:value="-1.09043" calcext:value-type="float">
            <text:p>-1.09043</text:p>
          </table:table-cell>
        </table:table-row>
        <table:table-row table:style-name="ro1">
          <table:table-cell office:value-type="float" office:value="-2.4884801" calcext:value-type="float">
            <text:p>-2.4884801</text:p>
          </table:table-cell>
          <table:table-cell office:value-type="float" office:value="-2.3426001" calcext:value-type="float">
            <text:p>-2.3426001</text:p>
          </table:table-cell>
          <table:table-cell office:value-type="float" office:value="-2.2367001" calcext:value-type="float">
            <text:p>-2.2367001</text:p>
          </table:table-cell>
          <table:table-cell office:value-type="float" office:value="-2.12836" calcext:value-type="float">
            <text:p>-2.12836</text:p>
          </table:table-cell>
          <table:table-cell office:value-type="float" office:value="-2.0313101" calcext:value-type="float">
            <text:p>-2.0313101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-1.84088" calcext:value-type="float">
            <text:p>-1.84088</text:p>
          </table:table-cell>
          <table:table-cell office:value-type="float" office:value="-1.74139" calcext:value-type="float">
            <text:p>-1.74139</text:p>
          </table:table-cell>
          <table:table-cell office:value-type="float" office:value="-1.63762" calcext:value-type="float">
            <text:p>-1.63762</text:p>
          </table:table-cell>
          <table:table-cell office:value-type="float" office:value="-1.54424" calcext:value-type="float">
            <text:p>-1.54424</text:p>
          </table:table-cell>
          <table:table-cell office:value-type="float" office:value="-1.44963" calcext:value-type="float">
            <text:p>-1.44963</text:p>
          </table:table-cell>
          <table:table-cell office:value-type="float" office:value="-1.35563" calcext:value-type="float">
            <text:p>-1.35563</text:p>
          </table:table-cell>
          <table:table-cell office:value-type="float" office:value="-1.26255" calcext:value-type="float">
            <text:p>-1.26255</text:p>
          </table:table-cell>
          <table:table-cell office:value-type="float" office:value="-1.18198" calcext:value-type="float">
            <text:p>-1.18198</text:p>
          </table:table-cell>
          <table:table-cell office:value-type="float" office:value="-1.08982" calcext:value-type="float">
            <text:p>-1.08982</text:p>
          </table:table-cell>
        </table:table-row>
        <table:table-row table:style-name="ro1">
          <table:table-cell office:value-type="float" office:value="-2.48787" calcext:value-type="float">
            <text:p>-2.48787</text:p>
          </table:table-cell>
          <table:table-cell office:value-type="float" office:value="-2.34199" calcext:value-type="float">
            <text:p>-2.34199</text:p>
          </table:table-cell>
          <table:table-cell office:value-type="float" office:value="-2.2363999" calcext:value-type="float">
            <text:p>-2.2363999</text:p>
          </table:table-cell>
          <table:table-cell office:value-type="float" office:value="-2.12745" calcext:value-type="float">
            <text:p>-2.12745</text:p>
          </table:table-cell>
          <table:table-cell office:value-type="float" office:value="-2.0307" calcext:value-type="float">
            <text:p>-2.0307</text:p>
          </table:table-cell>
          <table:table-cell office:value-type="float" office:value="-1.9299901" calcext:value-type="float">
            <text:p>-1.9299901</text:p>
          </table:table-cell>
          <table:table-cell office:value-type="float" office:value="-1.84027" calcext:value-type="float">
            <text:p>-1.84027</text:p>
          </table:table-cell>
          <table:table-cell office:value-type="float" office:value="-1.74078" calcext:value-type="float">
            <text:p>-1.74078</text:p>
          </table:table-cell>
          <table:table-cell office:value-type="float" office:value="-1.63671" calcext:value-type="float">
            <text:p>-1.63671</text:p>
          </table:table-cell>
          <table:table-cell office:value-type="float" office:value="-1.54363" calcext:value-type="float">
            <text:p>-1.54363</text:p>
          </table:table-cell>
          <table:table-cell office:value-type="float" office:value="-1.44902" calcext:value-type="float">
            <text:p>-1.44902</text:p>
          </table:table-cell>
          <table:table-cell office:value-type="float" office:value="-1.35502" calcext:value-type="float">
            <text:p>-1.35502</text:p>
          </table:table-cell>
          <table:table-cell office:value-type="float" office:value="-1.26194" calcext:value-type="float">
            <text:p>-1.26194</text:p>
          </table:table-cell>
          <table:table-cell office:value-type="float" office:value="-1.18137" calcext:value-type="float">
            <text:p>-1.18137</text:p>
          </table:table-cell>
          <table:table-cell office:value-type="float" office:value="-1.08921" calcext:value-type="float">
            <text:p>-1.08921</text:p>
          </table:table-cell>
        </table:table-row>
        <table:table-row table:style-name="ro1">
          <table:table-cell office:value-type="float" office:value="-2.4872601" calcext:value-type="float">
            <text:p>-2.4872601</text:p>
          </table:table-cell>
          <table:table-cell office:value-type="float" office:value="-2.3413799" calcext:value-type="float">
            <text:p>-2.3413799</text:p>
          </table:table-cell>
          <table:table-cell office:value-type="float" office:value="-2.23579" calcext:value-type="float">
            <text:p>-2.23579</text:p>
          </table:table-cell>
          <table:table-cell office:value-type="float" office:value="-2.1268301" calcext:value-type="float">
            <text:p>-2.1268301</text:p>
          </table:table-cell>
          <table:table-cell office:value-type="float" office:value="-2.0300901" calcext:value-type="float">
            <text:p>-2.0300901</text:p>
          </table:table-cell>
          <table:table-cell office:value-type="float" office:value="-1.9293801" calcext:value-type="float">
            <text:p>-1.9293801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-1.74017" calcext:value-type="float">
            <text:p>-1.74017</text:p>
          </table:table-cell>
          <table:table-cell office:value-type="float" office:value="-1.6361001" calcext:value-type="float">
            <text:p>-1.6361001</text:p>
          </table:table-cell>
          <table:table-cell office:value-type="float" office:value="-1.54302" calcext:value-type="float">
            <text:p>-1.54302</text:p>
          </table:table-cell>
          <table:table-cell office:value-type="float" office:value="-1.44841" calcext:value-type="float">
            <text:p>-1.44841</text:p>
          </table:table-cell>
          <table:table-cell office:value-type="float" office:value="-1.3544101" calcext:value-type="float">
            <text:p>-1.3544101</text:p>
          </table:table-cell>
          <table:table-cell office:value-type="float" office:value="-1.26133" calcext:value-type="float">
            <text:p>-1.26133</text:p>
          </table:table-cell>
          <table:table-cell office:value-type="float" office:value="-1.18046" calcext:value-type="float">
            <text:p>-1.18046</text:p>
          </table:table-cell>
          <table:table-cell office:value-type="float" office:value="-1.0886" calcext:value-type="float">
            <text:p>-1.0886</text:p>
          </table:table-cell>
        </table:table-row>
        <table:table-row table:style-name="ro1">
          <table:table-cell office:value-type="float" office:value="-2.48665" calcext:value-type="float">
            <text:p>-2.48665</text:p>
          </table:table-cell>
          <table:table-cell office:value-type="float" office:value="-2.34077" calcext:value-type="float">
            <text:p>-2.34077</text:p>
          </table:table-cell>
          <table:table-cell office:value-type="float" office:value="-2.2351799" calcext:value-type="float">
            <text:p>-2.2351799</text:p>
          </table:table-cell>
          <table:table-cell office:value-type="float" office:value="-2.12622" calcext:value-type="float">
            <text:p>-2.12622</text:p>
          </table:table-cell>
          <table:table-cell office:value-type="float" office:value="-2.02948" calcext:value-type="float">
            <text:p>-2.02948</text:p>
          </table:table-cell>
          <table:table-cell office:value-type="float" office:value="-1.9287699" calcext:value-type="float">
            <text:p>-1.9287699</text:p>
          </table:table-cell>
          <table:table-cell office:value-type="float" office:value="-1.8390501" calcext:value-type="float">
            <text:p>-1.8390501</text:p>
          </table:table-cell>
          <table:table-cell office:value-type="float" office:value="-1.73955" calcext:value-type="float">
            <text:p>-1.73955</text:p>
          </table:table-cell>
          <table:table-cell office:value-type="float" office:value="-1.6354899" calcext:value-type="float">
            <text:p>-1.6354899</text:p>
          </table:table-cell>
          <table:table-cell office:value-type="float" office:value="-1.54241" calcext:value-type="float">
            <text:p>-1.54241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538001" calcext:value-type="float">
            <text:p>-1.3538001</text:p>
          </table:table-cell>
          <table:table-cell office:value-type="float" office:value="-1.26072" calcext:value-type="float">
            <text:p>-1.26072</text:p>
          </table:table-cell>
          <table:table-cell office:value-type="float" office:value="-1.17985" calcext:value-type="float">
            <text:p>-1.17985</text:p>
          </table:table-cell>
          <table:table-cell office:value-type="float" office:value="-1.08798" calcext:value-type="float">
            <text:p>-1.08798</text:p>
          </table:table-cell>
        </table:table-row>
        <table:table-row table:style-name="ro1">
          <table:table-cell office:value-type="float" office:value="-2.4860401" calcext:value-type="float">
            <text:p>-2.4860401</text:p>
          </table:table-cell>
          <table:table-cell office:value-type="float" office:value="-2.3401599" calcext:value-type="float">
            <text:p>-2.3401599</text:p>
          </table:table-cell>
          <table:table-cell office:value-type="float" office:value="-2.2342601" calcext:value-type="float">
            <text:p>-2.2342601</text:p>
          </table:table-cell>
          <table:table-cell office:value-type="float" office:value="-2.1256101" calcext:value-type="float">
            <text:p>-2.1256101</text:p>
          </table:table-cell>
          <table:table-cell office:value-type="float" office:value="-2.0288701" calcext:value-type="float">
            <text:p>-2.0288701</text:p>
          </table:table-cell>
          <table:table-cell office:value-type="float" office:value="-1.92816" calcext:value-type="float">
            <text:p>-1.92816</text:p>
          </table:table-cell>
          <table:table-cell office:value-type="float" office:value="-1.8384399" calcext:value-type="float">
            <text:p>-1.8384399</text:p>
          </table:table-cell>
          <table:table-cell office:value-type="float" office:value="-1.73894" calcext:value-type="float">
            <text:p>-1.73894</text:p>
          </table:table-cell>
          <table:table-cell office:value-type="float" office:value="-1.63457" calcext:value-type="float">
            <text:p>-1.63457</text:p>
          </table:table-cell>
          <table:table-cell office:value-type="float" office:value="-1.5418" calcext:value-type="float">
            <text:p>-1.5418</text:p>
          </table:table-cell>
          <table:table-cell office:value-type="float" office:value="-1.44719" calcext:value-type="float">
            <text:p>-1.44719</text:p>
          </table:table-cell>
          <table:table-cell office:value-type="float" office:value="-1.3531899" calcext:value-type="float">
            <text:p>-1.3531899</text:p>
          </table:table-cell>
          <table:table-cell office:value-type="float" office:value="-1.26011" calcext:value-type="float">
            <text:p>-1.26011</text:p>
          </table:table-cell>
          <table:table-cell office:value-type="float" office:value="-1.17924" calcext:value-type="float">
            <text:p>-1.17924</text:p>
          </table:table-cell>
          <table:table-cell office:value-type="float" office:value="-1.08737" calcext:value-type="float">
            <text:p>-1.08737</text:p>
          </table:table-cell>
        </table:table-row>
        <table:table-row table:style-name="ro1">
          <table:table-cell office:value-type="float" office:value="-2.48543" calcext:value-type="float">
            <text:p>-2.48543</text:p>
          </table:table-cell>
          <table:table-cell office:value-type="float" office:value="-2.33955" calcext:value-type="float">
            <text:p>-2.33955</text:p>
          </table:table-cell>
          <table:table-cell office:value-type="float" office:value="-2.23365" calcext:value-type="float">
            <text:p>-2.23365</text:p>
          </table:table-cell>
          <table:table-cell office:value-type="float" office:value="-2.125" calcext:value-type="float">
            <text:p>-2.125</text:p>
          </table:table-cell>
          <table:table-cell office:value-type="float" office:value="-2.02826" calcext:value-type="float">
            <text:p>-2.02826</text:p>
          </table:table-cell>
          <table:table-cell office:value-type="float" office:value="-1.92755" calcext:value-type="float">
            <text:p>-1.92755</text:p>
          </table:table-cell>
          <table:table-cell office:value-type="float" office:value="-1.8378201" calcext:value-type="float">
            <text:p>-1.8378201</text:p>
          </table:table-cell>
          <table:table-cell office:value-type="float" office:value="-1.73833" calcext:value-type="float">
            <text:p>-1.73833</text:p>
          </table:table-cell>
          <table:table-cell office:value-type="float" office:value="-1.63396" calcext:value-type="float">
            <text:p>-1.63396</text:p>
          </table:table-cell>
          <table:table-cell office:value-type="float" office:value="-1.54118" calcext:value-type="float">
            <text:p>-1.54118</text:p>
          </table:table-cell>
          <table:table-cell office:value-type="float" office:value="-1.4465801" calcext:value-type="float">
            <text:p>-1.4465801</text:p>
          </table:table-cell>
          <table:table-cell office:value-type="float" office:value="-1.35258" calcext:value-type="float">
            <text:p>-1.35258</text:p>
          </table:table-cell>
          <table:table-cell office:value-type="float" office:value="-1.2595" calcext:value-type="float">
            <text:p>-1.2595</text:p>
          </table:table-cell>
          <table:table-cell office:value-type="float" office:value="-1.17862" calcext:value-type="float">
            <text:p>-1.17862</text:p>
          </table:table-cell>
          <table:table-cell office:value-type="float" office:value="-1.08676" calcext:value-type="float">
            <text:p>-1.08676</text:p>
          </table:table-cell>
        </table:table-row>
        <table:table-row table:style-name="ro1">
          <table:table-cell office:value-type="float" office:value="-2.4848199" calcext:value-type="float">
            <text:p>-2.4848199</text:p>
          </table:table-cell>
          <table:table-cell office:value-type="float" office:value="-2.3389399" calcext:value-type="float">
            <text:p>-2.3389399</text:p>
          </table:table-cell>
          <table:table-cell office:value-type="float" office:value="-2.2330401" calcext:value-type="float">
            <text:p>-2.2330401</text:p>
          </table:table-cell>
          <table:table-cell office:value-type="float" office:value="-2.1243899" calcext:value-type="float">
            <text:p>-2.1243899</text:p>
          </table:table-cell>
          <table:table-cell office:value-type="float" office:value="-2.0276501" calcext:value-type="float">
            <text:p>-2.0276501</text:p>
          </table:table-cell>
          <table:table-cell office:value-type="float" office:value="-1.92694" calcext:value-type="float">
            <text:p>-1.92694</text:p>
          </table:table-cell>
          <table:table-cell office:value-type="float" office:value="-1.8372101" calcext:value-type="float">
            <text:p>-1.8372101</text:p>
          </table:table-cell>
          <table:table-cell office:value-type="float" office:value="-1.73772" calcext:value-type="float">
            <text:p>-1.73772</text:p>
          </table:table-cell>
          <table:table-cell office:value-type="float" office:value="-1.63335" calcext:value-type="float">
            <text:p>-1.63335</text:p>
          </table:table-cell>
          <table:table-cell office:value-type="float" office:value="-1.54057" calcext:value-type="float">
            <text:p>-1.54057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5197" calcext:value-type="float">
            <text:p>-1.35197</text:p>
          </table:table-cell>
          <table:table-cell office:value-type="float" office:value="-1.25889" calcext:value-type="float">
            <text:p>-1.25889</text:p>
          </table:table-cell>
          <table:table-cell office:value-type="float" office:value="-1.17801" calcext:value-type="float">
            <text:p>-1.17801</text:p>
          </table:table-cell>
          <table:table-cell office:value-type="float" office:value="-1.0861501" calcext:value-type="float">
            <text:p>-1.0861501</text:p>
          </table:table-cell>
        </table:table-row>
        <table:table-row table:style-name="ro1">
          <table:table-cell office:value-type="float" office:value="-2.48421" calcext:value-type="float">
            <text:p>-2.48421</text:p>
          </table:table-cell>
          <table:table-cell office:value-type="float" office:value="-2.33833" calcext:value-type="float">
            <text:p>-2.33833</text:p>
          </table:table-cell>
          <table:table-cell office:value-type="float" office:value="-2.23243" calcext:value-type="float">
            <text:p>-2.23243</text:p>
          </table:table-cell>
          <table:table-cell office:value-type="float" office:value="-2.12378" calcext:value-type="float">
            <text:p>-2.12378</text:p>
          </table:table-cell>
          <table:table-cell office:value-type="float" office:value="-2.0267301" calcext:value-type="float">
            <text:p>-2.0267301</text:p>
          </table:table-cell>
          <table:table-cell office:value-type="float" office:value="-1.92633" calcext:value-type="float">
            <text:p>-1.92633</text:p>
          </table:table-cell>
          <table:table-cell office:value-type="float" office:value="-1.8365999" calcext:value-type="float">
            <text:p>-1.8365999</text:p>
          </table:table-cell>
          <table:table-cell office:value-type="float" office:value="-1.73711" calcext:value-type="float">
            <text:p>-1.73711</text:p>
          </table:table-cell>
          <table:table-cell office:value-type="float" office:value="-1.63274" calcext:value-type="float">
            <text:p>-1.63274</text:p>
          </table:table-cell>
          <table:table-cell office:value-type="float" office:value="-1.54027" calcext:value-type="float">
            <text:p>-1.54027</text:p>
          </table:table-cell>
          <table:table-cell office:value-type="float" office:value="-1.44505" calcext:value-type="float">
            <text:p>-1.44505</text:p>
          </table:table-cell>
          <table:table-cell office:value-type="float" office:value="-1.35136" calcext:value-type="float">
            <text:p>-1.35136</text:p>
          </table:table-cell>
          <table:table-cell office:value-type="float" office:value="-1.25828" calcext:value-type="float">
            <text:p>-1.25828</text:p>
          </table:table-cell>
          <table:table-cell office:value-type="float" office:value="-1.1774" calcext:value-type="float">
            <text:p>-1.1774</text:p>
          </table:table-cell>
          <table:table-cell office:value-type="float" office:value="-1.0855401" calcext:value-type="float">
            <text:p>-1.0855401</text:p>
          </table:table-cell>
        </table:table-row>
        <table:table-row table:style-name="ro1">
          <table:table-cell office:value-type="float" office:value="-2.4835999" calcext:value-type="float">
            <text:p>-2.4835999</text:p>
          </table:table-cell>
          <table:table-cell office:value-type="float" office:value="-2.3377199" calcext:value-type="float">
            <text:p>-2.3377199</text:p>
          </table:table-cell>
          <table:table-cell office:value-type="float" office:value="-2.2318201" calcext:value-type="float">
            <text:p>-2.2318201</text:p>
          </table:table-cell>
          <table:table-cell office:value-type="float" office:value="-2.1231699" calcext:value-type="float">
            <text:p>-2.1231699</text:p>
          </table:table-cell>
          <table:table-cell office:value-type="float" office:value="-2.02582" calcext:value-type="float">
            <text:p>-2.02582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-1.83599" calcext:value-type="float">
            <text:p>-1.83599</text:p>
          </table:table-cell>
          <table:table-cell office:value-type="float" office:value="-1.7365" calcext:value-type="float">
            <text:p>-1.7365</text:p>
          </table:table-cell>
          <table:table-cell office:value-type="float" office:value="-1.63213" calcext:value-type="float">
            <text:p>-1.63213</text:p>
          </table:table-cell>
          <table:table-cell office:value-type="float" office:value="-1.53935" calcext:value-type="float">
            <text:p>-1.53935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5075" calcext:value-type="float">
            <text:p>-1.35075</text:p>
          </table:table-cell>
          <table:table-cell office:value-type="float" office:value="-1.25767" calcext:value-type="float">
            <text:p>-1.25767</text:p>
          </table:table-cell>
          <table:table-cell office:value-type="float" office:value="-1.17679" calcext:value-type="float">
            <text:p>-1.17679</text:p>
          </table:table-cell>
          <table:table-cell office:value-type="float" office:value="-1.0849299" calcext:value-type="float">
            <text:p>-1.0849299</text:p>
          </table:table-cell>
        </table:table-row>
        <table:table-row table:style-name="ro1">
          <table:table-cell office:value-type="float" office:value="-2.48299" calcext:value-type="float">
            <text:p>-2.48299</text:p>
          </table:table-cell>
          <table:table-cell office:value-type="float" office:value="-2.33711" calcext:value-type="float">
            <text:p>-2.33711</text:p>
          </table:table-cell>
          <table:table-cell office:value-type="float" office:value="-2.23121" calcext:value-type="float">
            <text:p>-2.23121</text:p>
          </table:table-cell>
          <table:table-cell office:value-type="float" office:value="-2.12256" calcext:value-type="float">
            <text:p>-2.12256</text:p>
          </table:table-cell>
          <table:table-cell office:value-type="float" office:value="-2.0252099" calcext:value-type="float">
            <text:p>-2.0252099</text:p>
          </table:table-cell>
          <table:table-cell office:value-type="float" office:value="-1.92511" calcext:value-type="float">
            <text:p>-1.92511</text:p>
          </table:table-cell>
          <table:table-cell office:value-type="float" office:value="-1.83538" calcext:value-type="float">
            <text:p>-1.83538</text:p>
          </table:table-cell>
          <table:table-cell office:value-type="float" office:value="-1.73589" calcext:value-type="float">
            <text:p>-1.73589</text:p>
          </table:table-cell>
          <table:table-cell office:value-type="float" office:value="-1.63152" calcext:value-type="float">
            <text:p>-1.63152</text:p>
          </table:table-cell>
          <table:table-cell office:value-type="float" office:value="-1.53874" calcext:value-type="float">
            <text:p>-1.53874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5014" calcext:value-type="float">
            <text:p>-1.35014</text:p>
          </table:table-cell>
          <table:table-cell office:value-type="float" office:value="-1.2570601" calcext:value-type="float">
            <text:p>-1.2570601</text:p>
          </table:table-cell>
          <table:table-cell office:value-type="float" office:value="-1.17618" calcext:value-type="float">
            <text:p>-1.17618</text:p>
          </table:table-cell>
          <table:table-cell office:value-type="float" office:value="-1.0843199" calcext:value-type="float">
            <text:p>-1.0843199</text:p>
          </table:table-cell>
        </table:table-row>
        <table:table-row table:style-name="ro1">
          <table:table-cell office:value-type="float" office:value="-2.4823799" calcext:value-type="float">
            <text:p>-2.4823799</text:p>
          </table:table-cell>
          <table:table-cell office:value-type="float" office:value="-2.3364999" calcext:value-type="float">
            <text:p>-2.3364999</text:p>
          </table:table-cell>
          <table:table-cell office:value-type="float" office:value="-2.2309" calcext:value-type="float">
            <text:p>-2.2309</text:p>
          </table:table-cell>
          <table:table-cell office:value-type="float" office:value="-2.1219499" calcext:value-type="float">
            <text:p>-2.1219499</text:p>
          </table:table-cell>
          <table:table-cell office:value-type="float" office:value="-2.0246" calcext:value-type="float">
            <text:p>-2.0246</text:p>
          </table:table-cell>
          <table:table-cell office:value-type="float" office:value="-1.9245" calcext:value-type="float">
            <text:p>-1.9245</text:p>
          </table:table-cell>
          <table:table-cell office:value-type="float" office:value="-1.83477" calcext:value-type="float">
            <text:p>-1.83477</text:p>
          </table:table-cell>
          <table:table-cell office:value-type="float" office:value="-1.73528" calcext:value-type="float">
            <text:p>-1.73528</text:p>
          </table:table-cell>
          <table:table-cell office:value-type="float" office:value="-1.63091" calcext:value-type="float">
            <text:p>-1.63091</text:p>
          </table:table-cell>
          <table:table-cell office:value-type="float" office:value="-1.53813" calcext:value-type="float">
            <text:p>-1.53813</text:p>
          </table:table-cell>
          <table:table-cell office:value-type="float" office:value="-1.44292" calcext:value-type="float">
            <text:p>-1.44292</text:p>
          </table:table-cell>
          <table:table-cell office:value-type="float" office:value="-1.34953" calcext:value-type="float">
            <text:p>-1.34953</text:p>
          </table:table-cell>
          <table:table-cell office:value-type="float" office:value="-1.2564501" calcext:value-type="float">
            <text:p>-1.2564501</text:p>
          </table:table-cell>
          <table:table-cell office:value-type="float" office:value="-1.17557" calcext:value-type="float">
            <text:p>-1.17557</text:p>
          </table:table-cell>
          <table:table-cell office:value-type="float" office:value="-1.08371" calcext:value-type="float">
            <text:p>-1.08371</text:p>
          </table:table-cell>
        </table:table-row>
        <table:table-row table:style-name="ro1">
          <table:table-cell office:value-type="float" office:value="-2.48177" calcext:value-type="float">
            <text:p>-2.48177</text:p>
          </table:table-cell>
          <table:table-cell office:value-type="float" office:value="-2.3355801" calcext:value-type="float">
            <text:p>-2.3355801</text:p>
          </table:table-cell>
          <table:table-cell office:value-type="float" office:value="-2.2302899" calcext:value-type="float">
            <text:p>-2.2302899</text:p>
          </table:table-cell>
          <table:table-cell office:value-type="float" office:value="-2.12134" calcext:value-type="float">
            <text:p>-2.12134</text:p>
          </table:table-cell>
          <table:table-cell office:value-type="float" office:value="-2.0239899" calcext:value-type="float">
            <text:p>-2.0239899</text:p>
          </table:table-cell>
          <table:table-cell office:value-type="float" office:value="-1.92389" calcext:value-type="float">
            <text:p>-1.92389</text:p>
          </table:table-cell>
          <table:table-cell office:value-type="float" office:value="-1.83416" calcext:value-type="float">
            <text:p>-1.83416</text:p>
          </table:table-cell>
          <table:table-cell office:value-type="float" office:value="-1.73467" calcext:value-type="float">
            <text:p>-1.73467</text:p>
          </table:table-cell>
          <table:table-cell office:value-type="float" office:value="-1.6303" calcext:value-type="float">
            <text:p>-1.6303</text:p>
          </table:table-cell>
          <table:table-cell office:value-type="float" office:value="-1.5375201" calcext:value-type="float">
            <text:p>-1.5375201</text:p>
          </table:table-cell>
          <table:table-cell office:value-type="float" office:value="-1.4423" calcext:value-type="float">
            <text:p>-1.4423</text:p>
          </table:table-cell>
          <table:table-cell office:value-type="float" office:value="-1.34892" calcext:value-type="float">
            <text:p>-1.34892</text:p>
          </table:table-cell>
          <table:table-cell office:value-type="float" office:value="-1.2558399" calcext:value-type="float">
            <text:p>-1.2558399</text:p>
          </table:table-cell>
          <table:table-cell office:value-type="float" office:value="-1.17496" calcext:value-type="float">
            <text:p>-1.17496</text:p>
          </table:table-cell>
          <table:table-cell office:value-type="float" office:value="-1.0831" calcext:value-type="float">
            <text:p>-1.0831</text:p>
          </table:table-cell>
        </table:table-row>
        <table:table-row table:style-name="ro1">
          <table:table-cell office:value-type="float" office:value="-2.4811499" calcext:value-type="float">
            <text:p>-2.4811499</text:p>
          </table:table-cell>
          <table:table-cell office:value-type="float" office:value="-2.33497" calcext:value-type="float">
            <text:p>-2.33497</text:p>
          </table:table-cell>
          <table:table-cell office:value-type="float" office:value="-2.2296801" calcext:value-type="float">
            <text:p>-2.2296801</text:p>
          </table:table-cell>
          <table:table-cell office:value-type="float" office:value="-2.1207299" calcext:value-type="float">
            <text:p>-2.1207299</text:p>
          </table:table-cell>
          <table:table-cell office:value-type="float" office:value="-2.02338" calcext:value-type="float">
            <text:p>-2.02338</text:p>
          </table:table-cell>
          <table:table-cell office:value-type="float" office:value="-1.92328" calcext:value-type="float">
            <text:p>-1.92328</text:p>
          </table:table-cell>
          <table:table-cell office:value-type="float" office:value="-1.83355" calcext:value-type="float">
            <text:p>-1.83355</text:p>
          </table:table-cell>
          <table:table-cell office:value-type="float" office:value="-1.73406" calcext:value-type="float">
            <text:p>-1.73406</text:p>
          </table:table-cell>
          <table:table-cell office:value-type="float" office:value="-1.6296901" calcext:value-type="float">
            <text:p>-1.6296901</text:p>
          </table:table-cell>
          <table:table-cell office:value-type="float" office:value="-1.5369101" calcext:value-type="float">
            <text:p>-1.5369101</text:p>
          </table:table-cell>
          <table:table-cell office:value-type="float" office:value="-1.44169" calcext:value-type="float">
            <text:p>-1.44169</text:p>
          </table:table-cell>
          <table:table-cell office:value-type="float" office:value="-1.34831" calcext:value-type="float">
            <text:p>-1.34831</text:p>
          </table:table-cell>
          <table:table-cell office:value-type="float" office:value="-1.2552299" calcext:value-type="float">
            <text:p>-1.2552299</text:p>
          </table:table-cell>
          <table:table-cell office:value-type="float" office:value="-1.17435" calcext:value-type="float">
            <text:p>-1.17435</text:p>
          </table:table-cell>
          <table:table-cell office:value-type="float" office:value="-1.08249" calcext:value-type="float">
            <text:p>-1.08249</text:p>
          </table:table-cell>
        </table:table-row>
        <table:table-row table:style-name="ro1">
          <table:table-cell office:value-type="float" office:value="-2.48054" calcext:value-type="float">
            <text:p>-2.48054</text:p>
          </table:table-cell>
          <table:table-cell office:value-type="float" office:value="-2.3343599" calcext:value-type="float">
            <text:p>-2.3343599</text:p>
          </table:table-cell>
          <table:table-cell office:value-type="float" office:value="-2.2290699" calcext:value-type="float">
            <text:p>-2.2290699</text:p>
          </table:table-cell>
          <table:table-cell office:value-type="float" office:value="-2.12012" calcext:value-type="float">
            <text:p>-2.12012</text:p>
          </table:table-cell>
          <table:table-cell office:value-type="float" office:value="-2.0227699" calcext:value-type="float">
            <text:p>-2.0227699</text:p>
          </table:table-cell>
          <table:table-cell office:value-type="float" office:value="-1.92267" calcext:value-type="float">
            <text:p>-1.92267</text:p>
          </table:table-cell>
          <table:table-cell office:value-type="float" office:value="-1.83294" calcext:value-type="float">
            <text:p>-1.83294</text:p>
          </table:table-cell>
          <table:table-cell office:value-type="float" office:value="-1.7334501" calcext:value-type="float">
            <text:p>-1.7334501</text:p>
          </table:table-cell>
          <table:table-cell office:value-type="float" office:value="-1.6290801" calcext:value-type="float">
            <text:p>-1.6290801</text:p>
          </table:table-cell>
          <table:table-cell office:value-type="float" office:value="-1.5362999" calcext:value-type="float">
            <text:p>-1.5362999</text:p>
          </table:table-cell>
          <table:table-cell office:value-type="float" office:value="-1.44108" calcext:value-type="float">
            <text:p>-1.44108</text:p>
          </table:table-cell>
          <table:table-cell office:value-type="float" office:value="-1.3477" calcext:value-type="float">
            <text:p>-1.3477</text:p>
          </table:table-cell>
          <table:table-cell office:value-type="float" office:value="-1.25462" calcext:value-type="float">
            <text:p>-1.25462</text:p>
          </table:table-cell>
          <table:table-cell office:value-type="float" office:value="-1.17374" calcext:value-type="float">
            <text:p>-1.17374</text:p>
          </table:table-cell>
          <table:table-cell office:value-type="float" office:value="-1.08188" calcext:value-type="float">
            <text:p>-1.08188</text:p>
          </table:table-cell>
        </table:table-row>
        <table:table-row table:style-name="ro1">
          <table:table-cell office:value-type="float" office:value="-2.4799299" calcext:value-type="float">
            <text:p>-2.4799299</text:p>
          </table:table-cell>
          <table:table-cell office:value-type="float" office:value="-2.33375" calcext:value-type="float">
            <text:p>-2.33375</text:p>
          </table:table-cell>
          <table:table-cell office:value-type="float" office:value="-2.2284601" calcext:value-type="float">
            <text:p>-2.2284601</text:p>
          </table:table-cell>
          <table:table-cell office:value-type="float" office:value="-2.1195099" calcext:value-type="float">
            <text:p>-2.1195099</text:p>
          </table:table-cell>
          <table:table-cell office:value-type="float" office:value="-2.02246" calcext:value-type="float">
            <text:p>-2.02246</text:p>
          </table:table-cell>
          <table:table-cell office:value-type="float" office:value="-1.92206" calcext:value-type="float">
            <text:p>-1.92206</text:p>
          </table:table-cell>
          <table:table-cell office:value-type="float" office:value="-1.83233" calcext:value-type="float">
            <text:p>-1.83233</text:p>
          </table:table-cell>
          <table:table-cell office:value-type="float" office:value="-1.7328399" calcext:value-type="float">
            <text:p>-1.7328399</text:p>
          </table:table-cell>
          <table:table-cell office:value-type="float" office:value="-1.6284699" calcext:value-type="float">
            <text:p>-1.6284699</text:p>
          </table:table-cell>
          <table:table-cell office:value-type="float" office:value="-1.5356899" calcext:value-type="float">
            <text:p>-1.5356899</text:p>
          </table:table-cell>
          <table:table-cell office:value-type="float" office:value="-1.44047" calcext:value-type="float">
            <text:p>-1.44047</text:p>
          </table:table-cell>
          <table:table-cell office:value-type="float" office:value="-1.34709" calcext:value-type="float">
            <text:p>-1.34709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1.17313" calcext:value-type="float">
            <text:p>-1.17313</text:p>
          </table:table-cell>
          <table:table-cell office:value-type="float" office:value="-1.08127" calcext:value-type="float">
            <text:p>-1.08127</text:p>
          </table:table-cell>
        </table:table-row>
        <table:table-row table:style-name="ro1">
          <table:table-cell office:value-type="float" office:value="-2.47932" calcext:value-type="float">
            <text:p>-2.47932</text:p>
          </table:table-cell>
          <table:table-cell office:value-type="float" office:value="-2.3331399" calcext:value-type="float">
            <text:p>-2.3331399</text:p>
          </table:table-cell>
          <table:table-cell office:value-type="float" office:value="-2.22755" calcext:value-type="float">
            <text:p>-2.22755</text:p>
          </table:table-cell>
          <table:table-cell office:value-type="float" office:value="-2.1189001" calcext:value-type="float">
            <text:p>-2.1189001</text:p>
          </table:table-cell>
          <table:table-cell office:value-type="float" office:value="-2.0218501" calcext:value-type="float">
            <text:p>-2.0218501</text:p>
          </table:table-cell>
          <table:table-cell office:value-type="float" office:value="-1.92145" calcext:value-type="float">
            <text:p>-1.92145</text:p>
          </table:table-cell>
          <table:table-cell office:value-type="float" office:value="-1.83172" calcext:value-type="float">
            <text:p>-1.83172</text:p>
          </table:table-cell>
          <table:table-cell office:value-type="float" office:value="-1.7322299" calcext:value-type="float">
            <text:p>-1.7322299</text:p>
          </table:table-cell>
          <table:table-cell office:value-type="float" office:value="-1.62755" calcext:value-type="float">
            <text:p>-1.62755</text:p>
          </table:table-cell>
          <table:table-cell office:value-type="float" office:value="-1.53508" calcext:value-type="float">
            <text:p>-1.53508</text:p>
          </table:table-cell>
          <table:table-cell office:value-type="float" office:value="-1.43986" calcext:value-type="float">
            <text:p>-1.43986</text:p>
          </table:table-cell>
          <table:table-cell office:value-type="float" office:value="-1.34648" calcext:value-type="float">
            <text:p>-1.34648</text:p>
          </table:table-cell>
          <table:table-cell office:value-type="float" office:value="-1.25309" calcext:value-type="float">
            <text:p>-1.25309</text:p>
          </table:table-cell>
          <table:table-cell office:value-type="float" office:value="-1.17252" calcext:value-type="float">
            <text:p>-1.17252</text:p>
          </table:table-cell>
          <table:table-cell office:value-type="float" office:value="-1.08066" calcext:value-type="float">
            <text:p>-1.08066</text:p>
          </table:table-cell>
        </table:table-row>
        <table:table-row table:style-name="ro1">
          <table:table-cell office:value-type="float" office:value="-2.4787099" calcext:value-type="float">
            <text:p>-2.4787099</text:p>
          </table:table-cell>
          <table:table-cell office:value-type="float" office:value="-2.33253" calcext:value-type="float">
            <text:p>-2.33253</text:p>
          </table:table-cell>
          <table:table-cell office:value-type="float" office:value="-2.2269399" calcext:value-type="float">
            <text:p>-2.2269399</text:p>
          </table:table-cell>
          <table:table-cell office:value-type="float" office:value="-2.1182899" calcext:value-type="float">
            <text:p>-2.1182899</text:p>
          </table:table-cell>
          <table:table-cell office:value-type="float" office:value="-2.0209401" calcext:value-type="float">
            <text:p>-2.0209401</text:p>
          </table:table-cell>
          <table:table-cell office:value-type="float" office:value="-1.92084" calcext:value-type="float">
            <text:p>-1.92084</text:p>
          </table:table-cell>
          <table:table-cell office:value-type="float" office:value="-1.83111" calcext:value-type="float">
            <text:p>-1.83111</text:p>
          </table:table-cell>
          <table:table-cell office:value-type="float" office:value="-1.73162" calcext:value-type="float">
            <text:p>-1.73162</text:p>
          </table:table-cell>
          <table:table-cell office:value-type="float" office:value="-1.62694" calcext:value-type="float">
            <text:p>-1.62694</text:p>
          </table:table-cell>
          <table:table-cell office:value-type="float" office:value="-1.53447" calcext:value-type="float">
            <text:p>-1.53447</text:p>
          </table:table-cell>
          <table:table-cell office:value-type="float" office:value="-1.43925" calcext:value-type="float">
            <text:p>-1.43925</text:p>
          </table:table-cell>
          <table:table-cell office:value-type="float" office:value="-1.34587" calcext:value-type="float">
            <text:p>-1.34587</text:p>
          </table:table-cell>
          <table:table-cell office:value-type="float" office:value="-1.25248" calcext:value-type="float">
            <text:p>-1.25248</text:p>
          </table:table-cell>
          <table:table-cell office:value-type="float" office:value="-1.17191" calcext:value-type="float">
            <text:p>-1.17191</text:p>
          </table:table-cell>
          <table:table-cell office:value-type="float" office:value="-1.08005" calcext:value-type="float">
            <text:p>-1.08005</text:p>
          </table:table-cell>
        </table:table-row>
        <table:table-row table:style-name="ro1">
          <table:table-cell office:value-type="float" office:value="-2.4781001" calcext:value-type="float">
            <text:p>-2.4781001</text:p>
          </table:table-cell>
          <table:table-cell office:value-type="float" office:value="-2.3319199" calcext:value-type="float">
            <text:p>-2.3319199</text:p>
          </table:table-cell>
          <table:table-cell office:value-type="float" office:value="-2.22633" calcext:value-type="float">
            <text:p>-2.22633</text:p>
          </table:table-cell>
          <table:table-cell office:value-type="float" office:value="-2.1176801" calcext:value-type="float">
            <text:p>-2.1176801</text:p>
          </table:table-cell>
          <table:table-cell office:value-type="float" office:value="-2.02033" calcext:value-type="float">
            <text:p>-2.02033</text:p>
          </table:table-cell>
          <table:table-cell office:value-type="float" office:value="-1.92053" calcext:value-type="float">
            <text:p>-1.92053</text:p>
          </table:table-cell>
          <table:table-cell office:value-type="float" office:value="-1.8305" calcext:value-type="float">
            <text:p>-1.8305</text:p>
          </table:table-cell>
          <table:table-cell office:value-type="float" office:value="-1.73101" calcext:value-type="float">
            <text:p>-1.73101</text:p>
          </table:table-cell>
          <table:table-cell office:value-type="float" office:value="-1.62633" calcext:value-type="float">
            <text:p>-1.62633</text:p>
          </table:table-cell>
          <table:table-cell office:value-type="float" office:value="-1.53386" calcext:value-type="float">
            <text:p>-1.53386</text:p>
          </table:table-cell>
          <table:table-cell office:value-type="float" office:value="-1.43864" calcext:value-type="float">
            <text:p>-1.43864</text:p>
          </table:table-cell>
          <table:table-cell office:value-type="float" office:value="-1.34526" calcext:value-type="float">
            <text:p>-1.34526</text:p>
          </table:table-cell>
          <table:table-cell office:value-type="float" office:value="-1.25187" calcext:value-type="float">
            <text:p>-1.25187</text:p>
          </table:table-cell>
          <table:table-cell office:value-type="float" office:value="-1.1713001" calcext:value-type="float">
            <text:p>-1.1713001</text:p>
          </table:table-cell>
          <table:table-cell office:value-type="float" office:value="-1.07944" calcext:value-type="float">
            <text:p>-1.07944</text:p>
          </table:table-cell>
        </table:table-row>
        <table:table-row table:style-name="ro1">
          <table:table-cell office:value-type="float" office:value="-2.4774899" calcext:value-type="float">
            <text:p>-2.4774899</text:p>
          </table:table-cell>
          <table:table-cell office:value-type="float" office:value="-2.33131" calcext:value-type="float">
            <text:p>-2.33131</text:p>
          </table:table-cell>
          <table:table-cell office:value-type="float" office:value="-2.2257099" calcext:value-type="float">
            <text:p>-2.2257099</text:p>
          </table:table-cell>
          <table:table-cell office:value-type="float" office:value="-2.11707" calcext:value-type="float">
            <text:p>-2.11707</text:p>
          </table:table-cell>
          <table:table-cell office:value-type="float" office:value="-2.0197201" calcext:value-type="float">
            <text:p>-2.0197201</text:p>
          </table:table-cell>
          <table:table-cell office:value-type="float" office:value="-1.91992" calcext:value-type="float">
            <text:p>-1.91992</text:p>
          </table:table-cell>
          <table:table-cell office:value-type="float" office:value="-1.82989" calcext:value-type="float">
            <text:p>-1.82989</text:p>
          </table:table-cell>
          <table:table-cell office:value-type="float" office:value="-1.7304" calcext:value-type="float">
            <text:p>-1.7304</text:p>
          </table:table-cell>
          <table:table-cell office:value-type="float" office:value="-1.62572" calcext:value-type="float">
            <text:p>-1.62572</text:p>
          </table:table-cell>
          <table:table-cell office:value-type="float" office:value="-1.53325" calcext:value-type="float">
            <text:p>-1.53325</text:p>
          </table:table-cell>
          <table:table-cell office:value-type="float" office:value="-1.43803" calcext:value-type="float">
            <text:p>-1.43803</text:p>
          </table:table-cell>
          <table:table-cell office:value-type="float" office:value="-1.34465" calcext:value-type="float">
            <text:p>-1.34465</text:p>
          </table:table-cell>
          <table:table-cell office:value-type="float" office:value="-1.25126" calcext:value-type="float">
            <text:p>-1.25126</text:p>
          </table:table-cell>
          <table:table-cell office:value-type="float" office:value="-1.17038" calcext:value-type="float">
            <text:p>-1.17038</text:p>
          </table:table-cell>
          <table:table-cell office:value-type="float" office:value="-1.07883" calcext:value-type="float">
            <text:p>-1.07883</text:p>
          </table:table-cell>
        </table:table-row>
        <table:table-row table:style-name="ro1">
          <table:table-cell office:value-type="float" office:value="-2.4768801" calcext:value-type="float">
            <text:p>-2.4768801</text:p>
          </table:table-cell>
          <table:table-cell office:value-type="float" office:value="-2.3306999" calcext:value-type="float">
            <text:p>-2.3306999</text:p>
          </table:table-cell>
          <table:table-cell office:value-type="float" office:value="-2.2251" calcext:value-type="float">
            <text:p>-2.2251</text:p>
          </table:table-cell>
          <table:table-cell office:value-type="float" office:value="-2.1164601" calcext:value-type="float">
            <text:p>-2.1164601</text:p>
          </table:table-cell>
          <table:table-cell office:value-type="float" office:value="-2.0194099" calcext:value-type="float">
            <text:p>-2.0194099</text:p>
          </table:table-cell>
          <table:table-cell office:value-type="float" office:value="-1.91931" calcext:value-type="float">
            <text:p>-1.91931</text:p>
          </table:table-cell>
          <table:table-cell office:value-type="float" office:value="-1.82928" calcext:value-type="float">
            <text:p>-1.82928</text:p>
          </table:table-cell>
          <table:table-cell office:value-type="float" office:value="-1.72948" calcext:value-type="float">
            <text:p>-1.72948</text:p>
          </table:table-cell>
          <table:table-cell office:value-type="float" office:value="-1.62511" calcext:value-type="float">
            <text:p>-1.62511</text:p>
          </table:table-cell>
          <table:table-cell office:value-type="float" office:value="-1.53264" calcext:value-type="float">
            <text:p>-1.53264</text:p>
          </table:table-cell>
          <table:table-cell office:value-type="float" office:value="-1.43712" calcext:value-type="float">
            <text:p>-1.43712</text:p>
          </table:table-cell>
          <table:table-cell office:value-type="float" office:value="-1.34404" calcext:value-type="float">
            <text:p>-1.34404</text:p>
          </table:table-cell>
          <table:table-cell office:value-type="float" office:value="-1.25034" calcext:value-type="float">
            <text:p>-1.25034</text:p>
          </table:table-cell>
          <table:table-cell office:value-type="float" office:value="-1.16977" calcext:value-type="float">
            <text:p>-1.16977</text:p>
          </table:table-cell>
          <table:table-cell office:value-type="float" office:value="-1.0779099" calcext:value-type="float">
            <text:p>-1.0779099</text:p>
          </table:table-cell>
        </table:table-row>
        <table:table-row table:style-name="ro1">
          <table:table-cell office:value-type="float" office:value="-2.47627" calcext:value-type="float">
            <text:p>-2.47627</text:p>
          </table:table-cell>
          <table:table-cell office:value-type="float" office:value="-2.33009" calcext:value-type="float">
            <text:p>-2.33009</text:p>
          </table:table-cell>
          <table:table-cell office:value-type="float" office:value="-2.2244899" calcext:value-type="float">
            <text:p>-2.2244899</text:p>
          </table:table-cell>
          <table:table-cell office:value-type="float" office:value="-2.11585" calcext:value-type="float">
            <text:p>-2.11585</text:p>
          </table:table-cell>
          <table:table-cell office:value-type="float" office:value="-2.0188" calcext:value-type="float">
            <text:p>-2.0188</text:p>
          </table:table-cell>
          <table:table-cell office:value-type="float" office:value="-1.9187" calcext:value-type="float">
            <text:p>-1.9187</text:p>
          </table:table-cell>
          <table:table-cell office:value-type="float" office:value="-1.82867" calcext:value-type="float">
            <text:p>-1.82867</text:p>
          </table:table-cell>
          <table:table-cell office:value-type="float" office:value="-1.72887" calcext:value-type="float">
            <text:p>-1.72887</text:p>
          </table:table-cell>
          <table:table-cell office:value-type="float" office:value="-1.6245" calcext:value-type="float">
            <text:p>-1.6245</text:p>
          </table:table-cell>
          <table:table-cell office:value-type="float" office:value="-1.53172" calcext:value-type="float">
            <text:p>-1.53172</text:p>
          </table:table-cell>
          <table:table-cell office:value-type="float" office:value="-1.43651" calcext:value-type="float">
            <text:p>-1.43651</text:p>
          </table:table-cell>
          <table:table-cell office:value-type="float" office:value="-1.34342" calcext:value-type="float">
            <text:p>-1.34342</text:p>
          </table:table-cell>
          <table:table-cell office:value-type="float" office:value="-1.2500401" calcext:value-type="float">
            <text:p>-1.2500401</text:p>
          </table:table-cell>
          <table:table-cell office:value-type="float" office:value="-1.16886" calcext:value-type="float">
            <text:p>-1.16886</text:p>
          </table:table-cell>
          <table:table-cell office:value-type="float" office:value="-1.0773" calcext:value-type="float">
            <text:p>-1.0773</text:p>
          </table:table-cell>
        </table:table-row>
        <table:table-row table:style-name="ro1">
          <table:table-cell office:value-type="float" office:value="-2.4756601" calcext:value-type="float">
            <text:p>-2.4756601</text:p>
          </table:table-cell>
          <table:table-cell office:value-type="float" office:value="-2.3294799" calcext:value-type="float">
            <text:p>-2.3294799</text:p>
          </table:table-cell>
          <table:table-cell office:value-type="float" office:value="-2.2238801" calcext:value-type="float">
            <text:p>-2.2238801</text:p>
          </table:table-cell>
          <table:table-cell office:value-type="float" office:value="-2.1152401" calcext:value-type="float">
            <text:p>-2.1152401</text:p>
          </table:table-cell>
          <table:table-cell office:value-type="float" office:value="-2.0181899" calcext:value-type="float">
            <text:p>-2.0181899</text:p>
          </table:table-cell>
          <table:table-cell office:value-type="float" office:value="-1.91809" calcext:value-type="float">
            <text:p>-1.91809</text:p>
          </table:table-cell>
          <table:table-cell office:value-type="float" office:value="-1.82806" calcext:value-type="float">
            <text:p>-1.82806</text:p>
          </table:table-cell>
          <table:table-cell office:value-type="float" office:value="-1.72826" calcext:value-type="float">
            <text:p>-1.72826</text:p>
          </table:table-cell>
          <table:table-cell office:value-type="float" office:value="-1.62389" calcext:value-type="float">
            <text:p>-1.62389</text:p>
          </table:table-cell>
          <table:table-cell office:value-type="float" office:value="-1.53142" calcext:value-type="float">
            <text:p>-1.53142</text:p>
          </table:table-cell>
          <table:table-cell office:value-type="float" office:value="-1.4359" calcext:value-type="float">
            <text:p>-1.4359</text:p>
          </table:table-cell>
          <table:table-cell office:value-type="float" office:value="-1.34281" calcext:value-type="float">
            <text:p>-1.34281</text:p>
          </table:table-cell>
          <table:table-cell office:value-type="float" office:value="-1.2494299" calcext:value-type="float">
            <text:p>-1.2494299</text:p>
          </table:table-cell>
          <table:table-cell office:value-type="float" office:value="-1.16825" calcext:value-type="float">
            <text:p>-1.16825</text:p>
          </table:table-cell>
          <table:table-cell office:value-type="float" office:value="-1.07669" calcext:value-type="float">
            <text:p>-1.07669</text:p>
          </table:table-cell>
        </table:table-row>
        <table:table-row table:style-name="ro1">
          <table:table-cell office:value-type="float" office:value="-2.47505" calcext:value-type="float">
            <text:p>-2.47505</text:p>
          </table:table-cell>
          <table:table-cell office:value-type="float" office:value="-2.3288701" calcext:value-type="float">
            <text:p>-2.3288701</text:p>
          </table:table-cell>
          <table:table-cell office:value-type="float" office:value="-2.2232699" calcext:value-type="float">
            <text:p>-2.2232699</text:p>
          </table:table-cell>
          <table:table-cell office:value-type="float" office:value="-2.11463" calcext:value-type="float">
            <text:p>-2.11463</text:p>
          </table:table-cell>
          <table:table-cell office:value-type="float" office:value="-2.01758" calcext:value-type="float">
            <text:p>-2.01758</text:p>
          </table:table-cell>
          <table:table-cell office:value-type="float" office:value="-1.91717" calcext:value-type="float">
            <text:p>-1.91717</text:p>
          </table:table-cell>
          <table:table-cell office:value-type="float" office:value="-1.82745" calcext:value-type="float">
            <text:p>-1.82745</text:p>
          </table:table-cell>
          <table:table-cell office:value-type="float" office:value="-1.72765" calcext:value-type="float">
            <text:p>-1.72765</text:p>
          </table:table-cell>
          <table:table-cell office:value-type="float" office:value="-1.62358" calcext:value-type="float">
            <text:p>-1.62358</text:p>
          </table:table-cell>
          <table:table-cell office:value-type="float" office:value="-1.53081" calcext:value-type="float">
            <text:p>-1.53081</text:p>
          </table:table-cell>
          <table:table-cell office:value-type="float" office:value="-1.43529" calcext:value-type="float">
            <text:p>-1.43529</text:p>
          </table:table-cell>
          <table:table-cell office:value-type="float" office:value="-1.3422" calcext:value-type="float">
            <text:p>-1.3422</text:p>
          </table:table-cell>
          <table:table-cell office:value-type="float" office:value="-1.2488199" calcext:value-type="float">
            <text:p>-1.2488199</text:p>
          </table:table-cell>
          <table:table-cell office:value-type="float" office:value="-1.16764" calcext:value-type="float">
            <text:p>-1.16764</text:p>
          </table:table-cell>
          <table:table-cell office:value-type="float" office:value="-1.07578" calcext:value-type="float">
            <text:p>-1.07578</text:p>
          </table:table-cell>
        </table:table-row>
        <table:table-row table:style-name="ro1">
          <table:table-cell office:value-type="float" office:value="-2.4744401" calcext:value-type="float">
            <text:p>-2.4744401</text:p>
          </table:table-cell>
          <table:table-cell office:value-type="float" office:value="-2.3282599" calcext:value-type="float">
            <text:p>-2.3282599</text:p>
          </table:table-cell>
          <table:table-cell office:value-type="float" office:value="-2.2226601" calcext:value-type="float">
            <text:p>-2.2226601</text:p>
          </table:table-cell>
          <table:table-cell office:value-type="float" office:value="-2.1140201" calcext:value-type="float">
            <text:p>-2.1140201</text:p>
          </table:table-cell>
          <table:table-cell office:value-type="float" office:value="-2.0169699" calcext:value-type="float">
            <text:p>-2.0169699</text:p>
          </table:table-cell>
          <table:table-cell office:value-type="float" office:value="-1.9165601" calcext:value-type="float">
            <text:p>-1.9165601</text:p>
          </table:table-cell>
          <table:table-cell office:value-type="float" office:value="-1.82684" calcext:value-type="float">
            <text:p>-1.82684</text:p>
          </table:table-cell>
          <table:table-cell office:value-type="float" office:value="-1.7270401" calcext:value-type="float">
            <text:p>-1.7270401</text:p>
          </table:table-cell>
          <table:table-cell office:value-type="float" office:value="-1.62297" calcext:value-type="float">
            <text:p>-1.62297</text:p>
          </table:table-cell>
          <table:table-cell office:value-type="float" office:value="-1.5302" calcext:value-type="float">
            <text:p>-1.5302</text:p>
          </table:table-cell>
          <table:table-cell office:value-type="float" office:value="-1.43468" calcext:value-type="float">
            <text:p>-1.43468</text:p>
          </table:table-cell>
          <table:table-cell office:value-type="float" office:value="-1.34159" calcext:value-type="float">
            <text:p>-1.34159</text:p>
          </table:table-cell>
          <table:table-cell office:value-type="float" office:value="-1.24821" calcext:value-type="float">
            <text:p>-1.24821</text:p>
          </table:table-cell>
          <table:table-cell office:value-type="float" office:value="-1.16703" calcext:value-type="float">
            <text:p>-1.16703</text:p>
          </table:table-cell>
          <table:table-cell office:value-type="float" office:value="-1.07517" calcext:value-type="float">
            <text:p>-1.07517</text:p>
          </table:table-cell>
        </table:table-row>
        <table:table-row table:style-name="ro1">
          <table:table-cell office:value-type="float" office:value="-2.47383" calcext:value-type="float">
            <text:p>-2.47383</text:p>
          </table:table-cell>
          <table:table-cell office:value-type="float" office:value="-2.3276501" calcext:value-type="float">
            <text:p>-2.3276501</text:p>
          </table:table-cell>
          <table:table-cell office:value-type="float" office:value="-2.22205" calcext:value-type="float">
            <text:p>-2.22205</text:p>
          </table:table-cell>
          <table:table-cell office:value-type="float" office:value="-2.1131001" calcext:value-type="float">
            <text:p>-2.1131001</text:p>
          </table:table-cell>
          <table:table-cell office:value-type="float" office:value="-2.01636" calcext:value-type="float">
            <text:p>-2.01636</text:p>
          </table:table-cell>
          <table:table-cell office:value-type="float" office:value="-1.91626" calcext:value-type="float">
            <text:p>-1.91626</text:p>
          </table:table-cell>
          <table:table-cell office:value-type="float" office:value="-1.82623" calcext:value-type="float">
            <text:p>-1.82623</text:p>
          </table:table-cell>
          <table:table-cell office:value-type="float" office:value="-1.7264301" calcext:value-type="float">
            <text:p>-1.7264301</text:p>
          </table:table-cell>
          <table:table-cell office:value-type="float" office:value="-1.6220599" calcext:value-type="float">
            <text:p>-1.6220599</text:p>
          </table:table-cell>
          <table:table-cell office:value-type="float" office:value="-1.52959" calcext:value-type="float">
            <text:p>-1.52959</text:p>
          </table:table-cell>
          <table:table-cell office:value-type="float" office:value="-1.43406" calcext:value-type="float">
            <text:p>-1.43406</text:p>
          </table:table-cell>
          <table:table-cell office:value-type="float" office:value="-1.3409801" calcext:value-type="float">
            <text:p>-1.3409801</text:p>
          </table:table-cell>
          <table:table-cell office:value-type="float" office:value="-1.2476" calcext:value-type="float">
            <text:p>-1.2476</text:p>
          </table:table-cell>
          <table:table-cell office:value-type="float" office:value="-1.16642" calcext:value-type="float">
            <text:p>-1.16642</text:p>
          </table:table-cell>
          <table:table-cell office:value-type="float" office:value="-1.07456" calcext:value-type="float">
            <text:p>-1.07456</text:p>
          </table:table-cell>
        </table:table-row>
        <table:table-row table:style-name="ro1">
          <table:table-cell office:value-type="float" office:value="-2.4732201" calcext:value-type="float">
            <text:p>-2.4732201</text:p>
          </table:table-cell>
          <table:table-cell office:value-type="float" office:value="-2.32704" calcext:value-type="float">
            <text:p>-2.32704</text:p>
          </table:table-cell>
          <table:table-cell office:value-type="float" office:value="-2.2214401" calcext:value-type="float">
            <text:p>-2.2214401</text:p>
          </table:table-cell>
          <table:table-cell office:value-type="float" office:value="-2.1124899" calcext:value-type="float">
            <text:p>-2.1124899</text:p>
          </table:table-cell>
          <table:table-cell office:value-type="float" office:value="-2.01544" calcext:value-type="float">
            <text:p>-2.01544</text:p>
          </table:table-cell>
          <table:table-cell office:value-type="float" office:value="-1.91565" calcext:value-type="float">
            <text:p>-1.91565</text:p>
          </table:table-cell>
          <table:table-cell office:value-type="float" office:value="-1.8256201" calcext:value-type="float">
            <text:p>-1.8256201</text:p>
          </table:table-cell>
          <table:table-cell office:value-type="float" office:value="-1.7258199" calcext:value-type="float">
            <text:p>-1.7258199</text:p>
          </table:table-cell>
          <table:table-cell office:value-type="float" office:value="-1.6214499" calcext:value-type="float">
            <text:p>-1.6214499</text:p>
          </table:table-cell>
          <table:table-cell office:value-type="float" office:value="-1.52898" calcext:value-type="float">
            <text:p>-1.52898</text:p>
          </table:table-cell>
          <table:table-cell office:value-type="float" office:value="-1.43345" calcext:value-type="float">
            <text:p>-1.43345</text:p>
          </table:table-cell>
          <table:table-cell office:value-type="float" office:value="-1.3403701" calcext:value-type="float">
            <text:p>-1.3403701</text:p>
          </table:table-cell>
          <table:table-cell office:value-type="float" office:value="-1.24699" calcext:value-type="float">
            <text:p>-1.24699</text:p>
          </table:table-cell>
          <table:table-cell office:value-type="float" office:value="-1.16581" calcext:value-type="float">
            <text:p>-1.16581</text:p>
          </table:table-cell>
          <table:table-cell office:value-type="float" office:value="-1.0739501" calcext:value-type="float">
            <text:p>-1.0739501</text:p>
          </table:table-cell>
        </table:table-row>
        <table:table-row table:style-name="ro1">
          <table:table-cell office:value-type="float" office:value="-2.47261" calcext:value-type="float">
            <text:p>-2.47261</text:p>
          </table:table-cell>
          <table:table-cell office:value-type="float" office:value="-2.3264301" calcext:value-type="float">
            <text:p>-2.3264301</text:p>
          </table:table-cell>
          <table:table-cell office:value-type="float" office:value="-2.22083" calcext:value-type="float">
            <text:p>-2.22083</text:p>
          </table:table-cell>
          <table:table-cell office:value-type="float" office:value="-2.1118801" calcext:value-type="float">
            <text:p>-2.1118801</text:p>
          </table:table-cell>
          <table:table-cell office:value-type="float" office:value="-2.0148301" calcext:value-type="float">
            <text:p>-2.0148301</text:p>
          </table:table-cell>
          <table:table-cell office:value-type="float" office:value="-1.91504" calcext:value-type="float">
            <text:p>-1.91504</text:p>
          </table:table-cell>
          <table:table-cell office:value-type="float" office:value="-1.8250099" calcext:value-type="float">
            <text:p>-1.8250099</text:p>
          </table:table-cell>
          <table:table-cell office:value-type="float" office:value="-1.72521" calcext:value-type="float">
            <text:p>-1.72521</text:p>
          </table:table-cell>
          <table:table-cell office:value-type="float" office:value="-1.62053" calcext:value-type="float">
            <text:p>-1.62053</text:p>
          </table:table-cell>
          <table:table-cell office:value-type="float" office:value="-1.52837" calcext:value-type="float">
            <text:p>-1.52837</text:p>
          </table:table-cell>
          <table:table-cell office:value-type="float" office:value="-1.43284" calcext:value-type="float">
            <text:p>-1.43284</text:p>
          </table:table-cell>
          <table:table-cell office:value-type="float" office:value="-1.3397599" calcext:value-type="float">
            <text:p>-1.3397599</text:p>
          </table:table-cell>
          <table:table-cell office:value-type="float" office:value="-1.24638" calcext:value-type="float">
            <text:p>-1.24638</text:p>
          </table:table-cell>
          <table:table-cell office:value-type="float" office:value="-1.1652" calcext:value-type="float">
            <text:p>-1.1652</text:p>
          </table:table-cell>
          <table:table-cell office:value-type="float" office:value="-1.0733401" calcext:value-type="float">
            <text:p>-1.0733401</text:p>
          </table:table-cell>
        </table:table-row>
        <table:table-row table:style-name="ro1">
          <table:table-cell office:value-type="float" office:value="-2.4719999" calcext:value-type="float">
            <text:p>-2.4719999</text:p>
          </table:table-cell>
          <table:table-cell office:value-type="float" office:value="-2.32582" calcext:value-type="float">
            <text:p>-2.32582</text:p>
          </table:table-cell>
          <table:table-cell office:value-type="float" office:value="-2.2199199" calcext:value-type="float">
            <text:p>-2.2199199</text:p>
          </table:table-cell>
          <table:table-cell office:value-type="float" office:value="-2.11127" calcext:value-type="float">
            <text:p>-2.11127</text:p>
          </table:table-cell>
          <table:table-cell office:value-type="float" office:value="-2.01422" calcext:value-type="float">
            <text:p>-2.01422</text:p>
          </table:table-cell>
          <table:table-cell office:value-type="float" office:value="-1.91443" calcext:value-type="float">
            <text:p>-1.91443</text:p>
          </table:table-cell>
          <table:table-cell office:value-type="float" office:value="-1.8243999" calcext:value-type="float">
            <text:p>-1.8243999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1992" calcext:value-type="float">
            <text:p>-1.61992</text:p>
          </table:table-cell>
          <table:table-cell office:value-type="float" office:value="-1.52776" calcext:value-type="float">
            <text:p>-1.52776</text:p>
          </table:table-cell>
          <table:table-cell office:value-type="float" office:value="-1.43223" calcext:value-type="float">
            <text:p>-1.43223</text:p>
          </table:table-cell>
          <table:table-cell office:value-type="float" office:value="-1.33915" calcext:value-type="float">
            <text:p>-1.33915</text:p>
          </table:table-cell>
          <table:table-cell office:value-type="float" office:value="-1.24546" calcext:value-type="float">
            <text:p>-1.24546</text:p>
          </table:table-cell>
          <table:table-cell office:value-type="float" office:value="-1.16459" calcext:value-type="float">
            <text:p>-1.16459</text:p>
          </table:table-cell>
          <table:table-cell office:value-type="float" office:value="-1.0727299" calcext:value-type="float">
            <text:p>-1.0727299</text:p>
          </table:table-cell>
        </table:table-row>
        <table:table-row table:style-name="ro1">
          <table:table-cell office:value-type="float" office:value="-2.47139" calcext:value-type="float">
            <text:p>-2.47139</text:p>
          </table:table-cell>
          <table:table-cell office:value-type="float" office:value="-2.3252101" calcext:value-type="float">
            <text:p>-2.3252101</text:p>
          </table:table-cell>
          <table:table-cell office:value-type="float" office:value="-2.21931" calcext:value-type="float">
            <text:p>-2.21931</text:p>
          </table:table-cell>
          <table:table-cell office:value-type="float" office:value="-2.1103499" calcext:value-type="float">
            <text:p>-2.1103499</text:p>
          </table:table-cell>
          <table:table-cell office:value-type="float" office:value="-2.01331" calcext:value-type="float">
            <text:p>-2.01331</text:p>
          </table:table-cell>
          <table:table-cell office:value-type="float" office:value="-1.91382" calcext:value-type="float">
            <text:p>-1.91382</text:p>
          </table:table-cell>
          <table:table-cell office:value-type="float" office:value="-1.82379" calcext:value-type="float">
            <text:p>-1.82379</text:p>
          </table:table-cell>
          <table:table-cell office:value-type="float" office:value="-1.72338" calcext:value-type="float">
            <text:p>-1.72338</text:p>
          </table:table-cell>
          <table:table-cell office:value-type="float" office:value="-1.61962" calcext:value-type="float">
            <text:p>-1.61962</text:p>
          </table:table-cell>
          <table:table-cell office:value-type="float" office:value="-1.52715" calcext:value-type="float">
            <text:p>-1.52715</text:p>
          </table:table-cell>
          <table:table-cell office:value-type="float" office:value="-1.43162" calcext:value-type="float">
            <text:p>-1.43162</text:p>
          </table:table-cell>
          <table:table-cell office:value-type="float" office:value="-1.33793" calcext:value-type="float">
            <text:p>-1.33793</text:p>
          </table:table-cell>
          <table:table-cell office:value-type="float" office:value="-1.24485" calcext:value-type="float">
            <text:p>-1.24485</text:p>
          </table:table-cell>
          <table:table-cell office:value-type="float" office:value="-1.16398" calcext:value-type="float">
            <text:p>-1.16398</text:p>
          </table:table-cell>
          <table:table-cell office:value-type="float" office:value="-1.07212" calcext:value-type="float">
            <text:p>-1.07212</text:p>
          </table:table-cell>
        </table:table-row>
        <table:table-row table:style-name="ro1">
          <table:table-cell office:value-type="float" office:value="-2.4707799" calcext:value-type="float">
            <text:p>-2.4707799</text:p>
          </table:table-cell>
          <table:table-cell office:value-type="float" office:value="-2.32459" calcext:value-type="float">
            <text:p>-2.32459</text:p>
          </table:table-cell>
          <table:table-cell office:value-type="float" office:value="-2.2186999" calcext:value-type="float">
            <text:p>-2.2186999</text:p>
          </table:table-cell>
          <table:table-cell office:value-type="float" office:value="-2.10974" calcext:value-type="float">
            <text:p>-2.10974</text:p>
          </table:table-cell>
          <table:table-cell office:value-type="float" office:value="-2.0127001" calcext:value-type="float">
            <text:p>-2.0127001</text:p>
          </table:table-cell>
          <table:table-cell office:value-type="float" office:value="-1.91321" calcext:value-type="float">
            <text:p>-1.91321</text:p>
          </table:table-cell>
          <table:table-cell office:value-type="float" office:value="-1.82318" calcext:value-type="float">
            <text:p>-1.82318</text:p>
          </table:table-cell>
          <table:table-cell office:value-type="float" office:value="-1.72277" calcext:value-type="float">
            <text:p>-1.72277</text:p>
          </table:table-cell>
          <table:table-cell office:value-type="float" office:value="-1.61901" calcext:value-type="float">
            <text:p>-1.61901</text:p>
          </table:table-cell>
          <table:table-cell office:value-type="float" office:value="-1.52623" calcext:value-type="float">
            <text:p>-1.52623</text:p>
          </table:table-cell>
          <table:table-cell office:value-type="float" office:value="-1.43071" calcext:value-type="float">
            <text:p>-1.43071</text:p>
          </table:table-cell>
          <table:table-cell office:value-type="float" office:value="-1.33732" calcext:value-type="float">
            <text:p>-1.33732</text:p>
          </table:table-cell>
          <table:table-cell office:value-type="float" office:value="-1.24393" calcext:value-type="float">
            <text:p>-1.24393</text:p>
          </table:table-cell>
          <table:table-cell office:value-type="float" office:value="-1.16337" calcext:value-type="float">
            <text:p>-1.16337</text:p>
          </table:table-cell>
          <table:table-cell office:value-type="float" office:value="-1.0714999" calcext:value-type="float">
            <text:p>-1.0714999</text:p>
          </table:table-cell>
        </table:table-row>
        <table:table-row table:style-name="ro1">
          <table:table-cell office:value-type="float" office:value="-2.47017" calcext:value-type="float">
            <text:p>-2.47017</text:p>
          </table:table-cell>
          <table:table-cell office:value-type="float" office:value="-2.3239801" calcext:value-type="float">
            <text:p>-2.3239801</text:p>
          </table:table-cell>
          <table:table-cell office:value-type="float" office:value="-2.2180901" calcext:value-type="float">
            <text:p>-2.2180901</text:p>
          </table:table-cell>
          <table:table-cell office:value-type="float" office:value="-2.1091299" calcext:value-type="float">
            <text:p>-2.1091299</text:p>
          </table:table-cell>
          <table:table-cell office:value-type="float" office:value="-2.01209" calcext:value-type="float">
            <text:p>-2.01209</text:p>
          </table:table-cell>
          <table:table-cell office:value-type="float" office:value="-1.91259" calcext:value-type="float">
            <text:p>-1.91259</text:p>
          </table:table-cell>
          <table:table-cell office:value-type="float" office:value="-1.82257" calcext:value-type="float">
            <text:p>-1.82257</text:p>
          </table:table-cell>
          <table:table-cell office:value-type="float" office:value="-1.72216" calcext:value-type="float">
            <text:p>-1.72216</text:p>
          </table:table-cell>
          <table:table-cell office:value-type="float" office:value="-1.6184" calcext:value-type="float">
            <text:p>-1.6184</text:p>
          </table:table-cell>
          <table:table-cell office:value-type="float" office:value="-1.5253201" calcext:value-type="float">
            <text:p>-1.5253201</text:p>
          </table:table-cell>
          <table:table-cell office:value-type="float" office:value="-1.4301" calcext:value-type="float">
            <text:p>-1.4301</text:p>
          </table:table-cell>
          <table:table-cell office:value-type="float" office:value="-1.33671" calcext:value-type="float">
            <text:p>-1.33671</text:p>
          </table:table-cell>
          <table:table-cell office:value-type="float" office:value="-1.24332" calcext:value-type="float">
            <text:p>-1.24332</text:p>
          </table:table-cell>
          <table:table-cell office:value-type="float" office:value="-1.16276" calcext:value-type="float">
            <text:p>-1.16276</text:p>
          </table:table-cell>
          <table:table-cell office:value-type="float" office:value="-1.0708899" calcext:value-type="float">
            <text:p>-1.0708899</text:p>
          </table:table-cell>
        </table:table-row>
        <table:table-row table:style-name="ro1">
          <table:table-cell office:value-type="float" office:value="-2.4695599" calcext:value-type="float">
            <text:p>-2.4695599</text:p>
          </table:table-cell>
          <table:table-cell office:value-type="float" office:value="-2.32337" calcext:value-type="float">
            <text:p>-2.32337</text:p>
          </table:table-cell>
          <table:table-cell office:value-type="float" office:value="-2.2174699" calcext:value-type="float">
            <text:p>-2.2174699</text:p>
          </table:table-cell>
          <table:table-cell office:value-type="float" office:value="-2.10852" calcext:value-type="float">
            <text:p>-2.10852</text:p>
          </table:table-cell>
          <table:table-cell office:value-type="float" office:value="-2.0114701" calcext:value-type="float">
            <text:p>-2.0114701</text:p>
          </table:table-cell>
          <table:table-cell office:value-type="float" office:value="-1.91198" calcext:value-type="float">
            <text:p>-1.91198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-1.72155" calcext:value-type="float">
            <text:p>-1.72155</text:p>
          </table:table-cell>
          <table:table-cell office:value-type="float" office:value="-1.61779" calcext:value-type="float">
            <text:p>-1.61779</text:p>
          </table:table-cell>
          <table:table-cell office:value-type="float" office:value="-1.5247" calcext:value-type="float">
            <text:p>-1.5247</text:p>
          </table:table-cell>
          <table:table-cell office:value-type="float" office:value="-1.42949" calcext:value-type="float">
            <text:p>-1.42949</text:p>
          </table:table-cell>
          <table:table-cell office:value-type="float" office:value="-1.3361" calcext:value-type="float">
            <text:p>-1.3361</text:p>
          </table:table-cell>
          <table:table-cell office:value-type="float" office:value="-1.2424099" calcext:value-type="float">
            <text:p>-1.2424099</text:p>
          </table:table-cell>
          <table:table-cell office:value-type="float" office:value="-1.16214" calcext:value-type="float">
            <text:p>-1.16214</text:p>
          </table:table-cell>
          <table:table-cell office:value-type="float" office:value="-1.06998" calcext:value-type="float">
            <text:p>-1.06998</text:p>
          </table:table-cell>
        </table:table-row>
        <table:table-row table:style-name="ro1">
          <table:table-cell office:value-type="float" office:value="-2.46895" calcext:value-type="float">
            <text:p>-2.46895</text:p>
          </table:table-cell>
          <table:table-cell office:value-type="float" office:value="-2.3224599" calcext:value-type="float">
            <text:p>-2.3224599</text:p>
          </table:table-cell>
          <table:table-cell office:value-type="float" office:value="-2.2168601" calcext:value-type="float">
            <text:p>-2.2168601</text:p>
          </table:table-cell>
          <table:table-cell office:value-type="float" office:value="-2.1079099" calcext:value-type="float">
            <text:p>-2.1079099</text:p>
          </table:table-cell>
          <table:table-cell office:value-type="float" office:value="-2.01086" calcext:value-type="float">
            <text:p>-2.01086</text:p>
          </table:table-cell>
          <table:table-cell office:value-type="float" office:value="-1.91137" calcext:value-type="float">
            <text:p>-1.91137</text:p>
          </table:table-cell>
          <table:table-cell office:value-type="float" office:value="-1.82104" calcext:value-type="float">
            <text:p>-1.82104</text:p>
          </table:table-cell>
          <table:table-cell office:value-type="float" office:value="-1.72094" calcext:value-type="float">
            <text:p>-1.72094</text:p>
          </table:table-cell>
          <table:table-cell office:value-type="float" office:value="-1.61718" calcext:value-type="float">
            <text:p>-1.61718</text:p>
          </table:table-cell>
          <table:table-cell office:value-type="float" office:value="-1.5244" calcext:value-type="float">
            <text:p>-1.5244</text:p>
          </table:table-cell>
          <table:table-cell office:value-type="float" office:value="-1.42888" calcext:value-type="float">
            <text:p>-1.42888</text:p>
          </table:table-cell>
          <table:table-cell office:value-type="float" office:value="-1.33549" calcext:value-type="float">
            <text:p>-1.33549</text:p>
          </table:table-cell>
          <table:table-cell office:value-type="float" office:value="-1.24149" calcext:value-type="float">
            <text:p>-1.24149</text:p>
          </table:table-cell>
          <table:table-cell office:value-type="float" office:value="-1.16153" calcext:value-type="float">
            <text:p>-1.16153</text:p>
          </table:table-cell>
          <table:table-cell office:value-type="float" office:value="-1.06937" calcext:value-type="float">
            <text:p>-1.06937</text:p>
          </table:table-cell>
        </table:table-row>
        <table:table-row table:style-name="ro1">
          <table:table-cell office:value-type="float" office:value="-2.4683399" calcext:value-type="float">
            <text:p>-2.4683399</text:p>
          </table:table-cell>
          <table:table-cell office:value-type="float" office:value="-2.3218501" calcext:value-type="float">
            <text:p>-2.3218501</text:p>
          </table:table-cell>
          <table:table-cell office:value-type="float" office:value="-2.2162499" calcext:value-type="float">
            <text:p>-2.2162499</text:p>
          </table:table-cell>
          <table:table-cell office:value-type="float" office:value="-2.1073" calcext:value-type="float">
            <text:p>-2.1073</text:p>
          </table:table-cell>
          <table:table-cell office:value-type="float" office:value="-2.0102501" calcext:value-type="float">
            <text:p>-2.0102501</text:p>
          </table:table-cell>
          <table:table-cell office:value-type="float" office:value="-1.91046" calcext:value-type="float">
            <text:p>-1.91046</text:p>
          </table:table-cell>
          <table:table-cell office:value-type="float" office:value="-1.82043" calcext:value-type="float">
            <text:p>-1.82043</text:p>
          </table:table-cell>
          <table:table-cell office:value-type="float" office:value="-1.72033" calcext:value-type="float">
            <text:p>-1.72033</text:p>
          </table:table-cell>
          <table:table-cell office:value-type="float" office:value="-1.61657" calcext:value-type="float">
            <text:p>-1.61657</text:p>
          </table:table-cell>
          <table:table-cell office:value-type="float" office:value="-1.52379" calcext:value-type="float">
            <text:p>-1.52379</text:p>
          </table:table-cell>
          <table:table-cell office:value-type="float" office:value="-1.42827" calcext:value-type="float">
            <text:p>-1.42827</text:p>
          </table:table-cell>
          <table:table-cell office:value-type="float" office:value="-1.33488" calcext:value-type="float">
            <text:p>-1.33488</text:p>
          </table:table-cell>
          <table:table-cell office:value-type="float" office:value="-1.24088" calcext:value-type="float">
            <text:p>-1.24088</text:p>
          </table:table-cell>
          <table:table-cell office:value-type="float" office:value="-1.16092" calcext:value-type="float">
            <text:p>-1.16092</text:p>
          </table:table-cell>
          <table:table-cell office:value-type="float" office:value="-1.06876" calcext:value-type="float">
            <text:p>-1.06876</text:p>
          </table:table-cell>
        </table:table-row>
        <table:table-row table:style-name="ro1">
          <table:table-cell office:value-type="float" office:value="-2.4674201" calcext:value-type="float">
            <text:p>-2.4674201</text:p>
          </table:table-cell>
          <table:table-cell office:value-type="float" office:value="-2.32093" calcext:value-type="float">
            <text:p>-2.32093</text:p>
          </table:table-cell>
          <table:table-cell office:value-type="float" office:value="-2.2156401" calcext:value-type="float">
            <text:p>-2.2156401</text:p>
          </table:table-cell>
          <table:table-cell office:value-type="float" office:value="-2.10639" calcext:value-type="float">
            <text:p>-2.10639</text:p>
          </table:table-cell>
          <table:table-cell office:value-type="float" office:value="-2.00964" calcext:value-type="float">
            <text:p>-2.00964</text:p>
          </table:table-cell>
          <table:table-cell office:value-type="float" office:value="-1.90985" calcext:value-type="float">
            <text:p>-1.90985</text:p>
          </table:table-cell>
          <table:table-cell office:value-type="float" office:value="-1.81982" calcext:value-type="float">
            <text:p>-1.81982</text:p>
          </table:table-cell>
          <table:table-cell office:value-type="float" office:value="-1.71972" calcext:value-type="float">
            <text:p>-1.71972</text:p>
          </table:table-cell>
          <table:table-cell office:value-type="float" office:value="-1.61596" calcext:value-type="float">
            <text:p>-1.61596</text:p>
          </table:table-cell>
          <table:table-cell office:value-type="float" office:value="-1.52318" calcext:value-type="float">
            <text:p>-1.52318</text:p>
          </table:table-cell>
          <table:table-cell office:value-type="float" office:value="-1.42766" calcext:value-type="float">
            <text:p>-1.42766</text:p>
          </table:table-cell>
          <table:table-cell office:value-type="float" office:value="-1.33427" calcext:value-type="float">
            <text:p>-1.33427</text:p>
          </table:table-cell>
          <table:table-cell office:value-type="float" office:value="-1.23997" calcext:value-type="float">
            <text:p>-1.23997</text:p>
          </table:table-cell>
          <table:table-cell office:value-type="float" office:value="-1.16031" calcext:value-type="float">
            <text:p>-1.16031</text:p>
          </table:table-cell>
          <table:table-cell office:value-type="float" office:value="-1.06815" calcext:value-type="float">
            <text:p>-1.06815</text:p>
          </table:table-cell>
        </table:table-row>
        <table:table-row table:style-name="ro1">
          <table:table-cell office:value-type="float" office:value="-2.4665101" calcext:value-type="float">
            <text:p>-2.4665101</text:p>
          </table:table-cell>
          <table:table-cell office:value-type="float" office:value="-2.32002" calcext:value-type="float">
            <text:p>-2.32002</text:p>
          </table:table-cell>
          <table:table-cell office:value-type="float" office:value="-2.21503" calcext:value-type="float">
            <text:p>-2.21503</text:p>
          </table:table-cell>
          <table:table-cell office:value-type="float" office:value="-2.1057799" calcext:value-type="float">
            <text:p>-2.1057799</text:p>
          </table:table-cell>
          <table:table-cell office:value-type="float" office:value="-2.0090301" calcext:value-type="float">
            <text:p>-2.0090301</text:p>
          </table:table-cell>
          <table:table-cell office:value-type="float" office:value="-1.90924" calcext:value-type="float">
            <text:p>-1.90924</text:p>
          </table:table-cell>
          <table:table-cell office:value-type="float" office:value="-1.8192101" calcext:value-type="float">
            <text:p>-1.8192101</text:p>
          </table:table-cell>
          <table:table-cell office:value-type="float" office:value="-1.71911" calcext:value-type="float">
            <text:p>-1.71911</text:p>
          </table:table-cell>
          <table:table-cell office:value-type="float" office:value="-1.61534" calcext:value-type="float">
            <text:p>-1.61534</text:p>
          </table:table-cell>
          <table:table-cell office:value-type="float" office:value="-1.52257" calcext:value-type="float">
            <text:p>-1.52257</text:p>
          </table:table-cell>
          <table:table-cell office:value-type="float" office:value="-1.42705" calcext:value-type="float">
            <text:p>-1.42705</text:p>
          </table:table-cell>
          <table:table-cell office:value-type="float" office:value="-1.33366" calcext:value-type="float">
            <text:p>-1.33366</text:p>
          </table:table-cell>
          <table:table-cell office:value-type="float" office:value="-1.23936" calcext:value-type="float">
            <text:p>-1.23936</text:p>
          </table:table-cell>
          <table:table-cell office:value-type="float" office:value="-1.1597" calcext:value-type="float">
            <text:p>-1.1597</text:p>
          </table:table-cell>
          <table:table-cell office:value-type="float" office:value="-1.06754" calcext:value-type="float">
            <text:p>-1.06754</text:p>
          </table:table-cell>
        </table:table-row>
        <table:table-row table:style-name="ro1">
          <table:table-cell office:value-type="float" office:value="-2.4658999" calcext:value-type="float">
            <text:p>-2.4658999</text:p>
          </table:table-cell>
          <table:table-cell office:value-type="float" office:value="-2.3190999" calcext:value-type="float">
            <text:p>-2.3190999</text:p>
          </table:table-cell>
          <table:table-cell office:value-type="float" office:value="-2.2144201" calcext:value-type="float">
            <text:p>-2.2144201</text:p>
          </table:table-cell>
          <table:table-cell office:value-type="float" office:value="-2.10517" calcext:value-type="float">
            <text:p>-2.10517</text:p>
          </table:table-cell>
          <table:table-cell office:value-type="float" office:value="-2.00842" calcext:value-type="float">
            <text:p>-2.00842</text:p>
          </table:table-cell>
          <table:table-cell office:value-type="float" office:value="-1.90863" calcext:value-type="float">
            <text:p>-1.90863</text:p>
          </table:table-cell>
          <table:table-cell office:value-type="float" office:value="-1.8186001" calcext:value-type="float">
            <text:p>-1.8186001</text:p>
          </table:table-cell>
          <table:table-cell office:value-type="float" office:value="-1.7185" calcext:value-type="float">
            <text:p>-1.7185</text:p>
          </table:table-cell>
          <table:table-cell office:value-type="float" office:value="-1.61443" calcext:value-type="float">
            <text:p>-1.61443</text:p>
          </table:table-cell>
          <table:table-cell office:value-type="float" office:value="-1.52196" calcext:value-type="float">
            <text:p>-1.52196</text:p>
          </table:table-cell>
          <table:table-cell office:value-type="float" office:value="-1.42644" calcext:value-type="float">
            <text:p>-1.42644</text:p>
          </table:table-cell>
          <table:table-cell office:value-type="float" office:value="-1.33305" calcext:value-type="float">
            <text:p>-1.33305</text:p>
          </table:table-cell>
          <table:table-cell office:value-type="float" office:value="-1.23875" calcext:value-type="float">
            <text:p>-1.23875</text:p>
          </table:table-cell>
          <table:table-cell office:value-type="float" office:value="-1.15909" calcext:value-type="float">
            <text:p>-1.15909</text:p>
          </table:table-cell>
          <table:table-cell office:value-type="float" office:value="-1.0669301" calcext:value-type="float">
            <text:p>-1.0669301</text:p>
          </table:table-cell>
        </table:table-row>
        <table:table-row table:style-name="ro1">
          <table:table-cell office:value-type="float" office:value="-2.4652901" calcext:value-type="float">
            <text:p>-2.4652901</text:p>
          </table:table-cell>
          <table:table-cell office:value-type="float" office:value="-2.31849" calcext:value-type="float">
            <text:p>-2.31849</text:p>
          </table:table-cell>
          <table:table-cell office:value-type="float" office:value="-2.21381" calcext:value-type="float">
            <text:p>-2.21381</text:p>
          </table:table-cell>
          <table:table-cell office:value-type="float" office:value="-2.1045599" calcext:value-type="float">
            <text:p>-2.1045599</text:p>
          </table:table-cell>
          <table:table-cell office:value-type="float" office:value="-2.0078101" calcext:value-type="float">
            <text:p>-2.0078101</text:p>
          </table:table-cell>
          <table:table-cell office:value-type="float" office:value="-1.90802" calcext:value-type="float">
            <text:p>-1.90802</text:p>
          </table:table-cell>
          <table:table-cell office:value-type="float" office:value="-1.8179899" calcext:value-type="float">
            <text:p>-1.8179899</text:p>
          </table:table-cell>
          <table:table-cell office:value-type="float" office:value="-1.71789" calcext:value-type="float">
            <text:p>-1.71789</text:p>
          </table:table-cell>
          <table:table-cell office:value-type="float" office:value="-1.61382" calcext:value-type="float">
            <text:p>-1.61382</text:p>
          </table:table-cell>
          <table:table-cell office:value-type="float" office:value="-1.52135" calcext:value-type="float">
            <text:p>-1.52135</text:p>
          </table:table-cell>
          <table:table-cell office:value-type="float" office:value="-1.42582" calcext:value-type="float">
            <text:p>-1.42582</text:p>
          </table:table-cell>
          <table:table-cell office:value-type="float" office:value="-1.33244" calcext:value-type="float">
            <text:p>-1.33244</text:p>
          </table:table-cell>
          <table:table-cell office:value-type="float" office:value="-1.23814" calcext:value-type="float">
            <text:p>-1.23814</text:p>
          </table:table-cell>
          <table:table-cell office:value-type="float" office:value="-1.15848" calcext:value-type="float">
            <text:p>-1.15848</text:p>
          </table:table-cell>
          <table:table-cell office:value-type="float" office:value="-1.0663199" calcext:value-type="float">
            <text:p>-1.0663199</text:p>
          </table:table-cell>
        </table:table-row>
        <table:table-row table:style-name="ro1">
          <table:table-cell office:value-type="float" office:value="-2.4646699" calcext:value-type="float">
            <text:p>-2.4646699</text:p>
          </table:table-cell>
          <table:table-cell office:value-type="float" office:value="-2.3178799" calcext:value-type="float">
            <text:p>-2.3178799</text:p>
          </table:table-cell>
          <table:table-cell office:value-type="float" office:value="-2.2132001" calcext:value-type="float">
            <text:p>-2.2132001</text:p>
          </table:table-cell>
          <table:table-cell office:value-type="float" office:value="-2.10395" calcext:value-type="float">
            <text:p>-2.10395</text:p>
          </table:table-cell>
          <table:table-cell office:value-type="float" office:value="-2.0072" calcext:value-type="float">
            <text:p>-2.0072</text:p>
          </table:table-cell>
          <table:table-cell office:value-type="float" office:value="-1.90741" calcext:value-type="float">
            <text:p>-1.90741</text:p>
          </table:table-cell>
          <table:table-cell office:value-type="float" office:value="-1.81738" calcext:value-type="float">
            <text:p>-1.81738</text:p>
          </table:table-cell>
          <table:table-cell office:value-type="float" office:value="-1.71697" calcext:value-type="float">
            <text:p>-1.71697</text:p>
          </table:table-cell>
          <table:table-cell office:value-type="float" office:value="-1.61321" calcext:value-type="float">
            <text:p>-1.61321</text:p>
          </table:table-cell>
          <table:table-cell office:value-type="float" office:value="-1.52074" calcext:value-type="float">
            <text:p>-1.52074</text:p>
          </table:table-cell>
          <table:table-cell office:value-type="float" office:value="-1.42521" calcext:value-type="float">
            <text:p>-1.42521</text:p>
          </table:table-cell>
          <table:table-cell office:value-type="float" office:value="-1.33183" calcext:value-type="float">
            <text:p>-1.33183</text:p>
          </table:table-cell>
          <table:table-cell office:value-type="float" office:value="-1.23753" calcext:value-type="float">
            <text:p>-1.23753</text:p>
          </table:table-cell>
          <table:table-cell office:value-type="float" office:value="-1.1578701" calcext:value-type="float">
            <text:p>-1.1578701</text:p>
          </table:table-cell>
          <table:table-cell office:value-type="float" office:value="-1.0654" calcext:value-type="float">
            <text:p>-1.0654</text:p>
          </table:table-cell>
        </table:table-row>
        <table:table-row table:style-name="ro1">
          <table:table-cell office:value-type="float" office:value="-2.4637599" calcext:value-type="float">
            <text:p>-2.4637599</text:p>
          </table:table-cell>
          <table:table-cell office:value-type="float" office:value="-2.3169701" calcext:value-type="float">
            <text:p>-2.3169701</text:p>
          </table:table-cell>
          <table:table-cell office:value-type="float" office:value="-2.21259" calcext:value-type="float">
            <text:p>-2.21259</text:p>
          </table:table-cell>
          <table:table-cell office:value-type="float" office:value="-2.1033399" calcext:value-type="float">
            <text:p>-2.1033399</text:p>
          </table:table-cell>
          <table:table-cell office:value-type="float" office:value="-2.0065899" calcext:value-type="float">
            <text:p>-2.0065899</text:p>
          </table:table-cell>
          <table:table-cell office:value-type="float" office:value="-1.9068" calcext:value-type="float">
            <text:p>-1.9068</text:p>
          </table:table-cell>
          <table:table-cell office:value-type="float" office:value="-1.81677" calcext:value-type="float">
            <text:p>-1.81677</text:p>
          </table:table-cell>
          <table:table-cell office:value-type="float" office:value="-1.71606" calcext:value-type="float">
            <text:p>-1.71606</text:p>
          </table:table-cell>
          <table:table-cell office:value-type="float" office:value="-1.6126" calcext:value-type="float">
            <text:p>-1.6126</text:p>
          </table:table-cell>
          <table:table-cell office:value-type="float" office:value="-1.51982" calcext:value-type="float">
            <text:p>-1.51982</text:p>
          </table:table-cell>
          <table:table-cell office:value-type="float" office:value="-1.4246" calcext:value-type="float">
            <text:p>-1.4246</text:p>
          </table:table-cell>
          <table:table-cell office:value-type="float" office:value="-1.33122" calcext:value-type="float">
            <text:p>-1.33122</text:p>
          </table:table-cell>
          <table:table-cell office:value-type="float" office:value="-1.23692" calcext:value-type="float">
            <text:p>-1.23692</text:p>
          </table:table-cell>
          <table:table-cell office:value-type="float" office:value="-1.1572599" calcext:value-type="float">
            <text:p>-1.1572599</text:p>
          </table:table-cell>
          <table:table-cell office:value-type="float" office:value="-1.06479" calcext:value-type="float">
            <text:p>-1.06479</text:p>
          </table:table-cell>
        </table:table-row>
        <table:table-row table:style-name="ro1">
          <table:table-cell office:value-type="float" office:value="-2.4628401" calcext:value-type="float">
            <text:p>-2.4628401</text:p>
          </table:table-cell>
          <table:table-cell office:value-type="float" office:value="-2.31635" calcext:value-type="float">
            <text:p>-2.31635</text:p>
          </table:table-cell>
          <table:table-cell office:value-type="float" office:value="-2.2119801" calcext:value-type="float">
            <text:p>-2.2119801</text:p>
          </table:table-cell>
          <table:table-cell office:value-type="float" office:value="-2.10273" calcext:value-type="float">
            <text:p>-2.10273</text:p>
          </table:table-cell>
          <table:table-cell office:value-type="float" office:value="-2.00598" calcext:value-type="float">
            <text:p>-2.00598</text:p>
          </table:table-cell>
          <table:table-cell office:value-type="float" office:value="-1.90619" calcext:value-type="float">
            <text:p>-1.90619</text:p>
          </table:table-cell>
          <table:table-cell office:value-type="float" office:value="-1.81616" calcext:value-type="float">
            <text:p>-1.81616</text:p>
          </table:table-cell>
          <table:table-cell office:value-type="float" office:value="-1.71545" calcext:value-type="float">
            <text:p>-1.71545</text:p>
          </table:table-cell>
          <table:table-cell office:value-type="float" office:value="-1.61199" calcext:value-type="float">
            <text:p>-1.61199</text:p>
          </table:table-cell>
          <table:table-cell office:value-type="float" office:value="-1.51921" calcext:value-type="float">
            <text:p>-1.51921</text:p>
          </table:table-cell>
          <table:table-cell office:value-type="float" office:value="-1.42399" calcext:value-type="float">
            <text:p>-1.42399</text:p>
          </table:table-cell>
          <table:table-cell office:value-type="float" office:value="-1.3303" calcext:value-type="float">
            <text:p>-1.3303</text:p>
          </table:table-cell>
          <table:table-cell office:value-type="float" office:value="-1.2363" calcext:value-type="float">
            <text:p>-1.2363</text:p>
          </table:table-cell>
          <table:table-cell office:value-type="float" office:value="-1.1566499" calcext:value-type="float">
            <text:p>-1.1566499</text:p>
          </table:table-cell>
          <table:table-cell office:value-type="float" office:value="-1.06418" calcext:value-type="float">
            <text:p>-1.06418</text:p>
          </table:table-cell>
        </table:table-row>
        <table:table-row table:style-name="ro1">
          <table:table-cell office:value-type="float" office:value="-2.46193" calcext:value-type="float">
            <text:p>-2.46193</text:p>
          </table:table-cell>
          <table:table-cell office:value-type="float" office:value="-2.3157401" calcext:value-type="float">
            <text:p>-2.3157401</text:p>
          </table:table-cell>
          <table:table-cell office:value-type="float" office:value="-2.21137" calcext:value-type="float">
            <text:p>-2.21137</text:p>
          </table:table-cell>
          <table:table-cell office:value-type="float" office:value="-2.1021099" calcext:value-type="float">
            <text:p>-2.1021099</text:p>
          </table:table-cell>
          <table:table-cell office:value-type="float" office:value="-2.0053699" calcext:value-type="float">
            <text:p>-2.0053699</text:p>
          </table:table-cell>
          <table:table-cell office:value-type="float" office:value="-1.90558" calcext:value-type="float">
            <text:p>-1.90558</text:p>
          </table:table-cell>
          <table:table-cell office:value-type="float" office:value="-1.81555" calcext:value-type="float">
            <text:p>-1.81555</text:p>
          </table:table-cell>
          <table:table-cell office:value-type="float" office:value="-1.7148401" calcext:value-type="float">
            <text:p>-1.7148401</text:p>
          </table:table-cell>
          <table:table-cell office:value-type="float" office:value="-1.61168" calcext:value-type="float">
            <text:p>-1.61168</text:p>
          </table:table-cell>
          <table:table-cell office:value-type="float" office:value="-1.5186" calcext:value-type="float">
            <text:p>-1.5186</text:p>
          </table:table-cell>
          <table:table-cell office:value-type="float" office:value="-1.42338" calcext:value-type="float">
            <text:p>-1.42338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3569" calcext:value-type="float">
            <text:p>-1.23569</text:p>
          </table:table-cell>
          <table:table-cell office:value-type="float" office:value="-1.15543" calcext:value-type="float">
            <text:p>-1.15543</text:p>
          </table:table-cell>
          <table:table-cell office:value-type="float" office:value="-1.06326" calcext:value-type="float">
            <text:p>-1.06326</text:p>
          </table:table-cell>
        </table:table-row>
        <table:table-row table:style-name="ro1">
          <table:table-cell office:value-type="float" office:value="-2.4613199" calcext:value-type="float">
            <text:p>-2.4613199</text:p>
          </table:table-cell>
          <table:table-cell office:value-type="float" office:value="-2.3148301" calcext:value-type="float">
            <text:p>-2.3148301</text:p>
          </table:table-cell>
          <table:table-cell office:value-type="float" office:value="-2.2107601" calcext:value-type="float">
            <text:p>-2.2107601</text:p>
          </table:table-cell>
          <table:table-cell office:value-type="float" office:value="-2.1015" calcext:value-type="float">
            <text:p>-2.1015</text:p>
          </table:table-cell>
          <table:table-cell office:value-type="float" office:value="-2.00476" calcext:value-type="float">
            <text:p>-2.00476</text:p>
          </table:table-cell>
          <table:table-cell office:value-type="float" office:value="-1.90497" calcext:value-type="float">
            <text:p>-1.90497</text:p>
          </table:table-cell>
          <table:table-cell office:value-type="float" office:value="-1.81494" calcext:value-type="float">
            <text:p>-1.81494</text:p>
          </table:table-cell>
          <table:table-cell office:value-type="float" office:value="-1.71422" calcext:value-type="float">
            <text:p>-1.71422</text:p>
          </table:table-cell>
          <table:table-cell office:value-type="float" office:value="-1.61107" calcext:value-type="float">
            <text:p>-1.61107</text:p>
          </table:table-cell>
          <table:table-cell office:value-type="float" office:value="-1.5176899" calcext:value-type="float">
            <text:p>-1.5176899</text:p>
          </table:table-cell>
          <table:table-cell office:value-type="float" office:value="-1.42277" calcext:value-type="float">
            <text:p>-1.42277</text:p>
          </table:table-cell>
          <table:table-cell office:value-type="float" office:value="-1.32908" calcext:value-type="float">
            <text:p>-1.32908</text:p>
          </table:table-cell>
          <table:table-cell office:value-type="float" office:value="-1.23508" calcext:value-type="float">
            <text:p>-1.23508</text:p>
          </table:table-cell>
          <table:table-cell office:value-type="float" office:value="-1.15482" calcext:value-type="float">
            <text:p>-1.15482</text:p>
          </table:table-cell>
          <table:table-cell office:value-type="float" office:value="-1.06265" calcext:value-type="float">
            <text:p>-1.06265</text:p>
          </table:table-cell>
        </table:table-row>
        <table:table-row table:style-name="ro1">
          <table:table-cell office:value-type="float" office:value="-2.46071" calcext:value-type="float">
            <text:p>-2.46071</text:p>
          </table:table-cell>
          <table:table-cell office:value-type="float" office:value="-2.31422" calcext:value-type="float">
            <text:p>-2.31422</text:p>
          </table:table-cell>
          <table:table-cell office:value-type="float" office:value="-2.21015" calcext:value-type="float">
            <text:p>-2.21015</text:p>
          </table:table-cell>
          <table:table-cell office:value-type="float" office:value="-2.1008899" calcext:value-type="float">
            <text:p>-2.1008899</text:p>
          </table:table-cell>
          <table:table-cell office:value-type="float" office:value="-2.0041499" calcext:value-type="float">
            <text:p>-2.0041499</text:p>
          </table:table-cell>
          <table:table-cell office:value-type="float" office:value="-1.9043601" calcext:value-type="float">
            <text:p>-1.9043601</text:p>
          </table:table-cell>
          <table:table-cell office:value-type="float" office:value="-1.81433" calcext:value-type="float">
            <text:p>-1.81433</text:p>
          </table:table-cell>
          <table:table-cell office:value-type="float" office:value="-1.7136101" calcext:value-type="float">
            <text:p>-1.7136101</text:p>
          </table:table-cell>
          <table:table-cell office:value-type="float" office:value="-1.61046" calcext:value-type="float">
            <text:p>-1.61046</text:p>
          </table:table-cell>
          <table:table-cell office:value-type="float" office:value="-1.5170799" calcext:value-type="float">
            <text:p>-1.5170799</text:p>
          </table:table-cell>
          <table:table-cell office:value-type="float" office:value="-1.42216" calcext:value-type="float">
            <text:p>-1.42216</text:p>
          </table:table-cell>
          <table:table-cell office:value-type="float" office:value="-1.32847" calcext:value-type="float">
            <text:p>-1.32847</text:p>
          </table:table-cell>
          <table:table-cell office:value-type="float" office:value="-1.23447" calcext:value-type="float">
            <text:p>-1.23447</text:p>
          </table:table-cell>
          <table:table-cell office:value-type="float" office:value="-1.15421" calcext:value-type="float">
            <text:p>-1.15421</text:p>
          </table:table-cell>
          <table:table-cell office:value-type="float" office:value="-1.06204" calcext:value-type="float">
            <text:p>-1.06204</text:p>
          </table:table-cell>
        </table:table-row>
        <table:table-row table:style-name="ro1">
          <table:table-cell office:value-type="float" office:value="-2.4604001" calcext:value-type="float">
            <text:p>-2.4604001</text:p>
          </table:table-cell>
          <table:table-cell office:value-type="float" office:value="-2.3136101" calcext:value-type="float">
            <text:p>-2.3136101</text:p>
          </table:table-cell>
          <table:table-cell office:value-type="float" office:value="-2.2095399" calcext:value-type="float">
            <text:p>-2.2095399</text:p>
          </table:table-cell>
          <table:table-cell office:value-type="float" office:value="-2.10028" calcext:value-type="float">
            <text:p>-2.10028</text:p>
          </table:table-cell>
          <table:table-cell office:value-type="float" office:value="-2.00354" calcext:value-type="float">
            <text:p>-2.00354</text:p>
          </table:table-cell>
          <table:table-cell office:value-type="float" office:value="-1.90374" calcext:value-type="float">
            <text:p>-1.90374</text:p>
          </table:table-cell>
          <table:table-cell office:value-type="float" office:value="-1.81371" calcext:value-type="float">
            <text:p>-1.81371</text:p>
          </table:table-cell>
          <table:table-cell office:value-type="float" office:value="-1.7130001" calcext:value-type="float">
            <text:p>-1.7130001</text:p>
          </table:table-cell>
          <table:table-cell office:value-type="float" office:value="-1.60985" calcext:value-type="float">
            <text:p>-1.60985</text:p>
          </table:table-cell>
          <table:table-cell office:value-type="float" office:value="-1.5164599" calcext:value-type="float">
            <text:p>-1.5164599</text:p>
          </table:table-cell>
          <table:table-cell office:value-type="float" office:value="-1.42155" calcext:value-type="float">
            <text:p>-1.42155</text:p>
          </table:table-cell>
          <table:table-cell office:value-type="float" office:value="-1.32786" calcext:value-type="float">
            <text:p>-1.32786</text:p>
          </table:table-cell>
          <table:table-cell office:value-type="float" office:value="-1.23386" calcext:value-type="float">
            <text:p>-1.23386</text:p>
          </table:table-cell>
          <table:table-cell office:value-type="float" office:value="-1.1536" calcext:value-type="float">
            <text:p>-1.1536</text:p>
          </table:table-cell>
          <table:table-cell office:value-type="float" office:value="-1.06143" calcext:value-type="float">
            <text:p>-1.06143</text:p>
          </table:table-cell>
        </table:table-row>
        <table:table-row table:style-name="ro1">
          <table:table-cell office:value-type="float" office:value="-2.4594901" calcext:value-type="float">
            <text:p>-2.4594901</text:p>
          </table:table-cell>
          <table:table-cell office:value-type="float" office:value="-2.313" calcext:value-type="float">
            <text:p>-2.313</text:p>
          </table:table-cell>
          <table:table-cell office:value-type="float" office:value="-2.20893" calcext:value-type="float">
            <text:p>-2.20893</text:p>
          </table:table-cell>
          <table:table-cell office:value-type="float" office:value="-2.0996699" calcext:value-type="float">
            <text:p>-2.0996699</text:p>
          </table:table-cell>
          <table:table-cell office:value-type="float" office:value="-2.0029299" calcext:value-type="float">
            <text:p>-2.0029299</text:p>
          </table:table-cell>
          <table:table-cell office:value-type="float" office:value="-1.9031301" calcext:value-type="float">
            <text:p>-1.9031301</text:p>
          </table:table-cell>
          <table:table-cell office:value-type="float" office:value="-1.81341" calcext:value-type="float">
            <text:p>-1.81341</text:p>
          </table:table-cell>
          <table:table-cell office:value-type="float" office:value="-1.7123899" calcext:value-type="float">
            <text:p>-1.7123899</text:p>
          </table:table-cell>
          <table:table-cell office:value-type="float" office:value="-1.6092401" calcext:value-type="float">
            <text:p>-1.6092401</text:p>
          </table:table-cell>
          <table:table-cell office:value-type="float" office:value="-1.5158499" calcext:value-type="float">
            <text:p>-1.5158499</text:p>
          </table:table-cell>
          <table:table-cell office:value-type="float" office:value="-1.42064" calcext:value-type="float">
            <text:p>-1.42064</text:p>
          </table:table-cell>
          <table:table-cell office:value-type="float" office:value="-1.32725" calcext:value-type="float">
            <text:p>-1.32725</text:p>
          </table:table-cell>
          <table:table-cell office:value-type="float" office:value="-1.23325" calcext:value-type="float">
            <text:p>-1.23325</text:p>
          </table:table-cell>
          <table:table-cell office:value-type="float" office:value="-1.15299" calcext:value-type="float">
            <text:p>-1.15299</text:p>
          </table:table-cell>
          <table:table-cell office:value-type="float" office:value="-1.06082" calcext:value-type="float">
            <text:p>-1.06082</text:p>
          </table:table-cell>
        </table:table-row>
        <table:table-row table:style-name="ro1">
          <table:table-cell office:value-type="float" office:value="-2.4591801" calcext:value-type="float">
            <text:p>-2.4591801</text:p>
          </table:table-cell>
          <table:table-cell office:value-type="float" office:value="-2.3123901" calcext:value-type="float">
            <text:p>-2.3123901</text:p>
          </table:table-cell>
          <table:table-cell office:value-type="float" office:value="-2.2083199" calcext:value-type="float">
            <text:p>-2.2083199</text:p>
          </table:table-cell>
          <table:table-cell office:value-type="float" office:value="-2.0990601" calcext:value-type="float">
            <text:p>-2.0990601</text:p>
          </table:table-cell>
          <table:table-cell office:value-type="float" office:value="-2.0023201" calcext:value-type="float">
            <text:p>-2.0023201</text:p>
          </table:table-cell>
          <table:table-cell office:value-type="float" office:value="-1.9025199" calcext:value-type="float">
            <text:p>-1.9025199</text:p>
          </table:table-cell>
          <table:table-cell office:value-type="float" office:value="-1.8128" calcext:value-type="float">
            <text:p>-1.8128</text:p>
          </table:table-cell>
          <table:table-cell office:value-type="float" office:value="-1.71178" calcext:value-type="float">
            <text:p>-1.71178</text:p>
          </table:table-cell>
          <table:table-cell office:value-type="float" office:value="-1.60833" calcext:value-type="float">
            <text:p>-1.60833</text:p>
          </table:table-cell>
          <table:table-cell office:value-type="float" office:value="-1.51524" calcext:value-type="float">
            <text:p>-1.51524</text:p>
          </table:table-cell>
          <table:table-cell office:value-type="float" office:value="-1.42003" calcext:value-type="float">
            <text:p>-1.42003</text:p>
          </table:table-cell>
          <table:table-cell office:value-type="float" office:value="-1.32664" calcext:value-type="float">
            <text:p>-1.32664</text:p>
          </table:table-cell>
          <table:table-cell office:value-type="float" office:value="-1.23264" calcext:value-type="float">
            <text:p>-1.23264</text:p>
          </table:table-cell>
          <table:table-cell office:value-type="float" office:value="-1.15238" calcext:value-type="float">
            <text:p>-1.15238</text:p>
          </table:table-cell>
          <table:table-cell office:value-type="float" office:value="-1.06021" calcext:value-type="float">
            <text:p>-1.06021</text:p>
          </table:table-cell>
        </table:table-row>
        <table:table-row table:style-name="ro1">
          <table:table-cell office:value-type="float" office:value="-2.4582701" calcext:value-type="float">
            <text:p>-2.4582701</text:p>
          </table:table-cell>
          <table:table-cell office:value-type="float" office:value="-2.31178" calcext:value-type="float">
            <text:p>-2.31178</text:p>
          </table:table-cell>
          <table:table-cell office:value-type="float" office:value="-2.20771" calcext:value-type="float">
            <text:p>-2.20771</text:p>
          </table:table-cell>
          <table:table-cell office:value-type="float" office:value="-2.09815" calcext:value-type="float">
            <text:p>-2.09815</text:p>
          </table:table-cell>
          <table:table-cell office:value-type="float" office:value="-2.0017099" calcext:value-type="float">
            <text:p>-2.0017099</text:p>
          </table:table-cell>
          <table:table-cell office:value-type="float" office:value="-1.9019099" calcext:value-type="float">
            <text:p>-1.9019099</text:p>
          </table:table-cell>
          <table:table-cell office:value-type="float" office:value="-1.8121901" calcext:value-type="float">
            <text:p>-1.8121901</text:p>
          </table:table-cell>
          <table:table-cell office:value-type="float" office:value="-1.71117" calcext:value-type="float">
            <text:p>-1.71117</text:p>
          </table:table-cell>
          <table:table-cell office:value-type="float" office:value="-1.60772" calcext:value-type="float">
            <text:p>-1.60772</text:p>
          </table:table-cell>
          <table:table-cell office:value-type="float" office:value="-1.51463" calcext:value-type="float">
            <text:p>-1.51463</text:p>
          </table:table-cell>
          <table:table-cell office:value-type="float" office:value="-1.41942" calcext:value-type="float">
            <text:p>-1.41942</text:p>
          </table:table-cell>
          <table:table-cell office:value-type="float" office:value="-1.32603" calcext:value-type="float">
            <text:p>-1.32603</text:p>
          </table:table-cell>
          <table:table-cell office:value-type="float" office:value="-1.23173" calcext:value-type="float">
            <text:p>-1.23173</text:p>
          </table:table-cell>
          <table:table-cell office:value-type="float" office:value="-1.15177" calcext:value-type="float">
            <text:p>-1.15177</text:p>
          </table:table-cell>
          <table:table-cell office:value-type="float" office:value="-1.0596" calcext:value-type="float">
            <text:p>-1.0596</text:p>
          </table:table-cell>
        </table:table-row>
        <table:table-row table:style-name="ro1">
          <table:table-cell office:value-type="float" office:value="-2.45766" calcext:value-type="float">
            <text:p>-2.45766</text:p>
          </table:table-cell>
          <table:table-cell office:value-type="float" office:value="-2.3111701" calcext:value-type="float">
            <text:p>-2.3111701</text:p>
          </table:table-cell>
          <table:table-cell office:value-type="float" office:value="-2.2070999" calcext:value-type="float">
            <text:p>-2.2070999</text:p>
          </table:table-cell>
          <table:table-cell office:value-type="float" office:value="-2.0975399" calcext:value-type="float">
            <text:p>-2.0975399</text:p>
          </table:table-cell>
          <table:table-cell office:value-type="float" office:value="-2.0011001" calcext:value-type="float">
            <text:p>-2.0011001</text:p>
          </table:table-cell>
          <table:table-cell office:value-type="float" office:value="-1.9013" calcext:value-type="float">
            <text:p>-1.9013</text:p>
          </table:table-cell>
          <table:table-cell office:value-type="float" office:value="-1.8115799" calcext:value-type="float">
            <text:p>-1.8115799</text:p>
          </table:table-cell>
          <table:table-cell office:value-type="float" office:value="-1.71056" calcext:value-type="float">
            <text:p>-1.71056</text:p>
          </table:table-cell>
          <table:table-cell office:value-type="float" office:value="-1.60741" calcext:value-type="float">
            <text:p>-1.60741</text:p>
          </table:table-cell>
          <table:table-cell office:value-type="float" office:value="-1.51402" calcext:value-type="float">
            <text:p>-1.51402</text:p>
          </table:table-cell>
          <table:table-cell office:value-type="float" office:value="-1.41881" calcext:value-type="float">
            <text:p>-1.41881</text:p>
          </table:table-cell>
          <table:table-cell office:value-type="float" office:value="-1.32542" calcext:value-type="float">
            <text:p>-1.32542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5116" calcext:value-type="float">
            <text:p>-1.15116</text:p>
          </table:table-cell>
          <table:table-cell office:value-type="float" office:value="-1.05899" calcext:value-type="float">
            <text:p>-1.05899</text:p>
          </table:table-cell>
        </table:table-row>
        <table:table-row table:style-name="ro1">
          <table:table-cell office:value-type="float" office:value="-2.4570501" calcext:value-type="float">
            <text:p>-2.4570501</text:p>
          </table:table-cell>
          <table:table-cell office:value-type="float" office:value="-2.31025" calcext:value-type="float">
            <text:p>-2.31025</text:p>
          </table:table-cell>
          <table:table-cell office:value-type="float" office:value="-2.2061801" calcext:value-type="float">
            <text:p>-2.2061801</text:p>
          </table:table-cell>
          <table:table-cell office:value-type="float" office:value="-2.09693" calcext:value-type="float">
            <text:p>-2.09693</text:p>
          </table:table-cell>
          <table:table-cell office:value-type="float" office:value="-2.00049" calcext:value-type="float">
            <text:p>-2.00049</text:p>
          </table:table-cell>
          <table:table-cell office:value-type="float" office:value="-1.90039" calcext:value-type="float">
            <text:p>-1.90039</text:p>
          </table:table-cell>
          <table:table-cell office:value-type="float" office:value="-1.8109699" calcext:value-type="float">
            <text:p>-1.8109699</text:p>
          </table:table-cell>
          <table:table-cell office:value-type="float" office:value="-1.70995" calcext:value-type="float">
            <text:p>-1.70995</text:p>
          </table:table-cell>
          <table:table-cell office:value-type="float" office:value="-1.6068" calcext:value-type="float">
            <text:p>-1.6068</text:p>
          </table:table-cell>
          <table:table-cell office:value-type="float" office:value="-1.51341" calcext:value-type="float">
            <text:p>-1.51341</text:p>
          </table:table-cell>
          <table:table-cell office:value-type="float" office:value="-1.4182" calcext:value-type="float">
            <text:p>-1.4182</text:p>
          </table:table-cell>
          <table:table-cell office:value-type="float" office:value="-1.3245" calcext:value-type="float">
            <text:p>-1.3245</text:p>
          </table:table-cell>
          <table:table-cell office:value-type="float" office:value="-1.23051" calcext:value-type="float">
            <text:p>-1.23051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5838" calcext:value-type="float">
            <text:p>-1.05838</text:p>
          </table:table-cell>
        </table:table-row>
        <table:table-row table:style-name="ro1">
          <table:table-cell office:value-type="float" office:value="-2.45643" calcext:value-type="float">
            <text:p>-2.45643</text:p>
          </table:table-cell>
          <table:table-cell office:value-type="float" office:value="-2.3096399" calcext:value-type="float">
            <text:p>-2.3096399</text:p>
          </table:table-cell>
          <table:table-cell office:value-type="float" office:value="-2.20557" calcext:value-type="float">
            <text:p>-2.20557</text:p>
          </table:table-cell>
          <table:table-cell office:value-type="float" office:value="-2.0963199" calcext:value-type="float">
            <text:p>-2.0963199</text:p>
          </table:table-cell>
          <table:table-cell office:value-type="float" office:value="-1.99988" calcext:value-type="float">
            <text:p>-1.99988</text:p>
          </table:table-cell>
          <table:table-cell office:value-type="float" office:value="-1.89947" calcext:value-type="float">
            <text:p>-1.89947</text:p>
          </table:table-cell>
          <table:table-cell office:value-type="float" office:value="-1.81005" calcext:value-type="float">
            <text:p>-1.81005</text:p>
          </table:table-cell>
          <table:table-cell office:value-type="float" office:value="-1.70934" calcext:value-type="float">
            <text:p>-1.70934</text:p>
          </table:table-cell>
          <table:table-cell office:value-type="float" office:value="-1.60619" calcext:value-type="float">
            <text:p>-1.60619</text:p>
          </table:table-cell>
          <table:table-cell office:value-type="float" office:value="-1.5128" calcext:value-type="float">
            <text:p>-1.5128</text:p>
          </table:table-cell>
          <table:table-cell office:value-type="float" office:value="-1.41758" calcext:value-type="float">
            <text:p>-1.41758</text:p>
          </table:table-cell>
          <table:table-cell office:value-type="float" office:value="-1.32389" calcext:value-type="float">
            <text:p>-1.32389</text:p>
          </table:table-cell>
          <table:table-cell office:value-type="float" office:value="-1.2299" calcext:value-type="float">
            <text:p>-1.2299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05747" calcext:value-type="float">
            <text:p>-1.05747</text:p>
          </table:table-cell>
        </table:table-row>
        <table:table-row table:style-name="ro1">
          <table:table-cell office:value-type="float" office:value="-2.4558201" calcext:value-type="float">
            <text:p>-2.4558201</text:p>
          </table:table-cell>
          <table:table-cell office:value-type="float" office:value="-2.3090301" calcext:value-type="float">
            <text:p>-2.3090301</text:p>
          </table:table-cell>
          <table:table-cell office:value-type="float" office:value="-2.2049601" calcext:value-type="float">
            <text:p>-2.2049601</text:p>
          </table:table-cell>
          <table:table-cell office:value-type="float" office:value="-2.09571" calcext:value-type="float">
            <text:p>-2.09571</text:p>
          </table:table-cell>
          <table:table-cell office:value-type="float" office:value="-1.99927" calcext:value-type="float">
            <text:p>-1.99927</text:p>
          </table:table-cell>
          <table:table-cell office:value-type="float" office:value="-1.89856" calcext:value-type="float">
            <text:p>-1.89856</text:p>
          </table:table-cell>
          <table:table-cell office:value-type="float" office:value="-1.80975" calcext:value-type="float">
            <text:p>-1.80975</text:p>
          </table:table-cell>
          <table:table-cell office:value-type="float" office:value="-1.70873" calcext:value-type="float">
            <text:p>-1.70873</text:p>
          </table:table-cell>
          <table:table-cell office:value-type="float" office:value="-1.60558" calcext:value-type="float">
            <text:p>-1.60558</text:p>
          </table:table-cell>
          <table:table-cell office:value-type="float" office:value="-1.51219" calcext:value-type="float">
            <text:p>-1.51219</text:p>
          </table:table-cell>
          <table:table-cell office:value-type="float" office:value="-1.41697" calcext:value-type="float">
            <text:p>-1.41697</text:p>
          </table:table-cell>
          <table:table-cell office:value-type="float" office:value="-1.32328" calcext:value-type="float">
            <text:p>-1.32328</text:p>
          </table:table-cell>
          <table:table-cell office:value-type="float" office:value="-1.22929" calcext:value-type="float">
            <text:p>-1.22929</text:p>
          </table:table-cell>
          <table:table-cell office:value-type="float" office:value="-1.14933" calcext:value-type="float">
            <text:p>-1.14933</text:p>
          </table:table-cell>
          <table:table-cell office:value-type="float" office:value="-1.05686" calcext:value-type="float">
            <text:p>-1.05686</text:p>
          </table:table-cell>
        </table:table-row>
        <table:table-row table:style-name="ro1">
          <table:table-cell office:value-type="float" office:value="-2.4555199" calcext:value-type="float">
            <text:p>-2.4555199</text:p>
          </table:table-cell>
          <table:table-cell office:value-type="float" office:value="-2.3084199" calcext:value-type="float">
            <text:p>-2.3084199</text:p>
          </table:table-cell>
          <table:table-cell office:value-type="float" office:value="-2.20435" calcext:value-type="float">
            <text:p>-2.20435</text:p>
          </table:table-cell>
          <table:table-cell office:value-type="float" office:value="-2.0950999" calcext:value-type="float">
            <text:p>-2.0950999</text:p>
          </table:table-cell>
          <table:table-cell office:value-type="float" office:value="-1.99866" calcext:value-type="float">
            <text:p>-1.99866</text:p>
          </table:table-cell>
          <table:table-cell office:value-type="float" office:value="-1.8979501" calcext:value-type="float">
            <text:p>-1.8979501</text:p>
          </table:table-cell>
          <table:table-cell office:value-type="float" office:value="-1.80883" calcext:value-type="float">
            <text:p>-1.80883</text:p>
          </table:table-cell>
          <table:table-cell office:value-type="float" office:value="-1.70812" calcext:value-type="float">
            <text:p>-1.70812</text:p>
          </table:table-cell>
          <table:table-cell office:value-type="float" office:value="-1.60497" calcext:value-type="float">
            <text:p>-1.60497</text:p>
          </table:table-cell>
          <table:table-cell office:value-type="float" office:value="-1.51158" calcext:value-type="float">
            <text:p>-1.51158</text:p>
          </table:table-cell>
          <table:table-cell office:value-type="float" office:value="-1.41636" calcext:value-type="float">
            <text:p>-1.41636</text:p>
          </table:table-cell>
          <table:table-cell office:value-type="float" office:value="-1.32267" calcext:value-type="float">
            <text:p>-1.32267</text:p>
          </table:table-cell>
          <table:table-cell office:value-type="float" office:value="-1.22868" calcext:value-type="float">
            <text:p>-1.22868</text:p>
          </table:table-cell>
          <table:table-cell office:value-type="float" office:value="-1.14841" calcext:value-type="float">
            <text:p>-1.14841</text:p>
          </table:table-cell>
          <table:table-cell office:value-type="float" office:value="-1.05625" calcext:value-type="float">
            <text:p>-1.05625</text:p>
          </table:table-cell>
        </table:table-row>
        <table:table-row table:style-name="ro1">
          <table:table-cell office:value-type="float" office:value="-2.45491" calcext:value-type="float">
            <text:p>-2.45491</text:p>
          </table:table-cell>
          <table:table-cell office:value-type="float" office:value="-2.3078101" calcext:value-type="float">
            <text:p>-2.3078101</text:p>
          </table:table-cell>
          <table:table-cell office:value-type="float" office:value="-2.2037399" calcext:value-type="float">
            <text:p>-2.2037399</text:p>
          </table:table-cell>
          <table:table-cell office:value-type="float" office:value="-2.0944901" calcext:value-type="float">
            <text:p>-2.0944901</text:p>
          </table:table-cell>
          <table:table-cell office:value-type="float" office:value="-1.99805" calcext:value-type="float">
            <text:p>-1.99805</text:p>
          </table:table-cell>
          <table:table-cell office:value-type="float" office:value="-1.89703" calcext:value-type="float">
            <text:p>-1.89703</text:p>
          </table:table-cell>
          <table:table-cell office:value-type="float" office:value="-1.80792" calcext:value-type="float">
            <text:p>-1.80792</text:p>
          </table:table-cell>
          <table:table-cell office:value-type="float" office:value="-1.70751" calcext:value-type="float">
            <text:p>-1.70751</text:p>
          </table:table-cell>
          <table:table-cell office:value-type="float" office:value="-1.60436" calcext:value-type="float">
            <text:p>-1.60436</text:p>
          </table:table-cell>
          <table:table-cell office:value-type="float" office:value="-1.51097" calcext:value-type="float">
            <text:p>-1.51097</text:p>
          </table:table-cell>
          <table:table-cell office:value-type="float" office:value="-1.41575" calcext:value-type="float">
            <text:p>-1.41575</text:p>
          </table:table-cell>
          <table:table-cell office:value-type="float" office:value="-1.32206" calcext:value-type="float">
            <text:p>-1.32206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475" calcext:value-type="float">
            <text:p>-1.1475</text:p>
          </table:table-cell>
          <table:table-cell office:value-type="float" office:value="-1.05564" calcext:value-type="float">
            <text:p>-1.05564</text:p>
          </table:table-cell>
        </table:table-row>
        <table:table-row table:style-name="ro1">
          <table:table-cell office:value-type="float" office:value="-2.4542999" calcext:value-type="float">
            <text:p>-2.4542999</text:p>
          </table:table-cell>
          <table:table-cell office:value-type="float" office:value="-2.3072" calcext:value-type="float">
            <text:p>-2.3072</text:p>
          </table:table-cell>
          <table:table-cell office:value-type="float" office:value="-2.20313" calcext:value-type="float">
            <text:p>-2.20313</text:p>
          </table:table-cell>
          <table:table-cell office:value-type="float" office:value="-2.0938699" calcext:value-type="float">
            <text:p>-2.0938699</text:p>
          </table:table-cell>
          <table:table-cell office:value-type="float" office:value="-1.99744" calcext:value-type="float">
            <text:p>-1.99744</text:p>
          </table:table-cell>
          <table:table-cell office:value-type="float" office:value="-1.8961101" calcext:value-type="float">
            <text:p>-1.8961101</text:p>
          </table:table-cell>
          <table:table-cell office:value-type="float" office:value="-1.807" calcext:value-type="float">
            <text:p>-1.807</text:p>
          </table:table-cell>
          <table:table-cell office:value-type="float" office:value="-1.7069" calcext:value-type="float">
            <text:p>-1.7069</text:p>
          </table:table-cell>
          <table:table-cell office:value-type="float" office:value="-1.60344" calcext:value-type="float">
            <text:p>-1.60344</text:p>
          </table:table-cell>
          <table:table-cell office:value-type="float" office:value="-1.51036" calcext:value-type="float">
            <text:p>-1.51036</text:p>
          </table:table-cell>
          <table:table-cell office:value-type="float" office:value="-1.41514" calcext:value-type="float">
            <text:p>-1.41514</text:p>
          </table:table-cell>
          <table:table-cell office:value-type="float" office:value="-1.32145" calcext:value-type="float">
            <text:p>-1.32145</text:p>
          </table:table-cell>
          <table:table-cell office:value-type="float" office:value="-1.22745" calcext:value-type="float">
            <text:p>-1.22745</text:p>
          </table:table-cell>
          <table:table-cell office:value-type="float" office:value="-1.14689" calcext:value-type="float">
            <text:p>-1.14689</text:p>
          </table:table-cell>
          <table:table-cell office:value-type="float" office:value="-1.05502" calcext:value-type="float">
            <text:p>-1.05502</text:p>
          </table:table-cell>
        </table:table-row>
        <table:table-row table:style-name="ro1">
          <table:table-cell office:value-type="float" office:value="-2.4536901" calcext:value-type="float">
            <text:p>-2.4536901</text:p>
          </table:table-cell>
          <table:table-cell office:value-type="float" office:value="-2.3065901" calcext:value-type="float">
            <text:p>-2.3065901</text:p>
          </table:table-cell>
          <table:table-cell office:value-type="float" office:value="-2.2025199" calcext:value-type="float">
            <text:p>-2.2025199</text:p>
          </table:table-cell>
          <table:table-cell office:value-type="float" office:value="-2.09326" calcext:value-type="float">
            <text:p>-2.09326</text:p>
          </table:table-cell>
          <table:table-cell office:value-type="float" office:value="-1.99683" calcext:value-type="float">
            <text:p>-1.99683</text:p>
          </table:table-cell>
          <table:table-cell office:value-type="float" office:value="-1.8954999" calcext:value-type="float">
            <text:p>-1.8954999</text:p>
          </table:table-cell>
          <table:table-cell office:value-type="float" office:value="-1.8057801" calcext:value-type="float">
            <text:p>-1.8057801</text:p>
          </table:table-cell>
          <table:table-cell office:value-type="float" office:value="-1.70629" calcext:value-type="float">
            <text:p>-1.70629</text:p>
          </table:table-cell>
          <table:table-cell office:value-type="float" office:value="-1.6028301" calcext:value-type="float">
            <text:p>-1.6028301</text:p>
          </table:table-cell>
          <table:table-cell office:value-type="float" office:value="-1.50975" calcext:value-type="float">
            <text:p>-1.50975</text:p>
          </table:table-cell>
          <table:table-cell office:value-type="float" office:value="-1.41453" calcext:value-type="float">
            <text:p>-1.41453</text:p>
          </table:table-cell>
          <table:table-cell office:value-type="float" office:value="-1.32084" calcext:value-type="float">
            <text:p>-1.32084</text:p>
          </table:table-cell>
          <table:table-cell office:value-type="float" office:value="-1.22684" calcext:value-type="float">
            <text:p>-1.22684</text:p>
          </table:table-cell>
          <table:table-cell office:value-type="float" office:value="-1.1462801" calcext:value-type="float">
            <text:p>-1.1462801</text:p>
          </table:table-cell>
          <table:table-cell office:value-type="float" office:value="-1.05441" calcext:value-type="float">
            <text:p>-1.05441</text:p>
          </table:table-cell>
        </table:table-row>
        <table:table-row table:style-name="ro1">
          <table:table-cell office:value-type="float" office:value="-2.4530799" calcext:value-type="float">
            <text:p>-2.4530799</text:p>
          </table:table-cell>
          <table:table-cell office:value-type="float" office:value="-2.30598" calcext:value-type="float">
            <text:p>-2.30598</text:p>
          </table:table-cell>
          <table:table-cell office:value-type="float" office:value="-2.20191" calcext:value-type="float">
            <text:p>-2.20191</text:p>
          </table:table-cell>
          <table:table-cell office:value-type="float" office:value="-2.0926499" calcext:value-type="float">
            <text:p>-2.0926499</text:p>
          </table:table-cell>
          <table:table-cell office:value-type="float" office:value="-1.99622" calcext:value-type="float">
            <text:p>-1.99622</text:p>
          </table:table-cell>
          <table:table-cell office:value-type="float" office:value="-1.89489" calcext:value-type="float">
            <text:p>-1.89489</text:p>
          </table:table-cell>
          <table:table-cell office:value-type="float" office:value="-1.80548" calcext:value-type="float">
            <text:p>-1.80548</text:p>
          </table:table-cell>
          <table:table-cell office:value-type="float" office:value="-1.70568" calcext:value-type="float">
            <text:p>-1.70568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-1.50914" calcext:value-type="float">
            <text:p>-1.50914</text:p>
          </table:table-cell>
          <table:table-cell office:value-type="float" office:value="-1.41392" calcext:value-type="float">
            <text:p>-1.41392</text:p>
          </table:table-cell>
          <table:table-cell office:value-type="float" office:value="-1.32023" calcext:value-type="float">
            <text:p>-1.32023</text:p>
          </table:table-cell>
          <table:table-cell office:value-type="float" office:value="-1.22623" calcext:value-type="float">
            <text:p>-1.22623</text:p>
          </table:table-cell>
          <table:table-cell office:value-type="float" office:value="-1.14566" calcext:value-type="float">
            <text:p>-1.14566</text:p>
          </table:table-cell>
          <table:table-cell office:value-type="float" office:value="-1.0538" calcext:value-type="float">
            <text:p>-1.0538</text:p>
          </table:table-cell>
        </table:table-row>
        <table:table-row table:style-name="ro1">
          <table:table-cell office:value-type="float" office:value="-2.4524701" calcext:value-type="float">
            <text:p>-2.4524701</text:p>
          </table:table-cell>
          <table:table-cell office:value-type="float" office:value="-2.3053701" calcext:value-type="float">
            <text:p>-2.3053701</text:p>
          </table:table-cell>
          <table:table-cell office:value-type="float" office:value="-2.2012999" calcext:value-type="float">
            <text:p>-2.2012999</text:p>
          </table:table-cell>
          <table:table-cell office:value-type="float" office:value="-2.0920401" calcext:value-type="float">
            <text:p>-2.0920401</text:p>
          </table:table-cell>
          <table:table-cell office:value-type="float" office:value="-1.99561" calcext:value-type="float">
            <text:p>-1.99561</text:p>
          </table:table-cell>
          <table:table-cell office:value-type="float" office:value="-1.89428" calcext:value-type="float">
            <text:p>-1.89428</text:p>
          </table:table-cell>
          <table:table-cell office:value-type="float" office:value="-1.80486" calcext:value-type="float">
            <text:p>-1.80486</text:p>
          </table:table-cell>
          <table:table-cell office:value-type="float" office:value="-1.70507" calcext:value-type="float">
            <text:p>-1.70507</text:p>
          </table:table-cell>
          <table:table-cell office:value-type="float" office:value="-1.601" calcext:value-type="float">
            <text:p>-1.601</text:p>
          </table:table-cell>
          <table:table-cell office:value-type="float" office:value="-1.50853" calcext:value-type="float">
            <text:p>-1.50853</text:p>
          </table:table-cell>
          <table:table-cell office:value-type="float" office:value="-1.4133101" calcext:value-type="float">
            <text:p>-1.4133101</text:p>
          </table:table-cell>
          <table:table-cell office:value-type="float" office:value="-1.31962" calcext:value-type="float">
            <text:p>-1.31962</text:p>
          </table:table-cell>
          <table:table-cell office:value-type="float" office:value="-1.22562" calcext:value-type="float">
            <text:p>-1.22562</text:p>
          </table:table-cell>
          <table:table-cell office:value-type="float" office:value="-1.14475" calcext:value-type="float">
            <text:p>-1.14475</text:p>
          </table:table-cell>
          <table:table-cell office:value-type="float" office:value="-1.05319" calcext:value-type="float">
            <text:p>-1.05319</text:p>
          </table:table-cell>
        </table:table-row>
        <table:table-row table:style-name="ro1">
          <table:table-cell office:value-type="float" office:value="-2.45186" calcext:value-type="float">
            <text:p>-2.45186</text:p>
          </table:table-cell>
          <table:table-cell office:value-type="float" office:value="-2.30476" calcext:value-type="float">
            <text:p>-2.30476</text:p>
          </table:table-cell>
          <table:table-cell office:value-type="float" office:value="-2.20069" calcext:value-type="float">
            <text:p>-2.20069</text:p>
          </table:table-cell>
          <table:table-cell office:value-type="float" office:value="-2.0914299" calcext:value-type="float">
            <text:p>-2.0914299</text:p>
          </table:table-cell>
          <table:table-cell office:value-type="float" office:value="-1.995" calcext:value-type="float">
            <text:p>-1.995</text:p>
          </table:table-cell>
          <table:table-cell office:value-type="float" office:value="-1.89367" calcext:value-type="float">
            <text:p>-1.89367</text:p>
          </table:table-cell>
          <table:table-cell office:value-type="float" office:value="-1.80425" calcext:value-type="float">
            <text:p>-1.80425</text:p>
          </table:table-cell>
          <table:table-cell office:value-type="float" office:value="-1.70446" calcext:value-type="float">
            <text:p>-1.70446</text:p>
          </table:table-cell>
          <table:table-cell office:value-type="float" office:value="-1.60039" calcext:value-type="float">
            <text:p>-1.60039</text:p>
          </table:table-cell>
          <table:table-cell office:value-type="float" office:value="-1.50792" calcext:value-type="float">
            <text:p>-1.50792</text:p>
          </table:table-cell>
          <table:table-cell office:value-type="float" office:value="-1.4127001" calcext:value-type="float">
            <text:p>-1.4127001</text:p>
          </table:table-cell>
          <table:table-cell office:value-type="float" office:value="-1.31901" calcext:value-type="float">
            <text:p>-1.31901</text:p>
          </table:table-cell>
          <table:table-cell office:value-type="float" office:value="-1.22501" calcext:value-type="float">
            <text:p>-1.22501</text:p>
          </table:table-cell>
          <table:table-cell office:value-type="float" office:value="-1.14414" calcext:value-type="float">
            <text:p>-1.14414</text:p>
          </table:table-cell>
          <table:table-cell office:value-type="float" office:value="-1.05258" calcext:value-type="float">
            <text:p>-1.05258</text:p>
          </table:table-cell>
        </table:table-row>
        <table:table-row table:style-name="ro1">
          <table:table-cell office:value-type="float" office:value="-2.4509399" calcext:value-type="float">
            <text:p>-2.4509399</text:p>
          </table:table-cell>
          <table:table-cell office:value-type="float" office:value="-2.3041501" calcext:value-type="float">
            <text:p>-2.3041501</text:p>
          </table:table-cell>
          <table:table-cell office:value-type="float" office:value="-2.2000799" calcext:value-type="float">
            <text:p>-2.2000799</text:p>
          </table:table-cell>
          <table:table-cell office:value-type="float" office:value="-2.0905199" calcext:value-type="float">
            <text:p>-2.0905199</text:p>
          </table:table-cell>
          <table:table-cell office:value-type="float" office:value="-1.9940799" calcext:value-type="float">
            <text:p>-1.9940799</text:p>
          </table:table-cell>
          <table:table-cell office:value-type="float" office:value="-1.89306" calcext:value-type="float">
            <text:p>-1.89306</text:p>
          </table:table-cell>
          <table:table-cell office:value-type="float" office:value="-1.80334" calcext:value-type="float">
            <text:p>-1.80334</text:p>
          </table:table-cell>
          <table:table-cell office:value-type="float" office:value="-1.70385" calcext:value-type="float">
            <text:p>-1.70385</text:p>
          </table:table-cell>
          <table:table-cell office:value-type="float" office:value="-1.59978" calcext:value-type="float">
            <text:p>-1.59978</text:p>
          </table:table-cell>
          <table:table-cell office:value-type="float" office:value="-1.50731" calcext:value-type="float">
            <text:p>-1.50731</text:p>
          </table:table-cell>
          <table:table-cell office:value-type="float" office:value="-1.4120899" calcext:value-type="float">
            <text:p>-1.4120899</text:p>
          </table:table-cell>
          <table:table-cell office:value-type="float" office:value="-1.3184" calcext:value-type="float">
            <text:p>-1.3184</text:p>
          </table:table-cell>
          <table:table-cell office:value-type="float" office:value="-1.2244" calcext:value-type="float">
            <text:p>-1.2244</text:p>
          </table:table-cell>
          <table:table-cell office:value-type="float" office:value="-1.14353" calcext:value-type="float">
            <text:p>-1.14353</text:p>
          </table:table-cell>
          <table:table-cell office:value-type="float" office:value="-1.05197" calcext:value-type="float">
            <text:p>-1.05197</text:p>
          </table:table-cell>
        </table:table-row>
        <table:table-row table:style-name="ro1">
          <table:table-cell office:value-type="float" office:value="-2.45033" calcext:value-type="float">
            <text:p>-2.45033</text:p>
          </table:table-cell>
          <table:table-cell office:value-type="float" office:value="-2.30354" calcext:value-type="float">
            <text:p>-2.30354</text:p>
          </table:table-cell>
          <table:table-cell office:value-type="float" office:value="-2.19947" calcext:value-type="float">
            <text:p>-2.19947</text:p>
          </table:table-cell>
          <table:table-cell office:value-type="float" office:value="-2.08991" calcext:value-type="float">
            <text:p>-2.08991</text:p>
          </table:table-cell>
          <table:table-cell office:value-type="float" office:value="-1.99347" calcext:value-type="float">
            <text:p>-1.99347</text:p>
          </table:table-cell>
          <table:table-cell office:value-type="float" office:value="-1.89245" calcext:value-type="float">
            <text:p>-1.89245</text:p>
          </table:table-cell>
          <table:table-cell office:value-type="float" office:value="-1.80273" calcext:value-type="float">
            <text:p>-1.80273</text:p>
          </table:table-cell>
          <table:table-cell office:value-type="float" office:value="-1.70324" calcext:value-type="float">
            <text:p>-1.70324</text:p>
          </table:table-cell>
          <table:table-cell office:value-type="float" office:value="-1.59917" calcext:value-type="float">
            <text:p>-1.59917</text:p>
          </table:table-cell>
          <table:table-cell office:value-type="float" office:value="-1.5067" calcext:value-type="float">
            <text:p>-1.5067</text:p>
          </table:table-cell>
          <table:table-cell office:value-type="float" office:value="-1.4114799" calcext:value-type="float">
            <text:p>-1.4114799</text:p>
          </table:table-cell>
          <table:table-cell office:value-type="float" office:value="-1.31748" calcext:value-type="float">
            <text:p>-1.31748</text:p>
          </table:table-cell>
          <table:table-cell office:value-type="float" office:value="-1.22379" calcext:value-type="float">
            <text:p>-1.22379</text:p>
          </table:table-cell>
          <table:table-cell office:value-type="float" office:value="-1.14292" calcext:value-type="float">
            <text:p>-1.14292</text:p>
          </table:table-cell>
          <table:table-cell office:value-type="float" office:value="-1.05136" calcext:value-type="float">
            <text:p>-1.05136</text:p>
          </table:table-cell>
        </table:table-row>
        <table:table-row table:style-name="ro1">
          <table:table-cell office:value-type="float" office:value="-2.44942" calcext:value-type="float">
            <text:p>-2.44942</text:p>
          </table:table-cell>
          <table:table-cell office:value-type="float" office:value="-2.3029301" calcext:value-type="float">
            <text:p>-2.3029301</text:p>
          </table:table-cell>
          <table:table-cell office:value-type="float" office:value="-2.1988599" calcext:value-type="float">
            <text:p>-2.1988599</text:p>
          </table:table-cell>
          <table:table-cell office:value-type="float" office:value="-2.0892999" calcext:value-type="float">
            <text:p>-2.0892999</text:p>
          </table:table-cell>
          <table:table-cell office:value-type="float" office:value="-1.99286" calcext:value-type="float">
            <text:p>-1.99286</text:p>
          </table:table-cell>
          <table:table-cell office:value-type="float" office:value="-1.89184" calcext:value-type="float">
            <text:p>-1.89184</text:p>
          </table:table-cell>
          <table:table-cell office:value-type="float" office:value="-1.80212" calcext:value-type="float">
            <text:p>-1.80212</text:p>
          </table:table-cell>
          <table:table-cell office:value-type="float" office:value="-1.70232" calcext:value-type="float">
            <text:p>-1.70232</text:p>
          </table:table-cell>
          <table:table-cell office:value-type="float" office:value="-1.59856" calcext:value-type="float">
            <text:p>-1.59856</text:p>
          </table:table-cell>
          <table:table-cell office:value-type="float" office:value="-1.50609" calcext:value-type="float">
            <text:p>-1.50609</text:p>
          </table:table-cell>
          <table:table-cell office:value-type="float" office:value="-1.41087" calcext:value-type="float">
            <text:p>-1.41087</text:p>
          </table:table-cell>
          <table:table-cell office:value-type="float" office:value="-1.31657" calcext:value-type="float">
            <text:p>-1.31657</text:p>
          </table:table-cell>
          <table:table-cell office:value-type="float" office:value="-1.2231801" calcext:value-type="float">
            <text:p>-1.2231801</text:p>
          </table:table-cell>
          <table:table-cell office:value-type="float" office:value="-1.14231" calcext:value-type="float">
            <text:p>-1.14231</text:p>
          </table:table-cell>
          <table:table-cell office:value-type="float" office:value="-1.05075" calcext:value-type="float">
            <text:p>-1.05075</text:p>
          </table:table-cell>
        </table:table-row>
        <table:table-row table:style-name="ro1">
          <table:table-cell office:value-type="float" office:value="-2.4488101" calcext:value-type="float">
            <text:p>-2.4488101</text:p>
          </table:table-cell>
          <table:table-cell office:value-type="float" office:value="-2.30232" calcext:value-type="float">
            <text:p>-2.30232</text:p>
          </table:table-cell>
          <table:table-cell office:value-type="float" office:value="-2.1982501" calcext:value-type="float">
            <text:p>-2.1982501</text:p>
          </table:table-cell>
          <table:table-cell office:value-type="float" office:value="-2.08869" calcext:value-type="float">
            <text:p>-2.08869</text:p>
          </table:table-cell>
          <table:table-cell office:value-type="float" office:value="-1.99225" calcext:value-type="float">
            <text:p>-1.99225</text:p>
          </table:table-cell>
          <table:table-cell office:value-type="float" office:value="-1.89123" calcext:value-type="float">
            <text:p>-1.89123</text:p>
          </table:table-cell>
          <table:table-cell office:value-type="float" office:value="-1.8012" calcext:value-type="float">
            <text:p>-1.8012</text:p>
          </table:table-cell>
          <table:table-cell office:value-type="float" office:value="-1.70171" calcext:value-type="float">
            <text:p>-1.70171</text:p>
          </table:table-cell>
          <table:table-cell office:value-type="float" office:value="-1.59795" calcext:value-type="float">
            <text:p>-1.59795</text:p>
          </table:table-cell>
          <table:table-cell office:value-type="float" office:value="-1.5054801" calcext:value-type="float">
            <text:p>-1.5054801</text:p>
          </table:table-cell>
          <table:table-cell office:value-type="float" office:value="-1.41026" calcext:value-type="float">
            <text:p>-1.41026</text:p>
          </table:table-cell>
          <table:table-cell office:value-type="float" office:value="-1.31565" calcext:value-type="float">
            <text:p>-1.31565</text:p>
          </table:table-cell>
          <table:table-cell office:value-type="float" office:value="-1.2225699" calcext:value-type="float">
            <text:p>-1.2225699</text:p>
          </table:table-cell>
          <table:table-cell office:value-type="float" office:value="-1.1417" calcext:value-type="float">
            <text:p>-1.1417</text:p>
          </table:table-cell>
          <table:table-cell office:value-type="float" office:value="-1.05014" calcext:value-type="float">
            <text:p>-1.05014</text:p>
          </table:table-cell>
        </table:table-row>
        <table:table-row table:style-name="ro1">
          <table:table-cell office:value-type="float" office:value="-2.4484999" calcext:value-type="float">
            <text:p>-2.4484999</text:p>
          </table:table-cell>
          <table:table-cell office:value-type="float" office:value="-2.3017099" calcext:value-type="float">
            <text:p>-2.3017099</text:p>
          </table:table-cell>
          <table:table-cell office:value-type="float" office:value="-2.1976399" calcext:value-type="float">
            <text:p>-2.1976399</text:p>
          </table:table-cell>
          <table:table-cell office:value-type="float" office:value="-2.0880799" calcext:value-type="float">
            <text:p>-2.0880799</text:p>
          </table:table-cell>
          <table:table-cell office:value-type="float" office:value="-1.99164" calcext:value-type="float">
            <text:p>-1.99164</text:p>
          </table:table-cell>
          <table:table-cell office:value-type="float" office:value="-1.89062" calcext:value-type="float">
            <text:p>-1.89062</text:p>
          </table:table-cell>
          <table:table-cell office:value-type="float" office:value="-1.80059" calcext:value-type="float">
            <text:p>-1.80059</text:p>
          </table:table-cell>
          <table:table-cell office:value-type="float" office:value="-1.7011" calcext:value-type="float">
            <text:p>-1.7011</text:p>
          </table:table-cell>
          <table:table-cell office:value-type="float" office:value="-1.59734" calcext:value-type="float">
            <text:p>-1.59734</text:p>
          </table:table-cell>
          <table:table-cell office:value-type="float" office:value="-1.5048701" calcext:value-type="float">
            <text:p>-1.5048701</text:p>
          </table:table-cell>
          <table:table-cell office:value-type="float" office:value="-1.40965" calcext:value-type="float">
            <text:p>-1.40965</text:p>
          </table:table-cell>
          <table:table-cell office:value-type="float" office:value="-1.31504" calcext:value-type="float">
            <text:p>-1.31504</text:p>
          </table:table-cell>
          <table:table-cell office:value-type="float" office:value="-1.2219599" calcext:value-type="float">
            <text:p>-1.2219599</text:p>
          </table:table-cell>
          <table:table-cell office:value-type="float" office:value="-1.14109" calcext:value-type="float">
            <text:p>-1.14109</text:p>
          </table:table-cell>
          <table:table-cell office:value-type="float" office:value="-1.04953" calcext:value-type="float">
            <text:p>-1.04953</text:p>
          </table:table-cell>
        </table:table-row>
        <table:table-row table:style-name="ro1">
          <table:table-cell office:value-type="float" office:value="-2.44789" calcext:value-type="float">
            <text:p>-2.44789</text:p>
          </table:table-cell>
          <table:table-cell office:value-type="float" office:value="-2.3007901" calcext:value-type="float">
            <text:p>-2.3007901</text:p>
          </table:table-cell>
          <table:table-cell office:value-type="float" office:value="-2.1970301" calcext:value-type="float">
            <text:p>-2.1970301</text:p>
          </table:table-cell>
          <table:table-cell office:value-type="float" office:value="-2.0874701" calcext:value-type="float">
            <text:p>-2.0874701</text:p>
          </table:table-cell>
          <table:table-cell office:value-type="float" office:value="-1.99103" calcext:value-type="float">
            <text:p>-1.99103</text:p>
          </table:table-cell>
          <table:table-cell office:value-type="float" office:value="-1.89001" calcext:value-type="float">
            <text:p>-1.89001</text:p>
          </table:table-cell>
          <table:table-cell office:value-type="float" office:value="-1.80029" calcext:value-type="float">
            <text:p>-1.80029</text:p>
          </table:table-cell>
          <table:table-cell office:value-type="float" office:value="-1.70049" calcext:value-type="float">
            <text:p>-1.70049</text:p>
          </table:table-cell>
          <table:table-cell office:value-type="float" office:value="-1.59673" calcext:value-type="float">
            <text:p>-1.59673</text:p>
          </table:table-cell>
          <table:table-cell office:value-type="float" office:value="-1.5042599" calcext:value-type="float">
            <text:p>-1.5042599</text:p>
          </table:table-cell>
          <table:table-cell office:value-type="float" office:value="-1.40904" calcext:value-type="float">
            <text:p>-1.40904</text:p>
          </table:table-cell>
          <table:table-cell office:value-type="float" office:value="-1.31443" calcext:value-type="float">
            <text:p>-1.31443</text:p>
          </table:table-cell>
          <table:table-cell office:value-type="float" office:value="-1.22135" calcext:value-type="float">
            <text:p>-1.22135</text:p>
          </table:table-cell>
          <table:table-cell office:value-type="float" office:value="-1.14048" calcext:value-type="float">
            <text:p>-1.14048</text:p>
          </table:table-cell>
          <table:table-cell office:value-type="float" office:value="-1.04892" calcext:value-type="float">
            <text:p>-1.04892</text:p>
          </table:table-cell>
        </table:table-row>
        <table:table-row table:style-name="ro1">
          <table:table-cell office:value-type="float" office:value="-2.4472799" calcext:value-type="float">
            <text:p>-2.4472799</text:p>
          </table:table-cell>
          <table:table-cell office:value-type="float" office:value="-2.29987" calcext:value-type="float">
            <text:p>-2.29987</text:p>
          </table:table-cell>
          <table:table-cell office:value-type="float" office:value="-2.19642" calcext:value-type="float">
            <text:p>-2.19642</text:p>
          </table:table-cell>
          <table:table-cell office:value-type="float" office:value="-2.0868599" calcext:value-type="float">
            <text:p>-2.0868599</text:p>
          </table:table-cell>
          <table:table-cell office:value-type="float" office:value="-1.99042" calcext:value-type="float">
            <text:p>-1.99042</text:p>
          </table:table-cell>
          <table:table-cell office:value-type="float" office:value="-1.8894" calcext:value-type="float">
            <text:p>-1.8894</text:p>
          </table:table-cell>
          <table:table-cell office:value-type="float" office:value="-1.79968" calcext:value-type="float">
            <text:p>-1.79968</text:p>
          </table:table-cell>
          <table:table-cell office:value-type="float" office:value="-1.69988" calcext:value-type="float">
            <text:p>-1.69988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-1.50334" calcext:value-type="float">
            <text:p>-1.50334</text:p>
          </table:table-cell>
          <table:table-cell office:value-type="float" office:value="-1.40843" calcext:value-type="float">
            <text:p>-1.40843</text:p>
          </table:table-cell>
          <table:table-cell office:value-type="float" office:value="-1.31352" calcext:value-type="float">
            <text:p>-1.31352</text:p>
          </table:table-cell>
          <table:table-cell office:value-type="float" office:value="-1.22074" calcext:value-type="float">
            <text:p>-1.22074</text:p>
          </table:table-cell>
          <table:table-cell office:value-type="float" office:value="-1.13987" calcext:value-type="float">
            <text:p>-1.13987</text:p>
          </table:table-cell>
          <table:table-cell office:value-type="float" office:value="-1.04801" calcext:value-type="float">
            <text:p>-1.04801</text:p>
          </table:table-cell>
        </table:table-row>
        <table:table-row table:style-name="ro1">
          <table:table-cell office:value-type="float" office:value="-2.4466701" calcext:value-type="float">
            <text:p>-2.4466701</text:p>
          </table:table-cell>
          <table:table-cell office:value-type="float" office:value="-2.2992599" calcext:value-type="float">
            <text:p>-2.2992599</text:p>
          </table:table-cell>
          <table:table-cell office:value-type="float" office:value="-2.1958101" calcext:value-type="float">
            <text:p>-2.1958101</text:p>
          </table:table-cell>
          <table:table-cell office:value-type="float" office:value="-2.0862501" calcext:value-type="float">
            <text:p>-2.0862501</text:p>
          </table:table-cell>
          <table:table-cell office:value-type="float" office:value="-1.98981" calcext:value-type="float">
            <text:p>-1.98981</text:p>
          </table:table-cell>
          <table:table-cell office:value-type="float" office:value="-1.88879" calcext:value-type="float">
            <text:p>-1.88879</text:p>
          </table:table-cell>
          <table:table-cell office:value-type="float" office:value="-1.79907" calcext:value-type="float">
            <text:p>-1.79907</text:p>
          </table:table-cell>
          <table:table-cell office:value-type="float" office:value="-1.69897" calcext:value-type="float">
            <text:p>-1.69897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-1.50243" calcext:value-type="float">
            <text:p>-1.50243</text:p>
          </table:table-cell>
          <table:table-cell office:value-type="float" office:value="-1.40782" calcext:value-type="float">
            <text:p>-1.40782</text:p>
          </table:table-cell>
          <table:table-cell office:value-type="float" office:value="-1.3126" calcext:value-type="float">
            <text:p>-1.3126</text:p>
          </table:table-cell>
          <table:table-cell office:value-type="float" office:value="-1.22013" calcext:value-type="float">
            <text:p>-1.22013</text:p>
          </table:table-cell>
          <table:table-cell office:value-type="float" office:value="-1.1392601" calcext:value-type="float">
            <text:p>-1.1392601</text:p>
          </table:table-cell>
          <table:table-cell office:value-type="float" office:value="-1.0470901" calcext:value-type="float">
            <text:p>-1.0470901</text:p>
          </table:table-cell>
        </table:table-row>
        <table:table-row table:style-name="ro1">
          <table:table-cell office:value-type="float" office:value="-2.4460599" calcext:value-type="float">
            <text:p>-2.4460599</text:p>
          </table:table-cell>
          <table:table-cell office:value-type="float" office:value="-2.29865" calcext:value-type="float">
            <text:p>-2.29865</text:p>
          </table:table-cell>
          <table:table-cell office:value-type="float" office:value="-2.1952" calcext:value-type="float">
            <text:p>-2.1952</text:p>
          </table:table-cell>
          <table:table-cell office:value-type="float" office:value="-2.0856299" calcext:value-type="float">
            <text:p>-2.0856299</text:p>
          </table:table-cell>
          <table:table-cell office:value-type="float" office:value="-1.9892" calcext:value-type="float">
            <text:p>-1.9892</text:p>
          </table:table-cell>
          <table:table-cell office:value-type="float" office:value="-1.88818" calcext:value-type="float">
            <text:p>-1.88818</text:p>
          </table:table-cell>
          <table:table-cell office:value-type="float" office:value="-1.79846" calcext:value-type="float">
            <text:p>-1.79846</text:p>
          </table:table-cell>
          <table:table-cell office:value-type="float" office:value="-1.69805" calcext:value-type="float">
            <text:p>-1.69805</text:p>
          </table:table-cell>
          <table:table-cell office:value-type="float" office:value="-1.5949" calcext:value-type="float">
            <text:p>-1.5949</text:p>
          </table:table-cell>
          <table:table-cell office:value-type="float" office:value="-1.50182" calcext:value-type="float">
            <text:p>-1.50182</text:p>
          </table:table-cell>
          <table:table-cell office:value-type="float" office:value="-1.40721" calcext:value-type="float">
            <text:p>-1.40721</text:p>
          </table:table-cell>
          <table:table-cell office:value-type="float" office:value="-1.31199" calcext:value-type="float">
            <text:p>-1.31199</text:p>
          </table:table-cell>
          <table:table-cell office:value-type="float" office:value="-1.21952" calcext:value-type="float">
            <text:p>-1.21952</text:p>
          </table:table-cell>
          <table:table-cell office:value-type="float" office:value="-1.1386499" calcext:value-type="float">
            <text:p>-1.1386499</text:p>
          </table:table-cell>
          <table:table-cell office:value-type="float" office:value="-1.0464799" calcext:value-type="float">
            <text:p>-1.0464799</text:p>
          </table:table-cell>
        </table:table-row>
        <table:table-row table:style-name="ro1">
          <table:table-cell office:value-type="float" office:value="-2.4454501" calcext:value-type="float">
            <text:p>-2.4454501</text:p>
          </table:table-cell>
          <table:table-cell office:value-type="float" office:value="-2.2980399" calcext:value-type="float">
            <text:p>-2.2980399</text:p>
          </table:table-cell>
          <table:table-cell office:value-type="float" office:value="-2.1945901" calcext:value-type="float">
            <text:p>-2.1945901</text:p>
          </table:table-cell>
          <table:table-cell office:value-type="float" office:value="-2.0850201" calcext:value-type="float">
            <text:p>-2.0850201</text:p>
          </table:table-cell>
          <table:table-cell office:value-type="float" office:value="-1.98859" calcext:value-type="float">
            <text:p>-1.98859</text:p>
          </table:table-cell>
          <table:table-cell office:value-type="float" office:value="-1.88757" calcext:value-type="float">
            <text:p>-1.88757</text:p>
          </table:table-cell>
          <table:table-cell office:value-type="float" office:value="-1.79785" calcext:value-type="float">
            <text:p>-1.79785</text:p>
          </table:table-cell>
          <table:table-cell office:value-type="float" office:value="-1.69744" calcext:value-type="float">
            <text:p>-1.69744</text:p>
          </table:table-cell>
          <table:table-cell office:value-type="float" office:value="-1.59429" calcext:value-type="float">
            <text:p>-1.59429</text:p>
          </table:table-cell>
          <table:table-cell office:value-type="float" office:value="-1.50121" calcext:value-type="float">
            <text:p>-1.50121</text:p>
          </table:table-cell>
          <table:table-cell office:value-type="float" office:value="-1.4066" calcext:value-type="float">
            <text:p>-1.4066</text:p>
          </table:table-cell>
          <table:table-cell office:value-type="float" office:value="-1.31138" calcext:value-type="float">
            <text:p>-1.31138</text:p>
          </table:table-cell>
          <table:table-cell office:value-type="float" office:value="-1.21891" calcext:value-type="float">
            <text:p>-1.21891</text:p>
          </table:table-cell>
          <table:table-cell office:value-type="float" office:value="-1.1380399" calcext:value-type="float">
            <text:p>-1.1380399</text:p>
          </table:table-cell>
          <table:table-cell office:value-type="float" office:value="-1.0458699" calcext:value-type="float">
            <text:p>-1.0458699</text:p>
          </table:table-cell>
        </table:table-row>
        <table:table-row table:style-name="ro1">
          <table:table-cell office:value-type="float" office:value="-2.44484" calcext:value-type="float">
            <text:p>-2.44484</text:p>
          </table:table-cell>
          <table:table-cell office:value-type="float" office:value="-2.29743" calcext:value-type="float">
            <text:p>-2.29743</text:p>
          </table:table-cell>
          <table:table-cell office:value-type="float" office:value="-2.19398" calcext:value-type="float">
            <text:p>-2.19398</text:p>
          </table:table-cell>
          <table:table-cell office:value-type="float" office:value="-2.08441" calcext:value-type="float">
            <text:p>-2.08441</text:p>
          </table:table-cell>
          <table:table-cell office:value-type="float" office:value="-1.98798" calcext:value-type="float">
            <text:p>-1.98798</text:p>
          </table:table-cell>
          <table:table-cell office:value-type="float" office:value="-1.88696" calcext:value-type="float">
            <text:p>-1.88696</text:p>
          </table:table-cell>
          <table:table-cell office:value-type="float" office:value="-1.79724" calcext:value-type="float">
            <text:p>-1.79724</text:p>
          </table:table-cell>
          <table:table-cell office:value-type="float" office:value="-1.69683" calcext:value-type="float">
            <text:p>-1.69683</text:p>
          </table:table-cell>
          <table:table-cell office:value-type="float" office:value="-1.59368" calcext:value-type="float">
            <text:p>-1.59368</text:p>
          </table:table-cell>
          <table:table-cell office:value-type="float" office:value="-1.5006" calcext:value-type="float">
            <text:p>-1.5006</text:p>
          </table:table-cell>
          <table:table-cell office:value-type="float" office:value="-1.40599" calcext:value-type="float">
            <text:p>-1.40599</text:p>
          </table:table-cell>
          <table:table-cell office:value-type="float" office:value="-1.31077" calcext:value-type="float">
            <text:p>-1.31077</text:p>
          </table:table-cell>
          <table:table-cell office:value-type="float" office:value="-1.2183" calcext:value-type="float">
            <text:p>-1.2183</text:p>
          </table:table-cell>
          <table:table-cell office:value-type="float" office:value="-1.1374201" calcext:value-type="float">
            <text:p>-1.1374201</text:p>
          </table:table-cell>
          <table:table-cell office:value-type="float" office:value="-1.04526" calcext:value-type="float">
            <text:p>-1.04526</text:p>
          </table:table-cell>
        </table:table-row>
        <table:table-row table:style-name="ro1">
          <table:table-cell office:value-type="float" office:value="-2.4442301" calcext:value-type="float">
            <text:p>-2.4442301</text:p>
          </table:table-cell>
          <table:table-cell office:value-type="float" office:value="-2.2968199" calcext:value-type="float">
            <text:p>-2.2968199</text:p>
          </table:table-cell>
          <table:table-cell office:value-type="float" office:value="-2.1933701" calcext:value-type="float">
            <text:p>-2.1933701</text:p>
          </table:table-cell>
          <table:table-cell office:value-type="float" office:value="-2.0838001" calcext:value-type="float">
            <text:p>-2.0838001</text:p>
          </table:table-cell>
          <table:table-cell office:value-type="float" office:value="-1.98737" calcext:value-type="float">
            <text:p>-1.98737</text:p>
          </table:table-cell>
          <table:table-cell office:value-type="float" office:value="-1.88635" calcext:value-type="float">
            <text:p>-1.88635</text:p>
          </table:table-cell>
          <table:table-cell office:value-type="float" office:value="-1.79662" calcext:value-type="float">
            <text:p>-1.79662</text:p>
          </table:table-cell>
          <table:table-cell office:value-type="float" office:value="-1.69622" calcext:value-type="float">
            <text:p>-1.69622</text:p>
          </table:table-cell>
          <table:table-cell office:value-type="float" office:value="-1.59307" calcext:value-type="float">
            <text:p>-1.59307</text:p>
          </table:table-cell>
          <table:table-cell office:value-type="float" office:value="-1.49998" calcext:value-type="float">
            <text:p>-1.49998</text:p>
          </table:table-cell>
          <table:table-cell office:value-type="float" office:value="-1.40538" calcext:value-type="float">
            <text:p>-1.40538</text:p>
          </table:table-cell>
          <table:table-cell office:value-type="float" office:value="-1.31016" calcext:value-type="float">
            <text:p>-1.31016</text:p>
          </table:table-cell>
          <table:table-cell office:value-type="float" office:value="-1.21769" calcext:value-type="float">
            <text:p>-1.21769</text:p>
          </table:table-cell>
          <table:table-cell office:value-type="float" office:value="-1.1368099" calcext:value-type="float">
            <text:p>-1.1368099</text:p>
          </table:table-cell>
          <table:table-cell office:value-type="float" office:value="-1.04465" calcext:value-type="float">
            <text:p>-1.04465</text:p>
          </table:table-cell>
        </table:table-row>
        <table:table-row table:style-name="ro1">
          <table:table-cell office:value-type="float" office:value="-2.44331" calcext:value-type="float">
            <text:p>-2.44331</text:p>
          </table:table-cell>
          <table:table-cell office:value-type="float" office:value="-2.2962101" calcext:value-type="float">
            <text:p>-2.2962101</text:p>
          </table:table-cell>
          <table:table-cell office:value-type="float" office:value="-2.19275" calcext:value-type="float">
            <text:p>-2.19275</text:p>
          </table:table-cell>
          <table:table-cell office:value-type="float" office:value="-2.08319" calcext:value-type="float">
            <text:p>-2.08319</text:p>
          </table:table-cell>
          <table:table-cell office:value-type="float" office:value="-1.98675" calcext:value-type="float">
            <text:p>-1.98675</text:p>
          </table:table-cell>
          <table:table-cell office:value-type="float" office:value="-1.88574" calcext:value-type="float">
            <text:p>-1.88574</text:p>
          </table:table-cell>
          <table:table-cell office:value-type="float" office:value="-1.79601" calcext:value-type="float">
            <text:p>-1.79601</text:p>
          </table:table-cell>
          <table:table-cell office:value-type="float" office:value="-1.69561" calcext:value-type="float">
            <text:p>-1.69561</text:p>
          </table:table-cell>
          <table:table-cell office:value-type="float" office:value="-1.59246" calcext:value-type="float">
            <text:p>-1.59246</text:p>
          </table:table-cell>
          <table:table-cell office:value-type="float" office:value="-1.49937" calcext:value-type="float">
            <text:p>-1.49937</text:p>
          </table:table-cell>
          <table:table-cell office:value-type="float" office:value="-1.40477" calcext:value-type="float">
            <text:p>-1.40477</text:p>
          </table:table-cell>
          <table:table-cell office:value-type="float" office:value="-1.30924" calcext:value-type="float">
            <text:p>-1.30924</text:p>
          </table:table-cell>
          <table:table-cell office:value-type="float" office:value="-1.21708" calcext:value-type="float">
            <text:p>-1.21708</text:p>
          </table:table-cell>
          <table:table-cell office:value-type="float" office:value="-1.1362" calcext:value-type="float">
            <text:p>-1.1362</text:p>
          </table:table-cell>
          <table:table-cell office:value-type="float" office:value="-1.04404" calcext:value-type="float">
            <text:p>-1.04404</text:p>
          </table:table-cell>
        </table:table-row>
        <table:table-row table:style-name="ro1">
          <table:table-cell office:value-type="float" office:value="-2.4424" calcext:value-type="float">
            <text:p>-2.4424</text:p>
          </table:table-cell>
          <table:table-cell office:value-type="float" office:value="-2.2955999" calcext:value-type="float">
            <text:p>-2.2955999</text:p>
          </table:table-cell>
          <table:table-cell office:value-type="float" office:value="-2.1921401" calcext:value-type="float">
            <text:p>-2.1921401</text:p>
          </table:table-cell>
          <table:table-cell office:value-type="float" office:value="-2.0825801" calcext:value-type="float">
            <text:p>-2.0825801</text:p>
          </table:table-cell>
          <table:table-cell office:value-type="float" office:value="-1.98584" calcext:value-type="float">
            <text:p>-1.98584</text:p>
          </table:table-cell>
          <table:table-cell office:value-type="float" office:value="-1.88513" calcext:value-type="float">
            <text:p>-1.88513</text:p>
          </table:table-cell>
          <table:table-cell office:value-type="float" office:value="-1.7954" calcext:value-type="float">
            <text:p>-1.7954</text:p>
          </table:table-cell>
          <table:table-cell office:value-type="float" office:value="-1.69469" calcext:value-type="float">
            <text:p>-1.69469</text:p>
          </table:table-cell>
          <table:table-cell office:value-type="float" office:value="-1.59185" calcext:value-type="float">
            <text:p>-1.59185</text:p>
          </table:table-cell>
          <table:table-cell office:value-type="float" office:value="-1.49876" calcext:value-type="float">
            <text:p>-1.49876</text:p>
          </table:table-cell>
          <table:table-cell office:value-type="float" office:value="-1.40416" calcext:value-type="float">
            <text:p>-1.40416</text:p>
          </table:table-cell>
          <table:table-cell office:value-type="float" office:value="-1.30863" calcext:value-type="float">
            <text:p>-1.30863</text:p>
          </table:table-cell>
          <table:table-cell office:value-type="float" office:value="-1.21647" calcext:value-type="float">
            <text:p>-1.21647</text:p>
          </table:table-cell>
          <table:table-cell office:value-type="float" office:value="-1.13559" calcext:value-type="float">
            <text:p>-1.13559</text:p>
          </table:table-cell>
          <table:table-cell office:value-type="float" office:value="-1.04343" calcext:value-type="float">
            <text:p>-1.04343</text:p>
          </table:table-cell>
        </table:table-row>
        <table:table-row table:style-name="ro1">
          <table:table-cell office:value-type="float" office:value="-2.4417901" calcext:value-type="float">
            <text:p>-2.4417901</text:p>
          </table:table-cell>
          <table:table-cell office:value-type="float" office:value="-2.2949901" calcext:value-type="float">
            <text:p>-2.2949901</text:p>
          </table:table-cell>
          <table:table-cell office:value-type="float" office:value="-2.19153" calcext:value-type="float">
            <text:p>-2.19153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-1.98523" calcext:value-type="float">
            <text:p>-1.98523</text:p>
          </table:table-cell>
          <table:table-cell office:value-type="float" office:value="-1.8845201" calcext:value-type="float">
            <text:p>-1.8845201</text:p>
          </table:table-cell>
          <table:table-cell office:value-type="float" office:value="-1.79479" calcext:value-type="float">
            <text:p>-1.79479</text:p>
          </table:table-cell>
          <table:table-cell office:value-type="float" office:value="-1.69408" calcext:value-type="float">
            <text:p>-1.69408</text:p>
          </table:table-cell>
          <table:table-cell office:value-type="float" office:value="-1.59124" calcext:value-type="float">
            <text:p>-1.59124</text:p>
          </table:table-cell>
          <table:table-cell office:value-type="float" office:value="-1.49815" calcext:value-type="float">
            <text:p>-1.49815</text:p>
          </table:table-cell>
          <table:table-cell office:value-type="float" office:value="-1.40355" calcext:value-type="float">
            <text:p>-1.40355</text:p>
          </table:table-cell>
          <table:table-cell office:value-type="float" office:value="-1.30802" calcext:value-type="float">
            <text:p>-1.30802</text:p>
          </table:table-cell>
          <table:table-cell office:value-type="float" office:value="-1.21586" calcext:value-type="float">
            <text:p>-1.21586</text:p>
          </table:table-cell>
          <table:table-cell office:value-type="float" office:value="-1.13498" calcext:value-type="float">
            <text:p>-1.13498</text:p>
          </table:table-cell>
          <table:table-cell office:value-type="float" office:value="-1.04282" calcext:value-type="float">
            <text:p>-1.04282</text:p>
          </table:table-cell>
        </table:table-row>
        <table:table-row table:style-name="ro1">
          <table:table-cell office:value-type="float" office:value="-2.4414799" calcext:value-type="float">
            <text:p>-2.4414799</text:p>
          </table:table-cell>
          <table:table-cell office:value-type="float" office:value="-2.2943799" calcext:value-type="float">
            <text:p>-2.2943799</text:p>
          </table:table-cell>
          <table:table-cell office:value-type="float" office:value="-2.1909201" calcext:value-type="float">
            <text:p>-2.1909201</text:p>
          </table:table-cell>
          <table:table-cell office:value-type="float" office:value="-2.0813601" calcext:value-type="float">
            <text:p>-2.0813601</text:p>
          </table:table-cell>
          <table:table-cell office:value-type="float" office:value="-1.98462" calcext:value-type="float">
            <text:p>-1.98462</text:p>
          </table:table-cell>
          <table:table-cell office:value-type="float" office:value="-1.8839099" calcext:value-type="float">
            <text:p>-1.8839099</text:p>
          </table:table-cell>
          <table:table-cell office:value-type="float" office:value="-1.79418" calcext:value-type="float">
            <text:p>-1.79418</text:p>
          </table:table-cell>
          <table:table-cell office:value-type="float" office:value="-1.69347" calcext:value-type="float">
            <text:p>-1.69347</text:p>
          </table:table-cell>
          <table:table-cell office:value-type="float" office:value="-1.59062" calcext:value-type="float">
            <text:p>-1.59062</text:p>
          </table:table-cell>
          <table:table-cell office:value-type="float" office:value="-1.49754" calcext:value-type="float">
            <text:p>-1.49754</text:p>
          </table:table-cell>
          <table:table-cell office:value-type="float" office:value="-1.40263" calcext:value-type="float">
            <text:p>-1.40263</text:p>
          </table:table-cell>
          <table:table-cell office:value-type="float" office:value="-1.30741" calcext:value-type="float">
            <text:p>-1.30741</text:p>
          </table:table-cell>
          <table:table-cell office:value-type="float" office:value="-1.21525" calcext:value-type="float">
            <text:p>-1.21525</text:p>
          </table:table-cell>
          <table:table-cell office:value-type="float" office:value="-1.13437" calcext:value-type="float">
            <text:p>-1.13437</text:p>
          </table:table-cell>
          <table:table-cell office:value-type="float" office:value="-1.04221" calcext:value-type="float">
            <text:p>-1.04221</text:p>
          </table:table-cell>
        </table:table-row>
        <table:table-row table:style-name="ro1">
          <table:table-cell office:value-type="float" office:value="-2.44087" calcext:value-type="float">
            <text:p>-2.44087</text:p>
          </table:table-cell>
          <table:table-cell office:value-type="float" office:value="-2.2937701" calcext:value-type="float">
            <text:p>-2.2937701</text:p>
          </table:table-cell>
          <table:table-cell office:value-type="float" office:value="-2.19031" calcext:value-type="float">
            <text:p>-2.19031</text:p>
          </table:table-cell>
          <table:table-cell office:value-type="float" office:value="-2.08075" calcext:value-type="float">
            <text:p>-2.08075</text:p>
          </table:table-cell>
          <table:table-cell office:value-type="float" office:value="-1.98401" calcext:value-type="float">
            <text:p>-1.98401</text:p>
          </table:table-cell>
          <table:table-cell office:value-type="float" office:value="-1.8832999" calcext:value-type="float">
            <text:p>-1.8832999</text:p>
          </table:table-cell>
          <table:table-cell office:value-type="float" office:value="-1.79357" calcext:value-type="float">
            <text:p>-1.79357</text:p>
          </table:table-cell>
          <table:table-cell office:value-type="float" office:value="-1.69286" calcext:value-type="float">
            <text:p>-1.69286</text:p>
          </table:table-cell>
          <table:table-cell office:value-type="float" office:value="-1.59001" calcext:value-type="float">
            <text:p>-1.59001</text:p>
          </table:table-cell>
          <table:table-cell office:value-type="float" office:value="-1.49693" calcext:value-type="float">
            <text:p>-1.49693</text:p>
          </table:table-cell>
          <table:table-cell office:value-type="float" office:value="-1.40202" calcext:value-type="float">
            <text:p>-1.40202</text:p>
          </table:table-cell>
          <table:table-cell office:value-type="float" office:value="-1.3068" calcext:value-type="float">
            <text:p>-1.3068</text:p>
          </table:table-cell>
          <table:table-cell office:value-type="float" office:value="-1.21464" calcext:value-type="float">
            <text:p>-1.21464</text:p>
          </table:table-cell>
          <table:table-cell office:value-type="float" office:value="-1.13376" calcext:value-type="float">
            <text:p>-1.13376</text:p>
          </table:table-cell>
          <table:table-cell office:value-type="float" office:value="-1.0416" calcext:value-type="float">
            <text:p>-1.0416</text:p>
          </table:table-cell>
        </table:table-row>
        <table:table-row table:style-name="ro1">
          <table:table-cell office:value-type="float" office:value="-2.4402599" calcext:value-type="float">
            <text:p>-2.4402599</text:p>
          </table:table-cell>
          <table:table-cell office:value-type="float" office:value="-2.29316" calcext:value-type="float">
            <text:p>-2.29316</text:p>
          </table:table-cell>
          <table:table-cell office:value-type="float" office:value="-2.1896999" calcext:value-type="float">
            <text:p>-2.1896999</text:p>
          </table:table-cell>
          <table:table-cell office:value-type="float" office:value="-2.0801401" calcext:value-type="float">
            <text:p>-2.0801401</text:p>
          </table:table-cell>
          <table:table-cell office:value-type="float" office:value="-1.9834" calcext:value-type="float">
            <text:p>-1.9834</text:p>
          </table:table-cell>
          <table:table-cell office:value-type="float" office:value="-1.88238" calcext:value-type="float">
            <text:p>-1.88238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-1.69225" calcext:value-type="float">
            <text:p>-1.69225</text:p>
          </table:table-cell>
          <table:table-cell office:value-type="float" office:value="-1.5894001" calcext:value-type="float">
            <text:p>-1.5894001</text:p>
          </table:table-cell>
          <table:table-cell office:value-type="float" office:value="-1.49632" calcext:value-type="float">
            <text:p>-1.49632</text:p>
          </table:table-cell>
          <table:table-cell office:value-type="float" office:value="-1.40141" calcext:value-type="float">
            <text:p>-1.40141</text:p>
          </table:table-cell>
          <table:table-cell office:value-type="float" office:value="-1.30619" calcext:value-type="float">
            <text:p>-1.30619</text:p>
          </table:table-cell>
          <table:table-cell office:value-type="float" office:value="-1.21403" calcext:value-type="float">
            <text:p>-1.21403</text:p>
          </table:table-cell>
          <table:table-cell office:value-type="float" office:value="-1.13315" calcext:value-type="float">
            <text:p>-1.13315</text:p>
          </table:table-cell>
          <table:table-cell office:value-type="float" office:value="-1.0406801" calcext:value-type="float">
            <text:p>-1.0406801</text:p>
          </table:table-cell>
        </table:table-row>
        <table:table-row table:style-name="ro1">
          <table:table-cell office:value-type="float" office:value="-2.4396501" calcext:value-type="float">
            <text:p>-2.4396501</text:p>
          </table:table-cell>
          <table:table-cell office:value-type="float" office:value="-2.2925501" calcext:value-type="float">
            <text:p>-2.2925501</text:p>
          </table:table-cell>
          <table:table-cell office:value-type="float" office:value="-2.18909" calcext:value-type="float">
            <text:p>-2.18909</text:p>
          </table:table-cell>
          <table:table-cell office:value-type="float" office:value="-2.07953" calcext:value-type="float">
            <text:p>-2.07953</text:p>
          </table:table-cell>
          <table:table-cell office:value-type="float" office:value="-1.98279" calcext:value-type="float">
            <text:p>-1.98279</text:p>
          </table:table-cell>
          <table:table-cell office:value-type="float" office:value="-1.88177" calcext:value-type="float">
            <text:p>-1.88177</text:p>
          </table:table-cell>
          <table:table-cell office:value-type="float" office:value="-1.7923501" calcext:value-type="float">
            <text:p>-1.7923501</text:p>
          </table:table-cell>
          <table:table-cell office:value-type="float" office:value="-1.69164" calcext:value-type="float">
            <text:p>-1.69164</text:p>
          </table:table-cell>
          <table:table-cell office:value-type="float" office:value="-1.5887901" calcext:value-type="float">
            <text:p>-1.5887901</text:p>
          </table:table-cell>
          <table:table-cell office:value-type="float" office:value="-1.49571" calcext:value-type="float">
            <text:p>-1.49571</text:p>
          </table:table-cell>
          <table:table-cell office:value-type="float" office:value="-1.4008" calcext:value-type="float">
            <text:p>-1.4008</text:p>
          </table:table-cell>
          <table:table-cell office:value-type="float" office:value="-1.30558" calcext:value-type="float">
            <text:p>-1.30558</text:p>
          </table:table-cell>
          <table:table-cell office:value-type="float" office:value="-1.21342" calcext:value-type="float">
            <text:p>-1.21342</text:p>
          </table:table-cell>
          <table:table-cell office:value-type="float" office:value="-1.13254" calcext:value-type="float">
            <text:p>-1.13254</text:p>
          </table:table-cell>
          <table:table-cell office:value-type="float" office:value="-1.0400701" calcext:value-type="float">
            <text:p>-1.0400701</text:p>
          </table:table-cell>
        </table:table-row>
        <table:table-row table:style-name="ro1">
          <table:table-cell office:value-type="float" office:value="-2.4390399" calcext:value-type="float">
            <text:p>-2.4390399</text:p>
          </table:table-cell>
          <table:table-cell office:value-type="float" office:value="-2.29194" calcext:value-type="float">
            <text:p>-2.29194</text:p>
          </table:table-cell>
          <table:table-cell office:value-type="float" office:value="-2.1884799" calcext:value-type="float">
            <text:p>-2.1884799</text:p>
          </table:table-cell>
          <table:table-cell office:value-type="float" office:value="-2.07862" calcext:value-type="float">
            <text:p>-2.07862</text:p>
          </table:table-cell>
          <table:table-cell office:value-type="float" office:value="-1.9818701" calcext:value-type="float">
            <text:p>-1.9818701</text:p>
          </table:table-cell>
          <table:table-cell office:value-type="float" office:value="-1.88116" calcext:value-type="float">
            <text:p>-1.88116</text:p>
          </table:table-cell>
          <table:table-cell office:value-type="float" office:value="-1.7917399" calcext:value-type="float">
            <text:p>-1.7917399</text:p>
          </table:table-cell>
          <table:table-cell office:value-type="float" office:value="-1.69103" calcext:value-type="float">
            <text:p>-1.69103</text:p>
          </table:table-cell>
          <table:table-cell office:value-type="float" office:value="-1.5881799" calcext:value-type="float">
            <text:p>-1.5881799</text:p>
          </table:table-cell>
          <table:table-cell office:value-type="float" office:value="-1.4951" calcext:value-type="float">
            <text:p>-1.4951</text:p>
          </table:table-cell>
          <table:table-cell office:value-type="float" office:value="-1.40019" calcext:value-type="float">
            <text:p>-1.40019</text:p>
          </table:table-cell>
          <table:table-cell office:value-type="float" office:value="-1.30497" calcext:value-type="float">
            <text:p>-1.30497</text:p>
          </table:table-cell>
          <table:table-cell office:value-type="float" office:value="-1.21281" calcext:value-type="float">
            <text:p>-1.21281</text:p>
          </table:table-cell>
          <table:table-cell office:value-type="float" office:value="-1.13193" calcext:value-type="float">
            <text:p>-1.13193</text:p>
          </table:table-cell>
          <table:table-cell office:value-type="float" office:value="-1.0394599" calcext:value-type="float">
            <text:p>-1.0394599</text:p>
          </table:table-cell>
        </table:table-row>
        <table:table-row table:style-name="ro1">
          <table:table-cell office:value-type="float" office:value="-2.4384301" calcext:value-type="float">
            <text:p>-2.4384301</text:p>
          </table:table-cell>
          <table:table-cell office:value-type="float" office:value="-2.2913301" calcext:value-type="float">
            <text:p>-2.2913301</text:p>
          </table:table-cell>
          <table:table-cell office:value-type="float" office:value="-2.18787" calcext:value-type="float">
            <text:p>-2.18787</text:p>
          </table:table-cell>
          <table:table-cell office:value-type="float" office:value="-2.0780101" calcext:value-type="float">
            <text:p>-2.0780101</text:p>
          </table:table-cell>
          <table:table-cell office:value-type="float" office:value="-1.98096" calcext:value-type="float">
            <text:p>-1.98096</text:p>
          </table:table-cell>
          <table:table-cell office:value-type="float" office:value="-1.88025" calcext:value-type="float">
            <text:p>-1.88025</text:p>
          </table:table-cell>
          <table:table-cell office:value-type="float" office:value="-1.7911299" calcext:value-type="float">
            <text:p>-1.7911299</text:p>
          </table:table-cell>
          <table:table-cell office:value-type="float" office:value="-1.69042" calcext:value-type="float">
            <text:p>-1.69042</text:p>
          </table:table-cell>
          <table:table-cell office:value-type="float" office:value="-1.58757" calcext:value-type="float">
            <text:p>-1.58757</text:p>
          </table:table-cell>
          <table:table-cell office:value-type="float" office:value="-1.49449" calcext:value-type="float">
            <text:p>-1.49449</text:p>
          </table:table-cell>
          <table:table-cell office:value-type="float" office:value="-1.39958" calcext:value-type="float">
            <text:p>-1.39958</text:p>
          </table:table-cell>
          <table:table-cell office:value-type="float" office:value="-1.30436" calcext:value-type="float">
            <text:p>-1.30436</text:p>
          </table:table-cell>
          <table:table-cell office:value-type="float" office:value="-1.2122" calcext:value-type="float">
            <text:p>-1.2122</text:p>
          </table:table-cell>
          <table:table-cell office:value-type="float" office:value="-1.13132" calcext:value-type="float">
            <text:p>-1.13132</text:p>
          </table:table-cell>
          <table:table-cell office:value-type="float" office:value="-1.0388499" calcext:value-type="float">
            <text:p>-1.0388499</text:p>
          </table:table-cell>
        </table:table-row>
        <table:table-row table:style-name="ro1">
          <table:table-cell office:value-type="float" office:value="-2.43782" calcext:value-type="float">
            <text:p>-2.43782</text:p>
          </table:table-cell>
          <table:table-cell office:value-type="float" office:value="-2.29072" calcext:value-type="float">
            <text:p>-2.29072</text:p>
          </table:table-cell>
          <table:table-cell office:value-type="float" office:value="-2.1872599" calcext:value-type="float">
            <text:p>-2.1872599</text:p>
          </table:table-cell>
          <table:table-cell office:value-type="float" office:value="-2.07739" calcext:value-type="float">
            <text:p>-2.07739</text:p>
          </table:table-cell>
          <table:table-cell office:value-type="float" office:value="-1.98035" calcext:value-type="float">
            <text:p>-1.98035</text:p>
          </table:table-cell>
          <table:table-cell office:value-type="float" office:value="-1.87963" calcext:value-type="float">
            <text:p>-1.87963</text:p>
          </table:table-cell>
          <table:table-cell office:value-type="float" office:value="-1.79052" calcext:value-type="float">
            <text:p>-1.79052</text:p>
          </table:table-cell>
          <table:table-cell office:value-type="float" office:value="-1.68981" calcext:value-type="float">
            <text:p>-1.68981</text:p>
          </table:table-cell>
          <table:table-cell office:value-type="float" office:value="-1.58696" calcext:value-type="float">
            <text:p>-1.58696</text:p>
          </table:table-cell>
          <table:table-cell office:value-type="float" office:value="-1.49358" calcext:value-type="float">
            <text:p>-1.49358</text:p>
          </table:table-cell>
          <table:table-cell office:value-type="float" office:value="-1.39897" calcext:value-type="float">
            <text:p>-1.39897</text:p>
          </table:table-cell>
          <table:table-cell office:value-type="float" office:value="-1.30375" calcext:value-type="float">
            <text:p>-1.30375</text:p>
          </table:table-cell>
          <table:table-cell office:value-type="float" office:value="-1.21128" calcext:value-type="float">
            <text:p>-1.21128</text:p>
          </table:table-cell>
          <table:table-cell office:value-type="float" office:value="-1.13071" calcext:value-type="float">
            <text:p>-1.13071</text:p>
          </table:table-cell>
          <table:table-cell office:value-type="float" office:value="-1.03824" calcext:value-type="float">
            <text:p>-1.03824</text:p>
          </table:table-cell>
        </table:table-row>
        <table:table-row table:style-name="ro1">
          <table:table-cell office:value-type="float" office:value="-2.4372101" calcext:value-type="float">
            <text:p>-2.4372101</text:p>
          </table:table-cell>
          <table:table-cell office:value-type="float" office:value="-2.2901101" calcext:value-type="float">
            <text:p>-2.2901101</text:p>
          </table:table-cell>
          <table:table-cell office:value-type="float" office:value="-2.18665" calcext:value-type="float">
            <text:p>-2.18665</text:p>
          </table:table-cell>
          <table:table-cell office:value-type="float" office:value="-2.0767801" calcext:value-type="float">
            <text:p>-2.0767801</text:p>
          </table:table-cell>
          <table:table-cell office:value-type="float" office:value="-1.97974" calcext:value-type="float">
            <text:p>-1.97974</text:p>
          </table:table-cell>
          <table:table-cell office:value-type="float" office:value="-1.87902" calcext:value-type="float">
            <text:p>-1.87902</text:p>
          </table:table-cell>
          <table:table-cell office:value-type="float" office:value="-1.78991" calcext:value-type="float">
            <text:p>-1.78991</text:p>
          </table:table-cell>
          <table:table-cell office:value-type="float" office:value="-1.6892" calcext:value-type="float">
            <text:p>-1.6892</text:p>
          </table:table-cell>
          <table:table-cell office:value-type="float" office:value="-1.58635" calcext:value-type="float">
            <text:p>-1.58635</text:p>
          </table:table-cell>
          <table:table-cell office:value-type="float" office:value="-1.49297" calcext:value-type="float">
            <text:p>-1.49297</text:p>
          </table:table-cell>
          <table:table-cell office:value-type="float" office:value="-1.39836" calcext:value-type="float">
            <text:p>-1.39836</text:p>
          </table:table-cell>
          <table:table-cell office:value-type="float" office:value="-1.30314" calcext:value-type="float">
            <text:p>-1.30314</text:p>
          </table:table-cell>
          <table:table-cell office:value-type="float" office:value="-1.2103601" calcext:value-type="float">
            <text:p>-1.2103601</text:p>
          </table:table-cell>
          <table:table-cell office:value-type="float" office:value="-1.1301" calcext:value-type="float">
            <text:p>-1.1301</text:p>
          </table:table-cell>
          <table:table-cell office:value-type="float" office:value="-1.03763" calcext:value-type="float">
            <text:p>-1.03763</text:p>
          </table:table-cell>
        </table:table-row>
        <table:table-row table:style-name="ro1">
          <table:table-cell office:value-type="float" office:value="-2.4366" calcext:value-type="float">
            <text:p>-2.4366</text:p>
          </table:table-cell>
          <table:table-cell office:value-type="float" office:value="-2.2895" calcext:value-type="float">
            <text:p>-2.2895</text:p>
          </table:table-cell>
          <table:table-cell office:value-type="float" office:value="-2.1860399" calcext:value-type="float">
            <text:p>-2.1860399</text:p>
          </table:table-cell>
          <table:table-cell office:value-type="float" office:value="-2.07617" calcext:value-type="float">
            <text:p>-2.07617</text:p>
          </table:table-cell>
          <table:table-cell office:value-type="float" office:value="-1.97913" calcext:value-type="float">
            <text:p>-1.97913</text:p>
          </table:table-cell>
          <table:table-cell office:value-type="float" office:value="-1.87841" calcext:value-type="float">
            <text:p>-1.87841</text:p>
          </table:table-cell>
          <table:table-cell office:value-type="float" office:value="-1.7893" calcext:value-type="float">
            <text:p>-1.7893</text:p>
          </table:table-cell>
          <table:table-cell office:value-type="float" office:value="-1.68859" calcext:value-type="float">
            <text:p>-1.68859</text:p>
          </table:table-cell>
          <table:table-cell office:value-type="float" office:value="-1.58574" calcext:value-type="float">
            <text:p>-1.58574</text:p>
          </table:table-cell>
          <table:table-cell office:value-type="float" office:value="-1.49236" calcext:value-type="float">
            <text:p>-1.49236</text:p>
          </table:table-cell>
          <table:table-cell office:value-type="float" office:value="-1.39775" calcext:value-type="float">
            <text:p>-1.39775</text:p>
          </table:table-cell>
          <table:table-cell office:value-type="float" office:value="-1.3025301" calcext:value-type="float">
            <text:p>-1.3025301</text:p>
          </table:table-cell>
          <table:table-cell office:value-type="float" office:value="-1.2097501" calcext:value-type="float">
            <text:p>-1.2097501</text:p>
          </table:table-cell>
          <table:table-cell office:value-type="float" office:value="-1.12949" calcext:value-type="float">
            <text:p>-1.12949</text:p>
          </table:table-cell>
          <table:table-cell office:value-type="float" office:value="-1.03702" calcext:value-type="float">
            <text:p>-1.03702</text:p>
          </table:table-cell>
        </table:table-row>
        <table:table-row table:style-name="ro1">
          <table:table-cell office:value-type="float" office:value="-2.4359901" calcext:value-type="float">
            <text:p>-2.4359901</text:p>
          </table:table-cell>
          <table:table-cell office:value-type="float" office:value="-2.2888899" calcext:value-type="float">
            <text:p>-2.2888899</text:p>
          </table:table-cell>
          <table:table-cell office:value-type="float" office:value="-2.18543" calcext:value-type="float">
            <text:p>-2.18543</text:p>
          </table:table-cell>
          <table:table-cell office:value-type="float" office:value="-2.0755601" calcext:value-type="float">
            <text:p>-2.0755601</text:p>
          </table:table-cell>
          <table:table-cell office:value-type="float" office:value="-1.97851" calcext:value-type="float">
            <text:p>-1.97851</text:p>
          </table:table-cell>
          <table:table-cell office:value-type="float" office:value="-1.8778" calcext:value-type="float">
            <text:p>-1.8778</text:p>
          </table:table-cell>
          <table:table-cell office:value-type="float" office:value="-1.78869" calcext:value-type="float">
            <text:p>-1.78869</text:p>
          </table:table-cell>
          <table:table-cell office:value-type="float" office:value="-1.6879801" calcext:value-type="float">
            <text:p>-1.6879801</text:p>
          </table:table-cell>
          <table:table-cell office:value-type="float" office:value="-1.58513" calcext:value-type="float">
            <text:p>-1.58513</text:p>
          </table:table-cell>
          <table:table-cell office:value-type="float" office:value="-1.49174" calcext:value-type="float">
            <text:p>-1.49174</text:p>
          </table:table-cell>
          <table:table-cell office:value-type="float" office:value="-1.39714" calcext:value-type="float">
            <text:p>-1.39714</text:p>
          </table:table-cell>
          <table:table-cell office:value-type="float" office:value="-1.3019201" calcext:value-type="float">
            <text:p>-1.3019201</text:p>
          </table:table-cell>
          <table:table-cell office:value-type="float" office:value="-1.2091399" calcext:value-type="float">
            <text:p>-1.2091399</text:p>
          </table:table-cell>
          <table:table-cell office:value-type="float" office:value="-1.12857" calcext:value-type="float">
            <text:p>-1.12857</text:p>
          </table:table-cell>
          <table:table-cell office:value-type="float" office:value="-1.03641" calcext:value-type="float">
            <text:p>-1.03641</text:p>
          </table:table-cell>
        </table:table-row>
        <table:table-row table:style-name="ro1">
          <table:table-cell office:value-type="float" office:value="-2.43538" calcext:value-type="float">
            <text:p>-2.43538</text:p>
          </table:table-cell>
          <table:table-cell office:value-type="float" office:value="-2.28828" calcext:value-type="float">
            <text:p>-2.28828</text:p>
          </table:table-cell>
          <table:table-cell office:value-type="float" office:value="-2.1848199" calcext:value-type="float">
            <text:p>-2.1848199</text:p>
          </table:table-cell>
          <table:table-cell office:value-type="float" office:value="-2.07495" calcext:value-type="float">
            <text:p>-2.07495</text:p>
          </table:table-cell>
          <table:table-cell office:value-type="float" office:value="-1.9779" calcext:value-type="float">
            <text:p>-1.9779</text:p>
          </table:table-cell>
          <table:table-cell office:value-type="float" office:value="-1.87719" calcext:value-type="float">
            <text:p>-1.87719</text:p>
          </table:table-cell>
          <table:table-cell office:value-type="float" office:value="-1.78808" calcext:value-type="float">
            <text:p>-1.78808</text:p>
          </table:table-cell>
          <table:table-cell office:value-type="float" office:value="-1.6873699" calcext:value-type="float">
            <text:p>-1.6873699</text:p>
          </table:table-cell>
          <table:table-cell office:value-type="float" office:value="-1.58452" calcext:value-type="float">
            <text:p>-1.58452</text:p>
          </table:table-cell>
          <table:table-cell office:value-type="float" office:value="-1.49113" calcext:value-type="float">
            <text:p>-1.49113</text:p>
          </table:table-cell>
          <table:table-cell office:value-type="float" office:value="-1.39622" calcext:value-type="float">
            <text:p>-1.39622</text:p>
          </table:table-cell>
          <table:table-cell office:value-type="float" office:value="-1.3013099" calcext:value-type="float">
            <text:p>-1.3013099</text:p>
          </table:table-cell>
          <table:table-cell office:value-type="float" office:value="-1.2085299" calcext:value-type="float">
            <text:p>-1.2085299</text:p>
          </table:table-cell>
          <table:table-cell office:value-type="float" office:value="-1.12766" calcext:value-type="float">
            <text:p>-1.12766</text:p>
          </table:table-cell>
          <table:table-cell office:value-type="float" office:value="-1.0358" calcext:value-type="float">
            <text:p>-1.0358</text:p>
          </table:table-cell>
        </table:table-row>
        <table:table-row table:style-name="ro1">
          <table:table-cell office:value-type="float" office:value="-2.4347701" calcext:value-type="float">
            <text:p>-2.4347701</text:p>
          </table:table-cell>
          <table:table-cell office:value-type="float" office:value="-2.28736" calcext:value-type="float">
            <text:p>-2.28736</text:p>
          </table:table-cell>
          <table:table-cell office:value-type="float" office:value="-2.1842101" calcext:value-type="float">
            <text:p>-2.1842101</text:p>
          </table:table-cell>
          <table:table-cell office:value-type="float" office:value="-2.0743401" calcext:value-type="float">
            <text:p>-2.0743401</text:p>
          </table:table-cell>
          <table:table-cell office:value-type="float" office:value="-1.97729" calcext:value-type="float">
            <text:p>-1.97729</text:p>
          </table:table-cell>
          <table:table-cell office:value-type="float" office:value="-1.87658" calcext:value-type="float">
            <text:p>-1.87658</text:p>
          </table:table-cell>
          <table:table-cell office:value-type="float" office:value="-1.78747" calcext:value-type="float">
            <text:p>-1.78747</text:p>
          </table:table-cell>
          <table:table-cell office:value-type="float" office:value="-1.6867599" calcext:value-type="float">
            <text:p>-1.6867599</text:p>
          </table:table-cell>
          <table:table-cell office:value-type="float" office:value="-1.58391" calcext:value-type="float">
            <text:p>-1.58391</text:p>
          </table:table-cell>
          <table:table-cell office:value-type="float" office:value="-1.49052" calcext:value-type="float">
            <text:p>-1.49052</text:p>
          </table:table-cell>
          <table:table-cell office:value-type="float" office:value="-1.39531" calcext:value-type="float">
            <text:p>-1.39531</text:p>
          </table:table-cell>
          <table:table-cell office:value-type="float" office:value="-1.3006999" calcext:value-type="float">
            <text:p>-1.3006999</text:p>
          </table:table-cell>
          <table:table-cell office:value-type="float" office:value="-1.20792" calcext:value-type="float">
            <text:p>-1.20792</text:p>
          </table:table-cell>
          <table:table-cell office:value-type="float" office:value="-1.12705" calcext:value-type="float">
            <text:p>-1.12705</text:p>
          </table:table-cell>
          <table:table-cell office:value-type="float" office:value="-1.03519" calcext:value-type="float">
            <text:p>-1.03519</text:p>
          </table:table-cell>
        </table:table-row>
        <table:table-row table:style-name="ro1">
          <table:table-cell office:value-type="float" office:value="-2.43416" calcext:value-type="float">
            <text:p>-2.43416</text:p>
          </table:table-cell>
          <table:table-cell office:value-type="float" office:value="-2.2867501" calcext:value-type="float">
            <text:p>-2.2867501</text:p>
          </table:table-cell>
          <table:table-cell office:value-type="float" office:value="-2.1835999" calcext:value-type="float">
            <text:p>-2.1835999</text:p>
          </table:table-cell>
          <table:table-cell office:value-type="float" office:value="-2.07373" calcext:value-type="float">
            <text:p>-2.07373</text:p>
          </table:table-cell>
          <table:table-cell office:value-type="float" office:value="-1.97668" calcext:value-type="float">
            <text:p>-1.97668</text:p>
          </table:table-cell>
          <table:table-cell office:value-type="float" office:value="-1.87597" calcext:value-type="float">
            <text:p>-1.87597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1.68615" calcext:value-type="float">
            <text:p>-1.68615</text:p>
          </table:table-cell>
          <table:table-cell office:value-type="float" office:value="-1.5833" calcext:value-type="float">
            <text:p>-1.5833</text:p>
          </table:table-cell>
          <table:table-cell office:value-type="float" office:value="-1.48991" calcext:value-type="float">
            <text:p>-1.48991</text:p>
          </table:table-cell>
          <table:table-cell office:value-type="float" office:value="-1.39439" calcext:value-type="float">
            <text:p>-1.39439</text:p>
          </table:table-cell>
          <table:table-cell office:value-type="float" office:value="-1.30009" calcext:value-type="float">
            <text:p>-1.30009</text:p>
          </table:table-cell>
          <table:table-cell office:value-type="float" office:value="-1.20731" calcext:value-type="float">
            <text:p>-1.20731</text:p>
          </table:table-cell>
          <table:table-cell office:value-type="float" office:value="-1.12644" calcext:value-type="float">
            <text:p>-1.12644</text:p>
          </table:table-cell>
          <table:table-cell office:value-type="float" office:value="-1.03458" calcext:value-type="float">
            <text:p>-1.03458</text:p>
          </table:table-cell>
        </table:table-row>
        <table:table-row table:style-name="ro1">
          <table:table-cell office:value-type="float" office:value="-2.4335499" calcext:value-type="float">
            <text:p>-2.4335499</text:p>
          </table:table-cell>
          <table:table-cell office:value-type="float" office:value="-2.28614" calcext:value-type="float">
            <text:p>-2.28614</text:p>
          </table:table-cell>
          <table:table-cell office:value-type="float" office:value="-2.1829901" calcext:value-type="float">
            <text:p>-2.1829901</text:p>
          </table:table-cell>
          <table:table-cell office:value-type="float" office:value="-2.0731201" calcext:value-type="float">
            <text:p>-2.0731201</text:p>
          </table:table-cell>
          <table:table-cell office:value-type="float" office:value="-1.97607" calcext:value-type="float">
            <text:p>-1.97607</text:p>
          </table:table-cell>
          <table:table-cell office:value-type="float" office:value="-1.87536" calcext:value-type="float">
            <text:p>-1.87536</text:p>
          </table:table-cell>
          <table:table-cell office:value-type="float" office:value="-1.78625" calcext:value-type="float">
            <text:p>-1.78625</text:p>
          </table:table-cell>
          <table:table-cell office:value-type="float" office:value="-1.68554" calcext:value-type="float">
            <text:p>-1.68554</text:p>
          </table:table-cell>
          <table:table-cell office:value-type="float" office:value="-1.5823801" calcext:value-type="float">
            <text:p>-1.5823801</text:p>
          </table:table-cell>
          <table:table-cell office:value-type="float" office:value="-1.4893" calcext:value-type="float">
            <text:p>-1.4893</text:p>
          </table:table-cell>
          <table:table-cell office:value-type="float" office:value="-1.39378" calcext:value-type="float">
            <text:p>-1.39378</text:p>
          </table:table-cell>
          <table:table-cell office:value-type="float" office:value="-1.29948" calcext:value-type="float">
            <text:p>-1.29948</text:p>
          </table:table-cell>
          <table:table-cell office:value-type="float" office:value="-1.2067" calcext:value-type="float">
            <text:p>-1.2067</text:p>
          </table:table-cell>
          <table:table-cell office:value-type="float" office:value="-1.1258301" calcext:value-type="float">
            <text:p>-1.1258301</text:p>
          </table:table-cell>
          <table:table-cell office:value-type="float" office:value="-1.03397" calcext:value-type="float">
            <text:p>-1.03397</text:p>
          </table:table-cell>
        </table:table-row>
        <table:table-row table:style-name="ro1">
          <table:table-cell office:value-type="float" office:value="-2.43294" calcext:value-type="float">
            <text:p>-2.43294</text:p>
          </table:table-cell>
          <table:table-cell office:value-type="float" office:value="-2.2855301" calcext:value-type="float">
            <text:p>-2.2855301</text:p>
          </table:table-cell>
          <table:table-cell office:value-type="float" office:value="-2.18238" calcext:value-type="float">
            <text:p>-2.18238</text:p>
          </table:table-cell>
          <table:table-cell office:value-type="float" office:value="-2.07251" calcext:value-type="float">
            <text:p>-2.07251</text:p>
          </table:table-cell>
          <table:table-cell office:value-type="float" office:value="-1.9754601" calcext:value-type="float">
            <text:p>-1.9754601</text:p>
          </table:table-cell>
          <table:table-cell office:value-type="float" office:value="-1.87475" calcext:value-type="float">
            <text:p>-1.87475</text:p>
          </table:table-cell>
          <table:table-cell office:value-type="float" office:value="-1.78564" calcext:value-type="float">
            <text:p>-1.78564</text:p>
          </table:table-cell>
          <table:table-cell office:value-type="float" office:value="-1.68493" calcext:value-type="float">
            <text:p>-1.68493</text:p>
          </table:table-cell>
          <table:table-cell office:value-type="float" office:value="-1.58147" calcext:value-type="float">
            <text:p>-1.58147</text:p>
          </table:table-cell>
          <table:table-cell office:value-type="float" office:value="-1.48869" calcext:value-type="float">
            <text:p>-1.48869</text:p>
          </table:table-cell>
          <table:table-cell office:value-type="float" office:value="-1.39317" calcext:value-type="float">
            <text:p>-1.39317</text:p>
          </table:table-cell>
          <table:table-cell office:value-type="float" office:value="-1.29887" calcext:value-type="float">
            <text:p>-1.29887</text:p>
          </table:table-cell>
          <table:table-cell office:value-type="float" office:value="-1.20609" calcext:value-type="float">
            <text:p>-1.20609</text:p>
          </table:table-cell>
          <table:table-cell office:value-type="float" office:value="-1.1252199" calcext:value-type="float">
            <text:p>-1.1252199</text:p>
          </table:table-cell>
          <table:table-cell office:value-type="float" office:value="-1.03336" calcext:value-type="float">
            <text:p>-1.03336</text:p>
          </table:table-cell>
        </table:table-row>
        <table:table-row table:style-name="ro1">
          <table:table-cell office:value-type="float" office:value="-2.4323299" calcext:value-type="float">
            <text:p>-2.4323299</text:p>
          </table:table-cell>
          <table:table-cell office:value-type="float" office:value="-2.28492" calcext:value-type="float">
            <text:p>-2.28492</text:p>
          </table:table-cell>
          <table:table-cell office:value-type="float" office:value="-2.1817701" calcext:value-type="float">
            <text:p>-2.1817701</text:p>
          </table:table-cell>
          <table:table-cell office:value-type="float" office:value="-2.0718999" calcext:value-type="float">
            <text:p>-2.0718999</text:p>
          </table:table-cell>
          <table:table-cell office:value-type="float" office:value="-1.9748501" calcext:value-type="float">
            <text:p>-1.9748501</text:p>
          </table:table-cell>
          <table:table-cell office:value-type="float" office:value="-1.87414" calcext:value-type="float">
            <text:p>-1.87414</text:p>
          </table:table-cell>
          <table:table-cell office:value-type="float" office:value="-1.78503" calcext:value-type="float">
            <text:p>-1.78503</text:p>
          </table:table-cell>
          <table:table-cell office:value-type="float" office:value="-1.68432" calcext:value-type="float">
            <text:p>-1.68432</text:p>
          </table:table-cell>
          <table:table-cell office:value-type="float" office:value="-1.58086" calcext:value-type="float">
            <text:p>-1.58086</text:p>
          </table:table-cell>
          <table:table-cell office:value-type="float" office:value="-1.48808" calcext:value-type="float">
            <text:p>-1.48808</text:p>
          </table:table-cell>
          <table:table-cell office:value-type="float" office:value="-1.39256" calcext:value-type="float">
            <text:p>-1.39256</text:p>
          </table:table-cell>
          <table:table-cell office:value-type="float" office:value="-1.29826" calcext:value-type="float">
            <text:p>-1.29826</text:p>
          </table:table-cell>
          <table:table-cell office:value-type="float" office:value="-1.20548" calcext:value-type="float">
            <text:p>-1.20548</text:p>
          </table:table-cell>
          <table:table-cell office:value-type="float" office:value="-1.1246099" calcext:value-type="float">
            <text:p>-1.1246099</text:p>
          </table:table-cell>
          <table:table-cell office:value-type="float" office:value="-1.03275" calcext:value-type="float">
            <text:p>-1.03275</text:p>
          </table:table-cell>
        </table:table-row>
        <table:table-row table:style-name="ro1">
          <table:table-cell office:value-type="float" office:value="-2.43171" calcext:value-type="float">
            <text:p>-2.43171</text:p>
          </table:table-cell>
          <table:table-cell office:value-type="float" office:value="-2.2843101" calcext:value-type="float">
            <text:p>-2.2843101</text:p>
          </table:table-cell>
          <table:table-cell office:value-type="float" office:value="-2.18116" calcext:value-type="float">
            <text:p>-2.18116</text:p>
          </table:table-cell>
          <table:table-cell office:value-type="float" office:value="-2.07129" calcext:value-type="float">
            <text:p>-2.07129</text:p>
          </table:table-cell>
          <table:table-cell office:value-type="float" office:value="-1.9742399" calcext:value-type="float">
            <text:p>-1.9742399</text:p>
          </table:table-cell>
          <table:table-cell office:value-type="float" office:value="-1.87353" calcext:value-type="float">
            <text:p>-1.87353</text:p>
          </table:table-cell>
          <table:table-cell office:value-type="float" office:value="-1.78442" calcext:value-type="float">
            <text:p>-1.78442</text:p>
          </table:table-cell>
          <table:table-cell office:value-type="float" office:value="-1.68371" calcext:value-type="float">
            <text:p>-1.68371</text:p>
          </table:table-cell>
          <table:table-cell office:value-type="float" office:value="-1.58025" calcext:value-type="float">
            <text:p>-1.58025</text:p>
          </table:table-cell>
          <table:table-cell office:value-type="float" office:value="-1.48747" calcext:value-type="float">
            <text:p>-1.48747</text:p>
          </table:table-cell>
          <table:table-cell office:value-type="float" office:value="-1.39195" calcext:value-type="float">
            <text:p>-1.39195</text:p>
          </table:table-cell>
          <table:table-cell office:value-type="float" office:value="-1.29765" calcext:value-type="float">
            <text:p>-1.29765</text:p>
          </table:table-cell>
          <table:table-cell office:value-type="float" office:value="-1.20487" calcext:value-type="float">
            <text:p>-1.20487</text:p>
          </table:table-cell>
          <table:table-cell office:value-type="float" office:value="-1.124" calcext:value-type="float">
            <text:p>-1.124</text:p>
          </table:table-cell>
          <table:table-cell office:value-type="float" office:value="-1.03214" calcext:value-type="float">
            <text:p>-1.03214</text:p>
          </table:table-cell>
        </table:table-row>
        <table:table-row table:style-name="ro1">
          <table:table-cell office:value-type="float" office:value="-2.4310999" calcext:value-type="float">
            <text:p>-2.4310999</text:p>
          </table:table-cell>
          <table:table-cell office:value-type="float" office:value="-2.2837" calcext:value-type="float">
            <text:p>-2.2837</text:p>
          </table:table-cell>
          <table:table-cell office:value-type="float" office:value="-2.1805501" calcext:value-type="float">
            <text:p>-2.1805501</text:p>
          </table:table-cell>
          <table:table-cell office:value-type="float" office:value="-2.07038" calcext:value-type="float">
            <text:p>-2.07038</text:p>
          </table:table-cell>
          <table:table-cell office:value-type="float" office:value="-1.97363" calcext:value-type="float">
            <text:p>-1.97363</text:p>
          </table:table-cell>
          <table:table-cell office:value-type="float" office:value="-1.87292" calcext:value-type="float">
            <text:p>-1.87292</text:p>
          </table:table-cell>
          <table:table-cell office:value-type="float" office:value="-1.7835" calcext:value-type="float">
            <text:p>-1.7835</text:p>
          </table:table-cell>
          <table:table-cell office:value-type="float" office:value="-1.6831" calcext:value-type="float">
            <text:p>-1.6831</text:p>
          </table:table-cell>
          <table:table-cell office:value-type="float" office:value="-1.57964" calcext:value-type="float">
            <text:p>-1.57964</text:p>
          </table:table-cell>
          <table:table-cell office:value-type="float" office:value="-1.48686" calcext:value-type="float">
            <text:p>-1.48686</text:p>
          </table:table-cell>
          <table:table-cell office:value-type="float" office:value="-1.39134" calcext:value-type="float">
            <text:p>-1.39134</text:p>
          </table:table-cell>
          <table:table-cell office:value-type="float" office:value="-1.29673" calcext:value-type="float">
            <text:p>-1.29673</text:p>
          </table:table-cell>
          <table:table-cell office:value-type="float" office:value="-1.20426" calcext:value-type="float">
            <text:p>-1.20426</text:p>
          </table:table-cell>
          <table:table-cell office:value-type="float" office:value="-1.12339" calcext:value-type="float">
            <text:p>-1.12339</text:p>
          </table:table-cell>
          <table:table-cell office:value-type="float" office:value="-1.03153" calcext:value-type="float">
            <text:p>-1.03153</text:p>
          </table:table-cell>
        </table:table-row>
        <table:table-row table:style-name="ro1">
          <table:table-cell office:value-type="float" office:value="-2.43049" calcext:value-type="float">
            <text:p>-2.43049</text:p>
          </table:table-cell>
          <table:table-cell office:value-type="float" office:value="-2.2830901" calcext:value-type="float">
            <text:p>-2.2830901</text:p>
          </table:table-cell>
          <table:table-cell office:value-type="float" office:value="-2.17994" calcext:value-type="float">
            <text:p>-2.17994</text:p>
          </table:table-cell>
          <table:table-cell office:value-type="float" office:value="-2.0697701" calcext:value-type="float">
            <text:p>-2.0697701</text:p>
          </table:table-cell>
          <table:table-cell office:value-type="float" office:value="-1.97302" calcext:value-type="float">
            <text:p>-1.97302</text:p>
          </table:table-cell>
          <table:table-cell office:value-type="float" office:value="-1.87231" calcext:value-type="float">
            <text:p>-1.87231</text:p>
          </table:table-cell>
          <table:table-cell office:value-type="float" office:value="-1.78259" calcext:value-type="float">
            <text:p>-1.78259</text:p>
          </table:table-cell>
          <table:table-cell office:value-type="float" office:value="-1.68249" calcext:value-type="float">
            <text:p>-1.68249</text:p>
          </table:table-cell>
          <table:table-cell office:value-type="float" office:value="-1.57903" calcext:value-type="float">
            <text:p>-1.57903</text:p>
          </table:table-cell>
          <table:table-cell office:value-type="float" office:value="-1.48625" calcext:value-type="float">
            <text:p>-1.48625</text:p>
          </table:table-cell>
          <table:table-cell office:value-type="float" office:value="-1.39073" calcext:value-type="float">
            <text:p>-1.39073</text:p>
          </table:table-cell>
          <table:table-cell office:value-type="float" office:value="-1.29582" calcext:value-type="float">
            <text:p>-1.29582</text:p>
          </table:table-cell>
          <table:table-cell office:value-type="float" office:value="-1.20365" calcext:value-type="float">
            <text:p>-1.20365</text:p>
          </table:table-cell>
          <table:table-cell office:value-type="float" office:value="-1.12278" calcext:value-type="float">
            <text:p>-1.12278</text:p>
          </table:table-cell>
          <table:table-cell office:value-type="float" office:value="-1.03092" calcext:value-type="float">
            <text:p>-1.03092</text:p>
          </table:table-cell>
        </table:table-row>
        <table:table-row table:style-name="ro1">
          <table:table-cell office:value-type="float" office:value="-2.4298799" calcext:value-type="float">
            <text:p>-2.4298799</text:p>
          </table:table-cell>
          <table:table-cell office:value-type="float" office:value="-2.28248" calcext:value-type="float">
            <text:p>-2.28248</text:p>
          </table:table-cell>
          <table:table-cell office:value-type="float" office:value="-2.1793301" calcext:value-type="float">
            <text:p>-2.1793301</text:p>
          </table:table-cell>
          <table:table-cell office:value-type="float" office:value="-2.06915" calcext:value-type="float">
            <text:p>-2.06915</text:p>
          </table:table-cell>
          <table:table-cell office:value-type="float" office:value="-1.97241" calcext:value-type="float">
            <text:p>-1.97241</text:p>
          </table:table-cell>
          <table:table-cell office:value-type="float" office:value="-1.8717" calcext:value-type="float">
            <text:p>-1.8717</text:p>
          </table:table-cell>
          <table:table-cell office:value-type="float" office:value="-1.78198" calcext:value-type="float">
            <text:p>-1.78198</text:p>
          </table:table-cell>
          <table:table-cell office:value-type="float" office:value="-1.68188" calcext:value-type="float">
            <text:p>-1.68188</text:p>
          </table:table-cell>
          <table:table-cell office:value-type="float" office:value="-1.57811" calcext:value-type="float">
            <text:p>-1.57811</text:p>
          </table:table-cell>
          <table:table-cell office:value-type="float" office:value="-1.48564" calcext:value-type="float">
            <text:p>-1.48564</text:p>
          </table:table-cell>
          <table:table-cell office:value-type="float" office:value="-1.39012" calcext:value-type="float">
            <text:p>-1.39012</text:p>
          </table:table-cell>
          <table:table-cell office:value-type="float" office:value="-1.29521" calcext:value-type="float">
            <text:p>-1.29521</text:p>
          </table:table-cell>
          <table:table-cell office:value-type="float" office:value="-1.20304" calcext:value-type="float">
            <text:p>-1.20304</text:p>
          </table:table-cell>
          <table:table-cell office:value-type="float" office:value="-1.12217" calcext:value-type="float">
            <text:p>-1.12217</text:p>
          </table:table-cell>
          <table:table-cell office:value-type="float" office:value="-1.0303" calcext:value-type="float">
            <text:p>-1.0303</text:p>
          </table:table-cell>
        </table:table-row>
        <table:table-row table:style-name="ro1">
          <table:table-cell office:value-type="float" office:value="-2.42927" calcext:value-type="float">
            <text:p>-2.42927</text:p>
          </table:table-cell>
          <table:table-cell office:value-type="float" office:value="-2.2818699" calcext:value-type="float">
            <text:p>-2.2818699</text:p>
          </table:table-cell>
          <table:table-cell office:value-type="float" office:value="-2.1784101" calcext:value-type="float">
            <text:p>-2.1784101</text:p>
          </table:table-cell>
          <table:table-cell office:value-type="float" office:value="-2.0685401" calcext:value-type="float">
            <text:p>-2.0685401</text:p>
          </table:table-cell>
          <table:table-cell office:value-type="float" office:value="-1.9718" calcext:value-type="float">
            <text:p>-1.9718</text:p>
          </table:table-cell>
          <table:table-cell office:value-type="float" office:value="-1.8710901" calcext:value-type="float">
            <text:p>-1.8710901</text:p>
          </table:table-cell>
          <table:table-cell office:value-type="float" office:value="-1.78137" calcext:value-type="float">
            <text:p>-1.78137</text:p>
          </table:table-cell>
          <table:table-cell office:value-type="float" office:value="-1.68126" calcext:value-type="float">
            <text:p>-1.68126</text:p>
          </table:table-cell>
          <table:table-cell office:value-type="float" office:value="-1.5775" calcext:value-type="float">
            <text:p>-1.5775</text:p>
          </table:table-cell>
          <table:table-cell office:value-type="float" office:value="-1.4850301" calcext:value-type="float">
            <text:p>-1.4850301</text:p>
          </table:table-cell>
          <table:table-cell office:value-type="float" office:value="-1.38951" calcext:value-type="float">
            <text:p>-1.38951</text:p>
          </table:table-cell>
          <table:table-cell office:value-type="float" office:value="-1.2946" calcext:value-type="float">
            <text:p>-1.2946</text:p>
          </table:table-cell>
          <table:table-cell office:value-type="float" office:value="-1.20243" calcext:value-type="float">
            <text:p>-1.20243</text:p>
          </table:table-cell>
          <table:table-cell office:value-type="float" office:value="-1.12156" calcext:value-type="float">
            <text:p>-1.12156</text:p>
          </table:table-cell>
          <table:table-cell office:value-type="float" office:value="-1.02939" calcext:value-type="float">
            <text:p>-1.02939</text:p>
          </table:table-cell>
        </table:table-row>
        <table:table-row table:style-name="ro1">
          <table:table-cell office:value-type="float" office:value="-2.4286599" calcext:value-type="float">
            <text:p>-2.4286599</text:p>
          </table:table-cell>
          <table:table-cell office:value-type="float" office:value="-2.28126" calcext:value-type="float">
            <text:p>-2.28126</text:p>
          </table:table-cell>
          <table:table-cell office:value-type="float" office:value="-2.1777999" calcext:value-type="float">
            <text:p>-2.1777999</text:p>
          </table:table-cell>
          <table:table-cell office:value-type="float" office:value="-2.06793" calcext:value-type="float">
            <text:p>-2.06793</text:p>
          </table:table-cell>
          <table:table-cell office:value-type="float" office:value="-1.97119" calcext:value-type="float">
            <text:p>-1.97119</text:p>
          </table:table-cell>
          <table:table-cell office:value-type="float" office:value="-1.8704799" calcext:value-type="float">
            <text:p>-1.8704799</text:p>
          </table:table-cell>
          <table:table-cell office:value-type="float" office:value="-1.78076" calcext:value-type="float">
            <text:p>-1.78076</text:p>
          </table:table-cell>
          <table:table-cell office:value-type="float" office:value="-1.68065" calcext:value-type="float">
            <text:p>-1.68065</text:p>
          </table:table-cell>
          <table:table-cell office:value-type="float" office:value="-1.57689" calcext:value-type="float">
            <text:p>-1.57689</text:p>
          </table:table-cell>
          <table:table-cell office:value-type="float" office:value="-1.4844199" calcext:value-type="float">
            <text:p>-1.4844199</text:p>
          </table:table-cell>
          <table:table-cell office:value-type="float" office:value="-1.3889" calcext:value-type="float">
            <text:p>-1.3889</text:p>
          </table:table-cell>
          <table:table-cell office:value-type="float" office:value="-1.29398" calcext:value-type="float">
            <text:p>-1.29398</text:p>
          </table:table-cell>
          <table:table-cell office:value-type="float" office:value="-1.20182" calcext:value-type="float">
            <text:p>-1.20182</text:p>
          </table:table-cell>
          <table:table-cell office:value-type="float" office:value="-1.12094" calcext:value-type="float">
            <text:p>-1.12094</text:p>
          </table:table-cell>
          <table:table-cell office:value-type="float" office:value="-1.02878" calcext:value-type="float">
            <text:p>-1.02878</text:p>
          </table:table-cell>
        </table:table-row>
        <table:table-row table:style-name="ro1">
          <table:table-cell office:value-type="float" office:value="-2.42805" calcext:value-type="float">
            <text:p>-2.42805</text:p>
          </table:table-cell>
          <table:table-cell office:value-type="float" office:value="-2.2806499" calcext:value-type="float">
            <text:p>-2.2806499</text:p>
          </table:table-cell>
          <table:table-cell office:value-type="float" office:value="-2.1771901" calcext:value-type="float">
            <text:p>-2.1771901</text:p>
          </table:table-cell>
          <table:table-cell office:value-type="float" office:value="-2.0673201" calcext:value-type="float">
            <text:p>-2.0673201</text:p>
          </table:table-cell>
          <table:table-cell office:value-type="float" office:value="-1.97058" calcext:value-type="float">
            <text:p>-1.97058</text:p>
          </table:table-cell>
          <table:table-cell office:value-type="float" office:value="-1.8698699" calcext:value-type="float">
            <text:p>-1.8698699</text:p>
          </table:table-cell>
          <table:table-cell office:value-type="float" office:value="-1.78014" calcext:value-type="float">
            <text:p>-1.78014</text:p>
          </table:table-cell>
          <table:table-cell office:value-type="float" office:value="-1.68004" calcext:value-type="float">
            <text:p>-1.68004</text:p>
          </table:table-cell>
          <table:table-cell office:value-type="float" office:value="-1.57628" calcext:value-type="float">
            <text:p>-1.57628</text:p>
          </table:table-cell>
          <table:table-cell office:value-type="float" office:value="-1.4838099" calcext:value-type="float">
            <text:p>-1.4838099</text:p>
          </table:table-cell>
          <table:table-cell office:value-type="float" office:value="-1.38829" calcext:value-type="float">
            <text:p>-1.38829</text:p>
          </table:table-cell>
          <table:table-cell office:value-type="float" office:value="-1.29337" calcext:value-type="float">
            <text:p>-1.29337</text:p>
          </table:table-cell>
          <table:table-cell office:value-type="float" office:value="-1.20121" calcext:value-type="float">
            <text:p>-1.20121</text:p>
          </table:table-cell>
          <table:table-cell office:value-type="float" office:value="-1.12033" calcext:value-type="float">
            <text:p>-1.12033</text:p>
          </table:table-cell>
          <table:table-cell office:value-type="float" office:value="-1.02817" calcext:value-type="float">
            <text:p>-1.02817</text:p>
          </table:table-cell>
        </table:table-row>
        <table:table-row table:style-name="ro1">
          <table:table-cell office:value-type="float" office:value="-2.4274399" calcext:value-type="float">
            <text:p>-2.4274399</text:p>
          </table:table-cell>
          <table:table-cell office:value-type="float" office:value="-2.28004" calcext:value-type="float">
            <text:p>-2.28004</text:p>
          </table:table-cell>
          <table:table-cell office:value-type="float" office:value="-2.17658" calcext:value-type="float">
            <text:p>-2.17658</text:p>
          </table:table-cell>
          <table:table-cell office:value-type="float" office:value="-2.06671" calcext:value-type="float">
            <text:p>-2.06671</text:p>
          </table:table-cell>
          <table:table-cell office:value-type="float" office:value="-1.96997" calcext:value-type="float">
            <text:p>-1.96997</text:p>
          </table:table-cell>
          <table:table-cell office:value-type="float" office:value="-1.86926" calcext:value-type="float">
            <text:p>-1.86926</text:p>
          </table:table-cell>
          <table:table-cell office:value-type="float" office:value="-1.77923" calcext:value-type="float">
            <text:p>-1.77923</text:p>
          </table:table-cell>
          <table:table-cell office:value-type="float" office:value="-1.67943" calcext:value-type="float">
            <text:p>-1.67943</text:p>
          </table:table-cell>
          <table:table-cell office:value-type="float" office:value="-1.57567" calcext:value-type="float">
            <text:p>-1.57567</text:p>
          </table:table-cell>
          <table:table-cell office:value-type="float" office:value="-1.4832" calcext:value-type="float">
            <text:p>-1.4832</text:p>
          </table:table-cell>
          <table:table-cell office:value-type="float" office:value="-1.3876801" calcext:value-type="float">
            <text:p>-1.3876801</text:p>
          </table:table-cell>
          <table:table-cell office:value-type="float" office:value="-1.29276" calcext:value-type="float">
            <text:p>-1.29276</text:p>
          </table:table-cell>
          <table:table-cell office:value-type="float" office:value="-1.2006" calcext:value-type="float">
            <text:p>-1.2006</text:p>
          </table:table-cell>
          <table:table-cell office:value-type="float" office:value="-1.11972" calcext:value-type="float">
            <text:p>-1.11972</text:p>
          </table:table-cell>
          <table:table-cell office:value-type="float" office:value="-1.0272501" calcext:value-type="float">
            <text:p>-1.0272501</text:p>
          </table:table-cell>
        </table:table-row>
        <table:table-row table:style-name="ro1">
          <table:table-cell office:value-type="float" office:value="-2.4268301" calcext:value-type="float">
            <text:p>-2.4268301</text:p>
          </table:table-cell>
          <table:table-cell office:value-type="float" office:value="-2.2794299" calcext:value-type="float">
            <text:p>-2.2794299</text:p>
          </table:table-cell>
          <table:table-cell office:value-type="float" office:value="-2.1759701" calcext:value-type="float">
            <text:p>-2.1759701</text:p>
          </table:table-cell>
          <table:table-cell office:value-type="float" office:value="-2.0660999" calcext:value-type="float">
            <text:p>-2.0660999</text:p>
          </table:table-cell>
          <table:table-cell office:value-type="float" office:value="-1.96936" calcext:value-type="float">
            <text:p>-1.96936</text:p>
          </table:table-cell>
          <table:table-cell office:value-type="float" office:value="-1.86865" calcext:value-type="float">
            <text:p>-1.86865</text:p>
          </table:table-cell>
          <table:table-cell office:value-type="float" office:value="-1.7783099" calcext:value-type="float">
            <text:p>-1.7783099</text:p>
          </table:table-cell>
          <table:table-cell office:value-type="float" office:value="-1.67882" calcext:value-type="float">
            <text:p>-1.67882</text:p>
          </table:table-cell>
          <table:table-cell office:value-type="float" office:value="-1.57506" calcext:value-type="float">
            <text:p>-1.57506</text:p>
          </table:table-cell>
          <table:table-cell office:value-type="float" office:value="-1.48259" calcext:value-type="float">
            <text:p>-1.48259</text:p>
          </table:table-cell>
          <table:table-cell office:value-type="float" office:value="-1.38676" calcext:value-type="float">
            <text:p>-1.38676</text:p>
          </table:table-cell>
          <table:table-cell office:value-type="float" office:value="-1.29215" calcext:value-type="float">
            <text:p>-1.29215</text:p>
          </table:table-cell>
          <table:table-cell office:value-type="float" office:value="-1.19999" calcext:value-type="float">
            <text:p>-1.19999</text:p>
          </table:table-cell>
          <table:table-cell office:value-type="float" office:value="-1.11911" calcext:value-type="float">
            <text:p>-1.11911</text:p>
          </table:table-cell>
          <table:table-cell office:value-type="float" office:value="-1.0266401" calcext:value-type="float">
            <text:p>-1.0266401</text:p>
          </table:table-cell>
        </table:table-row>
        <table:table-row table:style-name="ro1">
          <table:table-cell office:value-type="float" office:value="-2.4262199" calcext:value-type="float">
            <text:p>-2.4262199</text:p>
          </table:table-cell>
          <table:table-cell office:value-type="float" office:value="-2.27882" calcext:value-type="float">
            <text:p>-2.27882</text:p>
          </table:table-cell>
          <table:table-cell office:value-type="float" office:value="-2.17536" calcext:value-type="float">
            <text:p>-2.17536</text:p>
          </table:table-cell>
          <table:table-cell office:value-type="float" office:value="-2.06549" calcext:value-type="float">
            <text:p>-2.06549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-1.86804" calcext:value-type="float">
            <text:p>-1.86804</text:p>
          </table:table-cell>
          <table:table-cell office:value-type="float" office:value="-1.7776999" calcext:value-type="float">
            <text:p>-1.7776999</text:p>
          </table:table-cell>
          <table:table-cell office:value-type="float" office:value="-1.67821" calcext:value-type="float">
            <text:p>-1.67821</text:p>
          </table:table-cell>
          <table:table-cell office:value-type="float" office:value="-1.57445" calcext:value-type="float">
            <text:p>-1.57445</text:p>
          </table:table-cell>
          <table:table-cell office:value-type="float" office:value="-1.48167" calcext:value-type="float">
            <text:p>-1.48167</text:p>
          </table:table-cell>
          <table:table-cell office:value-type="float" office:value="-1.38615" calcext:value-type="float">
            <text:p>-1.38615</text:p>
          </table:table-cell>
          <table:table-cell office:value-type="float" office:value="-1.29154" calcext:value-type="float">
            <text:p>-1.29154</text:p>
          </table:table-cell>
          <table:table-cell office:value-type="float" office:value="-1.19938" calcext:value-type="float">
            <text:p>-1.19938</text:p>
          </table:table-cell>
          <table:table-cell office:value-type="float" office:value="-1.1185" calcext:value-type="float">
            <text:p>-1.1185</text:p>
          </table:table-cell>
          <table:table-cell office:value-type="float" office:value="-1.0260299" calcext:value-type="float">
            <text:p>-1.0260299</text:p>
          </table:table-cell>
        </table:table-row>
        <table:table-row table:style-name="ro1">
          <table:table-cell office:value-type="float" office:value="-2.4256101" calcext:value-type="float">
            <text:p>-2.4256101</text:p>
          </table:table-cell>
          <table:table-cell office:value-type="float" office:value="-2.2782099" calcext:value-type="float">
            <text:p>-2.2782099</text:p>
          </table:table-cell>
          <table:table-cell office:value-type="float" office:value="-2.1747501" calcext:value-type="float">
            <text:p>-2.1747501</text:p>
          </table:table-cell>
          <table:table-cell office:value-type="float" office:value="-2.0648799" calcext:value-type="float">
            <text:p>-2.0648799</text:p>
          </table:table-cell>
          <table:table-cell office:value-type="float" office:value="-1.96814" calcext:value-type="float">
            <text:p>-1.96814</text:p>
          </table:table-cell>
          <table:table-cell office:value-type="float" office:value="-1.86743" calcext:value-type="float">
            <text:p>-1.86743</text:p>
          </table:table-cell>
          <table:table-cell office:value-type="float" office:value="-1.77709" calcext:value-type="float">
            <text:p>-1.77709</text:p>
          </table:table-cell>
          <table:table-cell office:value-type="float" office:value="-1.6776" calcext:value-type="float">
            <text:p>-1.6776</text:p>
          </table:table-cell>
          <table:table-cell office:value-type="float" office:value="-1.57384" calcext:value-type="float">
            <text:p>-1.57384</text:p>
          </table:table-cell>
          <table:table-cell office:value-type="float" office:value="-1.48106" calcext:value-type="float">
            <text:p>-1.48106</text:p>
          </table:table-cell>
          <table:table-cell office:value-type="float" office:value="-1.38585" calcext:value-type="float">
            <text:p>-1.38585</text:p>
          </table:table-cell>
          <table:table-cell office:value-type="float" office:value="-1.29093" calcext:value-type="float">
            <text:p>-1.29093</text:p>
          </table:table-cell>
          <table:table-cell office:value-type="float" office:value="-1.19877" calcext:value-type="float">
            <text:p>-1.19877</text:p>
          </table:table-cell>
          <table:table-cell office:value-type="float" office:value="-1.11789" calcext:value-type="float">
            <text:p>-1.11789</text:p>
          </table:table-cell>
          <table:table-cell office:value-type="float" office:value="-1.02542" calcext:value-type="float">
            <text:p>-1.02542</text:p>
          </table:table-cell>
        </table:table-row>
        <table:table-row table:style-name="ro1">
          <table:table-cell office:value-type="float" office:value="-2.425" calcext:value-type="float">
            <text:p>-2.425</text:p>
          </table:table-cell>
          <table:table-cell office:value-type="float" office:value="-2.2772901" calcext:value-type="float">
            <text:p>-2.2772901</text:p>
          </table:table-cell>
          <table:table-cell office:value-type="float" office:value="-2.17414" calcext:value-type="float">
            <text:p>-2.17414</text:p>
          </table:table-cell>
          <table:table-cell office:value-type="float" office:value="-2.06427" calcext:value-type="float">
            <text:p>-2.06427</text:p>
          </table:table-cell>
          <table:table-cell office:value-type="float" office:value="-1.96753" calcext:value-type="float">
            <text:p>-1.96753</text:p>
          </table:table-cell>
          <table:table-cell office:value-type="float" office:value="-1.86682" calcext:value-type="float">
            <text:p>-1.86682</text:p>
          </table:table-cell>
          <table:table-cell office:value-type="float" office:value="-1.77648" calcext:value-type="float">
            <text:p>-1.77648</text:p>
          </table:table-cell>
          <table:table-cell office:value-type="float" office:value="-1.67699" calcext:value-type="float">
            <text:p>-1.67699</text:p>
          </table:table-cell>
          <table:table-cell office:value-type="float" office:value="-1.57323" calcext:value-type="float">
            <text:p>-1.57323</text:p>
          </table:table-cell>
          <table:table-cell office:value-type="float" office:value="-1.48045" calcext:value-type="float">
            <text:p>-1.48045</text:p>
          </table:table-cell>
          <table:table-cell office:value-type="float" office:value="-1.38493" calcext:value-type="float">
            <text:p>-1.38493</text:p>
          </table:table-cell>
          <table:table-cell office:value-type="float" office:value="-1.29032" calcext:value-type="float">
            <text:p>-1.29032</text:p>
          </table:table-cell>
          <table:table-cell office:value-type="float" office:value="-1.1981601" calcext:value-type="float">
            <text:p>-1.1981601</text:p>
          </table:table-cell>
          <table:table-cell office:value-type="float" office:value="-1.11728" calcext:value-type="float">
            <text:p>-1.11728</text:p>
          </table:table-cell>
          <table:table-cell office:value-type="float" office:value="-1.02481" calcext:value-type="float">
            <text:p>-1.02481</text:p>
          </table:table-cell>
        </table:table-row>
        <table:table-row table:style-name="ro1">
          <table:table-cell office:value-type="float" office:value="-2.4243901" calcext:value-type="float">
            <text:p>-2.4243901</text:p>
          </table:table-cell>
          <table:table-cell office:value-type="float" office:value="-2.27668" calcext:value-type="float">
            <text:p>-2.27668</text:p>
          </table:table-cell>
          <table:table-cell office:value-type="float" office:value="-2.1735301" calcext:value-type="float">
            <text:p>-2.1735301</text:p>
          </table:table-cell>
          <table:table-cell office:value-type="float" office:value="-2.0636599" calcext:value-type="float">
            <text:p>-2.0636599</text:p>
          </table:table-cell>
          <table:table-cell office:value-type="float" office:value="-1.96692" calcext:value-type="float">
            <text:p>-1.96692</text:p>
          </table:table-cell>
          <table:table-cell office:value-type="float" office:value="-1.86621" calcext:value-type="float">
            <text:p>-1.86621</text:p>
          </table:table-cell>
          <table:table-cell office:value-type="float" office:value="-1.77587" calcext:value-type="float">
            <text:p>-1.77587</text:p>
          </table:table-cell>
          <table:table-cell office:value-type="float" office:value="-1.67638" calcext:value-type="float">
            <text:p>-1.67638</text:p>
          </table:table-cell>
          <table:table-cell office:value-type="float" office:value="-1.57262" calcext:value-type="float">
            <text:p>-1.57262</text:p>
          </table:table-cell>
          <table:table-cell office:value-type="float" office:value="-1.47984" calcext:value-type="float">
            <text:p>-1.47984</text:p>
          </table:table-cell>
          <table:table-cell office:value-type="float" office:value="-1.38462" calcext:value-type="float">
            <text:p>-1.38462</text:p>
          </table:table-cell>
          <table:table-cell office:value-type="float" office:value="-1.28941" calcext:value-type="float">
            <text:p>-1.28941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11667" calcext:value-type="float">
            <text:p>-1.11667</text:p>
          </table:table-cell>
          <table:table-cell office:value-type="float" office:value="-1.0242" calcext:value-type="float">
            <text:p>-1.0242</text:p>
          </table:table-cell>
        </table:table-row>
        <table:table-row table:style-name="ro1">
          <table:table-cell office:value-type="float" office:value="-2.42378" calcext:value-type="float">
            <text:p>-2.42378</text:p>
          </table:table-cell>
          <table:table-cell office:value-type="float" office:value="-2.2760701" calcext:value-type="float">
            <text:p>-2.2760701</text:p>
          </table:table-cell>
          <table:table-cell office:value-type="float" office:value="-2.17292" calcext:value-type="float">
            <text:p>-2.17292</text:p>
          </table:table-cell>
          <table:table-cell office:value-type="float" office:value="-2.0627501" calcext:value-type="float">
            <text:p>-2.0627501</text:p>
          </table:table-cell>
          <table:table-cell office:value-type="float" office:value="-1.96631" calcext:value-type="float">
            <text:p>-1.96631</text:p>
          </table:table-cell>
          <table:table-cell office:value-type="float" office:value="-1.8656" calcext:value-type="float">
            <text:p>-1.8656</text:p>
          </table:table-cell>
          <table:table-cell office:value-type="float" office:value="-1.77526" calcext:value-type="float">
            <text:p>-1.77526</text:p>
          </table:table-cell>
          <table:table-cell office:value-type="float" office:value="-1.67577" calcext:value-type="float">
            <text:p>-1.67577</text:p>
          </table:table-cell>
          <table:table-cell office:value-type="float" office:value="-1.57201" calcext:value-type="float">
            <text:p>-1.57201</text:p>
          </table:table-cell>
          <table:table-cell office:value-type="float" office:value="-1.47923" calcext:value-type="float">
            <text:p>-1.47923</text:p>
          </table:table-cell>
          <table:table-cell office:value-type="float" office:value="-1.38371" calcext:value-type="float">
            <text:p>-1.38371</text:p>
          </table:table-cell>
          <table:table-cell office:value-type="float" office:value="-1.2888" calcext:value-type="float">
            <text:p>-1.2888</text:p>
          </table:table-cell>
          <table:table-cell office:value-type="float" office:value="-1.19663" calcext:value-type="float">
            <text:p>-1.19663</text:p>
          </table:table-cell>
          <table:table-cell office:value-type="float" office:value="-1.11606" calcext:value-type="float">
            <text:p>-1.11606</text:p>
          </table:table-cell>
          <table:table-cell office:value-type="float" office:value="-1.02359" calcext:value-type="float">
            <text:p>-1.02359</text:p>
          </table:table-cell>
        </table:table-row>
        <table:table-row table:style-name="ro1">
          <table:table-cell office:value-type="float" office:value="-2.4231701" calcext:value-type="float">
            <text:p>-2.4231701</text:p>
          </table:table-cell>
          <table:table-cell office:value-type="float" office:value="-2.27546" calcext:value-type="float">
            <text:p>-2.27546</text:p>
          </table:table-cell>
          <table:table-cell office:value-type="float" office:value="-2.1719999" calcext:value-type="float">
            <text:p>-2.1719999</text:p>
          </table:table-cell>
          <table:table-cell office:value-type="float" office:value="-2.06214" calcext:value-type="float">
            <text:p>-2.06214</text:p>
          </table:table-cell>
          <table:table-cell office:value-type="float" office:value="-1.9657" calcext:value-type="float">
            <text:p>-1.9657</text:p>
          </table:table-cell>
          <table:table-cell office:value-type="float" office:value="-1.86499" calcext:value-type="float">
            <text:p>-1.86499</text:p>
          </table:table-cell>
          <table:table-cell office:value-type="float" office:value="-1.77465" calcext:value-type="float">
            <text:p>-1.77465</text:p>
          </table:table-cell>
          <table:table-cell office:value-type="float" office:value="-1.6751601" calcext:value-type="float">
            <text:p>-1.6751601</text:p>
          </table:table-cell>
          <table:table-cell office:value-type="float" office:value="-1.5714" calcext:value-type="float">
            <text:p>-1.5714</text:p>
          </table:table-cell>
          <table:table-cell office:value-type="float" office:value="-1.4786201" calcext:value-type="float">
            <text:p>-1.4786201</text:p>
          </table:table-cell>
          <table:table-cell office:value-type="float" office:value="-1.3831" calcext:value-type="float">
            <text:p>-1.3831</text:p>
          </table:table-cell>
          <table:table-cell office:value-type="float" office:value="-1.28819" calcext:value-type="float">
            <text:p>-1.28819</text:p>
          </table:table-cell>
          <table:table-cell office:value-type="float" office:value="-1.19602" calcext:value-type="float">
            <text:p>-1.19602</text:p>
          </table:table-cell>
          <table:table-cell office:value-type="float" office:value="-1.11515" calcext:value-type="float">
            <text:p>-1.11515</text:p>
          </table:table-cell>
          <table:table-cell office:value-type="float" office:value="-1.02298" calcext:value-type="float">
            <text:p>-1.02298</text:p>
          </table:table-cell>
        </table:table-row>
        <table:table-row table:style-name="ro1">
          <table:table-cell office:value-type="float" office:value="-2.42225" calcext:value-type="float">
            <text:p>-2.42225</text:p>
          </table:table-cell>
          <table:table-cell office:value-type="float" office:value="-2.2748499" calcext:value-type="float">
            <text:p>-2.2748499</text:p>
          </table:table-cell>
          <table:table-cell office:value-type="float" office:value="-2.1710899" calcext:value-type="float">
            <text:p>-2.1710899</text:p>
          </table:table-cell>
          <table:table-cell office:value-type="float" office:value="-2.0615301" calcext:value-type="float">
            <text:p>-2.0615301</text:p>
          </table:table-cell>
          <table:table-cell office:value-type="float" office:value="-1.96509" calcext:value-type="float">
            <text:p>-1.96509</text:p>
          </table:table-cell>
          <table:table-cell office:value-type="float" office:value="-1.86438" calcext:value-type="float">
            <text:p>-1.86438</text:p>
          </table:table-cell>
          <table:table-cell office:value-type="float" office:value="-1.77404" calcext:value-type="float">
            <text:p>-1.77404</text:p>
          </table:table-cell>
          <table:table-cell office:value-type="float" office:value="-1.6745501" calcext:value-type="float">
            <text:p>-1.6745501</text:p>
          </table:table-cell>
          <table:table-cell office:value-type="float" office:value="-1.5707901" calcext:value-type="float">
            <text:p>-1.5707901</text:p>
          </table:table-cell>
          <table:table-cell office:value-type="float" office:value="-1.4780101" calcext:value-type="float">
            <text:p>-1.4780101</text:p>
          </table:table-cell>
          <table:table-cell office:value-type="float" office:value="-1.38249" calcext:value-type="float">
            <text:p>-1.38249</text:p>
          </table:table-cell>
          <table:table-cell office:value-type="float" office:value="-1.28758" calcext:value-type="float">
            <text:p>-1.28758</text:p>
          </table:table-cell>
          <table:table-cell office:value-type="float" office:value="-1.19541" calcext:value-type="float">
            <text:p>-1.19541</text:p>
          </table:table-cell>
          <table:table-cell office:value-type="float" office:value="-1.11454" calcext:value-type="float">
            <text:p>-1.11454</text:p>
          </table:table-cell>
          <table:table-cell office:value-type="float" office:value="-1.02237" calcext:value-type="float">
            <text:p>-1.02237</text:p>
          </table:table-cell>
        </table:table-row>
        <table:table-row table:style-name="ro1">
          <table:table-cell office:value-type="float" office:value="-2.4216399" calcext:value-type="float">
            <text:p>-2.4216399</text:p>
          </table:table-cell>
          <table:table-cell office:value-type="float" office:value="-2.27424" calcext:value-type="float">
            <text:p>-2.27424</text:p>
          </table:table-cell>
          <table:table-cell office:value-type="float" office:value="-2.1701701" calcext:value-type="float">
            <text:p>-2.1701701</text:p>
          </table:table-cell>
          <table:table-cell office:value-type="float" office:value="-2.06091" calcext:value-type="float">
            <text:p>-2.06091</text:p>
          </table:table-cell>
          <table:table-cell office:value-type="float" office:value="-1.96448" calcext:value-type="float">
            <text:p>-1.96448</text:p>
          </table:table-cell>
          <table:table-cell office:value-type="float" office:value="-1.86377" calcext:value-type="float">
            <text:p>-1.86377</text:p>
          </table:table-cell>
          <table:table-cell office:value-type="float" office:value="-1.77343" calcext:value-type="float">
            <text:p>-1.77343</text:p>
          </table:table-cell>
          <table:table-cell office:value-type="float" office:value="-1.6739399" calcext:value-type="float">
            <text:p>-1.6739399</text:p>
          </table:table-cell>
          <table:table-cell office:value-type="float" office:value="-1.5701801" calcext:value-type="float">
            <text:p>-1.5701801</text:p>
          </table:table-cell>
          <table:table-cell office:value-type="float" office:value="-1.4773999" calcext:value-type="float">
            <text:p>-1.4773999</text:p>
          </table:table-cell>
          <table:table-cell office:value-type="float" office:value="-1.38188" calcext:value-type="float">
            <text:p>-1.38188</text:p>
          </table:table-cell>
          <table:table-cell office:value-type="float" office:value="-1.28697" calcext:value-type="float">
            <text:p>-1.28697</text:p>
          </table:table-cell>
          <table:table-cell office:value-type="float" office:value="-1.1948" calcext:value-type="float">
            <text:p>-1.1948</text:p>
          </table:table-cell>
          <table:table-cell office:value-type="float" office:value="-1.11393" calcext:value-type="float">
            <text:p>-1.11393</text:p>
          </table:table-cell>
          <table:table-cell office:value-type="float" office:value="-1.02176" calcext:value-type="float">
            <text:p>-1.02176</text:p>
          </table:table-cell>
        </table:table-row>
        <table:table-row table:style-name="ro1">
          <table:table-cell office:value-type="float" office:value="-2.42103" calcext:value-type="float">
            <text:p>-2.42103</text:p>
          </table:table-cell>
          <table:table-cell office:value-type="float" office:value="-2.2736299" calcext:value-type="float">
            <text:p>-2.2736299</text:p>
          </table:table-cell>
          <table:table-cell office:value-type="float" office:value="-2.16956" calcext:value-type="float">
            <text:p>-2.16956</text:p>
          </table:table-cell>
          <table:table-cell office:value-type="float" office:value="-2.0603001" calcext:value-type="float">
            <text:p>-2.0603001</text:p>
          </table:table-cell>
          <table:table-cell office:value-type="float" office:value="-1.96387" calcext:value-type="float">
            <text:p>-1.96387</text:p>
          </table:table-cell>
          <table:table-cell office:value-type="float" office:value="-1.86315" calcext:value-type="float">
            <text:p>-1.86315</text:p>
          </table:table-cell>
          <table:table-cell office:value-type="float" office:value="-1.77282" calcext:value-type="float">
            <text:p>-1.77282</text:p>
          </table:table-cell>
          <table:table-cell office:value-type="float" office:value="-1.67302" calcext:value-type="float">
            <text:p>-1.67302</text:p>
          </table:table-cell>
          <table:table-cell office:value-type="float" office:value="-1.56926" calcext:value-type="float">
            <text:p>-1.56926</text:p>
          </table:table-cell>
          <table:table-cell office:value-type="float" office:value="-1.47679" calcext:value-type="float">
            <text:p>-1.47679</text:p>
          </table:table-cell>
          <table:table-cell office:value-type="float" office:value="-1.3812701" calcext:value-type="float">
            <text:p>-1.3812701</text:p>
          </table:table-cell>
          <table:table-cell office:value-type="float" office:value="-1.28636" calcext:value-type="float">
            <text:p>-1.28636</text:p>
          </table:table-cell>
          <table:table-cell office:value-type="float" office:value="-1.19419" calcext:value-type="float">
            <text:p>-1.19419</text:p>
          </table:table-cell>
          <table:table-cell office:value-type="float" office:value="-1.11332" calcext:value-type="float">
            <text:p>-1.11332</text:p>
          </table:table-cell>
          <table:table-cell office:value-type="float" office:value="-1.02115" calcext:value-type="float">
            <text:p>-1.02115</text:p>
          </table:table-cell>
        </table:table-row>
        <table:table-row table:style-name="ro1">
          <table:table-cell office:value-type="float" office:value="-2.4204199" calcext:value-type="float">
            <text:p>-2.4204199</text:p>
          </table:table-cell>
          <table:table-cell office:value-type="float" office:value="-2.27302" calcext:value-type="float">
            <text:p>-2.27302</text:p>
          </table:table-cell>
          <table:table-cell office:value-type="float" office:value="-2.1689501" calcext:value-type="float">
            <text:p>-2.1689501</text:p>
          </table:table-cell>
          <table:table-cell office:value-type="float" office:value="-2.05969" calcext:value-type="float">
            <text:p>-2.05969</text:p>
          </table:table-cell>
          <table:table-cell office:value-type="float" office:value="-1.9632601" calcext:value-type="float">
            <text:p>-1.9632601</text:p>
          </table:table-cell>
          <table:table-cell office:value-type="float" office:value="-1.86254" calcext:value-type="float">
            <text:p>-1.86254</text:p>
          </table:table-cell>
          <table:table-cell office:value-type="float" office:value="-1.77221" calcext:value-type="float">
            <text:p>-1.77221</text:p>
          </table:table-cell>
          <table:table-cell office:value-type="float" office:value="-1.67241" calcext:value-type="float">
            <text:p>-1.67241</text:p>
          </table:table-cell>
          <table:table-cell office:value-type="float" office:value="-1.56865" calcext:value-type="float">
            <text:p>-1.56865</text:p>
          </table:table-cell>
          <table:table-cell office:value-type="float" office:value="-1.47588" calcext:value-type="float">
            <text:p>-1.47588</text:p>
          </table:table-cell>
          <table:table-cell office:value-type="float" office:value="-1.38096" calcext:value-type="float">
            <text:p>-1.38096</text:p>
          </table:table-cell>
          <table:table-cell office:value-type="float" office:value="-1.28574" calcext:value-type="float">
            <text:p>-1.28574</text:p>
          </table:table-cell>
          <table:table-cell office:value-type="float" office:value="-1.19358" calcext:value-type="float">
            <text:p>-1.19358</text:p>
          </table:table-cell>
          <table:table-cell office:value-type="float" office:value="-1.1127" calcext:value-type="float">
            <text:p>-1.1127</text:p>
          </table:table-cell>
          <table:table-cell office:value-type="float" office:value="-1.02054" calcext:value-type="float">
            <text:p>-1.02054</text:p>
          </table:table-cell>
        </table:table-row>
        <table:table-row table:style-name="ro1">
          <table:table-cell office:value-type="float" office:value="-2.4198101" calcext:value-type="float">
            <text:p>-2.4198101</text:p>
          </table:table-cell>
          <table:table-cell office:value-type="float" office:value="-2.2724099" calcext:value-type="float">
            <text:p>-2.2724099</text:p>
          </table:table-cell>
          <table:table-cell office:value-type="float" office:value="-2.16834" calcext:value-type="float">
            <text:p>-2.16834</text:p>
          </table:table-cell>
          <table:table-cell office:value-type="float" office:value="-2.0590799" calcext:value-type="float">
            <text:p>-2.0590799</text:p>
          </table:table-cell>
          <table:table-cell office:value-type="float" office:value="-1.96234" calcext:value-type="float">
            <text:p>-1.96234</text:p>
          </table:table-cell>
          <table:table-cell office:value-type="float" office:value="-1.86193" calcext:value-type="float">
            <text:p>-1.86193</text:p>
          </table:table-cell>
          <table:table-cell office:value-type="float" office:value="-1.7716" calcext:value-type="float">
            <text:p>-1.7716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1.47526" calcext:value-type="float">
            <text:p>-1.47526</text:p>
          </table:table-cell>
          <table:table-cell office:value-type="float" office:value="-1.38035" calcext:value-type="float">
            <text:p>-1.38035</text:p>
          </table:table-cell>
          <table:table-cell office:value-type="float" office:value="-1.28483" calcext:value-type="float">
            <text:p>-1.28483</text:p>
          </table:table-cell>
          <table:table-cell office:value-type="float" office:value="-1.19297" calcext:value-type="float">
            <text:p>-1.19297</text:p>
          </table:table-cell>
          <table:table-cell office:value-type="float" office:value="-1.11209" calcext:value-type="float">
            <text:p>-1.11209</text:p>
          </table:table-cell>
          <table:table-cell office:value-type="float" office:value="-1.01993" calcext:value-type="float">
            <text:p>-1.01993</text:p>
          </table:table-cell>
        </table:table-row>
        <table:table-row table:style-name="ro1">
          <table:table-cell office:value-type="float" office:value="-2.4191999" calcext:value-type="float">
            <text:p>-2.4191999</text:p>
          </table:table-cell>
          <table:table-cell office:value-type="float" office:value="-2.2718" calcext:value-type="float">
            <text:p>-2.2718</text:p>
          </table:table-cell>
          <table:table-cell office:value-type="float" office:value="-2.1677301" calcext:value-type="float">
            <text:p>-2.1677301</text:p>
          </table:table-cell>
          <table:table-cell office:value-type="float" office:value="-2.05847" calcext:value-type="float">
            <text:p>-2.05847</text:p>
          </table:table-cell>
          <table:table-cell office:value-type="float" office:value="-1.96173" calcext:value-type="float">
            <text:p>-1.96173</text:p>
          </table:table-cell>
          <table:table-cell office:value-type="float" office:value="-1.86132" calcext:value-type="float">
            <text:p>-1.86132</text:p>
          </table:table-cell>
          <table:table-cell office:value-type="float" office:value="-1.77068" calcext:value-type="float">
            <text:p>-1.77068</text:p>
          </table:table-cell>
          <table:table-cell office:value-type="float" office:value="-1.67119" calcext:value-type="float">
            <text:p>-1.67119</text:p>
          </table:table-cell>
          <table:table-cell office:value-type="float" office:value="-1.56743" calcext:value-type="float">
            <text:p>-1.56743</text:p>
          </table:table-cell>
          <table:table-cell office:value-type="float" office:value="-1.47465" calcext:value-type="float">
            <text:p>-1.47465</text:p>
          </table:table-cell>
          <table:table-cell office:value-type="float" office:value="-1.3794399" calcext:value-type="float">
            <text:p>-1.3794399</text:p>
          </table:table-cell>
          <table:table-cell office:value-type="float" office:value="-1.28391" calcext:value-type="float">
            <text:p>-1.28391</text:p>
          </table:table-cell>
          <table:table-cell office:value-type="float" office:value="-1.19236" calcext:value-type="float">
            <text:p>-1.19236</text:p>
          </table:table-cell>
          <table:table-cell office:value-type="float" office:value="-1.11148" calcext:value-type="float">
            <text:p>-1.11148</text:p>
          </table:table-cell>
          <table:table-cell office:value-type="float" office:value="-1.01932" calcext:value-type="float">
            <text:p>-1.01932</text:p>
          </table:table-cell>
        </table:table-row>
        <table:table-row table:style-name="ro1">
          <table:table-cell office:value-type="float" office:value="-2.4185901" calcext:value-type="float">
            <text:p>-2.4185901</text:p>
          </table:table-cell>
          <table:table-cell office:value-type="float" office:value="-2.2711899" calcext:value-type="float">
            <text:p>-2.2711899</text:p>
          </table:table-cell>
          <table:table-cell office:value-type="float" office:value="-2.16712" calcext:value-type="float">
            <text:p>-2.16712</text:p>
          </table:table-cell>
          <table:table-cell office:value-type="float" office:value="-2.0578599" calcext:value-type="float">
            <text:p>-2.0578599</text:p>
          </table:table-cell>
          <table:table-cell office:value-type="float" office:value="-1.96112" calcext:value-type="float">
            <text:p>-1.96112</text:p>
          </table:table-cell>
          <table:table-cell office:value-type="float" office:value="-1.86071" calcext:value-type="float">
            <text:p>-1.86071</text:p>
          </table:table-cell>
          <table:table-cell office:value-type="float" office:value="-1.76977" calcext:value-type="float">
            <text:p>-1.76977</text:p>
          </table:table-cell>
          <table:table-cell office:value-type="float" office:value="-1.67058" calcext:value-type="float">
            <text:p>-1.67058</text:p>
          </table:table-cell>
          <table:table-cell office:value-type="float" office:value="-1.56682" calcext:value-type="float">
            <text:p>-1.56682</text:p>
          </table:table-cell>
          <table:table-cell office:value-type="float" office:value="-1.47404" calcext:value-type="float">
            <text:p>-1.47404</text:p>
          </table:table-cell>
          <table:table-cell office:value-type="float" office:value="-1.37913" calcext:value-type="float">
            <text:p>-1.37913</text:p>
          </table:table-cell>
          <table:table-cell office:value-type="float" office:value="-1.2833" calcext:value-type="float">
            <text:p>-1.2833</text:p>
          </table:table-cell>
          <table:table-cell office:value-type="float" office:value="-1.19144" calcext:value-type="float">
            <text:p>-1.19144</text:p>
          </table:table-cell>
          <table:table-cell office:value-type="float" office:value="-1.11087" calcext:value-type="float">
            <text:p>-1.11087</text:p>
          </table:table-cell>
          <table:table-cell office:value-type="float" office:value="-1.01871" calcext:value-type="float">
            <text:p>-1.01871</text:p>
          </table:table-cell>
        </table:table-row>
        <table:table-row table:style-name="ro1">
          <table:table-cell office:value-type="float" office:value="-2.41768" calcext:value-type="float">
            <text:p>-2.41768</text:p>
          </table:table-cell>
          <table:table-cell office:value-type="float" office:value="-2.2705801" calcext:value-type="float">
            <text:p>-2.2705801</text:p>
          </table:table-cell>
          <table:table-cell office:value-type="float" office:value="-2.1665101" calcext:value-type="float">
            <text:p>-2.1665101</text:p>
          </table:table-cell>
          <table:table-cell office:value-type="float" office:value="-2.05725" calcext:value-type="float">
            <text:p>-2.05725</text:p>
          </table:table-cell>
          <table:table-cell office:value-type="float" office:value="-1.96051" calcext:value-type="float">
            <text:p>-1.96051</text:p>
          </table:table-cell>
          <table:table-cell office:value-type="float" office:value="-1.8601" calcext:value-type="float">
            <text:p>-1.8601</text:p>
          </table:table-cell>
          <table:table-cell office:value-type="float" office:value="-1.76916" calcext:value-type="float">
            <text:p>-1.76916</text:p>
          </table:table-cell>
          <table:table-cell office:value-type="float" office:value="-1.66967" calcext:value-type="float">
            <text:p>-1.66967</text:p>
          </table:table-cell>
          <table:table-cell office:value-type="float" office:value="-1.56621" calcext:value-type="float">
            <text:p>-1.56621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37852" calcext:value-type="float">
            <text:p>-1.37852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19083" calcext:value-type="float">
            <text:p>-1.19083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-1.0181" calcext:value-type="float">
            <text:p>-1.0181</text:p>
          </table:table-cell>
        </table:table-row>
        <table:table-row table:style-name="ro1">
          <table:table-cell office:value-type="float" office:value="-2.4170699" calcext:value-type="float">
            <text:p>-2.4170699</text:p>
          </table:table-cell>
          <table:table-cell office:value-type="float" office:value="-2.2699699" calcext:value-type="float">
            <text:p>-2.2699699</text:p>
          </table:table-cell>
          <table:table-cell office:value-type="float" office:value="-2.1659" calcext:value-type="float">
            <text:p>-2.1659</text:p>
          </table:table-cell>
          <table:table-cell office:value-type="float" office:value="-2.0566399" calcext:value-type="float">
            <text:p>-2.0566399</text:p>
          </table:table-cell>
          <table:table-cell office:value-type="float" office:value="-1.9599" calcext:value-type="float">
            <text:p>-1.9599</text:p>
          </table:table-cell>
          <table:table-cell office:value-type="float" office:value="-1.85949" calcext:value-type="float">
            <text:p>-1.85949</text:p>
          </table:table-cell>
          <table:table-cell office:value-type="float" office:value="-1.76855" calcext:value-type="float">
            <text:p>-1.76855</text:p>
          </table:table-cell>
          <table:table-cell office:value-type="float" office:value="-1.66906" calcext:value-type="float">
            <text:p>-1.66906</text:p>
          </table:table-cell>
          <table:table-cell office:value-type="float" office:value="-1.56529" calcext:value-type="float">
            <text:p>-1.56529</text:p>
          </table:table-cell>
          <table:table-cell office:value-type="float" office:value="-1.47282" calcext:value-type="float">
            <text:p>-1.47282</text:p>
          </table:table-cell>
          <table:table-cell office:value-type="float" office:value="-1.37791" calcext:value-type="float">
            <text:p>-1.37791</text:p>
          </table:table-cell>
          <table:table-cell office:value-type="float" office:value="-1.2814699" calcext:value-type="float">
            <text:p>-1.2814699</text:p>
          </table:table-cell>
          <table:table-cell office:value-type="float" office:value="-1.19022" calcext:value-type="float">
            <text:p>-1.19022</text:p>
          </table:table-cell>
          <table:table-cell office:value-type="float" office:value="-1.10996" calcext:value-type="float">
            <text:p>-1.10996</text:p>
          </table:table-cell>
          <table:table-cell office:value-type="float" office:value="-1.01749" calcext:value-type="float">
            <text:p>-1.01749</text:p>
          </table:table-cell>
        </table:table-row>
        <table:table-row table:style-name="ro1">
          <table:table-cell office:value-type="float" office:value="-2.41646" calcext:value-type="float">
            <text:p>-2.41646</text:p>
          </table:table-cell>
          <table:table-cell office:value-type="float" office:value="-2.2693601" calcext:value-type="float">
            <text:p>-2.2693601</text:p>
          </table:table-cell>
          <table:table-cell office:value-type="float" office:value="-2.1652901" calcext:value-type="float">
            <text:p>-2.1652901</text:p>
          </table:table-cell>
          <table:table-cell office:value-type="float" office:value="-2.05603" calcext:value-type="float">
            <text:p>-2.05603</text:p>
          </table:table-cell>
          <table:table-cell office:value-type="float" office:value="-1.95929" calcext:value-type="float">
            <text:p>-1.95929</text:p>
          </table:table-cell>
          <table:table-cell office:value-type="float" office:value="-1.85888" calcext:value-type="float">
            <text:p>-1.85888</text:p>
          </table:table-cell>
          <table:table-cell office:value-type="float" office:value="-1.76794" calcext:value-type="float">
            <text:p>-1.76794</text:p>
          </table:table-cell>
          <table:table-cell office:value-type="float" office:value="-1.66845" calcext:value-type="float">
            <text:p>-1.66845</text:p>
          </table:table-cell>
          <table:table-cell office:value-type="float" office:value="-1.56468" calcext:value-type="float">
            <text:p>-1.56468</text:p>
          </table:table-cell>
          <table:table-cell office:value-type="float" office:value="-1.47221" calcext:value-type="float">
            <text:p>-1.47221</text:p>
          </table:table-cell>
          <table:table-cell office:value-type="float" office:value="-1.3773" calcext:value-type="float">
            <text:p>-1.3773</text:p>
          </table:table-cell>
          <table:table-cell office:value-type="float" office:value="-1.28056" calcext:value-type="float">
            <text:p>-1.28056</text:p>
          </table:table-cell>
          <table:table-cell office:value-type="float" office:value="-1.18961" calcext:value-type="float">
            <text:p>-1.18961</text:p>
          </table:table-cell>
          <table:table-cell office:value-type="float" office:value="-1.10904" calcext:value-type="float">
            <text:p>-1.10904</text:p>
          </table:table-cell>
          <table:table-cell office:value-type="float" office:value="-1.01688" calcext:value-type="float">
            <text:p>-1.01688</text:p>
          </table:table-cell>
        </table:table-row>
        <table:table-row table:style-name="ro1">
          <table:table-cell office:value-type="float" office:value="-2.4158499" calcext:value-type="float">
            <text:p>-2.4158499</text:p>
          </table:table-cell>
          <table:table-cell office:value-type="float" office:value="-2.26875" calcext:value-type="float">
            <text:p>-2.26875</text:p>
          </table:table-cell>
          <table:table-cell office:value-type="float" office:value="-2.1643701" calcext:value-type="float">
            <text:p>-2.1643701</text:p>
          </table:table-cell>
          <table:table-cell office:value-type="float" office:value="-2.0554199" calcext:value-type="float">
            <text:p>-2.0554199</text:p>
          </table:table-cell>
          <table:table-cell office:value-type="float" office:value="-1.95837" calcext:value-type="float">
            <text:p>-1.95837</text:p>
          </table:table-cell>
          <table:table-cell office:value-type="float" office:value="-1.85827" calcext:value-type="float">
            <text:p>-1.85827</text:p>
          </table:table-cell>
          <table:table-cell office:value-type="float" office:value="-1.7673301" calcext:value-type="float">
            <text:p>-1.7673301</text:p>
          </table:table-cell>
          <table:table-cell office:value-type="float" office:value="-1.66784" calcext:value-type="float">
            <text:p>-1.66784</text:p>
          </table:table-cell>
          <table:table-cell office:value-type="float" office:value="-1.56407" calcext:value-type="float">
            <text:p>-1.56407</text:p>
          </table:table-cell>
          <table:table-cell office:value-type="float" office:value="-1.4716001" calcext:value-type="float">
            <text:p>-1.4716001</text:p>
          </table:table-cell>
          <table:table-cell office:value-type="float" office:value="-1.37669" calcext:value-type="float">
            <text:p>-1.37669</text:p>
          </table:table-cell>
          <table:table-cell office:value-type="float" office:value="-1.27995" calcext:value-type="float">
            <text:p>-1.27995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10843" calcext:value-type="float">
            <text:p>-1.10843</text:p>
          </table:table-cell>
          <table:table-cell office:value-type="float" office:value="-1.01627" calcext:value-type="float">
            <text:p>-1.01627</text:p>
          </table:table-cell>
        </table:table-row>
        <table:table-row table:style-name="ro1">
          <table:table-cell office:value-type="float" office:value="-2.41523" calcext:value-type="float">
            <text:p>-2.41523</text:p>
          </table:table-cell>
          <table:table-cell office:value-type="float" office:value="-2.2678299" calcext:value-type="float">
            <text:p>-2.2678299</text:p>
          </table:table-cell>
          <table:table-cell office:value-type="float" office:value="-2.16346" calcext:value-type="float">
            <text:p>-2.16346</text:p>
          </table:table-cell>
          <table:table-cell office:value-type="float" office:value="-2.05481" calcext:value-type="float">
            <text:p>-2.05481</text:p>
          </table:table-cell>
          <table:table-cell office:value-type="float" office:value="-1.95746" calcext:value-type="float">
            <text:p>-1.95746</text:p>
          </table:table-cell>
          <table:table-cell office:value-type="float" office:value="-1.8576601" calcext:value-type="float">
            <text:p>-1.8576601</text:p>
          </table:table-cell>
          <table:table-cell office:value-type="float" office:value="-1.7667201" calcext:value-type="float">
            <text:p>-1.7667201</text:p>
          </table:table-cell>
          <table:table-cell office:value-type="float" office:value="-1.66723" calcext:value-type="float">
            <text:p>-1.66723</text:p>
          </table:table-cell>
          <table:table-cell office:value-type="float" office:value="-1.56346" calcext:value-type="float">
            <text:p>-1.56346</text:p>
          </table:table-cell>
          <table:table-cell office:value-type="float" office:value="-1.4709899" calcext:value-type="float">
            <text:p>-1.4709899</text:p>
          </table:table-cell>
          <table:table-cell office:value-type="float" office:value="-1.37547" calcext:value-type="float">
            <text:p>-1.37547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10782" calcext:value-type="float">
            <text:p>-1.10782</text:p>
          </table:table-cell>
          <table:table-cell office:value-type="float" office:value="-1.01566" calcext:value-type="float">
            <text:p>-1.01566</text:p>
          </table:table-cell>
        </table:table-row>
        <table:table-row table:style-name="ro1">
          <table:table-cell office:value-type="float" office:value="-2.4146199" calcext:value-type="float">
            <text:p>-2.4146199</text:p>
          </table:table-cell>
          <table:table-cell office:value-type="float" office:value="-2.26722" calcext:value-type="float">
            <text:p>-2.26722</text:p>
          </table:table-cell>
          <table:table-cell office:value-type="float" office:value="-2.1628499" calcext:value-type="float">
            <text:p>-2.1628499</text:p>
          </table:table-cell>
          <table:table-cell office:value-type="float" office:value="-2.0541999" calcext:value-type="float">
            <text:p>-2.0541999</text:p>
          </table:table-cell>
          <table:table-cell office:value-type="float" office:value="-1.95654" calcext:value-type="float">
            <text:p>-1.95654</text:p>
          </table:table-cell>
          <table:table-cell office:value-type="float" office:value="-1.8570499" calcext:value-type="float">
            <text:p>-1.8570499</text:p>
          </table:table-cell>
          <table:table-cell office:value-type="float" office:value="-1.7661099" calcext:value-type="float">
            <text:p>-1.7661099</text:p>
          </table:table-cell>
          <table:table-cell office:value-type="float" office:value="-1.66662" calcext:value-type="float">
            <text:p>-1.66662</text:p>
          </table:table-cell>
          <table:table-cell office:value-type="float" office:value="-1.56285" calcext:value-type="float">
            <text:p>-1.56285</text:p>
          </table:table-cell>
          <table:table-cell office:value-type="float" office:value="-1.4703799" calcext:value-type="float">
            <text:p>-1.4703799</text:p>
          </table:table-cell>
          <table:table-cell office:value-type="float" office:value="-1.37486" calcext:value-type="float">
            <text:p>-1.37486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8778" calcext:value-type="float">
            <text:p>-1.18778</text:p>
          </table:table-cell>
          <table:table-cell office:value-type="float" office:value="-1.10721" calcext:value-type="float">
            <text:p>-1.10721</text:p>
          </table:table-cell>
          <table:table-cell office:value-type="float" office:value="-1.0150501" calcext:value-type="float">
            <text:p>-1.0150501</text:p>
          </table:table-cell>
        </table:table-row>
        <table:table-row table:style-name="ro1">
          <table:table-cell office:value-type="float" office:value="-2.41401" calcext:value-type="float">
            <text:p>-2.41401</text:p>
          </table:table-cell>
          <table:table-cell office:value-type="float" office:value="-2.2666099" calcext:value-type="float">
            <text:p>-2.2666099</text:p>
          </table:table-cell>
          <table:table-cell office:value-type="float" office:value="-2.16224" calcext:value-type="float">
            <text:p>-2.16224</text:p>
          </table:table-cell>
          <table:table-cell office:value-type="float" office:value="-2.0535901" calcext:value-type="float">
            <text:p>-2.0535901</text:p>
          </table:table-cell>
          <table:table-cell office:value-type="float" office:value="-1.95593" calcext:value-type="float">
            <text:p>-1.95593</text:p>
          </table:table-cell>
          <table:table-cell office:value-type="float" office:value="-1.8564399" calcext:value-type="float">
            <text:p>-1.8564399</text:p>
          </table:table-cell>
          <table:table-cell office:value-type="float" office:value="-1.7654999" calcext:value-type="float">
            <text:p>-1.7654999</text:p>
          </table:table-cell>
          <table:table-cell office:value-type="float" office:value="-1.66601" calcext:value-type="float">
            <text:p>-1.66601</text:p>
          </table:table-cell>
          <table:table-cell office:value-type="float" office:value="-1.56224" calcext:value-type="float">
            <text:p>-1.56224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1.37455" calcext:value-type="float">
            <text:p>-1.37455</text:p>
          </table:table-cell>
          <table:table-cell office:value-type="float" office:value="-1.27812" calcext:value-type="float">
            <text:p>-1.27812</text:p>
          </table:table-cell>
          <table:table-cell office:value-type="float" office:value="-1.18717" calcext:value-type="float">
            <text:p>-1.18717</text:p>
          </table:table-cell>
          <table:table-cell office:value-type="float" office:value="-1.1066" calcext:value-type="float">
            <text:p>-1.1066</text:p>
          </table:table-cell>
          <table:table-cell office:value-type="float" office:value="-1.0144399" calcext:value-type="float">
            <text:p>-1.0144399</text:p>
          </table:table-cell>
        </table:table-row>
        <table:table-row table:style-name="ro1">
          <table:table-cell office:value-type="float" office:value="-2.4133999" calcext:value-type="float">
            <text:p>-2.4133999</text:p>
          </table:table-cell>
          <table:table-cell office:value-type="float" office:value="-2.266" calcext:value-type="float">
            <text:p>-2.266</text:p>
          </table:table-cell>
          <table:table-cell office:value-type="float" office:value="-2.1616299" calcext:value-type="float">
            <text:p>-2.1616299</text:p>
          </table:table-cell>
          <table:table-cell office:value-type="float" office:value="-2.0529799" calcext:value-type="float">
            <text:p>-2.0529799</text:p>
          </table:table-cell>
          <table:table-cell office:value-type="float" office:value="-1.95532" calcext:value-type="float">
            <text:p>-1.95532</text:p>
          </table:table-cell>
          <table:table-cell office:value-type="float" office:value="-1.85583" calcext:value-type="float">
            <text:p>-1.85583</text:p>
          </table:table-cell>
          <table:table-cell office:value-type="float" office:value="-1.76489" calcext:value-type="float">
            <text:p>-1.76489</text:p>
          </table:table-cell>
          <table:table-cell office:value-type="float" office:value="-1.6654" calcext:value-type="float">
            <text:p>-1.6654</text:p>
          </table:table-cell>
          <table:table-cell office:value-type="float" office:value="-1.56163" calcext:value-type="float">
            <text:p>-1.56163</text:p>
          </table:table-cell>
          <table:table-cell office:value-type="float" office:value="-1.46886" calcext:value-type="float">
            <text:p>-1.46886</text:p>
          </table:table-cell>
          <table:table-cell office:value-type="float" office:value="-1.37394" calcext:value-type="float">
            <text:p>-1.37394</text:p>
          </table:table-cell>
          <table:table-cell office:value-type="float" office:value="-1.27781" calcext:value-type="float">
            <text:p>-1.27781</text:p>
          </table:table-cell>
          <table:table-cell office:value-type="float" office:value="-1.18656" calcext:value-type="float">
            <text:p>-1.18656</text:p>
          </table:table-cell>
          <table:table-cell office:value-type="float" office:value="-1.1059901" calcext:value-type="float">
            <text:p>-1.1059901</text:p>
          </table:table-cell>
          <table:table-cell office:value-type="float" office:value="-1.0138201" calcext:value-type="float">
            <text:p>-1.0138201</text:p>
          </table:table-cell>
        </table:table-row>
        <table:table-row table:style-name="ro1">
          <table:table-cell office:value-type="float" office:value="-2.4127901" calcext:value-type="float">
            <text:p>-2.4127901</text:p>
          </table:table-cell>
          <table:table-cell office:value-type="float" office:value="-2.2653899" calcext:value-type="float">
            <text:p>-2.2653899</text:p>
          </table:table-cell>
          <table:table-cell office:value-type="float" office:value="-2.16102" calcext:value-type="float">
            <text:p>-2.16102</text:p>
          </table:table-cell>
          <table:table-cell office:value-type="float" office:value="-2.0523701" calcext:value-type="float">
            <text:p>-2.0523701</text:p>
          </table:table-cell>
          <table:table-cell office:value-type="float" office:value="-1.95471" calcext:value-type="float">
            <text:p>-1.95471</text:p>
          </table:table-cell>
          <table:table-cell office:value-type="float" office:value="-1.85522" calcext:value-type="float">
            <text:p>-1.85522</text:p>
          </table:table-cell>
          <table:table-cell office:value-type="float" office:value="-1.76428" calcext:value-type="float">
            <text:p>-1.76428</text:p>
          </table:table-cell>
          <table:table-cell office:value-type="float" office:value="-1.66478" calcext:value-type="float">
            <text:p>-1.66478</text:p>
          </table:table-cell>
          <table:table-cell office:value-type="float" office:value="-1.56102" calcext:value-type="float">
            <text:p>-1.56102</text:p>
          </table:table-cell>
          <table:table-cell office:value-type="float" office:value="-1.46825" calcext:value-type="float">
            <text:p>-1.46825</text:p>
          </table:table-cell>
          <table:table-cell office:value-type="float" office:value="-1.37333" calcext:value-type="float">
            <text:p>-1.37333</text:p>
          </table:table-cell>
          <table:table-cell office:value-type="float" office:value="-1.27689" calcext:value-type="float">
            <text:p>-1.27689</text:p>
          </table:table-cell>
          <table:table-cell office:value-type="float" office:value="-1.18595" calcext:value-type="float">
            <text:p>-1.18595</text:p>
          </table:table-cell>
          <table:table-cell office:value-type="float" office:value="-1.10508" calcext:value-type="float">
            <text:p>-1.10508</text:p>
          </table:table-cell>
          <table:table-cell office:value-type="float" office:value="-1.0132101" calcext:value-type="float">
            <text:p>-1.0132101</text:p>
          </table:table-cell>
        </table:table-row>
        <table:table-row table:style-name="ro1">
          <table:table-cell office:value-type="float" office:value="-2.4121799" calcext:value-type="float">
            <text:p>-2.4121799</text:p>
          </table:table-cell>
          <table:table-cell office:value-type="float" office:value="-2.26478" calcext:value-type="float">
            <text:p>-2.26478</text:p>
          </table:table-cell>
          <table:table-cell office:value-type="float" office:value="-2.1604099" calcext:value-type="float">
            <text:p>-2.1604099</text:p>
          </table:table-cell>
          <table:table-cell office:value-type="float" office:value="-2.05176" calcext:value-type="float">
            <text:p>-2.05176</text:p>
          </table:table-cell>
          <table:table-cell office:value-type="float" office:value="-1.9541" calcext:value-type="float">
            <text:p>-1.9541</text:p>
          </table:table-cell>
          <table:table-cell office:value-type="float" office:value="-1.85461" calcext:value-type="float">
            <text:p>-1.85461</text:p>
          </table:table-cell>
          <table:table-cell office:value-type="float" office:value="-1.76366" calcext:value-type="float">
            <text:p>-1.76366</text:p>
          </table:table-cell>
          <table:table-cell office:value-type="float" office:value="-1.66387" calcext:value-type="float">
            <text:p>-1.66387</text:p>
          </table:table-cell>
          <table:table-cell office:value-type="float" office:value="-1.56041" calcext:value-type="float">
            <text:p>-1.56041</text:p>
          </table:table-cell>
          <table:table-cell office:value-type="float" office:value="-1.46764" calcext:value-type="float">
            <text:p>-1.46764</text:p>
          </table:table-cell>
          <table:table-cell office:value-type="float" office:value="-1.37272" calcext:value-type="float">
            <text:p>-1.37272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1047699" calcext:value-type="float">
            <text:p>-1.1047699</text:p>
          </table:table-cell>
          <table:table-cell office:value-type="float" office:value="-1.0125999" calcext:value-type="float">
            <text:p>-1.0125999</text:p>
          </table:table-cell>
        </table:table-row>
        <table:table-row table:style-name="ro1">
          <table:table-cell office:value-type="float" office:value="-2.4112699" calcext:value-type="float">
            <text:p>-2.4112699</text:p>
          </table:table-cell>
          <table:table-cell office:value-type="float" office:value="-2.2641699" calcext:value-type="float">
            <text:p>-2.2641699</text:p>
          </table:table-cell>
          <table:table-cell office:value-type="float" office:value="-2.15979" calcext:value-type="float">
            <text:p>-2.15979</text:p>
          </table:table-cell>
          <table:table-cell office:value-type="float" office:value="-2.0511501" calcext:value-type="float">
            <text:p>-2.0511501</text:p>
          </table:table-cell>
          <table:table-cell office:value-type="float" office:value="-1.95349" calcext:value-type="float">
            <text:p>-1.95349</text:p>
          </table:table-cell>
          <table:table-cell office:value-type="float" office:value="-1.854" calcext:value-type="float">
            <text:p>-1.854</text:p>
          </table:table-cell>
          <table:table-cell office:value-type="float" office:value="-1.76305" calcext:value-type="float">
            <text:p>-1.76305</text:p>
          </table:table-cell>
          <table:table-cell office:value-type="float" office:value="-1.66326" calcext:value-type="float">
            <text:p>-1.66326</text:p>
          </table:table-cell>
          <table:table-cell office:value-type="float" office:value="-1.5598" calcext:value-type="float">
            <text:p>-1.5598</text:p>
          </table:table-cell>
          <table:table-cell office:value-type="float" office:value="-1.46702" calcext:value-type="float">
            <text:p>-1.46702</text:p>
          </table:table-cell>
          <table:table-cell office:value-type="float" office:value="-1.37211" calcext:value-type="float">
            <text:p>-1.37211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847301" calcext:value-type="float">
            <text:p>-1.1847301</text:p>
          </table:table-cell>
          <table:table-cell office:value-type="float" office:value="-1.10416" calcext:value-type="float">
            <text:p>-1.10416</text:p>
          </table:table-cell>
          <table:table-cell office:value-type="float" office:value="-1.01199" calcext:value-type="float">
            <text:p>-1.01199</text:p>
          </table:table-cell>
        </table:table-row>
        <table:table-row table:style-name="ro1">
          <table:table-cell office:value-type="float" office:value="-2.41066" calcext:value-type="float">
            <text:p>-2.41066</text:p>
          </table:table-cell>
          <table:table-cell office:value-type="float" office:value="-2.2635601" calcext:value-type="float">
            <text:p>-2.2635601</text:p>
          </table:table-cell>
          <table:table-cell office:value-type="float" office:value="-2.1591799" calcext:value-type="float">
            <text:p>-2.1591799</text:p>
          </table:table-cell>
          <table:table-cell office:value-type="float" office:value="-2.05054" calcext:value-type="float">
            <text:p>-2.05054</text:p>
          </table:table-cell>
          <table:table-cell office:value-type="float" office:value="-1.95288" calcext:value-type="float">
            <text:p>-1.95288</text:p>
          </table:table-cell>
          <table:table-cell office:value-type="float" office:value="-1.85339" calcext:value-type="float">
            <text:p>-1.85339</text:p>
          </table:table-cell>
          <table:table-cell office:value-type="float" office:value="-1.76244" calcext:value-type="float">
            <text:p>-1.76244</text:p>
          </table:table-cell>
          <table:table-cell office:value-type="float" office:value="-1.66265" calcext:value-type="float">
            <text:p>-1.66265</text:p>
          </table:table-cell>
          <table:table-cell office:value-type="float" office:value="-1.55919" calcext:value-type="float">
            <text:p>-1.55919</text:p>
          </table:table-cell>
          <table:table-cell office:value-type="float" office:value="-1.46641" calcext:value-type="float">
            <text:p>-1.46641</text:p>
          </table:table-cell>
          <table:table-cell office:value-type="float" office:value="-1.3715" calcext:value-type="float">
            <text:p>-1.3715</text:p>
          </table:table-cell>
          <table:table-cell office:value-type="float" office:value="-1.27476" calcext:value-type="float">
            <text:p>-1.27476</text:p>
          </table:table-cell>
          <table:table-cell office:value-type="float" office:value="-1.18381" calcext:value-type="float">
            <text:p>-1.18381</text:p>
          </table:table-cell>
          <table:table-cell office:value-type="float" office:value="-1.10324" calcext:value-type="float">
            <text:p>-1.10324</text:p>
          </table:table-cell>
          <table:table-cell office:value-type="float" office:value="-1.01138" calcext:value-type="float">
            <text:p>-1.01138</text:p>
          </table:table-cell>
        </table:table-row>
        <table:table-row table:style-name="ro1">
          <table:table-cell office:value-type="float" office:value="-2.4100499" calcext:value-type="float">
            <text:p>-2.4100499</text:p>
          </table:table-cell>
          <table:table-cell office:value-type="float" office:value="-2.2629499" calcext:value-type="float">
            <text:p>-2.2629499</text:p>
          </table:table-cell>
          <table:table-cell office:value-type="float" office:value="-2.1585701" calcext:value-type="float">
            <text:p>-2.1585701</text:p>
          </table:table-cell>
          <table:table-cell office:value-type="float" office:value="-2.0499301" calcext:value-type="float">
            <text:p>-2.0499301</text:p>
          </table:table-cell>
          <table:table-cell office:value-type="float" office:value="-1.95227" calcext:value-type="float">
            <text:p>-1.95227</text:p>
          </table:table-cell>
          <table:table-cell office:value-type="float" office:value="-1.85278" calcext:value-type="float">
            <text:p>-1.85278</text:p>
          </table:table-cell>
          <table:table-cell office:value-type="float" office:value="-1.76183" calcext:value-type="float">
            <text:p>-1.76183</text:p>
          </table:table-cell>
          <table:table-cell office:value-type="float" office:value="-1.66204" calcext:value-type="float">
            <text:p>-1.66204</text:p>
          </table:table-cell>
          <table:table-cell office:value-type="float" office:value="-1.55858" calcext:value-type="float">
            <text:p>-1.55858</text:p>
          </table:table-cell>
          <table:table-cell office:value-type="float" office:value="-1.4658" calcext:value-type="float">
            <text:p>-1.4658</text:p>
          </table:table-cell>
          <table:table-cell office:value-type="float" office:value="-1.37089" calcext:value-type="float">
            <text:p>-1.37089</text:p>
          </table:table-cell>
          <table:table-cell office:value-type="float" office:value="-1.27415" calcext:value-type="float">
            <text:p>-1.27415</text:p>
          </table:table-cell>
          <table:table-cell office:value-type="float" office:value="-1.1832" calcext:value-type="float">
            <text:p>-1.1832</text:p>
          </table:table-cell>
          <table:table-cell office:value-type="float" office:value="-1.10263" calcext:value-type="float">
            <text:p>-1.10263</text:p>
          </table:table-cell>
          <table:table-cell office:value-type="float" office:value="-1.01077" calcext:value-type="float">
            <text:p>-1.01077</text:p>
          </table:table-cell>
        </table:table-row>
        <table:table-row table:style-name="ro1">
          <table:table-cell office:value-type="float" office:value="-2.40944" calcext:value-type="float">
            <text:p>-2.40944</text:p>
          </table:table-cell>
          <table:table-cell office:value-type="float" office:value="-2.2623401" calcext:value-type="float">
            <text:p>-2.2623401</text:p>
          </table:table-cell>
          <table:table-cell office:value-type="float" office:value="-2.1579599" calcext:value-type="float">
            <text:p>-2.1579599</text:p>
          </table:table-cell>
          <table:table-cell office:value-type="float" office:value="-2.04932" calcext:value-type="float">
            <text:p>-2.04932</text:p>
          </table:table-cell>
          <table:table-cell office:value-type="float" office:value="-1.95166" calcext:value-type="float">
            <text:p>-1.95166</text:p>
          </table:table-cell>
          <table:table-cell office:value-type="float" office:value="-1.85217" calcext:value-type="float">
            <text:p>-1.85217</text:p>
          </table:table-cell>
          <table:table-cell office:value-type="float" office:value="-1.76122" calcext:value-type="float">
            <text:p>-1.76122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-1.55797" calcext:value-type="float">
            <text:p>-1.55797</text:p>
          </table:table-cell>
          <table:table-cell office:value-type="float" office:value="-1.4651901" calcext:value-type="float">
            <text:p>-1.4651901</text:p>
          </table:table-cell>
          <table:table-cell office:value-type="float" office:value="-1.37028" calcext:value-type="float">
            <text:p>-1.37028</text:p>
          </table:table-cell>
          <table:table-cell office:value-type="float" office:value="-1.27354" calcext:value-type="float">
            <text:p>-1.27354</text:p>
          </table:table-cell>
          <table:table-cell office:value-type="float" office:value="-1.18259" calcext:value-type="float">
            <text:p>-1.18259</text:p>
          </table:table-cell>
          <table:table-cell office:value-type="float" office:value="-1.10202" calcext:value-type="float">
            <text:p>-1.10202</text:p>
          </table:table-cell>
          <table:table-cell office:value-type="float" office:value="-1.01016" calcext:value-type="float">
            <text:p>-1.01016</text:p>
          </table:table-cell>
        </table:table-row>
        <table:table-row table:style-name="ro1">
          <table:table-cell office:value-type="float" office:value="-2.4088299" calcext:value-type="float">
            <text:p>-2.4088299</text:p>
          </table:table-cell>
          <table:table-cell office:value-type="float" office:value="-2.26173" calcext:value-type="float">
            <text:p>-2.26173</text:p>
          </table:table-cell>
          <table:table-cell office:value-type="float" office:value="-2.1573501" calcext:value-type="float">
            <text:p>-2.1573501</text:p>
          </table:table-cell>
          <table:table-cell office:value-type="float" office:value="-2.0487101" calcext:value-type="float">
            <text:p>-2.0487101</text:p>
          </table:table-cell>
          <table:table-cell office:value-type="float" office:value="-1.95105" calcext:value-type="float">
            <text:p>-1.95105</text:p>
          </table:table-cell>
          <table:table-cell office:value-type="float" office:value="-1.85156" calcext:value-type="float">
            <text:p>-1.85156</text:p>
          </table:table-cell>
          <table:table-cell office:value-type="float" office:value="-1.76061" calcext:value-type="float">
            <text:p>-1.76061</text:p>
          </table:table-cell>
          <table:table-cell office:value-type="float" office:value="-1.66082" calcext:value-type="float">
            <text:p>-1.66082</text:p>
          </table:table-cell>
          <table:table-cell office:value-type="float" office:value="-1.5573601" calcext:value-type="float">
            <text:p>-1.5573601</text:p>
          </table:table-cell>
          <table:table-cell office:value-type="float" office:value="-1.4645801" calcext:value-type="float">
            <text:p>-1.4645801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1.27293" calcext:value-type="float">
            <text:p>-1.27293</text:p>
          </table:table-cell>
          <table:table-cell office:value-type="float" office:value="-1.18198" calcext:value-type="float">
            <text:p>-1.18198</text:p>
          </table:table-cell>
          <table:table-cell office:value-type="float" office:value="-1.10141" calcext:value-type="float">
            <text:p>-1.10141</text:p>
          </table:table-cell>
          <table:table-cell office:value-type="float" office:value="-1.00955" calcext:value-type="float">
            <text:p>-1.00955</text:p>
          </table:table-cell>
        </table:table-row>
        <table:table-row table:style-name="ro1">
          <table:table-cell office:value-type="float" office:value="-2.4082201" calcext:value-type="float">
            <text:p>-2.4082201</text:p>
          </table:table-cell>
          <table:table-cell office:value-type="float" office:value="-2.2611201" calcext:value-type="float">
            <text:p>-2.2611201</text:p>
          </table:table-cell>
          <table:table-cell office:value-type="float" office:value="-2.15674" calcext:value-type="float">
            <text:p>-2.15674</text:p>
          </table:table-cell>
          <table:table-cell office:value-type="float" office:value="-2.0481" calcext:value-type="float">
            <text:p>-2.0481</text:p>
          </table:table-cell>
          <table:table-cell office:value-type="float" office:value="-1.95044" calcext:value-type="float">
            <text:p>-1.95044</text:p>
          </table:table-cell>
          <table:table-cell office:value-type="float" office:value="-1.85095" calcext:value-type="float">
            <text:p>-1.85095</text:p>
          </table:table-cell>
          <table:table-cell office:value-type="float" office:value="-1.76" calcext:value-type="float">
            <text:p>-1.76</text:p>
          </table:table-cell>
          <table:table-cell office:value-type="float" office:value="-1.66021" calcext:value-type="float">
            <text:p>-1.66021</text:p>
          </table:table-cell>
          <table:table-cell office:value-type="float" office:value="-1.5567501" calcext:value-type="float">
            <text:p>-1.5567501</text:p>
          </table:table-cell>
          <table:table-cell office:value-type="float" office:value="-1.4639699" calcext:value-type="float">
            <text:p>-1.4639699</text:p>
          </table:table-cell>
          <table:table-cell office:value-type="float" office:value="-1.36876" calcext:value-type="float">
            <text:p>-1.36876</text:p>
          </table:table-cell>
          <table:table-cell office:value-type="float" office:value="-1.27232" calcext:value-type="float">
            <text:p>-1.27232</text:p>
          </table:table-cell>
          <table:table-cell office:value-type="float" office:value="-1.18137" calcext:value-type="float">
            <text:p>-1.18137</text:p>
          </table:table-cell>
          <table:table-cell office:value-type="float" office:value="-1.1005" calcext:value-type="float">
            <text:p>-1.1005</text:p>
          </table:table-cell>
          <table:table-cell office:value-type="float" office:value="-1.00894" calcext:value-type="float">
            <text:p>-1.00894</text:p>
          </table:table-cell>
        </table:table-row>
        <table:table-row table:style-name="ro1">
          <table:table-cell office:value-type="float" office:value="-2.4076099" calcext:value-type="float">
            <text:p>-2.4076099</text:p>
          </table:table-cell>
          <table:table-cell office:value-type="float" office:value="-2.26051" calcext:value-type="float">
            <text:p>-2.26051</text:p>
          </table:table-cell>
          <table:table-cell office:value-type="float" office:value="-2.1561301" calcext:value-type="float">
            <text:p>-2.1561301</text:p>
          </table:table-cell>
          <table:table-cell office:value-type="float" office:value="-2.0474899" calcext:value-type="float">
            <text:p>-2.0474899</text:p>
          </table:table-cell>
          <table:table-cell office:value-type="float" office:value="-1.9498301" calcext:value-type="float">
            <text:p>-1.9498301</text:p>
          </table:table-cell>
          <table:table-cell office:value-type="float" office:value="-1.85034" calcext:value-type="float">
            <text:p>-1.85034</text:p>
          </table:table-cell>
          <table:table-cell office:value-type="float" office:value="-1.75939" calcext:value-type="float">
            <text:p>-1.75939</text:p>
          </table:table-cell>
          <table:table-cell office:value-type="float" office:value="-1.6596" calcext:value-type="float">
            <text:p>-1.6596</text:p>
          </table:table-cell>
          <table:table-cell office:value-type="float" office:value="-1.5561399" calcext:value-type="float">
            <text:p>-1.5561399</text:p>
          </table:table-cell>
          <table:table-cell office:value-type="float" office:value="-1.46336" calcext:value-type="float">
            <text:p>-1.46336</text:p>
          </table:table-cell>
          <table:table-cell office:value-type="float" office:value="-1.36845" calcext:value-type="float">
            <text:p>-1.36845</text:p>
          </table:table-cell>
          <table:table-cell office:value-type="float" office:value="-1.27171" calcext:value-type="float">
            <text:p>-1.27171</text:p>
          </table:table-cell>
          <table:table-cell office:value-type="float" office:value="-1.18076" calcext:value-type="float">
            <text:p>-1.18076</text:p>
          </table:table-cell>
          <table:table-cell office:value-type="float" office:value="-1.09989" calcext:value-type="float">
            <text:p>-1.09989</text:p>
          </table:table-cell>
          <table:table-cell office:value-type="float" office:value="-1.00833" calcext:value-type="float">
            <text:p>-1.00833</text:p>
          </table:table-cell>
        </table:table-row>
        <table:table-row table:style-name="ro1">
          <table:table-cell office:value-type="float" office:value="-2.4066899" calcext:value-type="float">
            <text:p>-2.4066899</text:p>
          </table:table-cell>
          <table:table-cell office:value-type="float" office:value="-2.2599001" calcext:value-type="float">
            <text:p>-2.2599001</text:p>
          </table:table-cell>
          <table:table-cell office:value-type="float" office:value="-2.15552" calcext:value-type="float">
            <text:p>-2.15552</text:p>
          </table:table-cell>
          <table:table-cell office:value-type="float" office:value="-2.04688" calcext:value-type="float">
            <text:p>-2.04688</text:p>
          </table:table-cell>
          <table:table-cell office:value-type="float" office:value="-1.9492199" calcext:value-type="float">
            <text:p>-1.9492199</text:p>
          </table:table-cell>
          <table:table-cell office:value-type="float" office:value="-1.84973" calcext:value-type="float">
            <text:p>-1.84973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-1.65899" calcext:value-type="float">
            <text:p>-1.65899</text:p>
          </table:table-cell>
          <table:table-cell office:value-type="float" office:value="-1.55553" calcext:value-type="float">
            <text:p>-1.55553</text:p>
          </table:table-cell>
          <table:table-cell office:value-type="float" office:value="-1.46275" calcext:value-type="float">
            <text:p>-1.46275</text:p>
          </table:table-cell>
          <table:table-cell office:value-type="float" office:value="-1.3678401" calcext:value-type="float">
            <text:p>-1.3678401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-1.18015" calcext:value-type="float">
            <text:p>-1.18015</text:p>
          </table:table-cell>
          <table:table-cell office:value-type="float" office:value="-1.09928" calcext:value-type="float">
            <text:p>-1.09928</text:p>
          </table:table-cell>
          <table:table-cell office:value-type="float" office:value="-1.00772" calcext:value-type="float">
            <text:p>-1.00772</text:p>
          </table:table-cell>
        </table:table-row>
        <table:table-row table:style-name="ro1">
          <table:table-cell office:value-type="float" office:value="-2.40608" calcext:value-type="float">
            <text:p>-2.40608</text:p>
          </table:table-cell>
          <table:table-cell office:value-type="float" office:value="-2.25929" calcext:value-type="float">
            <text:p>-2.25929</text:p>
          </table:table-cell>
          <table:table-cell office:value-type="float" office:value="-2.1549101" calcext:value-type="float">
            <text:p>-2.1549101</text:p>
          </table:table-cell>
          <table:table-cell office:value-type="float" office:value="-2.0462699" calcext:value-type="float">
            <text:p>-2.0462699</text:p>
          </table:table-cell>
          <table:table-cell office:value-type="float" office:value="-1.9486099" calcext:value-type="float">
            <text:p>-1.9486099</text:p>
          </table:table-cell>
          <table:table-cell office:value-type="float" office:value="-1.84912" calcext:value-type="float">
            <text:p>-1.84912</text:p>
          </table:table-cell>
          <table:table-cell office:value-type="float" office:value="-1.75787" calcext:value-type="float">
            <text:p>-1.75787</text:p>
          </table:table-cell>
          <table:table-cell office:value-type="float" office:value="-1.65838" calcext:value-type="float">
            <text:p>-1.65838</text:p>
          </table:table-cell>
          <table:table-cell office:value-type="float" office:value="-1.55492" calcext:value-type="float">
            <text:p>-1.55492</text:p>
          </table:table-cell>
          <table:table-cell office:value-type="float" office:value="-1.46214" calcext:value-type="float">
            <text:p>-1.46214</text:p>
          </table:table-cell>
          <table:table-cell office:value-type="float" office:value="-1.3672301" calcext:value-type="float">
            <text:p>-1.3672301</text:p>
          </table:table-cell>
          <table:table-cell office:value-type="float" office:value="-1.2704901" calcext:value-type="float">
            <text:p>-1.2704901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9867" calcext:value-type="float">
            <text:p>-1.09867</text:p>
          </table:table-cell>
          <table:table-cell office:value-type="float" office:value="-1.00711" calcext:value-type="float">
            <text:p>-1.00711</text:p>
          </table:table-cell>
        </table:table-row>
        <table:table-row table:style-name="ro1">
          <table:table-cell office:value-type="float" office:value="-2.4054699" calcext:value-type="float">
            <text:p>-2.4054699</text:p>
          </table:table-cell>
          <table:table-cell office:value-type="float" office:value="-2.2586701" calcext:value-type="float">
            <text:p>-2.2586701</text:p>
          </table:table-cell>
          <table:table-cell office:value-type="float" office:value="-2.1543" calcext:value-type="float">
            <text:p>-2.1543</text:p>
          </table:table-cell>
          <table:table-cell office:value-type="float" office:value="-2.04566" calcext:value-type="float">
            <text:p>-2.04566</text:p>
          </table:table-cell>
          <table:table-cell office:value-type="float" office:value="-1.948" calcext:value-type="float">
            <text:p>-1.948</text:p>
          </table:table-cell>
          <table:table-cell office:value-type="float" office:value="-1.84851" calcext:value-type="float">
            <text:p>-1.84851</text:p>
          </table:table-cell>
          <table:table-cell office:value-type="float" office:value="-1.75695" calcext:value-type="float">
            <text:p>-1.75695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-1.55431" calcext:value-type="float">
            <text:p>-1.55431</text:p>
          </table:table-cell>
          <table:table-cell office:value-type="float" office:value="-1.46153" calcext:value-type="float">
            <text:p>-1.46153</text:p>
          </table:table-cell>
          <table:table-cell office:value-type="float" office:value="-1.3666199" calcext:value-type="float">
            <text:p>-1.3666199</text:p>
          </table:table-cell>
          <table:table-cell office:value-type="float" office:value="-1.2698801" calcext:value-type="float">
            <text:p>-1.2698801</text:p>
          </table:table-cell>
          <table:table-cell office:value-type="float" office:value="-1.17893" calcext:value-type="float">
            <text:p>-1.17893</text:p>
          </table:table-cell>
          <table:table-cell office:value-type="float" office:value="-1.0977499" calcext:value-type="float">
            <text:p>-1.0977499</text:p>
          </table:table-cell>
          <table:table-cell office:value-type="float" office:value="-1.0065" calcext:value-type="float">
            <text:p>-1.0065</text:p>
          </table:table-cell>
        </table:table-row>
        <table:table-row table:style-name="ro1">
          <table:table-cell office:value-type="float" office:value="-2.40486" calcext:value-type="float">
            <text:p>-2.40486</text:p>
          </table:table-cell>
          <table:table-cell office:value-type="float" office:value="-2.25806" calcext:value-type="float">
            <text:p>-2.25806</text:p>
          </table:table-cell>
          <table:table-cell office:value-type="float" office:value="-2.1536901" calcext:value-type="float">
            <text:p>-2.1536901</text:p>
          </table:table-cell>
          <table:table-cell office:value-type="float" office:value="-2.0450499" calcext:value-type="float">
            <text:p>-2.0450499</text:p>
          </table:table-cell>
          <table:table-cell office:value-type="float" office:value="-1.94739" calcext:value-type="float">
            <text:p>-1.94739</text:p>
          </table:table-cell>
          <table:table-cell office:value-type="float" office:value="-1.8479" calcext:value-type="float">
            <text:p>-1.8479</text:p>
          </table:table-cell>
          <table:table-cell office:value-type="float" office:value="-1.75634" calcext:value-type="float">
            <text:p>-1.75634</text:p>
          </table:table-cell>
          <table:table-cell office:value-type="float" office:value="-1.65716" calcext:value-type="float">
            <text:p>-1.65716</text:p>
          </table:table-cell>
          <table:table-cell office:value-type="float" office:value="-1.5537" calcext:value-type="float">
            <text:p>-1.5537</text:p>
          </table:table-cell>
          <table:table-cell office:value-type="float" office:value="-1.46092" calcext:value-type="float">
            <text:p>-1.46092</text:p>
          </table:table-cell>
          <table:table-cell office:value-type="float" office:value="-1.36601" calcext:value-type="float">
            <text:p>-1.36601</text:p>
          </table:table-cell>
          <table:table-cell office:value-type="float" office:value="-1.26926" calcext:value-type="float">
            <text:p>-1.26926</text:p>
          </table:table-cell>
          <table:table-cell office:value-type="float" office:value="-1.1783201" calcext:value-type="float">
            <text:p>-1.1783201</text:p>
          </table:table-cell>
          <table:table-cell office:value-type="float" office:value="-1.09714" calcext:value-type="float">
            <text:p>-1.09714</text:p>
          </table:table-cell>
          <table:table-cell office:value-type="float" office:value="-1.00589" calcext:value-type="float">
            <text:p>-1.00589</text:p>
          </table:table-cell>
        </table:table-row>
        <table:table-row table:style-name="ro1">
          <table:table-cell office:value-type="float" office:value="-2.4042499" calcext:value-type="float">
            <text:p>-2.4042499</text:p>
          </table:table-cell>
          <table:table-cell office:value-type="float" office:value="-2.2574501" calcext:value-type="float">
            <text:p>-2.2574501</text:p>
          </table:table-cell>
          <table:table-cell office:value-type="float" office:value="-2.15308" calcext:value-type="float">
            <text:p>-2.15308</text:p>
          </table:table-cell>
          <table:table-cell office:value-type="float" office:value="-2.04444" calcext:value-type="float">
            <text:p>-2.04444</text:p>
          </table:table-cell>
          <table:table-cell office:value-type="float" office:value="-1.94678" calcext:value-type="float">
            <text:p>-1.94678</text:p>
          </table:table-cell>
          <table:table-cell office:value-type="float" office:value="-1.84729" calcext:value-type="float">
            <text:p>-1.84729</text:p>
          </table:table-cell>
          <table:table-cell office:value-type="float" office:value="-1.75573" calcext:value-type="float">
            <text:p>-1.75573</text:p>
          </table:table-cell>
          <table:table-cell office:value-type="float" office:value="-1.65654" calcext:value-type="float">
            <text:p>-1.65654</text:p>
          </table:table-cell>
          <table:table-cell office:value-type="float" office:value="-1.55278" calcext:value-type="float">
            <text:p>-1.55278</text:p>
          </table:table-cell>
          <table:table-cell office:value-type="float" office:value="-1.46031" calcext:value-type="float">
            <text:p>-1.46031</text:p>
          </table:table-cell>
          <table:table-cell office:value-type="float" office:value="-1.3654" calcext:value-type="float">
            <text:p>-1.3654</text:p>
          </table:table-cell>
          <table:table-cell office:value-type="float" office:value="-1.2686501" calcext:value-type="float">
            <text:p>-1.2686501</text:p>
          </table:table-cell>
          <table:table-cell office:value-type="float" office:value="-1.1777101" calcext:value-type="float">
            <text:p>-1.1777101</text:p>
          </table:table-cell>
          <table:table-cell office:value-type="float" office:value="-1.09653" calcext:value-type="float">
            <text:p>-1.09653</text:p>
          </table:table-cell>
          <table:table-cell office:value-type="float" office:value="-1.00528" calcext:value-type="float">
            <text:p>-1.00528</text:p>
          </table:table-cell>
        </table:table-row>
        <table:table-row table:style-name="ro1">
          <table:table-cell office:value-type="float" office:value="-2.40364" calcext:value-type="float">
            <text:p>-2.40364</text:p>
          </table:table-cell>
          <table:table-cell office:value-type="float" office:value="-2.25684" calcext:value-type="float">
            <text:p>-2.25684</text:p>
          </table:table-cell>
          <table:table-cell office:value-type="float" office:value="-2.1524701" calcext:value-type="float">
            <text:p>-2.1524701</text:p>
          </table:table-cell>
          <table:table-cell office:value-type="float" office:value="-2.0438199" calcext:value-type="float">
            <text:p>-2.0438199</text:p>
          </table:table-cell>
          <table:table-cell office:value-type="float" office:value="-1.94617" calcext:value-type="float">
            <text:p>-1.94617</text:p>
          </table:table-cell>
          <table:table-cell office:value-type="float" office:value="-1.84668" calcext:value-type="float">
            <text:p>-1.84668</text:p>
          </table:table-cell>
          <table:table-cell office:value-type="float" office:value="-1.75512" calcext:value-type="float">
            <text:p>-1.75512</text:p>
          </table:table-cell>
          <table:table-cell office:value-type="float" office:value="-1.65563" calcext:value-type="float">
            <text:p>-1.65563</text:p>
          </table:table-cell>
          <table:table-cell office:value-type="float" office:value="-1.55217" calcext:value-type="float">
            <text:p>-1.55217</text:p>
          </table:table-cell>
          <table:table-cell office:value-type="float" office:value="-1.4597" calcext:value-type="float">
            <text:p>-1.4597</text:p>
          </table:table-cell>
          <table:table-cell office:value-type="float" office:value="-1.36479" calcext:value-type="float">
            <text:p>-1.36479</text:p>
          </table:table-cell>
          <table:table-cell office:value-type="float" office:value="-1.2680399" calcext:value-type="float">
            <text:p>-1.2680399</text:p>
          </table:table-cell>
          <table:table-cell office:value-type="float" office:value="-1.1770999" calcext:value-type="float">
            <text:p>-1.1770999</text:p>
          </table:table-cell>
          <table:table-cell office:value-type="float" office:value="-1.09592" calcext:value-type="float">
            <text:p>-1.09592</text:p>
          </table:table-cell>
          <table:table-cell office:value-type="float" office:value="-1.00467" calcext:value-type="float">
            <text:p>-1.00467</text:p>
          </table:table-cell>
        </table:table-row>
        <table:table-row table:style-name="ro1">
          <table:table-cell office:value-type="float" office:value="-2.4030299" calcext:value-type="float">
            <text:p>-2.4030299</text:p>
          </table:table-cell>
          <table:table-cell office:value-type="float" office:value="-2.2562301" calcext:value-type="float">
            <text:p>-2.2562301</text:p>
          </table:table-cell>
          <table:table-cell office:value-type="float" office:value="-2.15186" calcext:value-type="float">
            <text:p>-2.15186</text:p>
          </table:table-cell>
          <table:table-cell office:value-type="float" office:value="-2.04321" calcext:value-type="float">
            <text:p>-2.04321</text:p>
          </table:table-cell>
          <table:table-cell office:value-type="float" office:value="-1.94555" calcext:value-type="float">
            <text:p>-1.94555</text:p>
          </table:table-cell>
          <table:table-cell office:value-type="float" office:value="-1.84606" calcext:value-type="float">
            <text:p>-1.84606</text:p>
          </table:table-cell>
          <table:table-cell office:value-type="float" office:value="-1.7542" calcext:value-type="float">
            <text:p>-1.7542</text:p>
          </table:table-cell>
          <table:table-cell office:value-type="float" office:value="-1.65502" calcext:value-type="float">
            <text:p>-1.65502</text:p>
          </table:table-cell>
          <table:table-cell office:value-type="float" office:value="-1.55156" calcext:value-type="float">
            <text:p>-1.55156</text:p>
          </table:table-cell>
          <table:table-cell office:value-type="float" office:value="-1.45909" calcext:value-type="float">
            <text:p>-1.45909</text:p>
          </table:table-cell>
          <table:table-cell office:value-type="float" office:value="-1.36418" calcext:value-type="float">
            <text:p>-1.36418</text:p>
          </table:table-cell>
          <table:table-cell office:value-type="float" office:value="-1.2674299" calcext:value-type="float">
            <text:p>-1.2674299</text:p>
          </table:table-cell>
          <table:table-cell office:value-type="float" office:value="-1.1764899" calcext:value-type="float">
            <text:p>-1.1764899</text:p>
          </table:table-cell>
          <table:table-cell office:value-type="float" office:value="-1.09531" calcext:value-type="float">
            <text:p>-1.09531</text:p>
          </table:table-cell>
          <table:table-cell office:value-type="float" office:value="-1.00406" calcext:value-type="float">
            <text:p>-1.00406</text:p>
          </table:table-cell>
        </table:table-row>
        <table:table-row table:style-name="ro1">
          <table:table-cell office:value-type="float" office:value="-2.40242" calcext:value-type="float">
            <text:p>-2.40242</text:p>
          </table:table-cell>
          <table:table-cell office:value-type="float" office:value="-2.25562" calcext:value-type="float">
            <text:p>-2.25562</text:p>
          </table:table-cell>
          <table:table-cell office:value-type="float" office:value="-2.1512499" calcext:value-type="float">
            <text:p>-2.1512499</text:p>
          </table:table-cell>
          <table:table-cell office:value-type="float" office:value="-2.0425999" calcext:value-type="float">
            <text:p>-2.0425999</text:p>
          </table:table-cell>
          <table:table-cell office:value-type="float" office:value="-1.94494" calcext:value-type="float">
            <text:p>-1.94494</text:p>
          </table:table-cell>
          <table:table-cell office:value-type="float" office:value="-1.84545" calcext:value-type="float">
            <text:p>-1.84545</text:p>
          </table:table-cell>
          <table:table-cell office:value-type="float" office:value="-1.75359" calcext:value-type="float">
            <text:p>-1.75359</text:p>
          </table:table-cell>
          <table:table-cell office:value-type="float" office:value="-1.65441" calcext:value-type="float">
            <text:p>-1.65441</text:p>
          </table:table-cell>
          <table:table-cell office:value-type="float" office:value="-1.5509501" calcext:value-type="float">
            <text:p>-1.5509501</text:p>
          </table:table-cell>
          <table:table-cell office:value-type="float" office:value="-1.45848" calcext:value-type="float">
            <text:p>-1.45848</text:p>
          </table:table-cell>
          <table:table-cell office:value-type="float" office:value="-1.36357" calcext:value-type="float">
            <text:p>-1.36357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7588" calcext:value-type="float">
            <text:p>-1.17588</text:p>
          </table:table-cell>
          <table:table-cell office:value-type="float" office:value="-1.09439" calcext:value-type="float">
            <text:p>-1.09439</text:p>
          </table:table-cell>
          <table:table-cell office:value-type="float" office:value="-1.00345" calcext:value-type="float">
            <text:p>-1.00345</text:p>
          </table:table-cell>
        </table:table-row>
        <table:table-row table:style-name="ro1">
          <table:table-cell office:value-type="float" office:value="-2.4018099" calcext:value-type="float">
            <text:p>-2.4018099</text:p>
          </table:table-cell>
          <table:table-cell office:value-type="float" office:value="-2.2550099" calcext:value-type="float">
            <text:p>-2.2550099</text:p>
          </table:table-cell>
          <table:table-cell office:value-type="float" office:value="-2.15064" calcext:value-type="float">
            <text:p>-2.15064</text:p>
          </table:table-cell>
          <table:table-cell office:value-type="float" office:value="-2.04199" calcext:value-type="float">
            <text:p>-2.04199</text:p>
          </table:table-cell>
          <table:table-cell office:value-type="float" office:value="-1.94433" calcext:value-type="float">
            <text:p>-1.94433</text:p>
          </table:table-cell>
          <table:table-cell office:value-type="float" office:value="-1.84484" calcext:value-type="float">
            <text:p>-1.84484</text:p>
          </table:table-cell>
          <table:table-cell office:value-type="float" office:value="-1.75298" calcext:value-type="float">
            <text:p>-1.75298</text:p>
          </table:table-cell>
          <table:table-cell office:value-type="float" office:value="-1.6534899" calcext:value-type="float">
            <text:p>-1.6534899</text:p>
          </table:table-cell>
          <table:table-cell office:value-type="float" office:value="-1.5503401" calcext:value-type="float">
            <text:p>-1.5503401</text:p>
          </table:table-cell>
          <table:table-cell office:value-type="float" office:value="-1.4575599" calcext:value-type="float">
            <text:p>-1.4575599</text:p>
          </table:table-cell>
          <table:table-cell office:value-type="float" office:value="-1.36296" calcext:value-type="float">
            <text:p>-1.36296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-1.17527" calcext:value-type="float">
            <text:p>-1.17527</text:p>
          </table:table-cell>
          <table:table-cell office:value-type="float" office:value="-1.09378" calcext:value-type="float">
            <text:p>-1.09378</text:p>
          </table:table-cell>
          <table:table-cell office:value-type="float" office:value="-1.00284" calcext:value-type="float">
            <text:p>-1.00284</text:p>
          </table:table-cell>
        </table:table-row>
        <table:table-row table:style-name="ro1">
          <table:table-cell office:value-type="float" office:value="-2.4012001" calcext:value-type="float">
            <text:p>-2.4012001</text:p>
          </table:table-cell>
          <table:table-cell office:value-type="float" office:value="-2.2544" calcext:value-type="float">
            <text:p>-2.2544</text:p>
          </table:table-cell>
          <table:table-cell office:value-type="float" office:value="-2.1500299" calcext:value-type="float">
            <text:p>-2.1500299</text:p>
          </table:table-cell>
          <table:table-cell office:value-type="float" office:value="-2.0413799" calcext:value-type="float">
            <text:p>-2.0413799</text:p>
          </table:table-cell>
          <table:table-cell office:value-type="float" office:value="-1.94372" calcext:value-type="float">
            <text:p>-1.94372</text:p>
          </table:table-cell>
          <table:table-cell office:value-type="float" office:value="-1.84393" calcext:value-type="float">
            <text:p>-1.84393</text:p>
          </table:table-cell>
          <table:table-cell office:value-type="float" office:value="-1.75237" calcext:value-type="float">
            <text:p>-1.75237</text:p>
          </table:table-cell>
          <table:table-cell office:value-type="float" office:value="-1.65288" calcext:value-type="float">
            <text:p>-1.65288</text:p>
          </table:table-cell>
          <table:table-cell office:value-type="float" office:value="-1.5497299" calcext:value-type="float">
            <text:p>-1.5497299</text:p>
          </table:table-cell>
          <table:table-cell office:value-type="float" office:value="-1.4569499" calcext:value-type="float">
            <text:p>-1.4569499</text:p>
          </table:table-cell>
          <table:table-cell office:value-type="float" office:value="-1.36204" calcext:value-type="float">
            <text:p>-1.36204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7466" calcext:value-type="float">
            <text:p>-1.17466</text:p>
          </table:table-cell>
          <table:table-cell office:value-type="float" office:value="-1.09317" calcext:value-type="float">
            <text:p>-1.09317</text:p>
          </table:table-cell>
          <table:table-cell office:value-type="float" office:value="-1.00223" calcext:value-type="float">
            <text:p>-1.00223</text:p>
          </table:table-cell>
        </table:table-row>
        <table:table-row table:style-name="ro1">
          <table:table-cell office:value-type="float" office:value="-2.4005899" calcext:value-type="float">
            <text:p>-2.4005899</text:p>
          </table:table-cell>
          <table:table-cell office:value-type="float" office:value="-2.2537899" calcext:value-type="float">
            <text:p>-2.2537899</text:p>
          </table:table-cell>
          <table:table-cell office:value-type="float" office:value="-2.14942" calcext:value-type="float">
            <text:p>-2.14942</text:p>
          </table:table-cell>
          <table:table-cell office:value-type="float" office:value="-2.0407701" calcext:value-type="float">
            <text:p>-2.0407701</text:p>
          </table:table-cell>
          <table:table-cell office:value-type="float" office:value="-1.94311" calcext:value-type="float">
            <text:p>-1.94311</text:p>
          </table:table-cell>
          <table:table-cell office:value-type="float" office:value="-1.84332" calcext:value-type="float">
            <text:p>-1.84332</text:p>
          </table:table-cell>
          <table:table-cell office:value-type="float" office:value="-1.75176" calcext:value-type="float">
            <text:p>-1.75176</text:p>
          </table:table-cell>
          <table:table-cell office:value-type="float" office:value="-1.65227" calcext:value-type="float">
            <text:p>-1.65227</text:p>
          </table:table-cell>
          <table:table-cell office:value-type="float" office:value="-1.5491199" calcext:value-type="float">
            <text:p>-1.5491199</text:p>
          </table:table-cell>
          <table:table-cell office:value-type="float" office:value="-1.45634" calcext:value-type="float">
            <text:p>-1.45634</text:p>
          </table:table-cell>
          <table:table-cell office:value-type="float" office:value="-1.36143" calcext:value-type="float">
            <text:p>-1.36143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7405" calcext:value-type="float">
            <text:p>-1.17405</text:p>
          </table:table-cell>
          <table:table-cell office:value-type="float" office:value="-1.0925601" calcext:value-type="float">
            <text:p>-1.0925601</text:p>
          </table:table-cell>
          <table:table-cell office:value-type="float" office:value="-1.0016201" calcext:value-type="float">
            <text:p>-1.0016201</text:p>
          </table:table-cell>
        </table:table-row>
        <table:table-row table:style-name="ro1">
          <table:table-cell office:value-type="float" office:value="-2.3999801" calcext:value-type="float">
            <text:p>-2.3999801</text:p>
          </table:table-cell>
          <table:table-cell office:value-type="float" office:value="-2.25318" calcext:value-type="float">
            <text:p>-2.25318</text:p>
          </table:table-cell>
          <table:table-cell office:value-type="float" office:value="-2.1488099" calcext:value-type="float">
            <text:p>-2.1488099</text:p>
          </table:table-cell>
          <table:table-cell office:value-type="float" office:value="-2.0401599" calcext:value-type="float">
            <text:p>-2.0401599</text:p>
          </table:table-cell>
          <table:table-cell office:value-type="float" office:value="-1.9425" calcext:value-type="float">
            <text:p>-1.9425</text:p>
          </table:table-cell>
          <table:table-cell office:value-type="float" office:value="-1.84271" calcext:value-type="float">
            <text:p>-1.84271</text:p>
          </table:table-cell>
          <table:table-cell office:value-type="float" office:value="-1.75115" calcext:value-type="float">
            <text:p>-1.75115</text:p>
          </table:table-cell>
          <table:table-cell office:value-type="float" office:value="-1.65166" calcext:value-type="float">
            <text:p>-1.65166</text:p>
          </table:table-cell>
          <table:table-cell office:value-type="float" office:value="-1.54851" calcext:value-type="float">
            <text:p>-1.54851</text:p>
          </table:table-cell>
          <table:table-cell office:value-type="float" office:value="-1.45543" calcext:value-type="float">
            <text:p>-1.45543</text:p>
          </table:table-cell>
          <table:table-cell office:value-type="float" office:value="-1.36113" calcext:value-type="float">
            <text:p>-1.36113</text:p>
          </table:table-cell>
          <table:table-cell office:value-type="float" office:value="-1.26408" calcext:value-type="float">
            <text:p>-1.26408</text:p>
          </table:table-cell>
          <table:table-cell office:value-type="float" office:value="-1.17344" calcext:value-type="float">
            <text:p>-1.17344</text:p>
          </table:table-cell>
          <table:table-cell office:value-type="float" office:value="-1.0919501" calcext:value-type="float">
            <text:p>-1.0919501</text:p>
          </table:table-cell>
          <table:table-cell office:value-type="float" office:value="-1.0010099" calcext:value-type="float">
            <text:p>-1.0010099</text:p>
          </table:table-cell>
        </table:table-row>
        <table:table-row table:style-name="ro1">
          <table:table-cell office:value-type="float" office:value="-2.39906" calcext:value-type="float">
            <text:p>-2.39906</text:p>
          </table:table-cell>
          <table:table-cell office:value-type="float" office:value="-2.2525699" calcext:value-type="float">
            <text:p>-2.2525699</text:p>
          </table:table-cell>
          <table:table-cell office:value-type="float" office:value="-2.1482" calcext:value-type="float">
            <text:p>-2.1482</text:p>
          </table:table-cell>
          <table:table-cell office:value-type="float" office:value="-2.0395501" calcext:value-type="float">
            <text:p>-2.0395501</text:p>
          </table:table-cell>
          <table:table-cell office:value-type="float" office:value="-1.94189" calcext:value-type="float">
            <text:p>-1.94189</text:p>
          </table:table-cell>
          <table:table-cell office:value-type="float" office:value="-1.8421" calcext:value-type="float">
            <text:p>-1.8421</text:p>
          </table:table-cell>
          <table:table-cell office:value-type="float" office:value="-1.75054" calcext:value-type="float">
            <text:p>-1.75054</text:p>
          </table:table-cell>
          <table:table-cell office:value-type="float" office:value="-1.65105" calcext:value-type="float">
            <text:p>-1.65105</text:p>
          </table:table-cell>
          <table:table-cell office:value-type="float" office:value="-1.5479" calcext:value-type="float">
            <text:p>-1.5479</text:p>
          </table:table-cell>
          <table:table-cell office:value-type="float" office:value="-1.45482" calcext:value-type="float">
            <text:p>-1.45482</text:p>
          </table:table-cell>
          <table:table-cell office:value-type="float" office:value="-1.36052" calcext:value-type="float">
            <text:p>-1.36052</text:p>
          </table:table-cell>
          <table:table-cell office:value-type="float" office:value="-1.26316" calcext:value-type="float">
            <text:p>-1.26316</text:p>
          </table:table-cell>
          <table:table-cell office:value-type="float" office:value="-1.17283" calcext:value-type="float">
            <text:p>-1.17283</text:p>
          </table:table-cell>
          <table:table-cell office:value-type="float" office:value="-1.0913399" calcext:value-type="float">
            <text:p>-1.0913399</text:p>
          </table:table-cell>
          <table:table-cell office:value-type="float" office:value="-1.0003999" calcext:value-type="float">
            <text:p>-1.0003999</text:p>
          </table:table-cell>
        </table:table-row>
        <table:table-row table:style-name="ro1">
          <table:table-cell office:value-type="float" office:value="-2.3984499" calcext:value-type="float">
            <text:p>-2.3984499</text:p>
          </table:table-cell>
          <table:table-cell office:value-type="float" office:value="-2.25196" calcext:value-type="float">
            <text:p>-2.25196</text:p>
          </table:table-cell>
          <table:table-cell office:value-type="float" office:value="-2.1475899" calcext:value-type="float">
            <text:p>-2.1475899</text:p>
          </table:table-cell>
          <table:table-cell office:value-type="float" office:value="-2.03894" calcext:value-type="float">
            <text:p>-2.03894</text:p>
          </table:table-cell>
          <table:table-cell office:value-type="float" office:value="-1.94128" calcext:value-type="float">
            <text:p>-1.94128</text:p>
          </table:table-cell>
          <table:table-cell office:value-type="float" office:value="-1.84149" calcext:value-type="float">
            <text:p>-1.84149</text:p>
          </table:table-cell>
          <table:table-cell office:value-type="float" office:value="-1.74993" calcext:value-type="float">
            <text:p>-1.74993</text:p>
          </table:table-cell>
          <table:table-cell office:value-type="float" office:value="-1.65044" calcext:value-type="float">
            <text:p>-1.65044</text:p>
          </table:table-cell>
          <table:table-cell office:value-type="float" office:value="-1.54729" calcext:value-type="float">
            <text:p>-1.54729</text:p>
          </table:table-cell>
          <table:table-cell office:value-type="float" office:value="-1.45421" calcext:value-type="float">
            <text:p>-1.45421</text:p>
          </table:table-cell>
          <table:table-cell office:value-type="float" office:value="-1.3599" calcext:value-type="float">
            <text:p>-1.3599</text:p>
          </table:table-cell>
          <table:table-cell office:value-type="float" office:value="-1.26255" calcext:value-type="float">
            <text:p>-1.26255</text:p>
          </table:table-cell>
          <table:table-cell office:value-type="float" office:value="-1.17222" calcext:value-type="float">
            <text:p>-1.17222</text:p>
          </table:table-cell>
          <table:table-cell office:value-type="float" office:value="-1.09073" calcext:value-type="float">
            <text:p>-1.09073</text:p>
          </table:table-cell>
          <table:table-cell office:value-type="float" office:value="-0.99979001" calcext:value-type="float">
            <text:p>-0.99979001</text:p>
          </table:table-cell>
        </table:table-row>
        <table:table-row table:style-name="ro1">
          <table:table-cell office:value-type="float" office:value="-2.39784" calcext:value-type="float">
            <text:p>-2.39784</text:p>
          </table:table-cell>
          <table:table-cell office:value-type="float" office:value="-2.25105" calcext:value-type="float">
            <text:p>-2.25105</text:p>
          </table:table-cell>
          <table:table-cell office:value-type="float" office:value="-2.14698" calcext:value-type="float">
            <text:p>-2.14698</text:p>
          </table:table-cell>
          <table:table-cell office:value-type="float" office:value="-2.0383301" calcext:value-type="float">
            <text:p>-2.0383301</text:p>
          </table:table-cell>
          <table:table-cell office:value-type="float" office:value="-1.94067" calcext:value-type="float">
            <text:p>-1.94067</text:p>
          </table:table-cell>
          <table:table-cell office:value-type="float" office:value="-1.84088" calcext:value-type="float">
            <text:p>-1.84088</text:p>
          </table:table-cell>
          <table:table-cell office:value-type="float" office:value="-1.74932" calcext:value-type="float">
            <text:p>-1.74932</text:p>
          </table:table-cell>
          <table:table-cell office:value-type="float" office:value="-1.64983" calcext:value-type="float">
            <text:p>-1.64983</text:p>
          </table:table-cell>
          <table:table-cell office:value-type="float" office:value="-1.54668" calcext:value-type="float">
            <text:p>-1.54668</text:p>
          </table:table-cell>
          <table:table-cell office:value-type="float" office:value="-1.4536" calcext:value-type="float">
            <text:p>-1.4536</text:p>
          </table:table-cell>
          <table:table-cell office:value-type="float" office:value="-1.35929" calcext:value-type="float">
            <text:p>-1.35929</text:p>
          </table:table-cell>
          <table:table-cell office:value-type="float" office:value="-1.26194" calcext:value-type="float">
            <text:p>-1.26194</text:p>
          </table:table-cell>
          <table:table-cell office:value-type="float" office:value="-1.17161" calcext:value-type="float">
            <text:p>-1.17161</text:p>
          </table:table-cell>
          <table:table-cell office:value-type="float" office:value="-1.09012" calcext:value-type="float">
            <text:p>-1.09012</text:p>
          </table:table-cell>
          <table:table-cell office:value-type="float" office:value="-0.99918002" calcext:value-type="float">
            <text:p>-0.99918002</text:p>
          </table:table-cell>
        </table:table-row>
        <table:table-row table:style-name="ro1">
          <table:table-cell office:value-type="float" office:value="-2.3972299" calcext:value-type="float">
            <text:p>-2.3972299</text:p>
          </table:table-cell>
          <table:table-cell office:value-type="float" office:value="-2.2504301" calcext:value-type="float">
            <text:p>-2.2504301</text:p>
          </table:table-cell>
          <table:table-cell office:value-type="float" office:value="-2.1463699" calcext:value-type="float">
            <text:p>-2.1463699</text:p>
          </table:table-cell>
          <table:table-cell office:value-type="float" office:value="-2.03772" calcext:value-type="float">
            <text:p>-2.03772</text:p>
          </table:table-cell>
          <table:table-cell office:value-type="float" office:value="-1.94006" calcext:value-type="float">
            <text:p>-1.94006</text:p>
          </table:table-cell>
          <table:table-cell office:value-type="float" office:value="-1.84027" calcext:value-type="float">
            <text:p>-1.84027</text:p>
          </table:table-cell>
          <table:table-cell office:value-type="float" office:value="-1.74871" calcext:value-type="float">
            <text:p>-1.74871</text:p>
          </table:table-cell>
          <table:table-cell office:value-type="float" office:value="-1.64922" calcext:value-type="float">
            <text:p>-1.64922</text:p>
          </table:table-cell>
          <table:table-cell office:value-type="float" office:value="-1.54607" calcext:value-type="float">
            <text:p>-1.54607</text:p>
          </table:table-cell>
          <table:table-cell office:value-type="float" office:value="-1.4529901" calcext:value-type="float">
            <text:p>-1.4529901</text:p>
          </table:table-cell>
          <table:table-cell office:value-type="float" office:value="-1.35868" calcext:value-type="float">
            <text:p>-1.35868</text:p>
          </table:table-cell>
          <table:table-cell office:value-type="float" office:value="-1.26133" calcext:value-type="float">
            <text:p>-1.26133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08951" calcext:value-type="float">
            <text:p>-1.08951</text:p>
          </table:table-cell>
          <table:table-cell office:value-type="float" office:value="-0.99857002" calcext:value-type="float">
            <text:p>-0.99857002</text:p>
          </table:table-cell>
        </table:table-row>
        <table:table-row table:style-name="ro1">
          <table:table-cell office:value-type="float" office:value="-2.39662" calcext:value-type="float">
            <text:p>-2.39662</text:p>
          </table:table-cell>
          <table:table-cell office:value-type="float" office:value="-2.24982" calcext:value-type="float">
            <text:p>-2.24982</text:p>
          </table:table-cell>
          <table:table-cell office:value-type="float" office:value="-2.1457601" calcext:value-type="float">
            <text:p>-2.1457601</text:p>
          </table:table-cell>
          <table:table-cell office:value-type="float" office:value="-2.0371101" calcext:value-type="float">
            <text:p>-2.0371101</text:p>
          </table:table-cell>
          <table:table-cell office:value-type="float" office:value="-1.93945" calcext:value-type="float">
            <text:p>-1.93945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1.64861" calcext:value-type="float">
            <text:p>-1.64861</text:p>
          </table:table-cell>
          <table:table-cell office:value-type="float" office:value="-1.54546" calcext:value-type="float">
            <text:p>-1.54546</text:p>
          </table:table-cell>
          <table:table-cell office:value-type="float" office:value="-1.4523799" calcext:value-type="float">
            <text:p>-1.4523799</text:p>
          </table:table-cell>
          <table:table-cell office:value-type="float" office:value="-1.35807" calcext:value-type="float">
            <text:p>-1.35807</text:p>
          </table:table-cell>
          <table:table-cell office:value-type="float" office:value="-1.2610199" calcext:value-type="float">
            <text:p>-1.2610199</text:p>
          </table:table-cell>
          <table:table-cell office:value-type="float" office:value="-1.17038" calcext:value-type="float">
            <text:p>-1.17038</text:p>
          </table:table-cell>
          <table:table-cell office:value-type="float" office:value="-1.0889" calcext:value-type="float">
            <text:p>-1.0889</text:p>
          </table:table-cell>
          <table:table-cell office:value-type="float" office:value="-0.99765003" calcext:value-type="float">
            <text:p>-0.99765003</text:p>
          </table:table-cell>
        </table:table-row>
        <table:table-row table:style-name="ro1">
          <table:table-cell office:value-type="float" office:value="-2.3960099" calcext:value-type="float">
            <text:p>-2.3960099</text:p>
          </table:table-cell>
          <table:table-cell office:value-type="float" office:value="-2.2492099" calcext:value-type="float">
            <text:p>-2.2492099</text:p>
          </table:table-cell>
          <table:table-cell office:value-type="float" office:value="-2.14484" calcext:value-type="float">
            <text:p>-2.14484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-1.93884" calcext:value-type="float">
            <text:p>-1.93884</text:p>
          </table:table-cell>
          <table:table-cell office:value-type="float" office:value="-1.8390501" calcext:value-type="float">
            <text:p>-1.8390501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1.648" calcext:value-type="float">
            <text:p>-1.648</text:p>
          </table:table-cell>
          <table:table-cell office:value-type="float" office:value="-1.54485" calcext:value-type="float">
            <text:p>-1.54485</text:p>
          </table:table-cell>
          <table:table-cell office:value-type="float" office:value="-1.4517699" calcext:value-type="float">
            <text:p>-1.4517699</text:p>
          </table:table-cell>
          <table:table-cell office:value-type="float" office:value="-1.35746" calcext:value-type="float">
            <text:p>-1.35746</text:p>
          </table:table-cell>
          <table:table-cell office:value-type="float" office:value="-1.26041" calcext:value-type="float">
            <text:p>-1.26041</text:p>
          </table:table-cell>
          <table:table-cell office:value-type="float" office:value="-1.16977" calcext:value-type="float">
            <text:p>-1.16977</text:p>
          </table:table-cell>
          <table:table-cell office:value-type="float" office:value="-1.08829" calcext:value-type="float">
            <text:p>-1.08829</text:p>
          </table:table-cell>
          <table:table-cell office:value-type="float" office:value="-0.99703997" calcext:value-type="float">
            <text:p>-0.99703997</text:p>
          </table:table-cell>
        </table:table-row>
        <table:table-row table:style-name="ro1">
          <table:table-cell office:value-type="float" office:value="-2.3954" calcext:value-type="float">
            <text:p>-2.3954</text:p>
          </table:table-cell>
          <table:table-cell office:value-type="float" office:value="-2.2483001" calcext:value-type="float">
            <text:p>-2.2483001</text:p>
          </table:table-cell>
          <table:table-cell office:value-type="float" office:value="-2.1442299" calcext:value-type="float">
            <text:p>-2.1442299</text:p>
          </table:table-cell>
          <table:table-cell office:value-type="float" office:value="-2.0358901" calcext:value-type="float">
            <text:p>-2.0358901</text:p>
          </table:table-cell>
          <table:table-cell office:value-type="float" office:value="-1.93793" calcext:value-type="float">
            <text:p>-1.93793</text:p>
          </table:table-cell>
          <table:table-cell office:value-type="float" office:value="-1.8384399" calcext:value-type="float">
            <text:p>-1.8384399</text:p>
          </table:table-cell>
          <table:table-cell office:value-type="float" office:value="-1.7468801" calcext:value-type="float">
            <text:p>-1.7468801</text:p>
          </table:table-cell>
          <table:table-cell office:value-type="float" office:value="-1.6470799" calcext:value-type="float">
            <text:p>-1.6470799</text:p>
          </table:table-cell>
          <table:table-cell office:value-type="float" office:value="-1.54424" calcext:value-type="float">
            <text:p>-1.54424</text:p>
          </table:table-cell>
          <table:table-cell office:value-type="float" office:value="-1.45116" calcext:value-type="float">
            <text:p>-1.45116</text:p>
          </table:table-cell>
          <table:table-cell office:value-type="float" office:value="-1.35685" calcext:value-type="float">
            <text:p>-1.35685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6916" calcext:value-type="float">
            <text:p>-1.16916</text:p>
          </table:table-cell>
          <table:table-cell office:value-type="float" office:value="-1.08768" calcext:value-type="float">
            <text:p>-1.08768</text:p>
          </table:table-cell>
          <table:table-cell office:value-type="float" office:value="-0.99642998" calcext:value-type="float">
            <text:p>-0.99642998</text:p>
          </table:table-cell>
        </table:table-row>
        <table:table-row table:style-name="ro1">
          <table:table-cell office:value-type="float" office:value="-2.39448" calcext:value-type="float">
            <text:p>-2.39448</text:p>
          </table:table-cell>
          <table:table-cell office:value-type="float" office:value="-2.24769" calcext:value-type="float">
            <text:p>-2.24769</text:p>
          </table:table-cell>
          <table:table-cell office:value-type="float" office:value="-2.14362" calcext:value-type="float">
            <text:p>-2.14362</text:p>
          </table:table-cell>
          <table:table-cell office:value-type="float" office:value="-2.03528" calcext:value-type="float">
            <text:p>-2.03528</text:p>
          </table:table-cell>
          <table:table-cell office:value-type="float" office:value="-1.93731" calcext:value-type="float">
            <text:p>-1.93731</text:p>
          </table:table-cell>
          <table:table-cell office:value-type="float" office:value="-1.8378201" calcext:value-type="float">
            <text:p>-1.8378201</text:p>
          </table:table-cell>
          <table:table-cell office:value-type="float" office:value="-1.7462699" calcext:value-type="float">
            <text:p>-1.7462699</text:p>
          </table:table-cell>
          <table:table-cell office:value-type="float" office:value="-1.64617" calcext:value-type="float">
            <text:p>-1.64617</text:p>
          </table:table-cell>
          <table:table-cell office:value-type="float" office:value="-1.5433199" calcext:value-type="float">
            <text:p>-1.5433199</text:p>
          </table:table-cell>
          <table:table-cell office:value-type="float" office:value="-1.4505399" calcext:value-type="float">
            <text:p>-1.4505399</text:p>
          </table:table-cell>
          <table:table-cell office:value-type="float" office:value="-1.35624" calcext:value-type="float">
            <text:p>-1.35624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1.08707" calcext:value-type="float">
            <text:p>-1.08707</text:p>
          </table:table-cell>
          <table:table-cell office:value-type="float" office:value="-0.99581999" calcext:value-type="float">
            <text:p>-0.99581999</text:p>
          </table:table-cell>
        </table:table-row>
        <table:table-row table:style-name="ro1">
          <table:table-cell office:value-type="float" office:value="-2.3938701" calcext:value-type="float">
            <text:p>-2.3938701</text:p>
          </table:table-cell>
          <table:table-cell office:value-type="float" office:value="-2.2467699" calcext:value-type="float">
            <text:p>-2.2467699</text:p>
          </table:table-cell>
          <table:table-cell office:value-type="float" office:value="-2.1430099" calcext:value-type="float">
            <text:p>-2.1430099</text:p>
          </table:table-cell>
          <table:table-cell office:value-type="float" office:value="-2.0346701" calcext:value-type="float">
            <text:p>-2.0346701</text:p>
          </table:table-cell>
          <table:table-cell office:value-type="float" office:value="-1.9367" calcext:value-type="float">
            <text:p>-1.9367</text:p>
          </table:table-cell>
          <table:table-cell office:value-type="float" office:value="-1.8372101" calcext:value-type="float">
            <text:p>-1.8372101</text:p>
          </table:table-cell>
          <table:table-cell office:value-type="float" office:value="-1.7456599" calcext:value-type="float">
            <text:p>-1.7456599</text:p>
          </table:table-cell>
          <table:table-cell office:value-type="float" office:value="-1.64556" calcext:value-type="float">
            <text:p>-1.64556</text:p>
          </table:table-cell>
          <table:table-cell office:value-type="float" office:value="-1.54241" calcext:value-type="float">
            <text:p>-1.54241</text:p>
          </table:table-cell>
          <table:table-cell office:value-type="float" office:value="-1.44993" calcext:value-type="float">
            <text:p>-1.44993</text:p>
          </table:table-cell>
          <table:table-cell office:value-type="float" office:value="-1.35563" calcext:value-type="float">
            <text:p>-1.35563</text:p>
          </table:table-cell>
          <table:table-cell office:value-type="float" office:value="-1.25858" calcext:value-type="float">
            <text:p>-1.25858</text:p>
          </table:table-cell>
          <table:table-cell office:value-type="float" office:value="-1.16794" calcext:value-type="float">
            <text:p>-1.16794</text:p>
          </table:table-cell>
          <table:table-cell office:value-type="float" office:value="-1.08646" calcext:value-type="float">
            <text:p>-1.08646</text:p>
          </table:table-cell>
          <table:table-cell office:value-type="float" office:value="-0.99520999" calcext:value-type="float">
            <text:p>-0.99520999</text:p>
          </table:table-cell>
        </table:table-row>
        <table:table-row table:style-name="ro1">
          <table:table-cell office:value-type="float" office:value="-2.39326" calcext:value-type="float">
            <text:p>-2.39326</text:p>
          </table:table-cell>
          <table:table-cell office:value-type="float" office:value="-2.24616" calcext:value-type="float">
            <text:p>-2.24616</text:p>
          </table:table-cell>
          <table:table-cell office:value-type="float" office:value="-2.1424" calcext:value-type="float">
            <text:p>-2.1424</text:p>
          </table:table-cell>
          <table:table-cell office:value-type="float" office:value="-2.03406" calcext:value-type="float">
            <text:p>-2.03406</text:p>
          </table:table-cell>
          <table:table-cell office:value-type="float" office:value="-1.9357899" calcext:value-type="float">
            <text:p>-1.9357899</text:p>
          </table:table-cell>
          <table:table-cell office:value-type="float" office:value="-1.8365999" calcext:value-type="float">
            <text:p>-1.8365999</text:p>
          </table:table-cell>
          <table:table-cell office:value-type="float" office:value="-1.74505" calcext:value-type="float">
            <text:p>-1.74505</text:p>
          </table:table-cell>
          <table:table-cell office:value-type="float" office:value="-1.64495" calcext:value-type="float">
            <text:p>-1.64495</text:p>
          </table:table-cell>
          <table:table-cell office:value-type="float" office:value="-1.54149" calcext:value-type="float">
            <text:p>-1.54149</text:p>
          </table:table-cell>
          <table:table-cell office:value-type="float" office:value="-1.44932" calcext:value-type="float">
            <text:p>-1.44932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5797" calcext:value-type="float">
            <text:p>-1.25797</text:p>
          </table:table-cell>
          <table:table-cell office:value-type="float" office:value="-1.16733" calcext:value-type="float">
            <text:p>-1.16733</text:p>
          </table:table-cell>
          <table:table-cell office:value-type="float" office:value="-1.08585" calcext:value-type="float">
            <text:p>-1.08585</text:p>
          </table:table-cell>
          <table:table-cell office:value-type="float" office:value="-0.9946" calcext:value-type="float">
            <text:p>-0.9946</text:p>
          </table:table-cell>
        </table:table-row>
        <table:table-row table:style-name="ro1">
          <table:table-cell office:value-type="float" office:value="-2.3926499" calcext:value-type="float">
            <text:p>-2.3926499</text:p>
          </table:table-cell>
          <table:table-cell office:value-type="float" office:value="-2.2455499" calcext:value-type="float">
            <text:p>-2.2455499</text:p>
          </table:table-cell>
          <table:table-cell office:value-type="float" office:value="-2.1417899" calcext:value-type="float">
            <text:p>-2.1417899</text:p>
          </table:table-cell>
          <table:table-cell office:value-type="float" office:value="-2.0334499" calcext:value-type="float">
            <text:p>-2.0334499</text:p>
          </table:table-cell>
          <table:table-cell office:value-type="float" office:value="-1.9351799" calcext:value-type="float">
            <text:p>-1.9351799</text:p>
          </table:table-cell>
          <table:table-cell office:value-type="float" office:value="-1.83599" calcext:value-type="float">
            <text:p>-1.83599</text:p>
          </table:table-cell>
          <table:table-cell office:value-type="float" office:value="-1.74444" calcext:value-type="float">
            <text:p>-1.74444</text:p>
          </table:table-cell>
          <table:table-cell office:value-type="float" office:value="-1.64434" calcext:value-type="float">
            <text:p>-1.64434</text:p>
          </table:table-cell>
          <table:table-cell office:value-type="float" office:value="-1.54088" calcext:value-type="float">
            <text:p>-1.54088</text:p>
          </table:table-cell>
          <table:table-cell office:value-type="float" office:value="-1.44871" calcext:value-type="float">
            <text:p>-1.44871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6672" calcext:value-type="float">
            <text:p>-1.16672</text:p>
          </table:table-cell>
          <table:table-cell office:value-type="float" office:value="-1.08524" calcext:value-type="float">
            <text:p>-1.08524</text:p>
          </table:table-cell>
          <table:table-cell office:value-type="float" office:value="-0.99399" calcext:value-type="float">
            <text:p>-0.99399</text:p>
          </table:table-cell>
        </table:table-row>
        <table:table-row table:style-name="ro1">
          <table:table-cell office:value-type="float" office:value="-2.39204" calcext:value-type="float">
            <text:p>-2.39204</text:p>
          </table:table-cell>
          <table:table-cell office:value-type="float" office:value="-2.24494" calcext:value-type="float">
            <text:p>-2.24494</text:p>
          </table:table-cell>
          <table:table-cell office:value-type="float" office:value="-2.14118" calcext:value-type="float">
            <text:p>-2.14118</text:p>
          </table:table-cell>
          <table:table-cell office:value-type="float" office:value="-2.03284" calcext:value-type="float">
            <text:p>-2.03284</text:p>
          </table:table-cell>
          <table:table-cell office:value-type="float" office:value="-1.93457" calcext:value-type="float">
            <text:p>-1.93457</text:p>
          </table:table-cell>
          <table:table-cell office:value-type="float" office:value="-1.83538" calcext:value-type="float">
            <text:p>-1.83538</text:p>
          </table:table-cell>
          <table:table-cell office:value-type="float" office:value="-1.74383" calcext:value-type="float">
            <text:p>-1.74383</text:p>
          </table:table-cell>
          <table:table-cell office:value-type="float" office:value="-1.64373" calcext:value-type="float">
            <text:p>-1.64373</text:p>
          </table:table-cell>
          <table:table-cell office:value-type="float" office:value="-1.54027" calcext:value-type="float">
            <text:p>-1.54027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535" calcext:value-type="float">
            <text:p>-1.3535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6611" calcext:value-type="float">
            <text:p>-1.16611</text:p>
          </table:table-cell>
          <table:table-cell office:value-type="float" office:value="-1.08463" calcext:value-type="float">
            <text:p>-1.08463</text:p>
          </table:table-cell>
          <table:table-cell office:value-type="float" office:value="-0.99307001" calcext:value-type="float">
            <text:p>-0.99307001</text:p>
          </table:table-cell>
        </table:table-row>
        <table:table-row table:style-name="ro1">
          <table:table-cell office:value-type="float" office:value="-2.3914299" calcext:value-type="float">
            <text:p>-2.3914299</text:p>
          </table:table-cell>
          <table:table-cell office:value-type="float" office:value="-2.2443299" calcext:value-type="float">
            <text:p>-2.2443299</text:p>
          </table:table-cell>
          <table:table-cell office:value-type="float" office:value="-2.1405699" calcext:value-type="float">
            <text:p>-2.1405699</text:p>
          </table:table-cell>
          <table:table-cell office:value-type="float" office:value="-2.0322299" calcext:value-type="float">
            <text:p>-2.0322299</text:p>
          </table:table-cell>
          <table:table-cell office:value-type="float" office:value="-1.93396" calcext:value-type="float">
            <text:p>-1.93396</text:p>
          </table:table-cell>
          <table:table-cell office:value-type="float" office:value="-1.83477" calcext:value-type="float">
            <text:p>-1.83477</text:p>
          </table:table-cell>
          <table:table-cell office:value-type="float" office:value="-1.74322" calcext:value-type="float">
            <text:p>-1.74322</text:p>
          </table:table-cell>
          <table:table-cell office:value-type="float" office:value="-1.6431201" calcext:value-type="float">
            <text:p>-1.6431201</text:p>
          </table:table-cell>
          <table:table-cell office:value-type="float" office:value="-1.53966" calcext:value-type="float">
            <text:p>-1.53966</text:p>
          </table:table-cell>
          <table:table-cell office:value-type="float" office:value="-1.44719" calcext:value-type="float">
            <text:p>-1.44719</text:p>
          </table:table-cell>
          <table:table-cell office:value-type="float" office:value="-1.35289" calcext:value-type="float">
            <text:p>-1.35289</text:p>
          </table:table-cell>
          <table:table-cell office:value-type="float" office:value="-1.25614" calcext:value-type="float">
            <text:p>-1.25614</text:p>
          </table:table-cell>
          <table:table-cell office:value-type="float" office:value="-1.1655" calcext:value-type="float">
            <text:p>-1.1655</text:p>
          </table:table-cell>
          <table:table-cell office:value-type="float" office:value="-1.08402" calcext:value-type="float">
            <text:p>-1.08402</text:p>
          </table:table-cell>
          <table:table-cell office:value-type="float" office:value="-0.99246001" calcext:value-type="float">
            <text:p>-0.99246001</text:p>
          </table:table-cell>
        </table:table-row>
        <table:table-row table:style-name="ro1">
          <table:table-cell office:value-type="float" office:value="-2.39082" calcext:value-type="float">
            <text:p>-2.39082</text:p>
          </table:table-cell>
          <table:table-cell office:value-type="float" office:value="-2.2434199" calcext:value-type="float">
            <text:p>-2.2434199</text:p>
          </table:table-cell>
          <table:table-cell office:value-type="float" office:value="-2.1399601" calcext:value-type="float">
            <text:p>-2.1399601</text:p>
          </table:table-cell>
          <table:table-cell office:value-type="float" office:value="-2.03162" calcext:value-type="float">
            <text:p>-2.03162</text:p>
          </table:table-cell>
          <table:table-cell office:value-type="float" office:value="-1.93335" calcext:value-type="float">
            <text:p>-1.93335</text:p>
          </table:table-cell>
          <table:table-cell office:value-type="float" office:value="-1.83416" calcext:value-type="float">
            <text:p>-1.83416</text:p>
          </table:table-cell>
          <table:table-cell office:value-type="float" office:value="-1.74261" calcext:value-type="float">
            <text:p>-1.74261</text:p>
          </table:table-cell>
          <table:table-cell office:value-type="float" office:value="-1.6425101" calcext:value-type="float">
            <text:p>-1.6425101</text:p>
          </table:table-cell>
          <table:table-cell office:value-type="float" office:value="-1.53905" calcext:value-type="float">
            <text:p>-1.53905</text:p>
          </table:table-cell>
          <table:table-cell office:value-type="float" office:value="-1.4465801" calcext:value-type="float">
            <text:p>-1.4465801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5553" calcext:value-type="float">
            <text:p>-1.25553</text:p>
          </table:table-cell>
          <table:table-cell office:value-type="float" office:value="-1.16459" calcext:value-type="float">
            <text:p>-1.16459</text:p>
          </table:table-cell>
          <table:table-cell office:value-type="float" office:value="-1.08341" calcext:value-type="float">
            <text:p>-1.08341</text:p>
          </table:table-cell>
          <table:table-cell office:value-type="float" office:value="-0.99185002" calcext:value-type="float">
            <text:p>-0.99185002</text:p>
          </table:table-cell>
        </table:table-row>
        <table:table-row table:style-name="ro1">
          <table:table-cell office:value-type="float" office:value="-2.3902099" calcext:value-type="float">
            <text:p>-2.3902099</text:p>
          </table:table-cell>
          <table:table-cell office:value-type="float" office:value="-2.2425001" calcext:value-type="float">
            <text:p>-2.2425001</text:p>
          </table:table-cell>
          <table:table-cell office:value-type="float" office:value="-2.1393499" calcext:value-type="float">
            <text:p>-2.1393499</text:p>
          </table:table-cell>
          <table:table-cell office:value-type="float" office:value="-2.0310099" calcext:value-type="float">
            <text:p>-2.0310099</text:p>
          </table:table-cell>
          <table:table-cell office:value-type="float" office:value="-1.93274" calcext:value-type="float">
            <text:p>-1.93274</text:p>
          </table:table-cell>
          <table:table-cell office:value-type="float" office:value="-1.83355" calcext:value-type="float">
            <text:p>-1.83355</text:p>
          </table:table-cell>
          <table:table-cell office:value-type="float" office:value="-1.742" calcext:value-type="float">
            <text:p>-1.742</text:p>
          </table:table-cell>
          <table:table-cell office:value-type="float" office:value="-1.6418999" calcext:value-type="float">
            <text:p>-1.6418999</text:p>
          </table:table-cell>
          <table:table-cell office:value-type="float" office:value="-1.53813" calcext:value-type="float">
            <text:p>-1.53813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5166" calcext:value-type="float">
            <text:p>-1.35166</text:p>
          </table:table-cell>
          <table:table-cell office:value-type="float" office:value="-1.25492" calcext:value-type="float">
            <text:p>-1.25492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828" calcext:value-type="float">
            <text:p>-1.0828</text:p>
          </table:table-cell>
          <table:table-cell office:value-type="float" office:value="-0.99124002" calcext:value-type="float">
            <text:p>-0.99124002</text:p>
          </table:table-cell>
        </table:table-row>
        <table:table-row table:style-name="ro1">
          <table:table-cell office:value-type="float" office:value="-2.3896" calcext:value-type="float">
            <text:p>-2.3896</text:p>
          </table:table-cell>
          <table:table-cell office:value-type="float" office:value="-2.24189" calcext:value-type="float">
            <text:p>-2.24189</text:p>
          </table:table-cell>
          <table:table-cell office:value-type="float" office:value="-2.1387401" calcext:value-type="float">
            <text:p>-2.1387401</text:p>
          </table:table-cell>
          <table:table-cell office:value-type="float" office:value="-2.0304" calcext:value-type="float">
            <text:p>-2.0304</text:p>
          </table:table-cell>
          <table:table-cell office:value-type="float" office:value="-1.93213" calcext:value-type="float">
            <text:p>-1.93213</text:p>
          </table:table-cell>
          <table:table-cell office:value-type="float" office:value="-1.83294" calcext:value-type="float">
            <text:p>-1.83294</text:p>
          </table:table-cell>
          <table:table-cell office:value-type="float" office:value="-1.74108" calcext:value-type="float">
            <text:p>-1.74108</text:p>
          </table:table-cell>
          <table:table-cell office:value-type="float" office:value="-1.6412899" calcext:value-type="float">
            <text:p>-1.6412899</text:p>
          </table:table-cell>
          <table:table-cell office:value-type="float" office:value="-1.5375201" calcext:value-type="float">
            <text:p>-1.5375201</text:p>
          </table:table-cell>
          <table:table-cell office:value-type="float" office:value="-1.4453599" calcext:value-type="float">
            <text:p>-1.4453599</text:p>
          </table:table-cell>
          <table:table-cell office:value-type="float" office:value="-1.35105" calcext:value-type="float">
            <text:p>-1.35105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1.1630599" calcext:value-type="float">
            <text:p>-1.1630599</text:p>
          </table:table-cell>
          <table:table-cell office:value-type="float" office:value="-1.08219" calcext:value-type="float">
            <text:p>-1.08219</text:p>
          </table:table-cell>
          <table:table-cell office:value-type="float" office:value="-0.99062997" calcext:value-type="float">
            <text:p>-0.99062997</text:p>
          </table:table-cell>
        </table:table-row>
        <table:table-row table:style-name="ro1">
          <table:table-cell office:value-type="float" office:value="-2.3889899" calcext:value-type="float">
            <text:p>-2.3889899</text:p>
          </table:table-cell>
          <table:table-cell office:value-type="float" office:value="-2.2412801" calcext:value-type="float">
            <text:p>-2.2412801</text:p>
          </table:table-cell>
          <table:table-cell office:value-type="float" office:value="-2.1381299" calcext:value-type="float">
            <text:p>-2.1381299</text:p>
          </table:table-cell>
          <table:table-cell office:value-type="float" office:value="-2.0297899" calcext:value-type="float">
            <text:p>-2.0297899</text:p>
          </table:table-cell>
          <table:table-cell office:value-type="float" office:value="-1.93152" calcext:value-type="float">
            <text:p>-1.93152</text:p>
          </table:table-cell>
          <table:table-cell office:value-type="float" office:value="-1.83233" calcext:value-type="float">
            <text:p>-1.83233</text:p>
          </table:table-cell>
          <table:table-cell office:value-type="float" office:value="-1.74017" calcext:value-type="float">
            <text:p>-1.74017</text:p>
          </table:table-cell>
          <table:table-cell office:value-type="float" office:value="-1.64068" calcext:value-type="float">
            <text:p>-1.64068</text:p>
          </table:table-cell>
          <table:table-cell office:value-type="float" office:value="-1.5369101" calcext:value-type="float">
            <text:p>-1.5369101</text:p>
          </table:table-cell>
          <table:table-cell office:value-type="float" office:value="-1.44475" calcext:value-type="float">
            <text:p>-1.44475</text:p>
          </table:table-cell>
          <table:table-cell office:value-type="float" office:value="-1.35044" calcext:value-type="float">
            <text:p>-1.35044</text:p>
          </table:table-cell>
          <table:table-cell office:value-type="float" office:value="-1.2537" calcext:value-type="float">
            <text:p>-1.2537</text:p>
          </table:table-cell>
          <table:table-cell office:value-type="float" office:value="-1.16245" calcext:value-type="float">
            <text:p>-1.16245</text:p>
          </table:table-cell>
          <table:table-cell office:value-type="float" office:value="-1.08158" calcext:value-type="float">
            <text:p>-1.08158</text:p>
          </table:table-cell>
          <table:table-cell office:value-type="float" office:value="-0.99001998" calcext:value-type="float">
            <text:p>-0.99001998</text:p>
          </table:table-cell>
        </table:table-row>
        <table:table-row table:style-name="ro1">
          <table:table-cell office:value-type="float" office:value="-2.3880701" calcext:value-type="float">
            <text:p>-2.3880701</text:p>
          </table:table-cell>
          <table:table-cell office:value-type="float" office:value="-2.24067" calcext:value-type="float">
            <text:p>-2.24067</text:p>
          </table:table-cell>
          <table:table-cell office:value-type="float" office:value="-2.1375201" calcext:value-type="float">
            <text:p>-2.1375201</text:p>
          </table:table-cell>
          <table:table-cell office:value-type="float" office:value="-2.02918" calcext:value-type="float">
            <text:p>-2.02918</text:p>
          </table:table-cell>
          <table:table-cell office:value-type="float" office:value="-1.93091" calcext:value-type="float">
            <text:p>-1.93091</text:p>
          </table:table-cell>
          <table:table-cell office:value-type="float" office:value="-1.83172" calcext:value-type="float">
            <text:p>-1.83172</text:p>
          </table:table-cell>
          <table:table-cell office:value-type="float" office:value="-1.73955" calcext:value-type="float">
            <text:p>-1.73955</text:p>
          </table:table-cell>
          <table:table-cell office:value-type="float" office:value="-1.6400599" calcext:value-type="float">
            <text:p>-1.6400599</text:p>
          </table:table-cell>
          <table:table-cell office:value-type="float" office:value="-1.5362999" calcext:value-type="float">
            <text:p>-1.5362999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4983" calcext:value-type="float">
            <text:p>-1.34983</text:p>
          </table:table-cell>
          <table:table-cell office:value-type="float" office:value="-1.25309" calcext:value-type="float">
            <text:p>-1.25309</text:p>
          </table:table-cell>
          <table:table-cell office:value-type="float" office:value="-1.16184" calcext:value-type="float">
            <text:p>-1.16184</text:p>
          </table:table-cell>
          <table:table-cell office:value-type="float" office:value="-1.08097" calcext:value-type="float">
            <text:p>-1.08097</text:p>
          </table:table-cell>
          <table:table-cell office:value-type="float" office:value="-0.98940998" calcext:value-type="float">
            <text:p>-0.98940998</text:p>
          </table:table-cell>
        </table:table-row>
        <table:table-row table:style-name="ro1">
          <table:table-cell office:value-type="float" office:value="-2.38746" calcext:value-type="float">
            <text:p>-2.38746</text:p>
          </table:table-cell>
          <table:table-cell office:value-type="float" office:value="-2.2400601" calcext:value-type="float">
            <text:p>-2.2400601</text:p>
          </table:table-cell>
          <table:table-cell office:value-type="float" office:value="-2.13691" calcext:value-type="float">
            <text:p>-2.13691</text:p>
          </table:table-cell>
          <table:table-cell office:value-type="float" office:value="-2.0285699" calcext:value-type="float">
            <text:p>-2.0285699</text:p>
          </table:table-cell>
          <table:table-cell office:value-type="float" office:value="-1.9303" calcext:value-type="float">
            <text:p>-1.9303</text:p>
          </table:table-cell>
          <table:table-cell office:value-type="float" office:value="-1.83111" calcext:value-type="float">
            <text:p>-1.83111</text:p>
          </table:table-cell>
          <table:table-cell office:value-type="float" office:value="-1.73894" calcext:value-type="float">
            <text:p>-1.73894</text:p>
          </table:table-cell>
          <table:table-cell office:value-type="float" office:value="-1.63945" calcext:value-type="float">
            <text:p>-1.63945</text:p>
          </table:table-cell>
          <table:table-cell office:value-type="float" office:value="-1.5356899" calcext:value-type="float">
            <text:p>-1.5356899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4922" calcext:value-type="float">
            <text:p>-1.34922</text:p>
          </table:table-cell>
          <table:table-cell office:value-type="float" office:value="-1.25248" calcext:value-type="float">
            <text:p>-1.25248</text:p>
          </table:table-cell>
          <table:table-cell office:value-type="float" office:value="-1.16153" calcext:value-type="float">
            <text:p>-1.16153</text:p>
          </table:table-cell>
          <table:table-cell office:value-type="float" office:value="-1.0803601" calcext:value-type="float">
            <text:p>-1.0803601</text:p>
          </table:table-cell>
          <table:table-cell office:value-type="float" office:value="-0.98848999" calcext:value-type="float">
            <text:p>-0.98848999</text:p>
          </table:table-cell>
        </table:table-row>
        <table:table-row table:style-name="ro1">
          <table:table-cell office:value-type="float" office:value="-2.3868501" calcext:value-type="float">
            <text:p>-2.3868501</text:p>
          </table:table-cell>
          <table:table-cell office:value-type="float" office:value="-2.23945" calcext:value-type="float">
            <text:p>-2.23945</text:p>
          </table:table-cell>
          <table:table-cell office:value-type="float" office:value="-2.1363001" calcext:value-type="float">
            <text:p>-2.1363001</text:p>
          </table:table-cell>
          <table:table-cell office:value-type="float" office:value="-2.0276501" calcext:value-type="float">
            <text:p>-2.0276501</text:p>
          </table:table-cell>
          <table:table-cell office:value-type="float" office:value="-1.92969" calcext:value-type="float">
            <text:p>-1.92969</text:p>
          </table:table-cell>
          <table:table-cell office:value-type="float" office:value="-1.8305" calcext:value-type="float">
            <text:p>-1.8305</text:p>
          </table:table-cell>
          <table:table-cell office:value-type="float" office:value="-1.73833" calcext:value-type="float">
            <text:p>-1.73833</text:p>
          </table:table-cell>
          <table:table-cell office:value-type="float" office:value="-1.63884" calcext:value-type="float">
            <text:p>-1.63884</text:p>
          </table:table-cell>
          <table:table-cell office:value-type="float" office:value="-1.53508" calcext:value-type="float">
            <text:p>-1.53508</text:p>
          </table:table-cell>
          <table:table-cell office:value-type="float" office:value="-1.44292" calcext:value-type="float">
            <text:p>-1.44292</text:p>
          </table:table-cell>
          <table:table-cell office:value-type="float" office:value="-1.34861" calcext:value-type="float">
            <text:p>-1.34861</text:p>
          </table:table-cell>
          <table:table-cell office:value-type="float" office:value="-1.25187" calcext:value-type="float">
            <text:p>-1.25187</text:p>
          </table:table-cell>
          <table:table-cell office:value-type="float" office:value="-1.16092" calcext:value-type="float">
            <text:p>-1.16092</text:p>
          </table:table-cell>
          <table:table-cell office:value-type="float" office:value="-1.0791301" calcext:value-type="float">
            <text:p>-1.0791301</text:p>
          </table:table-cell>
          <table:table-cell office:value-type="float" office:value="-0.98787999" calcext:value-type="float">
            <text:p>-0.98787999</text:p>
          </table:table-cell>
        </table:table-row>
        <table:table-row table:style-name="ro1">
          <table:table-cell office:value-type="float" office:value="-2.38624" calcext:value-type="float">
            <text:p>-2.38624</text:p>
          </table:table-cell>
          <table:table-cell office:value-type="float" office:value="-2.2388401" calcext:value-type="float">
            <text:p>-2.2388401</text:p>
          </table:table-cell>
          <table:table-cell office:value-type="float" office:value="-2.13569" calcext:value-type="float">
            <text:p>-2.13569</text:p>
          </table:table-cell>
          <table:table-cell office:value-type="float" office:value="-2.0267301" calcext:value-type="float">
            <text:p>-2.0267301</text:p>
          </table:table-cell>
          <table:table-cell office:value-type="float" office:value="-1.92908" calcext:value-type="float">
            <text:p>-1.92908</text:p>
          </table:table-cell>
          <table:table-cell office:value-type="float" office:value="-1.82989" calcext:value-type="float">
            <text:p>-1.82989</text:p>
          </table:table-cell>
          <table:table-cell office:value-type="float" office:value="-1.73772" calcext:value-type="float">
            <text:p>-1.73772</text:p>
          </table:table-cell>
          <table:table-cell office:value-type="float" office:value="-1.63823" calcext:value-type="float">
            <text:p>-1.63823</text:p>
          </table:table-cell>
          <table:table-cell office:value-type="float" office:value="-1.53447" calcext:value-type="float">
            <text:p>-1.53447</text:p>
          </table:table-cell>
          <table:table-cell office:value-type="float" office:value="-1.4423" calcext:value-type="float">
            <text:p>-1.4423</text:p>
          </table:table-cell>
          <table:table-cell office:value-type="float" office:value="-1.348" calcext:value-type="float">
            <text:p>-1.348</text:p>
          </table:table-cell>
          <table:table-cell office:value-type="float" office:value="-1.25126" calcext:value-type="float">
            <text:p>-1.25126</text:p>
          </table:table-cell>
          <table:table-cell office:value-type="float" office:value="-1.16031" calcext:value-type="float">
            <text:p>-1.16031</text:p>
          </table:table-cell>
          <table:table-cell office:value-type="float" office:value="-1.07822" calcext:value-type="float">
            <text:p>-1.07822</text:p>
          </table:table-cell>
          <table:table-cell office:value-type="float" office:value="-0.98727" calcext:value-type="float">
            <text:p>-0.98727</text:p>
          </table:table-cell>
        </table:table-row>
        <table:table-row table:style-name="ro1">
          <table:table-cell office:value-type="float" office:value="-2.3856299" calcext:value-type="float">
            <text:p>-2.3856299</text:p>
          </table:table-cell>
          <table:table-cell office:value-type="float" office:value="-2.23823" calcext:value-type="float">
            <text:p>-2.23823</text:p>
          </table:table-cell>
          <table:table-cell office:value-type="float" office:value="-2.1350701" calcext:value-type="float">
            <text:p>-2.1350701</text:p>
          </table:table-cell>
          <table:table-cell office:value-type="float" office:value="-2.0261199" calcext:value-type="float">
            <text:p>-2.0261199</text:p>
          </table:table-cell>
          <table:table-cell office:value-type="float" office:value="-1.92846" calcext:value-type="float">
            <text:p>-1.92846</text:p>
          </table:table-cell>
          <table:table-cell office:value-type="float" office:value="-1.82928" calcext:value-type="float">
            <text:p>-1.82928</text:p>
          </table:table-cell>
          <table:table-cell office:value-type="float" office:value="-1.73681" calcext:value-type="float">
            <text:p>-1.73681</text:p>
          </table:table-cell>
          <table:table-cell office:value-type="float" office:value="-1.63762" calcext:value-type="float">
            <text:p>-1.63762</text:p>
          </table:table-cell>
          <table:table-cell office:value-type="float" office:value="-1.53386" calcext:value-type="float">
            <text:p>-1.53386</text:p>
          </table:table-cell>
          <table:table-cell office:value-type="float" office:value="-1.44169" calcext:value-type="float">
            <text:p>-1.44169</text:p>
          </table:table-cell>
          <table:table-cell office:value-type="float" office:value="-1.34709" calcext:value-type="float">
            <text:p>-1.34709</text:p>
          </table:table-cell>
          <table:table-cell office:value-type="float" office:value="-1.25065" calcext:value-type="float">
            <text:p>-1.25065</text:p>
          </table:table-cell>
          <table:table-cell office:value-type="float" office:value="-1.1597" calcext:value-type="float">
            <text:p>-1.1597</text:p>
          </table:table-cell>
          <table:table-cell office:value-type="float" office:value="-1.07761" calcext:value-type="float">
            <text:p>-1.07761</text:p>
          </table:table-cell>
          <table:table-cell office:value-type="float" office:value="-0.98666" calcext:value-type="float">
            <text:p>-0.98666</text:p>
          </table:table-cell>
        </table:table-row>
        <table:table-row table:style-name="ro1">
          <table:table-cell office:value-type="float" office:value="-2.38502" calcext:value-type="float">
            <text:p>-2.38502</text:p>
          </table:table-cell>
          <table:table-cell office:value-type="float" office:value="-2.2376201" calcext:value-type="float">
            <text:p>-2.2376201</text:p>
          </table:table-cell>
          <table:table-cell office:value-type="float" office:value="-2.13446" calcext:value-type="float">
            <text:p>-2.13446</text:p>
          </table:table-cell>
          <table:table-cell office:value-type="float" office:value="-2.0255101" calcext:value-type="float">
            <text:p>-2.0255101</text:p>
          </table:table-cell>
          <table:table-cell office:value-type="float" office:value="-1.92785" calcext:value-type="float">
            <text:p>-1.92785</text:p>
          </table:table-cell>
          <table:table-cell office:value-type="float" office:value="-1.82867" calcext:value-type="float">
            <text:p>-1.82867</text:p>
          </table:table-cell>
          <table:table-cell office:value-type="float" office:value="-1.7362" calcext:value-type="float">
            <text:p>-1.7362</text:p>
          </table:table-cell>
          <table:table-cell office:value-type="float" office:value="-1.63701" calcext:value-type="float">
            <text:p>-1.63701</text:p>
          </table:table-cell>
          <table:table-cell office:value-type="float" office:value="-1.53325" calcext:value-type="float">
            <text:p>-1.53325</text:p>
          </table:table-cell>
          <table:table-cell office:value-type="float" office:value="-1.44108" calcext:value-type="float">
            <text:p>-1.44108</text:p>
          </table:table-cell>
          <table:table-cell office:value-type="float" office:value="-1.3461699" calcext:value-type="float">
            <text:p>-1.3461699</text:p>
          </table:table-cell>
          <table:table-cell office:value-type="float" office:value="-1.2500401" calcext:value-type="float">
            <text:p>-1.2500401</text:p>
          </table:table-cell>
          <table:table-cell office:value-type="float" office:value="-1.15909" calcext:value-type="float">
            <text:p>-1.15909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98605001" calcext:value-type="float">
            <text:p>-0.98605001</text:p>
          </table:table-cell>
        </table:table-row>
        <table:table-row table:style-name="ro1">
          <table:table-cell office:value-type="float" office:value="-2.3844099" calcext:value-type="float">
            <text:p>-2.3844099</text:p>
          </table:table-cell>
          <table:table-cell office:value-type="float" office:value="-2.23701" calcext:value-type="float">
            <text:p>-2.23701</text:p>
          </table:table-cell>
          <table:table-cell office:value-type="float" office:value="-2.1338501" calcext:value-type="float">
            <text:p>-2.1338501</text:p>
          </table:table-cell>
          <table:table-cell office:value-type="float" office:value="-2.0249" calcext:value-type="float">
            <text:p>-2.0249</text:p>
          </table:table-cell>
          <table:table-cell office:value-type="float" office:value="-1.92724" calcext:value-type="float">
            <text:p>-1.92724</text:p>
          </table:table-cell>
          <table:table-cell office:value-type="float" office:value="-1.82806" calcext:value-type="float">
            <text:p>-1.82806</text:p>
          </table:table-cell>
          <table:table-cell office:value-type="float" office:value="-1.73559" calcext:value-type="float">
            <text:p>-1.73559</text:p>
          </table:table-cell>
          <table:table-cell office:value-type="float" office:value="-1.6364" calcext:value-type="float">
            <text:p>-1.6364</text:p>
          </table:table-cell>
          <table:table-cell office:value-type="float" office:value="-1.53264" calcext:value-type="float">
            <text:p>-1.53264</text:p>
          </table:table-cell>
          <table:table-cell office:value-type="float" office:value="-1.44047" calcext:value-type="float">
            <text:p>-1.44047</text:p>
          </table:table-cell>
          <table:table-cell office:value-type="float" office:value="-1.34556" calcext:value-type="float">
            <text:p>-1.34556</text:p>
          </table:table-cell>
          <table:table-cell office:value-type="float" office:value="-1.2494299" calcext:value-type="float">
            <text:p>-1.2494299</text:p>
          </table:table-cell>
          <table:table-cell office:value-type="float" office:value="-1.15848" calcext:value-type="float">
            <text:p>-1.15848</text:p>
          </table:table-cell>
          <table:table-cell office:value-type="float" office:value="-1.07639" calcext:value-type="float">
            <text:p>-1.07639</text:p>
          </table:table-cell>
          <table:table-cell office:value-type="float" office:value="-0.98544002" calcext:value-type="float">
            <text:p>-0.98544002</text:p>
          </table:table-cell>
        </table:table-row>
        <table:table-row table:style-name="ro1">
          <table:table-cell office:value-type="float" office:value="-2.3838" calcext:value-type="float">
            <text:p>-2.3838</text:p>
          </table:table-cell>
          <table:table-cell office:value-type="float" office:value="-2.2363999" calcext:value-type="float">
            <text:p>-2.2363999</text:p>
          </table:table-cell>
          <table:table-cell office:value-type="float" office:value="-2.13324" calcext:value-type="float">
            <text:p>-2.13324</text:p>
          </table:table-cell>
          <table:table-cell office:value-type="float" office:value="-2.0242901" calcext:value-type="float">
            <text:p>-2.0242901</text:p>
          </table:table-cell>
          <table:table-cell office:value-type="float" office:value="-1.92663" calcext:value-type="float">
            <text:p>-1.92663</text:p>
          </table:table-cell>
          <table:table-cell office:value-type="float" office:value="-1.82745" calcext:value-type="float">
            <text:p>-1.82745</text:p>
          </table:table-cell>
          <table:table-cell office:value-type="float" office:value="-1.73498" calcext:value-type="float">
            <text:p>-1.73498</text:p>
          </table:table-cell>
          <table:table-cell office:value-type="float" office:value="-1.63579" calcext:value-type="float">
            <text:p>-1.63579</text:p>
          </table:table-cell>
          <table:table-cell office:value-type="float" office:value="-1.53172" calcext:value-type="float">
            <text:p>-1.53172</text:p>
          </table:table-cell>
          <table:table-cell office:value-type="float" office:value="-1.43986" calcext:value-type="float">
            <text:p>-1.43986</text:p>
          </table:table-cell>
          <table:table-cell office:value-type="float" office:value="-1.34465" calcext:value-type="float">
            <text:p>-1.34465</text:p>
          </table:table-cell>
          <table:table-cell office:value-type="float" office:value="-1.2488199" calcext:value-type="float">
            <text:p>-1.2488199</text:p>
          </table:table-cell>
          <table:table-cell office:value-type="float" office:value="-1.1578701" calcext:value-type="float">
            <text:p>-1.1578701</text:p>
          </table:table-cell>
          <table:table-cell office:value-type="float" office:value="-1.07578" calcext:value-type="float">
            <text:p>-1.07578</text:p>
          </table:table-cell>
          <table:table-cell office:value-type="float" office:value="-0.98483002" calcext:value-type="float">
            <text:p>-0.98483002</text:p>
          </table:table-cell>
        </table:table-row>
        <table:table-row table:style-name="ro1">
          <table:table-cell office:value-type="float" office:value="-2.3831899" calcext:value-type="float">
            <text:p>-2.3831899</text:p>
          </table:table-cell>
          <table:table-cell office:value-type="float" office:value="-2.23579" calcext:value-type="float">
            <text:p>-2.23579</text:p>
          </table:table-cell>
          <table:table-cell office:value-type="float" office:value="-2.1326301" calcext:value-type="float">
            <text:p>-2.1326301</text:p>
          </table:table-cell>
          <table:table-cell office:value-type="float" office:value="-2.02368" calcext:value-type="float">
            <text:p>-2.02368</text:p>
          </table:table-cell>
          <table:table-cell office:value-type="float" office:value="-1.92602" calcext:value-type="float">
            <text:p>-1.92602</text:p>
          </table:table-cell>
          <table:table-cell office:value-type="float" office:value="-1.82684" calcext:value-type="float">
            <text:p>-1.82684</text:p>
          </table:table-cell>
          <table:table-cell office:value-type="float" office:value="-1.73437" calcext:value-type="float">
            <text:p>-1.73437</text:p>
          </table:table-cell>
          <table:table-cell office:value-type="float" office:value="-1.6348799" calcext:value-type="float">
            <text:p>-1.6348799</text:p>
          </table:table-cell>
          <table:table-cell office:value-type="float" office:value="-1.53111" calcext:value-type="float">
            <text:p>-1.53111</text:p>
          </table:table-cell>
          <table:table-cell office:value-type="float" office:value="-1.43925" calcext:value-type="float">
            <text:p>-1.43925</text:p>
          </table:table-cell>
          <table:table-cell office:value-type="float" office:value="-1.34373" calcext:value-type="float">
            <text:p>-1.34373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-1.1572599" calcext:value-type="float">
            <text:p>-1.1572599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-0.98422003" calcext:value-type="float">
            <text:p>-0.98422003</text:p>
          </table:table-cell>
        </table:table-row>
        <table:table-row table:style-name="ro1">
          <table:table-cell office:value-type="float" office:value="-2.38258" calcext:value-type="float">
            <text:p>-2.38258</text:p>
          </table:table-cell>
          <table:table-cell office:value-type="float" office:value="-2.23487" calcext:value-type="float">
            <text:p>-2.23487</text:p>
          </table:table-cell>
          <table:table-cell office:value-type="float" office:value="-2.13202" calcext:value-type="float">
            <text:p>-2.13202</text:p>
          </table:table-cell>
          <table:table-cell office:value-type="float" office:value="-2.0230701" calcext:value-type="float">
            <text:p>-2.0230701</text:p>
          </table:table-cell>
          <table:table-cell office:value-type="float" office:value="-1.92541" calcext:value-type="float">
            <text:p>-1.92541</text:p>
          </table:table-cell>
          <table:table-cell office:value-type="float" office:value="-1.82623" calcext:value-type="float">
            <text:p>-1.82623</text:p>
          </table:table-cell>
          <table:table-cell office:value-type="float" office:value="-1.73376" calcext:value-type="float">
            <text:p>-1.73376</text:p>
          </table:table-cell>
          <table:table-cell office:value-type="float" office:value="-1.63427" calcext:value-type="float">
            <text:p>-1.63427</text:p>
          </table:table-cell>
          <table:table-cell office:value-type="float" office:value="-1.5305001" calcext:value-type="float">
            <text:p>-1.5305001</text:p>
          </table:table-cell>
          <table:table-cell office:value-type="float" office:value="-1.4383399" calcext:value-type="float">
            <text:p>-1.4383399</text:p>
          </table:table-cell>
          <table:table-cell office:value-type="float" office:value="-1.34312" calcext:value-type="float">
            <text:p>-1.34312</text:p>
          </table:table-cell>
          <table:table-cell office:value-type="float" office:value="-1.24729" calcext:value-type="float">
            <text:p>-1.24729</text:p>
          </table:table-cell>
          <table:table-cell office:value-type="float" office:value="-1.1566499" calcext:value-type="float">
            <text:p>-1.1566499</text:p>
          </table:table-cell>
          <table:table-cell office:value-type="float" office:value="-1.07456" calcext:value-type="float">
            <text:p>-1.07456</text:p>
          </table:table-cell>
          <table:table-cell office:value-type="float" office:value="-0.98330998" calcext:value-type="float">
            <text:p>-0.98330998</text:p>
          </table:table-cell>
        </table:table-row>
        <table:table-row table:style-name="ro1">
          <table:table-cell office:value-type="float" office:value="-2.3819699" calcext:value-type="float">
            <text:p>-2.3819699</text:p>
          </table:table-cell>
          <table:table-cell office:value-type="float" office:value="-2.2342601" calcext:value-type="float">
            <text:p>-2.2342601</text:p>
          </table:table-cell>
          <table:table-cell office:value-type="float" office:value="-2.13111" calcext:value-type="float">
            <text:p>-2.13111</text:p>
          </table:table-cell>
          <table:table-cell office:value-type="float" office:value="-2.02246" calcext:value-type="float">
            <text:p>-2.02246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-1.8256201" calcext:value-type="float">
            <text:p>-1.8256201</text:p>
          </table:table-cell>
          <table:table-cell office:value-type="float" office:value="-1.73315" calcext:value-type="float">
            <text:p>-1.73315</text:p>
          </table:table-cell>
          <table:table-cell office:value-type="float" office:value="-1.63366" calcext:value-type="float">
            <text:p>-1.63366</text:p>
          </table:table-cell>
          <table:table-cell office:value-type="float" office:value="-1.5298899" calcext:value-type="float">
            <text:p>-1.5298899</text:p>
          </table:table-cell>
          <table:table-cell office:value-type="float" office:value="-1.43712" calcext:value-type="float">
            <text:p>-1.43712</text:p>
          </table:table-cell>
          <table:table-cell office:value-type="float" office:value="-1.34251" calcext:value-type="float">
            <text:p>-1.34251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5604" calcext:value-type="float">
            <text:p>-1.15604</text:p>
          </table:table-cell>
          <table:table-cell office:value-type="float" office:value="-1.07364" calcext:value-type="float">
            <text:p>-1.07364</text:p>
          </table:table-cell>
          <table:table-cell office:value-type="float" office:value="-0.98269999" calcext:value-type="float">
            <text:p>-0.98269999</text:p>
          </table:table-cell>
        </table:table-row>
        <table:table-row table:style-name="ro1">
          <table:table-cell office:value-type="float" office:value="-2.3810501" calcext:value-type="float">
            <text:p>-2.3810501</text:p>
          </table:table-cell>
          <table:table-cell office:value-type="float" office:value="-2.23365" calcext:value-type="float">
            <text:p>-2.23365</text:p>
          </table:table-cell>
          <table:table-cell office:value-type="float" office:value="-2.1305001" calcext:value-type="float">
            <text:p>-2.1305001</text:p>
          </table:table-cell>
          <table:table-cell office:value-type="float" office:value="-2.0218501" calcext:value-type="float">
            <text:p>-2.0218501</text:p>
          </table:table-cell>
          <table:table-cell office:value-type="float" office:value="-1.92389" calcext:value-type="float">
            <text:p>-1.92389</text:p>
          </table:table-cell>
          <table:table-cell office:value-type="float" office:value="-1.8250099" calcext:value-type="float">
            <text:p>-1.8250099</text:p>
          </table:table-cell>
          <table:table-cell office:value-type="float" office:value="-1.73254" calcext:value-type="float">
            <text:p>-1.73254</text:p>
          </table:table-cell>
          <table:table-cell office:value-type="float" office:value="-1.63305" calcext:value-type="float">
            <text:p>-1.63305</text:p>
          </table:table-cell>
          <table:table-cell office:value-type="float" office:value="-1.5292799" calcext:value-type="float">
            <text:p>-1.5292799</text:p>
          </table:table-cell>
          <table:table-cell office:value-type="float" office:value="-1.43651" calcext:value-type="float">
            <text:p>-1.43651</text:p>
          </table:table-cell>
          <table:table-cell office:value-type="float" office:value="-1.34159" calcext:value-type="float">
            <text:p>-1.34159</text:p>
          </table:table-cell>
          <table:table-cell office:value-type="float" office:value="-1.24607" calcext:value-type="float">
            <text:p>-1.24607</text:p>
          </table:table-cell>
          <table:table-cell office:value-type="float" office:value="-1.15543" calcext:value-type="float">
            <text:p>-1.15543</text:p>
          </table:table-cell>
          <table:table-cell office:value-type="float" office:value="-1.07303" calcext:value-type="float">
            <text:p>-1.07303</text:p>
          </table:table-cell>
          <table:table-cell office:value-type="float" office:value="-0.98209" calcext:value-type="float">
            <text:p>-0.98209</text:p>
          </table:table-cell>
        </table:table-row>
        <table:table-row table:style-name="ro1">
          <table:table-cell office:value-type="float" office:value="-2.3801401" calcext:value-type="float">
            <text:p>-2.3801401</text:p>
          </table:table-cell>
          <table:table-cell office:value-type="float" office:value="-2.2330401" calcext:value-type="float">
            <text:p>-2.2330401</text:p>
          </table:table-cell>
          <table:table-cell office:value-type="float" office:value="-2.12989" calcext:value-type="float">
            <text:p>-2.12989</text:p>
          </table:table-cell>
          <table:table-cell office:value-type="float" office:value="-2.02124" calcext:value-type="float">
            <text:p>-2.02124</text:p>
          </table:table-cell>
          <table:table-cell office:value-type="float" office:value="-1.92328" calcext:value-type="float">
            <text:p>-1.92328</text:p>
          </table:table-cell>
          <table:table-cell office:value-type="float" office:value="-1.8243999" calcext:value-type="float">
            <text:p>-1.8243999</text:p>
          </table:table-cell>
          <table:table-cell office:value-type="float" office:value="-1.73193" calcext:value-type="float">
            <text:p>-1.73193</text:p>
          </table:table-cell>
          <table:table-cell office:value-type="float" office:value="-1.63244" calcext:value-type="float">
            <text:p>-1.63244</text:p>
          </table:table-cell>
          <table:table-cell office:value-type="float" office:value="-1.52867" calcext:value-type="float">
            <text:p>-1.52867</text:p>
          </table:table-cell>
          <table:table-cell office:value-type="float" office:value="-1.4359" calcext:value-type="float">
            <text:p>-1.4359</text:p>
          </table:table-cell>
          <table:table-cell office:value-type="float" office:value="-1.34068" calcext:value-type="float">
            <text:p>-1.34068</text:p>
          </table:table-cell>
          <table:table-cell office:value-type="float" office:value="-1.24546" calcext:value-type="float">
            <text:p>-1.24546</text:p>
          </table:table-cell>
          <table:table-cell office:value-type="float" office:value="-1.15482" calcext:value-type="float">
            <text:p>-1.15482</text:p>
          </table:table-cell>
          <table:table-cell office:value-type="float" office:value="-1.07212" calcext:value-type="float">
            <text:p>-1.07212</text:p>
          </table:table-cell>
          <table:table-cell office:value-type="float" office:value="-0.98148" calcext:value-type="float">
            <text:p>-0.98148</text:p>
          </table:table-cell>
        </table:table-row>
        <table:table-row table:style-name="ro1">
          <table:table-cell office:value-type="float" office:value="-2.37922" calcext:value-type="float">
            <text:p>-2.37922</text:p>
          </table:table-cell>
          <table:table-cell office:value-type="float" office:value="-2.23243" calcext:value-type="float">
            <text:p>-2.23243</text:p>
          </table:table-cell>
          <table:table-cell office:value-type="float" office:value="-2.1292801" calcext:value-type="float">
            <text:p>-2.1292801</text:p>
          </table:table-cell>
          <table:table-cell office:value-type="float" office:value="-2.0206299" calcext:value-type="float">
            <text:p>-2.0206299</text:p>
          </table:table-cell>
          <table:table-cell office:value-type="float" office:value="-1.92267" calcext:value-type="float">
            <text:p>-1.92267</text:p>
          </table:table-cell>
          <table:table-cell office:value-type="float" office:value="-1.82379" calcext:value-type="float">
            <text:p>-1.82379</text:p>
          </table:table-cell>
          <table:table-cell office:value-type="float" office:value="-1.73132" calcext:value-type="float">
            <text:p>-1.73132</text:p>
          </table:table-cell>
          <table:table-cell office:value-type="float" office:value="-1.63152" calcext:value-type="float">
            <text:p>-1.63152</text:p>
          </table:table-cell>
          <table:table-cell office:value-type="float" office:value="-1.52806" calcext:value-type="float">
            <text:p>-1.52806</text:p>
          </table:table-cell>
          <table:table-cell office:value-type="float" office:value="-1.43529" calcext:value-type="float">
            <text:p>-1.43529</text:p>
          </table:table-cell>
          <table:table-cell office:value-type="float" office:value="-1.34007" calcext:value-type="float">
            <text:p>-1.34007</text:p>
          </table:table-cell>
          <table:table-cell office:value-type="float" office:value="-1.24485" calcext:value-type="float">
            <text:p>-1.24485</text:p>
          </table:table-cell>
          <table:table-cell office:value-type="float" office:value="-1.15421" calcext:value-type="float">
            <text:p>-1.15421</text:p>
          </table:table-cell>
          <table:table-cell office:value-type="float" office:value="-1.0712" calcext:value-type="float">
            <text:p>-1.0712</text:p>
          </table:table-cell>
          <table:table-cell office:value-type="float" office:value="-0.98085999" calcext:value-type="float">
            <text:p>-0.98085999</text:p>
          </table:table-cell>
        </table:table-row>
        <table:table-row table:style-name="ro1">
          <table:table-cell office:value-type="float" office:value="-2.37831" calcext:value-type="float">
            <text:p>-2.37831</text:p>
          </table:table-cell>
          <table:table-cell office:value-type="float" office:value="-2.2318201" calcext:value-type="float">
            <text:p>-2.2318201</text:p>
          </table:table-cell>
          <table:table-cell office:value-type="float" office:value="-2.12867" calcext:value-type="float">
            <text:p>-2.12867</text:p>
          </table:table-cell>
          <table:table-cell office:value-type="float" office:value="-2.02002" calcext:value-type="float">
            <text:p>-2.02002</text:p>
          </table:table-cell>
          <table:table-cell office:value-type="float" office:value="-1.92206" calcext:value-type="float">
            <text:p>-1.92206</text:p>
          </table:table-cell>
          <table:table-cell office:value-type="float" office:value="-1.82318" calcext:value-type="float">
            <text:p>-1.82318</text:p>
          </table:table-cell>
          <table:table-cell office:value-type="float" office:value="-1.7307" calcext:value-type="float">
            <text:p>-1.7307</text:p>
          </table:table-cell>
          <table:table-cell office:value-type="float" office:value="-1.63091" calcext:value-type="float">
            <text:p>-1.63091</text:p>
          </table:table-cell>
          <table:table-cell office:value-type="float" office:value="-1.52745" calcext:value-type="float">
            <text:p>-1.52745</text:p>
          </table:table-cell>
          <table:table-cell office:value-type="float" office:value="-1.43437" calcext:value-type="float">
            <text:p>-1.43437</text:p>
          </table:table-cell>
          <table:table-cell office:value-type="float" office:value="-1.33946" calcext:value-type="float">
            <text:p>-1.33946</text:p>
          </table:table-cell>
          <table:table-cell office:value-type="float" office:value="-1.24424" calcext:value-type="float">
            <text:p>-1.24424</text:p>
          </table:table-cell>
          <table:table-cell office:value-type="float" office:value="-1.1536" calcext:value-type="float">
            <text:p>-1.1536</text:p>
          </table:table-cell>
          <table:table-cell office:value-type="float" office:value="-1.07059" calcext:value-type="float">
            <text:p>-1.07059</text:p>
          </table:table-cell>
          <table:table-cell office:value-type="float" office:value="-0.98025" calcext:value-type="float">
            <text:p>-0.98025</text:p>
          </table:table-cell>
        </table:table-row>
        <table:table-row table:style-name="ro1">
          <table:table-cell office:value-type="float" office:value="-2.3777001" calcext:value-type="float">
            <text:p>-2.3777001</text:p>
          </table:table-cell>
          <table:table-cell office:value-type="float" office:value="-2.23121" calcext:value-type="float">
            <text:p>-2.23121</text:p>
          </table:table-cell>
          <table:table-cell office:value-type="float" office:value="-2.1280601" calcext:value-type="float">
            <text:p>-2.1280601</text:p>
          </table:table-cell>
          <table:table-cell office:value-type="float" office:value="-2.0194099" calcext:value-type="float">
            <text:p>-2.0194099</text:p>
          </table:table-cell>
          <table:table-cell office:value-type="float" office:value="-1.92145" calcext:value-type="float">
            <text:p>-1.92145</text:p>
          </table:table-cell>
          <table:table-cell office:value-type="float" office:value="-1.82257" calcext:value-type="float">
            <text:p>-1.82257</text:p>
          </table:table-cell>
          <table:table-cell office:value-type="float" office:value="-1.73009" calcext:value-type="float">
            <text:p>-1.73009</text:p>
          </table:table-cell>
          <table:table-cell office:value-type="float" office:value="-1.6303" calcext:value-type="float">
            <text:p>-1.6303</text:p>
          </table:table-cell>
          <table:table-cell office:value-type="float" office:value="-1.52684" calcext:value-type="float">
            <text:p>-1.52684</text:p>
          </table:table-cell>
          <table:table-cell office:value-type="float" office:value="-1.43345" calcext:value-type="float">
            <text:p>-1.43345</text:p>
          </table:table-cell>
          <table:table-cell office:value-type="float" office:value="-1.33885" calcext:value-type="float">
            <text:p>-1.33885</text:p>
          </table:table-cell>
          <table:table-cell office:value-type="float" office:value="-1.2436301" calcext:value-type="float">
            <text:p>-1.2436301</text:p>
          </table:table-cell>
          <table:table-cell office:value-type="float" office:value="-1.15299" calcext:value-type="float">
            <text:p>-1.15299</text:p>
          </table:table-cell>
          <table:table-cell office:value-type="float" office:value="-1.06998" calcext:value-type="float">
            <text:p>-1.06998</text:p>
          </table:table-cell>
          <table:table-cell office:value-type="float" office:value="-0.97964001" calcext:value-type="float">
            <text:p>-0.97964001</text:p>
          </table:table-cell>
        </table:table-row>
        <table:table-row table:style-name="ro1">
          <table:table-cell office:value-type="float" office:value="-2.37709" calcext:value-type="float">
            <text:p>-2.37709</text:p>
          </table:table-cell>
          <table:table-cell office:value-type="float" office:value="-2.2306001" calcext:value-type="float">
            <text:p>-2.2306001</text:p>
          </table:table-cell>
          <table:table-cell office:value-type="float" office:value="-2.12745" calcext:value-type="float">
            <text:p>-2.12745</text:p>
          </table:table-cell>
          <table:table-cell office:value-type="float" office:value="-2.0188" calcext:value-type="float">
            <text:p>-2.0188</text:p>
          </table:table-cell>
          <table:table-cell office:value-type="float" office:value="-1.92084" calcext:value-type="float">
            <text:p>-1.92084</text:p>
          </table:table-cell>
          <table:table-cell office:value-type="float" office:value="-1.82195" calcext:value-type="float">
            <text:p>-1.82195</text:p>
          </table:table-cell>
          <table:table-cell office:value-type="float" office:value="-1.72948" calcext:value-type="float">
            <text:p>-1.72948</text:p>
          </table:table-cell>
          <table:table-cell office:value-type="float" office:value="-1.6296901" calcext:value-type="float">
            <text:p>-1.6296901</text:p>
          </table:table-cell>
          <table:table-cell office:value-type="float" office:value="-1.52623" calcext:value-type="float">
            <text:p>-1.52623</text:p>
          </table:table-cell>
          <table:table-cell office:value-type="float" office:value="-1.43284" calcext:value-type="float">
            <text:p>-1.43284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1.2430201" calcext:value-type="float">
            <text:p>-1.2430201</text:p>
          </table:table-cell>
          <table:table-cell office:value-type="float" office:value="-1.15238" calcext:value-type="float">
            <text:p>-1.15238</text:p>
          </table:table-cell>
          <table:table-cell office:value-type="float" office:value="-1.06937" calcext:value-type="float">
            <text:p>-1.06937</text:p>
          </table:table-cell>
          <table:table-cell office:value-type="float" office:value="-0.97903001" calcext:value-type="float">
            <text:p>-0.97903001</text:p>
          </table:table-cell>
        </table:table-row>
        <table:table-row table:style-name="ro1">
          <table:table-cell office:value-type="float" office:value="-2.3764801" calcext:value-type="float">
            <text:p>-2.3764801</text:p>
          </table:table-cell>
          <table:table-cell office:value-type="float" office:value="-2.22999" calcext:value-type="float">
            <text:p>-2.22999</text:p>
          </table:table-cell>
          <table:table-cell office:value-type="float" office:value="-2.1265299" calcext:value-type="float">
            <text:p>-2.1265299</text:p>
          </table:table-cell>
          <table:table-cell office:value-type="float" office:value="-2.0181899" calcext:value-type="float">
            <text:p>-2.0181899</text:p>
          </table:table-cell>
          <table:table-cell office:value-type="float" office:value="-1.92022" calcext:value-type="float">
            <text:p>-1.92022</text:p>
          </table:table-cell>
          <table:table-cell office:value-type="float" office:value="-1.82134" calcext:value-type="float">
            <text:p>-1.82134</text:p>
          </table:table-cell>
          <table:table-cell office:value-type="float" office:value="-1.72887" calcext:value-type="float">
            <text:p>-1.72887</text:p>
          </table:table-cell>
          <table:table-cell office:value-type="float" office:value="-1.6290801" calcext:value-type="float">
            <text:p>-1.6290801</text:p>
          </table:table-cell>
          <table:table-cell office:value-type="float" office:value="-1.52562" calcext:value-type="float">
            <text:p>-1.52562</text:p>
          </table:table-cell>
          <table:table-cell office:value-type="float" office:value="-1.43223" calcext:value-type="float">
            <text:p>-1.43223</text:p>
          </table:table-cell>
          <table:table-cell office:value-type="float" office:value="-1.33763" calcext:value-type="float">
            <text:p>-1.33763</text:p>
          </table:table-cell>
          <table:table-cell office:value-type="float" office:value="-1.2424099" calcext:value-type="float">
            <text:p>-1.2424099</text:p>
          </table:table-cell>
          <table:table-cell office:value-type="float" office:value="-1.15177" calcext:value-type="float">
            <text:p>-1.15177</text:p>
          </table:table-cell>
          <table:table-cell office:value-type="float" office:value="-1.06845" calcext:value-type="float">
            <text:p>-1.06845</text:p>
          </table:table-cell>
          <table:table-cell office:value-type="float" office:value="-0.97842002" calcext:value-type="float">
            <text:p>-0.97842002</text:p>
          </table:table-cell>
        </table:table-row>
        <table:table-row table:style-name="ro1">
          <table:table-cell office:value-type="float" office:value="-2.37587" calcext:value-type="float">
            <text:p>-2.37587</text:p>
          </table:table-cell>
          <table:table-cell office:value-type="float" office:value="-2.2293799" calcext:value-type="float">
            <text:p>-2.2293799</text:p>
          </table:table-cell>
          <table:table-cell office:value-type="float" office:value="-2.1259201" calcext:value-type="float">
            <text:p>-2.1259201</text:p>
          </table:table-cell>
          <table:table-cell office:value-type="float" office:value="-2.01758" calcext:value-type="float">
            <text:p>-2.01758</text:p>
          </table:table-cell>
          <table:table-cell office:value-type="float" office:value="-1.91961" calcext:value-type="float">
            <text:p>-1.91961</text:p>
          </table:table-cell>
          <table:table-cell office:value-type="float" office:value="-1.82073" calcext:value-type="float">
            <text:p>-1.82073</text:p>
          </table:table-cell>
          <table:table-cell office:value-type="float" office:value="-1.72826" calcext:value-type="float">
            <text:p>-1.72826</text:p>
          </table:table-cell>
          <table:table-cell office:value-type="float" office:value="-1.6284699" calcext:value-type="float">
            <text:p>-1.6284699</text:p>
          </table:table-cell>
          <table:table-cell office:value-type="float" office:value="-1.52501" calcext:value-type="float">
            <text:p>-1.52501</text:p>
          </table:table-cell>
          <table:table-cell office:value-type="float" office:value="-1.43162" calcext:value-type="float">
            <text:p>-1.43162</text:p>
          </table:table-cell>
          <table:table-cell office:value-type="float" office:value="-1.33702" calcext:value-type="float">
            <text:p>-1.33702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.15116" calcext:value-type="float">
            <text:p>-1.15116</text:p>
          </table:table-cell>
          <table:table-cell office:value-type="float" office:value="-1.06784" calcext:value-type="float">
            <text:p>-1.06784</text:p>
          </table:table-cell>
          <table:table-cell office:value-type="float" office:value="-0.97812003" calcext:value-type="float">
            <text:p>-0.97812003</text:p>
          </table:table-cell>
        </table:table-row>
        <table:table-row table:style-name="ro1">
          <table:table-cell office:value-type="float" office:value="-2.3752601" calcext:value-type="float">
            <text:p>-2.3752601</text:p>
          </table:table-cell>
          <table:table-cell office:value-type="float" office:value="-2.22877" calcext:value-type="float">
            <text:p>-2.22877</text:p>
          </table:table-cell>
          <table:table-cell office:value-type="float" office:value="-2.1253099" calcext:value-type="float">
            <text:p>-2.1253099</text:p>
          </table:table-cell>
          <table:table-cell office:value-type="float" office:value="-2.0169699" calcext:value-type="float">
            <text:p>-2.0169699</text:p>
          </table:table-cell>
          <table:table-cell office:value-type="float" office:value="-1.91931" calcext:value-type="float">
            <text:p>-1.91931</text:p>
          </table:table-cell>
          <table:table-cell office:value-type="float" office:value="-1.82012" calcext:value-type="float">
            <text:p>-1.82012</text:p>
          </table:table-cell>
          <table:table-cell office:value-type="float" office:value="-1.72765" calcext:value-type="float">
            <text:p>-1.72765</text:p>
          </table:table-cell>
          <table:table-cell office:value-type="float" office:value="-1.62786" calcext:value-type="float">
            <text:p>-1.62786</text:p>
          </table:table-cell>
          <table:table-cell office:value-type="float" office:value="-1.5244" calcext:value-type="float">
            <text:p>-1.5244</text:p>
          </table:table-cell>
          <table:table-cell office:value-type="float" office:value="-1.43101" calcext:value-type="float">
            <text:p>-1.43101</text:p>
          </table:table-cell>
          <table:table-cell office:value-type="float" office:value="-1.33641" calcext:value-type="float">
            <text:p>-1.33641</text:p>
          </table:table-cell>
          <table:table-cell office:value-type="float" office:value="-1.24119" calcext:value-type="float">
            <text:p>-1.24119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6723" calcext:value-type="float">
            <text:p>-1.06723</text:p>
          </table:table-cell>
          <table:table-cell office:value-type="float" office:value="-0.97719997" calcext:value-type="float">
            <text:p>-0.97719997</text:p>
          </table:table-cell>
        </table:table-row>
        <table:table-row table:style-name="ro1">
          <table:table-cell office:value-type="float" office:value="-2.3743401" calcext:value-type="float">
            <text:p>-2.3743401</text:p>
          </table:table-cell>
          <table:table-cell office:value-type="float" office:value="-2.22785" calcext:value-type="float">
            <text:p>-2.22785</text:p>
          </table:table-cell>
          <table:table-cell office:value-type="float" office:value="-2.1247001" calcext:value-type="float">
            <text:p>-2.1247001</text:p>
          </table:table-cell>
          <table:table-cell office:value-type="float" office:value="-2.01636" calcext:value-type="float">
            <text:p>-2.01636</text:p>
          </table:table-cell>
          <table:table-cell office:value-type="float" office:value="-1.91839" calcext:value-type="float">
            <text:p>-1.91839</text:p>
          </table:table-cell>
          <table:table-cell office:value-type="float" office:value="-1.81951" calcext:value-type="float">
            <text:p>-1.81951</text:p>
          </table:table-cell>
          <table:table-cell office:value-type="float" office:value="-1.72674" calcext:value-type="float">
            <text:p>-1.72674</text:p>
          </table:table-cell>
          <table:table-cell office:value-type="float" office:value="-1.62725" calcext:value-type="float">
            <text:p>-1.62725</text:p>
          </table:table-cell>
          <table:table-cell office:value-type="float" office:value="-1.52379" calcext:value-type="float">
            <text:p>-1.52379</text:p>
          </table:table-cell>
          <table:table-cell office:value-type="float" office:value="-1.4304" calcext:value-type="float">
            <text:p>-1.4304</text:p>
          </table:table-cell>
          <table:table-cell office:value-type="float" office:value="-1.3358001" calcext:value-type="float">
            <text:p>-1.3358001</text:p>
          </table:table-cell>
          <table:table-cell office:value-type="float" office:value="-1.24058" calcext:value-type="float">
            <text:p>-1.24058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06662" calcext:value-type="float">
            <text:p>-1.06662</text:p>
          </table:table-cell>
          <table:table-cell office:value-type="float" office:value="-0.97628999" calcext:value-type="float">
            <text:p>-0.97628999</text:p>
          </table:table-cell>
        </table:table-row>
        <table:table-row table:style-name="ro1">
          <table:table-cell office:value-type="float" office:value="-2.3737299" calcext:value-type="float">
            <text:p>-2.3737299</text:p>
          </table:table-cell>
          <table:table-cell office:value-type="float" office:value="-2.2272401" calcext:value-type="float">
            <text:p>-2.2272401</text:p>
          </table:table-cell>
          <table:table-cell office:value-type="float" office:value="-2.12409" calcext:value-type="float">
            <text:p>-2.12409</text:p>
          </table:table-cell>
          <table:table-cell office:value-type="float" office:value="-2.01544" calcext:value-type="float">
            <text:p>-2.01544</text:p>
          </table:table-cell>
          <table:table-cell office:value-type="float" office:value="-1.91778" calcext:value-type="float">
            <text:p>-1.91778</text:p>
          </table:table-cell>
          <table:table-cell office:value-type="float" office:value="-1.8189" calcext:value-type="float">
            <text:p>-1.8189</text:p>
          </table:table-cell>
          <table:table-cell office:value-type="float" office:value="-1.72613" calcext:value-type="float">
            <text:p>-1.72613</text:p>
          </table:table-cell>
          <table:table-cell office:value-type="float" office:value="-1.62603" calcext:value-type="float">
            <text:p>-1.62603</text:p>
          </table:table-cell>
          <table:table-cell office:value-type="float" office:value="-1.52318" calcext:value-type="float">
            <text:p>-1.52318</text:p>
          </table:table-cell>
          <table:table-cell office:value-type="float" office:value="-1.42979" calcext:value-type="float">
            <text:p>-1.42979</text:p>
          </table:table-cell>
          <table:table-cell office:value-type="float" office:value="-1.33518" calcext:value-type="float">
            <text:p>-1.33518</text:p>
          </table:table-cell>
          <table:table-cell office:value-type="float" office:value="-1.23997" calcext:value-type="float">
            <text:p>-1.23997</text:p>
          </table:table-cell>
          <table:table-cell office:value-type="float" office:value="-1.14933" calcext:value-type="float">
            <text:p>-1.14933</text:p>
          </table:table-cell>
          <table:table-cell office:value-type="float" office:value="-1.06601" calcext:value-type="float">
            <text:p>-1.06601</text:p>
          </table:table-cell>
          <table:table-cell office:value-type="float" office:value="-0.97536999" calcext:value-type="float">
            <text:p>-0.97536999</text:p>
          </table:table-cell>
        </table:table-row>
        <table:table-row table:style-name="ro1">
          <table:table-cell office:value-type="float" office:value="-2.3728099" calcext:value-type="float">
            <text:p>-2.3728099</text:p>
          </table:table-cell>
          <table:table-cell office:value-type="float" office:value="-2.22633" calcext:value-type="float">
            <text:p>-2.22633</text:p>
          </table:table-cell>
          <table:table-cell office:value-type="float" office:value="-2.1231699" calcext:value-type="float">
            <text:p>-2.1231699</text:p>
          </table:table-cell>
          <table:table-cell office:value-type="float" office:value="-2.0148301" calcext:value-type="float">
            <text:p>-2.0148301</text:p>
          </table:table-cell>
          <table:table-cell office:value-type="float" office:value="-1.91717" calcext:value-type="float">
            <text:p>-1.91717</text:p>
          </table:table-cell>
          <table:table-cell office:value-type="float" office:value="-1.81829" calcext:value-type="float">
            <text:p>-1.81829</text:p>
          </table:table-cell>
          <table:table-cell office:value-type="float" office:value="-1.72552" calcext:value-type="float">
            <text:p>-1.72552</text:p>
          </table:table-cell>
          <table:table-cell office:value-type="float" office:value="-1.62511" calcext:value-type="float">
            <text:p>-1.62511</text:p>
          </table:table-cell>
          <table:table-cell office:value-type="float" office:value="-1.52257" calcext:value-type="float">
            <text:p>-1.52257</text:p>
          </table:table-cell>
          <table:table-cell office:value-type="float" office:value="-1.42888" calcext:value-type="float">
            <text:p>-1.42888</text:p>
          </table:table-cell>
          <table:table-cell office:value-type="float" office:value="-1.33427" calcext:value-type="float">
            <text:p>-1.33427</text:p>
          </table:table-cell>
          <table:table-cell office:value-type="float" office:value="-1.23936" calcext:value-type="float">
            <text:p>-1.23936</text:p>
          </table:table-cell>
          <table:table-cell office:value-type="float" office:value="-1.14841" calcext:value-type="float">
            <text:p>-1.14841</text:p>
          </table:table-cell>
          <table:table-cell office:value-type="float" office:value="-1.0654" calcext:value-type="float">
            <text:p>-1.0654</text:p>
          </table:table-cell>
          <table:table-cell office:value-type="float" office:value="-0.97476" calcext:value-type="float">
            <text:p>-0.97476</text:p>
          </table:table-cell>
        </table:table-row>
        <table:table-row table:style-name="ro1">
          <table:table-cell office:value-type="float" office:value="-2.3722" calcext:value-type="float">
            <text:p>-2.3722</text:p>
          </table:table-cell>
          <table:table-cell office:value-type="float" office:value="-2.2257099" calcext:value-type="float">
            <text:p>-2.2257099</text:p>
          </table:table-cell>
          <table:table-cell office:value-type="float" office:value="-2.12256" calcext:value-type="float">
            <text:p>-2.12256</text:p>
          </table:table-cell>
          <table:table-cell office:value-type="float" office:value="-2.01422" calcext:value-type="float">
            <text:p>-2.01422</text:p>
          </table:table-cell>
          <table:table-cell office:value-type="float" office:value="-1.9165601" calcext:value-type="float">
            <text:p>-1.9165601</text:p>
          </table:table-cell>
          <table:table-cell office:value-type="float" office:value="-1.81768" calcext:value-type="float">
            <text:p>-1.81768</text:p>
          </table:table-cell>
          <table:table-cell office:value-type="float" office:value="-1.72491" calcext:value-type="float">
            <text:p>-1.72491</text:p>
          </table:table-cell>
          <table:table-cell office:value-type="float" office:value="-1.6242" calcext:value-type="float">
            <text:p>-1.6242</text:p>
          </table:table-cell>
          <table:table-cell office:value-type="float" office:value="-1.52196" calcext:value-type="float">
            <text:p>-1.52196</text:p>
          </table:table-cell>
          <table:table-cell office:value-type="float" office:value="-1.42827" calcext:value-type="float">
            <text:p>-1.42827</text:p>
          </table:table-cell>
          <table:table-cell office:value-type="float" office:value="-1.33366" calcext:value-type="float">
            <text:p>-1.33366</text:p>
          </table:table-cell>
          <table:table-cell office:value-type="float" office:value="-1.23844" calcext:value-type="float">
            <text:p>-1.23844</text:p>
          </table:table-cell>
          <table:table-cell office:value-type="float" office:value="-1.1475" calcext:value-type="float">
            <text:p>-1.1475</text:p>
          </table:table-cell>
          <table:table-cell office:value-type="float" office:value="-1.06479" calcext:value-type="float">
            <text:p>-1.06479</text:p>
          </table:table-cell>
          <table:table-cell office:value-type="float" office:value="-0.97415" calcext:value-type="float">
            <text:p>-0.97415</text:p>
          </table:table-cell>
        </table:table-row>
        <table:table-row table:style-name="ro1">
          <table:table-cell office:value-type="float" office:value="-2.3715899" calcext:value-type="float">
            <text:p>-2.3715899</text:p>
          </table:table-cell>
          <table:table-cell office:value-type="float" office:value="-2.2251" calcext:value-type="float">
            <text:p>-2.2251</text:p>
          </table:table-cell>
          <table:table-cell office:value-type="float" office:value="-2.1219499" calcext:value-type="float">
            <text:p>-2.1219499</text:p>
          </table:table-cell>
          <table:table-cell office:value-type="float" office:value="-2.0136099" calcext:value-type="float">
            <text:p>-2.0136099</text:p>
          </table:table-cell>
          <table:table-cell office:value-type="float" office:value="-1.9159499" calcext:value-type="float">
            <text:p>-1.9159499</text:p>
          </table:table-cell>
          <table:table-cell office:value-type="float" office:value="-1.81707" calcext:value-type="float">
            <text:p>-1.81707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2358" calcext:value-type="float">
            <text:p>-1.62358</text:p>
          </table:table-cell>
          <table:table-cell office:value-type="float" office:value="-1.52135" calcext:value-type="float">
            <text:p>-1.52135</text:p>
          </table:table-cell>
          <table:table-cell office:value-type="float" office:value="-1.42766" calcext:value-type="float">
            <text:p>-1.42766</text:p>
          </table:table-cell>
          <table:table-cell office:value-type="float" office:value="-1.33305" calcext:value-type="float">
            <text:p>-1.33305</text:p>
          </table:table-cell>
          <table:table-cell office:value-type="float" office:value="-1.23783" calcext:value-type="float">
            <text:p>-1.23783</text:p>
          </table:table-cell>
          <table:table-cell office:value-type="float" office:value="-1.14658" calcext:value-type="float">
            <text:p>-1.14658</text:p>
          </table:table-cell>
          <table:table-cell office:value-type="float" office:value="-1.06418" calcext:value-type="float">
            <text:p>-1.06418</text:p>
          </table:table-cell>
          <table:table-cell office:value-type="float" office:value="-0.97385001" calcext:value-type="float">
            <text:p>-0.97385001</text:p>
          </table:table-cell>
        </table:table-row>
        <table:table-row table:style-name="ro1">
          <table:table-cell office:value-type="float" office:value="-2.37098" calcext:value-type="float">
            <text:p>-2.37098</text:p>
          </table:table-cell>
          <table:table-cell office:value-type="float" office:value="-2.2244899" calcext:value-type="float">
            <text:p>-2.2244899</text:p>
          </table:table-cell>
          <table:table-cell office:value-type="float" office:value="-2.12134" calcext:value-type="float">
            <text:p>-2.12134</text:p>
          </table:table-cell>
          <table:table-cell office:value-type="float" office:value="-2.013" calcext:value-type="float">
            <text:p>-2.013</text:p>
          </table:table-cell>
          <table:table-cell office:value-type="float" office:value="-1.9153399" calcext:value-type="float">
            <text:p>-1.9153399</text:p>
          </table:table-cell>
          <table:table-cell office:value-type="float" office:value="-1.81646" calcext:value-type="float">
            <text:p>-1.81646</text:p>
          </table:table-cell>
          <table:table-cell office:value-type="float" office:value="-1.72369" calcext:value-type="float">
            <text:p>-1.72369</text:p>
          </table:table-cell>
          <table:table-cell office:value-type="float" office:value="-1.62297" calcext:value-type="float">
            <text:p>-1.62297</text:p>
          </table:table-cell>
          <table:table-cell office:value-type="float" office:value="-1.52074" calcext:value-type="float">
            <text:p>-1.52074</text:p>
          </table:table-cell>
          <table:table-cell office:value-type="float" office:value="-1.42705" calcext:value-type="float">
            <text:p>-1.42705</text:p>
          </table:table-cell>
          <table:table-cell office:value-type="float" office:value="-1.33244" calcext:value-type="float">
            <text:p>-1.33244</text:p>
          </table:table-cell>
          <table:table-cell office:value-type="float" office:value="-1.23722" calcext:value-type="float">
            <text:p>-1.23722</text:p>
          </table:table-cell>
          <table:table-cell office:value-type="float" office:value="-1.14597" calcext:value-type="float">
            <text:p>-1.14597</text:p>
          </table:table-cell>
          <table:table-cell office:value-type="float" office:value="-1.06357" calcext:value-type="float">
            <text:p>-1.06357</text:p>
          </table:table-cell>
          <table:table-cell office:value-type="float" office:value="-0.97324002" calcext:value-type="float">
            <text:p>-0.97324002</text:p>
          </table:table-cell>
        </table:table-row>
        <table:table-row table:style-name="ro1">
          <table:table-cell office:value-type="float" office:value="-2.3703699" calcext:value-type="float">
            <text:p>-2.3703699</text:p>
          </table:table-cell>
          <table:table-cell office:value-type="float" office:value="-2.2238801" calcext:value-type="float">
            <text:p>-2.2238801</text:p>
          </table:table-cell>
          <table:table-cell office:value-type="float" office:value="-2.1207299" calcext:value-type="float">
            <text:p>-2.1207299</text:p>
          </table:table-cell>
          <table:table-cell office:value-type="float" office:value="-2.0123899" calcext:value-type="float">
            <text:p>-2.0123899</text:p>
          </table:table-cell>
          <table:table-cell office:value-type="float" office:value="-1.91473" calcext:value-type="float">
            <text:p>-1.91473</text:p>
          </table:table-cell>
          <table:table-cell office:value-type="float" office:value="-1.81585" calcext:value-type="float">
            <text:p>-1.81585</text:p>
          </table:table-cell>
          <table:table-cell office:value-type="float" office:value="-1.72308" calcext:value-type="float">
            <text:p>-1.72308</text:p>
          </table:table-cell>
          <table:table-cell office:value-type="float" office:value="-1.6226701" calcext:value-type="float">
            <text:p>-1.6226701</text:p>
          </table:table-cell>
          <table:table-cell office:value-type="float" office:value="-1.52013" calcext:value-type="float">
            <text:p>-1.52013</text:p>
          </table:table-cell>
          <table:table-cell office:value-type="float" office:value="-1.42644" calcext:value-type="float">
            <text:p>-1.42644</text:p>
          </table:table-cell>
          <table:table-cell office:value-type="float" office:value="-1.33183" calcext:value-type="float">
            <text:p>-1.33183</text:p>
          </table:table-cell>
          <table:table-cell office:value-type="float" office:value="-1.2366101" calcext:value-type="float">
            <text:p>-1.2366101</text:p>
          </table:table-cell>
          <table:table-cell office:value-type="float" office:value="-1.14536" calcext:value-type="float">
            <text:p>-1.14536</text:p>
          </table:table-cell>
          <table:table-cell office:value-type="float" office:value="-1.06296" calcext:value-type="float">
            <text:p>-1.06296</text:p>
          </table:table-cell>
          <table:table-cell office:value-type="float" office:value="-0.97262001" calcext:value-type="float">
            <text:p>-0.97262001</text:p>
          </table:table-cell>
        </table:table-row>
        <table:table-row table:style-name="ro1">
          <table:table-cell office:value-type="float" office:value="-2.36976" calcext:value-type="float">
            <text:p>-2.36976</text:p>
          </table:table-cell>
          <table:table-cell office:value-type="float" office:value="-2.2232699" calcext:value-type="float">
            <text:p>-2.2232699</text:p>
          </table:table-cell>
          <table:table-cell office:value-type="float" office:value="-2.12012" calcext:value-type="float">
            <text:p>-2.12012</text:p>
          </table:table-cell>
          <table:table-cell office:value-type="float" office:value="-2.01178" calcext:value-type="float">
            <text:p>-2.01178</text:p>
          </table:table-cell>
          <table:table-cell office:value-type="float" office:value="-1.91412" calcext:value-type="float">
            <text:p>-1.91412</text:p>
          </table:table-cell>
          <table:table-cell office:value-type="float" office:value="-1.81524" calcext:value-type="float">
            <text:p>-1.81524</text:p>
          </table:table-cell>
          <table:table-cell office:value-type="float" office:value="-1.72246" calcext:value-type="float">
            <text:p>-1.72246</text:p>
          </table:table-cell>
          <table:table-cell office:value-type="float" office:value="-1.6220599" calcext:value-type="float">
            <text:p>-1.6220599</text:p>
          </table:table-cell>
          <table:table-cell office:value-type="float" office:value="-1.51952" calcext:value-type="float">
            <text:p>-1.51952</text:p>
          </table:table-cell>
          <table:table-cell office:value-type="float" office:value="-1.42582" calcext:value-type="float">
            <text:p>-1.42582</text:p>
          </table:table-cell>
          <table:table-cell office:value-type="float" office:value="-1.33122" calcext:value-type="float">
            <text:p>-1.33122</text:p>
          </table:table-cell>
          <table:table-cell office:value-type="float" office:value="-1.2359999" calcext:value-type="float">
            <text:p>-1.2359999</text:p>
          </table:table-cell>
          <table:table-cell office:value-type="float" office:value="-1.14475" calcext:value-type="float">
            <text:p>-1.14475</text:p>
          </table:table-cell>
          <table:table-cell office:value-type="float" office:value="-1.06235" calcext:value-type="float">
            <text:p>-1.06235</text:p>
          </table:table-cell>
          <table:table-cell office:value-type="float" office:value="-0.97201002" calcext:value-type="float">
            <text:p>-0.97201002</text:p>
          </table:table-cell>
        </table:table-row>
        <table:table-row table:style-name="ro1">
          <table:table-cell office:value-type="float" office:value="-2.3691499" calcext:value-type="float">
            <text:p>-2.3691499</text:p>
          </table:table-cell>
          <table:table-cell office:value-type="float" office:value="-2.2226601" calcext:value-type="float">
            <text:p>-2.2226601</text:p>
          </table:table-cell>
          <table:table-cell office:value-type="float" office:value="-2.1195099" calcext:value-type="float">
            <text:p>-2.1195099</text:p>
          </table:table-cell>
          <table:table-cell office:value-type="float" office:value="-2.0111699" calcext:value-type="float">
            <text:p>-2.0111699</text:p>
          </table:table-cell>
          <table:table-cell office:value-type="float" office:value="-1.91382" calcext:value-type="float">
            <text:p>-1.91382</text:p>
          </table:table-cell>
          <table:table-cell office:value-type="float" office:value="-1.81463" calcext:value-type="float">
            <text:p>-1.81463</text:p>
          </table:table-cell>
          <table:table-cell office:value-type="float" office:value="-1.72185" calcext:value-type="float">
            <text:p>-1.72185</text:p>
          </table:table-cell>
          <table:table-cell office:value-type="float" office:value="-1.6214499" calcext:value-type="float">
            <text:p>-1.6214499</text:p>
          </table:table-cell>
          <table:table-cell office:value-type="float" office:value="-1.5189101" calcext:value-type="float">
            <text:p>-1.5189101</text:p>
          </table:table-cell>
          <table:table-cell office:value-type="float" office:value="-1.42521" calcext:value-type="float">
            <text:p>-1.42521</text:p>
          </table:table-cell>
          <table:table-cell office:value-type="float" office:value="-1.3303" calcext:value-type="float">
            <text:p>-1.3303</text:p>
          </table:table-cell>
          <table:table-cell office:value-type="float" office:value="-1.2353899" calcext:value-type="float">
            <text:p>-1.2353899</text:p>
          </table:table-cell>
          <table:table-cell office:value-type="float" office:value="-1.14414" calcext:value-type="float">
            <text:p>-1.14414</text:p>
          </table:table-cell>
          <table:table-cell office:value-type="float" office:value="-1.06174" calcext:value-type="float">
            <text:p>-1.06174</text:p>
          </table:table-cell>
          <table:table-cell office:value-type="float" office:value="-0.97140002" calcext:value-type="float">
            <text:p>-0.97140002</text:p>
          </table:table-cell>
        </table:table-row>
        <table:table-row table:style-name="ro1">
          <table:table-cell office:value-type="float" office:value="-2.36854" calcext:value-type="float">
            <text:p>-2.36854</text:p>
          </table:table-cell>
          <table:table-cell office:value-type="float" office:value="-2.22205" calcext:value-type="float">
            <text:p>-2.22205</text:p>
          </table:table-cell>
          <table:table-cell office:value-type="float" office:value="-2.1189001" calcext:value-type="float">
            <text:p>-2.1189001</text:p>
          </table:table-cell>
          <table:table-cell office:value-type="float" office:value="-2.01056" calcext:value-type="float">
            <text:p>-2.01056</text:p>
          </table:table-cell>
          <table:table-cell office:value-type="float" office:value="-1.9129" calcext:value-type="float">
            <text:p>-1.9129</text:p>
          </table:table-cell>
          <table:table-cell office:value-type="float" office:value="-1.81402" calcext:value-type="float">
            <text:p>-1.81402</text:p>
          </table:table-cell>
          <table:table-cell office:value-type="float" office:value="-1.72124" calcext:value-type="float">
            <text:p>-1.72124</text:p>
          </table:table-cell>
          <table:table-cell office:value-type="float" office:value="-1.62084" calcext:value-type="float">
            <text:p>-1.62084</text:p>
          </table:table-cell>
          <table:table-cell office:value-type="float" office:value="-1.51799" calcext:value-type="float">
            <text:p>-1.51799</text:p>
          </table:table-cell>
          <table:table-cell office:value-type="float" office:value="-1.4246" calcext:value-type="float">
            <text:p>-1.4246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3478" calcext:value-type="float">
            <text:p>-1.23478</text:p>
          </table:table-cell>
          <table:table-cell office:value-type="float" office:value="-1.14353" calcext:value-type="float">
            <text:p>-1.14353</text:p>
          </table:table-cell>
          <table:table-cell office:value-type="float" office:value="-1.06113" calcext:value-type="float">
            <text:p>-1.06113</text:p>
          </table:table-cell>
          <table:table-cell office:value-type="float" office:value="-0.97079003" calcext:value-type="float">
            <text:p>-0.97079003</text:p>
          </table:table-cell>
        </table:table-row>
        <table:table-row table:style-name="ro1">
          <table:table-cell office:value-type="float" office:value="-2.3679299" calcext:value-type="float">
            <text:p>-2.3679299</text:p>
          </table:table-cell>
          <table:table-cell office:value-type="float" office:value="-2.2211399" calcext:value-type="float">
            <text:p>-2.2211399</text:p>
          </table:table-cell>
          <table:table-cell office:value-type="float" office:value="-2.1182899" calcext:value-type="float">
            <text:p>-2.1182899</text:p>
          </table:table-cell>
          <table:table-cell office:value-type="float" office:value="-2.0099499" calcext:value-type="float">
            <text:p>-2.0099499</text:p>
          </table:table-cell>
          <table:table-cell office:value-type="float" office:value="-1.91198" calcext:value-type="float">
            <text:p>-1.91198</text:p>
          </table:table-cell>
          <table:table-cell office:value-type="float" office:value="-1.81341" calcext:value-type="float">
            <text:p>-1.81341</text:p>
          </table:table-cell>
          <table:table-cell office:value-type="float" office:value="-1.72063" calcext:value-type="float">
            <text:p>-1.72063</text:p>
          </table:table-cell>
          <table:table-cell office:value-type="float" office:value="-1.61992" calcext:value-type="float">
            <text:p>-1.61992</text:p>
          </table:table-cell>
          <table:table-cell office:value-type="float" office:value="-1.51738" calcext:value-type="float">
            <text:p>-1.51738</text:p>
          </table:table-cell>
          <table:table-cell office:value-type="float" office:value="-1.42399" calcext:value-type="float">
            <text:p>-1.42399</text:p>
          </table:table-cell>
          <table:table-cell office:value-type="float" office:value="-1.32908" calcext:value-type="float">
            <text:p>-1.32908</text:p>
          </table:table-cell>
          <table:table-cell office:value-type="float" office:value="-1.23417" calcext:value-type="float">
            <text:p>-1.23417</text:p>
          </table:table-cell>
          <table:table-cell office:value-type="float" office:value="-1.14261" calcext:value-type="float">
            <text:p>-1.14261</text:p>
          </table:table-cell>
          <table:table-cell office:value-type="float" office:value="-1.0605201" calcext:value-type="float">
            <text:p>-1.0605201</text:p>
          </table:table-cell>
          <table:table-cell office:value-type="float" office:value="-0.97017998" calcext:value-type="float">
            <text:p>-0.97017998</text:p>
          </table:table-cell>
        </table:table-row>
        <table:table-row table:style-name="ro1">
          <table:table-cell office:value-type="float" office:value="-2.3673201" calcext:value-type="float">
            <text:p>-2.3673201</text:p>
          </table:table-cell>
          <table:table-cell office:value-type="float" office:value="-2.22053" calcext:value-type="float">
            <text:p>-2.22053</text:p>
          </table:table-cell>
          <table:table-cell office:value-type="float" office:value="-2.1176801" calcext:value-type="float">
            <text:p>-2.1176801</text:p>
          </table:table-cell>
          <table:table-cell office:value-type="float" office:value="-2.0090301" calcext:value-type="float">
            <text:p>-2.0090301</text:p>
          </table:table-cell>
          <table:table-cell office:value-type="float" office:value="-1.91168" calcext:value-type="float">
            <text:p>-1.91168</text:p>
          </table:table-cell>
          <table:table-cell office:value-type="float" office:value="-1.8128" calcext:value-type="float">
            <text:p>-1.8128</text:p>
          </table:table-cell>
          <table:table-cell office:value-type="float" office:value="-1.7200201" calcext:value-type="float">
            <text:p>-1.7200201</text:p>
          </table:table-cell>
          <table:table-cell office:value-type="float" office:value="-1.61931" calcext:value-type="float">
            <text:p>-1.61931</text:p>
          </table:table-cell>
          <table:table-cell office:value-type="float" office:value="-1.51677" calcext:value-type="float">
            <text:p>-1.51677</text:p>
          </table:table-cell>
          <table:table-cell office:value-type="float" office:value="-1.42338" calcext:value-type="float">
            <text:p>-1.42338</text:p>
          </table:table-cell>
          <table:table-cell office:value-type="float" office:value="-1.32847" calcext:value-type="float">
            <text:p>-1.32847</text:p>
          </table:table-cell>
          <table:table-cell office:value-type="float" office:value="-1.23356" calcext:value-type="float">
            <text:p>-1.23356</text:p>
          </table:table-cell>
          <table:table-cell office:value-type="float" office:value="-1.1417" calcext:value-type="float">
            <text:p>-1.1417</text:p>
          </table:table-cell>
          <table:table-cell office:value-type="float" office:value="-1.0599101" calcext:value-type="float">
            <text:p>-1.0599101</text:p>
          </table:table-cell>
          <table:table-cell office:value-type="float" office:value="-0.96956998" calcext:value-type="float">
            <text:p>-0.96956998</text:p>
          </table:table-cell>
        </table:table-row>
        <table:table-row table:style-name="ro1">
          <table:table-cell office:value-type="float" office:value="-2.3667099" calcext:value-type="float">
            <text:p>-2.3667099</text:p>
          </table:table-cell>
          <table:table-cell office:value-type="float" office:value="-2.2199199" calcext:value-type="float">
            <text:p>-2.2199199</text:p>
          </table:table-cell>
          <table:table-cell office:value-type="float" office:value="-2.11707" calcext:value-type="float">
            <text:p>-2.11707</text:p>
          </table:table-cell>
          <table:table-cell office:value-type="float" office:value="-2.00842" calcext:value-type="float">
            <text:p>-2.00842</text:p>
          </table:table-cell>
          <table:table-cell office:value-type="float" office:value="-1.91076" calcext:value-type="float">
            <text:p>-1.91076</text:p>
          </table:table-cell>
          <table:table-cell office:value-type="float" office:value="-1.81188" calcext:value-type="float">
            <text:p>-1.81188</text:p>
          </table:table-cell>
          <table:table-cell office:value-type="float" office:value="-1.7194099" calcext:value-type="float">
            <text:p>-1.7194099</text:p>
          </table:table-cell>
          <table:table-cell office:value-type="float" office:value="-1.6187" calcext:value-type="float">
            <text:p>-1.6187</text:p>
          </table:table-cell>
          <table:table-cell office:value-type="float" office:value="-1.51616" calcext:value-type="float">
            <text:p>-1.51616</text:p>
          </table:table-cell>
          <table:table-cell office:value-type="float" office:value="-1.42277" calcext:value-type="float">
            <text:p>-1.42277</text:p>
          </table:table-cell>
          <table:table-cell office:value-type="float" office:value="-1.3275599" calcext:value-type="float">
            <text:p>-1.3275599</text:p>
          </table:table-cell>
          <table:table-cell office:value-type="float" office:value="-1.23295" calcext:value-type="float">
            <text:p>-1.23295</text:p>
          </table:table-cell>
          <table:table-cell office:value-type="float" office:value="-1.14048" calcext:value-type="float">
            <text:p>-1.14048</text:p>
          </table:table-cell>
          <table:table-cell office:value-type="float" office:value="-1.0592999" calcext:value-type="float">
            <text:p>-1.0592999</text:p>
          </table:table-cell>
          <table:table-cell office:value-type="float" office:value="-0.96895999" calcext:value-type="float">
            <text:p>-0.96895999</text:p>
          </table:table-cell>
        </table:table-row>
        <table:table-row table:style-name="ro1">
          <table:table-cell office:value-type="float" office:value="-2.3661001" calcext:value-type="float">
            <text:p>-2.3661001</text:p>
          </table:table-cell>
          <table:table-cell office:value-type="float" office:value="-2.21931" calcext:value-type="float">
            <text:p>-2.21931</text:p>
          </table:table-cell>
          <table:table-cell office:value-type="float" office:value="-2.1161499" calcext:value-type="float">
            <text:p>-2.1161499</text:p>
          </table:table-cell>
          <table:table-cell office:value-type="float" office:value="-2.0078101" calcext:value-type="float">
            <text:p>-2.0078101</text:p>
          </table:table-cell>
          <table:table-cell office:value-type="float" office:value="-1.9101501" calcext:value-type="float">
            <text:p>-1.9101501</text:p>
          </table:table-cell>
          <table:table-cell office:value-type="float" office:value="-1.8109699" calcext:value-type="float">
            <text:p>-1.8109699</text:p>
          </table:table-cell>
          <table:table-cell office:value-type="float" office:value="-1.7187999" calcext:value-type="float">
            <text:p>-1.7187999</text:p>
          </table:table-cell>
          <table:table-cell office:value-type="float" office:value="-1.61809" calcext:value-type="float">
            <text:p>-1.61809</text:p>
          </table:table-cell>
          <table:table-cell office:value-type="float" office:value="-1.51555" calcext:value-type="float">
            <text:p>-1.51555</text:p>
          </table:table-cell>
          <table:table-cell office:value-type="float" office:value="-1.42216" calcext:value-type="float">
            <text:p>-1.42216</text:p>
          </table:table-cell>
          <table:table-cell office:value-type="float" office:value="-1.32664" calcext:value-type="float">
            <text:p>-1.32664</text:p>
          </table:table-cell>
          <table:table-cell office:value-type="float" office:value="-1.23234" calcext:value-type="float">
            <text:p>-1.23234</text:p>
          </table:table-cell>
          <table:table-cell office:value-type="float" office:value="-1.13987" calcext:value-type="float">
            <text:p>-1.13987</text:p>
          </table:table-cell>
          <table:table-cell office:value-type="float" office:value="-1.05869" calcext:value-type="float">
            <text:p>-1.05869</text:p>
          </table:table-cell>
          <table:table-cell office:value-type="float" office:value="-0.96834999" calcext:value-type="float">
            <text:p>-0.96834999</text:p>
          </table:table-cell>
        </table:table-row>
        <table:table-row table:style-name="ro1">
          <table:table-cell office:value-type="float" office:value="-2.36549" calcext:value-type="float">
            <text:p>-2.36549</text:p>
          </table:table-cell>
          <table:table-cell office:value-type="float" office:value="-2.2186999" calcext:value-type="float">
            <text:p>-2.2186999</text:p>
          </table:table-cell>
          <table:table-cell office:value-type="float" office:value="-2.1152401" calcext:value-type="float">
            <text:p>-2.1152401</text:p>
          </table:table-cell>
          <table:table-cell office:value-type="float" office:value="-2.0072" calcext:value-type="float">
            <text:p>-2.0072</text:p>
          </table:table-cell>
          <table:table-cell office:value-type="float" office:value="-1.9095401" calcext:value-type="float">
            <text:p>-1.9095401</text:p>
          </table:table-cell>
          <table:table-cell office:value-type="float" office:value="-1.81036" calcext:value-type="float">
            <text:p>-1.81036</text:p>
          </table:table-cell>
          <table:table-cell office:value-type="float" office:value="-1.71819" calcext:value-type="float">
            <text:p>-1.71819</text:p>
          </table:table-cell>
          <table:table-cell office:value-type="float" office:value="-1.61779" calcext:value-type="float">
            <text:p>-1.61779</text:p>
          </table:table-cell>
          <table:table-cell office:value-type="float" office:value="-1.51494" calcext:value-type="float">
            <text:p>-1.51494</text:p>
          </table:table-cell>
          <table:table-cell office:value-type="float" office:value="-1.42155" calcext:value-type="float">
            <text:p>-1.42155</text:p>
          </table:table-cell>
          <table:table-cell office:value-type="float" office:value="-1.32603" calcext:value-type="float">
            <text:p>-1.32603</text:p>
          </table:table-cell>
          <table:table-cell office:value-type="float" office:value="-1.23173" calcext:value-type="float">
            <text:p>-1.23173</text:p>
          </table:table-cell>
          <table:table-cell office:value-type="float" office:value="-1.13895" calcext:value-type="float">
            <text:p>-1.13895</text:p>
          </table:table-cell>
          <table:table-cell office:value-type="float" office:value="-1.05808" calcext:value-type="float">
            <text:p>-1.05808</text:p>
          </table:table-cell>
          <table:table-cell office:value-type="float" office:value="-0.96713001" calcext:value-type="float">
            <text:p>-0.96713001</text:p>
          </table:table-cell>
        </table:table-row>
        <table:table-row table:style-name="ro1">
          <table:table-cell office:value-type="float" office:value="-2.3648801" calcext:value-type="float">
            <text:p>-2.3648801</text:p>
          </table:table-cell>
          <table:table-cell office:value-type="float" office:value="-2.2177801" calcext:value-type="float">
            <text:p>-2.2177801</text:p>
          </table:table-cell>
          <table:table-cell office:value-type="float" office:value="-2.11463" calcext:value-type="float">
            <text:p>-2.11463</text:p>
          </table:table-cell>
          <table:table-cell office:value-type="float" office:value="-2.0069001" calcext:value-type="float">
            <text:p>-2.0069001</text:p>
          </table:table-cell>
          <table:table-cell office:value-type="float" office:value="-1.90863" calcext:value-type="float">
            <text:p>-1.90863</text:p>
          </table:table-cell>
          <table:table-cell office:value-type="float" office:value="-1.80975" calcext:value-type="float">
            <text:p>-1.80975</text:p>
          </table:table-cell>
          <table:table-cell office:value-type="float" office:value="-1.71758" calcext:value-type="float">
            <text:p>-1.71758</text:p>
          </table:table-cell>
          <table:table-cell office:value-type="float" office:value="-1.61718" calcext:value-type="float">
            <text:p>-1.61718</text:p>
          </table:table-cell>
          <table:table-cell office:value-type="float" office:value="-1.51433" calcext:value-type="float">
            <text:p>-1.51433</text:p>
          </table:table-cell>
          <table:table-cell office:value-type="float" office:value="-1.42094" calcext:value-type="float">
            <text:p>-1.42094</text:p>
          </table:table-cell>
          <table:table-cell office:value-type="float" office:value="-1.32542" calcext:value-type="float">
            <text:p>-1.32542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3834" calcext:value-type="float">
            <text:p>-1.13834</text:p>
          </table:table-cell>
          <table:table-cell office:value-type="float" office:value="-1.05747" calcext:value-type="float">
            <text:p>-1.05747</text:p>
          </table:table-cell>
          <table:table-cell office:value-type="float" office:value="-0.96622002" calcext:value-type="float">
            <text:p>-0.96622002</text:p>
          </table:table-cell>
        </table:table-row>
        <table:table-row table:style-name="ro1">
          <table:table-cell office:value-type="float" office:value="-2.36427" calcext:value-type="float">
            <text:p>-2.36427</text:p>
          </table:table-cell>
          <table:table-cell office:value-type="float" office:value="-2.21717" calcext:value-type="float">
            <text:p>-2.21717</text:p>
          </table:table-cell>
          <table:table-cell office:value-type="float" office:value="-2.1140201" calcext:value-type="float">
            <text:p>-2.1140201</text:p>
          </table:table-cell>
          <table:table-cell office:value-type="float" office:value="-2.00629" calcext:value-type="float">
            <text:p>-2.00629</text:p>
          </table:table-cell>
          <table:table-cell office:value-type="float" office:value="-1.90802" calcext:value-type="float">
            <text:p>-1.90802</text:p>
          </table:table-cell>
          <table:table-cell office:value-type="float" office:value="-1.80914" calcext:value-type="float">
            <text:p>-1.80914</text:p>
          </table:table-cell>
          <table:table-cell office:value-type="float" office:value="-1.71697" calcext:value-type="float">
            <text:p>-1.71697</text:p>
          </table:table-cell>
          <table:table-cell office:value-type="float" office:value="-1.61657" calcext:value-type="float">
            <text:p>-1.61657</text:p>
          </table:table-cell>
          <table:table-cell office:value-type="float" office:value="-1.51372" calcext:value-type="float">
            <text:p>-1.51372</text:p>
          </table:table-cell>
          <table:table-cell office:value-type="float" office:value="-1.42033" calcext:value-type="float">
            <text:p>-1.42033</text:p>
          </table:table-cell>
          <table:table-cell office:value-type="float" office:value="-1.32481" calcext:value-type="float">
            <text:p>-1.32481</text:p>
          </table:table-cell>
          <table:table-cell office:value-type="float" office:value="-1.23051" calcext:value-type="float">
            <text:p>-1.23051</text:p>
          </table:table-cell>
          <table:table-cell office:value-type="float" office:value="-1.13773" calcext:value-type="float">
            <text:p>-1.13773</text:p>
          </table:table-cell>
          <table:table-cell office:value-type="float" office:value="-1.05686" calcext:value-type="float">
            <text:p>-1.05686</text:p>
          </table:table-cell>
          <table:table-cell office:value-type="float" office:value="-0.96561003" calcext:value-type="float">
            <text:p>-0.96561003</text:p>
          </table:table-cell>
        </table:table-row>
        <table:table-row table:style-name="ro1">
          <table:table-cell office:value-type="float" office:value="-2.3636601" calcext:value-type="float">
            <text:p>-2.3636601</text:p>
          </table:table-cell>
          <table:table-cell office:value-type="float" office:value="-2.2165599" calcext:value-type="float">
            <text:p>-2.2165599</text:p>
          </table:table-cell>
          <table:table-cell office:value-type="float" office:value="-2.11341" calcext:value-type="float">
            <text:p>-2.11341</text:p>
          </table:table-cell>
          <table:table-cell office:value-type="float" office:value="-2.0056801" calcext:value-type="float">
            <text:p>-2.0056801</text:p>
          </table:table-cell>
          <table:table-cell office:value-type="float" office:value="-1.90741" calcext:value-type="float">
            <text:p>-1.90741</text:p>
          </table:table-cell>
          <table:table-cell office:value-type="float" office:value="-1.80853" calcext:value-type="float">
            <text:p>-1.80853</text:p>
          </table:table-cell>
          <table:table-cell office:value-type="float" office:value="-1.71636" calcext:value-type="float">
            <text:p>-1.71636</text:p>
          </table:table-cell>
          <table:table-cell office:value-type="float" office:value="-1.61596" calcext:value-type="float">
            <text:p>-1.61596</text:p>
          </table:table-cell>
          <table:table-cell office:value-type="float" office:value="-1.51311" calcext:value-type="float">
            <text:p>-1.51311</text:p>
          </table:table-cell>
          <table:table-cell office:value-type="float" office:value="-1.4197201" calcext:value-type="float">
            <text:p>-1.4197201</text:p>
          </table:table-cell>
          <table:table-cell office:value-type="float" office:value="-1.3242" calcext:value-type="float">
            <text:p>-1.3242</text:p>
          </table:table-cell>
          <table:table-cell office:value-type="float" office:value="-1.2299" calcext:value-type="float">
            <text:p>-1.2299</text:p>
          </table:table-cell>
          <table:table-cell office:value-type="float" office:value="-1.13712" calcext:value-type="float">
            <text:p>-1.13712</text:p>
          </table:table-cell>
          <table:table-cell office:value-type="float" office:value="-1.05625" calcext:value-type="float">
            <text:p>-1.05625</text:p>
          </table:table-cell>
          <table:table-cell office:value-type="float" office:value="-0.96499997" calcext:value-type="float">
            <text:p>-0.96499997</text:p>
          </table:table-cell>
        </table:table-row>
        <table:table-row table:style-name="ro1">
          <table:table-cell office:value-type="float" office:value="-2.36305" calcext:value-type="float">
            <text:p>-2.36305</text:p>
          </table:table-cell>
          <table:table-cell office:value-type="float" office:value="-2.21595" calcext:value-type="float">
            <text:p>-2.21595</text:p>
          </table:table-cell>
          <table:table-cell office:value-type="float" office:value="-2.1127999" calcext:value-type="float">
            <text:p>-2.1127999</text:p>
          </table:table-cell>
          <table:table-cell office:value-type="float" office:value="-2.00507" calcext:value-type="float">
            <text:p>-2.00507</text:p>
          </table:table-cell>
          <table:table-cell office:value-type="float" office:value="-1.9071" calcext:value-type="float">
            <text:p>-1.9071</text:p>
          </table:table-cell>
          <table:table-cell office:value-type="float" office:value="-1.80792" calcext:value-type="float">
            <text:p>-1.80792</text:p>
          </table:table-cell>
          <table:table-cell office:value-type="float" office:value="-1.71575" calcext:value-type="float">
            <text:p>-1.71575</text:p>
          </table:table-cell>
          <table:table-cell office:value-type="float" office:value="-1.61534" calcext:value-type="float">
            <text:p>-1.61534</text:p>
          </table:table-cell>
          <table:table-cell office:value-type="float" office:value="-1.5125" calcext:value-type="float">
            <text:p>-1.5125</text:p>
          </table:table-cell>
          <table:table-cell office:value-type="float" office:value="-1.4191099" calcext:value-type="float">
            <text:p>-1.4191099</text:p>
          </table:table-cell>
          <table:table-cell office:value-type="float" office:value="-1.32359" calcext:value-type="float">
            <text:p>-1.32359</text:p>
          </table:table-cell>
          <table:table-cell office:value-type="float" office:value="-1.22929" calcext:value-type="float">
            <text:p>-1.22929</text:p>
          </table:table-cell>
          <table:table-cell office:value-type="float" office:value="-1.13651" calcext:value-type="float">
            <text:p>-1.13651</text:p>
          </table:table-cell>
          <table:table-cell office:value-type="float" office:value="-1.05564" calcext:value-type="float">
            <text:p>-1.05564</text:p>
          </table:table-cell>
          <table:table-cell office:value-type="float" office:value="-0.96438003" calcext:value-type="float">
            <text:p>-0.96438003</text:p>
          </table:table-cell>
        </table:table-row>
        <table:table-row table:style-name="ro1">
          <table:table-cell office:value-type="float" office:value="-2.3624401" calcext:value-type="float">
            <text:p>-2.3624401</text:p>
          </table:table-cell>
          <table:table-cell office:value-type="float" office:value="-2.2153399" calcext:value-type="float">
            <text:p>-2.2153399</text:p>
          </table:table-cell>
          <table:table-cell office:value-type="float" office:value="-2.11219" calcext:value-type="float">
            <text:p>-2.11219</text:p>
          </table:table-cell>
          <table:table-cell office:value-type="float" office:value="-2.0044601" calcext:value-type="float">
            <text:p>-2.0044601</text:p>
          </table:table-cell>
          <table:table-cell office:value-type="float" office:value="-1.90649" calcext:value-type="float">
            <text:p>-1.90649</text:p>
          </table:table-cell>
          <table:table-cell office:value-type="float" office:value="-1.80731" calcext:value-type="float">
            <text:p>-1.80731</text:p>
          </table:table-cell>
          <table:table-cell office:value-type="float" office:value="-1.71545" calcext:value-type="float">
            <text:p>-1.71545</text:p>
          </table:table-cell>
          <table:table-cell office:value-type="float" office:value="-1.61473" calcext:value-type="float">
            <text:p>-1.61473</text:p>
          </table:table-cell>
          <table:table-cell office:value-type="float" office:value="-1.5118901" calcext:value-type="float">
            <text:p>-1.5118901</text:p>
          </table:table-cell>
          <table:table-cell office:value-type="float" office:value="-1.4184999" calcext:value-type="float">
            <text:p>-1.4184999</text:p>
          </table:table-cell>
          <table:table-cell office:value-type="float" office:value="-1.32298" calcext:value-type="float">
            <text:p>-1.32298</text:p>
          </table:table-cell>
          <table:table-cell office:value-type="float" office:value="-1.22868" calcext:value-type="float">
            <text:p>-1.22868</text:p>
          </table:table-cell>
          <table:table-cell office:value-type="float" office:value="-1.13559" calcext:value-type="float">
            <text:p>-1.13559</text:p>
          </table:table-cell>
          <table:table-cell office:value-type="float" office:value="-1.05472" calcext:value-type="float">
            <text:p>-1.05472</text:p>
          </table:table-cell>
          <table:table-cell office:value-type="float" office:value="-0.96376997" calcext:value-type="float">
            <text:p>-0.96376997</text:p>
          </table:table-cell>
        </table:table-row>
        <table:table-row table:style-name="ro1">
          <table:table-cell office:value-type="float" office:value="-2.3615201" calcext:value-type="float">
            <text:p>-2.3615201</text:p>
          </table:table-cell>
          <table:table-cell office:value-type="float" office:value="-2.21473" calcext:value-type="float">
            <text:p>-2.21473</text:p>
          </table:table-cell>
          <table:table-cell office:value-type="float" office:value="-2.1115799" calcext:value-type="float">
            <text:p>-2.1115799</text:p>
          </table:table-cell>
          <table:table-cell office:value-type="float" office:value="-2.00385" calcext:value-type="float">
            <text:p>-2.00385</text:p>
          </table:table-cell>
          <table:table-cell office:value-type="float" office:value="-1.90588" calcext:value-type="float">
            <text:p>-1.90588</text:p>
          </table:table-cell>
          <table:table-cell office:value-type="float" office:value="-1.8067" calcext:value-type="float">
            <text:p>-1.8067</text:p>
          </table:table-cell>
          <table:table-cell office:value-type="float" office:value="-1.7148401" calcext:value-type="float">
            <text:p>-1.7148401</text:p>
          </table:table-cell>
          <table:table-cell office:value-type="float" office:value="-1.61412" calcext:value-type="float">
            <text:p>-1.61412</text:p>
          </table:table-cell>
          <table:table-cell office:value-type="float" office:value="-1.5112799" calcext:value-type="float">
            <text:p>-1.5112799</text:p>
          </table:table-cell>
          <table:table-cell office:value-type="float" office:value="-1.41789" calcext:value-type="float">
            <text:p>-1.41789</text:p>
          </table:table-cell>
          <table:table-cell office:value-type="float" office:value="-1.3223701" calcext:value-type="float">
            <text:p>-1.3223701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3498" calcext:value-type="float">
            <text:p>-1.13498</text:p>
          </table:table-cell>
          <table:table-cell office:value-type="float" office:value="-1.0541101" calcext:value-type="float">
            <text:p>-1.0541101</text:p>
          </table:table-cell>
          <table:table-cell office:value-type="float" office:value="-0.96254998" calcext:value-type="float">
            <text:p>-0.96254998</text:p>
          </table:table-cell>
        </table:table-row>
        <table:table-row table:style-name="ro1">
          <table:table-cell office:value-type="float" office:value="-2.36061" calcext:value-type="float">
            <text:p>-2.36061</text:p>
          </table:table-cell>
          <table:table-cell office:value-type="float" office:value="-2.2141199" calcext:value-type="float">
            <text:p>-2.2141199</text:p>
          </table:table-cell>
          <table:table-cell office:value-type="float" office:value="-2.11097" calcext:value-type="float">
            <text:p>-2.11097</text:p>
          </table:table-cell>
          <table:table-cell office:value-type="float" office:value="-2.0032301" calcext:value-type="float">
            <text:p>-2.0032301</text:p>
          </table:table-cell>
          <table:table-cell office:value-type="float" office:value="-1.90527" calcext:value-type="float">
            <text:p>-1.90527</text:p>
          </table:table-cell>
          <table:table-cell office:value-type="float" office:value="-1.80609" calcext:value-type="float">
            <text:p>-1.80609</text:p>
          </table:table-cell>
          <table:table-cell office:value-type="float" office:value="-1.71392" calcext:value-type="float">
            <text:p>-1.71392</text:p>
          </table:table-cell>
          <table:table-cell office:value-type="float" office:value="-1.61351" calcext:value-type="float">
            <text:p>-1.61351</text:p>
          </table:table-cell>
          <table:table-cell office:value-type="float" office:value="-1.5106699" calcext:value-type="float">
            <text:p>-1.5106699</text:p>
          </table:table-cell>
          <table:table-cell office:value-type="float" office:value="-1.41728" calcext:value-type="float">
            <text:p>-1.41728</text:p>
          </table:table-cell>
          <table:table-cell office:value-type="float" office:value="-1.3217601" calcext:value-type="float">
            <text:p>-1.3217601</text:p>
          </table:table-cell>
          <table:table-cell office:value-type="float" office:value="-1.22715" calcext:value-type="float">
            <text:p>-1.22715</text:p>
          </table:table-cell>
          <table:table-cell office:value-type="float" office:value="-1.13437" calcext:value-type="float">
            <text:p>-1.13437</text:p>
          </table:table-cell>
          <table:table-cell office:value-type="float" office:value="-1.0535001" calcext:value-type="float">
            <text:p>-1.0535001</text:p>
          </table:table-cell>
          <table:table-cell office:value-type="float" office:value="-0.96193999" calcext:value-type="float">
            <text:p>-0.96193999</text:p>
          </table:table-cell>
        </table:table-row>
        <table:table-row table:style-name="ro1">
          <table:table-cell office:value-type="float" office:value="-2.35969" calcext:value-type="float">
            <text:p>-2.35969</text:p>
          </table:table-cell>
          <table:table-cell office:value-type="float" office:value="-2.2132001" calcext:value-type="float">
            <text:p>-2.2132001</text:p>
          </table:table-cell>
          <table:table-cell office:value-type="float" office:value="-2.1103499" calcext:value-type="float">
            <text:p>-2.1103499</text:p>
          </table:table-cell>
          <table:table-cell office:value-type="float" office:value="-2.0023201" calcext:value-type="float">
            <text:p>-2.0023201</text:p>
          </table:table-cell>
          <table:table-cell office:value-type="float" office:value="-1.90466" calcext:value-type="float">
            <text:p>-1.90466</text:p>
          </table:table-cell>
          <table:table-cell office:value-type="float" office:value="-1.80548" calcext:value-type="float">
            <text:p>-1.80548</text:p>
          </table:table-cell>
          <table:table-cell office:value-type="float" office:value="-1.71331" calcext:value-type="float">
            <text:p>-1.71331</text:p>
          </table:table-cell>
          <table:table-cell office:value-type="float" office:value="-1.6129" calcext:value-type="float">
            <text:p>-1.6129</text:p>
          </table:table-cell>
          <table:table-cell office:value-type="float" office:value="-1.51006" calcext:value-type="float">
            <text:p>-1.51006</text:p>
          </table:table-cell>
          <table:table-cell office:value-type="float" office:value="-1.41667" calcext:value-type="float">
            <text:p>-1.41667</text:p>
          </table:table-cell>
          <table:table-cell office:value-type="float" office:value="-1.3211499" calcext:value-type="float">
            <text:p>-1.3211499</text:p>
          </table:table-cell>
          <table:table-cell office:value-type="float" office:value="-1.22654" calcext:value-type="float">
            <text:p>-1.22654</text:p>
          </table:table-cell>
          <table:table-cell office:value-type="float" office:value="-1.13376" calcext:value-type="float">
            <text:p>-1.13376</text:p>
          </table:table-cell>
          <table:table-cell office:value-type="float" office:value="-1.0528899" calcext:value-type="float">
            <text:p>-1.0528899</text:p>
          </table:table-cell>
          <table:table-cell office:value-type="float" office:value="-0.96103001" calcext:value-type="float">
            <text:p>-0.96103001</text:p>
          </table:table-cell>
        </table:table-row>
        <table:table-row table:style-name="ro1">
          <table:table-cell office:value-type="float" office:value="-2.3590801" calcext:value-type="float">
            <text:p>-2.3590801</text:p>
          </table:table-cell>
          <table:table-cell office:value-type="float" office:value="-2.21229" calcext:value-type="float">
            <text:p>-2.21229</text:p>
          </table:table-cell>
          <table:table-cell office:value-type="float" office:value="-2.10974" calcext:value-type="float">
            <text:p>-2.10974</text:p>
          </table:table-cell>
          <table:table-cell office:value-type="float" office:value="-2.0017099" calcext:value-type="float">
            <text:p>-2.0017099</text:p>
          </table:table-cell>
          <table:table-cell office:value-type="float" office:value="-1.90405" calcext:value-type="float">
            <text:p>-1.90405</text:p>
          </table:table-cell>
          <table:table-cell office:value-type="float" office:value="-1.80486" calcext:value-type="float">
            <text:p>-1.80486</text:p>
          </table:table-cell>
          <table:table-cell office:value-type="float" office:value="-1.7127" calcext:value-type="float">
            <text:p>-1.7127</text:p>
          </table:table-cell>
          <table:table-cell office:value-type="float" office:value="-1.61229" calcext:value-type="float">
            <text:p>-1.61229</text:p>
          </table:table-cell>
          <table:table-cell office:value-type="float" office:value="-1.50945" calcext:value-type="float">
            <text:p>-1.50945</text:p>
          </table:table-cell>
          <table:table-cell office:value-type="float" office:value="-1.41606" calcext:value-type="float">
            <text:p>-1.41606</text:p>
          </table:table-cell>
          <table:table-cell office:value-type="float" office:value="-1.32054" calcext:value-type="float">
            <text:p>-1.32054</text:p>
          </table:table-cell>
          <table:table-cell office:value-type="float" office:value="-1.22593" calcext:value-type="float">
            <text:p>-1.22593</text:p>
          </table:table-cell>
          <table:table-cell office:value-type="float" office:value="-1.13315" calcext:value-type="float">
            <text:p>-1.13315</text:p>
          </table:table-cell>
          <table:table-cell office:value-type="float" office:value="-1.0522799" calcext:value-type="float">
            <text:p>-1.0522799</text:p>
          </table:table-cell>
          <table:table-cell office:value-type="float" office:value="-0.96011001" calcext:value-type="float">
            <text:p>-0.96011001</text:p>
          </table:table-cell>
        </table:table-row>
        <table:table-row table:style-name="ro1">
          <table:table-cell office:value-type="float" office:value="-2.35847" calcext:value-type="float">
            <text:p>-2.35847</text:p>
          </table:table-cell>
          <table:table-cell office:value-type="float" office:value="-2.2116799" calcext:value-type="float">
            <text:p>-2.2116799</text:p>
          </table:table-cell>
          <table:table-cell office:value-type="float" office:value="-2.1091299" calcext:value-type="float">
            <text:p>-2.1091299</text:p>
          </table:table-cell>
          <table:table-cell office:value-type="float" office:value="-2.0007901" calcext:value-type="float">
            <text:p>-2.0007901</text:p>
          </table:table-cell>
          <table:table-cell office:value-type="float" office:value="-1.90344" calcext:value-type="float">
            <text:p>-1.90344</text:p>
          </table:table-cell>
          <table:table-cell office:value-type="float" office:value="-1.8045599" calcext:value-type="float">
            <text:p>-1.8045599</text:p>
          </table:table-cell>
          <table:table-cell office:value-type="float" office:value="-1.71209" calcext:value-type="float">
            <text:p>-1.71209</text:p>
          </table:table-cell>
          <table:table-cell office:value-type="float" office:value="-1.61138" calcext:value-type="float">
            <text:p>-1.61138</text:p>
          </table:table-cell>
          <table:table-cell office:value-type="float" office:value="-1.50884" calcext:value-type="float">
            <text:p>-1.50884</text:p>
          </table:table-cell>
          <table:table-cell office:value-type="float" office:value="-1.41545" calcext:value-type="float">
            <text:p>-1.41545</text:p>
          </table:table-cell>
          <table:table-cell office:value-type="float" office:value="-1.31993" calcext:value-type="float">
            <text:p>-1.31993</text:p>
          </table:table-cell>
          <table:table-cell office:value-type="float" office:value="-1.22532" calcext:value-type="float">
            <text:p>-1.22532</text:p>
          </table:table-cell>
          <table:table-cell office:value-type="float" office:value="-1.13254" calcext:value-type="float">
            <text:p>-1.13254</text:p>
          </table:table-cell>
          <table:table-cell office:value-type="float" office:value="-1.05136" calcext:value-type="float">
            <text:p>-1.05136</text:p>
          </table:table-cell>
          <table:table-cell office:value-type="float" office:value="-0.95950001" calcext:value-type="float">
            <text:p>-0.95950001</text:p>
          </table:table-cell>
        </table:table-row>
        <table:table-row table:style-name="ro1">
          <table:table-cell office:value-type="float" office:value="-2.3578601" calcext:value-type="float">
            <text:p>-2.3578601</text:p>
          </table:table-cell>
          <table:table-cell office:value-type="float" office:value="-2.2110701" calcext:value-type="float">
            <text:p>-2.2110701</text:p>
          </table:table-cell>
          <table:table-cell office:value-type="float" office:value="-2.10852" calcext:value-type="float">
            <text:p>-2.10852</text:p>
          </table:table-cell>
          <table:table-cell office:value-type="float" office:value="-2.00018" calcext:value-type="float">
            <text:p>-2.00018</text:p>
          </table:table-cell>
          <table:table-cell office:value-type="float" office:value="-1.90283" calcext:value-type="float">
            <text:p>-1.90283</text:p>
          </table:table-cell>
          <table:table-cell office:value-type="float" office:value="-1.80395" calcext:value-type="float">
            <text:p>-1.80395</text:p>
          </table:table-cell>
          <table:table-cell office:value-type="float" office:value="-1.71148" calcext:value-type="float">
            <text:p>-1.71148</text:p>
          </table:table-cell>
          <table:table-cell office:value-type="float" office:value="-1.61077" calcext:value-type="float">
            <text:p>-1.61077</text:p>
          </table:table-cell>
          <table:table-cell office:value-type="float" office:value="-1.50822" calcext:value-type="float">
            <text:p>-1.50822</text:p>
          </table:table-cell>
          <table:table-cell office:value-type="float" office:value="-1.41484" calcext:value-type="float">
            <text:p>-1.41484</text:p>
          </table:table-cell>
          <table:table-cell office:value-type="float" office:value="-1.31932" calcext:value-type="float">
            <text:p>-1.31932</text:p>
          </table:table-cell>
          <table:table-cell office:value-type="float" office:value="-1.22471" calcext:value-type="float">
            <text:p>-1.22471</text:p>
          </table:table-cell>
          <table:table-cell office:value-type="float" office:value="-1.13193" calcext:value-type="float">
            <text:p>-1.13193</text:p>
          </table:table-cell>
          <table:table-cell office:value-type="float" office:value="-1.05075" calcext:value-type="float">
            <text:p>-1.05075</text:p>
          </table:table-cell>
          <table:table-cell office:value-type="float" office:value="-0.95889002" calcext:value-type="float">
            <text:p>-0.95889002</text:p>
          </table:table-cell>
        </table:table-row>
        <table:table-row table:style-name="ro1">
          <table:table-cell office:value-type="float" office:value="-2.35725" calcext:value-type="float">
            <text:p>-2.35725</text:p>
          </table:table-cell>
          <table:table-cell office:value-type="float" office:value="-2.2104599" calcext:value-type="float">
            <text:p>-2.2104599</text:p>
          </table:table-cell>
          <table:table-cell office:value-type="float" office:value="-2.1079099" calcext:value-type="float">
            <text:p>-2.1079099</text:p>
          </table:table-cell>
          <table:table-cell office:value-type="float" office:value="-1.99957" calcext:value-type="float">
            <text:p>-1.99957</text:p>
          </table:table-cell>
          <table:table-cell office:value-type="float" office:value="-1.90222" calcext:value-type="float">
            <text:p>-1.90222</text:p>
          </table:table-cell>
          <table:table-cell office:value-type="float" office:value="-1.80334" calcext:value-type="float">
            <text:p>-1.80334</text:p>
          </table:table-cell>
          <table:table-cell office:value-type="float" office:value="-1.71087" calcext:value-type="float">
            <text:p>-1.71087</text:p>
          </table:table-cell>
          <table:table-cell office:value-type="float" office:value="-1.61016" calcext:value-type="float">
            <text:p>-1.61016</text:p>
          </table:table-cell>
          <table:table-cell office:value-type="float" office:value="-1.50761" calcext:value-type="float">
            <text:p>-1.50761</text:p>
          </table:table-cell>
          <table:table-cell office:value-type="float" office:value="-1.41423" calcext:value-type="float">
            <text:p>-1.41423</text:p>
          </table:table-cell>
          <table:table-cell office:value-type="float" office:value="-1.3187" calcext:value-type="float">
            <text:p>-1.3187</text:p>
          </table:table-cell>
          <table:table-cell office:value-type="float" office:value="-1.2241" calcext:value-type="float">
            <text:p>-1.2241</text:p>
          </table:table-cell>
          <table:table-cell office:value-type="float" office:value="-1.13132" calcext:value-type="float">
            <text:p>-1.13132</text:p>
          </table:table-cell>
          <table:table-cell office:value-type="float" office:value="-1.05014" calcext:value-type="float">
            <text:p>-1.05014</text:p>
          </table:table-cell>
          <table:table-cell office:value-type="float" office:value="-0.95828003" calcext:value-type="float">
            <text:p>-0.95828003</text:p>
          </table:table-cell>
        </table:table-row>
        <table:table-row table:style-name="ro1">
          <table:table-cell office:value-type="float" office:value="-2.3566401" calcext:value-type="float">
            <text:p>-2.3566401</text:p>
          </table:table-cell>
          <table:table-cell office:value-type="float" office:value="-2.2098501" calcext:value-type="float">
            <text:p>-2.2098501</text:p>
          </table:table-cell>
          <table:table-cell office:value-type="float" office:value="-2.1073" calcext:value-type="float">
            <text:p>-2.1073</text:p>
          </table:table-cell>
          <table:table-cell office:value-type="float" office:value="-1.99896" calcext:value-type="float">
            <text:p>-1.99896</text:p>
          </table:table-cell>
          <table:table-cell office:value-type="float" office:value="-1.90161" calcext:value-type="float">
            <text:p>-1.90161</text:p>
          </table:table-cell>
          <table:table-cell office:value-type="float" office:value="-1.80273" calcext:value-type="float">
            <text:p>-1.80273</text:p>
          </table:table-cell>
          <table:table-cell office:value-type="float" office:value="-1.71056" calcext:value-type="float">
            <text:p>-1.71056</text:p>
          </table:table-cell>
          <table:table-cell office:value-type="float" office:value="-1.60955" calcext:value-type="float">
            <text:p>-1.60955</text:p>
          </table:table-cell>
          <table:table-cell office:value-type="float" office:value="-1.507" calcext:value-type="float">
            <text:p>-1.507</text:p>
          </table:table-cell>
          <table:table-cell office:value-type="float" office:value="-1.41362" calcext:value-type="float">
            <text:p>-1.41362</text:p>
          </table:table-cell>
          <table:table-cell office:value-type="float" office:value="-1.31809" calcext:value-type="float">
            <text:p>-1.31809</text:p>
          </table:table-cell>
          <table:table-cell office:value-type="float" office:value="-1.22349" calcext:value-type="float">
            <text:p>-1.22349</text:p>
          </table:table-cell>
          <table:table-cell office:value-type="float" office:value="-1.13041" calcext:value-type="float">
            <text:p>-1.13041</text:p>
          </table:table-cell>
          <table:table-cell office:value-type="float" office:value="-1.04953" calcext:value-type="float">
            <text:p>-1.04953</text:p>
          </table:table-cell>
          <table:table-cell office:value-type="float" office:value="-0.95766997" calcext:value-type="float">
            <text:p>-0.95766997</text:p>
          </table:table-cell>
        </table:table-row>
        <table:table-row table:style-name="ro1">
          <table:table-cell office:value-type="float" office:value="-2.35603" calcext:value-type="float">
            <text:p>-2.35603</text:p>
          </table:table-cell>
          <table:table-cell office:value-type="float" office:value="-2.2092299" calcext:value-type="float">
            <text:p>-2.2092299</text:p>
          </table:table-cell>
          <table:table-cell office:value-type="float" office:value="-2.1066899" calcext:value-type="float">
            <text:p>-2.1066899</text:p>
          </table:table-cell>
          <table:table-cell office:value-type="float" office:value="-1.99835" calcext:value-type="float">
            <text:p>-1.99835</text:p>
          </table:table-cell>
          <table:table-cell office:value-type="float" office:value="-1.901" calcext:value-type="float">
            <text:p>-1.901</text:p>
          </table:table-cell>
          <table:table-cell office:value-type="float" office:value="-1.80212" calcext:value-type="float">
            <text:p>-1.80212</text:p>
          </table:table-cell>
          <table:table-cell office:value-type="float" office:value="-1.70995" calcext:value-type="float">
            <text:p>-1.70995</text:p>
          </table:table-cell>
          <table:table-cell office:value-type="float" office:value="-1.60894" calcext:value-type="float">
            <text:p>-1.60894</text:p>
          </table:table-cell>
          <table:table-cell office:value-type="float" office:value="-1.50639" calcext:value-type="float">
            <text:p>-1.50639</text:p>
          </table:table-cell>
          <table:table-cell office:value-type="float" office:value="-1.41301" calcext:value-type="float">
            <text:p>-1.41301</text:p>
          </table:table-cell>
          <table:table-cell office:value-type="float" office:value="-1.31748" calcext:value-type="float">
            <text:p>-1.31748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1.12949" calcext:value-type="float">
            <text:p>-1.12949</text:p>
          </table:table-cell>
          <table:table-cell office:value-type="float" office:value="-1.04892" calcext:value-type="float">
            <text:p>-1.04892</text:p>
          </table:table-cell>
          <table:table-cell office:value-type="float" office:value="-0.95705998" calcext:value-type="float">
            <text:p>-0.95705998</text:p>
          </table:table-cell>
        </table:table-row>
        <table:table-row table:style-name="ro1">
          <table:table-cell office:value-type="float" office:value="-2.3554201" calcext:value-type="float">
            <text:p>-2.3554201</text:p>
          </table:table-cell>
          <table:table-cell office:value-type="float" office:value="-2.2086201" calcext:value-type="float">
            <text:p>-2.2086201</text:p>
          </table:table-cell>
          <table:table-cell office:value-type="float" office:value="-2.1060801" calcext:value-type="float">
            <text:p>-2.1060801</text:p>
          </table:table-cell>
          <table:table-cell office:value-type="float" office:value="-1.99744" calcext:value-type="float">
            <text:p>-1.99744</text:p>
          </table:table-cell>
          <table:table-cell office:value-type="float" office:value="-1.90039" calcext:value-type="float">
            <text:p>-1.90039</text:p>
          </table:table-cell>
          <table:table-cell office:value-type="float" office:value="-1.8012" calcext:value-type="float">
            <text:p>-1.8012</text:p>
          </table:table-cell>
          <table:table-cell office:value-type="float" office:value="-1.70934" calcext:value-type="float">
            <text:p>-1.70934</text:p>
          </table:table-cell>
          <table:table-cell office:value-type="float" office:value="-1.60833" calcext:value-type="float">
            <text:p>-1.60833</text:p>
          </table:table-cell>
          <table:table-cell office:value-type="float" office:value="-1.50578" calcext:value-type="float">
            <text:p>-1.50578</text:p>
          </table:table-cell>
          <table:table-cell office:value-type="float" office:value="-1.4124" calcext:value-type="float">
            <text:p>-1.4124</text:p>
          </table:table-cell>
          <table:table-cell office:value-type="float" office:value="-1.31687" calcext:value-type="float">
            <text:p>-1.31687</text:p>
          </table:table-cell>
          <table:table-cell office:value-type="float" office:value="-1.22227" calcext:value-type="float">
            <text:p>-1.22227</text:p>
          </table:table-cell>
          <table:table-cell office:value-type="float" office:value="-1.12888" calcext:value-type="float">
            <text:p>-1.12888</text:p>
          </table:table-cell>
          <table:table-cell office:value-type="float" office:value="-1.04831" calcext:value-type="float">
            <text:p>-1.04831</text:p>
          </table:table-cell>
          <table:table-cell office:value-type="float" office:value="-0.95644999" calcext:value-type="float">
            <text:p>-0.95644999</text:p>
          </table:table-cell>
        </table:table-row>
        <table:table-row table:style-name="ro1">
          <table:table-cell office:value-type="float" office:value="-2.3545001" calcext:value-type="float">
            <text:p>-2.3545001</text:p>
          </table:table-cell>
          <table:table-cell office:value-type="float" office:value="-2.20801" calcext:value-type="float">
            <text:p>-2.20801</text:p>
          </table:table-cell>
          <table:table-cell office:value-type="float" office:value="-2.1054699" calcext:value-type="float">
            <text:p>-2.1054699</text:p>
          </table:table-cell>
          <table:table-cell office:value-type="float" office:value="-1.99652" calcext:value-type="float">
            <text:p>-1.99652</text:p>
          </table:table-cell>
          <table:table-cell office:value-type="float" office:value="-1.89978" calcext:value-type="float">
            <text:p>-1.89978</text:p>
          </table:table-cell>
          <table:table-cell office:value-type="float" office:value="-1.80059" calcext:value-type="float">
            <text:p>-1.80059</text:p>
          </table:table-cell>
          <table:table-cell office:value-type="float" office:value="-1.70873" calcext:value-type="float">
            <text:p>-1.70873</text:p>
          </table:table-cell>
          <table:table-cell office:value-type="float" office:value="-1.60772" calcext:value-type="float">
            <text:p>-1.60772</text:p>
          </table:table-cell>
          <table:table-cell office:value-type="float" office:value="-1.50517" calcext:value-type="float">
            <text:p>-1.50517</text:p>
          </table:table-cell>
          <table:table-cell office:value-type="float" office:value="-1.41179" calcext:value-type="float">
            <text:p>-1.41179</text:p>
          </table:table-cell>
          <table:table-cell office:value-type="float" office:value="-1.31626" calcext:value-type="float">
            <text:p>-1.31626</text:p>
          </table:table-cell>
          <table:table-cell office:value-type="float" office:value="-1.22166" calcext:value-type="float">
            <text:p>-1.22166</text:p>
          </table:table-cell>
          <table:table-cell office:value-type="float" office:value="-1.12827" calcext:value-type="float">
            <text:p>-1.12827</text:p>
          </table:table-cell>
          <table:table-cell office:value-type="float" office:value="-1.0477" calcext:value-type="float">
            <text:p>-1.0477</text:p>
          </table:table-cell>
          <table:table-cell office:value-type="float" office:value="-0.95583999" calcext:value-type="float">
            <text:p>-0.95583999</text:p>
          </table:table-cell>
        </table:table-row>
        <table:table-row table:style-name="ro1">
          <table:table-cell office:value-type="float" office:value="-2.35359" calcext:value-type="float">
            <text:p>-2.35359</text:p>
          </table:table-cell>
          <table:table-cell office:value-type="float" office:value="-2.2074001" calcext:value-type="float">
            <text:p>-2.2074001</text:p>
          </table:table-cell>
          <table:table-cell office:value-type="float" office:value="-2.1048601" calcext:value-type="float">
            <text:p>-2.1048601</text:p>
          </table:table-cell>
          <table:table-cell office:value-type="float" office:value="-1.99591" calcext:value-type="float">
            <text:p>-1.99591</text:p>
          </table:table-cell>
          <table:table-cell office:value-type="float" office:value="-1.89917" calcext:value-type="float">
            <text:p>-1.89917</text:p>
          </table:table-cell>
          <table:table-cell office:value-type="float" office:value="-1.79998" calcext:value-type="float">
            <text:p>-1.79998</text:p>
          </table:table-cell>
          <table:table-cell office:value-type="float" office:value="-1.70812" calcext:value-type="float">
            <text:p>-1.70812</text:p>
          </table:table-cell>
          <table:table-cell office:value-type="float" office:value="-1.6071" calcext:value-type="float">
            <text:p>-1.6071</text:p>
          </table:table-cell>
          <table:table-cell office:value-type="float" office:value="-1.50456" calcext:value-type="float">
            <text:p>-1.50456</text:p>
          </table:table-cell>
          <table:table-cell office:value-type="float" office:value="-1.41118" calcext:value-type="float">
            <text:p>-1.41118</text:p>
          </table:table-cell>
          <table:table-cell office:value-type="float" office:value="-1.31565" calcext:value-type="float">
            <text:p>-1.31565</text:p>
          </table:table-cell>
          <table:table-cell office:value-type="float" office:value="-1.22105" calcext:value-type="float">
            <text:p>-1.22105</text:p>
          </table:table-cell>
          <table:table-cell office:value-type="float" office:value="-1.12766" calcext:value-type="float">
            <text:p>-1.12766</text:p>
          </table:table-cell>
          <table:table-cell office:value-type="float" office:value="-1.0470901" calcext:value-type="float">
            <text:p>-1.0470901</text:p>
          </table:table-cell>
          <table:table-cell office:value-type="float" office:value="-0.95523" calcext:value-type="float">
            <text:p>-0.95523</text:p>
          </table:table-cell>
        </table:table-row>
        <table:table-row table:style-name="ro1">
          <table:table-cell office:value-type="float" office:value="-2.3529799" calcext:value-type="float">
            <text:p>-2.3529799</text:p>
          </table:table-cell>
          <table:table-cell office:value-type="float" office:value="-2.20679" calcext:value-type="float">
            <text:p>-2.20679</text:p>
          </table:table-cell>
          <table:table-cell office:value-type="float" office:value="-2.10425" calcext:value-type="float">
            <text:p>-2.10425</text:p>
          </table:table-cell>
          <table:table-cell office:value-type="float" office:value="-1.9953001" calcext:value-type="float">
            <text:p>-1.9953001</text:p>
          </table:table-cell>
          <table:table-cell office:value-type="float" office:value="-1.89856" calcext:value-type="float">
            <text:p>-1.89856</text:p>
          </table:table-cell>
          <table:table-cell office:value-type="float" office:value="-1.79907" calcext:value-type="float">
            <text:p>-1.79907</text:p>
          </table:table-cell>
          <table:table-cell office:value-type="float" office:value="-1.7072099" calcext:value-type="float">
            <text:p>-1.7072099</text:p>
          </table:table-cell>
          <table:table-cell office:value-type="float" office:value="-1.60649" calcext:value-type="float">
            <text:p>-1.60649</text:p>
          </table:table-cell>
          <table:table-cell office:value-type="float" office:value="-1.50365" calcext:value-type="float">
            <text:p>-1.50365</text:p>
          </table:table-cell>
          <table:table-cell office:value-type="float" office:value="-1.41057" calcext:value-type="float">
            <text:p>-1.41057</text:p>
          </table:table-cell>
          <table:table-cell office:value-type="float" office:value="-1.31504" calcext:value-type="float">
            <text:p>-1.31504</text:p>
          </table:table-cell>
          <table:table-cell office:value-type="float" office:value="-1.22044" calcext:value-type="float">
            <text:p>-1.22044</text:p>
          </table:table-cell>
          <table:table-cell office:value-type="float" office:value="-1.12705" calcext:value-type="float">
            <text:p>-1.12705</text:p>
          </table:table-cell>
          <table:table-cell office:value-type="float" office:value="-1.0464799" calcext:value-type="float">
            <text:p>-1.0464799</text:p>
          </table:table-cell>
          <table:table-cell office:value-type="float" office:value="-0.95462" calcext:value-type="float">
            <text:p>-0.95462</text:p>
          </table:table-cell>
        </table:table-row>
        <table:table-row table:style-name="ro1">
          <table:table-cell office:value-type="float" office:value="-2.35237" calcext:value-type="float">
            <text:p>-2.35237</text:p>
          </table:table-cell>
          <table:table-cell office:value-type="float" office:value="-2.2061801" calcext:value-type="float">
            <text:p>-2.2061801</text:p>
          </table:table-cell>
          <table:table-cell office:value-type="float" office:value="-2.1036401" calcext:value-type="float">
            <text:p>-2.1036401</text:p>
          </table:table-cell>
          <table:table-cell office:value-type="float" office:value="-1.9946899" calcext:value-type="float">
            <text:p>-1.9946899</text:p>
          </table:table-cell>
          <table:table-cell office:value-type="float" office:value="-1.8979501" calcext:value-type="float">
            <text:p>-1.8979501</text:p>
          </table:table-cell>
          <table:table-cell office:value-type="float" office:value="-1.7981499" calcext:value-type="float">
            <text:p>-1.7981499</text:p>
          </table:table-cell>
          <table:table-cell office:value-type="float" office:value="-1.7066" calcext:value-type="float">
            <text:p>-1.7066</text:p>
          </table:table-cell>
          <table:table-cell office:value-type="float" office:value="-1.60588" calcext:value-type="float">
            <text:p>-1.60588</text:p>
          </table:table-cell>
          <table:table-cell office:value-type="float" office:value="-1.50273" calcext:value-type="float">
            <text:p>-1.50273</text:p>
          </table:table-cell>
          <table:table-cell office:value-type="float" office:value="-1.41026" calcext:value-type="float">
            <text:p>-1.41026</text:p>
          </table:table-cell>
          <table:table-cell office:value-type="float" office:value="-1.3141299" calcext:value-type="float">
            <text:p>-1.3141299</text:p>
          </table:table-cell>
          <table:table-cell office:value-type="float" office:value="-1.21982" calcext:value-type="float">
            <text:p>-1.21982</text:p>
          </table:table-cell>
          <table:table-cell office:value-type="float" office:value="-1.12613" calcext:value-type="float">
            <text:p>-1.12613</text:p>
          </table:table-cell>
          <table:table-cell office:value-type="float" office:value="-1.0458699" calcext:value-type="float">
            <text:p>-1.0458699</text:p>
          </table:table-cell>
          <table:table-cell office:value-type="float" office:value="-0.95401001" calcext:value-type="float">
            <text:p>-0.95401001</text:p>
          </table:table-cell>
        </table:table-row>
        <table:table-row table:style-name="ro1">
          <table:table-cell office:value-type="float" office:value="-2.3517599" calcext:value-type="float">
            <text:p>-2.3517599</text:p>
          </table:table-cell>
          <table:table-cell office:value-type="float" office:value="-2.2052701" calcext:value-type="float">
            <text:p>-2.2052701</text:p>
          </table:table-cell>
          <table:table-cell office:value-type="float" office:value="-2.10273" calcext:value-type="float">
            <text:p>-2.10273</text:p>
          </table:table-cell>
          <table:table-cell office:value-type="float" office:value="-1.9940799" calcext:value-type="float">
            <text:p>-1.9940799</text:p>
          </table:table-cell>
          <table:table-cell office:value-type="float" office:value="-1.8973401" calcext:value-type="float">
            <text:p>-1.8973401</text:p>
          </table:table-cell>
          <table:table-cell office:value-type="float" office:value="-1.7975399" calcext:value-type="float">
            <text:p>-1.7975399</text:p>
          </table:table-cell>
          <table:table-cell office:value-type="float" office:value="-1.70568" calcext:value-type="float">
            <text:p>-1.70568</text:p>
          </table:table-cell>
          <table:table-cell office:value-type="float" office:value="-1.60527" calcext:value-type="float">
            <text:p>-1.60527</text:p>
          </table:table-cell>
          <table:table-cell office:value-type="float" office:value="-1.50212" calcext:value-type="float">
            <text:p>-1.50212</text:p>
          </table:table-cell>
          <table:table-cell office:value-type="float" office:value="-1.40965" calcext:value-type="float">
            <text:p>-1.40965</text:p>
          </table:table-cell>
          <table:table-cell office:value-type="float" office:value="-1.31321" calcext:value-type="float">
            <text:p>-1.31321</text:p>
          </table:table-cell>
          <table:table-cell office:value-type="float" office:value="-1.21921" calcext:value-type="float">
            <text:p>-1.21921</text:p>
          </table:table-cell>
          <table:table-cell office:value-type="float" office:value="-1.12552" calcext:value-type="float">
            <text:p>-1.12552</text:p>
          </table:table-cell>
          <table:table-cell office:value-type="float" office:value="-1.04495" calcext:value-type="float">
            <text:p>-1.04495</text:p>
          </table:table-cell>
          <table:table-cell office:value-type="float" office:value="-0.95340002" calcext:value-type="float">
            <text:p>-0.95340002</text:p>
          </table:table-cell>
        </table:table-row>
        <table:table-row table:style-name="ro1">
          <table:table-cell office:value-type="float" office:value="-2.35115" calcext:value-type="float">
            <text:p>-2.35115</text:p>
          </table:table-cell>
          <table:table-cell office:value-type="float" office:value="-2.2046599" calcext:value-type="float">
            <text:p>-2.2046599</text:p>
          </table:table-cell>
          <table:table-cell office:value-type="float" office:value="-2.10181" calcext:value-type="float">
            <text:p>-2.10181</text:p>
          </table:table-cell>
          <table:table-cell office:value-type="float" office:value="-1.99347" calcext:value-type="float">
            <text:p>-1.99347</text:p>
          </table:table-cell>
          <table:table-cell office:value-type="float" office:value="-1.8967299" calcext:value-type="float">
            <text:p>-1.8967299</text:p>
          </table:table-cell>
          <table:table-cell office:value-type="float" office:value="-1.79693" calcext:value-type="float">
            <text:p>-1.79693</text:p>
          </table:table-cell>
          <table:table-cell office:value-type="float" office:value="-1.70507" calcext:value-type="float">
            <text:p>-1.70507</text:p>
          </table:table-cell>
          <table:table-cell office:value-type="float" office:value="-1.60466" calcext:value-type="float">
            <text:p>-1.60466</text:p>
          </table:table-cell>
          <table:table-cell office:value-type="float" office:value="-1.50151" calcext:value-type="float">
            <text:p>-1.50151</text:p>
          </table:table-cell>
          <table:table-cell office:value-type="float" office:value="-1.40873" calcext:value-type="float">
            <text:p>-1.40873</text:p>
          </table:table-cell>
          <table:table-cell office:value-type="float" office:value="-1.3126" calcext:value-type="float">
            <text:p>-1.3126</text:p>
          </table:table-cell>
          <table:table-cell office:value-type="float" office:value="-1.2186" calcext:value-type="float">
            <text:p>-1.2186</text:p>
          </table:table-cell>
          <table:table-cell office:value-type="float" office:value="-1.12491" calcext:value-type="float">
            <text:p>-1.12491</text:p>
          </table:table-cell>
          <table:table-cell office:value-type="float" office:value="-1.04404" calcext:value-type="float">
            <text:p>-1.04404</text:p>
          </table:table-cell>
          <table:table-cell office:value-type="float" office:value="-0.95279002" calcext:value-type="float">
            <text:p>-0.95279002</text:p>
          </table:table-cell>
        </table:table-row>
        <table:table-row table:style-name="ro1">
          <table:table-cell office:value-type="float" office:value="-2.3505399" calcext:value-type="float">
            <text:p>-2.3505399</text:p>
          </table:table-cell>
          <table:table-cell office:value-type="float" office:value="-2.2040501" calcext:value-type="float">
            <text:p>-2.2040501</text:p>
          </table:table-cell>
          <table:table-cell office:value-type="float" office:value="-2.1012001" calcext:value-type="float">
            <text:p>-2.1012001</text:p>
          </table:table-cell>
          <table:table-cell office:value-type="float" office:value="-1.99286" calcext:value-type="float">
            <text:p>-1.99286</text:p>
          </table:table-cell>
          <table:table-cell office:value-type="float" office:value="-1.8961101" calcext:value-type="float">
            <text:p>-1.8961101</text:p>
          </table:table-cell>
          <table:table-cell office:value-type="float" office:value="-1.79632" calcext:value-type="float">
            <text:p>-1.79632</text:p>
          </table:table-cell>
          <table:table-cell office:value-type="float" office:value="-1.70446" calcext:value-type="float">
            <text:p>-1.70446</text:p>
          </table:table-cell>
          <table:table-cell office:value-type="float" office:value="-1.60405" calcext:value-type="float">
            <text:p>-1.60405</text:p>
          </table:table-cell>
          <table:table-cell office:value-type="float" office:value="-1.5009" calcext:value-type="float">
            <text:p>-1.5009</text:p>
          </table:table-cell>
          <table:table-cell office:value-type="float" office:value="-1.40782" calcext:value-type="float">
            <text:p>-1.40782</text:p>
          </table:table-cell>
          <table:table-cell office:value-type="float" office:value="-1.31199" calcext:value-type="float">
            <text:p>-1.31199</text:p>
          </table:table-cell>
          <table:table-cell office:value-type="float" office:value="-1.21799" calcext:value-type="float">
            <text:p>-1.21799</text:p>
          </table:table-cell>
          <table:table-cell office:value-type="float" office:value="-1.1243" calcext:value-type="float">
            <text:p>-1.1243</text:p>
          </table:table-cell>
          <table:table-cell office:value-type="float" office:value="-1.04312" calcext:value-type="float">
            <text:p>-1.04312</text:p>
          </table:table-cell>
          <table:table-cell office:value-type="float" office:value="-0.95218003" calcext:value-type="float">
            <text:p>-0.95218003</text:p>
          </table:table-cell>
        </table:table-row>
        <table:table-row table:style-name="ro1">
          <table:table-cell office:value-type="float" office:value="-2.34993" calcext:value-type="float">
            <text:p>-2.34993</text:p>
          </table:table-cell>
          <table:table-cell office:value-type="float" office:value="-2.20344" calcext:value-type="float">
            <text:p>-2.20344</text:p>
          </table:table-cell>
          <table:table-cell office:value-type="float" office:value="-2.10059" calcext:value-type="float">
            <text:p>-2.10059</text:p>
          </table:table-cell>
          <table:table-cell office:value-type="float" office:value="-1.99225" calcext:value-type="float">
            <text:p>-1.99225</text:p>
          </table:table-cell>
          <table:table-cell office:value-type="float" office:value="-1.8954999" calcext:value-type="float">
            <text:p>-1.8954999</text:p>
          </table:table-cell>
          <table:table-cell office:value-type="float" office:value="-1.79571" calcext:value-type="float">
            <text:p>-1.79571</text:p>
          </table:table-cell>
          <table:table-cell office:value-type="float" office:value="-1.70385" calcext:value-type="float">
            <text:p>-1.70385</text:p>
          </table:table-cell>
          <table:table-cell office:value-type="float" office:value="-1.60344" calcext:value-type="float">
            <text:p>-1.60344</text:p>
          </table:table-cell>
          <table:table-cell office:value-type="float" office:value="-1.50029" calcext:value-type="float">
            <text:p>-1.50029</text:p>
          </table:table-cell>
          <table:table-cell office:value-type="float" office:value="-1.40721" calcext:value-type="float">
            <text:p>-1.40721</text:p>
          </table:table-cell>
          <table:table-cell office:value-type="float" office:value="-1.31138" calcext:value-type="float">
            <text:p>-1.31138</text:p>
          </table:table-cell>
          <table:table-cell office:value-type="float" office:value="-1.21738" calcext:value-type="float">
            <text:p>-1.21738</text:p>
          </table:table-cell>
          <table:table-cell office:value-type="float" office:value="-1.12369" calcext:value-type="float">
            <text:p>-1.12369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5156997" calcext:value-type="float">
            <text:p>-0.95156997</text:p>
          </table:table-cell>
        </table:table-row>
        <table:table-row table:style-name="ro1">
          <table:table-cell office:value-type="float" office:value="-2.3493099" calcext:value-type="float">
            <text:p>-2.3493099</text:p>
          </table:table-cell>
          <table:table-cell office:value-type="float" office:value="-2.2028301" calcext:value-type="float">
            <text:p>-2.2028301</text:p>
          </table:table-cell>
          <table:table-cell office:value-type="float" office:value="-2.0999801" calcext:value-type="float">
            <text:p>-2.0999801</text:p>
          </table:table-cell>
          <table:table-cell office:value-type="float" office:value="-1.99164" calcext:value-type="float">
            <text:p>-1.99164</text:p>
          </table:table-cell>
          <table:table-cell office:value-type="float" office:value="-1.89489" calcext:value-type="float">
            <text:p>-1.89489</text:p>
          </table:table-cell>
          <table:table-cell office:value-type="float" office:value="-1.7951" calcext:value-type="float">
            <text:p>-1.7951</text:p>
          </table:table-cell>
          <table:table-cell office:value-type="float" office:value="-1.70324" calcext:value-type="float">
            <text:p>-1.70324</text:p>
          </table:table-cell>
          <table:table-cell office:value-type="float" office:value="-1.6028301" calcext:value-type="float">
            <text:p>-1.6028301</text:p>
          </table:table-cell>
          <table:table-cell office:value-type="float" office:value="-1.49968" calcext:value-type="float">
            <text:p>-1.49968</text:p>
          </table:table-cell>
          <table:table-cell office:value-type="float" office:value="-1.4066" calcext:value-type="float">
            <text:p>-1.4066</text:p>
          </table:table-cell>
          <table:table-cell office:value-type="float" office:value="-1.31077" calcext:value-type="float">
            <text:p>-1.31077</text:p>
          </table:table-cell>
          <table:table-cell office:value-type="float" office:value="-1.2167701" calcext:value-type="float">
            <text:p>-1.2167701</text:p>
          </table:table-cell>
          <table:table-cell office:value-type="float" office:value="-1.12308" calcext:value-type="float">
            <text:p>-1.12308</text:p>
          </table:table-cell>
          <table:table-cell office:value-type="float" office:value="-1.0419" calcext:value-type="float">
            <text:p>-1.0419</text:p>
          </table:table-cell>
          <table:table-cell office:value-type="float" office:value="-0.95095998" calcext:value-type="float">
            <text:p>-0.95095998</text:p>
          </table:table-cell>
        </table:table-row>
        <table:table-row table:style-name="ro1">
          <table:table-cell office:value-type="float" office:value="-2.3487" calcext:value-type="float">
            <text:p>-2.3487</text:p>
          </table:table-cell>
          <table:table-cell office:value-type="float" office:value="-2.20222" calcext:value-type="float">
            <text:p>-2.20222</text:p>
          </table:table-cell>
          <table:table-cell office:value-type="float" office:value="-2.09937" calcext:value-type="float">
            <text:p>-2.09937</text:p>
          </table:table-cell>
          <table:table-cell office:value-type="float" office:value="-1.99103" calcext:value-type="float">
            <text:p>-1.99103</text:p>
          </table:table-cell>
          <table:table-cell office:value-type="float" office:value="-1.89428" calcext:value-type="float">
            <text:p>-1.89428</text:p>
          </table:table-cell>
          <table:table-cell office:value-type="float" office:value="-1.79449" calcext:value-type="float">
            <text:p>-1.79449</text:p>
          </table:table-cell>
          <table:table-cell office:value-type="float" office:value="-1.70263" calcext:value-type="float">
            <text:p>-1.70263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-1.49907" calcext:value-type="float">
            <text:p>-1.49907</text:p>
          </table:table-cell>
          <table:table-cell office:value-type="float" office:value="-1.40599" calcext:value-type="float">
            <text:p>-1.40599</text:p>
          </table:table-cell>
          <table:table-cell office:value-type="float" office:value="-1.31016" calcext:value-type="float">
            <text:p>-1.31016</text:p>
          </table:table-cell>
          <table:table-cell office:value-type="float" office:value="-1.2161601" calcext:value-type="float">
            <text:p>-1.2161601</text:p>
          </table:table-cell>
          <table:table-cell office:value-type="float" office:value="-1.12217" calcext:value-type="float">
            <text:p>-1.12217</text:p>
          </table:table-cell>
          <table:table-cell office:value-type="float" office:value="-1.04129" calcext:value-type="float">
            <text:p>-1.04129</text:p>
          </table:table-cell>
          <table:table-cell office:value-type="float" office:value="-0.95034999" calcext:value-type="float">
            <text:p>-0.95034999</text:p>
          </table:table-cell>
        </table:table-row>
        <table:table-row table:style-name="ro1">
          <table:table-cell office:value-type="float" office:value="-2.3480899" calcext:value-type="float">
            <text:p>-2.3480899</text:p>
          </table:table-cell>
          <table:table-cell office:value-type="float" office:value="-2.2016101" calcext:value-type="float">
            <text:p>-2.2016101</text:p>
          </table:table-cell>
          <table:table-cell office:value-type="float" office:value="-2.0987599" calcext:value-type="float">
            <text:p>-2.0987599</text:p>
          </table:table-cell>
          <table:table-cell office:value-type="float" office:value="-1.99042" calcext:value-type="float">
            <text:p>-1.99042</text:p>
          </table:table-cell>
          <table:table-cell office:value-type="float" office:value="-1.89337" calcext:value-type="float">
            <text:p>-1.89337</text:p>
          </table:table-cell>
          <table:table-cell office:value-type="float" office:value="-1.79388" calcext:value-type="float">
            <text:p>-1.79388</text:p>
          </table:table-cell>
          <table:table-cell office:value-type="float" office:value="-1.70202" calcext:value-type="float">
            <text:p>-1.70202</text:p>
          </table:table-cell>
          <table:table-cell office:value-type="float" office:value="-1.601" calcext:value-type="float">
            <text:p>-1.601</text:p>
          </table:table-cell>
          <table:table-cell office:value-type="float" office:value="-1.4984601" calcext:value-type="float">
            <text:p>-1.4984601</text:p>
          </table:table-cell>
          <table:table-cell office:value-type="float" office:value="-1.40538" calcext:value-type="float">
            <text:p>-1.40538</text:p>
          </table:table-cell>
          <table:table-cell office:value-type="float" office:value="-1.30955" calcext:value-type="float">
            <text:p>-1.30955</text:p>
          </table:table-cell>
          <table:table-cell office:value-type="float" office:value="-1.2155499" calcext:value-type="float">
            <text:p>-1.2155499</text:p>
          </table:table-cell>
          <table:table-cell office:value-type="float" office:value="-1.12094" calcext:value-type="float">
            <text:p>-1.12094</text:p>
          </table:table-cell>
          <table:table-cell office:value-type="float" office:value="-1.0406801" calcext:value-type="float">
            <text:p>-1.0406801</text:p>
          </table:table-cell>
          <table:table-cell office:value-type="float" office:value="-0.94973999" calcext:value-type="float">
            <text:p>-0.94973999</text:p>
          </table:table-cell>
        </table:table-row>
        <table:table-row table:style-name="ro1">
          <table:table-cell office:value-type="float" office:value="-2.3474801" calcext:value-type="float">
            <text:p>-2.3474801</text:p>
          </table:table-cell>
          <table:table-cell office:value-type="float" office:value="-2.20099" calcext:value-type="float">
            <text:p>-2.20099</text:p>
          </table:table-cell>
          <table:table-cell office:value-type="float" office:value="-2.09815" calcext:value-type="float">
            <text:p>-2.09815</text:p>
          </table:table-cell>
          <table:table-cell office:value-type="float" office:value="-1.98981" calcext:value-type="float">
            <text:p>-1.98981</text:p>
          </table:table-cell>
          <table:table-cell office:value-type="float" office:value="-1.89245" calcext:value-type="float">
            <text:p>-1.89245</text:p>
          </table:table-cell>
          <table:table-cell office:value-type="float" office:value="-1.79327" calcext:value-type="float">
            <text:p>-1.79327</text:p>
          </table:table-cell>
          <table:table-cell office:value-type="float" office:value="-1.7011" calcext:value-type="float">
            <text:p>-1.7011</text:p>
          </table:table-cell>
          <table:table-cell office:value-type="float" office:value="-1.60039" calcext:value-type="float">
            <text:p>-1.60039</text:p>
          </table:table-cell>
          <table:table-cell office:value-type="float" office:value="-1.4978499" calcext:value-type="float">
            <text:p>-1.4978499</text:p>
          </table:table-cell>
          <table:table-cell office:value-type="float" office:value="-1.40446" calcext:value-type="float">
            <text:p>-1.40446</text:p>
          </table:table-cell>
          <table:table-cell office:value-type="float" office:value="-1.3089401" calcext:value-type="float">
            <text:p>-1.3089401</text:p>
          </table:table-cell>
          <table:table-cell office:value-type="float" office:value="-1.21464" calcext:value-type="float">
            <text:p>-1.21464</text:p>
          </table:table-cell>
          <table:table-cell office:value-type="float" office:value="-1.12033" calcext:value-type="float">
            <text:p>-1.12033</text:p>
          </table:table-cell>
          <table:table-cell office:value-type="float" office:value="-1.0400701" calcext:value-type="float">
            <text:p>-1.0400701</text:p>
          </table:table-cell>
          <table:table-cell office:value-type="float" office:value="-0.94913" calcext:value-type="float">
            <text:p>-0.94913</text:p>
          </table:table-cell>
        </table:table-row>
        <table:table-row table:style-name="ro1">
          <table:table-cell office:value-type="float" office:value="-2.3468699" calcext:value-type="float">
            <text:p>-2.3468699</text:p>
          </table:table-cell>
          <table:table-cell office:value-type="float" office:value="-2.2003801" calcext:value-type="float">
            <text:p>-2.2003801</text:p>
          </table:table-cell>
          <table:table-cell office:value-type="float" office:value="-2.0975399" calcext:value-type="float">
            <text:p>-2.0975399</text:p>
          </table:table-cell>
          <table:table-cell office:value-type="float" office:value="-1.9892" calcext:value-type="float">
            <text:p>-1.9892</text:p>
          </table:table-cell>
          <table:table-cell office:value-type="float" office:value="-1.89184" calcext:value-type="float">
            <text:p>-1.89184</text:p>
          </table:table-cell>
          <table:table-cell office:value-type="float" office:value="-1.79266" calcext:value-type="float">
            <text:p>-1.79266</text:p>
          </table:table-cell>
          <table:table-cell office:value-type="float" office:value="-1.70049" calcext:value-type="float">
            <text:p>-1.70049</text:p>
          </table:table-cell>
          <table:table-cell office:value-type="float" office:value="-1.59978" calcext:value-type="float">
            <text:p>-1.59978</text:p>
          </table:table-cell>
          <table:table-cell office:value-type="float" office:value="-1.4972399" calcext:value-type="float">
            <text:p>-1.4972399</text:p>
          </table:table-cell>
          <table:table-cell office:value-type="float" office:value="-1.40385" calcext:value-type="float">
            <text:p>-1.40385</text:p>
          </table:table-cell>
          <table:table-cell office:value-type="float" office:value="-1.3083301" calcext:value-type="float">
            <text:p>-1.3083301</text:p>
          </table:table-cell>
          <table:table-cell office:value-type="float" office:value="-1.21372" calcext:value-type="float">
            <text:p>-1.21372</text:p>
          </table:table-cell>
          <table:table-cell office:value-type="float" office:value="-1.11972" calcext:value-type="float">
            <text:p>-1.11972</text:p>
          </table:table-cell>
          <table:table-cell office:value-type="float" office:value="-1.0394599" calcext:value-type="float">
            <text:p>-1.0394599</text:p>
          </table:table-cell>
          <table:table-cell office:value-type="float" office:value="-0.94852" calcext:value-type="float">
            <text:p>-0.94852</text:p>
          </table:table-cell>
        </table:table-row>
        <table:table-row table:style-name="ro1">
          <table:table-cell office:value-type="float" office:value="-2.3462601" calcext:value-type="float">
            <text:p>-2.3462601</text:p>
          </table:table-cell>
          <table:table-cell office:value-type="float" office:value="-2.19977" calcext:value-type="float">
            <text:p>-2.19977</text:p>
          </table:table-cell>
          <table:table-cell office:value-type="float" office:value="-2.09693" calcext:value-type="float">
            <text:p>-2.09693</text:p>
          </table:table-cell>
          <table:table-cell office:value-type="float" office:value="-1.98859" calcext:value-type="float">
            <text:p>-1.98859</text:p>
          </table:table-cell>
          <table:table-cell office:value-type="float" office:value="-1.89123" calcext:value-type="float">
            <text:p>-1.89123</text:p>
          </table:table-cell>
          <table:table-cell office:value-type="float" office:value="-1.79205" calcext:value-type="float">
            <text:p>-1.79205</text:p>
          </table:table-cell>
          <table:table-cell office:value-type="float" office:value="-1.69958" calcext:value-type="float">
            <text:p>-1.69958</text:p>
          </table:table-cell>
          <table:table-cell office:value-type="float" office:value="-1.59917" calcext:value-type="float">
            <text:p>-1.59917</text:p>
          </table:table-cell>
          <table:table-cell office:value-type="float" office:value="-1.49632" calcext:value-type="float">
            <text:p>-1.49632</text:p>
          </table:table-cell>
          <table:table-cell office:value-type="float" office:value="-1.40324" calcext:value-type="float">
            <text:p>-1.40324</text:p>
          </table:table-cell>
          <table:table-cell office:value-type="float" office:value="-1.3077199" calcext:value-type="float">
            <text:p>-1.3077199</text:p>
          </table:table-cell>
          <table:table-cell office:value-type="float" office:value="-1.21311" calcext:value-type="float">
            <text:p>-1.21311</text:p>
          </table:table-cell>
          <table:table-cell office:value-type="float" office:value="-1.11911" calcext:value-type="float">
            <text:p>-1.11911</text:p>
          </table:table-cell>
          <table:table-cell office:value-type="float" office:value="-1.0388499" calcext:value-type="float">
            <text:p>-1.0388499</text:p>
          </table:table-cell>
          <table:table-cell office:value-type="float" office:value="-0.9479" calcext:value-type="float">
            <text:p>-0.9479</text:p>
          </table:table-cell>
        </table:table-row>
        <table:table-row table:style-name="ro1">
          <table:table-cell office:value-type="float" office:value="-2.34565" calcext:value-type="float">
            <text:p>-2.34565</text:p>
          </table:table-cell>
          <table:table-cell office:value-type="float" office:value="-2.1991601" calcext:value-type="float">
            <text:p>-2.1991601</text:p>
          </table:table-cell>
          <table:table-cell office:value-type="float" office:value="-2.0963199" calcext:value-type="float">
            <text:p>-2.0963199</text:p>
          </table:table-cell>
          <table:table-cell office:value-type="float" office:value="-1.98798" calcext:value-type="float">
            <text:p>-1.98798</text:p>
          </table:table-cell>
          <table:table-cell office:value-type="float" office:value="-1.89062" calcext:value-type="float">
            <text:p>-1.89062</text:p>
          </table:table-cell>
          <table:table-cell office:value-type="float" office:value="-1.79144" calcext:value-type="float">
            <text:p>-1.79144</text:p>
          </table:table-cell>
          <table:table-cell office:value-type="float" office:value="-1.69897" calcext:value-type="float">
            <text:p>-1.69897</text:p>
          </table:table-cell>
          <table:table-cell office:value-type="float" office:value="-1.59856" calcext:value-type="float">
            <text:p>-1.59856</text:p>
          </table:table-cell>
          <table:table-cell office:value-type="float" office:value="-1.49571" calcext:value-type="float">
            <text:p>-1.49571</text:p>
          </table:table-cell>
          <table:table-cell office:value-type="float" office:value="-1.40263" calcext:value-type="float">
            <text:p>-1.40263</text:p>
          </table:table-cell>
          <table:table-cell office:value-type="float" office:value="-1.30711" calcext:value-type="float">
            <text:p>-1.30711</text:p>
          </table:table-cell>
          <table:table-cell office:value-type="float" office:value="-1.2125" calcext:value-type="float">
            <text:p>-1.2125</text:p>
          </table:table-cell>
          <table:table-cell office:value-type="float" office:value="-1.1185" calcext:value-type="float">
            <text:p>-1.1185</text:p>
          </table:table-cell>
          <table:table-cell office:value-type="float" office:value="-1.03824" calcext:value-type="float">
            <text:p>-1.03824</text:p>
          </table:table-cell>
          <table:table-cell office:value-type="float" office:value="-0.94729" calcext:value-type="float">
            <text:p>-0.94729</text:p>
          </table:table-cell>
        </table:table-row>
        <table:table-row table:style-name="ro1">
          <table:table-cell office:value-type="float" office:value="-2.3450401" calcext:value-type="float">
            <text:p>-2.3450401</text:p>
          </table:table-cell>
          <table:table-cell office:value-type="float" office:value="-2.19855" calcext:value-type="float">
            <text:p>-2.19855</text:p>
          </table:table-cell>
          <table:table-cell office:value-type="float" office:value="-2.09571" calcext:value-type="float">
            <text:p>-2.09571</text:p>
          </table:table-cell>
          <table:table-cell office:value-type="float" office:value="-1.98737" calcext:value-type="float">
            <text:p>-1.98737</text:p>
          </table:table-cell>
          <table:table-cell office:value-type="float" office:value="-1.89001" calcext:value-type="float">
            <text:p>-1.89001</text:p>
          </table:table-cell>
          <table:table-cell office:value-type="float" office:value="-1.79083" calcext:value-type="float">
            <text:p>-1.79083</text:p>
          </table:table-cell>
          <table:table-cell office:value-type="float" office:value="-1.69836" calcext:value-type="float">
            <text:p>-1.69836</text:p>
          </table:table-cell>
          <table:table-cell office:value-type="float" office:value="-1.59795" calcext:value-type="float">
            <text:p>-1.59795</text:p>
          </table:table-cell>
          <table:table-cell office:value-type="float" office:value="-1.4951" calcext:value-type="float">
            <text:p>-1.4951</text:p>
          </table:table-cell>
          <table:table-cell office:value-type="float" office:value="-1.40202" calcext:value-type="float">
            <text:p>-1.40202</text:p>
          </table:table-cell>
          <table:table-cell office:value-type="float" office:value="-1.3065" calcext:value-type="float">
            <text:p>-1.3065</text:p>
          </table:table-cell>
          <table:table-cell office:value-type="float" office:value="-1.21189" calcext:value-type="float">
            <text:p>-1.21189</text:p>
          </table:table-cell>
          <table:table-cell office:value-type="float" office:value="-1.11789" calcext:value-type="float">
            <text:p>-1.11789</text:p>
          </table:table-cell>
          <table:table-cell office:value-type="float" office:value="-1.03763" calcext:value-type="float">
            <text:p>-1.03763</text:p>
          </table:table-cell>
          <table:table-cell office:value-type="float" office:value="-0.94638002" calcext:value-type="float">
            <text:p>-0.94638002</text:p>
          </table:table-cell>
        </table:table-row>
        <table:table-row table:style-name="ro1">
          <table:table-cell office:value-type="float" office:value="-2.34443" calcext:value-type="float">
            <text:p>-2.34443</text:p>
          </table:table-cell>
          <table:table-cell office:value-type="float" office:value="-2.1979401" calcext:value-type="float">
            <text:p>-2.1979401</text:p>
          </table:table-cell>
          <table:table-cell office:value-type="float" office:value="-2.0950999" calcext:value-type="float">
            <text:p>-2.0950999</text:p>
          </table:table-cell>
          <table:table-cell office:value-type="float" office:value="-1.98675" calcext:value-type="float">
            <text:p>-1.98675</text:p>
          </table:table-cell>
          <table:table-cell office:value-type="float" office:value="-1.8894" calcext:value-type="float">
            <text:p>-1.8894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69774" calcext:value-type="float">
            <text:p>-1.69774</text:p>
          </table:table-cell>
          <table:table-cell office:value-type="float" office:value="-1.59734" calcext:value-type="float">
            <text:p>-1.59734</text:p>
          </table:table-cell>
          <table:table-cell office:value-type="float" office:value="-1.49449" calcext:value-type="float">
            <text:p>-1.49449</text:p>
          </table:table-cell>
          <table:table-cell office:value-type="float" office:value="-1.40141" calcext:value-type="float">
            <text:p>-1.40141</text:p>
          </table:table-cell>
          <table:table-cell office:value-type="float" office:value="-1.30589" calcext:value-type="float">
            <text:p>-1.30589</text:p>
          </table:table-cell>
          <table:table-cell office:value-type="float" office:value="-1.21128" calcext:value-type="float">
            <text:p>-1.21128</text:p>
          </table:table-cell>
          <table:table-cell office:value-type="float" office:value="-1.11728" calcext:value-type="float">
            <text:p>-1.11728</text:p>
          </table:table-cell>
          <table:table-cell office:value-type="float" office:value="-1.03702" calcext:value-type="float">
            <text:p>-1.03702</text:p>
          </table:table-cell>
          <table:table-cell office:value-type="float" office:value="-0.94546002" calcext:value-type="float">
            <text:p>-0.94546002</text:p>
          </table:table-cell>
        </table:table-row>
        <table:table-row table:style-name="ro1">
          <table:table-cell office:value-type="float" office:value="-2.3438201" calcext:value-type="float">
            <text:p>-2.3438201</text:p>
          </table:table-cell>
          <table:table-cell office:value-type="float" office:value="-2.19733" calcext:value-type="float">
            <text:p>-2.19733</text:p>
          </table:table-cell>
          <table:table-cell office:value-type="float" office:value="-2.0944901" calcext:value-type="float">
            <text:p>-2.0944901</text:p>
          </table:table-cell>
          <table:table-cell office:value-type="float" office:value="-1.98614" calcext:value-type="float">
            <text:p>-1.98614</text:p>
          </table:table-cell>
          <table:table-cell office:value-type="float" office:value="-1.88879" calcext:value-type="float">
            <text:p>-1.88879</text:p>
          </table:table-cell>
          <table:table-cell office:value-type="float" office:value="-1.78961" calcext:value-type="float">
            <text:p>-1.78961</text:p>
          </table:table-cell>
          <table:table-cell office:value-type="float" office:value="-1.69713" calcext:value-type="float">
            <text:p>-1.69713</text:p>
          </table:table-cell>
          <table:table-cell office:value-type="float" office:value="-1.59673" calcext:value-type="float">
            <text:p>-1.59673</text:p>
          </table:table-cell>
          <table:table-cell office:value-type="float" office:value="-1.49388" calcext:value-type="float">
            <text:p>-1.49388</text:p>
          </table:table-cell>
          <table:table-cell office:value-type="float" office:value="-1.40049" calcext:value-type="float">
            <text:p>-1.40049</text:p>
          </table:table-cell>
          <table:table-cell office:value-type="float" office:value="-1.30528" calcext:value-type="float">
            <text:p>-1.30528</text:p>
          </table:table-cell>
          <table:table-cell office:value-type="float" office:value="-1.21067" calcext:value-type="float">
            <text:p>-1.21067</text:p>
          </table:table-cell>
          <table:table-cell office:value-type="float" office:value="-1.11667" calcext:value-type="float">
            <text:p>-1.11667</text:p>
          </table:table-cell>
          <table:table-cell office:value-type="float" office:value="-1.03641" calcext:value-type="float">
            <text:p>-1.03641</text:p>
          </table:table-cell>
          <table:table-cell office:value-type="float" office:value="-0.94485003" calcext:value-type="float">
            <text:p>-0.94485003</text:p>
          </table:table-cell>
        </table:table-row>
        <table:table-row table:style-name="ro1">
          <table:table-cell office:value-type="float" office:value="-2.34321" calcext:value-type="float">
            <text:p>-2.34321</text:p>
          </table:table-cell>
          <table:table-cell office:value-type="float" office:value="-2.1967199" calcext:value-type="float">
            <text:p>-2.1967199</text:p>
          </table:table-cell>
          <table:table-cell office:value-type="float" office:value="-2.0938699" calcext:value-type="float">
            <text:p>-2.0938699</text:p>
          </table:table-cell>
          <table:table-cell office:value-type="float" office:value="-1.98553" calcext:value-type="float">
            <text:p>-1.98553</text:p>
          </table:table-cell>
          <table:table-cell office:value-type="float" office:value="-1.88787" calcext:value-type="float">
            <text:p>-1.88787</text:p>
          </table:table-cell>
          <table:table-cell office:value-type="float" office:value="-1.789" calcext:value-type="float">
            <text:p>-1.789</text:p>
          </table:table-cell>
          <table:table-cell office:value-type="float" office:value="-1.69652" calcext:value-type="float">
            <text:p>-1.69652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-1.49327" calcext:value-type="float">
            <text:p>-1.49327</text:p>
          </table:table-cell>
          <table:table-cell office:value-type="float" office:value="-1.3998801" calcext:value-type="float">
            <text:p>-1.3998801</text:p>
          </table:table-cell>
          <table:table-cell office:value-type="float" office:value="-1.30467" calcext:value-type="float">
            <text:p>-1.30467</text:p>
          </table:table-cell>
          <table:table-cell office:value-type="float" office:value="-1.21006" calcext:value-type="float">
            <text:p>-1.21006</text:p>
          </table:table-cell>
          <table:table-cell office:value-type="float" office:value="-1.11606" calcext:value-type="float">
            <text:p>-1.11606</text:p>
          </table:table-cell>
          <table:table-cell office:value-type="float" office:value="-1.0358" calcext:value-type="float">
            <text:p>-1.0358</text:p>
          </table:table-cell>
          <table:table-cell office:value-type="float" office:value="-0.94393998" calcext:value-type="float">
            <text:p>-0.94393998</text:p>
          </table:table-cell>
        </table:table-row>
        <table:table-row table:style-name="ro1">
          <table:table-cell office:value-type="float" office:value="-2.3426001" calcext:value-type="float">
            <text:p>-2.3426001</text:p>
          </table:table-cell>
          <table:table-cell office:value-type="float" office:value="-2.19611" calcext:value-type="float">
            <text:p>-2.19611</text:p>
          </table:table-cell>
          <table:table-cell office:value-type="float" office:value="-2.09326" calcext:value-type="float">
            <text:p>-2.09326</text:p>
          </table:table-cell>
          <table:table-cell office:value-type="float" office:value="-1.98492" calcext:value-type="float">
            <text:p>-1.98492</text:p>
          </table:table-cell>
          <table:table-cell office:value-type="float" office:value="-1.88726" calcext:value-type="float">
            <text:p>-1.88726</text:p>
          </table:table-cell>
          <table:table-cell office:value-type="float" office:value="-1.78838" calcext:value-type="float">
            <text:p>-1.78838</text:p>
          </table:table-cell>
          <table:table-cell office:value-type="float" office:value="-1.69591" calcext:value-type="float">
            <text:p>-1.69591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-1.49297" calcext:value-type="float">
            <text:p>-1.49297</text:p>
          </table:table-cell>
          <table:table-cell office:value-type="float" office:value="-1.3992701" calcext:value-type="float">
            <text:p>-1.3992701</text:p>
          </table:table-cell>
          <table:table-cell office:value-type="float" office:value="-1.30406" calcext:value-type="float">
            <text:p>-1.30406</text:p>
          </table:table-cell>
          <table:table-cell office:value-type="float" office:value="-1.20945" calcext:value-type="float">
            <text:p>-1.20945</text:p>
          </table:table-cell>
          <table:table-cell office:value-type="float" office:value="-1.11545" calcext:value-type="float">
            <text:p>-1.11545</text:p>
          </table:table-cell>
          <table:table-cell office:value-type="float" office:value="-1.03488" calcext:value-type="float">
            <text:p>-1.03488</text:p>
          </table:table-cell>
          <table:table-cell office:value-type="float" office:value="-0.94332999" calcext:value-type="float">
            <text:p>-0.94332999</text:p>
          </table:table-cell>
        </table:table-row>
        <table:table-row table:style-name="ro1">
          <table:table-cell office:value-type="float" office:value="-2.34199" calcext:value-type="float">
            <text:p>-2.34199</text:p>
          </table:table-cell>
          <table:table-cell office:value-type="float" office:value="-2.1954999" calcext:value-type="float">
            <text:p>-2.1954999</text:p>
          </table:table-cell>
          <table:table-cell office:value-type="float" office:value="-2.0926499" calcext:value-type="float">
            <text:p>-2.0926499</text:p>
          </table:table-cell>
          <table:table-cell office:value-type="float" office:value="-1.98431" calcext:value-type="float">
            <text:p>-1.98431</text:p>
          </table:table-cell>
          <table:table-cell office:value-type="float" office:value="-1.88665" calcext:value-type="float">
            <text:p>-1.88665</text:p>
          </table:table-cell>
          <table:table-cell office:value-type="float" office:value="-1.78777" calcext:value-type="float">
            <text:p>-1.78777</text:p>
          </table:table-cell>
          <table:table-cell office:value-type="float" office:value="-1.6953" calcext:value-type="float">
            <text:p>-1.6953</text:p>
          </table:table-cell>
          <table:table-cell office:value-type="float" office:value="-1.5949" calcext:value-type="float">
            <text:p>-1.5949</text:p>
          </table:table-cell>
          <table:table-cell office:value-type="float" office:value="-1.49236" calcext:value-type="float">
            <text:p>-1.49236</text:p>
          </table:table-cell>
          <table:table-cell office:value-type="float" office:value="-1.3986599" calcext:value-type="float">
            <text:p>-1.3986599</text:p>
          </table:table-cell>
          <table:table-cell office:value-type="float" office:value="-1.30345" calcext:value-type="float">
            <text:p>-1.30345</text:p>
          </table:table-cell>
          <table:table-cell office:value-type="float" office:value="-1.20884" calcext:value-type="float">
            <text:p>-1.20884</text:p>
          </table:table-cell>
          <table:table-cell office:value-type="float" office:value="-1.11484" calcext:value-type="float">
            <text:p>-1.11484</text:p>
          </table:table-cell>
          <table:table-cell office:value-type="float" office:value="-1.03427" calcext:value-type="float">
            <text:p>-1.03427</text:p>
          </table:table-cell>
          <table:table-cell office:value-type="float" office:value="-0.94272" calcext:value-type="float">
            <text:p>-0.94272</text:p>
          </table:table-cell>
        </table:table-row>
        <table:table-row table:style-name="ro1">
          <table:table-cell office:value-type="float" office:value="-2.3413799" calcext:value-type="float">
            <text:p>-2.3413799</text:p>
          </table:table-cell>
          <table:table-cell office:value-type="float" office:value="-2.19489" calcext:value-type="float">
            <text:p>-2.19489</text:p>
          </table:table-cell>
          <table:table-cell office:value-type="float" office:value="-2.0920401" calcext:value-type="float">
            <text:p>-2.0920401</text:p>
          </table:table-cell>
          <table:table-cell office:value-type="float" office:value="-1.9837" calcext:value-type="float">
            <text:p>-1.9837</text:p>
          </table:table-cell>
          <table:table-cell office:value-type="float" office:value="-1.88604" calcext:value-type="float">
            <text:p>-1.88604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1.69469" calcext:value-type="float">
            <text:p>-1.69469</text:p>
          </table:table-cell>
          <table:table-cell office:value-type="float" office:value="-1.59429" calcext:value-type="float">
            <text:p>-1.59429</text:p>
          </table:table-cell>
          <table:table-cell office:value-type="float" office:value="-1.4914401" calcext:value-type="float">
            <text:p>-1.4914401</text:p>
          </table:table-cell>
          <table:table-cell office:value-type="float" office:value="-1.39805" calcext:value-type="float">
            <text:p>-1.39805</text:p>
          </table:table-cell>
          <table:table-cell office:value-type="float" office:value="-1.30284" calcext:value-type="float">
            <text:p>-1.30284</text:p>
          </table:table-cell>
          <table:table-cell office:value-type="float" office:value="-1.20823" calcext:value-type="float">
            <text:p>-1.20823</text:p>
          </table:table-cell>
          <table:table-cell office:value-type="float" office:value="-1.11423" calcext:value-type="float">
            <text:p>-1.11423</text:p>
          </table:table-cell>
          <table:table-cell office:value-type="float" office:value="-1.0336601" calcext:value-type="float">
            <text:p>-1.0336601</text:p>
          </table:table-cell>
          <table:table-cell office:value-type="float" office:value="-0.9418" calcext:value-type="float">
            <text:p>-0.9418</text:p>
          </table:table-cell>
        </table:table-row>
        <table:table-row table:style-name="ro1">
          <table:table-cell office:value-type="float" office:value="-2.34077" calcext:value-type="float">
            <text:p>-2.34077</text:p>
          </table:table-cell>
          <table:table-cell office:value-type="float" office:value="-2.1942799" calcext:value-type="float">
            <text:p>-2.1942799</text:p>
          </table:table-cell>
          <table:table-cell office:value-type="float" office:value="-2.0914299" calcext:value-type="float">
            <text:p>-2.0914299</text:p>
          </table:table-cell>
          <table:table-cell office:value-type="float" office:value="-1.98309" calcext:value-type="float">
            <text:p>-1.98309</text:p>
          </table:table-cell>
          <table:table-cell office:value-type="float" office:value="-1.88543" calcext:value-type="float">
            <text:p>-1.88543</text:p>
          </table:table-cell>
          <table:table-cell office:value-type="float" office:value="-1.7859401" calcext:value-type="float">
            <text:p>-1.7859401</text:p>
          </table:table-cell>
          <table:table-cell office:value-type="float" office:value="-1.69408" calcext:value-type="float">
            <text:p>-1.69408</text:p>
          </table:table-cell>
          <table:table-cell office:value-type="float" office:value="-1.59368" calcext:value-type="float">
            <text:p>-1.59368</text:p>
          </table:table-cell>
          <table:table-cell office:value-type="float" office:value="-1.4908299" calcext:value-type="float">
            <text:p>-1.4908299</text:p>
          </table:table-cell>
          <table:table-cell office:value-type="float" office:value="-1.39744" calcext:value-type="float">
            <text:p>-1.39744</text:p>
          </table:table-cell>
          <table:table-cell office:value-type="float" office:value="-1.30222" calcext:value-type="float">
            <text:p>-1.30222</text:p>
          </table:table-cell>
          <table:table-cell office:value-type="float" office:value="-1.20762" calcext:value-type="float">
            <text:p>-1.20762</text:p>
          </table:table-cell>
          <table:table-cell office:value-type="float" office:value="-1.11362" calcext:value-type="float">
            <text:p>-1.11362</text:p>
          </table:table-cell>
          <table:table-cell office:value-type="float" office:value="-1.0330499" calcext:value-type="float">
            <text:p>-1.0330499</text:p>
          </table:table-cell>
          <table:table-cell office:value-type="float" office:value="-0.94119" calcext:value-type="float">
            <text:p>-0.94119</text:p>
          </table:table-cell>
        </table:table-row>
        <table:table-row table:style-name="ro1">
          <table:table-cell office:value-type="float" office:value="-2.3401599" calcext:value-type="float">
            <text:p>-2.3401599</text:p>
          </table:table-cell>
          <table:table-cell office:value-type="float" office:value="-2.19367" calcext:value-type="float">
            <text:p>-2.19367</text:p>
          </table:table-cell>
          <table:table-cell office:value-type="float" office:value="-2.0908201" calcext:value-type="float">
            <text:p>-2.0908201</text:p>
          </table:table-cell>
          <table:table-cell office:value-type="float" office:value="-1.98248" calcext:value-type="float">
            <text:p>-1.98248</text:p>
          </table:table-cell>
          <table:table-cell office:value-type="float" office:value="-1.8845201" calcext:value-type="float">
            <text:p>-1.8845201</text:p>
          </table:table-cell>
          <table:table-cell office:value-type="float" office:value="-1.7853301" calcext:value-type="float">
            <text:p>-1.7853301</text:p>
          </table:table-cell>
          <table:table-cell office:value-type="float" office:value="-1.69347" calcext:value-type="float">
            <text:p>-1.69347</text:p>
          </table:table-cell>
          <table:table-cell office:value-type="float" office:value="-1.59307" calcext:value-type="float">
            <text:p>-1.59307</text:p>
          </table:table-cell>
          <table:table-cell office:value-type="float" office:value="-1.49022" calcext:value-type="float">
            <text:p>-1.49022</text:p>
          </table:table-cell>
          <table:table-cell office:value-type="float" office:value="-1.39683" calcext:value-type="float">
            <text:p>-1.39683</text:p>
          </table:table-cell>
          <table:table-cell office:value-type="float" office:value="-1.30161" calcext:value-type="float">
            <text:p>-1.30161</text:p>
          </table:table-cell>
          <table:table-cell office:value-type="float" office:value="-1.20701" calcext:value-type="float">
            <text:p>-1.20701</text:p>
          </table:table-cell>
          <table:table-cell office:value-type="float" office:value="-1.11301" calcext:value-type="float">
            <text:p>-1.11301</text:p>
          </table:table-cell>
          <table:table-cell office:value-type="float" office:value="-1.0324399" calcext:value-type="float">
            <text:p>-1.0324399</text:p>
          </table:table-cell>
          <table:table-cell office:value-type="float" office:value="-0.94058001" calcext:value-type="float">
            <text:p>-0.94058001</text:p>
          </table:table-cell>
        </table:table-row>
        <table:table-row table:style-name="ro1">
          <table:table-cell office:value-type="float" office:value="-2.33955" calcext:value-type="float">
            <text:p>-2.33955</text:p>
          </table:table-cell>
          <table:table-cell office:value-type="float" office:value="-2.1930599" calcext:value-type="float">
            <text:p>-2.1930599</text:p>
          </table:table-cell>
          <table:table-cell office:value-type="float" office:value="-2.09021" calcext:value-type="float">
            <text:p>-2.09021</text:p>
          </table:table-cell>
          <table:table-cell office:value-type="float" office:value="-1.9818701" calcext:value-type="float">
            <text:p>-1.9818701</text:p>
          </table:table-cell>
          <table:table-cell office:value-type="float" office:value="-1.8836" calcext:value-type="float">
            <text:p>-1.8836</text:p>
          </table:table-cell>
          <table:table-cell office:value-type="float" office:value="-1.7847199" calcext:value-type="float">
            <text:p>-1.7847199</text:p>
          </table:table-cell>
          <table:table-cell office:value-type="float" office:value="-1.69286" calcext:value-type="float">
            <text:p>-1.69286</text:p>
          </table:table-cell>
          <table:table-cell office:value-type="float" office:value="-1.59246" calcext:value-type="float">
            <text:p>-1.59246</text:p>
          </table:table-cell>
          <table:table-cell office:value-type="float" office:value="-1.48961" calcext:value-type="float">
            <text:p>-1.48961</text:p>
          </table:table-cell>
          <table:table-cell office:value-type="float" office:value="-1.39622" calcext:value-type="float">
            <text:p>-1.39622</text:p>
          </table:table-cell>
          <table:table-cell office:value-type="float" office:value="-1.301" calcext:value-type="float">
            <text:p>-1.301</text:p>
          </table:table-cell>
          <table:table-cell office:value-type="float" office:value="-1.2064" calcext:value-type="float">
            <text:p>-1.2064</text:p>
          </table:table-cell>
          <table:table-cell office:value-type="float" office:value="-1.1124001" calcext:value-type="float">
            <text:p>-1.1124001</text:p>
          </table:table-cell>
          <table:table-cell office:value-type="float" office:value="-1.03183" calcext:value-type="float">
            <text:p>-1.03183</text:p>
          </table:table-cell>
          <table:table-cell office:value-type="float" office:value="-0.93997002" calcext:value-type="float">
            <text:p>-0.93997002</text:p>
          </table:table-cell>
        </table:table-row>
        <table:table-row table:style-name="ro1">
          <table:table-cell office:value-type="float" office:value="-2.3389399" calcext:value-type="float">
            <text:p>-2.3389399</text:p>
          </table:table-cell>
          <table:table-cell office:value-type="float" office:value="-2.19245" calcext:value-type="float">
            <text:p>-2.19245</text:p>
          </table:table-cell>
          <table:table-cell office:value-type="float" office:value="-2.0892999" calcext:value-type="float">
            <text:p>-2.0892999</text:p>
          </table:table-cell>
          <table:table-cell office:value-type="float" office:value="-1.9812599" calcext:value-type="float">
            <text:p>-1.9812599</text:p>
          </table:table-cell>
          <table:table-cell office:value-type="float" office:value="-1.88299" calcext:value-type="float">
            <text:p>-1.88299</text:p>
          </table:table-cell>
          <table:table-cell office:value-type="float" office:value="-1.78411" calcext:value-type="float">
            <text:p>-1.78411</text:p>
          </table:table-cell>
          <table:table-cell office:value-type="float" office:value="-1.69225" calcext:value-type="float">
            <text:p>-1.69225</text:p>
          </table:table-cell>
          <table:table-cell office:value-type="float" office:value="-1.59185" calcext:value-type="float">
            <text:p>-1.59185</text:p>
          </table:table-cell>
          <table:table-cell office:value-type="float" office:value="-1.489" calcext:value-type="float">
            <text:p>-1.489</text:p>
          </table:table-cell>
          <table:table-cell office:value-type="float" office:value="-1.39561" calcext:value-type="float">
            <text:p>-1.39561</text:p>
          </table:table-cell>
          <table:table-cell office:value-type="float" office:value="-1.30039" calcext:value-type="float">
            <text:p>-1.30039</text:p>
          </table:table-cell>
          <table:table-cell office:value-type="float" office:value="-1.20579" calcext:value-type="float">
            <text:p>-1.20579</text:p>
          </table:table-cell>
          <table:table-cell office:value-type="float" office:value="-1.1117899" calcext:value-type="float">
            <text:p>-1.1117899</text:p>
          </table:table-cell>
          <table:table-cell office:value-type="float" office:value="-1.03122" calcext:value-type="float">
            <text:p>-1.03122</text:p>
          </table:table-cell>
          <table:table-cell office:value-type="float" office:value="-0.93936002" calcext:value-type="float">
            <text:p>-0.93936002</text:p>
          </table:table-cell>
        </table:table-row>
        <table:table-row table:style-name="ro1">
          <table:table-cell office:value-type="float" office:value="-2.33833" calcext:value-type="float">
            <text:p>-2.33833</text:p>
          </table:table-cell>
          <table:table-cell office:value-type="float" office:value="-2.1918399" calcext:value-type="float">
            <text:p>-2.1918399</text:p>
          </table:table-cell>
          <table:table-cell office:value-type="float" office:value="-2.08869" calcext:value-type="float">
            <text:p>-2.08869</text:p>
          </table:table-cell>
          <table:table-cell office:value-type="float" office:value="-1.98035" calcext:value-type="float">
            <text:p>-1.98035</text:p>
          </table:table-cell>
          <table:table-cell office:value-type="float" office:value="-1.88238" calcext:value-type="float">
            <text:p>-1.88238</text:p>
          </table:table-cell>
          <table:table-cell office:value-type="float" office:value="-1.7835" calcext:value-type="float">
            <text:p>-1.7835</text:p>
          </table:table-cell>
          <table:table-cell office:value-type="float" office:value="-1.69164" calcext:value-type="float">
            <text:p>-1.69164</text:p>
          </table:table-cell>
          <table:table-cell office:value-type="float" office:value="-1.59124" calcext:value-type="float">
            <text:p>-1.59124</text:p>
          </table:table-cell>
          <table:table-cell office:value-type="float" office:value="-1.48839" calcext:value-type="float">
            <text:p>-1.48839</text:p>
          </table:table-cell>
          <table:table-cell office:value-type="float" office:value="-1.395" calcext:value-type="float">
            <text:p>-1.395</text:p>
          </table:table-cell>
          <table:table-cell office:value-type="float" office:value="-1.29978" calcext:value-type="float">
            <text:p>-1.29978</text:p>
          </table:table-cell>
          <table:table-cell office:value-type="float" office:value="-1.20518" calcext:value-type="float">
            <text:p>-1.20518</text:p>
          </table:table-cell>
          <table:table-cell office:value-type="float" office:value="-1.1111799" calcext:value-type="float">
            <text:p>-1.1111799</text:p>
          </table:table-cell>
          <table:table-cell office:value-type="float" office:value="-1.03061" calcext:value-type="float">
            <text:p>-1.03061</text:p>
          </table:table-cell>
          <table:table-cell office:value-type="float" office:value="-0.93875003" calcext:value-type="float">
            <text:p>-0.93875003</text:p>
          </table:table-cell>
        </table:table-row>
        <table:table-row table:style-name="ro1">
          <table:table-cell office:value-type="float" office:value="-2.3377199" calcext:value-type="float">
            <text:p>-2.3377199</text:p>
          </table:table-cell>
          <table:table-cell office:value-type="float" office:value="-2.1912301" calcext:value-type="float">
            <text:p>-2.1912301</text:p>
          </table:table-cell>
          <table:table-cell office:value-type="float" office:value="-2.0880799" calcext:value-type="float">
            <text:p>-2.0880799</text:p>
          </table:table-cell>
          <table:table-cell office:value-type="float" office:value="-1.97974" calcext:value-type="float">
            <text:p>-1.97974</text:p>
          </table:table-cell>
          <table:table-cell office:value-type="float" office:value="-1.88177" calcext:value-type="float">
            <text:p>-1.88177</text:p>
          </table:table-cell>
          <table:table-cell office:value-type="float" office:value="-1.78289" calcext:value-type="float">
            <text:p>-1.78289</text:p>
          </table:table-cell>
          <table:table-cell office:value-type="float" office:value="-1.69103" calcext:value-type="float">
            <text:p>-1.69103</text:p>
          </table:table-cell>
          <table:table-cell office:value-type="float" office:value="-1.59062" calcext:value-type="float">
            <text:p>-1.59062</text:p>
          </table:table-cell>
          <table:table-cell office:value-type="float" office:value="-1.48778" calcext:value-type="float">
            <text:p>-1.48778</text:p>
          </table:table-cell>
          <table:table-cell office:value-type="float" office:value="-1.39439" calcext:value-type="float">
            <text:p>-1.39439</text:p>
          </table:table-cell>
          <table:table-cell office:value-type="float" office:value="-1.29917" calcext:value-type="float">
            <text:p>-1.29917</text:p>
          </table:table-cell>
          <table:table-cell office:value-type="float" office:value="-1.2045701" calcext:value-type="float">
            <text:p>-1.2045701</text:p>
          </table:table-cell>
          <table:table-cell office:value-type="float" office:value="-1.11057" calcext:value-type="float">
            <text:p>-1.11057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3813998" calcext:value-type="float">
            <text:p>-0.93813998</text:p>
          </table:table-cell>
        </table:table-row>
        <table:table-row table:style-name="ro1">
          <table:table-cell office:value-type="float" office:value="-2.33711" calcext:value-type="float">
            <text:p>-2.33711</text:p>
          </table:table-cell>
          <table:table-cell office:value-type="float" office:value="-2.1906199" calcext:value-type="float">
            <text:p>-2.1906199</text:p>
          </table:table-cell>
          <table:table-cell office:value-type="float" office:value="-2.0874701" calcext:value-type="float">
            <text:p>-2.0874701</text:p>
          </table:table-cell>
          <table:table-cell office:value-type="float" office:value="-1.97913" calcext:value-type="float">
            <text:p>-1.97913</text:p>
          </table:table-cell>
          <table:table-cell office:value-type="float" office:value="-1.88116" calcext:value-type="float">
            <text:p>-1.88116</text:p>
          </table:table-cell>
          <table:table-cell office:value-type="float" office:value="-1.78228" calcext:value-type="float">
            <text:p>-1.78228</text:p>
          </table:table-cell>
          <table:table-cell office:value-type="float" office:value="-1.69042" calcext:value-type="float">
            <text:p>-1.69042</text:p>
          </table:table-cell>
          <table:table-cell office:value-type="float" office:value="-1.59001" calcext:value-type="float">
            <text:p>-1.59001</text:p>
          </table:table-cell>
          <table:table-cell office:value-type="float" office:value="-1.48717" calcext:value-type="float">
            <text:p>-1.48717</text:p>
          </table:table-cell>
          <table:table-cell office:value-type="float" office:value="-1.39378" calcext:value-type="float">
            <text:p>-1.39378</text:p>
          </table:table-cell>
          <table:table-cell office:value-type="float" office:value="-1.29856" calcext:value-type="float">
            <text:p>-1.29856</text:p>
          </table:table-cell>
          <table:table-cell office:value-type="float" office:value="-1.2039599" calcext:value-type="float">
            <text:p>-1.2039599</text:p>
          </table:table-cell>
          <table:table-cell office:value-type="float" office:value="-1.10996" calcext:value-type="float">
            <text:p>-1.10996</text:p>
          </table:table-cell>
          <table:table-cell office:value-type="float" office:value="-1.02939" calcext:value-type="float">
            <text:p>-1.02939</text:p>
          </table:table-cell>
          <table:table-cell office:value-type="float" office:value="-0.93752998" calcext:value-type="float">
            <text:p>-0.93752998</text:p>
          </table:table-cell>
        </table:table-row>
        <table:table-row table:style-name="ro1">
          <table:table-cell office:value-type="float" office:value="-2.3364999" calcext:value-type="float">
            <text:p>-2.3364999</text:p>
          </table:table-cell>
          <table:table-cell office:value-type="float" office:value="-2.1900101" calcext:value-type="float">
            <text:p>-2.1900101</text:p>
          </table:table-cell>
          <table:table-cell office:value-type="float" office:value="-2.0868599" calcext:value-type="float">
            <text:p>-2.0868599</text:p>
          </table:table-cell>
          <table:table-cell office:value-type="float" office:value="-1.97851" calcext:value-type="float">
            <text:p>-1.97851</text:p>
          </table:table-cell>
          <table:table-cell office:value-type="float" office:value="-1.88055" calcext:value-type="float">
            <text:p>-1.88055</text:p>
          </table:table-cell>
          <table:table-cell office:value-type="float" office:value="-1.78167" calcext:value-type="float">
            <text:p>-1.78167</text:p>
          </table:table-cell>
          <table:table-cell office:value-type="float" office:value="-1.68981" calcext:value-type="float">
            <text:p>-1.68981</text:p>
          </table:table-cell>
          <table:table-cell office:value-type="float" office:value="-1.5894001" calcext:value-type="float">
            <text:p>-1.5894001</text:p>
          </table:table-cell>
          <table:table-cell office:value-type="float" office:value="-1.48656" calcext:value-type="float">
            <text:p>-1.48656</text:p>
          </table:table-cell>
          <table:table-cell office:value-type="float" office:value="-1.39317" calcext:value-type="float">
            <text:p>-1.39317</text:p>
          </table:table-cell>
          <table:table-cell office:value-type="float" office:value="-1.29795" calcext:value-type="float">
            <text:p>-1.29795</text:p>
          </table:table-cell>
          <table:table-cell office:value-type="float" office:value="-1.2033401" calcext:value-type="float">
            <text:p>-1.2033401</text:p>
          </table:table-cell>
          <table:table-cell office:value-type="float" office:value="-1.10935" calcext:value-type="float">
            <text:p>-1.10935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-0.93691999" calcext:value-type="float">
            <text:p>-0.93691999</text:p>
          </table:table-cell>
        </table:table-row>
        <table:table-row table:style-name="ro1">
          <table:table-cell office:value-type="float" office:value="-2.3358901" calcext:value-type="float">
            <text:p>-2.3358901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2.0862501" calcext:value-type="float">
            <text:p>-2.0862501</text:p>
          </table:table-cell>
          <table:table-cell office:value-type="float" office:value="-1.9779" calcext:value-type="float">
            <text:p>-1.9779</text:p>
          </table:table-cell>
          <table:table-cell office:value-type="float" office:value="-1.87994" calcext:value-type="float">
            <text:p>-1.87994</text:p>
          </table:table-cell>
          <table:table-cell office:value-type="float" office:value="-1.78106" calcext:value-type="float">
            <text:p>-1.78106</text:p>
          </table:table-cell>
          <table:table-cell office:value-type="float" office:value="-1.6892" calcext:value-type="float">
            <text:p>-1.6892</text:p>
          </table:table-cell>
          <table:table-cell office:value-type="float" office:value="-1.5887901" calcext:value-type="float">
            <text:p>-1.5887901</text:p>
          </table:table-cell>
          <table:table-cell office:value-type="float" office:value="-1.48625" calcext:value-type="float">
            <text:p>-1.48625</text:p>
          </table:table-cell>
          <table:table-cell office:value-type="float" office:value="-1.39256" calcext:value-type="float">
            <text:p>-1.39256</text:p>
          </table:table-cell>
          <table:table-cell office:value-type="float" office:value="-1.29734" calcext:value-type="float">
            <text:p>-1.29734</text:p>
          </table:table-cell>
          <table:table-cell office:value-type="float" office:value="-1.2027299" calcext:value-type="float">
            <text:p>-1.2027299</text:p>
          </table:table-cell>
          <table:table-cell office:value-type="float" office:value="-1.10874" calcext:value-type="float">
            <text:p>-1.10874</text:p>
          </table:table-cell>
          <table:table-cell office:value-type="float" office:value="-1.02817" calcext:value-type="float">
            <text:p>-1.02817</text:p>
          </table:table-cell>
          <table:table-cell office:value-type="float" office:value="-0.93630999" calcext:value-type="float">
            <text:p>-0.93630999</text:p>
          </table:table-cell>
        </table:table-row>
        <table:table-row table:style-name="ro1">
          <table:table-cell office:value-type="float" office:value="-2.3352799" calcext:value-type="float">
            <text:p>-2.3352799</text:p>
          </table:table-cell>
          <table:table-cell office:value-type="float" office:value="-2.1887901" calcext:value-type="float">
            <text:p>-2.1887901</text:p>
          </table:table-cell>
          <table:table-cell office:value-type="float" office:value="-2.0856299" calcext:value-type="float">
            <text:p>-2.0856299</text:p>
          </table:table-cell>
          <table:table-cell office:value-type="float" office:value="-1.97729" calcext:value-type="float">
            <text:p>-1.97729</text:p>
          </table:table-cell>
          <table:table-cell office:value-type="float" office:value="-1.87933" calcext:value-type="float">
            <text:p>-1.87933</text:p>
          </table:table-cell>
          <table:table-cell office:value-type="float" office:value="-1.78045" calcext:value-type="float">
            <text:p>-1.78045</text:p>
          </table:table-cell>
          <table:table-cell office:value-type="float" office:value="-1.68859" calcext:value-type="float">
            <text:p>-1.68859</text:p>
          </table:table-cell>
          <table:table-cell office:value-type="float" office:value="-1.5881799" calcext:value-type="float">
            <text:p>-1.5881799</text:p>
          </table:table-cell>
          <table:table-cell office:value-type="float" office:value="-1.48564" calcext:value-type="float">
            <text:p>-1.48564</text:p>
          </table:table-cell>
          <table:table-cell office:value-type="float" office:value="-1.39195" calcext:value-type="float">
            <text:p>-1.39195</text:p>
          </table:table-cell>
          <table:table-cell office:value-type="float" office:value="-1.29673" calcext:value-type="float">
            <text:p>-1.29673</text:p>
          </table:table-cell>
          <table:table-cell office:value-type="float" office:value="-1.2021199" calcext:value-type="float">
            <text:p>-1.2021199</text:p>
          </table:table-cell>
          <table:table-cell office:value-type="float" office:value="-1.10813" calcext:value-type="float">
            <text:p>-1.10813</text:p>
          </table:table-cell>
          <table:table-cell office:value-type="float" office:value="-1.0272501" calcext:value-type="float">
            <text:p>-1.0272501</text:p>
          </table:table-cell>
          <table:table-cell office:value-type="float" office:value="-0.9357" calcext:value-type="float">
            <text:p>-0.9357</text:p>
          </table:table-cell>
        </table:table-row>
        <table:table-row table:style-name="ro1">
          <table:table-cell office:value-type="float" office:value="-2.3346701" calcext:value-type="float">
            <text:p>-2.3346701</text:p>
          </table:table-cell>
          <table:table-cell office:value-type="float" office:value="-2.18818" calcext:value-type="float">
            <text:p>-2.18818</text:p>
          </table:table-cell>
          <table:table-cell office:value-type="float" office:value="-2.0850201" calcext:value-type="float">
            <text:p>-2.0850201</text:p>
          </table:table-cell>
          <table:table-cell office:value-type="float" office:value="-1.97668" calcext:value-type="float">
            <text:p>-1.97668</text:p>
          </table:table-cell>
          <table:table-cell office:value-type="float" office:value="-1.87872" calcext:value-type="float">
            <text:p>-1.87872</text:p>
          </table:table-cell>
          <table:table-cell office:value-type="float" office:value="-1.77953" calcext:value-type="float">
            <text:p>-1.77953</text:p>
          </table:table-cell>
          <table:table-cell office:value-type="float" office:value="-1.6879801" calcext:value-type="float">
            <text:p>-1.6879801</text:p>
          </table:table-cell>
          <table:table-cell office:value-type="float" office:value="-1.58757" calcext:value-type="float">
            <text:p>-1.58757</text:p>
          </table:table-cell>
          <table:table-cell office:value-type="float" office:value="-1.4850301" calcext:value-type="float">
            <text:p>-1.4850301</text:p>
          </table:table-cell>
          <table:table-cell office:value-type="float" office:value="-1.39134" calcext:value-type="float">
            <text:p>-1.39134</text:p>
          </table:table-cell>
          <table:table-cell office:value-type="float" office:value="-1.29612" calcext:value-type="float">
            <text:p>-1.29612</text:p>
          </table:table-cell>
          <table:table-cell office:value-type="float" office:value="-1.20151" calcext:value-type="float">
            <text:p>-1.20151</text:p>
          </table:table-cell>
          <table:table-cell office:value-type="float" office:value="-1.10721" calcext:value-type="float">
            <text:p>-1.10721</text:p>
          </table:table-cell>
          <table:table-cell office:value-type="float" office:value="-1.02634" calcext:value-type="float">
            <text:p>-1.02634</text:p>
          </table:table-cell>
          <table:table-cell office:value-type="float" office:value="-0.93509001" calcext:value-type="float">
            <text:p>-0.93509001</text:p>
          </table:table-cell>
        </table:table-row>
        <table:table-row table:style-name="ro1">
          <table:table-cell office:value-type="float" office:value="-2.33406" calcext:value-type="float">
            <text:p>-2.33406</text:p>
          </table:table-cell>
          <table:table-cell office:value-type="float" office:value="-2.1875701" calcext:value-type="float">
            <text:p>-2.1875701</text:p>
          </table:table-cell>
          <table:table-cell office:value-type="float" office:value="-2.08441" calcext:value-type="float">
            <text:p>-2.08441</text:p>
          </table:table-cell>
          <table:table-cell office:value-type="float" office:value="-1.97577" calcext:value-type="float">
            <text:p>-1.97577</text:p>
          </table:table-cell>
          <table:table-cell office:value-type="float" office:value="-1.8781101" calcext:value-type="float">
            <text:p>-1.8781101</text:p>
          </table:table-cell>
          <table:table-cell office:value-type="float" office:value="-1.77862" calcext:value-type="float">
            <text:p>-1.77862</text:p>
          </table:table-cell>
          <table:table-cell office:value-type="float" office:value="-1.6873699" calcext:value-type="float">
            <text:p>-1.6873699</text:p>
          </table:table-cell>
          <table:table-cell office:value-type="float" office:value="-1.58696" calcext:value-type="float">
            <text:p>-1.58696</text:p>
          </table:table-cell>
          <table:table-cell office:value-type="float" office:value="-1.48412" calcext:value-type="float">
            <text:p>-1.48412</text:p>
          </table:table-cell>
          <table:table-cell office:value-type="float" office:value="-1.39073" calcext:value-type="float">
            <text:p>-1.39073</text:p>
          </table:table-cell>
          <table:table-cell office:value-type="float" office:value="-1.2955101" calcext:value-type="float">
            <text:p>-1.2955101</text:p>
          </table:table-cell>
          <table:table-cell office:value-type="float" office:value="-1.2009" calcext:value-type="float">
            <text:p>-1.2009</text:p>
          </table:table-cell>
          <table:table-cell office:value-type="float" office:value="-1.1063" calcext:value-type="float">
            <text:p>-1.1063</text:p>
          </table:table-cell>
          <table:table-cell office:value-type="float" office:value="-1.02573" calcext:value-type="float">
            <text:p>-1.02573</text:p>
          </table:table-cell>
          <table:table-cell office:value-type="float" office:value="-0.93448001" calcext:value-type="float">
            <text:p>-0.93448001</text:p>
          </table:table-cell>
        </table:table-row>
        <table:table-row table:style-name="ro1">
          <table:table-cell office:value-type="float" office:value="-2.3334501" calcext:value-type="float">
            <text:p>-2.3334501</text:p>
          </table:table-cell>
          <table:table-cell office:value-type="float" office:value="-2.18696" calcext:value-type="float">
            <text:p>-2.18696</text:p>
          </table:table-cell>
          <table:table-cell office:value-type="float" office:value="-2.0838001" calcext:value-type="float">
            <text:p>-2.0838001</text:p>
          </table:table-cell>
          <table:table-cell office:value-type="float" office:value="-1.97516" calcext:value-type="float">
            <text:p>-1.97516</text:p>
          </table:table-cell>
          <table:table-cell office:value-type="float" office:value="-1.8775001" calcext:value-type="float">
            <text:p>-1.8775001</text:p>
          </table:table-cell>
          <table:table-cell office:value-type="float" office:value="-1.77801" calcext:value-type="float">
            <text:p>-1.77801</text:p>
          </table:table-cell>
          <table:table-cell office:value-type="float" office:value="-1.68645" calcext:value-type="float">
            <text:p>-1.68645</text:p>
          </table:table-cell>
          <table:table-cell office:value-type="float" office:value="-1.58635" calcext:value-type="float">
            <text:p>-1.58635</text:p>
          </table:table-cell>
          <table:table-cell office:value-type="float" office:value="-1.4832" calcext:value-type="float">
            <text:p>-1.4832</text:p>
          </table:table-cell>
          <table:table-cell office:value-type="float" office:value="-1.39012" calcext:value-type="float">
            <text:p>-1.39012</text:p>
          </table:table-cell>
          <table:table-cell office:value-type="float" office:value="-1.2948999" calcext:value-type="float">
            <text:p>-1.2948999</text:p>
          </table:table-cell>
          <table:table-cell office:value-type="float" office:value="-1.20029" calcext:value-type="float">
            <text:p>-1.20029</text:p>
          </table:table-cell>
          <table:table-cell office:value-type="float" office:value="-1.10569" calcext:value-type="float">
            <text:p>-1.10569</text:p>
          </table:table-cell>
          <table:table-cell office:value-type="float" office:value="-1.02512" calcext:value-type="float">
            <text:p>-1.02512</text:p>
          </table:table-cell>
          <table:table-cell office:value-type="float" office:value="-0.93387002" calcext:value-type="float">
            <text:p>-0.93387002</text:p>
          </table:table-cell>
        </table:table-row>
        <table:table-row table:style-name="ro1">
          <table:table-cell office:value-type="float" office:value="-2.33283" calcext:value-type="float">
            <text:p>-2.33283</text:p>
          </table:table-cell>
          <table:table-cell office:value-type="float" office:value="-2.1863501" calcext:value-type="float">
            <text:p>-2.1863501</text:p>
          </table:table-cell>
          <table:table-cell office:value-type="float" office:value="-2.08289" calcext:value-type="float">
            <text:p>-2.08289</text:p>
          </table:table-cell>
          <table:table-cell office:value-type="float" office:value="-1.97455" calcext:value-type="float">
            <text:p>-1.97455</text:p>
          </table:table-cell>
          <table:table-cell office:value-type="float" office:value="-1.8768899" calcext:value-type="float">
            <text:p>-1.8768899</text:p>
          </table:table-cell>
          <table:table-cell office:value-type="float" office:value="-1.7774" calcext:value-type="float">
            <text:p>-1.7774</text:p>
          </table:table-cell>
          <table:table-cell office:value-type="float" office:value="-1.68584" calcext:value-type="float">
            <text:p>-1.68584</text:p>
          </table:table-cell>
          <table:table-cell office:value-type="float" office:value="-1.58574" calcext:value-type="float">
            <text:p>-1.58574</text:p>
          </table:table-cell>
          <table:table-cell office:value-type="float" office:value="-1.48289" calcext:value-type="float">
            <text:p>-1.48289</text:p>
          </table:table-cell>
          <table:table-cell office:value-type="float" office:value="-1.38951" calcext:value-type="float">
            <text:p>-1.38951</text:p>
          </table:table-cell>
          <table:table-cell office:value-type="float" office:value="-1.2942899" calcext:value-type="float">
            <text:p>-1.2942899</text:p>
          </table:table-cell>
          <table:table-cell office:value-type="float" office:value="-1.19968" calcext:value-type="float">
            <text:p>-1.19968</text:p>
          </table:table-cell>
          <table:table-cell office:value-type="float" office:value="-1.10508" calcext:value-type="float">
            <text:p>-1.10508</text:p>
          </table:table-cell>
          <table:table-cell office:value-type="float" office:value="-1.02451" calcext:value-type="float">
            <text:p>-1.02451</text:p>
          </table:table-cell>
          <table:table-cell office:value-type="float" office:value="-0.93295002" calcext:value-type="float">
            <text:p>-0.93295002</text:p>
          </table:table-cell>
        </table:table-row>
        <table:table-row table:style-name="ro1">
          <table:table-cell office:value-type="float" office:value="-2.3322201" calcext:value-type="float">
            <text:p>-2.3322201</text:p>
          </table:table-cell>
          <table:table-cell office:value-type="float" office:value="-2.18574" calcext:value-type="float">
            <text:p>-2.18574</text:p>
          </table:table-cell>
          <table:table-cell office:value-type="float" office:value="-2.0825801" calcext:value-type="float">
            <text:p>-2.0825801</text:p>
          </table:table-cell>
          <table:table-cell office:value-type="float" office:value="-1.97363" calcext:value-type="float">
            <text:p>-1.97363</text:p>
          </table:table-cell>
          <table:table-cell office:value-type="float" office:value="-1.87628" calcext:value-type="float">
            <text:p>-1.87628</text:p>
          </table:table-cell>
          <table:table-cell office:value-type="float" office:value="-1.77679" calcext:value-type="float">
            <text:p>-1.77679</text:p>
          </table:table-cell>
          <table:table-cell office:value-type="float" office:value="-1.68523" calcext:value-type="float">
            <text:p>-1.68523</text:p>
          </table:table-cell>
          <table:table-cell office:value-type="float" office:value="-1.58483" calcext:value-type="float">
            <text:p>-1.58483</text:p>
          </table:table-cell>
          <table:table-cell office:value-type="float" office:value="-1.48228" calcext:value-type="float">
            <text:p>-1.48228</text:p>
          </table:table-cell>
          <table:table-cell office:value-type="float" office:value="-1.3889" calcext:value-type="float">
            <text:p>-1.3889</text:p>
          </table:table-cell>
          <table:table-cell office:value-type="float" office:value="-1.29368" calcext:value-type="float">
            <text:p>-1.29368</text:p>
          </table:table-cell>
          <table:table-cell office:value-type="float" office:value="-1.19907" calcext:value-type="float">
            <text:p>-1.19907</text:p>
          </table:table-cell>
          <table:table-cell office:value-type="float" office:value="-1.10446" calcext:value-type="float">
            <text:p>-1.10446</text:p>
          </table:table-cell>
          <table:table-cell office:value-type="float" office:value="-1.0239" calcext:value-type="float">
            <text:p>-1.0239</text:p>
          </table:table-cell>
          <table:table-cell office:value-type="float" office:value="-0.93234003" calcext:value-type="float">
            <text:p>-0.93234003</text:p>
          </table:table-cell>
        </table:table-row>
        <table:table-row table:style-name="ro1">
          <table:table-cell office:value-type="float" office:value="-2.33161" calcext:value-type="float">
            <text:p>-2.33161</text:p>
          </table:table-cell>
          <table:table-cell office:value-type="float" office:value="-2.1851299" calcext:value-type="float">
            <text:p>-2.1851299</text:p>
          </table:table-cell>
          <table:table-cell office:value-type="float" office:value="-2.08197" calcext:value-type="float">
            <text:p>-2.08197</text:p>
          </table:table-cell>
          <table:table-cell office:value-type="float" office:value="-1.97272" calcext:value-type="float">
            <text:p>-1.97272</text:p>
          </table:table-cell>
          <table:table-cell office:value-type="float" office:value="-1.87567" calcext:value-type="float">
            <text:p>-1.87567</text:p>
          </table:table-cell>
          <table:table-cell office:value-type="float" office:value="-1.77618" calcext:value-type="float">
            <text:p>-1.77618</text:p>
          </table:table-cell>
          <table:table-cell office:value-type="float" office:value="-1.68462" calcext:value-type="float">
            <text:p>-1.68462</text:p>
          </table:table-cell>
          <table:table-cell office:value-type="float" office:value="-1.5842201" calcext:value-type="float">
            <text:p>-1.5842201</text:p>
          </table:table-cell>
          <table:table-cell office:value-type="float" office:value="-1.48167" calcext:value-type="float">
            <text:p>-1.48167</text:p>
          </table:table-cell>
          <table:table-cell office:value-type="float" office:value="-1.38829" calcext:value-type="float">
            <text:p>-1.38829</text:p>
          </table:table-cell>
          <table:table-cell office:value-type="float" office:value="-1.29276" calcext:value-type="float">
            <text:p>-1.29276</text:p>
          </table:table-cell>
          <table:table-cell office:value-type="float" office:value="-1.19846" calcext:value-type="float">
            <text:p>-1.19846</text:p>
          </table:table-cell>
          <table:table-cell office:value-type="float" office:value="-1.10385" calcext:value-type="float">
            <text:p>-1.10385</text:p>
          </table:table-cell>
          <table:table-cell office:value-type="float" office:value="-1.02329" calcext:value-type="float">
            <text:p>-1.02329</text:p>
          </table:table-cell>
          <table:table-cell office:value-type="float" office:value="-0.93172997" calcext:value-type="float">
            <text:p>-0.93172997</text:p>
          </table:table-cell>
        </table:table-row>
        <table:table-row table:style-name="ro1">
          <table:table-cell office:value-type="float" office:value="-2.3310001" calcext:value-type="float">
            <text:p>-2.3310001</text:p>
          </table:table-cell>
          <table:table-cell office:value-type="float" office:value="-2.18451" calcext:value-type="float">
            <text:p>-2.18451</text:p>
          </table:table-cell>
          <table:table-cell office:value-type="float" office:value="-2.0810599" calcext:value-type="float">
            <text:p>-2.0810599</text:p>
          </table:table-cell>
          <table:table-cell office:value-type="float" office:value="-1.97211" calcext:value-type="float">
            <text:p>-1.97211</text:p>
          </table:table-cell>
          <table:table-cell office:value-type="float" office:value="-1.87506" calcext:value-type="float">
            <text:p>-1.87506</text:p>
          </table:table-cell>
          <table:table-cell office:value-type="float" office:value="-1.77557" calcext:value-type="float">
            <text:p>-1.77557</text:p>
          </table:table-cell>
          <table:table-cell office:value-type="float" office:value="-1.68401" calcext:value-type="float">
            <text:p>-1.68401</text:p>
          </table:table-cell>
          <table:table-cell office:value-type="float" office:value="-1.5836101" calcext:value-type="float">
            <text:p>-1.5836101</text:p>
          </table:table-cell>
          <table:table-cell office:value-type="float" office:value="-1.48106" calcext:value-type="float">
            <text:p>-1.48106</text:p>
          </table:table-cell>
          <table:table-cell office:value-type="float" office:value="-1.3876801" calcext:value-type="float">
            <text:p>-1.3876801</text:p>
          </table:table-cell>
          <table:table-cell office:value-type="float" office:value="-1.29215" calcext:value-type="float">
            <text:p>-1.29215</text:p>
          </table:table-cell>
          <table:table-cell office:value-type="float" office:value="-1.19785" calcext:value-type="float">
            <text:p>-1.19785</text:p>
          </table:table-cell>
          <table:table-cell office:value-type="float" office:value="-1.10324" calcext:value-type="float">
            <text:p>-1.10324</text:p>
          </table:table-cell>
          <table:table-cell office:value-type="float" office:value="-1.02268" calcext:value-type="float">
            <text:p>-1.02268</text:p>
          </table:table-cell>
          <table:table-cell office:value-type="float" office:value="-0.93111998" calcext:value-type="float">
            <text:p>-0.93111998</text:p>
          </table:table-cell>
        </table:table-row>
        <table:table-row table:style-name="ro1">
          <table:table-cell office:value-type="float" office:value="-2.33039" calcext:value-type="float">
            <text:p>-2.33039</text:p>
          </table:table-cell>
          <table:table-cell office:value-type="float" office:value="-2.1839001" calcext:value-type="float">
            <text:p>-2.1839001</text:p>
          </table:table-cell>
          <table:table-cell office:value-type="float" office:value="-2.08075" calcext:value-type="float">
            <text:p>-2.08075</text:p>
          </table:table-cell>
          <table:table-cell office:value-type="float" office:value="-1.9715" calcext:value-type="float">
            <text:p>-1.9715</text:p>
          </table:table-cell>
          <table:table-cell office:value-type="float" office:value="-1.87445" calcext:value-type="float">
            <text:p>-1.87445</text:p>
          </table:table-cell>
          <table:table-cell office:value-type="float" office:value="-1.77496" calcext:value-type="float">
            <text:p>-1.77496</text:p>
          </table:table-cell>
          <table:table-cell office:value-type="float" office:value="-1.6834" calcext:value-type="float">
            <text:p>-1.6834</text:p>
          </table:table-cell>
          <table:table-cell office:value-type="float" office:value="-1.5829999" calcext:value-type="float">
            <text:p>-1.5829999</text:p>
          </table:table-cell>
          <table:table-cell office:value-type="float" office:value="-1.48045" calcext:value-type="float">
            <text:p>-1.48045</text:p>
          </table:table-cell>
          <table:table-cell office:value-type="float" office:value="-1.3870699" calcext:value-type="float">
            <text:p>-1.3870699</text:p>
          </table:table-cell>
          <table:table-cell office:value-type="float" office:value="-1.29154" calcext:value-type="float">
            <text:p>-1.29154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10263" calcext:value-type="float">
            <text:p>-1.10263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0.93019998" calcext:value-type="float">
            <text:p>-0.93019998</text:p>
          </table:table-cell>
        </table:table-row>
        <table:table-row table:style-name="ro1">
          <table:table-cell office:value-type="float" office:value="-2.3297801" calcext:value-type="float">
            <text:p>-2.3297801</text:p>
          </table:table-cell>
          <table:table-cell office:value-type="float" office:value="-2.18329" calcext:value-type="float">
            <text:p>-2.18329</text:p>
          </table:table-cell>
          <table:table-cell office:value-type="float" office:value="-2.0801401" calcext:value-type="float">
            <text:p>-2.0801401</text:p>
          </table:table-cell>
          <table:table-cell office:value-type="float" office:value="-1.97089" calcext:value-type="float">
            <text:p>-1.97089</text:p>
          </table:table-cell>
          <table:table-cell office:value-type="float" office:value="-1.87384" calcext:value-type="float">
            <text:p>-1.87384</text:p>
          </table:table-cell>
          <table:table-cell office:value-type="float" office:value="-1.77435" calcext:value-type="float">
            <text:p>-1.77435</text:p>
          </table:table-cell>
          <table:table-cell office:value-type="float" office:value="-1.68279" calcext:value-type="float">
            <text:p>-1.68279</text:p>
          </table:table-cell>
          <table:table-cell office:value-type="float" office:value="-1.5823801" calcext:value-type="float">
            <text:p>-1.5823801</text:p>
          </table:table-cell>
          <table:table-cell office:value-type="float" office:value="-1.47984" calcext:value-type="float">
            <text:p>-1.47984</text:p>
          </table:table-cell>
          <table:table-cell office:value-type="float" office:value="-1.3864599" calcext:value-type="float">
            <text:p>-1.3864599</text:p>
          </table:table-cell>
          <table:table-cell office:value-type="float" office:value="-1.29093" calcext:value-type="float">
            <text:p>-1.29093</text:p>
          </table:table-cell>
          <table:table-cell office:value-type="float" office:value="-1.19663" calcext:value-type="float">
            <text:p>-1.19663</text:p>
          </table:table-cell>
          <table:table-cell office:value-type="float" office:value="-1.10202" calcext:value-type="float">
            <text:p>-1.10202</text:p>
          </table:table-cell>
          <table:table-cell office:value-type="float" office:value="-1.02145" calcext:value-type="float">
            <text:p>-1.02145</text:p>
          </table:table-cell>
          <table:table-cell office:value-type="float" office:value="-0.92958999" calcext:value-type="float">
            <text:p>-0.92958999</text:p>
          </table:table-cell>
        </table:table-row>
        <table:table-row table:style-name="ro1">
          <table:table-cell office:value-type="float" office:value="-2.32917" calcext:value-type="float">
            <text:p>-2.32917</text:p>
          </table:table-cell>
          <table:table-cell office:value-type="float" office:value="-2.1826799" calcext:value-type="float">
            <text:p>-2.1826799</text:p>
          </table:table-cell>
          <table:table-cell office:value-type="float" office:value="-2.0792301" calcext:value-type="float">
            <text:p>-2.0792301</text:p>
          </table:table-cell>
          <table:table-cell office:value-type="float" office:value="-1.96997" calcext:value-type="float">
            <text:p>-1.96997</text:p>
          </table:table-cell>
          <table:table-cell office:value-type="float" office:value="-1.87323" calcext:value-type="float">
            <text:p>-1.87323</text:p>
          </table:table-cell>
          <table:table-cell office:value-type="float" office:value="-1.77343" calcext:value-type="float">
            <text:p>-1.77343</text:p>
          </table:table-cell>
          <table:table-cell office:value-type="float" office:value="-1.68218" calcext:value-type="float">
            <text:p>-1.68218</text:p>
          </table:table-cell>
          <table:table-cell office:value-type="float" office:value="-1.5817699" calcext:value-type="float">
            <text:p>-1.5817699</text:p>
          </table:table-cell>
          <table:table-cell office:value-type="float" office:value="-1.47923" calcext:value-type="float">
            <text:p>-1.47923</text:p>
          </table:table-cell>
          <table:table-cell office:value-type="float" office:value="-1.38585" calcext:value-type="float">
            <text:p>-1.38585</text:p>
          </table:table-cell>
          <table:table-cell office:value-type="float" office:value="-1.29032" calcext:value-type="float">
            <text:p>-1.29032</text:p>
          </table:table-cell>
          <table:table-cell office:value-type="float" office:value="-1.19602" calcext:value-type="float">
            <text:p>-1.19602</text:p>
          </table:table-cell>
          <table:table-cell office:value-type="float" office:value="-1.10141" calcext:value-type="float">
            <text:p>-1.10141</text:p>
          </table:table-cell>
          <table:table-cell office:value-type="float" office:value="-1.02115" calcext:value-type="float">
            <text:p>-1.02115</text:p>
          </table:table-cell>
          <table:table-cell office:value-type="float" office:value="-0.92897999" calcext:value-type="float">
            <text:p>-0.92897999</text:p>
          </table:table-cell>
        </table:table-row>
        <table:table-row table:style-name="ro1">
          <table:table-cell office:value-type="float" office:value="-2.3285601" calcext:value-type="float">
            <text:p>-2.3285601</text:p>
          </table:table-cell>
          <table:table-cell office:value-type="float" office:value="-2.18207" calcext:value-type="float">
            <text:p>-2.18207</text:p>
          </table:table-cell>
          <table:table-cell office:value-type="float" office:value="-2.07862" calcext:value-type="float">
            <text:p>-2.07862</text:p>
          </table:table-cell>
          <table:table-cell office:value-type="float" office:value="-1.96936" calcext:value-type="float">
            <text:p>-1.96936</text:p>
          </table:table-cell>
          <table:table-cell office:value-type="float" office:value="-1.87262" calcext:value-type="float">
            <text:p>-1.87262</text:p>
          </table:table-cell>
          <table:table-cell office:value-type="float" office:value="-1.7725199" calcext:value-type="float">
            <text:p>-1.7725199</text:p>
          </table:table-cell>
          <table:table-cell office:value-type="float" office:value="-1.6815701" calcext:value-type="float">
            <text:p>-1.6815701</text:p>
          </table:table-cell>
          <table:table-cell office:value-type="float" office:value="-1.5811599" calcext:value-type="float">
            <text:p>-1.5811599</text:p>
          </table:table-cell>
          <table:table-cell office:value-type="float" office:value="-1.4786201" calcext:value-type="float">
            <text:p>-1.4786201</text:p>
          </table:table-cell>
          <table:table-cell office:value-type="float" office:value="-1.38524" calcext:value-type="float">
            <text:p>-1.38524</text:p>
          </table:table-cell>
          <table:table-cell office:value-type="float" office:value="-1.28971" calcext:value-type="float">
            <text:p>-1.28971</text:p>
          </table:table-cell>
          <table:table-cell office:value-type="float" office:value="-1.19541" calcext:value-type="float">
            <text:p>-1.19541</text:p>
          </table:table-cell>
          <table:table-cell office:value-type="float" office:value="-1.1008" calcext:value-type="float">
            <text:p>-1.1008</text:p>
          </table:table-cell>
          <table:table-cell office:value-type="float" office:value="-1.02054" calcext:value-type="float">
            <text:p>-1.02054</text:p>
          </table:table-cell>
          <table:table-cell office:value-type="float" office:value="-0.92837" calcext:value-type="float">
            <text:p>-0.92837</text:p>
          </table:table-cell>
        </table:table-row>
        <table:table-row table:style-name="ro1">
          <table:table-cell office:value-type="float" office:value="-2.32795" calcext:value-type="float">
            <text:p>-2.32795</text:p>
          </table:table-cell>
          <table:table-cell office:value-type="float" office:value="-2.1814599" calcext:value-type="float">
            <text:p>-2.1814599</text:p>
          </table:table-cell>
          <table:table-cell office:value-type="float" office:value="-2.0780101" calcext:value-type="float">
            <text:p>-2.0780101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-1.87201" calcext:value-type="float">
            <text:p>-1.87201</text:p>
          </table:table-cell>
          <table:table-cell office:value-type="float" office:value="-1.7719001" calcext:value-type="float">
            <text:p>-1.7719001</text:p>
          </table:table-cell>
          <table:table-cell office:value-type="float" office:value="-1.6809601" calcext:value-type="float">
            <text:p>-1.6809601</text:p>
          </table:table-cell>
          <table:table-cell office:value-type="float" office:value="-1.58055" calcext:value-type="float">
            <text:p>-1.58055</text:p>
          </table:table-cell>
          <table:table-cell office:value-type="float" office:value="-1.4780101" calcext:value-type="float">
            <text:p>-1.4780101</text:p>
          </table:table-cell>
          <table:table-cell office:value-type="float" office:value="-1.38462" calcext:value-type="float">
            <text:p>-1.38462</text:p>
          </table:table-cell>
          <table:table-cell office:value-type="float" office:value="-1.2891001" calcext:value-type="float">
            <text:p>-1.2891001</text:p>
          </table:table-cell>
          <table:table-cell office:value-type="float" office:value="-1.1948" calcext:value-type="float">
            <text:p>-1.1948</text:p>
          </table:table-cell>
          <table:table-cell office:value-type="float" office:value="-1.10019" calcext:value-type="float">
            <text:p>-1.10019</text:p>
          </table:table-cell>
          <table:table-cell office:value-type="float" office:value="-1.0196199" calcext:value-type="float">
            <text:p>-1.0196199</text:p>
          </table:table-cell>
          <table:table-cell office:value-type="float" office:value="-0.92776" calcext:value-type="float">
            <text:p>-0.92776</text:p>
          </table:table-cell>
        </table:table-row>
        <table:table-row table:style-name="ro1">
          <table:table-cell office:value-type="float" office:value="-2.32704" calcext:value-type="float">
            <text:p>-2.32704</text:p>
          </table:table-cell>
          <table:table-cell office:value-type="float" office:value="-2.18085" calcext:value-type="float">
            <text:p>-2.18085</text:p>
          </table:table-cell>
          <table:table-cell office:value-type="float" office:value="-2.07739" calcext:value-type="float">
            <text:p>-2.07739</text:p>
          </table:table-cell>
          <table:table-cell office:value-type="float" office:value="-1.96814" calcext:value-type="float">
            <text:p>-1.96814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-1.7712899" calcext:value-type="float">
            <text:p>-1.7712899</text:p>
          </table:table-cell>
          <table:table-cell office:value-type="float" office:value="-1.6803499" calcext:value-type="float">
            <text:p>-1.6803499</text:p>
          </table:table-cell>
          <table:table-cell office:value-type="float" office:value="-1.57994" calcext:value-type="float">
            <text:p>-1.57994</text:p>
          </table:table-cell>
          <table:table-cell office:value-type="float" office:value="-1.4773999" calcext:value-type="float">
            <text:p>-1.4773999</text:p>
          </table:table-cell>
          <table:table-cell office:value-type="float" office:value="-1.38401" calcext:value-type="float">
            <text:p>-1.38401</text:p>
          </table:table-cell>
          <table:table-cell office:value-type="float" office:value="-1.2884901" calcext:value-type="float">
            <text:p>-1.2884901</text:p>
          </table:table-cell>
          <table:table-cell office:value-type="float" office:value="-1.19419" calcext:value-type="float">
            <text:p>-1.19419</text:p>
          </table:table-cell>
          <table:table-cell office:value-type="float" office:value="-1.09958" calcext:value-type="float">
            <text:p>-1.09958</text:p>
          </table:table-cell>
          <table:table-cell office:value-type="float" office:value="-1.0190099" calcext:value-type="float">
            <text:p>-1.0190099</text:p>
          </table:table-cell>
          <table:table-cell office:value-type="float" office:value="-0.92715001" calcext:value-type="float">
            <text:p>-0.92715001</text:p>
          </table:table-cell>
        </table:table-row>
        <table:table-row table:style-name="ro1">
          <table:table-cell office:value-type="float" office:value="-2.3264301" calcext:value-type="float">
            <text:p>-2.3264301</text:p>
          </table:table-cell>
          <table:table-cell office:value-type="float" office:value="-2.1802399" calcext:value-type="float">
            <text:p>-2.1802399</text:p>
          </table:table-cell>
          <table:table-cell office:value-type="float" office:value="-2.0767801" calcext:value-type="float">
            <text:p>-2.0767801</text:p>
          </table:table-cell>
          <table:table-cell office:value-type="float" office:value="-1.9672199" calcext:value-type="float">
            <text:p>-1.9672199</text:p>
          </table:table-cell>
          <table:table-cell office:value-type="float" office:value="-1.8704799" calcext:value-type="float">
            <text:p>-1.8704799</text:p>
          </table:table-cell>
          <table:table-cell office:value-type="float" office:value="-1.77068" calcext:value-type="float">
            <text:p>-1.77068</text:p>
          </table:table-cell>
          <table:table-cell office:value-type="float" office:value="-1.67974" calcext:value-type="float">
            <text:p>-1.67974</text:p>
          </table:table-cell>
          <table:table-cell office:value-type="float" office:value="-1.57933" calcext:value-type="float">
            <text:p>-1.57933</text:p>
          </table:table-cell>
          <table:table-cell office:value-type="float" office:value="-1.47679" calcext:value-type="float">
            <text:p>-1.47679</text:p>
          </table:table-cell>
          <table:table-cell office:value-type="float" office:value="-1.3834" calcext:value-type="float">
            <text:p>-1.3834</text:p>
          </table:table-cell>
          <table:table-cell office:value-type="float" office:value="-1.2878799" calcext:value-type="float">
            <text:p>-1.2878799</text:p>
          </table:table-cell>
          <table:table-cell office:value-type="float" office:value="-1.19327" calcext:value-type="float">
            <text:p>-1.19327</text:p>
          </table:table-cell>
          <table:table-cell office:value-type="float" office:value="-1.09867" calcext:value-type="float">
            <text:p>-1.09867</text:p>
          </table:table-cell>
          <table:table-cell office:value-type="float" office:value="-1.0184" calcext:value-type="float">
            <text:p>-1.0184</text:p>
          </table:table-cell>
          <table:table-cell office:value-type="float" office:value="-0.92654002" calcext:value-type="float">
            <text:p>-0.92654002</text:p>
          </table:table-cell>
        </table:table-row>
        <table:table-row table:style-name="ro1">
          <table:table-cell office:value-type="float" office:value="-2.32582" calcext:value-type="float">
            <text:p>-2.32582</text:p>
          </table:table-cell>
          <table:table-cell office:value-type="float" office:value="-2.17963" calcext:value-type="float">
            <text:p>-2.17963</text:p>
          </table:table-cell>
          <table:table-cell office:value-type="float" office:value="-2.07617" calcext:value-type="float">
            <text:p>-2.07617</text:p>
          </table:table-cell>
          <table:table-cell office:value-type="float" office:value="-1.966" calcext:value-type="float">
            <text:p>-1.966</text:p>
          </table:table-cell>
          <table:table-cell office:value-type="float" office:value="-1.8698699" calcext:value-type="float">
            <text:p>-1.8698699</text:p>
          </table:table-cell>
          <table:table-cell office:value-type="float" office:value="-1.77007" calcext:value-type="float">
            <text:p>-1.77007</text:p>
          </table:table-cell>
          <table:table-cell office:value-type="float" office:value="-1.67913" calcext:value-type="float">
            <text:p>-1.67913</text:p>
          </table:table-cell>
          <table:table-cell office:value-type="float" office:value="-1.57872" calcext:value-type="float">
            <text:p>-1.57872</text:p>
          </table:table-cell>
          <table:table-cell office:value-type="float" office:value="-1.47618" calcext:value-type="float">
            <text:p>-1.47618</text:p>
          </table:table-cell>
          <table:table-cell office:value-type="float" office:value="-1.38279" calcext:value-type="float">
            <text:p>-1.38279</text:p>
          </table:table-cell>
          <table:table-cell office:value-type="float" office:value="-1.2872699" calcext:value-type="float">
            <text:p>-1.2872699</text:p>
          </table:table-cell>
          <table:table-cell office:value-type="float" office:value="-1.19236" calcext:value-type="float">
            <text:p>-1.19236</text:p>
          </table:table-cell>
          <table:table-cell office:value-type="float" office:value="-1.09806" calcext:value-type="float">
            <text:p>-1.09806</text:p>
          </table:table-cell>
          <table:table-cell office:value-type="float" office:value="-1.01779" calcext:value-type="float">
            <text:p>-1.01779</text:p>
          </table:table-cell>
          <table:table-cell office:value-type="float" office:value="-0.92562997" calcext:value-type="float">
            <text:p>-0.92562997</text:p>
          </table:table-cell>
        </table:table-row>
        <table:table-row table:style-name="ro1">
          <table:table-cell office:value-type="float" office:value="-2.3252101" calcext:value-type="float">
            <text:p>-2.3252101</text:p>
          </table:table-cell>
          <table:table-cell office:value-type="float" office:value="-2.1790199" calcext:value-type="float">
            <text:p>-2.1790199</text:p>
          </table:table-cell>
          <table:table-cell office:value-type="float" office:value="-2.0752599" calcext:value-type="float">
            <text:p>-2.0752599</text:p>
          </table:table-cell>
          <table:table-cell office:value-type="float" office:value="-1.96509" calcext:value-type="float">
            <text:p>-1.96509</text:p>
          </table:table-cell>
          <table:table-cell office:value-type="float" office:value="-1.86926" calcext:value-type="float">
            <text:p>-1.86926</text:p>
          </table:table-cell>
          <table:table-cell office:value-type="float" office:value="-1.76946" calcext:value-type="float">
            <text:p>-1.76946</text:p>
          </table:table-cell>
          <table:table-cell office:value-type="float" office:value="-1.67852" calcext:value-type="float">
            <text:p>-1.67852</text:p>
          </table:table-cell>
          <table:table-cell office:value-type="float" office:value="-1.57811" calcext:value-type="float">
            <text:p>-1.57811</text:p>
          </table:table-cell>
          <table:table-cell office:value-type="float" office:value="-1.47557" calcext:value-type="float">
            <text:p>-1.47557</text:p>
          </table:table-cell>
          <table:table-cell office:value-type="float" office:value="-1.38218" calcext:value-type="float">
            <text:p>-1.38218</text:p>
          </table:table-cell>
          <table:table-cell office:value-type="float" office:value="-1.28666" calcext:value-type="float">
            <text:p>-1.28666</text:p>
          </table:table-cell>
          <table:table-cell office:value-type="float" office:value="-1.19175" calcext:value-type="float">
            <text:p>-1.19175</text:p>
          </table:table-cell>
          <table:table-cell office:value-type="float" office:value="-1.09745" calcext:value-type="float">
            <text:p>-1.09745</text:p>
          </table:table-cell>
          <table:table-cell office:value-type="float" office:value="-1.01718" calcext:value-type="float">
            <text:p>-1.01718</text:p>
          </table:table-cell>
          <table:table-cell office:value-type="float" office:value="-0.92501998" calcext:value-type="float">
            <text:p>-0.92501998</text:p>
          </table:table-cell>
        </table:table-row>
        <table:table-row table:style-name="ro1">
          <table:table-cell office:value-type="float" office:value="-2.32459" calcext:value-type="float">
            <text:p>-2.32459</text:p>
          </table:table-cell>
          <table:table-cell office:value-type="float" office:value="-2.1784101" calcext:value-type="float">
            <text:p>-2.1784101</text:p>
          </table:table-cell>
          <table:table-cell office:value-type="float" office:value="-2.07465" calcext:value-type="float">
            <text:p>-2.07465</text:p>
          </table:table-cell>
          <table:table-cell office:value-type="float" office:value="-1.96448" calcext:value-type="float">
            <text:p>-1.96448</text:p>
          </table:table-cell>
          <table:table-cell office:value-type="float" office:value="-1.86865" calcext:value-type="float">
            <text:p>-1.86865</text:p>
          </table:table-cell>
          <table:table-cell office:value-type="float" office:value="-1.76885" calcext:value-type="float">
            <text:p>-1.76885</text:p>
          </table:table-cell>
          <table:table-cell office:value-type="float" office:value="-1.67791" calcext:value-type="float">
            <text:p>-1.67791</text:p>
          </table:table-cell>
          <table:table-cell office:value-type="float" office:value="-1.5775" calcext:value-type="float">
            <text:p>-1.5775</text:p>
          </table:table-cell>
          <table:table-cell office:value-type="float" office:value="-1.47496" calcext:value-type="float">
            <text:p>-1.47496</text:p>
          </table:table-cell>
          <table:table-cell office:value-type="float" office:value="-1.3812701" calcext:value-type="float">
            <text:p>-1.3812701</text:p>
          </table:table-cell>
          <table:table-cell office:value-type="float" office:value="-1.28605" calcext:value-type="float">
            <text:p>-1.28605</text:p>
          </table:table-cell>
          <table:table-cell office:value-type="float" office:value="-1.1911401" calcext:value-type="float">
            <text:p>-1.1911401</text:p>
          </table:table-cell>
          <table:table-cell office:value-type="float" office:value="-1.09684" calcext:value-type="float">
            <text:p>-1.09684</text:p>
          </table:table-cell>
          <table:table-cell office:value-type="float" office:value="-1.01657" calcext:value-type="float">
            <text:p>-1.01657</text:p>
          </table:table-cell>
          <table:table-cell office:value-type="float" office:value="-0.92440999" calcext:value-type="float">
            <text:p>-0.92440999</text:p>
          </table:table-cell>
        </table:table-row>
        <table:table-row table:style-name="ro1">
          <table:table-cell office:value-type="float" office:value="-2.3239801" calcext:value-type="float">
            <text:p>-2.3239801</text:p>
          </table:table-cell>
          <table:table-cell office:value-type="float" office:value="-2.1777999" calcext:value-type="float">
            <text:p>-2.1777999</text:p>
          </table:table-cell>
          <table:table-cell office:value-type="float" office:value="-2.07373" calcext:value-type="float">
            <text:p>-2.07373</text:p>
          </table:table-cell>
          <table:table-cell office:value-type="float" office:value="-1.96387" calcext:value-type="float">
            <text:p>-1.96387</text:p>
          </table:table-cell>
          <table:table-cell office:value-type="float" office:value="-1.86804" calcext:value-type="float">
            <text:p>-1.86804</text:p>
          </table:table-cell>
          <table:table-cell office:value-type="float" office:value="-1.76824" calcext:value-type="float">
            <text:p>-1.76824</text:p>
          </table:table-cell>
          <table:table-cell office:value-type="float" office:value="-1.6773" calcext:value-type="float">
            <text:p>-1.6773</text:p>
          </table:table-cell>
          <table:table-cell office:value-type="float" office:value="-1.57689" calcext:value-type="float">
            <text:p>-1.57689</text:p>
          </table:table-cell>
          <table:table-cell office:value-type="float" office:value="-1.47435" calcext:value-type="float">
            <text:p>-1.47435</text:p>
          </table:table-cell>
          <table:table-cell office:value-type="float" office:value="-1.3806601" calcext:value-type="float">
            <text:p>-1.3806601</text:p>
          </table:table-cell>
          <table:table-cell office:value-type="float" office:value="-1.28544" calcext:value-type="float">
            <text:p>-1.28544</text:p>
          </table:table-cell>
          <table:table-cell office:value-type="float" office:value="-1.19022" calcext:value-type="float">
            <text:p>-1.19022</text:p>
          </table:table-cell>
          <table:table-cell office:value-type="float" office:value="-1.09622" calcext:value-type="float">
            <text:p>-1.09622</text:p>
          </table:table-cell>
          <table:table-cell office:value-type="float" office:value="-1.01596" calcext:value-type="float">
            <text:p>-1.01596</text:p>
          </table:table-cell>
          <table:table-cell office:value-type="float" office:value="-0.92379999" calcext:value-type="float">
            <text:p>-0.92379999</text:p>
          </table:table-cell>
        </table:table-row>
        <table:table-row table:style-name="ro1">
          <table:table-cell office:value-type="float" office:value="-2.32337" calcext:value-type="float">
            <text:p>-2.32337</text:p>
          </table:table-cell>
          <table:table-cell office:value-type="float" office:value="-2.1771901" calcext:value-type="float">
            <text:p>-2.1771901</text:p>
          </table:table-cell>
          <table:table-cell office:value-type="float" office:value="-2.07038" calcext:value-type="float">
            <text:p>-2.07038</text:p>
          </table:table-cell>
          <table:table-cell office:value-type="float" office:value="-1.9632601" calcext:value-type="float">
            <text:p>-1.9632601</text:p>
          </table:table-cell>
          <table:table-cell office:value-type="float" office:value="-1.86743" calcext:value-type="float">
            <text:p>-1.86743</text:p>
          </table:table-cell>
          <table:table-cell office:value-type="float" office:value="-1.76763" calcext:value-type="float">
            <text:p>-1.76763</text:p>
          </table:table-cell>
          <table:table-cell office:value-type="float" office:value="-1.67669" calcext:value-type="float">
            <text:p>-1.67669</text:p>
          </table:table-cell>
          <table:table-cell office:value-type="float" office:value="-1.57628" calcext:value-type="float">
            <text:p>-1.57628</text:p>
          </table:table-cell>
          <table:table-cell office:value-type="float" office:value="-1.47374" calcext:value-type="float">
            <text:p>-1.47374</text:p>
          </table:table-cell>
          <table:table-cell office:value-type="float" office:value="-1.3800499" calcext:value-type="float">
            <text:p>-1.3800499</text:p>
          </table:table-cell>
          <table:table-cell office:value-type="float" office:value="-1.28483" calcext:value-type="float">
            <text:p>-1.28483</text:p>
          </table:table-cell>
          <table:table-cell office:value-type="float" office:value="-1.18931" calcext:value-type="float">
            <text:p>-1.18931</text:p>
          </table:table-cell>
          <table:table-cell office:value-type="float" office:value="-1.09561" calcext:value-type="float">
            <text:p>-1.09561</text:p>
          </table:table-cell>
          <table:table-cell office:value-type="float" office:value="-1.01535" calcext:value-type="float">
            <text:p>-1.01535</text:p>
          </table:table-cell>
          <table:table-cell office:value-type="float" office:value="-0.92317998" calcext:value-type="float">
            <text:p>-0.92317998</text:p>
          </table:table-cell>
        </table:table-row>
        <table:table-row table:style-name="ro1">
          <table:table-cell office:value-type="float" office:value="-2.3227601" calcext:value-type="float">
            <text:p>-2.3227601</text:p>
          </table:table-cell>
          <table:table-cell office:value-type="float" office:value="-2.17658" calcext:value-type="float">
            <text:p>-2.17658</text:p>
          </table:table-cell>
          <table:table-cell office:value-type="float" office:value="-2.0694599" calcext:value-type="float">
            <text:p>-2.0694599</text:p>
          </table:table-cell>
          <table:table-cell office:value-type="float" office:value="-1.9626499" calcext:value-type="float">
            <text:p>-1.9626499</text:p>
          </table:table-cell>
          <table:table-cell office:value-type="float" office:value="-1.86651" calcext:value-type="float">
            <text:p>-1.86651</text:p>
          </table:table-cell>
          <table:table-cell office:value-type="float" office:value="-1.7667201" calcext:value-type="float">
            <text:p>-1.7667201</text:p>
          </table:table-cell>
          <table:table-cell office:value-type="float" office:value="-1.67608" calcext:value-type="float">
            <text:p>-1.67608</text:p>
          </table:table-cell>
          <table:table-cell office:value-type="float" office:value="-1.57567" calcext:value-type="float">
            <text:p>-1.57567</text:p>
          </table:table-cell>
          <table:table-cell office:value-type="float" office:value="-1.47282" calcext:value-type="float">
            <text:p>-1.47282</text:p>
          </table:table-cell>
          <table:table-cell office:value-type="float" office:value="-1.3794399" calcext:value-type="float">
            <text:p>-1.3794399</text:p>
          </table:table-cell>
          <table:table-cell office:value-type="float" office:value="-1.28422" calcext:value-type="float">
            <text:p>-1.28422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095" calcext:value-type="float">
            <text:p>-1.095</text:p>
          </table:table-cell>
          <table:table-cell office:value-type="float" office:value="-1.01474" calcext:value-type="float">
            <text:p>-1.01474</text:p>
          </table:table-cell>
          <table:table-cell office:value-type="float" office:value="-0.92256999" calcext:value-type="float">
            <text:p>-0.92256999</text:p>
          </table:table-cell>
        </table:table-row>
        <table:table-row table:style-name="ro1">
          <table:table-cell office:value-type="float" office:value="-2.32215" calcext:value-type="float">
            <text:p>-2.32215</text:p>
          </table:table-cell>
          <table:table-cell office:value-type="float" office:value="-2.1759701" calcext:value-type="float">
            <text:p>-2.1759701</text:p>
          </table:table-cell>
          <table:table-cell office:value-type="float" office:value="-2.0685401" calcext:value-type="float">
            <text:p>-2.0685401</text:p>
          </table:table-cell>
          <table:table-cell office:value-type="float" office:value="-1.9620301" calcext:value-type="float">
            <text:p>-1.9620301</text:p>
          </table:table-cell>
          <table:table-cell office:value-type="float" office:value="-1.8659" calcext:value-type="float">
            <text:p>-1.8659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-1.67547" calcext:value-type="float">
            <text:p>-1.67547</text:p>
          </table:table-cell>
          <table:table-cell office:value-type="float" office:value="-1.57506" calcext:value-type="float">
            <text:p>-1.57506</text:p>
          </table:table-cell>
          <table:table-cell office:value-type="float" office:value="-1.47191" calcext:value-type="float">
            <text:p>-1.47191</text:p>
          </table:table-cell>
          <table:table-cell office:value-type="float" office:value="-1.37883" calcext:value-type="float">
            <text:p>-1.37883</text:p>
          </table:table-cell>
          <table:table-cell office:value-type="float" office:value="-1.28361" calcext:value-type="float">
            <text:p>-1.28361</text:p>
          </table:table-cell>
          <table:table-cell office:value-type="float" office:value="-1.18778" calcext:value-type="float">
            <text:p>-1.18778</text:p>
          </table:table-cell>
          <table:table-cell office:value-type="float" office:value="-1.09439" calcext:value-type="float">
            <text:p>-1.09439</text:p>
          </table:table-cell>
          <table:table-cell office:value-type="float" office:value="-1.01413" calcext:value-type="float">
            <text:p>-1.01413</text:p>
          </table:table-cell>
          <table:table-cell office:value-type="float" office:value="-0.92196" calcext:value-type="float">
            <text:p>-0.92196</text:p>
          </table:table-cell>
        </table:table-row>
        <table:table-row table:style-name="ro1">
          <table:table-cell office:value-type="float" office:value="-2.3215401" calcext:value-type="float">
            <text:p>-2.3215401</text:p>
          </table:table-cell>
          <table:table-cell office:value-type="float" office:value="-2.17505" calcext:value-type="float">
            <text:p>-2.17505</text:p>
          </table:table-cell>
          <table:table-cell office:value-type="float" office:value="-2.0676301" calcext:value-type="float">
            <text:p>-2.0676301</text:p>
          </table:table-cell>
          <table:table-cell office:value-type="float" office:value="-1.9614201" calcext:value-type="float">
            <text:p>-1.9614201</text:p>
          </table:table-cell>
          <table:table-cell office:value-type="float" office:value="-1.86529" calcext:value-type="float">
            <text:p>-1.86529</text:p>
          </table:table-cell>
          <table:table-cell office:value-type="float" office:value="-1.76519" calcext:value-type="float">
            <text:p>-1.76519</text:p>
          </table:table-cell>
          <table:table-cell office:value-type="float" office:value="-1.67486" calcext:value-type="float">
            <text:p>-1.67486</text:p>
          </table:table-cell>
          <table:table-cell office:value-type="float" office:value="-1.57445" calcext:value-type="float">
            <text:p>-1.57445</text:p>
          </table:table-cell>
          <table:table-cell office:value-type="float" office:value="-1.4713" calcext:value-type="float">
            <text:p>-1.4713</text:p>
          </table:table-cell>
          <table:table-cell office:value-type="float" office:value="-1.37822" calcext:value-type="float">
            <text:p>-1.37822</text:p>
          </table:table-cell>
          <table:table-cell office:value-type="float" office:value="-1.283" calcext:value-type="float">
            <text:p>-1.283</text:p>
          </table:table-cell>
          <table:table-cell office:value-type="float" office:value="-1.18717" calcext:value-type="float">
            <text:p>-1.18717</text:p>
          </table:table-cell>
          <table:table-cell office:value-type="float" office:value="-1.09378" calcext:value-type="float">
            <text:p>-1.09378</text:p>
          </table:table-cell>
          <table:table-cell office:value-type="float" office:value="-1.0138201" calcext:value-type="float">
            <text:p>-1.0138201</text:p>
          </table:table-cell>
          <table:table-cell office:value-type="float" office:value="-0.92135" calcext:value-type="float">
            <text:p>-0.92135</text:p>
          </table:table-cell>
        </table:table-row>
        <table:table-row table:style-name="ro1">
          <table:table-cell office:value-type="float" office:value="-2.32093" calcext:value-type="float">
            <text:p>-2.32093</text:p>
          </table:table-cell>
          <table:table-cell office:value-type="float" office:value="-2.1744399" calcext:value-type="float">
            <text:p>-2.1744399</text:p>
          </table:table-cell>
          <table:table-cell office:value-type="float" office:value="-2.06671" calcext:value-type="float">
            <text:p>-2.06671</text:p>
          </table:table-cell>
          <table:table-cell office:value-type="float" office:value="-1.96051" calcext:value-type="float">
            <text:p>-1.96051</text:p>
          </table:table-cell>
          <table:table-cell office:value-type="float" office:value="-1.8646801" calcext:value-type="float">
            <text:p>-1.8646801</text:p>
          </table:table-cell>
          <table:table-cell office:value-type="float" office:value="-1.76458" calcext:value-type="float">
            <text:p>-1.76458</text:p>
          </table:table-cell>
          <table:table-cell office:value-type="float" office:value="-1.67425" calcext:value-type="float">
            <text:p>-1.67425</text:p>
          </table:table-cell>
          <table:table-cell office:value-type="float" office:value="-1.57384" calcext:value-type="float">
            <text:p>-1.57384</text:p>
          </table:table-cell>
          <table:table-cell office:value-type="float" office:value="-1.47069" calcext:value-type="float">
            <text:p>-1.47069</text:p>
          </table:table-cell>
          <table:table-cell office:value-type="float" office:value="-1.37761" calcext:value-type="float">
            <text:p>-1.37761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18656" calcext:value-type="float">
            <text:p>-1.18656</text:p>
          </table:table-cell>
          <table:table-cell office:value-type="float" office:value="-1.09287" calcext:value-type="float">
            <text:p>-1.09287</text:p>
          </table:table-cell>
          <table:table-cell office:value-type="float" office:value="-1.0132101" calcext:value-type="float">
            <text:p>-1.0132101</text:p>
          </table:table-cell>
          <table:table-cell office:value-type="float" office:value="-0.92074001" calcext:value-type="float">
            <text:p>-0.92074001</text:p>
          </table:table-cell>
        </table:table-row>
        <table:table-row table:style-name="ro1">
          <table:table-cell office:value-type="float" office:value="-2.32002" calcext:value-type="float">
            <text:p>-2.32002</text:p>
          </table:table-cell>
          <table:table-cell office:value-type="float" office:value="-2.17383" calcext:value-type="float">
            <text:p>-2.17383</text:p>
          </table:table-cell>
          <table:table-cell office:value-type="float" office:value="-2.0660999" calcext:value-type="float">
            <text:p>-2.0660999</text:p>
          </table:table-cell>
          <table:table-cell office:value-type="float" office:value="-1.9599" calcext:value-type="float">
            <text:p>-1.9599</text:p>
          </table:table-cell>
          <table:table-cell office:value-type="float" office:value="-1.8640701" calcext:value-type="float">
            <text:p>-1.8640701</text:p>
          </table:table-cell>
          <table:table-cell office:value-type="float" office:value="-1.76397" calcext:value-type="float">
            <text:p>-1.76397</text:p>
          </table:table-cell>
          <table:table-cell office:value-type="float" office:value="-1.67364" calcext:value-type="float">
            <text:p>-1.67364</text:p>
          </table:table-cell>
          <table:table-cell office:value-type="float" office:value="-1.57323" calcext:value-type="float">
            <text:p>-1.57323</text:p>
          </table:table-cell>
          <table:table-cell office:value-type="float" office:value="-1.47008" calcext:value-type="float">
            <text:p>-1.47008</text:p>
          </table:table-cell>
          <table:table-cell office:value-type="float" office:value="-1.377" calcext:value-type="float">
            <text:p>-1.377</text:p>
          </table:table-cell>
          <table:table-cell office:value-type="float" office:value="-1.28178" calcext:value-type="float">
            <text:p>-1.28178</text:p>
          </table:table-cell>
          <table:table-cell office:value-type="float" office:value="-1.18595" calcext:value-type="float">
            <text:p>-1.18595</text:p>
          </table:table-cell>
          <table:table-cell office:value-type="float" office:value="-1.0919501" calcext:value-type="float">
            <text:p>-1.0919501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-0.92013001" calcext:value-type="float">
            <text:p>-0.92013001</text:p>
          </table:table-cell>
        </table:table-row>
        <table:table-row table:style-name="ro1">
          <table:table-cell office:value-type="float" office:value="-2.3194101" calcext:value-type="float">
            <text:p>-2.3194101</text:p>
          </table:table-cell>
          <table:table-cell office:value-type="float" office:value="-2.1732199" calcext:value-type="float">
            <text:p>-2.1732199</text:p>
          </table:table-cell>
          <table:table-cell office:value-type="float" office:value="-2.0651901" calcext:value-type="float">
            <text:p>-2.0651901</text:p>
          </table:table-cell>
          <table:table-cell office:value-type="float" office:value="-1.95929" calcext:value-type="float">
            <text:p>-1.95929</text:p>
          </table:table-cell>
          <table:table-cell office:value-type="float" office:value="-1.8634599" calcext:value-type="float">
            <text:p>-1.8634599</text:p>
          </table:table-cell>
          <table:table-cell office:value-type="float" office:value="-1.76336" calcext:value-type="float">
            <text:p>-1.76336</text:p>
          </table:table-cell>
          <table:table-cell office:value-type="float" office:value="-1.67302" calcext:value-type="float">
            <text:p>-1.67302</text:p>
          </table:table-cell>
          <table:table-cell office:value-type="float" office:value="-1.57262" calcext:value-type="float">
            <text:p>-1.57262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1.37638" calcext:value-type="float">
            <text:p>-1.37638</text:p>
          </table:table-cell>
          <table:table-cell office:value-type="float" office:value="-1.28117" calcext:value-type="float">
            <text:p>-1.28117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0913399" calcext:value-type="float">
            <text:p>-1.0913399</text:p>
          </table:table-cell>
          <table:table-cell office:value-type="float" office:value="-1.01169" calcext:value-type="float">
            <text:p>-1.01169</text:p>
          </table:table-cell>
          <table:table-cell office:value-type="float" office:value="-0.91921997" calcext:value-type="float">
            <text:p>-0.91921997</text:p>
          </table:table-cell>
        </table:table-row>
        <table:table-row table:style-name="ro1">
          <table:table-cell office:value-type="float" office:value="-2.3188" calcext:value-type="float">
            <text:p>-2.3188</text:p>
          </table:table-cell>
          <table:table-cell office:value-type="float" office:value="-2.17261" calcext:value-type="float">
            <text:p>-2.17261</text:p>
          </table:table-cell>
          <table:table-cell office:value-type="float" office:value="-2.06427" calcext:value-type="float">
            <text:p>-2.06427</text:p>
          </table:table-cell>
          <table:table-cell office:value-type="float" office:value="-1.95868" calcext:value-type="float">
            <text:p>-1.95868</text:p>
          </table:table-cell>
          <table:table-cell office:value-type="float" office:value="-1.86285" calcext:value-type="float">
            <text:p>-1.86285</text:p>
          </table:table-cell>
          <table:table-cell office:value-type="float" office:value="-1.76275" calcext:value-type="float">
            <text:p>-1.76275</text:p>
          </table:table-cell>
          <table:table-cell office:value-type="float" office:value="-1.67241" calcext:value-type="float">
            <text:p>-1.67241</text:p>
          </table:table-cell>
          <table:table-cell office:value-type="float" office:value="-1.57201" calcext:value-type="float">
            <text:p>-1.57201</text:p>
          </table:table-cell>
          <table:table-cell office:value-type="float" office:value="-1.46886" calcext:value-type="float">
            <text:p>-1.46886</text:p>
          </table:table-cell>
          <table:table-cell office:value-type="float" office:value="-1.37577" calcext:value-type="float">
            <text:p>-1.37577</text:p>
          </table:table-cell>
          <table:table-cell office:value-type="float" office:value="-1.28056" calcext:value-type="float">
            <text:p>-1.28056</text:p>
          </table:table-cell>
          <table:table-cell office:value-type="float" office:value="-1.1847301" calcext:value-type="float">
            <text:p>-1.1847301</text:p>
          </table:table-cell>
          <table:table-cell office:value-type="float" office:value="-1.09073" calcext:value-type="float">
            <text:p>-1.09073</text:p>
          </table:table-cell>
          <table:table-cell office:value-type="float" office:value="-1.01077" calcext:value-type="float">
            <text:p>-1.01077</text:p>
          </table:table-cell>
          <table:table-cell office:value-type="float" office:value="-0.91829997" calcext:value-type="float">
            <text:p>-0.91829997</text:p>
          </table:table-cell>
        </table:table-row>
        <table:table-row table:style-name="ro1">
          <table:table-cell office:value-type="float" office:value="-2.3181901" calcext:value-type="float">
            <text:p>-2.3181901</text:p>
          </table:table-cell>
          <table:table-cell office:value-type="float" office:value="-2.1719999" calcext:value-type="float">
            <text:p>-2.1719999</text:p>
          </table:table-cell>
          <table:table-cell office:value-type="float" office:value="-2.0636599" calcext:value-type="float">
            <text:p>-2.0636599</text:p>
          </table:table-cell>
          <table:table-cell office:value-type="float" office:value="-1.95807" calcext:value-type="float">
            <text:p>-1.95807</text:p>
          </table:table-cell>
          <table:table-cell office:value-type="float" office:value="-1.86193" calcext:value-type="float">
            <text:p>-1.86193</text:p>
          </table:table-cell>
          <table:table-cell office:value-type="float" office:value="-1.76214" calcext:value-type="float">
            <text:p>-1.76214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-1.5714" calcext:value-type="float">
            <text:p>-1.5714</text:p>
          </table:table-cell>
          <table:table-cell office:value-type="float" office:value="-1.46825" calcext:value-type="float">
            <text:p>-1.46825</text:p>
          </table:table-cell>
          <table:table-cell office:value-type="float" office:value="-1.37516" calcext:value-type="float">
            <text:p>-1.37516</text:p>
          </table:table-cell>
          <table:table-cell office:value-type="float" office:value="-1.27995" calcext:value-type="float">
            <text:p>-1.27995</text:p>
          </table:table-cell>
          <table:table-cell office:value-type="float" office:value="-1.1841201" calcext:value-type="float">
            <text:p>-1.1841201</text:p>
          </table:table-cell>
          <table:table-cell office:value-type="float" office:value="-1.09012" calcext:value-type="float">
            <text:p>-1.09012</text:p>
          </table:table-cell>
          <table:table-cell office:value-type="float" office:value="-1.01016" calcext:value-type="float">
            <text:p>-1.01016</text:p>
          </table:table-cell>
          <table:table-cell office:value-type="float" office:value="-0.91768998" calcext:value-type="float">
            <text:p>-0.91768998</text:p>
          </table:table-cell>
        </table:table-row>
        <table:table-row table:style-name="ro1">
          <table:table-cell office:value-type="float" office:value="-2.31758" calcext:value-type="float">
            <text:p>-2.31758</text:p>
          </table:table-cell>
          <table:table-cell office:value-type="float" office:value="-2.1710899" calcext:value-type="float">
            <text:p>-2.1710899</text:p>
          </table:table-cell>
          <table:table-cell office:value-type="float" office:value="-2.06305" calcext:value-type="float">
            <text:p>-2.06305</text:p>
          </table:table-cell>
          <table:table-cell office:value-type="float" office:value="-1.95746" calcext:value-type="float">
            <text:p>-1.95746</text:p>
          </table:table-cell>
          <table:table-cell office:value-type="float" office:value="-1.86132" calcext:value-type="float">
            <text:p>-1.86132</text:p>
          </table:table-cell>
          <table:table-cell office:value-type="float" office:value="-1.76153" calcext:value-type="float">
            <text:p>-1.76153</text:p>
          </table:table-cell>
          <table:table-cell office:value-type="float" office:value="-1.67119" calcext:value-type="float">
            <text:p>-1.67119</text:p>
          </table:table-cell>
          <table:table-cell office:value-type="float" office:value="-1.5707901" calcext:value-type="float">
            <text:p>-1.5707901</text:p>
          </table:table-cell>
          <table:table-cell office:value-type="float" office:value="-1.46764" calcext:value-type="float">
            <text:p>-1.46764</text:p>
          </table:table-cell>
          <table:table-cell office:value-type="float" office:value="-1.37455" calcext:value-type="float">
            <text:p>-1.37455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835099" calcext:value-type="float">
            <text:p>-1.1835099</text:p>
          </table:table-cell>
          <table:table-cell office:value-type="float" office:value="-1.08921" calcext:value-type="float">
            <text:p>-1.08921</text:p>
          </table:table-cell>
          <table:table-cell office:value-type="float" office:value="-1.00986" calcext:value-type="float">
            <text:p>-1.00986</text:p>
          </table:table-cell>
          <table:table-cell office:value-type="float" office:value="-0.91707999" calcext:value-type="float">
            <text:p>-0.91707999</text:p>
          </table:table-cell>
        </table:table-row>
        <table:table-row table:style-name="ro1">
          <table:table-cell office:value-type="float" office:value="-2.3169701" calcext:value-type="float">
            <text:p>-2.3169701</text:p>
          </table:table-cell>
          <table:table-cell office:value-type="float" office:value="-2.17048" calcext:value-type="float">
            <text:p>-2.17048</text:p>
          </table:table-cell>
          <table:table-cell office:value-type="float" office:value="-2.0624399" calcext:value-type="float">
            <text:p>-2.0624399</text:p>
          </table:table-cell>
          <table:table-cell office:value-type="float" office:value="-1.9568501" calcext:value-type="float">
            <text:p>-1.9568501</text:p>
          </table:table-cell>
          <table:table-cell office:value-type="float" office:value="-1.86071" calcext:value-type="float">
            <text:p>-1.86071</text:p>
          </table:table-cell>
          <table:table-cell office:value-type="float" office:value="-1.76092" calcext:value-type="float">
            <text:p>-1.76092</text:p>
          </table:table-cell>
          <table:table-cell office:value-type="float" office:value="-1.67058" calcext:value-type="float">
            <text:p>-1.67058</text:p>
          </table:table-cell>
          <table:table-cell office:value-type="float" office:value="-1.5701801" calcext:value-type="float">
            <text:p>-1.5701801</text:p>
          </table:table-cell>
          <table:table-cell office:value-type="float" office:value="-1.46702" calcext:value-type="float">
            <text:p>-1.46702</text:p>
          </table:table-cell>
          <table:table-cell office:value-type="float" office:value="-1.37394" calcext:value-type="float">
            <text:p>-1.37394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829" calcext:value-type="float">
            <text:p>-1.1829</text:p>
          </table:table-cell>
          <table:table-cell office:value-type="float" office:value="-1.08829" calcext:value-type="float">
            <text:p>-1.08829</text:p>
          </table:table-cell>
          <table:table-cell office:value-type="float" office:value="-1.00925" calcext:value-type="float">
            <text:p>-1.00925</text:p>
          </table:table-cell>
          <table:table-cell office:value-type="float" office:value="-0.91646999" calcext:value-type="float">
            <text:p>-0.91646999</text:p>
          </table:table-cell>
        </table:table-row>
        <table:table-row table:style-name="ro1">
          <table:table-cell office:value-type="float" office:value="-2.31635" calcext:value-type="float">
            <text:p>-2.31635</text:p>
          </table:table-cell>
          <table:table-cell office:value-type="float" office:value="-2.16956" calcext:value-type="float">
            <text:p>-2.16956</text:p>
          </table:table-cell>
          <table:table-cell office:value-type="float" office:value="-2.0615301" calcext:value-type="float">
            <text:p>-2.0615301</text:p>
          </table:table-cell>
          <table:table-cell office:value-type="float" office:value="-1.9562401" calcext:value-type="float">
            <text:p>-1.9562401</text:p>
          </table:table-cell>
          <table:table-cell office:value-type="float" office:value="-1.8598" calcext:value-type="float">
            <text:p>-1.8598</text:p>
          </table:table-cell>
          <table:table-cell office:value-type="float" office:value="-1.7603101" calcext:value-type="float">
            <text:p>-1.7603101</text:p>
          </table:table-cell>
          <table:table-cell office:value-type="float" office:value="-1.66997" calcext:value-type="float">
            <text:p>-1.66997</text:p>
          </table:table-cell>
          <table:table-cell office:value-type="float" office:value="-1.5695699" calcext:value-type="float">
            <text:p>-1.5695699</text:p>
          </table:table-cell>
          <table:table-cell office:value-type="float" office:value="-1.46641" calcext:value-type="float">
            <text:p>-1.46641</text:p>
          </table:table-cell>
          <table:table-cell office:value-type="float" office:value="-1.3730299" calcext:value-type="float">
            <text:p>-1.3730299</text:p>
          </table:table-cell>
          <table:table-cell office:value-type="float" office:value="-1.27812" calcext:value-type="float">
            <text:p>-1.27812</text:p>
          </table:table-cell>
          <table:table-cell office:value-type="float" office:value="-1.18229" calcext:value-type="float">
            <text:p>-1.18229</text:p>
          </table:table-cell>
          <table:table-cell office:value-type="float" office:value="-1.08768" calcext:value-type="float">
            <text:p>-1.08768</text:p>
          </table:table-cell>
          <table:table-cell office:value-type="float" office:value="-1.0086401" calcext:value-type="float">
            <text:p>-1.0086401</text:p>
          </table:table-cell>
          <table:table-cell office:value-type="float" office:value="-0.91586" calcext:value-type="float">
            <text:p>-0.91586</text:p>
          </table:table-cell>
        </table:table-row>
        <table:table-row table:style-name="ro1">
          <table:table-cell office:value-type="float" office:value="-2.3157401" calcext:value-type="float">
            <text:p>-2.3157401</text:p>
          </table:table-cell>
          <table:table-cell office:value-type="float" office:value="-2.1686499" calcext:value-type="float">
            <text:p>-2.1686499</text:p>
          </table:table-cell>
          <table:table-cell office:value-type="float" office:value="-2.06091" calcext:value-type="float">
            <text:p>-2.06091</text:p>
          </table:table-cell>
          <table:table-cell office:value-type="float" office:value="-1.9556299" calcext:value-type="float">
            <text:p>-1.9556299</text:p>
          </table:table-cell>
          <table:table-cell office:value-type="float" office:value="-1.85919" calcext:value-type="float">
            <text:p>-1.85919</text:p>
          </table:table-cell>
          <table:table-cell office:value-type="float" office:value="-1.7596999" calcext:value-type="float">
            <text:p>-1.7596999</text:p>
          </table:table-cell>
          <table:table-cell office:value-type="float" office:value="-1.66936" calcext:value-type="float">
            <text:p>-1.66936</text:p>
          </table:table-cell>
          <table:table-cell office:value-type="float" office:value="-1.56896" calcext:value-type="float">
            <text:p>-1.56896</text:p>
          </table:table-cell>
          <table:table-cell office:value-type="float" office:value="-1.4658" calcext:value-type="float">
            <text:p>-1.4658</text:p>
          </table:table-cell>
          <table:table-cell office:value-type="float" office:value="-1.37211" calcext:value-type="float">
            <text:p>-1.37211</text:p>
          </table:table-cell>
          <table:table-cell office:value-type="float" office:value="-1.2772" calcext:value-type="float">
            <text:p>-1.2772</text:p>
          </table:table-cell>
          <table:table-cell office:value-type="float" office:value="-1.18168" calcext:value-type="float">
            <text:p>-1.18168</text:p>
          </table:table-cell>
          <table:table-cell office:value-type="float" office:value="-1.08707" calcext:value-type="float">
            <text:p>-1.08707</text:p>
          </table:table-cell>
          <table:table-cell office:value-type="float" office:value="-1.0080301" calcext:value-type="float">
            <text:p>-1.0080301</text:p>
          </table:table-cell>
          <table:table-cell office:value-type="float" office:value="-0.91525" calcext:value-type="float">
            <text:p>-0.91525</text:p>
          </table:table-cell>
        </table:table-row>
        <table:table-row table:style-name="ro1">
          <table:table-cell office:value-type="float" office:value="-2.31513" calcext:value-type="float">
            <text:p>-2.31513</text:p>
          </table:table-cell>
          <table:table-cell office:value-type="float" office:value="-2.16804" calcext:value-type="float">
            <text:p>-2.16804</text:p>
          </table:table-cell>
          <table:table-cell office:value-type="float" office:value="-2.0603001" calcext:value-type="float">
            <text:p>-2.0603001</text:p>
          </table:table-cell>
          <table:table-cell office:value-type="float" office:value="-1.95502" calcext:value-type="float">
            <text:p>-1.95502</text:p>
          </table:table-cell>
          <table:table-cell office:value-type="float" office:value="-1.85858" calcext:value-type="float">
            <text:p>-1.85858</text:p>
          </table:table-cell>
          <table:table-cell office:value-type="float" office:value="-1.7590899" calcext:value-type="float">
            <text:p>-1.7590899</text:p>
          </table:table-cell>
          <table:table-cell office:value-type="float" office:value="-1.66875" calcext:value-type="float">
            <text:p>-1.66875</text:p>
          </table:table-cell>
          <table:table-cell office:value-type="float" office:value="-1.56835" calcext:value-type="float">
            <text:p>-1.56835</text:p>
          </table:table-cell>
          <table:table-cell office:value-type="float" office:value="-1.4651901" calcext:value-type="float">
            <text:p>-1.4651901</text:p>
          </table:table-cell>
          <table:table-cell office:value-type="float" office:value="-1.3712" calcext:value-type="float">
            <text:p>-1.3712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8107" calcext:value-type="float">
            <text:p>-1.18107</text:p>
          </table:table-cell>
          <table:table-cell office:value-type="float" office:value="-1.0861501" calcext:value-type="float">
            <text:p>-1.0861501</text:p>
          </table:table-cell>
          <table:table-cell office:value-type="float" office:value="-1.0074199" calcext:value-type="float">
            <text:p>-1.0074199</text:p>
          </table:table-cell>
          <table:table-cell office:value-type="float" office:value="-0.91464001" calcext:value-type="float">
            <text:p>-0.91464001</text:p>
          </table:table-cell>
        </table:table-row>
        <table:table-row table:style-name="ro1">
          <table:table-cell office:value-type="float" office:value="-2.3145199" calcext:value-type="float">
            <text:p>-2.3145199</text:p>
          </table:table-cell>
          <table:table-cell office:value-type="float" office:value="-2.1674199" calcext:value-type="float">
            <text:p>-2.1674199</text:p>
          </table:table-cell>
          <table:table-cell office:value-type="float" office:value="-2.05969" calcext:value-type="float">
            <text:p>-2.05969</text:p>
          </table:table-cell>
          <table:table-cell office:value-type="float" office:value="-1.95441" calcext:value-type="float">
            <text:p>-1.95441</text:p>
          </table:table-cell>
          <table:table-cell office:value-type="float" office:value="-1.85797" calcext:value-type="float">
            <text:p>-1.85797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-1.6681401" calcext:value-type="float">
            <text:p>-1.6681401</text:p>
          </table:table-cell>
          <table:table-cell office:value-type="float" office:value="-1.56743" calcext:value-type="float">
            <text:p>-1.56743</text:p>
          </table:table-cell>
          <table:table-cell office:value-type="float" office:value="-1.4645801" calcext:value-type="float">
            <text:p>-1.4645801</text:p>
          </table:table-cell>
          <table:table-cell office:value-type="float" office:value="-1.37059" calcext:value-type="float">
            <text:p>-1.37059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8046" calcext:value-type="float">
            <text:p>-1.18046</text:p>
          </table:table-cell>
          <table:table-cell office:value-type="float" office:value="-1.0855401" calcext:value-type="float">
            <text:p>-1.0855401</text:p>
          </table:table-cell>
          <table:table-cell office:value-type="float" office:value="-1.0065" calcext:value-type="float">
            <text:p>-1.0065</text:p>
          </table:table-cell>
          <table:table-cell office:value-type="float" office:value="-0.91403002" calcext:value-type="float">
            <text:p>-0.91403002</text:p>
          </table:table-cell>
        </table:table-row>
        <table:table-row table:style-name="ro1">
          <table:table-cell office:value-type="float" office:value="-2.31391" calcext:value-type="float">
            <text:p>-2.31391</text:p>
          </table:table-cell>
          <table:table-cell office:value-type="float" office:value="-2.16681" calcext:value-type="float">
            <text:p>-2.16681</text:p>
          </table:table-cell>
          <table:table-cell office:value-type="float" office:value="-2.0590799" calcext:value-type="float">
            <text:p>-2.0590799</text:p>
          </table:table-cell>
          <table:table-cell office:value-type="float" office:value="-1.9537899" calcext:value-type="float">
            <text:p>-1.9537899</text:p>
          </table:table-cell>
          <table:table-cell office:value-type="float" office:value="-1.85736" calcext:value-type="float">
            <text:p>-1.85736</text:p>
          </table:table-cell>
          <table:table-cell office:value-type="float" office:value="-1.75787" calcext:value-type="float">
            <text:p>-1.75787</text:p>
          </table:table-cell>
          <table:table-cell office:value-type="float" office:value="-1.6675299" calcext:value-type="float">
            <text:p>-1.6675299</text:p>
          </table:table-cell>
          <table:table-cell office:value-type="float" office:value="-1.56682" calcext:value-type="float">
            <text:p>-1.56682</text:p>
          </table:table-cell>
          <table:table-cell office:value-type="float" office:value="-1.4639699" calcext:value-type="float">
            <text:p>-1.4639699</text:p>
          </table:table-cell>
          <table:table-cell office:value-type="float" office:value="-1.36998" calcext:value-type="float">
            <text:p>-1.36998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849299" calcext:value-type="float">
            <text:p>-1.0849299</text:p>
          </table:table-cell>
          <table:table-cell office:value-type="float" office:value="-1.0055799" calcext:value-type="float">
            <text:p>-1.0055799</text:p>
          </table:table-cell>
          <table:table-cell office:value-type="float" office:value="-0.91342002" calcext:value-type="float">
            <text:p>-0.91342002</text:p>
          </table:table-cell>
        </table:table-row>
        <table:table-row table:style-name="ro1">
          <table:table-cell office:value-type="float" office:value="-2.313" calcext:value-type="float">
            <text:p>-2.313</text:p>
          </table:table-cell>
          <table:table-cell office:value-type="float" office:value="-2.1661999" calcext:value-type="float">
            <text:p>-2.1661999</text:p>
          </table:table-cell>
          <table:table-cell office:value-type="float" office:value="-2.05847" calcext:value-type="float">
            <text:p>-2.05847</text:p>
          </table:table-cell>
          <table:table-cell office:value-type="float" office:value="-1.95318" calcext:value-type="float">
            <text:p>-1.95318</text:p>
          </table:table-cell>
          <table:table-cell office:value-type="float" office:value="-1.85675" calcext:value-type="float">
            <text:p>-1.85675</text:p>
          </table:table-cell>
          <table:table-cell office:value-type="float" office:value="-1.75726" calcext:value-type="float">
            <text:p>-1.75726</text:p>
          </table:table-cell>
          <table:table-cell office:value-type="float" office:value="-1.6669199" calcext:value-type="float">
            <text:p>-1.6669199</text:p>
          </table:table-cell>
          <table:table-cell office:value-type="float" office:value="-1.56621" calcext:value-type="float">
            <text:p>-1.56621</text:p>
          </table:table-cell>
          <table:table-cell office:value-type="float" office:value="-1.46336" calcext:value-type="float">
            <text:p>-1.46336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7862" calcext:value-type="float">
            <text:p>-1.17862</text:p>
          </table:table-cell>
          <table:table-cell office:value-type="float" office:value="-1.0843199" calcext:value-type="float">
            <text:p>-1.0843199</text:p>
          </table:table-cell>
          <table:table-cell office:value-type="float" office:value="-1.00528" calcext:value-type="float">
            <text:p>-1.00528</text:p>
          </table:table-cell>
          <table:table-cell office:value-type="float" office:value="-0.91281003" calcext:value-type="float">
            <text:p>-0.91281003</text:p>
          </table:table-cell>
        </table:table-row>
        <table:table-row table:style-name="ro1">
          <table:table-cell office:value-type="float" office:value="-2.3123901" calcext:value-type="float">
            <text:p>-2.3123901</text:p>
          </table:table-cell>
          <table:table-cell office:value-type="float" office:value="-2.16559" calcext:value-type="float">
            <text:p>-2.16559</text:p>
          </table:table-cell>
          <table:table-cell office:value-type="float" office:value="-2.0578599" calcext:value-type="float">
            <text:p>-2.0578599</text:p>
          </table:table-cell>
          <table:table-cell office:value-type="float" office:value="-1.95257" calcext:value-type="float">
            <text:p>-1.95257</text:p>
          </table:table-cell>
          <table:table-cell office:value-type="float" office:value="-1.85614" calcext:value-type="float">
            <text:p>-1.85614</text:p>
          </table:table-cell>
          <table:table-cell office:value-type="float" office:value="-1.75665" calcext:value-type="float">
            <text:p>-1.75665</text:p>
          </table:table-cell>
          <table:table-cell office:value-type="float" office:value="-1.66631" calcext:value-type="float">
            <text:p>-1.66631</text:p>
          </table:table-cell>
          <table:table-cell office:value-type="float" office:value="-1.5656" calcext:value-type="float">
            <text:p>-1.5656</text:p>
          </table:table-cell>
          <table:table-cell office:value-type="float" office:value="-1.46245" calcext:value-type="float">
            <text:p>-1.46245</text:p>
          </table:table-cell>
          <table:table-cell office:value-type="float" office:value="-1.36845" calcext:value-type="float">
            <text:p>-1.36845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7801" calcext:value-type="float">
            <text:p>-1.17801</text:p>
          </table:table-cell>
          <table:table-cell office:value-type="float" office:value="-1.08371" calcext:value-type="float">
            <text:p>-1.08371</text:p>
          </table:table-cell>
          <table:table-cell office:value-type="float" office:value="-1.00467" calcext:value-type="float">
            <text:p>-1.00467</text:p>
          </table:table-cell>
          <table:table-cell office:value-type="float" office:value="-0.91219997" calcext:value-type="float">
            <text:p>-0.91219997</text:p>
          </table:table-cell>
        </table:table-row>
        <table:table-row table:style-name="ro1">
          <table:table-cell office:value-type="float" office:value="-2.31178" calcext:value-type="float">
            <text:p>-2.31178</text:p>
          </table:table-cell>
          <table:table-cell office:value-type="float" office:value="-2.1649799" calcext:value-type="float">
            <text:p>-2.1649799</text:p>
          </table:table-cell>
          <table:table-cell office:value-type="float" office:value="-2.05725" calcext:value-type="float">
            <text:p>-2.05725</text:p>
          </table:table-cell>
          <table:table-cell office:value-type="float" office:value="-1.95196" calcext:value-type="float">
            <text:p>-1.95196</text:p>
          </table:table-cell>
          <table:table-cell office:value-type="float" office:value="-1.85522" calcext:value-type="float">
            <text:p>-1.85522</text:p>
          </table:table-cell>
          <table:table-cell office:value-type="float" office:value="-1.75604" calcext:value-type="float">
            <text:p>-1.75604</text:p>
          </table:table-cell>
          <table:table-cell office:value-type="float" office:value="-1.6657" calcext:value-type="float">
            <text:p>-1.6657</text:p>
          </table:table-cell>
          <table:table-cell office:value-type="float" office:value="-1.56499" calcext:value-type="float">
            <text:p>-1.56499</text:p>
          </table:table-cell>
          <table:table-cell office:value-type="float" office:value="-1.46184" calcext:value-type="float">
            <text:p>-1.46184</text:p>
          </table:table-cell>
          <table:table-cell office:value-type="float" office:value="-1.3678401" calcext:value-type="float">
            <text:p>-1.3678401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774" calcext:value-type="float">
            <text:p>-1.1774</text:p>
          </table:table-cell>
          <table:table-cell office:value-type="float" office:value="-1.0831" calcext:value-type="float">
            <text:p>-1.0831</text:p>
          </table:table-cell>
          <table:table-cell office:value-type="float" office:value="-1.00406" calcext:value-type="float">
            <text:p>-1.00406</text:p>
          </table:table-cell>
          <table:table-cell office:value-type="float" office:value="-0.91158998" calcext:value-type="float">
            <text:p>-0.91158998</text:p>
          </table:table-cell>
        </table:table-row>
        <table:table-row table:style-name="ro1">
          <table:table-cell office:value-type="float" office:value="-2.3111701" calcext:value-type="float">
            <text:p>-2.3111701</text:p>
          </table:table-cell>
          <table:table-cell office:value-type="float" office:value="-2.1643701" calcext:value-type="float">
            <text:p>-2.1643701</text:p>
          </table:table-cell>
          <table:table-cell office:value-type="float" office:value="-2.0566399" calcext:value-type="float">
            <text:p>-2.0566399</text:p>
          </table:table-cell>
          <table:table-cell office:value-type="float" office:value="-1.95135" calcext:value-type="float">
            <text:p>-1.95135</text:p>
          </table:table-cell>
          <table:table-cell office:value-type="float" office:value="-1.8543" calcext:value-type="float">
            <text:p>-1.8543</text:p>
          </table:table-cell>
          <table:table-cell office:value-type="float" office:value="-1.75542" calcext:value-type="float">
            <text:p>-1.75542</text:p>
          </table:table-cell>
          <table:table-cell office:value-type="float" office:value="-1.66509" calcext:value-type="float">
            <text:p>-1.66509</text:p>
          </table:table-cell>
          <table:table-cell office:value-type="float" office:value="-1.56407" calcext:value-type="float">
            <text:p>-1.56407</text:p>
          </table:table-cell>
          <table:table-cell office:value-type="float" office:value="-1.46123" calcext:value-type="float">
            <text:p>-1.46123</text:p>
          </table:table-cell>
          <table:table-cell office:value-type="float" office:value="-1.3672301" calcext:value-type="float">
            <text:p>-1.3672301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7679" calcext:value-type="float">
            <text:p>-1.17679</text:p>
          </table:table-cell>
          <table:table-cell office:value-type="float" office:value="-1.08249" calcext:value-type="float">
            <text:p>-1.08249</text:p>
          </table:table-cell>
          <table:table-cell office:value-type="float" office:value="-1.00345" calcext:value-type="float">
            <text:p>-1.00345</text:p>
          </table:table-cell>
          <table:table-cell office:value-type="float" office:value="-0.91097999" calcext:value-type="float">
            <text:p>-0.91097999</text:p>
          </table:table-cell>
        </table:table-row>
        <table:table-row table:style-name="ro1">
          <table:table-cell office:value-type="float" office:value="-2.31056" calcext:value-type="float">
            <text:p>-2.31056</text:p>
          </table:table-cell>
          <table:table-cell office:value-type="float" office:value="-2.1637599" calcext:value-type="float">
            <text:p>-2.1637599</text:p>
          </table:table-cell>
          <table:table-cell office:value-type="float" office:value="-2.0557301" calcext:value-type="float">
            <text:p>-2.0557301</text:p>
          </table:table-cell>
          <table:table-cell office:value-type="float" office:value="-1.95074" calcext:value-type="float">
            <text:p>-1.95074</text:p>
          </table:table-cell>
          <table:table-cell office:value-type="float" office:value="-1.85369" calcext:value-type="float">
            <text:p>-1.85369</text:p>
          </table:table-cell>
          <table:table-cell office:value-type="float" office:value="-1.75481" calcext:value-type="float">
            <text:p>-1.75481</text:p>
          </table:table-cell>
          <table:table-cell office:value-type="float" office:value="-1.66448" calcext:value-type="float">
            <text:p>-1.66448</text:p>
          </table:table-cell>
          <table:table-cell office:value-type="float" office:value="-1.56346" calcext:value-type="float">
            <text:p>-1.56346</text:p>
          </table:table-cell>
          <table:table-cell office:value-type="float" office:value="-1.46031" calcext:value-type="float">
            <text:p>-1.46031</text:p>
          </table:table-cell>
          <table:table-cell office:value-type="float" office:value="-1.3666199" calcext:value-type="float">
            <text:p>-1.3666199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7618" calcext:value-type="float">
            <text:p>-1.17618</text:p>
          </table:table-cell>
          <table:table-cell office:value-type="float" office:value="-1.08188" calcext:value-type="float">
            <text:p>-1.08188</text:p>
          </table:table-cell>
          <table:table-cell office:value-type="float" office:value="-1.00284" calcext:value-type="float">
            <text:p>-1.00284</text:p>
          </table:table-cell>
          <table:table-cell office:value-type="float" office:value="-0.91036999" calcext:value-type="float">
            <text:p>-0.91036999</text:p>
          </table:table-cell>
        </table:table-row>
        <table:table-row table:style-name="ro1">
          <table:table-cell office:value-type="float" office:value="-2.3099501" calcext:value-type="float">
            <text:p>-2.3099501</text:p>
          </table:table-cell>
          <table:table-cell office:value-type="float" office:value="-2.1631501" calcext:value-type="float">
            <text:p>-2.1631501</text:p>
          </table:table-cell>
          <table:table-cell office:value-type="float" office:value="-2.05481" calcext:value-type="float">
            <text:p>-2.05481</text:p>
          </table:table-cell>
          <table:table-cell office:value-type="float" office:value="-1.95013" calcext:value-type="float">
            <text:p>-1.95013</text:p>
          </table:table-cell>
          <table:table-cell office:value-type="float" office:value="-1.85308" calcext:value-type="float">
            <text:p>-1.85308</text:p>
          </table:table-cell>
          <table:table-cell office:value-type="float" office:value="-1.7542" calcext:value-type="float">
            <text:p>-1.7542</text:p>
          </table:table-cell>
          <table:table-cell office:value-type="float" office:value="-1.66387" calcext:value-type="float">
            <text:p>-1.66387</text:p>
          </table:table-cell>
          <table:table-cell office:value-type="float" office:value="-1.56285" calcext:value-type="float">
            <text:p>-1.56285</text:p>
          </table:table-cell>
          <table:table-cell office:value-type="float" office:value="-1.4597" calcext:value-type="float">
            <text:p>-1.4597</text:p>
          </table:table-cell>
          <table:table-cell office:value-type="float" office:value="-1.3657" calcext:value-type="float">
            <text:p>-1.3657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7557" calcext:value-type="float">
            <text:p>-1.17557</text:p>
          </table:table-cell>
          <table:table-cell office:value-type="float" office:value="-1.08127" calcext:value-type="float">
            <text:p>-1.08127</text:p>
          </table:table-cell>
          <table:table-cell office:value-type="float" office:value="-1.00223" calcext:value-type="float">
            <text:p>-1.00223</text:p>
          </table:table-cell>
          <table:table-cell office:value-type="float" office:value="-0.90976" calcext:value-type="float">
            <text:p>-0.90976</text:p>
          </table:table-cell>
        </table:table-row>
        <table:table-row table:style-name="ro1">
          <table:table-cell office:value-type="float" office:value="-2.30934" calcext:value-type="float">
            <text:p>-2.30934</text:p>
          </table:table-cell>
          <table:table-cell office:value-type="float" office:value="-2.16254" calcext:value-type="float">
            <text:p>-2.16254</text:p>
          </table:table-cell>
          <table:table-cell office:value-type="float" office:value="-2.0539" calcext:value-type="float">
            <text:p>-2.0539</text:p>
          </table:table-cell>
          <table:table-cell office:value-type="float" office:value="-1.94952" calcext:value-type="float">
            <text:p>-1.94952</text:p>
          </table:table-cell>
          <table:table-cell office:value-type="float" office:value="-1.85247" calcext:value-type="float">
            <text:p>-1.85247</text:p>
          </table:table-cell>
          <table:table-cell office:value-type="float" office:value="-1.75359" calcext:value-type="float">
            <text:p>-1.75359</text:p>
          </table:table-cell>
          <table:table-cell office:value-type="float" office:value="-1.66326" calcext:value-type="float">
            <text:p>-1.66326</text:p>
          </table:table-cell>
          <table:table-cell office:value-type="float" office:value="-1.56224" calcext:value-type="float">
            <text:p>-1.56224</text:p>
          </table:table-cell>
          <table:table-cell office:value-type="float" office:value="-1.45909" calcext:value-type="float">
            <text:p>-1.45909</text:p>
          </table:table-cell>
          <table:table-cell office:value-type="float" office:value="-1.36509" calcext:value-type="float">
            <text:p>-1.36509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7496" calcext:value-type="float">
            <text:p>-1.17496</text:p>
          </table:table-cell>
          <table:table-cell office:value-type="float" office:value="-1.08066" calcext:value-type="float">
            <text:p>-1.08066</text:p>
          </table:table-cell>
          <table:table-cell office:value-type="float" office:value="-1.0016201" calcext:value-type="float">
            <text:p>-1.0016201</text:p>
          </table:table-cell>
          <table:table-cell office:value-type="float" office:value="-0.90915" calcext:value-type="float">
            <text:p>-0.90915</text:p>
          </table:table-cell>
        </table:table-row>
        <table:table-row table:style-name="ro1">
          <table:table-cell office:value-type="float" office:value="-2.3090301" calcext:value-type="float">
            <text:p>-2.3090301</text:p>
          </table:table-cell>
          <table:table-cell office:value-type="float" office:value="-2.1619301" calcext:value-type="float">
            <text:p>-2.1619301</text:p>
          </table:table-cell>
          <table:table-cell office:value-type="float" office:value="-2.0532899" calcext:value-type="float">
            <text:p>-2.0532899</text:p>
          </table:table-cell>
          <table:table-cell office:value-type="float" office:value="-1.94891" calcext:value-type="float">
            <text:p>-1.94891</text:p>
          </table:table-cell>
          <table:table-cell office:value-type="float" office:value="-1.85186" calcext:value-type="float">
            <text:p>-1.85186</text:p>
          </table:table-cell>
          <table:table-cell office:value-type="float" office:value="-1.75298" calcext:value-type="float">
            <text:p>-1.75298</text:p>
          </table:table-cell>
          <table:table-cell office:value-type="float" office:value="-1.66265" calcext:value-type="float">
            <text:p>-1.66265</text:p>
          </table:table-cell>
          <table:table-cell office:value-type="float" office:value="-1.56163" calcext:value-type="float">
            <text:p>-1.56163</text:p>
          </table:table-cell>
          <table:table-cell office:value-type="float" office:value="-1.45848" calcext:value-type="float">
            <text:p>-1.45848</text:p>
          </table:table-cell>
          <table:table-cell office:value-type="float" office:value="-1.36448" calcext:value-type="float">
            <text:p>-1.36448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7435" calcext:value-type="float">
            <text:p>-1.17435</text:p>
          </table:table-cell>
          <table:table-cell office:value-type="float" office:value="-1.08005" calcext:value-type="float">
            <text:p>-1.08005</text:p>
          </table:table-cell>
          <table:table-cell office:value-type="float" office:value="-1.0010099" calcext:value-type="float">
            <text:p>-1.0010099</text:p>
          </table:table-cell>
          <table:table-cell office:value-type="float" office:value="-0.90854001" calcext:value-type="float">
            <text:p>-0.90854001</text:p>
          </table:table-cell>
        </table:table-row>
        <table:table-row table:style-name="ro1">
          <table:table-cell office:value-type="float" office:value="-2.30811" calcext:value-type="float">
            <text:p>-2.30811</text:p>
          </table:table-cell>
          <table:table-cell office:value-type="float" office:value="-2.16132" calcext:value-type="float">
            <text:p>-2.16132</text:p>
          </table:table-cell>
          <table:table-cell office:value-type="float" office:value="-2.05268" calcext:value-type="float">
            <text:p>-2.05268</text:p>
          </table:table-cell>
          <table:table-cell office:value-type="float" office:value="-1.9483" calcext:value-type="float">
            <text:p>-1.9483</text:p>
          </table:table-cell>
          <table:table-cell office:value-type="float" office:value="-1.8512501" calcext:value-type="float">
            <text:p>-1.8512501</text:p>
          </table:table-cell>
          <table:table-cell office:value-type="float" office:value="-1.75237" calcext:value-type="float">
            <text:p>-1.75237</text:p>
          </table:table-cell>
          <table:table-cell office:value-type="float" office:value="-1.66204" calcext:value-type="float">
            <text:p>-1.66204</text:p>
          </table:table-cell>
          <table:table-cell office:value-type="float" office:value="-1.56102" calcext:value-type="float">
            <text:p>-1.56102</text:p>
          </table:table-cell>
          <table:table-cell office:value-type="float" office:value="-1.45787" calcext:value-type="float">
            <text:p>-1.45787</text:p>
          </table:table-cell>
          <table:table-cell office:value-type="float" office:value="-1.36387" calcext:value-type="float">
            <text:p>-1.36387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7374" calcext:value-type="float">
            <text:p>-1.17374</text:p>
          </table:table-cell>
          <table:table-cell office:value-type="float" office:value="-1.07944" calcext:value-type="float">
            <text:p>-1.07944</text:p>
          </table:table-cell>
          <table:table-cell office:value-type="float" office:value="-1.0003999" calcext:value-type="float">
            <text:p>-1.0003999</text:p>
          </table:table-cell>
          <table:table-cell office:value-type="float" office:value="-0.90793002" calcext:value-type="float">
            <text:p>-0.90793002</text:p>
          </table:table-cell>
        </table:table-row>
        <table:table-row table:style-name="ro1">
          <table:table-cell office:value-type="float" office:value="-2.3078101" calcext:value-type="float">
            <text:p>-2.3078101</text:p>
          </table:table-cell>
          <table:table-cell office:value-type="float" office:value="-2.1607101" calcext:value-type="float">
            <text:p>-2.1607101</text:p>
          </table:table-cell>
          <table:table-cell office:value-type="float" office:value="-2.0520599" calcext:value-type="float">
            <text:p>-2.0520599</text:p>
          </table:table-cell>
          <table:table-cell office:value-type="float" office:value="-1.94769" calcext:value-type="float">
            <text:p>-1.94769</text:p>
          </table:table-cell>
          <table:table-cell office:value-type="float" office:value="-1.8506401" calcext:value-type="float">
            <text:p>-1.8506401</text:p>
          </table:table-cell>
          <table:table-cell office:value-type="float" office:value="-1.75176" calcext:value-type="float">
            <text:p>-1.75176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-1.56041" calcext:value-type="float">
            <text:p>-1.56041</text:p>
          </table:table-cell>
          <table:table-cell office:value-type="float" office:value="-1.45726" calcext:value-type="float">
            <text:p>-1.45726</text:p>
          </table:table-cell>
          <table:table-cell office:value-type="float" office:value="-1.36326" calcext:value-type="float">
            <text:p>-1.36326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7313" calcext:value-type="float">
            <text:p>-1.17313</text:p>
          </table:table-cell>
          <table:table-cell office:value-type="float" office:value="-1.07883" calcext:value-type="float">
            <text:p>-1.07883</text:p>
          </table:table-cell>
          <table:table-cell office:value-type="float" office:value="-0.99979001" calcext:value-type="float">
            <text:p>-0.99979001</text:p>
          </table:table-cell>
          <table:table-cell office:value-type="float" office:value="-0.90701002" calcext:value-type="float">
            <text:p>-0.90701002</text:p>
          </table:table-cell>
        </table:table-row>
        <table:table-row table:style-name="ro1">
          <table:table-cell office:value-type="float" office:value="-2.30689" calcext:value-type="float">
            <text:p>-2.30689</text:p>
          </table:table-cell>
          <table:table-cell office:value-type="float" office:value="-2.1601" calcext:value-type="float">
            <text:p>-2.1601</text:p>
          </table:table-cell>
          <table:table-cell office:value-type="float" office:value="-2.05145" calcext:value-type="float">
            <text:p>-2.05145</text:p>
          </table:table-cell>
          <table:table-cell office:value-type="float" office:value="-1.94708" calcext:value-type="float">
            <text:p>-1.94708</text:p>
          </table:table-cell>
          <table:table-cell office:value-type="float" office:value="-1.8500299" calcext:value-type="float">
            <text:p>-1.8500299</text:p>
          </table:table-cell>
          <table:table-cell office:value-type="float" office:value="-1.75115" calcext:value-type="float">
            <text:p>-1.75115</text:p>
          </table:table-cell>
          <table:table-cell office:value-type="float" office:value="-1.66082" calcext:value-type="float">
            <text:p>-1.66082</text:p>
          </table:table-cell>
          <table:table-cell office:value-type="float" office:value="-1.5598" calcext:value-type="float">
            <text:p>-1.5598</text:p>
          </table:table-cell>
          <table:table-cell office:value-type="float" office:value="-1.45665" calcext:value-type="float">
            <text:p>-1.45665</text:p>
          </table:table-cell>
          <table:table-cell office:value-type="float" office:value="-1.36265" calcext:value-type="float">
            <text:p>-1.36265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7252" calcext:value-type="float">
            <text:p>-1.17252</text:p>
          </table:table-cell>
          <table:table-cell office:value-type="float" office:value="-1.07822" calcext:value-type="float">
            <text:p>-1.07822</text:p>
          </table:table-cell>
          <table:table-cell office:value-type="float" office:value="-0.99918002" calcext:value-type="float">
            <text:p>-0.99918002</text:p>
          </table:table-cell>
          <table:table-cell office:value-type="float" office:value="-0.90640002" calcext:value-type="float">
            <text:p>-0.90640002</text:p>
          </table:table-cell>
        </table:table-row>
        <table:table-row table:style-name="ro1">
          <table:table-cell office:value-type="float" office:value="-2.3062799" calcext:value-type="float">
            <text:p>-2.3062799</text:p>
          </table:table-cell>
          <table:table-cell office:value-type="float" office:value="-2.1594901" calcext:value-type="float">
            <text:p>-2.1594901</text:p>
          </table:table-cell>
          <table:table-cell office:value-type="float" office:value="-2.0508399" calcext:value-type="float">
            <text:p>-2.0508399</text:p>
          </table:table-cell>
          <table:table-cell office:value-type="float" office:value="-1.94617" calcext:value-type="float">
            <text:p>-1.94617</text:p>
          </table:table-cell>
          <table:table-cell office:value-type="float" office:value="-1.84942" calcext:value-type="float">
            <text:p>-1.84942</text:p>
          </table:table-cell>
          <table:table-cell office:value-type="float" office:value="-1.75054" calcext:value-type="float">
            <text:p>-1.75054</text:p>
          </table:table-cell>
          <table:table-cell office:value-type="float" office:value="-1.66021" calcext:value-type="float">
            <text:p>-1.66021</text:p>
          </table:table-cell>
          <table:table-cell office:value-type="float" office:value="-1.55919" calcext:value-type="float">
            <text:p>-1.55919</text:p>
          </table:table-cell>
          <table:table-cell office:value-type="float" office:value="-1.45604" calcext:value-type="float">
            <text:p>-1.45604</text:p>
          </table:table-cell>
          <table:table-cell office:value-type="float" office:value="-1.36204" calcext:value-type="float">
            <text:p>-1.36204</text:p>
          </table:table-cell>
          <table:table-cell office:value-type="float" office:value="-1.26713" calcext:value-type="float">
            <text:p>-1.26713</text:p>
          </table:table-cell>
          <table:table-cell office:value-type="float" office:value="-1.17191" calcext:value-type="float">
            <text:p>-1.17191</text:p>
          </table:table-cell>
          <table:table-cell office:value-type="float" office:value="-1.07761" calcext:value-type="float">
            <text:p>-1.07761</text:p>
          </table:table-cell>
          <table:table-cell office:value-type="float" office:value="-0.99826002" calcext:value-type="float">
            <text:p>-0.99826002</text:p>
          </table:table-cell>
          <table:table-cell office:value-type="float" office:value="-0.90578997" calcext:value-type="float">
            <text:p>-0.90578997</text:p>
          </table:table-cell>
        </table:table-row>
        <table:table-row table:style-name="ro1">
          <table:table-cell office:value-type="float" office:value="-2.30567" calcext:value-type="float">
            <text:p>-2.30567</text:p>
          </table:table-cell>
          <table:table-cell office:value-type="float" office:value="-2.15888" calcext:value-type="float">
            <text:p>-2.15888</text:p>
          </table:table-cell>
          <table:table-cell office:value-type="float" office:value="-2.05023" calcext:value-type="float">
            <text:p>-2.05023</text:p>
          </table:table-cell>
          <table:table-cell office:value-type="float" office:value="-1.94555" calcext:value-type="float">
            <text:p>-1.94555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-1.74993" calcext:value-type="float">
            <text:p>-1.74993</text:p>
          </table:table-cell>
          <table:table-cell office:value-type="float" office:value="-1.6596" calcext:value-type="float">
            <text:p>-1.6596</text:p>
          </table:table-cell>
          <table:table-cell office:value-type="float" office:value="-1.55858" calcext:value-type="float">
            <text:p>-1.55858</text:p>
          </table:table-cell>
          <table:table-cell office:value-type="float" office:value="-1.45543" calcext:value-type="float">
            <text:p>-1.45543</text:p>
          </table:table-cell>
          <table:table-cell office:value-type="float" office:value="-1.36113" calcext:value-type="float">
            <text:p>-1.36113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713001" calcext:value-type="float">
            <text:p>-1.1713001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99734002" calcext:value-type="float">
            <text:p>-0.99734002</text:p>
          </table:table-cell>
          <table:table-cell office:value-type="float" office:value="-0.90517998" calcext:value-type="float">
            <text:p>-0.90517998</text:p>
          </table:table-cell>
        </table:table-row>
        <table:table-row table:style-name="ro1">
          <table:table-cell office:value-type="float" office:value="-2.3050599" calcext:value-type="float">
            <text:p>-2.3050599</text:p>
          </table:table-cell>
          <table:table-cell office:value-type="float" office:value="-2.1579599" calcext:value-type="float">
            <text:p>-2.1579599</text:p>
          </table:table-cell>
          <table:table-cell office:value-type="float" office:value="-2.0496199" calcext:value-type="float">
            <text:p>-2.0496199</text:p>
          </table:table-cell>
          <table:table-cell office:value-type="float" office:value="-1.94464" calcext:value-type="float">
            <text:p>-1.94464</text:p>
          </table:table-cell>
          <table:table-cell office:value-type="float" office:value="-1.8482" calcext:value-type="float">
            <text:p>-1.8482</text:p>
          </table:table-cell>
          <table:table-cell office:value-type="float" office:value="-1.74932" calcext:value-type="float">
            <text:p>-1.74932</text:p>
          </table:table-cell>
          <table:table-cell office:value-type="float" office:value="-1.65899" calcext:value-type="float">
            <text:p>-1.65899</text:p>
          </table:table-cell>
          <table:table-cell office:value-type="float" office:value="-1.55797" calcext:value-type="float">
            <text:p>-1.55797</text:p>
          </table:table-cell>
          <table:table-cell office:value-type="float" office:value="-1.45482" calcext:value-type="float">
            <text:p>-1.45482</text:p>
          </table:table-cell>
          <table:table-cell office:value-type="float" office:value="-1.36052" calcext:value-type="float">
            <text:p>-1.36052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-1.1706899" calcext:value-type="float">
            <text:p>-1.1706899</text:p>
          </table:table-cell>
          <table:table-cell office:value-type="float" office:value="-1.07639" calcext:value-type="float">
            <text:p>-1.07639</text:p>
          </table:table-cell>
          <table:table-cell office:value-type="float" office:value="-0.99673003" calcext:value-type="float">
            <text:p>-0.99673003</text:p>
          </table:table-cell>
          <table:table-cell office:value-type="float" office:value="-0.90456998" calcext:value-type="float">
            <text:p>-0.90456998</text:p>
          </table:table-cell>
        </table:table-row>
        <table:table-row table:style-name="ro1">
          <table:table-cell office:value-type="float" office:value="-2.30445" calcext:value-type="float">
            <text:p>-2.30445</text:p>
          </table:table-cell>
          <table:table-cell office:value-type="float" office:value="-2.1573501" calcext:value-type="float">
            <text:p>-2.1573501</text:p>
          </table:table-cell>
          <table:table-cell office:value-type="float" office:value="-2.04901" calcext:value-type="float">
            <text:p>-2.04901</text:p>
          </table:table-cell>
          <table:table-cell office:value-type="float" office:value="-1.94372" calcext:value-type="float">
            <text:p>-1.94372</text:p>
          </table:table-cell>
          <table:table-cell office:value-type="float" office:value="-1.84759" calcext:value-type="float">
            <text:p>-1.84759</text:p>
          </table:table-cell>
          <table:table-cell office:value-type="float" office:value="-1.74871" calcext:value-type="float">
            <text:p>-1.74871</text:p>
          </table:table-cell>
          <table:table-cell office:value-type="float" office:value="-1.65838" calcext:value-type="float">
            <text:p>-1.65838</text:p>
          </table:table-cell>
          <table:table-cell office:value-type="float" office:value="-1.5573601" calcext:value-type="float">
            <text:p>-1.5573601</text:p>
          </table:table-cell>
          <table:table-cell office:value-type="float" office:value="-1.45421" calcext:value-type="float">
            <text:p>-1.45421</text:p>
          </table:table-cell>
          <table:table-cell office:value-type="float" office:value="-1.3599" calcext:value-type="float">
            <text:p>-1.3599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700799" calcext:value-type="float">
            <text:p>-1.1700799</text:p>
          </table:table-cell>
          <table:table-cell office:value-type="float" office:value="-1.07578" calcext:value-type="float">
            <text:p>-1.07578</text:p>
          </table:table-cell>
          <table:table-cell office:value-type="float" office:value="-0.99611998" calcext:value-type="float">
            <text:p>-0.99611998</text:p>
          </table:table-cell>
          <table:table-cell office:value-type="float" office:value="-0.90395999" calcext:value-type="float">
            <text:p>-0.90395999</text:p>
          </table:table-cell>
        </table:table-row>
        <table:table-row table:style-name="ro1">
          <table:table-cell office:value-type="float" office:value="-2.3041501" calcext:value-type="float">
            <text:p>-2.3041501</text:p>
          </table:table-cell>
          <table:table-cell office:value-type="float" office:value="-2.15674" calcext:value-type="float">
            <text:p>-2.15674</text:p>
          </table:table-cell>
          <table:table-cell office:value-type="float" office:value="-2.0483999" calcext:value-type="float">
            <text:p>-2.0483999</text:p>
          </table:table-cell>
          <table:table-cell office:value-type="float" office:value="-1.94311" calcext:value-type="float">
            <text:p>-1.94311</text:p>
          </table:table-cell>
          <table:table-cell office:value-type="float" office:value="-1.84698" calcext:value-type="float">
            <text:p>-1.84698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1.65746" calcext:value-type="float">
            <text:p>-1.65746</text:p>
          </table:table-cell>
          <table:table-cell office:value-type="float" office:value="-1.5567501" calcext:value-type="float">
            <text:p>-1.5567501</text:p>
          </table:table-cell>
          <table:table-cell office:value-type="float" office:value="-1.4536" calcext:value-type="float">
            <text:p>-1.4536</text:p>
          </table:table-cell>
          <table:table-cell office:value-type="float" office:value="-1.35929" calcext:value-type="float">
            <text:p>-1.35929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6947" calcext:value-type="float">
            <text:p>-1.16947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-0.99550998" calcext:value-type="float">
            <text:p>-0.99550998</text:p>
          </table:table-cell>
          <table:table-cell office:value-type="float" office:value="-0.90335" calcext:value-type="float">
            <text:p>-0.90335</text:p>
          </table:table-cell>
        </table:table-row>
        <table:table-row table:style-name="ro1">
          <table:table-cell office:value-type="float" office:value="-2.30354" calcext:value-type="float">
            <text:p>-2.30354</text:p>
          </table:table-cell>
          <table:table-cell office:value-type="float" office:value="-2.1561301" calcext:value-type="float">
            <text:p>-2.1561301</text:p>
          </table:table-cell>
          <table:table-cell office:value-type="float" office:value="-2.0474899" calcext:value-type="float">
            <text:p>-2.0474899</text:p>
          </table:table-cell>
          <table:table-cell office:value-type="float" office:value="-1.9425" calcext:value-type="float">
            <text:p>-1.9425</text:p>
          </table:table-cell>
          <table:table-cell office:value-type="float" office:value="-1.84637" calcext:value-type="float">
            <text:p>-1.84637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1.65654" calcext:value-type="float">
            <text:p>-1.65654</text:p>
          </table:table-cell>
          <table:table-cell office:value-type="float" office:value="-1.5561399" calcext:value-type="float">
            <text:p>-1.5561399</text:p>
          </table:table-cell>
          <table:table-cell office:value-type="float" office:value="-1.4529901" calcext:value-type="float">
            <text:p>-1.4529901</text:p>
          </table:table-cell>
          <table:table-cell office:value-type="float" office:value="-1.35868" calcext:value-type="float">
            <text:p>-1.35868</text:p>
          </table:table-cell>
          <table:table-cell office:value-type="float" office:value="-1.26408" calcext:value-type="float">
            <text:p>-1.26408</text:p>
          </table:table-cell>
          <table:table-cell office:value-type="float" office:value="-1.16886" calcext:value-type="float">
            <text:p>-1.16886</text:p>
          </table:table-cell>
          <table:table-cell office:value-type="float" office:value="-1.07456" calcext:value-type="float">
            <text:p>-1.07456</text:p>
          </table:table-cell>
          <table:table-cell office:value-type="float" office:value="-0.99489999" calcext:value-type="float">
            <text:p>-0.99489999</text:p>
          </table:table-cell>
          <table:table-cell office:value-type="float" office:value="-0.90274" calcext:value-type="float">
            <text:p>-0.90274</text:p>
          </table:table-cell>
        </table:table-row>
        <table:table-row table:style-name="ro1">
          <table:table-cell office:value-type="float" office:value="-2.3029301" calcext:value-type="float">
            <text:p>-2.3029301</text:p>
          </table:table-cell>
          <table:table-cell office:value-type="float" office:value="-2.15552" calcext:value-type="float">
            <text:p>-2.15552</text:p>
          </table:table-cell>
          <table:table-cell office:value-type="float" office:value="-2.0465701" calcext:value-type="float">
            <text:p>-2.0465701</text:p>
          </table:table-cell>
          <table:table-cell office:value-type="float" office:value="-1.94189" calcext:value-type="float">
            <text:p>-1.94189</text:p>
          </table:table-cell>
          <table:table-cell office:value-type="float" office:value="-1.84545" calcext:value-type="float">
            <text:p>-1.84545</text:p>
          </table:table-cell>
          <table:table-cell office:value-type="float" office:value="-1.7468801" calcext:value-type="float">
            <text:p>-1.7468801</text:p>
          </table:table-cell>
          <table:table-cell office:value-type="float" office:value="-1.65593" calcext:value-type="float">
            <text:p>-1.65593</text:p>
          </table:table-cell>
          <table:table-cell office:value-type="float" office:value="-1.55553" calcext:value-type="float">
            <text:p>-1.55553</text:p>
          </table:table-cell>
          <table:table-cell office:value-type="float" office:value="-1.4523799" calcext:value-type="float">
            <text:p>-1.4523799</text:p>
          </table:table-cell>
          <table:table-cell office:value-type="float" office:value="-1.35807" calcext:value-type="float">
            <text:p>-1.35807</text:p>
          </table:table-cell>
          <table:table-cell office:value-type="float" office:value="-1.2634701" calcext:value-type="float">
            <text:p>-1.2634701</text:p>
          </table:table-cell>
          <table:table-cell office:value-type="float" office:value="-1.16825" calcext:value-type="float">
            <text:p>-1.16825</text:p>
          </table:table-cell>
          <table:table-cell office:value-type="float" office:value="-1.0739501" calcext:value-type="float">
            <text:p>-1.0739501</text:p>
          </table:table-cell>
          <table:table-cell office:value-type="float" office:value="-0.99428999" calcext:value-type="float">
            <text:p>-0.99428999</text:p>
          </table:table-cell>
          <table:table-cell office:value-type="float" office:value="-0.90213001" calcext:value-type="float">
            <text:p>-0.90213001</text:p>
          </table:table-cell>
        </table:table-row>
        <table:table-row table:style-name="ro1">
          <table:table-cell office:value-type="float" office:value="-2.30232" calcext:value-type="float">
            <text:p>-2.30232</text:p>
          </table:table-cell>
          <table:table-cell office:value-type="float" office:value="-2.1549101" calcext:value-type="float">
            <text:p>-2.1549101</text:p>
          </table:table-cell>
          <table:table-cell office:value-type="float" office:value="-2.0459599" calcext:value-type="float">
            <text:p>-2.0459599</text:p>
          </table:table-cell>
          <table:table-cell office:value-type="float" office:value="-1.94128" calcext:value-type="float">
            <text:p>-1.94128</text:p>
          </table:table-cell>
          <table:table-cell office:value-type="float" office:value="-1.84484" calcext:value-type="float">
            <text:p>-1.84484</text:p>
          </table:table-cell>
          <table:table-cell office:value-type="float" office:value="-1.74596" calcext:value-type="float">
            <text:p>-1.74596</text:p>
          </table:table-cell>
          <table:table-cell office:value-type="float" office:value="-1.65532" calcext:value-type="float">
            <text:p>-1.65532</text:p>
          </table:table-cell>
          <table:table-cell office:value-type="float" office:value="-1.55492" calcext:value-type="float">
            <text:p>-1.55492</text:p>
          </table:table-cell>
          <table:table-cell office:value-type="float" office:value="-1.4517699" calcext:value-type="float">
            <text:p>-1.4517699</text:p>
          </table:table-cell>
          <table:table-cell office:value-type="float" office:value="-1.35716" calcext:value-type="float">
            <text:p>-1.35716</text:p>
          </table:table-cell>
          <table:table-cell office:value-type="float" office:value="-1.2628599" calcext:value-type="float">
            <text:p>-1.2628599</text:p>
          </table:table-cell>
          <table:table-cell office:value-type="float" office:value="-1.16764" calcext:value-type="float">
            <text:p>-1.16764</text:p>
          </table:table-cell>
          <table:table-cell office:value-type="float" office:value="-1.0733401" calcext:value-type="float">
            <text:p>-1.0733401</text:p>
          </table:table-cell>
          <table:table-cell office:value-type="float" office:value="-0.99338001" calcext:value-type="float">
            <text:p>-0.99338001</text:p>
          </table:table-cell>
          <table:table-cell office:value-type="float" office:value="-0.90152001" calcext:value-type="float">
            <text:p>-0.90152001</text:p>
          </table:table-cell>
        </table:table-row>
        <table:table-row table:style-name="ro1">
          <table:table-cell office:value-type="float" office:value="-2.3017099" calcext:value-type="float">
            <text:p>-2.3017099</text:p>
          </table:table-cell>
          <table:table-cell office:value-type="float" office:value="-2.1543" calcext:value-type="float">
            <text:p>-2.1543</text:p>
          </table:table-cell>
          <table:table-cell office:value-type="float" office:value="-2.0453501" calcext:value-type="float">
            <text:p>-2.0453501</text:p>
          </table:table-cell>
          <table:table-cell office:value-type="float" office:value="-1.94067" calcext:value-type="float">
            <text:p>-1.94067</text:p>
          </table:table-cell>
          <table:table-cell office:value-type="float" office:value="-1.84393" calcext:value-type="float">
            <text:p>-1.84393</text:p>
          </table:table-cell>
          <table:table-cell office:value-type="float" office:value="-1.74535" calcext:value-type="float">
            <text:p>-1.74535</text:p>
          </table:table-cell>
          <table:table-cell office:value-type="float" office:value="-1.6547101" calcext:value-type="float">
            <text:p>-1.6547101</text:p>
          </table:table-cell>
          <table:table-cell office:value-type="float" office:value="-1.55431" calcext:value-type="float">
            <text:p>-1.55431</text:p>
          </table:table-cell>
          <table:table-cell office:value-type="float" office:value="-1.45116" calcext:value-type="float">
            <text:p>-1.45116</text:p>
          </table:table-cell>
          <table:table-cell office:value-type="float" office:value="-1.35655" calcext:value-type="float">
            <text:p>-1.35655</text:p>
          </table:table-cell>
          <table:table-cell office:value-type="float" office:value="-1.2622499" calcext:value-type="float">
            <text:p>-1.2622499</text:p>
          </table:table-cell>
          <table:table-cell office:value-type="float" office:value="-1.16672" calcext:value-type="float">
            <text:p>-1.16672</text:p>
          </table:table-cell>
          <table:table-cell office:value-type="float" office:value="-1.0727299" calcext:value-type="float">
            <text:p>-1.0727299</text:p>
          </table:table-cell>
          <table:table-cell office:value-type="float" office:value="-0.99246001" calcext:value-type="float">
            <text:p>-0.99246001</text:p>
          </table:table-cell>
          <table:table-cell office:value-type="float" office:value="-0.90060002" calcext:value-type="float">
            <text:p>-0.90060002</text:p>
          </table:table-cell>
        </table:table-row>
        <table:table-row table:style-name="ro1">
          <table:table-cell office:value-type="float" office:value="-2.3011" calcext:value-type="float">
            <text:p>-2.3011</text:p>
          </table:table-cell>
          <table:table-cell office:value-type="float" office:value="-2.1536901" calcext:value-type="float">
            <text:p>-2.1536901</text:p>
          </table:table-cell>
          <table:table-cell office:value-type="float" office:value="-2.04474" calcext:value-type="float">
            <text:p>-2.04474</text:p>
          </table:table-cell>
          <table:table-cell office:value-type="float" office:value="-1.94006" calcext:value-type="float">
            <text:p>-1.94006</text:p>
          </table:table-cell>
          <table:table-cell office:value-type="float" office:value="-1.84332" calcext:value-type="float">
            <text:p>-1.84332</text:p>
          </table:table-cell>
          <table:table-cell office:value-type="float" office:value="-1.74474" calcext:value-type="float">
            <text:p>-1.74474</text:p>
          </table:table-cell>
          <table:table-cell office:value-type="float" office:value="-1.6540999" calcext:value-type="float">
            <text:p>-1.6540999</text:p>
          </table:table-cell>
          <table:table-cell office:value-type="float" office:value="-1.5537" calcext:value-type="float">
            <text:p>-1.5537</text:p>
          </table:table-cell>
          <table:table-cell office:value-type="float" office:value="-1.4505399" calcext:value-type="float">
            <text:p>-1.4505399</text:p>
          </table:table-cell>
          <table:table-cell office:value-type="float" office:value="-1.35594" calcext:value-type="float">
            <text:p>-1.35594</text:p>
          </table:table-cell>
          <table:table-cell office:value-type="float" office:value="-1.26164" calcext:value-type="float">
            <text:p>-1.26164</text:p>
          </table:table-cell>
          <table:table-cell office:value-type="float" office:value="-1.16611" calcext:value-type="float">
            <text:p>-1.16611</text:p>
          </table:table-cell>
          <table:table-cell office:value-type="float" office:value="-1.07212" calcext:value-type="float">
            <text:p>-1.07212</text:p>
          </table:table-cell>
          <table:table-cell office:value-type="float" office:value="-0.99185002" calcext:value-type="float">
            <text:p>-0.99185002</text:p>
          </table:table-cell>
          <table:table-cell office:value-type="float" office:value="-0.89999002" calcext:value-type="float">
            <text:p>-0.89999002</text:p>
          </table:table-cell>
        </table:table-row>
        <table:table-row table:style-name="ro1">
          <table:table-cell office:value-type="float" office:value="-2.3004899" calcext:value-type="float">
            <text:p>-2.3004899</text:p>
          </table:table-cell>
          <table:table-cell office:value-type="float" office:value="-2.15308" calcext:value-type="float">
            <text:p>-2.15308</text:p>
          </table:table-cell>
          <table:table-cell office:value-type="float" office:value="-2.0441301" calcext:value-type="float">
            <text:p>-2.0441301</text:p>
          </table:table-cell>
          <table:table-cell office:value-type="float" office:value="-1.93945" calcext:value-type="float">
            <text:p>-1.93945</text:p>
          </table:table-cell>
          <table:table-cell office:value-type="float" office:value="-1.84271" calcext:value-type="float">
            <text:p>-1.84271</text:p>
          </table:table-cell>
          <table:table-cell office:value-type="float" office:value="-1.74413" calcext:value-type="float">
            <text:p>-1.74413</text:p>
          </table:table-cell>
          <table:table-cell office:value-type="float" office:value="-1.6534899" calcext:value-type="float">
            <text:p>-1.6534899</text:p>
          </table:table-cell>
          <table:table-cell office:value-type="float" office:value="-1.55309" calcext:value-type="float">
            <text:p>-1.55309</text:p>
          </table:table-cell>
          <table:table-cell office:value-type="float" office:value="-1.44993" calcext:value-type="float">
            <text:p>-1.44993</text:p>
          </table:table-cell>
          <table:table-cell office:value-type="float" office:value="-1.35533" calcext:value-type="float">
            <text:p>-1.35533</text:p>
          </table:table-cell>
          <table:table-cell office:value-type="float" office:value="-1.26133" calcext:value-type="float">
            <text:p>-1.26133</text:p>
          </table:table-cell>
          <table:table-cell office:value-type="float" office:value="-1.1655" calcext:value-type="float">
            <text:p>-1.1655</text:p>
          </table:table-cell>
          <table:table-cell office:value-type="float" office:value="-1.0714999" calcext:value-type="float">
            <text:p>-1.0714999</text:p>
          </table:table-cell>
          <table:table-cell office:value-type="float" office:value="-0.99124002" calcext:value-type="float">
            <text:p>-0.99124002</text:p>
          </table:table-cell>
          <table:table-cell office:value-type="float" office:value="-0.89938003" calcext:value-type="float">
            <text:p>-0.89938003</text:p>
          </table:table-cell>
        </table:table-row>
        <table:table-row table:style-name="ro1">
          <table:table-cell office:value-type="float" office:value="-2.2995701" calcext:value-type="float">
            <text:p>-2.2995701</text:p>
          </table:table-cell>
          <table:table-cell office:value-type="float" office:value="-2.1524701" calcext:value-type="float">
            <text:p>-2.1524701</text:p>
          </table:table-cell>
          <table:table-cell office:value-type="float" office:value="-2.04352" calcext:value-type="float">
            <text:p>-2.04352</text:p>
          </table:table-cell>
          <table:table-cell office:value-type="float" office:value="-1.93884" calcext:value-type="float">
            <text:p>-1.93884</text:p>
          </table:table-cell>
          <table:table-cell office:value-type="float" office:value="-1.8421" calcext:value-type="float">
            <text:p>-1.8421</text:p>
          </table:table-cell>
          <table:table-cell office:value-type="float" office:value="-1.74352" calcext:value-type="float">
            <text:p>-1.74352</text:p>
          </table:table-cell>
          <table:table-cell office:value-type="float" office:value="-1.65288" calcext:value-type="float">
            <text:p>-1.65288</text:p>
          </table:table-cell>
          <table:table-cell office:value-type="float" office:value="-1.55248" calcext:value-type="float">
            <text:p>-1.55248</text:p>
          </table:table-cell>
          <table:table-cell office:value-type="float" office:value="-1.44871" calcext:value-type="float">
            <text:p>-1.44871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6072" calcext:value-type="float">
            <text:p>-1.26072</text:p>
          </table:table-cell>
          <table:table-cell office:value-type="float" office:value="-1.16459" calcext:value-type="float">
            <text:p>-1.16459</text:p>
          </table:table-cell>
          <table:table-cell office:value-type="float" office:value="-1.0708899" calcext:value-type="float">
            <text:p>-1.0708899</text:p>
          </table:table-cell>
          <table:table-cell office:value-type="float" office:value="-0.99062997" calcext:value-type="float">
            <text:p>-0.99062997</text:p>
          </table:table-cell>
          <table:table-cell office:value-type="float" office:value="-0.89876997" calcext:value-type="float">
            <text:p>-0.89876997</text:p>
          </table:table-cell>
        </table:table-row>
        <table:table-row table:style-name="ro1">
          <table:table-cell office:value-type="float" office:value="-2.29896" calcext:value-type="float">
            <text:p>-2.29896</text:p>
          </table:table-cell>
          <table:table-cell office:value-type="float" office:value="-2.15186" calcext:value-type="float">
            <text:p>-2.15186</text:p>
          </table:table-cell>
          <table:table-cell office:value-type="float" office:value="-2.0429101" calcext:value-type="float">
            <text:p>-2.0429101</text:p>
          </table:table-cell>
          <table:table-cell office:value-type="float" office:value="-1.93823" calcext:value-type="float">
            <text:p>-1.93823</text:p>
          </table:table-cell>
          <table:table-cell office:value-type="float" office:value="-1.84149" calcext:value-type="float">
            <text:p>-1.84149</text:p>
          </table:table-cell>
          <table:table-cell office:value-type="float" office:value="-1.74291" calcext:value-type="float">
            <text:p>-1.74291</text:p>
          </table:table-cell>
          <table:table-cell office:value-type="float" office:value="-1.65227" calcext:value-type="float">
            <text:p>-1.65227</text:p>
          </table:table-cell>
          <table:table-cell office:value-type="float" office:value="-1.55187" calcext:value-type="float">
            <text:p>-1.55187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642801" calcext:value-type="float">
            <text:p>-1.1642801</text:p>
          </table:table-cell>
          <table:table-cell office:value-type="float" office:value="-1.07028" calcext:value-type="float">
            <text:p>-1.07028</text:p>
          </table:table-cell>
          <table:table-cell office:value-type="float" office:value="-0.99001998" calcext:value-type="float">
            <text:p>-0.99001998</text:p>
          </table:table-cell>
          <table:table-cell office:value-type="float" office:value="-0.89815998" calcext:value-type="float">
            <text:p>-0.89815998</text:p>
          </table:table-cell>
        </table:table-row>
        <table:table-row table:style-name="ro1">
          <table:table-cell office:value-type="float" office:value="-2.2980399" calcext:value-type="float">
            <text:p>-2.2980399</text:p>
          </table:table-cell>
          <table:table-cell office:value-type="float" office:value="-2.1512499" calcext:value-type="float">
            <text:p>-2.1512499</text:p>
          </table:table-cell>
          <table:table-cell office:value-type="float" office:value="-2.0423" calcext:value-type="float">
            <text:p>-2.0423</text:p>
          </table:table-cell>
          <table:table-cell office:value-type="float" office:value="-1.93762" calcext:value-type="float">
            <text:p>-1.93762</text:p>
          </table:table-cell>
          <table:table-cell office:value-type="float" office:value="-1.84088" calcext:value-type="float">
            <text:p>-1.84088</text:p>
          </table:table-cell>
          <table:table-cell office:value-type="float" office:value="-1.7423" calcext:value-type="float">
            <text:p>-1.7423</text:p>
          </table:table-cell>
          <table:table-cell office:value-type="float" office:value="-1.65166" calcext:value-type="float">
            <text:p>-1.65166</text:p>
          </table:table-cell>
          <table:table-cell office:value-type="float" office:value="-1.55126" calcext:value-type="float">
            <text:p>-1.55126</text:p>
          </table:table-cell>
          <table:table-cell office:value-type="float" office:value="-1.44719" calcext:value-type="float">
            <text:p>-1.44719</text:p>
          </table:table-cell>
          <table:table-cell office:value-type="float" office:value="-1.3535" calcext:value-type="float">
            <text:p>-1.3535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6967" calcext:value-type="float">
            <text:p>-1.06967</text:p>
          </table:table-cell>
          <table:table-cell office:value-type="float" office:value="-0.98940998" calcext:value-type="float">
            <text:p>-0.98940998</text:p>
          </table:table-cell>
          <table:table-cell office:value-type="float" office:value="-0.89754999" calcext:value-type="float">
            <text:p>-0.89754999</text:p>
          </table:table-cell>
        </table:table-row>
        <table:table-row table:style-name="ro1">
          <table:table-cell office:value-type="float" office:value="-2.2971301" calcext:value-type="float">
            <text:p>-2.2971301</text:p>
          </table:table-cell>
          <table:table-cell office:value-type="float" office:value="-2.15064" calcext:value-type="float">
            <text:p>-2.15064</text:p>
          </table:table-cell>
          <table:table-cell office:value-type="float" office:value="-2.0416901" calcext:value-type="float">
            <text:p>-2.0416901</text:p>
          </table:table-cell>
          <table:table-cell office:value-type="float" office:value="-1.93701" calcext:value-type="float">
            <text:p>-1.93701</text:p>
          </table:table-cell>
          <table:table-cell office:value-type="float" office:value="-1.84027" calcext:value-type="float">
            <text:p>-1.84027</text:p>
          </table:table-cell>
          <table:table-cell office:value-type="float" office:value="-1.74169" calcext:value-type="float">
            <text:p>-1.74169</text:p>
          </table:table-cell>
          <table:table-cell office:value-type="float" office:value="-1.65105" calcext:value-type="float">
            <text:p>-1.65105</text:p>
          </table:table-cell>
          <table:table-cell office:value-type="float" office:value="-1.55065" calcext:value-type="float">
            <text:p>-1.55065</text:p>
          </table:table-cell>
          <table:table-cell office:value-type="float" office:value="-1.4465801" calcext:value-type="float">
            <text:p>-1.4465801</text:p>
          </table:table-cell>
          <table:table-cell office:value-type="float" office:value="-1.35289" calcext:value-type="float">
            <text:p>-1.35289</text:p>
          </table:table-cell>
          <table:table-cell office:value-type="float" office:value="-1.25858" calcext:value-type="float">
            <text:p>-1.25858</text:p>
          </table:table-cell>
          <table:table-cell office:value-type="float" office:value="-1.1630599" calcext:value-type="float">
            <text:p>-1.1630599</text:p>
          </table:table-cell>
          <table:table-cell office:value-type="float" office:value="-1.06906" calcext:value-type="float">
            <text:p>-1.06906</text:p>
          </table:table-cell>
          <table:table-cell office:value-type="float" office:value="-0.98879999" calcext:value-type="float">
            <text:p>-0.98879999</text:p>
          </table:table-cell>
          <table:table-cell office:value-type="float" office:value="-0.89662999" calcext:value-type="float">
            <text:p>-0.89662999</text:p>
          </table:table-cell>
        </table:table-row>
        <table:table-row table:style-name="ro1">
          <table:table-cell office:value-type="float" office:value="-2.29652" calcext:value-type="float">
            <text:p>-2.29652</text:p>
          </table:table-cell>
          <table:table-cell office:value-type="float" office:value="-2.14972" calcext:value-type="float">
            <text:p>-2.14972</text:p>
          </table:table-cell>
          <table:table-cell office:value-type="float" office:value="-2.04108" calcext:value-type="float">
            <text:p>-2.04108</text:p>
          </table:table-cell>
          <table:table-cell office:value-type="float" office:value="-1.9364001" calcext:value-type="float">
            <text:p>-1.9364001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-1.74108" calcext:value-type="float">
            <text:p>-1.74108</text:p>
          </table:table-cell>
          <table:table-cell office:value-type="float" office:value="-1.65044" calcext:value-type="float">
            <text:p>-1.65044</text:p>
          </table:table-cell>
          <table:table-cell office:value-type="float" office:value="-1.55004" calcext:value-type="float">
            <text:p>-1.55004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5797" calcext:value-type="float">
            <text:p>-1.25797</text:p>
          </table:table-cell>
          <table:table-cell office:value-type="float" office:value="-1.16245" calcext:value-type="float">
            <text:p>-1.16245</text:p>
          </table:table-cell>
          <table:table-cell office:value-type="float" office:value="-1.06845" calcext:value-type="float">
            <text:p>-1.06845</text:p>
          </table:table-cell>
          <table:table-cell office:value-type="float" office:value="-0.98819" calcext:value-type="float">
            <text:p>-0.98819</text:p>
          </table:table-cell>
          <table:table-cell office:value-type="float" office:value="-0.89572001" calcext:value-type="float">
            <text:p>-0.89572001</text:p>
          </table:table-cell>
        </table:table-row>
        <table:table-row table:style-name="ro1">
          <table:table-cell office:value-type="float" office:value="-2.2959099" calcext:value-type="float">
            <text:p>-2.2959099</text:p>
          </table:table-cell>
          <table:table-cell office:value-type="float" office:value="-2.1491101" calcext:value-type="float">
            <text:p>-2.1491101</text:p>
          </table:table-cell>
          <table:table-cell office:value-type="float" office:value="-2.0404699" calcext:value-type="float">
            <text:p>-2.0404699</text:p>
          </table:table-cell>
          <table:table-cell office:value-type="float" office:value="-1.9357899" calcext:value-type="float">
            <text:p>-1.9357899</text:p>
          </table:table-cell>
          <table:table-cell office:value-type="float" office:value="-1.8390501" calcext:value-type="float">
            <text:p>-1.8390501</text:p>
          </table:table-cell>
          <table:table-cell office:value-type="float" office:value="-1.7404701" calcext:value-type="float">
            <text:p>-1.7404701</text:p>
          </table:table-cell>
          <table:table-cell office:value-type="float" office:value="-1.64983" calcext:value-type="float">
            <text:p>-1.64983</text:p>
          </table:table-cell>
          <table:table-cell office:value-type="float" office:value="-1.54942" calcext:value-type="float">
            <text:p>-1.54942</text:p>
          </table:table-cell>
          <table:table-cell office:value-type="float" office:value="-1.4453599" calcext:value-type="float">
            <text:p>-1.4453599</text:p>
          </table:table-cell>
          <table:table-cell office:value-type="float" office:value="-1.35166" calcext:value-type="float">
            <text:p>-1.35166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6184" calcext:value-type="float">
            <text:p>-1.16184</text:p>
          </table:table-cell>
          <table:table-cell office:value-type="float" office:value="-1.06784" calcext:value-type="float">
            <text:p>-1.06784</text:p>
          </table:table-cell>
          <table:table-cell office:value-type="float" office:value="-0.98758" calcext:value-type="float">
            <text:p>-0.98758</text:p>
          </table:table-cell>
          <table:table-cell office:value-type="float" office:value="-0.89511001" calcext:value-type="float">
            <text:p>-0.89511001</text:p>
          </table:table-cell>
        </table:table-row>
        <table:table-row table:style-name="ro1">
          <table:table-cell office:value-type="float" office:value="-2.2953" calcext:value-type="float">
            <text:p>-2.2953</text:p>
          </table:table-cell>
          <table:table-cell office:value-type="float" office:value="-2.1485" calcext:value-type="float">
            <text:p>-2.1485</text:p>
          </table:table-cell>
          <table:table-cell office:value-type="float" office:value="-2.0395501" calcext:value-type="float">
            <text:p>-2.0395501</text:p>
          </table:table-cell>
          <table:table-cell office:value-type="float" office:value="-1.9351799" calcext:value-type="float">
            <text:p>-1.9351799</text:p>
          </table:table-cell>
          <table:table-cell office:value-type="float" office:value="-1.8384399" calcext:value-type="float">
            <text:p>-1.8384399</text:p>
          </table:table-cell>
          <table:table-cell office:value-type="float" office:value="-1.7398601" calcext:value-type="float">
            <text:p>-1.7398601</text:p>
          </table:table-cell>
          <table:table-cell office:value-type="float" office:value="-1.64922" calcext:value-type="float">
            <text:p>-1.64922</text:p>
          </table:table-cell>
          <table:table-cell office:value-type="float" office:value="-1.54881" calcext:value-type="float">
            <text:p>-1.54881</text:p>
          </table:table-cell>
          <table:table-cell office:value-type="float" office:value="-1.44475" calcext:value-type="float">
            <text:p>-1.44475</text:p>
          </table:table-cell>
          <table:table-cell office:value-type="float" office:value="-1.35105" calcext:value-type="float">
            <text:p>-1.35105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6123" calcext:value-type="float">
            <text:p>-1.16123</text:p>
          </table:table-cell>
          <table:table-cell office:value-type="float" office:value="-1.06723" calcext:value-type="float">
            <text:p>-1.06723</text:p>
          </table:table-cell>
          <table:table-cell office:value-type="float" office:value="-0.98697001" calcext:value-type="float">
            <text:p>-0.98697001</text:p>
          </table:table-cell>
          <table:table-cell office:value-type="float" office:value="-0.89450002" calcext:value-type="float">
            <text:p>-0.89450002</text:p>
          </table:table-cell>
        </table:table-row>
        <table:table-row table:style-name="ro1">
          <table:table-cell office:value-type="float" office:value="-2.2946899" calcext:value-type="float">
            <text:p>-2.2946899</text:p>
          </table:table-cell>
          <table:table-cell office:value-type="float" office:value="-2.1478901" calcext:value-type="float">
            <text:p>-2.1478901</text:p>
          </table:table-cell>
          <table:table-cell office:value-type="float" office:value="-2.03894" calcext:value-type="float">
            <text:p>-2.03894</text:p>
          </table:table-cell>
          <table:table-cell office:value-type="float" office:value="-1.93457" calcext:value-type="float">
            <text:p>-1.93457</text:p>
          </table:table-cell>
          <table:table-cell office:value-type="float" office:value="-1.83752" calcext:value-type="float">
            <text:p>-1.83752</text:p>
          </table:table-cell>
          <table:table-cell office:value-type="float" office:value="-1.7392499" calcext:value-type="float">
            <text:p>-1.7392499</text:p>
          </table:table-cell>
          <table:table-cell office:value-type="float" office:value="-1.64861" calcext:value-type="float">
            <text:p>-1.64861</text:p>
          </table:table-cell>
          <table:table-cell office:value-type="float" office:value="-1.5482" calcext:value-type="float">
            <text:p>-1.5482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5044" calcext:value-type="float">
            <text:p>-1.35044</text:p>
          </table:table-cell>
          <table:table-cell office:value-type="float" office:value="-1.2564501" calcext:value-type="float">
            <text:p>-1.2564501</text:p>
          </table:table-cell>
          <table:table-cell office:value-type="float" office:value="-1.16062" calcext:value-type="float">
            <text:p>-1.16062</text:p>
          </table:table-cell>
          <table:table-cell office:value-type="float" office:value="-1.06662" calcext:value-type="float">
            <text:p>-1.06662</text:p>
          </table:table-cell>
          <table:table-cell office:value-type="float" office:value="-0.98636001" calcext:value-type="float">
            <text:p>-0.98636001</text:p>
          </table:table-cell>
          <table:table-cell office:value-type="float" office:value="-0.89389002" calcext:value-type="float">
            <text:p>-0.89389002</text:p>
          </table:table-cell>
        </table:table-row>
        <table:table-row table:style-name="ro1">
          <table:table-cell office:value-type="float" office:value="-2.29408" calcext:value-type="float">
            <text:p>-2.29408</text:p>
          </table:table-cell>
          <table:table-cell office:value-type="float" office:value="-2.14728" calcext:value-type="float">
            <text:p>-2.14728</text:p>
          </table:table-cell>
          <table:table-cell office:value-type="float" office:value="-2.0383301" calcext:value-type="float">
            <text:p>-2.0383301</text:p>
          </table:table-cell>
          <table:table-cell office:value-type="float" office:value="-1.93396" calcext:value-type="float">
            <text:p>-1.93396</text:p>
          </table:table-cell>
          <table:table-cell office:value-type="float" office:value="-1.8365999" calcext:value-type="float">
            <text:p>-1.8365999</text:p>
          </table:table-cell>
          <table:table-cell office:value-type="float" office:value="-1.73864" calcext:value-type="float">
            <text:p>-1.73864</text:p>
          </table:table-cell>
          <table:table-cell office:value-type="float" office:value="-1.648" calcext:value-type="float">
            <text:p>-1.648</text:p>
          </table:table-cell>
          <table:table-cell office:value-type="float" office:value="-1.54759" calcext:value-type="float">
            <text:p>-1.54759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4953" calcext:value-type="float">
            <text:p>-1.34953</text:p>
          </table:table-cell>
          <table:table-cell office:value-type="float" office:value="-1.2558399" calcext:value-type="float">
            <text:p>-1.2558399</text:p>
          </table:table-cell>
          <table:table-cell office:value-type="float" office:value="-1.16001" calcext:value-type="float">
            <text:p>-1.16001</text:p>
          </table:table-cell>
          <table:table-cell office:value-type="float" office:value="-1.0657099" calcext:value-type="float">
            <text:p>-1.0657099</text:p>
          </table:table-cell>
          <table:table-cell office:value-type="float" office:value="-0.98575002" calcext:value-type="float">
            <text:p>-0.98575002</text:p>
          </table:table-cell>
          <table:table-cell office:value-type="float" office:value="-0.89328003" calcext:value-type="float">
            <text:p>-0.89328003</text:p>
          </table:table-cell>
        </table:table-row>
        <table:table-row table:style-name="ro1">
          <table:table-cell office:value-type="float" office:value="-2.2934699" calcext:value-type="float">
            <text:p>-2.2934699</text:p>
          </table:table-cell>
          <table:table-cell office:value-type="float" office:value="-2.1466701" calcext:value-type="float">
            <text:p>-2.1466701</text:p>
          </table:table-cell>
          <table:table-cell office:value-type="float" office:value="-2.03772" calcext:value-type="float">
            <text:p>-2.03772</text:p>
          </table:table-cell>
          <table:table-cell office:value-type="float" office:value="-1.93335" calcext:value-type="float">
            <text:p>-1.93335</text:p>
          </table:table-cell>
          <table:table-cell office:value-type="float" office:value="-1.83569" calcext:value-type="float">
            <text:p>-1.83569</text:p>
          </table:table-cell>
          <table:table-cell office:value-type="float" office:value="-1.73803" calcext:value-type="float">
            <text:p>-1.73803</text:p>
          </table:table-cell>
          <table:table-cell office:value-type="float" office:value="-1.64739" calcext:value-type="float">
            <text:p>-1.64739</text:p>
          </table:table-cell>
          <table:table-cell office:value-type="float" office:value="-1.54698" calcext:value-type="float">
            <text:p>-1.54698</text:p>
          </table:table-cell>
          <table:table-cell office:value-type="float" office:value="-1.44261" calcext:value-type="float">
            <text:p>-1.44261</text:p>
          </table:table-cell>
          <table:table-cell office:value-type="float" office:value="-1.34892" calcext:value-type="float">
            <text:p>-1.34892</text:p>
          </table:table-cell>
          <table:table-cell office:value-type="float" office:value="-1.2552299" calcext:value-type="float">
            <text:p>-1.2552299</text:p>
          </table:table-cell>
          <table:table-cell office:value-type="float" office:value="-1.1594" calcext:value-type="float">
            <text:p>-1.1594</text:p>
          </table:table-cell>
          <table:table-cell office:value-type="float" office:value="-1.06479" calcext:value-type="float">
            <text:p>-1.06479</text:p>
          </table:table-cell>
          <table:table-cell office:value-type="float" office:value="-0.98514003" calcext:value-type="float">
            <text:p>-0.98514003</text:p>
          </table:table-cell>
          <table:table-cell office:value-type="float" office:value="-0.89266998" calcext:value-type="float">
            <text:p>-0.89266998</text:p>
          </table:table-cell>
        </table:table-row>
        <table:table-row table:style-name="ro1">
          <table:table-cell office:value-type="float" office:value="-2.29286" calcext:value-type="float">
            <text:p>-2.29286</text:p>
          </table:table-cell>
          <table:table-cell office:value-type="float" office:value="-2.14606" calcext:value-type="float">
            <text:p>-2.14606</text:p>
          </table:table-cell>
          <table:table-cell office:value-type="float" office:value="-2.0371101" calcext:value-type="float">
            <text:p>-2.0371101</text:p>
          </table:table-cell>
          <table:table-cell office:value-type="float" office:value="-1.93274" calcext:value-type="float">
            <text:p>-1.93274</text:p>
          </table:table-cell>
          <table:table-cell office:value-type="float" office:value="-1.83508" calcext:value-type="float">
            <text:p>-1.83508</text:p>
          </table:table-cell>
          <table:table-cell office:value-type="float" office:value="-1.73742" calcext:value-type="float">
            <text:p>-1.73742</text:p>
          </table:table-cell>
          <table:table-cell office:value-type="float" office:value="-1.64678" calcext:value-type="float">
            <text:p>-1.64678</text:p>
          </table:table-cell>
          <table:table-cell office:value-type="float" office:value="-1.54637" calcext:value-type="float">
            <text:p>-1.54637</text:p>
          </table:table-cell>
          <table:table-cell office:value-type="float" office:value="-1.442" calcext:value-type="float">
            <text:p>-1.442</text:p>
          </table:table-cell>
          <table:table-cell office:value-type="float" office:value="-1.34831" calcext:value-type="float">
            <text:p>-1.34831</text:p>
          </table:table-cell>
          <table:table-cell office:value-type="float" office:value="-1.25462" calcext:value-type="float">
            <text:p>-1.25462</text:p>
          </table:table-cell>
          <table:table-cell office:value-type="float" office:value="-1.15879" calcext:value-type="float">
            <text:p>-1.15879</text:p>
          </table:table-cell>
          <table:table-cell office:value-type="float" office:value="-1.06418" calcext:value-type="float">
            <text:p>-1.06418</text:p>
          </table:table-cell>
          <table:table-cell office:value-type="float" office:value="-0.98422003" calcext:value-type="float">
            <text:p>-0.98422003</text:p>
          </table:table-cell>
          <table:table-cell office:value-type="float" office:value="-0.89205998" calcext:value-type="float">
            <text:p>-0.89205998</text:p>
          </table:table-cell>
        </table:table-row>
        <table:table-row table:style-name="ro1">
          <table:table-cell office:value-type="float" office:value="-2.29194" calcext:value-type="float">
            <text:p>-2.29194</text:p>
          </table:table-cell>
          <table:table-cell office:value-type="float" office:value="-2.1454501" calcext:value-type="float">
            <text:p>-2.1454501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-1.93213" calcext:value-type="float">
            <text:p>-1.93213</text:p>
          </table:table-cell>
          <table:table-cell office:value-type="float" office:value="-1.83447" calcext:value-type="float">
            <text:p>-1.83447</text:p>
          </table:table-cell>
          <table:table-cell office:value-type="float" office:value="-1.73681" calcext:value-type="float">
            <text:p>-1.73681</text:p>
          </table:table-cell>
          <table:table-cell office:value-type="float" office:value="-1.64617" calcext:value-type="float">
            <text:p>-1.64617</text:p>
          </table:table-cell>
          <table:table-cell office:value-type="float" office:value="-1.54576" calcext:value-type="float">
            <text:p>-1.54576</text:p>
          </table:table-cell>
          <table:table-cell office:value-type="float" office:value="-1.44108" calcext:value-type="float">
            <text:p>-1.44108</text:p>
          </table:table-cell>
          <table:table-cell office:value-type="float" office:value="-1.3477" calcext:value-type="float">
            <text:p>-1.3477</text:p>
          </table:table-cell>
          <table:table-cell office:value-type="float" office:value="-1.25401" calcext:value-type="float">
            <text:p>-1.25401</text:p>
          </table:table-cell>
          <table:table-cell office:value-type="float" office:value="-1.15818" calcext:value-type="float">
            <text:p>-1.15818</text:p>
          </table:table-cell>
          <table:table-cell office:value-type="float" office:value="-1.06357" calcext:value-type="float">
            <text:p>-1.06357</text:p>
          </table:table-cell>
          <table:table-cell office:value-type="float" office:value="-0.98360997" calcext:value-type="float">
            <text:p>-0.98360997</text:p>
          </table:table-cell>
          <table:table-cell office:value-type="float" office:value="-0.89144999" calcext:value-type="float">
            <text:p>-0.89144999</text:p>
          </table:table-cell>
        </table:table-row>
        <table:table-row table:style-name="ro1">
          <table:table-cell office:value-type="float" office:value="-2.2913301" calcext:value-type="float">
            <text:p>-2.2913301</text:p>
          </table:table-cell>
          <table:table-cell office:value-type="float" office:value="-2.14484" calcext:value-type="float">
            <text:p>-2.14484</text:p>
          </table:table-cell>
          <table:table-cell office:value-type="float" office:value="-2.0358901" calcext:value-type="float">
            <text:p>-2.0358901</text:p>
          </table:table-cell>
          <table:table-cell office:value-type="float" office:value="-1.93152" calcext:value-type="float">
            <text:p>-1.93152</text:p>
          </table:table-cell>
          <table:table-cell office:value-type="float" office:value="-1.83386" calcext:value-type="float">
            <text:p>-1.83386</text:p>
          </table:table-cell>
          <table:table-cell office:value-type="float" office:value="-1.73589" calcext:value-type="float">
            <text:p>-1.73589</text:p>
          </table:table-cell>
          <table:table-cell office:value-type="float" office:value="-1.64556" calcext:value-type="float">
            <text:p>-1.64556</text:p>
          </table:table-cell>
          <table:table-cell office:value-type="float" office:value="-1.54515" calcext:value-type="float">
            <text:p>-1.54515</text:p>
          </table:table-cell>
          <table:table-cell office:value-type="float" office:value="-1.44047" calcext:value-type="float">
            <text:p>-1.44047</text:p>
          </table:table-cell>
          <table:table-cell office:value-type="float" office:value="-1.34709" calcext:value-type="float">
            <text:p>-1.34709</text:p>
          </table:table-cell>
          <table:table-cell office:value-type="float" office:value="-1.2534" calcext:value-type="float">
            <text:p>-1.2534</text:p>
          </table:table-cell>
          <table:table-cell office:value-type="float" office:value="-1.15757" calcext:value-type="float">
            <text:p>-1.15757</text:p>
          </table:table-cell>
          <table:table-cell office:value-type="float" office:value="-1.06296" calcext:value-type="float">
            <text:p>-1.06296</text:p>
          </table:table-cell>
          <table:table-cell office:value-type="float" office:value="-0.98299998" calcext:value-type="float">
            <text:p>-0.98299998</text:p>
          </table:table-cell>
          <table:table-cell office:value-type="float" office:value="-0.89052999" calcext:value-type="float">
            <text:p>-0.89052999</text:p>
          </table:table-cell>
        </table:table-row>
        <table:table-row table:style-name="ro1">
          <table:table-cell office:value-type="float" office:value="-2.29072" calcext:value-type="float">
            <text:p>-2.29072</text:p>
          </table:table-cell>
          <table:table-cell office:value-type="float" office:value="-2.1442299" calcext:value-type="float">
            <text:p>-2.1442299</text:p>
          </table:table-cell>
          <table:table-cell office:value-type="float" office:value="-2.03528" calcext:value-type="float">
            <text:p>-2.03528</text:p>
          </table:table-cell>
          <table:table-cell office:value-type="float" office:value="-1.93091" calcext:value-type="float">
            <text:p>-1.93091</text:p>
          </table:table-cell>
          <table:table-cell office:value-type="float" office:value="-1.83325" calcext:value-type="float">
            <text:p>-1.83325</text:p>
          </table:table-cell>
          <table:table-cell office:value-type="float" office:value="-1.73528" calcext:value-type="float">
            <text:p>-1.73528</text:p>
          </table:table-cell>
          <table:table-cell office:value-type="float" office:value="-1.64495" calcext:value-type="float">
            <text:p>-1.64495</text:p>
          </table:table-cell>
          <table:table-cell office:value-type="float" office:value="-1.54424" calcext:value-type="float">
            <text:p>-1.54424</text:p>
          </table:table-cell>
          <table:table-cell office:value-type="float" office:value="-1.43986" calcext:value-type="float">
            <text:p>-1.43986</text:p>
          </table:table-cell>
          <table:table-cell office:value-type="float" office:value="-1.3461699" calcext:value-type="float">
            <text:p>-1.3461699</text:p>
          </table:table-cell>
          <table:table-cell office:value-type="float" office:value="-1.25278" calcext:value-type="float">
            <text:p>-1.25278</text:p>
          </table:table-cell>
          <table:table-cell office:value-type="float" office:value="-1.15696" calcext:value-type="float">
            <text:p>-1.15696</text:p>
          </table:table-cell>
          <table:table-cell office:value-type="float" office:value="-1.06235" calcext:value-type="float">
            <text:p>-1.06235</text:p>
          </table:table-cell>
          <table:table-cell office:value-type="float" office:value="-0.98238999" calcext:value-type="float">
            <text:p>-0.98238999</text:p>
          </table:table-cell>
          <table:table-cell office:value-type="float" office:value="-0.88960999" calcext:value-type="float">
            <text:p>-0.88960999</text:p>
          </table:table-cell>
        </table:table-row>
        <table:table-row table:style-name="ro1">
          <table:table-cell office:value-type="float" office:value="-2.2901101" calcext:value-type="float">
            <text:p>-2.2901101</text:p>
          </table:table-cell>
          <table:table-cell office:value-type="float" office:value="-2.1433101" calcext:value-type="float">
            <text:p>-2.1433101</text:p>
          </table:table-cell>
          <table:table-cell office:value-type="float" office:value="-2.0346701" calcext:value-type="float">
            <text:p>-2.0346701</text:p>
          </table:table-cell>
          <table:table-cell office:value-type="float" office:value="-1.9303" calcext:value-type="float">
            <text:p>-1.9303</text:p>
          </table:table-cell>
          <table:table-cell office:value-type="float" office:value="-1.8326401" calcext:value-type="float">
            <text:p>-1.8326401</text:p>
          </table:table-cell>
          <table:table-cell office:value-type="float" office:value="-1.73467" calcext:value-type="float">
            <text:p>-1.73467</text:p>
          </table:table-cell>
          <table:table-cell office:value-type="float" office:value="-1.64434" calcext:value-type="float">
            <text:p>-1.64434</text:p>
          </table:table-cell>
          <table:table-cell office:value-type="float" office:value="-1.5433199" calcext:value-type="float">
            <text:p>-1.5433199</text:p>
          </table:table-cell>
          <table:table-cell office:value-type="float" office:value="-1.43925" calcext:value-type="float">
            <text:p>-1.43925</text:p>
          </table:table-cell>
          <table:table-cell office:value-type="float" office:value="-1.34556" calcext:value-type="float">
            <text:p>-1.34556</text:p>
          </table:table-cell>
          <table:table-cell office:value-type="float" office:value="-1.25217" calcext:value-type="float">
            <text:p>-1.25217</text:p>
          </table:table-cell>
          <table:table-cell office:value-type="float" office:value="-1.15604" calcext:value-type="float">
            <text:p>-1.15604</text:p>
          </table:table-cell>
          <table:table-cell office:value-type="float" office:value="-1.06174" calcext:value-type="float">
            <text:p>-1.06174</text:p>
          </table:table-cell>
          <table:table-cell office:value-type="float" office:value="-0.98177999" calcext:value-type="float">
            <text:p>-0.98177999</text:p>
          </table:table-cell>
          <table:table-cell office:value-type="float" office:value="-0.889" calcext:value-type="float">
            <text:p>-0.889</text:p>
          </table:table-cell>
        </table:table-row>
        <table:table-row table:style-name="ro1">
          <table:table-cell office:value-type="float" office:value="-2.2895" calcext:value-type="float">
            <text:p>-2.2895</text:p>
          </table:table-cell>
          <table:table-cell office:value-type="float" office:value="-2.1424" calcext:value-type="float">
            <text:p>-2.1424</text:p>
          </table:table-cell>
          <table:table-cell office:value-type="float" office:value="-2.0337501" calcext:value-type="float">
            <text:p>-2.0337501</text:p>
          </table:table-cell>
          <table:table-cell office:value-type="float" office:value="-1.92969" calcext:value-type="float">
            <text:p>-1.92969</text:p>
          </table:table-cell>
          <table:table-cell office:value-type="float" office:value="-1.8320301" calcext:value-type="float">
            <text:p>-1.8320301</text:p>
          </table:table-cell>
          <table:table-cell office:value-type="float" office:value="-1.73406" calcext:value-type="float">
            <text:p>-1.73406</text:p>
          </table:table-cell>
          <table:table-cell office:value-type="float" office:value="-1.64373" calcext:value-type="float">
            <text:p>-1.64373</text:p>
          </table:table-cell>
          <table:table-cell office:value-type="float" office:value="-1.54241" calcext:value-type="float">
            <text:p>-1.54241</text:p>
          </table:table-cell>
          <table:table-cell office:value-type="float" office:value="-1.43864" calcext:value-type="float">
            <text:p>-1.43864</text:p>
          </table:table-cell>
          <table:table-cell office:value-type="float" office:value="-1.34495" calcext:value-type="float">
            <text:p>-1.34495</text:p>
          </table:table-cell>
          <table:table-cell office:value-type="float" office:value="-1.25156" calcext:value-type="float">
            <text:p>-1.25156</text:p>
          </table:table-cell>
          <table:table-cell office:value-type="float" office:value="-1.15513" calcext:value-type="float">
            <text:p>-1.15513</text:p>
          </table:table-cell>
          <table:table-cell office:value-type="float" office:value="-1.06113" calcext:value-type="float">
            <text:p>-1.06113</text:p>
          </table:table-cell>
          <table:table-cell office:value-type="float" office:value="-0.98117" calcext:value-type="float">
            <text:p>-0.98117</text:p>
          </table:table-cell>
          <table:table-cell office:value-type="float" office:value="-0.88839" calcext:value-type="float">
            <text:p>-0.88839</text:p>
          </table:table-cell>
        </table:table-row>
        <table:table-row table:style-name="ro1">
          <table:table-cell office:value-type="float" office:value="-2.2888899" calcext:value-type="float">
            <text:p>-2.2888899</text:p>
          </table:table-cell>
          <table:table-cell office:value-type="float" office:value="-2.1417899" calcext:value-type="float">
            <text:p>-2.1417899</text:p>
          </table:table-cell>
          <table:table-cell office:value-type="float" office:value="-2.0331399" calcext:value-type="float">
            <text:p>-2.0331399</text:p>
          </table:table-cell>
          <table:table-cell office:value-type="float" office:value="-1.92908" calcext:value-type="float">
            <text:p>-1.92908</text:p>
          </table:table-cell>
          <table:table-cell office:value-type="float" office:value="-1.8314199" calcext:value-type="float">
            <text:p>-1.8314199</text:p>
          </table:table-cell>
          <table:table-cell office:value-type="float" office:value="-1.7334501" calcext:value-type="float">
            <text:p>-1.7334501</text:p>
          </table:table-cell>
          <table:table-cell office:value-type="float" office:value="-1.6431201" calcext:value-type="float">
            <text:p>-1.6431201</text:p>
          </table:table-cell>
          <table:table-cell office:value-type="float" office:value="-1.5418" calcext:value-type="float">
            <text:p>-1.5418</text:p>
          </table:table-cell>
          <table:table-cell office:value-type="float" office:value="-1.43773" calcext:value-type="float">
            <text:p>-1.43773</text:p>
          </table:table-cell>
          <table:table-cell office:value-type="float" office:value="-1.34434" calcext:value-type="float">
            <text:p>-1.34434</text:p>
          </table:table-cell>
          <table:table-cell office:value-type="float" office:value="-1.25095" calcext:value-type="float">
            <text:p>-1.25095</text:p>
          </table:table-cell>
          <table:table-cell office:value-type="float" office:value="-1.15452" calcext:value-type="float">
            <text:p>-1.15452</text:p>
          </table:table-cell>
          <table:table-cell office:value-type="float" office:value="-1.0605201" calcext:value-type="float">
            <text:p>-1.0605201</text:p>
          </table:table-cell>
          <table:table-cell office:value-type="float" office:value="-0.98056" calcext:value-type="float">
            <text:p>-0.98056</text:p>
          </table:table-cell>
          <table:table-cell office:value-type="float" office:value="-0.88778001" calcext:value-type="float">
            <text:p>-0.88778001</text:p>
          </table:table-cell>
        </table:table-row>
        <table:table-row table:style-name="ro1">
          <table:table-cell office:value-type="float" office:value="-2.2879701" calcext:value-type="float">
            <text:p>-2.2879701</text:p>
          </table:table-cell>
          <table:table-cell office:value-type="float" office:value="-2.14118" calcext:value-type="float">
            <text:p>-2.14118</text:p>
          </table:table-cell>
          <table:table-cell office:value-type="float" office:value="-2.0325301" calcext:value-type="float">
            <text:p>-2.0325301</text:p>
          </table:table-cell>
          <table:table-cell office:value-type="float" office:value="-1.92846" calcext:value-type="float">
            <text:p>-1.92846</text:p>
          </table:table-cell>
          <table:table-cell office:value-type="float" office:value="-1.83081" calcext:value-type="float">
            <text:p>-1.83081</text:p>
          </table:table-cell>
          <table:table-cell office:value-type="float" office:value="-1.7328399" calcext:value-type="float">
            <text:p>-1.7328399</text:p>
          </table:table-cell>
          <table:table-cell office:value-type="float" office:value="-1.6422" calcext:value-type="float">
            <text:p>-1.6422</text:p>
          </table:table-cell>
          <table:table-cell office:value-type="float" office:value="-1.54118" calcext:value-type="float">
            <text:p>-1.54118</text:p>
          </table:table-cell>
          <table:table-cell office:value-type="float" office:value="-1.43681" calcext:value-type="float">
            <text:p>-1.43681</text:p>
          </table:table-cell>
          <table:table-cell office:value-type="float" office:value="-1.34373" calcext:value-type="float">
            <text:p>-1.34373</text:p>
          </table:table-cell>
          <table:table-cell office:value-type="float" office:value="-1.25034" calcext:value-type="float">
            <text:p>-1.25034</text:p>
          </table:table-cell>
          <table:table-cell office:value-type="float" office:value="-1.1539" calcext:value-type="float">
            <text:p>-1.1539</text:p>
          </table:table-cell>
          <table:table-cell office:value-type="float" office:value="-1.0599101" calcext:value-type="float">
            <text:p>-1.0599101</text:p>
          </table:table-cell>
          <table:table-cell office:value-type="float" office:value="-0.97964001" calcext:value-type="float">
            <text:p>-0.97964001</text:p>
          </table:table-cell>
          <table:table-cell office:value-type="float" office:value="-0.88717002" calcext:value-type="float">
            <text:p>-0.88717002</text:p>
          </table:table-cell>
        </table:table-row>
        <table:table-row table:style-name="ro1">
          <table:table-cell office:value-type="float" office:value="-2.28736" calcext:value-type="float">
            <text:p>-2.28736</text:p>
          </table:table-cell>
          <table:table-cell office:value-type="float" office:value="-2.1405699" calcext:value-type="float">
            <text:p>-2.1405699</text:p>
          </table:table-cell>
          <table:table-cell office:value-type="float" office:value="-2.03162" calcext:value-type="float">
            <text:p>-2.03162</text:p>
          </table:table-cell>
          <table:table-cell office:value-type="float" office:value="-1.92785" calcext:value-type="float">
            <text:p>-1.92785</text:p>
          </table:table-cell>
          <table:table-cell office:value-type="float" office:value="-1.8302" calcext:value-type="float">
            <text:p>-1.8302</text:p>
          </table:table-cell>
          <table:table-cell office:value-type="float" office:value="-1.7322299" calcext:value-type="float">
            <text:p>-1.7322299</text:p>
          </table:table-cell>
          <table:table-cell office:value-type="float" office:value="-1.64159" calcext:value-type="float">
            <text:p>-1.64159</text:p>
          </table:table-cell>
          <table:table-cell office:value-type="float" office:value="-1.54057" calcext:value-type="float">
            <text:p>-1.54057</text:p>
          </table:table-cell>
          <table:table-cell office:value-type="float" office:value="-1.4362" calcext:value-type="float">
            <text:p>-1.4362</text:p>
          </table:table-cell>
          <table:table-cell office:value-type="float" office:value="-1.34312" calcext:value-type="float">
            <text:p>-1.34312</text:p>
          </table:table-cell>
          <table:table-cell office:value-type="float" office:value="-1.24973" calcext:value-type="float">
            <text:p>-1.24973</text:p>
          </table:table-cell>
          <table:table-cell office:value-type="float" office:value="-1.15329" calcext:value-type="float">
            <text:p>-1.15329</text:p>
          </table:table-cell>
          <table:table-cell office:value-type="float" office:value="-1.0592999" calcext:value-type="float">
            <text:p>-1.0592999</text:p>
          </table:table-cell>
          <table:table-cell office:value-type="float" office:value="-0.97903001" calcext:value-type="float">
            <text:p>-0.97903001</text:p>
          </table:table-cell>
          <table:table-cell office:value-type="float" office:value="-0.88656002" calcext:value-type="float">
            <text:p>-0.88656002</text:p>
          </table:table-cell>
        </table:table-row>
        <table:table-row table:style-name="ro1">
          <table:table-cell office:value-type="float" office:value="-2.2867501" calcext:value-type="float">
            <text:p>-2.2867501</text:p>
          </table:table-cell>
          <table:table-cell office:value-type="float" office:value="-2.1399601" calcext:value-type="float">
            <text:p>-2.1399601</text:p>
          </table:table-cell>
          <table:table-cell office:value-type="float" office:value="-2.0307" calcext:value-type="float">
            <text:p>-2.0307</text:p>
          </table:table-cell>
          <table:table-cell office:value-type="float" office:value="-1.92724" calcext:value-type="float">
            <text:p>-1.92724</text:p>
          </table:table-cell>
          <table:table-cell office:value-type="float" office:value="-1.8295799" calcext:value-type="float">
            <text:p>-1.8295799</text:p>
          </table:table-cell>
          <table:table-cell office:value-type="float" office:value="-1.73162" calcext:value-type="float">
            <text:p>-1.73162</text:p>
          </table:table-cell>
          <table:table-cell office:value-type="float" office:value="-1.64098" calcext:value-type="float">
            <text:p>-1.64098</text:p>
          </table:table-cell>
          <table:table-cell office:value-type="float" office:value="-1.53996" calcext:value-type="float">
            <text:p>-1.53996</text:p>
          </table:table-cell>
          <table:table-cell office:value-type="float" office:value="-1.43559" calcext:value-type="float">
            <text:p>-1.43559</text:p>
          </table:table-cell>
          <table:table-cell office:value-type="float" office:value="-1.34251" calcext:value-type="float">
            <text:p>-1.34251</text:p>
          </table:table-cell>
          <table:table-cell office:value-type="float" office:value="-1.24912" calcext:value-type="float">
            <text:p>-1.24912</text:p>
          </table:table-cell>
          <table:table-cell office:value-type="float" office:value="-1.15268" calcext:value-type="float">
            <text:p>-1.15268</text:p>
          </table:table-cell>
          <table:table-cell office:value-type="float" office:value="-1.05869" calcext:value-type="float">
            <text:p>-1.05869</text:p>
          </table:table-cell>
          <table:table-cell office:value-type="float" office:value="-0.97842002" calcext:value-type="float">
            <text:p>-0.97842002</text:p>
          </table:table-cell>
          <table:table-cell office:value-type="float" office:value="-0.88595003" calcext:value-type="float">
            <text:p>-0.88595003</text:p>
          </table:table-cell>
        </table:table-row>
        <table:table-row table:style-name="ro1">
          <table:table-cell office:value-type="float" office:value="-2.28584" calcext:value-type="float">
            <text:p>-2.28584</text:p>
          </table:table-cell>
          <table:table-cell office:value-type="float" office:value="-2.1393499" calcext:value-type="float">
            <text:p>-2.1393499</text:p>
          </table:table-cell>
          <table:table-cell office:value-type="float" office:value="-2.0300901" calcext:value-type="float">
            <text:p>-2.0300901</text:p>
          </table:table-cell>
          <table:table-cell office:value-type="float" office:value="-1.92663" calcext:value-type="float">
            <text:p>-1.92663</text:p>
          </table:table-cell>
          <table:table-cell office:value-type="float" office:value="-1.82897" calcext:value-type="float">
            <text:p>-1.82897</text:p>
          </table:table-cell>
          <table:table-cell office:value-type="float" office:value="-1.73101" calcext:value-type="float">
            <text:p>-1.73101</text:p>
          </table:table-cell>
          <table:table-cell office:value-type="float" office:value="-1.64037" calcext:value-type="float">
            <text:p>-1.64037</text:p>
          </table:table-cell>
          <table:table-cell office:value-type="float" office:value="-1.53935" calcext:value-type="float">
            <text:p>-1.53935</text:p>
          </table:table-cell>
          <table:table-cell office:value-type="float" office:value="-1.43498" calcext:value-type="float">
            <text:p>-1.43498</text:p>
          </table:table-cell>
          <table:table-cell office:value-type="float" office:value="-1.3419" calcext:value-type="float">
            <text:p>-1.3419</text:p>
          </table:table-cell>
          <table:table-cell office:value-type="float" office:value="-1.24851" calcext:value-type="float">
            <text:p>-1.24851</text:p>
          </table:table-cell>
          <table:table-cell office:value-type="float" office:value="-1.15177" calcext:value-type="float">
            <text:p>-1.15177</text:p>
          </table:table-cell>
          <table:table-cell office:value-type="float" office:value="-1.05808" calcext:value-type="float">
            <text:p>-1.05808</text:p>
          </table:table-cell>
          <table:table-cell office:value-type="float" office:value="-0.97781003" calcext:value-type="float">
            <text:p>-0.97781003</text:p>
          </table:table-cell>
          <table:table-cell office:value-type="float" office:value="-0.88533998" calcext:value-type="float">
            <text:p>-0.88533998</text:p>
          </table:table-cell>
        </table:table-row>
        <table:table-row table:style-name="ro1">
          <table:table-cell office:value-type="float" office:value="-2.28492" calcext:value-type="float">
            <text:p>-2.28492</text:p>
          </table:table-cell>
          <table:table-cell office:value-type="float" office:value="-2.1387401" calcext:value-type="float">
            <text:p>-2.1387401</text:p>
          </table:table-cell>
          <table:table-cell office:value-type="float" office:value="-2.02948" calcext:value-type="float">
            <text:p>-2.02948</text:p>
          </table:table-cell>
          <table:table-cell office:value-type="float" office:value="-1.92602" calcext:value-type="float">
            <text:p>-1.92602</text:p>
          </table:table-cell>
          <table:table-cell office:value-type="float" office:value="-1.82836" calcext:value-type="float">
            <text:p>-1.82836</text:p>
          </table:table-cell>
          <table:table-cell office:value-type="float" office:value="-1.7304" calcext:value-type="float">
            <text:p>-1.7304</text:p>
          </table:table-cell>
          <table:table-cell office:value-type="float" office:value="-1.63945" calcext:value-type="float">
            <text:p>-1.63945</text:p>
          </table:table-cell>
          <table:table-cell office:value-type="float" office:value="-1.53874" calcext:value-type="float">
            <text:p>-1.53874</text:p>
          </table:table-cell>
          <table:table-cell office:value-type="float" office:value="-1.43437" calcext:value-type="float">
            <text:p>-1.43437</text:p>
          </table:table-cell>
          <table:table-cell office:value-type="float" office:value="-1.34129" calcext:value-type="float">
            <text:p>-1.34129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-1.15116" calcext:value-type="float">
            <text:p>-1.15116</text:p>
          </table:table-cell>
          <table:table-cell office:value-type="float" office:value="-1.05747" calcext:value-type="float">
            <text:p>-1.05747</text:p>
          </table:table-cell>
          <table:table-cell office:value-type="float" office:value="-0.97719997" calcext:value-type="float">
            <text:p>-0.97719997</text:p>
          </table:table-cell>
          <table:table-cell office:value-type="float" office:value="-0.88472998" calcext:value-type="float">
            <text:p>-0.88472998</text:p>
          </table:table-cell>
        </table:table-row>
        <table:table-row table:style-name="ro1">
          <table:table-cell office:value-type="float" office:value="-2.2843101" calcext:value-type="float">
            <text:p>-2.2843101</text:p>
          </table:table-cell>
          <table:table-cell office:value-type="float" office:value="-2.1381299" calcext:value-type="float">
            <text:p>-2.1381299</text:p>
          </table:table-cell>
          <table:table-cell office:value-type="float" office:value="-2.0288701" calcext:value-type="float">
            <text:p>-2.0288701</text:p>
          </table:table-cell>
          <table:table-cell office:value-type="float" office:value="-1.92541" calcext:value-type="float">
            <text:p>-1.92541</text:p>
          </table:table-cell>
          <table:table-cell office:value-type="float" office:value="-1.82775" calcext:value-type="float">
            <text:p>-1.82775</text:p>
          </table:table-cell>
          <table:table-cell office:value-type="float" office:value="-1.72979" calcext:value-type="float">
            <text:p>-1.72979</text:p>
          </table:table-cell>
          <table:table-cell office:value-type="float" office:value="-1.63884" calcext:value-type="float">
            <text:p>-1.63884</text:p>
          </table:table-cell>
          <table:table-cell office:value-type="float" office:value="-1.53813" calcext:value-type="float">
            <text:p>-1.53813</text:p>
          </table:table-cell>
          <table:table-cell office:value-type="float" office:value="-1.43376" calcext:value-type="float">
            <text:p>-1.43376</text:p>
          </table:table-cell>
          <table:table-cell office:value-type="float" office:value="-1.34068" calcext:value-type="float">
            <text:p>-1.34068</text:p>
          </table:table-cell>
          <table:table-cell office:value-type="float" office:value="-1.24729" calcext:value-type="float">
            <text:p>-1.24729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5655" calcext:value-type="float">
            <text:p>-1.05655</text:p>
          </table:table-cell>
          <table:table-cell office:value-type="float" office:value="-0.97658998" calcext:value-type="float">
            <text:p>-0.97658998</text:p>
          </table:table-cell>
          <table:table-cell office:value-type="float" office:value="-0.88382" calcext:value-type="float">
            <text:p>-0.88382</text:p>
          </table:table-cell>
        </table:table-row>
        <table:table-row table:style-name="ro1">
          <table:table-cell office:value-type="float" office:value="-2.2837" calcext:value-type="float">
            <text:p>-2.2837</text:p>
          </table:table-cell>
          <table:table-cell office:value-type="float" office:value="-2.1375201" calcext:value-type="float">
            <text:p>-2.1375201</text:p>
          </table:table-cell>
          <table:table-cell office:value-type="float" office:value="-2.02826" calcext:value-type="float">
            <text:p>-2.02826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-1.82714" calcext:value-type="float">
            <text:p>-1.82714</text:p>
          </table:table-cell>
          <table:table-cell office:value-type="float" office:value="-1.72918" calcext:value-type="float">
            <text:p>-1.72918</text:p>
          </table:table-cell>
          <table:table-cell office:value-type="float" office:value="-1.63823" calcext:value-type="float">
            <text:p>-1.63823</text:p>
          </table:table-cell>
          <table:table-cell office:value-type="float" office:value="-1.5375201" calcext:value-type="float">
            <text:p>-1.5375201</text:p>
          </table:table-cell>
          <table:table-cell office:value-type="float" office:value="-1.4331501" calcext:value-type="float">
            <text:p>-1.4331501</text:p>
          </table:table-cell>
          <table:table-cell office:value-type="float" office:value="-1.34007" calcext:value-type="float">
            <text:p>-1.34007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4994" calcext:value-type="float">
            <text:p>-1.14994</text:p>
          </table:table-cell>
          <table:table-cell office:value-type="float" office:value="-1.05594" calcext:value-type="float">
            <text:p>-1.05594</text:p>
          </table:table-cell>
          <table:table-cell office:value-type="float" office:value="-0.97597998" calcext:value-type="float">
            <text:p>-0.97597998</text:p>
          </table:table-cell>
          <table:table-cell office:value-type="float" office:value="-0.8829" calcext:value-type="float">
            <text:p>-0.8829</text:p>
          </table:table-cell>
        </table:table-row>
        <table:table-row table:style-name="ro1">
          <table:table-cell office:value-type="float" office:value="-2.2830901" calcext:value-type="float">
            <text:p>-2.2830901</text:p>
          </table:table-cell>
          <table:table-cell office:value-type="float" office:value="-2.13691" calcext:value-type="float">
            <text:p>-2.13691</text:p>
          </table:table-cell>
          <table:table-cell office:value-type="float" office:value="-2.0276501" calcext:value-type="float">
            <text:p>-2.0276501</text:p>
          </table:table-cell>
          <table:table-cell office:value-type="float" office:value="-1.92419" calcext:value-type="float">
            <text:p>-1.92419</text:p>
          </table:table-cell>
          <table:table-cell office:value-type="float" office:value="-1.82653" calcext:value-type="float">
            <text:p>-1.82653</text:p>
          </table:table-cell>
          <table:table-cell office:value-type="float" office:value="-1.72857" calcext:value-type="float">
            <text:p>-1.72857</text:p>
          </table:table-cell>
          <table:table-cell office:value-type="float" office:value="-1.63762" calcext:value-type="float">
            <text:p>-1.63762</text:p>
          </table:table-cell>
          <table:table-cell office:value-type="float" office:value="-1.53661" calcext:value-type="float">
            <text:p>-1.53661</text:p>
          </table:table-cell>
          <table:table-cell office:value-type="float" office:value="-1.4325401" calcext:value-type="float">
            <text:p>-1.4325401</text:p>
          </table:table-cell>
          <table:table-cell office:value-type="float" office:value="-1.33946" calcext:value-type="float">
            <text:p>-1.33946</text:p>
          </table:table-cell>
          <table:table-cell office:value-type="float" office:value="-1.24607" calcext:value-type="float">
            <text:p>-1.24607</text:p>
          </table:table-cell>
          <table:table-cell office:value-type="float" office:value="-1.14933" calcext:value-type="float">
            <text:p>-1.14933</text:p>
          </table:table-cell>
          <table:table-cell office:value-type="float" office:value="-1.05564" calcext:value-type="float">
            <text:p>-1.05564</text:p>
          </table:table-cell>
          <table:table-cell office:value-type="float" office:value="-0.97536999" calcext:value-type="float">
            <text:p>-0.97536999</text:p>
          </table:table-cell>
          <table:table-cell office:value-type="float" office:value="-0.88229001" calcext:value-type="float">
            <text:p>-0.88229001</text:p>
          </table:table-cell>
        </table:table-row>
        <table:table-row table:style-name="ro1">
          <table:table-cell office:value-type="float" office:value="-2.28248" calcext:value-type="float">
            <text:p>-2.28248</text:p>
          </table:table-cell>
          <table:table-cell office:value-type="float" office:value="-2.1363001" calcext:value-type="float">
            <text:p>-2.1363001</text:p>
          </table:table-cell>
          <table:table-cell office:value-type="float" office:value="-2.02704" calcext:value-type="float">
            <text:p>-2.02704</text:p>
          </table:table-cell>
          <table:table-cell office:value-type="float" office:value="-1.9235801" calcext:value-type="float">
            <text:p>-1.9235801</text:p>
          </table:table-cell>
          <table:table-cell office:value-type="float" office:value="-1.82592" calcext:value-type="float">
            <text:p>-1.82592</text:p>
          </table:table-cell>
          <table:table-cell office:value-type="float" office:value="-1.72796" calcext:value-type="float">
            <text:p>-1.72796</text:p>
          </table:table-cell>
          <table:table-cell office:value-type="float" office:value="-1.63701" calcext:value-type="float">
            <text:p>-1.63701</text:p>
          </table:table-cell>
          <table:table-cell office:value-type="float" office:value="-1.5356899" calcext:value-type="float">
            <text:p>-1.5356899</text:p>
          </table:table-cell>
          <table:table-cell office:value-type="float" office:value="-1.4319299" calcext:value-type="float">
            <text:p>-1.4319299</text:p>
          </table:table-cell>
          <table:table-cell office:value-type="float" office:value="-1.33854" calcext:value-type="float">
            <text:p>-1.33854</text:p>
          </table:table-cell>
          <table:table-cell office:value-type="float" office:value="-1.24516" calcext:value-type="float">
            <text:p>-1.24516</text:p>
          </table:table-cell>
          <table:table-cell office:value-type="float" office:value="-1.14872" calcext:value-type="float">
            <text:p>-1.14872</text:p>
          </table:table-cell>
          <table:table-cell office:value-type="float" office:value="-1.05502" calcext:value-type="float">
            <text:p>-1.05502</text:p>
          </table:table-cell>
          <table:table-cell office:value-type="float" office:value="-0.97476" calcext:value-type="float">
            <text:p>-0.97476</text:p>
          </table:table-cell>
          <table:table-cell office:value-type="float" office:value="-0.88168001" calcext:value-type="float">
            <text:p>-0.88168001</text:p>
          </table:table-cell>
        </table:table-row>
        <table:table-row table:style-name="ro1">
          <table:table-cell office:value-type="float" office:value="-2.2818699" calcext:value-type="float">
            <text:p>-2.2818699</text:p>
          </table:table-cell>
          <table:table-cell office:value-type="float" office:value="-2.13569" calcext:value-type="float">
            <text:p>-2.13569</text:p>
          </table:table-cell>
          <table:table-cell office:value-type="float" office:value="-2.0264299" calcext:value-type="float">
            <text:p>-2.0264299</text:p>
          </table:table-cell>
          <table:table-cell office:value-type="float" office:value="-1.9229701" calcext:value-type="float">
            <text:p>-1.9229701</text:p>
          </table:table-cell>
          <table:table-cell office:value-type="float" office:value="-1.82531" calcext:value-type="float">
            <text:p>-1.82531</text:p>
          </table:table-cell>
          <table:table-cell office:value-type="float" office:value="-1.72735" calcext:value-type="float">
            <text:p>-1.72735</text:p>
          </table:table-cell>
          <table:table-cell office:value-type="float" office:value="-1.6364" calcext:value-type="float">
            <text:p>-1.6364</text:p>
          </table:table-cell>
          <table:table-cell office:value-type="float" office:value="-1.53508" calcext:value-type="float">
            <text:p>-1.53508</text:p>
          </table:table-cell>
          <table:table-cell office:value-type="float" office:value="-1.43132" calcext:value-type="float">
            <text:p>-1.43132</text:p>
          </table:table-cell>
          <table:table-cell office:value-type="float" office:value="-1.33793" calcext:value-type="float">
            <text:p>-1.33793</text:p>
          </table:table-cell>
          <table:table-cell office:value-type="float" office:value="-1.24454" calcext:value-type="float">
            <text:p>-1.24454</text:p>
          </table:table-cell>
          <table:table-cell office:value-type="float" office:value="-1.14811" calcext:value-type="float">
            <text:p>-1.14811</text:p>
          </table:table-cell>
          <table:table-cell office:value-type="float" office:value="-1.05441" calcext:value-type="float">
            <text:p>-1.05441</text:p>
          </table:table-cell>
          <table:table-cell office:value-type="float" office:value="-0.97415" calcext:value-type="float">
            <text:p>-0.97415</text:p>
          </table:table-cell>
          <table:table-cell office:value-type="float" office:value="-0.88107002" calcext:value-type="float">
            <text:p>-0.88107002</text:p>
          </table:table-cell>
        </table:table-row>
        <table:table-row table:style-name="ro1">
          <table:table-cell office:value-type="float" office:value="-2.28126" calcext:value-type="float">
            <text:p>-2.28126</text:p>
          </table:table-cell>
          <table:table-cell office:value-type="float" office:value="-2.1350701" calcext:value-type="float">
            <text:p>-2.1350701</text:p>
          </table:table-cell>
          <table:table-cell office:value-type="float" office:value="-2.02582" calcext:value-type="float">
            <text:p>-2.02582</text:p>
          </table:table-cell>
          <table:table-cell office:value-type="float" office:value="-1.9223599" calcext:value-type="float">
            <text:p>-1.9223599</text:p>
          </table:table-cell>
          <table:table-cell office:value-type="float" office:value="-1.8247" calcext:value-type="float">
            <text:p>-1.8247</text:p>
          </table:table-cell>
          <table:table-cell office:value-type="float" office:value="-1.72674" calcext:value-type="float">
            <text:p>-1.72674</text:p>
          </table:table-cell>
          <table:table-cell office:value-type="float" office:value="-1.63579" calcext:value-type="float">
            <text:p>-1.63579</text:p>
          </table:table-cell>
          <table:table-cell office:value-type="float" office:value="-1.53447" calcext:value-type="float">
            <text:p>-1.53447</text:p>
          </table:table-cell>
          <table:table-cell office:value-type="float" office:value="-1.43071" calcext:value-type="float">
            <text:p>-1.43071</text:p>
          </table:table-cell>
          <table:table-cell office:value-type="float" office:value="-1.33732" calcext:value-type="float">
            <text:p>-1.33732</text:p>
          </table:table-cell>
          <table:table-cell office:value-type="float" office:value="-1.24393" calcext:value-type="float">
            <text:p>-1.24393</text:p>
          </table:table-cell>
          <table:table-cell office:value-type="float" office:value="-1.1475" calcext:value-type="float">
            <text:p>-1.1475</text:p>
          </table:table-cell>
          <table:table-cell office:value-type="float" office:value="-1.0535001" calcext:value-type="float">
            <text:p>-1.0535001</text:p>
          </table:table-cell>
          <table:table-cell office:value-type="float" office:value="-0.97354001" calcext:value-type="float">
            <text:p>-0.97354001</text:p>
          </table:table-cell>
          <table:table-cell office:value-type="float" office:value="-0.88046002" calcext:value-type="float">
            <text:p>-0.88046002</text:p>
          </table:table-cell>
        </table:table-row>
        <table:table-row table:style-name="ro1">
          <table:table-cell office:value-type="float" office:value="-2.2806499" calcext:value-type="float">
            <text:p>-2.2806499</text:p>
          </table:table-cell>
          <table:table-cell office:value-type="float" office:value="-2.13446" calcext:value-type="float">
            <text:p>-2.13446</text:p>
          </table:table-cell>
          <table:table-cell office:value-type="float" office:value="-2.0252099" calcext:value-type="float">
            <text:p>-2.0252099</text:p>
          </table:table-cell>
          <table:table-cell office:value-type="float" office:value="-1.92145" calcext:value-type="float">
            <text:p>-1.92145</text:p>
          </table:table-cell>
          <table:table-cell office:value-type="float" office:value="-1.82409" calcext:value-type="float">
            <text:p>-1.82409</text:p>
          </table:table-cell>
          <table:table-cell office:value-type="float" office:value="-1.72613" calcext:value-type="float">
            <text:p>-1.72613</text:p>
          </table:table-cell>
          <table:table-cell office:value-type="float" office:value="-1.63518" calcext:value-type="float">
            <text:p>-1.63518</text:p>
          </table:table-cell>
          <table:table-cell office:value-type="float" office:value="-1.53386" calcext:value-type="float">
            <text:p>-1.53386</text:p>
          </table:table-cell>
          <table:table-cell office:value-type="float" office:value="-1.4301" calcext:value-type="float">
            <text:p>-1.4301</text:p>
          </table:table-cell>
          <table:table-cell office:value-type="float" office:value="-1.33671" calcext:value-type="float">
            <text:p>-1.33671</text:p>
          </table:table-cell>
          <table:table-cell office:value-type="float" office:value="-1.24332" calcext:value-type="float">
            <text:p>-1.24332</text:p>
          </table:table-cell>
          <table:table-cell office:value-type="float" office:value="-1.14689" calcext:value-type="float">
            <text:p>-1.14689</text:p>
          </table:table-cell>
          <table:table-cell office:value-type="float" office:value="-1.0528899" calcext:value-type="float">
            <text:p>-1.0528899</text:p>
          </table:table-cell>
          <table:table-cell office:value-type="float" office:value="-0.97293001" calcext:value-type="float">
            <text:p>-0.97293001</text:p>
          </table:table-cell>
          <table:table-cell office:value-type="float" office:value="-0.87984997" calcext:value-type="float">
            <text:p>-0.87984997</text:p>
          </table:table-cell>
        </table:table-row>
        <table:table-row table:style-name="ro1">
          <table:table-cell office:value-type="float" office:value="-2.28004" calcext:value-type="float">
            <text:p>-2.28004</text:p>
          </table:table-cell>
          <table:table-cell office:value-type="float" office:value="-2.1338501" calcext:value-type="float">
            <text:p>-2.1338501</text:p>
          </table:table-cell>
          <table:table-cell office:value-type="float" office:value="-2.0246" calcext:value-type="float">
            <text:p>-2.0246</text:p>
          </table:table-cell>
          <table:table-cell office:value-type="float" office:value="-1.92084" calcext:value-type="float">
            <text:p>-1.92084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-1.72552" calcext:value-type="float">
            <text:p>-1.72552</text:p>
          </table:table-cell>
          <table:table-cell office:value-type="float" office:value="-1.63457" calcext:value-type="float">
            <text:p>-1.63457</text:p>
          </table:table-cell>
          <table:table-cell office:value-type="float" office:value="-1.53325" calcext:value-type="float">
            <text:p>-1.53325</text:p>
          </table:table-cell>
          <table:table-cell office:value-type="float" office:value="-1.42949" calcext:value-type="float">
            <text:p>-1.42949</text:p>
          </table:table-cell>
          <table:table-cell office:value-type="float" office:value="-1.3361" calcext:value-type="float">
            <text:p>-1.3361</text:p>
          </table:table-cell>
          <table:table-cell office:value-type="float" office:value="-1.24271" calcext:value-type="float">
            <text:p>-1.24271</text:p>
          </table:table-cell>
          <table:table-cell office:value-type="float" office:value="-1.1462801" calcext:value-type="float">
            <text:p>-1.1462801</text:p>
          </table:table-cell>
          <table:table-cell office:value-type="float" office:value="-1.0522799" calcext:value-type="float">
            <text:p>-1.0522799</text:p>
          </table:table-cell>
          <table:table-cell office:value-type="float" office:value="-0.97201002" calcext:value-type="float">
            <text:p>-0.97201002</text:p>
          </table:table-cell>
          <table:table-cell office:value-type="float" office:value="-0.87923998" calcext:value-type="float">
            <text:p>-0.87923998</text:p>
          </table:table-cell>
        </table:table-row>
        <table:table-row table:style-name="ro1">
          <table:table-cell office:value-type="float" office:value="-2.2794299" calcext:value-type="float">
            <text:p>-2.2794299</text:p>
          </table:table-cell>
          <table:table-cell office:value-type="float" office:value="-2.13324" calcext:value-type="float">
            <text:p>-2.13324</text:p>
          </table:table-cell>
          <table:table-cell office:value-type="float" office:value="-2.0239899" calcext:value-type="float">
            <text:p>-2.0239899</text:p>
          </table:table-cell>
          <table:table-cell office:value-type="float" office:value="-1.92022" calcext:value-type="float">
            <text:p>-1.92022</text:p>
          </table:table-cell>
          <table:table-cell office:value-type="float" office:value="-1.82287" calcext:value-type="float">
            <text:p>-1.82287</text:p>
          </table:table-cell>
          <table:table-cell office:value-type="float" office:value="-1.72491" calcext:value-type="float">
            <text:p>-1.72491</text:p>
          </table:table-cell>
          <table:table-cell office:value-type="float" office:value="-1.63396" calcext:value-type="float">
            <text:p>-1.63396</text:p>
          </table:table-cell>
          <table:table-cell office:value-type="float" office:value="-1.53264" calcext:value-type="float">
            <text:p>-1.53264</text:p>
          </table:table-cell>
          <table:table-cell office:value-type="float" office:value="-1.42857" calcext:value-type="float">
            <text:p>-1.42857</text:p>
          </table:table-cell>
          <table:table-cell office:value-type="float" office:value="-1.33549" calcext:value-type="float">
            <text:p>-1.33549</text:p>
          </table:table-cell>
          <table:table-cell office:value-type="float" office:value="-1.2421" calcext:value-type="float">
            <text:p>-1.2421</text:p>
          </table:table-cell>
          <table:table-cell office:value-type="float" office:value="-1.14536" calcext:value-type="float">
            <text:p>-1.14536</text:p>
          </table:table-cell>
          <table:table-cell office:value-type="float" office:value="-1.05167" calcext:value-type="float">
            <text:p>-1.05167</text:p>
          </table:table-cell>
          <table:table-cell office:value-type="float" office:value="-0.97140002" calcext:value-type="float">
            <text:p>-0.97140002</text:p>
          </table:table-cell>
          <table:table-cell office:value-type="float" office:value="-0.87862998" calcext:value-type="float">
            <text:p>-0.87862998</text:p>
          </table:table-cell>
        </table:table-row>
        <table:table-row table:style-name="ro1">
          <table:table-cell office:value-type="float" office:value="-2.2785101" calcext:value-type="float">
            <text:p>-2.2785101</text:p>
          </table:table-cell>
          <table:table-cell office:value-type="float" office:value="-2.1326301" calcext:value-type="float">
            <text:p>-2.1326301</text:p>
          </table:table-cell>
          <table:table-cell office:value-type="float" office:value="-2.02338" calcext:value-type="float">
            <text:p>-2.02338</text:p>
          </table:table-cell>
          <table:table-cell office:value-type="float" office:value="-1.91961" calcext:value-type="float">
            <text:p>-1.91961</text:p>
          </table:table-cell>
          <table:table-cell office:value-type="float" office:value="-1.82226" calcext:value-type="float">
            <text:p>-1.82226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3335" calcext:value-type="float">
            <text:p>-1.63335</text:p>
          </table:table-cell>
          <table:table-cell office:value-type="float" office:value="-1.53203" calcext:value-type="float">
            <text:p>-1.53203</text:p>
          </table:table-cell>
          <table:table-cell office:value-type="float" office:value="-1.42796" calcext:value-type="float">
            <text:p>-1.42796</text:p>
          </table:table-cell>
          <table:table-cell office:value-type="float" office:value="-1.33488" calcext:value-type="float">
            <text:p>-1.33488</text:p>
          </table:table-cell>
          <table:table-cell office:value-type="float" office:value="-1.24149" calcext:value-type="float">
            <text:p>-1.24149</text:p>
          </table:table-cell>
          <table:table-cell office:value-type="float" office:value="-1.1444401" calcext:value-type="float">
            <text:p>-1.1444401</text:p>
          </table:table-cell>
          <table:table-cell office:value-type="float" office:value="-1.05136" calcext:value-type="float">
            <text:p>-1.05136</text:p>
          </table:table-cell>
          <table:table-cell office:value-type="float" office:value="-0.97079003" calcext:value-type="float">
            <text:p>-0.97079003</text:p>
          </table:table-cell>
          <table:table-cell office:value-type="float" office:value="-0.87801999" calcext:value-type="float">
            <text:p>-0.87801999</text:p>
          </table:table-cell>
        </table:table-row>
        <table:table-row table:style-name="ro1">
          <table:table-cell office:value-type="float" office:value="-2.2779" calcext:value-type="float">
            <text:p>-2.2779</text:p>
          </table:table-cell>
          <table:table-cell office:value-type="float" office:value="-2.1323299" calcext:value-type="float">
            <text:p>-2.1323299</text:p>
          </table:table-cell>
          <table:table-cell office:value-type="float" office:value="-2.0227699" calcext:value-type="float">
            <text:p>-2.0227699</text:p>
          </table:table-cell>
          <table:table-cell office:value-type="float" office:value="-1.919" calcext:value-type="float">
            <text:p>-1.919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-1.72369" calcext:value-type="float">
            <text:p>-1.72369</text:p>
          </table:table-cell>
          <table:table-cell office:value-type="float" office:value="-1.63274" calcext:value-type="float">
            <text:p>-1.63274</text:p>
          </table:table-cell>
          <table:table-cell office:value-type="float" office:value="-1.53142" calcext:value-type="float">
            <text:p>-1.53142</text:p>
          </table:table-cell>
          <table:table-cell office:value-type="float" office:value="-1.42735" calcext:value-type="float">
            <text:p>-1.42735</text:p>
          </table:table-cell>
          <table:table-cell office:value-type="float" office:value="-1.33427" calcext:value-type="float">
            <text:p>-1.33427</text:p>
          </table:table-cell>
          <table:table-cell office:value-type="float" office:value="-1.24088" calcext:value-type="float">
            <text:p>-1.24088</text:p>
          </table:table-cell>
          <table:table-cell office:value-type="float" office:value="-1.1438299" calcext:value-type="float">
            <text:p>-1.1438299</text:p>
          </table:table-cell>
          <table:table-cell office:value-type="float" office:value="-1.05075" calcext:value-type="float">
            <text:p>-1.05075</text:p>
          </table:table-cell>
          <table:table-cell office:value-type="float" office:value="-0.97017998" calcext:value-type="float">
            <text:p>-0.97017998</text:p>
          </table:table-cell>
          <table:table-cell office:value-type="float" office:value="-0.87740999" calcext:value-type="float">
            <text:p>-0.87740999</text:p>
          </table:table-cell>
        </table:table-row>
        <table:table-row table:style-name="ro1">
          <table:table-cell office:value-type="float" office:value="-2.2772901" calcext:value-type="float">
            <text:p>-2.2772901</text:p>
          </table:table-cell>
          <table:table-cell office:value-type="float" office:value="-2.1314099" calcext:value-type="float">
            <text:p>-2.1314099</text:p>
          </table:table-cell>
          <table:table-cell office:value-type="float" office:value="-2.0221601" calcext:value-type="float">
            <text:p>-2.0221601</text:p>
          </table:table-cell>
          <table:table-cell office:value-type="float" office:value="-1.91839" calcext:value-type="float">
            <text:p>-1.91839</text:p>
          </table:table-cell>
          <table:table-cell office:value-type="float" office:value="-1.82104" calcext:value-type="float">
            <text:p>-1.82104</text:p>
          </table:table-cell>
          <table:table-cell office:value-type="float" office:value="-1.72308" calcext:value-type="float">
            <text:p>-1.72308</text:p>
          </table:table-cell>
          <table:table-cell office:value-type="float" office:value="-1.63213" calcext:value-type="float">
            <text:p>-1.63213</text:p>
          </table:table-cell>
          <table:table-cell office:value-type="float" office:value="-1.53081" calcext:value-type="float">
            <text:p>-1.53081</text:p>
          </table:table-cell>
          <table:table-cell office:value-type="float" office:value="-1.4267401" calcext:value-type="float">
            <text:p>-1.4267401</text:p>
          </table:table-cell>
          <table:table-cell office:value-type="float" office:value="-1.33366" calcext:value-type="float">
            <text:p>-1.33366</text:p>
          </table:table-cell>
          <table:table-cell office:value-type="float" office:value="-1.24027" calcext:value-type="float">
            <text:p>-1.24027</text:p>
          </table:table-cell>
          <table:table-cell office:value-type="float" office:value="-1.1432199" calcext:value-type="float">
            <text:p>-1.1432199</text:p>
          </table:table-cell>
          <table:table-cell office:value-type="float" office:value="-1.04984" calcext:value-type="float">
            <text:p>-1.04984</text:p>
          </table:table-cell>
          <table:table-cell office:value-type="float" office:value="-0.96956998" calcext:value-type="float">
            <text:p>-0.96956998</text:p>
          </table:table-cell>
          <table:table-cell office:value-type="float" office:value="-0.8768" calcext:value-type="float">
            <text:p>-0.8768</text:p>
          </table:table-cell>
        </table:table-row>
        <table:table-row table:style-name="ro1">
          <table:table-cell office:value-type="float" office:value="-2.27668" calcext:value-type="float">
            <text:p>-2.27668</text:p>
          </table:table-cell>
          <table:table-cell office:value-type="float" office:value="-2.1308" calcext:value-type="float">
            <text:p>-2.1308</text:p>
          </table:table-cell>
          <table:table-cell office:value-type="float" office:value="-2.0215499" calcext:value-type="float">
            <text:p>-2.0215499</text:p>
          </table:table-cell>
          <table:table-cell office:value-type="float" office:value="-1.91778" calcext:value-type="float">
            <text:p>-1.91778</text:p>
          </table:table-cell>
          <table:table-cell office:value-type="float" office:value="-1.82012" calcext:value-type="float">
            <text:p>-1.82012</text:p>
          </table:table-cell>
          <table:table-cell office:value-type="float" office:value="-1.72246" calcext:value-type="float">
            <text:p>-1.72246</text:p>
          </table:table-cell>
          <table:table-cell office:value-type="float" office:value="-1.63152" calcext:value-type="float">
            <text:p>-1.63152</text:p>
          </table:table-cell>
          <table:table-cell office:value-type="float" office:value="-1.5302" calcext:value-type="float">
            <text:p>-1.5302</text:p>
          </table:table-cell>
          <table:table-cell office:value-type="float" office:value="-1.4261301" calcext:value-type="float">
            <text:p>-1.4261301</text:p>
          </table:table-cell>
          <table:table-cell office:value-type="float" office:value="-1.33305" calcext:value-type="float">
            <text:p>-1.33305</text:p>
          </table:table-cell>
          <table:table-cell office:value-type="float" office:value="-1.23966" calcext:value-type="float">
            <text:p>-1.23966</text:p>
          </table:table-cell>
          <table:table-cell office:value-type="float" office:value="-1.14231" calcext:value-type="float">
            <text:p>-1.14231</text:p>
          </table:table-cell>
          <table:table-cell office:value-type="float" office:value="-1.04923" calcext:value-type="float">
            <text:p>-1.04923</text:p>
          </table:table-cell>
          <table:table-cell office:value-type="float" office:value="-0.96895999" calcext:value-type="float">
            <text:p>-0.96895999</text:p>
          </table:table-cell>
          <table:table-cell office:value-type="float" office:value="-0.87619001" calcext:value-type="float">
            <text:p>-0.87619001</text:p>
          </table:table-cell>
        </table:table-row>
        <table:table-row table:style-name="ro1">
          <table:table-cell office:value-type="float" office:value="-2.2760701" calcext:value-type="float">
            <text:p>-2.2760701</text:p>
          </table:table-cell>
          <table:table-cell office:value-type="float" office:value="-2.1301899" calcext:value-type="float">
            <text:p>-2.1301899</text:p>
          </table:table-cell>
          <table:table-cell office:value-type="float" office:value="-2.0209401" calcext:value-type="float">
            <text:p>-2.0209401</text:p>
          </table:table-cell>
          <table:table-cell office:value-type="float" office:value="-1.91717" calcext:value-type="float">
            <text:p>-1.91717</text:p>
          </table:table-cell>
          <table:table-cell office:value-type="float" office:value="-1.81951" calcext:value-type="float">
            <text:p>-1.81951</text:p>
          </table:table-cell>
          <table:table-cell office:value-type="float" office:value="-1.72185" calcext:value-type="float">
            <text:p>-1.72185</text:p>
          </table:table-cell>
          <table:table-cell office:value-type="float" office:value="-1.63091" calcext:value-type="float">
            <text:p>-1.63091</text:p>
          </table:table-cell>
          <table:table-cell office:value-type="float" office:value="-1.52959" calcext:value-type="float">
            <text:p>-1.52959</text:p>
          </table:table-cell>
          <table:table-cell office:value-type="float" office:value="-1.4255199" calcext:value-type="float">
            <text:p>-1.4255199</text:p>
          </table:table-cell>
          <table:table-cell office:value-type="float" office:value="-1.33244" calcext:value-type="float">
            <text:p>-1.33244</text:p>
          </table:table-cell>
          <table:table-cell office:value-type="float" office:value="-1.23905" calcext:value-type="float">
            <text:p>-1.23905</text:p>
          </table:table-cell>
          <table:table-cell office:value-type="float" office:value="-1.14139" calcext:value-type="float">
            <text:p>-1.14139</text:p>
          </table:table-cell>
          <table:table-cell office:value-type="float" office:value="-1.04862" calcext:value-type="float">
            <text:p>-1.04862</text:p>
          </table:table-cell>
          <table:table-cell office:value-type="float" office:value="-0.96834999" calcext:value-type="float">
            <text:p>-0.96834999</text:p>
          </table:table-cell>
          <table:table-cell office:value-type="float" office:value="-0.87558001" calcext:value-type="float">
            <text:p>-0.87558001</text:p>
          </table:table-cell>
        </table:table-row>
        <table:table-row table:style-name="ro1">
          <table:table-cell office:value-type="float" office:value="-2.27546" calcext:value-type="float">
            <text:p>-2.27546</text:p>
          </table:table-cell>
          <table:table-cell office:value-type="float" office:value="-2.12958" calcext:value-type="float">
            <text:p>-2.12958</text:p>
          </table:table-cell>
          <table:table-cell office:value-type="float" office:value="-2.02033" calcext:value-type="float">
            <text:p>-2.02033</text:p>
          </table:table-cell>
          <table:table-cell office:value-type="float" office:value="-1.9165601" calcext:value-type="float">
            <text:p>-1.9165601</text:p>
          </table:table-cell>
          <table:table-cell office:value-type="float" office:value="-1.8189" calcext:value-type="float">
            <text:p>-1.8189</text:p>
          </table:table-cell>
          <table:table-cell office:value-type="float" office:value="-1.72124" calcext:value-type="float">
            <text:p>-1.72124</text:p>
          </table:table-cell>
          <table:table-cell office:value-type="float" office:value="-1.6303" calcext:value-type="float">
            <text:p>-1.6303</text:p>
          </table:table-cell>
          <table:table-cell office:value-type="float" office:value="-1.52898" calcext:value-type="float">
            <text:p>-1.52898</text:p>
          </table:table-cell>
          <table:table-cell office:value-type="float" office:value="-1.4249099" calcext:value-type="float">
            <text:p>-1.4249099</text:p>
          </table:table-cell>
          <table:table-cell office:value-type="float" office:value="-1.33183" calcext:value-type="float">
            <text:p>-1.33183</text:p>
          </table:table-cell>
          <table:table-cell office:value-type="float" office:value="-1.23814" calcext:value-type="float">
            <text:p>-1.23814</text:p>
          </table:table-cell>
          <table:table-cell office:value-type="float" office:value="-1.14048" calcext:value-type="float">
            <text:p>-1.14048</text:p>
          </table:table-cell>
          <table:table-cell office:value-type="float" office:value="-1.04801" calcext:value-type="float">
            <text:p>-1.04801</text:p>
          </table:table-cell>
          <table:table-cell office:value-type="float" office:value="-0.96774" calcext:value-type="float">
            <text:p>-0.96774</text:p>
          </table:table-cell>
          <table:table-cell office:value-type="float" office:value="-0.87497002" calcext:value-type="float">
            <text:p>-0.87497002</text:p>
          </table:table-cell>
        </table:table-row>
        <table:table-row table:style-name="ro1">
          <table:table-cell office:value-type="float" office:value="-2.2748499" calcext:value-type="float">
            <text:p>-2.2748499</text:p>
          </table:table-cell>
          <table:table-cell office:value-type="float" office:value="-2.1289699" calcext:value-type="float">
            <text:p>-2.1289699</text:p>
          </table:table-cell>
          <table:table-cell office:value-type="float" office:value="-2.0197201" calcext:value-type="float">
            <text:p>-2.0197201</text:p>
          </table:table-cell>
          <table:table-cell office:value-type="float" office:value="-1.9159499" calcext:value-type="float">
            <text:p>-1.9159499</text:p>
          </table:table-cell>
          <table:table-cell office:value-type="float" office:value="-1.81829" calcext:value-type="float">
            <text:p>-1.81829</text:p>
          </table:table-cell>
          <table:table-cell office:value-type="float" office:value="-1.72063" calcext:value-type="float">
            <text:p>-1.72063</text:p>
          </table:table-cell>
          <table:table-cell office:value-type="float" office:value="-1.6296901" calcext:value-type="float">
            <text:p>-1.6296901</text:p>
          </table:table-cell>
          <table:table-cell office:value-type="float" office:value="-1.52837" calcext:value-type="float">
            <text:p>-1.52837</text:p>
          </table:table-cell>
          <table:table-cell office:value-type="float" office:value="-1.4243" calcext:value-type="float">
            <text:p>-1.4243</text:p>
          </table:table-cell>
          <table:table-cell office:value-type="float" office:value="-1.33122" calcext:value-type="float">
            <text:p>-1.33122</text:p>
          </table:table-cell>
          <table:table-cell office:value-type="float" office:value="-1.23753" calcext:value-type="float">
            <text:p>-1.23753</text:p>
          </table:table-cell>
          <table:table-cell office:value-type="float" office:value="-1.13987" calcext:value-type="float">
            <text:p>-1.13987</text:p>
          </table:table-cell>
          <table:table-cell office:value-type="float" office:value="-1.0474" calcext:value-type="float">
            <text:p>-1.0474</text:p>
          </table:table-cell>
          <table:table-cell office:value-type="float" office:value="-0.96713001" calcext:value-type="float">
            <text:p>-0.96713001</text:p>
          </table:table-cell>
          <table:table-cell office:value-type="float" office:value="-0.87436002" calcext:value-type="float">
            <text:p>-0.87436002</text:p>
          </table:table-cell>
        </table:table-row>
        <table:table-row table:style-name="ro1">
          <table:table-cell office:value-type="float" office:value="-2.27424" calcext:value-type="float">
            <text:p>-2.27424</text:p>
          </table:table-cell>
          <table:table-cell office:value-type="float" office:value="-2.12836" calcext:value-type="float">
            <text:p>-2.12836</text:p>
          </table:table-cell>
          <table:table-cell office:value-type="float" office:value="-2.0191" calcext:value-type="float">
            <text:p>-2.0191</text:p>
          </table:table-cell>
          <table:table-cell office:value-type="float" office:value="-1.9153399" calcext:value-type="float">
            <text:p>-1.9153399</text:p>
          </table:table-cell>
          <table:table-cell office:value-type="float" office:value="-1.81768" calcext:value-type="float">
            <text:p>-1.81768</text:p>
          </table:table-cell>
          <table:table-cell office:value-type="float" office:value="-1.7200201" calcext:value-type="float">
            <text:p>-1.7200201</text:p>
          </table:table-cell>
          <table:table-cell office:value-type="float" office:value="-1.6290801" calcext:value-type="float">
            <text:p>-1.6290801</text:p>
          </table:table-cell>
          <table:table-cell office:value-type="float" office:value="-1.52776" calcext:value-type="float">
            <text:p>-1.52776</text:p>
          </table:table-cell>
          <table:table-cell office:value-type="float" office:value="-1.42369" calcext:value-type="float">
            <text:p>-1.42369</text:p>
          </table:table-cell>
          <table:table-cell office:value-type="float" office:value="-1.33061" calcext:value-type="float">
            <text:p>-1.33061</text:p>
          </table:table-cell>
          <table:table-cell office:value-type="float" office:value="-1.23692" calcext:value-type="float">
            <text:p>-1.23692</text:p>
          </table:table-cell>
          <table:table-cell office:value-type="float" office:value="-1.1392601" calcext:value-type="float">
            <text:p>-1.1392601</text:p>
          </table:table-cell>
          <table:table-cell office:value-type="float" office:value="-1.04678" calcext:value-type="float">
            <text:p>-1.04678</text:p>
          </table:table-cell>
          <table:table-cell office:value-type="float" office:value="-0.96622002" calcext:value-type="float">
            <text:p>-0.96622002</text:p>
          </table:table-cell>
          <table:table-cell office:value-type="float" office:value="-0.87374002" calcext:value-type="float">
            <text:p>-0.87374002</text:p>
          </table:table-cell>
        </table:table-row>
        <table:table-row table:style-name="ro1">
          <table:table-cell office:value-type="float" office:value="-2.2736299" calcext:value-type="float">
            <text:p>-2.2736299</text:p>
          </table:table-cell>
          <table:table-cell office:value-type="float" office:value="-2.1277499" calcext:value-type="float">
            <text:p>-2.1277499</text:p>
          </table:table-cell>
          <table:table-cell office:value-type="float" office:value="-2.0184901" calcext:value-type="float">
            <text:p>-2.0184901</text:p>
          </table:table-cell>
          <table:table-cell office:value-type="float" office:value="-1.91473" calcext:value-type="float">
            <text:p>-1.91473</text:p>
          </table:table-cell>
          <table:table-cell office:value-type="float" office:value="-1.81707" calcext:value-type="float">
            <text:p>-1.81707</text:p>
          </table:table-cell>
          <table:table-cell office:value-type="float" office:value="-1.7194099" calcext:value-type="float">
            <text:p>-1.7194099</text:p>
          </table:table-cell>
          <table:table-cell office:value-type="float" office:value="-1.6284699" calcext:value-type="float">
            <text:p>-1.6284699</text:p>
          </table:table-cell>
          <table:table-cell office:value-type="float" office:value="-1.52715" calcext:value-type="float">
            <text:p>-1.52715</text:p>
          </table:table-cell>
          <table:table-cell office:value-type="float" office:value="-1.42308" calcext:value-type="float">
            <text:p>-1.42308</text:p>
          </table:table-cell>
          <table:table-cell office:value-type="float" office:value="-1.33" calcext:value-type="float">
            <text:p>-1.33</text:p>
          </table:table-cell>
          <table:table-cell office:value-type="float" office:value="-1.2363" calcext:value-type="float">
            <text:p>-1.2363</text:p>
          </table:table-cell>
          <table:table-cell office:value-type="float" office:value="-1.13834" calcext:value-type="float">
            <text:p>-1.13834</text:p>
          </table:table-cell>
          <table:table-cell office:value-type="float" office:value="-1.04617" calcext:value-type="float">
            <text:p>-1.04617</text:p>
          </table:table-cell>
          <table:table-cell office:value-type="float" office:value="-0.96530002" calcext:value-type="float">
            <text:p>-0.96530002</text:p>
          </table:table-cell>
          <table:table-cell office:value-type="float" office:value="-0.87344003" calcext:value-type="float">
            <text:p>-0.87344003</text:p>
          </table:table-cell>
        </table:table-row>
        <table:table-row table:style-name="ro1">
          <table:table-cell office:value-type="float" office:value="-2.2727101" calcext:value-type="float">
            <text:p>-2.2727101</text:p>
          </table:table-cell>
          <table:table-cell office:value-type="float" office:value="-2.12745" calcext:value-type="float">
            <text:p>-2.12745</text:p>
          </table:table-cell>
          <table:table-cell office:value-type="float" office:value="-2.01788" calcext:value-type="float">
            <text:p>-2.01788</text:p>
          </table:table-cell>
          <table:table-cell office:value-type="float" office:value="-1.91412" calcext:value-type="float">
            <text:p>-1.91412</text:p>
          </table:table-cell>
          <table:table-cell office:value-type="float" office:value="-1.81646" calcext:value-type="float">
            <text:p>-1.81646</text:p>
          </table:table-cell>
          <table:table-cell office:value-type="float" office:value="-1.7187999" calcext:value-type="float">
            <text:p>-1.7187999</text:p>
          </table:table-cell>
          <table:table-cell office:value-type="float" office:value="-1.62786" calcext:value-type="float">
            <text:p>-1.62786</text:p>
          </table:table-cell>
          <table:table-cell office:value-type="float" office:value="-1.52654" calcext:value-type="float">
            <text:p>-1.52654</text:p>
          </table:table-cell>
          <table:table-cell office:value-type="float" office:value="-1.42247" calcext:value-type="float">
            <text:p>-1.42247</text:p>
          </table:table-cell>
          <table:table-cell office:value-type="float" office:value="-1.32939" calcext:value-type="float">
            <text:p>-1.32939</text:p>
          </table:table-cell>
          <table:table-cell office:value-type="float" office:value="-1.23569" calcext:value-type="float">
            <text:p>-1.23569</text:p>
          </table:table-cell>
          <table:table-cell office:value-type="float" office:value="-1.13773" calcext:value-type="float">
            <text:p>-1.13773</text:p>
          </table:table-cell>
          <table:table-cell office:value-type="float" office:value="-1.04556" calcext:value-type="float">
            <text:p>-1.04556</text:p>
          </table:table-cell>
          <table:table-cell office:value-type="float" office:value="-0.96469003" calcext:value-type="float">
            <text:p>-0.96469003</text:p>
          </table:table-cell>
          <table:table-cell office:value-type="float" office:value="-0.87252003" calcext:value-type="float">
            <text:p>-0.87252003</text:p>
          </table:table-cell>
        </table:table-row>
        <table:table-row table:style-name="ro1">
          <table:table-cell office:value-type="float" office:value="-2.2721" calcext:value-type="float">
            <text:p>-2.2721</text:p>
          </table:table-cell>
          <table:table-cell office:value-type="float" office:value="-2.1268301" calcext:value-type="float">
            <text:p>-2.1268301</text:p>
          </table:table-cell>
          <table:table-cell office:value-type="float" office:value="-2.0172701" calcext:value-type="float">
            <text:p>-2.0172701</text:p>
          </table:table-cell>
          <table:table-cell office:value-type="float" office:value="-1.91351" calcext:value-type="float">
            <text:p>-1.91351</text:p>
          </table:table-cell>
          <table:table-cell office:value-type="float" office:value="-1.81585" calcext:value-type="float">
            <text:p>-1.81585</text:p>
          </table:table-cell>
          <table:table-cell office:value-type="float" office:value="-1.71819" calcext:value-type="float">
            <text:p>-1.71819</text:p>
          </table:table-cell>
          <table:table-cell office:value-type="float" office:value="-1.62725" calcext:value-type="float">
            <text:p>-1.62725</text:p>
          </table:table-cell>
          <table:table-cell office:value-type="float" office:value="-1.52593" calcext:value-type="float">
            <text:p>-1.52593</text:p>
          </table:table-cell>
          <table:table-cell office:value-type="float" office:value="-1.42186" calcext:value-type="float">
            <text:p>-1.42186</text:p>
          </table:table-cell>
          <table:table-cell office:value-type="float" office:value="-1.3287801" calcext:value-type="float">
            <text:p>-1.3287801</text:p>
          </table:table-cell>
          <table:table-cell office:value-type="float" office:value="-1.23508" calcext:value-type="float">
            <text:p>-1.23508</text:p>
          </table:table-cell>
          <table:table-cell office:value-type="float" office:value="-1.13712" calcext:value-type="float">
            <text:p>-1.13712</text:p>
          </table:table-cell>
          <table:table-cell office:value-type="float" office:value="-1.04495" calcext:value-type="float">
            <text:p>-1.04495</text:p>
          </table:table-cell>
          <table:table-cell office:value-type="float" office:value="-0.96407998" calcext:value-type="float">
            <text:p>-0.96407998</text:p>
          </table:table-cell>
          <table:table-cell office:value-type="float" office:value="-0.87190998" calcext:value-type="float">
            <text:p>-0.87190998</text:p>
          </table:table-cell>
        </table:table-row>
        <table:table-row table:style-name="ro1">
          <table:table-cell office:value-type="float" office:value="-2.2714901" calcext:value-type="float">
            <text:p>-2.2714901</text:p>
          </table:table-cell>
          <table:table-cell office:value-type="float" office:value="-2.12622" calcext:value-type="float">
            <text:p>-2.12622</text:p>
          </table:table-cell>
          <table:table-cell office:value-type="float" office:value="-2.01666" calcext:value-type="float">
            <text:p>-2.01666</text:p>
          </table:table-cell>
          <table:table-cell office:value-type="float" office:value="-1.9129" calcext:value-type="float">
            <text:p>-1.9129</text:p>
          </table:table-cell>
          <table:table-cell office:value-type="float" office:value="-1.81524" calcext:value-type="float">
            <text:p>-1.81524</text:p>
          </table:table-cell>
          <table:table-cell office:value-type="float" office:value="-1.71728" calcext:value-type="float">
            <text:p>-1.71728</text:p>
          </table:table-cell>
          <table:table-cell office:value-type="float" office:value="-1.62664" calcext:value-type="float">
            <text:p>-1.62664</text:p>
          </table:table-cell>
          <table:table-cell office:value-type="float" office:value="-1.5253201" calcext:value-type="float">
            <text:p>-1.5253201</text:p>
          </table:table-cell>
          <table:table-cell office:value-type="float" office:value="-1.42125" calcext:value-type="float">
            <text:p>-1.42125</text:p>
          </table:table-cell>
          <table:table-cell office:value-type="float" office:value="-1.3281699" calcext:value-type="float">
            <text:p>-1.3281699</text:p>
          </table:table-cell>
          <table:table-cell office:value-type="float" office:value="-1.23447" calcext:value-type="float">
            <text:p>-1.23447</text:p>
          </table:table-cell>
          <table:table-cell office:value-type="float" office:value="-1.13651" calcext:value-type="float">
            <text:p>-1.13651</text:p>
          </table:table-cell>
          <table:table-cell office:value-type="float" office:value="-1.04434" calcext:value-type="float">
            <text:p>-1.04434</text:p>
          </table:table-cell>
          <table:table-cell office:value-type="float" office:value="-0.96346998" calcext:value-type="float">
            <text:p>-0.96346998</text:p>
          </table:table-cell>
          <table:table-cell office:value-type="float" office:value="-0.87129998" calcext:value-type="float">
            <text:p>-0.87129998</text:p>
          </table:table-cell>
        </table:table-row>
        <table:table-row table:style-name="ro1">
          <table:table-cell office:value-type="float" office:value="-2.27088" calcext:value-type="float">
            <text:p>-2.27088</text:p>
          </table:table-cell>
          <table:table-cell office:value-type="float" office:value="-2.1256101" calcext:value-type="float">
            <text:p>-2.1256101</text:p>
          </table:table-cell>
          <table:table-cell office:value-type="float" office:value="-2.0160501" calcext:value-type="float">
            <text:p>-2.0160501</text:p>
          </table:table-cell>
          <table:table-cell office:value-type="float" office:value="-1.91229" calcext:value-type="float">
            <text:p>-1.91229</text:p>
          </table:table-cell>
          <table:table-cell office:value-type="float" office:value="-1.81433" calcext:value-type="float">
            <text:p>-1.81433</text:p>
          </table:table-cell>
          <table:table-cell office:value-type="float" office:value="-1.71667" calcext:value-type="float">
            <text:p>-1.71667</text:p>
          </table:table-cell>
          <table:table-cell office:value-type="float" office:value="-1.62603" calcext:value-type="float">
            <text:p>-1.62603</text:p>
          </table:table-cell>
          <table:table-cell office:value-type="float" office:value="-1.5247" calcext:value-type="float">
            <text:p>-1.5247</text:p>
          </table:table-cell>
          <table:table-cell office:value-type="float" office:value="-1.42064" calcext:value-type="float">
            <text:p>-1.42064</text:p>
          </table:table-cell>
          <table:table-cell office:value-type="float" office:value="-1.3275599" calcext:value-type="float">
            <text:p>-1.3275599</text:p>
          </table:table-cell>
          <table:table-cell office:value-type="float" office:value="-1.23386" calcext:value-type="float">
            <text:p>-1.23386</text:p>
          </table:table-cell>
          <table:table-cell office:value-type="float" office:value="-1.1359" calcext:value-type="float">
            <text:p>-1.1359</text:p>
          </table:table-cell>
          <table:table-cell office:value-type="float" office:value="-1.04373" calcext:value-type="float">
            <text:p>-1.04373</text:p>
          </table:table-cell>
          <table:table-cell office:value-type="float" office:value="-0.96254998" calcext:value-type="float">
            <text:p>-0.96254998</text:p>
          </table:table-cell>
          <table:table-cell office:value-type="float" office:value="-0.87068999" calcext:value-type="float">
            <text:p>-0.87068999</text:p>
          </table:table-cell>
        </table:table-row>
        <table:table-row table:style-name="ro1">
          <table:table-cell office:value-type="float" office:value="-2.2702701" calcext:value-type="float">
            <text:p>-2.2702701</text:p>
          </table:table-cell>
          <table:table-cell office:value-type="float" office:value="-2.125" calcext:value-type="float">
            <text:p>-2.125</text:p>
          </table:table-cell>
          <table:table-cell office:value-type="float" office:value="-2.01544" calcext:value-type="float">
            <text:p>-2.01544</text:p>
          </table:table-cell>
          <table:table-cell office:value-type="float" office:value="-1.91168" calcext:value-type="float">
            <text:p>-1.91168</text:p>
          </table:table-cell>
          <table:table-cell office:value-type="float" office:value="-1.81371" calcext:value-type="float">
            <text:p>-1.81371</text:p>
          </table:table-cell>
          <table:table-cell office:value-type="float" office:value="-1.71606" calcext:value-type="float">
            <text:p>-1.71606</text:p>
          </table:table-cell>
          <table:table-cell office:value-type="float" office:value="-1.62542" calcext:value-type="float">
            <text:p>-1.62542</text:p>
          </table:table-cell>
          <table:table-cell office:value-type="float" office:value="-1.5240901" calcext:value-type="float">
            <text:p>-1.5240901</text:p>
          </table:table-cell>
          <table:table-cell office:value-type="float" office:value="-1.42003" calcext:value-type="float">
            <text:p>-1.42003</text:p>
          </table:table-cell>
          <table:table-cell office:value-type="float" office:value="-1.32725" calcext:value-type="float">
            <text:p>-1.32725</text:p>
          </table:table-cell>
          <table:table-cell office:value-type="float" office:value="-1.23325" calcext:value-type="float">
            <text:p>-1.23325</text:p>
          </table:table-cell>
          <table:table-cell office:value-type="float" office:value="-1.13529" calcext:value-type="float">
            <text:p>-1.13529</text:p>
          </table:table-cell>
          <table:table-cell office:value-type="float" office:value="-1.04312" calcext:value-type="float">
            <text:p>-1.04312</text:p>
          </table:table-cell>
          <table:table-cell office:value-type="float" office:value="-0.96164" calcext:value-type="float">
            <text:p>-0.96164</text:p>
          </table:table-cell>
          <table:table-cell office:value-type="float" office:value="-0.87007999" calcext:value-type="float">
            <text:p>-0.87007999</text:p>
          </table:table-cell>
        </table:table-row>
        <table:table-row table:style-name="ro1">
          <table:table-cell office:value-type="float" office:value="-2.26966" calcext:value-type="float">
            <text:p>-2.26966</text:p>
          </table:table-cell>
          <table:table-cell office:value-type="float" office:value="-2.1243899" calcext:value-type="float">
            <text:p>-2.1243899</text:p>
          </table:table-cell>
          <table:table-cell office:value-type="float" office:value="-2.0145299" calcext:value-type="float">
            <text:p>-2.0145299</text:p>
          </table:table-cell>
          <table:table-cell office:value-type="float" office:value="-1.91076" calcext:value-type="float">
            <text:p>-1.91076</text:p>
          </table:table-cell>
          <table:table-cell office:value-type="float" office:value="-1.8131" calcext:value-type="float">
            <text:p>-1.8131</text:p>
          </table:table-cell>
          <table:table-cell office:value-type="float" office:value="-1.71545" calcext:value-type="float">
            <text:p>-1.71545</text:p>
          </table:table-cell>
          <table:table-cell office:value-type="float" office:value="-1.62481" calcext:value-type="float">
            <text:p>-1.62481</text:p>
          </table:table-cell>
          <table:table-cell office:value-type="float" office:value="-1.5234801" calcext:value-type="float">
            <text:p>-1.5234801</text:p>
          </table:table-cell>
          <table:table-cell office:value-type="float" office:value="-1.41942" calcext:value-type="float">
            <text:p>-1.41942</text:p>
          </table:table-cell>
          <table:table-cell office:value-type="float" office:value="-1.3263299" calcext:value-type="float">
            <text:p>-1.3263299</text:p>
          </table:table-cell>
          <table:table-cell office:value-type="float" office:value="-1.23264" calcext:value-type="float">
            <text:p>-1.23264</text:p>
          </table:table-cell>
          <table:table-cell office:value-type="float" office:value="-1.13468" calcext:value-type="float">
            <text:p>-1.13468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6072" calcext:value-type="float">
            <text:p>-0.96072</text:p>
          </table:table-cell>
          <table:table-cell office:value-type="float" office:value="-0.86947" calcext:value-type="float">
            <text:p>-0.86947</text:p>
          </table:table-cell>
        </table:table-row>
        <table:table-row table:style-name="ro1">
          <table:table-cell office:value-type="float" office:value="-2.2690499" calcext:value-type="float">
            <text:p>-2.2690499</text:p>
          </table:table-cell>
          <table:table-cell office:value-type="float" office:value="-2.1234801" calcext:value-type="float">
            <text:p>-2.1234801</text:p>
          </table:table-cell>
          <table:table-cell office:value-type="float" office:value="-2.0136099" calcext:value-type="float">
            <text:p>-2.0136099</text:p>
          </table:table-cell>
          <table:table-cell office:value-type="float" office:value="-1.9101501" calcext:value-type="float">
            <text:p>-1.9101501</text:p>
          </table:table-cell>
          <table:table-cell office:value-type="float" office:value="-1.81249" calcext:value-type="float">
            <text:p>-1.81249</text:p>
          </table:table-cell>
          <table:table-cell office:value-type="float" office:value="-1.7148401" calcext:value-type="float">
            <text:p>-1.7148401</text:p>
          </table:table-cell>
          <table:table-cell office:value-type="float" office:value="-1.6242" calcext:value-type="float">
            <text:p>-1.6242</text:p>
          </table:table-cell>
          <table:table-cell office:value-type="float" office:value="-1.5228699" calcext:value-type="float">
            <text:p>-1.5228699</text:p>
          </table:table-cell>
          <table:table-cell office:value-type="float" office:value="-1.41881" calcext:value-type="float">
            <text:p>-1.41881</text:p>
          </table:table-cell>
          <table:table-cell office:value-type="float" office:value="-1.32572" calcext:value-type="float">
            <text:p>-1.32572</text:p>
          </table:table-cell>
          <table:table-cell office:value-type="float" office:value="-1.23203" calcext:value-type="float">
            <text:p>-1.23203</text:p>
          </table:table-cell>
          <table:table-cell office:value-type="float" office:value="-1.13407" calcext:value-type="float">
            <text:p>-1.13407</text:p>
          </table:table-cell>
          <table:table-cell office:value-type="float" office:value="-1.0419" calcext:value-type="float">
            <text:p>-1.0419</text:p>
          </table:table-cell>
          <table:table-cell office:value-type="float" office:value="-0.96011001" calcext:value-type="float">
            <text:p>-0.96011001</text:p>
          </table:table-cell>
          <table:table-cell office:value-type="float" office:value="-0.86886001" calcext:value-type="float">
            <text:p>-0.86886001</text:p>
          </table:table-cell>
        </table:table-row>
        <table:table-row table:style-name="ro1">
          <table:table-cell office:value-type="float" office:value="-2.26844" calcext:value-type="float">
            <text:p>-2.26844</text:p>
          </table:table-cell>
          <table:table-cell office:value-type="float" office:value="-2.12287" calcext:value-type="float">
            <text:p>-2.12287</text:p>
          </table:table-cell>
          <table:table-cell office:value-type="float" office:value="-2.013" calcext:value-type="float">
            <text:p>-2.013</text:p>
          </table:table-cell>
          <table:table-cell office:value-type="float" office:value="-1.9095401" calcext:value-type="float">
            <text:p>-1.9095401</text:p>
          </table:table-cell>
          <table:table-cell office:value-type="float" office:value="-1.81188" calcext:value-type="float">
            <text:p>-1.81188</text:p>
          </table:table-cell>
          <table:table-cell office:value-type="float" office:value="-1.71422" calcext:value-type="float">
            <text:p>-1.71422</text:p>
          </table:table-cell>
          <table:table-cell office:value-type="float" office:value="-1.62358" calcext:value-type="float">
            <text:p>-1.62358</text:p>
          </table:table-cell>
          <table:table-cell office:value-type="float" office:value="-1.52226" calcext:value-type="float">
            <text:p>-1.52226</text:p>
          </table:table-cell>
          <table:table-cell office:value-type="float" office:value="-1.4182" calcext:value-type="float">
            <text:p>-1.4182</text:p>
          </table:table-cell>
          <table:table-cell office:value-type="float" office:value="-1.32511" calcext:value-type="float">
            <text:p>-1.32511</text:p>
          </table:table-cell>
          <table:table-cell office:value-type="float" office:value="-1.23142" calcext:value-type="float">
            <text:p>-1.23142</text:p>
          </table:table-cell>
          <table:table-cell office:value-type="float" office:value="-1.13315" calcext:value-type="float">
            <text:p>-1.13315</text:p>
          </table:table-cell>
          <table:table-cell office:value-type="float" office:value="-1.04129" calcext:value-type="float">
            <text:p>-1.04129</text:p>
          </table:table-cell>
          <table:table-cell office:value-type="float" office:value="-0.95950001" calcext:value-type="float">
            <text:p>-0.95950001</text:p>
          </table:table-cell>
          <table:table-cell office:value-type="float" office:value="-0.86825001" calcext:value-type="float">
            <text:p>-0.86825001</text:p>
          </table:table-cell>
        </table:table-row>
        <table:table-row table:style-name="ro1">
          <table:table-cell office:value-type="float" office:value="-2.2678299" calcext:value-type="float">
            <text:p>-2.2678299</text:p>
          </table:table-cell>
          <table:table-cell office:value-type="float" office:value="-2.1222601" calcext:value-type="float">
            <text:p>-2.1222601</text:p>
          </table:table-cell>
          <table:table-cell office:value-type="float" office:value="-2.0123899" calcext:value-type="float">
            <text:p>-2.0123899</text:p>
          </table:table-cell>
          <table:table-cell office:value-type="float" office:value="-1.9089299" calcext:value-type="float">
            <text:p>-1.9089299</text:p>
          </table:table-cell>
          <table:table-cell office:value-type="float" office:value="-1.81127" calcext:value-type="float">
            <text:p>-1.81127</text:p>
          </table:table-cell>
          <table:table-cell office:value-type="float" office:value="-1.7136101" calcext:value-type="float">
            <text:p>-1.7136101</text:p>
          </table:table-cell>
          <table:table-cell office:value-type="float" office:value="-1.62297" calcext:value-type="float">
            <text:p>-1.62297</text:p>
          </table:table-cell>
          <table:table-cell office:value-type="float" office:value="-1.52165" calcext:value-type="float">
            <text:p>-1.52165</text:p>
          </table:table-cell>
          <table:table-cell office:value-type="float" office:value="-1.41758" calcext:value-type="float">
            <text:p>-1.41758</text:p>
          </table:table-cell>
          <table:table-cell office:value-type="float" office:value="-1.3245" calcext:value-type="float">
            <text:p>-1.3245</text:p>
          </table:table-cell>
          <table:table-cell office:value-type="float" office:value="-1.23051" calcext:value-type="float">
            <text:p>-1.23051</text:p>
          </table:table-cell>
          <table:table-cell office:value-type="float" office:value="-1.13254" calcext:value-type="float">
            <text:p>-1.13254</text:p>
          </table:table-cell>
          <table:table-cell office:value-type="float" office:value="-1.0406801" calcext:value-type="float">
            <text:p>-1.0406801</text:p>
          </table:table-cell>
          <table:table-cell office:value-type="float" office:value="-0.95889002" calcext:value-type="float">
            <text:p>-0.95889002</text:p>
          </table:table-cell>
          <table:table-cell office:value-type="float" office:value="-0.86764002" calcext:value-type="float">
            <text:p>-0.86764002</text:p>
          </table:table-cell>
        </table:table-row>
        <table:table-row table:style-name="ro1">
          <table:table-cell office:value-type="float" office:value="-2.26722" calcext:value-type="float">
            <text:p>-2.26722</text:p>
          </table:table-cell>
          <table:table-cell office:value-type="float" office:value="-2.12165" calcext:value-type="float">
            <text:p>-2.12165</text:p>
          </table:table-cell>
          <table:table-cell office:value-type="float" office:value="-2.0114701" calcext:value-type="float">
            <text:p>-2.0114701</text:p>
          </table:table-cell>
          <table:table-cell office:value-type="float" office:value="-1.90832" calcext:value-type="float">
            <text:p>-1.90832</text:p>
          </table:table-cell>
          <table:table-cell office:value-type="float" office:value="-1.81066" calcext:value-type="float">
            <text:p>-1.81066</text:p>
          </table:table-cell>
          <table:table-cell office:value-type="float" office:value="-1.7130001" calcext:value-type="float">
            <text:p>-1.7130001</text:p>
          </table:table-cell>
          <table:table-cell office:value-type="float" office:value="-1.62236" calcext:value-type="float">
            <text:p>-1.62236</text:p>
          </table:table-cell>
          <table:table-cell office:value-type="float" office:value="-1.52104" calcext:value-type="float">
            <text:p>-1.52104</text:p>
          </table:table-cell>
          <table:table-cell office:value-type="float" office:value="-1.41697" calcext:value-type="float">
            <text:p>-1.41697</text:p>
          </table:table-cell>
          <table:table-cell office:value-type="float" office:value="-1.32389" calcext:value-type="float">
            <text:p>-1.32389</text:p>
          </table:table-cell>
          <table:table-cell office:value-type="float" office:value="-1.2299" calcext:value-type="float">
            <text:p>-1.2299</text:p>
          </table:table-cell>
          <table:table-cell office:value-type="float" office:value="-1.13193" calcext:value-type="float">
            <text:p>-1.13193</text:p>
          </table:table-cell>
          <table:table-cell office:value-type="float" office:value="-1.0400701" calcext:value-type="float">
            <text:p>-1.0400701</text:p>
          </table:table-cell>
          <table:table-cell office:value-type="float" office:value="-0.95828003" calcext:value-type="float">
            <text:p>-0.95828003</text:p>
          </table:table-cell>
          <table:table-cell office:value-type="float" office:value="-0.86703002" calcext:value-type="float">
            <text:p>-0.86703002</text:p>
          </table:table-cell>
        </table:table-row>
        <table:table-row table:style-name="ro1">
          <table:table-cell office:value-type="float" office:value="-2.2666099" calcext:value-type="float">
            <text:p>-2.2666099</text:p>
          </table:table-cell>
          <table:table-cell office:value-type="float" office:value="-2.1210401" calcext:value-type="float">
            <text:p>-2.1210401</text:p>
          </table:table-cell>
          <table:table-cell office:value-type="float" office:value="-2.01086" calcext:value-type="float">
            <text:p>-2.01086</text:p>
          </table:table-cell>
          <table:table-cell office:value-type="float" office:value="-1.90771" calcext:value-type="float">
            <text:p>-1.90771</text:p>
          </table:table-cell>
          <table:table-cell office:value-type="float" office:value="-1.81005" calcext:value-type="float">
            <text:p>-1.81005</text:p>
          </table:table-cell>
          <table:table-cell office:value-type="float" office:value="-1.7123899" calcext:value-type="float">
            <text:p>-1.7123899</text:p>
          </table:table-cell>
          <table:table-cell office:value-type="float" office:value="-1.62175" calcext:value-type="float">
            <text:p>-1.62175</text:p>
          </table:table-cell>
          <table:table-cell office:value-type="float" office:value="-1.52043" calcext:value-type="float">
            <text:p>-1.52043</text:p>
          </table:table-cell>
          <table:table-cell office:value-type="float" office:value="-1.41606" calcext:value-type="float">
            <text:p>-1.41606</text:p>
          </table:table-cell>
          <table:table-cell office:value-type="float" office:value="-1.32328" calcext:value-type="float">
            <text:p>-1.32328</text:p>
          </table:table-cell>
          <table:table-cell office:value-type="float" office:value="-1.22929" calcext:value-type="float">
            <text:p>-1.22929</text:p>
          </table:table-cell>
          <table:table-cell office:value-type="float" office:value="-1.13132" calcext:value-type="float">
            <text:p>-1.13132</text:p>
          </table:table-cell>
          <table:table-cell office:value-type="float" office:value="-1.0394599" calcext:value-type="float">
            <text:p>-1.0394599</text:p>
          </table:table-cell>
          <table:table-cell office:value-type="float" office:value="-0.95766997" calcext:value-type="float">
            <text:p>-0.95766997</text:p>
          </table:table-cell>
          <table:table-cell office:value-type="float" office:value="-0.86641997" calcext:value-type="float">
            <text:p>-0.86641997</text:p>
          </table:table-cell>
        </table:table-row>
        <table:table-row table:style-name="ro1">
          <table:table-cell office:value-type="float" office:value="-2.266" calcext:value-type="float">
            <text:p>-2.266</text:p>
          </table:table-cell>
          <table:table-cell office:value-type="float" office:value="-2.12043" calcext:value-type="float">
            <text:p>-2.12043</text:p>
          </table:table-cell>
          <table:table-cell office:value-type="float" office:value="-2.0102501" calcext:value-type="float">
            <text:p>-2.0102501</text:p>
          </table:table-cell>
          <table:table-cell office:value-type="float" office:value="-1.9071" calcext:value-type="float">
            <text:p>-1.9071</text:p>
          </table:table-cell>
          <table:table-cell office:value-type="float" office:value="-1.80914" calcext:value-type="float">
            <text:p>-1.80914</text:p>
          </table:table-cell>
          <table:table-cell office:value-type="float" office:value="-1.71178" calcext:value-type="float">
            <text:p>-1.71178</text:p>
          </table:table-cell>
          <table:table-cell office:value-type="float" office:value="-1.62114" calcext:value-type="float">
            <text:p>-1.62114</text:p>
          </table:table-cell>
          <table:table-cell office:value-type="float" office:value="-1.51982" calcext:value-type="float">
            <text:p>-1.51982</text:p>
          </table:table-cell>
          <table:table-cell office:value-type="float" office:value="-1.41545" calcext:value-type="float">
            <text:p>-1.41545</text:p>
          </table:table-cell>
          <table:table-cell office:value-type="float" office:value="-1.32267" calcext:value-type="float">
            <text:p>-1.32267</text:p>
          </table:table-cell>
          <table:table-cell office:value-type="float" office:value="-1.22868" calcext:value-type="float">
            <text:p>-1.22868</text:p>
          </table:table-cell>
          <table:table-cell office:value-type="float" office:value="-1.13041" calcext:value-type="float">
            <text:p>-1.13041</text:p>
          </table:table-cell>
          <table:table-cell office:value-type="float" office:value="-1.0388499" calcext:value-type="float">
            <text:p>-1.0388499</text:p>
          </table:table-cell>
          <table:table-cell office:value-type="float" office:value="-0.95705998" calcext:value-type="float">
            <text:p>-0.95705998</text:p>
          </table:table-cell>
          <table:table-cell office:value-type="float" office:value="-0.86580998" calcext:value-type="float">
            <text:p>-0.86580998</text:p>
          </table:table-cell>
        </table:table-row>
        <table:table-row table:style-name="ro1">
          <table:table-cell office:value-type="float" office:value="-2.2653899" calcext:value-type="float">
            <text:p>-2.2653899</text:p>
          </table:table-cell>
          <table:table-cell office:value-type="float" office:value="-2.1198201" calcext:value-type="float">
            <text:p>-2.1198201</text:p>
          </table:table-cell>
          <table:table-cell office:value-type="float" office:value="-2.00964" calcext:value-type="float">
            <text:p>-2.00964</text:p>
          </table:table-cell>
          <table:table-cell office:value-type="float" office:value="-1.90649" calcext:value-type="float">
            <text:p>-1.90649</text:p>
          </table:table-cell>
          <table:table-cell office:value-type="float" office:value="-1.80853" calcext:value-type="float">
            <text:p>-1.80853</text:p>
          </table:table-cell>
          <table:table-cell office:value-type="float" office:value="-1.71117" calcext:value-type="float">
            <text:p>-1.71117</text:p>
          </table:table-cell>
          <table:table-cell office:value-type="float" office:value="-1.62053" calcext:value-type="float">
            <text:p>-1.62053</text:p>
          </table:table-cell>
          <table:table-cell office:value-type="float" office:value="-1.51921" calcext:value-type="float">
            <text:p>-1.51921</text:p>
          </table:table-cell>
          <table:table-cell office:value-type="float" office:value="-1.41484" calcext:value-type="float">
            <text:p>-1.41484</text:p>
          </table:table-cell>
          <table:table-cell office:value-type="float" office:value="-1.32206" calcext:value-type="float">
            <text:p>-1.32206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298" calcext:value-type="float">
            <text:p>-1.1298</text:p>
          </table:table-cell>
          <table:table-cell office:value-type="float" office:value="-1.03824" calcext:value-type="float">
            <text:p>-1.03824</text:p>
          </table:table-cell>
          <table:table-cell office:value-type="float" office:value="-0.95644999" calcext:value-type="float">
            <text:p>-0.95644999</text:p>
          </table:table-cell>
          <table:table-cell office:value-type="float" office:value="-0.86488998" calcext:value-type="float">
            <text:p>-0.86488998</text:p>
          </table:table-cell>
        </table:table-row>
        <table:table-row table:style-name="ro1">
          <table:table-cell office:value-type="float" office:value="-2.26478" calcext:value-type="float">
            <text:p>-2.26478</text:p>
          </table:table-cell>
          <table:table-cell office:value-type="float" office:value="-2.11921" calcext:value-type="float">
            <text:p>-2.11921</text:p>
          </table:table-cell>
          <table:table-cell office:value-type="float" office:value="-2.0090301" calcext:value-type="float">
            <text:p>-2.0090301</text:p>
          </table:table-cell>
          <table:table-cell office:value-type="float" office:value="-1.90588" calcext:value-type="float">
            <text:p>-1.90588</text:p>
          </table:table-cell>
          <table:table-cell office:value-type="float" office:value="-1.80792" calcext:value-type="float">
            <text:p>-1.80792</text:p>
          </table:table-cell>
          <table:table-cell office:value-type="float" office:value="-1.71056" calcext:value-type="float">
            <text:p>-1.71056</text:p>
          </table:table-cell>
          <table:table-cell office:value-type="float" office:value="-1.61992" calcext:value-type="float">
            <text:p>-1.61992</text:p>
          </table:table-cell>
          <table:table-cell office:value-type="float" office:value="-1.5186" calcext:value-type="float">
            <text:p>-1.5186</text:p>
          </table:table-cell>
          <table:table-cell office:value-type="float" office:value="-1.41423" calcext:value-type="float">
            <text:p>-1.41423</text:p>
          </table:table-cell>
          <table:table-cell office:value-type="float" office:value="-1.32145" calcext:value-type="float">
            <text:p>-1.32145</text:p>
          </table:table-cell>
          <table:table-cell office:value-type="float" office:value="-1.22745" calcext:value-type="float">
            <text:p>-1.22745</text:p>
          </table:table-cell>
          <table:table-cell office:value-type="float" office:value="-1.12918" calcext:value-type="float">
            <text:p>-1.12918</text:p>
          </table:table-cell>
          <table:table-cell office:value-type="float" office:value="-1.03763" calcext:value-type="float">
            <text:p>-1.03763</text:p>
          </table:table-cell>
          <table:table-cell office:value-type="float" office:value="-0.95583999" calcext:value-type="float">
            <text:p>-0.95583999</text:p>
          </table:table-cell>
          <table:table-cell office:value-type="float" office:value="-0.86427999" calcext:value-type="float">
            <text:p>-0.86427999</text:p>
          </table:table-cell>
        </table:table-row>
        <table:table-row table:style-name="ro1">
          <table:table-cell office:value-type="float" office:value="-2.2641699" calcext:value-type="float">
            <text:p>-2.2641699</text:p>
          </table:table-cell>
          <table:table-cell office:value-type="float" office:value="-2.1185901" calcext:value-type="float">
            <text:p>-2.1185901</text:p>
          </table:table-cell>
          <table:table-cell office:value-type="float" office:value="-2.00842" calcext:value-type="float">
            <text:p>-2.00842</text:p>
          </table:table-cell>
          <table:table-cell office:value-type="float" office:value="-1.90497" calcext:value-type="float">
            <text:p>-1.90497</text:p>
          </table:table-cell>
          <table:table-cell office:value-type="float" office:value="-1.80731" calcext:value-type="float">
            <text:p>-1.80731</text:p>
          </table:table-cell>
          <table:table-cell office:value-type="float" office:value="-1.70995" calcext:value-type="float">
            <text:p>-1.70995</text:p>
          </table:table-cell>
          <table:table-cell office:value-type="float" office:value="-1.61931" calcext:value-type="float">
            <text:p>-1.61931</text:p>
          </table:table-cell>
          <table:table-cell office:value-type="float" office:value="-1.51799" calcext:value-type="float">
            <text:p>-1.51799</text:p>
          </table:table-cell>
          <table:table-cell office:value-type="float" office:value="-1.41362" calcext:value-type="float">
            <text:p>-1.41362</text:p>
          </table:table-cell>
          <table:table-cell office:value-type="float" office:value="-1.32084" calcext:value-type="float">
            <text:p>-1.32084</text:p>
          </table:table-cell>
          <table:table-cell office:value-type="float" office:value="-1.22684" calcext:value-type="float">
            <text:p>-1.22684</text:p>
          </table:table-cell>
          <table:table-cell office:value-type="float" office:value="-1.12857" calcext:value-type="float">
            <text:p>-1.12857</text:p>
          </table:table-cell>
          <table:table-cell office:value-type="float" office:value="-1.03702" calcext:value-type="float">
            <text:p>-1.03702</text:p>
          </table:table-cell>
          <table:table-cell office:value-type="float" office:value="-0.95491999" calcext:value-type="float">
            <text:p>-0.95491999</text:p>
          </table:table-cell>
          <table:table-cell office:value-type="float" office:value="-0.86366999" calcext:value-type="float">
            <text:p>-0.86366999</text:p>
          </table:table-cell>
        </table:table-row>
        <table:table-row table:style-name="ro1">
          <table:table-cell office:value-type="float" office:value="-2.2635601" calcext:value-type="float">
            <text:p>-2.2635601</text:p>
          </table:table-cell>
          <table:table-cell office:value-type="float" office:value="-2.1176801" calcext:value-type="float">
            <text:p>-2.1176801</text:p>
          </table:table-cell>
          <table:table-cell office:value-type="float" office:value="-2.0078101" calcext:value-type="float">
            <text:p>-2.0078101</text:p>
          </table:table-cell>
          <table:table-cell office:value-type="float" office:value="-1.9043601" calcext:value-type="float">
            <text:p>-1.9043601</text:p>
          </table:table-cell>
          <table:table-cell office:value-type="float" office:value="-1.8067" calcext:value-type="float">
            <text:p>-1.8067</text:p>
          </table:table-cell>
          <table:table-cell office:value-type="float" office:value="-1.70934" calcext:value-type="float">
            <text:p>-1.70934</text:p>
          </table:table-cell>
          <table:table-cell office:value-type="float" office:value="-1.6187" calcext:value-type="float">
            <text:p>-1.6187</text:p>
          </table:table-cell>
          <table:table-cell office:value-type="float" office:value="-1.51738" calcext:value-type="float">
            <text:p>-1.51738</text:p>
          </table:table-cell>
          <table:table-cell office:value-type="float" office:value="-1.41301" calcext:value-type="float">
            <text:p>-1.41301</text:p>
          </table:table-cell>
          <table:table-cell office:value-type="float" office:value="-1.32023" calcext:value-type="float">
            <text:p>-1.32023</text:p>
          </table:table-cell>
          <table:table-cell office:value-type="float" office:value="-1.22623" calcext:value-type="float">
            <text:p>-1.22623</text:p>
          </table:table-cell>
          <table:table-cell office:value-type="float" office:value="-1.12796" calcext:value-type="float">
            <text:p>-1.12796</text:p>
          </table:table-cell>
          <table:table-cell office:value-type="float" office:value="-1.03641" calcext:value-type="float">
            <text:p>-1.03641</text:p>
          </table:table-cell>
          <table:table-cell office:value-type="float" office:value="-0.95431" calcext:value-type="float">
            <text:p>-0.95431</text:p>
          </table:table-cell>
          <table:table-cell office:value-type="float" office:value="-0.86306" calcext:value-type="float">
            <text:p>-0.86306</text:p>
          </table:table-cell>
        </table:table-row>
        <table:table-row table:style-name="ro1">
          <table:table-cell office:value-type="float" office:value="-2.2629499" calcext:value-type="float">
            <text:p>-2.2629499</text:p>
          </table:table-cell>
          <table:table-cell office:value-type="float" office:value="-2.11707" calcext:value-type="float">
            <text:p>-2.11707</text:p>
          </table:table-cell>
          <table:table-cell office:value-type="float" office:value="-2.0069001" calcext:value-type="float">
            <text:p>-2.0069001</text:p>
          </table:table-cell>
          <table:table-cell office:value-type="float" office:value="-1.90374" calcext:value-type="float">
            <text:p>-1.90374</text:p>
          </table:table-cell>
          <table:table-cell office:value-type="float" office:value="-1.80609" calcext:value-type="float">
            <text:p>-1.80609</text:p>
          </table:table-cell>
          <table:table-cell office:value-type="float" office:value="-1.70873" calcext:value-type="float">
            <text:p>-1.70873</text:p>
          </table:table-cell>
          <table:table-cell office:value-type="float" office:value="-1.61809" calcext:value-type="float">
            <text:p>-1.61809</text:p>
          </table:table-cell>
          <table:table-cell office:value-type="float" office:value="-1.5164599" calcext:value-type="float">
            <text:p>-1.5164599</text:p>
          </table:table-cell>
          <table:table-cell office:value-type="float" office:value="-1.4120899" calcext:value-type="float">
            <text:p>-1.4120899</text:p>
          </table:table-cell>
          <table:table-cell office:value-type="float" office:value="-1.31962" calcext:value-type="float">
            <text:p>-1.31962</text:p>
          </table:table-cell>
          <table:table-cell office:value-type="float" office:value="-1.22562" calcext:value-type="float">
            <text:p>-1.22562</text:p>
          </table:table-cell>
          <table:table-cell office:value-type="float" office:value="-1.12735" calcext:value-type="float">
            <text:p>-1.12735</text:p>
          </table:table-cell>
          <table:table-cell office:value-type="float" office:value="-1.0358" calcext:value-type="float">
            <text:p>-1.0358</text:p>
          </table:table-cell>
          <table:table-cell office:value-type="float" office:value="-0.95340002" calcext:value-type="float">
            <text:p>-0.95340002</text:p>
          </table:table-cell>
          <table:table-cell office:value-type="float" office:value="-0.86215001" calcext:value-type="float">
            <text:p>-0.86215001</text:p>
          </table:table-cell>
        </table:table-row>
        <table:table-row table:style-name="ro1">
          <table:table-cell office:value-type="float" office:value="-2.2623401" calcext:value-type="float">
            <text:p>-2.2623401</text:p>
          </table:table-cell>
          <table:table-cell office:value-type="float" office:value="-2.1164601" calcext:value-type="float">
            <text:p>-2.1164601</text:p>
          </table:table-cell>
          <table:table-cell office:value-type="float" office:value="-2.00629" calcext:value-type="float">
            <text:p>-2.00629</text:p>
          </table:table-cell>
          <table:table-cell office:value-type="float" office:value="-1.9031301" calcext:value-type="float">
            <text:p>-1.9031301</text:p>
          </table:table-cell>
          <table:table-cell office:value-type="float" office:value="-1.80548" calcext:value-type="float">
            <text:p>-1.80548</text:p>
          </table:table-cell>
          <table:table-cell office:value-type="float" office:value="-1.70812" calcext:value-type="float">
            <text:p>-1.70812</text:p>
          </table:table-cell>
          <table:table-cell office:value-type="float" office:value="-1.61748" calcext:value-type="float">
            <text:p>-1.61748</text:p>
          </table:table-cell>
          <table:table-cell office:value-type="float" office:value="-1.5158499" calcext:value-type="float">
            <text:p>-1.5158499</text:p>
          </table:table-cell>
          <table:table-cell office:value-type="float" office:value="-1.41118" calcext:value-type="float">
            <text:p>-1.41118</text:p>
          </table:table-cell>
          <table:table-cell office:value-type="float" office:value="-1.3187" calcext:value-type="float">
            <text:p>-1.3187</text:p>
          </table:table-cell>
          <table:table-cell office:value-type="float" office:value="-1.22501" calcext:value-type="float">
            <text:p>-1.22501</text:p>
          </table:table-cell>
          <table:table-cell office:value-type="float" office:value="-1.12674" calcext:value-type="float">
            <text:p>-1.12674</text:p>
          </table:table-cell>
          <table:table-cell office:value-type="float" office:value="-1.03519" calcext:value-type="float">
            <text:p>-1.03519</text:p>
          </table:table-cell>
          <table:table-cell office:value-type="float" office:value="-0.95279002" calcext:value-type="float">
            <text:p>-0.95279002</text:p>
          </table:table-cell>
          <table:table-cell office:value-type="float" office:value="-0.86154002" calcext:value-type="float">
            <text:p>-0.86154002</text:p>
          </table:table-cell>
        </table:table-row>
        <table:table-row table:style-name="ro1">
          <table:table-cell office:value-type="float" office:value="-2.26173" calcext:value-type="float">
            <text:p>-2.26173</text:p>
          </table:table-cell>
          <table:table-cell office:value-type="float" office:value="-2.11585" calcext:value-type="float">
            <text:p>-2.11585</text:p>
          </table:table-cell>
          <table:table-cell office:value-type="float" office:value="-2.0056801" calcext:value-type="float">
            <text:p>-2.0056801</text:p>
          </table:table-cell>
          <table:table-cell office:value-type="float" office:value="-1.9025199" calcext:value-type="float">
            <text:p>-1.9025199</text:p>
          </table:table-cell>
          <table:table-cell office:value-type="float" office:value="-1.80486" calcext:value-type="float">
            <text:p>-1.80486</text:p>
          </table:table-cell>
          <table:table-cell office:value-type="float" office:value="-1.70751" calcext:value-type="float">
            <text:p>-1.70751</text:p>
          </table:table-cell>
          <table:table-cell office:value-type="float" office:value="-1.61687" calcext:value-type="float">
            <text:p>-1.61687</text:p>
          </table:table-cell>
          <table:table-cell office:value-type="float" office:value="-1.51524" calcext:value-type="float">
            <text:p>-1.51524</text:p>
          </table:table-cell>
          <table:table-cell office:value-type="float" office:value="-1.41057" calcext:value-type="float">
            <text:p>-1.41057</text:p>
          </table:table-cell>
          <table:table-cell office:value-type="float" office:value="-1.31809" calcext:value-type="float">
            <text:p>-1.31809</text:p>
          </table:table-cell>
          <table:table-cell office:value-type="float" office:value="-1.2244" calcext:value-type="float">
            <text:p>-1.2244</text:p>
          </table:table-cell>
          <table:table-cell office:value-type="float" office:value="-1.12613" calcext:value-type="float">
            <text:p>-1.12613</text:p>
          </table:table-cell>
          <table:table-cell office:value-type="float" office:value="-1.03458" calcext:value-type="float">
            <text:p>-1.03458</text:p>
          </table:table-cell>
          <table:table-cell office:value-type="float" office:value="-0.95218003" calcext:value-type="float">
            <text:p>-0.95218003</text:p>
          </table:table-cell>
          <table:table-cell office:value-type="float" office:value="-0.86093003" calcext:value-type="float">
            <text:p>-0.86093003</text:p>
          </table:table-cell>
        </table:table-row>
        <table:table-row table:style-name="ro1">
          <table:table-cell office:value-type="float" office:value="-2.2611201" calcext:value-type="float">
            <text:p>-2.2611201</text:p>
          </table:table-cell>
          <table:table-cell office:value-type="float" office:value="-2.1152401" calcext:value-type="float">
            <text:p>-2.1152401</text:p>
          </table:table-cell>
          <table:table-cell office:value-type="float" office:value="-2.00507" calcext:value-type="float">
            <text:p>-2.00507</text:p>
          </table:table-cell>
          <table:table-cell office:value-type="float" office:value="-1.90161" calcext:value-type="float">
            <text:p>-1.90161</text:p>
          </table:table-cell>
          <table:table-cell office:value-type="float" office:value="-1.80425" calcext:value-type="float">
            <text:p>-1.80425</text:p>
          </table:table-cell>
          <table:table-cell office:value-type="float" office:value="-1.7069" calcext:value-type="float">
            <text:p>-1.7069</text:p>
          </table:table-cell>
          <table:table-cell office:value-type="float" office:value="-1.6162601" calcext:value-type="float">
            <text:p>-1.6162601</text:p>
          </table:table-cell>
          <table:table-cell office:value-type="float" office:value="-1.51463" calcext:value-type="float">
            <text:p>-1.51463</text:p>
          </table:table-cell>
          <table:table-cell office:value-type="float" office:value="-1.40996" calcext:value-type="float">
            <text:p>-1.40996</text:p>
          </table:table-cell>
          <table:table-cell office:value-type="float" office:value="-1.31748" calcext:value-type="float">
            <text:p>-1.31748</text:p>
          </table:table-cell>
          <table:table-cell office:value-type="float" office:value="-1.22349" calcext:value-type="float">
            <text:p>-1.22349</text:p>
          </table:table-cell>
          <table:table-cell office:value-type="float" office:value="-1.12552" calcext:value-type="float">
            <text:p>-1.12552</text:p>
          </table:table-cell>
          <table:table-cell office:value-type="float" office:value="-1.03397" calcext:value-type="float">
            <text:p>-1.03397</text:p>
          </table:table-cell>
          <table:table-cell office:value-type="float" office:value="-0.95156997" calcext:value-type="float">
            <text:p>-0.95156997</text:p>
          </table:table-cell>
          <table:table-cell office:value-type="float" office:value="-0.86031997" calcext:value-type="float">
            <text:p>-0.86031997</text:p>
          </table:table-cell>
        </table:table-row>
        <table:table-row table:style-name="ro1">
          <table:table-cell office:value-type="float" office:value="-2.26051" calcext:value-type="float">
            <text:p>-2.26051</text:p>
          </table:table-cell>
          <table:table-cell office:value-type="float" office:value="-2.11463" calcext:value-type="float">
            <text:p>-2.11463</text:p>
          </table:table-cell>
          <table:table-cell office:value-type="float" office:value="-2.0044601" calcext:value-type="float">
            <text:p>-2.0044601</text:p>
          </table:table-cell>
          <table:table-cell office:value-type="float" office:value="-1.90069" calcext:value-type="float">
            <text:p>-1.90069</text:p>
          </table:table-cell>
          <table:table-cell office:value-type="float" office:value="-1.80364" calcext:value-type="float">
            <text:p>-1.80364</text:p>
          </table:table-cell>
          <table:table-cell office:value-type="float" office:value="-1.70629" calcext:value-type="float">
            <text:p>-1.70629</text:p>
          </table:table-cell>
          <table:table-cell office:value-type="float" office:value="-1.6156501" calcext:value-type="float">
            <text:p>-1.6156501</text:p>
          </table:table-cell>
          <table:table-cell office:value-type="float" office:value="-1.51402" calcext:value-type="float">
            <text:p>-1.51402</text:p>
          </table:table-cell>
          <table:table-cell office:value-type="float" office:value="-1.40934" calcext:value-type="float">
            <text:p>-1.40934</text:p>
          </table:table-cell>
          <table:table-cell office:value-type="float" office:value="-1.31687" calcext:value-type="float">
            <text:p>-1.31687</text:p>
          </table:table-cell>
          <table:table-cell office:value-type="float" office:value="-1.22288" calcext:value-type="float">
            <text:p>-1.22288</text:p>
          </table:table-cell>
          <table:table-cell office:value-type="float" office:value="-1.1246099" calcext:value-type="float">
            <text:p>-1.1246099</text:p>
          </table:table-cell>
          <table:table-cell office:value-type="float" office:value="-1.03336" calcext:value-type="float">
            <text:p>-1.03336</text:p>
          </table:table-cell>
          <table:table-cell office:value-type="float" office:value="-0.95095998" calcext:value-type="float">
            <text:p>-0.95095998</text:p>
          </table:table-cell>
          <table:table-cell office:value-type="float" office:value="-0.85970998" calcext:value-type="float">
            <text:p>-0.85970998</text:p>
          </table:table-cell>
        </table:table-row>
        <table:table-row table:style-name="ro1">
          <table:table-cell office:value-type="float" office:value="-2.2599001" calcext:value-type="float">
            <text:p>-2.2599001</text:p>
          </table:table-cell>
          <table:table-cell office:value-type="float" office:value="-2.1140201" calcext:value-type="float">
            <text:p>-2.1140201</text:p>
          </table:table-cell>
          <table:table-cell office:value-type="float" office:value="-2.00385" calcext:value-type="float">
            <text:p>-2.00385</text:p>
          </table:table-cell>
          <table:table-cell office:value-type="float" office:value="-1.90008" calcext:value-type="float">
            <text:p>-1.90008</text:p>
          </table:table-cell>
          <table:table-cell office:value-type="float" office:value="-1.80303" calcext:value-type="float">
            <text:p>-1.80303</text:p>
          </table:table-cell>
          <table:table-cell office:value-type="float" office:value="-1.70568" calcext:value-type="float">
            <text:p>-1.70568</text:p>
          </table:table-cell>
          <table:table-cell office:value-type="float" office:value="-1.6150399" calcext:value-type="float">
            <text:p>-1.6150399</text:p>
          </table:table-cell>
          <table:table-cell office:value-type="float" office:value="-1.51341" calcext:value-type="float">
            <text:p>-1.51341</text:p>
          </table:table-cell>
          <table:table-cell office:value-type="float" office:value="-1.40873" calcext:value-type="float">
            <text:p>-1.40873</text:p>
          </table:table-cell>
          <table:table-cell office:value-type="float" office:value="-1.31626" calcext:value-type="float">
            <text:p>-1.31626</text:p>
          </table:table-cell>
          <table:table-cell office:value-type="float" office:value="-1.22227" calcext:value-type="float">
            <text:p>-1.22227</text:p>
          </table:table-cell>
          <table:table-cell office:value-type="float" office:value="-1.12369" calcext:value-type="float">
            <text:p>-1.12369</text:p>
          </table:table-cell>
          <table:table-cell office:value-type="float" office:value="-1.03275" calcext:value-type="float">
            <text:p>-1.03275</text:p>
          </table:table-cell>
          <table:table-cell office:value-type="float" office:value="-0.95003998" calcext:value-type="float">
            <text:p>-0.95003998</text:p>
          </table:table-cell>
          <table:table-cell office:value-type="float" office:value="-0.85909998" calcext:value-type="float">
            <text:p>-0.85909998</text:p>
          </table:table-cell>
        </table:table-row>
        <table:table-row table:style-name="ro1">
          <table:table-cell office:value-type="float" office:value="-2.25929" calcext:value-type="float">
            <text:p>-2.25929</text:p>
          </table:table-cell>
          <table:table-cell office:value-type="float" office:value="-2.11341" calcext:value-type="float">
            <text:p>-2.11341</text:p>
          </table:table-cell>
          <table:table-cell office:value-type="float" office:value="-2.0032301" calcext:value-type="float">
            <text:p>-2.0032301</text:p>
          </table:table-cell>
          <table:table-cell office:value-type="float" office:value="-1.89917" calcext:value-type="float">
            <text:p>-1.89917</text:p>
          </table:table-cell>
          <table:table-cell office:value-type="float" office:value="-1.80242" calcext:value-type="float">
            <text:p>-1.80242</text:p>
          </table:table-cell>
          <table:table-cell office:value-type="float" office:value="-1.70476" calcext:value-type="float">
            <text:p>-1.70476</text:p>
          </table:table-cell>
          <table:table-cell office:value-type="float" office:value="-1.61443" calcext:value-type="float">
            <text:p>-1.61443</text:p>
          </table:table-cell>
          <table:table-cell office:value-type="float" office:value="-1.5128" calcext:value-type="float">
            <text:p>-1.5128</text:p>
          </table:table-cell>
          <table:table-cell office:value-type="float" office:value="-1.40812" calcext:value-type="float">
            <text:p>-1.40812</text:p>
          </table:table-cell>
          <table:table-cell office:value-type="float" office:value="-1.31565" calcext:value-type="float">
            <text:p>-1.31565</text:p>
          </table:table-cell>
          <table:table-cell office:value-type="float" office:value="-1.22166" calcext:value-type="float">
            <text:p>-1.22166</text:p>
          </table:table-cell>
          <table:table-cell office:value-type="float" office:value="-1.12308" calcext:value-type="float">
            <text:p>-1.12308</text:p>
          </table:table-cell>
          <table:table-cell office:value-type="float" office:value="-1.03214" calcext:value-type="float">
            <text:p>-1.03214</text:p>
          </table:table-cell>
          <table:table-cell office:value-type="float" office:value="-0.94942999" calcext:value-type="float">
            <text:p>-0.94942999</text:p>
          </table:table-cell>
          <table:table-cell office:value-type="float" office:value="-0.85848999" calcext:value-type="float">
            <text:p>-0.85848999</text:p>
          </table:table-cell>
        </table:table-row>
        <table:table-row table:style-name="ro1">
          <table:table-cell office:value-type="float" office:value="-2.2586701" calcext:value-type="float">
            <text:p>-2.2586701</text:p>
          </table:table-cell>
          <table:table-cell office:value-type="float" office:value="-2.1127999" calcext:value-type="float">
            <text:p>-2.1127999</text:p>
          </table:table-cell>
          <table:table-cell office:value-type="float" office:value="-2.00262" calcext:value-type="float">
            <text:p>-2.00262</text:p>
          </table:table-cell>
          <table:table-cell office:value-type="float" office:value="-1.89825" calcext:value-type="float">
            <text:p>-1.89825</text:p>
          </table:table-cell>
          <table:table-cell office:value-type="float" office:value="-1.80181" calcext:value-type="float">
            <text:p>-1.80181</text:p>
          </table:table-cell>
          <table:table-cell office:value-type="float" office:value="-1.70415" calcext:value-type="float">
            <text:p>-1.70415</text:p>
          </table:table-cell>
          <table:table-cell office:value-type="float" office:value="-1.61351" calcext:value-type="float">
            <text:p>-1.61351</text:p>
          </table:table-cell>
          <table:table-cell office:value-type="float" office:value="-1.51219" calcext:value-type="float">
            <text:p>-1.51219</text:p>
          </table:table-cell>
          <table:table-cell office:value-type="float" office:value="-1.40751" calcext:value-type="float">
            <text:p>-1.40751</text:p>
          </table:table-cell>
          <table:table-cell office:value-type="float" office:value="-1.31504" calcext:value-type="float">
            <text:p>-1.31504</text:p>
          </table:table-cell>
          <table:table-cell office:value-type="float" office:value="-1.22105" calcext:value-type="float">
            <text:p>-1.22105</text:p>
          </table:table-cell>
          <table:table-cell office:value-type="float" office:value="-1.12247" calcext:value-type="float">
            <text:p>-1.12247</text:p>
          </table:table-cell>
          <table:table-cell office:value-type="float" office:value="-1.03153" calcext:value-type="float">
            <text:p>-1.03153</text:p>
          </table:table-cell>
          <table:table-cell office:value-type="float" office:value="-0.94881999" calcext:value-type="float">
            <text:p>-0.94881999</text:p>
          </table:table-cell>
          <table:table-cell office:value-type="float" office:value="-0.85725999" calcext:value-type="float">
            <text:p>-0.85725999</text:p>
          </table:table-cell>
        </table:table-row>
        <table:table-row table:style-name="ro1">
          <table:table-cell office:value-type="float" office:value="-2.25776" calcext:value-type="float">
            <text:p>-2.25776</text:p>
          </table:table-cell>
          <table:table-cell office:value-type="float" office:value="-2.11219" calcext:value-type="float">
            <text:p>-2.11219</text:p>
          </table:table-cell>
          <table:table-cell office:value-type="float" office:value="-2.0020101" calcext:value-type="float">
            <text:p>-2.0020101</text:p>
          </table:table-cell>
          <table:table-cell office:value-type="float" office:value="-1.8973401" calcext:value-type="float">
            <text:p>-1.8973401</text:p>
          </table:table-cell>
          <table:table-cell office:value-type="float" office:value="-1.8012" calcext:value-type="float">
            <text:p>-1.8012</text:p>
          </table:table-cell>
          <table:table-cell office:value-type="float" office:value="-1.70354" calcext:value-type="float">
            <text:p>-1.70354</text:p>
          </table:table-cell>
          <table:table-cell office:value-type="float" office:value="-1.6126" calcext:value-type="float">
            <text:p>-1.6126</text:p>
          </table:table-cell>
          <table:table-cell office:value-type="float" office:value="-1.51158" calcext:value-type="float">
            <text:p>-1.51158</text:p>
          </table:table-cell>
          <table:table-cell office:value-type="float" office:value="-1.4069" calcext:value-type="float">
            <text:p>-1.4069</text:p>
          </table:table-cell>
          <table:table-cell office:value-type="float" office:value="-1.31443" calcext:value-type="float">
            <text:p>-1.31443</text:p>
          </table:table-cell>
          <table:table-cell office:value-type="float" office:value="-1.22044" calcext:value-type="float">
            <text:p>-1.22044</text:p>
          </table:table-cell>
          <table:table-cell office:value-type="float" office:value="-1.12186" calcext:value-type="float">
            <text:p>-1.12186</text:p>
          </table:table-cell>
          <table:table-cell office:value-type="float" office:value="-1.03092" calcext:value-type="float">
            <text:p>-1.03092</text:p>
          </table:table-cell>
          <table:table-cell office:value-type="float" office:value="-0.94821" calcext:value-type="float">
            <text:p>-0.94821</text:p>
          </table:table-cell>
          <table:table-cell office:value-type="float" office:value="-0.85664999" calcext:value-type="float">
            <text:p>-0.85664999</text:p>
          </table:table-cell>
        </table:table-row>
        <table:table-row table:style-name="ro1">
          <table:table-cell office:value-type="float" office:value="-2.2571499" calcext:value-type="float">
            <text:p>-2.2571499</text:p>
          </table:table-cell>
          <table:table-cell office:value-type="float" office:value="-2.1115799" calcext:value-type="float">
            <text:p>-2.1115799</text:p>
          </table:table-cell>
          <table:table-cell office:value-type="float" office:value="-2.0014" calcext:value-type="float">
            <text:p>-2.0014</text:p>
          </table:table-cell>
          <table:table-cell office:value-type="float" office:value="-1.89642" calcext:value-type="float">
            <text:p>-1.89642</text:p>
          </table:table-cell>
          <table:table-cell office:value-type="float" office:value="-1.80059" calcext:value-type="float">
            <text:p>-1.80059</text:p>
          </table:table-cell>
          <table:table-cell office:value-type="float" office:value="-1.70263" calcext:value-type="float">
            <text:p>-1.70263</text:p>
          </table:table-cell>
          <table:table-cell office:value-type="float" office:value="-1.61199" calcext:value-type="float">
            <text:p>-1.61199</text:p>
          </table:table-cell>
          <table:table-cell office:value-type="float" office:value="-1.51097" calcext:value-type="float">
            <text:p>-1.51097</text:p>
          </table:table-cell>
          <table:table-cell office:value-type="float" office:value="-1.4062901" calcext:value-type="float">
            <text:p>-1.4062901</text:p>
          </table:table-cell>
          <table:table-cell office:value-type="float" office:value="-1.31382" calcext:value-type="float">
            <text:p>-1.31382</text:p>
          </table:table-cell>
          <table:table-cell office:value-type="float" office:value="-1.21982" calcext:value-type="float">
            <text:p>-1.21982</text:p>
          </table:table-cell>
          <table:table-cell office:value-type="float" office:value="-1.12125" calcext:value-type="float">
            <text:p>-1.12125</text:p>
          </table:table-cell>
          <table:table-cell office:value-type="float" office:value="-1.0303" calcext:value-type="float">
            <text:p>-1.0303</text:p>
          </table:table-cell>
          <table:table-cell office:value-type="float" office:value="-0.94760001" calcext:value-type="float">
            <text:p>-0.94760001</text:p>
          </table:table-cell>
          <table:table-cell office:value-type="float" office:value="-0.85604" calcext:value-type="float">
            <text:p>-0.85604</text:p>
          </table:table-cell>
        </table:table-row>
        <table:table-row table:style-name="ro1">
          <table:table-cell office:value-type="float" office:value="-2.2562301" calcext:value-type="float">
            <text:p>-2.2562301</text:p>
          </table:table-cell>
          <table:table-cell office:value-type="float" office:value="-2.11097" calcext:value-type="float">
            <text:p>-2.11097</text:p>
          </table:table-cell>
          <table:table-cell office:value-type="float" office:value="-2.0007901" calcext:value-type="float">
            <text:p>-2.0007901</text:p>
          </table:table-cell>
          <table:table-cell office:value-type="float" office:value="-1.89581" calcext:value-type="float">
            <text:p>-1.89581</text:p>
          </table:table-cell>
          <table:table-cell office:value-type="float" office:value="-1.79998" calcext:value-type="float">
            <text:p>-1.79998</text:p>
          </table:table-cell>
          <table:table-cell office:value-type="float" office:value="-1.70202" calcext:value-type="float">
            <text:p>-1.70202</text:p>
          </table:table-cell>
          <table:table-cell office:value-type="float" office:value="-1.61107" calcext:value-type="float">
            <text:p>-1.61107</text:p>
          </table:table-cell>
          <table:table-cell office:value-type="float" office:value="-1.51036" calcext:value-type="float">
            <text:p>-1.51036</text:p>
          </table:table-cell>
          <table:table-cell office:value-type="float" office:value="-1.40538" calcext:value-type="float">
            <text:p>-1.40538</text:p>
          </table:table-cell>
          <table:table-cell office:value-type="float" office:value="-1.31321" calcext:value-type="float">
            <text:p>-1.31321</text:p>
          </table:table-cell>
          <table:table-cell office:value-type="float" office:value="-1.21921" calcext:value-type="float">
            <text:p>-1.21921</text:p>
          </table:table-cell>
          <table:table-cell office:value-type="float" office:value="-1.12064" calcext:value-type="float">
            <text:p>-1.12064</text:p>
          </table:table-cell>
          <table:table-cell office:value-type="float" office:value="-1.02969" calcext:value-type="float">
            <text:p>-1.02969</text:p>
          </table:table-cell>
          <table:table-cell office:value-type="float" office:value="-0.94699001" calcext:value-type="float">
            <text:p>-0.94699001</text:p>
          </table:table-cell>
          <table:table-cell office:value-type="float" office:value="-0.85543001" calcext:value-type="float">
            <text:p>-0.85543001</text:p>
          </table:table-cell>
        </table:table-row>
        <table:table-row table:style-name="ro1">
          <table:table-cell office:value-type="float" office:value="-2.25562" calcext:value-type="float">
            <text:p>-2.25562</text:p>
          </table:table-cell>
          <table:table-cell office:value-type="float" office:value="-2.1103499" calcext:value-type="float">
            <text:p>-2.1103499</text:p>
          </table:table-cell>
          <table:table-cell office:value-type="float" office:value="-1.99988" calcext:value-type="float">
            <text:p>-1.99988</text:p>
          </table:table-cell>
          <table:table-cell office:value-type="float" office:value="-1.8952" calcext:value-type="float">
            <text:p>-1.8952</text:p>
          </table:table-cell>
          <table:table-cell office:value-type="float" office:value="-1.7993701" calcext:value-type="float">
            <text:p>-1.7993701</text:p>
          </table:table-cell>
          <table:table-cell office:value-type="float" office:value="-1.7014101" calcext:value-type="float">
            <text:p>-1.7014101</text:p>
          </table:table-cell>
          <table:table-cell office:value-type="float" office:value="-1.61016" calcext:value-type="float">
            <text:p>-1.61016</text:p>
          </table:table-cell>
          <table:table-cell office:value-type="float" office:value="-1.50975" calcext:value-type="float">
            <text:p>-1.50975</text:p>
          </table:table-cell>
          <table:table-cell office:value-type="float" office:value="-1.40477" calcext:value-type="float">
            <text:p>-1.40477</text:p>
          </table:table-cell>
          <table:table-cell office:value-type="float" office:value="-1.3126" calcext:value-type="float">
            <text:p>-1.3126</text:p>
          </table:table-cell>
          <table:table-cell office:value-type="float" office:value="-1.2186" calcext:value-type="float">
            <text:p>-1.2186</text:p>
          </table:table-cell>
          <table:table-cell office:value-type="float" office:value="-1.12003" calcext:value-type="float">
            <text:p>-1.12003</text:p>
          </table:table-cell>
          <table:table-cell office:value-type="float" office:value="-1.02908" calcext:value-type="float">
            <text:p>-1.02908</text:p>
          </table:table-cell>
          <table:table-cell office:value-type="float" office:value="-0.94607002" calcext:value-type="float">
            <text:p>-0.94607002</text:p>
          </table:table-cell>
          <table:table-cell office:value-type="float" office:value="-0.85452002" calcext:value-type="float">
            <text:p>-0.85452002</text:p>
          </table:table-cell>
        </table:table-row>
        <table:table-row table:style-name="ro1">
          <table:table-cell office:value-type="float" office:value="-2.2550099" calcext:value-type="float">
            <text:p>-2.2550099</text:p>
          </table:table-cell>
          <table:table-cell office:value-type="float" office:value="-2.10974" calcext:value-type="float">
            <text:p>-2.10974</text:p>
          </table:table-cell>
          <table:table-cell office:value-type="float" office:value="-1.99927" calcext:value-type="float">
            <text:p>-1.99927</text:p>
          </table:table-cell>
          <table:table-cell office:value-type="float" office:value="-1.89459" calcext:value-type="float">
            <text:p>-1.89459</text:p>
          </table:table-cell>
          <table:table-cell office:value-type="float" office:value="-1.7987601" calcext:value-type="float">
            <text:p>-1.7987601</text:p>
          </table:table-cell>
          <table:table-cell office:value-type="float" office:value="-1.7007999" calcext:value-type="float">
            <text:p>-1.7007999</text:p>
          </table:table-cell>
          <table:table-cell office:value-type="float" office:value="-1.60955" calcext:value-type="float">
            <text:p>-1.60955</text:p>
          </table:table-cell>
          <table:table-cell office:value-type="float" office:value="-1.50914" calcext:value-type="float">
            <text:p>-1.50914</text:p>
          </table:table-cell>
          <table:table-cell office:value-type="float" office:value="-1.40416" calcext:value-type="float">
            <text:p>-1.40416</text:p>
          </table:table-cell>
          <table:table-cell office:value-type="float" office:value="-1.31199" calcext:value-type="float">
            <text:p>-1.31199</text:p>
          </table:table-cell>
          <table:table-cell office:value-type="float" office:value="-1.21769" calcext:value-type="float">
            <text:p>-1.21769</text:p>
          </table:table-cell>
          <table:table-cell office:value-type="float" office:value="-1.1194201" calcext:value-type="float">
            <text:p>-1.1194201</text:p>
          </table:table-cell>
          <table:table-cell office:value-type="float" office:value="-1.02847" calcext:value-type="float">
            <text:p>-1.02847</text:p>
          </table:table-cell>
          <table:table-cell office:value-type="float" office:value="-0.94546002" calcext:value-type="float">
            <text:p>-0.94546002</text:p>
          </table:table-cell>
          <table:table-cell office:value-type="float" office:value="-0.85360003" calcext:value-type="float">
            <text:p>-0.85360003</text:p>
          </table:table-cell>
        </table:table-row>
        <table:table-row table:style-name="ro1">
          <table:table-cell office:value-type="float" office:value="-2.2544" calcext:value-type="float">
            <text:p>-2.2544</text:p>
          </table:table-cell>
          <table:table-cell office:value-type="float" office:value="-2.1091299" calcext:value-type="float">
            <text:p>-2.1091299</text:p>
          </table:table-cell>
          <table:table-cell office:value-type="float" office:value="-1.99866" calcext:value-type="float">
            <text:p>-1.99866</text:p>
          </table:table-cell>
          <table:table-cell office:value-type="float" office:value="-1.89398" calcext:value-type="float">
            <text:p>-1.89398</text:p>
          </table:table-cell>
          <table:table-cell office:value-type="float" office:value="-1.7981499" calcext:value-type="float">
            <text:p>-1.7981499</text:p>
          </table:table-cell>
          <table:table-cell office:value-type="float" office:value="-1.7001899" calcext:value-type="float">
            <text:p>-1.7001899</text:p>
          </table:table-cell>
          <table:table-cell office:value-type="float" office:value="-1.60894" calcext:value-type="float">
            <text:p>-1.60894</text:p>
          </table:table-cell>
          <table:table-cell office:value-type="float" office:value="-1.50853" calcext:value-type="float">
            <text:p>-1.50853</text:p>
          </table:table-cell>
          <table:table-cell office:value-type="float" office:value="-1.40355" calcext:value-type="float">
            <text:p>-1.40355</text:p>
          </table:table-cell>
          <table:table-cell office:value-type="float" office:value="-1.31138" calcext:value-type="float">
            <text:p>-1.31138</text:p>
          </table:table-cell>
          <table:table-cell office:value-type="float" office:value="-1.21708" calcext:value-type="float">
            <text:p>-1.21708</text:p>
          </table:table-cell>
          <table:table-cell office:value-type="float" office:value="-1.1188101" calcext:value-type="float">
            <text:p>-1.1188101</text:p>
          </table:table-cell>
          <table:table-cell office:value-type="float" office:value="-1.02786" calcext:value-type="float">
            <text:p>-1.02786</text:p>
          </table:table-cell>
          <table:table-cell office:value-type="float" office:value="-0.94485003" calcext:value-type="float">
            <text:p>-0.94485003</text:p>
          </table:table-cell>
          <table:table-cell office:value-type="float" office:value="-0.85268998" calcext:value-type="float">
            <text:p>-0.85268998</text:p>
          </table:table-cell>
        </table:table-row>
        <table:table-row table:style-name="ro1">
          <table:table-cell office:value-type="float" office:value="-2.2537899" calcext:value-type="float">
            <text:p>-2.2537899</text:p>
          </table:table-cell>
          <table:table-cell office:value-type="float" office:value="-2.10852" calcext:value-type="float">
            <text:p>-2.10852</text:p>
          </table:table-cell>
          <table:table-cell office:value-type="float" office:value="-1.99805" calcext:value-type="float">
            <text:p>-1.99805</text:p>
          </table:table-cell>
          <table:table-cell office:value-type="float" office:value="-1.89337" calcext:value-type="float">
            <text:p>-1.89337</text:p>
          </table:table-cell>
          <table:table-cell office:value-type="float" office:value="-1.7975399" calcext:value-type="float">
            <text:p>-1.7975399</text:p>
          </table:table-cell>
          <table:table-cell office:value-type="float" office:value="-1.69958" calcext:value-type="float">
            <text:p>-1.69958</text:p>
          </table:table-cell>
          <table:table-cell office:value-type="float" office:value="-1.60833" calcext:value-type="float">
            <text:p>-1.60833</text:p>
          </table:table-cell>
          <table:table-cell office:value-type="float" office:value="-1.50792" calcext:value-type="float">
            <text:p>-1.50792</text:p>
          </table:table-cell>
          <table:table-cell office:value-type="float" office:value="-1.40294" calcext:value-type="float">
            <text:p>-1.40294</text:p>
          </table:table-cell>
          <table:table-cell office:value-type="float" office:value="-1.31077" calcext:value-type="float">
            <text:p>-1.31077</text:p>
          </table:table-cell>
          <table:table-cell office:value-type="float" office:value="-1.21647" calcext:value-type="float">
            <text:p>-1.21647</text:p>
          </table:table-cell>
          <table:table-cell office:value-type="float" office:value="-1.1181999" calcext:value-type="float">
            <text:p>-1.1181999</text:p>
          </table:table-cell>
          <table:table-cell office:value-type="float" office:value="-1.0272501" calcext:value-type="float">
            <text:p>-1.0272501</text:p>
          </table:table-cell>
          <table:table-cell office:value-type="float" office:value="-0.94423997" calcext:value-type="float">
            <text:p>-0.94423997</text:p>
          </table:table-cell>
          <table:table-cell office:value-type="float" office:value="-0.85207999" calcext:value-type="float">
            <text:p>-0.85207999</text:p>
          </table:table-cell>
        </table:table-row>
        <table:table-row table:style-name="ro1">
          <table:table-cell office:value-type="float" office:value="-2.25318" calcext:value-type="float">
            <text:p>-2.25318</text:p>
          </table:table-cell>
          <table:table-cell office:value-type="float" office:value="-2.1079099" calcext:value-type="float">
            <text:p>-2.1079099</text:p>
          </table:table-cell>
          <table:table-cell office:value-type="float" office:value="-1.99744" calcext:value-type="float">
            <text:p>-1.99744</text:p>
          </table:table-cell>
          <table:table-cell office:value-type="float" office:value="-1.89276" calcext:value-type="float">
            <text:p>-1.89276</text:p>
          </table:table-cell>
          <table:table-cell office:value-type="float" office:value="-1.79662" calcext:value-type="float">
            <text:p>-1.79662</text:p>
          </table:table-cell>
          <table:table-cell office:value-type="float" office:value="-1.69897" calcext:value-type="float">
            <text:p>-1.69897</text:p>
          </table:table-cell>
          <table:table-cell office:value-type="float" office:value="-1.60772" calcext:value-type="float">
            <text:p>-1.60772</text:p>
          </table:table-cell>
          <table:table-cell office:value-type="float" office:value="-1.50731" calcext:value-type="float">
            <text:p>-1.50731</text:p>
          </table:table-cell>
          <table:table-cell office:value-type="float" office:value="-1.40233" calcext:value-type="float">
            <text:p>-1.40233</text:p>
          </table:table-cell>
          <table:table-cell office:value-type="float" office:value="-1.31016" calcext:value-type="float">
            <text:p>-1.31016</text:p>
          </table:table-cell>
          <table:table-cell office:value-type="float" office:value="-1.21586" calcext:value-type="float">
            <text:p>-1.21586</text:p>
          </table:table-cell>
          <table:table-cell office:value-type="float" office:value="-1.11759" calcext:value-type="float">
            <text:p>-1.11759</text:p>
          </table:table-cell>
          <table:table-cell office:value-type="float" office:value="-1.0266401" calcext:value-type="float">
            <text:p>-1.0266401</text:p>
          </table:table-cell>
          <table:table-cell office:value-type="float" office:value="-0.94362998" calcext:value-type="float">
            <text:p>-0.94362998</text:p>
          </table:table-cell>
          <table:table-cell office:value-type="float" office:value="-0.85146999" calcext:value-type="float">
            <text:p>-0.85146999</text:p>
          </table:table-cell>
        </table:table-row>
        <table:table-row table:style-name="ro1">
          <table:table-cell office:value-type="float" office:value="-2.2525699" calcext:value-type="float">
            <text:p>-2.2525699</text:p>
          </table:table-cell>
          <table:table-cell office:value-type="float" office:value="-2.1073" calcext:value-type="float">
            <text:p>-2.1073</text:p>
          </table:table-cell>
          <table:table-cell office:value-type="float" office:value="-1.99683" calcext:value-type="float">
            <text:p>-1.99683</text:p>
          </table:table-cell>
          <table:table-cell office:value-type="float" office:value="-1.89215" calcext:value-type="float">
            <text:p>-1.89215</text:p>
          </table:table-cell>
          <table:table-cell office:value-type="float" office:value="-1.79601" calcext:value-type="float">
            <text:p>-1.79601</text:p>
          </table:table-cell>
          <table:table-cell office:value-type="float" office:value="-1.69805" calcext:value-type="float">
            <text:p>-1.69805</text:p>
          </table:table-cell>
          <table:table-cell office:value-type="float" office:value="-1.6071" calcext:value-type="float">
            <text:p>-1.6071</text:p>
          </table:table-cell>
          <table:table-cell office:value-type="float" office:value="-1.5067" calcext:value-type="float">
            <text:p>-1.5067</text:p>
          </table:table-cell>
          <table:table-cell office:value-type="float" office:value="-1.40172" calcext:value-type="float">
            <text:p>-1.40172</text:p>
          </table:table-cell>
          <table:table-cell office:value-type="float" office:value="-1.30955" calcext:value-type="float">
            <text:p>-1.30955</text:p>
          </table:table-cell>
          <table:table-cell office:value-type="float" office:value="-1.21525" calcext:value-type="float">
            <text:p>-1.21525</text:p>
          </table:table-cell>
          <table:table-cell office:value-type="float" office:value="-1.11698" calcext:value-type="float">
            <text:p>-1.11698</text:p>
          </table:table-cell>
          <table:table-cell office:value-type="float" office:value="-1.0260299" calcext:value-type="float">
            <text:p>-1.0260299</text:p>
          </table:table-cell>
          <table:table-cell office:value-type="float" office:value="-0.94272" calcext:value-type="float">
            <text:p>-0.94272</text:p>
          </table:table-cell>
          <table:table-cell office:value-type="float" office:value="-0.85086" calcext:value-type="float">
            <text:p>-0.85086</text:p>
          </table:table-cell>
        </table:table-row>
        <table:table-row table:style-name="ro1">
          <table:table-cell office:value-type="float" office:value="-2.2516601" calcext:value-type="float">
            <text:p>-2.2516601</text:p>
          </table:table-cell>
          <table:table-cell office:value-type="float" office:value="-2.1066899" calcext:value-type="float">
            <text:p>-2.1066899</text:p>
          </table:table-cell>
          <table:table-cell office:value-type="float" office:value="-1.99622" calcext:value-type="float">
            <text:p>-1.99622</text:p>
          </table:table-cell>
          <table:table-cell office:value-type="float" office:value="-1.89123" calcext:value-type="float">
            <text:p>-1.89123</text:p>
          </table:table-cell>
          <table:table-cell office:value-type="float" office:value="-1.79571" calcext:value-type="float">
            <text:p>-1.79571</text:p>
          </table:table-cell>
          <table:table-cell office:value-type="float" office:value="-1.69744" calcext:value-type="float">
            <text:p>-1.69744</text:p>
          </table:table-cell>
          <table:table-cell office:value-type="float" office:value="-1.60649" calcext:value-type="float">
            <text:p>-1.60649</text:p>
          </table:table-cell>
          <table:table-cell office:value-type="float" office:value="-1.50609" calcext:value-type="float">
            <text:p>-1.50609</text:p>
          </table:table-cell>
          <table:table-cell office:value-type="float" office:value="-1.4011" calcext:value-type="float">
            <text:p>-1.4011</text:p>
          </table:table-cell>
          <table:table-cell office:value-type="float" office:value="-1.3089401" calcext:value-type="float">
            <text:p>-1.3089401</text:p>
          </table:table-cell>
          <table:table-cell office:value-type="float" office:value="-1.21464" calcext:value-type="float">
            <text:p>-1.21464</text:p>
          </table:table-cell>
          <table:table-cell office:value-type="float" office:value="-1.11637" calcext:value-type="float">
            <text:p>-1.11637</text:p>
          </table:table-cell>
          <table:table-cell office:value-type="float" office:value="-1.02542" calcext:value-type="float">
            <text:p>-1.02542</text:p>
          </table:table-cell>
          <table:table-cell office:value-type="float" office:value="-0.94211" calcext:value-type="float">
            <text:p>-0.94211</text:p>
          </table:table-cell>
          <table:table-cell office:value-type="float" office:value="-0.85025001" calcext:value-type="float">
            <text:p>-0.85025001</text:p>
          </table:table-cell>
        </table:table-row>
        <table:table-row table:style-name="ro1">
          <table:table-cell office:value-type="float" office:value="-2.2507401" calcext:value-type="float">
            <text:p>-2.2507401</text:p>
          </table:table-cell>
          <table:table-cell office:value-type="float" office:value="-2.1060801" calcext:value-type="float">
            <text:p>-2.1060801</text:p>
          </table:table-cell>
          <table:table-cell office:value-type="float" office:value="-1.99561" calcext:value-type="float">
            <text:p>-1.99561</text:p>
          </table:table-cell>
          <table:table-cell office:value-type="float" office:value="-1.89062" calcext:value-type="float">
            <text:p>-1.89062</text:p>
          </table:table-cell>
          <table:table-cell office:value-type="float" office:value="-1.79479" calcext:value-type="float">
            <text:p>-1.79479</text:p>
          </table:table-cell>
          <table:table-cell office:value-type="float" office:value="-1.69683" calcext:value-type="float">
            <text:p>-1.69683</text:p>
          </table:table-cell>
          <table:table-cell office:value-type="float" office:value="-1.60588" calcext:value-type="float">
            <text:p>-1.60588</text:p>
          </table:table-cell>
          <table:table-cell office:value-type="float" office:value="-1.5054801" calcext:value-type="float">
            <text:p>-1.5054801</text:p>
          </table:table-cell>
          <table:table-cell office:value-type="float" office:value="-1.40049" calcext:value-type="float">
            <text:p>-1.40049</text:p>
          </table:table-cell>
          <table:table-cell office:value-type="float" office:value="-1.3083301" calcext:value-type="float">
            <text:p>-1.3083301</text:p>
          </table:table-cell>
          <table:table-cell office:value-type="float" office:value="-1.21403" calcext:value-type="float">
            <text:p>-1.21403</text:p>
          </table:table-cell>
          <table:table-cell office:value-type="float" office:value="-1.11576" calcext:value-type="float">
            <text:p>-1.11576</text:p>
          </table:table-cell>
          <table:table-cell office:value-type="float" office:value="-1.02481" calcext:value-type="float">
            <text:p>-1.02481</text:p>
          </table:table-cell>
          <table:table-cell office:value-type="float" office:value="-0.94150001" calcext:value-type="float">
            <text:p>-0.94150001</text:p>
          </table:table-cell>
          <table:table-cell office:value-type="float" office:value="-0.84964001" calcext:value-type="float">
            <text:p>-0.84964001</text:p>
          </table:table-cell>
        </table:table-row>
        <table:table-row table:style-name="ro1">
          <table:table-cell office:value-type="float" office:value="-2.2501299" calcext:value-type="float">
            <text:p>-2.2501299</text:p>
          </table:table-cell>
          <table:table-cell office:value-type="float" office:value="-2.1054699" calcext:value-type="float">
            <text:p>-2.1054699</text:p>
          </table:table-cell>
          <table:table-cell office:value-type="float" office:value="-1.995" calcext:value-type="float">
            <text:p>-1.995</text:p>
          </table:table-cell>
          <table:table-cell office:value-type="float" office:value="-1.89001" calcext:value-type="float">
            <text:p>-1.89001</text:p>
          </table:table-cell>
          <table:table-cell office:value-type="float" office:value="-1.79418" calcext:value-type="float">
            <text:p>-1.79418</text:p>
          </table:table-cell>
          <table:table-cell office:value-type="float" office:value="-1.69622" calcext:value-type="float">
            <text:p>-1.69622</text:p>
          </table:table-cell>
          <table:table-cell office:value-type="float" office:value="-1.60497" calcext:value-type="float">
            <text:p>-1.60497</text:p>
          </table:table-cell>
          <table:table-cell office:value-type="float" office:value="-1.5048701" calcext:value-type="float">
            <text:p>-1.5048701</text:p>
          </table:table-cell>
          <table:table-cell office:value-type="float" office:value="-1.3998801" calcext:value-type="float">
            <text:p>-1.3998801</text:p>
          </table:table-cell>
          <table:table-cell office:value-type="float" office:value="-1.3077199" calcext:value-type="float">
            <text:p>-1.3077199</text:p>
          </table:table-cell>
          <table:table-cell office:value-type="float" office:value="-1.21342" calcext:value-type="float">
            <text:p>-1.21342</text:p>
          </table:table-cell>
          <table:table-cell office:value-type="float" office:value="-1.11515" calcext:value-type="float">
            <text:p>-1.11515</text:p>
          </table:table-cell>
          <table:table-cell office:value-type="float" office:value="-1.0242" calcext:value-type="float">
            <text:p>-1.0242</text:p>
          </table:table-cell>
          <table:table-cell office:value-type="float" office:value="-0.94089001" calcext:value-type="float">
            <text:p>-0.94089001</text:p>
          </table:table-cell>
          <table:table-cell office:value-type="float" office:value="-0.84902" calcext:value-type="float">
            <text:p>-0.84902</text:p>
          </table:table-cell>
        </table:table-row>
        <table:table-row table:style-name="ro1">
          <table:table-cell office:value-type="float" office:value="-2.2492099" calcext:value-type="float">
            <text:p>-2.2492099</text:p>
          </table:table-cell>
          <table:table-cell office:value-type="float" office:value="-2.1048601" calcext:value-type="float">
            <text:p>-2.1048601</text:p>
          </table:table-cell>
          <table:table-cell office:value-type="float" office:value="-1.99438" calcext:value-type="float">
            <text:p>-1.99438</text:p>
          </table:table-cell>
          <table:table-cell office:value-type="float" office:value="-1.8894" calcext:value-type="float">
            <text:p>-1.8894</text:p>
          </table:table-cell>
          <table:table-cell office:value-type="float" office:value="-1.79357" calcext:value-type="float">
            <text:p>-1.79357</text:p>
          </table:table-cell>
          <table:table-cell office:value-type="float" office:value="-1.69561" calcext:value-type="float">
            <text:p>-1.69561</text:p>
          </table:table-cell>
          <table:table-cell office:value-type="float" office:value="-1.60436" calcext:value-type="float">
            <text:p>-1.60436</text:p>
          </table:table-cell>
          <table:table-cell office:value-type="float" office:value="-1.5042599" calcext:value-type="float">
            <text:p>-1.5042599</text:p>
          </table:table-cell>
          <table:table-cell office:value-type="float" office:value="-1.3992701" calcext:value-type="float">
            <text:p>-1.3992701</text:p>
          </table:table-cell>
          <table:table-cell office:value-type="float" office:value="-1.30711" calcext:value-type="float">
            <text:p>-1.30711</text:p>
          </table:table-cell>
          <table:table-cell office:value-type="float" office:value="-1.2125" calcext:value-type="float">
            <text:p>-1.2125</text:p>
          </table:table-cell>
          <table:table-cell office:value-type="float" office:value="-1.11423" calcext:value-type="float">
            <text:p>-1.11423</text:p>
          </table:table-cell>
          <table:table-cell office:value-type="float" office:value="-1.02359" calcext:value-type="float">
            <text:p>-1.02359</text:p>
          </table:table-cell>
          <table:table-cell office:value-type="float" office:value="-0.94028002" calcext:value-type="float">
            <text:p>-0.94028002</text:p>
          </table:table-cell>
          <table:table-cell office:value-type="float" office:value="-0.84841001" calcext:value-type="float">
            <text:p>-0.84841001</text:p>
          </table:table-cell>
        </table:table-row>
        <table:table-row table:style-name="ro1">
          <table:table-cell office:value-type="float" office:value="-2.2486" calcext:value-type="float">
            <text:p>-2.2486</text:p>
          </table:table-cell>
          <table:table-cell office:value-type="float" office:value="-2.10395" calcext:value-type="float">
            <text:p>-2.10395</text:p>
          </table:table-cell>
          <table:table-cell office:value-type="float" office:value="-1.99377" calcext:value-type="float">
            <text:p>-1.99377</text:p>
          </table:table-cell>
          <table:table-cell office:value-type="float" office:value="-1.88849" calcext:value-type="float">
            <text:p>-1.88849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-1.6950001" calcext:value-type="float">
            <text:p>-1.6950001</text:p>
          </table:table-cell>
          <table:table-cell office:value-type="float" office:value="-1.60375" calcext:value-type="float">
            <text:p>-1.60375</text:p>
          </table:table-cell>
          <table:table-cell office:value-type="float" office:value="-1.50365" calcext:value-type="float">
            <text:p>-1.50365</text:p>
          </table:table-cell>
          <table:table-cell office:value-type="float" office:value="-1.3986599" calcext:value-type="float">
            <text:p>-1.3986599</text:p>
          </table:table-cell>
          <table:table-cell office:value-type="float" office:value="-1.3065" calcext:value-type="float">
            <text:p>-1.3065</text:p>
          </table:table-cell>
          <table:table-cell office:value-type="float" office:value="-1.21189" calcext:value-type="float">
            <text:p>-1.21189</text:p>
          </table:table-cell>
          <table:table-cell office:value-type="float" office:value="-1.11332" calcext:value-type="float">
            <text:p>-1.11332</text:p>
          </table:table-cell>
          <table:table-cell office:value-type="float" office:value="-1.02298" calcext:value-type="float">
            <text:p>-1.02298</text:p>
          </table:table-cell>
          <table:table-cell office:value-type="float" office:value="-0.93966001" calcext:value-type="float">
            <text:p>-0.93966001</text:p>
          </table:table-cell>
          <table:table-cell office:value-type="float" office:value="-0.84780002" calcext:value-type="float">
            <text:p>-0.84780002</text:p>
          </table:table-cell>
        </table:table-row>
        <table:table-row table:style-name="ro1">
          <table:table-cell office:value-type="float" office:value="-2.2479899" calcext:value-type="float">
            <text:p>-2.2479899</text:p>
          </table:table-cell>
          <table:table-cell office:value-type="float" office:value="-2.1033399" calcext:value-type="float">
            <text:p>-2.1033399</text:p>
          </table:table-cell>
          <table:table-cell office:value-type="float" office:value="-1.99316" calcext:value-type="float">
            <text:p>-1.99316</text:p>
          </table:table-cell>
          <table:table-cell office:value-type="float" office:value="-1.88757" calcext:value-type="float">
            <text:p>-1.88757</text:p>
          </table:table-cell>
          <table:table-cell office:value-type="float" office:value="-1.7923501" calcext:value-type="float">
            <text:p>-1.7923501</text:p>
          </table:table-cell>
          <table:table-cell office:value-type="float" office:value="-1.6943901" calcext:value-type="float">
            <text:p>-1.6943901</text:p>
          </table:table-cell>
          <table:table-cell office:value-type="float" office:value="-1.60314" calcext:value-type="float">
            <text:p>-1.60314</text:p>
          </table:table-cell>
          <table:table-cell office:value-type="float" office:value="-1.50304" calcext:value-type="float">
            <text:p>-1.50304</text:p>
          </table:table-cell>
          <table:table-cell office:value-type="float" office:value="-1.39805" calcext:value-type="float">
            <text:p>-1.39805</text:p>
          </table:table-cell>
          <table:table-cell office:value-type="float" office:value="-1.30589" calcext:value-type="float">
            <text:p>-1.30589</text:p>
          </table:table-cell>
          <table:table-cell office:value-type="float" office:value="-1.21128" calcext:value-type="float">
            <text:p>-1.21128</text:p>
          </table:table-cell>
          <table:table-cell office:value-type="float" office:value="-1.1127" calcext:value-type="float">
            <text:p>-1.1127</text:p>
          </table:table-cell>
          <table:table-cell office:value-type="float" office:value="-1.02237" calcext:value-type="float">
            <text:p>-1.02237</text:p>
          </table:table-cell>
          <table:table-cell office:value-type="float" office:value="-0.93905002" calcext:value-type="float">
            <text:p>-0.93905002</text:p>
          </table:table-cell>
          <table:table-cell office:value-type="float" office:value="-0.84719002" calcext:value-type="float">
            <text:p>-0.84719002</text:p>
          </table:table-cell>
        </table:table-row>
        <table:table-row table:style-name="ro1">
          <table:table-cell office:value-type="float" office:value="-2.24738" calcext:value-type="float">
            <text:p>-2.24738</text:p>
          </table:table-cell>
          <table:table-cell office:value-type="float" office:value="-2.10273" calcext:value-type="float">
            <text:p>-2.10273</text:p>
          </table:table-cell>
          <table:table-cell office:value-type="float" office:value="-1.99225" calcext:value-type="float">
            <text:p>-1.99225</text:p>
          </table:table-cell>
          <table:table-cell office:value-type="float" office:value="-1.88696" calcext:value-type="float">
            <text:p>-1.88696</text:p>
          </table:table-cell>
          <table:table-cell office:value-type="float" office:value="-1.7917399" calcext:value-type="float">
            <text:p>-1.7917399</text:p>
          </table:table-cell>
          <table:table-cell office:value-type="float" office:value="-1.6937799" calcext:value-type="float">
            <text:p>-1.6937799</text:p>
          </table:table-cell>
          <table:table-cell office:value-type="float" office:value="-1.60253" calcext:value-type="float">
            <text:p>-1.60253</text:p>
          </table:table-cell>
          <table:table-cell office:value-type="float" office:value="-1.50243" calcext:value-type="float">
            <text:p>-1.50243</text:p>
          </table:table-cell>
          <table:table-cell office:value-type="float" office:value="-1.39744" calcext:value-type="float">
            <text:p>-1.39744</text:p>
          </table:table-cell>
          <table:table-cell office:value-type="float" office:value="-1.30528" calcext:value-type="float">
            <text:p>-1.30528</text:p>
          </table:table-cell>
          <table:table-cell office:value-type="float" office:value="-1.21067" calcext:value-type="float">
            <text:p>-1.21067</text:p>
          </table:table-cell>
          <table:table-cell office:value-type="float" office:value="-1.11209" calcext:value-type="float">
            <text:p>-1.11209</text:p>
          </table:table-cell>
          <table:table-cell office:value-type="float" office:value="-1.02176" calcext:value-type="float">
            <text:p>-1.02176</text:p>
          </table:table-cell>
          <table:table-cell office:value-type="float" office:value="-0.93844002" calcext:value-type="float">
            <text:p>-0.93844002</text:p>
          </table:table-cell>
          <table:table-cell office:value-type="float" office:value="-0.84627998" calcext:value-type="float">
            <text:p>-0.84627998</text:p>
          </table:table-cell>
        </table:table-row>
        <table:table-row table:style-name="ro1">
          <table:table-cell office:value-type="float" office:value="-2.2467699" calcext:value-type="float">
            <text:p>-2.2467699</text:p>
          </table:table-cell>
          <table:table-cell office:value-type="float" office:value="-2.1021099" calcext:value-type="float">
            <text:p>-2.1021099</text:p>
          </table:table-cell>
          <table:table-cell office:value-type="float" office:value="-1.99133" calcext:value-type="float">
            <text:p>-1.99133</text:p>
          </table:table-cell>
          <table:table-cell office:value-type="float" office:value="-1.88635" calcext:value-type="float">
            <text:p>-1.88635</text:p>
          </table:table-cell>
          <table:table-cell office:value-type="float" office:value="-1.7911299" calcext:value-type="float">
            <text:p>-1.7911299</text:p>
          </table:table-cell>
          <table:table-cell office:value-type="float" office:value="-1.69317" calcext:value-type="float">
            <text:p>-1.69317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-1.50182" calcext:value-type="float">
            <text:p>-1.50182</text:p>
          </table:table-cell>
          <table:table-cell office:value-type="float" office:value="-1.39683" calcext:value-type="float">
            <text:p>-1.39683</text:p>
          </table:table-cell>
          <table:table-cell office:value-type="float" office:value="-1.30467" calcext:value-type="float">
            <text:p>-1.30467</text:p>
          </table:table-cell>
          <table:table-cell office:value-type="float" office:value="-1.2097501" calcext:value-type="float">
            <text:p>-1.2097501</text:p>
          </table:table-cell>
          <table:table-cell office:value-type="float" office:value="-1.11148" calcext:value-type="float">
            <text:p>-1.11148</text:p>
          </table:table-cell>
          <table:table-cell office:value-type="float" office:value="-1.02115" calcext:value-type="float">
            <text:p>-1.02115</text:p>
          </table:table-cell>
          <table:table-cell office:value-type="float" office:value="-0.93782997" calcext:value-type="float">
            <text:p>-0.93782997</text:p>
          </table:table-cell>
          <table:table-cell office:value-type="float" office:value="-0.84566998" calcext:value-type="float">
            <text:p>-0.84566998</text:p>
          </table:table-cell>
        </table:table-row>
        <table:table-row table:style-name="ro1">
          <table:table-cell office:value-type="float" office:value="-2.24616" calcext:value-type="float">
            <text:p>-2.24616</text:p>
          </table:table-cell>
          <table:table-cell office:value-type="float" office:value="-2.1015" calcext:value-type="float">
            <text:p>-2.1015</text:p>
          </table:table-cell>
          <table:table-cell office:value-type="float" office:value="-1.99072" calcext:value-type="float">
            <text:p>-1.99072</text:p>
          </table:table-cell>
          <table:table-cell office:value-type="float" office:value="-1.88574" calcext:value-type="float">
            <text:p>-1.88574</text:p>
          </table:table-cell>
          <table:table-cell office:value-type="float" office:value="-1.79052" calcext:value-type="float">
            <text:p>-1.79052</text:p>
          </table:table-cell>
          <table:table-cell office:value-type="float" office:value="-1.69286" calcext:value-type="float">
            <text:p>-1.69286</text:p>
          </table:table-cell>
          <table:table-cell office:value-type="float" office:value="-1.60131" calcext:value-type="float">
            <text:p>-1.60131</text:p>
          </table:table-cell>
          <table:table-cell office:value-type="float" office:value="-1.50121" calcext:value-type="float">
            <text:p>-1.50121</text:p>
          </table:table-cell>
          <table:table-cell office:value-type="float" office:value="-1.39622" calcext:value-type="float">
            <text:p>-1.39622</text:p>
          </table:table-cell>
          <table:table-cell office:value-type="float" office:value="-1.30375" calcext:value-type="float">
            <text:p>-1.30375</text:p>
          </table:table-cell>
          <table:table-cell office:value-type="float" office:value="-1.2091399" calcext:value-type="float">
            <text:p>-1.2091399</text:p>
          </table:table-cell>
          <table:table-cell office:value-type="float" office:value="-1.11087" calcext:value-type="float">
            <text:p>-1.11087</text:p>
          </table:table-cell>
          <table:table-cell office:value-type="float" office:value="-1.02054" calcext:value-type="float">
            <text:p>-1.02054</text:p>
          </table:table-cell>
          <table:table-cell office:value-type="float" office:value="-0.93721998" calcext:value-type="float">
            <text:p>-0.93721998</text:p>
          </table:table-cell>
          <table:table-cell office:value-type="float" office:value="-0.84505999" calcext:value-type="float">
            <text:p>-0.84505999</text:p>
          </table:table-cell>
        </table:table-row>
        <table:table-row table:style-name="ro1">
          <table:table-cell office:value-type="float" office:value="-2.2455499" calcext:value-type="float">
            <text:p>-2.2455499</text:p>
          </table:table-cell>
          <table:table-cell office:value-type="float" office:value="-2.1008899" calcext:value-type="float">
            <text:p>-2.1008899</text:p>
          </table:table-cell>
          <table:table-cell office:value-type="float" office:value="-1.99011" calcext:value-type="float">
            <text:p>-1.99011</text:p>
          </table:table-cell>
          <table:table-cell office:value-type="float" office:value="-1.88513" calcext:value-type="float">
            <text:p>-1.88513</text:p>
          </table:table-cell>
          <table:table-cell office:value-type="float" office:value="-1.78991" calcext:value-type="float">
            <text:p>-1.78991</text:p>
          </table:table-cell>
          <table:table-cell office:value-type="float" office:value="-1.69195" calcext:value-type="float">
            <text:p>-1.69195</text:p>
          </table:table-cell>
          <table:table-cell office:value-type="float" office:value="-1.601" calcext:value-type="float">
            <text:p>-1.601</text:p>
          </table:table-cell>
          <table:table-cell office:value-type="float" office:value="-1.5006" calcext:value-type="float">
            <text:p>-1.5006</text:p>
          </table:table-cell>
          <table:table-cell office:value-type="float" office:value="-1.39531" calcext:value-type="float">
            <text:p>-1.39531</text:p>
          </table:table-cell>
          <table:table-cell office:value-type="float" office:value="-1.30314" calcext:value-type="float">
            <text:p>-1.30314</text:p>
          </table:table-cell>
          <table:table-cell office:value-type="float" office:value="-1.2085299" calcext:value-type="float">
            <text:p>-1.2085299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-1.01993" calcext:value-type="float">
            <text:p>-1.01993</text:p>
          </table:table-cell>
          <table:table-cell office:value-type="float" office:value="-0.93660998" calcext:value-type="float">
            <text:p>-0.93660998</text:p>
          </table:table-cell>
          <table:table-cell office:value-type="float" office:value="-0.84445" calcext:value-type="float">
            <text:p>-0.84445</text:p>
          </table:table-cell>
        </table:table-row>
        <table:table-row table:style-name="ro1">
          <table:table-cell office:value-type="float" office:value="-2.2446401" calcext:value-type="float">
            <text:p>-2.2446401</text:p>
          </table:table-cell>
          <table:table-cell office:value-type="float" office:value="-2.10028" calcext:value-type="float">
            <text:p>-2.10028</text:p>
          </table:table-cell>
          <table:table-cell office:value-type="float" office:value="-1.9892" calcext:value-type="float">
            <text:p>-1.9892</text:p>
          </table:table-cell>
          <table:table-cell office:value-type="float" office:value="-1.8845201" calcext:value-type="float">
            <text:p>-1.8845201</text:p>
          </table:table-cell>
          <table:table-cell office:value-type="float" office:value="-1.7893" calcext:value-type="float">
            <text:p>-1.7893</text:p>
          </table:table-cell>
          <table:table-cell office:value-type="float" office:value="-1.69134" calcext:value-type="float">
            <text:p>-1.69134</text:p>
          </table:table-cell>
          <table:table-cell office:value-type="float" office:value="-1.60009" calcext:value-type="float">
            <text:p>-1.60009</text:p>
          </table:table-cell>
          <table:table-cell office:value-type="float" office:value="-1.49998" calcext:value-type="float">
            <text:p>-1.49998</text:p>
          </table:table-cell>
          <table:table-cell office:value-type="float" office:value="-1.3947001" calcext:value-type="float">
            <text:p>-1.3947001</text:p>
          </table:table-cell>
          <table:table-cell office:value-type="float" office:value="-1.3025301" calcext:value-type="float">
            <text:p>-1.3025301</text:p>
          </table:table-cell>
          <table:table-cell office:value-type="float" office:value="-1.20792" calcext:value-type="float">
            <text:p>-1.20792</text:p>
          </table:table-cell>
          <table:table-cell office:value-type="float" office:value="-1.10965" calcext:value-type="float">
            <text:p>-1.10965</text:p>
          </table:table-cell>
          <table:table-cell office:value-type="float" office:value="-1.01932" calcext:value-type="float">
            <text:p>-1.01932</text:p>
          </table:table-cell>
          <table:table-cell office:value-type="float" office:value="-0.93599999" calcext:value-type="float">
            <text:p>-0.93599999</text:p>
          </table:table-cell>
          <table:table-cell office:value-type="float" office:value="-0.84384" calcext:value-type="float">
            <text:p>-0.84384</text:p>
          </table:table-cell>
        </table:table-row>
        <table:table-row table:style-name="ro1">
          <table:table-cell office:value-type="float" office:value="-2.24403" calcext:value-type="float">
            <text:p>-2.24403</text:p>
          </table:table-cell>
          <table:table-cell office:value-type="float" office:value="-2.0996699" calcext:value-type="float">
            <text:p>-2.0996699</text:p>
          </table:table-cell>
          <table:table-cell office:value-type="float" office:value="-1.98859" calcext:value-type="float">
            <text:p>-1.98859</text:p>
          </table:table-cell>
          <table:table-cell office:value-type="float" office:value="-1.8839099" calcext:value-type="float">
            <text:p>-1.8839099</text:p>
          </table:table-cell>
          <table:table-cell office:value-type="float" office:value="-1.789" calcext:value-type="float">
            <text:p>-1.789</text:p>
          </table:table-cell>
          <table:table-cell office:value-type="float" office:value="-1.69073" calcext:value-type="float">
            <text:p>-1.69073</text:p>
          </table:table-cell>
          <table:table-cell office:value-type="float" office:value="-1.59948" calcext:value-type="float">
            <text:p>-1.59948</text:p>
          </table:table-cell>
          <table:table-cell office:value-type="float" office:value="-1.49937" calcext:value-type="float">
            <text:p>-1.49937</text:p>
          </table:table-cell>
          <table:table-cell office:value-type="float" office:value="-1.3940901" calcext:value-type="float">
            <text:p>-1.3940901</text:p>
          </table:table-cell>
          <table:table-cell office:value-type="float" office:value="-1.3019201" calcext:value-type="float">
            <text:p>-1.3019201</text:p>
          </table:table-cell>
          <table:table-cell office:value-type="float" office:value="-1.20731" calcext:value-type="float">
            <text:p>-1.20731</text:p>
          </table:table-cell>
          <table:table-cell office:value-type="float" office:value="-1.10904" calcext:value-type="float">
            <text:p>-1.10904</text:p>
          </table:table-cell>
          <table:table-cell office:value-type="float" office:value="-1.01871" calcext:value-type="float">
            <text:p>-1.01871</text:p>
          </table:table-cell>
          <table:table-cell office:value-type="float" office:value="-0.93539" calcext:value-type="float">
            <text:p>-0.93539</text:p>
          </table:table-cell>
          <table:table-cell office:value-type="float" office:value="-0.84323001" calcext:value-type="float">
            <text:p>-0.84323001</text:p>
          </table:table-cell>
        </table:table-row>
        <table:table-row table:style-name="ro1">
          <table:table-cell office:value-type="float" office:value="-2.2434199" calcext:value-type="float">
            <text:p>-2.2434199</text:p>
          </table:table-cell>
          <table:table-cell office:value-type="float" office:value="-2.0990601" calcext:value-type="float">
            <text:p>-2.0990601</text:p>
          </table:table-cell>
          <table:table-cell office:value-type="float" office:value="-1.98798" calcext:value-type="float">
            <text:p>-1.98798</text:p>
          </table:table-cell>
          <table:table-cell office:value-type="float" office:value="-1.8832999" calcext:value-type="float">
            <text:p>-1.8832999</text:p>
          </table:table-cell>
          <table:table-cell office:value-type="float" office:value="-1.78808" calcext:value-type="float">
            <text:p>-1.78808</text:p>
          </table:table-cell>
          <table:table-cell office:value-type="float" office:value="-1.69012" calcext:value-type="float">
            <text:p>-1.69012</text:p>
          </table:table-cell>
          <table:table-cell office:value-type="float" office:value="-1.59886" calcext:value-type="float">
            <text:p>-1.59886</text:p>
          </table:table-cell>
          <table:table-cell office:value-type="float" office:value="-1.49876" calcext:value-type="float">
            <text:p>-1.49876</text:p>
          </table:table-cell>
          <table:table-cell office:value-type="float" office:value="-1.3934799" calcext:value-type="float">
            <text:p>-1.3934799</text:p>
          </table:table-cell>
          <table:table-cell office:value-type="float" office:value="-1.3013099" calcext:value-type="float">
            <text:p>-1.3013099</text:p>
          </table:table-cell>
          <table:table-cell office:value-type="float" office:value="-1.2067" calcext:value-type="float">
            <text:p>-1.2067</text:p>
          </table:table-cell>
          <table:table-cell office:value-type="float" office:value="-1.10843" calcext:value-type="float">
            <text:p>-1.10843</text:p>
          </table:table-cell>
          <table:table-cell office:value-type="float" office:value="-1.0181" calcext:value-type="float">
            <text:p>-1.0181</text:p>
          </table:table-cell>
          <table:table-cell office:value-type="float" office:value="-0.93478" calcext:value-type="float">
            <text:p>-0.93478</text:p>
          </table:table-cell>
          <table:table-cell office:value-type="float" office:value="-0.84262002" calcext:value-type="float">
            <text:p>-0.84262002</text:p>
          </table:table-cell>
        </table:table-row>
        <table:table-row table:style-name="ro1">
          <table:table-cell office:value-type="float" office:value="-2.2425001" calcext:value-type="float">
            <text:p>-2.2425001</text:p>
          </table:table-cell>
          <table:table-cell office:value-type="float" office:value="-2.0984499" calcext:value-type="float">
            <text:p>-2.0984499</text:p>
          </table:table-cell>
          <table:table-cell office:value-type="float" office:value="-1.98706" calcext:value-type="float">
            <text:p>-1.98706</text:p>
          </table:table-cell>
          <table:table-cell office:value-type="float" office:value="-1.88269" calcext:value-type="float">
            <text:p>-1.88269</text:p>
          </table:table-cell>
          <table:table-cell office:value-type="float" office:value="-1.78747" calcext:value-type="float">
            <text:p>-1.78747</text:p>
          </table:table-cell>
          <table:table-cell office:value-type="float" office:value="-1.6895" calcext:value-type="float">
            <text:p>-1.6895</text:p>
          </table:table-cell>
          <table:table-cell office:value-type="float" office:value="-1.59825" calcext:value-type="float">
            <text:p>-1.59825</text:p>
          </table:table-cell>
          <table:table-cell office:value-type="float" office:value="-1.49815" calcext:value-type="float">
            <text:p>-1.49815</text:p>
          </table:table-cell>
          <table:table-cell office:value-type="float" office:value="-1.3928601" calcext:value-type="float">
            <text:p>-1.3928601</text:p>
          </table:table-cell>
          <table:table-cell office:value-type="float" office:value="-1.3006999" calcext:value-type="float">
            <text:p>-1.3006999</text:p>
          </table:table-cell>
          <table:table-cell office:value-type="float" office:value="-1.20579" calcext:value-type="float">
            <text:p>-1.20579</text:p>
          </table:table-cell>
          <table:table-cell office:value-type="float" office:value="-1.10782" calcext:value-type="float">
            <text:p>-1.10782</text:p>
          </table:table-cell>
          <table:table-cell office:value-type="float" office:value="-1.01749" calcext:value-type="float">
            <text:p>-1.01749</text:p>
          </table:table-cell>
          <table:table-cell office:value-type="float" office:value="-0.93417001" calcext:value-type="float">
            <text:p>-0.93417001</text:p>
          </table:table-cell>
          <table:table-cell office:value-type="float" office:value="-0.84201002" calcext:value-type="float">
            <text:p>-0.84201002</text:p>
          </table:table-cell>
        </table:table-row>
        <table:table-row table:style-name="ro1">
          <table:table-cell office:value-type="float" office:value="-2.24158" calcext:value-type="float">
            <text:p>-2.24158</text:p>
          </table:table-cell>
          <table:table-cell office:value-type="float" office:value="-2.0978401" calcext:value-type="float">
            <text:p>-2.0978401</text:p>
          </table:table-cell>
          <table:table-cell office:value-type="float" office:value="-1.98614" calcext:value-type="float">
            <text:p>-1.98614</text:p>
          </table:table-cell>
          <table:table-cell office:value-type="float" office:value="-1.88208" calcext:value-type="float">
            <text:p>-1.88208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1.68889" calcext:value-type="float">
            <text:p>-1.68889</text:p>
          </table:table-cell>
          <table:table-cell office:value-type="float" office:value="-1.59764" calcext:value-type="float">
            <text:p>-1.59764</text:p>
          </table:table-cell>
          <table:table-cell office:value-type="float" office:value="-1.4972399" calcext:value-type="float">
            <text:p>-1.4972399</text:p>
          </table:table-cell>
          <table:table-cell office:value-type="float" office:value="-1.3922499" calcext:value-type="float">
            <text:p>-1.3922499</text:p>
          </table:table-cell>
          <table:table-cell office:value-type="float" office:value="-1.30009" calcext:value-type="float">
            <text:p>-1.30009</text:p>
          </table:table-cell>
          <table:table-cell office:value-type="float" office:value="-1.20518" calcext:value-type="float">
            <text:p>-1.20518</text:p>
          </table:table-cell>
          <table:table-cell office:value-type="float" office:value="-1.10721" calcext:value-type="float">
            <text:p>-1.10721</text:p>
          </table:table-cell>
          <table:table-cell office:value-type="float" office:value="-1.01688" calcext:value-type="float">
            <text:p>-1.01688</text:p>
          </table:table-cell>
          <table:table-cell office:value-type="float" office:value="-0.93356001" calcext:value-type="float">
            <text:p>-0.93356001</text:p>
          </table:table-cell>
          <table:table-cell office:value-type="float" office:value="-0.84140003" calcext:value-type="float">
            <text:p>-0.84140003</text:p>
          </table:table-cell>
        </table:table-row>
        <table:table-row table:style-name="ro1">
          <table:table-cell office:value-type="float" office:value="-2.2409699" calcext:value-type="float">
            <text:p>-2.2409699</text:p>
          </table:table-cell>
          <table:table-cell office:value-type="float" office:value="-2.09723" calcext:value-type="float">
            <text:p>-2.09723</text:p>
          </table:table-cell>
          <table:table-cell office:value-type="float" office:value="-1.98523" calcext:value-type="float">
            <text:p>-1.98523</text:p>
          </table:table-cell>
          <table:table-cell office:value-type="float" office:value="-1.88147" calcext:value-type="float">
            <text:p>-1.88147</text:p>
          </table:table-cell>
          <table:table-cell office:value-type="float" office:value="-1.78625" calcext:value-type="float">
            <text:p>-1.78625</text:p>
          </table:table-cell>
          <table:table-cell office:value-type="float" office:value="-1.68828" calcext:value-type="float">
            <text:p>-1.68828</text:p>
          </table:table-cell>
          <table:table-cell office:value-type="float" office:value="-1.59673" calcext:value-type="float">
            <text:p>-1.59673</text:p>
          </table:table-cell>
          <table:table-cell office:value-type="float" office:value="-1.49663" calcext:value-type="float">
            <text:p>-1.49663</text:p>
          </table:table-cell>
          <table:table-cell office:value-type="float" office:value="-1.39195" calcext:value-type="float">
            <text:p>-1.39195</text:p>
          </table:table-cell>
          <table:table-cell office:value-type="float" office:value="-1.29948" calcext:value-type="float">
            <text:p>-1.29948</text:p>
          </table:table-cell>
          <table:table-cell office:value-type="float" office:value="-1.2045701" calcext:value-type="float">
            <text:p>-1.2045701</text:p>
          </table:table-cell>
          <table:table-cell office:value-type="float" office:value="-1.1066" calcext:value-type="float">
            <text:p>-1.1066</text:p>
          </table:table-cell>
          <table:table-cell office:value-type="float" office:value="-1.01627" calcext:value-type="float">
            <text:p>-1.01627</text:p>
          </table:table-cell>
          <table:table-cell office:value-type="float" office:value="-0.93234003" calcext:value-type="float">
            <text:p>-0.93234003</text:p>
          </table:table-cell>
          <table:table-cell office:value-type="float" office:value="-0.84078002" calcext:value-type="float">
            <text:p>-0.84078002</text:p>
          </table:table-cell>
        </table:table-row>
        <table:table-row table:style-name="ro1">
          <table:table-cell office:value-type="float" office:value="-2.24036" calcext:value-type="float">
            <text:p>-2.24036</text:p>
          </table:table-cell>
          <table:table-cell office:value-type="float" office:value="-2.0966201" calcext:value-type="float">
            <text:p>-2.0966201</text:p>
          </table:table-cell>
          <table:table-cell office:value-type="float" office:value="-1.98462" calcext:value-type="float">
            <text:p>-1.98462</text:p>
          </table:table-cell>
          <table:table-cell office:value-type="float" office:value="-1.88086" calcext:value-type="float">
            <text:p>-1.88086</text:p>
          </table:table-cell>
          <table:table-cell office:value-type="float" office:value="-1.78564" calcext:value-type="float">
            <text:p>-1.78564</text:p>
          </table:table-cell>
          <table:table-cell office:value-type="float" office:value="-1.68767" calcext:value-type="float">
            <text:p>-1.68767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-1.49571" calcext:value-type="float">
            <text:p>-1.49571</text:p>
          </table:table-cell>
          <table:table-cell office:value-type="float" office:value="-1.39134" calcext:value-type="float">
            <text:p>-1.39134</text:p>
          </table:table-cell>
          <table:table-cell office:value-type="float" office:value="-1.29887" calcext:value-type="float">
            <text:p>-1.29887</text:p>
          </table:table-cell>
          <table:table-cell office:value-type="float" office:value="-1.20365" calcext:value-type="float">
            <text:p>-1.20365</text:p>
          </table:table-cell>
          <table:table-cell office:value-type="float" office:value="-1.1059901" calcext:value-type="float">
            <text:p>-1.1059901</text:p>
          </table:table-cell>
          <table:table-cell office:value-type="float" office:value="-1.01566" calcext:value-type="float">
            <text:p>-1.01566</text:p>
          </table:table-cell>
          <table:table-cell office:value-type="float" office:value="-0.93172997" calcext:value-type="float">
            <text:p>-0.93172997</text:p>
          </table:table-cell>
          <table:table-cell office:value-type="float" office:value="-0.84017003" calcext:value-type="float">
            <text:p>-0.84017003</text:p>
          </table:table-cell>
        </table:table-row>
        <table:table-row table:style-name="ro1">
          <table:table-cell office:value-type="float" office:value="-2.2397499" calcext:value-type="float">
            <text:p>-2.2397499</text:p>
          </table:table-cell>
          <table:table-cell office:value-type="float" office:value="-2.09601" calcext:value-type="float">
            <text:p>-2.09601</text:p>
          </table:table-cell>
          <table:table-cell office:value-type="float" office:value="-1.98401" calcext:value-type="float">
            <text:p>-1.98401</text:p>
          </table:table-cell>
          <table:table-cell office:value-type="float" office:value="-1.88025" calcext:value-type="float">
            <text:p>-1.88025</text:p>
          </table:table-cell>
          <table:table-cell office:value-type="float" office:value="-1.7853301" calcext:value-type="float">
            <text:p>-1.7853301</text:p>
          </table:table-cell>
          <table:table-cell office:value-type="float" office:value="-1.6873699" calcext:value-type="float">
            <text:p>-1.6873699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-1.4951" calcext:value-type="float">
            <text:p>-1.4951</text:p>
          </table:table-cell>
          <table:table-cell office:value-type="float" office:value="-1.39073" calcext:value-type="float">
            <text:p>-1.39073</text:p>
          </table:table-cell>
          <table:table-cell office:value-type="float" office:value="-1.29826" calcext:value-type="float">
            <text:p>-1.29826</text:p>
          </table:table-cell>
          <table:table-cell office:value-type="float" office:value="-1.2027299" calcext:value-type="float">
            <text:p>-1.2027299</text:p>
          </table:table-cell>
          <table:table-cell office:value-type="float" office:value="-1.1053801" calcext:value-type="float">
            <text:p>-1.1053801</text:p>
          </table:table-cell>
          <table:table-cell office:value-type="float" office:value="-1.0150501" calcext:value-type="float">
            <text:p>-1.0150501</text:p>
          </table:table-cell>
          <table:table-cell office:value-type="float" office:value="-0.93111998" calcext:value-type="float">
            <text:p>-0.93111998</text:p>
          </table:table-cell>
          <table:table-cell office:value-type="float" office:value="-0.83955997" calcext:value-type="float">
            <text:p>-0.83955997</text:p>
          </table:table-cell>
        </table:table-row>
        <table:table-row table:style-name="ro1">
          <table:table-cell office:value-type="float" office:value="-2.23914" calcext:value-type="float">
            <text:p>-2.23914</text:p>
          </table:table-cell>
          <table:table-cell office:value-type="float" office:value="-2.0954001" calcext:value-type="float">
            <text:p>-2.0954001</text:p>
          </table:table-cell>
          <table:table-cell office:value-type="float" office:value="-1.9834" calcext:value-type="float">
            <text:p>-1.9834</text:p>
          </table:table-cell>
          <table:table-cell office:value-type="float" office:value="-1.87963" calcext:value-type="float">
            <text:p>-1.87963</text:p>
          </table:table-cell>
          <table:table-cell office:value-type="float" office:value="-1.78442" calcext:value-type="float">
            <text:p>-1.78442</text:p>
          </table:table-cell>
          <table:table-cell office:value-type="float" office:value="-1.6867599" calcext:value-type="float">
            <text:p>-1.6867599</text:p>
          </table:table-cell>
          <table:table-cell office:value-type="float" office:value="-1.5949" calcext:value-type="float">
            <text:p>-1.5949</text:p>
          </table:table-cell>
          <table:table-cell office:value-type="float" office:value="-1.49449" calcext:value-type="float">
            <text:p>-1.49449</text:p>
          </table:table-cell>
          <table:table-cell office:value-type="float" office:value="-1.39012" calcext:value-type="float">
            <text:p>-1.39012</text:p>
          </table:table-cell>
          <table:table-cell office:value-type="float" office:value="-1.29734" calcext:value-type="float">
            <text:p>-1.29734</text:p>
          </table:table-cell>
          <table:table-cell office:value-type="float" office:value="-1.2021199" calcext:value-type="float">
            <text:p>-1.2021199</text:p>
          </table:table-cell>
          <table:table-cell office:value-type="float" office:value="-1.1047699" calcext:value-type="float">
            <text:p>-1.1047699</text:p>
          </table:table-cell>
          <table:table-cell office:value-type="float" office:value="-1.01413" calcext:value-type="float">
            <text:p>-1.01413</text:p>
          </table:table-cell>
          <table:table-cell office:value-type="float" office:value="-0.93050998" calcext:value-type="float">
            <text:p>-0.93050998</text:p>
          </table:table-cell>
          <table:table-cell office:value-type="float" office:value="-0.83894998" calcext:value-type="float">
            <text:p>-0.83894998</text:p>
          </table:table-cell>
        </table:table-row>
        <table:table-row table:style-name="ro1">
          <table:table-cell office:value-type="float" office:value="-2.2385299" calcext:value-type="float">
            <text:p>-2.2385299</text:p>
          </table:table-cell>
          <table:table-cell office:value-type="float" office:value="-2.09479" calcext:value-type="float">
            <text:p>-2.09479</text:p>
          </table:table-cell>
          <table:table-cell office:value-type="float" office:value="-1.98279" calcext:value-type="float">
            <text:p>-1.98279</text:p>
          </table:table-cell>
          <table:table-cell office:value-type="float" office:value="-1.87902" calcext:value-type="float">
            <text:p>-1.87902</text:p>
          </table:table-cell>
          <table:table-cell office:value-type="float" office:value="-1.78411" calcext:value-type="float">
            <text:p>-1.78411</text:p>
          </table:table-cell>
          <table:table-cell office:value-type="float" office:value="-1.68615" calcext:value-type="float">
            <text:p>-1.68615</text:p>
          </table:table-cell>
          <table:table-cell office:value-type="float" office:value="-1.59429" calcext:value-type="float">
            <text:p>-1.59429</text:p>
          </table:table-cell>
          <table:table-cell office:value-type="float" office:value="-1.49388" calcext:value-type="float">
            <text:p>-1.49388</text:p>
          </table:table-cell>
          <table:table-cell office:value-type="float" office:value="-1.38951" calcext:value-type="float">
            <text:p>-1.38951</text:p>
          </table:table-cell>
          <table:table-cell office:value-type="float" office:value="-1.29673" calcext:value-type="float">
            <text:p>-1.29673</text:p>
          </table:table-cell>
          <table:table-cell office:value-type="float" office:value="-1.20151" calcext:value-type="float">
            <text:p>-1.20151</text:p>
          </table:table-cell>
          <table:table-cell office:value-type="float" office:value="-1.10385" calcext:value-type="float">
            <text:p>-1.10385</text:p>
          </table:table-cell>
          <table:table-cell office:value-type="float" office:value="-1.0132101" calcext:value-type="float">
            <text:p>-1.0132101</text:p>
          </table:table-cell>
          <table:table-cell office:value-type="float" office:value="-0.92958999" calcext:value-type="float">
            <text:p>-0.92958999</text:p>
          </table:table-cell>
          <table:table-cell office:value-type="float" office:value="-0.83833998" calcext:value-type="float">
            <text:p>-0.83833998</text:p>
          </table:table-cell>
        </table:table-row>
        <table:table-row table:style-name="ro1">
          <table:table-cell office:value-type="float" office:value="-2.2376201" calcext:value-type="float">
            <text:p>-2.2376201</text:p>
          </table:table-cell>
          <table:table-cell office:value-type="float" office:value="-2.0941801" calcext:value-type="float">
            <text:p>-2.0941801</text:p>
          </table:table-cell>
          <table:table-cell office:value-type="float" office:value="-1.98218" calcext:value-type="float">
            <text:p>-1.98218</text:p>
          </table:table-cell>
          <table:table-cell office:value-type="float" office:value="-1.87841" calcext:value-type="float">
            <text:p>-1.87841</text:p>
          </table:table-cell>
          <table:table-cell office:value-type="float" office:value="-1.7832" calcext:value-type="float">
            <text:p>-1.7832</text:p>
          </table:table-cell>
          <table:table-cell office:value-type="float" office:value="-1.68523" calcext:value-type="float">
            <text:p>-1.68523</text:p>
          </table:table-cell>
          <table:table-cell office:value-type="float" office:value="-1.59368" calcext:value-type="float">
            <text:p>-1.59368</text:p>
          </table:table-cell>
          <table:table-cell office:value-type="float" office:value="-1.49297" calcext:value-type="float">
            <text:p>-1.49297</text:p>
          </table:table-cell>
          <table:table-cell office:value-type="float" office:value="-1.38859" calcext:value-type="float">
            <text:p>-1.38859</text:p>
          </table:table-cell>
          <table:table-cell office:value-type="float" office:value="-1.29612" calcext:value-type="float">
            <text:p>-1.29612</text:p>
          </table:table-cell>
          <table:table-cell office:value-type="float" office:value="-1.2009" calcext:value-type="float">
            <text:p>-1.2009</text:p>
          </table:table-cell>
          <table:table-cell office:value-type="float" office:value="-1.10294" calcext:value-type="float">
            <text:p>-1.10294</text:p>
          </table:table-cell>
          <table:table-cell office:value-type="float" office:value="-1.0125999" calcext:value-type="float">
            <text:p>-1.0125999</text:p>
          </table:table-cell>
          <table:table-cell office:value-type="float" office:value="-0.92868" calcext:value-type="float">
            <text:p>-0.92868</text:p>
          </table:table-cell>
          <table:table-cell office:value-type="float" office:value="-0.83772999" calcext:value-type="float">
            <text:p>-0.83772999</text:p>
          </table:table-cell>
        </table:table-row>
        <table:table-row table:style-name="ro1">
          <table:table-cell office:value-type="float" office:value="-2.23701" calcext:value-type="float">
            <text:p>-2.23701</text:p>
          </table:table-cell>
          <table:table-cell office:value-type="float" office:value="-2.09357" calcext:value-type="float">
            <text:p>-2.09357</text:p>
          </table:table-cell>
          <table:table-cell office:value-type="float" office:value="-1.98157" calcext:value-type="float">
            <text:p>-1.98157</text:p>
          </table:table-cell>
          <table:table-cell office:value-type="float" office:value="-1.8775001" calcext:value-type="float">
            <text:p>-1.8775001</text:p>
          </table:table-cell>
          <table:table-cell office:value-type="float" office:value="-1.78259" calcext:value-type="float">
            <text:p>-1.78259</text:p>
          </table:table-cell>
          <table:table-cell office:value-type="float" office:value="-1.68432" calcext:value-type="float">
            <text:p>-1.68432</text:p>
          </table:table-cell>
          <table:table-cell office:value-type="float" office:value="-1.59307" calcext:value-type="float">
            <text:p>-1.59307</text:p>
          </table:table-cell>
          <table:table-cell office:value-type="float" office:value="-1.49236" calcext:value-type="float">
            <text:p>-1.49236</text:p>
          </table:table-cell>
          <table:table-cell office:value-type="float" office:value="-1.38798" calcext:value-type="float">
            <text:p>-1.38798</text:p>
          </table:table-cell>
          <table:table-cell office:value-type="float" office:value="-1.2955101" calcext:value-type="float">
            <text:p>-1.2955101</text:p>
          </table:table-cell>
          <table:table-cell office:value-type="float" office:value="-1.20029" calcext:value-type="float">
            <text:p>-1.20029</text:p>
          </table:table-cell>
          <table:table-cell office:value-type="float" office:value="-1.10233" calcext:value-type="float">
            <text:p>-1.10233</text:p>
          </table:table-cell>
          <table:table-cell office:value-type="float" office:value="-1.01199" calcext:value-type="float">
            <text:p>-1.01199</text:p>
          </table:table-cell>
          <table:table-cell office:value-type="float" office:value="-0.92807001" calcext:value-type="float">
            <text:p>-0.92807001</text:p>
          </table:table-cell>
          <table:table-cell office:value-type="float" office:value="-0.83712" calcext:value-type="float">
            <text:p>-0.83712</text:p>
          </table:table-cell>
        </table:table-row>
        <table:table-row table:style-name="ro1">
          <table:table-cell office:value-type="float" office:value="-2.2363999" calcext:value-type="float">
            <text:p>-2.2363999</text:p>
          </table:table-cell>
          <table:table-cell office:value-type="float" office:value="-2.0929599" calcext:value-type="float">
            <text:p>-2.0929599</text:p>
          </table:table-cell>
          <table:table-cell office:value-type="float" office:value="-1.98096" calcext:value-type="float">
            <text:p>-1.98096</text:p>
          </table:table-cell>
          <table:table-cell office:value-type="float" office:value="-1.87658" calcext:value-type="float">
            <text:p>-1.87658</text:p>
          </table:table-cell>
          <table:table-cell office:value-type="float" office:value="-1.78198" calcext:value-type="float">
            <text:p>-1.78198</text:p>
          </table:table-cell>
          <table:table-cell office:value-type="float" office:value="-1.68371" calcext:value-type="float">
            <text:p>-1.68371</text:p>
          </table:table-cell>
          <table:table-cell office:value-type="float" office:value="-1.59246" calcext:value-type="float">
            <text:p>-1.59246</text:p>
          </table:table-cell>
          <table:table-cell office:value-type="float" office:value="-1.49174" calcext:value-type="float">
            <text:p>-1.49174</text:p>
          </table:table-cell>
          <table:table-cell office:value-type="float" office:value="-1.38737" calcext:value-type="float">
            <text:p>-1.38737</text:p>
          </table:table-cell>
          <table:table-cell office:value-type="float" office:value="-1.2948999" calcext:value-type="float">
            <text:p>-1.2948999</text:p>
          </table:table-cell>
          <table:table-cell office:value-type="float" office:value="-1.19968" calcext:value-type="float">
            <text:p>-1.19968</text:p>
          </table:table-cell>
          <table:table-cell office:value-type="float" office:value="-1.10172" calcext:value-type="float">
            <text:p>-1.10172</text:p>
          </table:table-cell>
          <table:table-cell office:value-type="float" office:value="-1.01138" calcext:value-type="float">
            <text:p>-1.01138</text:p>
          </table:table-cell>
          <table:table-cell office:value-type="float" office:value="-0.92746001" calcext:value-type="float">
            <text:p>-0.92746001</text:p>
          </table:table-cell>
          <table:table-cell office:value-type="float" office:value="-0.83621001" calcext:value-type="float">
            <text:p>-0.83621001</text:p>
          </table:table-cell>
        </table:table-row>
        <table:table-row table:style-name="ro1">
          <table:table-cell office:value-type="float" office:value="-2.23579" calcext:value-type="float">
            <text:p>-2.23579</text:p>
          </table:table-cell>
          <table:table-cell office:value-type="float" office:value="-2.09235" calcext:value-type="float">
            <text:p>-2.09235</text:p>
          </table:table-cell>
          <table:table-cell office:value-type="float" office:value="-1.98035" calcext:value-type="float">
            <text:p>-1.98035</text:p>
          </table:table-cell>
          <table:table-cell office:value-type="float" office:value="-1.87628" calcext:value-type="float">
            <text:p>-1.87628</text:p>
          </table:table-cell>
          <table:table-cell office:value-type="float" office:value="-1.78137" calcext:value-type="float">
            <text:p>-1.78137</text:p>
          </table:table-cell>
          <table:table-cell office:value-type="float" office:value="-1.6831" calcext:value-type="float">
            <text:p>-1.6831</text:p>
          </table:table-cell>
          <table:table-cell office:value-type="float" office:value="-1.59185" calcext:value-type="float">
            <text:p>-1.59185</text:p>
          </table:table-cell>
          <table:table-cell office:value-type="float" office:value="-1.4908299" calcext:value-type="float">
            <text:p>-1.4908299</text:p>
          </table:table-cell>
          <table:table-cell office:value-type="float" office:value="-1.38676" calcext:value-type="float">
            <text:p>-1.38676</text:p>
          </table:table-cell>
          <table:table-cell office:value-type="float" office:value="-1.2942899" calcext:value-type="float">
            <text:p>-1.2942899</text:p>
          </table:table-cell>
          <table:table-cell office:value-type="float" office:value="-1.19907" calcext:value-type="float">
            <text:p>-1.19907</text:p>
          </table:table-cell>
          <table:table-cell office:value-type="float" office:value="-1.1008" calcext:value-type="float">
            <text:p>-1.1008</text:p>
          </table:table-cell>
          <table:table-cell office:value-type="float" office:value="-1.01047" calcext:value-type="float">
            <text:p>-1.01047</text:p>
          </table:table-cell>
          <table:table-cell office:value-type="float" office:value="-0.92685002" calcext:value-type="float">
            <text:p>-0.92685002</text:p>
          </table:table-cell>
          <table:table-cell office:value-type="float" office:value="-0.83560002" calcext:value-type="float">
            <text:p>-0.83560002</text:p>
          </table:table-cell>
        </table:table-row>
        <table:table-row table:style-name="ro1">
          <table:table-cell office:value-type="float" office:value="-2.2351799" calcext:value-type="float">
            <text:p>-2.2351799</text:p>
          </table:table-cell>
          <table:table-cell office:value-type="float" office:value="-2.0917399" calcext:value-type="float">
            <text:p>-2.0917399</text:p>
          </table:table-cell>
          <table:table-cell office:value-type="float" office:value="-1.97974" calcext:value-type="float">
            <text:p>-1.97974</text:p>
          </table:table-cell>
          <table:table-cell office:value-type="float" office:value="-1.87567" calcext:value-type="float">
            <text:p>-1.87567</text:p>
          </table:table-cell>
          <table:table-cell office:value-type="float" office:value="-1.78076" calcext:value-type="float">
            <text:p>-1.78076</text:p>
          </table:table-cell>
          <table:table-cell office:value-type="float" office:value="-1.68249" calcext:value-type="float">
            <text:p>-1.68249</text:p>
          </table:table-cell>
          <table:table-cell office:value-type="float" office:value="-1.59124" calcext:value-type="float">
            <text:p>-1.59124</text:p>
          </table:table-cell>
          <table:table-cell office:value-type="float" office:value="-1.49022" calcext:value-type="float">
            <text:p>-1.49022</text:p>
          </table:table-cell>
          <table:table-cell office:value-type="float" office:value="-1.38615" calcext:value-type="float">
            <text:p>-1.38615</text:p>
          </table:table-cell>
          <table:table-cell office:value-type="float" office:value="-1.29368" calcext:value-type="float">
            <text:p>-1.29368</text:p>
          </table:table-cell>
          <table:table-cell office:value-type="float" office:value="-1.19846" calcext:value-type="float">
            <text:p>-1.19846</text:p>
          </table:table-cell>
          <table:table-cell office:value-type="float" office:value="-1.09989" calcext:value-type="float">
            <text:p>-1.09989</text:p>
          </table:table-cell>
          <table:table-cell office:value-type="float" office:value="-1.00986" calcext:value-type="float">
            <text:p>-1.00986</text:p>
          </table:table-cell>
          <table:table-cell office:value-type="float" office:value="-0.92624003" calcext:value-type="float">
            <text:p>-0.92624003</text:p>
          </table:table-cell>
          <table:table-cell office:value-type="float" office:value="-0.83499002" calcext:value-type="float">
            <text:p>-0.83499002</text:p>
          </table:table-cell>
        </table:table-row>
        <table:table-row table:style-name="ro1">
          <table:table-cell office:value-type="float" office:value="-2.23457" calcext:value-type="float">
            <text:p>-2.23457</text:p>
          </table:table-cell>
          <table:table-cell office:value-type="float" office:value="-2.09113" calcext:value-type="float">
            <text:p>-2.09113</text:p>
          </table:table-cell>
          <table:table-cell office:value-type="float" office:value="-1.97913" calcext:value-type="float">
            <text:p>-1.97913</text:p>
          </table:table-cell>
          <table:table-cell office:value-type="float" office:value="-1.87506" calcext:value-type="float">
            <text:p>-1.87506</text:p>
          </table:table-cell>
          <table:table-cell office:value-type="float" office:value="-1.78014" calcext:value-type="float">
            <text:p>-1.78014</text:p>
          </table:table-cell>
          <table:table-cell office:value-type="float" office:value="-1.68188" calcext:value-type="float">
            <text:p>-1.68188</text:p>
          </table:table-cell>
          <table:table-cell office:value-type="float" office:value="-1.59062" calcext:value-type="float">
            <text:p>-1.59062</text:p>
          </table:table-cell>
          <table:table-cell office:value-type="float" office:value="-1.48961" calcext:value-type="float">
            <text:p>-1.48961</text:p>
          </table:table-cell>
          <table:table-cell office:value-type="float" office:value="-1.38554" calcext:value-type="float">
            <text:p>-1.38554</text:p>
          </table:table-cell>
          <table:table-cell office:value-type="float" office:value="-1.29307" calcext:value-type="float">
            <text:p>-1.29307</text:p>
          </table:table-cell>
          <table:table-cell office:value-type="float" office:value="-1.19785" calcext:value-type="float">
            <text:p>-1.19785</text:p>
          </table:table-cell>
          <table:table-cell office:value-type="float" office:value="-1.09928" calcext:value-type="float">
            <text:p>-1.09928</text:p>
          </table:table-cell>
          <table:table-cell office:value-type="float" office:value="-1.00925" calcext:value-type="float">
            <text:p>-1.00925</text:p>
          </table:table-cell>
          <table:table-cell office:value-type="float" office:value="-0.92562997" calcext:value-type="float">
            <text:p>-0.92562997</text:p>
          </table:table-cell>
          <table:table-cell office:value-type="float" office:value="-0.83437997" calcext:value-type="float">
            <text:p>-0.83437997</text:p>
          </table:table-cell>
        </table:table-row>
        <table:table-row table:style-name="ro1">
          <table:table-cell office:value-type="float" office:value="-2.2339499" calcext:value-type="float">
            <text:p>-2.2339499</text:p>
          </table:table-cell>
          <table:table-cell office:value-type="float" office:value="-2.0905199" calcext:value-type="float">
            <text:p>-2.0905199</text:p>
          </table:table-cell>
          <table:table-cell office:value-type="float" office:value="-1.97851" calcext:value-type="float">
            <text:p>-1.97851</text:p>
          </table:table-cell>
          <table:table-cell office:value-type="float" office:value="-1.87445" calcext:value-type="float">
            <text:p>-1.87445</text:p>
          </table:table-cell>
          <table:table-cell office:value-type="float" office:value="-1.77953" calcext:value-type="float">
            <text:p>-1.77953</text:p>
          </table:table-cell>
          <table:table-cell office:value-type="float" office:value="-1.6815701" calcext:value-type="float">
            <text:p>-1.6815701</text:p>
          </table:table-cell>
          <table:table-cell office:value-type="float" office:value="-1.59001" calcext:value-type="float">
            <text:p>-1.59001</text:p>
          </table:table-cell>
          <table:table-cell office:value-type="float" office:value="-1.489" calcext:value-type="float">
            <text:p>-1.489</text:p>
          </table:table-cell>
          <table:table-cell office:value-type="float" office:value="-1.38524" calcext:value-type="float">
            <text:p>-1.38524</text:p>
          </table:table-cell>
          <table:table-cell office:value-type="float" office:value="-1.29246" calcext:value-type="float">
            <text:p>-1.29246</text:p>
          </table:table-cell>
          <table:table-cell office:value-type="float" office:value="-1.19724" calcext:value-type="float">
            <text:p>-1.19724</text:p>
          </table:table-cell>
          <table:table-cell office:value-type="float" office:value="-1.09867" calcext:value-type="float">
            <text:p>-1.09867</text:p>
          </table:table-cell>
          <table:table-cell office:value-type="float" office:value="-1.0086401" calcext:value-type="float">
            <text:p>-1.0086401</text:p>
          </table:table-cell>
          <table:table-cell office:value-type="float" office:value="-0.92501998" calcext:value-type="float">
            <text:p>-0.92501998</text:p>
          </table:table-cell>
          <table:table-cell office:value-type="float" office:value="-0.83376998" calcext:value-type="float">
            <text:p>-0.83376998</text:p>
          </table:table-cell>
        </table:table-row>
        <table:table-row table:style-name="ro1">
          <table:table-cell office:value-type="float" office:value="-2.2330401" calcext:value-type="float">
            <text:p>-2.2330401</text:p>
          </table:table-cell>
          <table:table-cell office:value-type="float" office:value="-2.08991" calcext:value-type="float">
            <text:p>-2.08991</text:p>
          </table:table-cell>
          <table:table-cell office:value-type="float" office:value="-1.9779" calcext:value-type="float">
            <text:p>-1.9779</text:p>
          </table:table-cell>
          <table:table-cell office:value-type="float" office:value="-1.87384" calcext:value-type="float">
            <text:p>-1.87384</text:p>
          </table:table-cell>
          <table:table-cell office:value-type="float" office:value="-1.77862" calcext:value-type="float">
            <text:p>-1.77862</text:p>
          </table:table-cell>
          <table:table-cell office:value-type="float" office:value="-1.6809601" calcext:value-type="float">
            <text:p>-1.6809601</text:p>
          </table:table-cell>
          <table:table-cell office:value-type="float" office:value="-1.5894001" calcext:value-type="float">
            <text:p>-1.5894001</text:p>
          </table:table-cell>
          <table:table-cell office:value-type="float" office:value="-1.48839" calcext:value-type="float">
            <text:p>-1.48839</text:p>
          </table:table-cell>
          <table:table-cell office:value-type="float" office:value="-1.38462" calcext:value-type="float">
            <text:p>-1.38462</text:p>
          </table:table-cell>
          <table:table-cell office:value-type="float" office:value="-1.29185" calcext:value-type="float">
            <text:p>-1.29185</text:p>
          </table:table-cell>
          <table:table-cell office:value-type="float" office:value="-1.19663" calcext:value-type="float">
            <text:p>-1.19663</text:p>
          </table:table-cell>
          <table:table-cell office:value-type="float" office:value="-1.09806" calcext:value-type="float">
            <text:p>-1.09806</text:p>
          </table:table-cell>
          <table:table-cell office:value-type="float" office:value="-1.0080301" calcext:value-type="float">
            <text:p>-1.0080301</text:p>
          </table:table-cell>
          <table:table-cell office:value-type="float" office:value="-0.92440999" calcext:value-type="float">
            <text:p>-0.92440999</text:p>
          </table:table-cell>
          <table:table-cell office:value-type="float" office:value="-0.83315998" calcext:value-type="float">
            <text:p>-0.83315998</text:p>
          </table:table-cell>
        </table:table-row>
        <table:table-row table:style-name="ro1">
          <table:table-cell office:value-type="float" office:value="-2.23212" calcext:value-type="float">
            <text:p>-2.23212</text:p>
          </table:table-cell>
          <table:table-cell office:value-type="float" office:value="-2.0892999" calcext:value-type="float">
            <text:p>-2.0892999</text:p>
          </table:table-cell>
          <table:table-cell office:value-type="float" office:value="-1.97729" calcext:value-type="float">
            <text:p>-1.97729</text:p>
          </table:table-cell>
          <table:table-cell office:value-type="float" office:value="-1.87323" calcext:value-type="float">
            <text:p>-1.87323</text:p>
          </table:table-cell>
          <table:table-cell office:value-type="float" office:value="-1.7776999" calcext:value-type="float">
            <text:p>-1.7776999</text:p>
          </table:table-cell>
          <table:table-cell office:value-type="float" office:value="-1.6803499" calcext:value-type="float">
            <text:p>-1.6803499</text:p>
          </table:table-cell>
          <table:table-cell office:value-type="float" office:value="-1.5887901" calcext:value-type="float">
            <text:p>-1.5887901</text:p>
          </table:table-cell>
          <table:table-cell office:value-type="float" office:value="-1.48778" calcext:value-type="float">
            <text:p>-1.48778</text:p>
          </table:table-cell>
          <table:table-cell office:value-type="float" office:value="-1.38401" calcext:value-type="float">
            <text:p>-1.38401</text:p>
          </table:table-cell>
          <table:table-cell office:value-type="float" office:value="-1.29124" calcext:value-type="float">
            <text:p>-1.29124</text:p>
          </table:table-cell>
          <table:table-cell office:value-type="float" office:value="-1.19602" calcext:value-type="float">
            <text:p>-1.19602</text:p>
          </table:table-cell>
          <table:table-cell office:value-type="float" office:value="-1.09745" calcext:value-type="float">
            <text:p>-1.09745</text:p>
          </table:table-cell>
          <table:table-cell office:value-type="float" office:value="-1.0074199" calcext:value-type="float">
            <text:p>-1.0074199</text:p>
          </table:table-cell>
          <table:table-cell office:value-type="float" office:value="-0.92379999" calcext:value-type="float">
            <text:p>-0.92379999</text:p>
          </table:table-cell>
          <table:table-cell office:value-type="float" office:value="-0.83192998" calcext:value-type="float">
            <text:p>-0.83192998</text:p>
          </table:table-cell>
        </table:table-row>
        <table:table-row table:style-name="ro1">
          <table:table-cell office:value-type="float" office:value="-2.2315099" calcext:value-type="float">
            <text:p>-2.2315099</text:p>
          </table:table-cell>
          <table:table-cell office:value-type="float" office:value="-2.08869" calcext:value-type="float">
            <text:p>-2.08869</text:p>
          </table:table-cell>
          <table:table-cell office:value-type="float" office:value="-1.97668" calcext:value-type="float">
            <text:p>-1.97668</text:p>
          </table:table-cell>
          <table:table-cell office:value-type="float" office:value="-1.87262" calcext:value-type="float">
            <text:p>-1.87262</text:p>
          </table:table-cell>
          <table:table-cell office:value-type="float" office:value="-1.77709" calcext:value-type="float">
            <text:p>-1.77709</text:p>
          </table:table-cell>
          <table:table-cell office:value-type="float" office:value="-1.67974" calcext:value-type="float">
            <text:p>-1.67974</text:p>
          </table:table-cell>
          <table:table-cell office:value-type="float" office:value="-1.5881799" calcext:value-type="float">
            <text:p>-1.5881799</text:p>
          </table:table-cell>
          <table:table-cell office:value-type="float" office:value="-1.48717" calcext:value-type="float">
            <text:p>-1.48717</text:p>
          </table:table-cell>
          <table:table-cell office:value-type="float" office:value="-1.3834" calcext:value-type="float">
            <text:p>-1.3834</text:p>
          </table:table-cell>
          <table:table-cell office:value-type="float" office:value="-1.29063" calcext:value-type="float">
            <text:p>-1.29063</text:p>
          </table:table-cell>
          <table:table-cell office:value-type="float" office:value="-1.19541" calcext:value-type="float">
            <text:p>-1.19541</text:p>
          </table:table-cell>
          <table:table-cell office:value-type="float" office:value="-1.09684" calcext:value-type="float">
            <text:p>-1.09684</text:p>
          </table:table-cell>
          <table:table-cell office:value-type="float" office:value="-1.0068099" calcext:value-type="float">
            <text:p>-1.0068099</text:p>
          </table:table-cell>
          <table:table-cell office:value-type="float" office:value="-0.92317998" calcext:value-type="float">
            <text:p>-0.92317998</text:p>
          </table:table-cell>
          <table:table-cell office:value-type="float" office:value="-0.83131999" calcext:value-type="float">
            <text:p>-0.83131999</text:p>
          </table:table-cell>
        </table:table-row>
        <table:table-row table:style-name="ro1">
          <table:table-cell office:value-type="float" office:value="-2.2309" calcext:value-type="float">
            <text:p>-2.2309</text:p>
          </table:table-cell>
          <table:table-cell office:value-type="float" office:value="-2.0880799" calcext:value-type="float">
            <text:p>-2.0880799</text:p>
          </table:table-cell>
          <table:table-cell office:value-type="float" office:value="-1.97607" calcext:value-type="float">
            <text:p>-1.97607</text:p>
          </table:table-cell>
          <table:table-cell office:value-type="float" office:value="-1.87201" calcext:value-type="float">
            <text:p>-1.87201</text:p>
          </table:table-cell>
          <table:table-cell office:value-type="float" office:value="-1.77648" calcext:value-type="float">
            <text:p>-1.77648</text:p>
          </table:table-cell>
          <table:table-cell office:value-type="float" office:value="-1.67913" calcext:value-type="float">
            <text:p>-1.67913</text:p>
          </table:table-cell>
          <table:table-cell office:value-type="float" office:value="-1.58757" calcext:value-type="float">
            <text:p>-1.58757</text:p>
          </table:table-cell>
          <table:table-cell office:value-type="float" office:value="-1.48656" calcext:value-type="float">
            <text:p>-1.48656</text:p>
          </table:table-cell>
          <table:table-cell office:value-type="float" office:value="-1.38279" calcext:value-type="float">
            <text:p>-1.38279</text:p>
          </table:table-cell>
          <table:table-cell office:value-type="float" office:value="-1.29002" calcext:value-type="float">
            <text:p>-1.29002</text:p>
          </table:table-cell>
          <table:table-cell office:value-type="float" office:value="-1.1948" calcext:value-type="float">
            <text:p>-1.1948</text:p>
          </table:table-cell>
          <table:table-cell office:value-type="float" office:value="-1.09622" calcext:value-type="float">
            <text:p>-1.09622</text:p>
          </table:table-cell>
          <table:table-cell office:value-type="float" office:value="-1.0062" calcext:value-type="float">
            <text:p>-1.0062</text:p>
          </table:table-cell>
          <table:table-cell office:value-type="float" office:value="-0.92256999" calcext:value-type="float">
            <text:p>-0.92256999</text:p>
          </table:table-cell>
          <table:table-cell office:value-type="float" office:value="-0.83041" calcext:value-type="float">
            <text:p>-0.83041</text:p>
          </table:table-cell>
        </table:table-row>
        <table:table-row table:style-name="ro1">
          <table:table-cell office:value-type="float" office:value="-2.22999" calcext:value-type="float">
            <text:p>-2.22999</text:p>
          </table:table-cell>
          <table:table-cell office:value-type="float" office:value="-2.0874701" calcext:value-type="float">
            <text:p>-2.0874701</text:p>
          </table:table-cell>
          <table:table-cell office:value-type="float" office:value="-1.9754601" calcext:value-type="float">
            <text:p>-1.9754601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-1.77587" calcext:value-type="float">
            <text:p>-1.77587</text:p>
          </table:table-cell>
          <table:table-cell office:value-type="float" office:value="-1.67852" calcext:value-type="float">
            <text:p>-1.67852</text:p>
          </table:table-cell>
          <table:table-cell office:value-type="float" office:value="-1.58696" calcext:value-type="float">
            <text:p>-1.58696</text:p>
          </table:table-cell>
          <table:table-cell office:value-type="float" office:value="-1.48595" calcext:value-type="float">
            <text:p>-1.48595</text:p>
          </table:table-cell>
          <table:table-cell office:value-type="float" office:value="-1.38188" calcext:value-type="float">
            <text:p>-1.38188</text:p>
          </table:table-cell>
          <table:table-cell office:value-type="float" office:value="-1.28941" calcext:value-type="float">
            <text:p>-1.28941</text:p>
          </table:table-cell>
          <table:table-cell office:value-type="float" office:value="-1.19419" calcext:value-type="float">
            <text:p>-1.19419</text:p>
          </table:table-cell>
          <table:table-cell office:value-type="float" office:value="-1.09561" calcext:value-type="float">
            <text:p>-1.09561</text:p>
          </table:table-cell>
          <table:table-cell office:value-type="float" office:value="-1.0055799" calcext:value-type="float">
            <text:p>-1.0055799</text:p>
          </table:table-cell>
          <table:table-cell office:value-type="float" office:value="-0.92196" calcext:value-type="float">
            <text:p>-0.92196</text:p>
          </table:table-cell>
          <table:table-cell office:value-type="float" office:value="-0.82980001" calcext:value-type="float">
            <text:p>-0.82980001</text:p>
          </table:table-cell>
        </table:table-row>
        <table:table-row table:style-name="ro1">
          <table:table-cell office:value-type="float" office:value="-2.2290699" calcext:value-type="float">
            <text:p>-2.2290699</text:p>
          </table:table-cell>
          <table:table-cell office:value-type="float" office:value="-2.0868599" calcext:value-type="float">
            <text:p>-2.0868599</text:p>
          </table:table-cell>
          <table:table-cell office:value-type="float" office:value="-1.9748501" calcext:value-type="float">
            <text:p>-1.9748501</text:p>
          </table:table-cell>
          <table:table-cell office:value-type="float" office:value="-1.87078" calcext:value-type="float">
            <text:p>-1.87078</text:p>
          </table:table-cell>
          <table:table-cell office:value-type="float" office:value="-1.77496" calcext:value-type="float">
            <text:p>-1.77496</text:p>
          </table:table-cell>
          <table:table-cell office:value-type="float" office:value="-1.67791" calcext:value-type="float">
            <text:p>-1.67791</text:p>
          </table:table-cell>
          <table:table-cell office:value-type="float" office:value="-1.58635" calcext:value-type="float">
            <text:p>-1.58635</text:p>
          </table:table-cell>
          <table:table-cell office:value-type="float" office:value="-1.48534" calcext:value-type="float">
            <text:p>-1.48534</text:p>
          </table:table-cell>
          <table:table-cell office:value-type="float" office:value="-1.3812701" calcext:value-type="float">
            <text:p>-1.3812701</text:p>
          </table:table-cell>
          <table:table-cell office:value-type="float" office:value="-1.2888" calcext:value-type="float">
            <text:p>-1.2888</text:p>
          </table:table-cell>
          <table:table-cell office:value-type="float" office:value="-1.19358" calcext:value-type="float">
            <text:p>-1.19358</text:p>
          </table:table-cell>
          <table:table-cell office:value-type="float" office:value="-1.095" calcext:value-type="float">
            <text:p>-1.095</text:p>
          </table:table-cell>
          <table:table-cell office:value-type="float" office:value="-1.00467" calcext:value-type="float">
            <text:p>-1.00467</text:p>
          </table:table-cell>
          <table:table-cell office:value-type="float" office:value="-0.92105001" calcext:value-type="float">
            <text:p>-0.92105001</text:p>
          </table:table-cell>
          <table:table-cell office:value-type="float" office:value="-0.82919002" calcext:value-type="float">
            <text:p>-0.82919002</text:p>
          </table:table-cell>
        </table:table-row>
        <table:table-row table:style-name="ro1">
          <table:table-cell office:value-type="float" office:value="-2.2281599" calcext:value-type="float">
            <text:p>-2.2281599</text:p>
          </table:table-cell>
          <table:table-cell office:value-type="float" office:value="-2.0862501" calcext:value-type="float">
            <text:p>-2.0862501</text:p>
          </table:table-cell>
          <table:table-cell office:value-type="float" office:value="-1.9742399" calcext:value-type="float">
            <text:p>-1.9742399</text:p>
          </table:table-cell>
          <table:table-cell office:value-type="float" office:value="-1.87017" calcext:value-type="float">
            <text:p>-1.87017</text:p>
          </table:table-cell>
          <table:table-cell office:value-type="float" office:value="-1.77404" calcext:value-type="float">
            <text:p>-1.77404</text:p>
          </table:table-cell>
          <table:table-cell office:value-type="float" office:value="-1.67699" calcext:value-type="float">
            <text:p>-1.67699</text:p>
          </table:table-cell>
          <table:table-cell office:value-type="float" office:value="-1.58574" calcext:value-type="float">
            <text:p>-1.58574</text:p>
          </table:table-cell>
          <table:table-cell office:value-type="float" office:value="-1.48473" calcext:value-type="float">
            <text:p>-1.48473</text:p>
          </table:table-cell>
          <table:table-cell office:value-type="float" office:value="-1.3806601" calcext:value-type="float">
            <text:p>-1.3806601</text:p>
          </table:table-cell>
          <table:table-cell office:value-type="float" office:value="-1.28819" calcext:value-type="float">
            <text:p>-1.28819</text:p>
          </table:table-cell>
          <table:table-cell office:value-type="float" office:value="-1.19297" calcext:value-type="float">
            <text:p>-1.19297</text:p>
          </table:table-cell>
          <table:table-cell office:value-type="float" office:value="-1.09439" calcext:value-type="float">
            <text:p>-1.09439</text:p>
          </table:table-cell>
          <table:table-cell office:value-type="float" office:value="-1.00406" calcext:value-type="float">
            <text:p>-1.00406</text:p>
          </table:table-cell>
          <table:table-cell office:value-type="float" office:value="-0.92013001" calcext:value-type="float">
            <text:p>-0.92013001</text:p>
          </table:table-cell>
          <table:table-cell office:value-type="float" office:value="-0.82827002" calcext:value-type="float">
            <text:p>-0.82827002</text:p>
          </table:table-cell>
        </table:table-row>
        <table:table-row table:style-name="ro1">
          <table:table-cell office:value-type="float" office:value="-2.22755" calcext:value-type="float">
            <text:p>-2.22755</text:p>
          </table:table-cell>
          <table:table-cell office:value-type="float" office:value="-2.0856299" calcext:value-type="float">
            <text:p>-2.0856299</text:p>
          </table:table-cell>
          <table:table-cell office:value-type="float" office:value="-1.97363" calcext:value-type="float">
            <text:p>-1.97363</text:p>
          </table:table-cell>
          <table:table-cell office:value-type="float" office:value="-1.86956" calcext:value-type="float">
            <text:p>-1.86956</text:p>
          </table:table-cell>
          <table:table-cell office:value-type="float" office:value="-1.77343" calcext:value-type="float">
            <text:p>-1.77343</text:p>
          </table:table-cell>
          <table:table-cell office:value-type="float" office:value="-1.67669" calcext:value-type="float">
            <text:p>-1.67669</text:p>
          </table:table-cell>
          <table:table-cell office:value-type="float" office:value="-1.58483" calcext:value-type="float">
            <text:p>-1.58483</text:p>
          </table:table-cell>
          <table:table-cell office:value-type="float" office:value="-1.48412" calcext:value-type="float">
            <text:p>-1.48412</text:p>
          </table:table-cell>
          <table:table-cell office:value-type="float" office:value="-1.37974" calcext:value-type="float">
            <text:p>-1.37974</text:p>
          </table:table-cell>
          <table:table-cell office:value-type="float" office:value="-1.28758" calcext:value-type="float">
            <text:p>-1.28758</text:p>
          </table:table-cell>
          <table:table-cell office:value-type="float" office:value="-1.19236" calcext:value-type="float">
            <text:p>-1.19236</text:p>
          </table:table-cell>
          <table:table-cell office:value-type="float" office:value="-1.09378" calcext:value-type="float">
            <text:p>-1.09378</text:p>
          </table:table-cell>
          <table:table-cell office:value-type="float" office:value="-1.00345" calcext:value-type="float">
            <text:p>-1.00345</text:p>
          </table:table-cell>
          <table:table-cell office:value-type="float" office:value="-0.91952002" calcext:value-type="float">
            <text:p>-0.91952002</text:p>
          </table:table-cell>
          <table:table-cell office:value-type="float" office:value="-0.82766002" calcext:value-type="float">
            <text:p>-0.82766002</text:p>
          </table:table-cell>
        </table:table-row>
        <table:table-row table:style-name="ro1">
          <table:table-cell office:value-type="float" office:value="-2.22663" calcext:value-type="float">
            <text:p>-2.22663</text:p>
          </table:table-cell>
          <table:table-cell office:value-type="float" office:value="-2.0847199" calcext:value-type="float">
            <text:p>-2.0847199</text:p>
          </table:table-cell>
          <table:table-cell office:value-type="float" office:value="-1.97302" calcext:value-type="float">
            <text:p>-1.97302</text:p>
          </table:table-cell>
          <table:table-cell office:value-type="float" office:value="-1.86895" calcext:value-type="float">
            <text:p>-1.86895</text:p>
          </table:table-cell>
          <table:table-cell office:value-type="float" office:value="-1.77282" calcext:value-type="float">
            <text:p>-1.77282</text:p>
          </table:table-cell>
          <table:table-cell office:value-type="float" office:value="-1.67608" calcext:value-type="float">
            <text:p>-1.67608</text:p>
          </table:table-cell>
          <table:table-cell office:value-type="float" office:value="-1.5842201" calcext:value-type="float">
            <text:p>-1.5842201</text:p>
          </table:table-cell>
          <table:table-cell office:value-type="float" office:value="-1.4835" calcext:value-type="float">
            <text:p>-1.4835</text:p>
          </table:table-cell>
          <table:table-cell office:value-type="float" office:value="-1.37913" calcext:value-type="float">
            <text:p>-1.37913</text:p>
          </table:table-cell>
          <table:table-cell office:value-type="float" office:value="-1.28697" calcext:value-type="float">
            <text:p>-1.28697</text:p>
          </table:table-cell>
          <table:table-cell office:value-type="float" office:value="-1.19175" calcext:value-type="float">
            <text:p>-1.19175</text:p>
          </table:table-cell>
          <table:table-cell office:value-type="float" office:value="-1.09317" calcext:value-type="float">
            <text:p>-1.09317</text:p>
          </table:table-cell>
          <table:table-cell office:value-type="float" office:value="-1.00284" calcext:value-type="float">
            <text:p>-1.00284</text:p>
          </table:table-cell>
          <table:table-cell office:value-type="float" office:value="-0.91891003" calcext:value-type="float">
            <text:p>-0.91891003</text:p>
          </table:table-cell>
          <table:table-cell office:value-type="float" office:value="-0.82704997" calcext:value-type="float">
            <text:p>-0.82704997</text:p>
          </table:table-cell>
        </table:table-row>
        <table:table-row table:style-name="ro1">
          <table:table-cell office:value-type="float" office:value="-2.2260201" calcext:value-type="float">
            <text:p>-2.2260201</text:p>
          </table:table-cell>
          <table:table-cell office:value-type="float" office:value="-2.08411" calcext:value-type="float">
            <text:p>-2.08411</text:p>
          </table:table-cell>
          <table:table-cell office:value-type="float" office:value="-1.97241" calcext:value-type="float">
            <text:p>-1.97241</text:p>
          </table:table-cell>
          <table:table-cell office:value-type="float" office:value="-1.86834" calcext:value-type="float">
            <text:p>-1.86834</text:p>
          </table:table-cell>
          <table:table-cell office:value-type="float" office:value="-1.77221" calcext:value-type="float">
            <text:p>-1.77221</text:p>
          </table:table-cell>
          <table:table-cell office:value-type="float" office:value="-1.67547" calcext:value-type="float">
            <text:p>-1.67547</text:p>
          </table:table-cell>
          <table:table-cell office:value-type="float" office:value="-1.5836101" calcext:value-type="float">
            <text:p>-1.5836101</text:p>
          </table:table-cell>
          <table:table-cell office:value-type="float" office:value="-1.48289" calcext:value-type="float">
            <text:p>-1.48289</text:p>
          </table:table-cell>
          <table:table-cell office:value-type="float" office:value="-1.37852" calcext:value-type="float">
            <text:p>-1.37852</text:p>
          </table:table-cell>
          <table:table-cell office:value-type="float" office:value="-1.28636" calcext:value-type="float">
            <text:p>-1.28636</text:p>
          </table:table-cell>
          <table:table-cell office:value-type="float" office:value="-1.1911401" calcext:value-type="float">
            <text:p>-1.1911401</text:p>
          </table:table-cell>
          <table:table-cell office:value-type="float" office:value="-1.0925601" calcext:value-type="float">
            <text:p>-1.0925601</text:p>
          </table:table-cell>
          <table:table-cell office:value-type="float" office:value="-1.00223" calcext:value-type="float">
            <text:p>-1.00223</text:p>
          </table:table-cell>
          <table:table-cell office:value-type="float" office:value="-0.91829997" calcext:value-type="float">
            <text:p>-0.91829997</text:p>
          </table:table-cell>
          <table:table-cell office:value-type="float" office:value="-0.82643998" calcext:value-type="float">
            <text:p>-0.82643998</text:p>
          </table:table-cell>
        </table:table-row>
        <table:table-row table:style-name="ro1">
          <table:table-cell office:value-type="float" office:value="-2.22541" calcext:value-type="float">
            <text:p>-2.22541</text:p>
          </table:table-cell>
          <table:table-cell office:value-type="float" office:value="-2.0834999" calcext:value-type="float">
            <text:p>-2.0834999</text:p>
          </table:table-cell>
          <table:table-cell office:value-type="float" office:value="-1.9718" calcext:value-type="float">
            <text:p>-1.9718</text:p>
          </table:table-cell>
          <table:table-cell office:value-type="float" office:value="-1.86773" calcext:value-type="float">
            <text:p>-1.86773</text:p>
          </table:table-cell>
          <table:table-cell office:value-type="float" office:value="-1.7716" calcext:value-type="float">
            <text:p>-1.7716</text:p>
          </table:table-cell>
          <table:table-cell office:value-type="float" office:value="-1.67486" calcext:value-type="float">
            <text:p>-1.67486</text:p>
          </table:table-cell>
          <table:table-cell office:value-type="float" office:value="-1.5829999" calcext:value-type="float">
            <text:p>-1.5829999</text:p>
          </table:table-cell>
          <table:table-cell office:value-type="float" office:value="-1.48228" calcext:value-type="float">
            <text:p>-1.48228</text:p>
          </table:table-cell>
          <table:table-cell office:value-type="float" office:value="-1.37791" calcext:value-type="float">
            <text:p>-1.37791</text:p>
          </table:table-cell>
          <table:table-cell office:value-type="float" office:value="-1.28574" calcext:value-type="float">
            <text:p>-1.28574</text:p>
          </table:table-cell>
          <table:table-cell office:value-type="float" office:value="-1.1905299" calcext:value-type="float">
            <text:p>-1.1905299</text:p>
          </table:table-cell>
          <table:table-cell office:value-type="float" office:value="-1.0919501" calcext:value-type="float">
            <text:p>-1.0919501</text:p>
          </table:table-cell>
          <table:table-cell office:value-type="float" office:value="-1.0016201" calcext:value-type="float">
            <text:p>-1.0016201</text:p>
          </table:table-cell>
          <table:table-cell office:value-type="float" office:value="-0.91768998" calcext:value-type="float">
            <text:p>-0.91768998</text:p>
          </table:table-cell>
          <table:table-cell office:value-type="float" office:value="-0.82582998" calcext:value-type="float">
            <text:p>-0.82582998</text:p>
          </table:table-cell>
        </table:table-row>
        <table:table-row table:style-name="ro1">
          <table:table-cell office:value-type="float" office:value="-2.2248001" calcext:value-type="float">
            <text:p>-2.2248001</text:p>
          </table:table-cell>
          <table:table-cell office:value-type="float" office:value="-2.0825801" calcext:value-type="float">
            <text:p>-2.0825801</text:p>
          </table:table-cell>
          <table:table-cell office:value-type="float" office:value="-1.97119" calcext:value-type="float">
            <text:p>-1.97119</text:p>
          </table:table-cell>
          <table:table-cell office:value-type="float" office:value="-1.86712" calcext:value-type="float">
            <text:p>-1.86712</text:p>
          </table:table-cell>
          <table:table-cell office:value-type="float" office:value="-1.77099" calcext:value-type="float">
            <text:p>-1.77099</text:p>
          </table:table-cell>
          <table:table-cell office:value-type="float" office:value="-1.67425" calcext:value-type="float">
            <text:p>-1.67425</text:p>
          </table:table-cell>
          <table:table-cell office:value-type="float" office:value="-1.5823801" calcext:value-type="float">
            <text:p>-1.5823801</text:p>
          </table:table-cell>
          <table:table-cell office:value-type="float" office:value="-1.48137" calcext:value-type="float">
            <text:p>-1.48137</text:p>
          </table:table-cell>
          <table:table-cell office:value-type="float" office:value="-1.3773" calcext:value-type="float">
            <text:p>-1.3773</text:p>
          </table:table-cell>
          <table:table-cell office:value-type="float" office:value="-1.28513" calcext:value-type="float">
            <text:p>-1.28513</text:p>
          </table:table-cell>
          <table:table-cell office:value-type="float" office:value="-1.18931" calcext:value-type="float">
            <text:p>-1.18931</text:p>
          </table:table-cell>
          <table:table-cell office:value-type="float" office:value="-1.0913399" calcext:value-type="float">
            <text:p>-1.0913399</text:p>
          </table:table-cell>
          <table:table-cell office:value-type="float" office:value="-1.0010099" calcext:value-type="float">
            <text:p>-1.0010099</text:p>
          </table:table-cell>
          <table:table-cell office:value-type="float" office:value="-0.91707999" calcext:value-type="float">
            <text:p>-0.91707999</text:p>
          </table:table-cell>
          <table:table-cell office:value-type="float" office:value="-0.82492" calcext:value-type="float">
            <text:p>-0.82492</text:p>
          </table:table-cell>
        </table:table-row>
        <table:table-row table:style-name="ro1">
          <table:table-cell office:value-type="float" office:value="-2.22419" calcext:value-type="float">
            <text:p>-2.22419</text:p>
          </table:table-cell>
          <table:table-cell office:value-type="float" office:value="-2.08167" calcext:value-type="float">
            <text:p>-2.08167</text:p>
          </table:table-cell>
          <table:table-cell office:value-type="float" office:value="-1.97058" calcext:value-type="float">
            <text:p>-1.97058</text:p>
          </table:table-cell>
          <table:table-cell office:value-type="float" office:value="-1.86651" calcext:value-type="float">
            <text:p>-1.86651</text:p>
          </table:table-cell>
          <table:table-cell office:value-type="float" office:value="-1.77038" calcext:value-type="float">
            <text:p>-1.77038</text:p>
          </table:table-cell>
          <table:table-cell office:value-type="float" office:value="-1.67364" calcext:value-type="float">
            <text:p>-1.67364</text:p>
          </table:table-cell>
          <table:table-cell office:value-type="float" office:value="-1.58147" calcext:value-type="float">
            <text:p>-1.58147</text:p>
          </table:table-cell>
          <table:table-cell office:value-type="float" office:value="-1.48076" calcext:value-type="float">
            <text:p>-1.48076</text:p>
          </table:table-cell>
          <table:table-cell office:value-type="float" office:value="-1.37669" calcext:value-type="float">
            <text:p>-1.37669</text:p>
          </table:table-cell>
          <table:table-cell office:value-type="float" office:value="-1.28452" calcext:value-type="float">
            <text:p>-1.28452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09073" calcext:value-type="float">
            <text:p>-1.09073</text:p>
          </table:table-cell>
          <table:table-cell office:value-type="float" office:value="-1.0003999" calcext:value-type="float">
            <text:p>-1.0003999</text:p>
          </table:table-cell>
          <table:table-cell office:value-type="float" office:value="-0.91646999" calcext:value-type="float">
            <text:p>-0.91646999</text:p>
          </table:table-cell>
          <table:table-cell office:value-type="float" office:value="-0.82429999" calcext:value-type="float">
            <text:p>-0.82429999</text:p>
          </table:table-cell>
        </table:table-row>
        <table:table-row table:style-name="ro1">
          <table:table-cell office:value-type="float" office:value="-2.2232699" calcext:value-type="float">
            <text:p>-2.2232699</text:p>
          </table:table-cell>
          <table:table-cell office:value-type="float" office:value="-2.0810599" calcext:value-type="float">
            <text:p>-2.0810599</text:p>
          </table:table-cell>
          <table:table-cell office:value-type="float" office:value="-1.96997" calcext:value-type="float">
            <text:p>-1.96997</text:p>
          </table:table-cell>
          <table:table-cell office:value-type="float" office:value="-1.8656" calcext:value-type="float">
            <text:p>-1.8656</text:p>
          </table:table-cell>
          <table:table-cell office:value-type="float" office:value="-1.76977" calcext:value-type="float">
            <text:p>-1.76977</text:p>
          </table:table-cell>
          <table:table-cell office:value-type="float" office:value="-1.67302" calcext:value-type="float">
            <text:p>-1.67302</text:p>
          </table:table-cell>
          <table:table-cell office:value-type="float" office:value="-1.58055" calcext:value-type="float">
            <text:p>-1.58055</text:p>
          </table:table-cell>
          <table:table-cell office:value-type="float" office:value="-1.48015" calcext:value-type="float">
            <text:p>-1.48015</text:p>
          </table:table-cell>
          <table:table-cell office:value-type="float" office:value="-1.37577" calcext:value-type="float">
            <text:p>-1.37577</text:p>
          </table:table-cell>
          <table:table-cell office:value-type="float" office:value="-1.28361" calcext:value-type="float">
            <text:p>-1.28361</text:p>
          </table:table-cell>
          <table:table-cell office:value-type="float" office:value="-1.18748" calcext:value-type="float">
            <text:p>-1.18748</text:p>
          </table:table-cell>
          <table:table-cell office:value-type="float" office:value="-1.09012" calcext:value-type="float">
            <text:p>-1.09012</text:p>
          </table:table-cell>
          <table:table-cell office:value-type="float" office:value="-0.99979001" calcext:value-type="float">
            <text:p>-0.99979001</text:p>
          </table:table-cell>
          <table:table-cell office:value-type="float" office:value="-0.91586" calcext:value-type="float">
            <text:p>-0.91586</text:p>
          </table:table-cell>
          <table:table-cell office:value-type="float" office:value="-0.82369" calcext:value-type="float">
            <text:p>-0.82369</text:p>
          </table:table-cell>
        </table:table-row>
        <table:table-row table:style-name="ro1">
          <table:table-cell office:value-type="float" office:value="-2.2226601" calcext:value-type="float">
            <text:p>-2.2226601</text:p>
          </table:table-cell>
          <table:table-cell office:value-type="float" office:value="-2.0804501" calcext:value-type="float">
            <text:p>-2.0804501</text:p>
          </table:table-cell>
          <table:table-cell office:value-type="float" office:value="-1.96936" calcext:value-type="float">
            <text:p>-1.96936</text:p>
          </table:table-cell>
          <table:table-cell office:value-type="float" office:value="-1.86499" calcext:value-type="float">
            <text:p>-1.86499</text:p>
          </table:table-cell>
          <table:table-cell office:value-type="float" office:value="-1.76916" calcext:value-type="float">
            <text:p>-1.76916</text:p>
          </table:table-cell>
          <table:table-cell office:value-type="float" office:value="-1.67241" calcext:value-type="float">
            <text:p>-1.67241</text:p>
          </table:table-cell>
          <table:table-cell office:value-type="float" office:value="-1.57964" calcext:value-type="float">
            <text:p>-1.57964</text:p>
          </table:table-cell>
          <table:table-cell office:value-type="float" office:value="-1.47954" calcext:value-type="float">
            <text:p>-1.47954</text:p>
          </table:table-cell>
          <table:table-cell office:value-type="float" office:value="-1.37516" calcext:value-type="float">
            <text:p>-1.37516</text:p>
          </table:table-cell>
          <table:table-cell office:value-type="float" office:value="-1.283" calcext:value-type="float">
            <text:p>-1.283</text:p>
          </table:table-cell>
          <table:table-cell office:value-type="float" office:value="-1.18656" calcext:value-type="float">
            <text:p>-1.18656</text:p>
          </table:table-cell>
          <table:table-cell office:value-type="float" office:value="-1.08951" calcext:value-type="float">
            <text:p>-1.08951</text:p>
          </table:table-cell>
          <table:table-cell office:value-type="float" office:value="-0.99918002" calcext:value-type="float">
            <text:p>-0.99918002</text:p>
          </table:table-cell>
          <table:table-cell office:value-type="float" office:value="-0.91525" calcext:value-type="float">
            <text:p>-0.91525</text:p>
          </table:table-cell>
          <table:table-cell office:value-type="float" office:value="-0.82308" calcext:value-type="float">
            <text:p>-0.82308</text:p>
          </table:table-cell>
        </table:table-row>
        <table:table-row table:style-name="ro1">
          <table:table-cell office:value-type="float" office:value="-2.22205" calcext:value-type="float">
            <text:p>-2.22205</text:p>
          </table:table-cell>
          <table:table-cell office:value-type="float" office:value="-2.0798399" calcext:value-type="float">
            <text:p>-2.0798399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-1.86438" calcext:value-type="float">
            <text:p>-1.86438</text:p>
          </table:table-cell>
          <table:table-cell office:value-type="float" office:value="-1.76855" calcext:value-type="float">
            <text:p>-1.76855</text:p>
          </table:table-cell>
          <table:table-cell office:value-type="float" office:value="-1.6718" calcext:value-type="float">
            <text:p>-1.6718</text:p>
          </table:table-cell>
          <table:table-cell office:value-type="float" office:value="-1.57903" calcext:value-type="float">
            <text:p>-1.57903</text:p>
          </table:table-cell>
          <table:table-cell office:value-type="float" office:value="-1.47893" calcext:value-type="float">
            <text:p>-1.47893</text:p>
          </table:table-cell>
          <table:table-cell office:value-type="float" office:value="-1.3742501" calcext:value-type="float">
            <text:p>-1.3742501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18595" calcext:value-type="float">
            <text:p>-1.18595</text:p>
          </table:table-cell>
          <table:table-cell office:value-type="float" office:value="-1.0889" calcext:value-type="float">
            <text:p>-1.0889</text:p>
          </table:table-cell>
          <table:table-cell office:value-type="float" office:value="-0.99857002" calcext:value-type="float">
            <text:p>-0.99857002</text:p>
          </table:table-cell>
          <table:table-cell office:value-type="float" office:value="-0.91464001" calcext:value-type="float">
            <text:p>-0.91464001</text:p>
          </table:table-cell>
          <table:table-cell office:value-type="float" office:value="-0.82247001" calcext:value-type="float">
            <text:p>-0.82247001</text:p>
          </table:table-cell>
        </table:table-row>
        <table:table-row table:style-name="ro1">
          <table:table-cell office:value-type="float" office:value="-2.2214401" calcext:value-type="float">
            <text:p>-2.2214401</text:p>
          </table:table-cell>
          <table:table-cell office:value-type="float" office:value="-2.0792301" calcext:value-type="float">
            <text:p>-2.0792301</text:p>
          </table:table-cell>
          <table:table-cell office:value-type="float" office:value="-1.96814" calcext:value-type="float">
            <text:p>-1.96814</text:p>
          </table:table-cell>
          <table:table-cell office:value-type="float" office:value="-1.8634599" calcext:value-type="float">
            <text:p>-1.8634599</text:p>
          </table:table-cell>
          <table:table-cell office:value-type="float" office:value="-1.76794" calcext:value-type="float">
            <text:p>-1.76794</text:p>
          </table:table-cell>
          <table:table-cell office:value-type="float" office:value="-1.67119" calcext:value-type="float">
            <text:p>-1.67119</text:p>
          </table:table-cell>
          <table:table-cell office:value-type="float" office:value="-1.57842" calcext:value-type="float">
            <text:p>-1.57842</text:p>
          </table:table-cell>
          <table:table-cell office:value-type="float" office:value="-1.47832" calcext:value-type="float">
            <text:p>-1.47832</text:p>
          </table:table-cell>
          <table:table-cell office:value-type="float" office:value="-1.3736399" calcext:value-type="float">
            <text:p>-1.3736399</text:p>
          </table:table-cell>
          <table:table-cell office:value-type="float" office:value="-1.28178" calcext:value-type="float">
            <text:p>-1.28178</text:p>
          </table:table-cell>
          <table:table-cell office:value-type="float" office:value="-1.18534" calcext:value-type="float">
            <text:p>-1.18534</text:p>
          </table:table-cell>
          <table:table-cell office:value-type="float" office:value="-1.08829" calcext:value-type="float">
            <text:p>-1.08829</text:p>
          </table:table-cell>
          <table:table-cell office:value-type="float" office:value="-0.99795997" calcext:value-type="float">
            <text:p>-0.99795997</text:p>
          </table:table-cell>
          <table:table-cell office:value-type="float" office:value="-0.91403002" calcext:value-type="float">
            <text:p>-0.91403002</text:p>
          </table:table-cell>
          <table:table-cell office:value-type="float" office:value="-0.82186002" calcext:value-type="float">
            <text:p>-0.82186002</text:p>
          </table:table-cell>
        </table:table-row>
        <table:table-row table:style-name="ro1">
          <table:table-cell office:value-type="float" office:value="-2.22083" calcext:value-type="float">
            <text:p>-2.22083</text:p>
          </table:table-cell>
          <table:table-cell office:value-type="float" office:value="-2.07862" calcext:value-type="float">
            <text:p>-2.07862</text:p>
          </table:table-cell>
          <table:table-cell office:value-type="float" office:value="-1.96753" calcext:value-type="float">
            <text:p>-1.96753</text:p>
          </table:table-cell>
          <table:table-cell office:value-type="float" office:value="-1.86285" calcext:value-type="float">
            <text:p>-1.86285</text:p>
          </table:table-cell>
          <table:table-cell office:value-type="float" office:value="-1.7673301" calcext:value-type="float">
            <text:p>-1.7673301</text:p>
          </table:table-cell>
          <table:table-cell office:value-type="float" office:value="-1.67058" calcext:value-type="float">
            <text:p>-1.67058</text:p>
          </table:table-cell>
          <table:table-cell office:value-type="float" office:value="-1.57781" calcext:value-type="float">
            <text:p>-1.57781</text:p>
          </table:table-cell>
          <table:table-cell office:value-type="float" office:value="-1.47771" calcext:value-type="float">
            <text:p>-1.47771</text:p>
          </table:table-cell>
          <table:table-cell office:value-type="float" office:value="-1.3730299" calcext:value-type="float">
            <text:p>-1.3730299</text:p>
          </table:table-cell>
          <table:table-cell office:value-type="float" office:value="-1.28117" calcext:value-type="float">
            <text:p>-1.28117</text:p>
          </table:table-cell>
          <table:table-cell office:value-type="float" office:value="-1.1847301" calcext:value-type="float">
            <text:p>-1.1847301</text:p>
          </table:table-cell>
          <table:table-cell office:value-type="float" office:value="-1.08768" calcext:value-type="float">
            <text:p>-1.08768</text:p>
          </table:table-cell>
          <table:table-cell office:value-type="float" office:value="-0.99734002" calcext:value-type="float">
            <text:p>-0.99734002</text:p>
          </table:table-cell>
          <table:table-cell office:value-type="float" office:value="-0.91342002" calcext:value-type="float">
            <text:p>-0.91342002</text:p>
          </table:table-cell>
          <table:table-cell office:value-type="float" office:value="-0.82125002" calcext:value-type="float">
            <text:p>-0.82125002</text:p>
          </table:table-cell>
        </table:table-row>
        <table:table-row table:style-name="ro1">
          <table:table-cell office:value-type="float" office:value="-2.2202201" calcext:value-type="float">
            <text:p>-2.2202201</text:p>
          </table:table-cell>
          <table:table-cell office:value-type="float" office:value="-2.0780101" calcext:value-type="float">
            <text:p>-2.0780101</text:p>
          </table:table-cell>
          <table:table-cell office:value-type="float" office:value="-1.96692" calcext:value-type="float">
            <text:p>-1.96692</text:p>
          </table:table-cell>
          <table:table-cell office:value-type="float" office:value="-1.86224" calcext:value-type="float">
            <text:p>-1.86224</text:p>
          </table:table-cell>
          <table:table-cell office:value-type="float" office:value="-1.7667201" calcext:value-type="float">
            <text:p>-1.7667201</text:p>
          </table:table-cell>
          <table:table-cell office:value-type="float" office:value="-1.66997" calcext:value-type="float">
            <text:p>-1.66997</text:p>
          </table:table-cell>
          <table:table-cell office:value-type="float" office:value="-1.5772001" calcext:value-type="float">
            <text:p>-1.5772001</text:p>
          </table:table-cell>
          <table:table-cell office:value-type="float" office:value="-1.4771" calcext:value-type="float">
            <text:p>-1.4771</text:p>
          </table:table-cell>
          <table:table-cell office:value-type="float" office:value="-1.37242" calcext:value-type="float">
            <text:p>-1.37242</text:p>
          </table:table-cell>
          <table:table-cell office:value-type="float" office:value="-1.28056" calcext:value-type="float">
            <text:p>-1.28056</text:p>
          </table:table-cell>
          <table:table-cell office:value-type="float" office:value="-1.1841201" calcext:value-type="float">
            <text:p>-1.1841201</text:p>
          </table:table-cell>
          <table:table-cell office:value-type="float" office:value="-1.08707" calcext:value-type="float">
            <text:p>-1.08707</text:p>
          </table:table-cell>
          <table:table-cell office:value-type="float" office:value="-0.99673003" calcext:value-type="float">
            <text:p>-0.99673003</text:p>
          </table:table-cell>
          <table:table-cell office:value-type="float" office:value="-0.91281003" calcext:value-type="float">
            <text:p>-0.91281003</text:p>
          </table:table-cell>
          <table:table-cell office:value-type="float" office:value="-0.82033998" calcext:value-type="float">
            <text:p>-0.82033998</text:p>
          </table:table-cell>
        </table:table-row>
        <table:table-row table:style-name="ro1">
          <table:table-cell office:value-type="float" office:value="-2.21961" calcext:value-type="float">
            <text:p>-2.21961</text:p>
          </table:table-cell>
          <table:table-cell office:value-type="float" office:value="-2.07739" calcext:value-type="float">
            <text:p>-2.07739</text:p>
          </table:table-cell>
          <table:table-cell office:value-type="float" office:value="-1.9657" calcext:value-type="float">
            <text:p>-1.9657</text:p>
          </table:table-cell>
          <table:table-cell office:value-type="float" office:value="-1.86163" calcext:value-type="float">
            <text:p>-1.86163</text:p>
          </table:table-cell>
          <table:table-cell office:value-type="float" office:value="-1.7661099" calcext:value-type="float">
            <text:p>-1.7661099</text:p>
          </table:table-cell>
          <table:table-cell office:value-type="float" office:value="-1.66936" calcext:value-type="float">
            <text:p>-1.66936</text:p>
          </table:table-cell>
          <table:table-cell office:value-type="float" office:value="-1.57628" calcext:value-type="float">
            <text:p>-1.57628</text:p>
          </table:table-cell>
          <table:table-cell office:value-type="float" office:value="-1.47649" calcext:value-type="float">
            <text:p>-1.47649</text:p>
          </table:table-cell>
          <table:table-cell office:value-type="float" office:value="-1.37181" calcext:value-type="float">
            <text:p>-1.37181</text:p>
          </table:table-cell>
          <table:table-cell office:value-type="float" office:value="-1.27995" calcext:value-type="float">
            <text:p>-1.27995</text:p>
          </table:table-cell>
          <table:table-cell office:value-type="float" office:value="-1.1835099" calcext:value-type="float">
            <text:p>-1.1835099</text:p>
          </table:table-cell>
          <table:table-cell office:value-type="float" office:value="-1.08646" calcext:value-type="float">
            <text:p>-1.08646</text:p>
          </table:table-cell>
          <table:table-cell office:value-type="float" office:value="-0.99611998" calcext:value-type="float">
            <text:p>-0.99611998</text:p>
          </table:table-cell>
          <table:table-cell office:value-type="float" office:value="-0.91219997" calcext:value-type="float">
            <text:p>-0.91219997</text:p>
          </table:table-cell>
          <table:table-cell office:value-type="float" office:value="-0.81941998" calcext:value-type="float">
            <text:p>-0.81941998</text:p>
          </table:table-cell>
        </table:table-row>
        <table:table-row table:style-name="ro1">
          <table:table-cell office:value-type="float" office:value="-2.2190001" calcext:value-type="float">
            <text:p>-2.2190001</text:p>
          </table:table-cell>
          <table:table-cell office:value-type="float" office:value="-2.0764799" calcext:value-type="float">
            <text:p>-2.0764799</text:p>
          </table:table-cell>
          <table:table-cell office:value-type="float" office:value="-1.96509" calcext:value-type="float">
            <text:p>-1.96509</text:p>
          </table:table-cell>
          <table:table-cell office:value-type="float" office:value="-1.86102" calcext:value-type="float">
            <text:p>-1.86102</text:p>
          </table:table-cell>
          <table:table-cell office:value-type="float" office:value="-1.7654999" calcext:value-type="float">
            <text:p>-1.7654999</text:p>
          </table:table-cell>
          <table:table-cell office:value-type="float" office:value="-1.66875" calcext:value-type="float">
            <text:p>-1.66875</text:p>
          </table:table-cell>
          <table:table-cell office:value-type="float" office:value="-1.57537" calcext:value-type="float">
            <text:p>-1.57537</text:p>
          </table:table-cell>
          <table:table-cell office:value-type="float" office:value="-1.47557" calcext:value-type="float">
            <text:p>-1.47557</text:p>
          </table:table-cell>
          <table:table-cell office:value-type="float" office:value="-1.37089" calcext:value-type="float">
            <text:p>-1.37089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829" calcext:value-type="float">
            <text:p>-1.1829</text:p>
          </table:table-cell>
          <table:table-cell office:value-type="float" office:value="-1.0861501" calcext:value-type="float">
            <text:p>-1.0861501</text:p>
          </table:table-cell>
          <table:table-cell office:value-type="float" office:value="-0.99550998" calcext:value-type="float">
            <text:p>-0.99550998</text:p>
          </table:table-cell>
          <table:table-cell office:value-type="float" office:value="-0.91127998" calcext:value-type="float">
            <text:p>-0.91127998</text:p>
          </table:table-cell>
          <table:table-cell office:value-type="float" office:value="-0.81880999" calcext:value-type="float">
            <text:p>-0.81880999</text:p>
          </table:table-cell>
        </table:table-row>
        <table:table-row table:style-name="ro1">
          <table:table-cell office:value-type="float" office:value="-2.21839" calcext:value-type="float">
            <text:p>-2.21839</text:p>
          </table:table-cell>
          <table:table-cell office:value-type="float" office:value="-2.0755601" calcext:value-type="float">
            <text:p>-2.0755601</text:p>
          </table:table-cell>
          <table:table-cell office:value-type="float" office:value="-1.96448" calcext:value-type="float">
            <text:p>-1.96448</text:p>
          </table:table-cell>
          <table:table-cell office:value-type="float" office:value="-1.8601" calcext:value-type="float">
            <text:p>-1.8601</text:p>
          </table:table-cell>
          <table:table-cell office:value-type="float" office:value="-1.76489" calcext:value-type="float">
            <text:p>-1.76489</text:p>
          </table:table-cell>
          <table:table-cell office:value-type="float" office:value="-1.6681401" calcext:value-type="float">
            <text:p>-1.6681401</text:p>
          </table:table-cell>
          <table:table-cell office:value-type="float" office:value="-1.57445" calcext:value-type="float">
            <text:p>-1.57445</text:p>
          </table:table-cell>
          <table:table-cell office:value-type="float" office:value="-1.47496" calcext:value-type="float">
            <text:p>-1.47496</text:p>
          </table:table-cell>
          <table:table-cell office:value-type="float" office:value="-1.37028" calcext:value-type="float">
            <text:p>-1.37028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8229" calcext:value-type="float">
            <text:p>-1.18229</text:p>
          </table:table-cell>
          <table:table-cell office:value-type="float" office:value="-1.0855401" calcext:value-type="float">
            <text:p>-1.0855401</text:p>
          </table:table-cell>
          <table:table-cell office:value-type="float" office:value="-0.99489999" calcext:value-type="float">
            <text:p>-0.99489999</text:p>
          </table:table-cell>
          <table:table-cell office:value-type="float" office:value="-0.91005999" calcext:value-type="float">
            <text:p>-0.91005999</text:p>
          </table:table-cell>
          <table:table-cell office:value-type="float" office:value="-0.81819999" calcext:value-type="float">
            <text:p>-0.81819999</text:p>
          </table:table-cell>
        </table:table-row>
        <table:table-row table:style-name="ro1">
          <table:table-cell office:value-type="float" office:value="-2.2177801" calcext:value-type="float">
            <text:p>-2.2177801</text:p>
          </table:table-cell>
          <table:table-cell office:value-type="float" office:value="-2.07495" calcext:value-type="float">
            <text:p>-2.07495</text:p>
          </table:table-cell>
          <table:table-cell office:value-type="float" office:value="-1.96387" calcext:value-type="float">
            <text:p>-1.96387</text:p>
          </table:table-cell>
          <table:table-cell office:value-type="float" office:value="-1.85949" calcext:value-type="float">
            <text:p>-1.85949</text:p>
          </table:table-cell>
          <table:table-cell office:value-type="float" office:value="-1.76428" calcext:value-type="float">
            <text:p>-1.76428</text:p>
          </table:table-cell>
          <table:table-cell office:value-type="float" office:value="-1.6675299" calcext:value-type="float">
            <text:p>-1.6675299</text:p>
          </table:table-cell>
          <table:table-cell office:value-type="float" office:value="-1.57384" calcext:value-type="float">
            <text:p>-1.57384</text:p>
          </table:table-cell>
          <table:table-cell office:value-type="float" office:value="-1.47435" calcext:value-type="float">
            <text:p>-1.47435</text:p>
          </table:table-cell>
          <table:table-cell office:value-type="float" office:value="-1.36967" calcext:value-type="float">
            <text:p>-1.36967</text:p>
          </table:table-cell>
          <table:table-cell office:value-type="float" office:value="-1.27812" calcext:value-type="float">
            <text:p>-1.27812</text:p>
          </table:table-cell>
          <table:table-cell office:value-type="float" office:value="-1.18137" calcext:value-type="float">
            <text:p>-1.18137</text:p>
          </table:table-cell>
          <table:table-cell office:value-type="float" office:value="-1.0849299" calcext:value-type="float">
            <text:p>-1.0849299</text:p>
          </table:table-cell>
          <table:table-cell office:value-type="float" office:value="-0.99428999" calcext:value-type="float">
            <text:p>-0.99428999</text:p>
          </table:table-cell>
          <table:table-cell office:value-type="float" office:value="-0.90944999" calcext:value-type="float">
            <text:p>-0.90944999</text:p>
          </table:table-cell>
          <table:table-cell office:value-type="float" office:value="-0.81759" calcext:value-type="float">
            <text:p>-0.81759</text:p>
          </table:table-cell>
        </table:table-row>
        <table:table-row table:style-name="ro1">
          <table:table-cell office:value-type="float" office:value="-2.21717" calcext:value-type="float">
            <text:p>-2.21717</text:p>
          </table:table-cell>
          <table:table-cell office:value-type="float" office:value="-2.0743401" calcext:value-type="float">
            <text:p>-2.0743401</text:p>
          </table:table-cell>
          <table:table-cell office:value-type="float" office:value="-1.9632601" calcext:value-type="float">
            <text:p>-1.9632601</text:p>
          </table:table-cell>
          <table:table-cell office:value-type="float" office:value="-1.85888" calcext:value-type="float">
            <text:p>-1.85888</text:p>
          </table:table-cell>
          <table:table-cell office:value-type="float" office:value="-1.76366" calcext:value-type="float">
            <text:p>-1.76366</text:p>
          </table:table-cell>
          <table:table-cell office:value-type="float" office:value="-1.6669199" calcext:value-type="float">
            <text:p>-1.6669199</text:p>
          </table:table-cell>
          <table:table-cell office:value-type="float" office:value="-1.57323" calcext:value-type="float">
            <text:p>-1.57323</text:p>
          </table:table-cell>
          <table:table-cell office:value-type="float" office:value="-1.47374" calcext:value-type="float">
            <text:p>-1.47374</text:p>
          </table:table-cell>
          <table:table-cell office:value-type="float" office:value="-1.36906" calcext:value-type="float">
            <text:p>-1.36906</text:p>
          </table:table-cell>
          <table:table-cell office:value-type="float" office:value="-1.2775" calcext:value-type="float">
            <text:p>-1.2775</text:p>
          </table:table-cell>
          <table:table-cell office:value-type="float" office:value="-1.18076" calcext:value-type="float">
            <text:p>-1.18076</text:p>
          </table:table-cell>
          <table:table-cell office:value-type="float" office:value="-1.08402" calcext:value-type="float">
            <text:p>-1.08402</text:p>
          </table:table-cell>
          <table:table-cell office:value-type="float" office:value="-0.99368" calcext:value-type="float">
            <text:p>-0.99368</text:p>
          </table:table-cell>
          <table:table-cell office:value-type="float" office:value="-0.90884" calcext:value-type="float">
            <text:p>-0.90884</text:p>
          </table:table-cell>
          <table:table-cell office:value-type="float" office:value="-0.81698" calcext:value-type="float">
            <text:p>-0.81698</text:p>
          </table:table-cell>
        </table:table-row>
        <table:table-row table:style-name="ro1">
          <table:table-cell office:value-type="float" office:value="-2.2165599" calcext:value-type="float">
            <text:p>-2.2165599</text:p>
          </table:table-cell>
          <table:table-cell office:value-type="float" office:value="-2.07373" calcext:value-type="float">
            <text:p>-2.07373</text:p>
          </table:table-cell>
          <table:table-cell office:value-type="float" office:value="-1.9626499" calcext:value-type="float">
            <text:p>-1.9626499</text:p>
          </table:table-cell>
          <table:table-cell office:value-type="float" office:value="-1.85827" calcext:value-type="float">
            <text:p>-1.85827</text:p>
          </table:table-cell>
          <table:table-cell office:value-type="float" office:value="-1.76305" calcext:value-type="float">
            <text:p>-1.76305</text:p>
          </table:table-cell>
          <table:table-cell office:value-type="float" office:value="-1.66631" calcext:value-type="float">
            <text:p>-1.66631</text:p>
          </table:table-cell>
          <table:table-cell office:value-type="float" office:value="-1.57262" calcext:value-type="float">
            <text:p>-1.57262</text:p>
          </table:table-cell>
          <table:table-cell office:value-type="float" office:value="-1.47313" calcext:value-type="float">
            <text:p>-1.47313</text:p>
          </table:table-cell>
          <table:table-cell office:value-type="float" office:value="-1.36845" calcext:value-type="float">
            <text:p>-1.36845</text:p>
          </table:table-cell>
          <table:table-cell office:value-type="float" office:value="-1.27689" calcext:value-type="float">
            <text:p>-1.27689</text:p>
          </table:table-cell>
          <table:table-cell office:value-type="float" office:value="-1.18015" calcext:value-type="float">
            <text:p>-1.18015</text:p>
          </table:table-cell>
          <table:table-cell office:value-type="float" office:value="-1.08341" calcext:value-type="float">
            <text:p>-1.08341</text:p>
          </table:table-cell>
          <table:table-cell office:value-type="float" office:value="-0.99307001" calcext:value-type="float">
            <text:p>-0.99307001</text:p>
          </table:table-cell>
          <table:table-cell office:value-type="float" office:value="-0.90823001" calcext:value-type="float">
            <text:p>-0.90823001</text:p>
          </table:table-cell>
          <table:table-cell office:value-type="float" office:value="-0.81637001" calcext:value-type="float">
            <text:p>-0.81637001</text:p>
          </table:table-cell>
        </table:table-row>
        <table:table-row table:style-name="ro1">
          <table:table-cell office:value-type="float" office:value="-2.21595" calcext:value-type="float">
            <text:p>-2.21595</text:p>
          </table:table-cell>
          <table:table-cell office:value-type="float" office:value="-2.0731201" calcext:value-type="float">
            <text:p>-2.0731201</text:p>
          </table:table-cell>
          <table:table-cell office:value-type="float" office:value="-1.96234" calcext:value-type="float">
            <text:p>-1.96234</text:p>
          </table:table-cell>
          <table:table-cell office:value-type="float" office:value="-1.85736" calcext:value-type="float">
            <text:p>-1.85736</text:p>
          </table:table-cell>
          <table:table-cell office:value-type="float" office:value="-1.76244" calcext:value-type="float">
            <text:p>-1.76244</text:p>
          </table:table-cell>
          <table:table-cell office:value-type="float" office:value="-1.6657" calcext:value-type="float">
            <text:p>-1.6657</text:p>
          </table:table-cell>
          <table:table-cell office:value-type="float" office:value="-1.5717" calcext:value-type="float">
            <text:p>-1.5717</text:p>
          </table:table-cell>
          <table:table-cell office:value-type="float" office:value="-1.47282" calcext:value-type="float">
            <text:p>-1.47282</text:p>
          </table:table-cell>
          <table:table-cell office:value-type="float" office:value="-1.3678401" calcext:value-type="float">
            <text:p>-1.3678401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828" calcext:value-type="float">
            <text:p>-1.0828</text:p>
          </table:table-cell>
          <table:table-cell office:value-type="float" office:value="-0.99246001" calcext:value-type="float">
            <text:p>-0.99246001</text:p>
          </table:table-cell>
          <table:table-cell office:value-type="float" office:value="-0.90762001" calcext:value-type="float">
            <text:p>-0.90762001</text:p>
          </table:table-cell>
          <table:table-cell office:value-type="float" office:value="-0.81545001" calcext:value-type="float">
            <text:p>-0.81545001</text:p>
          </table:table-cell>
        </table:table-row>
        <table:table-row table:style-name="ro1">
          <table:table-cell office:value-type="float" office:value="-2.2153399" calcext:value-type="float">
            <text:p>-2.2153399</text:p>
          </table:table-cell>
          <table:table-cell office:value-type="float" office:value="-2.07251" calcext:value-type="float">
            <text:p>-2.07251</text:p>
          </table:table-cell>
          <table:table-cell office:value-type="float" office:value="-1.96173" calcext:value-type="float">
            <text:p>-1.96173</text:p>
          </table:table-cell>
          <table:table-cell office:value-type="float" office:value="-1.85675" calcext:value-type="float">
            <text:p>-1.85675</text:p>
          </table:table-cell>
          <table:table-cell office:value-type="float" office:value="-1.76183" calcext:value-type="float">
            <text:p>-1.76183</text:p>
          </table:table-cell>
          <table:table-cell office:value-type="float" office:value="-1.66509" calcext:value-type="float">
            <text:p>-1.66509</text:p>
          </table:table-cell>
          <table:table-cell office:value-type="float" office:value="-1.57109" calcext:value-type="float">
            <text:p>-1.57109</text:p>
          </table:table-cell>
          <table:table-cell office:value-type="float" office:value="-1.47221" calcext:value-type="float">
            <text:p>-1.47221</text:p>
          </table:table-cell>
          <table:table-cell office:value-type="float" office:value="-1.3672301" calcext:value-type="float">
            <text:p>-1.3672301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7893" calcext:value-type="float">
            <text:p>-1.17893</text:p>
          </table:table-cell>
          <table:table-cell office:value-type="float" office:value="-1.08219" calcext:value-type="float">
            <text:p>-1.08219</text:p>
          </table:table-cell>
          <table:table-cell office:value-type="float" office:value="-0.99185002" calcext:value-type="float">
            <text:p>-0.99185002</text:p>
          </table:table-cell>
          <table:table-cell office:value-type="float" office:value="-0.90701002" calcext:value-type="float">
            <text:p>-0.90701002</text:p>
          </table:table-cell>
          <table:table-cell office:value-type="float" office:value="-0.81484002" calcext:value-type="float">
            <text:p>-0.81484002</text:p>
          </table:table-cell>
        </table:table-row>
        <table:table-row table:style-name="ro1">
          <table:table-cell office:value-type="float" office:value="-2.21473" calcext:value-type="float">
            <text:p>-2.21473</text:p>
          </table:table-cell>
          <table:table-cell office:value-type="float" office:value="-2.0718999" calcext:value-type="float">
            <text:p>-2.0718999</text:p>
          </table:table-cell>
          <table:table-cell office:value-type="float" office:value="-1.9608099" calcext:value-type="float">
            <text:p>-1.9608099</text:p>
          </table:table-cell>
          <table:table-cell office:value-type="float" office:value="-1.85583" calcext:value-type="float">
            <text:p>-1.85583</text:p>
          </table:table-cell>
          <table:table-cell office:value-type="float" office:value="-1.76122" calcext:value-type="float">
            <text:p>-1.76122</text:p>
          </table:table-cell>
          <table:table-cell office:value-type="float" office:value="-1.66387" calcext:value-type="float">
            <text:p>-1.66387</text:p>
          </table:table-cell>
          <table:table-cell office:value-type="float" office:value="-1.57048" calcext:value-type="float">
            <text:p>-1.57048</text:p>
          </table:table-cell>
          <table:table-cell office:value-type="float" office:value="-1.4716001" calcext:value-type="float">
            <text:p>-1.4716001</text:p>
          </table:table-cell>
          <table:table-cell office:value-type="float" office:value="-1.3666199" calcext:value-type="float">
            <text:p>-1.3666199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783201" calcext:value-type="float">
            <text:p>-1.1783201</text:p>
          </table:table-cell>
          <table:table-cell office:value-type="float" office:value="-1.08158" calcext:value-type="float">
            <text:p>-1.08158</text:p>
          </table:table-cell>
          <table:table-cell office:value-type="float" office:value="-0.99124002" calcext:value-type="float">
            <text:p>-0.99124002</text:p>
          </table:table-cell>
          <table:table-cell office:value-type="float" office:value="-0.90609002" calcext:value-type="float">
            <text:p>-0.90609002</text:p>
          </table:table-cell>
          <table:table-cell office:value-type="float" office:value="-0.81423002" calcext:value-type="float">
            <text:p>-0.81423002</text:p>
          </table:table-cell>
        </table:table-row>
        <table:table-row table:style-name="ro1">
          <table:table-cell office:value-type="float" office:value="-2.2141199" calcext:value-type="float">
            <text:p>-2.2141199</text:p>
          </table:table-cell>
          <table:table-cell office:value-type="float" office:value="-2.07129" calcext:value-type="float">
            <text:p>-2.07129</text:p>
          </table:table-cell>
          <table:table-cell office:value-type="float" office:value="-1.9602" calcext:value-type="float">
            <text:p>-1.9602</text:p>
          </table:table-cell>
          <table:table-cell office:value-type="float" office:value="-1.85522" calcext:value-type="float">
            <text:p>-1.85522</text:p>
          </table:table-cell>
          <table:table-cell office:value-type="float" office:value="-1.76061" calcext:value-type="float">
            <text:p>-1.76061</text:p>
          </table:table-cell>
          <table:table-cell office:value-type="float" office:value="-1.66326" calcext:value-type="float">
            <text:p>-1.66326</text:p>
          </table:table-cell>
          <table:table-cell office:value-type="float" office:value="-1.56987" calcext:value-type="float">
            <text:p>-1.56987</text:p>
          </table:table-cell>
          <table:table-cell office:value-type="float" office:value="-1.4709899" calcext:value-type="float">
            <text:p>-1.4709899</text:p>
          </table:table-cell>
          <table:table-cell office:value-type="float" office:value="-1.36601" calcext:value-type="float">
            <text:p>-1.36601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777101" calcext:value-type="float">
            <text:p>-1.1777101</text:p>
          </table:table-cell>
          <table:table-cell office:value-type="float" office:value="-1.08066" calcext:value-type="float">
            <text:p>-1.08066</text:p>
          </table:table-cell>
          <table:table-cell office:value-type="float" office:value="-0.99062997" calcext:value-type="float">
            <text:p>-0.99062997</text:p>
          </table:table-cell>
          <table:table-cell office:value-type="float" office:value="-0.90517998" calcext:value-type="float">
            <text:p>-0.90517998</text:p>
          </table:table-cell>
          <table:table-cell office:value-type="float" office:value="-0.81361997" calcext:value-type="float">
            <text:p>-0.81361997</text:p>
          </table:table-cell>
        </table:table-row>
        <table:table-row table:style-name="ro1">
          <table:table-cell office:value-type="float" office:value="-2.21351" calcext:value-type="float">
            <text:p>-2.21351</text:p>
          </table:table-cell>
          <table:table-cell office:value-type="float" office:value="-2.0706799" calcext:value-type="float">
            <text:p>-2.0706799</text:p>
          </table:table-cell>
          <table:table-cell office:value-type="float" office:value="-1.95959" calcext:value-type="float">
            <text:p>-1.95959</text:p>
          </table:table-cell>
          <table:table-cell office:value-type="float" office:value="-1.85461" calcext:value-type="float">
            <text:p>-1.85461</text:p>
          </table:table-cell>
          <table:table-cell office:value-type="float" office:value="-1.76" calcext:value-type="float">
            <text:p>-1.76</text:p>
          </table:table-cell>
          <table:table-cell office:value-type="float" office:value="-1.66265" calcext:value-type="float">
            <text:p>-1.66265</text:p>
          </table:table-cell>
          <table:table-cell office:value-type="float" office:value="-1.56926" calcext:value-type="float">
            <text:p>-1.56926</text:p>
          </table:table-cell>
          <table:table-cell office:value-type="float" office:value="-1.4703799" calcext:value-type="float">
            <text:p>-1.4703799</text:p>
          </table:table-cell>
          <table:table-cell office:value-type="float" office:value="-1.3654" calcext:value-type="float">
            <text:p>-1.3654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770999" calcext:value-type="float">
            <text:p>-1.1770999</text:p>
          </table:table-cell>
          <table:table-cell office:value-type="float" office:value="-1.0803601" calcext:value-type="float">
            <text:p>-1.0803601</text:p>
          </table:table-cell>
          <table:table-cell office:value-type="float" office:value="-0.99001998" calcext:value-type="float">
            <text:p>-0.99001998</text:p>
          </table:table-cell>
          <table:table-cell office:value-type="float" office:value="-0.90486997" calcext:value-type="float">
            <text:p>-0.90486997</text:p>
          </table:table-cell>
          <table:table-cell office:value-type="float" office:value="-0.81300998" calcext:value-type="float">
            <text:p>-0.81300998</text:p>
          </table:table-cell>
        </table:table-row>
        <table:table-row table:style-name="ro1">
          <table:table-cell office:value-type="float" office:value="-2.2128999" calcext:value-type="float">
            <text:p>-2.2128999</text:p>
          </table:table-cell>
          <table:table-cell office:value-type="float" office:value="-2.07007" calcext:value-type="float">
            <text:p>-2.07007</text:p>
          </table:table-cell>
          <table:table-cell office:value-type="float" office:value="-1.95898" calcext:value-type="float">
            <text:p>-1.95898</text:p>
          </table:table-cell>
          <table:table-cell office:value-type="float" office:value="-1.854" calcext:value-type="float">
            <text:p>-1.854</text:p>
          </table:table-cell>
          <table:table-cell office:value-type="float" office:value="-1.75939" calcext:value-type="float">
            <text:p>-1.75939</text:p>
          </table:table-cell>
          <table:table-cell office:value-type="float" office:value="-1.66204" calcext:value-type="float">
            <text:p>-1.66204</text:p>
          </table:table-cell>
          <table:table-cell office:value-type="float" office:value="-1.56865" calcext:value-type="float">
            <text:p>-1.56865</text:p>
          </table:table-cell>
          <table:table-cell office:value-type="float" office:value="-1.46977" calcext:value-type="float">
            <text:p>-1.46977</text:p>
          </table:table-cell>
          <table:table-cell office:value-type="float" office:value="-1.36479" calcext:value-type="float">
            <text:p>-1.36479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764899" calcext:value-type="float">
            <text:p>-1.1764899</text:p>
          </table:table-cell>
          <table:table-cell office:value-type="float" office:value="-1.07974" calcext:value-type="float">
            <text:p>-1.07974</text:p>
          </table:table-cell>
          <table:table-cell office:value-type="float" office:value="-0.98940998" calcext:value-type="float">
            <text:p>-0.98940998</text:p>
          </table:table-cell>
          <table:table-cell office:value-type="float" office:value="-0.90425998" calcext:value-type="float">
            <text:p>-0.90425998</text:p>
          </table:table-cell>
          <table:table-cell office:value-type="float" office:value="-0.81209999" calcext:value-type="float">
            <text:p>-0.81209999</text:p>
          </table:table-cell>
        </table:table-row>
        <table:table-row table:style-name="ro1">
          <table:table-cell office:value-type="float" office:value="-2.21229" calcext:value-type="float">
            <text:p>-2.21229</text:p>
          </table:table-cell>
          <table:table-cell office:value-type="float" office:value="-2.06915" calcext:value-type="float">
            <text:p>-2.06915</text:p>
          </table:table-cell>
          <table:table-cell office:value-type="float" office:value="-1.95837" calcext:value-type="float">
            <text:p>-1.95837</text:p>
          </table:table-cell>
          <table:table-cell office:value-type="float" office:value="-1.85339" calcext:value-type="float">
            <text:p>-1.85339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1.46886" calcext:value-type="float">
            <text:p>-1.46886</text:p>
          </table:table-cell>
          <table:table-cell office:value-type="float" office:value="-1.36418" calcext:value-type="float">
            <text:p>-1.36418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7588" calcext:value-type="float">
            <text:p>-1.17588</text:p>
          </table:table-cell>
          <table:table-cell office:value-type="float" office:value="-1.0791301" calcext:value-type="float">
            <text:p>-1.0791301</text:p>
          </table:table-cell>
          <table:table-cell office:value-type="float" office:value="-0.98879999" calcext:value-type="float">
            <text:p>-0.98879999</text:p>
          </table:table-cell>
          <table:table-cell office:value-type="float" office:value="-0.90364999" calcext:value-type="float">
            <text:p>-0.90364999</text:p>
          </table:table-cell>
          <table:table-cell office:value-type="float" office:value="-0.81118" calcext:value-type="float">
            <text:p>-0.81118</text:p>
          </table:table-cell>
        </table:table-row>
        <table:table-row table:style-name="ro1">
          <table:table-cell office:value-type="float" office:value="-2.2116799" calcext:value-type="float">
            <text:p>-2.2116799</text:p>
          </table:table-cell>
          <table:table-cell office:value-type="float" office:value="-2.0685401" calcext:value-type="float">
            <text:p>-2.0685401</text:p>
          </table:table-cell>
          <table:table-cell office:value-type="float" office:value="-1.95776" calcext:value-type="float">
            <text:p>-1.95776</text:p>
          </table:table-cell>
          <table:table-cell office:value-type="float" office:value="-1.85278" calcext:value-type="float">
            <text:p>-1.85278</text:p>
          </table:table-cell>
          <table:table-cell office:value-type="float" office:value="-1.75787" calcext:value-type="float">
            <text:p>-1.75787</text:p>
          </table:table-cell>
          <table:table-cell office:value-type="float" office:value="-1.66082" calcext:value-type="float">
            <text:p>-1.66082</text:p>
          </table:table-cell>
          <table:table-cell office:value-type="float" office:value="-1.56743" calcext:value-type="float">
            <text:p>-1.56743</text:p>
          </table:table-cell>
          <table:table-cell office:value-type="float" office:value="-1.46825" calcext:value-type="float">
            <text:p>-1.46825</text:p>
          </table:table-cell>
          <table:table-cell office:value-type="float" office:value="-1.36357" calcext:value-type="float">
            <text:p>-1.36357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7527" calcext:value-type="float">
            <text:p>-1.17527</text:p>
          </table:table-cell>
          <table:table-cell office:value-type="float" office:value="-1.0785201" calcext:value-type="float">
            <text:p>-1.0785201</text:p>
          </table:table-cell>
          <table:table-cell office:value-type="float" office:value="-0.98819" calcext:value-type="float">
            <text:p>-0.98819</text:p>
          </table:table-cell>
          <table:table-cell office:value-type="float" office:value="-0.90303999" calcext:value-type="float">
            <text:p>-0.90303999</text:p>
          </table:table-cell>
          <table:table-cell office:value-type="float" office:value="-0.81057" calcext:value-type="float">
            <text:p>-0.81057</text:p>
          </table:table-cell>
        </table:table-row>
        <table:table-row table:style-name="ro1">
          <table:table-cell office:value-type="float" office:value="-2.2110701" calcext:value-type="float">
            <text:p>-2.2110701</text:p>
          </table:table-cell>
          <table:table-cell office:value-type="float" office:value="-2.06793" calcext:value-type="float">
            <text:p>-2.06793</text:p>
          </table:table-cell>
          <table:table-cell office:value-type="float" office:value="-1.9568501" calcext:value-type="float">
            <text:p>-1.9568501</text:p>
          </table:table-cell>
          <table:table-cell office:value-type="float" office:value="-1.85217" calcext:value-type="float">
            <text:p>-1.85217</text:p>
          </table:table-cell>
          <table:table-cell office:value-type="float" office:value="-1.75726" calcext:value-type="float">
            <text:p>-1.75726</text:p>
          </table:table-cell>
          <table:table-cell office:value-type="float" office:value="-1.6599" calcext:value-type="float">
            <text:p>-1.6599</text:p>
          </table:table-cell>
          <table:table-cell office:value-type="float" office:value="-1.56682" calcext:value-type="float">
            <text:p>-1.56682</text:p>
          </table:table-cell>
          <table:table-cell office:value-type="float" office:value="-1.46764" calcext:value-type="float">
            <text:p>-1.46764</text:p>
          </table:table-cell>
          <table:table-cell office:value-type="float" office:value="-1.36296" calcext:value-type="float">
            <text:p>-1.36296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7466" calcext:value-type="float">
            <text:p>-1.17466</text:p>
          </table:table-cell>
          <table:table-cell office:value-type="float" office:value="-1.0779099" calcext:value-type="float">
            <text:p>-1.0779099</text:p>
          </table:table-cell>
          <table:table-cell office:value-type="float" office:value="-0.98727" calcext:value-type="float">
            <text:p>-0.98727</text:p>
          </table:table-cell>
          <table:table-cell office:value-type="float" office:value="-0.90182" calcext:value-type="float">
            <text:p>-0.90182</text:p>
          </table:table-cell>
          <table:table-cell office:value-type="float" office:value="-0.80996001" calcext:value-type="float">
            <text:p>-0.80996001</text:p>
          </table:table-cell>
        </table:table-row>
        <table:table-row table:style-name="ro1">
          <table:table-cell office:value-type="float" office:value="-2.2104599" calcext:value-type="float">
            <text:p>-2.2104599</text:p>
          </table:table-cell>
          <table:table-cell office:value-type="float" office:value="-2.0673201" calcext:value-type="float">
            <text:p>-2.0673201</text:p>
          </table:table-cell>
          <table:table-cell office:value-type="float" office:value="-1.95654" calcext:value-type="float">
            <text:p>-1.95654</text:p>
          </table:table-cell>
          <table:table-cell office:value-type="float" office:value="-1.85156" calcext:value-type="float">
            <text:p>-1.85156</text:p>
          </table:table-cell>
          <table:table-cell office:value-type="float" office:value="-1.75665" calcext:value-type="float">
            <text:p>-1.75665</text:p>
          </table:table-cell>
          <table:table-cell office:value-type="float" office:value="-1.65929" calcext:value-type="float">
            <text:p>-1.65929</text:p>
          </table:table-cell>
          <table:table-cell office:value-type="float" office:value="-1.56621" calcext:value-type="float">
            <text:p>-1.56621</text:p>
          </table:table-cell>
          <table:table-cell office:value-type="float" office:value="-1.46733" calcext:value-type="float">
            <text:p>-1.46733</text:p>
          </table:table-cell>
          <table:table-cell office:value-type="float" office:value="-1.36235" calcext:value-type="float">
            <text:p>-1.36235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7405" calcext:value-type="float">
            <text:p>-1.17405</text:p>
          </table:table-cell>
          <table:table-cell office:value-type="float" office:value="-1.077" calcext:value-type="float">
            <text:p>-1.077</text:p>
          </table:table-cell>
          <table:table-cell office:value-type="float" office:value="-0.98666" calcext:value-type="float">
            <text:p>-0.98666</text:p>
          </table:table-cell>
          <table:table-cell office:value-type="float" office:value="-0.90121001" calcext:value-type="float">
            <text:p>-0.90121001</text:p>
          </table:table-cell>
          <table:table-cell office:value-type="float" office:value="-0.80935001" calcext:value-type="float">
            <text:p>-0.80935001</text:p>
          </table:table-cell>
        </table:table-row>
        <table:table-row table:style-name="ro1">
          <table:table-cell office:value-type="float" office:value="-2.2098501" calcext:value-type="float">
            <text:p>-2.2098501</text:p>
          </table:table-cell>
          <table:table-cell office:value-type="float" office:value="-2.06671" calcext:value-type="float">
            <text:p>-2.06671</text:p>
          </table:table-cell>
          <table:table-cell office:value-type="float" office:value="-1.9556299" calcext:value-type="float">
            <text:p>-1.9556299</text:p>
          </table:table-cell>
          <table:table-cell office:value-type="float" office:value="-1.85095" calcext:value-type="float">
            <text:p>-1.85095</text:p>
          </table:table-cell>
          <table:table-cell office:value-type="float" office:value="-1.75604" calcext:value-type="float">
            <text:p>-1.75604</text:p>
          </table:table-cell>
          <table:table-cell office:value-type="float" office:value="-1.65868" calcext:value-type="float">
            <text:p>-1.65868</text:p>
          </table:table-cell>
          <table:table-cell office:value-type="float" office:value="-1.5656" calcext:value-type="float">
            <text:p>-1.5656</text:p>
          </table:table-cell>
          <table:table-cell office:value-type="float" office:value="-1.46672" calcext:value-type="float">
            <text:p>-1.46672</text:p>
          </table:table-cell>
          <table:table-cell office:value-type="float" office:value="-1.36174" calcext:value-type="float">
            <text:p>-1.36174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7344" calcext:value-type="float">
            <text:p>-1.17344</text:p>
          </table:table-cell>
          <table:table-cell office:value-type="float" office:value="-1.07639" calcext:value-type="float">
            <text:p>-1.07639</text:p>
          </table:table-cell>
          <table:table-cell office:value-type="float" office:value="-0.98575002" calcext:value-type="float">
            <text:p>-0.98575002</text:p>
          </table:table-cell>
          <table:table-cell office:value-type="float" office:value="-0.90060002" calcext:value-type="float">
            <text:p>-0.90060002</text:p>
          </table:table-cell>
          <table:table-cell office:value-type="float" office:value="-0.80874002" calcext:value-type="float">
            <text:p>-0.80874002</text:p>
          </table:table-cell>
        </table:table-row>
        <table:table-row table:style-name="ro1">
          <table:table-cell office:value-type="float" office:value="-2.2092299" calcext:value-type="float">
            <text:p>-2.2092299</text:p>
          </table:table-cell>
          <table:table-cell office:value-type="float" office:value="-2.0660999" calcext:value-type="float">
            <text:p>-2.0660999</text:p>
          </table:table-cell>
          <table:table-cell office:value-type="float" office:value="-1.95502" calcext:value-type="float">
            <text:p>-1.95502</text:p>
          </table:table-cell>
          <table:table-cell office:value-type="float" office:value="-1.85034" calcext:value-type="float">
            <text:p>-1.85034</text:p>
          </table:table-cell>
          <table:table-cell office:value-type="float" office:value="-1.75542" calcext:value-type="float">
            <text:p>-1.75542</text:p>
          </table:table-cell>
          <table:table-cell office:value-type="float" office:value="-1.65807" calcext:value-type="float">
            <text:p>-1.65807</text:p>
          </table:table-cell>
          <table:table-cell office:value-type="float" office:value="-1.56499" calcext:value-type="float">
            <text:p>-1.56499</text:p>
          </table:table-cell>
          <table:table-cell office:value-type="float" office:value="-1.46611" calcext:value-type="float">
            <text:p>-1.46611</text:p>
          </table:table-cell>
          <table:table-cell office:value-type="float" office:value="-1.36113" calcext:value-type="float">
            <text:p>-1.36113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7283" calcext:value-type="float">
            <text:p>-1.17283</text:p>
          </table:table-cell>
          <table:table-cell office:value-type="float" office:value="-1.07578" calcext:value-type="float">
            <text:p>-1.07578</text:p>
          </table:table-cell>
          <table:table-cell office:value-type="float" office:value="-0.98514003" calcext:value-type="float">
            <text:p>-0.98514003</text:p>
          </table:table-cell>
          <table:table-cell office:value-type="float" office:value="-0.89999002" calcext:value-type="float">
            <text:p>-0.89999002</text:p>
          </table:table-cell>
          <table:table-cell office:value-type="float" office:value="-0.80813003" calcext:value-type="float">
            <text:p>-0.80813003</text:p>
          </table:table-cell>
        </table:table-row>
        <table:table-row table:style-name="ro1">
          <table:table-cell office:value-type="float" office:value="-2.2086201" calcext:value-type="float">
            <text:p>-2.2086201</text:p>
          </table:table-cell>
          <table:table-cell office:value-type="float" office:value="-2.06549" calcext:value-type="float">
            <text:p>-2.06549</text:p>
          </table:table-cell>
          <table:table-cell office:value-type="float" office:value="-1.95441" calcext:value-type="float">
            <text:p>-1.95441</text:p>
          </table:table-cell>
          <table:table-cell office:value-type="float" office:value="-1.84973" calcext:value-type="float">
            <text:p>-1.84973</text:p>
          </table:table-cell>
          <table:table-cell office:value-type="float" office:value="-1.75451" calcext:value-type="float">
            <text:p>-1.75451</text:p>
          </table:table-cell>
          <table:table-cell office:value-type="float" office:value="-1.65746" calcext:value-type="float">
            <text:p>-1.65746</text:p>
          </table:table-cell>
          <table:table-cell office:value-type="float" office:value="-1.56438" calcext:value-type="float">
            <text:p>-1.56438</text:p>
          </table:table-cell>
          <table:table-cell office:value-type="float" office:value="-1.4655" calcext:value-type="float">
            <text:p>-1.4655</text:p>
          </table:table-cell>
          <table:table-cell office:value-type="float" office:value="-1.36052" calcext:value-type="float">
            <text:p>-1.36052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7222" calcext:value-type="float">
            <text:p>-1.17222</text:p>
          </table:table-cell>
          <table:table-cell office:value-type="float" office:value="-1.07517" calcext:value-type="float">
            <text:p>-1.07517</text:p>
          </table:table-cell>
          <table:table-cell office:value-type="float" office:value="-0.98452997" calcext:value-type="float">
            <text:p>-0.98452997</text:p>
          </table:table-cell>
          <table:table-cell office:value-type="float" office:value="-0.89938003" calcext:value-type="float">
            <text:p>-0.89938003</text:p>
          </table:table-cell>
          <table:table-cell office:value-type="float" office:value="-0.80751997" calcext:value-type="float">
            <text:p>-0.80751997</text:p>
          </table:table-cell>
        </table:table-row>
        <table:table-row table:style-name="ro1">
          <table:table-cell office:value-type="float" office:value="-2.20801" calcext:value-type="float">
            <text:p>-2.20801</text:p>
          </table:table-cell>
          <table:table-cell office:value-type="float" office:value="-2.0648799" calcext:value-type="float">
            <text:p>-2.0648799</text:p>
          </table:table-cell>
          <table:table-cell office:value-type="float" office:value="-1.9537899" calcext:value-type="float">
            <text:p>-1.9537899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-1.7539001" calcext:value-type="float">
            <text:p>-1.7539001</text:p>
          </table:table-cell>
          <table:table-cell office:value-type="float" office:value="-1.65685" calcext:value-type="float">
            <text:p>-1.65685</text:p>
          </table:table-cell>
          <table:table-cell office:value-type="float" office:value="-1.5637701" calcext:value-type="float">
            <text:p>-1.5637701</text:p>
          </table:table-cell>
          <table:table-cell office:value-type="float" office:value="-1.46489" calcext:value-type="float">
            <text:p>-1.46489</text:p>
          </table:table-cell>
          <table:table-cell office:value-type="float" office:value="-1.3599" calcext:value-type="float">
            <text:p>-1.3599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7161" calcext:value-type="float">
            <text:p>-1.17161</text:p>
          </table:table-cell>
          <table:table-cell office:value-type="float" office:value="-1.07456" calcext:value-type="float">
            <text:p>-1.07456</text:p>
          </table:table-cell>
          <table:table-cell office:value-type="float" office:value="-0.98360997" calcext:value-type="float">
            <text:p>-0.98360997</text:p>
          </table:table-cell>
          <table:table-cell office:value-type="float" office:value="-0.89876997" calcext:value-type="float">
            <text:p>-0.89876997</text:p>
          </table:table-cell>
          <table:table-cell office:value-type="float" office:value="-0.80659997" calcext:value-type="float">
            <text:p>-0.80659997</text:p>
          </table:table-cell>
        </table:table-row>
        <table:table-row table:style-name="ro1">
          <table:table-cell office:value-type="float" office:value="-2.2074001" calcext:value-type="float">
            <text:p>-2.2074001</text:p>
          </table:table-cell>
          <table:table-cell office:value-type="float" office:value="-2.06427" calcext:value-type="float">
            <text:p>-2.06427</text:p>
          </table:table-cell>
          <table:table-cell office:value-type="float" office:value="-1.95288" calcext:value-type="float">
            <text:p>-1.95288</text:p>
          </table:table-cell>
          <table:table-cell office:value-type="float" office:value="-1.8482" calcext:value-type="float">
            <text:p>-1.8482</text:p>
          </table:table-cell>
          <table:table-cell office:value-type="float" office:value="-1.7532901" calcext:value-type="float">
            <text:p>-1.7532901</text:p>
          </table:table-cell>
          <table:table-cell office:value-type="float" office:value="-1.65624" calcext:value-type="float">
            <text:p>-1.65624</text:p>
          </table:table-cell>
          <table:table-cell office:value-type="float" office:value="-1.5625499" calcext:value-type="float">
            <text:p>-1.5625499</text:p>
          </table:table-cell>
          <table:table-cell office:value-type="float" office:value="-1.46428" calcext:value-type="float">
            <text:p>-1.46428</text:p>
          </table:table-cell>
          <table:table-cell office:value-type="float" office:value="-1.35929" calcext:value-type="float">
            <text:p>-1.35929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71" calcext:value-type="float">
            <text:p>-1.171</text:p>
          </table:table-cell>
          <table:table-cell office:value-type="float" office:value="-1.0739501" calcext:value-type="float">
            <text:p>-1.0739501</text:p>
          </table:table-cell>
          <table:table-cell office:value-type="float" office:value="-0.98269999" calcext:value-type="float">
            <text:p>-0.98269999</text:p>
          </table:table-cell>
          <table:table-cell office:value-type="float" office:value="-0.89815998" calcext:value-type="float">
            <text:p>-0.89815998</text:p>
          </table:table-cell>
          <table:table-cell office:value-type="float" office:value="-0.80598998" calcext:value-type="float">
            <text:p>-0.80598998</text:p>
          </table:table-cell>
        </table:table-row>
        <table:table-row table:style-name="ro1">
          <table:table-cell office:value-type="float" office:value="-2.20649" calcext:value-type="float">
            <text:p>-2.20649</text:p>
          </table:table-cell>
          <table:table-cell office:value-type="float" office:value="-2.0636599" calcext:value-type="float">
            <text:p>-2.0636599</text:p>
          </table:table-cell>
          <table:table-cell office:value-type="float" office:value="-1.95257" calcext:value-type="float">
            <text:p>-1.95257</text:p>
          </table:table-cell>
          <table:table-cell office:value-type="float" office:value="-1.84759" calcext:value-type="float">
            <text:p>-1.84759</text:p>
          </table:table-cell>
          <table:table-cell office:value-type="float" office:value="-1.7526799" calcext:value-type="float">
            <text:p>-1.7526799</text:p>
          </table:table-cell>
          <table:table-cell office:value-type="float" office:value="-1.65532" calcext:value-type="float">
            <text:p>-1.65532</text:p>
          </table:table-cell>
          <table:table-cell office:value-type="float" office:value="-1.56194" calcext:value-type="float">
            <text:p>-1.56194</text:p>
          </table:table-cell>
          <table:table-cell office:value-type="float" office:value="-1.46367" calcext:value-type="float">
            <text:p>-1.46367</text:p>
          </table:table-cell>
          <table:table-cell office:value-type="float" office:value="-1.35868" calcext:value-type="float">
            <text:p>-1.35868</text:p>
          </table:table-cell>
          <table:table-cell office:value-type="float" office:value="-1.26713" calcext:value-type="float">
            <text:p>-1.26713</text:p>
          </table:table-cell>
          <table:table-cell office:value-type="float" office:value="-1.17038" calcext:value-type="float">
            <text:p>-1.17038</text:p>
          </table:table-cell>
          <table:table-cell office:value-type="float" office:value="-1.07364" calcext:value-type="float">
            <text:p>-1.07364</text:p>
          </table:table-cell>
          <table:table-cell office:value-type="float" office:value="-0.98177999" calcext:value-type="float">
            <text:p>-0.98177999</text:p>
          </table:table-cell>
          <table:table-cell office:value-type="float" office:value="-0.89784998" calcext:value-type="float">
            <text:p>-0.89784998</text:p>
          </table:table-cell>
          <table:table-cell office:value-type="float" office:value="-0.80537999" calcext:value-type="float">
            <text:p>-0.80537999</text:p>
          </table:table-cell>
        </table:table-row>
        <table:table-row table:style-name="ro1">
          <table:table-cell office:value-type="float" office:value="-2.2058799" calcext:value-type="float">
            <text:p>-2.2058799</text:p>
          </table:table-cell>
          <table:table-cell office:value-type="float" office:value="-2.06305" calcext:value-type="float">
            <text:p>-2.06305</text:p>
          </table:table-cell>
          <table:table-cell office:value-type="float" office:value="-1.95196" calcext:value-type="float">
            <text:p>-1.95196</text:p>
          </table:table-cell>
          <table:table-cell office:value-type="float" office:value="-1.84698" calcext:value-type="float">
            <text:p>-1.84698</text:p>
          </table:table-cell>
          <table:table-cell office:value-type="float" office:value="-1.75207" calcext:value-type="float">
            <text:p>-1.75207</text:p>
          </table:table-cell>
          <table:table-cell office:value-type="float" office:value="-1.6547101" calcext:value-type="float">
            <text:p>-1.6547101</text:p>
          </table:table-cell>
          <table:table-cell office:value-type="float" office:value="-1.56133" calcext:value-type="float">
            <text:p>-1.56133</text:p>
          </table:table-cell>
          <table:table-cell office:value-type="float" office:value="-1.46306" calcext:value-type="float">
            <text:p>-1.46306</text:p>
          </table:table-cell>
          <table:table-cell office:value-type="float" office:value="-1.35807" calcext:value-type="float">
            <text:p>-1.35807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6947" calcext:value-type="float">
            <text:p>-1.16947</text:p>
          </table:table-cell>
          <table:table-cell office:value-type="float" office:value="-1.07303" calcext:value-type="float">
            <text:p>-1.07303</text:p>
          </table:table-cell>
          <table:table-cell office:value-type="float" office:value="-0.98085999" calcext:value-type="float">
            <text:p>-0.98085999</text:p>
          </table:table-cell>
          <table:table-cell office:value-type="float" office:value="-0.89723998" calcext:value-type="float">
            <text:p>-0.89723998</text:p>
          </table:table-cell>
          <table:table-cell office:value-type="float" office:value="-0.80476999" calcext:value-type="float">
            <text:p>-0.80476999</text:p>
          </table:table-cell>
        </table:table-row>
        <table:table-row table:style-name="ro1">
          <table:table-cell office:value-type="float" office:value="-2.2052701" calcext:value-type="float">
            <text:p>-2.2052701</text:p>
          </table:table-cell>
          <table:table-cell office:value-type="float" office:value="-2.0624399" calcext:value-type="float">
            <text:p>-2.0624399</text:p>
          </table:table-cell>
          <table:table-cell office:value-type="float" office:value="-1.95135" calcext:value-type="float">
            <text:p>-1.95135</text:p>
          </table:table-cell>
          <table:table-cell office:value-type="float" office:value="-1.84606" calcext:value-type="float">
            <text:p>-1.84606</text:p>
          </table:table-cell>
          <table:table-cell office:value-type="float" office:value="-1.75146" calcext:value-type="float">
            <text:p>-1.75146</text:p>
          </table:table-cell>
          <table:table-cell office:value-type="float" office:value="-1.6538" calcext:value-type="float">
            <text:p>-1.6538</text:p>
          </table:table-cell>
          <table:table-cell office:value-type="float" office:value="-1.56072" calcext:value-type="float">
            <text:p>-1.56072</text:p>
          </table:table-cell>
          <table:table-cell office:value-type="float" office:value="-1.46245" calcext:value-type="float">
            <text:p>-1.46245</text:p>
          </table:table-cell>
          <table:table-cell office:value-type="float" office:value="-1.35746" calcext:value-type="float">
            <text:p>-1.35746</text:p>
          </table:table-cell>
          <table:table-cell office:value-type="float" office:value="-1.2656" calcext:value-type="float">
            <text:p>-1.2656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1.07242" calcext:value-type="float">
            <text:p>-1.07242</text:p>
          </table:table-cell>
          <table:table-cell office:value-type="float" office:value="-0.98025" calcext:value-type="float">
            <text:p>-0.98025</text:p>
          </table:table-cell>
          <table:table-cell office:value-type="float" office:value="-0.89633" calcext:value-type="float">
            <text:p>-0.89633</text:p>
          </table:table-cell>
          <table:table-cell office:value-type="float" office:value="-0.80416" calcext:value-type="float">
            <text:p>-0.80416</text:p>
          </table:table-cell>
        </table:table-row>
        <table:table-row table:style-name="ro1">
          <table:table-cell office:value-type="float" office:value="-2.2046599" calcext:value-type="float">
            <text:p>-2.2046599</text:p>
          </table:table-cell>
          <table:table-cell office:value-type="float" office:value="-2.06183" calcext:value-type="float">
            <text:p>-2.06183</text:p>
          </table:table-cell>
          <table:table-cell office:value-type="float" office:value="-1.95074" calcext:value-type="float">
            <text:p>-1.95074</text:p>
          </table:table-cell>
          <table:table-cell office:value-type="float" office:value="-1.84545" calcext:value-type="float">
            <text:p>-1.84545</text:p>
          </table:table-cell>
          <table:table-cell office:value-type="float" office:value="-1.75085" calcext:value-type="float">
            <text:p>-1.75085</text:p>
          </table:table-cell>
          <table:table-cell office:value-type="float" office:value="-1.65319" calcext:value-type="float">
            <text:p>-1.65319</text:p>
          </table:table-cell>
          <table:table-cell office:value-type="float" office:value="-1.56011" calcext:value-type="float">
            <text:p>-1.56011</text:p>
          </table:table-cell>
          <table:table-cell office:value-type="float" office:value="-1.46184" calcext:value-type="float">
            <text:p>-1.46184</text:p>
          </table:table-cell>
          <table:table-cell office:value-type="float" office:value="-1.35685" calcext:value-type="float">
            <text:p>-1.35685</text:p>
          </table:table-cell>
          <table:table-cell office:value-type="float" office:value="-1.26499" calcext:value-type="float">
            <text:p>-1.26499</text:p>
          </table:table-cell>
          <table:table-cell office:value-type="float" office:value="-1.16794" calcext:value-type="float">
            <text:p>-1.16794</text:p>
          </table:table-cell>
          <table:table-cell office:value-type="float" office:value="-1.07181" calcext:value-type="float">
            <text:p>-1.07181</text:p>
          </table:table-cell>
          <table:table-cell office:value-type="float" office:value="-0.97964001" calcext:value-type="float">
            <text:p>-0.97964001</text:p>
          </table:table-cell>
          <table:table-cell office:value-type="float" office:value="-0.89541" calcext:value-type="float">
            <text:p>-0.89541</text:p>
          </table:table-cell>
          <table:table-cell office:value-type="float" office:value="-0.80355" calcext:value-type="float">
            <text:p>-0.80355</text:p>
          </table:table-cell>
        </table:table-row>
        <table:table-row table:style-name="ro1">
          <table:table-cell office:value-type="float" office:value="-2.2040501" calcext:value-type="float">
            <text:p>-2.2040501</text:p>
          </table:table-cell>
          <table:table-cell office:value-type="float" office:value="-2.0612199" calcext:value-type="float">
            <text:p>-2.0612199</text:p>
          </table:table-cell>
          <table:table-cell office:value-type="float" office:value="-1.95013" calcext:value-type="float">
            <text:p>-1.95013</text:p>
          </table:table-cell>
          <table:table-cell office:value-type="float" office:value="-1.84484" calcext:value-type="float">
            <text:p>-1.84484</text:p>
          </table:table-cell>
          <table:table-cell office:value-type="float" office:value="-1.75024" calcext:value-type="float">
            <text:p>-1.75024</text:p>
          </table:table-cell>
          <table:table-cell office:value-type="float" office:value="-1.65258" calcext:value-type="float">
            <text:p>-1.65258</text:p>
          </table:table-cell>
          <table:table-cell office:value-type="float" office:value="-1.5595" calcext:value-type="float">
            <text:p>-1.5595</text:p>
          </table:table-cell>
          <table:table-cell office:value-type="float" office:value="-1.46123" calcext:value-type="float">
            <text:p>-1.46123</text:p>
          </table:table-cell>
          <table:table-cell office:value-type="float" office:value="-1.35624" calcext:value-type="float">
            <text:p>-1.35624</text:p>
          </table:table-cell>
          <table:table-cell office:value-type="float" office:value="-1.26438" calcext:value-type="float">
            <text:p>-1.26438</text:p>
          </table:table-cell>
          <table:table-cell office:value-type="float" office:value="-1.16733" calcext:value-type="float">
            <text:p>-1.16733</text:p>
          </table:table-cell>
          <table:table-cell office:value-type="float" office:value="-1.0712" calcext:value-type="float">
            <text:p>-1.0712</text:p>
          </table:table-cell>
          <table:table-cell office:value-type="float" office:value="-0.97903001" calcext:value-type="float">
            <text:p>-0.97903001</text:p>
          </table:table-cell>
          <table:table-cell office:value-type="float" office:value="-0.89480001" calcext:value-type="float">
            <text:p>-0.89480001</text:p>
          </table:table-cell>
          <table:table-cell office:value-type="float" office:value="-0.80294001" calcext:value-type="float">
            <text:p>-0.80294001</text:p>
          </table:table-cell>
        </table:table-row>
        <table:table-row table:style-name="ro1">
          <table:table-cell office:value-type="float" office:value="-2.20344" calcext:value-type="float">
            <text:p>-2.20344</text:p>
          </table:table-cell>
          <table:table-cell office:value-type="float" office:value="-2.0606101" calcext:value-type="float">
            <text:p>-2.0606101</text:p>
          </table:table-cell>
          <table:table-cell office:value-type="float" office:value="-1.94952" calcext:value-type="float">
            <text:p>-1.94952</text:p>
          </table:table-cell>
          <table:table-cell office:value-type="float" office:value="-1.84393" calcext:value-type="float">
            <text:p>-1.84393</text:p>
          </table:table-cell>
          <table:table-cell office:value-type="float" office:value="-1.74932" calcext:value-type="float">
            <text:p>-1.74932</text:p>
          </table:table-cell>
          <table:table-cell office:value-type="float" office:value="-1.65197" calcext:value-type="float">
            <text:p>-1.65197</text:p>
          </table:table-cell>
          <table:table-cell office:value-type="float" office:value="-1.55889" calcext:value-type="float">
            <text:p>-1.55889</text:p>
          </table:table-cell>
          <table:table-cell office:value-type="float" office:value="-1.46062" calcext:value-type="float">
            <text:p>-1.46062</text:p>
          </table:table-cell>
          <table:table-cell office:value-type="float" office:value="-1.35563" calcext:value-type="float">
            <text:p>-1.35563</text:p>
          </table:table-cell>
          <table:table-cell office:value-type="float" office:value="-1.26377" calcext:value-type="float">
            <text:p>-1.26377</text:p>
          </table:table-cell>
          <table:table-cell office:value-type="float" office:value="-1.16672" calcext:value-type="float">
            <text:p>-1.16672</text:p>
          </table:table-cell>
          <table:table-cell office:value-type="float" office:value="-1.07059" calcext:value-type="float">
            <text:p>-1.07059</text:p>
          </table:table-cell>
          <table:table-cell office:value-type="float" office:value="-0.97842002" calcext:value-type="float">
            <text:p>-0.97842002</text:p>
          </table:table-cell>
          <table:table-cell office:value-type="float" office:value="-0.89419001" calcext:value-type="float">
            <text:p>-0.89419001</text:p>
          </table:table-cell>
          <table:table-cell office:value-type="float" office:value="-0.80203003" calcext:value-type="float">
            <text:p>-0.80203003</text:p>
          </table:table-cell>
        </table:table-row>
        <table:table-row table:style-name="ro1">
          <table:table-cell office:value-type="float" office:value="-2.2028301" calcext:value-type="float">
            <text:p>-2.2028301</text:p>
          </table:table-cell>
          <table:table-cell office:value-type="float" office:value="-2.0599999" calcext:value-type="float">
            <text:p>-2.0599999</text:p>
          </table:table-cell>
          <table:table-cell office:value-type="float" office:value="-1.94891" calcext:value-type="float">
            <text:p>-1.94891</text:p>
          </table:table-cell>
          <table:table-cell office:value-type="float" office:value="-1.84332" calcext:value-type="float">
            <text:p>-1.84332</text:p>
          </table:table-cell>
          <table:table-cell office:value-type="float" office:value="-1.74871" calcext:value-type="float">
            <text:p>-1.74871</text:p>
          </table:table-cell>
          <table:table-cell office:value-type="float" office:value="-1.65136" calcext:value-type="float">
            <text:p>-1.65136</text:p>
          </table:table-cell>
          <table:table-cell office:value-type="float" office:value="-1.55828" calcext:value-type="float">
            <text:p>-1.55828</text:p>
          </table:table-cell>
          <table:table-cell office:value-type="float" office:value="-1.4600101" calcext:value-type="float">
            <text:p>-1.4600101</text:p>
          </table:table-cell>
          <table:table-cell office:value-type="float" office:value="-1.35472" calcext:value-type="float">
            <text:p>-1.35472</text:p>
          </table:table-cell>
          <table:table-cell office:value-type="float" office:value="-1.26316" calcext:value-type="float">
            <text:p>-1.26316</text:p>
          </table:table-cell>
          <table:table-cell office:value-type="float" office:value="-1.16611" calcext:value-type="float">
            <text:p>-1.16611</text:p>
          </table:table-cell>
          <table:table-cell office:value-type="float" office:value="-1.06967" calcext:value-type="float">
            <text:p>-1.06967</text:p>
          </table:table-cell>
          <table:table-cell office:value-type="float" office:value="-0.97781003" calcext:value-type="float">
            <text:p>-0.97781003</text:p>
          </table:table-cell>
          <table:table-cell office:value-type="float" office:value="-0.89358002" calcext:value-type="float">
            <text:p>-0.89358002</text:p>
          </table:table-cell>
          <table:table-cell office:value-type="float" office:value="-0.80141997" calcext:value-type="float">
            <text:p>-0.80141997</text:p>
          </table:table-cell>
        </table:table-row>
        <table:table-row table:style-name="ro1">
          <table:table-cell office:value-type="float" office:value="-2.20222" calcext:value-type="float">
            <text:p>-2.20222</text:p>
          </table:table-cell>
          <table:table-cell office:value-type="float" office:value="-2.0593901" calcext:value-type="float">
            <text:p>-2.0593901</text:p>
          </table:table-cell>
          <table:table-cell office:value-type="float" office:value="-1.9483" calcext:value-type="float">
            <text:p>-1.9483</text:p>
          </table:table-cell>
          <table:table-cell office:value-type="float" office:value="-1.84271" calcext:value-type="float">
            <text:p>-1.84271</text:p>
          </table:table-cell>
          <table:table-cell office:value-type="float" office:value="-1.7481" calcext:value-type="float">
            <text:p>-1.7481</text:p>
          </table:table-cell>
          <table:table-cell office:value-type="float" office:value="-1.65075" calcext:value-type="float">
            <text:p>-1.65075</text:p>
          </table:table-cell>
          <table:table-cell office:value-type="float" office:value="-1.5573601" calcext:value-type="float">
            <text:p>-1.5573601</text:p>
          </table:table-cell>
          <table:table-cell office:value-type="float" office:value="-1.4594001" calcext:value-type="float">
            <text:p>-1.4594001</text:p>
          </table:table-cell>
          <table:table-cell office:value-type="float" office:value="-1.35411" calcext:value-type="float">
            <text:p>-1.35411</text:p>
          </table:table-cell>
          <table:table-cell office:value-type="float" office:value="-1.2622499" calcext:value-type="float">
            <text:p>-1.2622499</text:p>
          </table:table-cell>
          <table:table-cell office:value-type="float" office:value="-1.1655" calcext:value-type="float">
            <text:p>-1.1655</text:p>
          </table:table-cell>
          <table:table-cell office:value-type="float" office:value="-1.06906" calcext:value-type="float">
            <text:p>-1.06906</text:p>
          </table:table-cell>
          <table:table-cell office:value-type="float" office:value="-0.97689998" calcext:value-type="float">
            <text:p>-0.97689998</text:p>
          </table:table-cell>
          <table:table-cell office:value-type="float" office:value="-0.89297003" calcext:value-type="float">
            <text:p>-0.89297003</text:p>
          </table:table-cell>
          <table:table-cell office:value-type="float" office:value="-0.80080998" calcext:value-type="float">
            <text:p>-0.80080998</text:p>
          </table:table-cell>
        </table:table-row>
        <table:table-row table:style-name="ro1">
          <table:table-cell office:value-type="float" office:value="-2.2016101" calcext:value-type="float">
            <text:p>-2.2016101</text:p>
          </table:table-cell>
          <table:table-cell office:value-type="float" office:value="-2.05878" calcext:value-type="float">
            <text:p>-2.05878</text:p>
          </table:table-cell>
          <table:table-cell office:value-type="float" office:value="-1.94769" calcext:value-type="float">
            <text:p>-1.94769</text:p>
          </table:table-cell>
          <table:table-cell office:value-type="float" office:value="-1.8421" calcext:value-type="float">
            <text:p>-1.8421</text:p>
          </table:table-cell>
          <table:table-cell office:value-type="float" office:value="-1.74749" calcext:value-type="float">
            <text:p>-1.74749</text:p>
          </table:table-cell>
          <table:table-cell office:value-type="float" office:value="-1.65014" calcext:value-type="float">
            <text:p>-1.65014</text:p>
          </table:table-cell>
          <table:table-cell office:value-type="float" office:value="-1.5567501" calcext:value-type="float">
            <text:p>-1.5567501</text:p>
          </table:table-cell>
          <table:table-cell office:value-type="float" office:value="-1.4587801" calcext:value-type="float">
            <text:p>-1.4587801</text:p>
          </table:table-cell>
          <table:table-cell office:value-type="float" office:value="-1.3535" calcext:value-type="float">
            <text:p>-1.3535</text:p>
          </table:table-cell>
          <table:table-cell office:value-type="float" office:value="-1.26164" calcext:value-type="float">
            <text:p>-1.26164</text:p>
          </table:table-cell>
          <table:table-cell office:value-type="float" office:value="-1.1648901" calcext:value-type="float">
            <text:p>-1.1648901</text:p>
          </table:table-cell>
          <table:table-cell office:value-type="float" office:value="-1.06845" calcext:value-type="float">
            <text:p>-1.06845</text:p>
          </table:table-cell>
          <table:table-cell office:value-type="float" office:value="-0.97628999" calcext:value-type="float">
            <text:p>-0.97628999</text:p>
          </table:table-cell>
          <table:table-cell office:value-type="float" office:value="-0.89266998" calcext:value-type="float">
            <text:p>-0.89266998</text:p>
          </table:table-cell>
          <table:table-cell office:value-type="float" office:value="-0.80019999" calcext:value-type="float">
            <text:p>-0.80019999</text:p>
          </table:table-cell>
        </table:table-row>
        <table:table-row table:style-name="ro1">
          <table:table-cell office:value-type="float" office:value="-2.20099" calcext:value-type="float">
            <text:p>-2.20099</text:p>
          </table:table-cell>
          <table:table-cell office:value-type="float" office:value="-2.0581701" calcext:value-type="float">
            <text:p>-2.0581701</text:p>
          </table:table-cell>
          <table:table-cell office:value-type="float" office:value="-1.94708" calcext:value-type="float">
            <text:p>-1.94708</text:p>
          </table:table-cell>
          <table:table-cell office:value-type="float" office:value="-1.84149" calcext:value-type="float">
            <text:p>-1.84149</text:p>
          </table:table-cell>
          <table:table-cell office:value-type="float" office:value="-1.7468801" calcext:value-type="float">
            <text:p>-1.7468801</text:p>
          </table:table-cell>
          <table:table-cell office:value-type="float" office:value="-1.6495301" calcext:value-type="float">
            <text:p>-1.6495301</text:p>
          </table:table-cell>
          <table:table-cell office:value-type="float" office:value="-1.5561399" calcext:value-type="float">
            <text:p>-1.5561399</text:p>
          </table:table-cell>
          <table:table-cell office:value-type="float" office:value="-1.4581701" calcext:value-type="float">
            <text:p>-1.4581701</text:p>
          </table:table-cell>
          <table:table-cell office:value-type="float" office:value="-1.35289" calcext:value-type="float">
            <text:p>-1.35289</text:p>
          </table:table-cell>
          <table:table-cell office:value-type="float" office:value="-1.2610199" calcext:value-type="float">
            <text:p>-1.2610199</text:p>
          </table:table-cell>
          <table:table-cell office:value-type="float" office:value="-1.1642801" calcext:value-type="float">
            <text:p>-1.1642801</text:p>
          </table:table-cell>
          <table:table-cell office:value-type="float" office:value="-1.06784" calcext:value-type="float">
            <text:p>-1.06784</text:p>
          </table:table-cell>
          <table:table-cell office:value-type="float" office:value="-0.97567999" calcext:value-type="float">
            <text:p>-0.97567999</text:p>
          </table:table-cell>
          <table:table-cell office:value-type="float" office:value="-0.89205998" calcext:value-type="float">
            <text:p>-0.89205998</text:p>
          </table:table-cell>
          <table:table-cell office:value-type="float" office:value="-0.79957998" calcext:value-type="float">
            <text:p>-0.79957998</text:p>
          </table:table-cell>
        </table:table-row>
        <table:table-row table:style-name="ro1">
          <table:table-cell office:value-type="float" office:value="-2.2003801" calcext:value-type="float">
            <text:p>-2.2003801</text:p>
          </table:table-cell>
          <table:table-cell office:value-type="float" office:value="-2.05756" calcext:value-type="float">
            <text:p>-2.05756</text:p>
          </table:table-cell>
          <table:table-cell office:value-type="float" office:value="-1.94647" calcext:value-type="float">
            <text:p>-1.94647</text:p>
          </table:table-cell>
          <table:table-cell office:value-type="float" office:value="-1.84088" calcext:value-type="float">
            <text:p>-1.84088</text:p>
          </table:table-cell>
          <table:table-cell office:value-type="float" office:value="-1.7462699" calcext:value-type="float">
            <text:p>-1.7462699</text:p>
          </table:table-cell>
          <table:table-cell office:value-type="float" office:value="-1.6489201" calcext:value-type="float">
            <text:p>-1.6489201</text:p>
          </table:table-cell>
          <table:table-cell office:value-type="float" office:value="-1.55553" calcext:value-type="float">
            <text:p>-1.55553</text:p>
          </table:table-cell>
          <table:table-cell office:value-type="float" office:value="-1.4575599" calcext:value-type="float">
            <text:p>-1.4575599</text:p>
          </table:table-cell>
          <table:table-cell office:value-type="float" office:value="-1.35228" calcext:value-type="float">
            <text:p>-1.35228</text:p>
          </table:table-cell>
          <table:table-cell office:value-type="float" office:value="-1.26041" calcext:value-type="float">
            <text:p>-1.26041</text:p>
          </table:table-cell>
          <table:table-cell office:value-type="float" office:value="-1.1636699" calcext:value-type="float">
            <text:p>-1.1636699</text:p>
          </table:table-cell>
          <table:table-cell office:value-type="float" office:value="-1.06723" calcext:value-type="float">
            <text:p>-1.06723</text:p>
          </table:table-cell>
          <table:table-cell office:value-type="float" office:value="-0.97507" calcext:value-type="float">
            <text:p>-0.97507</text:p>
          </table:table-cell>
          <table:table-cell office:value-type="float" office:value="-0.89113998" calcext:value-type="float">
            <text:p>-0.89113998</text:p>
          </table:table-cell>
          <table:table-cell office:value-type="float" office:value="-0.79896998" calcext:value-type="float">
            <text:p>-0.79896998</text:p>
          </table:table-cell>
        </table:table-row>
        <table:table-row table:style-name="ro1">
          <table:table-cell office:value-type="float" office:value="-2.19977" calcext:value-type="float">
            <text:p>-2.19977</text:p>
          </table:table-cell>
          <table:table-cell office:value-type="float" office:value="-2.0569501" calcext:value-type="float">
            <text:p>-2.0569501</text:p>
          </table:table-cell>
          <table:table-cell office:value-type="float" office:value="-1.94586" calcext:value-type="float">
            <text:p>-1.94586</text:p>
          </table:table-cell>
          <table:table-cell office:value-type="float" office:value="-1.84027" calcext:value-type="float">
            <text:p>-1.84027</text:p>
          </table:table-cell>
          <table:table-cell office:value-type="float" office:value="-1.7456599" calcext:value-type="float">
            <text:p>-1.7456599</text:p>
          </table:table-cell>
          <table:table-cell office:value-type="float" office:value="-1.6483001" calcext:value-type="float">
            <text:p>-1.6483001</text:p>
          </table:table-cell>
          <table:table-cell office:value-type="float" office:value="-1.55492" calcext:value-type="float">
            <text:p>-1.55492</text:p>
          </table:table-cell>
          <table:table-cell office:value-type="float" office:value="-1.4569499" calcext:value-type="float">
            <text:p>-1.4569499</text:p>
          </table:table-cell>
          <table:table-cell office:value-type="float" office:value="-1.35136" calcext:value-type="float">
            <text:p>-1.35136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630599" calcext:value-type="float">
            <text:p>-1.1630599</text:p>
          </table:table-cell>
          <table:table-cell office:value-type="float" office:value="-1.06662" calcext:value-type="float">
            <text:p>-1.06662</text:p>
          </table:table-cell>
          <table:table-cell office:value-type="float" office:value="-0.97446001" calcext:value-type="float">
            <text:p>-0.97446001</text:p>
          </table:table-cell>
          <table:table-cell office:value-type="float" office:value="-0.89021999" calcext:value-type="float">
            <text:p>-0.89021999</text:p>
          </table:table-cell>
          <table:table-cell office:value-type="float" office:value="-0.79835999" calcext:value-type="float">
            <text:p>-0.79835999</text:p>
          </table:table-cell>
        </table:table-row>
        <table:table-row table:style-name="ro1">
          <table:table-cell office:value-type="float" office:value="-2.1991601" calcext:value-type="float">
            <text:p>-2.1991601</text:p>
          </table:table-cell>
          <table:table-cell office:value-type="float" office:value="-2.05634" calcext:value-type="float">
            <text:p>-2.05634</text:p>
          </table:table-cell>
          <table:table-cell office:value-type="float" office:value="-1.94525" calcext:value-type="float">
            <text:p>-1.94525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-1.74474" calcext:value-type="float">
            <text:p>-1.74474</text:p>
          </table:table-cell>
          <table:table-cell office:value-type="float" office:value="-1.6476901" calcext:value-type="float">
            <text:p>-1.6476901</text:p>
          </table:table-cell>
          <table:table-cell office:value-type="float" office:value="-1.554" calcext:value-type="float">
            <text:p>-1.554</text:p>
          </table:table-cell>
          <table:table-cell office:value-type="float" office:value="-1.45634" calcext:value-type="float">
            <text:p>-1.45634</text:p>
          </table:table-cell>
          <table:table-cell office:value-type="float" office:value="-1.35075" calcext:value-type="float">
            <text:p>-1.35075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6245" calcext:value-type="float">
            <text:p>-1.16245</text:p>
          </table:table-cell>
          <table:table-cell office:value-type="float" office:value="-1.06601" calcext:value-type="float">
            <text:p>-1.06601</text:p>
          </table:table-cell>
          <table:table-cell office:value-type="float" office:value="-0.97385001" calcext:value-type="float">
            <text:p>-0.97385001</text:p>
          </table:table-cell>
          <table:table-cell office:value-type="float" office:value="-0.88960999" calcext:value-type="float">
            <text:p>-0.88960999</text:p>
          </table:table-cell>
          <table:table-cell office:value-type="float" office:value="-0.79775" calcext:value-type="float">
            <text:p>-0.79775</text:p>
          </table:table-cell>
        </table:table-row>
        <table:table-row table:style-name="ro1">
          <table:table-cell office:value-type="float" office:value="-2.19855" calcext:value-type="float">
            <text:p>-2.19855</text:p>
          </table:table-cell>
          <table:table-cell office:value-type="float" office:value="-2.0554199" calcext:value-type="float">
            <text:p>-2.0554199</text:p>
          </table:table-cell>
          <table:table-cell office:value-type="float" office:value="-1.94464" calcext:value-type="float">
            <text:p>-1.94464</text:p>
          </table:table-cell>
          <table:table-cell office:value-type="float" office:value="-1.8390501" calcext:value-type="float">
            <text:p>-1.8390501</text:p>
          </table:table-cell>
          <table:table-cell office:value-type="float" office:value="-1.74413" calcext:value-type="float">
            <text:p>-1.74413</text:p>
          </table:table-cell>
          <table:table-cell office:value-type="float" office:value="-1.6470799" calcext:value-type="float">
            <text:p>-1.6470799</text:p>
          </table:table-cell>
          <table:table-cell office:value-type="float" office:value="-1.55339" calcext:value-type="float">
            <text:p>-1.55339</text:p>
          </table:table-cell>
          <table:table-cell office:value-type="float" office:value="-1.45543" calcext:value-type="float">
            <text:p>-1.45543</text:p>
          </table:table-cell>
          <table:table-cell office:value-type="float" office:value="-1.35014" calcext:value-type="float">
            <text:p>-1.35014</text:p>
          </table:table-cell>
          <table:table-cell office:value-type="float" office:value="-1.25858" calcext:value-type="float">
            <text:p>-1.25858</text:p>
          </table:table-cell>
          <table:table-cell office:value-type="float" office:value="-1.16184" calcext:value-type="float">
            <text:p>-1.16184</text:p>
          </table:table-cell>
          <table:table-cell office:value-type="float" office:value="-1.0654" calcext:value-type="float">
            <text:p>-1.0654</text:p>
          </table:table-cell>
          <table:table-cell office:value-type="float" office:value="-0.97324002" calcext:value-type="float">
            <text:p>-0.97324002</text:p>
          </table:table-cell>
          <table:table-cell office:value-type="float" office:value="-0.889" calcext:value-type="float">
            <text:p>-0.889</text:p>
          </table:table-cell>
          <table:table-cell office:value-type="float" office:value="-0.79714" calcext:value-type="float">
            <text:p>-0.79714</text:p>
          </table:table-cell>
        </table:table-row>
        <table:table-row table:style-name="ro1">
          <table:table-cell office:value-type="float" office:value="-2.1979401" calcext:value-type="float">
            <text:p>-2.1979401</text:p>
          </table:table-cell>
          <table:table-cell office:value-type="float" office:value="-2.05481" calcext:value-type="float">
            <text:p>-2.05481</text:p>
          </table:table-cell>
          <table:table-cell office:value-type="float" office:value="-1.94403" calcext:value-type="float">
            <text:p>-1.94403</text:p>
          </table:table-cell>
          <table:table-cell office:value-type="float" office:value="-1.8384399" calcext:value-type="float">
            <text:p>-1.8384399</text:p>
          </table:table-cell>
          <table:table-cell office:value-type="float" office:value="-1.74352" calcext:value-type="float">
            <text:p>-1.74352</text:p>
          </table:table-cell>
          <table:table-cell office:value-type="float" office:value="-1.64647" calcext:value-type="float">
            <text:p>-1.64647</text:p>
          </table:table-cell>
          <table:table-cell office:value-type="float" office:value="-1.55278" calcext:value-type="float">
            <text:p>-1.55278</text:p>
          </table:table-cell>
          <table:table-cell office:value-type="float" office:value="-1.45451" calcext:value-type="float">
            <text:p>-1.45451</text:p>
          </table:table-cell>
          <table:table-cell office:value-type="float" office:value="-1.34953" calcext:value-type="float">
            <text:p>-1.34953</text:p>
          </table:table-cell>
          <table:table-cell office:value-type="float" office:value="-1.25797" calcext:value-type="float">
            <text:p>-1.25797</text:p>
          </table:table-cell>
          <table:table-cell office:value-type="float" office:value="-1.16123" calcext:value-type="float">
            <text:p>-1.16123</text:p>
          </table:table-cell>
          <table:table-cell office:value-type="float" office:value="-1.06479" calcext:value-type="float">
            <text:p>-1.06479</text:p>
          </table:table-cell>
          <table:table-cell office:value-type="float" office:value="-0.97262001" calcext:value-type="float">
            <text:p>-0.97262001</text:p>
          </table:table-cell>
          <table:table-cell office:value-type="float" office:value="-0.88839" calcext:value-type="float">
            <text:p>-0.8883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733" calcext:value-type="float">
            <text:p>-2.19733</text:p>
          </table:table-cell>
          <table:table-cell office:value-type="float" office:value="-2.0539" calcext:value-type="float">
            <text:p>-2.0539</text:p>
          </table:table-cell>
          <table:table-cell office:value-type="float" office:value="-1.9434201" calcext:value-type="float">
            <text:p>-1.9434201</text:p>
          </table:table-cell>
          <table:table-cell office:value-type="float" office:value="-1.8378201" calcext:value-type="float">
            <text:p>-1.8378201</text:p>
          </table:table-cell>
          <table:table-cell office:value-type="float" office:value="-1.74291" calcext:value-type="float">
            <text:p>-1.74291</text:p>
          </table:table-cell>
          <table:table-cell office:value-type="float" office:value="-1.64586" calcext:value-type="float">
            <text:p>-1.64586</text:p>
          </table:table-cell>
          <table:table-cell office:value-type="float" office:value="-1.55217" calcext:value-type="float">
            <text:p>-1.55217</text:p>
          </table:table-cell>
          <table:table-cell office:value-type="float" office:value="-1.4536" calcext:value-type="float">
            <text:p>-1.4536</text:p>
          </table:table-cell>
          <table:table-cell office:value-type="float" office:value="-1.34892" calcext:value-type="float">
            <text:p>-1.34892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6062" calcext:value-type="float">
            <text:p>-1.16062</text:p>
          </table:table-cell>
          <table:table-cell office:value-type="float" office:value="-1.06418" calcext:value-type="float">
            <text:p>-1.06418</text:p>
          </table:table-cell>
          <table:table-cell office:value-type="float" office:value="-0.97201002" calcext:value-type="float">
            <text:p>-0.97201002</text:p>
          </table:table-cell>
          <table:table-cell office:value-type="float" office:value="-0.88778001" calcext:value-type="float">
            <text:p>-0.88778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67199" calcext:value-type="float">
            <text:p>-2.1967199</text:p>
          </table:table-cell>
          <table:table-cell office:value-type="float" office:value="-2.0532899" calcext:value-type="float">
            <text:p>-2.0532899</text:p>
          </table:table-cell>
          <table:table-cell office:value-type="float" office:value="-1.9428101" calcext:value-type="float">
            <text:p>-1.9428101</text:p>
          </table:table-cell>
          <table:table-cell office:value-type="float" office:value="-1.8372101" calcext:value-type="float">
            <text:p>-1.8372101</text:p>
          </table:table-cell>
          <table:table-cell office:value-type="float" office:value="-1.7423" calcext:value-type="float">
            <text:p>-1.7423</text:p>
          </table:table-cell>
          <table:table-cell office:value-type="float" office:value="-1.64495" calcext:value-type="float">
            <text:p>-1.64495</text:p>
          </table:table-cell>
          <table:table-cell office:value-type="float" office:value="-1.55156" calcext:value-type="float">
            <text:p>-1.55156</text:p>
          </table:table-cell>
          <table:table-cell office:value-type="float" office:value="-1.4529901" calcext:value-type="float">
            <text:p>-1.4529901</text:p>
          </table:table-cell>
          <table:table-cell office:value-type="float" office:value="-1.34831" calcext:value-type="float">
            <text:p>-1.34831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6001" calcext:value-type="float">
            <text:p>-1.16001</text:p>
          </table:table-cell>
          <table:table-cell office:value-type="float" office:value="-1.06357" calcext:value-type="float">
            <text:p>-1.06357</text:p>
          </table:table-cell>
          <table:table-cell office:value-type="float" office:value="-0.97140002" calcext:value-type="float">
            <text:p>-0.97140002</text:p>
          </table:table-cell>
          <table:table-cell office:value-type="float" office:value="-0.88687003" calcext:value-type="float">
            <text:p>-0.88687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611" calcext:value-type="float">
            <text:p>-2.19611</text:p>
          </table:table-cell>
          <table:table-cell office:value-type="float" office:value="-2.05268" calcext:value-type="float">
            <text:p>-2.05268</text:p>
          </table:table-cell>
          <table:table-cell office:value-type="float" office:value="-1.9421999" calcext:value-type="float">
            <text:p>-1.9421999</text:p>
          </table:table-cell>
          <table:table-cell office:value-type="float" office:value="-1.8365999" calcext:value-type="float">
            <text:p>-1.8365999</text:p>
          </table:table-cell>
          <table:table-cell office:value-type="float" office:value="-1.74169" calcext:value-type="float">
            <text:p>-1.74169</text:p>
          </table:table-cell>
          <table:table-cell office:value-type="float" office:value="-1.64434" calcext:value-type="float">
            <text:p>-1.64434</text:p>
          </table:table-cell>
          <table:table-cell office:value-type="float" office:value="-1.5509501" calcext:value-type="float">
            <text:p>-1.5509501</text:p>
          </table:table-cell>
          <table:table-cell office:value-type="float" office:value="-1.4523799" calcext:value-type="float">
            <text:p>-1.4523799</text:p>
          </table:table-cell>
          <table:table-cell office:value-type="float" office:value="-1.3477" calcext:value-type="float">
            <text:p>-1.3477</text:p>
          </table:table-cell>
          <table:table-cell office:value-type="float" office:value="-1.2558399" calcext:value-type="float">
            <text:p>-1.2558399</text:p>
          </table:table-cell>
          <table:table-cell office:value-type="float" office:value="-1.1594" calcext:value-type="float">
            <text:p>-1.1594</text:p>
          </table:table-cell>
          <table:table-cell office:value-type="float" office:value="-1.06296" calcext:value-type="float">
            <text:p>-1.06296</text:p>
          </table:table-cell>
          <table:table-cell office:value-type="float" office:value="-0.97079003" calcext:value-type="float">
            <text:p>-0.97079003</text:p>
          </table:table-cell>
          <table:table-cell office:value-type="float" office:value="-0.88625997" calcext:value-type="float">
            <text:p>-0.886259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54999" calcext:value-type="float">
            <text:p>-2.1954999</text:p>
          </table:table-cell>
          <table:table-cell office:value-type="float" office:value="-2.0520599" calcext:value-type="float">
            <text:p>-2.0520599</text:p>
          </table:table-cell>
          <table:table-cell office:value-type="float" office:value="-1.94159" calcext:value-type="float">
            <text:p>-1.94159</text:p>
          </table:table-cell>
          <table:table-cell office:value-type="float" office:value="-1.83599" calcext:value-type="float">
            <text:p>-1.83599</text:p>
          </table:table-cell>
          <table:table-cell office:value-type="float" office:value="-1.74108" calcext:value-type="float">
            <text:p>-1.74108</text:p>
          </table:table-cell>
          <table:table-cell office:value-type="float" office:value="-1.64373" calcext:value-type="float">
            <text:p>-1.64373</text:p>
          </table:table-cell>
          <table:table-cell office:value-type="float" office:value="-1.5503401" calcext:value-type="float">
            <text:p>-1.5503401</text:p>
          </table:table-cell>
          <table:table-cell office:value-type="float" office:value="-1.4517699" calcext:value-type="float">
            <text:p>-1.4517699</text:p>
          </table:table-cell>
          <table:table-cell office:value-type="float" office:value="-1.34709" calcext:value-type="float">
            <text:p>-1.34709</text:p>
          </table:table-cell>
          <table:table-cell office:value-type="float" office:value="-1.2552299" calcext:value-type="float">
            <text:p>-1.2552299</text:p>
          </table:table-cell>
          <table:table-cell office:value-type="float" office:value="-1.15879" calcext:value-type="float">
            <text:p>-1.15879</text:p>
          </table:table-cell>
          <table:table-cell office:value-type="float" office:value="-1.06235" calcext:value-type="float">
            <text:p>-1.06235</text:p>
          </table:table-cell>
          <table:table-cell office:value-type="float" office:value="-0.97017998" calcext:value-type="float">
            <text:p>-0.97017998</text:p>
          </table:table-cell>
          <table:table-cell office:value-type="float" office:value="-0.88564998" calcext:value-type="float">
            <text:p>-0.88564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489" calcext:value-type="float">
            <text:p>-2.19489</text:p>
          </table:table-cell>
          <table:table-cell office:value-type="float" office:value="-2.05145" calcext:value-type="float">
            <text:p>-2.05145</text:p>
          </table:table-cell>
          <table:table-cell office:value-type="float" office:value="-1.94098" calcext:value-type="float">
            <text:p>-1.94098</text:p>
          </table:table-cell>
          <table:table-cell office:value-type="float" office:value="-1.83538" calcext:value-type="float">
            <text:p>-1.83538</text:p>
          </table:table-cell>
          <table:table-cell office:value-type="float" office:value="-1.7404701" calcext:value-type="float">
            <text:p>-1.7404701</text:p>
          </table:table-cell>
          <table:table-cell office:value-type="float" office:value="-1.6431201" calcext:value-type="float">
            <text:p>-1.6431201</text:p>
          </table:table-cell>
          <table:table-cell office:value-type="float" office:value="-1.5497299" calcext:value-type="float">
            <text:p>-1.5497299</text:p>
          </table:table-cell>
          <table:table-cell office:value-type="float" office:value="-1.45116" calcext:value-type="float">
            <text:p>-1.45116</text:p>
          </table:table-cell>
          <table:table-cell office:value-type="float" office:value="-1.34648" calcext:value-type="float">
            <text:p>-1.34648</text:p>
          </table:table-cell>
          <table:table-cell office:value-type="float" office:value="-1.25462" calcext:value-type="float">
            <text:p>-1.25462</text:p>
          </table:table-cell>
          <table:table-cell office:value-type="float" office:value="-1.15818" calcext:value-type="float">
            <text:p>-1.15818</text:p>
          </table:table-cell>
          <table:table-cell office:value-type="float" office:value="-1.06174" calcext:value-type="float">
            <text:p>-1.06174</text:p>
          </table:table-cell>
          <table:table-cell office:value-type="float" office:value="-0.96956998" calcext:value-type="float">
            <text:p>-0.96956998</text:p>
          </table:table-cell>
          <table:table-cell office:value-type="float" office:value="-0.88503999" calcext:value-type="float">
            <text:p>-0.88503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42799" calcext:value-type="float">
            <text:p>-2.1942799</text:p>
          </table:table-cell>
          <table:table-cell office:value-type="float" office:value="-2.0508399" calcext:value-type="float">
            <text:p>-2.0508399</text:p>
          </table:table-cell>
          <table:table-cell office:value-type="float" office:value="-1.94037" calcext:value-type="float">
            <text:p>-1.94037</text:p>
          </table:table-cell>
          <table:table-cell office:value-type="float" office:value="-1.83477" calcext:value-type="float">
            <text:p>-1.83477</text:p>
          </table:table-cell>
          <table:table-cell office:value-type="float" office:value="-1.7398601" calcext:value-type="float">
            <text:p>-1.7398601</text:p>
          </table:table-cell>
          <table:table-cell office:value-type="float" office:value="-1.6422" calcext:value-type="float">
            <text:p>-1.6422</text:p>
          </table:table-cell>
          <table:table-cell office:value-type="float" office:value="-1.5491199" calcext:value-type="float">
            <text:p>-1.5491199</text:p>
          </table:table-cell>
          <table:table-cell office:value-type="float" office:value="-1.4505399" calcext:value-type="float">
            <text:p>-1.4505399</text:p>
          </table:table-cell>
          <table:table-cell office:value-type="float" office:value="-1.34587" calcext:value-type="float">
            <text:p>-1.34587</text:p>
          </table:table-cell>
          <table:table-cell office:value-type="float" office:value="-1.25401" calcext:value-type="float">
            <text:p>-1.25401</text:p>
          </table:table-cell>
          <table:table-cell office:value-type="float" office:value="-1.1578701" calcext:value-type="float">
            <text:p>-1.1578701</text:p>
          </table:table-cell>
          <table:table-cell office:value-type="float" office:value="-1.06113" calcext:value-type="float">
            <text:p>-1.06113</text:p>
          </table:table-cell>
          <table:table-cell office:value-type="float" office:value="-0.96895999" calcext:value-type="float">
            <text:p>-0.96895999</text:p>
          </table:table-cell>
          <table:table-cell office:value-type="float" office:value="-0.88442999" calcext:value-type="float">
            <text:p>-0.88442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367" calcext:value-type="float">
            <text:p>-2.19367</text:p>
          </table:table-cell>
          <table:table-cell office:value-type="float" office:value="-2.05023" calcext:value-type="float">
            <text:p>-2.05023</text:p>
          </table:table-cell>
          <table:table-cell office:value-type="float" office:value="-1.93976" calcext:value-type="float">
            <text:p>-1.93976</text:p>
          </table:table-cell>
          <table:table-cell office:value-type="float" office:value="-1.83386" calcext:value-type="float">
            <text:p>-1.83386</text:p>
          </table:table-cell>
          <table:table-cell office:value-type="float" office:value="-1.7392499" calcext:value-type="float">
            <text:p>-1.7392499</text:p>
          </table:table-cell>
          <table:table-cell office:value-type="float" office:value="-1.64159" calcext:value-type="float">
            <text:p>-1.64159</text:p>
          </table:table-cell>
          <table:table-cell office:value-type="float" office:value="-1.54851" calcext:value-type="float">
            <text:p>-1.54851</text:p>
          </table:table-cell>
          <table:table-cell office:value-type="float" office:value="-1.44993" calcext:value-type="float">
            <text:p>-1.44993</text:p>
          </table:table-cell>
          <table:table-cell office:value-type="float" office:value="-1.34526" calcext:value-type="float">
            <text:p>-1.34526</text:p>
          </table:table-cell>
          <table:table-cell office:value-type="float" office:value="-1.2534" calcext:value-type="float">
            <text:p>-1.2534</text:p>
          </table:table-cell>
          <table:table-cell office:value-type="float" office:value="-1.15696" calcext:value-type="float">
            <text:p>-1.15696</text:p>
          </table:table-cell>
          <table:table-cell office:value-type="float" office:value="-1.0605201" calcext:value-type="float">
            <text:p>-1.0605201</text:p>
          </table:table-cell>
          <table:table-cell office:value-type="float" office:value="-0.96834999" calcext:value-type="float">
            <text:p>-0.96834999</text:p>
          </table:table-cell>
          <table:table-cell office:value-type="float" office:value="-0.88382" calcext:value-type="float">
            <text:p>-0.8838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30599" calcext:value-type="float">
            <text:p>-2.1930599</text:p>
          </table:table-cell>
          <table:table-cell office:value-type="float" office:value="-2.0496199" calcext:value-type="float">
            <text:p>-2.0496199</text:p>
          </table:table-cell>
          <table:table-cell office:value-type="float" office:value="-1.93915" calcext:value-type="float">
            <text:p>-1.93915</text:p>
          </table:table-cell>
          <table:table-cell office:value-type="float" office:value="-1.83294" calcext:value-type="float">
            <text:p>-1.83294</text:p>
          </table:table-cell>
          <table:table-cell office:value-type="float" office:value="-1.73864" calcext:value-type="float">
            <text:p>-1.73864</text:p>
          </table:table-cell>
          <table:table-cell office:value-type="float" office:value="-1.64098" calcext:value-type="float">
            <text:p>-1.64098</text:p>
          </table:table-cell>
          <table:table-cell office:value-type="float" office:value="-1.5479" calcext:value-type="float">
            <text:p>-1.5479</text:p>
          </table:table-cell>
          <table:table-cell office:value-type="float" office:value="-1.44932" calcext:value-type="float">
            <text:p>-1.44932</text:p>
          </table:table-cell>
          <table:table-cell office:value-type="float" office:value="-1.34465" calcext:value-type="float">
            <text:p>-1.34465</text:p>
          </table:table-cell>
          <table:table-cell office:value-type="float" office:value="-1.25278" calcext:value-type="float">
            <text:p>-1.25278</text:p>
          </table:table-cell>
          <table:table-cell office:value-type="float" office:value="-1.15635" calcext:value-type="float">
            <text:p>-1.15635</text:p>
          </table:table-cell>
          <table:table-cell office:value-type="float" office:value="-1.0599101" calcext:value-type="float">
            <text:p>-1.0599101</text:p>
          </table:table-cell>
          <table:table-cell office:value-type="float" office:value="-0.96774" calcext:value-type="float">
            <text:p>-0.96774</text:p>
          </table:table-cell>
          <table:table-cell office:value-type="float" office:value="-0.88321" calcext:value-type="float">
            <text:p>-0.8832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245" calcext:value-type="float">
            <text:p>-2.19245</text:p>
          </table:table-cell>
          <table:table-cell office:value-type="float" office:value="-2.04901" calcext:value-type="float">
            <text:p>-2.04901</text:p>
          </table:table-cell>
          <table:table-cell office:value-type="float" office:value="-1.93854" calcext:value-type="float">
            <text:p>-1.93854</text:p>
          </table:table-cell>
          <table:table-cell office:value-type="float" office:value="-1.83233" calcext:value-type="float">
            <text:p>-1.83233</text:p>
          </table:table-cell>
          <table:table-cell office:value-type="float" office:value="-1.73803" calcext:value-type="float">
            <text:p>-1.73803</text:p>
          </table:table-cell>
          <table:table-cell office:value-type="float" office:value="-1.64037" calcext:value-type="float">
            <text:p>-1.64037</text:p>
          </table:table-cell>
          <table:table-cell office:value-type="float" office:value="-1.54729" calcext:value-type="float">
            <text:p>-1.54729</text:p>
          </table:table-cell>
          <table:table-cell office:value-type="float" office:value="-1.44871" calcext:value-type="float">
            <text:p>-1.44871</text:p>
          </table:table-cell>
          <table:table-cell office:value-type="float" office:value="-1.34404" calcext:value-type="float">
            <text:p>-1.34404</text:p>
          </table:table-cell>
          <table:table-cell office:value-type="float" office:value="-1.25217" calcext:value-type="float">
            <text:p>-1.25217</text:p>
          </table:table-cell>
          <table:table-cell office:value-type="float" office:value="-1.15574" calcext:value-type="float">
            <text:p>-1.15574</text:p>
          </table:table-cell>
          <table:table-cell office:value-type="float" office:value="-1.0592999" calcext:value-type="float">
            <text:p>-1.0592999</text:p>
          </table:table-cell>
          <table:table-cell office:value-type="float" office:value="-0.96683002" calcext:value-type="float">
            <text:p>-0.96683002</text:p>
          </table:table-cell>
          <table:table-cell office:value-type="float" office:value="-0.88260001" calcext:value-type="float">
            <text:p>-0.882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21401" calcext:value-type="float">
            <text:p>-2.1921401</text:p>
          </table:table-cell>
          <table:table-cell office:value-type="float" office:value="-2.0483999" calcext:value-type="float">
            <text:p>-2.0483999</text:p>
          </table:table-cell>
          <table:table-cell office:value-type="float" office:value="-1.93793" calcext:value-type="float">
            <text:p>-1.93793</text:p>
          </table:table-cell>
          <table:table-cell office:value-type="float" office:value="-1.83172" calcext:value-type="float">
            <text:p>-1.83172</text:p>
          </table:table-cell>
          <table:table-cell office:value-type="float" office:value="-1.73742" calcext:value-type="float">
            <text:p>-1.73742</text:p>
          </table:table-cell>
          <table:table-cell office:value-type="float" office:value="-1.63976" calcext:value-type="float">
            <text:p>-1.63976</text:p>
          </table:table-cell>
          <table:table-cell office:value-type="float" office:value="-1.54668" calcext:value-type="float">
            <text:p>-1.54668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4342" calcext:value-type="float">
            <text:p>-1.34342</text:p>
          </table:table-cell>
          <table:table-cell office:value-type="float" office:value="-1.25156" calcext:value-type="float">
            <text:p>-1.25156</text:p>
          </table:table-cell>
          <table:table-cell office:value-type="float" office:value="-1.15513" calcext:value-type="float">
            <text:p>-1.15513</text:p>
          </table:table-cell>
          <table:table-cell office:value-type="float" office:value="-1.05869" calcext:value-type="float">
            <text:p>-1.05869</text:p>
          </table:table-cell>
          <table:table-cell office:value-type="float" office:value="-0.96622002" calcext:value-type="float">
            <text:p>-0.96622002</text:p>
          </table:table-cell>
          <table:table-cell office:value-type="float" office:value="-0.88198" calcext:value-type="float">
            <text:p>-0.881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153" calcext:value-type="float">
            <text:p>-2.19153</text:p>
          </table:table-cell>
          <table:table-cell office:value-type="float" office:value="-2.0477901" calcext:value-type="float">
            <text:p>-2.0477901</text:p>
          </table:table-cell>
          <table:table-cell office:value-type="float" office:value="-1.93731" calcext:value-type="float">
            <text:p>-1.93731</text:p>
          </table:table-cell>
          <table:table-cell office:value-type="float" office:value="-1.83111" calcext:value-type="float">
            <text:p>-1.83111</text:p>
          </table:table-cell>
          <table:table-cell office:value-type="float" office:value="-1.73681" calcext:value-type="float">
            <text:p>-1.73681</text:p>
          </table:table-cell>
          <table:table-cell office:value-type="float" office:value="-1.63915" calcext:value-type="float">
            <text:p>-1.63915</text:p>
          </table:table-cell>
          <table:table-cell office:value-type="float" office:value="-1.54607" calcext:value-type="float">
            <text:p>-1.54607</text:p>
          </table:table-cell>
          <table:table-cell office:value-type="float" office:value="-1.44688" calcext:value-type="float">
            <text:p>-1.44688</text:p>
          </table:table-cell>
          <table:table-cell office:value-type="float" office:value="-1.34281" calcext:value-type="float">
            <text:p>-1.34281</text:p>
          </table:table-cell>
          <table:table-cell office:value-type="float" office:value="-1.25095" calcext:value-type="float">
            <text:p>-1.25095</text:p>
          </table:table-cell>
          <table:table-cell office:value-type="float" office:value="-1.15452" calcext:value-type="float">
            <text:p>-1.15452</text:p>
          </table:table-cell>
          <table:table-cell office:value-type="float" office:value="-1.05808" calcext:value-type="float">
            <text:p>-1.05808</text:p>
          </table:table-cell>
          <table:table-cell office:value-type="float" office:value="-0.96530002" calcext:value-type="float">
            <text:p>-0.96530002</text:p>
          </table:table-cell>
          <table:table-cell office:value-type="float" office:value="-0.88137001" calcext:value-type="float">
            <text:p>-0.88137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06199" calcext:value-type="float">
            <text:p>-2.1906199</text:p>
          </table:table-cell>
          <table:table-cell office:value-type="float" office:value="-2.0471799" calcext:value-type="float">
            <text:p>-2.0471799</text:p>
          </table:table-cell>
          <table:table-cell office:value-type="float" office:value="-1.9367" calcext:value-type="float">
            <text:p>-1.9367</text:p>
          </table:table-cell>
          <table:table-cell office:value-type="float" office:value="-1.8305" calcext:value-type="float">
            <text:p>-1.8305</text:p>
          </table:table-cell>
          <table:table-cell office:value-type="float" office:value="-1.7362" calcext:value-type="float">
            <text:p>-1.7362</text:p>
          </table:table-cell>
          <table:table-cell office:value-type="float" office:value="-1.63854" calcext:value-type="float">
            <text:p>-1.63854</text:p>
          </table:table-cell>
          <table:table-cell office:value-type="float" office:value="-1.54546" calcext:value-type="float">
            <text:p>-1.54546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419" calcext:value-type="float">
            <text:p>-1.3419</text:p>
          </table:table-cell>
          <table:table-cell office:value-type="float" office:value="-1.25034" calcext:value-type="float">
            <text:p>-1.25034</text:p>
          </table:table-cell>
          <table:table-cell office:value-type="float" office:value="-1.1539" calcext:value-type="float">
            <text:p>-1.1539</text:p>
          </table:table-cell>
          <table:table-cell office:value-type="float" office:value="-1.05747" calcext:value-type="float">
            <text:p>-1.05747</text:p>
          </table:table-cell>
          <table:table-cell office:value-type="float" office:value="-0.96469003" calcext:value-type="float">
            <text:p>-0.96469003</text:p>
          </table:table-cell>
          <table:table-cell office:value-type="float" office:value="-0.88015002" calcext:value-type="float">
            <text:p>-0.88015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900101" calcext:value-type="float">
            <text:p>-2.1900101</text:p>
          </table:table-cell>
          <table:table-cell office:value-type="float" office:value="-2.0465701" calcext:value-type="float">
            <text:p>-2.0465701</text:p>
          </table:table-cell>
          <table:table-cell office:value-type="float" office:value="-1.93609" calcext:value-type="float">
            <text:p>-1.93609</text:p>
          </table:table-cell>
          <table:table-cell office:value-type="float" office:value="-1.82989" calcext:value-type="float">
            <text:p>-1.82989</text:p>
          </table:table-cell>
          <table:table-cell office:value-type="float" office:value="-1.73528" calcext:value-type="float">
            <text:p>-1.73528</text:p>
          </table:table-cell>
          <table:table-cell office:value-type="float" office:value="-1.63793" calcext:value-type="float">
            <text:p>-1.63793</text:p>
          </table:table-cell>
          <table:table-cell office:value-type="float" office:value="-1.54485" calcext:value-type="float">
            <text:p>-1.54485</text:p>
          </table:table-cell>
          <table:table-cell office:value-type="float" office:value="-1.4453599" calcext:value-type="float">
            <text:p>-1.4453599</text:p>
          </table:table-cell>
          <table:table-cell office:value-type="float" office:value="-1.3409801" calcext:value-type="float">
            <text:p>-1.3409801</text:p>
          </table:table-cell>
          <table:table-cell office:value-type="float" office:value="-1.24973" calcext:value-type="float">
            <text:p>-1.24973</text:p>
          </table:table-cell>
          <table:table-cell office:value-type="float" office:value="-1.15329" calcext:value-type="float">
            <text:p>-1.15329</text:p>
          </table:table-cell>
          <table:table-cell office:value-type="float" office:value="-1.05655" calcext:value-type="float">
            <text:p>-1.05655</text:p>
          </table:table-cell>
          <table:table-cell office:value-type="float" office:value="-0.96407998" calcext:value-type="float">
            <text:p>-0.96407998</text:p>
          </table:table-cell>
          <table:table-cell office:value-type="float" office:value="-0.87954003" calcext:value-type="float">
            <text:p>-0.87954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94" calcext:value-type="float">
            <text:p>-2.1894</text:p>
          </table:table-cell>
          <table:table-cell office:value-type="float" office:value="-2.0459599" calcext:value-type="float">
            <text:p>-2.0459599</text:p>
          </table:table-cell>
          <table:table-cell office:value-type="float" office:value="-1.9351799" calcext:value-type="float">
            <text:p>-1.9351799</text:p>
          </table:table-cell>
          <table:table-cell office:value-type="float" office:value="-1.82928" calcext:value-type="float">
            <text:p>-1.82928</text:p>
          </table:table-cell>
          <table:table-cell office:value-type="float" office:value="-1.73467" calcext:value-type="float">
            <text:p>-1.73467</text:p>
          </table:table-cell>
          <table:table-cell office:value-type="float" office:value="-1.63732" calcext:value-type="float">
            <text:p>-1.63732</text:p>
          </table:table-cell>
          <table:table-cell office:value-type="float" office:value="-1.54424" calcext:value-type="float">
            <text:p>-1.54424</text:p>
          </table:table-cell>
          <table:table-cell office:value-type="float" office:value="-1.44475" calcext:value-type="float">
            <text:p>-1.44475</text:p>
          </table:table-cell>
          <table:table-cell office:value-type="float" office:value="-1.3403701" calcext:value-type="float">
            <text:p>-1.3403701</text:p>
          </table:table-cell>
          <table:table-cell office:value-type="float" office:value="-1.24912" calcext:value-type="float">
            <text:p>-1.24912</text:p>
          </table:table-cell>
          <table:table-cell office:value-type="float" office:value="-1.15268" calcext:value-type="float">
            <text:p>-1.15268</text:p>
          </table:table-cell>
          <table:table-cell office:value-type="float" office:value="-1.05594" calcext:value-type="float">
            <text:p>-1.05594</text:p>
          </table:table-cell>
          <table:table-cell office:value-type="float" office:value="-0.96346998" calcext:value-type="float">
            <text:p>-0.96346998</text:p>
          </table:table-cell>
          <table:table-cell office:value-type="float" office:value="-0.87862998" calcext:value-type="float">
            <text:p>-0.87862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87901" calcext:value-type="float">
            <text:p>-2.1887901</text:p>
          </table:table-cell>
          <table:table-cell office:value-type="float" office:value="-2.0450499" calcext:value-type="float">
            <text:p>-2.0450499</text:p>
          </table:table-cell>
          <table:table-cell office:value-type="float" office:value="-1.93457" calcext:value-type="float">
            <text:p>-1.93457</text:p>
          </table:table-cell>
          <table:table-cell office:value-type="float" office:value="-1.82867" calcext:value-type="float">
            <text:p>-1.82867</text:p>
          </table:table-cell>
          <table:table-cell office:value-type="float" office:value="-1.73406" calcext:value-type="float">
            <text:p>-1.73406</text:p>
          </table:table-cell>
          <table:table-cell office:value-type="float" office:value="-1.63671" calcext:value-type="float">
            <text:p>-1.63671</text:p>
          </table:table-cell>
          <table:table-cell office:value-type="float" office:value="-1.54363" calcext:value-type="float">
            <text:p>-1.54363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397599" calcext:value-type="float">
            <text:p>-1.3397599</text:p>
          </table:table-cell>
          <table:table-cell office:value-type="float" office:value="-1.24851" calcext:value-type="float">
            <text:p>-1.24851</text:p>
          </table:table-cell>
          <table:table-cell office:value-type="float" office:value="-1.15207" calcext:value-type="float">
            <text:p>-1.15207</text:p>
          </table:table-cell>
          <table:table-cell office:value-type="float" office:value="-1.05502" calcext:value-type="float">
            <text:p>-1.05502</text:p>
          </table:table-cell>
          <table:table-cell office:value-type="float" office:value="-0.96254998" calcext:value-type="float">
            <text:p>-0.96254998</text:p>
          </table:table-cell>
          <table:table-cell office:value-type="float" office:value="-0.87770998" calcext:value-type="float">
            <text:p>-0.87770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818" calcext:value-type="float">
            <text:p>-2.18818</text:p>
          </table:table-cell>
          <table:table-cell office:value-type="float" office:value="-2.04444" calcext:value-type="float">
            <text:p>-2.04444</text:p>
          </table:table-cell>
          <table:table-cell office:value-type="float" office:value="-1.93396" calcext:value-type="float">
            <text:p>-1.93396</text:p>
          </table:table-cell>
          <table:table-cell office:value-type="float" office:value="-1.82806" calcext:value-type="float">
            <text:p>-1.82806</text:p>
          </table:table-cell>
          <table:table-cell office:value-type="float" office:value="-1.7334501" calcext:value-type="float">
            <text:p>-1.7334501</text:p>
          </table:table-cell>
          <table:table-cell office:value-type="float" office:value="-1.6361001" calcext:value-type="float">
            <text:p>-1.6361001</text:p>
          </table:table-cell>
          <table:table-cell office:value-type="float" office:value="-1.54302" calcext:value-type="float">
            <text:p>-1.54302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3915" calcext:value-type="float">
            <text:p>-1.33915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-1.1514601" calcext:value-type="float">
            <text:p>-1.1514601</text:p>
          </table:table-cell>
          <table:table-cell office:value-type="float" office:value="-1.05441" calcext:value-type="float">
            <text:p>-1.05441</text:p>
          </table:table-cell>
          <table:table-cell office:value-type="float" office:value="-0.96164" calcext:value-type="float">
            <text:p>-0.96164</text:p>
          </table:table-cell>
          <table:table-cell office:value-type="float" office:value="-0.87709999" calcext:value-type="float">
            <text:p>-0.8770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75701" calcext:value-type="float">
            <text:p>-2.1875701</text:p>
          </table:table-cell>
          <table:table-cell office:value-type="float" office:value="-2.0438199" calcext:value-type="float">
            <text:p>-2.0438199</text:p>
          </table:table-cell>
          <table:table-cell office:value-type="float" office:value="-1.93335" calcext:value-type="float">
            <text:p>-1.93335</text:p>
          </table:table-cell>
          <table:table-cell office:value-type="float" office:value="-1.82745" calcext:value-type="float">
            <text:p>-1.82745</text:p>
          </table:table-cell>
          <table:table-cell office:value-type="float" office:value="-1.7328399" calcext:value-type="float">
            <text:p>-1.7328399</text:p>
          </table:table-cell>
          <table:table-cell office:value-type="float" office:value="-1.63518" calcext:value-type="float">
            <text:p>-1.63518</text:p>
          </table:table-cell>
          <table:table-cell office:value-type="float" office:value="-1.54241" calcext:value-type="float">
            <text:p>-1.54241</text:p>
          </table:table-cell>
          <table:table-cell office:value-type="float" office:value="-1.44292" calcext:value-type="float">
            <text:p>-1.44292</text:p>
          </table:table-cell>
          <table:table-cell office:value-type="float" office:value="-1.33854" calcext:value-type="float">
            <text:p>-1.33854</text:p>
          </table:table-cell>
          <table:table-cell office:value-type="float" office:value="-1.24729" calcext:value-type="float">
            <text:p>-1.24729</text:p>
          </table:table-cell>
          <table:table-cell office:value-type="float" office:value="-1.1508501" calcext:value-type="float">
            <text:p>-1.1508501</text:p>
          </table:table-cell>
          <table:table-cell office:value-type="float" office:value="-1.0538" calcext:value-type="float">
            <text:p>-1.0538</text:p>
          </table:table-cell>
          <table:table-cell office:value-type="float" office:value="-0.96103001" calcext:value-type="float">
            <text:p>-0.96103001</text:p>
          </table:table-cell>
          <table:table-cell office:value-type="float" office:value="-0.87649" calcext:value-type="float">
            <text:p>-0.8764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665" calcext:value-type="float">
            <text:p>-2.18665</text:p>
          </table:table-cell>
          <table:table-cell office:value-type="float" office:value="-2.04321" calcext:value-type="float">
            <text:p>-2.04321</text:p>
          </table:table-cell>
          <table:table-cell office:value-type="float" office:value="-1.93274" calcext:value-type="float">
            <text:p>-1.93274</text:p>
          </table:table-cell>
          <table:table-cell office:value-type="float" office:value="-1.82684" calcext:value-type="float">
            <text:p>-1.82684</text:p>
          </table:table-cell>
          <table:table-cell office:value-type="float" office:value="-1.7322299" calcext:value-type="float">
            <text:p>-1.7322299</text:p>
          </table:table-cell>
          <table:table-cell office:value-type="float" office:value="-1.63457" calcext:value-type="float">
            <text:p>-1.63457</text:p>
          </table:table-cell>
          <table:table-cell office:value-type="float" office:value="-1.54149" calcext:value-type="float">
            <text:p>-1.54149</text:p>
          </table:table-cell>
          <table:table-cell office:value-type="float" office:value="-1.4423" calcext:value-type="float">
            <text:p>-1.4423</text:p>
          </table:table-cell>
          <table:table-cell office:value-type="float" office:value="-1.33763" calcext:value-type="float">
            <text:p>-1.33763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-1.05319" calcext:value-type="float">
            <text:p>-1.05319</text:p>
          </table:table-cell>
          <table:table-cell office:value-type="float" office:value="-0.96042001" calcext:value-type="float">
            <text:p>-0.96042001</text:p>
          </table:table-cell>
          <table:table-cell office:value-type="float" office:value="-0.87588" calcext:value-type="float">
            <text:p>-0.875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574" calcext:value-type="float">
            <text:p>-2.18574</text:p>
          </table:table-cell>
          <table:table-cell office:value-type="float" office:value="-2.0425999" calcext:value-type="float">
            <text:p>-2.0425999</text:p>
          </table:table-cell>
          <table:table-cell office:value-type="float" office:value="-1.93213" calcext:value-type="float">
            <text:p>-1.93213</text:p>
          </table:table-cell>
          <table:table-cell office:value-type="float" office:value="-1.82623" calcext:value-type="float">
            <text:p>-1.82623</text:p>
          </table:table-cell>
          <table:table-cell office:value-type="float" office:value="-1.73162" calcext:value-type="float">
            <text:p>-1.73162</text:p>
          </table:table-cell>
          <table:table-cell office:value-type="float" office:value="-1.63396" calcext:value-type="float">
            <text:p>-1.63396</text:p>
          </table:table-cell>
          <table:table-cell office:value-type="float" office:value="-1.54088" calcext:value-type="float">
            <text:p>-1.54088</text:p>
          </table:table-cell>
          <table:table-cell office:value-type="float" office:value="-1.44169" calcext:value-type="float">
            <text:p>-1.44169</text:p>
          </table:table-cell>
          <table:table-cell office:value-type="float" office:value="-1.33702" calcext:value-type="float">
            <text:p>-1.33702</text:p>
          </table:table-cell>
          <table:table-cell office:value-type="float" office:value="-1.24607" calcext:value-type="float">
            <text:p>-1.24607</text:p>
          </table:table-cell>
          <table:table-cell office:value-type="float" office:value="-1.14963" calcext:value-type="float">
            <text:p>-1.14963</text:p>
          </table:table-cell>
          <table:table-cell office:value-type="float" office:value="-1.05258" calcext:value-type="float">
            <text:p>-1.05258</text:p>
          </table:table-cell>
          <table:table-cell office:value-type="float" office:value="-0.95981002" calcext:value-type="float">
            <text:p>-0.95981002</text:p>
          </table:table-cell>
          <table:table-cell office:value-type="float" office:value="-0.87527001" calcext:value-type="float">
            <text:p>-0.87527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48199" calcext:value-type="float">
            <text:p>-2.1848199</text:p>
          </table:table-cell>
          <table:table-cell office:value-type="float" office:value="-2.04199" calcext:value-type="float">
            <text:p>-2.04199</text:p>
          </table:table-cell>
          <table:table-cell office:value-type="float" office:value="-1.93152" calcext:value-type="float">
            <text:p>-1.93152</text:p>
          </table:table-cell>
          <table:table-cell office:value-type="float" office:value="-1.8256201" calcext:value-type="float">
            <text:p>-1.8256201</text:p>
          </table:table-cell>
          <table:table-cell office:value-type="float" office:value="-1.73101" calcext:value-type="float">
            <text:p>-1.73101</text:p>
          </table:table-cell>
          <table:table-cell office:value-type="float" office:value="-1.63335" calcext:value-type="float">
            <text:p>-1.63335</text:p>
          </table:table-cell>
          <table:table-cell office:value-type="float" office:value="-1.54027" calcext:value-type="float">
            <text:p>-1.54027</text:p>
          </table:table-cell>
          <table:table-cell office:value-type="float" office:value="-1.44108" calcext:value-type="float">
            <text:p>-1.44108</text:p>
          </table:table-cell>
          <table:table-cell office:value-type="float" office:value="-1.33641" calcext:value-type="float">
            <text:p>-1.33641</text:p>
          </table:table-cell>
          <table:table-cell office:value-type="float" office:value="-1.24546" calcext:value-type="float">
            <text:p>-1.24546</text:p>
          </table:table-cell>
          <table:table-cell office:value-type="float" office:value="-1.14902" calcext:value-type="float">
            <text:p>-1.14902</text:p>
          </table:table-cell>
          <table:table-cell office:value-type="float" office:value="-1.05197" calcext:value-type="float">
            <text:p>-1.05197</text:p>
          </table:table-cell>
          <table:table-cell office:value-type="float" office:value="-0.95920002" calcext:value-type="float">
            <text:p>-0.95920002</text:p>
          </table:table-cell>
          <table:table-cell office:value-type="float" office:value="-0.87466002" calcext:value-type="float">
            <text:p>-0.87466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42101" calcext:value-type="float">
            <text:p>-2.1842101</text:p>
          </table:table-cell>
          <table:table-cell office:value-type="float" office:value="-2.04108" calcext:value-type="float">
            <text:p>-2.04108</text:p>
          </table:table-cell>
          <table:table-cell office:value-type="float" office:value="-1.93091" calcext:value-type="float">
            <text:p>-1.93091</text:p>
          </table:table-cell>
          <table:table-cell office:value-type="float" office:value="-1.8250099" calcext:value-type="float">
            <text:p>-1.8250099</text:p>
          </table:table-cell>
          <table:table-cell office:value-type="float" office:value="-1.7304" calcext:value-type="float">
            <text:p>-1.7304</text:p>
          </table:table-cell>
          <table:table-cell office:value-type="float" office:value="-1.63274" calcext:value-type="float">
            <text:p>-1.63274</text:p>
          </table:table-cell>
          <table:table-cell office:value-type="float" office:value="-1.53966" calcext:value-type="float">
            <text:p>-1.53966</text:p>
          </table:table-cell>
          <table:table-cell office:value-type="float" office:value="-1.44047" calcext:value-type="float">
            <text:p>-1.44047</text:p>
          </table:table-cell>
          <table:table-cell office:value-type="float" office:value="-1.33549" calcext:value-type="float">
            <text:p>-1.33549</text:p>
          </table:table-cell>
          <table:table-cell office:value-type="float" office:value="-1.24485" calcext:value-type="float">
            <text:p>-1.24485</text:p>
          </table:table-cell>
          <table:table-cell office:value-type="float" office:value="-1.14841" calcext:value-type="float">
            <text:p>-1.14841</text:p>
          </table:table-cell>
          <table:table-cell office:value-type="float" office:value="-1.05136" calcext:value-type="float">
            <text:p>-1.05136</text:p>
          </table:table-cell>
          <table:table-cell office:value-type="float" office:value="-0.95858997" calcext:value-type="float">
            <text:p>-0.95858997</text:p>
          </table:table-cell>
          <table:table-cell office:value-type="float" office:value="-0.87405002" calcext:value-type="float">
            <text:p>-0.87405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35999" calcext:value-type="float">
            <text:p>-2.1835999</text:p>
          </table:table-cell>
          <table:table-cell office:value-type="float" office:value="-2.0404699" calcext:value-type="float">
            <text:p>-2.0404699</text:p>
          </table:table-cell>
          <table:table-cell office:value-type="float" office:value="-1.9303" calcext:value-type="float">
            <text:p>-1.9303</text:p>
          </table:table-cell>
          <table:table-cell office:value-type="float" office:value="-1.8243999" calcext:value-type="float">
            <text:p>-1.8243999</text:p>
          </table:table-cell>
          <table:table-cell office:value-type="float" office:value="-1.72979" calcext:value-type="float">
            <text:p>-1.72979</text:p>
          </table:table-cell>
          <table:table-cell office:value-type="float" office:value="-1.63213" calcext:value-type="float">
            <text:p>-1.63213</text:p>
          </table:table-cell>
          <table:table-cell office:value-type="float" office:value="-1.53905" calcext:value-type="float">
            <text:p>-1.53905</text:p>
          </table:table-cell>
          <table:table-cell office:value-type="float" office:value="-1.43986" calcext:value-type="float">
            <text:p>-1.43986</text:p>
          </table:table-cell>
          <table:table-cell office:value-type="float" office:value="-1.3345701" calcext:value-type="float">
            <text:p>-1.3345701</text:p>
          </table:table-cell>
          <table:table-cell office:value-type="float" office:value="-1.24424" calcext:value-type="float">
            <text:p>-1.24424</text:p>
          </table:table-cell>
          <table:table-cell office:value-type="float" office:value="-1.1478" calcext:value-type="float">
            <text:p>-1.1478</text:p>
          </table:table-cell>
          <table:table-cell office:value-type="float" office:value="-1.05075" calcext:value-type="float">
            <text:p>-1.05075</text:p>
          </table:table-cell>
          <table:table-cell office:value-type="float" office:value="-0.95797998" calcext:value-type="float">
            <text:p>-0.95797998</text:p>
          </table:table-cell>
          <table:table-cell office:value-type="float" office:value="-0.87344003" calcext:value-type="float">
            <text:p>-0.873440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29901" calcext:value-type="float">
            <text:p>-2.1829901</text:p>
          </table:table-cell>
          <table:table-cell office:value-type="float" office:value="-2.03986" calcext:value-type="float">
            <text:p>-2.03986</text:p>
          </table:table-cell>
          <table:table-cell office:value-type="float" office:value="-1.92969" calcext:value-type="float">
            <text:p>-1.92969</text:p>
          </table:table-cell>
          <table:table-cell office:value-type="float" office:value="-1.82379" calcext:value-type="float">
            <text:p>-1.82379</text:p>
          </table:table-cell>
          <table:table-cell office:value-type="float" office:value="-1.72918" calcext:value-type="float">
            <text:p>-1.72918</text:p>
          </table:table-cell>
          <table:table-cell office:value-type="float" office:value="-1.63152" calcext:value-type="float">
            <text:p>-1.63152</text:p>
          </table:table-cell>
          <table:table-cell office:value-type="float" office:value="-1.53813" calcext:value-type="float">
            <text:p>-1.53813</text:p>
          </table:table-cell>
          <table:table-cell office:value-type="float" office:value="-1.43925" calcext:value-type="float">
            <text:p>-1.43925</text:p>
          </table:table-cell>
          <table:table-cell office:value-type="float" office:value="-1.3339601" calcext:value-type="float">
            <text:p>-1.3339601</text:p>
          </table:table-cell>
          <table:table-cell office:value-type="float" office:value="-1.2436301" calcext:value-type="float">
            <text:p>-1.2436301</text:p>
          </table:table-cell>
          <table:table-cell office:value-type="float" office:value="-1.14719" calcext:value-type="float">
            <text:p>-1.14719</text:p>
          </table:table-cell>
          <table:table-cell office:value-type="float" office:value="-1.05014" calcext:value-type="float">
            <text:p>-1.05014</text:p>
          </table:table-cell>
          <table:table-cell office:value-type="float" office:value="-0.95736998" calcext:value-type="float">
            <text:p>-0.95736998</text:p>
          </table:table-cell>
          <table:table-cell office:value-type="float" office:value="-0.87282997" calcext:value-type="float">
            <text:p>-0.872829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238" calcext:value-type="float">
            <text:p>-2.18238</text:p>
          </table:table-cell>
          <table:table-cell office:value-type="float" office:value="-2.0392499" calcext:value-type="float">
            <text:p>-2.0392499</text:p>
          </table:table-cell>
          <table:table-cell office:value-type="float" office:value="-1.9287699" calcext:value-type="float">
            <text:p>-1.9287699</text:p>
          </table:table-cell>
          <table:table-cell office:value-type="float" office:value="-1.82318" calcext:value-type="float">
            <text:p>-1.82318</text:p>
          </table:table-cell>
          <table:table-cell office:value-type="float" office:value="-1.72857" calcext:value-type="float">
            <text:p>-1.72857</text:p>
          </table:table-cell>
          <table:table-cell office:value-type="float" office:value="-1.6306" calcext:value-type="float">
            <text:p>-1.6306</text:p>
          </table:table-cell>
          <table:table-cell office:value-type="float" office:value="-1.5375201" calcext:value-type="float">
            <text:p>-1.5375201</text:p>
          </table:table-cell>
          <table:table-cell office:value-type="float" office:value="-1.43864" calcext:value-type="float">
            <text:p>-1.43864</text:p>
          </table:table-cell>
          <table:table-cell office:value-type="float" office:value="-1.33305" calcext:value-type="float">
            <text:p>-1.33305</text:p>
          </table:table-cell>
          <table:table-cell office:value-type="float" office:value="-1.2430201" calcext:value-type="float">
            <text:p>-1.2430201</text:p>
          </table:table-cell>
          <table:table-cell office:value-type="float" office:value="-1.14658" calcext:value-type="float">
            <text:p>-1.14658</text:p>
          </table:table-cell>
          <table:table-cell office:value-type="float" office:value="-1.04953" calcext:value-type="float">
            <text:p>-1.04953</text:p>
          </table:table-cell>
          <table:table-cell office:value-type="float" office:value="-0.95675999" calcext:value-type="float">
            <text:p>-0.95675999</text:p>
          </table:table-cell>
          <table:table-cell office:value-type="float" office:value="-0.87221998" calcext:value-type="float">
            <text:p>-0.87221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17701" calcext:value-type="float">
            <text:p>-2.1817701</text:p>
          </table:table-cell>
          <table:table-cell office:value-type="float" office:value="-2.03864" calcext:value-type="float">
            <text:p>-2.03864</text:p>
          </table:table-cell>
          <table:table-cell office:value-type="float" office:value="-1.92816" calcext:value-type="float">
            <text:p>-1.92816</text:p>
          </table:table-cell>
          <table:table-cell office:value-type="float" office:value="-1.82257" calcext:value-type="float">
            <text:p>-1.82257</text:p>
          </table:table-cell>
          <table:table-cell office:value-type="float" office:value="-1.72796" calcext:value-type="float">
            <text:p>-1.72796</text:p>
          </table:table-cell>
          <table:table-cell office:value-type="float" office:value="-1.62999" calcext:value-type="float">
            <text:p>-1.62999</text:p>
          </table:table-cell>
          <table:table-cell office:value-type="float" office:value="-1.5369101" calcext:value-type="float">
            <text:p>-1.5369101</text:p>
          </table:table-cell>
          <table:table-cell office:value-type="float" office:value="-1.43803" calcext:value-type="float">
            <text:p>-1.43803</text:p>
          </table:table-cell>
          <table:table-cell office:value-type="float" office:value="-1.33244" calcext:value-type="float">
            <text:p>-1.33244</text:p>
          </table:table-cell>
          <table:table-cell office:value-type="float" office:value="-1.2424099" calcext:value-type="float">
            <text:p>-1.2424099</text:p>
          </table:table-cell>
          <table:table-cell office:value-type="float" office:value="-1.14566" calcext:value-type="float">
            <text:p>-1.14566</text:p>
          </table:table-cell>
          <table:table-cell office:value-type="float" office:value="-1.04892" calcext:value-type="float">
            <text:p>-1.04892</text:p>
          </table:table-cell>
          <table:table-cell office:value-type="float" office:value="-0.95613998" calcext:value-type="float">
            <text:p>-0.95613998</text:p>
          </table:table-cell>
          <table:table-cell office:value-type="float" office:value="-0.87160999" calcext:value-type="float">
            <text:p>-0.87160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116" calcext:value-type="float">
            <text:p>-2.18116</text:p>
          </table:table-cell>
          <table:table-cell office:value-type="float" office:value="-2.0380299" calcext:value-type="float">
            <text:p>-2.0380299</text:p>
          </table:table-cell>
          <table:table-cell office:value-type="float" office:value="-1.92755" calcext:value-type="float">
            <text:p>-1.92755</text:p>
          </table:table-cell>
          <table:table-cell office:value-type="float" office:value="-1.82195" calcext:value-type="float">
            <text:p>-1.82195</text:p>
          </table:table-cell>
          <table:table-cell office:value-type="float" office:value="-1.72735" calcext:value-type="float">
            <text:p>-1.72735</text:p>
          </table:table-cell>
          <table:table-cell office:value-type="float" office:value="-1.62938" calcext:value-type="float">
            <text:p>-1.62938</text:p>
          </table:table-cell>
          <table:table-cell office:value-type="float" office:value="-1.5362999" calcext:value-type="float">
            <text:p>-1.5362999</text:p>
          </table:table-cell>
          <table:table-cell office:value-type="float" office:value="-1.43742" calcext:value-type="float">
            <text:p>-1.43742</text:p>
          </table:table-cell>
          <table:table-cell office:value-type="float" office:value="-1.33183" calcext:value-type="float">
            <text:p>-1.33183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.14505" calcext:value-type="float">
            <text:p>-1.14505</text:p>
          </table:table-cell>
          <table:table-cell office:value-type="float" office:value="-1.04831" calcext:value-type="float">
            <text:p>-1.04831</text:p>
          </table:table-cell>
          <table:table-cell office:value-type="float" office:value="-0.95552999" calcext:value-type="float">
            <text:p>-0.95552999</text:p>
          </table:table-cell>
          <table:table-cell office:value-type="float" office:value="-0.87099999" calcext:value-type="float">
            <text:p>-0.8709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805501" calcext:value-type="float">
            <text:p>-2.1805501</text:p>
          </table:table-cell>
          <table:table-cell office:value-type="float" office:value="-2.03742" calcext:value-type="float">
            <text:p>-2.03742</text:p>
          </table:table-cell>
          <table:table-cell office:value-type="float" office:value="-1.92694" calcext:value-type="float">
            <text:p>-1.92694</text:p>
          </table:table-cell>
          <table:table-cell office:value-type="float" office:value="-1.82134" calcext:value-type="float">
            <text:p>-1.82134</text:p>
          </table:table-cell>
          <table:table-cell office:value-type="float" office:value="-1.72674" calcext:value-type="float">
            <text:p>-1.72674</text:p>
          </table:table-cell>
          <table:table-cell office:value-type="float" office:value="-1.62877" calcext:value-type="float">
            <text:p>-1.62877</text:p>
          </table:table-cell>
          <table:table-cell office:value-type="float" office:value="-1.5356899" calcext:value-type="float">
            <text:p>-1.5356899</text:p>
          </table:table-cell>
          <table:table-cell office:value-type="float" office:value="-1.43681" calcext:value-type="float">
            <text:p>-1.43681</text:p>
          </table:table-cell>
          <table:table-cell office:value-type="float" office:value="-1.33122" calcext:value-type="float">
            <text:p>-1.33122</text:p>
          </table:table-cell>
          <table:table-cell office:value-type="float" office:value="-1.24119" calcext:value-type="float">
            <text:p>-1.24119</text:p>
          </table:table-cell>
          <table:table-cell office:value-type="float" office:value="-1.1444401" calcext:value-type="float">
            <text:p>-1.1444401</text:p>
          </table:table-cell>
          <table:table-cell office:value-type="float" office:value="-1.0477" calcext:value-type="float">
            <text:p>-1.0477</text:p>
          </table:table-cell>
          <table:table-cell office:value-type="float" office:value="-0.95491999" calcext:value-type="float">
            <text:p>-0.95491999</text:p>
          </table:table-cell>
          <table:table-cell office:value-type="float" office:value="-0.87007999" calcext:value-type="float">
            <text:p>-0.87007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994" calcext:value-type="float">
            <text:p>-2.17994</text:p>
          </table:table-cell>
          <table:table-cell office:value-type="float" office:value="-2.0368099" calcext:value-type="float">
            <text:p>-2.0368099</text:p>
          </table:table-cell>
          <table:table-cell office:value-type="float" office:value="-1.92633" calcext:value-type="float">
            <text:p>-1.92633</text:p>
          </table:table-cell>
          <table:table-cell office:value-type="float" office:value="-1.82073" calcext:value-type="float">
            <text:p>-1.82073</text:p>
          </table:table-cell>
          <table:table-cell office:value-type="float" office:value="-1.72613" calcext:value-type="float">
            <text:p>-1.72613</text:p>
          </table:table-cell>
          <table:table-cell office:value-type="float" office:value="-1.62816" calcext:value-type="float">
            <text:p>-1.62816</text:p>
          </table:table-cell>
          <table:table-cell office:value-type="float" office:value="-1.53508" calcext:value-type="float">
            <text:p>-1.53508</text:p>
          </table:table-cell>
          <table:table-cell office:value-type="float" office:value="-1.4362" calcext:value-type="float">
            <text:p>-1.4362</text:p>
          </table:table-cell>
          <table:table-cell office:value-type="float" office:value="-1.33061" calcext:value-type="float">
            <text:p>-1.33061</text:p>
          </table:table-cell>
          <table:table-cell office:value-type="float" office:value="-1.24058" calcext:value-type="float">
            <text:p>-1.24058</text:p>
          </table:table-cell>
          <table:table-cell office:value-type="float" office:value="-1.1438299" calcext:value-type="float">
            <text:p>-1.1438299</text:p>
          </table:table-cell>
          <table:table-cell office:value-type="float" office:value="-1.0470901" calcext:value-type="float">
            <text:p>-1.0470901</text:p>
          </table:table-cell>
          <table:table-cell office:value-type="float" office:value="-0.95401001" calcext:value-type="float">
            <text:p>-0.95401001</text:p>
          </table:table-cell>
          <table:table-cell office:value-type="float" office:value="-0.86917001" calcext:value-type="float">
            <text:p>-0.86917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93301" calcext:value-type="float">
            <text:p>-2.1793301</text:p>
          </table:table-cell>
          <table:table-cell office:value-type="float" office:value="-2.0362" calcext:value-type="float">
            <text:p>-2.0362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-1.82012" calcext:value-type="float">
            <text:p>-1.82012</text:p>
          </table:table-cell>
          <table:table-cell office:value-type="float" office:value="-1.72552" calcext:value-type="float">
            <text:p>-1.72552</text:p>
          </table:table-cell>
          <table:table-cell office:value-type="float" office:value="-1.62755" calcext:value-type="float">
            <text:p>-1.62755</text:p>
          </table:table-cell>
          <table:table-cell office:value-type="float" office:value="-1.53447" calcext:value-type="float">
            <text:p>-1.53447</text:p>
          </table:table-cell>
          <table:table-cell office:value-type="float" office:value="-1.43559" calcext:value-type="float">
            <text:p>-1.43559</text:p>
          </table:table-cell>
          <table:table-cell office:value-type="float" office:value="-1.32969" calcext:value-type="float">
            <text:p>-1.32969</text:p>
          </table:table-cell>
          <table:table-cell office:value-type="float" office:value="-1.23997" calcext:value-type="float">
            <text:p>-1.23997</text:p>
          </table:table-cell>
          <table:table-cell office:value-type="float" office:value="-1.1432199" calcext:value-type="float">
            <text:p>-1.1432199</text:p>
          </table:table-cell>
          <table:table-cell office:value-type="float" office:value="-1.0464799" calcext:value-type="float">
            <text:p>-1.0464799</text:p>
          </table:table-cell>
          <table:table-cell office:value-type="float" office:value="-0.95309001" calcext:value-type="float">
            <text:p>-0.95309001</text:p>
          </table:table-cell>
          <table:table-cell office:value-type="float" office:value="-0.86856002" calcext:value-type="float">
            <text:p>-0.86856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872" calcext:value-type="float">
            <text:p>-2.17872</text:p>
          </table:table-cell>
          <table:table-cell office:value-type="float" office:value="-2.0355799" calcext:value-type="float">
            <text:p>-2.0355799</text:p>
          </table:table-cell>
          <table:table-cell office:value-type="float" office:value="-1.92511" calcext:value-type="float">
            <text:p>-1.92511</text:p>
          </table:table-cell>
          <table:table-cell office:value-type="float" office:value="-1.81951" calcext:value-type="float">
            <text:p>-1.81951</text:p>
          </table:table-cell>
          <table:table-cell office:value-type="float" office:value="-1.72491" calcext:value-type="float">
            <text:p>-1.72491</text:p>
          </table:table-cell>
          <table:table-cell office:value-type="float" office:value="-1.62694" calcext:value-type="float">
            <text:p>-1.62694</text:p>
          </table:table-cell>
          <table:table-cell office:value-type="float" office:value="-1.53356" calcext:value-type="float">
            <text:p>-1.53356</text:p>
          </table:table-cell>
          <table:table-cell office:value-type="float" office:value="-1.43498" calcext:value-type="float">
            <text:p>-1.43498</text:p>
          </table:table-cell>
          <table:table-cell office:value-type="float" office:value="-1.3287801" calcext:value-type="float">
            <text:p>-1.3287801</text:p>
          </table:table-cell>
          <table:table-cell office:value-type="float" office:value="-1.23936" calcext:value-type="float">
            <text:p>-1.23936</text:p>
          </table:table-cell>
          <table:table-cell office:value-type="float" office:value="-1.14231" calcext:value-type="float">
            <text:p>-1.14231</text:p>
          </table:table-cell>
          <table:table-cell office:value-type="float" office:value="-1.0458699" calcext:value-type="float">
            <text:p>-1.0458699</text:p>
          </table:table-cell>
          <table:table-cell office:value-type="float" office:value="-0.95248002" calcext:value-type="float">
            <text:p>-0.95248002</text:p>
          </table:table-cell>
          <table:table-cell office:value-type="float" office:value="-0.86795002" calcext:value-type="float">
            <text:p>-0.86795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81099" calcext:value-type="float">
            <text:p>-2.1781099</text:p>
          </table:table-cell>
          <table:table-cell office:value-type="float" office:value="-2.03497" calcext:value-type="float">
            <text:p>-2.03497</text:p>
          </table:table-cell>
          <table:table-cell office:value-type="float" office:value="-1.9245" calcext:value-type="float">
            <text:p>-1.9245</text:p>
          </table:table-cell>
          <table:table-cell office:value-type="float" office:value="-1.8189" calcext:value-type="float">
            <text:p>-1.8189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2633" calcext:value-type="float">
            <text:p>-1.62633</text:p>
          </table:table-cell>
          <table:table-cell office:value-type="float" office:value="-1.53294" calcext:value-type="float">
            <text:p>-1.53294</text:p>
          </table:table-cell>
          <table:table-cell office:value-type="float" office:value="-1.43437" calcext:value-type="float">
            <text:p>-1.43437</text:p>
          </table:table-cell>
          <table:table-cell office:value-type="float" office:value="-1.3281699" calcext:value-type="float">
            <text:p>-1.3281699</text:p>
          </table:table-cell>
          <table:table-cell office:value-type="float" office:value="-1.23875" calcext:value-type="float">
            <text:p>-1.23875</text:p>
          </table:table-cell>
          <table:table-cell office:value-type="float" office:value="-1.1417" calcext:value-type="float">
            <text:p>-1.1417</text:p>
          </table:table-cell>
          <table:table-cell office:value-type="float" office:value="-1.04526" calcext:value-type="float">
            <text:p>-1.04526</text:p>
          </table:table-cell>
          <table:table-cell office:value-type="float" office:value="-0.95156997" calcext:value-type="float">
            <text:p>-0.95156997</text:p>
          </table:table-cell>
          <table:table-cell office:value-type="float" office:value="-0.86703002" calcext:value-type="float">
            <text:p>-0.86703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75" calcext:value-type="float">
            <text:p>-2.1775</text:p>
          </table:table-cell>
          <table:table-cell office:value-type="float" office:value="-2.0343599" calcext:value-type="float">
            <text:p>-2.0343599</text:p>
          </table:table-cell>
          <table:table-cell office:value-type="float" office:value="-1.92389" calcext:value-type="float">
            <text:p>-1.92389</text:p>
          </table:table-cell>
          <table:table-cell office:value-type="float" office:value="-1.81829" calcext:value-type="float">
            <text:p>-1.81829</text:p>
          </table:table-cell>
          <table:table-cell office:value-type="float" office:value="-1.72369" calcext:value-type="float">
            <text:p>-1.72369</text:p>
          </table:table-cell>
          <table:table-cell office:value-type="float" office:value="-1.62572" calcext:value-type="float">
            <text:p>-1.62572</text:p>
          </table:table-cell>
          <table:table-cell office:value-type="float" office:value="-1.53233" calcext:value-type="float">
            <text:p>-1.53233</text:p>
          </table:table-cell>
          <table:table-cell office:value-type="float" office:value="-1.43376" calcext:value-type="float">
            <text:p>-1.43376</text:p>
          </table:table-cell>
          <table:table-cell office:value-type="float" office:value="-1.3275599" calcext:value-type="float">
            <text:p>-1.3275599</text:p>
          </table:table-cell>
          <table:table-cell office:value-type="float" office:value="-1.23814" calcext:value-type="float">
            <text:p>-1.23814</text:p>
          </table:table-cell>
          <table:table-cell office:value-type="float" office:value="-1.14139" calcext:value-type="float">
            <text:p>-1.14139</text:p>
          </table:table-cell>
          <table:table-cell office:value-type="float" office:value="-1.04465" calcext:value-type="float">
            <text:p>-1.04465</text:p>
          </table:table-cell>
          <table:table-cell office:value-type="float" office:value="-0.95095998" calcext:value-type="float">
            <text:p>-0.95095998</text:p>
          </table:table-cell>
          <table:table-cell office:value-type="float" office:value="-0.86641997" calcext:value-type="float">
            <text:p>-0.8664199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68899" calcext:value-type="float">
            <text:p>-2.1768899</text:p>
          </table:table-cell>
          <table:table-cell office:value-type="float" office:value="-2.0337501" calcext:value-type="float">
            <text:p>-2.0337501</text:p>
          </table:table-cell>
          <table:table-cell office:value-type="float" office:value="-1.92328" calcext:value-type="float">
            <text:p>-1.92328</text:p>
          </table:table-cell>
          <table:table-cell office:value-type="float" office:value="-1.81768" calcext:value-type="float">
            <text:p>-1.81768</text:p>
          </table:table-cell>
          <table:table-cell office:value-type="float" office:value="-1.72308" calcext:value-type="float">
            <text:p>-1.72308</text:p>
          </table:table-cell>
          <table:table-cell office:value-type="float" office:value="-1.62511" calcext:value-type="float">
            <text:p>-1.62511</text:p>
          </table:table-cell>
          <table:table-cell office:value-type="float" office:value="-1.53172" calcext:value-type="float">
            <text:p>-1.53172</text:p>
          </table:table-cell>
          <table:table-cell office:value-type="float" office:value="-1.4331501" calcext:value-type="float">
            <text:p>-1.4331501</text:p>
          </table:table-cell>
          <table:table-cell office:value-type="float" office:value="-1.3269399" calcext:value-type="float">
            <text:p>-1.3269399</text:p>
          </table:table-cell>
          <table:table-cell office:value-type="float" office:value="-1.23753" calcext:value-type="float">
            <text:p>-1.23753</text:p>
          </table:table-cell>
          <table:table-cell office:value-type="float" office:value="-1.14078" calcext:value-type="float">
            <text:p>-1.14078</text:p>
          </table:table-cell>
          <table:table-cell office:value-type="float" office:value="-1.04404" calcext:value-type="float">
            <text:p>-1.04404</text:p>
          </table:table-cell>
          <table:table-cell office:value-type="float" office:value="-0.95034999" calcext:value-type="float">
            <text:p>-0.95034999</text:p>
          </table:table-cell>
          <table:table-cell office:value-type="float" office:value="-0.86580998" calcext:value-type="float">
            <text:p>-0.86580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59701" calcext:value-type="float">
            <text:p>-2.1759701</text:p>
          </table:table-cell>
          <table:table-cell office:value-type="float" office:value="-2.0331399" calcext:value-type="float">
            <text:p>-2.0331399</text:p>
          </table:table-cell>
          <table:table-cell office:value-type="float" office:value="-1.92267" calcext:value-type="float">
            <text:p>-1.92267</text:p>
          </table:table-cell>
          <table:table-cell office:value-type="float" office:value="-1.81707" calcext:value-type="float">
            <text:p>-1.81707</text:p>
          </table:table-cell>
          <table:table-cell office:value-type="float" office:value="-1.72246" calcext:value-type="float">
            <text:p>-1.72246</text:p>
          </table:table-cell>
          <table:table-cell office:value-type="float" office:value="-1.6245" calcext:value-type="float">
            <text:p>-1.6245</text:p>
          </table:table-cell>
          <table:table-cell office:value-type="float" office:value="-1.53111" calcext:value-type="float">
            <text:p>-1.53111</text:p>
          </table:table-cell>
          <table:table-cell office:value-type="float" office:value="-1.4325401" calcext:value-type="float">
            <text:p>-1.4325401</text:p>
          </table:table-cell>
          <table:table-cell office:value-type="float" office:value="-1.3263299" calcext:value-type="float">
            <text:p>-1.3263299</text:p>
          </table:table-cell>
          <table:table-cell office:value-type="float" office:value="-1.23692" calcext:value-type="float">
            <text:p>-1.23692</text:p>
          </table:table-cell>
          <table:table-cell office:value-type="float" office:value="-1.14017" calcext:value-type="float">
            <text:p>-1.14017</text:p>
          </table:table-cell>
          <table:table-cell office:value-type="float" office:value="-1.04343" calcext:value-type="float">
            <text:p>-1.04343</text:p>
          </table:table-cell>
          <table:table-cell office:value-type="float" office:value="-0.94942999" calcext:value-type="float">
            <text:p>-0.94942999</text:p>
          </table:table-cell>
          <table:table-cell office:value-type="float" office:value="-0.86519998" calcext:value-type="float">
            <text:p>-0.86519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536" calcext:value-type="float">
            <text:p>-2.17536</text:p>
          </table:table-cell>
          <table:table-cell office:value-type="float" office:value="-2.0325301" calcext:value-type="float">
            <text:p>-2.0325301</text:p>
          </table:table-cell>
          <table:table-cell office:value-type="float" office:value="-1.92206" calcext:value-type="float">
            <text:p>-1.92206</text:p>
          </table:table-cell>
          <table:table-cell office:value-type="float" office:value="-1.81646" calcext:value-type="float">
            <text:p>-1.81646</text:p>
          </table:table-cell>
          <table:table-cell office:value-type="float" office:value="-1.72185" calcext:value-type="float">
            <text:p>-1.72185</text:p>
          </table:table-cell>
          <table:table-cell office:value-type="float" office:value="-1.62389" calcext:value-type="float">
            <text:p>-1.62389</text:p>
          </table:table-cell>
          <table:table-cell office:value-type="float" office:value="-1.5305001" calcext:value-type="float">
            <text:p>-1.5305001</text:p>
          </table:table-cell>
          <table:table-cell office:value-type="float" office:value="-1.4319299" calcext:value-type="float">
            <text:p>-1.4319299</text:p>
          </table:table-cell>
          <table:table-cell office:value-type="float" office:value="-1.32572" calcext:value-type="float">
            <text:p>-1.32572</text:p>
          </table:table-cell>
          <table:table-cell office:value-type="float" office:value="-1.2363" calcext:value-type="float">
            <text:p>-1.2363</text:p>
          </table:table-cell>
          <table:table-cell office:value-type="float" office:value="-1.13956" calcext:value-type="float">
            <text:p>-1.13956</text:p>
          </table:table-cell>
          <table:table-cell office:value-type="float" office:value="-1.04251" calcext:value-type="float">
            <text:p>-1.04251</text:p>
          </table:table-cell>
          <table:table-cell office:value-type="float" office:value="-0.94881999" calcext:value-type="float">
            <text:p>-0.94881999</text:p>
          </table:table-cell>
          <table:table-cell office:value-type="float" office:value="-0.86458999" calcext:value-type="float">
            <text:p>-0.86458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47501" calcext:value-type="float">
            <text:p>-2.1747501</text:p>
          </table:table-cell>
          <table:table-cell office:value-type="float" office:value="-2.03192" calcext:value-type="float">
            <text:p>-2.03192</text:p>
          </table:table-cell>
          <table:table-cell office:value-type="float" office:value="-1.92145" calcext:value-type="float">
            <text:p>-1.92145</text:p>
          </table:table-cell>
          <table:table-cell office:value-type="float" office:value="-1.81585" calcext:value-type="float">
            <text:p>-1.81585</text:p>
          </table:table-cell>
          <table:table-cell office:value-type="float" office:value="-1.72124" calcext:value-type="float">
            <text:p>-1.72124</text:p>
          </table:table-cell>
          <table:table-cell office:value-type="float" office:value="-1.62328" calcext:value-type="float">
            <text:p>-1.62328</text:p>
          </table:table-cell>
          <table:table-cell office:value-type="float" office:value="-1.5298899" calcext:value-type="float">
            <text:p>-1.5298899</text:p>
          </table:table-cell>
          <table:table-cell office:value-type="float" office:value="-1.43132" calcext:value-type="float">
            <text:p>-1.43132</text:p>
          </table:table-cell>
          <table:table-cell office:value-type="float" office:value="-1.32511" calcext:value-type="float">
            <text:p>-1.32511</text:p>
          </table:table-cell>
          <table:table-cell office:value-type="float" office:value="-1.2353899" calcext:value-type="float">
            <text:p>-1.2353899</text:p>
          </table:table-cell>
          <table:table-cell office:value-type="float" office:value="-1.13895" calcext:value-type="float">
            <text:p>-1.13895</text:p>
          </table:table-cell>
          <table:table-cell office:value-type="float" office:value="-1.0419" calcext:value-type="float">
            <text:p>-1.0419</text:p>
          </table:table-cell>
          <table:table-cell office:value-type="float" office:value="-0.94821" calcext:value-type="float">
            <text:p>-0.94821</text:p>
          </table:table-cell>
          <table:table-cell office:value-type="float" office:value="-0.86366999" calcext:value-type="float">
            <text:p>-0.86366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414" calcext:value-type="float">
            <text:p>-2.17414</text:p>
          </table:table-cell>
          <table:table-cell office:value-type="float" office:value="-2.0313101" calcext:value-type="float">
            <text:p>-2.0313101</text:p>
          </table:table-cell>
          <table:table-cell office:value-type="float" office:value="-1.92084" calcext:value-type="float">
            <text:p>-1.92084</text:p>
          </table:table-cell>
          <table:table-cell office:value-type="float" office:value="-1.81524" calcext:value-type="float">
            <text:p>-1.81524</text:p>
          </table:table-cell>
          <table:table-cell office:value-type="float" office:value="-1.72063" calcext:value-type="float">
            <text:p>-1.72063</text:p>
          </table:table-cell>
          <table:table-cell office:value-type="float" office:value="-1.62236" calcext:value-type="float">
            <text:p>-1.62236</text:p>
          </table:table-cell>
          <table:table-cell office:value-type="float" office:value="-1.5292799" calcext:value-type="float">
            <text:p>-1.5292799</text:p>
          </table:table-cell>
          <table:table-cell office:value-type="float" office:value="-1.43071" calcext:value-type="float">
            <text:p>-1.43071</text:p>
          </table:table-cell>
          <table:table-cell office:value-type="float" office:value="-1.3245" calcext:value-type="float">
            <text:p>-1.3245</text:p>
          </table:table-cell>
          <table:table-cell office:value-type="float" office:value="-1.23478" calcext:value-type="float">
            <text:p>-1.23478</text:p>
          </table:table-cell>
          <table:table-cell office:value-type="float" office:value="-1.13834" calcext:value-type="float">
            <text:p>-1.13834</text:p>
          </table:table-cell>
          <table:table-cell office:value-type="float" office:value="-1.04129" calcext:value-type="float">
            <text:p>-1.04129</text:p>
          </table:table-cell>
          <table:table-cell office:value-type="float" office:value="-0.94729" calcext:value-type="float">
            <text:p>-0.94729</text:p>
          </table:table-cell>
          <table:table-cell office:value-type="float" office:value="-0.86306" calcext:value-type="float">
            <text:p>-0.8630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35301" calcext:value-type="float">
            <text:p>-2.1735301</text:p>
          </table:table-cell>
          <table:table-cell office:value-type="float" office:value="-2.0307" calcext:value-type="float">
            <text:p>-2.0307</text:p>
          </table:table-cell>
          <table:table-cell office:value-type="float" office:value="-1.92022" calcext:value-type="float">
            <text:p>-1.92022</text:p>
          </table:table-cell>
          <table:table-cell office:value-type="float" office:value="-1.81463" calcext:value-type="float">
            <text:p>-1.81463</text:p>
          </table:table-cell>
          <table:table-cell office:value-type="float" office:value="-1.7200201" calcext:value-type="float">
            <text:p>-1.7200201</text:p>
          </table:table-cell>
          <table:table-cell office:value-type="float" office:value="-1.62175" calcext:value-type="float">
            <text:p>-1.62175</text:p>
          </table:table-cell>
          <table:table-cell office:value-type="float" office:value="-1.52837" calcext:value-type="float">
            <text:p>-1.52837</text:p>
          </table:table-cell>
          <table:table-cell office:value-type="float" office:value="-1.4301" calcext:value-type="float">
            <text:p>-1.4301</text:p>
          </table:table-cell>
          <table:table-cell office:value-type="float" office:value="-1.32389" calcext:value-type="float">
            <text:p>-1.32389</text:p>
          </table:table-cell>
          <table:table-cell office:value-type="float" office:value="-1.23417" calcext:value-type="float">
            <text:p>-1.23417</text:p>
          </table:table-cell>
          <table:table-cell office:value-type="float" office:value="-1.13773" calcext:value-type="float">
            <text:p>-1.13773</text:p>
          </table:table-cell>
          <table:table-cell office:value-type="float" office:value="-1.0406801" calcext:value-type="float">
            <text:p>-1.0406801</text:p>
          </table:table-cell>
          <table:table-cell office:value-type="float" office:value="-0.94668001" calcext:value-type="float">
            <text:p>-0.94668001</text:p>
          </table:table-cell>
          <table:table-cell office:value-type="float" office:value="-0.86245" calcext:value-type="float">
            <text:p>-0.862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292" calcext:value-type="float">
            <text:p>-2.17292</text:p>
          </table:table-cell>
          <table:table-cell office:value-type="float" office:value="-2.0300901" calcext:value-type="float">
            <text:p>-2.0300901</text:p>
          </table:table-cell>
          <table:table-cell office:value-type="float" office:value="-1.91961" calcext:value-type="float">
            <text:p>-1.91961</text:p>
          </table:table-cell>
          <table:table-cell office:value-type="float" office:value="-1.81402" calcext:value-type="float">
            <text:p>-1.81402</text:p>
          </table:table-cell>
          <table:table-cell office:value-type="float" office:value="-1.7194099" calcext:value-type="float">
            <text:p>-1.7194099</text:p>
          </table:table-cell>
          <table:table-cell office:value-type="float" office:value="-1.62114" calcext:value-type="float">
            <text:p>-1.62114</text:p>
          </table:table-cell>
          <table:table-cell office:value-type="float" office:value="-1.52776" calcext:value-type="float">
            <text:p>-1.52776</text:p>
          </table:table-cell>
          <table:table-cell office:value-type="float" office:value="-1.42949" calcext:value-type="float">
            <text:p>-1.42949</text:p>
          </table:table-cell>
          <table:table-cell office:value-type="float" office:value="-1.32328" calcext:value-type="float">
            <text:p>-1.32328</text:p>
          </table:table-cell>
          <table:table-cell office:value-type="float" office:value="-1.23356" calcext:value-type="float">
            <text:p>-1.23356</text:p>
          </table:table-cell>
          <table:table-cell office:value-type="float" office:value="-1.1368099" calcext:value-type="float">
            <text:p>-1.1368099</text:p>
          </table:table-cell>
          <table:table-cell office:value-type="float" office:value="-1.0400701" calcext:value-type="float">
            <text:p>-1.0400701</text:p>
          </table:table-cell>
          <table:table-cell office:value-type="float" office:value="-0.94607002" calcext:value-type="float">
            <text:p>-0.94607002</text:p>
          </table:table-cell>
          <table:table-cell office:value-type="float" office:value="-0.86184001" calcext:value-type="float">
            <text:p>-0.86184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23101" calcext:value-type="float">
            <text:p>-2.1723101</text:p>
          </table:table-cell>
          <table:table-cell office:value-type="float" office:value="-2.02948" calcext:value-type="float">
            <text:p>-2.02948</text:p>
          </table:table-cell>
          <table:table-cell office:value-type="float" office:value="-1.919" calcext:value-type="float">
            <text:p>-1.919</text:p>
          </table:table-cell>
          <table:table-cell office:value-type="float" office:value="-1.81341" calcext:value-type="float">
            <text:p>-1.81341</text:p>
          </table:table-cell>
          <table:table-cell office:value-type="float" office:value="-1.7187999" calcext:value-type="float">
            <text:p>-1.7187999</text:p>
          </table:table-cell>
          <table:table-cell office:value-type="float" office:value="-1.62023" calcext:value-type="float">
            <text:p>-1.62023</text:p>
          </table:table-cell>
          <table:table-cell office:value-type="float" office:value="-1.52684" calcext:value-type="float">
            <text:p>-1.52684</text:p>
          </table:table-cell>
          <table:table-cell office:value-type="float" office:value="-1.42888" calcext:value-type="float">
            <text:p>-1.42888</text:p>
          </table:table-cell>
          <table:table-cell office:value-type="float" office:value="-1.32267" calcext:value-type="float">
            <text:p>-1.32267</text:p>
          </table:table-cell>
          <table:table-cell office:value-type="float" office:value="-1.23295" calcext:value-type="float">
            <text:p>-1.23295</text:p>
          </table:table-cell>
          <table:table-cell office:value-type="float" office:value="-1.1362" calcext:value-type="float">
            <text:p>-1.1362</text:p>
          </table:table-cell>
          <table:table-cell office:value-type="float" office:value="-1.0394599" calcext:value-type="float">
            <text:p>-1.0394599</text:p>
          </table:table-cell>
          <table:table-cell office:value-type="float" office:value="-0.94577003" calcext:value-type="float">
            <text:p>-0.94577003</text:p>
          </table:table-cell>
          <table:table-cell office:value-type="float" office:value="-0.86123002" calcext:value-type="float">
            <text:p>-0.861230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-2.1717" calcext:value-type="float">
            <text:p>-2.1717</text:p>
          </table:table-cell>
          <table:table-cell office:value-type="float" office:value="-2.0288701" calcext:value-type="float">
            <text:p>-2.0288701</text:p>
          </table:table-cell>
          <table:table-cell office:value-type="float" office:value="-1.91839" calcext:value-type="float">
            <text:p>-1.91839</text:p>
          </table:table-cell>
          <table:table-cell office:value-type="float" office:value="-1.8128" calcext:value-type="float">
            <text:p>-1.8128</text:p>
          </table:table-cell>
          <table:table-cell office:value-type="float" office:value="-1.71819" calcext:value-type="float">
            <text:p>-1.71819</text:p>
          </table:table-cell>
          <table:table-cell office:value-type="float" office:value="-1.61962" calcext:value-type="float">
            <text:p>-1.61962</text:p>
          </table:table-cell>
          <table:table-cell office:value-type="float" office:value="-1.52623" calcext:value-type="float">
            <text:p>-1.52623</text:p>
          </table:table-cell>
          <table:table-cell office:value-type="float" office:value="-1.42827" calcext:value-type="float">
            <text:p>-1.42827</text:p>
          </table:table-cell>
          <table:table-cell office:value-type="float" office:value="-1.32206" calcext:value-type="float">
            <text:p>-1.32206</text:p>
          </table:table-cell>
          <table:table-cell office:value-type="float" office:value="-1.23234" calcext:value-type="float">
            <text:p>-1.23234</text:p>
          </table:table-cell>
          <table:table-cell office:value-type="float" office:value="-1.13559" calcext:value-type="float">
            <text:p>-1.13559</text:p>
          </table:table-cell>
          <table:table-cell office:value-type="float" office:value="-1.0388499" calcext:value-type="float">
            <text:p>-1.0388499</text:p>
          </table:table-cell>
          <table:table-cell office:value-type="float" office:value="-0.94515997" calcext:value-type="float">
            <text:p>-0.9451599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710899" calcext:value-type="float">
            <text:p>-2.1710899</text:p>
          </table:table-cell>
          <table:table-cell office:value-type="float" office:value="-2.02826" calcext:value-type="float">
            <text:p>-2.02826</text:p>
          </table:table-cell>
          <table:table-cell office:value-type="float" office:value="-1.91778" calcext:value-type="float">
            <text:p>-1.91778</text:p>
          </table:table-cell>
          <table:table-cell office:value-type="float" office:value="-1.8121901" calcext:value-type="float">
            <text:p>-1.8121901</text:p>
          </table:table-cell>
          <table:table-cell office:value-type="float" office:value="-1.71758" calcext:value-type="float">
            <text:p>-1.71758</text:p>
          </table:table-cell>
          <table:table-cell office:value-type="float" office:value="-1.61901" calcext:value-type="float">
            <text:p>-1.61901</text:p>
          </table:table-cell>
          <table:table-cell office:value-type="float" office:value="-1.52562" calcext:value-type="float">
            <text:p>-1.52562</text:p>
          </table:table-cell>
          <table:table-cell office:value-type="float" office:value="-1.42766" calcext:value-type="float">
            <text:p>-1.42766</text:p>
          </table:table-cell>
          <table:table-cell office:value-type="float" office:value="-1.32145" calcext:value-type="float">
            <text:p>-1.32145</text:p>
          </table:table-cell>
          <table:table-cell office:value-type="float" office:value="-1.23173" calcext:value-type="float">
            <text:p>-1.23173</text:p>
          </table:table-cell>
          <table:table-cell office:value-type="float" office:value="-1.13498" calcext:value-type="float">
            <text:p>-1.13498</text:p>
          </table:table-cell>
          <table:table-cell office:value-type="float" office:value="-1.03824" calcext:value-type="float">
            <text:p>-1.03824</text:p>
          </table:table-cell>
          <table:table-cell office:value-type="float" office:value="-0.94454998" calcext:value-type="float">
            <text:p>-0.94454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7048" calcext:value-type="float">
            <text:p>-2.17048</text:p>
          </table:table-cell>
          <table:table-cell office:value-type="float" office:value="-2.0276501" calcext:value-type="float">
            <text:p>-2.0276501</text:p>
          </table:table-cell>
          <table:table-cell office:value-type="float" office:value="-1.91717" calcext:value-type="float">
            <text:p>-1.91717</text:p>
          </table:table-cell>
          <table:table-cell office:value-type="float" office:value="-1.8115799" calcext:value-type="float">
            <text:p>-1.8115799</text:p>
          </table:table-cell>
          <table:table-cell office:value-type="float" office:value="-1.71697" calcext:value-type="float">
            <text:p>-1.71697</text:p>
          </table:table-cell>
          <table:table-cell office:value-type="float" office:value="-1.6184" calcext:value-type="float">
            <text:p>-1.6184</text:p>
          </table:table-cell>
          <table:table-cell office:value-type="float" office:value="-1.52501" calcext:value-type="float">
            <text:p>-1.52501</text:p>
          </table:table-cell>
          <table:table-cell office:value-type="float" office:value="-1.4267401" calcext:value-type="float">
            <text:p>-1.4267401</text:p>
          </table:table-cell>
          <table:table-cell office:value-type="float" office:value="-1.32084" calcext:value-type="float">
            <text:p>-1.32084</text:p>
          </table:table-cell>
          <table:table-cell office:value-type="float" office:value="-1.23112" calcext:value-type="float">
            <text:p>-1.23112</text:p>
          </table:table-cell>
          <table:table-cell office:value-type="float" office:value="-1.13437" calcext:value-type="float">
            <text:p>-1.13437</text:p>
          </table:table-cell>
          <table:table-cell office:value-type="float" office:value="-1.03763" calcext:value-type="float">
            <text:p>-1.03763</text:p>
          </table:table-cell>
          <table:table-cell office:value-type="float" office:value="-0.94362998" calcext:value-type="float">
            <text:p>-0.94362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98699" calcext:value-type="float">
            <text:p>-2.1698699</text:p>
          </table:table-cell>
          <table:table-cell office:value-type="float" office:value="-2.02704" calcext:value-type="float">
            <text:p>-2.02704</text:p>
          </table:table-cell>
          <table:table-cell office:value-type="float" office:value="-1.9165601" calcext:value-type="float">
            <text:p>-1.9165601</text:p>
          </table:table-cell>
          <table:table-cell office:value-type="float" office:value="-1.8109699" calcext:value-type="float">
            <text:p>-1.8109699</text:p>
          </table:table-cell>
          <table:table-cell office:value-type="float" office:value="-1.71636" calcext:value-type="float">
            <text:p>-1.71636</text:p>
          </table:table-cell>
          <table:table-cell office:value-type="float" office:value="-1.61779" calcext:value-type="float">
            <text:p>-1.61779</text:p>
          </table:table-cell>
          <table:table-cell office:value-type="float" office:value="-1.5244" calcext:value-type="float">
            <text:p>-1.5244</text:p>
          </table:table-cell>
          <table:table-cell office:value-type="float" office:value="-1.4261301" calcext:value-type="float">
            <text:p>-1.4261301</text:p>
          </table:table-cell>
          <table:table-cell office:value-type="float" office:value="-1.32023" calcext:value-type="float">
            <text:p>-1.32023</text:p>
          </table:table-cell>
          <table:table-cell office:value-type="float" office:value="-1.23051" calcext:value-type="float">
            <text:p>-1.23051</text:p>
          </table:table-cell>
          <table:table-cell office:value-type="float" office:value="-1.13376" calcext:value-type="float">
            <text:p>-1.13376</text:p>
          </table:table-cell>
          <table:table-cell office:value-type="float" office:value="-1.03702" calcext:value-type="float">
            <text:p>-1.03702</text:p>
          </table:table-cell>
          <table:table-cell office:value-type="float" office:value="-0.94301999" calcext:value-type="float">
            <text:p>-0.94301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926" calcext:value-type="float">
            <text:p>-2.16926</text:p>
          </table:table-cell>
          <table:table-cell office:value-type="float" office:value="-2.0264299" calcext:value-type="float">
            <text:p>-2.0264299</text:p>
          </table:table-cell>
          <table:table-cell office:value-type="float" office:value="-1.9159499" calcext:value-type="float">
            <text:p>-1.9159499</text:p>
          </table:table-cell>
          <table:table-cell office:value-type="float" office:value="-1.81036" calcext:value-type="float">
            <text:p>-1.81036</text:p>
          </table:table-cell>
          <table:table-cell office:value-type="float" office:value="-1.71575" calcext:value-type="float">
            <text:p>-1.71575</text:p>
          </table:table-cell>
          <table:table-cell office:value-type="float" office:value="-1.61718" calcext:value-type="float">
            <text:p>-1.61718</text:p>
          </table:table-cell>
          <table:table-cell office:value-type="float" office:value="-1.52379" calcext:value-type="float">
            <text:p>-1.52379</text:p>
          </table:table-cell>
          <table:table-cell office:value-type="float" office:value="-1.4255199" calcext:value-type="float">
            <text:p>-1.4255199</text:p>
          </table:table-cell>
          <table:table-cell office:value-type="float" office:value="-1.31962" calcext:value-type="float">
            <text:p>-1.31962</text:p>
          </table:table-cell>
          <table:table-cell office:value-type="float" office:value="-1.2299" calcext:value-type="float">
            <text:p>-1.2299</text:p>
          </table:table-cell>
          <table:table-cell office:value-type="float" office:value="-1.13315" calcext:value-type="float">
            <text:p>-1.13315</text:p>
          </table:table-cell>
          <table:table-cell office:value-type="float" office:value="-1.03641" calcext:value-type="float">
            <text:p>-1.03641</text:p>
          </table:table-cell>
          <table:table-cell office:value-type="float" office:value="-0.94240999" calcext:value-type="float">
            <text:p>-0.94240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86499" calcext:value-type="float">
            <text:p>-2.1686499</text:p>
          </table:table-cell>
          <table:table-cell office:value-type="float" office:value="-2.02582" calcext:value-type="float">
            <text:p>-2.02582</text:p>
          </table:table-cell>
          <table:table-cell office:value-type="float" office:value="-1.9153399" calcext:value-type="float">
            <text:p>-1.9153399</text:p>
          </table:table-cell>
          <table:table-cell office:value-type="float" office:value="-1.80975" calcext:value-type="float">
            <text:p>-1.80975</text:p>
          </table:table-cell>
          <table:table-cell office:value-type="float" office:value="-1.71514" calcext:value-type="float">
            <text:p>-1.71514</text:p>
          </table:table-cell>
          <table:table-cell office:value-type="float" office:value="-1.61657" calcext:value-type="float">
            <text:p>-1.61657</text:p>
          </table:table-cell>
          <table:table-cell office:value-type="float" office:value="-1.52318" calcext:value-type="float">
            <text:p>-1.52318</text:p>
          </table:table-cell>
          <table:table-cell office:value-type="float" office:value="-1.4249099" calcext:value-type="float">
            <text:p>-1.4249099</text:p>
          </table:table-cell>
          <table:table-cell office:value-type="float" office:value="-1.31901" calcext:value-type="float">
            <text:p>-1.31901</text:p>
          </table:table-cell>
          <table:table-cell office:value-type="float" office:value="-1.22929" calcext:value-type="float">
            <text:p>-1.22929</text:p>
          </table:table-cell>
          <table:table-cell office:value-type="float" office:value="-1.13254" calcext:value-type="float">
            <text:p>-1.13254</text:p>
          </table:table-cell>
          <table:table-cell office:value-type="float" office:value="-1.0358" calcext:value-type="float">
            <text:p>-1.0358</text:p>
          </table:table-cell>
          <table:table-cell office:value-type="float" office:value="-0.9418" calcext:value-type="float">
            <text:p>-0.941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804" calcext:value-type="float">
            <text:p>-2.16804</text:p>
          </table:table-cell>
          <table:table-cell office:value-type="float" office:value="-2.0252099" calcext:value-type="float">
            <text:p>-2.0252099</text:p>
          </table:table-cell>
          <table:table-cell office:value-type="float" office:value="-1.91443" calcext:value-type="float">
            <text:p>-1.91443</text:p>
          </table:table-cell>
          <table:table-cell office:value-type="float" office:value="-1.80914" calcext:value-type="float">
            <text:p>-1.80914</text:p>
          </table:table-cell>
          <table:table-cell office:value-type="float" office:value="-1.71453" calcext:value-type="float">
            <text:p>-1.71453</text:p>
          </table:table-cell>
          <table:table-cell office:value-type="float" office:value="-1.61534" calcext:value-type="float">
            <text:p>-1.61534</text:p>
          </table:table-cell>
          <table:table-cell office:value-type="float" office:value="-1.52257" calcext:value-type="float">
            <text:p>-1.52257</text:p>
          </table:table-cell>
          <table:table-cell office:value-type="float" office:value="-1.4243" calcext:value-type="float">
            <text:p>-1.4243</text:p>
          </table:table-cell>
          <table:table-cell office:value-type="float" office:value="-1.3184" calcext:value-type="float">
            <text:p>-1.3184</text:p>
          </table:table-cell>
          <table:table-cell office:value-type="float" office:value="-1.22868" calcext:value-type="float">
            <text:p>-1.22868</text:p>
          </table:table-cell>
          <table:table-cell office:value-type="float" office:value="-1.13193" calcext:value-type="float">
            <text:p>-1.13193</text:p>
          </table:table-cell>
          <table:table-cell office:value-type="float" office:value="-1.03519" calcext:value-type="float">
            <text:p>-1.03519</text:p>
          </table:table-cell>
          <table:table-cell office:value-type="float" office:value="-0.94119" calcext:value-type="float">
            <text:p>-0.9411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74199" calcext:value-type="float">
            <text:p>-2.1674199</text:p>
          </table:table-cell>
          <table:table-cell office:value-type="float" office:value="-2.0246" calcext:value-type="float">
            <text:p>-2.0246</text:p>
          </table:table-cell>
          <table:table-cell office:value-type="float" office:value="-1.91351" calcext:value-type="float">
            <text:p>-1.91351</text:p>
          </table:table-cell>
          <table:table-cell office:value-type="float" office:value="-1.80853" calcext:value-type="float">
            <text:p>-1.80853</text:p>
          </table:table-cell>
          <table:table-cell office:value-type="float" office:value="-1.71392" calcext:value-type="float">
            <text:p>-1.71392</text:p>
          </table:table-cell>
          <table:table-cell office:value-type="float" office:value="-1.61473" calcext:value-type="float">
            <text:p>-1.61473</text:p>
          </table:table-cell>
          <table:table-cell office:value-type="float" office:value="-1.52196" calcext:value-type="float">
            <text:p>-1.52196</text:p>
          </table:table-cell>
          <table:table-cell office:value-type="float" office:value="-1.42369" calcext:value-type="float">
            <text:p>-1.42369</text:p>
          </table:table-cell>
          <table:table-cell office:value-type="float" office:value="-1.31779" calcext:value-type="float">
            <text:p>-1.31779</text:p>
          </table:table-cell>
          <table:table-cell office:value-type="float" office:value="-1.22806" calcext:value-type="float">
            <text:p>-1.22806</text:p>
          </table:table-cell>
          <table:table-cell office:value-type="float" office:value="-1.13132" calcext:value-type="float">
            <text:p>-1.13132</text:p>
          </table:table-cell>
          <table:table-cell office:value-type="float" office:value="-1.03458" calcext:value-type="float">
            <text:p>-1.03458</text:p>
          </table:table-cell>
          <table:table-cell office:value-type="float" office:value="-0.94028002" calcext:value-type="float">
            <text:p>-0.94028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681" calcext:value-type="float">
            <text:p>-2.16681</text:p>
          </table:table-cell>
          <table:table-cell office:value-type="float" office:value="-2.0239899" calcext:value-type="float">
            <text:p>-2.0239899</text:p>
          </table:table-cell>
          <table:table-cell office:value-type="float" office:value="-1.9129" calcext:value-type="float">
            <text:p>-1.9129</text:p>
          </table:table-cell>
          <table:table-cell office:value-type="float" office:value="-1.80792" calcext:value-type="float">
            <text:p>-1.80792</text:p>
          </table:table-cell>
          <table:table-cell office:value-type="float" office:value="-1.71331" calcext:value-type="float">
            <text:p>-1.71331</text:p>
          </table:table-cell>
          <table:table-cell office:value-type="float" office:value="-1.61412" calcext:value-type="float">
            <text:p>-1.61412</text:p>
          </table:table-cell>
          <table:table-cell office:value-type="float" office:value="-1.52104" calcext:value-type="float">
            <text:p>-1.52104</text:p>
          </table:table-cell>
          <table:table-cell office:value-type="float" office:value="-1.42308" calcext:value-type="float">
            <text:p>-1.42308</text:p>
          </table:table-cell>
          <table:table-cell office:value-type="float" office:value="-1.31718" calcext:value-type="float">
            <text:p>-1.31718</text:p>
          </table:table-cell>
          <table:table-cell office:value-type="float" office:value="-1.22745" calcext:value-type="float">
            <text:p>-1.22745</text:p>
          </table:table-cell>
          <table:table-cell office:value-type="float" office:value="-1.13071" calcext:value-type="float">
            <text:p>-1.13071</text:p>
          </table:table-cell>
          <table:table-cell office:value-type="float" office:value="-1.03397" calcext:value-type="float">
            <text:p>-1.03397</text:p>
          </table:table-cell>
          <table:table-cell office:value-type="float" office:value="-0.93966001" calcext:value-type="float">
            <text:p>-0.93966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59" calcext:value-type="float">
            <text:p>-2.1659</text:p>
          </table:table-cell>
          <table:table-cell office:value-type="float" office:value="-2.02338" calcext:value-type="float">
            <text:p>-2.02338</text:p>
          </table:table-cell>
          <table:table-cell office:value-type="float" office:value="-1.91229" calcext:value-type="float">
            <text:p>-1.91229</text:p>
          </table:table-cell>
          <table:table-cell office:value-type="float" office:value="-1.80731" calcext:value-type="float">
            <text:p>-1.80731</text:p>
          </table:table-cell>
          <table:table-cell office:value-type="float" office:value="-1.7127" calcext:value-type="float">
            <text:p>-1.7127</text:p>
          </table:table-cell>
          <table:table-cell office:value-type="float" office:value="-1.61351" calcext:value-type="float">
            <text:p>-1.61351</text:p>
          </table:table-cell>
          <table:table-cell office:value-type="float" office:value="-1.52043" calcext:value-type="float">
            <text:p>-1.52043</text:p>
          </table:table-cell>
          <table:table-cell office:value-type="float" office:value="-1.42247" calcext:value-type="float">
            <text:p>-1.42247</text:p>
          </table:table-cell>
          <table:table-cell office:value-type="float" office:value="-1.31657" calcext:value-type="float">
            <text:p>-1.31657</text:p>
          </table:table-cell>
          <table:table-cell office:value-type="float" office:value="-1.22684" calcext:value-type="float">
            <text:p>-1.22684</text:p>
          </table:table-cell>
          <table:table-cell office:value-type="float" office:value="-1.1301" calcext:value-type="float">
            <text:p>-1.1301</text:p>
          </table:table-cell>
          <table:table-cell office:value-type="float" office:value="-1.03336" calcext:value-type="float">
            <text:p>-1.03336</text:p>
          </table:table-cell>
          <table:table-cell office:value-type="float" office:value="-0.93875003" calcext:value-type="float">
            <text:p>-0.93875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52901" calcext:value-type="float">
            <text:p>-2.1652901</text:p>
          </table:table-cell>
          <table:table-cell office:value-type="float" office:value="-2.0227699" calcext:value-type="float">
            <text:p>-2.0227699</text:p>
          </table:table-cell>
          <table:table-cell office:value-type="float" office:value="-1.91168" calcext:value-type="float">
            <text:p>-1.91168</text:p>
          </table:table-cell>
          <table:table-cell office:value-type="float" office:value="-1.8067" calcext:value-type="float">
            <text:p>-1.8067</text:p>
          </table:table-cell>
          <table:table-cell office:value-type="float" office:value="-1.71209" calcext:value-type="float">
            <text:p>-1.71209</text:p>
          </table:table-cell>
          <table:table-cell office:value-type="float" office:value="-1.6129" calcext:value-type="float">
            <text:p>-1.6129</text:p>
          </table:table-cell>
          <table:table-cell office:value-type="float" office:value="-1.51982" calcext:value-type="float">
            <text:p>-1.51982</text:p>
          </table:table-cell>
          <table:table-cell office:value-type="float" office:value="-1.42186" calcext:value-type="float">
            <text:p>-1.42186</text:p>
          </table:table-cell>
          <table:table-cell office:value-type="float" office:value="-1.31596" calcext:value-type="float">
            <text:p>-1.31596</text:p>
          </table:table-cell>
          <table:table-cell office:value-type="float" office:value="-1.22623" calcext:value-type="float">
            <text:p>-1.22623</text:p>
          </table:table-cell>
          <table:table-cell office:value-type="float" office:value="-1.12949" calcext:value-type="float">
            <text:p>-1.12949</text:p>
          </table:table-cell>
          <table:table-cell office:value-type="float" office:value="-1.0324399" calcext:value-type="float">
            <text:p>-1.0324399</text:p>
          </table:table-cell>
          <table:table-cell office:value-type="float" office:value="-0.93813998" calcext:value-type="float">
            <text:p>-0.93813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468" calcext:value-type="float">
            <text:p>-2.16468</text:p>
          </table:table-cell>
          <table:table-cell office:value-type="float" office:value="-2.0221601" calcext:value-type="float">
            <text:p>-2.0221601</text:p>
          </table:table-cell>
          <table:table-cell office:value-type="float" office:value="-1.91107" calcext:value-type="float">
            <text:p>-1.91107</text:p>
          </table:table-cell>
          <table:table-cell office:value-type="float" office:value="-1.80609" calcext:value-type="float">
            <text:p>-1.80609</text:p>
          </table:table-cell>
          <table:table-cell office:value-type="float" office:value="-1.71148" calcext:value-type="float">
            <text:p>-1.71148</text:p>
          </table:table-cell>
          <table:table-cell office:value-type="float" office:value="-1.61229" calcext:value-type="float">
            <text:p>-1.61229</text:p>
          </table:table-cell>
          <table:table-cell office:value-type="float" office:value="-1.51921" calcext:value-type="float">
            <text:p>-1.51921</text:p>
          </table:table-cell>
          <table:table-cell office:value-type="float" office:value="-1.42125" calcext:value-type="float">
            <text:p>-1.42125</text:p>
          </table:table-cell>
          <table:table-cell office:value-type="float" office:value="-1.3153501" calcext:value-type="float">
            <text:p>-1.3153501</text:p>
          </table:table-cell>
          <table:table-cell office:value-type="float" office:value="-1.22562" calcext:value-type="float">
            <text:p>-1.22562</text:p>
          </table:table-cell>
          <table:table-cell office:value-type="float" office:value="-1.12888" calcext:value-type="float">
            <text:p>-1.12888</text:p>
          </table:table-cell>
          <table:table-cell office:value-type="float" office:value="-1.03183" calcext:value-type="float">
            <text:p>-1.03183</text:p>
          </table:table-cell>
          <table:table-cell office:value-type="float" office:value="-0.93752998" calcext:value-type="float">
            <text:p>-0.93752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40699" calcext:value-type="float">
            <text:p>-2.1640699</text:p>
          </table:table-cell>
          <table:table-cell office:value-type="float" office:value="-2.02124" calcext:value-type="float">
            <text:p>-2.02124</text:p>
          </table:table-cell>
          <table:table-cell office:value-type="float" office:value="-1.91046" calcext:value-type="float">
            <text:p>-1.91046</text:p>
          </table:table-cell>
          <table:table-cell office:value-type="float" office:value="-1.80548" calcext:value-type="float">
            <text:p>-1.80548</text:p>
          </table:table-cell>
          <table:table-cell office:value-type="float" office:value="-1.71087" calcext:value-type="float">
            <text:p>-1.71087</text:p>
          </table:table-cell>
          <table:table-cell office:value-type="float" office:value="-1.61168" calcext:value-type="float">
            <text:p>-1.61168</text:p>
          </table:table-cell>
          <table:table-cell office:value-type="float" office:value="-1.5186" calcext:value-type="float">
            <text:p>-1.5186</text:p>
          </table:table-cell>
          <table:table-cell office:value-type="float" office:value="-1.42064" calcext:value-type="float">
            <text:p>-1.42064</text:p>
          </table:table-cell>
          <table:table-cell office:value-type="float" office:value="-1.3147399" calcext:value-type="float">
            <text:p>-1.3147399</text:p>
          </table:table-cell>
          <table:table-cell office:value-type="float" office:value="-1.22501" calcext:value-type="float">
            <text:p>-1.22501</text:p>
          </table:table-cell>
          <table:table-cell office:value-type="float" office:value="-1.12827" calcext:value-type="float">
            <text:p>-1.12827</text:p>
          </table:table-cell>
          <table:table-cell office:value-type="float" office:value="-1.03122" calcext:value-type="float">
            <text:p>-1.03122</text:p>
          </table:table-cell>
          <table:table-cell office:value-type="float" office:value="-0.93660998" calcext:value-type="float">
            <text:p>-0.93660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346" calcext:value-type="float">
            <text:p>-2.16346</text:p>
          </table:table-cell>
          <table:table-cell office:value-type="float" office:value="-2.02033" calcext:value-type="float">
            <text:p>-2.02033</text:p>
          </table:table-cell>
          <table:table-cell office:value-type="float" office:value="-1.90985" calcext:value-type="float">
            <text:p>-1.90985</text:p>
          </table:table-cell>
          <table:table-cell office:value-type="float" office:value="-1.80486" calcext:value-type="float">
            <text:p>-1.80486</text:p>
          </table:table-cell>
          <table:table-cell office:value-type="float" office:value="-1.71026" calcext:value-type="float">
            <text:p>-1.71026</text:p>
          </table:table-cell>
          <table:table-cell office:value-type="float" office:value="-1.61107" calcext:value-type="float">
            <text:p>-1.61107</text:p>
          </table:table-cell>
          <table:table-cell office:value-type="float" office:value="-1.51799" calcext:value-type="float">
            <text:p>-1.51799</text:p>
          </table:table-cell>
          <table:table-cell office:value-type="float" office:value="-1.42003" calcext:value-type="float">
            <text:p>-1.42003</text:p>
          </table:table-cell>
          <table:table-cell office:value-type="float" office:value="-1.3141299" calcext:value-type="float">
            <text:p>-1.3141299</text:p>
          </table:table-cell>
          <table:table-cell office:value-type="float" office:value="-1.2244" calcext:value-type="float">
            <text:p>-1.2244</text:p>
          </table:table-cell>
          <table:table-cell office:value-type="float" office:value="-1.12766" calcext:value-type="float">
            <text:p>-1.12766</text:p>
          </table:table-cell>
          <table:table-cell office:value-type="float" office:value="-1.03061" calcext:value-type="float">
            <text:p>-1.03061</text:p>
          </table:table-cell>
          <table:table-cell office:value-type="float" office:value="-0.93599999" calcext:value-type="float">
            <text:p>-0.9359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254" calcext:value-type="float">
            <text:p>-2.16254</text:p>
          </table:table-cell>
          <table:table-cell office:value-type="float" office:value="-2.0194099" calcext:value-type="float">
            <text:p>-2.0194099</text:p>
          </table:table-cell>
          <table:table-cell office:value-type="float" office:value="-1.90924" calcext:value-type="float">
            <text:p>-1.90924</text:p>
          </table:table-cell>
          <table:table-cell office:value-type="float" office:value="-1.80425" calcext:value-type="float">
            <text:p>-1.80425</text:p>
          </table:table-cell>
          <table:table-cell office:value-type="float" office:value="-1.70965" calcext:value-type="float">
            <text:p>-1.70965</text:p>
          </table:table-cell>
          <table:table-cell office:value-type="float" office:value="-1.61046" calcext:value-type="float">
            <text:p>-1.61046</text:p>
          </table:table-cell>
          <table:table-cell office:value-type="float" office:value="-1.51738" calcext:value-type="float">
            <text:p>-1.51738</text:p>
          </table:table-cell>
          <table:table-cell office:value-type="float" office:value="-1.41942" calcext:value-type="float">
            <text:p>-1.41942</text:p>
          </table:table-cell>
          <table:table-cell office:value-type="float" office:value="-1.31352" calcext:value-type="float">
            <text:p>-1.31352</text:p>
          </table:table-cell>
          <table:table-cell office:value-type="float" office:value="-1.22379" calcext:value-type="float">
            <text:p>-1.22379</text:p>
          </table:table-cell>
          <table:table-cell office:value-type="float" office:value="-1.12705" calcext:value-type="float">
            <text:p>-1.12705</text:p>
          </table:table-cell>
          <table:table-cell office:value-type="float" office:value="-1.03" calcext:value-type="float">
            <text:p>-1.03</text:p>
          </table:table-cell>
          <table:table-cell office:value-type="float" office:value="-0.93509001" calcext:value-type="float">
            <text:p>-0.93509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19301" calcext:value-type="float">
            <text:p>-2.1619301</text:p>
          </table:table-cell>
          <table:table-cell office:value-type="float" office:value="-2.0188" calcext:value-type="float">
            <text:p>-2.0188</text:p>
          </table:table-cell>
          <table:table-cell office:value-type="float" office:value="-1.90863" calcext:value-type="float">
            <text:p>-1.90863</text:p>
          </table:table-cell>
          <table:table-cell office:value-type="float" office:value="-1.80364" calcext:value-type="float">
            <text:p>-1.80364</text:p>
          </table:table-cell>
          <table:table-cell office:value-type="float" office:value="-1.70904" calcext:value-type="float">
            <text:p>-1.70904</text:p>
          </table:table-cell>
          <table:table-cell office:value-type="float" office:value="-1.60985" calcext:value-type="float">
            <text:p>-1.60985</text:p>
          </table:table-cell>
          <table:table-cell office:value-type="float" office:value="-1.51677" calcext:value-type="float">
            <text:p>-1.51677</text:p>
          </table:table-cell>
          <table:table-cell office:value-type="float" office:value="-1.41881" calcext:value-type="float">
            <text:p>-1.41881</text:p>
          </table:table-cell>
          <table:table-cell office:value-type="float" office:value="-1.31291" calcext:value-type="float">
            <text:p>-1.31291</text:p>
          </table:table-cell>
          <table:table-cell office:value-type="float" office:value="-1.2231801" calcext:value-type="float">
            <text:p>-1.2231801</text:p>
          </table:table-cell>
          <table:table-cell office:value-type="float" office:value="-1.12644" calcext:value-type="float">
            <text:p>-1.12644</text:p>
          </table:table-cell>
          <table:table-cell office:value-type="float" office:value="-1.02939" calcext:value-type="float">
            <text:p>-1.02939</text:p>
          </table:table-cell>
          <table:table-cell office:value-type="float" office:value="-0.93448001" calcext:value-type="float">
            <text:p>-0.93448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132" calcext:value-type="float">
            <text:p>-2.16132</text:p>
          </table:table-cell>
          <table:table-cell office:value-type="float" office:value="-2.0181899" calcext:value-type="float">
            <text:p>-2.0181899</text:p>
          </table:table-cell>
          <table:table-cell office:value-type="float" office:value="-1.90802" calcext:value-type="float">
            <text:p>-1.90802</text:p>
          </table:table-cell>
          <table:table-cell office:value-type="float" office:value="-1.80303" calcext:value-type="float">
            <text:p>-1.80303</text:p>
          </table:table-cell>
          <table:table-cell office:value-type="float" office:value="-1.7084301" calcext:value-type="float">
            <text:p>-1.7084301</text:p>
          </table:table-cell>
          <table:table-cell office:value-type="float" office:value="-1.6092401" calcext:value-type="float">
            <text:p>-1.6092401</text:p>
          </table:table-cell>
          <table:table-cell office:value-type="float" office:value="-1.51616" calcext:value-type="float">
            <text:p>-1.51616</text:p>
          </table:table-cell>
          <table:table-cell office:value-type="float" office:value="-1.4182" calcext:value-type="float">
            <text:p>-1.4182</text:p>
          </table:table-cell>
          <table:table-cell office:value-type="float" office:value="-1.3123" calcext:value-type="float">
            <text:p>-1.3123</text:p>
          </table:table-cell>
          <table:table-cell office:value-type="float" office:value="-1.2225699" calcext:value-type="float">
            <text:p>-1.2225699</text:p>
          </table:table-cell>
          <table:table-cell office:value-type="float" office:value="-1.1258301" calcext:value-type="float">
            <text:p>-1.1258301</text:p>
          </table:table-cell>
          <table:table-cell office:value-type="float" office:value="-1.02878" calcext:value-type="float">
            <text:p>-1.02878</text:p>
          </table:table-cell>
          <table:table-cell office:value-type="float" office:value="-0.93417001" calcext:value-type="float">
            <text:p>-0.93417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07101" calcext:value-type="float">
            <text:p>-2.1607101</text:p>
          </table:table-cell>
          <table:table-cell office:value-type="float" office:value="-2.01758" calcext:value-type="float">
            <text:p>-2.01758</text:p>
          </table:table-cell>
          <table:table-cell office:value-type="float" office:value="-1.90741" calcext:value-type="float">
            <text:p>-1.90741</text:p>
          </table:table-cell>
          <table:table-cell office:value-type="float" office:value="-1.80242" calcext:value-type="float">
            <text:p>-1.80242</text:p>
          </table:table-cell>
          <table:table-cell office:value-type="float" office:value="-1.7078201" calcext:value-type="float">
            <text:p>-1.7078201</text:p>
          </table:table-cell>
          <table:table-cell office:value-type="float" office:value="-1.6086299" calcext:value-type="float">
            <text:p>-1.6086299</text:p>
          </table:table-cell>
          <table:table-cell office:value-type="float" office:value="-1.51555" calcext:value-type="float">
            <text:p>-1.51555</text:p>
          </table:table-cell>
          <table:table-cell office:value-type="float" office:value="-1.41758" calcext:value-type="float">
            <text:p>-1.41758</text:p>
          </table:table-cell>
          <table:table-cell office:value-type="float" office:value="-1.31169" calcext:value-type="float">
            <text:p>-1.31169</text:p>
          </table:table-cell>
          <table:table-cell office:value-type="float" office:value="-1.2219599" calcext:value-type="float">
            <text:p>-1.2219599</text:p>
          </table:table-cell>
          <table:table-cell office:value-type="float" office:value="-1.1252199" calcext:value-type="float">
            <text:p>-1.1252199</text:p>
          </table:table-cell>
          <table:table-cell office:value-type="float" office:value="-1.02817" calcext:value-type="float">
            <text:p>-1.02817</text:p>
          </table:table-cell>
          <table:table-cell office:value-type="float" office:value="-0.93356001" calcext:value-type="float">
            <text:p>-0.93356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601" calcext:value-type="float">
            <text:p>-2.1601</text:p>
          </table:table-cell>
          <table:table-cell office:value-type="float" office:value="-2.0169699" calcext:value-type="float">
            <text:p>-2.0169699</text:p>
          </table:table-cell>
          <table:table-cell office:value-type="float" office:value="-1.90649" calcext:value-type="float">
            <text:p>-1.90649</text:p>
          </table:table-cell>
          <table:table-cell office:value-type="float" office:value="-1.80181" calcext:value-type="float">
            <text:p>-1.80181</text:p>
          </table:table-cell>
          <table:table-cell office:value-type="float" office:value="-1.7069" calcext:value-type="float">
            <text:p>-1.7069</text:p>
          </table:table-cell>
          <table:table-cell office:value-type="float" office:value="-1.6080199" calcext:value-type="float">
            <text:p>-1.6080199</text:p>
          </table:table-cell>
          <table:table-cell office:value-type="float" office:value="-1.51494" calcext:value-type="float">
            <text:p>-1.51494</text:p>
          </table:table-cell>
          <table:table-cell office:value-type="float" office:value="-1.41697" calcext:value-type="float">
            <text:p>-1.41697</text:p>
          </table:table-cell>
          <table:table-cell office:value-type="float" office:value="-1.31108" calcext:value-type="float">
            <text:p>-1.31108</text:p>
          </table:table-cell>
          <table:table-cell office:value-type="float" office:value="-1.22135" calcext:value-type="float">
            <text:p>-1.22135</text:p>
          </table:table-cell>
          <table:table-cell office:value-type="float" office:value="-1.1246099" calcext:value-type="float">
            <text:p>-1.1246099</text:p>
          </table:table-cell>
          <table:table-cell office:value-type="float" office:value="-1.02756" calcext:value-type="float">
            <text:p>-1.02756</text:p>
          </table:table-cell>
          <table:table-cell office:value-type="float" office:value="-0.93295002" calcext:value-type="float">
            <text:p>-0.93295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94901" calcext:value-type="float">
            <text:p>-2.1594901</text:p>
          </table:table-cell>
          <table:table-cell office:value-type="float" office:value="-2.01636" calcext:value-type="float">
            <text:p>-2.01636</text:p>
          </table:table-cell>
          <table:table-cell office:value-type="float" office:value="-1.90588" calcext:value-type="float">
            <text:p>-1.90588</text:p>
          </table:table-cell>
          <table:table-cell office:value-type="float" office:value="-1.8012" calcext:value-type="float">
            <text:p>-1.8012</text:p>
          </table:table-cell>
          <table:table-cell office:value-type="float" office:value="-1.70629" calcext:value-type="float">
            <text:p>-1.70629</text:p>
          </table:table-cell>
          <table:table-cell office:value-type="float" office:value="-1.60741" calcext:value-type="float">
            <text:p>-1.60741</text:p>
          </table:table-cell>
          <table:table-cell office:value-type="float" office:value="-1.51433" calcext:value-type="float">
            <text:p>-1.51433</text:p>
          </table:table-cell>
          <table:table-cell office:value-type="float" office:value="-1.41636" calcext:value-type="float">
            <text:p>-1.41636</text:p>
          </table:table-cell>
          <table:table-cell office:value-type="float" office:value="-1.31046" calcext:value-type="float">
            <text:p>-1.31046</text:p>
          </table:table-cell>
          <table:table-cell office:value-type="float" office:value="-1.22074" calcext:value-type="float">
            <text:p>-1.22074</text:p>
          </table:table-cell>
          <table:table-cell office:value-type="float" office:value="-1.124" calcext:value-type="float">
            <text:p>-1.124</text:p>
          </table:table-cell>
          <table:table-cell office:value-type="float" office:value="-1.02695" calcext:value-type="float">
            <text:p>-1.02695</text:p>
          </table:table-cell>
          <table:table-cell office:value-type="float" office:value="-0.93234003" calcext:value-type="float">
            <text:p>-0.93234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888" calcext:value-type="float">
            <text:p>-2.15888</text:p>
          </table:table-cell>
          <table:table-cell office:value-type="float" office:value="-2.0157499" calcext:value-type="float">
            <text:p>-2.0157499</text:p>
          </table:table-cell>
          <table:table-cell office:value-type="float" office:value="-1.90497" calcext:value-type="float">
            <text:p>-1.90497</text:p>
          </table:table-cell>
          <table:table-cell office:value-type="float" office:value="-1.80059" calcext:value-type="float">
            <text:p>-1.80059</text:p>
          </table:table-cell>
          <table:table-cell office:value-type="float" office:value="-1.70568" calcext:value-type="float">
            <text:p>-1.70568</text:p>
          </table:table-cell>
          <table:table-cell office:value-type="float" office:value="-1.6068" calcext:value-type="float">
            <text:p>-1.6068</text:p>
          </table:table-cell>
          <table:table-cell office:value-type="float" office:value="-1.51341" calcext:value-type="float">
            <text:p>-1.51341</text:p>
          </table:table-cell>
          <table:table-cell office:value-type="float" office:value="-1.41575" calcext:value-type="float">
            <text:p>-1.41575</text:p>
          </table:table-cell>
          <table:table-cell office:value-type="float" office:value="-1.30985" calcext:value-type="float">
            <text:p>-1.30985</text:p>
          </table:table-cell>
          <table:table-cell office:value-type="float" office:value="-1.22013" calcext:value-type="float">
            <text:p>-1.22013</text:p>
          </table:table-cell>
          <table:table-cell office:value-type="float" office:value="-1.12339" calcext:value-type="float">
            <text:p>-1.12339</text:p>
          </table:table-cell>
          <table:table-cell office:value-type="float" office:value="-1.02634" calcext:value-type="float">
            <text:p>-1.02634</text:p>
          </table:table-cell>
          <table:table-cell office:value-type="float" office:value="-0.93142003" calcext:value-type="float">
            <text:p>-0.93142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79599" calcext:value-type="float">
            <text:p>-2.1579599</text:p>
          </table:table-cell>
          <table:table-cell office:value-type="float" office:value="-2.0148301" calcext:value-type="float">
            <text:p>-2.0148301</text:p>
          </table:table-cell>
          <table:table-cell office:value-type="float" office:value="-1.9043601" calcext:value-type="float">
            <text:p>-1.9043601</text:p>
          </table:table-cell>
          <table:table-cell office:value-type="float" office:value="-1.79968" calcext:value-type="float">
            <text:p>-1.79968</text:p>
          </table:table-cell>
          <table:table-cell office:value-type="float" office:value="-1.70507" calcext:value-type="float">
            <text:p>-1.70507</text:p>
          </table:table-cell>
          <table:table-cell office:value-type="float" office:value="-1.60619" calcext:value-type="float">
            <text:p>-1.60619</text:p>
          </table:table-cell>
          <table:table-cell office:value-type="float" office:value="-1.5125" calcext:value-type="float">
            <text:p>-1.5125</text:p>
          </table:table-cell>
          <table:table-cell office:value-type="float" office:value="-1.41514" calcext:value-type="float">
            <text:p>-1.41514</text:p>
          </table:table-cell>
          <table:table-cell office:value-type="float" office:value="-1.30924" calcext:value-type="float">
            <text:p>-1.30924</text:p>
          </table:table-cell>
          <table:table-cell office:value-type="float" office:value="-1.21952" calcext:value-type="float">
            <text:p>-1.21952</text:p>
          </table:table-cell>
          <table:table-cell office:value-type="float" office:value="-1.12278" calcext:value-type="float">
            <text:p>-1.12278</text:p>
          </table:table-cell>
          <table:table-cell office:value-type="float" office:value="-1.02573" calcext:value-type="float">
            <text:p>-1.02573</text:p>
          </table:table-cell>
          <table:table-cell office:value-type="float" office:value="-0.93050998" calcext:value-type="float">
            <text:p>-0.9305099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73501" calcext:value-type="float">
            <text:p>-2.1573501</text:p>
          </table:table-cell>
          <table:table-cell office:value-type="float" office:value="-2.01422" calcext:value-type="float">
            <text:p>-2.01422</text:p>
          </table:table-cell>
          <table:table-cell office:value-type="float" office:value="-1.90374" calcext:value-type="float">
            <text:p>-1.90374</text:p>
          </table:table-cell>
          <table:table-cell office:value-type="float" office:value="-1.79907" calcext:value-type="float">
            <text:p>-1.79907</text:p>
          </table:table-cell>
          <table:table-cell office:value-type="float" office:value="-1.70446" calcext:value-type="float">
            <text:p>-1.70446</text:p>
          </table:table-cell>
          <table:table-cell office:value-type="float" office:value="-1.60558" calcext:value-type="float">
            <text:p>-1.60558</text:p>
          </table:table-cell>
          <table:table-cell office:value-type="float" office:value="-1.5118901" calcext:value-type="float">
            <text:p>-1.5118901</text:p>
          </table:table-cell>
          <table:table-cell office:value-type="float" office:value="-1.41453" calcext:value-type="float">
            <text:p>-1.41453</text:p>
          </table:table-cell>
          <table:table-cell office:value-type="float" office:value="-1.30863" calcext:value-type="float">
            <text:p>-1.30863</text:p>
          </table:table-cell>
          <table:table-cell office:value-type="float" office:value="-1.21891" calcext:value-type="float">
            <text:p>-1.21891</text:p>
          </table:table-cell>
          <table:table-cell office:value-type="float" office:value="-1.12217" calcext:value-type="float">
            <text:p>-1.12217</text:p>
          </table:table-cell>
          <table:table-cell office:value-type="float" office:value="-1.02512" calcext:value-type="float">
            <text:p>-1.02512</text:p>
          </table:table-cell>
          <table:table-cell office:value-type="float" office:value="-0.92989999" calcext:value-type="float">
            <text:p>-0.9298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674" calcext:value-type="float">
            <text:p>-2.15674</text:p>
          </table:table-cell>
          <table:table-cell office:value-type="float" office:value="-2.0136099" calcext:value-type="float">
            <text:p>-2.0136099</text:p>
          </table:table-cell>
          <table:table-cell office:value-type="float" office:value="-1.9031301" calcext:value-type="float">
            <text:p>-1.9031301</text:p>
          </table:table-cell>
          <table:table-cell office:value-type="float" office:value="-1.79846" calcext:value-type="float">
            <text:p>-1.79846</text:p>
          </table:table-cell>
          <table:table-cell office:value-type="float" office:value="-1.70385" calcext:value-type="float">
            <text:p>-1.70385</text:p>
          </table:table-cell>
          <table:table-cell office:value-type="float" office:value="-1.60497" calcext:value-type="float">
            <text:p>-1.60497</text:p>
          </table:table-cell>
          <table:table-cell office:value-type="float" office:value="-1.5112799" calcext:value-type="float">
            <text:p>-1.5112799</text:p>
          </table:table-cell>
          <table:table-cell office:value-type="float" office:value="-1.41392" calcext:value-type="float">
            <text:p>-1.41392</text:p>
          </table:table-cell>
          <table:table-cell office:value-type="float" office:value="-1.30802" calcext:value-type="float">
            <text:p>-1.30802</text:p>
          </table:table-cell>
          <table:table-cell office:value-type="float" office:value="-1.2183" calcext:value-type="float">
            <text:p>-1.2183</text:p>
          </table:table-cell>
          <table:table-cell office:value-type="float" office:value="-1.12156" calcext:value-type="float">
            <text:p>-1.12156</text:p>
          </table:table-cell>
          <table:table-cell office:value-type="float" office:value="-1.02451" calcext:value-type="float">
            <text:p>-1.02451</text:p>
          </table:table-cell>
          <table:table-cell office:value-type="float" office:value="-0.92929" calcext:value-type="float">
            <text:p>-0.9292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61301" calcext:value-type="float">
            <text:p>-2.1561301</text:p>
          </table:table-cell>
          <table:table-cell office:value-type="float" office:value="-2.013" calcext:value-type="float">
            <text:p>-2.013</text:p>
          </table:table-cell>
          <table:table-cell office:value-type="float" office:value="-1.9025199" calcext:value-type="float">
            <text:p>-1.9025199</text:p>
          </table:table-cell>
          <table:table-cell office:value-type="float" office:value="-1.79785" calcext:value-type="float">
            <text:p>-1.79785</text:p>
          </table:table-cell>
          <table:table-cell office:value-type="float" office:value="-1.70324" calcext:value-type="float">
            <text:p>-1.70324</text:p>
          </table:table-cell>
          <table:table-cell office:value-type="float" office:value="-1.60436" calcext:value-type="float">
            <text:p>-1.60436</text:p>
          </table:table-cell>
          <table:table-cell office:value-type="float" office:value="-1.5106699" calcext:value-type="float">
            <text:p>-1.5106699</text:p>
          </table:table-cell>
          <table:table-cell office:value-type="float" office:value="-1.4133101" calcext:value-type="float">
            <text:p>-1.4133101</text:p>
          </table:table-cell>
          <table:table-cell office:value-type="float" office:value="-1.30741" calcext:value-type="float">
            <text:p>-1.30741</text:p>
          </table:table-cell>
          <table:table-cell office:value-type="float" office:value="-1.21769" calcext:value-type="float">
            <text:p>-1.21769</text:p>
          </table:table-cell>
          <table:table-cell office:value-type="float" office:value="-1.12094" calcext:value-type="float">
            <text:p>-1.12094</text:p>
          </table:table-cell>
          <table:table-cell office:value-type="float" office:value="-1.0239" calcext:value-type="float">
            <text:p>-1.0239</text:p>
          </table:table-cell>
          <table:table-cell office:value-type="float" office:value="-0.92868" calcext:value-type="float">
            <text:p>-0.9286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552" calcext:value-type="float">
            <text:p>-2.15552</text:p>
          </table:table-cell>
          <table:table-cell office:value-type="float" office:value="-2.0123899" calcext:value-type="float">
            <text:p>-2.0123899</text:p>
          </table:table-cell>
          <table:table-cell office:value-type="float" office:value="-1.9019099" calcext:value-type="float">
            <text:p>-1.9019099</text:p>
          </table:table-cell>
          <table:table-cell office:value-type="float" office:value="-1.79724" calcext:value-type="float">
            <text:p>-1.79724</text:p>
          </table:table-cell>
          <table:table-cell office:value-type="float" office:value="-1.70263" calcext:value-type="float">
            <text:p>-1.70263</text:p>
          </table:table-cell>
          <table:table-cell office:value-type="float" office:value="-1.60375" calcext:value-type="float">
            <text:p>-1.60375</text:p>
          </table:table-cell>
          <table:table-cell office:value-type="float" office:value="-1.51006" calcext:value-type="float">
            <text:p>-1.51006</text:p>
          </table:table-cell>
          <table:table-cell office:value-type="float" office:value="-1.4127001" calcext:value-type="float">
            <text:p>-1.4127001</text:p>
          </table:table-cell>
          <table:table-cell office:value-type="float" office:value="-1.3068" calcext:value-type="float">
            <text:p>-1.3068</text:p>
          </table:table-cell>
          <table:table-cell office:value-type="float" office:value="-1.21708" calcext:value-type="float">
            <text:p>-1.21708</text:p>
          </table:table-cell>
          <table:table-cell office:value-type="float" office:value="-1.12033" calcext:value-type="float">
            <text:p>-1.12033</text:p>
          </table:table-cell>
          <table:table-cell office:value-type="float" office:value="-1.02329" calcext:value-type="float">
            <text:p>-1.02329</text:p>
          </table:table-cell>
          <table:table-cell office:value-type="float" office:value="-0.92776" calcext:value-type="float">
            <text:p>-0.9277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49101" calcext:value-type="float">
            <text:p>-2.1549101</text:p>
          </table:table-cell>
          <table:table-cell office:value-type="float" office:value="-2.01178" calcext:value-type="float">
            <text:p>-2.01178</text:p>
          </table:table-cell>
          <table:table-cell office:value-type="float" office:value="-1.9013" calcext:value-type="float">
            <text:p>-1.9013</text:p>
          </table:table-cell>
          <table:table-cell office:value-type="float" office:value="-1.79662" calcext:value-type="float">
            <text:p>-1.79662</text:p>
          </table:table-cell>
          <table:table-cell office:value-type="float" office:value="-1.70202" calcext:value-type="float">
            <text:p>-1.70202</text:p>
          </table:table-cell>
          <table:table-cell office:value-type="float" office:value="-1.60314" calcext:value-type="float">
            <text:p>-1.60314</text:p>
          </table:table-cell>
          <table:table-cell office:value-type="float" office:value="-1.50945" calcext:value-type="float">
            <text:p>-1.50945</text:p>
          </table:table-cell>
          <table:table-cell office:value-type="float" office:value="-1.4120899" calcext:value-type="float">
            <text:p>-1.4120899</text:p>
          </table:table-cell>
          <table:table-cell office:value-type="float" office:value="-1.30619" calcext:value-type="float">
            <text:p>-1.30619</text:p>
          </table:table-cell>
          <table:table-cell office:value-type="float" office:value="-1.21647" calcext:value-type="float">
            <text:p>-1.21647</text:p>
          </table:table-cell>
          <table:table-cell office:value-type="float" office:value="-1.11972" calcext:value-type="float">
            <text:p>-1.11972</text:p>
          </table:table-cell>
          <table:table-cell office:value-type="float" office:value="-1.02268" calcext:value-type="float">
            <text:p>-1.02268</text:p>
          </table:table-cell>
          <table:table-cell office:value-type="float" office:value="-0.92685002" calcext:value-type="float">
            <text:p>-0.9268500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43" calcext:value-type="float">
            <text:p>-2.1543</text:p>
          </table:table-cell>
          <table:table-cell office:value-type="float" office:value="-2.0111699" calcext:value-type="float">
            <text:p>-2.0111699</text:p>
          </table:table-cell>
          <table:table-cell office:value-type="float" office:value="-1.90069" calcext:value-type="float">
            <text:p>-1.90069</text:p>
          </table:table-cell>
          <table:table-cell office:value-type="float" office:value="-1.79601" calcext:value-type="float">
            <text:p>-1.79601</text:p>
          </table:table-cell>
          <table:table-cell office:value-type="float" office:value="-1.7014101" calcext:value-type="float">
            <text:p>-1.7014101</text:p>
          </table:table-cell>
          <table:table-cell office:value-type="float" office:value="-1.60253" calcext:value-type="float">
            <text:p>-1.60253</text:p>
          </table:table-cell>
          <table:table-cell office:value-type="float" office:value="-1.50884" calcext:value-type="float">
            <text:p>-1.50884</text:p>
          </table:table-cell>
          <table:table-cell office:value-type="float" office:value="-1.4114799" calcext:value-type="float">
            <text:p>-1.4114799</text:p>
          </table:table-cell>
          <table:table-cell office:value-type="float" office:value="-1.30558" calcext:value-type="float">
            <text:p>-1.30558</text:p>
          </table:table-cell>
          <table:table-cell office:value-type="float" office:value="-1.21586" calcext:value-type="float">
            <text:p>-1.21586</text:p>
          </table:table-cell>
          <table:table-cell office:value-type="float" office:value="-1.11911" calcext:value-type="float">
            <text:p>-1.11911</text:p>
          </table:table-cell>
          <table:table-cell office:value-type="float" office:value="-1.02206" calcext:value-type="float">
            <text:p>-1.02206</text:p>
          </table:table-cell>
          <table:table-cell office:value-type="float" office:value="-0.92624003" calcext:value-type="float">
            <text:p>-0.9262400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-2.1536901" calcext:value-type="float">
            <text:p>-2.1536901</text:p>
          </table:table-cell>
          <table:table-cell office:value-type="float" office:value="-2.01056" calcext:value-type="float">
            <text:p>-2.01056</text:p>
          </table:table-cell>
          <table:table-cell office:value-type="float" office:value="-1.90008" calcext:value-type="float">
            <text:p>-1.90008</text:p>
          </table:table-cell>
          <table:table-cell office:value-type="float" office:value="-1.7954" calcext:value-type="float">
            <text:p>-1.7954</text:p>
          </table:table-cell>
          <table:table-cell office:value-type="float" office:value="-1.7007999" calcext:value-type="float">
            <text:p>-1.7007999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-1.50822" calcext:value-type="float">
            <text:p>-1.50822</text:p>
          </table:table-cell>
          <table:table-cell office:value-type="float" office:value="-1.41087" calcext:value-type="float">
            <text:p>-1.41087</text:p>
          </table:table-cell>
          <table:table-cell office:value-type="float" office:value="-1.30497" calcext:value-type="float">
            <text:p>-1.30497</text:p>
          </table:table-cell>
          <table:table-cell office:value-type="float" office:value="-1.21525" calcext:value-type="float">
            <text:p>-1.21525</text:p>
          </table:table-cell>
          <table:table-cell office:value-type="float" office:value="-1.1185" calcext:value-type="float">
            <text:p>-1.1185</text:p>
          </table:table-cell>
          <table:table-cell office:value-type="float" office:value="-1.02145" calcext:value-type="float">
            <text:p>-1.0214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5308" calcext:value-type="float">
            <text:p>-2.15308</text:p>
          </table:table-cell>
          <table:table-cell office:value-type="float" office:value="-2.0099499" calcext:value-type="float">
            <text:p>-2.0099499</text:p>
          </table:table-cell>
          <table:table-cell office:value-type="float" office:value="-1.89947" calcext:value-type="float">
            <text:p>-1.89947</text:p>
          </table:table-cell>
          <table:table-cell office:value-type="float" office:value="-1.79479" calcext:value-type="float">
            <text:p>-1.79479</text:p>
          </table:table-cell>
          <table:table-cell office:value-type="float" office:value="-1.7001899" calcext:value-type="float">
            <text:p>-1.7001899</text:p>
          </table:table-cell>
          <table:table-cell office:value-type="float" office:value="-1.601" calcext:value-type="float">
            <text:p>-1.601</text:p>
          </table:table-cell>
          <table:table-cell office:value-type="float" office:value="-1.50731" calcext:value-type="float">
            <text:p>-1.50731</text:p>
          </table:table-cell>
          <table:table-cell office:value-type="float" office:value="-1.41026" calcext:value-type="float">
            <text:p>-1.41026</text:p>
          </table:table-cell>
          <table:table-cell office:value-type="float" office:value="-1.30436" calcext:value-type="float">
            <text:p>-1.30436</text:p>
          </table:table-cell>
          <table:table-cell office:value-type="float" office:value="-1.21464" calcext:value-type="float">
            <text:p>-1.21464</text:p>
          </table:table-cell>
          <table:table-cell office:value-type="float" office:value="-1.11789" calcext:value-type="float">
            <text:p>-1.11789</text:p>
          </table:table-cell>
          <table:table-cell office:value-type="float" office:value="-1.02084" calcext:value-type="float">
            <text:p>-1.0208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524701" calcext:value-type="float">
            <text:p>-2.1524701</text:p>
          </table:table-cell>
          <table:table-cell office:value-type="float" office:value="-2.00964" calcext:value-type="float">
            <text:p>-2.00964</text:p>
          </table:table-cell>
          <table:table-cell office:value-type="float" office:value="-1.89886" calcext:value-type="float">
            <text:p>-1.89886</text:p>
          </table:table-cell>
          <table:table-cell office:value-type="float" office:value="-1.79418" calcext:value-type="float">
            <text:p>-1.79418</text:p>
          </table:table-cell>
          <table:table-cell office:value-type="float" office:value="-1.69958" calcext:value-type="float">
            <text:p>-1.69958</text:p>
          </table:table-cell>
          <table:table-cell office:value-type="float" office:value="-1.60039" calcext:value-type="float">
            <text:p>-1.60039</text:p>
          </table:table-cell>
          <table:table-cell office:value-type="float" office:value="-1.5067" calcext:value-type="float">
            <text:p>-1.5067</text:p>
          </table:table-cell>
          <table:table-cell office:value-type="float" office:value="-1.40965" calcext:value-type="float">
            <text:p>-1.40965</text:p>
          </table:table-cell>
          <table:table-cell office:value-type="float" office:value="-1.30375" calcext:value-type="float">
            <text:p>-1.30375</text:p>
          </table:table-cell>
          <table:table-cell office:value-type="float" office:value="-1.21403" calcext:value-type="float">
            <text:p>-1.21403</text:p>
          </table:table-cell>
          <table:table-cell office:value-type="float" office:value="-1.11728" calcext:value-type="float">
            <text:p>-1.11728</text:p>
          </table:table-cell>
          <table:table-cell office:value-type="float" office:value="-1.0202301" calcext:value-type="float">
            <text:p>-1.02023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5186" calcext:value-type="float">
            <text:p>-2.15186</text:p>
          </table:table-cell>
          <table:table-cell office:value-type="float" office:value="-2.0087299" calcext:value-type="float">
            <text:p>-2.0087299</text:p>
          </table:table-cell>
          <table:table-cell office:value-type="float" office:value="-1.89825" calcext:value-type="float">
            <text:p>-1.89825</text:p>
          </table:table-cell>
          <table:table-cell office:value-type="float" office:value="-1.79357" calcext:value-type="float">
            <text:p>-1.79357</text:p>
          </table:table-cell>
          <table:table-cell office:value-type="float" office:value="-1.69897" calcext:value-type="float">
            <text:p>-1.69897</text:p>
          </table:table-cell>
          <table:table-cell office:value-type="float" office:value="-1.59978" calcext:value-type="float">
            <text:p>-1.59978</text:p>
          </table:table-cell>
          <table:table-cell office:value-type="float" office:value="-1.50578" calcext:value-type="float">
            <text:p>-1.50578</text:p>
          </table:table-cell>
          <table:table-cell office:value-type="float" office:value="-1.40904" calcext:value-type="float">
            <text:p>-1.40904</text:p>
          </table:table-cell>
          <table:table-cell office:value-type="float" office:value="-1.30314" calcext:value-type="float">
            <text:p>-1.30314</text:p>
          </table:table-cell>
          <table:table-cell office:value-type="float" office:value="-1.21342" calcext:value-type="float">
            <text:p>-1.21342</text:p>
          </table:table-cell>
          <table:table-cell office:value-type="float" office:value="-1.11637" calcext:value-type="float">
            <text:p>-1.11637</text:p>
          </table:table-cell>
          <table:table-cell office:value-type="float" office:value="-1.0196199" calcext:value-type="float">
            <text:p>-1.01961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512499" calcext:value-type="float">
            <text:p>-2.1512499</text:p>
          </table:table-cell>
          <table:table-cell office:value-type="float" office:value="-2.0081201" calcext:value-type="float">
            <text:p>-2.0081201</text:p>
          </table:table-cell>
          <table:table-cell office:value-type="float" office:value="-1.8973401" calcext:value-type="float">
            <text:p>-1.8973401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-1.69836" calcext:value-type="float">
            <text:p>-1.69836</text:p>
          </table:table-cell>
          <table:table-cell office:value-type="float" office:value="-1.59917" calcext:value-type="float">
            <text:p>-1.59917</text:p>
          </table:table-cell>
          <table:table-cell office:value-type="float" office:value="-1.50517" calcext:value-type="float">
            <text:p>-1.50517</text:p>
          </table:table-cell>
          <table:table-cell office:value-type="float" office:value="-1.40843" calcext:value-type="float">
            <text:p>-1.40843</text:p>
          </table:table-cell>
          <table:table-cell office:value-type="float" office:value="-1.3025301" calcext:value-type="float">
            <text:p>-1.3025301</text:p>
          </table:table-cell>
          <table:table-cell office:value-type="float" office:value="-1.21281" calcext:value-type="float">
            <text:p>-1.21281</text:p>
          </table:table-cell>
          <table:table-cell office:value-type="float" office:value="-1.11576" calcext:value-type="float">
            <text:p>-1.11576</text:p>
          </table:table-cell>
          <table:table-cell office:value-type="float" office:value="-1.0190099" calcext:value-type="float">
            <text:p>-1.01900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5064" calcext:value-type="float">
            <text:p>-2.15064</text:p>
          </table:table-cell>
          <table:table-cell office:value-type="float" office:value="-2.0075099" calcext:value-type="float">
            <text:p>-2.0075099</text:p>
          </table:table-cell>
          <table:table-cell office:value-type="float" office:value="-1.8967299" calcext:value-type="float">
            <text:p>-1.8967299</text:p>
          </table:table-cell>
          <table:table-cell office:value-type="float" office:value="-1.7923501" calcext:value-type="float">
            <text:p>-1.7923501</text:p>
          </table:table-cell>
          <table:table-cell office:value-type="float" office:value="-1.69774" calcext:value-type="float">
            <text:p>-1.69774</text:p>
          </table:table-cell>
          <table:table-cell office:value-type="float" office:value="-1.59856" calcext:value-type="float">
            <text:p>-1.59856</text:p>
          </table:table-cell>
          <table:table-cell office:value-type="float" office:value="-1.50456" calcext:value-type="float">
            <text:p>-1.50456</text:p>
          </table:table-cell>
          <table:table-cell office:value-type="float" office:value="-1.40721" calcext:value-type="float">
            <text:p>-1.40721</text:p>
          </table:table-cell>
          <table:table-cell office:value-type="float" office:value="-1.3019201" calcext:value-type="float">
            <text:p>-1.3019201</text:p>
          </table:table-cell>
          <table:table-cell office:value-type="float" office:value="-1.2122" calcext:value-type="float">
            <text:p>-1.2122</text:p>
          </table:table-cell>
          <table:table-cell office:value-type="float" office:value="-1.11484" calcext:value-type="float">
            <text:p>-1.11484</text:p>
          </table:table-cell>
          <table:table-cell office:value-type="float" office:value="-1.0184" calcext:value-type="float">
            <text:p>-1.018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500299" calcext:value-type="float">
            <text:p>-2.1500299</text:p>
          </table:table-cell>
          <table:table-cell office:value-type="float" office:value="-2.0065899" calcext:value-type="float">
            <text:p>-2.0065899</text:p>
          </table:table-cell>
          <table:table-cell office:value-type="float" office:value="-1.8961101" calcext:value-type="float">
            <text:p>-1.8961101</text:p>
          </table:table-cell>
          <table:table-cell office:value-type="float" office:value="-1.7917399" calcext:value-type="float">
            <text:p>-1.7917399</text:p>
          </table:table-cell>
          <table:table-cell office:value-type="float" office:value="-1.69713" calcext:value-type="float">
            <text:p>-1.69713</text:p>
          </table:table-cell>
          <table:table-cell office:value-type="float" office:value="-1.59795" calcext:value-type="float">
            <text:p>-1.59795</text:p>
          </table:table-cell>
          <table:table-cell office:value-type="float" office:value="-1.50395" calcext:value-type="float">
            <text:p>-1.50395</text:p>
          </table:table-cell>
          <table:table-cell office:value-type="float" office:value="-1.4066" calcext:value-type="float">
            <text:p>-1.4066</text:p>
          </table:table-cell>
          <table:table-cell office:value-type="float" office:value="-1.3013099" calcext:value-type="float">
            <text:p>-1.3013099</text:p>
          </table:table-cell>
          <table:table-cell office:value-type="float" office:value="-1.21158" calcext:value-type="float">
            <text:p>-1.21158</text:p>
          </table:table-cell>
          <table:table-cell office:value-type="float" office:value="-1.11423" calcext:value-type="float">
            <text:p>-1.11423</text:p>
          </table:table-cell>
          <table:table-cell office:value-type="float" office:value="-1.01779" calcext:value-type="float">
            <text:p>-1.0177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942" calcext:value-type="float">
            <text:p>-2.14942</text:p>
          </table:table-cell>
          <table:table-cell office:value-type="float" office:value="-2.00598" calcext:value-type="float">
            <text:p>-2.00598</text:p>
          </table:table-cell>
          <table:table-cell office:value-type="float" office:value="-1.8954999" calcext:value-type="float">
            <text:p>-1.8954999</text:p>
          </table:table-cell>
          <table:table-cell office:value-type="float" office:value="-1.7911299" calcext:value-type="float">
            <text:p>-1.7911299</text:p>
          </table:table-cell>
          <table:table-cell office:value-type="float" office:value="-1.69652" calcext:value-type="float">
            <text:p>-1.69652</text:p>
          </table:table-cell>
          <table:table-cell office:value-type="float" office:value="-1.59734" calcext:value-type="float">
            <text:p>-1.59734</text:p>
          </table:table-cell>
          <table:table-cell office:value-type="float" office:value="-1.50334" calcext:value-type="float">
            <text:p>-1.50334</text:p>
          </table:table-cell>
          <table:table-cell office:value-type="float" office:value="-1.40599" calcext:value-type="float">
            <text:p>-1.40599</text:p>
          </table:table-cell>
          <table:table-cell office:value-type="float" office:value="-1.3006999" calcext:value-type="float">
            <text:p>-1.3006999</text:p>
          </table:table-cell>
          <table:table-cell office:value-type="float" office:value="-1.21097" calcext:value-type="float">
            <text:p>-1.21097</text:p>
          </table:table-cell>
          <table:table-cell office:value-type="float" office:value="-1.11362" calcext:value-type="float">
            <text:p>-1.11362</text:p>
          </table:table-cell>
          <table:table-cell office:value-type="float" office:value="-1.01688" calcext:value-type="float">
            <text:p>-1.0168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88099" calcext:value-type="float">
            <text:p>-2.1488099</text:p>
          </table:table-cell>
          <table:table-cell office:value-type="float" office:value="-2.0053699" calcext:value-type="float">
            <text:p>-2.0053699</text:p>
          </table:table-cell>
          <table:table-cell office:value-type="float" office:value="-1.89459" calcext:value-type="float">
            <text:p>-1.89459</text:p>
          </table:table-cell>
          <table:table-cell office:value-type="float" office:value="-1.79052" calcext:value-type="float">
            <text:p>-1.79052</text:p>
          </table:table-cell>
          <table:table-cell office:value-type="float" office:value="-1.6953" calcext:value-type="float">
            <text:p>-1.6953</text:p>
          </table:table-cell>
          <table:table-cell office:value-type="float" office:value="-1.59673" calcext:value-type="float">
            <text:p>-1.59673</text:p>
          </table:table-cell>
          <table:table-cell office:value-type="float" office:value="-1.50273" calcext:value-type="float">
            <text:p>-1.50273</text:p>
          </table:table-cell>
          <table:table-cell office:value-type="float" office:value="-1.40538" calcext:value-type="float">
            <text:p>-1.40538</text:p>
          </table:table-cell>
          <table:table-cell office:value-type="float" office:value="-1.30009" calcext:value-type="float">
            <text:p>-1.30009</text:p>
          </table:table-cell>
          <table:table-cell office:value-type="float" office:value="-1.2103601" calcext:value-type="float">
            <text:p>-1.2103601</text:p>
          </table:table-cell>
          <table:table-cell office:value-type="float" office:value="-1.11301" calcext:value-type="float">
            <text:p>-1.11301</text:p>
          </table:table-cell>
          <table:table-cell office:value-type="float" office:value="-1.01596" calcext:value-type="float">
            <text:p>-1.01596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82" calcext:value-type="float">
            <text:p>-2.1482</text:p>
          </table:table-cell>
          <table:table-cell office:value-type="float" office:value="-2.00476" calcext:value-type="float">
            <text:p>-2.00476</text:p>
          </table:table-cell>
          <table:table-cell office:value-type="float" office:value="-1.89367" calcext:value-type="float">
            <text:p>-1.89367</text:p>
          </table:table-cell>
          <table:table-cell office:value-type="float" office:value="-1.78991" calcext:value-type="float">
            <text:p>-1.78991</text:p>
          </table:table-cell>
          <table:table-cell office:value-type="float" office:value="-1.69469" calcext:value-type="float">
            <text:p>-1.69469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-1.50212" calcext:value-type="float">
            <text:p>-1.50212</text:p>
          </table:table-cell>
          <table:table-cell office:value-type="float" office:value="-1.40477" calcext:value-type="float">
            <text:p>-1.40477</text:p>
          </table:table-cell>
          <table:table-cell office:value-type="float" office:value="-1.29948" calcext:value-type="float">
            <text:p>-1.29948</text:p>
          </table:table-cell>
          <table:table-cell office:value-type="float" office:value="-1.2097501" calcext:value-type="float">
            <text:p>-1.2097501</text:p>
          </table:table-cell>
          <table:table-cell office:value-type="float" office:value="-1.1124001" calcext:value-type="float">
            <text:p>-1.1124001</text:p>
          </table:table-cell>
          <table:table-cell office:value-type="float" office:value="-1.01535" calcext:value-type="float">
            <text:p>-1.0153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75899" calcext:value-type="float">
            <text:p>-2.1475899</text:p>
          </table:table-cell>
          <table:table-cell office:value-type="float" office:value="-2.0041499" calcext:value-type="float">
            <text:p>-2.0041499</text:p>
          </table:table-cell>
          <table:table-cell office:value-type="float" office:value="-1.89306" calcext:value-type="float">
            <text:p>-1.89306</text:p>
          </table:table-cell>
          <table:table-cell office:value-type="float" office:value="-1.7893" calcext:value-type="float">
            <text:p>-1.7893</text:p>
          </table:table-cell>
          <table:table-cell office:value-type="float" office:value="-1.6943901" calcext:value-type="float">
            <text:p>-1.6943901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-1.50151" calcext:value-type="float">
            <text:p>-1.50151</text:p>
          </table:table-cell>
          <table:table-cell office:value-type="float" office:value="-1.40416" calcext:value-type="float">
            <text:p>-1.40416</text:p>
          </table:table-cell>
          <table:table-cell office:value-type="float" office:value="-1.29887" calcext:value-type="float">
            <text:p>-1.29887</text:p>
          </table:table-cell>
          <table:table-cell office:value-type="float" office:value="-1.2091399" calcext:value-type="float">
            <text:p>-1.2091399</text:p>
          </table:table-cell>
          <table:table-cell office:value-type="float" office:value="-1.1117899" calcext:value-type="float">
            <text:p>-1.1117899</text:p>
          </table:table-cell>
          <table:table-cell office:value-type="float" office:value="-1.01474" calcext:value-type="float">
            <text:p>-1.0147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66701" calcext:value-type="float">
            <text:p>-2.1466701</text:p>
          </table:table-cell>
          <table:table-cell office:value-type="float" office:value="-2.00354" calcext:value-type="float">
            <text:p>-2.00354</text:p>
          </table:table-cell>
          <table:table-cell office:value-type="float" office:value="-1.89245" calcext:value-type="float">
            <text:p>-1.89245</text:p>
          </table:table-cell>
          <table:table-cell office:value-type="float" office:value="-1.78869" calcext:value-type="float">
            <text:p>-1.78869</text:p>
          </table:table-cell>
          <table:table-cell office:value-type="float" office:value="-1.6937799" calcext:value-type="float">
            <text:p>-1.6937799</text:p>
          </table:table-cell>
          <table:table-cell office:value-type="float" office:value="-1.5949" calcext:value-type="float">
            <text:p>-1.5949</text:p>
          </table:table-cell>
          <table:table-cell office:value-type="float" office:value="-1.5009" calcext:value-type="float">
            <text:p>-1.5009</text:p>
          </table:table-cell>
          <table:table-cell office:value-type="float" office:value="-1.40355" calcext:value-type="float">
            <text:p>-1.40355</text:p>
          </table:table-cell>
          <table:table-cell office:value-type="float" office:value="-1.29826" calcext:value-type="float">
            <text:p>-1.29826</text:p>
          </table:table-cell>
          <table:table-cell office:value-type="float" office:value="-1.2085299" calcext:value-type="float">
            <text:p>-1.2085299</text:p>
          </table:table-cell>
          <table:table-cell office:value-type="float" office:value="-1.11087" calcext:value-type="float">
            <text:p>-1.11087</text:p>
          </table:table-cell>
          <table:table-cell office:value-type="float" office:value="-1.01413" calcext:value-type="float">
            <text:p>-1.0141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57601" calcext:value-type="float">
            <text:p>-2.1457601</text:p>
          </table:table-cell>
          <table:table-cell office:value-type="float" office:value="-2.0032301" calcext:value-type="float">
            <text:p>-2.0032301</text:p>
          </table:table-cell>
          <table:table-cell office:value-type="float" office:value="-1.89184" calcext:value-type="float">
            <text:p>-1.89184</text:p>
          </table:table-cell>
          <table:table-cell office:value-type="float" office:value="-1.78808" calcext:value-type="float">
            <text:p>-1.78808</text:p>
          </table:table-cell>
          <table:table-cell office:value-type="float" office:value="-1.69317" calcext:value-type="float">
            <text:p>-1.69317</text:p>
          </table:table-cell>
          <table:table-cell office:value-type="float" office:value="-1.59398" calcext:value-type="float">
            <text:p>-1.59398</text:p>
          </table:table-cell>
          <table:table-cell office:value-type="float" office:value="-1.50029" calcext:value-type="float">
            <text:p>-1.50029</text:p>
          </table:table-cell>
          <table:table-cell office:value-type="float" office:value="-1.40294" calcext:value-type="float">
            <text:p>-1.40294</text:p>
          </table:table-cell>
          <table:table-cell office:value-type="float" office:value="-1.29765" calcext:value-type="float">
            <text:p>-1.29765</text:p>
          </table:table-cell>
          <table:table-cell office:value-type="float" office:value="-1.20792" calcext:value-type="float">
            <text:p>-1.20792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-1.01352" calcext:value-type="float">
            <text:p>-1.0135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51499" calcext:value-type="float">
            <text:p>-2.1451499</text:p>
          </table:table-cell>
          <table:table-cell office:value-type="float" office:value="-2.00262" calcext:value-type="float">
            <text:p>-2.00262</text:p>
          </table:table-cell>
          <table:table-cell office:value-type="float" office:value="-1.89123" calcext:value-type="float">
            <text:p>-1.89123</text:p>
          </table:table-cell>
          <table:table-cell office:value-type="float" office:value="-1.78747" calcext:value-type="float">
            <text:p>-1.78747</text:p>
          </table:table-cell>
          <table:table-cell office:value-type="float" office:value="-1.69256" calcext:value-type="float">
            <text:p>-1.69256</text:p>
          </table:table-cell>
          <table:table-cell office:value-type="float" office:value="-1.59337" calcext:value-type="float">
            <text:p>-1.59337</text:p>
          </table:table-cell>
          <table:table-cell office:value-type="float" office:value="-1.49968" calcext:value-type="float">
            <text:p>-1.49968</text:p>
          </table:table-cell>
          <table:table-cell office:value-type="float" office:value="-1.40233" calcext:value-type="float">
            <text:p>-1.40233</text:p>
          </table:table-cell>
          <table:table-cell office:value-type="float" office:value="-1.29704" calcext:value-type="float">
            <text:p>-1.29704</text:p>
          </table:table-cell>
          <table:table-cell office:value-type="float" office:value="-1.20731" calcext:value-type="float">
            <text:p>-1.20731</text:p>
          </table:table-cell>
          <table:table-cell office:value-type="float" office:value="-1.10965" calcext:value-type="float">
            <text:p>-1.10965</text:p>
          </table:table-cell>
          <table:table-cell office:value-type="float" office:value="-1.01291" calcext:value-type="float">
            <text:p>-1.0129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45401" calcext:value-type="float">
            <text:p>-2.1445401</text:p>
          </table:table-cell>
          <table:table-cell office:value-type="float" office:value="-2.0017099" calcext:value-type="float">
            <text:p>-2.0017099</text:p>
          </table:table-cell>
          <table:table-cell office:value-type="float" office:value="-1.8903199" calcext:value-type="float">
            <text:p>-1.8903199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1.69195" calcext:value-type="float">
            <text:p>-1.69195</text:p>
          </table:table-cell>
          <table:table-cell office:value-type="float" office:value="-1.59276" calcext:value-type="float">
            <text:p>-1.59276</text:p>
          </table:table-cell>
          <table:table-cell office:value-type="float" office:value="-1.49907" calcext:value-type="float">
            <text:p>-1.49907</text:p>
          </table:table-cell>
          <table:table-cell office:value-type="float" office:value="-1.40172" calcext:value-type="float">
            <text:p>-1.40172</text:p>
          </table:table-cell>
          <table:table-cell office:value-type="float" office:value="-1.29643" calcext:value-type="float">
            <text:p>-1.29643</text:p>
          </table:table-cell>
          <table:table-cell office:value-type="float" office:value="-1.20701" calcext:value-type="float">
            <text:p>-1.20701</text:p>
          </table:table-cell>
          <table:table-cell office:value-type="float" office:value="-1.10904" calcext:value-type="float">
            <text:p>-1.10904</text:p>
          </table:table-cell>
          <table:table-cell office:value-type="float" office:value="-1.0123" calcext:value-type="float">
            <text:p>-1.012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393" calcext:value-type="float">
            <text:p>-2.14393</text:p>
          </table:table-cell>
          <table:table-cell office:value-type="float" office:value="-2.0011001" calcext:value-type="float">
            <text:p>-2.0011001</text:p>
          </table:table-cell>
          <table:table-cell office:value-type="float" office:value="-1.8894" calcext:value-type="float">
            <text:p>-1.8894</text:p>
          </table:table-cell>
          <table:table-cell office:value-type="float" office:value="-1.78625" calcext:value-type="float">
            <text:p>-1.78625</text:p>
          </table:table-cell>
          <table:table-cell office:value-type="float" office:value="-1.69103" calcext:value-type="float">
            <text:p>-1.69103</text:p>
          </table:table-cell>
          <table:table-cell office:value-type="float" office:value="-1.59185" calcext:value-type="float">
            <text:p>-1.59185</text:p>
          </table:table-cell>
          <table:table-cell office:value-type="float" office:value="-1.4984601" calcext:value-type="float">
            <text:p>-1.4984601</text:p>
          </table:table-cell>
          <table:table-cell office:value-type="float" office:value="-1.4011" calcext:value-type="float">
            <text:p>-1.4011</text:p>
          </table:table-cell>
          <table:table-cell office:value-type="float" office:value="-1.2955101" calcext:value-type="float">
            <text:p>-1.2955101</text:p>
          </table:table-cell>
          <table:table-cell office:value-type="float" office:value="-1.2064" calcext:value-type="float">
            <text:p>-1.2064</text:p>
          </table:table-cell>
          <table:table-cell office:value-type="float" office:value="-1.10843" calcext:value-type="float">
            <text:p>-1.10843</text:p>
          </table:table-cell>
          <table:table-cell office:value-type="float" office:value="-1.01169" calcext:value-type="float">
            <text:p>-1.0116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33101" calcext:value-type="float">
            <text:p>-2.1433101</text:p>
          </table:table-cell>
          <table:table-cell office:value-type="float" office:value="-2.00049" calcext:value-type="float">
            <text:p>-2.00049</text:p>
          </table:table-cell>
          <table:table-cell office:value-type="float" office:value="-1.88879" calcext:value-type="float">
            <text:p>-1.88879</text:p>
          </table:table-cell>
          <table:table-cell office:value-type="float" office:value="-1.78564" calcext:value-type="float">
            <text:p>-1.78564</text:p>
          </table:table-cell>
          <table:table-cell office:value-type="float" office:value="-1.69012" calcext:value-type="float">
            <text:p>-1.69012</text:p>
          </table:table-cell>
          <table:table-cell office:value-type="float" office:value="-1.59124" calcext:value-type="float">
            <text:p>-1.59124</text:p>
          </table:table-cell>
          <table:table-cell office:value-type="float" office:value="-1.4978499" calcext:value-type="float">
            <text:p>-1.4978499</text:p>
          </table:table-cell>
          <table:table-cell office:value-type="float" office:value="-1.40049" calcext:value-type="float">
            <text:p>-1.40049</text:p>
          </table:table-cell>
          <table:table-cell office:value-type="float" office:value="-1.2948999" calcext:value-type="float">
            <text:p>-1.2948999</text:p>
          </table:table-cell>
          <table:table-cell office:value-type="float" office:value="-1.20579" calcext:value-type="float">
            <text:p>-1.20579</text:p>
          </table:table-cell>
          <table:table-cell office:value-type="float" office:value="-1.10782" calcext:value-type="float">
            <text:p>-1.10782</text:p>
          </table:table-cell>
          <table:table-cell office:value-type="float" office:value="-1.01108" calcext:value-type="float">
            <text:p>-1.0110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27" calcext:value-type="float">
            <text:p>-2.1427</text:p>
          </table:table-cell>
          <table:table-cell office:value-type="float" office:value="-1.99988" calcext:value-type="float">
            <text:p>-1.99988</text:p>
          </table:table-cell>
          <table:table-cell office:value-type="float" office:value="-1.88818" calcext:value-type="float">
            <text:p>-1.88818</text:p>
          </table:table-cell>
          <table:table-cell office:value-type="float" office:value="-1.78503" calcext:value-type="float">
            <text:p>-1.78503</text:p>
          </table:table-cell>
          <table:table-cell office:value-type="float" office:value="-1.68981" calcext:value-type="float">
            <text:p>-1.68981</text:p>
          </table:table-cell>
          <table:table-cell office:value-type="float" office:value="-1.59062" calcext:value-type="float">
            <text:p>-1.59062</text:p>
          </table:table-cell>
          <table:table-cell office:value-type="float" office:value="-1.4972399" calcext:value-type="float">
            <text:p>-1.4972399</text:p>
          </table:table-cell>
          <table:table-cell office:value-type="float" office:value="-1.3998801" calcext:value-type="float">
            <text:p>-1.3998801</text:p>
          </table:table-cell>
          <table:table-cell office:value-type="float" office:value="-1.2942899" calcext:value-type="float">
            <text:p>-1.2942899</text:p>
          </table:table-cell>
          <table:table-cell office:value-type="float" office:value="-1.20518" calcext:value-type="float">
            <text:p>-1.20518</text:p>
          </table:table-cell>
          <table:table-cell office:value-type="float" office:value="-1.10721" calcext:value-type="float">
            <text:p>-1.10721</text:p>
          </table:table-cell>
          <table:table-cell office:value-type="float" office:value="-1.01047" calcext:value-type="float">
            <text:p>-1.0104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20901" calcext:value-type="float">
            <text:p>-2.1420901</text:p>
          </table:table-cell>
          <table:table-cell office:value-type="float" office:value="-1.99927" calcext:value-type="float">
            <text:p>-1.99927</text:p>
          </table:table-cell>
          <table:table-cell office:value-type="float" office:value="-1.88757" calcext:value-type="float">
            <text:p>-1.88757</text:p>
          </table:table-cell>
          <table:table-cell office:value-type="float" office:value="-1.78442" calcext:value-type="float">
            <text:p>-1.78442</text:p>
          </table:table-cell>
          <table:table-cell office:value-type="float" office:value="-1.6892" calcext:value-type="float">
            <text:p>-1.6892</text:p>
          </table:table-cell>
          <table:table-cell office:value-type="float" office:value="-1.58971" calcext:value-type="float">
            <text:p>-1.58971</text:p>
          </table:table-cell>
          <table:table-cell office:value-type="float" office:value="-1.49663" calcext:value-type="float">
            <text:p>-1.49663</text:p>
          </table:table-cell>
          <table:table-cell office:value-type="float" office:value="-1.3992701" calcext:value-type="float">
            <text:p>-1.3992701</text:p>
          </table:table-cell>
          <table:table-cell office:value-type="float" office:value="-1.29398" calcext:value-type="float">
            <text:p>-1.29398</text:p>
          </table:table-cell>
          <table:table-cell office:value-type="float" office:value="-1.2045701" calcext:value-type="float">
            <text:p>-1.2045701</text:p>
          </table:table-cell>
          <table:table-cell office:value-type="float" office:value="-1.1066" calcext:value-type="float">
            <text:p>-1.1066</text:p>
          </table:table-cell>
          <table:table-cell office:value-type="float" office:value="-1.00986" calcext:value-type="float">
            <text:p>-1.00986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148" calcext:value-type="float">
            <text:p>-2.14148</text:p>
          </table:table-cell>
          <table:table-cell office:value-type="float" office:value="-1.99866" calcext:value-type="float">
            <text:p>-1.99866</text:p>
          </table:table-cell>
          <table:table-cell office:value-type="float" office:value="-1.88696" calcext:value-type="float">
            <text:p>-1.88696</text:p>
          </table:table-cell>
          <table:table-cell office:value-type="float" office:value="-1.78381" calcext:value-type="float">
            <text:p>-1.78381</text:p>
          </table:table-cell>
          <table:table-cell office:value-type="float" office:value="-1.68859" calcext:value-type="float">
            <text:p>-1.68859</text:p>
          </table:table-cell>
          <table:table-cell office:value-type="float" office:value="-1.5891" calcext:value-type="float">
            <text:p>-1.5891</text:p>
          </table:table-cell>
          <table:table-cell office:value-type="float" office:value="-1.49632" calcext:value-type="float">
            <text:p>-1.49632</text:p>
          </table:table-cell>
          <table:table-cell office:value-type="float" office:value="-1.3986599" calcext:value-type="float">
            <text:p>-1.3986599</text:p>
          </table:table-cell>
          <table:table-cell office:value-type="float" office:value="-1.29337" calcext:value-type="float">
            <text:p>-1.29337</text:p>
          </table:table-cell>
          <table:table-cell office:value-type="float" office:value="-1.2039599" calcext:value-type="float">
            <text:p>-1.2039599</text:p>
          </table:table-cell>
          <table:table-cell office:value-type="float" office:value="-1.1059901" calcext:value-type="float">
            <text:p>-1.1059901</text:p>
          </table:table-cell>
          <table:table-cell office:value-type="float" office:value="-1.00925" calcext:value-type="float">
            <text:p>-1.0092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08701" calcext:value-type="float">
            <text:p>-2.1408701</text:p>
          </table:table-cell>
          <table:table-cell office:value-type="float" office:value="-1.99805" calcext:value-type="float">
            <text:p>-1.99805</text:p>
          </table:table-cell>
          <table:table-cell office:value-type="float" office:value="-1.88635" calcext:value-type="float">
            <text:p>-1.88635</text:p>
          </table:table-cell>
          <table:table-cell office:value-type="float" office:value="-1.7832" calcext:value-type="float">
            <text:p>-1.7832</text:p>
          </table:table-cell>
          <table:table-cell office:value-type="float" office:value="-1.6879801" calcext:value-type="float">
            <text:p>-1.6879801</text:p>
          </table:table-cell>
          <table:table-cell office:value-type="float" office:value="-1.5881799" calcext:value-type="float">
            <text:p>-1.5881799</text:p>
          </table:table-cell>
          <table:table-cell office:value-type="float" office:value="-1.49541" calcext:value-type="float">
            <text:p>-1.49541</text:p>
          </table:table-cell>
          <table:table-cell office:value-type="float" office:value="-1.39805" calcext:value-type="float">
            <text:p>-1.39805</text:p>
          </table:table-cell>
          <table:table-cell office:value-type="float" office:value="-1.29246" calcext:value-type="float">
            <text:p>-1.29246</text:p>
          </table:table-cell>
          <table:table-cell office:value-type="float" office:value="-1.2033401" calcext:value-type="float">
            <text:p>-1.2033401</text:p>
          </table:table-cell>
          <table:table-cell office:value-type="float" office:value="-1.1053801" calcext:value-type="float">
            <text:p>-1.1053801</text:p>
          </table:table-cell>
          <table:table-cell office:value-type="float" office:value="-1.0086401" calcext:value-type="float">
            <text:p>-1.00864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4026" calcext:value-type="float">
            <text:p>-2.14026</text:p>
          </table:table-cell>
          <table:table-cell office:value-type="float" office:value="-1.99774" calcext:value-type="float">
            <text:p>-1.99774</text:p>
          </table:table-cell>
          <table:table-cell office:value-type="float" office:value="-1.88574" calcext:value-type="float">
            <text:p>-1.88574</text:p>
          </table:table-cell>
          <table:table-cell office:value-type="float" office:value="-1.78259" calcext:value-type="float">
            <text:p>-1.78259</text:p>
          </table:table-cell>
          <table:table-cell office:value-type="float" office:value="-1.6873699" calcext:value-type="float">
            <text:p>-1.6873699</text:p>
          </table:table-cell>
          <table:table-cell office:value-type="float" office:value="-1.58727" calcext:value-type="float">
            <text:p>-1.58727</text:p>
          </table:table-cell>
          <table:table-cell office:value-type="float" office:value="-1.4948" calcext:value-type="float">
            <text:p>-1.4948</text:p>
          </table:table-cell>
          <table:table-cell office:value-type="float" office:value="-1.39744" calcext:value-type="float">
            <text:p>-1.39744</text:p>
          </table:table-cell>
          <table:table-cell office:value-type="float" office:value="-1.29185" calcext:value-type="float">
            <text:p>-1.29185</text:p>
          </table:table-cell>
          <table:table-cell office:value-type="float" office:value="-1.2027299" calcext:value-type="float">
            <text:p>-1.2027299</text:p>
          </table:table-cell>
          <table:table-cell office:value-type="float" office:value="-1.1047699" calcext:value-type="float">
            <text:p>-1.1047699</text:p>
          </table:table-cell>
          <table:table-cell office:value-type="float" office:value="-1.0080301" calcext:value-type="float">
            <text:p>-1.00803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96501" calcext:value-type="float">
            <text:p>-2.1396501</text:p>
          </table:table-cell>
          <table:table-cell office:value-type="float" office:value="-1.99713" calcext:value-type="float">
            <text:p>-1.99713</text:p>
          </table:table-cell>
          <table:table-cell office:value-type="float" office:value="-1.88513" calcext:value-type="float">
            <text:p>-1.88513</text:p>
          </table:table-cell>
          <table:table-cell office:value-type="float" office:value="-1.78198" calcext:value-type="float">
            <text:p>-1.78198</text:p>
          </table:table-cell>
          <table:table-cell office:value-type="float" office:value="-1.6867599" calcext:value-type="float">
            <text:p>-1.6867599</text:p>
          </table:table-cell>
          <table:table-cell office:value-type="float" office:value="-1.58666" calcext:value-type="float">
            <text:p>-1.58666</text:p>
          </table:table-cell>
          <table:table-cell office:value-type="float" office:value="-1.49419" calcext:value-type="float">
            <text:p>-1.49419</text:p>
          </table:table-cell>
          <table:table-cell office:value-type="float" office:value="-1.39683" calcext:value-type="float">
            <text:p>-1.39683</text:p>
          </table:table-cell>
          <table:table-cell office:value-type="float" office:value="-1.29124" calcext:value-type="float">
            <text:p>-1.29124</text:p>
          </table:table-cell>
          <table:table-cell office:value-type="float" office:value="-1.2021199" calcext:value-type="float">
            <text:p>-1.2021199</text:p>
          </table:table-cell>
          <table:table-cell office:value-type="float" office:value="-1.10416" calcext:value-type="float">
            <text:p>-1.10416</text:p>
          </table:table-cell>
          <table:table-cell office:value-type="float" office:value="-1.0074199" calcext:value-type="float">
            <text:p>-1.00741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904" calcext:value-type="float">
            <text:p>-2.13904</text:p>
          </table:table-cell>
          <table:table-cell office:value-type="float" office:value="-1.99652" calcext:value-type="float">
            <text:p>-1.99652</text:p>
          </table:table-cell>
          <table:table-cell office:value-type="float" office:value="-1.88421" calcext:value-type="float">
            <text:p>-1.88421</text:p>
          </table:table-cell>
          <table:table-cell office:value-type="float" office:value="-1.78106" calcext:value-type="float">
            <text:p>-1.78106</text:p>
          </table:table-cell>
          <table:table-cell office:value-type="float" office:value="-1.68615" calcext:value-type="float">
            <text:p>-1.68615</text:p>
          </table:table-cell>
          <table:table-cell office:value-type="float" office:value="-1.58605" calcext:value-type="float">
            <text:p>-1.58605</text:p>
          </table:table-cell>
          <table:table-cell office:value-type="float" office:value="-1.49358" calcext:value-type="float">
            <text:p>-1.49358</text:p>
          </table:table-cell>
          <table:table-cell office:value-type="float" office:value="-1.39622" calcext:value-type="float">
            <text:p>-1.39622</text:p>
          </table:table-cell>
          <table:table-cell office:value-type="float" office:value="-1.29063" calcext:value-type="float">
            <text:p>-1.29063</text:p>
          </table:table-cell>
          <table:table-cell office:value-type="float" office:value="-1.20151" calcext:value-type="float">
            <text:p>-1.20151</text:p>
          </table:table-cell>
          <table:table-cell office:value-type="float" office:value="-1.10355" calcext:value-type="float">
            <text:p>-1.10355</text:p>
          </table:table-cell>
          <table:table-cell office:value-type="float" office:value="-1.0065" calcext:value-type="float">
            <text:p>-1.006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84301" calcext:value-type="float">
            <text:p>-2.1384301</text:p>
          </table:table-cell>
          <table:table-cell office:value-type="float" office:value="-1.99591" calcext:value-type="float">
            <text:p>-1.99591</text:p>
          </table:table-cell>
          <table:table-cell office:value-type="float" office:value="-1.8836" calcext:value-type="float">
            <text:p>-1.8836</text:p>
          </table:table-cell>
          <table:table-cell office:value-type="float" office:value="-1.78045" calcext:value-type="float">
            <text:p>-1.78045</text:p>
          </table:table-cell>
          <table:table-cell office:value-type="float" office:value="-1.68554" calcext:value-type="float">
            <text:p>-1.68554</text:p>
          </table:table-cell>
          <table:table-cell office:value-type="float" office:value="-1.58544" calcext:value-type="float">
            <text:p>-1.58544</text:p>
          </table:table-cell>
          <table:table-cell office:value-type="float" office:value="-1.49297" calcext:value-type="float">
            <text:p>-1.49297</text:p>
          </table:table-cell>
          <table:table-cell office:value-type="float" office:value="-1.39561" calcext:value-type="float">
            <text:p>-1.39561</text:p>
          </table:table-cell>
          <table:table-cell office:value-type="float" office:value="-1.28971" calcext:value-type="float">
            <text:p>-1.28971</text:p>
          </table:table-cell>
          <table:table-cell office:value-type="float" office:value="-1.2009" calcext:value-type="float">
            <text:p>-1.2009</text:p>
          </table:table-cell>
          <table:table-cell office:value-type="float" office:value="-1.10294" calcext:value-type="float">
            <text:p>-1.10294</text:p>
          </table:table-cell>
          <table:table-cell office:value-type="float" office:value="-1.0055799" calcext:value-type="float">
            <text:p>-1.00557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782" calcext:value-type="float">
            <text:p>-2.13782</text:p>
          </table:table-cell>
          <table:table-cell office:value-type="float" office:value="-1.9953001" calcext:value-type="float">
            <text:p>-1.9953001</text:p>
          </table:table-cell>
          <table:table-cell office:value-type="float" office:value="-1.88299" calcext:value-type="float">
            <text:p>-1.88299</text:p>
          </table:table-cell>
          <table:table-cell office:value-type="float" office:value="-1.77984" calcext:value-type="float">
            <text:p>-1.77984</text:p>
          </table:table-cell>
          <table:table-cell office:value-type="float" office:value="-1.68493" calcext:value-type="float">
            <text:p>-1.68493</text:p>
          </table:table-cell>
          <table:table-cell office:value-type="float" office:value="-1.58483" calcext:value-type="float">
            <text:p>-1.58483</text:p>
          </table:table-cell>
          <table:table-cell office:value-type="float" office:value="-1.49236" calcext:value-type="float">
            <text:p>-1.49236</text:p>
          </table:table-cell>
          <table:table-cell office:value-type="float" office:value="-1.395" calcext:value-type="float">
            <text:p>-1.395</text:p>
          </table:table-cell>
          <table:table-cell office:value-type="float" office:value="-1.2891001" calcext:value-type="float">
            <text:p>-1.2891001</text:p>
          </table:table-cell>
          <table:table-cell office:value-type="float" office:value="-1.20029" calcext:value-type="float">
            <text:p>-1.20029</text:p>
          </table:table-cell>
          <table:table-cell office:value-type="float" office:value="-1.10233" calcext:value-type="float">
            <text:p>-1.10233</text:p>
          </table:table-cell>
          <table:table-cell office:value-type="float" office:value="-1.00497" calcext:value-type="float">
            <text:p>-1.004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72099" calcext:value-type="float">
            <text:p>-2.1372099</text:p>
          </table:table-cell>
          <table:table-cell office:value-type="float" office:value="-1.99438" calcext:value-type="float">
            <text:p>-1.99438</text:p>
          </table:table-cell>
          <table:table-cell office:value-type="float" office:value="-1.88238" calcext:value-type="float">
            <text:p>-1.88238</text:p>
          </table:table-cell>
          <table:table-cell office:value-type="float" office:value="-1.77923" calcext:value-type="float">
            <text:p>-1.77923</text:p>
          </table:table-cell>
          <table:table-cell office:value-type="float" office:value="-1.68401" calcext:value-type="float">
            <text:p>-1.68401</text:p>
          </table:table-cell>
          <table:table-cell office:value-type="float" office:value="-1.5842201" calcext:value-type="float">
            <text:p>-1.5842201</text:p>
          </table:table-cell>
          <table:table-cell office:value-type="float" office:value="-1.4920501" calcext:value-type="float">
            <text:p>-1.4920501</text:p>
          </table:table-cell>
          <table:table-cell office:value-type="float" office:value="-1.3940901" calcext:value-type="float">
            <text:p>-1.3940901</text:p>
          </table:table-cell>
          <table:table-cell office:value-type="float" office:value="-1.2884901" calcext:value-type="float">
            <text:p>-1.2884901</text:p>
          </table:table-cell>
          <table:table-cell office:value-type="float" office:value="-1.19938" calcext:value-type="float">
            <text:p>-1.19938</text:p>
          </table:table-cell>
          <table:table-cell office:value-type="float" office:value="-1.10172" calcext:value-type="float">
            <text:p>-1.10172</text:p>
          </table:table-cell>
          <table:table-cell office:value-type="float" office:value="-1.00436" calcext:value-type="float">
            <text:p>-1.00436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66" calcext:value-type="float">
            <text:p>-2.1366</text:p>
          </table:table-cell>
          <table:table-cell office:value-type="float" office:value="-1.99377" calcext:value-type="float">
            <text:p>-1.99377</text:p>
          </table:table-cell>
          <table:table-cell office:value-type="float" office:value="-1.88177" calcext:value-type="float">
            <text:p>-1.88177</text:p>
          </table:table-cell>
          <table:table-cell office:value-type="float" office:value="-1.77862" calcext:value-type="float">
            <text:p>-1.77862</text:p>
          </table:table-cell>
          <table:table-cell office:value-type="float" office:value="-1.68371" calcext:value-type="float">
            <text:p>-1.68371</text:p>
          </table:table-cell>
          <table:table-cell office:value-type="float" office:value="-1.5836101" calcext:value-type="float">
            <text:p>-1.5836101</text:p>
          </table:table-cell>
          <table:table-cell office:value-type="float" office:value="-1.4914401" calcext:value-type="float">
            <text:p>-1.4914401</text:p>
          </table:table-cell>
          <table:table-cell office:value-type="float" office:value="-1.3934799" calcext:value-type="float">
            <text:p>-1.3934799</text:p>
          </table:table-cell>
          <table:table-cell office:value-type="float" office:value="-1.2878799" calcext:value-type="float">
            <text:p>-1.2878799</text:p>
          </table:table-cell>
          <table:table-cell office:value-type="float" office:value="-1.19877" calcext:value-type="float">
            <text:p>-1.19877</text:p>
          </table:table-cell>
          <table:table-cell office:value-type="float" office:value="-1.10111" calcext:value-type="float">
            <text:p>-1.10111</text:p>
          </table:table-cell>
          <table:table-cell office:value-type="float" office:value="-1.00375" calcext:value-type="float">
            <text:p>-1.0037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59899" calcext:value-type="float">
            <text:p>-2.1359899</text:p>
          </table:table-cell>
          <table:table-cell office:value-type="float" office:value="-1.99316" calcext:value-type="float">
            <text:p>-1.99316</text:p>
          </table:table-cell>
          <table:table-cell office:value-type="float" office:value="-1.88116" calcext:value-type="float">
            <text:p>-1.88116</text:p>
          </table:table-cell>
          <table:table-cell office:value-type="float" office:value="-1.77801" calcext:value-type="float">
            <text:p>-1.77801</text:p>
          </table:table-cell>
          <table:table-cell office:value-type="float" office:value="-1.6831" calcext:value-type="float">
            <text:p>-1.6831</text:p>
          </table:table-cell>
          <table:table-cell office:value-type="float" office:value="-1.5829999" calcext:value-type="float">
            <text:p>-1.5829999</text:p>
          </table:table-cell>
          <table:table-cell office:value-type="float" office:value="-1.4908299" calcext:value-type="float">
            <text:p>-1.4908299</text:p>
          </table:table-cell>
          <table:table-cell office:value-type="float" office:value="-1.3928601" calcext:value-type="float">
            <text:p>-1.3928601</text:p>
          </table:table-cell>
          <table:table-cell office:value-type="float" office:value="-1.2872699" calcext:value-type="float">
            <text:p>-1.2872699</text:p>
          </table:table-cell>
          <table:table-cell office:value-type="float" office:value="-1.1981601" calcext:value-type="float">
            <text:p>-1.1981601</text:p>
          </table:table-cell>
          <table:table-cell office:value-type="float" office:value="-1.1005" calcext:value-type="float">
            <text:p>-1.1005</text:p>
          </table:table-cell>
          <table:table-cell office:value-type="float" office:value="-1.00314" calcext:value-type="float">
            <text:p>-1.0031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50701" calcext:value-type="float">
            <text:p>-2.1350701</text:p>
          </table:table-cell>
          <table:table-cell office:value-type="float" office:value="-1.99255" calcext:value-type="float">
            <text:p>-1.99255</text:p>
          </table:table-cell>
          <table:table-cell office:value-type="float" office:value="-1.88055" calcext:value-type="float">
            <text:p>-1.88055</text:p>
          </table:table-cell>
          <table:table-cell office:value-type="float" office:value="-1.7774" calcext:value-type="float">
            <text:p>-1.7774</text:p>
          </table:table-cell>
          <table:table-cell office:value-type="float" office:value="-1.68249" calcext:value-type="float">
            <text:p>-1.68249</text:p>
          </table:table-cell>
          <table:table-cell office:value-type="float" office:value="-1.5823801" calcext:value-type="float">
            <text:p>-1.5823801</text:p>
          </table:table-cell>
          <table:table-cell office:value-type="float" office:value="-1.49022" calcext:value-type="float">
            <text:p>-1.49022</text:p>
          </table:table-cell>
          <table:table-cell office:value-type="float" office:value="-1.3922499" calcext:value-type="float">
            <text:p>-1.3922499</text:p>
          </table:table-cell>
          <table:table-cell office:value-type="float" office:value="-1.28666" calcext:value-type="float">
            <text:p>-1.28666</text:p>
          </table:table-cell>
          <table:table-cell office:value-type="float" office:value="-1.1975501" calcext:value-type="float">
            <text:p>-1.1975501</text:p>
          </table:table-cell>
          <table:table-cell office:value-type="float" office:value="-1.09989" calcext:value-type="float">
            <text:p>-1.09989</text:p>
          </table:table-cell>
          <table:table-cell office:value-type="float" office:value="-1.00253" calcext:value-type="float">
            <text:p>-1.0025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446" calcext:value-type="float">
            <text:p>-2.13446</text:p>
          </table:table-cell>
          <table:table-cell office:value-type="float" office:value="-1.99194" calcext:value-type="float">
            <text:p>-1.99194</text:p>
          </table:table-cell>
          <table:table-cell office:value-type="float" office:value="-1.87994" calcext:value-type="float">
            <text:p>-1.87994</text:p>
          </table:table-cell>
          <table:table-cell office:value-type="float" office:value="-1.77679" calcext:value-type="float">
            <text:p>-1.77679</text:p>
          </table:table-cell>
          <table:table-cell office:value-type="float" office:value="-1.68188" calcext:value-type="float">
            <text:p>-1.68188</text:p>
          </table:table-cell>
          <table:table-cell office:value-type="float" office:value="-1.58147" calcext:value-type="float">
            <text:p>-1.58147</text:p>
          </table:table-cell>
          <table:table-cell office:value-type="float" office:value="-1.48961" calcext:value-type="float">
            <text:p>-1.48961</text:p>
          </table:table-cell>
          <table:table-cell office:value-type="float" office:value="-1.3916399" calcext:value-type="float">
            <text:p>-1.3916399</text:p>
          </table:table-cell>
          <table:table-cell office:value-type="float" office:value="-1.28605" calcext:value-type="float">
            <text:p>-1.28605</text:p>
          </table:table-cell>
          <table:table-cell office:value-type="float" office:value="-1.1969399" calcext:value-type="float">
            <text:p>-1.1969399</text:p>
          </table:table-cell>
          <table:table-cell office:value-type="float" office:value="-1.09928" calcext:value-type="float">
            <text:p>-1.09928</text:p>
          </table:table-cell>
          <table:table-cell office:value-type="float" office:value="-1.00192" calcext:value-type="float">
            <text:p>-1.0019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38501" calcext:value-type="float">
            <text:p>-2.1338501</text:p>
          </table:table-cell>
          <table:table-cell office:value-type="float" office:value="-1.99133" calcext:value-type="float">
            <text:p>-1.99133</text:p>
          </table:table-cell>
          <table:table-cell office:value-type="float" office:value="-1.87933" calcext:value-type="float">
            <text:p>-1.87933</text:p>
          </table:table-cell>
          <table:table-cell office:value-type="float" office:value="-1.77618" calcext:value-type="float">
            <text:p>-1.77618</text:p>
          </table:table-cell>
          <table:table-cell office:value-type="float" office:value="-1.68126" calcext:value-type="float">
            <text:p>-1.68126</text:p>
          </table:table-cell>
          <table:table-cell office:value-type="float" office:value="-1.58025" calcext:value-type="float">
            <text:p>-1.58025</text:p>
          </table:table-cell>
          <table:table-cell office:value-type="float" office:value="-1.489" calcext:value-type="float">
            <text:p>-1.489</text:p>
          </table:table-cell>
          <table:table-cell office:value-type="float" office:value="-1.39103" calcext:value-type="float">
            <text:p>-1.39103</text:p>
          </table:table-cell>
          <table:table-cell office:value-type="float" office:value="-1.28544" calcext:value-type="float">
            <text:p>-1.28544</text:p>
          </table:table-cell>
          <table:table-cell office:value-type="float" office:value="-1.19633" calcext:value-type="float">
            <text:p>-1.19633</text:p>
          </table:table-cell>
          <table:table-cell office:value-type="float" office:value="-1.09867" calcext:value-type="float">
            <text:p>-1.09867</text:p>
          </table:table-cell>
          <table:table-cell office:value-type="float" office:value="-1.00131" calcext:value-type="float">
            <text:p>-1.0013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324" calcext:value-type="float">
            <text:p>-2.13324</text:p>
          </table:table-cell>
          <table:table-cell office:value-type="float" office:value="-1.99072" calcext:value-type="float">
            <text:p>-1.99072</text:p>
          </table:table-cell>
          <table:table-cell office:value-type="float" office:value="-1.87872" calcext:value-type="float">
            <text:p>-1.87872</text:p>
          </table:table-cell>
          <table:table-cell office:value-type="float" office:value="-1.77557" calcext:value-type="float">
            <text:p>-1.77557</text:p>
          </table:table-cell>
          <table:table-cell office:value-type="float" office:value="-1.68065" calcext:value-type="float">
            <text:p>-1.68065</text:p>
          </table:table-cell>
          <table:table-cell office:value-type="float" office:value="-1.57994" calcext:value-type="float">
            <text:p>-1.57994</text:p>
          </table:table-cell>
          <table:table-cell office:value-type="float" office:value="-1.48839" calcext:value-type="float">
            <text:p>-1.48839</text:p>
          </table:table-cell>
          <table:table-cell office:value-type="float" office:value="-1.39042" calcext:value-type="float">
            <text:p>-1.39042</text:p>
          </table:table-cell>
          <table:table-cell office:value-type="float" office:value="-1.28483" calcext:value-type="float">
            <text:p>-1.28483</text:p>
          </table:table-cell>
          <table:table-cell office:value-type="float" office:value="-1.19572" calcext:value-type="float">
            <text:p>-1.19572</text:p>
          </table:table-cell>
          <table:table-cell office:value-type="float" office:value="-1.09806" calcext:value-type="float">
            <text:p>-1.09806</text:p>
          </table:table-cell>
          <table:table-cell office:value-type="float" office:value="-1.0003999" calcext:value-type="float">
            <text:p>-1.0003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23299" calcext:value-type="float">
            <text:p>-2.1323299</text:p>
          </table:table-cell>
          <table:table-cell office:value-type="float" office:value="-1.99011" calcext:value-type="float">
            <text:p>-1.99011</text:p>
          </table:table-cell>
          <table:table-cell office:value-type="float" office:value="-1.8781101" calcext:value-type="float">
            <text:p>-1.8781101</text:p>
          </table:table-cell>
          <table:table-cell office:value-type="float" office:value="-1.77496" calcext:value-type="float">
            <text:p>-1.77496</text:p>
          </table:table-cell>
          <table:table-cell office:value-type="float" office:value="-1.68004" calcext:value-type="float">
            <text:p>-1.68004</text:p>
          </table:table-cell>
          <table:table-cell office:value-type="float" office:value="-1.57933" calcext:value-type="float">
            <text:p>-1.57933</text:p>
          </table:table-cell>
          <table:table-cell office:value-type="float" office:value="-1.48778" calcext:value-type="float">
            <text:p>-1.48778</text:p>
          </table:table-cell>
          <table:table-cell office:value-type="float" office:value="-1.38951" calcext:value-type="float">
            <text:p>-1.38951</text:p>
          </table:table-cell>
          <table:table-cell office:value-type="float" office:value="-1.28422" calcext:value-type="float">
            <text:p>-1.28422</text:p>
          </table:table-cell>
          <table:table-cell office:value-type="float" office:value="-1.1950999" calcext:value-type="float">
            <text:p>-1.1950999</text:p>
          </table:table-cell>
          <table:table-cell office:value-type="float" office:value="-1.09745" calcext:value-type="float">
            <text:p>-1.09745</text:p>
          </table:table-cell>
          <table:table-cell office:value-type="float" office:value="-0.99979001" calcext:value-type="float">
            <text:p>-0.99979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14099" calcext:value-type="float">
            <text:p>-2.1314099</text:p>
          </table:table-cell>
          <table:table-cell office:value-type="float" office:value="-1.9895" calcext:value-type="float">
            <text:p>-1.9895</text:p>
          </table:table-cell>
          <table:table-cell office:value-type="float" office:value="-1.8775001" calcext:value-type="float">
            <text:p>-1.8775001</text:p>
          </table:table-cell>
          <table:table-cell office:value-type="float" office:value="-1.77435" calcext:value-type="float">
            <text:p>-1.77435</text:p>
          </table:table-cell>
          <table:table-cell office:value-type="float" office:value="-1.67943" calcext:value-type="float">
            <text:p>-1.67943</text:p>
          </table:table-cell>
          <table:table-cell office:value-type="float" office:value="-1.57811" calcext:value-type="float">
            <text:p>-1.57811</text:p>
          </table:table-cell>
          <table:table-cell office:value-type="float" office:value="-1.48686" calcext:value-type="float">
            <text:p>-1.48686</text:p>
          </table:table-cell>
          <table:table-cell office:value-type="float" office:value="-1.3889" calcext:value-type="float">
            <text:p>-1.3889</text:p>
          </table:table-cell>
          <table:table-cell office:value-type="float" office:value="-1.28361" calcext:value-type="float">
            <text:p>-1.28361</text:p>
          </table:table-cell>
          <table:table-cell office:value-type="float" office:value="-1.19419" calcext:value-type="float">
            <text:p>-1.19419</text:p>
          </table:table-cell>
          <table:table-cell office:value-type="float" office:value="-1.09684" calcext:value-type="float">
            <text:p>-1.09684</text:p>
          </table:table-cell>
          <table:table-cell office:value-type="float" office:value="-0.99918002" calcext:value-type="float">
            <text:p>-0.99918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305001" calcext:value-type="float">
            <text:p>-2.1305001</text:p>
          </table:table-cell>
          <table:table-cell office:value-type="float" office:value="-1.9888901" calcext:value-type="float">
            <text:p>-1.9888901</text:p>
          </table:table-cell>
          <table:table-cell office:value-type="float" office:value="-1.8768899" calcext:value-type="float">
            <text:p>-1.8768899</text:p>
          </table:table-cell>
          <table:table-cell office:value-type="float" office:value="-1.7737401" calcext:value-type="float">
            <text:p>-1.7737401</text:p>
          </table:table-cell>
          <table:table-cell office:value-type="float" office:value="-1.67882" calcext:value-type="float">
            <text:p>-1.67882</text:p>
          </table:table-cell>
          <table:table-cell office:value-type="float" office:value="-1.5775" calcext:value-type="float">
            <text:p>-1.5775</text:p>
          </table:table-cell>
          <table:table-cell office:value-type="float" office:value="-1.48656" calcext:value-type="float">
            <text:p>-1.48656</text:p>
          </table:table-cell>
          <table:table-cell office:value-type="float" office:value="-1.38829" calcext:value-type="float">
            <text:p>-1.38829</text:p>
          </table:table-cell>
          <table:table-cell office:value-type="float" office:value="-1.283" calcext:value-type="float">
            <text:p>-1.283</text:p>
          </table:table-cell>
          <table:table-cell office:value-type="float" office:value="-1.19388" calcext:value-type="float">
            <text:p>-1.19388</text:p>
          </table:table-cell>
          <table:table-cell office:value-type="float" office:value="-1.09622" calcext:value-type="float">
            <text:p>-1.09622</text:p>
          </table:table-cell>
          <table:table-cell office:value-type="float" office:value="-0.99857002" calcext:value-type="float">
            <text:p>-0.998570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2989" calcext:value-type="float">
            <text:p>-2.12989</text:p>
          </table:table-cell>
          <table:table-cell office:value-type="float" office:value="-1.9882801" calcext:value-type="float">
            <text:p>-1.9882801</text:p>
          </table:table-cell>
          <table:table-cell office:value-type="float" office:value="-1.87628" calcext:value-type="float">
            <text:p>-1.87628</text:p>
          </table:table-cell>
          <table:table-cell office:value-type="float" office:value="-1.7731301" calcext:value-type="float">
            <text:p>-1.7731301</text:p>
          </table:table-cell>
          <table:table-cell office:value-type="float" office:value="-1.67821" calcext:value-type="float">
            <text:p>-1.67821</text:p>
          </table:table-cell>
          <table:table-cell office:value-type="float" office:value="-1.57689" calcext:value-type="float">
            <text:p>-1.57689</text:p>
          </table:table-cell>
          <table:table-cell office:value-type="float" office:value="-1.48595" calcext:value-type="float">
            <text:p>-1.48595</text:p>
          </table:table-cell>
          <table:table-cell office:value-type="float" office:value="-1.3876801" calcext:value-type="float">
            <text:p>-1.3876801</text:p>
          </table:table-cell>
          <table:table-cell office:value-type="float" office:value="-1.28239" calcext:value-type="float">
            <text:p>-1.28239</text:p>
          </table:table-cell>
          <table:table-cell office:value-type="float" office:value="-1.19327" calcext:value-type="float">
            <text:p>-1.19327</text:p>
          </table:table-cell>
          <table:table-cell office:value-type="float" office:value="-1.09561" calcext:value-type="float">
            <text:p>-1.09561</text:p>
          </table:table-cell>
          <table:table-cell office:value-type="float" office:value="-0.99765003" calcext:value-type="float">
            <text:p>-0.9976500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292801" calcext:value-type="float">
            <text:p>-2.1292801</text:p>
          </table:table-cell>
          <table:table-cell office:value-type="float" office:value="-1.9876699" calcext:value-type="float">
            <text:p>-1.9876699</text:p>
          </table:table-cell>
          <table:table-cell office:value-type="float" office:value="-1.87567" calcext:value-type="float">
            <text:p>-1.87567</text:p>
          </table:table-cell>
          <table:table-cell office:value-type="float" office:value="-1.7725199" calcext:value-type="float">
            <text:p>-1.7725199</text:p>
          </table:table-cell>
          <table:table-cell office:value-type="float" office:value="-1.6776" calcext:value-type="float">
            <text:p>-1.6776</text:p>
          </table:table-cell>
          <table:table-cell office:value-type="float" office:value="-1.57628" calcext:value-type="float">
            <text:p>-1.57628</text:p>
          </table:table-cell>
          <table:table-cell office:value-type="float" office:value="-1.48534" calcext:value-type="float">
            <text:p>-1.48534</text:p>
          </table:table-cell>
          <table:table-cell office:value-type="float" office:value="-1.38676" calcext:value-type="float">
            <text:p>-1.38676</text:p>
          </table:table-cell>
          <table:table-cell office:value-type="float" office:value="-1.28178" calcext:value-type="float">
            <text:p>-1.28178</text:p>
          </table:table-cell>
          <table:table-cell office:value-type="float" office:value="-1.19266" calcext:value-type="float">
            <text:p>-1.19266</text:p>
          </table:table-cell>
          <table:table-cell office:value-type="float" office:value="-1.095" calcext:value-type="float">
            <text:p>-1.095</text:p>
          </table:table-cell>
          <table:table-cell office:value-type="float" office:value="-0.99703997" calcext:value-type="float">
            <text:p>-0.9970399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2867" calcext:value-type="float">
            <text:p>-2.12867</text:p>
          </table:table-cell>
          <table:table-cell office:value-type="float" office:value="-1.98706" calcext:value-type="float">
            <text:p>-1.98706</text:p>
          </table:table-cell>
          <table:table-cell office:value-type="float" office:value="-1.87506" calcext:value-type="float">
            <text:p>-1.87506</text:p>
          </table:table-cell>
          <table:table-cell office:value-type="float" office:value="-1.7719001" calcext:value-type="float">
            <text:p>-1.7719001</text:p>
          </table:table-cell>
          <table:table-cell office:value-type="float" office:value="-1.67699" calcext:value-type="float">
            <text:p>-1.67699</text:p>
          </table:table-cell>
          <table:table-cell office:value-type="float" office:value="-1.57567" calcext:value-type="float">
            <text:p>-1.57567</text:p>
          </table:table-cell>
          <table:table-cell office:value-type="float" office:value="-1.48473" calcext:value-type="float">
            <text:p>-1.48473</text:p>
          </table:table-cell>
          <table:table-cell office:value-type="float" office:value="-1.38615" calcext:value-type="float">
            <text:p>-1.38615</text:p>
          </table:table-cell>
          <table:table-cell office:value-type="float" office:value="-1.28117" calcext:value-type="float">
            <text:p>-1.28117</text:p>
          </table:table-cell>
          <table:table-cell office:value-type="float" office:value="-1.19205" calcext:value-type="float">
            <text:p>-1.19205</text:p>
          </table:table-cell>
          <table:table-cell office:value-type="float" office:value="-1.09439" calcext:value-type="float">
            <text:p>-1.09439</text:p>
          </table:table-cell>
          <table:table-cell office:value-type="float" office:value="-0.99642998" calcext:value-type="float">
            <text:p>-0.996429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280601" calcext:value-type="float">
            <text:p>-2.1280601</text:p>
          </table:table-cell>
          <table:table-cell office:value-type="float" office:value="-1.98614" calcext:value-type="float">
            <text:p>-1.98614</text:p>
          </table:table-cell>
          <table:table-cell office:value-type="float" office:value="-1.87445" calcext:value-type="float">
            <text:p>-1.87445</text:p>
          </table:table-cell>
          <table:table-cell office:value-type="float" office:value="-1.77099" calcext:value-type="float">
            <text:p>-1.77099</text:p>
          </table:table-cell>
          <table:table-cell office:value-type="float" office:value="-1.67638" calcext:value-type="float">
            <text:p>-1.67638</text:p>
          </table:table-cell>
          <table:table-cell office:value-type="float" office:value="-1.57506" calcext:value-type="float">
            <text:p>-1.57506</text:p>
          </table:table-cell>
          <table:table-cell office:value-type="float" office:value="-1.48412" calcext:value-type="float">
            <text:p>-1.48412</text:p>
          </table:table-cell>
          <table:table-cell office:value-type="float" office:value="-1.38554" calcext:value-type="float">
            <text:p>-1.38554</text:p>
          </table:table-cell>
          <table:table-cell office:value-type="float" office:value="-1.28056" calcext:value-type="float">
            <text:p>-1.28056</text:p>
          </table:table-cell>
          <table:table-cell office:value-type="float" office:value="-1.19144" calcext:value-type="float">
            <text:p>-1.19144</text:p>
          </table:table-cell>
          <table:table-cell office:value-type="float" office:value="-1.09348" calcext:value-type="float">
            <text:p>-1.09348</text:p>
          </table:table-cell>
          <table:table-cell office:value-type="float" office:value="-0.99581999" calcext:value-type="float">
            <text:p>-0.99581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.12745" calcext:value-type="float">
            <text:p>-2.12745</text:p>
          </table:table-cell>
          <table:table-cell office:value-type="float" office:value="-1.98553" calcext:value-type="float">
            <text:p>-1.98553</text:p>
          </table:table-cell>
          <table:table-cell office:value-type="float" office:value="-1.87384" calcext:value-type="float">
            <text:p>-1.87384</text:p>
          </table:table-cell>
          <table:table-cell office:value-type="float" office:value="-1.77038" calcext:value-type="float">
            <text:p>-1.77038</text:p>
          </table:table-cell>
          <table:table-cell office:value-type="float" office:value="-1.67577" calcext:value-type="float">
            <text:p>-1.67577</text:p>
          </table:table-cell>
          <table:table-cell office:value-type="float" office:value="-1.57445" calcext:value-type="float">
            <text:p>-1.57445</text:p>
          </table:table-cell>
          <table:table-cell office:value-type="float" office:value="-1.4835" calcext:value-type="float">
            <text:p>-1.4835</text:p>
          </table:table-cell>
          <table:table-cell office:value-type="float" office:value="-1.38493" calcext:value-type="float">
            <text:p>-1.38493</text:p>
          </table:table-cell>
          <table:table-cell office:value-type="float" office:value="-1.27995" calcext:value-type="float">
            <text:p>-1.27995</text:p>
          </table:table-cell>
          <table:table-cell office:value-type="float" office:value="-1.19083" calcext:value-type="float">
            <text:p>-1.19083</text:p>
          </table:table-cell>
          <table:table-cell office:value-type="float" office:value="-1.09287" calcext:value-type="float">
            <text:p>-1.0928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68301" calcext:value-type="float">
            <text:p>-2.1268301</text:p>
          </table:table-cell>
          <table:table-cell office:value-type="float" office:value="-1.98492" calcext:value-type="float">
            <text:p>-1.98492</text:p>
          </table:table-cell>
          <table:table-cell office:value-type="float" office:value="-1.87323" calcext:value-type="float">
            <text:p>-1.87323</text:p>
          </table:table-cell>
          <table:table-cell office:value-type="float" office:value="-1.76977" calcext:value-type="float">
            <text:p>-1.76977</text:p>
          </table:table-cell>
          <table:table-cell office:value-type="float" office:value="-1.6751601" calcext:value-type="float">
            <text:p>-1.6751601</text:p>
          </table:table-cell>
          <table:table-cell office:value-type="float" office:value="-1.57384" calcext:value-type="float">
            <text:p>-1.57384</text:p>
          </table:table-cell>
          <table:table-cell office:value-type="float" office:value="-1.48289" calcext:value-type="float">
            <text:p>-1.48289</text:p>
          </table:table-cell>
          <table:table-cell office:value-type="float" office:value="-1.38432" calcext:value-type="float">
            <text:p>-1.38432</text:p>
          </table:table-cell>
          <table:table-cell office:value-type="float" office:value="-1.27934" calcext:value-type="float">
            <text:p>-1.27934</text:p>
          </table:table-cell>
          <table:table-cell office:value-type="float" office:value="-1.19022" calcext:value-type="float">
            <text:p>-1.19022</text:p>
          </table:table-cell>
          <table:table-cell office:value-type="float" office:value="-1.09226" calcext:value-type="float">
            <text:p>-1.0922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622" calcext:value-type="float">
            <text:p>-2.12622</text:p>
          </table:table-cell>
          <table:table-cell office:value-type="float" office:value="-1.98431" calcext:value-type="float">
            <text:p>-1.98431</text:p>
          </table:table-cell>
          <table:table-cell office:value-type="float" office:value="-1.87262" calcext:value-type="float">
            <text:p>-1.87262</text:p>
          </table:table-cell>
          <table:table-cell office:value-type="float" office:value="-1.76916" calcext:value-type="float">
            <text:p>-1.76916</text:p>
          </table:table-cell>
          <table:table-cell office:value-type="float" office:value="-1.6745501" calcext:value-type="float">
            <text:p>-1.6745501</text:p>
          </table:table-cell>
          <table:table-cell office:value-type="float" office:value="-1.57323" calcext:value-type="float">
            <text:p>-1.57323</text:p>
          </table:table-cell>
          <table:table-cell office:value-type="float" office:value="-1.48228" calcext:value-type="float">
            <text:p>-1.48228</text:p>
          </table:table-cell>
          <table:table-cell office:value-type="float" office:value="-1.38371" calcext:value-type="float">
            <text:p>-1.38371</text:p>
          </table:table-cell>
          <table:table-cell office:value-type="float" office:value="-1.27873" calcext:value-type="float">
            <text:p>-1.27873</text:p>
          </table:table-cell>
          <table:table-cell office:value-type="float" office:value="-1.18961" calcext:value-type="float">
            <text:p>-1.18961</text:p>
          </table:table-cell>
          <table:table-cell office:value-type="float" office:value="-1.09165" calcext:value-type="float">
            <text:p>-1.0916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53099" calcext:value-type="float">
            <text:p>-2.1253099</text:p>
          </table:table-cell>
          <table:table-cell office:value-type="float" office:value="-1.9837" calcext:value-type="float">
            <text:p>-1.9837</text:p>
          </table:table-cell>
          <table:table-cell office:value-type="float" office:value="-1.87201" calcext:value-type="float">
            <text:p>-1.87201</text:p>
          </table:table-cell>
          <table:table-cell office:value-type="float" office:value="-1.76855" calcext:value-type="float">
            <text:p>-1.76855</text:p>
          </table:table-cell>
          <table:table-cell office:value-type="float" office:value="-1.6739399" calcext:value-type="float">
            <text:p>-1.6739399</text:p>
          </table:table-cell>
          <table:table-cell office:value-type="float" office:value="-1.57262" calcext:value-type="float">
            <text:p>-1.57262</text:p>
          </table:table-cell>
          <table:table-cell office:value-type="float" office:value="-1.48167" calcext:value-type="float">
            <text:p>-1.48167</text:p>
          </table:table-cell>
          <table:table-cell office:value-type="float" office:value="-1.38279" calcext:value-type="float">
            <text:p>-1.38279</text:p>
          </table:table-cell>
          <table:table-cell office:value-type="float" office:value="-1.2775" calcext:value-type="float">
            <text:p>-1.2775</text:p>
          </table:table-cell>
          <table:table-cell office:value-type="float" office:value="-1.189" calcext:value-type="float">
            <text:p>-1.189</text:p>
          </table:table-cell>
          <table:table-cell office:value-type="float" office:value="-1.09104" calcext:value-type="float">
            <text:p>-1.0910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47001" calcext:value-type="float">
            <text:p>-2.1247001</text:p>
          </table:table-cell>
          <table:table-cell office:value-type="float" office:value="-1.98309" calcext:value-type="float">
            <text:p>-1.98309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-1.76794" calcext:value-type="float">
            <text:p>-1.76794</text:p>
          </table:table-cell>
          <table:table-cell office:value-type="float" office:value="-1.6733299" calcext:value-type="float">
            <text:p>-1.6733299</text:p>
          </table:table-cell>
          <table:table-cell office:value-type="float" office:value="-1.57201" calcext:value-type="float">
            <text:p>-1.57201</text:p>
          </table:table-cell>
          <table:table-cell office:value-type="float" office:value="-1.48076" calcext:value-type="float">
            <text:p>-1.48076</text:p>
          </table:table-cell>
          <table:table-cell office:value-type="float" office:value="-1.38218" calcext:value-type="float">
            <text:p>-1.38218</text:p>
          </table:table-cell>
          <table:table-cell office:value-type="float" office:value="-1.27689" calcext:value-type="float">
            <text:p>-1.27689</text:p>
          </table:table-cell>
          <table:table-cell office:value-type="float" office:value="-1.18839" calcext:value-type="float">
            <text:p>-1.18839</text:p>
          </table:table-cell>
          <table:table-cell office:value-type="float" office:value="-1.09043" calcext:value-type="float">
            <text:p>-1.0904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409" calcext:value-type="float">
            <text:p>-2.12409</text:p>
          </table:table-cell>
          <table:table-cell office:value-type="float" office:value="-1.98248" calcext:value-type="float">
            <text:p>-1.98248</text:p>
          </table:table-cell>
          <table:table-cell office:value-type="float" office:value="-1.8704799" calcext:value-type="float">
            <text:p>-1.8704799</text:p>
          </table:table-cell>
          <table:table-cell office:value-type="float" office:value="-1.7673301" calcext:value-type="float">
            <text:p>-1.7673301</text:p>
          </table:table-cell>
          <table:table-cell office:value-type="float" office:value="-1.67272" calcext:value-type="float">
            <text:p>-1.67272</text:p>
          </table:table-cell>
          <table:table-cell office:value-type="float" office:value="-1.5714" calcext:value-type="float">
            <text:p>-1.5714</text:p>
          </table:table-cell>
          <table:table-cell office:value-type="float" office:value="-1.48015" calcext:value-type="float">
            <text:p>-1.48015</text:p>
          </table:table-cell>
          <table:table-cell office:value-type="float" office:value="-1.38157" calcext:value-type="float">
            <text:p>-1.38157</text:p>
          </table:table-cell>
          <table:table-cell office:value-type="float" office:value="-1.27628" calcext:value-type="float">
            <text:p>-1.27628</text:p>
          </table:table-cell>
          <table:table-cell office:value-type="float" office:value="-1.18748" calcext:value-type="float">
            <text:p>-1.18748</text:p>
          </table:table-cell>
          <table:table-cell office:value-type="float" office:value="-1.08982" calcext:value-type="float">
            <text:p>-1.0898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34801" calcext:value-type="float">
            <text:p>-2.1234801</text:p>
          </table:table-cell>
          <table:table-cell office:value-type="float" office:value="-1.9818701" calcext:value-type="float">
            <text:p>-1.9818701</text:p>
          </table:table-cell>
          <table:table-cell office:value-type="float" office:value="-1.8698699" calcext:value-type="float">
            <text:p>-1.8698699</text:p>
          </table:table-cell>
          <table:table-cell office:value-type="float" office:value="-1.76641" calcext:value-type="float">
            <text:p>-1.76641</text:p>
          </table:table-cell>
          <table:table-cell office:value-type="float" office:value="-1.67211" calcext:value-type="float">
            <text:p>-1.67211</text:p>
          </table:table-cell>
          <table:table-cell office:value-type="float" office:value="-1.5707901" calcext:value-type="float">
            <text:p>-1.5707901</text:p>
          </table:table-cell>
          <table:table-cell office:value-type="float" office:value="-1.47954" calcext:value-type="float">
            <text:p>-1.47954</text:p>
          </table:table-cell>
          <table:table-cell office:value-type="float" office:value="-1.38096" calcext:value-type="float">
            <text:p>-1.38096</text:p>
          </table:table-cell>
          <table:table-cell office:value-type="float" office:value="-1.2756701" calcext:value-type="float">
            <text:p>-1.2756701</text:p>
          </table:table-cell>
          <table:table-cell office:value-type="float" office:value="-1.18686" calcext:value-type="float">
            <text:p>-1.18686</text:p>
          </table:table-cell>
          <table:table-cell office:value-type="float" office:value="-1.0889" calcext:value-type="float">
            <text:p>-1.088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287" calcext:value-type="float">
            <text:p>-2.12287</text:p>
          </table:table-cell>
          <table:table-cell office:value-type="float" office:value="-1.9812599" calcext:value-type="float">
            <text:p>-1.9812599</text:p>
          </table:table-cell>
          <table:table-cell office:value-type="float" office:value="-1.86926" calcext:value-type="float">
            <text:p>-1.86926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-1.6715" calcext:value-type="float">
            <text:p>-1.6715</text:p>
          </table:table-cell>
          <table:table-cell office:value-type="float" office:value="-1.5701801" calcext:value-type="float">
            <text:p>-1.5701801</text:p>
          </table:table-cell>
          <table:table-cell office:value-type="float" office:value="-1.47893" calcext:value-type="float">
            <text:p>-1.47893</text:p>
          </table:table-cell>
          <table:table-cell office:value-type="float" office:value="-1.38035" calcext:value-type="float">
            <text:p>-1.38035</text:p>
          </table:table-cell>
          <table:table-cell office:value-type="float" office:value="-1.2750601" calcext:value-type="float">
            <text:p>-1.2750601</text:p>
          </table:table-cell>
          <table:table-cell office:value-type="float" office:value="-1.18625" calcext:value-type="float">
            <text:p>-1.18625</text:p>
          </table:table-cell>
          <table:table-cell office:value-type="float" office:value="-1.08829" calcext:value-type="float">
            <text:p>-1.0882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22601" calcext:value-type="float">
            <text:p>-2.1222601</text:p>
          </table:table-cell>
          <table:table-cell office:value-type="float" office:value="-1.9806499" calcext:value-type="float">
            <text:p>-1.9806499</text:p>
          </table:table-cell>
          <table:table-cell office:value-type="float" office:value="-1.86865" calcext:value-type="float">
            <text:p>-1.86865</text:p>
          </table:table-cell>
          <table:table-cell office:value-type="float" office:value="-1.76519" calcext:value-type="float">
            <text:p>-1.76519</text:p>
          </table:table-cell>
          <table:table-cell office:value-type="float" office:value="-1.67089" calcext:value-type="float">
            <text:p>-1.67089</text:p>
          </table:table-cell>
          <table:table-cell office:value-type="float" office:value="-1.5695699" calcext:value-type="float">
            <text:p>-1.5695699</text:p>
          </table:table-cell>
          <table:table-cell office:value-type="float" office:value="-1.47832" calcext:value-type="float">
            <text:p>-1.47832</text:p>
          </table:table-cell>
          <table:table-cell office:value-type="float" office:value="-1.37974" calcext:value-type="float">
            <text:p>-1.37974</text:p>
          </table:table-cell>
          <table:table-cell office:value-type="float" office:value="-1.2744499" calcext:value-type="float">
            <text:p>-1.2744499</text:p>
          </table:table-cell>
          <table:table-cell office:value-type="float" office:value="-1.18564" calcext:value-type="float">
            <text:p>-1.18564</text:p>
          </table:table-cell>
          <table:table-cell office:value-type="float" office:value="-1.08768" calcext:value-type="float">
            <text:p>-1.0876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134" calcext:value-type="float">
            <text:p>-2.12134</text:p>
          </table:table-cell>
          <table:table-cell office:value-type="float" office:value="-1.98004" calcext:value-type="float">
            <text:p>-1.98004</text:p>
          </table:table-cell>
          <table:table-cell office:value-type="float" office:value="-1.86773" calcext:value-type="float">
            <text:p>-1.86773</text:p>
          </table:table-cell>
          <table:table-cell office:value-type="float" office:value="-1.76458" calcext:value-type="float">
            <text:p>-1.76458</text:p>
          </table:table-cell>
          <table:table-cell office:value-type="float" office:value="-1.66936" calcext:value-type="float">
            <text:p>-1.66936</text:p>
          </table:table-cell>
          <table:table-cell office:value-type="float" office:value="-1.56896" calcext:value-type="float">
            <text:p>-1.56896</text:p>
          </table:table-cell>
          <table:table-cell office:value-type="float" office:value="-1.47771" calcext:value-type="float">
            <text:p>-1.47771</text:p>
          </table:table-cell>
          <table:table-cell office:value-type="float" office:value="-1.37913" calcext:value-type="float">
            <text:p>-1.37913</text:p>
          </table:table-cell>
          <table:table-cell office:value-type="float" office:value="-1.27384" calcext:value-type="float">
            <text:p>-1.27384</text:p>
          </table:table-cell>
          <table:table-cell office:value-type="float" office:value="-1.18503" calcext:value-type="float">
            <text:p>-1.18503</text:p>
          </table:table-cell>
          <table:table-cell office:value-type="float" office:value="-1.08707" calcext:value-type="float">
            <text:p>-1.0870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07299" calcext:value-type="float">
            <text:p>-2.1207299</text:p>
          </table:table-cell>
          <table:table-cell office:value-type="float" office:value="-1.97943" calcext:value-type="float">
            <text:p>-1.97943</text:p>
          </table:table-cell>
          <table:table-cell office:value-type="float" office:value="-1.86712" calcext:value-type="float">
            <text:p>-1.86712</text:p>
          </table:table-cell>
          <table:table-cell office:value-type="float" office:value="-1.76397" calcext:value-type="float">
            <text:p>-1.76397</text:p>
          </table:table-cell>
          <table:table-cell office:value-type="float" office:value="-1.66845" calcext:value-type="float">
            <text:p>-1.66845</text:p>
          </table:table-cell>
          <table:table-cell office:value-type="float" office:value="-1.56835" calcext:value-type="float">
            <text:p>-1.56835</text:p>
          </table:table-cell>
          <table:table-cell office:value-type="float" office:value="-1.4771" calcext:value-type="float">
            <text:p>-1.4771</text:p>
          </table:table-cell>
          <table:table-cell office:value-type="float" office:value="-1.37852" calcext:value-type="float">
            <text:p>-1.37852</text:p>
          </table:table-cell>
          <table:table-cell office:value-type="float" office:value="-1.27323" calcext:value-type="float">
            <text:p>-1.27323</text:p>
          </table:table-cell>
          <table:table-cell office:value-type="float" office:value="-1.18442" calcext:value-type="float">
            <text:p>-1.18442</text:p>
          </table:table-cell>
          <table:table-cell office:value-type="float" office:value="-1.08646" calcext:value-type="float">
            <text:p>-1.0864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2012" calcext:value-type="float">
            <text:p>-2.12012</text:p>
          </table:table-cell>
          <table:table-cell office:value-type="float" office:value="-1.97882" calcext:value-type="float">
            <text:p>-1.97882</text:p>
          </table:table-cell>
          <table:table-cell office:value-type="float" office:value="-1.86651" calcext:value-type="float">
            <text:p>-1.86651</text:p>
          </table:table-cell>
          <table:table-cell office:value-type="float" office:value="-1.76336" calcext:value-type="float">
            <text:p>-1.76336</text:p>
          </table:table-cell>
          <table:table-cell office:value-type="float" office:value="-1.6675299" calcext:value-type="float">
            <text:p>-1.6675299</text:p>
          </table:table-cell>
          <table:table-cell office:value-type="float" office:value="-1.56774" calcext:value-type="float">
            <text:p>-1.56774</text:p>
          </table:table-cell>
          <table:table-cell office:value-type="float" office:value="-1.47649" calcext:value-type="float">
            <text:p>-1.47649</text:p>
          </table:table-cell>
          <table:table-cell office:value-type="float" office:value="-1.37791" calcext:value-type="float">
            <text:p>-1.37791</text:p>
          </table:table-cell>
          <table:table-cell office:value-type="float" office:value="-1.27262" calcext:value-type="float">
            <text:p>-1.27262</text:p>
          </table:table-cell>
          <table:table-cell office:value-type="float" office:value="-1.18381" calcext:value-type="float">
            <text:p>-1.18381</text:p>
          </table:table-cell>
          <table:table-cell office:value-type="float" office:value="-1.08585" calcext:value-type="float">
            <text:p>-1.0858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95099" calcext:value-type="float">
            <text:p>-2.1195099</text:p>
          </table:table-cell>
          <table:table-cell office:value-type="float" office:value="-1.97821" calcext:value-type="float">
            <text:p>-1.97821</text:p>
          </table:table-cell>
          <table:table-cell office:value-type="float" office:value="-1.8659" calcext:value-type="float">
            <text:p>-1.8659</text:p>
          </table:table-cell>
          <table:table-cell office:value-type="float" office:value="-1.76275" calcext:value-type="float">
            <text:p>-1.76275</text:p>
          </table:table-cell>
          <table:table-cell office:value-type="float" office:value="-1.6669199" calcext:value-type="float">
            <text:p>-1.6669199</text:p>
          </table:table-cell>
          <table:table-cell office:value-type="float" office:value="-1.56713" calcext:value-type="float">
            <text:p>-1.56713</text:p>
          </table:table-cell>
          <table:table-cell office:value-type="float" office:value="-1.47588" calcext:value-type="float">
            <text:p>-1.47588</text:p>
          </table:table-cell>
          <table:table-cell office:value-type="float" office:value="-1.3773" calcext:value-type="float">
            <text:p>-1.3773</text:p>
          </table:table-cell>
          <table:table-cell office:value-type="float" office:value="-1.27201" calcext:value-type="float">
            <text:p>-1.27201</text:p>
          </table:table-cell>
          <table:table-cell office:value-type="float" office:value="-1.1832" calcext:value-type="float">
            <text:p>-1.1832</text:p>
          </table:table-cell>
          <table:table-cell office:value-type="float" office:value="-1.08524" calcext:value-type="float">
            <text:p>-1.0852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89001" calcext:value-type="float">
            <text:p>-2.1189001</text:p>
          </table:table-cell>
          <table:table-cell office:value-type="float" office:value="-1.9776" calcext:value-type="float">
            <text:p>-1.9776</text:p>
          </table:table-cell>
          <table:table-cell office:value-type="float" office:value="-1.86529" calcext:value-type="float">
            <text:p>-1.86529</text:p>
          </table:table-cell>
          <table:table-cell office:value-type="float" office:value="-1.76214" calcext:value-type="float">
            <text:p>-1.76214</text:p>
          </table:table-cell>
          <table:table-cell office:value-type="float" office:value="-1.66631" calcext:value-type="float">
            <text:p>-1.66631</text:p>
          </table:table-cell>
          <table:table-cell office:value-type="float" office:value="-1.56652" calcext:value-type="float">
            <text:p>-1.56652</text:p>
          </table:table-cell>
          <table:table-cell office:value-type="float" office:value="-1.47526" calcext:value-type="float">
            <text:p>-1.47526</text:p>
          </table:table-cell>
          <table:table-cell office:value-type="float" office:value="-1.37669" calcext:value-type="float">
            <text:p>-1.37669</text:p>
          </table:table-cell>
          <table:table-cell office:value-type="float" office:value="-1.2714" calcext:value-type="float">
            <text:p>-1.2714</text:p>
          </table:table-cell>
          <table:table-cell office:value-type="float" office:value="-1.18259" calcext:value-type="float">
            <text:p>-1.18259</text:p>
          </table:table-cell>
          <table:table-cell office:value-type="float" office:value="-1.08463" calcext:value-type="float">
            <text:p>-1.0846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82899" calcext:value-type="float">
            <text:p>-2.1182899</text:p>
          </table:table-cell>
          <table:table-cell office:value-type="float" office:value="-1.97668" calcext:value-type="float">
            <text:p>-1.97668</text:p>
          </table:table-cell>
          <table:table-cell office:value-type="float" office:value="-1.8646801" calcext:value-type="float">
            <text:p>-1.8646801</text:p>
          </table:table-cell>
          <table:table-cell office:value-type="float" office:value="-1.76153" calcext:value-type="float">
            <text:p>-1.76153</text:p>
          </table:table-cell>
          <table:table-cell office:value-type="float" office:value="-1.6657" calcext:value-type="float">
            <text:p>-1.6657</text:p>
          </table:table-cell>
          <table:table-cell office:value-type="float" office:value="-1.5659" calcext:value-type="float">
            <text:p>-1.5659</text:p>
          </table:table-cell>
          <table:table-cell office:value-type="float" office:value="-1.47465" calcext:value-type="float">
            <text:p>-1.47465</text:p>
          </table:table-cell>
          <table:table-cell office:value-type="float" office:value="-1.37608" calcext:value-type="float">
            <text:p>-1.37608</text:p>
          </table:table-cell>
          <table:table-cell office:value-type="float" office:value="-1.27079" calcext:value-type="float">
            <text:p>-1.27079</text:p>
          </table:table-cell>
          <table:table-cell office:value-type="float" office:value="-1.18198" calcext:value-type="float">
            <text:p>-1.18198</text:p>
          </table:table-cell>
          <table:table-cell office:value-type="float" office:value="-1.08402" calcext:value-type="float">
            <text:p>-1.084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76801" calcext:value-type="float">
            <text:p>-2.1176801</text:p>
          </table:table-cell>
          <table:table-cell office:value-type="float" office:value="-1.97607" calcext:value-type="float">
            <text:p>-1.97607</text:p>
          </table:table-cell>
          <table:table-cell office:value-type="float" office:value="-1.86377" calcext:value-type="float">
            <text:p>-1.86377</text:p>
          </table:table-cell>
          <table:table-cell office:value-type="float" office:value="-1.76061" calcext:value-type="float">
            <text:p>-1.76061</text:p>
          </table:table-cell>
          <table:table-cell office:value-type="float" office:value="-1.66509" calcext:value-type="float">
            <text:p>-1.66509</text:p>
          </table:table-cell>
          <table:table-cell office:value-type="float" office:value="-1.56529" calcext:value-type="float">
            <text:p>-1.56529</text:p>
          </table:table-cell>
          <table:table-cell office:value-type="float" office:value="-1.47404" calcext:value-type="float">
            <text:p>-1.47404</text:p>
          </table:table-cell>
          <table:table-cell office:value-type="float" office:value="-1.37547" calcext:value-type="float">
            <text:p>-1.37547</text:p>
          </table:table-cell>
          <table:table-cell office:value-type="float" office:value="-1.27018" calcext:value-type="float">
            <text:p>-1.27018</text:p>
          </table:table-cell>
          <table:table-cell office:value-type="float" office:value="-1.18137" calcext:value-type="float">
            <text:p>-1.18137</text:p>
          </table:table-cell>
          <table:table-cell office:value-type="float" office:value="-1.08341" calcext:value-type="float">
            <text:p>-1.0834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707" calcext:value-type="float">
            <text:p>-2.11707</text:p>
          </table:table-cell>
          <table:table-cell office:value-type="float" office:value="-1.9754601" calcext:value-type="float">
            <text:p>-1.9754601</text:p>
          </table:table-cell>
          <table:table-cell office:value-type="float" office:value="-1.86285" calcext:value-type="float">
            <text:p>-1.86285</text:p>
          </table:table-cell>
          <table:table-cell office:value-type="float" office:value="-1.76" calcext:value-type="float">
            <text:p>-1.76</text:p>
          </table:table-cell>
          <table:table-cell office:value-type="float" office:value="-1.66448" calcext:value-type="float">
            <text:p>-1.66448</text:p>
          </table:table-cell>
          <table:table-cell office:value-type="float" office:value="-1.56468" calcext:value-type="float">
            <text:p>-1.56468</text:p>
          </table:table-cell>
          <table:table-cell office:value-type="float" office:value="-1.47343" calcext:value-type="float">
            <text:p>-1.47343</text:p>
          </table:table-cell>
          <table:table-cell office:value-type="float" office:value="-1.37486" calcext:value-type="float">
            <text:p>-1.37486</text:p>
          </table:table-cell>
          <table:table-cell office:value-type="float" office:value="-1.26957" calcext:value-type="float">
            <text:p>-1.26957</text:p>
          </table:table-cell>
          <table:table-cell office:value-type="float" office:value="-1.18076" calcext:value-type="float">
            <text:p>-1.18076</text:p>
          </table:table-cell>
          <table:table-cell office:value-type="float" office:value="-1.0828" calcext:value-type="float">
            <text:p>-1.082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64601" calcext:value-type="float">
            <text:p>-2.1164601</text:p>
          </table:table-cell>
          <table:table-cell office:value-type="float" office:value="-1.9748501" calcext:value-type="float">
            <text:p>-1.9748501</text:p>
          </table:table-cell>
          <table:table-cell office:value-type="float" office:value="-1.86224" calcext:value-type="float">
            <text:p>-1.86224</text:p>
          </table:table-cell>
          <table:table-cell office:value-type="float" office:value="-1.75939" calcext:value-type="float">
            <text:p>-1.75939</text:p>
          </table:table-cell>
          <table:table-cell office:value-type="float" office:value="-1.66387" calcext:value-type="float">
            <text:p>-1.66387</text:p>
          </table:table-cell>
          <table:table-cell office:value-type="float" office:value="-1.56407" calcext:value-type="float">
            <text:p>-1.56407</text:p>
          </table:table-cell>
          <table:table-cell office:value-type="float" office:value="-1.47282" calcext:value-type="float">
            <text:p>-1.47282</text:p>
          </table:table-cell>
          <table:table-cell office:value-type="float" office:value="-1.3742501" calcext:value-type="float">
            <text:p>-1.3742501</text:p>
          </table:table-cell>
          <table:table-cell office:value-type="float" office:value="-1.26896" calcext:value-type="float">
            <text:p>-1.26896</text:p>
          </table:table-cell>
          <table:table-cell office:value-type="float" office:value="-1.18015" calcext:value-type="float">
            <text:p>-1.18015</text:p>
          </table:table-cell>
          <table:table-cell office:value-type="float" office:value="-1.08219" calcext:value-type="float">
            <text:p>-1.0821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585" calcext:value-type="float">
            <text:p>-2.11585</text:p>
          </table:table-cell>
          <table:table-cell office:value-type="float" office:value="-1.9742399" calcext:value-type="float">
            <text:p>-1.9742399</text:p>
          </table:table-cell>
          <table:table-cell office:value-type="float" office:value="-1.86163" calcext:value-type="float">
            <text:p>-1.86163</text:p>
          </table:table-cell>
          <table:table-cell office:value-type="float" office:value="-1.75878" calcext:value-type="float">
            <text:p>-1.75878</text:p>
          </table:table-cell>
          <table:table-cell office:value-type="float" office:value="-1.66326" calcext:value-type="float">
            <text:p>-1.66326</text:p>
          </table:table-cell>
          <table:table-cell office:value-type="float" office:value="-1.5631599" calcext:value-type="float">
            <text:p>-1.5631599</text:p>
          </table:table-cell>
          <table:table-cell office:value-type="float" office:value="-1.47221" calcext:value-type="float">
            <text:p>-1.47221</text:p>
          </table:table-cell>
          <table:table-cell office:value-type="float" office:value="-1.3736399" calcext:value-type="float">
            <text:p>-1.3736399</text:p>
          </table:table-cell>
          <table:table-cell office:value-type="float" office:value="-1.26835" calcext:value-type="float">
            <text:p>-1.26835</text:p>
          </table:table-cell>
          <table:table-cell office:value-type="float" office:value="-1.17954" calcext:value-type="float">
            <text:p>-1.17954</text:p>
          </table:table-cell>
          <table:table-cell office:value-type="float" office:value="-1.08158" calcext:value-type="float">
            <text:p>-1.0815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52401" calcext:value-type="float">
            <text:p>-2.1152401</text:p>
          </table:table-cell>
          <table:table-cell office:value-type="float" office:value="-1.97363" calcext:value-type="float">
            <text:p>-1.97363</text:p>
          </table:table-cell>
          <table:table-cell office:value-type="float" office:value="-1.86102" calcext:value-type="float">
            <text:p>-1.86102</text:p>
          </table:table-cell>
          <table:table-cell office:value-type="float" office:value="-1.75817" calcext:value-type="float">
            <text:p>-1.75817</text:p>
          </table:table-cell>
          <table:table-cell office:value-type="float" office:value="-1.66265" calcext:value-type="float">
            <text:p>-1.66265</text:p>
          </table:table-cell>
          <table:table-cell office:value-type="float" office:value="-1.5625499" calcext:value-type="float">
            <text:p>-1.5625499</text:p>
          </table:table-cell>
          <table:table-cell office:value-type="float" office:value="-1.4716001" calcext:value-type="float">
            <text:p>-1.4716001</text:p>
          </table:table-cell>
          <table:table-cell office:value-type="float" office:value="-1.3730299" calcext:value-type="float">
            <text:p>-1.3730299</text:p>
          </table:table-cell>
          <table:table-cell office:value-type="float" office:value="-1.26774" calcext:value-type="float">
            <text:p>-1.26774</text:p>
          </table:table-cell>
          <table:table-cell office:value-type="float" office:value="-1.17893" calcext:value-type="float">
            <text:p>-1.17893</text:p>
          </table:table-cell>
          <table:table-cell office:value-type="float" office:value="-1.08097" calcext:value-type="float">
            <text:p>-1.0809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463" calcext:value-type="float">
            <text:p>-2.11463</text:p>
          </table:table-cell>
          <table:table-cell office:value-type="float" office:value="-1.97302" calcext:value-type="float">
            <text:p>-1.97302</text:p>
          </table:table-cell>
          <table:table-cell office:value-type="float" office:value="-1.86041" calcext:value-type="float">
            <text:p>-1.86041</text:p>
          </table:table-cell>
          <table:table-cell office:value-type="float" office:value="-1.75787" calcext:value-type="float">
            <text:p>-1.75787</text:p>
          </table:table-cell>
          <table:table-cell office:value-type="float" office:value="-1.66204" calcext:value-type="float">
            <text:p>-1.66204</text:p>
          </table:table-cell>
          <table:table-cell office:value-type="float" office:value="-1.56194" calcext:value-type="float">
            <text:p>-1.56194</text:p>
          </table:table-cell>
          <table:table-cell office:value-type="float" office:value="-1.4709899" calcext:value-type="float">
            <text:p>-1.4709899</text:p>
          </table:table-cell>
          <table:table-cell office:value-type="float" office:value="-1.37242" calcext:value-type="float">
            <text:p>-1.37242</text:p>
          </table:table-cell>
          <table:table-cell office:value-type="float" office:value="-1.26713" calcext:value-type="float">
            <text:p>-1.26713</text:p>
          </table:table-cell>
          <table:table-cell office:value-type="float" office:value="-1.1783201" calcext:value-type="float">
            <text:p>-1.1783201</text:p>
          </table:table-cell>
          <table:table-cell office:value-type="float" office:value="-1.08005" calcext:value-type="float">
            <text:p>-1.0800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40201" calcext:value-type="float">
            <text:p>-2.1140201</text:p>
          </table:table-cell>
          <table:table-cell office:value-type="float" office:value="-1.97241" calcext:value-type="float">
            <text:p>-1.97241</text:p>
          </table:table-cell>
          <table:table-cell office:value-type="float" office:value="-1.8598" calcext:value-type="float">
            <text:p>-1.8598</text:p>
          </table:table-cell>
          <table:table-cell office:value-type="float" office:value="-1.75726" calcext:value-type="float">
            <text:p>-1.75726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-1.56133" calcext:value-type="float">
            <text:p>-1.56133</text:p>
          </table:table-cell>
          <table:table-cell office:value-type="float" office:value="-1.4703799" calcext:value-type="float">
            <text:p>-1.4703799</text:p>
          </table:table-cell>
          <table:table-cell office:value-type="float" office:value="-1.37181" calcext:value-type="float">
            <text:p>-1.37181</text:p>
          </table:table-cell>
          <table:table-cell office:value-type="float" office:value="-1.26652" calcext:value-type="float">
            <text:p>-1.26652</text:p>
          </table:table-cell>
          <table:table-cell office:value-type="float" office:value="-1.1777101" calcext:value-type="float">
            <text:p>-1.1777101</text:p>
          </table:table-cell>
          <table:table-cell office:value-type="float" office:value="-1.07944" calcext:value-type="float">
            <text:p>-1.0794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341" calcext:value-type="float">
            <text:p>-2.11341</text:p>
          </table:table-cell>
          <table:table-cell office:value-type="float" office:value="-1.9718" calcext:value-type="float">
            <text:p>-1.9718</text:p>
          </table:table-cell>
          <table:table-cell office:value-type="float" office:value="-1.85919" calcext:value-type="float">
            <text:p>-1.85919</text:p>
          </table:table-cell>
          <table:table-cell office:value-type="float" office:value="-1.75665" calcext:value-type="float">
            <text:p>-1.75665</text:p>
          </table:table-cell>
          <table:table-cell office:value-type="float" office:value="-1.66082" calcext:value-type="float">
            <text:p>-1.66082</text:p>
          </table:table-cell>
          <table:table-cell office:value-type="float" office:value="-1.56072" calcext:value-type="float">
            <text:p>-1.56072</text:p>
          </table:table-cell>
          <table:table-cell office:value-type="float" office:value="-1.46977" calcext:value-type="float">
            <text:p>-1.46977</text:p>
          </table:table-cell>
          <table:table-cell office:value-type="float" office:value="-1.3712" calcext:value-type="float">
            <text:p>-1.3712</text:p>
          </table:table-cell>
          <table:table-cell office:value-type="float" office:value="-1.26591" calcext:value-type="float">
            <text:p>-1.26591</text:p>
          </table:table-cell>
          <table:table-cell office:value-type="float" office:value="-1.1770999" calcext:value-type="float">
            <text:p>-1.1770999</text:p>
          </table:table-cell>
          <table:table-cell office:value-type="float" office:value="-1.0785201" calcext:value-type="float">
            <text:p>-1.07852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27999" calcext:value-type="float">
            <text:p>-2.1127999</text:p>
          </table:table-cell>
          <table:table-cell office:value-type="float" office:value="-1.97119" calcext:value-type="float">
            <text:p>-1.97119</text:p>
          </table:table-cell>
          <table:table-cell office:value-type="float" office:value="-1.85858" calcext:value-type="float">
            <text:p>-1.85858</text:p>
          </table:table-cell>
          <table:table-cell office:value-type="float" office:value="-1.75573" calcext:value-type="float">
            <text:p>-1.75573</text:p>
          </table:table-cell>
          <table:table-cell office:value-type="float" office:value="-1.66021" calcext:value-type="float">
            <text:p>-1.66021</text:p>
          </table:table-cell>
          <table:table-cell office:value-type="float" office:value="-1.5598" calcext:value-type="float">
            <text:p>-1.5598</text:p>
          </table:table-cell>
          <table:table-cell office:value-type="float" office:value="-1.46916" calcext:value-type="float">
            <text:p>-1.46916</text:p>
          </table:table-cell>
          <table:table-cell office:value-type="float" office:value="-1.37028" calcext:value-type="float">
            <text:p>-1.37028</text:p>
          </table:table-cell>
          <table:table-cell office:value-type="float" office:value="-1.2653" calcext:value-type="float">
            <text:p>-1.2653</text:p>
          </table:table-cell>
          <table:table-cell office:value-type="float" office:value="-1.1764899" calcext:value-type="float">
            <text:p>-1.1764899</text:p>
          </table:table-cell>
          <table:table-cell office:value-type="float" office:value="-1.0779099" calcext:value-type="float">
            <text:p>-1.07790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219" calcext:value-type="float">
            <text:p>-2.11219</text:p>
          </table:table-cell>
          <table:table-cell office:value-type="float" office:value="-1.97058" calcext:value-type="float">
            <text:p>-1.97058</text:p>
          </table:table-cell>
          <table:table-cell office:value-type="float" office:value="-1.85797" calcext:value-type="float">
            <text:p>-1.85797</text:p>
          </table:table-cell>
          <table:table-cell office:value-type="float" office:value="-1.75512" calcext:value-type="float">
            <text:p>-1.75512</text:p>
          </table:table-cell>
          <table:table-cell office:value-type="float" office:value="-1.6596" calcext:value-type="float">
            <text:p>-1.6596</text:p>
          </table:table-cell>
          <table:table-cell office:value-type="float" office:value="-1.55919" calcext:value-type="float">
            <text:p>-1.55919</text:p>
          </table:table-cell>
          <table:table-cell office:value-type="float" office:value="-1.46855" calcext:value-type="float">
            <text:p>-1.46855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1.26469" calcext:value-type="float">
            <text:p>-1.26469</text:p>
          </table:table-cell>
          <table:table-cell office:value-type="float" office:value="-1.17588" calcext:value-type="float">
            <text:p>-1.17588</text:p>
          </table:table-cell>
          <table:table-cell office:value-type="float" office:value="-1.0773" calcext:value-type="float">
            <text:p>-1.077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15799" calcext:value-type="float">
            <text:p>-2.1115799</text:p>
          </table:table-cell>
          <table:table-cell office:value-type="float" office:value="-1.96997" calcext:value-type="float">
            <text:p>-1.96997</text:p>
          </table:table-cell>
          <table:table-cell office:value-type="float" office:value="-1.8570499" calcext:value-type="float">
            <text:p>-1.8570499</text:p>
          </table:table-cell>
          <table:table-cell office:value-type="float" office:value="-1.75451" calcext:value-type="float">
            <text:p>-1.75451</text:p>
          </table:table-cell>
          <table:table-cell office:value-type="float" office:value="-1.65899" calcext:value-type="float">
            <text:p>-1.65899</text:p>
          </table:table-cell>
          <table:table-cell office:value-type="float" office:value="-1.55858" calcext:value-type="float">
            <text:p>-1.55858</text:p>
          </table:table-cell>
          <table:table-cell office:value-type="float" office:value="-1.46794" calcext:value-type="float">
            <text:p>-1.46794</text:p>
          </table:table-cell>
          <table:table-cell office:value-type="float" office:value="-1.36906" calcext:value-type="float">
            <text:p>-1.36906</text:p>
          </table:table-cell>
          <table:table-cell office:value-type="float" office:value="-1.26408" calcext:value-type="float">
            <text:p>-1.26408</text:p>
          </table:table-cell>
          <table:table-cell office:value-type="float" office:value="-1.17527" calcext:value-type="float">
            <text:p>-1.17527</text:p>
          </table:table-cell>
          <table:table-cell office:value-type="float" office:value="-1.07669" calcext:value-type="float">
            <text:p>-1.0766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097" calcext:value-type="float">
            <text:p>-2.11097</text:p>
          </table:table-cell>
          <table:table-cell office:value-type="float" office:value="-1.96936" calcext:value-type="float">
            <text:p>-1.96936</text:p>
          </table:table-cell>
          <table:table-cell office:value-type="float" office:value="-1.85614" calcext:value-type="float">
            <text:p>-1.85614</text:p>
          </table:table-cell>
          <table:table-cell office:value-type="float" office:value="-1.7539001" calcext:value-type="float">
            <text:p>-1.7539001</text:p>
          </table:table-cell>
          <table:table-cell office:value-type="float" office:value="-1.65838" calcext:value-type="float">
            <text:p>-1.65838</text:p>
          </table:table-cell>
          <table:table-cell office:value-type="float" office:value="-1.55766" calcext:value-type="float">
            <text:p>-1.55766</text:p>
          </table:table-cell>
          <table:table-cell office:value-type="float" office:value="-1.46702" calcext:value-type="float">
            <text:p>-1.46702</text:p>
          </table:table-cell>
          <table:table-cell office:value-type="float" office:value="-1.36845" calcext:value-type="float">
            <text:p>-1.36845</text:p>
          </table:table-cell>
          <table:table-cell office:value-type="float" office:value="-1.2634701" calcext:value-type="float">
            <text:p>-1.2634701</text:p>
          </table:table-cell>
          <table:table-cell office:value-type="float" office:value="-1.17466" calcext:value-type="float">
            <text:p>-1.17466</text:p>
          </table:table-cell>
          <table:table-cell office:value-type="float" office:value="-1.07608" calcext:value-type="float">
            <text:p>-1.0760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103499" calcext:value-type="float">
            <text:p>-2.1103499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-1.85522" calcext:value-type="float">
            <text:p>-1.85522</text:p>
          </table:table-cell>
          <table:table-cell office:value-type="float" office:value="-1.7532901" calcext:value-type="float">
            <text:p>-1.7532901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-1.5567501" calcext:value-type="float">
            <text:p>-1.5567501</text:p>
          </table:table-cell>
          <table:table-cell office:value-type="float" office:value="-1.46641" calcext:value-type="float">
            <text:p>-1.46641</text:p>
          </table:table-cell>
          <table:table-cell office:value-type="float" office:value="-1.3678401" calcext:value-type="float">
            <text:p>-1.3678401</text:p>
          </table:table-cell>
          <table:table-cell office:value-type="float" office:value="-1.2628599" calcext:value-type="float">
            <text:p>-1.2628599</text:p>
          </table:table-cell>
          <table:table-cell office:value-type="float" office:value="-1.17405" calcext:value-type="float">
            <text:p>-1.17405</text:p>
          </table:table-cell>
          <table:table-cell office:value-type="float" office:value="-1.07547" calcext:value-type="float">
            <text:p>-1.07547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0974" calcext:value-type="float">
            <text:p>-2.10974</text:p>
          </table:table-cell>
          <table:table-cell office:value-type="float" office:value="-1.96814" calcext:value-type="float">
            <text:p>-1.96814</text:p>
          </table:table-cell>
          <table:table-cell office:value-type="float" office:value="-1.85461" calcext:value-type="float">
            <text:p>-1.85461</text:p>
          </table:table-cell>
          <table:table-cell office:value-type="float" office:value="-1.75298" calcext:value-type="float">
            <text:p>-1.75298</text:p>
          </table:table-cell>
          <table:table-cell office:value-type="float" office:value="-1.65716" calcext:value-type="float">
            <text:p>-1.65716</text:p>
          </table:table-cell>
          <table:table-cell office:value-type="float" office:value="-1.5561399" calcext:value-type="float">
            <text:p>-1.5561399</text:p>
          </table:table-cell>
          <table:table-cell office:value-type="float" office:value="-1.4658" calcext:value-type="float">
            <text:p>-1.4658</text:p>
          </table:table-cell>
          <table:table-cell office:value-type="float" office:value="-1.3672301" calcext:value-type="float">
            <text:p>-1.3672301</text:p>
          </table:table-cell>
          <table:table-cell office:value-type="float" office:value="-1.2622499" calcext:value-type="float">
            <text:p>-1.2622499</text:p>
          </table:table-cell>
          <table:table-cell office:value-type="float" office:value="-1.17344" calcext:value-type="float">
            <text:p>-1.17344</text:p>
          </table:table-cell>
          <table:table-cell office:value-type="float" office:value="-1.07486" calcext:value-type="float">
            <text:p>-1.07486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091299" calcext:value-type="float">
            <text:p>-2.1091299</text:p>
          </table:table-cell>
          <table:table-cell office:value-type="float" office:value="-1.96753" calcext:value-type="float">
            <text:p>-1.96753</text:p>
          </table:table-cell>
          <table:table-cell office:value-type="float" office:value="-1.854" calcext:value-type="float">
            <text:p>-1.854</text:p>
          </table:table-cell>
          <table:table-cell office:value-type="float" office:value="-1.75237" calcext:value-type="float">
            <text:p>-1.75237</text:p>
          </table:table-cell>
          <table:table-cell office:value-type="float" office:value="-1.65654" calcext:value-type="float">
            <text:p>-1.65654</text:p>
          </table:table-cell>
          <table:table-cell office:value-type="float" office:value="-1.55553" calcext:value-type="float">
            <text:p>-1.55553</text:p>
          </table:table-cell>
          <table:table-cell office:value-type="float" office:value="-1.4651901" calcext:value-type="float">
            <text:p>-1.4651901</text:p>
          </table:table-cell>
          <table:table-cell office:value-type="float" office:value="-1.36601" calcext:value-type="float">
            <text:p>-1.36601</text:p>
          </table:table-cell>
          <table:table-cell office:value-type="float" office:value="-1.26133" calcext:value-type="float">
            <text:p>-1.26133</text:p>
          </table:table-cell>
          <table:table-cell office:value-type="float" office:value="-1.17283" calcext:value-type="float">
            <text:p>-1.17283</text:p>
          </table:table-cell>
          <table:table-cell office:value-type="float" office:value="-1.07425" calcext:value-type="float">
            <text:p>-1.07425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0852" calcext:value-type="float">
            <text:p>-2.10852</text:p>
          </table:table-cell>
          <table:table-cell office:value-type="float" office:value="-1.96661" calcext:value-type="float">
            <text:p>-1.96661</text:p>
          </table:table-cell>
          <table:table-cell office:value-type="float" office:value="-1.85339" calcext:value-type="float">
            <text:p>-1.85339</text:p>
          </table:table-cell>
          <table:table-cell office:value-type="float" office:value="-1.75176" calcext:value-type="float">
            <text:p>-1.75176</text:p>
          </table:table-cell>
          <table:table-cell office:value-type="float" office:value="-1.65593" calcext:value-type="float">
            <text:p>-1.65593</text:p>
          </table:table-cell>
          <table:table-cell office:value-type="float" office:value="-1.55492" calcext:value-type="float">
            <text:p>-1.55492</text:p>
          </table:table-cell>
          <table:table-cell office:value-type="float" office:value="-1.4645801" calcext:value-type="float">
            <text:p>-1.4645801</text:p>
          </table:table-cell>
          <table:table-cell office:value-type="float" office:value="-1.3654" calcext:value-type="float">
            <text:p>-1.3654</text:p>
          </table:table-cell>
          <table:table-cell office:value-type="float" office:value="-1.26041" calcext:value-type="float">
            <text:p>-1.26041</text:p>
          </table:table-cell>
          <table:table-cell office:value-type="float" office:value="-1.17222" calcext:value-type="float">
            <text:p>-1.17222</text:p>
          </table:table-cell>
          <table:table-cell office:value-type="float" office:value="-1.07364" calcext:value-type="float">
            <text:p>-1.0736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079099" calcext:value-type="float">
            <text:p>-2.1079099</text:p>
          </table:table-cell>
          <table:table-cell office:value-type="float" office:value="-1.966" calcext:value-type="float">
            <text:p>-1.966</text:p>
          </table:table-cell>
          <table:table-cell office:value-type="float" office:value="-1.85278" calcext:value-type="float">
            <text:p>-1.85278</text:p>
          </table:table-cell>
          <table:table-cell office:value-type="float" office:value="-1.75115" calcext:value-type="float">
            <text:p>-1.75115</text:p>
          </table:table-cell>
          <table:table-cell office:value-type="float" office:value="-1.65532" calcext:value-type="float">
            <text:p>-1.65532</text:p>
          </table:table-cell>
          <table:table-cell office:value-type="float" office:value="-1.55431" calcext:value-type="float">
            <text:p>-1.55431</text:p>
          </table:table-cell>
          <table:table-cell office:value-type="float" office:value="-1.4639699" calcext:value-type="float">
            <text:p>-1.4639699</text:p>
          </table:table-cell>
          <table:table-cell office:value-type="float" office:value="-1.36479" calcext:value-type="float">
            <text:p>-1.36479</text:p>
          </table:table-cell>
          <table:table-cell office:value-type="float" office:value="-1.2598" calcext:value-type="float">
            <text:p>-1.2598</text:p>
          </table:table-cell>
          <table:table-cell office:value-type="float" office:value="-1.17161" calcext:value-type="float">
            <text:p>-1.17161</text:p>
          </table:table-cell>
          <table:table-cell office:value-type="float" office:value="-1.0727299" calcext:value-type="float">
            <text:p>-1.07272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-2.1073" calcext:value-type="float">
            <text:p>-2.1073</text:p>
          </table:table-cell>
          <table:table-cell office:value-type="float" office:value="-1.96539" calcext:value-type="float">
            <text:p>-1.96539</text:p>
          </table:table-cell>
          <table:table-cell office:value-type="float" office:value="-1.85217" calcext:value-type="float">
            <text:p>-1.85217</text:p>
          </table:table-cell>
          <table:table-cell office:value-type="float" office:value="-1.75054" calcext:value-type="float">
            <text:p>-1.75054</text:p>
          </table:table-cell>
          <table:table-cell office:value-type="float" office:value="-1.6547101" calcext:value-type="float">
            <text:p>-1.6547101</text:p>
          </table:table-cell>
          <table:table-cell office:value-type="float" office:value="-1.5537" calcext:value-type="float">
            <text:p>-1.5537</text:p>
          </table:table-cell>
          <table:table-cell office:value-type="float" office:value="-1.46336" calcext:value-type="float">
            <text:p>-1.46336</text:p>
          </table:table-cell>
          <table:table-cell office:value-type="float" office:value="-1.36418" calcext:value-type="float">
            <text:p>-1.36418</text:p>
          </table:table-cell>
          <table:table-cell office:value-type="float" office:value="-1.25919" calcext:value-type="float">
            <text:p>-1.25919</text:p>
          </table:table-cell>
          <table:table-cell office:value-type="float" office:value="-1.171" calcext:value-type="float">
            <text:p>-1.17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66899" calcext:value-type="float">
            <text:p>-2.1066899</text:p>
          </table:table-cell>
          <table:table-cell office:value-type="float" office:value="-1.96478" calcext:value-type="float">
            <text:p>-1.96478</text:p>
          </table:table-cell>
          <table:table-cell office:value-type="float" office:value="-1.85156" calcext:value-type="float">
            <text:p>-1.85156</text:p>
          </table:table-cell>
          <table:table-cell office:value-type="float" office:value="-1.74993" calcext:value-type="float">
            <text:p>-1.74993</text:p>
          </table:table-cell>
          <table:table-cell office:value-type="float" office:value="-1.6540999" calcext:value-type="float">
            <text:p>-1.6540999</text:p>
          </table:table-cell>
          <table:table-cell office:value-type="float" office:value="-1.55309" calcext:value-type="float">
            <text:p>-1.55309</text:p>
          </table:table-cell>
          <table:table-cell office:value-type="float" office:value="-1.46275" calcext:value-type="float">
            <text:p>-1.46275</text:p>
          </table:table-cell>
          <table:table-cell office:value-type="float" office:value="-1.36387" calcext:value-type="float">
            <text:p>-1.36387</text:p>
          </table:table-cell>
          <table:table-cell office:value-type="float" office:value="-1.25858" calcext:value-type="float">
            <text:p>-1.25858</text:p>
          </table:table-cell>
          <table:table-cell office:value-type="float" office:value="-1.17038" calcext:value-type="float">
            <text:p>-1.1703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60801" calcext:value-type="float">
            <text:p>-2.1060801</text:p>
          </table:table-cell>
          <table:table-cell office:value-type="float" office:value="-1.96417" calcext:value-type="float">
            <text:p>-1.96417</text:p>
          </table:table-cell>
          <table:table-cell office:value-type="float" office:value="-1.8506401" calcext:value-type="float">
            <text:p>-1.8506401</text:p>
          </table:table-cell>
          <table:table-cell office:value-type="float" office:value="-1.74932" calcext:value-type="float">
            <text:p>-1.74932</text:p>
          </table:table-cell>
          <table:table-cell office:value-type="float" office:value="-1.6534899" calcext:value-type="float">
            <text:p>-1.6534899</text:p>
          </table:table-cell>
          <table:table-cell office:value-type="float" office:value="-1.55248" calcext:value-type="float">
            <text:p>-1.55248</text:p>
          </table:table-cell>
          <table:table-cell office:value-type="float" office:value="-1.46214" calcext:value-type="float">
            <text:p>-1.46214</text:p>
          </table:table-cell>
          <table:table-cell office:value-type="float" office:value="-1.36326" calcext:value-type="float">
            <text:p>-1.36326</text:p>
          </table:table-cell>
          <table:table-cell office:value-type="float" office:value="-1.25797" calcext:value-type="float">
            <text:p>-1.25797</text:p>
          </table:table-cell>
          <table:table-cell office:value-type="float" office:value="-1.16977" calcext:value-type="float">
            <text:p>-1.1697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54699" calcext:value-type="float">
            <text:p>-2.1054699</text:p>
          </table:table-cell>
          <table:table-cell office:value-type="float" office:value="-1.96356" calcext:value-type="float">
            <text:p>-1.96356</text:p>
          </table:table-cell>
          <table:table-cell office:value-type="float" office:value="-1.84973" calcext:value-type="float">
            <text:p>-1.84973</text:p>
          </table:table-cell>
          <table:table-cell office:value-type="float" office:value="-1.74841" calcext:value-type="float">
            <text:p>-1.74841</text:p>
          </table:table-cell>
          <table:table-cell office:value-type="float" office:value="-1.65288" calcext:value-type="float">
            <text:p>-1.65288</text:p>
          </table:table-cell>
          <table:table-cell office:value-type="float" office:value="-1.55187" calcext:value-type="float">
            <text:p>-1.55187</text:p>
          </table:table-cell>
          <table:table-cell office:value-type="float" office:value="-1.46153" calcext:value-type="float">
            <text:p>-1.46153</text:p>
          </table:table-cell>
          <table:table-cell office:value-type="float" office:value="-1.36265" calcext:value-type="float">
            <text:p>-1.36265</text:p>
          </table:table-cell>
          <table:table-cell office:value-type="float" office:value="-1.25736" calcext:value-type="float">
            <text:p>-1.25736</text:p>
          </table:table-cell>
          <table:table-cell office:value-type="float" office:value="-1.16886" calcext:value-type="float">
            <text:p>-1.16886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48601" calcext:value-type="float">
            <text:p>-2.1048601</text:p>
          </table:table-cell>
          <table:table-cell office:value-type="float" office:value="-1.96295" calcext:value-type="float">
            <text:p>-1.96295</text:p>
          </table:table-cell>
          <table:table-cell office:value-type="float" office:value="-1.84912" calcext:value-type="float">
            <text:p>-1.84912</text:p>
          </table:table-cell>
          <table:table-cell office:value-type="float" office:value="-1.7478" calcext:value-type="float">
            <text:p>-1.7478</text:p>
          </table:table-cell>
          <table:table-cell office:value-type="float" office:value="-1.65227" calcext:value-type="float">
            <text:p>-1.65227</text:p>
          </table:table-cell>
          <table:table-cell office:value-type="float" office:value="-1.55126" calcext:value-type="float">
            <text:p>-1.55126</text:p>
          </table:table-cell>
          <table:table-cell office:value-type="float" office:value="-1.46092" calcext:value-type="float">
            <text:p>-1.46092</text:p>
          </table:table-cell>
          <table:table-cell office:value-type="float" office:value="-1.36204" calcext:value-type="float">
            <text:p>-1.36204</text:p>
          </table:table-cell>
          <table:table-cell office:value-type="float" office:value="-1.25675" calcext:value-type="float">
            <text:p>-1.25675</text:p>
          </table:table-cell>
          <table:table-cell office:value-type="float" office:value="-1.16825" calcext:value-type="float">
            <text:p>-1.1682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425" calcext:value-type="float">
            <text:p>-2.10425</text:p>
          </table:table-cell>
          <table:table-cell office:value-type="float" office:value="-1.96234" calcext:value-type="float">
            <text:p>-1.96234</text:p>
          </table:table-cell>
          <table:table-cell office:value-type="float" office:value="-1.84851" calcext:value-type="float">
            <text:p>-1.84851</text:p>
          </table:table-cell>
          <table:table-cell office:value-type="float" office:value="-1.74718" calcext:value-type="float">
            <text:p>-1.74718</text:p>
          </table:table-cell>
          <table:table-cell office:value-type="float" office:value="-1.65166" calcext:value-type="float">
            <text:p>-1.65166</text:p>
          </table:table-cell>
          <table:table-cell office:value-type="float" office:value="-1.55065" calcext:value-type="float">
            <text:p>-1.55065</text:p>
          </table:table-cell>
          <table:table-cell office:value-type="float" office:value="-1.46031" calcext:value-type="float">
            <text:p>-1.46031</text:p>
          </table:table-cell>
          <table:table-cell office:value-type="float" office:value="-1.36143" calcext:value-type="float">
            <text:p>-1.36143</text:p>
          </table:table-cell>
          <table:table-cell office:value-type="float" office:value="-1.25614" calcext:value-type="float">
            <text:p>-1.25614</text:p>
          </table:table-cell>
          <table:table-cell office:value-type="float" office:value="-1.16764" calcext:value-type="float">
            <text:p>-1.1676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36401" calcext:value-type="float">
            <text:p>-2.1036401</text:p>
          </table:table-cell>
          <table:table-cell office:value-type="float" office:value="-1.96173" calcext:value-type="float">
            <text:p>-1.96173</text:p>
          </table:table-cell>
          <table:table-cell office:value-type="float" office:value="-1.8479" calcext:value-type="float">
            <text:p>-1.8479</text:p>
          </table:table-cell>
          <table:table-cell office:value-type="float" office:value="-1.74657" calcext:value-type="float">
            <text:p>-1.74657</text:p>
          </table:table-cell>
          <table:table-cell office:value-type="float" office:value="-1.65105" calcext:value-type="float">
            <text:p>-1.65105</text:p>
          </table:table-cell>
          <table:table-cell office:value-type="float" office:value="-1.55004" calcext:value-type="float">
            <text:p>-1.55004</text:p>
          </table:table-cell>
          <table:table-cell office:value-type="float" office:value="-1.4594001" calcext:value-type="float">
            <text:p>-1.4594001</text:p>
          </table:table-cell>
          <table:table-cell office:value-type="float" office:value="-1.3608201" calcext:value-type="float">
            <text:p>-1.3608201</text:p>
          </table:table-cell>
          <table:table-cell office:value-type="float" office:value="-1.25553" calcext:value-type="float">
            <text:p>-1.25553</text:p>
          </table:table-cell>
          <table:table-cell office:value-type="float" office:value="-1.16703" calcext:value-type="float">
            <text:p>-1.1670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303" calcext:value-type="float">
            <text:p>-2.10303</text:p>
          </table:table-cell>
          <table:table-cell office:value-type="float" office:value="-1.96112" calcext:value-type="float">
            <text:p>-1.96112</text:p>
          </table:table-cell>
          <table:table-cell office:value-type="float" office:value="-1.84729" calcext:value-type="float">
            <text:p>-1.84729</text:p>
          </table:table-cell>
          <table:table-cell office:value-type="float" office:value="-1.74596" calcext:value-type="float">
            <text:p>-1.74596</text:p>
          </table:table-cell>
          <table:table-cell office:value-type="float" office:value="-1.65044" calcext:value-type="float">
            <text:p>-1.65044</text:p>
          </table:table-cell>
          <table:table-cell office:value-type="float" office:value="-1.54942" calcext:value-type="float">
            <text:p>-1.54942</text:p>
          </table:table-cell>
          <table:table-cell office:value-type="float" office:value="-1.4587801" calcext:value-type="float">
            <text:p>-1.4587801</text:p>
          </table:table-cell>
          <table:table-cell office:value-type="float" office:value="-1.3602099" calcext:value-type="float">
            <text:p>-1.3602099</text:p>
          </table:table-cell>
          <table:table-cell office:value-type="float" office:value="-1.25492" calcext:value-type="float">
            <text:p>-1.25492</text:p>
          </table:table-cell>
          <table:table-cell office:value-type="float" office:value="-1.16611" calcext:value-type="float">
            <text:p>-1.1661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24201" calcext:value-type="float">
            <text:p>-2.1024201</text:p>
          </table:table-cell>
          <table:table-cell office:value-type="float" office:value="-1.96051" calcext:value-type="float">
            <text:p>-1.96051</text:p>
          </table:table-cell>
          <table:table-cell office:value-type="float" office:value="-1.84698" calcext:value-type="float">
            <text:p>-1.84698</text:p>
          </table:table-cell>
          <table:table-cell office:value-type="float" office:value="-1.74535" calcext:value-type="float">
            <text:p>-1.74535</text:p>
          </table:table-cell>
          <table:table-cell office:value-type="float" office:value="-1.64983" calcext:value-type="float">
            <text:p>-1.64983</text:p>
          </table:table-cell>
          <table:table-cell office:value-type="float" office:value="-1.54881" calcext:value-type="float">
            <text:p>-1.54881</text:p>
          </table:table-cell>
          <table:table-cell office:value-type="float" office:value="-1.4581701" calcext:value-type="float">
            <text:p>-1.4581701</text:p>
          </table:table-cell>
          <table:table-cell office:value-type="float" office:value="-1.35929" calcext:value-type="float">
            <text:p>-1.35929</text:p>
          </table:table-cell>
          <table:table-cell office:value-type="float" office:value="-1.25431" calcext:value-type="float">
            <text:p>-1.25431</text:p>
          </table:table-cell>
          <table:table-cell office:value-type="float" office:value="-1.1655" calcext:value-type="float">
            <text:p>-1.165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181" calcext:value-type="float">
            <text:p>-2.10181</text:p>
          </table:table-cell>
          <table:table-cell office:value-type="float" office:value="-1.9599" calcext:value-type="float">
            <text:p>-1.9599</text:p>
          </table:table-cell>
          <table:table-cell office:value-type="float" office:value="-1.84637" calcext:value-type="float">
            <text:p>-1.84637</text:p>
          </table:table-cell>
          <table:table-cell office:value-type="float" office:value="-1.74474" calcext:value-type="float">
            <text:p>-1.74474</text:p>
          </table:table-cell>
          <table:table-cell office:value-type="float" office:value="-1.64922" calcext:value-type="float">
            <text:p>-1.64922</text:p>
          </table:table-cell>
          <table:table-cell office:value-type="float" office:value="-1.5482" calcext:value-type="float">
            <text:p>-1.5482</text:p>
          </table:table-cell>
          <table:table-cell office:value-type="float" office:value="-1.4575599" calcext:value-type="float">
            <text:p>-1.4575599</text:p>
          </table:table-cell>
          <table:table-cell office:value-type="float" office:value="-1.35868" calcext:value-type="float">
            <text:p>-1.35868</text:p>
          </table:table-cell>
          <table:table-cell office:value-type="float" office:value="-1.2537" calcext:value-type="float">
            <text:p>-1.2537</text:p>
          </table:table-cell>
          <table:table-cell office:value-type="float" office:value="-1.1648901" calcext:value-type="float">
            <text:p>-1.16489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1012001" calcext:value-type="float">
            <text:p>-2.1012001</text:p>
          </table:table-cell>
          <table:table-cell office:value-type="float" office:value="-1.95898" calcext:value-type="float">
            <text:p>-1.95898</text:p>
          </table:table-cell>
          <table:table-cell office:value-type="float" office:value="-1.84576" calcext:value-type="float">
            <text:p>-1.84576</text:p>
          </table:table-cell>
          <table:table-cell office:value-type="float" office:value="-1.74413" calcext:value-type="float">
            <text:p>-1.74413</text:p>
          </table:table-cell>
          <table:table-cell office:value-type="float" office:value="-1.6483001" calcext:value-type="float">
            <text:p>-1.6483001</text:p>
          </table:table-cell>
          <table:table-cell office:value-type="float" office:value="-1.54759" calcext:value-type="float">
            <text:p>-1.54759</text:p>
          </table:table-cell>
          <table:table-cell office:value-type="float" office:value="-1.4569499" calcext:value-type="float">
            <text:p>-1.4569499</text:p>
          </table:table-cell>
          <table:table-cell office:value-type="float" office:value="-1.35807" calcext:value-type="float">
            <text:p>-1.35807</text:p>
          </table:table-cell>
          <table:table-cell office:value-type="float" office:value="-1.25309" calcext:value-type="float">
            <text:p>-1.25309</text:p>
          </table:table-cell>
          <table:table-cell office:value-type="float" office:value="-1.1642801" calcext:value-type="float">
            <text:p>-1.16428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99801" calcext:value-type="float">
            <text:p>-2.0999801</text:p>
          </table:table-cell>
          <table:table-cell office:value-type="float" office:value="-1.95837" calcext:value-type="float">
            <text:p>-1.95837</text:p>
          </table:table-cell>
          <table:table-cell office:value-type="float" office:value="-1.84515" calcext:value-type="float">
            <text:p>-1.84515</text:p>
          </table:table-cell>
          <table:table-cell office:value-type="float" office:value="-1.74352" calcext:value-type="float">
            <text:p>-1.74352</text:p>
          </table:table-cell>
          <table:table-cell office:value-type="float" office:value="-1.6476901" calcext:value-type="float">
            <text:p>-1.6476901</text:p>
          </table:table-cell>
          <table:table-cell office:value-type="float" office:value="-1.54698" calcext:value-type="float">
            <text:p>-1.54698</text:p>
          </table:table-cell>
          <table:table-cell office:value-type="float" office:value="-1.45634" calcext:value-type="float">
            <text:p>-1.45634</text:p>
          </table:table-cell>
          <table:table-cell office:value-type="float" office:value="-1.35746" calcext:value-type="float">
            <text:p>-1.35746</text:p>
          </table:table-cell>
          <table:table-cell office:value-type="float" office:value="-1.25248" calcext:value-type="float">
            <text:p>-1.25248</text:p>
          </table:table-cell>
          <table:table-cell office:value-type="float" office:value="-1.1636699" calcext:value-type="float">
            <text:p>-1.16366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90601" calcext:value-type="float">
            <text:p>-2.0990601</text:p>
          </table:table-cell>
          <table:table-cell office:value-type="float" office:value="-1.95776" calcext:value-type="float">
            <text:p>-1.95776</text:p>
          </table:table-cell>
          <table:table-cell office:value-type="float" office:value="-1.8442301" calcext:value-type="float">
            <text:p>-1.8442301</text:p>
          </table:table-cell>
          <table:table-cell office:value-type="float" office:value="-1.74291" calcext:value-type="float">
            <text:p>-1.74291</text:p>
          </table:table-cell>
          <table:table-cell office:value-type="float" office:value="-1.6470799" calcext:value-type="float">
            <text:p>-1.6470799</text:p>
          </table:table-cell>
          <table:table-cell office:value-type="float" office:value="-1.54637" calcext:value-type="float">
            <text:p>-1.54637</text:p>
          </table:table-cell>
          <table:table-cell office:value-type="float" office:value="-1.45573" calcext:value-type="float">
            <text:p>-1.45573</text:p>
          </table:table-cell>
          <table:table-cell office:value-type="float" office:value="-1.35685" calcext:value-type="float">
            <text:p>-1.35685</text:p>
          </table:table-cell>
          <table:table-cell office:value-type="float" office:value="-1.25187" calcext:value-type="float">
            <text:p>-1.25187</text:p>
          </table:table-cell>
          <table:table-cell office:value-type="float" office:value="-1.1630599" calcext:value-type="float">
            <text:p>-1.16305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84499" calcext:value-type="float">
            <text:p>-2.0984499</text:p>
          </table:table-cell>
          <table:table-cell office:value-type="float" office:value="-1.95715" calcext:value-type="float">
            <text:p>-1.95715</text:p>
          </table:table-cell>
          <table:table-cell office:value-type="float" office:value="-1.8436199" calcext:value-type="float">
            <text:p>-1.8436199</text:p>
          </table:table-cell>
          <table:table-cell office:value-type="float" office:value="-1.7423" calcext:value-type="float">
            <text:p>-1.7423</text:p>
          </table:table-cell>
          <table:table-cell office:value-type="float" office:value="-1.64647" calcext:value-type="float">
            <text:p>-1.64647</text:p>
          </table:table-cell>
          <table:table-cell office:value-type="float" office:value="-1.54546" calcext:value-type="float">
            <text:p>-1.54546</text:p>
          </table:table-cell>
          <table:table-cell office:value-type="float" office:value="-1.45512" calcext:value-type="float">
            <text:p>-1.45512</text:p>
          </table:table-cell>
          <table:table-cell office:value-type="float" office:value="-1.35624" calcext:value-type="float">
            <text:p>-1.35624</text:p>
          </table:table-cell>
          <table:table-cell office:value-type="float" office:value="-1.25126" calcext:value-type="float">
            <text:p>-1.25126</text:p>
          </table:table-cell>
          <table:table-cell office:value-type="float" office:value="-1.16245" calcext:value-type="float">
            <text:p>-1.1624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78401" calcext:value-type="float">
            <text:p>-2.0978401</text:p>
          </table:table-cell>
          <table:table-cell office:value-type="float" office:value="-1.9562401" calcext:value-type="float">
            <text:p>-1.9562401</text:p>
          </table:table-cell>
          <table:table-cell office:value-type="float" office:value="-1.8430099" calcext:value-type="float">
            <text:p>-1.8430099</text:p>
          </table:table-cell>
          <table:table-cell office:value-type="float" office:value="-1.74169" calcext:value-type="float">
            <text:p>-1.74169</text:p>
          </table:table-cell>
          <table:table-cell office:value-type="float" office:value="-1.64586" calcext:value-type="float">
            <text:p>-1.64586</text:p>
          </table:table-cell>
          <table:table-cell office:value-type="float" office:value="-1.54454" calcext:value-type="float">
            <text:p>-1.54454</text:p>
          </table:table-cell>
          <table:table-cell office:value-type="float" office:value="-1.45451" calcext:value-type="float">
            <text:p>-1.45451</text:p>
          </table:table-cell>
          <table:table-cell office:value-type="float" office:value="-1.35563" calcext:value-type="float">
            <text:p>-1.35563</text:p>
          </table:table-cell>
          <table:table-cell office:value-type="float" office:value="-1.25065" calcext:value-type="float">
            <text:p>-1.25065</text:p>
          </table:table-cell>
          <table:table-cell office:value-type="float" office:value="-1.16184" calcext:value-type="float">
            <text:p>-1.1618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723" calcext:value-type="float">
            <text:p>-2.09723</text:p>
          </table:table-cell>
          <table:table-cell office:value-type="float" office:value="-1.95532" calcext:value-type="float">
            <text:p>-1.95532</text:p>
          </table:table-cell>
          <table:table-cell office:value-type="float" office:value="-1.8421" calcext:value-type="float">
            <text:p>-1.8421</text:p>
          </table:table-cell>
          <table:table-cell office:value-type="float" office:value="-1.74108" calcext:value-type="float">
            <text:p>-1.74108</text:p>
          </table:table-cell>
          <table:table-cell office:value-type="float" office:value="-1.64525" calcext:value-type="float">
            <text:p>-1.64525</text:p>
          </table:table-cell>
          <table:table-cell office:value-type="float" office:value="-1.5439301" calcext:value-type="float">
            <text:p>-1.5439301</text:p>
          </table:table-cell>
          <table:table-cell office:value-type="float" office:value="-1.4536" calcext:value-type="float">
            <text:p>-1.4536</text:p>
          </table:table-cell>
          <table:table-cell office:value-type="float" office:value="-1.35502" calcext:value-type="float">
            <text:p>-1.35502</text:p>
          </table:table-cell>
          <table:table-cell office:value-type="float" office:value="-1.24973" calcext:value-type="float">
            <text:p>-1.24973</text:p>
          </table:table-cell>
          <table:table-cell office:value-type="float" office:value="-1.16123" calcext:value-type="float">
            <text:p>-1.1612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66201" calcext:value-type="float">
            <text:p>-2.0966201</text:p>
          </table:table-cell>
          <table:table-cell office:value-type="float" office:value="-1.95471" calcext:value-type="float">
            <text:p>-1.95471</text:p>
          </table:table-cell>
          <table:table-cell office:value-type="float" office:value="-1.84179" calcext:value-type="float">
            <text:p>-1.84179</text:p>
          </table:table-cell>
          <table:table-cell office:value-type="float" office:value="-1.7404701" calcext:value-type="float">
            <text:p>-1.7404701</text:p>
          </table:table-cell>
          <table:table-cell office:value-type="float" office:value="-1.64464" calcext:value-type="float">
            <text:p>-1.64464</text:p>
          </table:table-cell>
          <table:table-cell office:value-type="float" office:value="-1.5433199" calcext:value-type="float">
            <text:p>-1.5433199</text:p>
          </table:table-cell>
          <table:table-cell office:value-type="float" office:value="-1.4529901" calcext:value-type="float">
            <text:p>-1.4529901</text:p>
          </table:table-cell>
          <table:table-cell office:value-type="float" office:value="-1.3544101" calcext:value-type="float">
            <text:p>-1.3544101</text:p>
          </table:table-cell>
          <table:table-cell office:value-type="float" office:value="-1.24912" calcext:value-type="float">
            <text:p>-1.24912</text:p>
          </table:table-cell>
          <table:table-cell office:value-type="float" office:value="-1.16062" calcext:value-type="float">
            <text:p>-1.1606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601" calcext:value-type="float">
            <text:p>-2.09601</text:p>
          </table:table-cell>
          <table:table-cell office:value-type="float" office:value="-1.9541" calcext:value-type="float">
            <text:p>-1.9541</text:p>
          </table:table-cell>
          <table:table-cell office:value-type="float" office:value="-1.84118" calcext:value-type="float">
            <text:p>-1.84118</text:p>
          </table:table-cell>
          <table:table-cell office:value-type="float" office:value="-1.7398601" calcext:value-type="float">
            <text:p>-1.7398601</text:p>
          </table:table-cell>
          <table:table-cell office:value-type="float" office:value="-1.64403" calcext:value-type="float">
            <text:p>-1.64403</text:p>
          </table:table-cell>
          <table:table-cell office:value-type="float" office:value="-1.5427099" calcext:value-type="float">
            <text:p>-1.5427099</text:p>
          </table:table-cell>
          <table:table-cell office:value-type="float" office:value="-1.4523799" calcext:value-type="float">
            <text:p>-1.4523799</text:p>
          </table:table-cell>
          <table:table-cell office:value-type="float" office:value="-1.3538001" calcext:value-type="float">
            <text:p>-1.3538001</text:p>
          </table:table-cell>
          <table:table-cell office:value-type="float" office:value="-1.24851" calcext:value-type="float">
            <text:p>-1.24851</text:p>
          </table:table-cell>
          <table:table-cell office:value-type="float" office:value="-1.16001" calcext:value-type="float">
            <text:p>-1.16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54001" calcext:value-type="float">
            <text:p>-2.0954001</text:p>
          </table:table-cell>
          <table:table-cell office:value-type="float" office:value="-1.95349" calcext:value-type="float">
            <text:p>-1.95349</text:p>
          </table:table-cell>
          <table:table-cell office:value-type="float" office:value="-1.84057" calcext:value-type="float">
            <text:p>-1.84057</text:p>
          </table:table-cell>
          <table:table-cell office:value-type="float" office:value="-1.7392499" calcext:value-type="float">
            <text:p>-1.7392499</text:p>
          </table:table-cell>
          <table:table-cell office:value-type="float" office:value="-1.64342" calcext:value-type="float">
            <text:p>-1.64342</text:p>
          </table:table-cell>
          <table:table-cell office:value-type="float" office:value="-1.5421" calcext:value-type="float">
            <text:p>-1.5421</text:p>
          </table:table-cell>
          <table:table-cell office:value-type="float" office:value="-1.4517699" calcext:value-type="float">
            <text:p>-1.4517699</text:p>
          </table:table-cell>
          <table:table-cell office:value-type="float" office:value="-1.3531899" calcext:value-type="float">
            <text:p>-1.3531899</text:p>
          </table:table-cell>
          <table:table-cell office:value-type="float" office:value="-1.2479" calcext:value-type="float">
            <text:p>-1.2479</text:p>
          </table:table-cell>
          <table:table-cell office:value-type="float" office:value="-1.1594" calcext:value-type="float">
            <text:p>-1.159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479" calcext:value-type="float">
            <text:p>-2.09479</text:p>
          </table:table-cell>
          <table:table-cell office:value-type="float" office:value="-1.95227" calcext:value-type="float">
            <text:p>-1.95227</text:p>
          </table:table-cell>
          <table:table-cell office:value-type="float" office:value="-1.83996" calcext:value-type="float">
            <text:p>-1.83996</text:p>
          </table:table-cell>
          <table:table-cell office:value-type="float" office:value="-1.73864" calcext:value-type="float">
            <text:p>-1.73864</text:p>
          </table:table-cell>
          <table:table-cell office:value-type="float" office:value="-1.64281" calcext:value-type="float">
            <text:p>-1.64281</text:p>
          </table:table-cell>
          <table:table-cell office:value-type="float" office:value="-1.54149" calcext:value-type="float">
            <text:p>-1.54149</text:p>
          </table:table-cell>
          <table:table-cell office:value-type="float" office:value="-1.45116" calcext:value-type="float">
            <text:p>-1.45116</text:p>
          </table:table-cell>
          <table:table-cell office:value-type="float" office:value="-1.35258" calcext:value-type="float">
            <text:p>-1.35258</text:p>
          </table:table-cell>
          <table:table-cell office:value-type="float" office:value="-1.24729" calcext:value-type="float">
            <text:p>-1.24729</text:p>
          </table:table-cell>
          <table:table-cell office:value-type="float" office:value="-1.15879" calcext:value-type="float">
            <text:p>-1.1587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38699" calcext:value-type="float">
            <text:p>-2.0938699</text:p>
          </table:table-cell>
          <table:table-cell office:value-type="float" office:value="-1.95166" calcext:value-type="float">
            <text:p>-1.95166</text:p>
          </table:table-cell>
          <table:table-cell office:value-type="float" office:value="-1.83935" calcext:value-type="float">
            <text:p>-1.83935</text:p>
          </table:table-cell>
          <table:table-cell office:value-type="float" office:value="-1.73803" calcext:value-type="float">
            <text:p>-1.73803</text:p>
          </table:table-cell>
          <table:table-cell office:value-type="float" office:value="-1.6422" calcext:value-type="float">
            <text:p>-1.6422</text:p>
          </table:table-cell>
          <table:table-cell office:value-type="float" office:value="-1.54088" calcext:value-type="float">
            <text:p>-1.54088</text:p>
          </table:table-cell>
          <table:table-cell office:value-type="float" office:value="-1.45024" calcext:value-type="float">
            <text:p>-1.45024</text:p>
          </table:table-cell>
          <table:table-cell office:value-type="float" office:value="-1.35197" calcext:value-type="float">
            <text:p>-1.35197</text:p>
          </table:table-cell>
          <table:table-cell office:value-type="float" office:value="-1.24668" calcext:value-type="float">
            <text:p>-1.24668</text:p>
          </table:table-cell>
          <table:table-cell office:value-type="float" office:value="-1.15818" calcext:value-type="float">
            <text:p>-1.1581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326" calcext:value-type="float">
            <text:p>-2.09326</text:p>
          </table:table-cell>
          <table:table-cell office:value-type="float" office:value="-1.95105" calcext:value-type="float">
            <text:p>-1.95105</text:p>
          </table:table-cell>
          <table:table-cell office:value-type="float" office:value="-1.83874" calcext:value-type="float">
            <text:p>-1.83874</text:p>
          </table:table-cell>
          <table:table-cell office:value-type="float" office:value="-1.73742" calcext:value-type="float">
            <text:p>-1.73742</text:p>
          </table:table-cell>
          <table:table-cell office:value-type="float" office:value="-1.64159" calcext:value-type="float">
            <text:p>-1.64159</text:p>
          </table:table-cell>
          <table:table-cell office:value-type="float" office:value="-1.54027" calcext:value-type="float">
            <text:p>-1.54027</text:p>
          </table:table-cell>
          <table:table-cell office:value-type="float" office:value="-1.44963" calcext:value-type="float">
            <text:p>-1.44963</text:p>
          </table:table-cell>
          <table:table-cell office:value-type="float" office:value="-1.35136" calcext:value-type="float">
            <text:p>-1.35136</text:p>
          </table:table-cell>
          <table:table-cell office:value-type="float" office:value="-1.24577" calcext:value-type="float">
            <text:p>-1.24577</text:p>
          </table:table-cell>
          <table:table-cell office:value-type="float" office:value="-1.15757" calcext:value-type="float">
            <text:p>-1.1575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26499" calcext:value-type="float">
            <text:p>-2.0926499</text:p>
          </table:table-cell>
          <table:table-cell office:value-type="float" office:value="-1.95013" calcext:value-type="float">
            <text:p>-1.95013</text:p>
          </table:table-cell>
          <table:table-cell office:value-type="float" office:value="-1.83813" calcext:value-type="float">
            <text:p>-1.83813</text:p>
          </table:table-cell>
          <table:table-cell office:value-type="float" office:value="-1.73681" calcext:value-type="float">
            <text:p>-1.73681</text:p>
          </table:table-cell>
          <table:table-cell office:value-type="float" office:value="-1.64098" calcext:value-type="float">
            <text:p>-1.64098</text:p>
          </table:table-cell>
          <table:table-cell office:value-type="float" office:value="-1.53935" calcext:value-type="float">
            <text:p>-1.53935</text:p>
          </table:table-cell>
          <table:table-cell office:value-type="float" office:value="-1.44902" calcext:value-type="float">
            <text:p>-1.44902</text:p>
          </table:table-cell>
          <table:table-cell office:value-type="float" office:value="-1.35075" calcext:value-type="float">
            <text:p>-1.35075</text:p>
          </table:table-cell>
          <table:table-cell office:value-type="float" office:value="-1.24516" calcext:value-type="float">
            <text:p>-1.24516</text:p>
          </table:table-cell>
          <table:table-cell office:value-type="float" office:value="-1.15696" calcext:value-type="float">
            <text:p>-1.15696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20401" calcext:value-type="float">
            <text:p>-2.0920401</text:p>
          </table:table-cell>
          <table:table-cell office:value-type="float" office:value="-1.94952" calcext:value-type="float">
            <text:p>-1.94952</text:p>
          </table:table-cell>
          <table:table-cell office:value-type="float" office:value="-1.83752" calcext:value-type="float">
            <text:p>-1.83752</text:p>
          </table:table-cell>
          <table:table-cell office:value-type="float" office:value="-1.7362" calcext:value-type="float">
            <text:p>-1.7362</text:p>
          </table:table-cell>
          <table:table-cell office:value-type="float" office:value="-1.64037" calcext:value-type="float">
            <text:p>-1.64037</text:p>
          </table:table-cell>
          <table:table-cell office:value-type="float" office:value="-1.53874" calcext:value-type="float">
            <text:p>-1.53874</text:p>
          </table:table-cell>
          <table:table-cell office:value-type="float" office:value="-1.44841" calcext:value-type="float">
            <text:p>-1.44841</text:p>
          </table:table-cell>
          <table:table-cell office:value-type="float" office:value="-1.35014" calcext:value-type="float">
            <text:p>-1.35014</text:p>
          </table:table-cell>
          <table:table-cell office:value-type="float" office:value="-1.24454" calcext:value-type="float">
            <text:p>-1.24454</text:p>
          </table:table-cell>
          <table:table-cell office:value-type="float" office:value="-1.15635" calcext:value-type="float">
            <text:p>-1.1563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14299" calcext:value-type="float">
            <text:p>-2.0914299</text:p>
          </table:table-cell>
          <table:table-cell office:value-type="float" office:value="-1.94891" calcext:value-type="float">
            <text:p>-1.94891</text:p>
          </table:table-cell>
          <table:table-cell office:value-type="float" office:value="-1.8365999" calcext:value-type="float">
            <text:p>-1.8365999</text:p>
          </table:table-cell>
          <table:table-cell office:value-type="float" office:value="-1.73559" calcext:value-type="float">
            <text:p>-1.73559</text:p>
          </table:table-cell>
          <table:table-cell office:value-type="float" office:value="-1.63976" calcext:value-type="float">
            <text:p>-1.63976</text:p>
          </table:table-cell>
          <table:table-cell office:value-type="float" office:value="-1.53813" calcext:value-type="float">
            <text:p>-1.53813</text:p>
          </table:table-cell>
          <table:table-cell office:value-type="float" office:value="-1.4478" calcext:value-type="float">
            <text:p>-1.4478</text:p>
          </table:table-cell>
          <table:table-cell office:value-type="float" office:value="-1.34953" calcext:value-type="float">
            <text:p>-1.34953</text:p>
          </table:table-cell>
          <table:table-cell office:value-type="float" office:value="-1.24393" calcext:value-type="float">
            <text:p>-1.24393</text:p>
          </table:table-cell>
          <table:table-cell office:value-type="float" office:value="-1.15574" calcext:value-type="float">
            <text:p>-1.1557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08201" calcext:value-type="float">
            <text:p>-2.0908201</text:p>
          </table:table-cell>
          <table:table-cell office:value-type="float" office:value="-1.9483" calcext:value-type="float">
            <text:p>-1.9483</text:p>
          </table:table-cell>
          <table:table-cell office:value-type="float" office:value="-1.83599" calcext:value-type="float">
            <text:p>-1.83599</text:p>
          </table:table-cell>
          <table:table-cell office:value-type="float" office:value="-1.73498" calcext:value-type="float">
            <text:p>-1.73498</text:p>
          </table:table-cell>
          <table:table-cell office:value-type="float" office:value="-1.63915" calcext:value-type="float">
            <text:p>-1.63915</text:p>
          </table:table-cell>
          <table:table-cell office:value-type="float" office:value="-1.5375201" calcext:value-type="float">
            <text:p>-1.5375201</text:p>
          </table:table-cell>
          <table:table-cell office:value-type="float" office:value="-1.44719" calcext:value-type="float">
            <text:p>-1.44719</text:p>
          </table:table-cell>
          <table:table-cell office:value-type="float" office:value="-1.34892" calcext:value-type="float">
            <text:p>-1.34892</text:p>
          </table:table-cell>
          <table:table-cell office:value-type="float" office:value="-1.24332" calcext:value-type="float">
            <text:p>-1.24332</text:p>
          </table:table-cell>
          <table:table-cell office:value-type="float" office:value="-1.15513" calcext:value-type="float">
            <text:p>-1.1551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9021" calcext:value-type="float">
            <text:p>-2.09021</text:p>
          </table:table-cell>
          <table:table-cell office:value-type="float" office:value="-1.94769" calcext:value-type="float">
            <text:p>-1.94769</text:p>
          </table:table-cell>
          <table:table-cell office:value-type="float" office:value="-1.83538" calcext:value-type="float">
            <text:p>-1.83538</text:p>
          </table:table-cell>
          <table:table-cell office:value-type="float" office:value="-1.73376" calcext:value-type="float">
            <text:p>-1.73376</text:p>
          </table:table-cell>
          <table:table-cell office:value-type="float" office:value="-1.63854" calcext:value-type="float">
            <text:p>-1.63854</text:p>
          </table:table-cell>
          <table:table-cell office:value-type="float" office:value="-1.5369101" calcext:value-type="float">
            <text:p>-1.5369101</text:p>
          </table:table-cell>
          <table:table-cell office:value-type="float" office:value="-1.4465801" calcext:value-type="float">
            <text:p>-1.4465801</text:p>
          </table:table-cell>
          <table:table-cell office:value-type="float" office:value="-1.34831" calcext:value-type="float">
            <text:p>-1.34831</text:p>
          </table:table-cell>
          <table:table-cell office:value-type="float" office:value="-1.2424099" calcext:value-type="float">
            <text:p>-1.2424099</text:p>
          </table:table-cell>
          <table:table-cell office:value-type="float" office:value="-1.15452" calcext:value-type="float">
            <text:p>-1.15452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96001" calcext:value-type="float">
            <text:p>-2.0896001</text:p>
          </table:table-cell>
          <table:table-cell office:value-type="float" office:value="-1.94708" calcext:value-type="float">
            <text:p>-1.94708</text:p>
          </table:table-cell>
          <table:table-cell office:value-type="float" office:value="-1.83477" calcext:value-type="float">
            <text:p>-1.83477</text:p>
          </table:table-cell>
          <table:table-cell office:value-type="float" office:value="-1.7328399" calcext:value-type="float">
            <text:p>-1.7328399</text:p>
          </table:table-cell>
          <table:table-cell office:value-type="float" office:value="-1.63793" calcext:value-type="float">
            <text:p>-1.63793</text:p>
          </table:table-cell>
          <table:table-cell office:value-type="float" office:value="-1.5362999" calcext:value-type="float">
            <text:p>-1.5362999</text:p>
          </table:table-cell>
          <table:table-cell office:value-type="float" office:value="-1.4459701" calcext:value-type="float">
            <text:p>-1.4459701</text:p>
          </table:table-cell>
          <table:table-cell office:value-type="float" office:value="-1.3477" calcext:value-type="float">
            <text:p>-1.3477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.1539" calcext:value-type="float">
            <text:p>-1.153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899" calcext:value-type="float">
            <text:p>-2.08899</text:p>
          </table:table-cell>
          <table:table-cell office:value-type="float" office:value="-1.94647" calcext:value-type="float">
            <text:p>-1.94647</text:p>
          </table:table-cell>
          <table:table-cell office:value-type="float" office:value="-1.83416" calcext:value-type="float">
            <text:p>-1.83416</text:p>
          </table:table-cell>
          <table:table-cell office:value-type="float" office:value="-1.7322299" calcext:value-type="float">
            <text:p>-1.7322299</text:p>
          </table:table-cell>
          <table:table-cell office:value-type="float" office:value="-1.63732" calcext:value-type="float">
            <text:p>-1.63732</text:p>
          </table:table-cell>
          <table:table-cell office:value-type="float" office:value="-1.5356899" calcext:value-type="float">
            <text:p>-1.5356899</text:p>
          </table:table-cell>
          <table:table-cell office:value-type="float" office:value="-1.4453599" calcext:value-type="float">
            <text:p>-1.4453599</text:p>
          </table:table-cell>
          <table:table-cell office:value-type="float" office:value="-1.34709" calcext:value-type="float">
            <text:p>-1.34709</text:p>
          </table:table-cell>
          <table:table-cell office:value-type="float" office:value="-1.24119" calcext:value-type="float">
            <text:p>-1.24119</text:p>
          </table:table-cell>
          <table:table-cell office:value-type="float" office:value="-1.15299" calcext:value-type="float">
            <text:p>-1.152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83801" calcext:value-type="float">
            <text:p>-2.0883801</text:p>
          </table:table-cell>
          <table:table-cell office:value-type="float" office:value="-1.94586" calcext:value-type="float">
            <text:p>-1.94586</text:p>
          </table:table-cell>
          <table:table-cell office:value-type="float" office:value="-1.83325" calcext:value-type="float">
            <text:p>-1.83325</text:p>
          </table:table-cell>
          <table:table-cell office:value-type="float" office:value="-1.73162" calcext:value-type="float">
            <text:p>-1.73162</text:p>
          </table:table-cell>
          <table:table-cell office:value-type="float" office:value="-1.63671" calcext:value-type="float">
            <text:p>-1.63671</text:p>
          </table:table-cell>
          <table:table-cell office:value-type="float" office:value="-1.53508" calcext:value-type="float">
            <text:p>-1.53508</text:p>
          </table:table-cell>
          <table:table-cell office:value-type="float" office:value="-1.44475" calcext:value-type="float">
            <text:p>-1.44475</text:p>
          </table:table-cell>
          <table:table-cell office:value-type="float" office:value="-1.34648" calcext:value-type="float">
            <text:p>-1.34648</text:p>
          </table:table-cell>
          <table:table-cell office:value-type="float" office:value="-1.24058" calcext:value-type="float">
            <text:p>-1.24058</text:p>
          </table:table-cell>
          <table:table-cell office:value-type="float" office:value="-1.15238" calcext:value-type="float">
            <text:p>-1.15238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777" calcext:value-type="float">
            <text:p>-2.08777</text:p>
          </table:table-cell>
          <table:table-cell office:value-type="float" office:value="-1.94525" calcext:value-type="float">
            <text:p>-1.94525</text:p>
          </table:table-cell>
          <table:table-cell office:value-type="float" office:value="-1.83233" calcext:value-type="float">
            <text:p>-1.83233</text:p>
          </table:table-cell>
          <table:table-cell office:value-type="float" office:value="-1.73101" calcext:value-type="float">
            <text:p>-1.73101</text:p>
          </table:table-cell>
          <table:table-cell office:value-type="float" office:value="-1.6361001" calcext:value-type="float">
            <text:p>-1.6361001</text:p>
          </table:table-cell>
          <table:table-cell office:value-type="float" office:value="-1.53447" calcext:value-type="float">
            <text:p>-1.53447</text:p>
          </table:table-cell>
          <table:table-cell office:value-type="float" office:value="-1.44414" calcext:value-type="float">
            <text:p>-1.44414</text:p>
          </table:table-cell>
          <table:table-cell office:value-type="float" office:value="-1.34587" calcext:value-type="float">
            <text:p>-1.34587</text:p>
          </table:table-cell>
          <table:table-cell office:value-type="float" office:value="-1.23997" calcext:value-type="float">
            <text:p>-1.23997</text:p>
          </table:table-cell>
          <table:table-cell office:value-type="float" office:value="-1.15177" calcext:value-type="float">
            <text:p>-1.1517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71601" calcext:value-type="float">
            <text:p>-2.0871601</text:p>
          </table:table-cell>
          <table:table-cell office:value-type="float" office:value="-1.94464" calcext:value-type="float">
            <text:p>-1.94464</text:p>
          </table:table-cell>
          <table:table-cell office:value-type="float" office:value="-1.83172" calcext:value-type="float">
            <text:p>-1.83172</text:p>
          </table:table-cell>
          <table:table-cell office:value-type="float" office:value="-1.7304" calcext:value-type="float">
            <text:p>-1.7304</text:p>
          </table:table-cell>
          <table:table-cell office:value-type="float" office:value="-1.6354899" calcext:value-type="float">
            <text:p>-1.6354899</text:p>
          </table:table-cell>
          <table:table-cell office:value-type="float" office:value="-1.53386" calcext:value-type="float">
            <text:p>-1.53386</text:p>
          </table:table-cell>
          <table:table-cell office:value-type="float" office:value="-1.44353" calcext:value-type="float">
            <text:p>-1.44353</text:p>
          </table:table-cell>
          <table:table-cell office:value-type="float" office:value="-1.34495" calcext:value-type="float">
            <text:p>-1.34495</text:p>
          </table:table-cell>
          <table:table-cell office:value-type="float" office:value="-1.23936" calcext:value-type="float">
            <text:p>-1.23936</text:p>
          </table:table-cell>
          <table:table-cell office:value-type="float" office:value="-1.15116" calcext:value-type="float">
            <text:p>-1.15116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655" calcext:value-type="float">
            <text:p>-2.08655</text:p>
          </table:table-cell>
          <table:table-cell office:value-type="float" office:value="-1.94403" calcext:value-type="float">
            <text:p>-1.94403</text:p>
          </table:table-cell>
          <table:table-cell office:value-type="float" office:value="-1.83081" calcext:value-type="float">
            <text:p>-1.83081</text:p>
          </table:table-cell>
          <table:table-cell office:value-type="float" office:value="-1.72979" calcext:value-type="float">
            <text:p>-1.72979</text:p>
          </table:table-cell>
          <table:table-cell office:value-type="float" office:value="-1.6348799" calcext:value-type="float">
            <text:p>-1.6348799</text:p>
          </table:table-cell>
          <table:table-cell office:value-type="float" office:value="-1.53325" calcext:value-type="float">
            <text:p>-1.53325</text:p>
          </table:table-cell>
          <table:table-cell office:value-type="float" office:value="-1.44292" calcext:value-type="float">
            <text:p>-1.44292</text:p>
          </table:table-cell>
          <table:table-cell office:value-type="float" office:value="-1.34434" calcext:value-type="float">
            <text:p>-1.34434</text:p>
          </table:table-cell>
          <table:table-cell office:value-type="float" office:value="-1.23875" calcext:value-type="float">
            <text:p>-1.23875</text:p>
          </table:table-cell>
          <table:table-cell office:value-type="float" office:value="-1.15055" calcext:value-type="float">
            <text:p>-1.1505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-2.0859399" calcext:value-type="float">
            <text:p>-2.0859399</text:p>
          </table:table-cell>
          <table:table-cell office:value-type="float" office:value="-1.9434201" calcext:value-type="float">
            <text:p>-1.9434201</text:p>
          </table:table-cell>
          <table:table-cell office:value-type="float" office:value="-1.8302" calcext:value-type="float">
            <text:p>-1.8302</text:p>
          </table:table-cell>
          <table:table-cell office:value-type="float" office:value="-1.72887" calcext:value-type="float">
            <text:p>-1.72887</text:p>
          </table:table-cell>
          <table:table-cell office:value-type="float" office:value="-1.63427" calcext:value-type="float">
            <text:p>-1.63427</text:p>
          </table:table-cell>
          <table:table-cell office:value-type="float" office:value="-1.53264" calcext:value-type="float">
            <text:p>-1.53264</text:p>
          </table:table-cell>
          <table:table-cell office:value-type="float" office:value="-1.4423" calcext:value-type="float">
            <text:p>-1.4423</text:p>
          </table:table-cell>
          <table:table-cell office:value-type="float" office:value="-1.34373" calcext:value-type="float">
            <text:p>-1.34373</text:p>
          </table:table-cell>
          <table:table-cell office:value-type="float" office:value="-1.23814" calcext:value-type="float">
            <text:p>-1.23814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533" calcext:value-type="float">
            <text:p>-2.08533</text:p>
          </table:table-cell>
          <table:table-cell office:value-type="float" office:value="-1.9428101" calcext:value-type="float">
            <text:p>-1.9428101</text:p>
          </table:table-cell>
          <table:table-cell office:value-type="float" office:value="-1.8295799" calcext:value-type="float">
            <text:p>-1.8295799</text:p>
          </table:table-cell>
          <table:table-cell office:value-type="float" office:value="-1.72826" calcext:value-type="float">
            <text:p>-1.72826</text:p>
          </table:table-cell>
          <table:table-cell office:value-type="float" office:value="-1.63366" calcext:value-type="float">
            <text:p>-1.63366</text:p>
          </table:table-cell>
          <table:table-cell office:value-type="float" office:value="-1.53203" calcext:value-type="float">
            <text:p>-1.53203</text:p>
          </table:table-cell>
          <table:table-cell office:value-type="float" office:value="-1.44169" calcext:value-type="float">
            <text:p>-1.44169</text:p>
          </table:table-cell>
          <table:table-cell office:value-type="float" office:value="-1.34312" calcext:value-type="float">
            <text:p>-1.34312</text:p>
          </table:table-cell>
          <table:table-cell office:value-type="float" office:value="-1.23753" calcext:value-type="float">
            <text:p>-1.23753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441" calcext:value-type="float">
            <text:p>-2.08441</text:p>
          </table:table-cell>
          <table:table-cell office:value-type="float" office:value="-1.9421999" calcext:value-type="float">
            <text:p>-1.9421999</text:p>
          </table:table-cell>
          <table:table-cell office:value-type="float" office:value="-1.82897" calcext:value-type="float">
            <text:p>-1.82897</text:p>
          </table:table-cell>
          <table:table-cell office:value-type="float" office:value="-1.72765" calcext:value-type="float">
            <text:p>-1.72765</text:p>
          </table:table-cell>
          <table:table-cell office:value-type="float" office:value="-1.63305" calcext:value-type="float">
            <text:p>-1.63305</text:p>
          </table:table-cell>
          <table:table-cell office:value-type="float" office:value="-1.53142" calcext:value-type="float">
            <text:p>-1.53142</text:p>
          </table:table-cell>
          <table:table-cell office:value-type="float" office:value="-1.44108" calcext:value-type="float">
            <text:p>-1.44108</text:p>
          </table:table-cell>
          <table:table-cell office:value-type="float" office:value="-1.34251" calcext:value-type="float">
            <text:p>-1.34251</text:p>
          </table:table-cell>
          <table:table-cell office:value-type="float" office:value="-1.2366101" calcext:value-type="float">
            <text:p>-1.23661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38001" calcext:value-type="float">
            <text:p>-2.0838001</text:p>
          </table:table-cell>
          <table:table-cell office:value-type="float" office:value="-1.94159" calcext:value-type="float">
            <text:p>-1.94159</text:p>
          </table:table-cell>
          <table:table-cell office:value-type="float" office:value="-1.82836" calcext:value-type="float">
            <text:p>-1.82836</text:p>
          </table:table-cell>
          <table:table-cell office:value-type="float" office:value="-1.7270401" calcext:value-type="float">
            <text:p>-1.7270401</text:p>
          </table:table-cell>
          <table:table-cell office:value-type="float" office:value="-1.63244" calcext:value-type="float">
            <text:p>-1.63244</text:p>
          </table:table-cell>
          <table:table-cell office:value-type="float" office:value="-1.53081" calcext:value-type="float">
            <text:p>-1.53081</text:p>
          </table:table-cell>
          <table:table-cell office:value-type="float" office:value="-1.44047" calcext:value-type="float">
            <text:p>-1.44047</text:p>
          </table:table-cell>
          <table:table-cell office:value-type="float" office:value="-1.3419" calcext:value-type="float">
            <text:p>-1.3419</text:p>
          </table:table-cell>
          <table:table-cell office:value-type="float" office:value="-1.2359999" calcext:value-type="float">
            <text:p>-1.23599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319" calcext:value-type="float">
            <text:p>-2.08319</text:p>
          </table:table-cell>
          <table:table-cell office:value-type="float" office:value="-1.94098" calcext:value-type="float">
            <text:p>-1.94098</text:p>
          </table:table-cell>
          <table:table-cell office:value-type="float" office:value="-1.82775" calcext:value-type="float">
            <text:p>-1.82775</text:p>
          </table:table-cell>
          <table:table-cell office:value-type="float" office:value="-1.72613" calcext:value-type="float">
            <text:p>-1.72613</text:p>
          </table:table-cell>
          <table:table-cell office:value-type="float" office:value="-1.63182" calcext:value-type="float">
            <text:p>-1.63182</text:p>
          </table:table-cell>
          <table:table-cell office:value-type="float" office:value="-1.5302" calcext:value-type="float">
            <text:p>-1.5302</text:p>
          </table:table-cell>
          <table:table-cell office:value-type="float" office:value="-1.43986" calcext:value-type="float">
            <text:p>-1.43986</text:p>
          </table:table-cell>
          <table:table-cell office:value-type="float" office:value="-1.34129" calcext:value-type="float">
            <text:p>-1.34129</text:p>
          </table:table-cell>
          <table:table-cell office:value-type="float" office:value="-1.2353899" calcext:value-type="float">
            <text:p>-1.23538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25801" calcext:value-type="float">
            <text:p>-2.0825801</text:p>
          </table:table-cell>
          <table:table-cell office:value-type="float" office:value="-1.94037" calcext:value-type="float">
            <text:p>-1.94037</text:p>
          </table:table-cell>
          <table:table-cell office:value-type="float" office:value="-1.82714" calcext:value-type="float">
            <text:p>-1.82714</text:p>
          </table:table-cell>
          <table:table-cell office:value-type="float" office:value="-1.72552" calcext:value-type="float">
            <text:p>-1.72552</text:p>
          </table:table-cell>
          <table:table-cell office:value-type="float" office:value="-1.63121" calcext:value-type="float">
            <text:p>-1.63121</text:p>
          </table:table-cell>
          <table:table-cell office:value-type="float" office:value="-1.5292799" calcext:value-type="float">
            <text:p>-1.5292799</text:p>
          </table:table-cell>
          <table:table-cell office:value-type="float" office:value="-1.43925" calcext:value-type="float">
            <text:p>-1.43925</text:p>
          </table:table-cell>
          <table:table-cell office:value-type="float" office:value="-1.34068" calcext:value-type="float">
            <text:p>-1.34068</text:p>
          </table:table-cell>
          <table:table-cell office:value-type="float" office:value="-1.23478" calcext:value-type="float">
            <text:p>-1.23478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197" calcext:value-type="float">
            <text:p>-2.08197</text:p>
          </table:table-cell>
          <table:table-cell office:value-type="float" office:value="-1.93976" calcext:value-type="float">
            <text:p>-1.93976</text:p>
          </table:table-cell>
          <table:table-cell office:value-type="float" office:value="-1.82653" calcext:value-type="float">
            <text:p>-1.82653</text:p>
          </table:table-cell>
          <table:table-cell office:value-type="float" office:value="-1.72491" calcext:value-type="float">
            <text:p>-1.72491</text:p>
          </table:table-cell>
          <table:table-cell office:value-type="float" office:value="-1.6306" calcext:value-type="float">
            <text:p>-1.6306</text:p>
          </table:table-cell>
          <table:table-cell office:value-type="float" office:value="-1.52837" calcext:value-type="float">
            <text:p>-1.52837</text:p>
          </table:table-cell>
          <table:table-cell office:value-type="float" office:value="-1.43864" calcext:value-type="float">
            <text:p>-1.43864</text:p>
          </table:table-cell>
          <table:table-cell office:value-type="float" office:value="-1.34007" calcext:value-type="float">
            <text:p>-1.34007</text:p>
          </table:table-cell>
          <table:table-cell office:value-type="float" office:value="-1.23417" calcext:value-type="float">
            <text:p>-1.23417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13601" calcext:value-type="float">
            <text:p>-2.0813601</text:p>
          </table:table-cell>
          <table:table-cell office:value-type="float" office:value="-1.93915" calcext:value-type="float">
            <text:p>-1.93915</text:p>
          </table:table-cell>
          <table:table-cell office:value-type="float" office:value="-1.82592" calcext:value-type="float">
            <text:p>-1.82592</text:p>
          </table:table-cell>
          <table:table-cell office:value-type="float" office:value="-1.7243" calcext:value-type="float">
            <text:p>-1.7243</text:p>
          </table:table-cell>
          <table:table-cell office:value-type="float" office:value="-1.62999" calcext:value-type="float">
            <text:p>-1.62999</text:p>
          </table:table-cell>
          <table:table-cell office:value-type="float" office:value="-1.52776" calcext:value-type="float">
            <text:p>-1.52776</text:p>
          </table:table-cell>
          <table:table-cell office:value-type="float" office:value="-1.43803" calcext:value-type="float">
            <text:p>-1.43803</text:p>
          </table:table-cell>
          <table:table-cell office:value-type="float" office:value="-1.33946" calcext:value-type="float">
            <text:p>-1.33946</text:p>
          </table:table-cell>
          <table:table-cell office:value-type="float" office:value="-1.23356" calcext:value-type="float">
            <text:p>-1.23356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804501" calcext:value-type="float">
            <text:p>-2.0804501</text:p>
          </table:table-cell>
          <table:table-cell office:value-type="float" office:value="-1.93854" calcext:value-type="float">
            <text:p>-1.93854</text:p>
          </table:table-cell>
          <table:table-cell office:value-type="float" office:value="-1.82531" calcext:value-type="float">
            <text:p>-1.82531</text:p>
          </table:table-cell>
          <table:table-cell office:value-type="float" office:value="-1.72369" calcext:value-type="float">
            <text:p>-1.72369</text:p>
          </table:table-cell>
          <table:table-cell office:value-type="float" office:value="-1.62938" calcext:value-type="float">
            <text:p>-1.62938</text:p>
          </table:table-cell>
          <table:table-cell office:value-type="float" office:value="-1.52715" calcext:value-type="float">
            <text:p>-1.52715</text:p>
          </table:table-cell>
          <table:table-cell office:value-type="float" office:value="-1.43742" calcext:value-type="float">
            <text:p>-1.43742</text:p>
          </table:table-cell>
          <table:table-cell office:value-type="float" office:value="-1.33885" calcext:value-type="float">
            <text:p>-1.33885</text:p>
          </table:table-cell>
          <table:table-cell office:value-type="float" office:value="-1.23295" calcext:value-type="float">
            <text:p>-1.23295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953" calcext:value-type="float">
            <text:p>-2.07953</text:p>
          </table:table-cell>
          <table:table-cell office:value-type="float" office:value="-1.93793" calcext:value-type="float">
            <text:p>-1.93793</text:p>
          </table:table-cell>
          <table:table-cell office:value-type="float" office:value="-1.8247" calcext:value-type="float">
            <text:p>-1.8247</text:p>
          </table:table-cell>
          <table:table-cell office:value-type="float" office:value="-1.72308" calcext:value-type="float">
            <text:p>-1.72308</text:p>
          </table:table-cell>
          <table:table-cell office:value-type="float" office:value="-1.62877" calcext:value-type="float">
            <text:p>-1.62877</text:p>
          </table:table-cell>
          <table:table-cell office:value-type="float" office:value="-1.52623" calcext:value-type="float">
            <text:p>-1.52623</text:p>
          </table:table-cell>
          <table:table-cell office:value-type="float" office:value="-1.43681" calcext:value-type="float">
            <text:p>-1.43681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1.23234" calcext:value-type="float">
            <text:p>-1.23234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89199" calcext:value-type="float">
            <text:p>-2.0789199</text:p>
          </table:table-cell>
          <table:table-cell office:value-type="float" office:value="-1.93731" calcext:value-type="float">
            <text:p>-1.93731</text:p>
          </table:table-cell>
          <table:table-cell office:value-type="float" office:value="-1.82409" calcext:value-type="float">
            <text:p>-1.82409</text:p>
          </table:table-cell>
          <table:table-cell office:value-type="float" office:value="-1.72246" calcext:value-type="float">
            <text:p>-1.72246</text:p>
          </table:table-cell>
          <table:table-cell office:value-type="float" office:value="-1.62816" calcext:value-type="float">
            <text:p>-1.62816</text:p>
          </table:table-cell>
          <table:table-cell office:value-type="float" office:value="-1.5253201" calcext:value-type="float">
            <text:p>-1.5253201</text:p>
          </table:table-cell>
          <table:table-cell office:value-type="float" office:value="-1.4362" calcext:value-type="float">
            <text:p>-1.4362</text:p>
          </table:table-cell>
          <table:table-cell office:value-type="float" office:value="-1.33763" calcext:value-type="float">
            <text:p>-1.33763</text:p>
          </table:table-cell>
          <table:table-cell office:value-type="float" office:value="-1.23173" calcext:value-type="float">
            <text:p>-1.23173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80101" calcext:value-type="float">
            <text:p>-2.0780101</text:p>
          </table:table-cell>
          <table:table-cell office:value-type="float" office:value="-1.9367" calcext:value-type="float">
            <text:p>-1.9367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-1.72155" calcext:value-type="float">
            <text:p>-1.72155</text:p>
          </table:table-cell>
          <table:table-cell office:value-type="float" office:value="-1.62755" calcext:value-type="float">
            <text:p>-1.62755</text:p>
          </table:table-cell>
          <table:table-cell office:value-type="float" office:value="-1.5244" calcext:value-type="float">
            <text:p>-1.5244</text:p>
          </table:table-cell>
          <table:table-cell office:value-type="float" office:value="-1.43559" calcext:value-type="float">
            <text:p>-1.43559</text:p>
          </table:table-cell>
          <table:table-cell office:value-type="float" office:value="-1.33702" calcext:value-type="float">
            <text:p>-1.33702</text:p>
          </table:table-cell>
          <table:table-cell office:value-type="float" office:value="-1.23112" calcext:value-type="float">
            <text:p>-1.23112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739" calcext:value-type="float">
            <text:p>-2.07739</text:p>
          </table:table-cell>
          <table:table-cell office:value-type="float" office:value="-1.93609" calcext:value-type="float">
            <text:p>-1.93609</text:p>
          </table:table-cell>
          <table:table-cell office:value-type="float" office:value="-1.82257" calcext:value-type="float">
            <text:p>-1.82257</text:p>
          </table:table-cell>
          <table:table-cell office:value-type="float" office:value="-1.72094" calcext:value-type="float">
            <text:p>-1.72094</text:p>
          </table:table-cell>
          <table:table-cell office:value-type="float" office:value="-1.62694" calcext:value-type="float">
            <text:p>-1.62694</text:p>
          </table:table-cell>
          <table:table-cell office:value-type="float" office:value="-1.52379" calcext:value-type="float">
            <text:p>-1.52379</text:p>
          </table:table-cell>
          <table:table-cell office:value-type="float" office:value="-1.43498" calcext:value-type="float">
            <text:p>-1.43498</text:p>
          </table:table-cell>
          <table:table-cell office:value-type="float" office:value="-1.33641" calcext:value-type="float">
            <text:p>-1.33641</text:p>
          </table:table-cell>
          <table:table-cell office:value-type="float" office:value="-1.23051" calcext:value-type="float">
            <text:p>-1.2305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67801" calcext:value-type="float">
            <text:p>-2.0767801</text:p>
          </table:table-cell>
          <table:table-cell office:value-type="float" office:value="-1.93548" calcext:value-type="float">
            <text:p>-1.93548</text:p>
          </table:table-cell>
          <table:table-cell office:value-type="float" office:value="-1.82195" calcext:value-type="float">
            <text:p>-1.82195</text:p>
          </table:table-cell>
          <table:table-cell office:value-type="float" office:value="-1.7200201" calcext:value-type="float">
            <text:p>-1.7200201</text:p>
          </table:table-cell>
          <table:table-cell office:value-type="float" office:value="-1.62603" calcext:value-type="float">
            <text:p>-1.62603</text:p>
          </table:table-cell>
          <table:table-cell office:value-type="float" office:value="-1.52318" calcext:value-type="float">
            <text:p>-1.52318</text:p>
          </table:table-cell>
          <table:table-cell office:value-type="float" office:value="-1.43437" calcext:value-type="float">
            <text:p>-1.43437</text:p>
          </table:table-cell>
          <table:table-cell office:value-type="float" office:value="-1.3358001" calcext:value-type="float">
            <text:p>-1.3358001</text:p>
          </table:table-cell>
          <table:table-cell office:value-type="float" office:value="-1.2299" calcext:value-type="float">
            <text:p>-1.229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617" calcext:value-type="float">
            <text:p>-2.07617</text:p>
          </table:table-cell>
          <table:table-cell office:value-type="float" office:value="-1.93487" calcext:value-type="float">
            <text:p>-1.93487</text:p>
          </table:table-cell>
          <table:table-cell office:value-type="float" office:value="-1.82134" calcext:value-type="float">
            <text:p>-1.82134</text:p>
          </table:table-cell>
          <table:table-cell office:value-type="float" office:value="-1.71911" calcext:value-type="float">
            <text:p>-1.71911</text:p>
          </table:table-cell>
          <table:table-cell office:value-type="float" office:value="-1.62511" calcext:value-type="float">
            <text:p>-1.62511</text:p>
          </table:table-cell>
          <table:table-cell office:value-type="float" office:value="-1.52226" calcext:value-type="float">
            <text:p>-1.52226</text:p>
          </table:table-cell>
          <table:table-cell office:value-type="float" office:value="-1.43376" calcext:value-type="float">
            <text:p>-1.43376</text:p>
          </table:table-cell>
          <table:table-cell office:value-type="float" office:value="-1.33518" calcext:value-type="float">
            <text:p>-1.33518</text:p>
          </table:table-cell>
          <table:table-cell office:value-type="float" office:value="-1.22929" calcext:value-type="float">
            <text:p>-1.22929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55601" calcext:value-type="float">
            <text:p>-2.0755601</text:p>
          </table:table-cell>
          <table:table-cell office:value-type="float" office:value="-1.93426" calcext:value-type="float">
            <text:p>-1.93426</text:p>
          </table:table-cell>
          <table:table-cell office:value-type="float" office:value="-1.82073" calcext:value-type="float">
            <text:p>-1.82073</text:p>
          </table:table-cell>
          <table:table-cell office:value-type="float" office:value="-1.7185" calcext:value-type="float">
            <text:p>-1.7185</text:p>
          </table:table-cell>
          <table:table-cell office:value-type="float" office:value="-1.6245" calcext:value-type="float">
            <text:p>-1.6245</text:p>
          </table:table-cell>
          <table:table-cell office:value-type="float" office:value="-1.52165" calcext:value-type="float">
            <text:p>-1.52165</text:p>
          </table:table-cell>
          <table:table-cell office:value-type="float" office:value="-1.4331501" calcext:value-type="float">
            <text:p>-1.4331501</text:p>
          </table:table-cell>
          <table:table-cell office:value-type="float" office:value="-1.3345701" calcext:value-type="float">
            <text:p>-1.3345701</text:p>
          </table:table-cell>
          <table:table-cell office:value-type="float" office:value="-1.22868" calcext:value-type="float">
            <text:p>-1.22868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495" calcext:value-type="float">
            <text:p>-2.07495</text:p>
          </table:table-cell>
          <table:table-cell office:value-type="float" office:value="-1.93365" calcext:value-type="float">
            <text:p>-1.93365</text:p>
          </table:table-cell>
          <table:table-cell office:value-type="float" office:value="-1.82012" calcext:value-type="float">
            <text:p>-1.82012</text:p>
          </table:table-cell>
          <table:table-cell office:value-type="float" office:value="-1.71789" calcext:value-type="float">
            <text:p>-1.71789</text:p>
          </table:table-cell>
          <table:table-cell office:value-type="float" office:value="-1.62389" calcext:value-type="float">
            <text:p>-1.62389</text:p>
          </table:table-cell>
          <table:table-cell office:value-type="float" office:value="-1.52104" calcext:value-type="float">
            <text:p>-1.52104</text:p>
          </table:table-cell>
          <table:table-cell office:value-type="float" office:value="-1.43223" calcext:value-type="float">
            <text:p>-1.43223</text:p>
          </table:table-cell>
          <table:table-cell office:value-type="float" office:value="-1.3339601" calcext:value-type="float">
            <text:p>-1.3339601</text:p>
          </table:table-cell>
          <table:table-cell office:value-type="float" office:value="-1.22776" calcext:value-type="float">
            <text:p>-1.22776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43401" calcext:value-type="float">
            <text:p>-2.0743401</text:p>
          </table:table-cell>
          <table:table-cell office:value-type="float" office:value="-1.93274" calcext:value-type="float">
            <text:p>-1.93274</text:p>
          </table:table-cell>
          <table:table-cell office:value-type="float" office:value="-1.81951" calcext:value-type="float">
            <text:p>-1.81951</text:p>
          </table:table-cell>
          <table:table-cell office:value-type="float" office:value="-1.71728" calcext:value-type="float">
            <text:p>-1.71728</text:p>
          </table:table-cell>
          <table:table-cell office:value-type="float" office:value="-1.62328" calcext:value-type="float">
            <text:p>-1.62328</text:p>
          </table:table-cell>
          <table:table-cell office:value-type="float" office:value="-1.52043" calcext:value-type="float">
            <text:p>-1.52043</text:p>
          </table:table-cell>
          <table:table-cell office:value-type="float" office:value="-1.43162" calcext:value-type="float">
            <text:p>-1.43162</text:p>
          </table:table-cell>
          <table:table-cell office:value-type="float" office:value="-1.33305" calcext:value-type="float">
            <text:p>-1.33305</text:p>
          </table:table-cell>
          <table:table-cell office:value-type="float" office:value="-1.22684" calcext:value-type="float">
            <text:p>-1.22684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373" calcext:value-type="float">
            <text:p>-2.07373</text:p>
          </table:table-cell>
          <table:table-cell office:value-type="float" office:value="-1.93182" calcext:value-type="float">
            <text:p>-1.93182</text:p>
          </table:table-cell>
          <table:table-cell office:value-type="float" office:value="-1.8189" calcext:value-type="float">
            <text:p>-1.8189</text:p>
          </table:table-cell>
          <table:table-cell office:value-type="float" office:value="-1.71667" calcext:value-type="float">
            <text:p>-1.71667</text:p>
          </table:table-cell>
          <table:table-cell office:value-type="float" office:value="-1.6226701" calcext:value-type="float">
            <text:p>-1.6226701</text:p>
          </table:table-cell>
          <table:table-cell office:value-type="float" office:value="-1.51982" calcext:value-type="float">
            <text:p>-1.51982</text:p>
          </table:table-cell>
          <table:table-cell office:value-type="float" office:value="-1.43071" calcext:value-type="float">
            <text:p>-1.43071</text:p>
          </table:table-cell>
          <table:table-cell office:value-type="float" office:value="-1.33244" calcext:value-type="float">
            <text:p>-1.33244</text:p>
          </table:table-cell>
          <table:table-cell office:value-type="float" office:value="-1.22623" calcext:value-type="float">
            <text:p>-1.22623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31201" calcext:value-type="float">
            <text:p>-2.0731201</text:p>
          </table:table-cell>
          <table:table-cell office:value-type="float" office:value="-1.93121" calcext:value-type="float">
            <text:p>-1.93121</text:p>
          </table:table-cell>
          <table:table-cell office:value-type="float" office:value="-1.81829" calcext:value-type="float">
            <text:p>-1.81829</text:p>
          </table:table-cell>
          <table:table-cell office:value-type="float" office:value="-1.71606" calcext:value-type="float">
            <text:p>-1.71606</text:p>
          </table:table-cell>
          <table:table-cell office:value-type="float" office:value="-1.6220599" calcext:value-type="float">
            <text:p>-1.6220599</text:p>
          </table:table-cell>
          <table:table-cell office:value-type="float" office:value="-1.51921" calcext:value-type="float">
            <text:p>-1.51921</text:p>
          </table:table-cell>
          <table:table-cell office:value-type="float" office:value="-1.4301" calcext:value-type="float">
            <text:p>-1.4301</text:p>
          </table:table-cell>
          <table:table-cell office:value-type="float" office:value="-1.33183" calcext:value-type="float">
            <text:p>-1.33183</text:p>
          </table:table-cell>
          <table:table-cell office:value-type="float" office:value="-1.22562" calcext:value-type="float">
            <text:p>-1.22562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22101" calcext:value-type="float">
            <text:p>-2.0722101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-1.81738" calcext:value-type="float">
            <text:p>-1.81738</text:p>
          </table:table-cell>
          <table:table-cell office:value-type="float" office:value="-1.71545" calcext:value-type="float">
            <text:p>-1.71545</text:p>
          </table:table-cell>
          <table:table-cell office:value-type="float" office:value="-1.6214499" calcext:value-type="float">
            <text:p>-1.6214499</text:p>
          </table:table-cell>
          <table:table-cell office:value-type="float" office:value="-1.5186" calcext:value-type="float">
            <text:p>-1.5186</text:p>
          </table:table-cell>
          <table:table-cell office:value-type="float" office:value="-1.42949" calcext:value-type="float">
            <text:p>-1.42949</text:p>
          </table:table-cell>
          <table:table-cell office:value-type="float" office:value="-1.33091" calcext:value-type="float">
            <text:p>-1.33091</text:p>
          </table:table-cell>
          <table:table-cell office:value-type="float" office:value="-1.22501" calcext:value-type="float">
            <text:p>-1.22501</text:p>
          </table:table-cell>
          <table:table-cell table:number-columns-repeated="6" office:value-type="string" calcext:value-type="string">
            <text:p>NaN</text:p>
          </table:table-cell>
        </table:table-row>
        <table:table-row table:style-name="ro1">
          <table:table-cell office:value-type="float" office:value="-2.0716" calcext:value-type="float">
            <text:p>-2.0716</text:p>
          </table:table-cell>
          <table:table-cell office:value-type="float" office:value="-1.9299901" calcext:value-type="float">
            <text:p>-1.9299901</text:p>
          </table:table-cell>
          <table:table-cell office:value-type="float" office:value="-1.81677" calcext:value-type="float">
            <text:p>-1.81677</text:p>
          </table:table-cell>
          <table:table-cell office:value-type="float" office:value="-1.7148401" calcext:value-type="float">
            <text:p>-1.7148401</text:p>
          </table:table-cell>
          <table:table-cell office:value-type="float" office:value="-1.62084" calcext:value-type="float">
            <text:p>-1.62084</text:p>
          </table:table-cell>
          <table:table-cell office:value-type="float" office:value="-1.51799" calcext:value-type="float">
            <text:p>-1.51799</text:p>
          </table:table-cell>
          <table:table-cell office:value-type="float" office:value="-1.42888" calcext:value-type="float">
            <text:p>-1.42888</text:p>
          </table:table-cell>
          <table:table-cell office:value-type="float" office:value="-1.3303" calcext:value-type="float">
            <text:p>-1.330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709901" calcext:value-type="float">
            <text:p>-2.0709901</text:p>
          </table:table-cell>
          <table:table-cell office:value-type="float" office:value="-1.9293801" calcext:value-type="float">
            <text:p>-1.9293801</text:p>
          </table:table-cell>
          <table:table-cell office:value-type="float" office:value="-1.81585" calcext:value-type="float">
            <text:p>-1.81585</text:p>
          </table:table-cell>
          <table:table-cell office:value-type="float" office:value="-1.71392" calcext:value-type="float">
            <text:p>-1.71392</text:p>
          </table:table-cell>
          <table:table-cell office:value-type="float" office:value="-1.62023" calcext:value-type="float">
            <text:p>-1.62023</text:p>
          </table:table-cell>
          <table:table-cell office:value-type="float" office:value="-1.51738" calcext:value-type="float">
            <text:p>-1.51738</text:p>
          </table:table-cell>
          <table:table-cell office:value-type="float" office:value="-1.42827" calcext:value-type="float">
            <text:p>-1.42827</text:p>
          </table:table-cell>
          <table:table-cell office:value-type="float" office:value="-1.32969" calcext:value-type="float">
            <text:p>-1.3296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7038" calcext:value-type="float">
            <text:p>-2.07038</text:p>
          </table:table-cell>
          <table:table-cell office:value-type="float" office:value="-1.9287699" calcext:value-type="float">
            <text:p>-1.9287699</text:p>
          </table:table-cell>
          <table:table-cell office:value-type="float" office:value="-1.81524" calcext:value-type="float">
            <text:p>-1.81524</text:p>
          </table:table-cell>
          <table:table-cell office:value-type="float" office:value="-1.71331" calcext:value-type="float">
            <text:p>-1.71331</text:p>
          </table:table-cell>
          <table:table-cell office:value-type="float" office:value="-1.61962" calcext:value-type="float">
            <text:p>-1.61962</text:p>
          </table:table-cell>
          <table:table-cell office:value-type="float" office:value="-1.51677" calcext:value-type="float">
            <text:p>-1.51677</text:p>
          </table:table-cell>
          <table:table-cell office:value-type="float" office:value="-1.42766" calcext:value-type="float">
            <text:p>-1.42766</text:p>
          </table:table-cell>
          <table:table-cell office:value-type="float" office:value="-1.32908" calcext:value-type="float">
            <text:p>-1.32908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97701" calcext:value-type="float">
            <text:p>-2.0697701</text:p>
          </table:table-cell>
          <table:table-cell office:value-type="float" office:value="-1.92816" calcext:value-type="float">
            <text:p>-1.92816</text:p>
          </table:table-cell>
          <table:table-cell office:value-type="float" office:value="-1.81463" calcext:value-type="float">
            <text:p>-1.81463</text:p>
          </table:table-cell>
          <table:table-cell office:value-type="float" office:value="-1.7123899" calcext:value-type="float">
            <text:p>-1.7123899</text:p>
          </table:table-cell>
          <table:table-cell office:value-type="float" office:value="-1.61901" calcext:value-type="float">
            <text:p>-1.61901</text:p>
          </table:table-cell>
          <table:table-cell office:value-type="float" office:value="-1.51616" calcext:value-type="float">
            <text:p>-1.51616</text:p>
          </table:table-cell>
          <table:table-cell office:value-type="float" office:value="-1.42705" calcext:value-type="float">
            <text:p>-1.42705</text:p>
          </table:table-cell>
          <table:table-cell office:value-type="float" office:value="-1.32847" calcext:value-type="float">
            <text:p>-1.3284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915" calcext:value-type="float">
            <text:p>-2.06915</text:p>
          </table:table-cell>
          <table:table-cell office:value-type="float" office:value="-1.92755" calcext:value-type="float">
            <text:p>-1.92755</text:p>
          </table:table-cell>
          <table:table-cell office:value-type="float" office:value="-1.81402" calcext:value-type="float">
            <text:p>-1.81402</text:p>
          </table:table-cell>
          <table:table-cell office:value-type="float" office:value="-1.71148" calcext:value-type="float">
            <text:p>-1.71148</text:p>
          </table:table-cell>
          <table:table-cell office:value-type="float" office:value="-1.6184" calcext:value-type="float">
            <text:p>-1.6184</text:p>
          </table:table-cell>
          <table:table-cell office:value-type="float" office:value="-1.51555" calcext:value-type="float">
            <text:p>-1.51555</text:p>
          </table:table-cell>
          <table:table-cell office:value-type="float" office:value="-1.42644" calcext:value-type="float">
            <text:p>-1.42644</text:p>
          </table:table-cell>
          <table:table-cell office:value-type="float" office:value="-1.32786" calcext:value-type="float">
            <text:p>-1.3278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885" calcext:value-type="float">
            <text:p>-2.06885</text:p>
          </table:table-cell>
          <table:table-cell office:value-type="float" office:value="-1.92694" calcext:value-type="float">
            <text:p>-1.92694</text:p>
          </table:table-cell>
          <table:table-cell office:value-type="float" office:value="-1.81341" calcext:value-type="float">
            <text:p>-1.81341</text:p>
          </table:table-cell>
          <table:table-cell office:value-type="float" office:value="-1.71087" calcext:value-type="float">
            <text:p>-1.71087</text:p>
          </table:table-cell>
          <table:table-cell office:value-type="float" office:value="-1.61779" calcext:value-type="float">
            <text:p>-1.61779</text:p>
          </table:table-cell>
          <table:table-cell office:value-type="float" office:value="-1.51494" calcext:value-type="float">
            <text:p>-1.51494</text:p>
          </table:table-cell>
          <table:table-cell office:value-type="float" office:value="-1.42582" calcext:value-type="float">
            <text:p>-1.42582</text:p>
          </table:table-cell>
          <table:table-cell office:value-type="float" office:value="-1.32725" calcext:value-type="float">
            <text:p>-1.32725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82399" calcext:value-type="float">
            <text:p>-2.0682399</text:p>
          </table:table-cell>
          <table:table-cell office:value-type="float" office:value="-1.92633" calcext:value-type="float">
            <text:p>-1.92633</text:p>
          </table:table-cell>
          <table:table-cell office:value-type="float" office:value="-1.8128" calcext:value-type="float">
            <text:p>-1.8128</text:p>
          </table:table-cell>
          <table:table-cell office:value-type="float" office:value="-1.71026" calcext:value-type="float">
            <text:p>-1.71026</text:p>
          </table:table-cell>
          <table:table-cell office:value-type="float" office:value="-1.61718" calcext:value-type="float">
            <text:p>-1.61718</text:p>
          </table:table-cell>
          <table:table-cell office:value-type="float" office:value="-1.51433" calcext:value-type="float">
            <text:p>-1.51433</text:p>
          </table:table-cell>
          <table:table-cell office:value-type="float" office:value="-1.42521" calcext:value-type="float">
            <text:p>-1.42521</text:p>
          </table:table-cell>
          <table:table-cell office:value-type="float" office:value="-1.3263299" calcext:value-type="float">
            <text:p>-1.32632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73201" calcext:value-type="float">
            <text:p>-2.0673201</text:p>
          </table:table-cell>
          <table:table-cell office:value-type="float" office:value="-1.92541" calcext:value-type="float">
            <text:p>-1.92541</text:p>
          </table:table-cell>
          <table:table-cell office:value-type="float" office:value="-1.8121901" calcext:value-type="float">
            <text:p>-1.8121901</text:p>
          </table:table-cell>
          <table:table-cell office:value-type="float" office:value="-1.70965" calcext:value-type="float">
            <text:p>-1.70965</text:p>
          </table:table-cell>
          <table:table-cell office:value-type="float" office:value="-1.61657" calcext:value-type="float">
            <text:p>-1.61657</text:p>
          </table:table-cell>
          <table:table-cell office:value-type="float" office:value="-1.51372" calcext:value-type="float">
            <text:p>-1.51372</text:p>
          </table:table-cell>
          <table:table-cell office:value-type="float" office:value="-1.4246" calcext:value-type="float">
            <text:p>-1.4246</text:p>
          </table:table-cell>
          <table:table-cell office:value-type="float" office:value="-1.32572" calcext:value-type="float">
            <text:p>-1.32572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671" calcext:value-type="float">
            <text:p>-2.06671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-1.8115799" calcext:value-type="float">
            <text:p>-1.8115799</text:p>
          </table:table-cell>
          <table:table-cell office:value-type="float" office:value="-1.70904" calcext:value-type="float">
            <text:p>-1.70904</text:p>
          </table:table-cell>
          <table:table-cell office:value-type="float" office:value="-1.61596" calcext:value-type="float">
            <text:p>-1.61596</text:p>
          </table:table-cell>
          <table:table-cell office:value-type="float" office:value="-1.51311" calcext:value-type="float">
            <text:p>-1.51311</text:p>
          </table:table-cell>
          <table:table-cell office:value-type="float" office:value="-1.42399" calcext:value-type="float">
            <text:p>-1.42399</text:p>
          </table:table-cell>
          <table:table-cell office:value-type="float" office:value="-1.32511" calcext:value-type="float">
            <text:p>-1.3251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60999" calcext:value-type="float">
            <text:p>-2.0660999</text:p>
          </table:table-cell>
          <table:table-cell office:value-type="float" office:value="-1.92419" calcext:value-type="float">
            <text:p>-1.92419</text:p>
          </table:table-cell>
          <table:table-cell office:value-type="float" office:value="-1.8109699" calcext:value-type="float">
            <text:p>-1.8109699</text:p>
          </table:table-cell>
          <table:table-cell office:value-type="float" office:value="-1.70812" calcext:value-type="float">
            <text:p>-1.70812</text:p>
          </table:table-cell>
          <table:table-cell office:value-type="float" office:value="-1.61534" calcext:value-type="float">
            <text:p>-1.61534</text:p>
          </table:table-cell>
          <table:table-cell office:value-type="float" office:value="-1.5125" calcext:value-type="float">
            <text:p>-1.5125</text:p>
          </table:table-cell>
          <table:table-cell office:value-type="float" office:value="-1.42338" calcext:value-type="float">
            <text:p>-1.42338</text:p>
          </table:table-cell>
          <table:table-cell office:value-type="float" office:value="-1.3245" calcext:value-type="float">
            <text:p>-1.3245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51901" calcext:value-type="float">
            <text:p>-2.0651901</text:p>
          </table:table-cell>
          <table:table-cell office:value-type="float" office:value="-1.9235801" calcext:value-type="float">
            <text:p>-1.9235801</text:p>
          </table:table-cell>
          <table:table-cell office:value-type="float" office:value="-1.81036" calcext:value-type="float">
            <text:p>-1.81036</text:p>
          </table:table-cell>
          <table:table-cell office:value-type="float" office:value="-1.70751" calcext:value-type="float">
            <text:p>-1.70751</text:p>
          </table:table-cell>
          <table:table-cell office:value-type="float" office:value="-1.61412" calcext:value-type="float">
            <text:p>-1.61412</text:p>
          </table:table-cell>
          <table:table-cell office:value-type="float" office:value="-1.5118901" calcext:value-type="float">
            <text:p>-1.5118901</text:p>
          </table:table-cell>
          <table:table-cell office:value-type="float" office:value="-1.42277" calcext:value-type="float">
            <text:p>-1.42277</text:p>
          </table:table-cell>
          <table:table-cell office:value-type="float" office:value="-1.32389" calcext:value-type="float">
            <text:p>-1.3238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458" calcext:value-type="float">
            <text:p>-2.06458</text:p>
          </table:table-cell>
          <table:table-cell office:value-type="float" office:value="-1.9229701" calcext:value-type="float">
            <text:p>-1.9229701</text:p>
          </table:table-cell>
          <table:table-cell office:value-type="float" office:value="-1.80944" calcext:value-type="float">
            <text:p>-1.80944</text:p>
          </table:table-cell>
          <table:table-cell office:value-type="float" office:value="-1.7069" calcext:value-type="float">
            <text:p>-1.7069</text:p>
          </table:table-cell>
          <table:table-cell office:value-type="float" office:value="-1.61351" calcext:value-type="float">
            <text:p>-1.61351</text:p>
          </table:table-cell>
          <table:table-cell office:value-type="float" office:value="-1.5112799" calcext:value-type="float">
            <text:p>-1.5112799</text:p>
          </table:table-cell>
          <table:table-cell office:value-type="float" office:value="-1.42216" calcext:value-type="float">
            <text:p>-1.42216</text:p>
          </table:table-cell>
          <table:table-cell office:value-type="float" office:value="-1.32328" calcext:value-type="float">
            <text:p>-1.32328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427" calcext:value-type="float">
            <text:p>-2.06427</text:p>
          </table:table-cell>
          <table:table-cell office:value-type="float" office:value="-1.9223599" calcext:value-type="float">
            <text:p>-1.9223599</text:p>
          </table:table-cell>
          <table:table-cell office:value-type="float" office:value="-1.80883" calcext:value-type="float">
            <text:p>-1.80883</text:p>
          </table:table-cell>
          <table:table-cell office:value-type="float" office:value="-1.70629" calcext:value-type="float">
            <text:p>-1.70629</text:p>
          </table:table-cell>
          <table:table-cell office:value-type="float" office:value="-1.6129" calcext:value-type="float">
            <text:p>-1.6129</text:p>
          </table:table-cell>
          <table:table-cell office:value-type="float" office:value="-1.5106699" calcext:value-type="float">
            <text:p>-1.5106699</text:p>
          </table:table-cell>
          <table:table-cell office:value-type="float" office:value="-1.42155" calcext:value-type="float">
            <text:p>-1.42155</text:p>
          </table:table-cell>
          <table:table-cell office:value-type="float" office:value="-1.32267" calcext:value-type="float">
            <text:p>-1.3226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36599" calcext:value-type="float">
            <text:p>-2.0636599</text:p>
          </table:table-cell>
          <table:table-cell office:value-type="float" office:value="-1.9217499" calcext:value-type="float">
            <text:p>-1.9217499</text:p>
          </table:table-cell>
          <table:table-cell office:value-type="float" office:value="-1.80822" calcext:value-type="float">
            <text:p>-1.80822</text:p>
          </table:table-cell>
          <table:table-cell office:value-type="float" office:value="-1.70568" calcext:value-type="float">
            <text:p>-1.70568</text:p>
          </table:table-cell>
          <table:table-cell office:value-type="float" office:value="-1.61229" calcext:value-type="float">
            <text:p>-1.61229</text:p>
          </table:table-cell>
          <table:table-cell office:value-type="float" office:value="-1.51006" calcext:value-type="float">
            <text:p>-1.51006</text:p>
          </table:table-cell>
          <table:table-cell office:value-type="float" office:value="-1.42094" calcext:value-type="float">
            <text:p>-1.42094</text:p>
          </table:table-cell>
          <table:table-cell office:value-type="float" office:value="-1.32206" calcext:value-type="float">
            <text:p>-1.3220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305" calcext:value-type="float">
            <text:p>-2.06305</text:p>
          </table:table-cell>
          <table:table-cell office:value-type="float" office:value="-1.92114" calcext:value-type="float">
            <text:p>-1.92114</text:p>
          </table:table-cell>
          <table:table-cell office:value-type="float" office:value="-1.80761" calcext:value-type="float">
            <text:p>-1.80761</text:p>
          </table:table-cell>
          <table:table-cell office:value-type="float" office:value="-1.70507" calcext:value-type="float">
            <text:p>-1.70507</text:p>
          </table:table-cell>
          <table:table-cell office:value-type="float" office:value="-1.61168" calcext:value-type="float">
            <text:p>-1.61168</text:p>
          </table:table-cell>
          <table:table-cell office:value-type="float" office:value="-1.50945" calcext:value-type="float">
            <text:p>-1.50945</text:p>
          </table:table-cell>
          <table:table-cell office:value-type="float" office:value="-1.42033" calcext:value-type="float">
            <text:p>-1.42033</text:p>
          </table:table-cell>
          <table:table-cell office:value-type="float" office:value="-1.32145" calcext:value-type="float">
            <text:p>-1.32145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24399" calcext:value-type="float">
            <text:p>-2.0624399</text:p>
          </table:table-cell>
          <table:table-cell office:value-type="float" office:value="-1.92053" calcext:value-type="float">
            <text:p>-1.92053</text:p>
          </table:table-cell>
          <table:table-cell office:value-type="float" office:value="-1.807" calcext:value-type="float">
            <text:p>-1.807</text:p>
          </table:table-cell>
          <table:table-cell office:value-type="float" office:value="-1.70446" calcext:value-type="float">
            <text:p>-1.70446</text:p>
          </table:table-cell>
          <table:table-cell office:value-type="float" office:value="-1.61107" calcext:value-type="float">
            <text:p>-1.61107</text:p>
          </table:table-cell>
          <table:table-cell office:value-type="float" office:value="-1.50884" calcext:value-type="float">
            <text:p>-1.50884</text:p>
          </table:table-cell>
          <table:table-cell office:value-type="float" office:value="-1.4197201" calcext:value-type="float">
            <text:p>-1.4197201</text:p>
          </table:table-cell>
          <table:table-cell office:value-type="float" office:value="-1.32084" calcext:value-type="float">
            <text:p>-1.32084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183" calcext:value-type="float">
            <text:p>-2.06183</text:p>
          </table:table-cell>
          <table:table-cell office:value-type="float" office:value="-1.91992" calcext:value-type="float">
            <text:p>-1.91992</text:p>
          </table:table-cell>
          <table:table-cell office:value-type="float" office:value="-1.80639" calcext:value-type="float">
            <text:p>-1.80639</text:p>
          </table:table-cell>
          <table:table-cell office:value-type="float" office:value="-1.70385" calcext:value-type="float">
            <text:p>-1.70385</text:p>
          </table:table-cell>
          <table:table-cell office:value-type="float" office:value="-1.61046" calcext:value-type="float">
            <text:p>-1.61046</text:p>
          </table:table-cell>
          <table:table-cell office:value-type="float" office:value="-1.50822" calcext:value-type="float">
            <text:p>-1.50822</text:p>
          </table:table-cell>
          <table:table-cell office:value-type="float" office:value="-1.4191099" calcext:value-type="float">
            <text:p>-1.4191099</text:p>
          </table:table-cell>
          <table:table-cell office:value-type="float" office:value="-1.32023" calcext:value-type="float">
            <text:p>-1.3202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12199" calcext:value-type="float">
            <text:p>-2.0612199</text:p>
          </table:table-cell>
          <table:table-cell office:value-type="float" office:value="-1.919" calcext:value-type="float">
            <text:p>-1.919</text:p>
          </table:table-cell>
          <table:table-cell office:value-type="float" office:value="-1.8057801" calcext:value-type="float">
            <text:p>-1.8057801</text:p>
          </table:table-cell>
          <table:table-cell office:value-type="float" office:value="-1.70324" calcext:value-type="float">
            <text:p>-1.70324</text:p>
          </table:table-cell>
          <table:table-cell office:value-type="float" office:value="-1.60985" calcext:value-type="float">
            <text:p>-1.60985</text:p>
          </table:table-cell>
          <table:table-cell office:value-type="float" office:value="-1.50761" calcext:value-type="float">
            <text:p>-1.50761</text:p>
          </table:table-cell>
          <table:table-cell office:value-type="float" office:value="-1.4184999" calcext:value-type="float">
            <text:p>-1.4184999</text:p>
          </table:table-cell>
          <table:table-cell office:value-type="float" office:value="-1.31962" calcext:value-type="float">
            <text:p>-1.31962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606101" calcext:value-type="float">
            <text:p>-2.0606101</text:p>
          </table:table-cell>
          <table:table-cell office:value-type="float" office:value="-1.91839" calcext:value-type="float">
            <text:p>-1.91839</text:p>
          </table:table-cell>
          <table:table-cell office:value-type="float" office:value="-1.8051701" calcext:value-type="float">
            <text:p>-1.8051701</text:p>
          </table:table-cell>
          <table:table-cell office:value-type="float" office:value="-1.70263" calcext:value-type="float">
            <text:p>-1.70263</text:p>
          </table:table-cell>
          <table:table-cell office:value-type="float" office:value="-1.6092401" calcext:value-type="float">
            <text:p>-1.6092401</text:p>
          </table:table-cell>
          <table:table-cell office:value-type="float" office:value="-1.507" calcext:value-type="float">
            <text:p>-1.507</text:p>
          </table:table-cell>
          <table:table-cell office:value-type="float" office:value="-1.41789" calcext:value-type="float">
            <text:p>-1.41789</text:p>
          </table:table-cell>
          <table:table-cell office:value-type="float" office:value="-1.31901" calcext:value-type="float">
            <text:p>-1.31901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969" calcext:value-type="float">
            <text:p>-2.05969</text:p>
          </table:table-cell>
          <table:table-cell office:value-type="float" office:value="-1.91778" calcext:value-type="float">
            <text:p>-1.91778</text:p>
          </table:table-cell>
          <table:table-cell office:value-type="float" office:value="-1.8045599" calcext:value-type="float">
            <text:p>-1.8045599</text:p>
          </table:table-cell>
          <table:table-cell office:value-type="float" office:value="-1.70202" calcext:value-type="float">
            <text:p>-1.70202</text:p>
          </table:table-cell>
          <table:table-cell office:value-type="float" office:value="-1.6086299" calcext:value-type="float">
            <text:p>-1.6086299</text:p>
          </table:table-cell>
          <table:table-cell office:value-type="float" office:value="-1.50639" calcext:value-type="float">
            <text:p>-1.50639</text:p>
          </table:table-cell>
          <table:table-cell office:value-type="float" office:value="-1.41728" calcext:value-type="float">
            <text:p>-1.41728</text:p>
          </table:table-cell>
          <table:table-cell office:value-type="float" office:value="-1.3184" calcext:value-type="float">
            <text:p>-1.3184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93901" calcext:value-type="float">
            <text:p>-2.0593901</text:p>
          </table:table-cell>
          <table:table-cell office:value-type="float" office:value="-1.91717" calcext:value-type="float">
            <text:p>-1.91717</text:p>
          </table:table-cell>
          <table:table-cell office:value-type="float" office:value="-1.80395" calcext:value-type="float">
            <text:p>-1.80395</text:p>
          </table:table-cell>
          <table:table-cell office:value-type="float" office:value="-1.7014101" calcext:value-type="float">
            <text:p>-1.7014101</text:p>
          </table:table-cell>
          <table:table-cell office:value-type="float" office:value="-1.6080199" calcext:value-type="float">
            <text:p>-1.6080199</text:p>
          </table:table-cell>
          <table:table-cell office:value-type="float" office:value="-1.5054801" calcext:value-type="float">
            <text:p>-1.5054801</text:p>
          </table:table-cell>
          <table:table-cell office:value-type="float" office:value="-1.41667" calcext:value-type="float">
            <text:p>-1.41667</text:p>
          </table:table-cell>
          <table:table-cell office:value-type="float" office:value="-1.31748" calcext:value-type="float">
            <text:p>-1.31748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878" calcext:value-type="float">
            <text:p>-2.05878</text:p>
          </table:table-cell>
          <table:table-cell office:value-type="float" office:value="-1.91626" calcext:value-type="float">
            <text:p>-1.91626</text:p>
          </table:table-cell>
          <table:table-cell office:value-type="float" office:value="-1.80334" calcext:value-type="float">
            <text:p>-1.80334</text:p>
          </table:table-cell>
          <table:table-cell office:value-type="float" office:value="-1.7007999" calcext:value-type="float">
            <text:p>-1.7007999</text:p>
          </table:table-cell>
          <table:table-cell office:value-type="float" office:value="-1.60741" calcext:value-type="float">
            <text:p>-1.60741</text:p>
          </table:table-cell>
          <table:table-cell office:value-type="float" office:value="-1.5048701" calcext:value-type="float">
            <text:p>-1.5048701</text:p>
          </table:table-cell>
          <table:table-cell office:value-type="float" office:value="-1.41606" calcext:value-type="float">
            <text:p>-1.41606</text:p>
          </table:table-cell>
          <table:table-cell office:value-type="float" office:value="-1.31687" calcext:value-type="float">
            <text:p>-1.31687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81701" calcext:value-type="float">
            <text:p>-2.0581701</text:p>
          </table:table-cell>
          <table:table-cell office:value-type="float" office:value="-1.91565" calcext:value-type="float">
            <text:p>-1.91565</text:p>
          </table:table-cell>
          <table:table-cell office:value-type="float" office:value="-1.80273" calcext:value-type="float">
            <text:p>-1.80273</text:p>
          </table:table-cell>
          <table:table-cell office:value-type="float" office:value="-1.7001899" calcext:value-type="float">
            <text:p>-1.7001899</text:p>
          </table:table-cell>
          <table:table-cell office:value-type="float" office:value="-1.6068" calcext:value-type="float">
            <text:p>-1.6068</text:p>
          </table:table-cell>
          <table:table-cell office:value-type="float" office:value="-1.5042599" calcext:value-type="float">
            <text:p>-1.5042599</text:p>
          </table:table-cell>
          <table:table-cell office:value-type="float" office:value="-1.41545" calcext:value-type="float">
            <text:p>-1.41545</text:p>
          </table:table-cell>
          <table:table-cell office:value-type="float" office:value="-1.31626" calcext:value-type="float">
            <text:p>-1.3162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756" calcext:value-type="float">
            <text:p>-2.05756</text:p>
          </table:table-cell>
          <table:table-cell office:value-type="float" office:value="-1.91504" calcext:value-type="float">
            <text:p>-1.91504</text:p>
          </table:table-cell>
          <table:table-cell office:value-type="float" office:value="-1.80212" calcext:value-type="float">
            <text:p>-1.80212</text:p>
          </table:table-cell>
          <table:table-cell office:value-type="float" office:value="-1.69927" calcext:value-type="float">
            <text:p>-1.69927</text:p>
          </table:table-cell>
          <table:table-cell office:value-type="float" office:value="-1.60619" calcext:value-type="float">
            <text:p>-1.60619</text:p>
          </table:table-cell>
          <table:table-cell office:value-type="float" office:value="-1.50365" calcext:value-type="float">
            <text:p>-1.50365</text:p>
          </table:table-cell>
          <table:table-cell office:value-type="float" office:value="-1.41484" calcext:value-type="float">
            <text:p>-1.41484</text:p>
          </table:table-cell>
          <table:table-cell office:value-type="float" office:value="-1.31565" calcext:value-type="float">
            <text:p>-1.31565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69501" calcext:value-type="float">
            <text:p>-2.0569501</text:p>
          </table:table-cell>
          <table:table-cell office:value-type="float" office:value="-1.91443" calcext:value-type="float">
            <text:p>-1.91443</text:p>
          </table:table-cell>
          <table:table-cell office:value-type="float" office:value="-1.80151" calcext:value-type="float">
            <text:p>-1.80151</text:p>
          </table:table-cell>
          <table:table-cell office:value-type="float" office:value="-1.69866" calcext:value-type="float">
            <text:p>-1.69866</text:p>
          </table:table-cell>
          <table:table-cell office:value-type="float" office:value="-1.60558" calcext:value-type="float">
            <text:p>-1.60558</text:p>
          </table:table-cell>
          <table:table-cell office:value-type="float" office:value="-1.50304" calcext:value-type="float">
            <text:p>-1.50304</text:p>
          </table:table-cell>
          <table:table-cell office:value-type="float" office:value="-1.41423" calcext:value-type="float">
            <text:p>-1.41423</text:p>
          </table:table-cell>
          <table:table-cell office:value-type="float" office:value="-1.31504" calcext:value-type="float">
            <text:p>-1.31504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634" calcext:value-type="float">
            <text:p>-2.05634</text:p>
          </table:table-cell>
          <table:table-cell office:value-type="float" office:value="-1.91382" calcext:value-type="float">
            <text:p>-1.91382</text:p>
          </table:table-cell>
          <table:table-cell office:value-type="float" office:value="-1.80059" calcext:value-type="float">
            <text:p>-1.80059</text:p>
          </table:table-cell>
          <table:table-cell office:value-type="float" office:value="-1.69805" calcext:value-type="float">
            <text:p>-1.69805</text:p>
          </table:table-cell>
          <table:table-cell office:value-type="float" office:value="-1.60497" calcext:value-type="float">
            <text:p>-1.60497</text:p>
          </table:table-cell>
          <table:table-cell office:value-type="float" office:value="-1.50243" calcext:value-type="float">
            <text:p>-1.50243</text:p>
          </table:table-cell>
          <table:table-cell office:value-type="float" office:value="-1.41362" calcext:value-type="float">
            <text:p>-1.41362</text:p>
          </table:table-cell>
          <table:table-cell office:value-type="float" office:value="-1.31443" calcext:value-type="float">
            <text:p>-1.31443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57301" calcext:value-type="float">
            <text:p>-2.0557301</text:p>
          </table:table-cell>
          <table:table-cell office:value-type="float" office:value="-1.91321" calcext:value-type="float">
            <text:p>-1.91321</text:p>
          </table:table-cell>
          <table:table-cell office:value-type="float" office:value="-1.79998" calcext:value-type="float">
            <text:p>-1.79998</text:p>
          </table:table-cell>
          <table:table-cell office:value-type="float" office:value="-1.69744" calcext:value-type="float">
            <text:p>-1.69744</text:p>
          </table:table-cell>
          <table:table-cell office:value-type="float" office:value="-1.60436" calcext:value-type="float">
            <text:p>-1.60436</text:p>
          </table:table-cell>
          <table:table-cell office:value-type="float" office:value="-1.50182" calcext:value-type="float">
            <text:p>-1.50182</text:p>
          </table:table-cell>
          <table:table-cell office:value-type="float" office:value="-1.41301" calcext:value-type="float">
            <text:p>-1.41301</text:p>
          </table:table-cell>
          <table:table-cell office:value-type="float" office:value="-1.31352" calcext:value-type="float">
            <text:p>-1.31352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512" calcext:value-type="float">
            <text:p>-2.05512</text:p>
          </table:table-cell>
          <table:table-cell office:value-type="float" office:value="-1.91259" calcext:value-type="float">
            <text:p>-1.91259</text:p>
          </table:table-cell>
          <table:table-cell office:value-type="float" office:value="-1.7993701" calcext:value-type="float">
            <text:p>-1.7993701</text:p>
          </table:table-cell>
          <table:table-cell office:value-type="float" office:value="-1.69683" calcext:value-type="float">
            <text:p>-1.69683</text:p>
          </table:table-cell>
          <table:table-cell office:value-type="float" office:value="-1.60375" calcext:value-type="float">
            <text:p>-1.60375</text:p>
          </table:table-cell>
          <table:table-cell office:value-type="float" office:value="-1.50121" calcext:value-type="float">
            <text:p>-1.50121</text:p>
          </table:table-cell>
          <table:table-cell office:value-type="float" office:value="-1.4124" calcext:value-type="float">
            <text:p>-1.4124</text:p>
          </table:table-cell>
          <table:table-cell office:value-type="float" office:value="-1.3126" calcext:value-type="float">
            <text:p>-1.3126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45101" calcext:value-type="float">
            <text:p>-2.0545101</text:p>
          </table:table-cell>
          <table:table-cell office:value-type="float" office:value="-1.91198" calcext:value-type="float">
            <text:p>-1.91198</text:p>
          </table:table-cell>
          <table:table-cell office:value-type="float" office:value="-1.7987601" calcext:value-type="float">
            <text:p>-1.7987601</text:p>
          </table:table-cell>
          <table:table-cell office:value-type="float" office:value="-1.69622" calcext:value-type="float">
            <text:p>-1.69622</text:p>
          </table:table-cell>
          <table:table-cell office:value-type="float" office:value="-1.60314" calcext:value-type="float">
            <text:p>-1.60314</text:p>
          </table:table-cell>
          <table:table-cell office:value-type="float" office:value="-1.5006" calcext:value-type="float">
            <text:p>-1.5006</text:p>
          </table:table-cell>
          <table:table-cell office:value-type="float" office:value="-1.41179" calcext:value-type="float">
            <text:p>-1.41179</text:p>
          </table:table-cell>
          <table:table-cell office:value-type="float" office:value="-1.31199" calcext:value-type="float">
            <text:p>-1.31199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39" calcext:value-type="float">
            <text:p>-2.0539</text:p>
          </table:table-cell>
          <table:table-cell office:value-type="float" office:value="-1.91137" calcext:value-type="float">
            <text:p>-1.91137</text:p>
          </table:table-cell>
          <table:table-cell office:value-type="float" office:value="-1.79785" calcext:value-type="float">
            <text:p>-1.79785</text:p>
          </table:table-cell>
          <table:table-cell office:value-type="float" office:value="-1.69561" calcext:value-type="float">
            <text:p>-1.69561</text:p>
          </table:table-cell>
          <table:table-cell office:value-type="float" office:value="-1.60253" calcext:value-type="float">
            <text:p>-1.60253</text:p>
          </table:table-cell>
          <table:table-cell office:value-type="float" office:value="-1.49998" calcext:value-type="float">
            <text:p>-1.49998</text:p>
          </table:table-cell>
          <table:table-cell office:value-type="float" office:value="-1.41118" calcext:value-type="float">
            <text:p>-1.41118</text:p>
          </table:table-cell>
          <table:table-cell office:value-type="float" office:value="-1.31138" calcext:value-type="float">
            <text:p>-1.31138</text:p>
          </table:table-cell>
          <table:table-cell table:number-columns-repeated="7" office:value-type="string" calcext:value-type="string">
            <text:p>NaN</text:p>
          </table:table-cell>
        </table:table-row>
        <table:table-row table:style-name="ro1">
          <table:table-cell office:value-type="float" office:value="-2.0532899" calcext:value-type="float">
            <text:p>-2.0532899</text:p>
          </table:table-cell>
          <table:table-cell office:value-type="float" office:value="-1.91076" calcext:value-type="float">
            <text:p>-1.91076</text:p>
          </table:table-cell>
          <table:table-cell office:value-type="float" office:value="-1.79724" calcext:value-type="float">
            <text:p>-1.79724</text:p>
          </table:table-cell>
          <table:table-cell office:value-type="float" office:value="-1.6950001" calcext:value-type="float">
            <text:p>-1.6950001</text:p>
          </table:table-cell>
          <table:table-cell office:value-type="float" office:value="-1.60192" calcext:value-type="float">
            <text:p>-1.60192</text:p>
          </table:table-cell>
          <table:table-cell office:value-type="float" office:value="-1.49937" calcext:value-type="float">
            <text:p>-1.49937</text:p>
          </table:table-cell>
          <table:table-cell office:value-type="float" office:value="-1.41057" calcext:value-type="float">
            <text:p>-1.41057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5268" calcext:value-type="float">
            <text:p>-2.05268</text:p>
          </table:table-cell>
          <table:table-cell office:value-type="float" office:value="-1.9101501" calcext:value-type="float">
            <text:p>-1.9101501</text:p>
          </table:table-cell>
          <table:table-cell office:value-type="float" office:value="-1.79662" calcext:value-type="float">
            <text:p>-1.79662</text:p>
          </table:table-cell>
          <table:table-cell office:value-type="float" office:value="-1.6943901" calcext:value-type="float">
            <text:p>-1.6943901</text:p>
          </table:table-cell>
          <table:table-cell office:value-type="float" office:value="-1.601" calcext:value-type="float">
            <text:p>-1.601</text:p>
          </table:table-cell>
          <table:table-cell office:value-type="float" office:value="-1.49876" calcext:value-type="float">
            <text:p>-1.49876</text:p>
          </table:table-cell>
          <table:table-cell office:value-type="float" office:value="-1.40996" calcext:value-type="float">
            <text:p>-1.40996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520599" calcext:value-type="float">
            <text:p>-2.0520599</text:p>
          </table:table-cell>
          <table:table-cell office:value-type="float" office:value="-1.90985" calcext:value-type="float">
            <text:p>-1.90985</text:p>
          </table:table-cell>
          <table:table-cell office:value-type="float" office:value="-1.79601" calcext:value-type="float">
            <text:p>-1.79601</text:p>
          </table:table-cell>
          <table:table-cell office:value-type="float" office:value="-1.6937799" calcext:value-type="float">
            <text:p>-1.6937799</text:p>
          </table:table-cell>
          <table:table-cell office:value-type="float" office:value="-1.60039" calcext:value-type="float">
            <text:p>-1.60039</text:p>
          </table:table-cell>
          <table:table-cell office:value-type="float" office:value="-1.49815" calcext:value-type="float">
            <text:p>-1.49815</text:p>
          </table:table-cell>
          <table:table-cell office:value-type="float" office:value="-1.40934" calcext:value-type="float">
            <text:p>-1.40934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5145" calcext:value-type="float">
            <text:p>-2.05145</text:p>
          </table:table-cell>
          <table:table-cell office:value-type="float" office:value="-1.9089299" calcext:value-type="float">
            <text:p>-1.9089299</text:p>
          </table:table-cell>
          <table:table-cell office:value-type="float" office:value="-1.7954" calcext:value-type="float">
            <text:p>-1.7954</text:p>
          </table:table-cell>
          <table:table-cell office:value-type="float" office:value="-1.69317" calcext:value-type="float">
            <text:p>-1.69317</text:p>
          </table:table-cell>
          <table:table-cell office:value-type="float" office:value="-1.59978" calcext:value-type="float">
            <text:p>-1.59978</text:p>
          </table:table-cell>
          <table:table-cell office:value-type="float" office:value="-1.49754" calcext:value-type="float">
            <text:p>-1.49754</text:p>
          </table:table-cell>
          <table:table-cell office:value-type="float" office:value="-1.40873" calcext:value-type="float">
            <text:p>-1.40873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5054" calcext:value-type="float">
            <text:p>-2.05054</text:p>
          </table:table-cell>
          <table:table-cell office:value-type="float" office:value="-1.90832" calcext:value-type="float">
            <text:p>-1.90832</text:p>
          </table:table-cell>
          <table:table-cell office:value-type="float" office:value="-1.79479" calcext:value-type="float">
            <text:p>-1.79479</text:p>
          </table:table-cell>
          <table:table-cell office:value-type="float" office:value="-1.69256" calcext:value-type="float">
            <text:p>-1.69256</text:p>
          </table:table-cell>
          <table:table-cell office:value-type="float" office:value="-1.59917" calcext:value-type="float">
            <text:p>-1.59917</text:p>
          </table:table-cell>
          <table:table-cell office:value-type="float" office:value="-1.49693" calcext:value-type="float">
            <text:p>-1.49693</text:p>
          </table:table-cell>
          <table:table-cell office:value-type="float" office:value="-1.40812" calcext:value-type="float">
            <text:p>-1.40812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499301" calcext:value-type="float">
            <text:p>-2.0499301</text:p>
          </table:table-cell>
          <table:table-cell office:value-type="float" office:value="-1.90771" calcext:value-type="float">
            <text:p>-1.90771</text:p>
          </table:table-cell>
          <table:table-cell office:value-type="float" office:value="-1.79418" calcext:value-type="float">
            <text:p>-1.79418</text:p>
          </table:table-cell>
          <table:table-cell office:value-type="float" office:value="-1.69195" calcext:value-type="float">
            <text:p>-1.69195</text:p>
          </table:table-cell>
          <table:table-cell office:value-type="float" office:value="-1.59856" calcext:value-type="float">
            <text:p>-1.59856</text:p>
          </table:table-cell>
          <table:table-cell office:value-type="float" office:value="-1.49632" calcext:value-type="float">
            <text:p>-1.49632</text:p>
          </table:table-cell>
          <table:table-cell office:value-type="float" office:value="-1.40751" calcext:value-type="float">
            <text:p>-1.40751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4932" calcext:value-type="float">
            <text:p>-2.04932</text:p>
          </table:table-cell>
          <table:table-cell office:value-type="float" office:value="-1.9071" calcext:value-type="float">
            <text:p>-1.9071</text:p>
          </table:table-cell>
          <table:table-cell office:value-type="float" office:value="-1.79357" calcext:value-type="float">
            <text:p>-1.79357</text:p>
          </table:table-cell>
          <table:table-cell office:value-type="float" office:value="-1.69134" calcext:value-type="float">
            <text:p>-1.69134</text:p>
          </table:table-cell>
          <table:table-cell office:value-type="float" office:value="-1.59795" calcext:value-type="float">
            <text:p>-1.59795</text:p>
          </table:table-cell>
          <table:table-cell office:value-type="float" office:value="-1.49571" calcext:value-type="float">
            <text:p>-1.49571</text:p>
          </table:table-cell>
          <table:table-cell office:value-type="float" office:value="-1.4069" calcext:value-type="float">
            <text:p>-1.4069</text:p>
          </table:table-cell>
          <table:table-cell table:number-columns-repeated="8" office:value-type="string" calcext:value-type="string">
            <text:p>NaN</text:p>
          </table:table-cell>
        </table:table-row>
        <table:table-row table:style-name="ro1">
          <table:table-cell office:value-type="float" office:value="-2.0483999" calcext:value-type="float">
            <text:p>-2.0483999</text:p>
          </table:table-cell>
          <table:table-cell office:value-type="float" office:value="-1.90619" calcext:value-type="float">
            <text:p>-1.90619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-1.69073" calcext:value-type="float">
            <text:p>-1.69073</text:p>
          </table:table-cell>
          <table:table-cell office:value-type="float" office:value="-1.59734" calcext:value-type="float">
            <text:p>-1.59734</text:p>
          </table:table-cell>
          <table:table-cell office:value-type="float" office:value="-1.4951" calcext:value-type="float">
            <text:p>-1.4951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-2.0474899" calcext:value-type="float">
            <text:p>-2.0474899</text:p>
          </table:table-cell>
          <table:table-cell office:value-type="float" office:value="-1.90558" calcext:value-type="float">
            <text:p>-1.90558</text:p>
          </table:table-cell>
          <table:table-cell office:value-type="float" office:value="-1.7923501" calcext:value-type="float">
            <text:p>-1.7923501</text:p>
          </table:table-cell>
          <table:table-cell office:value-type="float" office:value="-1.69012" calcext:value-type="float">
            <text:p>-1.69012</text:p>
          </table:table-cell>
          <table:table-cell office:value-type="float" office:value="-1.59673" calcext:value-type="float">
            <text:p>-1.59673</text:p>
          </table:table-cell>
          <table:table-cell office:value-type="float" office:value="-1.49449" calcext:value-type="float">
            <text:p>-1.49449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-2.04688" calcext:value-type="float">
            <text:p>-2.04688</text:p>
          </table:table-cell>
          <table:table-cell office:value-type="float" office:value="-1.90466" calcext:value-type="float">
            <text:p>-1.90466</text:p>
          </table:table-cell>
          <table:table-cell office:value-type="float" office:value="-1.7917399" calcext:value-type="float">
            <text:p>-1.7917399</text:p>
          </table:table-cell>
          <table:table-cell office:value-type="float" office:value="-1.6895" calcext:value-type="float">
            <text:p>-1.6895</text:p>
          </table:table-cell>
          <table:table-cell office:value-type="float" office:value="-1.59612" calcext:value-type="float">
            <text:p>-1.59612</text:p>
          </table:table-cell>
          <table:table-cell office:value-type="float" office:value="-1.49388" calcext:value-type="float">
            <text:p>-1.49388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-2.0462699" calcext:value-type="float">
            <text:p>-2.0462699</text:p>
          </table:table-cell>
          <table:table-cell office:value-type="float" office:value="-1.90405" calcext:value-type="float">
            <text:p>-1.90405</text:p>
          </table:table-cell>
          <table:table-cell office:value-type="float" office:value="-1.7911299" calcext:value-type="float">
            <text:p>-1.7911299</text:p>
          </table:table-cell>
          <table:table-cell office:value-type="float" office:value="-1.68889" calcext:value-type="float">
            <text:p>-1.68889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-1.49327" calcext:value-type="float">
            <text:p>-1.49327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-2.04566" calcext:value-type="float">
            <text:p>-2.04566</text:p>
          </table:table-cell>
          <table:table-cell office:value-type="float" office:value="-1.90344" calcext:value-type="float">
            <text:p>-1.90344</text:p>
          </table:table-cell>
          <table:table-cell office:value-type="float" office:value="-1.79052" calcext:value-type="float">
            <text:p>-1.79052</text:p>
          </table:table-cell>
          <table:table-cell office:value-type="float" office:value="-1.68828" calcext:value-type="float">
            <text:p>-1.68828</text:p>
          </table:table-cell>
          <table:table-cell office:value-type="float" office:value="-1.5949" calcext:value-type="float">
            <text:p>-1.5949</text:p>
          </table:table-cell>
          <table:table-cell office:value-type="float" office:value="-1.49266" calcext:value-type="float">
            <text:p>-1.49266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-2.0450499" calcext:value-type="float">
            <text:p>-2.0450499</text:p>
          </table:table-cell>
          <table:table-cell office:value-type="float" office:value="-1.9031301" calcext:value-type="float">
            <text:p>-1.9031301</text:p>
          </table:table-cell>
          <table:table-cell office:value-type="float" office:value="-1.78991" calcext:value-type="float">
            <text:p>-1.78991</text:p>
          </table:table-cell>
          <table:table-cell office:value-type="float" office:value="-1.68767" calcext:value-type="float">
            <text:p>-1.68767</text:p>
          </table:table-cell>
          <table:table-cell office:value-type="float" office:value="-1.59429" calcext:value-type="float">
            <text:p>-1.59429</text:p>
          </table:table-cell>
          <table:table-cell office:value-type="float" office:value="-1.4920501" calcext:value-type="float">
            <text:p>-1.4920501</text:p>
          </table:table-cell>
          <table:table-cell table:number-columns-repeated="9" office:value-type="string" calcext:value-type="string">
            <text:p>NaN</text:p>
          </table:table-cell>
        </table:table-row>
        <table:table-row table:style-name="ro1">
          <table:table-cell office:value-type="float" office:value="-2.04444" calcext:value-type="float">
            <text:p>-2.04444</text:p>
          </table:table-cell>
          <table:table-cell office:value-type="float" office:value="-1.9025199" calcext:value-type="float">
            <text:p>-1.9025199</text:p>
          </table:table-cell>
          <table:table-cell office:value-type="float" office:value="-1.7893" calcext:value-type="float">
            <text:p>-1.7893</text:p>
          </table:table-cell>
          <table:table-cell office:value-type="float" office:value="-1.68706" calcext:value-type="float">
            <text:p>-1.68706</text:p>
          </table:table-cell>
          <table:table-cell office:value-type="float" office:value="-1.59337" calcext:value-type="float">
            <text:p>-1.59337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38199" calcext:value-type="float">
            <text:p>-2.0438199</text:p>
          </table:table-cell>
          <table:table-cell office:value-type="float" office:value="-1.9019099" calcext:value-type="float">
            <text:p>-1.9019099</text:p>
          </table:table-cell>
          <table:table-cell office:value-type="float" office:value="-1.78869" calcext:value-type="float">
            <text:p>-1.78869</text:p>
          </table:table-cell>
          <table:table-cell office:value-type="float" office:value="-1.68645" calcext:value-type="float">
            <text:p>-1.68645</text:p>
          </table:table-cell>
          <table:table-cell office:value-type="float" office:value="-1.59276" calcext:value-type="float">
            <text:p>-1.59276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321" calcext:value-type="float">
            <text:p>-2.04321</text:p>
          </table:table-cell>
          <table:table-cell office:value-type="float" office:value="-1.9013" calcext:value-type="float">
            <text:p>-1.9013</text:p>
          </table:table-cell>
          <table:table-cell office:value-type="float" office:value="-1.78808" calcext:value-type="float">
            <text:p>-1.78808</text:p>
          </table:table-cell>
          <table:table-cell office:value-type="float" office:value="-1.68584" calcext:value-type="float">
            <text:p>-1.68584</text:p>
          </table:table-cell>
          <table:table-cell office:value-type="float" office:value="-1.59215" calcext:value-type="float">
            <text:p>-1.59215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25999" calcext:value-type="float">
            <text:p>-2.0425999</text:p>
          </table:table-cell>
          <table:table-cell office:value-type="float" office:value="-1.90069" calcext:value-type="float">
            <text:p>-1.90069</text:p>
          </table:table-cell>
          <table:table-cell office:value-type="float" office:value="-1.78747" calcext:value-type="float">
            <text:p>-1.78747</text:p>
          </table:table-cell>
          <table:table-cell office:value-type="float" office:value="-1.68523" calcext:value-type="float">
            <text:p>-1.68523</text:p>
          </table:table-cell>
          <table:table-cell office:value-type="float" office:value="-1.59154" calcext:value-type="float">
            <text:p>-1.59154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199" calcext:value-type="float">
            <text:p>-2.04199</text:p>
          </table:table-cell>
          <table:table-cell office:value-type="float" office:value="-1.90008" calcext:value-type="float">
            <text:p>-1.90008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1.68462" calcext:value-type="float">
            <text:p>-1.68462</text:p>
          </table:table-cell>
          <table:table-cell office:value-type="float" office:value="-1.59093" calcext:value-type="float">
            <text:p>-1.59093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13799" calcext:value-type="float">
            <text:p>-2.0413799</text:p>
          </table:table-cell>
          <table:table-cell office:value-type="float" office:value="-1.89947" calcext:value-type="float">
            <text:p>-1.89947</text:p>
          </table:table-cell>
          <table:table-cell office:value-type="float" office:value="-1.78625" calcext:value-type="float">
            <text:p>-1.78625</text:p>
          </table:table-cell>
          <table:table-cell office:value-type="float" office:value="-1.68401" calcext:value-type="float">
            <text:p>-1.68401</text:p>
          </table:table-cell>
          <table:table-cell office:value-type="float" office:value="-1.59032" calcext:value-type="float">
            <text:p>-1.59032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07701" calcext:value-type="float">
            <text:p>-2.0407701</text:p>
          </table:table-cell>
          <table:table-cell office:value-type="float" office:value="-1.89886" calcext:value-type="float">
            <text:p>-1.89886</text:p>
          </table:table-cell>
          <table:table-cell office:value-type="float" office:value="-1.78564" calcext:value-type="float">
            <text:p>-1.78564</text:p>
          </table:table-cell>
          <table:table-cell office:value-type="float" office:value="-1.6834" calcext:value-type="float">
            <text:p>-1.6834</text:p>
          </table:table-cell>
          <table:table-cell office:value-type="float" office:value="-1.58971" calcext:value-type="float">
            <text:p>-1.5897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401599" calcext:value-type="float">
            <text:p>-2.0401599</text:p>
          </table:table-cell>
          <table:table-cell office:value-type="float" office:value="-1.8979501" calcext:value-type="float">
            <text:p>-1.8979501</text:p>
          </table:table-cell>
          <table:table-cell office:value-type="float" office:value="-1.78503" calcext:value-type="float">
            <text:p>-1.78503</text:p>
          </table:table-cell>
          <table:table-cell office:value-type="float" office:value="-1.68279" calcext:value-type="float">
            <text:p>-1.68279</text:p>
          </table:table-cell>
          <table:table-cell office:value-type="float" office:value="-1.5891" calcext:value-type="float">
            <text:p>-1.5891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92499" calcext:value-type="float">
            <text:p>-2.0392499</text:p>
          </table:table-cell>
          <table:table-cell office:value-type="float" office:value="-1.89764" calcext:value-type="float">
            <text:p>-1.89764</text:p>
          </table:table-cell>
          <table:table-cell office:value-type="float" office:value="-1.78442" calcext:value-type="float">
            <text:p>-1.78442</text:p>
          </table:table-cell>
          <table:table-cell office:value-type="float" office:value="-1.68218" calcext:value-type="float">
            <text:p>-1.68218</text:p>
          </table:table-cell>
          <table:table-cell office:value-type="float" office:value="-1.58849" calcext:value-type="float">
            <text:p>-1.58849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864" calcext:value-type="float">
            <text:p>-2.03864</text:p>
          </table:table-cell>
          <table:table-cell office:value-type="float" office:value="-1.89703" calcext:value-type="float">
            <text:p>-1.89703</text:p>
          </table:table-cell>
          <table:table-cell office:value-type="float" office:value="-1.78381" calcext:value-type="float">
            <text:p>-1.78381</text:p>
          </table:table-cell>
          <table:table-cell office:value-type="float" office:value="-1.6815701" calcext:value-type="float">
            <text:p>-1.6815701</text:p>
          </table:table-cell>
          <table:table-cell office:value-type="float" office:value="-1.58757" calcext:value-type="float">
            <text:p>-1.58757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80299" calcext:value-type="float">
            <text:p>-2.0380299</text:p>
          </table:table-cell>
          <table:table-cell office:value-type="float" office:value="-1.89642" calcext:value-type="float">
            <text:p>-1.89642</text:p>
          </table:table-cell>
          <table:table-cell office:value-type="float" office:value="-1.7832" calcext:value-type="float">
            <text:p>-1.7832</text:p>
          </table:table-cell>
          <table:table-cell office:value-type="float" office:value="-1.6809601" calcext:value-type="float">
            <text:p>-1.6809601</text:p>
          </table:table-cell>
          <table:table-cell office:value-type="float" office:value="-1.58666" calcext:value-type="float">
            <text:p>-1.58666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742" calcext:value-type="float">
            <text:p>-2.03742</text:p>
          </table:table-cell>
          <table:table-cell office:value-type="float" office:value="-1.89581" calcext:value-type="float">
            <text:p>-1.89581</text:p>
          </table:table-cell>
          <table:table-cell office:value-type="float" office:value="-1.78259" calcext:value-type="float">
            <text:p>-1.78259</text:p>
          </table:table-cell>
          <table:table-cell office:value-type="float" office:value="-1.6803499" calcext:value-type="float">
            <text:p>-1.6803499</text:p>
          </table:table-cell>
          <table:table-cell office:value-type="float" office:value="-1.58605" calcext:value-type="float">
            <text:p>-1.58605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68099" calcext:value-type="float">
            <text:p>-2.0368099</text:p>
          </table:table-cell>
          <table:table-cell office:value-type="float" office:value="-1.8952" calcext:value-type="float">
            <text:p>-1.8952</text:p>
          </table:table-cell>
          <table:table-cell office:value-type="float" office:value="-1.78198" calcext:value-type="float">
            <text:p>-1.78198</text:p>
          </table:table-cell>
          <table:table-cell office:value-type="float" office:value="-1.67974" calcext:value-type="float">
            <text:p>-1.67974</text:p>
          </table:table-cell>
          <table:table-cell office:value-type="float" office:value="-1.58513" calcext:value-type="float">
            <text:p>-1.58513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62" calcext:value-type="float">
            <text:p>-2.0362</text:p>
          </table:table-cell>
          <table:table-cell office:value-type="float" office:value="-1.89459" calcext:value-type="float">
            <text:p>-1.89459</text:p>
          </table:table-cell>
          <table:table-cell office:value-type="float" office:value="-1.78137" calcext:value-type="float">
            <text:p>-1.78137</text:p>
          </table:table-cell>
          <table:table-cell office:value-type="string" calcext:value-type="string">
            <text:p>NaN</text:p>
          </table:table-cell>
          <table:table-cell office:value-type="float" office:value="-1.58452" calcext:value-type="float">
            <text:p>-1.58452</text:p>
          </table:table-cell>
          <table:table-cell table:number-columns-repeated="10" office:value-type="string" calcext:value-type="string">
            <text:p>NaN</text:p>
          </table:table-cell>
        </table:table-row>
        <table:table-row table:style-name="ro1">
          <table:table-cell office:value-type="float" office:value="-2.03528" calcext:value-type="float">
            <text:p>-2.03528</text:p>
          </table:table-cell>
          <table:table-cell office:value-type="float" office:value="-1.89398" calcext:value-type="float">
            <text:p>-1.89398</text:p>
          </table:table-cell>
          <table:table-cell office:value-type="float" office:value="-1.78045" calcext:value-type="float">
            <text:p>-1.78045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46701" calcext:value-type="float">
            <text:p>-2.0346701</text:p>
          </table:table-cell>
          <table:table-cell office:value-type="float" office:value="-1.89337" calcext:value-type="float">
            <text:p>-1.89337</text:p>
          </table:table-cell>
          <table:table-cell office:value-type="float" office:value="-1.77984" calcext:value-type="float">
            <text:p>-1.77984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406" calcext:value-type="float">
            <text:p>-2.03406</text:p>
          </table:table-cell>
          <table:table-cell office:value-type="float" office:value="-1.89276" calcext:value-type="float">
            <text:p>-1.89276</text:p>
          </table:table-cell>
          <table:table-cell office:value-type="float" office:value="-1.77923" calcext:value-type="float">
            <text:p>-1.77923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34499" calcext:value-type="float">
            <text:p>-2.0334499</text:p>
          </table:table-cell>
          <table:table-cell office:value-type="float" office:value="-1.89215" calcext:value-type="float">
            <text:p>-1.89215</text:p>
          </table:table-cell>
          <table:table-cell office:value-type="float" office:value="-1.77862" calcext:value-type="float">
            <text:p>-1.77862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284" calcext:value-type="float">
            <text:p>-2.03284</text:p>
          </table:table-cell>
          <table:table-cell office:value-type="float" office:value="-1.8915401" calcext:value-type="float">
            <text:p>-1.8915401</text:p>
          </table:table-cell>
          <table:table-cell office:value-type="float" office:value="-1.77801" calcext:value-type="float">
            <text:p>-1.778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22299" calcext:value-type="float">
            <text:p>-2.0322299</text:p>
          </table:table-cell>
          <table:table-cell office:value-type="float" office:value="-1.8909301" calcext:value-type="float">
            <text:p>-1.8909301</text:p>
          </table:table-cell>
          <table:table-cell office:value-type="float" office:value="-1.7774" calcext:value-type="float">
            <text:p>-1.7774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162" calcext:value-type="float">
            <text:p>-2.03162</text:p>
          </table:table-cell>
          <table:table-cell office:value-type="float" office:value="-1.8903199" calcext:value-type="float">
            <text:p>-1.8903199</text:p>
          </table:table-cell>
          <table:table-cell office:value-type="float" office:value="-1.77679" calcext:value-type="float">
            <text:p>-1.7767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10099" calcext:value-type="float">
            <text:p>-2.0310099</text:p>
          </table:table-cell>
          <table:table-cell office:value-type="float" office:value="-1.8897099" calcext:value-type="float">
            <text:p>-1.8897099</text:p>
          </table:table-cell>
          <table:table-cell office:value-type="float" office:value="-1.77618" calcext:value-type="float">
            <text:p>-1.77618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304" calcext:value-type="float">
            <text:p>-2.0304</text:p>
          </table:table-cell>
          <table:table-cell office:value-type="float" office:value="-1.8891" calcext:value-type="float">
            <text:p>-1.8891</text:p>
          </table:table-cell>
          <table:table-cell office:value-type="float" office:value="-1.77557" calcext:value-type="float">
            <text:p>-1.77557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297899" calcext:value-type="float">
            <text:p>-2.0297899</text:p>
          </table:table-cell>
          <table:table-cell office:value-type="float" office:value="-1.88849" calcext:value-type="float">
            <text:p>-1.88849</text:p>
          </table:table-cell>
          <table:table-cell office:value-type="float" office:value="-1.77496" calcext:value-type="float">
            <text:p>-1.77496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2918" calcext:value-type="float">
            <text:p>-2.02918</text:p>
          </table:table-cell>
          <table:table-cell office:value-type="float" office:value="-1.88787" calcext:value-type="float">
            <text:p>-1.88787</text:p>
          </table:table-cell>
          <table:table-cell office:value-type="float" office:value="-1.77435" calcext:value-type="float">
            <text:p>-1.77435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285699" calcext:value-type="float">
            <text:p>-2.0285699</text:p>
          </table:table-cell>
          <table:table-cell office:value-type="float" office:value="-1.88726" calcext:value-type="float">
            <text:p>-1.88726</text:p>
          </table:table-cell>
          <table:table-cell office:value-type="float" office:value="-1.7737401" calcext:value-type="float">
            <text:p>-1.77374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279601" calcext:value-type="float">
            <text:p>-2.0279601</text:p>
          </table:table-cell>
          <table:table-cell office:value-type="float" office:value="-1.88665" calcext:value-type="float">
            <text:p>-1.88665</text:p>
          </table:table-cell>
          <table:table-cell office:value-type="float" office:value="-1.7731301" calcext:value-type="float">
            <text:p>-1.7731301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273399" calcext:value-type="float">
            <text:p>-2.0273399</text:p>
          </table:table-cell>
          <table:table-cell office:value-type="float" office:value="-1.88604" calcext:value-type="float">
            <text:p>-1.88604</text:p>
          </table:table-cell>
          <table:table-cell office:value-type="float" office:value="-1.7725199" calcext:value-type="float">
            <text:p>-1.7725199</text:p>
          </table:table-cell>
          <table:table-cell table:number-columns-repeated="12" office:value-type="string" calcext:value-type="string">
            <text:p>NaN</text:p>
          </table:table-cell>
        </table:table-row>
        <table:table-row table:style-name="ro1">
          <table:table-cell office:value-type="float" office:value="-2.0267301" calcext:value-type="float">
            <text:p>-2.0267301</text:p>
          </table:table-cell>
          <table:table-cell office:value-type="float" office:value="-1.88543" calcext:value-type="float">
            <text:p>-1.88543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-2.0261199" calcext:value-type="float">
            <text:p>-2.0261199</text:p>
          </table:table-cell>
          <table:table-cell office:value-type="float" office:value="-1.88482" calcext:value-type="float">
            <text:p>-1.88482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-2.0255101" calcext:value-type="float">
            <text:p>-2.0255101</text:p>
          </table:table-cell>
          <table:table-cell office:value-type="float" office:value="-1.88421" calcext:value-type="float">
            <text:p>-1.88421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-2.0249" calcext:value-type="float">
            <text:p>-2.0249</text:p>
          </table:table-cell>
          <table:table-cell office:value-type="float" office:value="-1.8836" calcext:value-type="float">
            <text:p>-1.8836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-2.0242901" calcext:value-type="float">
            <text:p>-2.0242901</text:p>
          </table:table-cell>
          <table:table-cell office:value-type="float" office:value="-1.88299" calcext:value-type="float">
            <text:p>-1.88299</text:p>
          </table:table-cell>
          <table:table-cell table:number-columns-repeated="13" office:value-type="string" calcext:value-type="string">
            <text:p>NaN</text:p>
          </table:table-cell>
        </table:table-row>
        <table:table-row table:style-name="ro1">
          <table:table-cell office:value-type="float" office:value="-2.02368" calcext:value-type="float">
            <text:p>-2.02368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230701" calcext:value-type="float">
            <text:p>-2.02307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2246" calcext:value-type="float">
            <text:p>-2.0224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218501" calcext:value-type="float">
            <text:p>-2.02185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2124" calcext:value-type="float">
            <text:p>-2.02124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206299" calcext:value-type="float">
            <text:p>-2.02062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2002" calcext:value-type="float">
            <text:p>-2.02002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94099" calcext:value-type="float">
            <text:p>-2.01940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88" calcext:value-type="float">
            <text:p>-2.0188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81899" calcext:value-type="float">
            <text:p>-2.01818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758" calcext:value-type="float">
            <text:p>-2.01758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69699" calcext:value-type="float">
            <text:p>-2.01696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636" calcext:value-type="float">
            <text:p>-2.0163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57499" calcext:value-type="float">
            <text:p>-2.01574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51401" calcext:value-type="float">
            <text:p>-2.01514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45299" calcext:value-type="float">
            <text:p>-2.01452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39201" calcext:value-type="float">
            <text:p>-2.01392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331" calcext:value-type="float">
            <text:p>-2.0133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27001" calcext:value-type="float">
            <text:p>-2.0127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209" calcext:value-type="float">
            <text:p>-2.0120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14701" calcext:value-type="float">
            <text:p>-2.01147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086" calcext:value-type="float">
            <text:p>-2.0108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102501" calcext:value-type="float">
            <text:p>-2.01025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964" calcext:value-type="float">
            <text:p>-2.00964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90301" calcext:value-type="float">
            <text:p>-2.00903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842" calcext:value-type="float">
            <text:p>-2.00842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78101" calcext:value-type="float">
            <text:p>-2.00781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72" calcext:value-type="float">
            <text:p>-2.0072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65899" calcext:value-type="float">
            <text:p>-2.00658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598" calcext:value-type="float">
            <text:p>-2.00598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53699" calcext:value-type="float">
            <text:p>-2.00536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476" calcext:value-type="float">
            <text:p>-2.0047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41499" calcext:value-type="float">
            <text:p>-2.00414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354" calcext:value-type="float">
            <text:p>-2.00354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29299" calcext:value-type="float">
            <text:p>-2.00292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23201" calcext:value-type="float">
            <text:p>-2.00232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17099" calcext:value-type="float">
            <text:p>-2.00170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11001" calcext:value-type="float">
            <text:p>-2.0011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2.00049" calcext:value-type="float">
            <text:p>-2.0004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988" calcext:value-type="float">
            <text:p>-1.99988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927" calcext:value-type="float">
            <text:p>-1.99927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866" calcext:value-type="float">
            <text:p>-1.9986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774" calcext:value-type="float">
            <text:p>-1.99774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713" calcext:value-type="float">
            <text:p>-1.99713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652" calcext:value-type="float">
            <text:p>-1.99652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591" calcext:value-type="float">
            <text:p>-1.9959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53001" calcext:value-type="float">
            <text:p>-1.9953001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46899" calcext:value-type="float">
            <text:p>-1.99468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40799" calcext:value-type="float">
            <text:p>-1.9940799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347" calcext:value-type="float">
            <text:p>-1.99347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286" calcext:value-type="float">
            <text:p>-1.99286</text:p>
          </table:table-cell>
          <table:table-cell table:number-columns-repeated="14" office:value-type="string" calcext:value-type="string">
            <text:p>NaN</text:p>
          </table:table-cell>
        </table:table-row>
        <table:table-row table:style-name="ro1">
          <table:table-cell office:value-type="float" office:value="-1.99225" calcext:value-type="float">
            <text:p>-1.99225</text:p>
          </table:table-cell>
          <table:table-cell table:number-columns-repeated="14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6:36:20.493295392</meta:creation-date>
    <dc:date>2021-03-05T16:37:25.429690852</dc:date>
    <meta:editing-duration>PT1M5S</meta:editing-duration>
    <meta:editing-cycles>1</meta:editing-cycles>
    <meta:document-statistic meta:table-count="1" meta:cell-count="16755" meta:object-count="0"/>
    <meta:generator>LibreOffice/7.1.0.3$Linux_X86_64 LibreOffice_project/10$Build-3</meta:generator>
  </office:meta>
</office:document-meta>
</file>